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 Black" svg:font-family="'Arial Black'" style:font-family-generic="swiss"/>
    <style:font-face style:name="SimSun" svg:font-family="SimSun" style:font-family-generic="swiss"/>
    <style:font-face style:name="Tahoma1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6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1.351cm"/>
    </style:style>
    <style:style style:name="co4" style:family="table-column">
      <style:table-column-properties fo:break-before="auto" style:column-width="0.54cm"/>
    </style:style>
    <style:style style:name="co5" style:family="table-column">
      <style:table-column-properties fo:break-before="auto" style:column-width="0.901cm"/>
    </style:style>
    <style:style style:name="co6" style:family="table-column">
      <style:table-column-properties fo:break-before="auto" style:column-width="0.928cm"/>
    </style:style>
    <style:style style:name="co7" style:family="table-column">
      <style:table-column-properties fo:break-before="auto" style:column-width="0.665cm"/>
    </style:style>
    <style:style style:name="co8" style:family="table-column">
      <style:table-column-properties fo:break-before="auto" style:column-width="0.582cm"/>
    </style:style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0.706cm"/>
    </style:style>
    <style:style style:name="co11" style:family="table-column">
      <style:table-column-properties fo:break-before="auto" style:column-width="0.727cm"/>
    </style:style>
    <style:style style:name="co12" style:family="table-column">
      <style:table-column-properties fo:break-before="auto" style:column-width="0.415cm"/>
    </style:style>
    <style:style style:name="co13" style:family="table-column">
      <style:table-column-properties fo:break-before="auto" style:column-width="0.52cm"/>
    </style:style>
    <style:style style:name="co14" style:family="table-column">
      <style:table-column-properties fo:break-before="auto" style:column-width="2.14cm"/>
    </style:style>
    <style:style style:name="co15" style:family="table-column">
      <style:table-column-properties fo:break-before="auto" style:column-width="0.935cm"/>
    </style:style>
    <style:style style:name="co16" style:family="table-column">
      <style:table-column-properties fo:break-before="auto" style:column-width="0.986cm"/>
    </style:style>
    <style:style style:name="co17" style:family="table-column">
      <style:table-column-properties fo:break-before="auto" style:column-width="0.656cm"/>
    </style:style>
    <style:style style:name="co18" style:family="table-column">
      <style:table-column-properties fo:break-before="auto" style:column-width="1.138cm"/>
    </style:style>
    <style:style style:name="co19" style:family="table-column">
      <style:table-column-properties fo:break-before="auto" style:column-width="0.683cm"/>
    </style:style>
    <style:style style:name="co20" style:family="table-column">
      <style:table-column-properties fo:break-before="auto" style:column-width="1.087cm"/>
    </style:style>
    <style:style style:name="co21" style:family="table-column">
      <style:table-column-properties fo:break-before="auto" style:column-width="1.39cm"/>
    </style:style>
    <style:style style:name="co22" style:family="table-column">
      <style:table-column-properties fo:break-before="auto" style:column-width="0.758cm"/>
    </style:style>
    <style:style style:name="co23" style:family="table-column">
      <style:table-column-properties fo:break-before="auto" style:column-width="1.011cm"/>
    </style:style>
    <style:style style:name="co24" style:family="table-column">
      <style:table-column-properties fo:break-before="auto" style:column-width="1.238cm"/>
    </style:style>
    <style:style style:name="co25" style:family="table-column">
      <style:table-column-properties fo:break-before="auto" style:column-width="0.707cm"/>
    </style:style>
    <style:style style:name="co26" style:family="table-column">
      <style:table-column-properties fo:break-before="auto" style:column-width="1.162cm"/>
    </style:style>
    <style:style style:name="co27" style:family="table-column">
      <style:table-column-properties fo:break-before="auto" style:column-width="1.24cm"/>
    </style:style>
    <style:style style:name="co28" style:family="table-column">
      <style:table-column-properties fo:break-before="auto" style:column-width="0.988cm"/>
    </style:style>
    <style:style style:name="co29" style:family="table-column">
      <style:table-column-properties fo:break-before="auto" style:column-width="1.057cm"/>
    </style:style>
    <style:style style:name="co30" style:family="table-column">
      <style:table-column-properties fo:break-before="auto" style:column-width="0.619cm"/>
    </style:style>
    <style:style style:name="co31" style:family="table-column">
      <style:table-column-properties fo:break-before="auto" style:column-width="1.125cm"/>
    </style:style>
    <style:style style:name="co32" style:family="table-column">
      <style:table-column-properties fo:break-before="auto" style:column-width="2.157cm"/>
    </style:style>
    <style:style style:name="co33" style:family="table-column">
      <style:table-column-properties fo:break-before="auto" style:column-width="1.434cm"/>
    </style:style>
    <style:style style:name="co34" style:family="table-column">
      <style:table-column-properties fo:break-before="auto" style:column-width="1.68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665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704cm" fo:break-before="auto" style:use-optimal-row-height="false"/>
    </style:style>
    <style:style style:name="ro9" style:family="table-row">
      <style:table-row-properties style:row-height="0.894cm" fo:break-before="auto" style:use-optimal-row-height="true"/>
    </style:style>
    <style:style style:name="ro10" style:family="table-row">
      <style:table-row-properties style:row-height="0.741cm" fo:break-before="auto" style:use-optimal-row-height="false"/>
    </style:style>
    <style:style style:name="ro11" style:family="table-row">
      <style:table-row-properties style:row-height="0.877cm" fo:break-before="auto" style:use-optimal-row-height="true"/>
    </style:style>
    <style:style style:name="ro12" style:family="table-row">
      <style:table-row-properties style:row-height="0.473cm" fo:break-before="auto" style:use-optimal-row-height="true"/>
    </style:style>
    <style:style style:name="ta1" style:family="table" style:master-page-name="PageStyle_5f_Vzorci_20_vnosov">
      <style:table-properties table:display="true" style:writing-mode="lr-tb"/>
    </style:style>
    <style:style style:name="ta2" style:family="table" style:master-page-name="PageStyle_5f_januar">
      <style:table-properties table:display="true" style:writing-mode="lr-tb"/>
    </style:style>
    <style:style style:name="ta3" style:family="table" style:master-page-name="PageStyle_5f_februar">
      <style:table-properties table:display="true" style:writing-mode="lr-tb"/>
    </style:style>
    <style:style style:name="ta4" style:family="table" style:master-page-name="PageStyle_5f_marec">
      <style:table-properties table:display="true" style:writing-mode="lr-tb"/>
    </style:style>
    <style:style style:name="ta5" style:family="table" style:master-page-name="PageStyle_5f_april">
      <style:table-properties table:display="true" style:writing-mode="lr-tb"/>
    </style:style>
    <style:style style:name="ta6" style:family="table" style:master-page-name="PageStyle_5f_maj">
      <style:table-properties table:display="true" style:writing-mode="lr-tb"/>
    </style:style>
    <style:style style:name="ta7" style:family="table" style:master-page-name="PageStyle_5f_junij">
      <style:table-properties table:display="true" style:writing-mode="lr-tb"/>
    </style:style>
    <style:style style:name="ta8" style:family="table" style:master-page-name="PageStyle_5f_julij">
      <style:table-properties table:display="true" style:writing-mode="lr-tb"/>
    </style:style>
    <style:style style:name="ta9" style:family="table" style:master-page-name="PageStyle_5f_avgust">
      <style:table-properties table:display="true" style:writing-mode="lr-tb"/>
    </style:style>
    <style:style style:name="ta10" style:family="table" style:master-page-name="PageStyle_5f_september">
      <style:table-properties table:display="true" style:writing-mode="lr-tb"/>
    </style:style>
    <style:style style:name="ta11" style:family="table" style:master-page-name="PageStyle_5f_oktober">
      <style:table-properties table:display="true" style:writing-mode="lr-tb"/>
    </style:style>
    <style:style style:name="ta12" style:family="table" style:master-page-name="PageStyle_5f_november">
      <style:table-properties table:display="true" style:writing-mode="lr-tb"/>
    </style:style>
    <style:style style:name="ta13" style:family="table" style:master-page-name="PageStyle_5f_december">
      <style:table-properties table:display="true" style:writing-mode="lr-tb"/>
    </style:style>
    <style:style style:name="ta14" style:family="table" style:master-page-name="PageStyle_5f_statistika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9" number:automatic-order="true">
      <number:day/>
      <number:text>. </number:text>
      <number:month number:textual="true"/>
      <number:text> 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e6e64c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ackground-color="#e6e64c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3366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3366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420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420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3366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9" style:family="table-cell" style:parent-style-name="Default" style:data-style-name="N39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0" style:family="table-cell" style:parent-style-name="Default" style:data-style-name="N3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1" style:family="table-cell" style:parent-style-name="Default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&quot;sob&quot;" style:apply-style-name="Excel_5f_CondFormat_5f_2_5f_1_5f_1" style:base-cell-address="januar.B2"/>
      <style:map style:condition="cell-content()=&quot;ned&quot;" style:apply-style-name="Excel_5f_CondFormat_5f_2_5f_1_5f_2" style:base-cell-address="januar.B2"/>
    </style:style>
    <style:style style:name="ce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&quot;sob&quot;" style:apply-style-name="Excel_5f_CondFormat_5f_2_5f_1_5f_1" style:base-cell-address="januar.B2"/>
      <style:map style:condition="cell-content()=&quot;ned&quot;" style:apply-style-name="Excel_5f_CondFormat_5f_2_5f_1_5f_2" style:base-cell-address="januar.B2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fo:background-color="#ffcc00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7pt" fo:font-style="normal" fo:text-shadow="none" style:text-underline-style="none" fo:font-weight="bold" style:font-size-asian="7pt" style:font-style-asian="normal" style:font-weight-asian="bold" style:font-name-complex="Arial1" style:font-size-complex="7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januar.$B$13]=&quot;sob&quot;)" style:apply-style-name="Excel_5f_CondFormat_5f_2_5f_9_5f_1" style:base-cell-address="januar.C2"/>
      <style:map style:condition="is-true-formula([$januar.$B$13]=&quot;ned&quot;)" style:apply-style-name="Excel_5f_CondFormat_5f_2_5f_9_5f_2" style:base-cell-address="januar.C2"/>
    </style:style>
    <style:style style:name="ce35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januar.$B$17]=&quot;sob&quot;)" style:apply-style-name="Excel_5f_CondFormat_5f_2_5f_11_5f_1" style:base-cell-address="januar.C20"/>
      <style:map style:condition="is-true-formula([$januar.$B$17]=&quot;ned&quot;)" style:apply-style-name="Excel_5f_CondFormat_5f_2_5f_11_5f_2" style:base-cell-address="januar.C20"/>
    </style:style>
    <style:style style:name="ce36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januar.$B$21]=&quot;sob&quot;)" style:apply-style-name="Excel_5f_CondFormat_5f_2_5f_13_5f_1" style:base-cell-address="januar.C21"/>
      <style:map style:condition="is-true-formula([$januar.$B$21]=&quot;ned&quot;)" style:apply-style-name="Excel_5f_CondFormat_5f_2_5f_13_5f_2" style:base-cell-address="januar.C21"/>
    </style:style>
    <style:style style:name="ce37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januar.$B$27]=&quot;sob&quot;)" style:apply-style-name="Excel_5f_CondFormat_5f_2_5f_14_5f_1" style:base-cell-address="januar.C27"/>
      <style:map style:condition="is-true-formula([$januar.$B$27]=&quot;ned&quot;)" style:apply-style-name="Excel_5f_CondFormat_5f_2_5f_14_5f_2" style:base-cell-address="januar.C27"/>
    </style:style>
    <style:style style:name="ce38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januar.$B$28]=&quot;sob&quot;)" style:apply-style-name="Excel_5f_CondFormat_5f_2_5f_15_5f_1" style:base-cell-address="januar.C28"/>
      <style:map style:condition="is-true-formula([$januar.$B$28]=&quot;ned&quot;)" style:apply-style-name="Excel_5f_CondFormat_5f_2_5f_15_5f_2" style:base-cell-address="januar.C28"/>
    </style:style>
    <style:style style:name="ce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1" style:family="table-cell" style:parent-style-name="Default" style:data-style-name="N0"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2" style:family="table-cell" style:parent-style-name="Default" style:data-style-name="N0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3" style:family="table-cell" style:parent-style-name="Default"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januar.$B$2]=&quot;sob&quot;)" style:apply-style-name="Excel_5f_CondFormat_5f_2_5f_8_5f_1" style:base-cell-address="januar.D2"/>
      <style:map style:condition="is-true-formula([$januar.$B$2]=&quot;ned&quot;)" style:apply-style-name="Excel_5f_CondFormat_5f_2_5f_8_5f_2" style:base-cell-address="januar.D2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justify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6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januar.$B$6]=&quot;sob&quot;)" style:apply-style-name="Excel_5f_CondFormat_5f_2_5f_6_5f_1" style:base-cell-address="januar.D6"/>
      <style:map style:condition="is-true-formula([$januar.$B$6]=&quot;ned&quot;)" style:apply-style-name="Excel_5f_CondFormat_5f_2_5f_6_5f_2" style:base-cell-address="januar.D6"/>
    </style:style>
    <style:style style:name="ce47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januar.$B$7]=&quot;sob&quot;)" style:apply-style-name="Excel_5f_CondFormat_5f_2_5f_7_5f_1" style:base-cell-address="januar.D7"/>
      <style:map style:condition="is-true-formula([$januar.$B$7]=&quot;ned&quot;)" style:apply-style-name="Excel_5f_CondFormat_5f_2_5f_7_5f_2" style:base-cell-address="januar.D7"/>
    </style:style>
    <style:style style:name="ce48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januar.$B$14]=&quot;sob&quot;)" style:apply-style-name="Excel_5f_CondFormat_5f_2_5f_10_5f_1" style:base-cell-address="januar.D14"/>
      <style:map style:condition="is-true-formula([$januar.$B$14]=&quot;ned&quot;)" style:apply-style-name="Excel_5f_CondFormat_5f_2_5f_10_5f_2" style:base-cell-address="januar.D14"/>
    </style:style>
    <style:style style:name="ce49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januar.$B$20]=&quot;sob&quot;)" style:apply-style-name="Excel_5f_CondFormat_5f_2_5f_12_5f_1" style:base-cell-address="januar.E20"/>
      <style:map style:condition="is-true-formula([$januar.$B$20]=&quot;ned&quot;)" style:apply-style-name="Excel_5f_CondFormat_5f_2_5f_12_5f_2" style:base-cell-address="januar.E20"/>
    </style:style>
    <style:style style:name="ce50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SimSun" fo:font-size="10pt" fo:font-style="normal" fo:text-shadow="none" style:text-underline-style="none" fo:font-weight="bold" style:font-name-asian="SimSun" style:font-size-asian="10pt" style:font-style-asian="normal" style:font-weight-asian="bold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ackground-color="#ffcc00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c23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ackground-color="#cc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 style:data-style-name="N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 style:data-style-name="N100">
      <style:table-cell-properties style:glyph-orientation-vertical="0" fo:background-color="#ffcc00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3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2_5f_2_5f_1" style:base-cell-address="januar.P2"/>
      <style:map style:condition="cell-content()&gt;1" style:apply-style-name="Excel_5f_CondFormat_5f_2_5f_2_5f_2" style:base-cell-address="januar.P2"/>
    </style:style>
    <style:style style:name="ce6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6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 Black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1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2_5f_3_5f_1" style:base-cell-address="januar.X2"/>
    </style:style>
    <style:style style:name="ce72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2_5f_4_5f_1" style:base-cell-address="januar.Y2"/>
      <style:map style:condition="cell-content()&gt;1" style:apply-style-name="Excel_5f_CondFormat_5f_2_5f_4_5f_2" style:base-cell-address="januar.Y2"/>
    </style:style>
    <style:style style:name="ce7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4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2_5f_5_5f_1" style:base-cell-address="januar.Z2"/>
      <style:map style:condition="cell-content()&gt;2" style:apply-style-name="Excel_5f_CondFormat_5f_2_5f_5_5f_2" style:base-cell-address="januar.Z2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&quot;sob&quot;" style:apply-style-name="Excel_5f_CondFormat_5f_3_5f_1_5f_1" style:base-cell-address="februar.B2"/>
      <style:map style:condition="cell-content()=&quot;ned&quot;" style:apply-style-name="Excel_5f_CondFormat_5f_3_5f_1_5f_2" style:base-cell-address="februar.B2"/>
    </style:style>
    <style:style style:name="ce79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&quot;sob&quot;" style:apply-style-name="Excel_5f_CondFormat_5f_3_5f_1_5f_1" style:base-cell-address="februar.B2"/>
      <style:map style:condition="cell-content()=&quot;ned&quot;" style:apply-style-name="Excel_5f_CondFormat_5f_3_5f_1_5f_2" style:base-cell-address="februar.B2"/>
    </style:style>
    <style:style style:name="ce8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februar.$B$3]=&quot;sob&quot;)" style:apply-style-name="Excel_5f_CondFormat_5f_3_5f_14_5f_1" style:base-cell-address="februar.C3"/>
      <style:map style:condition="is-true-formula([$januar.$B$2]=&quot;ned&quot;)" style:apply-style-name="Excel_5f_CondFormat_5f_3_5f_14_5f_2" style:base-cell-address="februar.C3"/>
    </style:style>
    <style:style style:name="ce8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februar.$B$4]=&quot;sob&quot;)" style:apply-style-name="Excel_5f_CondFormat_5f_3_5f_6_5f_1" style:base-cell-address="februar.C4"/>
      <style:map style:condition="is-true-formula([$februar.$B$4]=&quot;ned&quot;)" style:apply-style-name="Excel_5f_CondFormat_5f_3_5f_6_5f_2" style:base-cell-address="februar.C4"/>
    </style:style>
    <style:style style:name="ce82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februar.$B$9]=&quot;sob&quot;)" style:apply-style-name="Excel_5f_CondFormat_5f_3_5f_7_5f_1" style:base-cell-address="februar.C9"/>
      <style:map style:condition="is-true-formula([$februar.$B$9]=&quot;ned&quot;)" style:apply-style-name="Excel_5f_CondFormat_5f_3_5f_7_5f_2" style:base-cell-address="februar.C9"/>
    </style:style>
    <style:style style:name="ce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februar.$B$17]=&quot;sob&quot;)" style:apply-style-name="Excel_5f_CondFormat_5f_3_5f_10_5f_1" style:base-cell-address="februar.C17"/>
      <style:map style:condition="is-true-formula([$februar.$B$17]=&quot;ned&quot;)" style:apply-style-name="Excel_5f_CondFormat_5f_3_5f_10_5f_2" style:base-cell-address="februar.C17"/>
    </style:style>
    <style:style style:name="ce8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februar.$B$18]=&quot;sob&quot;)" style:apply-style-name="Excel_5f_CondFormat_5f_3_5f_11_5f_1" style:base-cell-address="februar.C18"/>
      <style:map style:condition="is-true-formula([$februar.$B$18]=&quot;ned&quot;)" style:apply-style-name="Excel_5f_CondFormat_5f_3_5f_11_5f_2" style:base-cell-address="februar.C18"/>
    </style:style>
    <style:style style:name="ce8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februar.$B$24]=&quot;sob&quot;)" style:apply-style-name="Excel_5f_CondFormat_5f_3_5f_12_5f_1" style:base-cell-address="februar.C24"/>
      <style:map style:condition="is-true-formula([$februar.$B$24]=&quot;ned&quot;)" style:apply-style-name="Excel_5f_CondFormat_5f_3_5f_12_5f_2" style:base-cell-address="februar.C24"/>
    </style:style>
    <style:style style:name="ce8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februar.$B$25]=&quot;sob&quot;)" style:apply-style-name="Excel_5f_CondFormat_5f_3_5f_13_5f_1" style:base-cell-address="februar.C25"/>
      <style:map style:condition="is-true-formula([$februar.$B$25]=&quot;ned&quot;)" style:apply-style-name="Excel_5f_CondFormat_5f_3_5f_13_5f_2" style:base-cell-address="februar.C25"/>
    </style:style>
    <style:style style:name="ce8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februar.$B$10]=&quot;sob&quot;)" style:apply-style-name="Excel_5f_CondFormat_5f_3_5f_8_5f_1" style:base-cell-address="februar.D10"/>
      <style:map style:condition="is-true-formula([$februar.$B$10]=&quot;ned&quot;)" style:apply-style-name="Excel_5f_CondFormat_5f_3_5f_8_5f_2" style:base-cell-address="februar.D10"/>
    </style:style>
    <style:style style:name="ce8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februar.$B$11]=&quot;sob&quot;)" style:apply-style-name="Excel_5f_CondFormat_5f_3_5f_9_5f_1" style:base-cell-address="februar.D11"/>
      <style:map style:condition="is-true-formula([$februar.$B$11]=&quot;ned&quot;)" style:apply-style-name="Excel_5f_CondFormat_5f_3_5f_9_5f_2" style:base-cell-address="februar.D11"/>
    </style:style>
    <style:style style:name="ce89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februar.$B$3]=&quot;sob&quot;)" style:apply-style-name="Excel_5f_CondFormat_5f_3_5f_14_5f_1" style:base-cell-address="februar.C3"/>
      <style:map style:condition="is-true-formula([$januar.$B$2]=&quot;ned&quot;)" style:apply-style-name="Excel_5f_CondFormat_5f_3_5f_14_5f_2" style:base-cell-address="februar.C3"/>
    </style:style>
    <style:style style:name="ce90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februar.$B$4]=&quot;sob&quot;)" style:apply-style-name="Excel_5f_CondFormat_5f_3_5f_6_5f_1" style:base-cell-address="februar.C4"/>
      <style:map style:condition="is-true-formula([$februar.$B$4]=&quot;ned&quot;)" style:apply-style-name="Excel_5f_CondFormat_5f_3_5f_6_5f_2" style:base-cell-address="februar.C4"/>
    </style:style>
    <style:style style:name="ce91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februar.$B$17]=&quot;sob&quot;)" style:apply-style-name="Excel_5f_CondFormat_5f_3_5f_10_5f_1" style:base-cell-address="februar.C17"/>
      <style:map style:condition="is-true-formula([$februar.$B$17]=&quot;ned&quot;)" style:apply-style-name="Excel_5f_CondFormat_5f_3_5f_10_5f_2" style:base-cell-address="februar.C17"/>
    </style:style>
    <style:style style:name="ce92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februar.$B$18]=&quot;sob&quot;)" style:apply-style-name="Excel_5f_CondFormat_5f_3_5f_11_5f_1" style:base-cell-address="februar.C18"/>
      <style:map style:condition="is-true-formula([$februar.$B$18]=&quot;ned&quot;)" style:apply-style-name="Excel_5f_CondFormat_5f_3_5f_11_5f_2" style:base-cell-address="februar.C18"/>
    </style:style>
    <style:style style:name="ce93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februar.$B$10]=&quot;sob&quot;)" style:apply-style-name="Excel_5f_CondFormat_5f_3_5f_8_5f_1" style:base-cell-address="februar.D10"/>
      <style:map style:condition="is-true-formula([$februar.$B$10]=&quot;ned&quot;)" style:apply-style-name="Excel_5f_CondFormat_5f_3_5f_8_5f_2" style:base-cell-address="februar.D10"/>
    </style:style>
    <style:style style:name="ce94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februar.$B$24]=&quot;sob&quot;)" style:apply-style-name="Excel_5f_CondFormat_5f_3_5f_12_5f_1" style:base-cell-address="februar.C24"/>
      <style:map style:condition="is-true-formula([$februar.$B$24]=&quot;ned&quot;)" style:apply-style-name="Excel_5f_CondFormat_5f_3_5f_12_5f_2" style:base-cell-address="februar.C24"/>
    </style:style>
    <style:style style:name="ce95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februar.$B$25]=&quot;sob&quot;)" style:apply-style-name="Excel_5f_CondFormat_5f_3_5f_13_5f_1" style:base-cell-address="februar.C25"/>
      <style:map style:condition="is-true-formula([$februar.$B$25]=&quot;ned&quot;)" style:apply-style-name="Excel_5f_CondFormat_5f_3_5f_13_5f_2" style:base-cell-address="februar.C25"/>
    </style:style>
    <style:style style:name="ce96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3_5f_2_5f_1" style:base-cell-address="februar.P2"/>
      <style:map style:condition="cell-content()&gt;1" style:apply-style-name="Excel_5f_CondFormat_5f_3_5f_2_5f_2" style:base-cell-address="februar.P2"/>
    </style:style>
    <style:style style:name="ce97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3_5f_3_5f_1" style:base-cell-address="februar.X2"/>
    </style:style>
    <style:style style:name="ce98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3_5f_4_5f_1" style:base-cell-address="februar.Y2"/>
      <style:map style:condition="cell-content()&gt;1" style:apply-style-name="Excel_5f_CondFormat_5f_3_5f_4_5f_2" style:base-cell-address="februar.Y2"/>
    </style:style>
    <style:style style:name="ce99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3_5f_5_5f_1" style:base-cell-address="februar.Z2"/>
      <style:map style:condition="cell-content()&gt;2" style:apply-style-name="Excel_5f_CondFormat_5f_3_5f_5_5f_2" style:base-cell-address="februar.Z2"/>
    </style:style>
    <style:style style:name="ce10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&quot;sob&quot;" style:apply-style-name="Excel_5f_CondFormat_5f_4_5f_1_5f_1" style:base-cell-address="marec.B2"/>
      <style:map style:condition="cell-content()=&quot;ned&quot;" style:apply-style-name="Excel_5f_CondFormat_5f_4_5f_1_5f_2" style:base-cell-address="marec.B2"/>
    </style:style>
    <style:style style:name="ce101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marec.$B$3]=&quot;sob&quot;)" style:apply-style-name="Excel_5f_CondFormat_5f_4_5f_6_5f_1" style:base-cell-address="marec.C3"/>
      <style:map style:condition="is-true-formula([$marec.$B$3]=&quot;ned&quot;)" style:apply-style-name="Excel_5f_CondFormat_5f_4_5f_6_5f_2" style:base-cell-address="marec.C3"/>
    </style:style>
    <style:style style:name="ce102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marec.$B$4]=&quot;sob&quot;)" style:apply-style-name="Excel_5f_CondFormat_5f_4_5f_7_5f_1" style:base-cell-address="marec.C4"/>
      <style:map style:condition="is-true-formula([$marec.$B$4]=&quot;ned&quot;)" style:apply-style-name="Excel_5f_CondFormat_5f_4_5f_7_5f_2" style:base-cell-address="marec.C4"/>
    </style:style>
    <style:style style:name="ce10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marec.$B$3]=&quot;sob&quot;)" style:apply-style-name="Excel_5f_CondFormat_5f_4_5f_6_5f_1" style:base-cell-address="marec.C3"/>
      <style:map style:condition="is-true-formula([$marec.$B$3]=&quot;ned&quot;)" style:apply-style-name="Excel_5f_CondFormat_5f_4_5f_6_5f_2" style:base-cell-address="marec.C3"/>
    </style:style>
    <style:style style:name="ce10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marec.$B$4]=&quot;sob&quot;)" style:apply-style-name="Excel_5f_CondFormat_5f_4_5f_7_5f_1" style:base-cell-address="marec.C4"/>
      <style:map style:condition="is-true-formula([$marec.$B$4]=&quot;ned&quot;)" style:apply-style-name="Excel_5f_CondFormat_5f_4_5f_7_5f_2" style:base-cell-address="marec.C4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4_5f_2_5f_1" style:base-cell-address="marec.P2"/>
      <style:map style:condition="cell-content()&gt;1" style:apply-style-name="Excel_5f_CondFormat_5f_4_5f_2_5f_2" style:base-cell-address="marec.P2"/>
    </style:style>
    <style:style style:name="ce107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4_5f_3_5f_1" style:base-cell-address="marec.X2"/>
    </style:style>
    <style:style style:name="ce108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4_5f_4_5f_1" style:base-cell-address="marec.Y2"/>
      <style:map style:condition="cell-content()&gt;1" style:apply-style-name="Excel_5f_CondFormat_5f_4_5f_4_5f_2" style:base-cell-address="marec.Y2"/>
    </style:style>
    <style:style style:name="ce109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4_5f_5_5f_1" style:base-cell-address="marec.Z2"/>
      <style:map style:condition="cell-content()&gt;2" style:apply-style-name="Excel_5f_CondFormat_5f_4_5f_5_5f_2" style:base-cell-address="marec.Z2"/>
    </style:style>
    <style:style style:name="ce110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&quot;sob&quot;" style:apply-style-name="Excel_5f_CondFormat_5f_5_5f_1_5f_1" style:base-cell-address="april.B2"/>
      <style:map style:condition="cell-content()=&quot;ned&quot;" style:apply-style-name="Excel_5f_CondFormat_5f_5_5f_1_5f_2" style:base-cell-address="april.B2"/>
    </style:style>
    <style:style style:name="ce11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&quot;sob&quot;" style:apply-style-name="Excel_5f_CondFormat_5f_5_5f_1_5f_1" style:base-cell-address="april.B2"/>
      <style:map style:condition="cell-content()=&quot;ned&quot;" style:apply-style-name="Excel_5f_CondFormat_5f_5_5f_1_5f_2" style:base-cell-address="april.B2"/>
    </style:style>
    <style:style style:name="ce112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april.$B$2]=&quot;sob&quot;)" style:apply-style-name="Excel_5f_CondFormat_5f_5_5f_6_5f_1" style:base-cell-address="april.C2"/>
      <style:map style:condition="is-true-formula([$april.$B$2]=&quot;ned&quot;)" style:apply-style-name="Excel_5f_CondFormat_5f_5_5f_6_5f_2" style:base-cell-address="april.C2"/>
    </style:style>
    <style:style style:name="ce113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april.$B$7]=&quot;sob&quot;)" style:apply-style-name="Excel_5f_CondFormat_5f_5_5f_7_5f_1" style:base-cell-address="april.C7"/>
      <style:map style:condition="is-true-formula([$april.$B$7]=&quot;ned&quot;)" style:apply-style-name="Excel_5f_CondFormat_5f_5_5f_7_5f_2" style:base-cell-address="april.C7"/>
    </style:style>
    <style:style style:name="ce114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april.$B$8]=&quot;sob&quot;)" style:apply-style-name="Excel_5f_CondFormat_5f_5_5f_8_5f_1" style:base-cell-address="april.C8"/>
      <style:map style:condition="is-true-formula([$april.$B$8]=&quot;ned&quot;)" style:apply-style-name="Excel_5f_CondFormat_5f_5_5f_8_5f_2" style:base-cell-address="april.C8"/>
    </style:style>
    <style:style style:name="ce115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april.$B$7]=&quot;sob&quot;)" style:apply-style-name="Excel_5f_CondFormat_5f_5_5f_7_5f_1" style:base-cell-address="april.C7"/>
      <style:map style:condition="is-true-formula([$april.$B$7]=&quot;ned&quot;)" style:apply-style-name="Excel_5f_CondFormat_5f_5_5f_7_5f_2" style:base-cell-address="april.C7"/>
    </style:style>
    <style:style style:name="ce11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april.$B$8]=&quot;sob&quot;)" style:apply-style-name="Excel_5f_CondFormat_5f_5_5f_8_5f_1" style:base-cell-address="april.C8"/>
      <style:map style:condition="is-true-formula([$april.$B$8]=&quot;ned&quot;)" style:apply-style-name="Excel_5f_CondFormat_5f_5_5f_8_5f_2" style:base-cell-address="april.C8"/>
    </style:style>
    <style:style style:name="ce118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9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5_5f_2_5f_1" style:base-cell-address="april.P2"/>
      <style:map style:condition="cell-content()&gt;1" style:apply-style-name="Excel_5f_CondFormat_5f_5_5f_2_5f_2" style:base-cell-address="april.P2"/>
    </style:style>
    <style:style style:name="ce120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5_5f_3_5f_1" style:base-cell-address="april.X2"/>
    </style:style>
    <style:style style:name="ce121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5_5f_4_5f_1" style:base-cell-address="april.Y2"/>
      <style:map style:condition="cell-content()&gt;1" style:apply-style-name="Excel_5f_CondFormat_5f_5_5f_4_5f_2" style:base-cell-address="april.Y2"/>
    </style:style>
    <style:style style:name="ce122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5_5f_5_5f_1" style:base-cell-address="april.Z2"/>
      <style:map style:condition="cell-content()&gt;2" style:apply-style-name="Excel_5f_CondFormat_5f_5_5f_5_5f_2" style:base-cell-address="april.Z2"/>
    </style:style>
    <style:style style:name="ce123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&quot;sob&quot;" style:apply-style-name="Excel_5f_CondFormat_5f_6_5f_1_5f_1" style:base-cell-address="maj.B2"/>
      <style:map style:condition="cell-content()=&quot;ned&quot;" style:apply-style-name="Excel_5f_CondFormat_5f_6_5f_1_5f_2" style:base-cell-address="maj.B2"/>
    </style:style>
    <style:style style:name="ce12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&quot;sob&quot;" style:apply-style-name="Excel_5f_CondFormat_5f_6_5f_1_5f_1" style:base-cell-address="maj.B2"/>
      <style:map style:condition="cell-content()=&quot;ned&quot;" style:apply-style-name="Excel_5f_CondFormat_5f_6_5f_1_5f_2" style:base-cell-address="maj.B2"/>
    </style:style>
    <style:style style:name="ce125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maj.$B$2]=&quot;sob&quot;)" style:apply-style-name="Excel_5f_CondFormat_5f_6_5f_6_5f_1" style:base-cell-address="maj.C2"/>
      <style:map style:condition="is-true-formula([$maj.$B$2]=&quot;ned&quot;)" style:apply-style-name="Excel_5f_CondFormat_5f_6_5f_6_5f_2" style:base-cell-address="maj.C2"/>
    </style:style>
    <style:style style:name="ce126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maj.$B$3]=&quot;sob&quot;)" style:apply-style-name="Excel_5f_CondFormat_5f_6_5f_7_5f_1" style:base-cell-address="maj.C3"/>
      <style:map style:condition="is-true-formula([$maj.$B$3]=&quot;ned&quot;)" style:apply-style-name="Excel_5f_CondFormat_5f_6_5f_7_5f_2" style:base-cell-address="maj.C3"/>
    </style:style>
    <style:style style:name="ce127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maj.$B$5]=&quot;sob&quot;)" style:apply-style-name="Excel_5f_CondFormat_5f_6_5f_8_5f_1" style:base-cell-address="maj.C5"/>
      <style:map style:condition="is-true-formula([$maj.$B$5]=&quot;ned&quot;)" style:apply-style-name="Excel_5f_CondFormat_5f_6_5f_8_5f_2" style:base-cell-address="maj.C5"/>
    </style:style>
    <style:style style:name="ce128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maj.$B$6]=&quot;sob&quot;)" style:apply-style-name="Excel_5f_CondFormat_5f_6_5f_9_5f_1" style:base-cell-address="maj.C6"/>
      <style:map style:condition="is-true-formula([$maj.$B$6]=&quot;ned&quot;)" style:apply-style-name="Excel_5f_CondFormat_5f_6_5f_9_5f_2" style:base-cell-address="maj.C6"/>
    </style:style>
    <style:style style:name="ce129" style:family="table-cell" style:parent-style-name="Default">
      <style:table-cell-properties style:glyph-orientation-vertical="0" fo:background-color="#cc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1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6_5f_2_5f_1" style:base-cell-address="maj.P2"/>
      <style:map style:condition="cell-content()&gt;1" style:apply-style-name="Excel_5f_CondFormat_5f_6_5f_2_5f_2" style:base-cell-address="maj.P2"/>
    </style:style>
    <style:style style:name="ce132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6_5f_3_5f_1" style:base-cell-address="maj.X2"/>
    </style:style>
    <style:style style:name="ce133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6_5f_4_5f_1" style:base-cell-address="maj.Y2"/>
      <style:map style:condition="cell-content()&gt;1" style:apply-style-name="Excel_5f_CondFormat_5f_6_5f_4_5f_2" style:base-cell-address="maj.Y2"/>
    </style:style>
    <style:style style:name="ce134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6_5f_5_5f_1" style:base-cell-address="maj.Z2"/>
      <style:map style:condition="cell-content()&gt;2" style:apply-style-name="Excel_5f_CondFormat_5f_6_5f_5_5f_2" style:base-cell-address="maj.Z2"/>
    </style:style>
    <style:style style:name="ce135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&quot;sob&quot;" style:apply-style-name="Excel_5f_CondFormat_5f_7_5f_1_5f_1" style:base-cell-address="junij.B2"/>
      <style:map style:condition="cell-content()=&quot;ned&quot;" style:apply-style-name="Excel_5f_CondFormat_5f_7_5f_1_5f_2" style:base-cell-address="junij.B2"/>
    </style:style>
    <style:style style:name="ce1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&quot;sob&quot;" style:apply-style-name="Excel_5f_CondFormat_5f_7_5f_1_5f_1" style:base-cell-address="junij.B2"/>
      <style:map style:condition="cell-content()=&quot;ned&quot;" style:apply-style-name="Excel_5f_CondFormat_5f_7_5f_1_5f_2" style:base-cell-address="junij.B2"/>
    </style:style>
    <style:style style:name="ce137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junij.$B$2]=&quot;sob&quot;)" style:apply-style-name="Excel_5f_CondFormat_5f_7_5f_6_5f_1" style:base-cell-address="junij.C9"/>
      <style:map style:condition="is-true-formula([$junij.$B$2]=&quot;ned&quot;)" style:apply-style-name="Excel_5f_CondFormat_5f_7_5f_6_5f_2" style:base-cell-address="junij.C9"/>
    </style:style>
    <style:style style:name="ce138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junij.$B$3]=&quot;sob&quot;)" style:apply-style-name="Excel_5f_CondFormat_5f_7_5f_7_5f_1" style:base-cell-address="junij.C10"/>
      <style:map style:condition="is-true-formula([$junij.$B$3]=&quot;ned&quot;)" style:apply-style-name="Excel_5f_CondFormat_5f_7_5f_7_5f_2" style:base-cell-address="junij.C10"/>
    </style:style>
    <style:style style:name="ce139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junij.$B$5]=&quot;sob&quot;)" style:apply-style-name="Excel_5f_CondFormat_5f_7_5f_8_5f_1" style:base-cell-address="junij.H26"/>
      <style:map style:condition="is-true-formula([$junij.$B$5]=&quot;ned&quot;)" style:apply-style-name="Excel_5f_CondFormat_5f_7_5f_8_5f_2" style:base-cell-address="junij.H26"/>
    </style:style>
    <style:style style:name="ce140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7_5f_2_5f_1" style:base-cell-address="junij.P2"/>
      <style:map style:condition="cell-content()&gt;1" style:apply-style-name="Excel_5f_CondFormat_5f_7_5f_2_5f_2" style:base-cell-address="junij.P2"/>
    </style:style>
    <style:style style:name="ce141" style:family="table-cell" style:parent-style-name="Default" style:data-style-name="N1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7_5f_2_5f_1" style:base-cell-address="junij.P2"/>
      <style:map style:condition="cell-content()&gt;1" style:apply-style-name="Excel_5f_CondFormat_5f_7_5f_2_5f_2" style:base-cell-address="junij.P2"/>
    </style:style>
    <style:style style:name="ce142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7_5f_3_5f_1" style:base-cell-address="junij.X2"/>
    </style:style>
    <style:style style:name="ce143" style:family="table-cell" style:parent-style-name="prazno" style:data-style-name="N1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7_5f_3_5f_1" style:base-cell-address="junij.X2"/>
    </style:style>
    <style:style style:name="ce144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7_5f_4_5f_1" style:base-cell-address="junij.Y2"/>
      <style:map style:condition="cell-content()&gt;1" style:apply-style-name="Excel_5f_CondFormat_5f_7_5f_4_5f_2" style:base-cell-address="junij.Y2"/>
    </style:style>
    <style:style style:name="ce145" style:family="table-cell" style:parent-style-name="prazno" style:data-style-name="N1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7_5f_4_5f_1" style:base-cell-address="junij.Y2"/>
      <style:map style:condition="cell-content()&gt;1" style:apply-style-name="Excel_5f_CondFormat_5f_7_5f_4_5f_2" style:base-cell-address="junij.Y2"/>
    </style:style>
    <style:style style:name="ce146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7_5f_5_5f_1" style:base-cell-address="junij.Z2"/>
      <style:map style:condition="cell-content()&gt;2" style:apply-style-name="Excel_5f_CondFormat_5f_7_5f_5_5f_2" style:base-cell-address="junij.Z2"/>
    </style:style>
    <style:style style:name="ce147" style:family="table-cell" style:parent-style-name="Default" style:data-style-name="N1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7_5f_5_5f_1" style:base-cell-address="junij.Z2"/>
      <style:map style:condition="cell-content()&gt;2" style:apply-style-name="Excel_5f_CondFormat_5f_7_5f_5_5f_2" style:base-cell-address="junij.Z2"/>
    </style:style>
    <style:style style:name="ce148" style:family="table-cell" style:parent-style-name="Default">
      <style:table-cell-properties fo:background-color="#cc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&quot;sob&quot;" style:apply-style-name="Excel_5f_CondFormat_5f_8_5f_1_5f_1" style:base-cell-address="julij.B2"/>
      <style:map style:condition="cell-content()=&quot;ned&quot;" style:apply-style-name="Excel_5f_CondFormat_5f_8_5f_1_5f_2" style:base-cell-address="julij.B2"/>
    </style:style>
    <style:style style:name="ce150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&quot;sob&quot;" style:apply-style-name="Excel_5f_CondFormat_5f_8_5f_1_5f_1" style:base-cell-address="julij.B2"/>
      <style:map style:condition="cell-content()=&quot;ned&quot;" style:apply-style-name="Excel_5f_CondFormat_5f_8_5f_1_5f_2" style:base-cell-address="julij.B2"/>
    </style:style>
    <style:style style:name="ce15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julij.$B$7]=&quot;sob&quot;)" style:apply-style-name="Excel_5f_CondFormat_5f_8_5f_6_5f_1" style:base-cell-address="julij.C7"/>
      <style:map style:condition="is-true-formula([$julij.$B$7]=&quot;ned&quot;)" style:apply-style-name="Excel_5f_CondFormat_5f_8_5f_6_5f_2" style:base-cell-address="julij.C7"/>
    </style:style>
    <style:style style:name="ce15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julij.$B$8]=&quot;sob&quot;)" style:apply-style-name="Excel_5f_CondFormat_5f_8_5f_7_5f_1" style:base-cell-address="julij.C8"/>
      <style:map style:condition="is-true-formula([$julij.$B$8]=&quot;ned&quot;)" style:apply-style-name="Excel_5f_CondFormat_5f_8_5f_7_5f_2" style:base-cell-address="julij.C8"/>
    </style:style>
    <style:style style:name="ce153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julij.$B$7]=&quot;sob&quot;)" style:apply-style-name="Excel_5f_CondFormat_5f_8_5f_6_5f_1" style:base-cell-address="julij.C7"/>
      <style:map style:condition="is-true-formula([$julij.$B$7]=&quot;ned&quot;)" style:apply-style-name="Excel_5f_CondFormat_5f_8_5f_6_5f_2" style:base-cell-address="julij.C7"/>
    </style:style>
    <style:style style:name="ce154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julij.$B$8]=&quot;sob&quot;)" style:apply-style-name="Excel_5f_CondFormat_5f_8_5f_7_5f_1" style:base-cell-address="julij.C8"/>
      <style:map style:condition="is-true-formula([$julij.$B$8]=&quot;ned&quot;)" style:apply-style-name="Excel_5f_CondFormat_5f_8_5f_7_5f_2" style:base-cell-address="julij.C8"/>
    </style:style>
    <style:style style:name="ce155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8_5f_2_5f_1" style:base-cell-address="julij.P2"/>
      <style:map style:condition="cell-content()&gt;1" style:apply-style-name="Excel_5f_CondFormat_5f_8_5f_2_5f_2" style:base-cell-address="julij.P2"/>
    </style:style>
    <style:style style:name="ce156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8_5f_3_5f_1" style:base-cell-address="julij.X2"/>
    </style:style>
    <style:style style:name="ce157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8_5f_4_5f_1" style:base-cell-address="julij.Y2"/>
      <style:map style:condition="cell-content()&gt;1" style:apply-style-name="Excel_5f_CondFormat_5f_8_5f_4_5f_2" style:base-cell-address="julij.Y2"/>
    </style:style>
    <style:style style:name="ce158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8_5f_5_5f_1" style:base-cell-address="julij.Z2"/>
      <style:map style:condition="cell-content()&gt;2" style:apply-style-name="Excel_5f_CondFormat_5f_8_5f_5_5f_2" style:base-cell-address="julij.Z2"/>
    </style:style>
    <style:style style:name="ce1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SimSun" fo:font-size="10pt" fo:font-style="normal" fo:text-shadow="none" style:text-underline-style="none" fo:font-weight="normal" style:font-name-asian="SimSun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&quot;sob&quot;" style:apply-style-name="Excel_5f_CondFormat_5f_9_5f_1_5f_1" style:base-cell-address="avgust.B2"/>
      <style:map style:condition="cell-content()=&quot;ned&quot;" style:apply-style-name="Excel_5f_CondFormat_5f_9_5f_1_5f_2" style:base-cell-address="avgust.B2"/>
    </style:style>
    <style:style style:name="ce161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&quot;sob&quot;" style:apply-style-name="Excel_5f_CondFormat_5f_9_5f_1_5f_1" style:base-cell-address="avgust.B2"/>
      <style:map style:condition="cell-content()=&quot;ned&quot;" style:apply-style-name="Excel_5f_CondFormat_5f_9_5f_1_5f_2" style:base-cell-address="avgust.B2"/>
    </style:style>
    <style:style style:name="ce16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avgust.$B$4]=&quot;sob&quot;)" style:apply-style-name="Excel_5f_CondFormat_5f_9_5f_7_5f_1" style:base-cell-address="avgust.C11"/>
      <style:map style:condition="is-true-formula([$avgust.$B$4]=&quot;ned&quot;)" style:apply-style-name="Excel_5f_CondFormat_5f_9_5f_7_5f_2" style:base-cell-address="avgust.C11"/>
    </style:style>
    <style:style style:name="ce164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avgust.$B$5]=&quot;sob&quot;)" style:apply-style-name="Excel_5f_CondFormat_5f_9_5f_8_5f_1" style:base-cell-address="avgust.C26"/>
      <style:map style:condition="is-true-formula([$avgust.$B$5]=&quot;ned&quot;)" style:apply-style-name="Excel_5f_CondFormat_5f_9_5f_8_5f_2" style:base-cell-address="avgust.C26"/>
    </style:style>
    <style:style style:name="ce165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avgust.$B$2]=&quot;sob&quot;)" style:apply-style-name="Excel_5f_CondFormat_5f_9_5f_6_5f_1" style:base-cell-address="avgust.E16"/>
      <style:map style:condition="is-true-formula([$avgust.$B$2]=&quot;ned&quot;)" style:apply-style-name="Excel_5f_CondFormat_5f_9_5f_6_5f_2" style:base-cell-address="avgust.E16"/>
    </style:style>
    <style:style style:name="ce166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avgust.$B$7]=&quot;sob&quot;)" style:apply-style-name="Excel_5f_CondFormat_5f_9_5f_9_5f_1" style:base-cell-address="avgust.H11"/>
      <style:map style:condition="is-true-formula([$avgust.$B$7]=&quot;ned&quot;)" style:apply-style-name="Excel_5f_CondFormat_5f_9_5f_9_5f_2" style:base-cell-address="avgust.H11"/>
    </style:style>
    <style:style style:name="ce167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9_5f_2_5f_1" style:base-cell-address="avgust.P2"/>
      <style:map style:condition="cell-content()&gt;1" style:apply-style-name="Excel_5f_CondFormat_5f_9_5f_2_5f_2" style:base-cell-address="avgust.P2"/>
    </style:style>
    <style:style style:name="ce168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9_5f_3_5f_1" style:base-cell-address="avgust.X2"/>
    </style:style>
    <style:style style:name="ce169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9_5f_4_5f_1" style:base-cell-address="avgust.Y2"/>
      <style:map style:condition="cell-content()&gt;1" style:apply-style-name="Excel_5f_CondFormat_5f_9_5f_4_5f_2" style:base-cell-address="avgust.Y2"/>
    </style:style>
    <style:style style:name="ce170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9_5f_5_5f_1" style:base-cell-address="avgust.Z2"/>
      <style:map style:condition="cell-content()&gt;2" style:apply-style-name="Excel_5f_CondFormat_5f_9_5f_5_5f_2" style:base-cell-address="avgust.Z2"/>
    </style:style>
    <style:style style:name="ce171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&quot;sob&quot;" style:apply-style-name="Excel_5f_CondFormat_5f_10_5f_1_5f_1" style:base-cell-address="september.B2"/>
      <style:map style:condition="cell-content()=&quot;ned&quot;" style:apply-style-name="Excel_5f_CondFormat_5f_10_5f_1_5f_2" style:base-cell-address="september.B2"/>
    </style:style>
    <style:style style:name="ce1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&quot;sob&quot;" style:apply-style-name="Excel_5f_CondFormat_5f_10_5f_1_5f_1" style:base-cell-address="september.B2"/>
      <style:map style:condition="cell-content()=&quot;ned&quot;" style:apply-style-name="Excel_5f_CondFormat_5f_10_5f_1_5f_2" style:base-cell-address="september.B2"/>
    </style:style>
    <style:style style:name="ce173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september.$B$2]=&quot;sob&quot;)" style:apply-style-name="Excel_5f_CondFormat_5f_10_5f_7_5f_1" style:base-cell-address="september.C2"/>
      <style:map style:condition="is-true-formula([$september.$B$2]=&quot;ned&quot;)" style:apply-style-name="Excel_5f_CondFormat_5f_10_5f_7_5f_2" style:base-cell-address="september.C2"/>
    </style:style>
    <style:style style:name="ce174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september.$B$8]=&quot;sob&quot;)" style:apply-style-name="Excel_5f_CondFormat_5f_10_5f_6_5f_1" style:base-cell-address="september.C22"/>
      <style:map style:condition="is-true-formula([$september.$B$8]=&quot;ned&quot;)" style:apply-style-name="Excel_5f_CondFormat_5f_10_5f_6_5f_2" style:base-cell-address="september.C22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7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8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0_5f_2_5f_1" style:base-cell-address="september.P2"/>
      <style:map style:condition="cell-content()&gt;1" style:apply-style-name="Excel_5f_CondFormat_5f_10_5f_2_5f_2" style:base-cell-address="september.P2"/>
    </style:style>
    <style:style style:name="ce179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10_5f_3_5f_1" style:base-cell-address="september.X2"/>
    </style:style>
    <style:style style:name="ce180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10_5f_4_5f_1" style:base-cell-address="september.Y2"/>
      <style:map style:condition="cell-content()&gt;1" style:apply-style-name="Excel_5f_CondFormat_5f_10_5f_4_5f_2" style:base-cell-address="september.Y2"/>
    </style:style>
    <style:style style:name="ce181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10_5f_5_5f_1" style:base-cell-address="september.Z2"/>
      <style:map style:condition="cell-content()&gt;2" style:apply-style-name="Excel_5f_CondFormat_5f_10_5f_5_5f_2" style:base-cell-address="september.Z2"/>
    </style:style>
    <style:style style:name="ce1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&quot;sob&quot;" style:apply-style-name="Excel_5f_CondFormat_5f_11_5f_1_5f_1" style:base-cell-address="oktober.B2"/>
      <style:map style:condition="cell-content()=&quot;ned&quot;" style:apply-style-name="Excel_5f_CondFormat_5f_11_5f_1_5f_2" style:base-cell-address="oktober.B2"/>
    </style:style>
    <style:style style:name="ce183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&quot;sob&quot;" style:apply-style-name="Excel_5f_CondFormat_5f_11_5f_1_5f_1" style:base-cell-address="oktober.B2"/>
      <style:map style:condition="cell-content()=&quot;ned&quot;" style:apply-style-name="Excel_5f_CondFormat_5f_11_5f_1_5f_2" style:base-cell-address="oktober.B2"/>
    </style:style>
    <style:style style:name="ce184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oktober.$B$6]=&quot;sob&quot;)" style:apply-style-name="Excel_5f_CondFormat_5f_11_5f_8_5f_1" style:base-cell-address="oktober.C6"/>
      <style:map style:condition="is-true-formula([$oktober.$B$6]=&quot;ned&quot;)" style:apply-style-name="Excel_5f_CondFormat_5f_11_5f_8_5f_2" style:base-cell-address="oktober.C6"/>
    </style:style>
    <style:style style:name="ce185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oktober.$B$7]=&quot;sob&quot;)" style:apply-style-name="Excel_5f_CondFormat_5f_11_5f_9_5f_1" style:base-cell-address="oktober.C7"/>
      <style:map style:condition="is-true-formula([$oktober.$B$7]=&quot;ned&quot;)" style:apply-style-name="Excel_5f_CondFormat_5f_11_5f_9_5f_2" style:base-cell-address="oktober.C7"/>
    </style:style>
    <style:style style:name="ce186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oktober.$B$8]=&quot;sob&quot;)" style:apply-style-name="Excel_5f_CondFormat_5f_11_5f_10_5f_1" style:base-cell-address="oktober.C13"/>
      <style:map style:condition="is-true-formula([$oktober.$B$8]=&quot;ned&quot;)" style:apply-style-name="Excel_5f_CondFormat_5f_11_5f_10_5f_2" style:base-cell-address="oktober.C13"/>
    </style:style>
    <style:style style:name="ce187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oktober.$B$4]=&quot;sob&quot;)" style:apply-style-name="Excel_5f_CondFormat_5f_11_5f_6_5f_1" style:base-cell-address="oktober.C32"/>
      <style:map style:condition="is-true-formula([$oktober.$B$4]=&quot;ned&quot;)" style:apply-style-name="Excel_5f_CondFormat_5f_11_5f_6_5f_2" style:base-cell-address="oktober.C32"/>
    </style:style>
    <style:style style:name="ce188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oktober.$B$5]=&quot;sob&quot;)" style:apply-style-name="Excel_5f_CondFormat_5f_11_5f_7_5f_1" style:base-cell-address="oktober.K6"/>
      <style:map style:condition="is-true-formula([$oktober.$B$5]=&quot;ned&quot;)" style:apply-style-name="Excel_5f_CondFormat_5f_11_5f_7_5f_2" style:base-cell-address="oktober.K6"/>
    </style:style>
    <style:style style:name="ce189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1_5f_2_5f_1" style:base-cell-address="oktober.P2"/>
      <style:map style:condition="cell-content()&gt;1" style:apply-style-name="Excel_5f_CondFormat_5f_11_5f_2_5f_2" style:base-cell-address="oktober.P2"/>
    </style:style>
    <style:style style:name="ce190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11_5f_3_5f_1" style:base-cell-address="oktober.X2"/>
    </style:style>
    <style:style style:name="ce191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11_5f_4_5f_1" style:base-cell-address="oktober.Y2"/>
      <style:map style:condition="cell-content()&gt;1" style:apply-style-name="Excel_5f_CondFormat_5f_11_5f_4_5f_2" style:base-cell-address="oktober.Y2"/>
    </style:style>
    <style:style style:name="ce192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11_5f_5_5f_1" style:base-cell-address="oktober.Z2"/>
      <style:map style:condition="cell-content()&gt;2" style:apply-style-name="Excel_5f_CondFormat_5f_11_5f_5_5f_2" style:base-cell-address="oktober.Z2"/>
    </style:style>
    <style:style style:name="ce193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&quot;sob&quot;" style:apply-style-name="Excel_5f_CondFormat_5f_12_5f_1_5f_1" style:base-cell-address="november.B2"/>
      <style:map style:condition="cell-content()=&quot;ned&quot;" style:apply-style-name="Excel_5f_CondFormat_5f_12_5f_1_5f_2" style:base-cell-address="november.B2"/>
    </style:style>
    <style:style style:name="ce19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&quot;sob&quot;" style:apply-style-name="Excel_5f_CondFormat_5f_12_5f_1_5f_1" style:base-cell-address="november.B2"/>
      <style:map style:condition="cell-content()=&quot;ned&quot;" style:apply-style-name="Excel_5f_CondFormat_5f_12_5f_1_5f_2" style:base-cell-address="november.B2"/>
    </style:style>
    <style:style style:name="ce195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november.$B$2]=&quot;sob&quot;)" style:apply-style-name="Excel_5f_CondFormat_5f_12_5f_6_5f_1" style:base-cell-address="november.C2"/>
      <style:map style:condition="is-true-formula([$november.$B$2]=&quot;ned&quot;)" style:apply-style-name="Excel_5f_CondFormat_5f_12_5f_6_5f_2" style:base-cell-address="november.C2"/>
    </style:style>
    <style:style style:name="ce196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november.$B$4]=&quot;sob&quot;)" style:apply-style-name="Excel_5f_CondFormat_5f_12_5f_8_5f_1" style:base-cell-address="november.C3"/>
      <style:map style:condition="is-true-formula([$november.$B$4]=&quot;ned&quot;)" style:apply-style-name="Excel_5f_CondFormat_5f_12_5f_8_5f_2" style:base-cell-address="november.C3"/>
    </style:style>
    <style:style style:name="ce197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november.$B$3]=&quot;sob&quot;)" style:apply-style-name="Excel_5f_CondFormat_5f_12_5f_7_5f_1" style:base-cell-address="november.C4"/>
      <style:map style:condition="is-true-formula([$november.$B$3]=&quot;ned&quot;)" style:apply-style-name="Excel_5f_CondFormat_5f_12_5f_7_5f_2" style:base-cell-address="november.C4"/>
    </style:style>
    <style:style style:name="ce198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99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2_5f_2_5f_1" style:base-cell-address="november.P2"/>
      <style:map style:condition="cell-content()&gt;1" style:apply-style-name="Excel_5f_CondFormat_5f_12_5f_2_5f_2" style:base-cell-address="november.P2"/>
    </style:style>
    <style:style style:name="ce200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12_5f_3_5f_1" style:base-cell-address="november.X2"/>
    </style:style>
    <style:style style:name="ce201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12_5f_4_5f_1" style:base-cell-address="november.Y2"/>
      <style:map style:condition="cell-content()&gt;1" style:apply-style-name="Excel_5f_CondFormat_5f_12_5f_4_5f_2" style:base-cell-address="november.Y2"/>
    </style:style>
    <style:style style:name="ce202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12_5f_5_5f_1" style:base-cell-address="november.Z2"/>
      <style:map style:condition="cell-content()&gt;2" style:apply-style-name="Excel_5f_CondFormat_5f_12_5f_5_5f_2" style:base-cell-address="november.Z2"/>
    </style:style>
    <style:style style:name="ce203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&quot;sob&quot;" style:apply-style-name="Excel_5f_CondFormat_5f_13_5f_1_5f_1" style:base-cell-address="december.B2"/>
      <style:map style:condition="cell-content()=&quot;ned&quot;" style:apply-style-name="Excel_5f_CondFormat_5f_13_5f_1_5f_2" style:base-cell-address="december.B2"/>
    </style:style>
    <style:style style:name="ce20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  <style:map style:condition="cell-content()=&quot;sob&quot;" style:apply-style-name="Excel_5f_CondFormat_5f_13_5f_1_5f_1" style:base-cell-address="december.B2"/>
      <style:map style:condition="cell-content()=&quot;ned&quot;" style:apply-style-name="Excel_5f_CondFormat_5f_13_5f_1_5f_2" style:base-cell-address="december.B2"/>
    </style:style>
    <style:style style:name="ce205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december.$B$2]=&quot;sob&quot;)" style:apply-style-name="Excel_5f_CondFormat_5f_13_5f_6_5f_1" style:base-cell-address="december.C2"/>
      <style:map style:condition="is-true-formula([$december.$B$2]=&quot;ned&quot;)" style:apply-style-name="Excel_5f_CondFormat_5f_13_5f_6_5f_2" style:base-cell-address="december.C2"/>
    </style:style>
    <style:style style:name="ce206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december.$B$8]=&quot;sob&quot;)" style:apply-style-name="Excel_5f_CondFormat_5f_13_5f_9_5f_1" style:base-cell-address="december.C8"/>
      <style:map style:condition="is-true-formula([$december.$B$8]=&quot;ned&quot;)" style:apply-style-name="Excel_5f_CondFormat_5f_13_5f_9_5f_2" style:base-cell-address="december.C8"/>
    </style:style>
    <style:style style:name="ce207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december.$B$5]=&quot;sob&quot;)" style:apply-style-name="Excel_5f_CondFormat_5f_13_5f_7_5f_1" style:base-cell-address="december.C26"/>
      <style:map style:condition="is-true-formula([$december.$B$5]=&quot;ned&quot;)" style:apply-style-name="Excel_5f_CondFormat_5f_13_5f_7_5f_2" style:base-cell-address="december.C26"/>
    </style:style>
    <style:style style:name="ce208" style:family="table-cell" style:parent-style-name="Default" style:data-style-name="N100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is-true-formula([$december.$B$6]=&quot;sob&quot;)" style:apply-style-name="Excel_5f_CondFormat_5f_13_5f_8_5f_1" style:base-cell-address="december.E27"/>
      <style:map style:condition="is-true-formula([$december.$B$6]=&quot;ned&quot;)" style:apply-style-name="Excel_5f_CondFormat_5f_13_5f_8_5f_2" style:base-cell-address="december.E27"/>
    </style:style>
    <style:style style:name="ce209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1" style:apply-style-name="Excel_5f_CondFormat_5f_13_5f_2_5f_1" style:base-cell-address="december.P2"/>
      <style:map style:condition="cell-content()&gt;1" style:apply-style-name="Excel_5f_CondFormat_5f_13_5f_2_5f_2" style:base-cell-address="december.P2"/>
    </style:style>
    <style:style style:name="ce210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!=0" style:apply-style-name="Excel_5f_CondFormat_5f_13_5f_3_5f_1" style:base-cell-address="december.X2"/>
    </style:style>
    <style:style style:name="ce211" style:family="table-cell" style:parent-style-name="prazno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  <style:map style:condition="cell-content()=1" style:apply-style-name="Excel_5f_CondFormat_5f_13_5f_4_5f_1" style:base-cell-address="december.Y2"/>
      <style:map style:condition="cell-content()&gt;1" style:apply-style-name="Excel_5f_CondFormat_5f_13_5f_4_5f_2" style:base-cell-address="december.Y2"/>
    </style:style>
    <style:style style:name="ce212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  <style:map style:condition="cell-content()&lt;2" style:apply-style-name="Excel_5f_CondFormat_5f_13_5f_5_5f_1" style:base-cell-address="december.Z2"/>
      <style:map style:condition="cell-content()&gt;2" style:apply-style-name="Excel_5f_CondFormat_5f_13_5f_5_5f_2" style:base-cell-address="december.Z2"/>
    </style:style>
    <style:style style:name="ce2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5pt" fo:font-style="normal" fo:text-shadow="none" style:text-underline-style="none" fo:font-weight="bold" style:font-size-asian="15pt" style:font-style-asian="normal" style:font-weight-asian="bold" style:font-name-complex="Arial1" style:font-size-complex="15pt" style:font-style-complex="normal" style:font-weight-complex="bold"/>
    </style:style>
    <style:style style:name="ce2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draw:stroke-linejoin="round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SimSun" fo:font-size="10pt" fo:language="sl" fo:country="SI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use-window-font-color="true" style:text-outline="false" style:text-line-through-style="none" style:text-position="0% 100%" style:font-name="SimSun" fo:font-size="10pt" fo:font-style="normal" fo:text-shadow="none" style:text-underline-style="none" fo:font-weight="normal" style:font-name-asian="SimSun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SimSun" fo:font-size="10pt" fo:font-style="normal" fo:text-shadow="none" style:text-underline-style="none" fo:font-weight="normal" style:font-name-asian="SimSun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color="#ff420e" style:text-outline="false" style:text-line-through-style="none" style:text-position="0% 100%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T4" style:family="text">
      <style:text-properties fo:color="#ff3366" style:text-outline="false" style:text-line-through-style="none" style:text-position="0% 100%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Tahoma1" fo:font-size="9pt" fo:font-style="normal" fo:text-shadow="none" style:text-underline-style="none" fo:font-weight="normal" style:font-size-asian="9pt" style:font-style-asian="normal" style:font-weight-asian="normal" style:font-name-complex="Tahoma1" style:font-size-complex="9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position="0% 100%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Vzorci vnosov" table:style-name="ta1" table:print="false">
        <office:forms form:automatic-focus="false" form:apply-design-mode="false"/>
        <table:table-column table:style-name="co1" table:default-cell-style-name="ce17"/>
        <table:table-column table:style-name="co2" table:number-columns-repeated="256" table:default-cell-style-name="ce17"/>
        <table:table-column table:style-name="co2" table:number-columns-repeated="767" table:default-cell-style-name="Default"/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>
            <text:p>51☻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52☻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51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52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KVIT</text:p>
          </table:table-cell>
          <table:table-cell table:number-columns-repeated="1023"/>
        </table:table-row>
        <table:table-row table:style-name="ro3">
          <table:table-cell table:style-name="ce4" office:value-type="string">
            <text:p>KVIT☻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U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U☻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12-20</text:p>
          </table:table-cell>
          <table:table-cell table:number-columns-repeated="1023"/>
        </table:table-row>
        <table:table-row table:style-name="ro4">
          <table:table-cell table:style-name="ce5" office:value-type="string">
            <text:p>X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D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OL</text:p>
          </table:table-cell>
          <table:table-cell table:number-columns-repeated="1023"/>
        </table:table-row>
        <table:table-row table:style-name="ro5">
          <table:table-cell table:style-name="ce6" office:value-type="string">
            <text:p>☻</text:p>
          </table:table-cell>
          <table:table-cell table:number-columns-repeated="1023"/>
        </table:table-row>
        <table:table-row table:style-name="ro2">
          <table:table-cell table:style-name="ce3" office:value-type="string">
            <text:p>SO</text:p>
          </table:table-cell>
          <table:table-cell table:number-columns-repeated="1023"/>
        </table:table-row>
        <table:table-row table:style-name="ro5">
          <table:table-cell table:style-name="ce7" office:value-type="string">
            <text:p>☻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51$</text:p>
          </table:table-cell>
          <table:table-cell table:number-columns-repeated="1023"/>
        </table:table-row>
        <table:table-row table:style-name="ro2">
          <table:table-cell table:style-name="ce8" office:value-type="string">
            <text:p>52$</text:p>
          </table:table-cell>
          <table:table-cell table:number-columns-repeated="1023"/>
        </table:table-row>
        <table:table-row table:style-name="ro3">
          <table:table-cell table:style-name="ce9" office:value-type="string">
            <text:p>KVIT$</text:p>
          </table:table-cell>
          <table:table-cell table:number-columns-repeated="1023"/>
        </table:table-row>
        <table:table-row table:style-name="ro5">
          <table:table-cell table:style-name="ce10" office:value-type="string">
            <text:p>☺</text:p>
          </table:table-cell>
          <table:table-cell table:number-columns-repeated="1023"/>
        </table:table-row>
        <table:table-row table:style-name="ro5">
          <table:table-cell table:style-name="ce11" office:value-type="string">
            <text:p>☺</text:p>
          </table:table-cell>
          <table:table-cell table:number-columns-repeated="1023"/>
        </table:table-row>
        <table:table-row table:style-name="ro6">
          <table:table-cell table:style-name="ce12" office:value-type="string">
            <text:p>U<text:span text:style-name="T3">☺</text:span></text:p>
          </table:table-cell>
          <table:table-cell table:number-columns-repeated="1023"/>
        </table:table-row>
        <table:table-row table:style-name="ro6">
          <table:table-cell table:style-name="ce13" office:value-type="string">
            <text:p>51<text:span text:style-name="T3">☺</text:span></text:p>
          </table:table-cell>
          <table:table-cell table:number-columns-repeated="1023"/>
        </table:table-row>
        <table:table-row table:style-name="ro6">
          <table:table-cell table:style-name="ce13" office:value-type="string">
            <text:p>52<text:span text:style-name="T3">☺</text:span></text:p>
          </table:table-cell>
          <table:table-cell table:number-columns-repeated="1023"/>
        </table:table-row>
        <table:table-row table:style-name="ro4">
          <table:table-cell table:style-name="ce14" office:value-type="string">
            <text:p>51¶</text:p>
          </table:table-cell>
          <table:table-cell table:number-columns-repeated="1023"/>
        </table:table-row>
        <table:table-row table:style-name="ro4">
          <table:table-cell table:style-name="ce5" office:value-type="string">
            <text:p>52¶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KVIT<text:span text:style-name="T4">☺</text:span></text:p>
          </table:table-cell>
          <table:table-cell table:number-columns-repeated="1023"/>
        </table:table-row>
        <table:table-row table:style-name="ro7">
          <table:table-cell table:style-name="ce16" office:value-type="string">
            <text:p>KO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.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.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1" table:number-rows-repeated="114">
          <table:table-cell table:style-name="ce1"/>
          <table:table-cell table:number-columns-repeated="1023"/>
        </table:table-row>
        <table:table-row table:style-name="ro3" table:number-rows-repeated="653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anuar" table:style-name="ta2" table:print="false">
        <table:table-column table:style-name="co3" table:default-cell-style-name="ce21"/>
        <table:table-column table:style-name="co4" table:default-cell-style-name="ce21"/>
        <table:table-column table:style-name="co5" table:number-columns-repeated="3" table:default-cell-style-name="ce17"/>
        <table:table-column table:style-name="co6" table:default-cell-style-name="ce17"/>
        <table:table-column table:style-name="co5" table:number-columns-repeated="9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7" table:default-cell-style-name="ce17"/>
        <table:table-column table:style-name="co10" table:number-columns-repeated="4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" table:default-cell-style-name="ce76"/>
        <table:table-column table:style-name="co14" table:number-columns-repeated="230" table:default-cell-style-name="ce17"/>
        <table:table-column table:style-name="co14" table:number-columns-repeated="767" table:default-cell-style-name="Default"/>
        <table:table-row table:style-name="ro8">
          <table:table-cell table:style-name="ce18" office:value-type="string">
            <text:p>Datum</text:p>
          </table:table-cell>
          <table:table-cell table:style-name="ce23"/>
          <table:table-cell table:style-name="ce33" office:value-type="string">
            <text:p>KOS</text:p>
          </table:table-cell>
          <table:table-cell table:style-name="ce33" office:value-type="string">
            <text:p>ŠOŠ</text:p>
          </table:table-cell>
          <table:table-cell table:style-name="ce33" office:value-type="string">
            <text:p>PIN</text:p>
          </table:table-cell>
          <table:table-cell table:style-name="ce33" office:value-type="string">
            <text:p>KON</text:p>
          </table:table-cell>
          <table:table-cell table:style-name="ce33" office:value-type="string">
            <text:p>ORO</text:p>
          </table:table-cell>
          <table:table-cell table:style-name="ce33" office:value-type="string">
            <text:p>MIO</text:p>
          </table:table-cell>
          <table:table-cell table:style-name="ce33" office:value-type="string">
            <text:p>BOŽ</text:p>
          </table:table-cell>
          <table:table-cell table:style-name="ce33" office:value-type="string">
            <text:p>DAN</text:p>
          </table:table-cell>
          <table:table-cell table:style-name="ce33" office:value-type="string">
            <text:p>MŠŠ</text:p>
          </table:table-cell>
          <table:table-cell table:style-name="ce33" office:value-type="string">
            <text:p>DRN</text:p>
          </table:table-cell>
          <table:table-cell table:style-name="ce33" office:value-type="string">
            <text:p>TAL</text:p>
          </table:table-cell>
          <table:table-cell table:style-name="ce53" office:value-type="string">
            <text:p>ZUN</text:p>
          </table:table-cell>
          <table:table-cell table:style-name="ce61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65" office:value-type="string">
            <text:p>☺</text:p>
          </table:table-cell>
          <table:table-cell table:style-name="ce66" table:formula="of:=[$'Vzorci vnosov'.$A$4]" office:value-type="string" office:string-value="51">
            <text:p>51</text:p>
          </table:table-cell>
          <table:table-cell table:style-name="ce66" table:formula="of:=[$'Vzorci vnosov'.$A$5]" office:value-type="string" office:string-value="52">
            <text:p>52</text:p>
          </table:table-cell>
          <table:table-cell table:style-name="ce67" table:formula="of:=[$'Vzorci vnosov'.$A$25]" office:value-type="string" office:string-value="51¶">
            <text:p>51¶</text:p>
          </table:table-cell>
          <table:table-cell table:style-name="ce68" table:formula="of:=[$'Vzorci vnosov'.$A$26]" office:value-type="string" office:string-value="52¶">
            <text:p>52¶</text:p>
          </table:table-cell>
          <table:table-cell table:style-name="ce69" table:formula="of:=[$'Vzorci vnosov'.$A$8]" office:value-type="string" office:string-value="U">
            <text:p>U</text:p>
          </table:table-cell>
          <table:table-cell table:style-name="ce66" table:formula="of:=[$'Vzorci vnosov'.$A$6]" office:value-type="string" office:string-value="KVIT">
            <text:p>KVIT</text:p>
          </table:table-cell>
          <table:table-cell table:style-name="ce70" office:value-type="string">
            <text:p>Brez</text:p>
          </table:table-cell>
          <table:table-cell table:style-name="ce64" office:value-type="string">
            <text:p>X</text:p>
          </table:table-cell>
          <table:table-cell table:style-name="ce73" office:value-type="string">
            <text:p>Op</text:p>
          </table:table-cell>
          <table:table-cell table:style-name="ce75"/>
          <table:table-cell table:style-name="ce1" table:number-columns-repeated="997"/>
        </table:table-row>
        <table:table-row table:style-name="ro8">
          <table:table-cell table:style-name="ce19" office:value-type="date" office:date-value="2013-01-01">
            <text:p>1. jan 13</text:p>
          </table:table-cell>
          <table:table-cell table:style-name="ce24" table:formula="of:=TEXT([.A2];&quot;Ddd&quot;)" office:value-type="string" office:string-value="tor">
            <text:p>tor</text:p>
          </table:table-cell>
          <table:table-cell table:style-name="ce34"/>
          <table:table-cell table:style-name="ce44" table:number-columns-repeated="6"/>
          <table:table-cell table:style-name="ce34"/>
          <table:table-cell table:style-name="ce6" table:formula="of:=[$'Vzorci vnosov'.$A$14]" office:value-type="string" office:string-value="☻">
            <text:p>☻</text:p>
          </table:table-cell>
          <table:table-cell table:style-name="ce44" table:number-columns-repeated="2"/>
          <table:table-cell table:style-name="ce54" office:value-type="string">
            <office:annotation draw:style-name="gr1" draw:text-style-name="P1" svg:width="2.9cm" svg:height="2.618cm" svg:x="13.285cm" svg:y="0cm" draw:caption-point-x="-0.61cm" draw:caption-point-y="0.712cm">
              <dc:creator>MŠ</dc:creator>
              <dc:date>2013-12-23T00:00:00</dc:date>
              <text:p text:style-name="P1"><text:span text:style-name="T1">ne bi bila dežurna od 11.-16. januarja, ker grem smučat in</text:span></text:p>
              <text:p text:style-name="P1"><text:span text:style-name="T1">28. januarja, </text:span></text:p>
            </office:annotation>
            <text:p>HOL</text:p>
          </table:table-cell>
          <table:table-cell table:style-name="ce56" office:value-type="string">
            <text:p>ŠOŠ</text:p>
          </table:table-cell>
          <table:table-cell table:style-name="ce63" table:formula="of:=COUNTIF([.C2:.M2];&quot;☻&quot;)+COUNTIF([.C2:.M2];&quot;52☻&quot;)+COUNTIF([.C2:.M2];&quot;51☻&quot;)+COUNTIF([.C2:.M2];&quot;1☻&quot;)+COUNTIF([.C2:.M2];&quot;KVIT☻&quot;)+COUNTIF([.C2:.M2];&quot;U☻&quot;)" office:value-type="float" office:value="1">
            <text:p>1</text:p>
          </table:table-cell>
          <table:table-cell table:style-name="ce63" table:formula="of:=COUNTIF([.C2:.M2];&quot;☺&quot;)+COUNTIF([.C2:.M2];&quot;52☺&quot;)+COUNTIF([.C2:.M2];&quot;51☺&quot;)+COUNTIF([.C2:.M2];&quot;1☺&quot;)+COUNTIF([.C2:.M2];&quot;KVIT☺&quot;)+COUNTIF([.C2:.M2];&quot;U☺&quot;)" office:value-type="float" office:value="0">
            <text:p>0</text:p>
          </table:table-cell>
          <table:table-cell table:style-name="ce63" table:formula="of:=COUNTIF([.C2:.M2];&quot;51&quot;)+COUNTIF([.C2:.M2];&quot;51$&quot;)+COUNTIF([.C2:.M2];&quot;51☻&quot;)" office:value-type="float" office:value="0">
            <text:p>0</text:p>
          </table:table-cell>
          <table:table-cell table:style-name="ce63" table:formula="of:=COUNTIF([.C2:.M2];&quot;52&quot;)+COUNTIF([.C2:.M2];&quot;52$&quot;)+COUNTIF([.C2:.M2];&quot;52☻&quot;)" office:value-type="float" office:value="0">
            <text:p>0</text:p>
          </table:table-cell>
          <table:table-cell table:style-name="ce63" table:formula="of:=COUNTIF([.C2:.M2];&quot;51¶&quot;)" office:value-type="float" office:value="0">
            <text:p>0</text:p>
          </table:table-cell>
          <table:table-cell table:style-name="ce63" table:formula="of:=COUNTIF([.C2:.M2];&quot;52¶&quot;)" office:value-type="float" office:value="0">
            <text:p>0</text:p>
          </table:table-cell>
          <table:table-cell table:style-name="ce63" table:formula="of:=COUNTIF([.C2:.M2];&quot;U&quot;)+COUNTIF([.C2:.M2];&quot;U☻&quot;)+COUNTIF([.C2:.M2];&quot;U☺&quot;)" office:value-type="float" office:value="0">
            <text:p>0</text:p>
          </table:table-cell>
          <table:table-cell table:style-name="ce63" table:formula="of:=COUNTIF([.C2:.M2];&quot;KVIT&quot;)+COUNTIF([.C2:.M2];&quot;KVIT☻&quot;)+COUNTIF([.C2:.M2];&quot;kvit$&quot;)" office:value-type="float" office:value="0">
            <text:p>0</text:p>
          </table:table-cell>
          <table:table-cell table:style-name="ce71" table:formula="of:=COUNTBLANK([.C2:.M2])" office:value-type="float" office:value="10">
            <text:p>10</text:p>
          </table:table-cell>
          <table:table-cell table:style-name="ce72" table:formula="of:=COUNTIF([.C2:.M2];&quot;x&quot;)" office:value-type="float" office:value="0">
            <text:p>0</text:p>
          </table:table-cell>
          <table:table-cell table:style-name="ce74" table:formula="of:=COUNTIF([.C2:.M2];&quot;51&quot;)+COUNTIF([.C2:.M2];&quot;51☻&quot;)+COUNTIF([.C2:.M2];&quot;2&quot;)+COUNTIF([.C2:.M2];&quot;52&quot;)+COUNTIF([.C2:.M2];&quot;52☻&quot;)+COUNTIF([.C2:.M2];&quot;51$&quot;)+COUNTIF([.C2:.M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7"/>
        </table:table-row>
        <table:table-row table:style-name="ro8">
          <table:table-cell table:style-name="ce20" office:value-type="date" office:date-value="2013-01-02">
            <text:p>2. jan 13</text:p>
          </table:table-cell>
          <table:table-cell table:style-name="ce25" table:formula="of:=TEXT([.A3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0" office:value-type="string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9" office:value-type="string">
            <text:p>TAL</text:p>
          </table:table-cell>
          <table:table-cell table:style-name="ce33" office:value-type="string">
            <text:p>PIN</text:p>
          </table:table-cell>
          <table:table-cell table:style-name="ce63" table:formula="of:=COUNTIF([.C3:.M3];&quot;☻&quot;)+COUNTIF([.C3:.M3];&quot;52☻&quot;)+COUNTIF([.C3:.M3];&quot;51☻&quot;)+COUNTIF([.C3:.M3];&quot;1☻&quot;)+COUNTIF([.C3:.M3];&quot;KVIT☻&quot;)+COUNTIF([.C3:.M3];&quot;U☻&quot;)" office:value-type="float" office:value="1">
            <text:p>1</text:p>
          </table:table-cell>
          <table:table-cell table:style-name="ce63" table:formula="of:=COUNTIF([.C3:.M3];&quot;☺&quot;)+COUNTIF([.C3:.M3];&quot;52☺&quot;)+COUNTIF([.C3:.M3];&quot;51☺&quot;)+COUNTIF([.C3:.M3];&quot;1☺&quot;)+COUNTIF([.C3:.M3];&quot;KVIT☺&quot;)+COUNTIF([.C3:.M3];&quot;U☺&quot;)" office:value-type="float" office:value="1">
            <text:p>1</text:p>
          </table:table-cell>
          <table:table-cell table:style-name="ce63" table:formula="of:=COUNTIF([.C3:.M3];&quot;51&quot;)+COUNTIF([.C3:.M3];&quot;51$&quot;)+COUNTIF([.C3:.M3];&quot;51☻&quot;)" office:value-type="float" office:value="0">
            <text:p>0</text:p>
          </table:table-cell>
          <table:table-cell table:style-name="ce63" table:formula="of:=COUNTIF([.C3:.M3];&quot;52&quot;)+COUNTIF([.C3:.M3];&quot;52$&quot;)+COUNTIF([.C3:.M3];&quot;52☻&quot;)" office:value-type="float" office:value="2">
            <text:p>2</text:p>
          </table:table-cell>
          <table:table-cell table:style-name="ce63" table:formula="of:=COUNTIF([.C3:.M3];&quot;51¶&quot;)" office:value-type="float" office:value="0">
            <text:p>0</text:p>
          </table:table-cell>
          <table:table-cell table:style-name="ce63" table:formula="of:=COUNTIF([.C3:.M3];&quot;52¶&quot;)" office:value-type="float" office:value="1">
            <text:p>1</text:p>
          </table:table-cell>
          <table:table-cell table:style-name="ce63" table:formula="of:=COUNTIF([.C3:.M3];&quot;U&quot;)+COUNTIF([.C3:.M3];&quot;U☻&quot;)+COUNTIF([.C3:.M3];&quot;U☺&quot;)" office:value-type="float" office:value="0">
            <text:p>0</text:p>
          </table:table-cell>
          <table:table-cell table:style-name="ce63" table:formula="of:=COUNTIF([.C3:.M3];&quot;KVIT&quot;)+COUNTIF([.C3:.M3];&quot;KVIT☻&quot;)+COUNTIF([.C3:.M3];&quot;kvit$&quot;)" office:value-type="float" office:value="2">
            <text:p>2</text:p>
          </table:table-cell>
          <table:table-cell table:style-name="ce71" table:formula="of:=COUNTBLANK([.C3:.M3])" office:value-type="float" office:value="0">
            <text:p>0</text:p>
          </table:table-cell>
          <table:table-cell table:style-name="ce72" table:formula="of:=COUNTIF([.C3:.M3];&quot;x&quot;)" office:value-type="float" office:value="2">
            <text:p>2</text:p>
          </table:table-cell>
          <table:table-cell table:style-name="ce74" table:formula="of:=COUNTIF([.C3:.M3];&quot;51&quot;)+COUNTIF([.C3:.M3];&quot;51☻&quot;)+COUNTIF([.C3:.M3];&quot;2&quot;)+COUNTIF([.C3:.M3];&quot;52&quot;)+COUNTIF([.C3:.M3];&quot;52☻&quot;)+COUNTIF([.C3:.M3];&quot;51$&quot;)+COUNTIF([.C3:.M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1-03">
            <text:p>3. jan 13</text:p>
          </table:table-cell>
          <table:table-cell table:style-name="ce25" table:formula="of:=TEXT([.A4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5" office:value-type="string">
            <text:p>MI/HO</text:p>
          </table:table-cell>
          <table:table-cell table:style-name="ce33" office:value-type="string">
            <text:p>PIN</text:p>
          </table:table-cell>
          <table:table-cell table:style-name="ce63" table:formula="of:=COUNTIF([.C4:.M4];&quot;☻&quot;)+COUNTIF([.C4:.M4];&quot;52☻&quot;)+COUNTIF([.C4:.M4];&quot;51☻&quot;)+COUNTIF([.C4:.M4];&quot;1☻&quot;)+COUNTIF([.C4:.M4];&quot;KVIT☻&quot;)+COUNTIF([.C4:.M4];&quot;U☻&quot;)" office:value-type="float" office:value="0">
            <text:p>0</text:p>
          </table:table-cell>
          <table:table-cell table:style-name="ce63" table:formula="of:=COUNTIF([.C4:.M4];&quot;☺&quot;)+COUNTIF([.C4:.M4];&quot;52☺&quot;)+COUNTIF([.C4:.M4];&quot;51☺&quot;)+COUNTIF([.C4:.M4];&quot;1☺&quot;)+COUNTIF([.C4:.M4];&quot;KVIT☺&quot;)+COUNTIF([.C4:.M4];&quot;U☺&quot;)" office:value-type="float" office:value="0">
            <text:p>0</text:p>
          </table:table-cell>
          <table:table-cell table:style-name="ce63" table:formula="of:=COUNTIF([.C4:.M4];&quot;51&quot;)+COUNTIF([.C4:.M4];&quot;51$&quot;)+COUNTIF([.C4:.M4];&quot;51☻&quot;)" office:value-type="float" office:value="1">
            <text:p>1</text:p>
          </table:table-cell>
          <table:table-cell table:style-name="ce63" table:formula="of:=COUNTIF([.C4:.M4];&quot;52&quot;)+COUNTIF([.C4:.M4];&quot;52$&quot;)+COUNTIF([.C4:.M4];&quot;52☻&quot;)" office:value-type="float" office:value="2">
            <text:p>2</text:p>
          </table:table-cell>
          <table:table-cell table:style-name="ce63" table:formula="of:=COUNTIF([.C4:.M4];&quot;51¶&quot;)" office:value-type="float" office:value="0">
            <text:p>0</text:p>
          </table:table-cell>
          <table:table-cell table:style-name="ce63" table:formula="of:=COUNTIF([.C4:.M4];&quot;52¶&quot;)" office:value-type="float" office:value="0">
            <text:p>0</text:p>
          </table:table-cell>
          <table:table-cell table:style-name="ce63" table:formula="of:=COUNTIF([.C4:.M4];&quot;U&quot;)+COUNTIF([.C4:.M4];&quot;U☻&quot;)+COUNTIF([.C4:.M4];&quot;U☺&quot;)" office:value-type="float" office:value="0">
            <text:p>0</text:p>
          </table:table-cell>
          <table:table-cell table:style-name="ce63" table:formula="of:=COUNTIF([.C4:.M4];&quot;KVIT&quot;)+COUNTIF([.C4:.M4];&quot;KVIT☻&quot;)+COUNTIF([.C4:.M4];&quot;kvit$&quot;)" office:value-type="float" office:value="2">
            <text:p>2</text:p>
          </table:table-cell>
          <table:table-cell table:style-name="ce71" table:formula="of:=COUNTBLANK([.C4:.M4])" office:value-type="float" office:value="0">
            <text:p>0</text:p>
          </table:table-cell>
          <table:table-cell table:style-name="ce72" table:formula="of:=COUNTIF([.C4:.M4];&quot;x&quot;)" office:value-type="float" office:value="2">
            <text:p>2</text:p>
          </table:table-cell>
          <table:table-cell table:style-name="ce74" table:formula="of:=COUNTIF([.C4:.M4];&quot;51&quot;)+COUNTIF([.C4:.M4];&quot;51☻&quot;)+COUNTIF([.C4:.M4];&quot;2&quot;)+COUNTIF([.C4:.M4];&quot;52&quot;)+COUNTIF([.C4:.M4];&quot;52☻&quot;)+COUNTIF([.C4:.M4];&quot;51$&quot;)+COUNTIF([.C4:.M4];&quot;52$&quot;)" office:value-type="float" office:value="3">
            <text:p>3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1-04">
            <text:p>4. jan 13</text:p>
          </table:table-cell>
          <table:table-cell table:style-name="ce25" table:formula="of:=TEXT([.A5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0" office:value-type="string">
            <text:p>KO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9" office:value-type="string">
            <text:p>ROD</text:p>
          </table:table-cell>
          <table:table-cell table:style-name="ce33" office:value-type="string">
            <text:p>MŠŠ</text:p>
          </table:table-cell>
          <table:table-cell table:style-name="ce63" table:formula="of:=COUNTIF([.C5:.M5];&quot;☻&quot;)+COUNTIF([.C5:.M5];&quot;52☻&quot;)+COUNTIF([.C5:.M5];&quot;51☻&quot;)+COUNTIF([.C5:.M5];&quot;1☻&quot;)+COUNTIF([.C5:.M5];&quot;KVIT☻&quot;)+COUNTIF([.C5:.M5];&quot;U☻&quot;)" office:value-type="float" office:value="0">
            <text:p>0</text:p>
          </table:table-cell>
          <table:table-cell table:style-name="ce63" table:formula="of:=COUNTIF([.C5:.M5];&quot;☺&quot;)+COUNTIF([.C5:.M5];&quot;52☺&quot;)+COUNTIF([.C5:.M5];&quot;51☺&quot;)+COUNTIF([.C5:.M5];&quot;1☺&quot;)+COUNTIF([.C5:.M5];&quot;KVIT☺&quot;)+COUNTIF([.C5:.M5];&quot;U☺&quot;)" office:value-type="float" office:value="1">
            <text:p>1</text:p>
          </table:table-cell>
          <table:table-cell table:style-name="ce63" table:formula="of:=COUNTIF([.C5:.M5];&quot;51&quot;)+COUNTIF([.C5:.M5];&quot;51$&quot;)+COUNTIF([.C5:.M5];&quot;51☻&quot;)" office:value-type="float" office:value="0">
            <text:p>0</text:p>
          </table:table-cell>
          <table:table-cell table:style-name="ce63" table:formula="of:=COUNTIF([.C5:.M5];&quot;52&quot;)+COUNTIF([.C5:.M5];&quot;52$&quot;)+COUNTIF([.C5:.M5];&quot;52☻&quot;)" office:value-type="float" office:value="2">
            <text:p>2</text:p>
          </table:table-cell>
          <table:table-cell table:style-name="ce63" table:formula="of:=COUNTIF([.C5:.M5];&quot;51¶&quot;)" office:value-type="float" office:value="0">
            <text:p>0</text:p>
          </table:table-cell>
          <table:table-cell table:style-name="ce63" table:formula="of:=COUNTIF([.C5:.M5];&quot;52¶&quot;)" office:value-type="float" office:value="1">
            <text:p>1</text:p>
          </table:table-cell>
          <table:table-cell table:style-name="ce63" table:formula="of:=COUNTIF([.C5:.M5];&quot;U&quot;)+COUNTIF([.C5:.M5];&quot;U☻&quot;)+COUNTIF([.C5:.M5];&quot;U☺&quot;)" office:value-type="float" office:value="0">
            <text:p>0</text:p>
          </table:table-cell>
          <table:table-cell table:style-name="ce63" table:formula="of:=COUNTIF([.C5:.M5];&quot;KVIT&quot;)+COUNTIF([.C5:.M5];&quot;KVIT☻&quot;)+COUNTIF([.C5:.M5];&quot;kvit$&quot;)" office:value-type="float" office:value="2">
            <text:p>2</text:p>
          </table:table-cell>
          <table:table-cell table:style-name="ce71" table:formula="of:=COUNTBLANK([.C5:.M5])" office:value-type="float" office:value="0">
            <text:p>0</text:p>
          </table:table-cell>
          <table:table-cell table:style-name="ce72" table:formula="of:=COUNTIF([.C5:.M5];&quot;x&quot;)" office:value-type="float" office:value="0">
            <text:p>0</text:p>
          </table:table-cell>
          <table:table-cell table:style-name="ce74" table:formula="of:=COUNTIF([.C5:.M5];&quot;51&quot;)+COUNTIF([.C5:.M5];&quot;51☻&quot;)+COUNTIF([.C5:.M5];&quot;2&quot;)+COUNTIF([.C5:.M5];&quot;52&quot;)+COUNTIF([.C5:.M5];&quot;52☻&quot;)+COUNTIF([.C5:.M5];&quot;51$&quot;)+COUNTIF([.C5:.M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/>
          <table:table-cell table:style-name="ce55" office:value-type="string">
            <text:p>MI/PI</text:p>
          </table:table-cell>
          <table:table-cell table:number-columns-repeated="995"/>
        </table:table-row>
        <table:table-row table:style-name="ro8">
          <table:table-cell table:style-name="ce19" office:value-type="date" office:date-value="2013-01-05">
            <text:p>5. jan 13</text:p>
          </table:table-cell>
          <table:table-cell table:style-name="ce24" table:formula="of:=TEXT([.A6];&quot;Ddd&quot;)" office:value-type="string" office:string-value="sob">
            <text:p>sob</text:p>
          </table:table-cell>
          <table:table-cell table:style-name="ce34"/>
          <table:table-cell table:style-name="ce46"/>
          <table:table-cell table:style-name="ce6" table:formula="of:=[$'Vzorci vnosov'.$A$14]" office:value-type="string" office:string-value="☻">
            <text:p>☻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46" table:number-columns-repeated="3"/>
          <table:table-cell table:style-name="ce34" table:number-columns-repeated="2"/>
          <table:table-cell table:style-name="ce46" table:number-columns-repeated="2"/>
          <table:table-cell table:style-name="ce56" office:value-type="string">
            <text:p>KON</text:p>
          </table:table-cell>
          <table:table-cell table:style-name="ce56" office:value-type="string">
            <text:p>MŠŠ</text:p>
          </table:table-cell>
          <table:table-cell table:style-name="ce63" table:formula="of:=COUNTIF([.C6:.M6];&quot;☻&quot;)+COUNTIF([.C6:.M6];&quot;52☻&quot;)+COUNTIF([.C6:.M6];&quot;51☻&quot;)+COUNTIF([.C6:.M6];&quot;1☻&quot;)+COUNTIF([.C6:.M6];&quot;KVIT☻&quot;)+COUNTIF([.C6:.M6];&quot;U☻&quot;)" office:value-type="float" office:value="1">
            <text:p>1</text:p>
          </table:table-cell>
          <table:table-cell table:style-name="ce63" table:formula="of:=COUNTIF([.C6:.M6];&quot;☺&quot;)+COUNTIF([.C6:.M6];&quot;52☺&quot;)+COUNTIF([.C6:.M6];&quot;51☺&quot;)+COUNTIF([.C6:.M6];&quot;1☺&quot;)+COUNTIF([.C6:.M6];&quot;KVIT☺&quot;)+COUNTIF([.C6:.M6];&quot;U☺&quot;)" office:value-type="float" office:value="1">
            <text:p>1</text:p>
          </table:table-cell>
          <table:table-cell table:style-name="ce63" table:formula="of:=COUNTIF([.C6:.M6];&quot;51&quot;)+COUNTIF([.C6:.M6];&quot;51$&quot;)+COUNTIF([.C6:.M6];&quot;51☻&quot;)" office:value-type="float" office:value="0">
            <text:p>0</text:p>
          </table:table-cell>
          <table:table-cell table:style-name="ce63" table:formula="of:=COUNTIF([.C6:.M6];&quot;52&quot;)+COUNTIF([.C6:.M6];&quot;52$&quot;)+COUNTIF([.C6:.M6];&quot;52☻&quot;)" office:value-type="float" office:value="0">
            <text:p>0</text:p>
          </table:table-cell>
          <table:table-cell table:style-name="ce63" table:formula="of:=COUNTIF([.C6:.M6];&quot;51¶&quot;)" office:value-type="float" office:value="0">
            <text:p>0</text:p>
          </table:table-cell>
          <table:table-cell table:style-name="ce63" table:formula="of:=COUNTIF([.C6:.M6];&quot;52¶&quot;)" office:value-type="float" office:value="0">
            <text:p>0</text:p>
          </table:table-cell>
          <table:table-cell table:style-name="ce63" table:formula="of:=COUNTIF([.C6:.M6];&quot;U&quot;)+COUNTIF([.C6:.M6];&quot;U☻&quot;)+COUNTIF([.C6:.M6];&quot;U☺&quot;)" office:value-type="float" office:value="0">
            <text:p>0</text:p>
          </table:table-cell>
          <table:table-cell table:style-name="ce63" table:formula="of:=COUNTIF([.C6:.M6];&quot;KVIT&quot;)+COUNTIF([.C6:.M6];&quot;KVIT☻&quot;)+COUNTIF([.C6:.M6];&quot;kvit$&quot;)" office:value-type="float" office:value="0">
            <text:p>0</text:p>
          </table:table-cell>
          <table:table-cell table:style-name="ce71" table:formula="of:=COUNTBLANK([.C6:.M6])" office:value-type="float" office:value="9">
            <text:p>9</text:p>
          </table:table-cell>
          <table:table-cell table:style-name="ce72" table:formula="of:=COUNTIF([.C6:.M6];&quot;x&quot;)" office:value-type="float" office:value="0">
            <text:p>0</text:p>
          </table:table-cell>
          <table:table-cell table:style-name="ce74" table:formula="of:=COUNTIF([.C6:.M6];&quot;51&quot;)+COUNTIF([.C6:.M6];&quot;51☻&quot;)+COUNTIF([.C6:.M6];&quot;2&quot;)+COUNTIF([.C6:.M6];&quot;52&quot;)+COUNTIF([.C6:.M6];&quot;52☻&quot;)+COUNTIF([.C6:.M6];&quot;51$&quot;)+COUNTIF([.C6:.M6];&quot;52$&quot;)" office:value-type="float" office:value="0">
            <text:p>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1-06">
            <text:p>6. jan 13</text:p>
          </table:table-cell>
          <table:table-cell table:style-name="ce24" table:formula="of:=TEXT([.A7];&quot;Ddd&quot;)" office:value-type="string" office:string-value="ned">
            <text:p>ned</text:p>
          </table:table-cell>
          <table:table-cell table:style-name="ce34"/>
          <table:table-cell table:style-name="ce47"/>
          <table:table-cell table:style-name="ce6" table:formula="of:=[$'Vzorci vnosov'.$A$14]" office:value-type="string" office:string-value="☻">
            <text:p>☻</text:p>
          </table:table-cell>
          <table:table-cell table:style-name="ce47" table:number-columns-repeated="4"/>
          <table:table-cell table:style-name="ce34" table:number-columns-repeated="2"/>
          <table:table-cell table:style-name="ce47" table:number-columns-repeated="2"/>
          <table:table-cell table:style-name="ce54" office:value-type="string">
            <text:p>RAV</text:p>
          </table:table-cell>
          <table:table-cell table:style-name="ce56" office:value-type="string">
            <text:p>MŠŠ</text:p>
          </table:table-cell>
          <table:table-cell table:style-name="ce63" table:formula="of:=COUNTIF([.C7:.M7];&quot;☻&quot;)+COUNTIF([.C7:.M7];&quot;52☻&quot;)+COUNTIF([.C7:.M7];&quot;51☻&quot;)+COUNTIF([.C7:.M7];&quot;1☻&quot;)+COUNTIF([.C7:.M7];&quot;KVIT☻&quot;)+COUNTIF([.C7:.M7];&quot;U☻&quot;)" office:value-type="float" office:value="1">
            <text:p>1</text:p>
          </table:table-cell>
          <table:table-cell table:style-name="ce63" table:formula="of:=COUNTIF([.C7:.M7];&quot;☺&quot;)+COUNTIF([.C7:.M7];&quot;52☺&quot;)+COUNTIF([.C7:.M7];&quot;51☺&quot;)+COUNTIF([.C7:.M7];&quot;1☺&quot;)+COUNTIF([.C7:.M7];&quot;KVIT☺&quot;)+COUNTIF([.C7:.M7];&quot;U☺&quot;)" office:value-type="float" office:value="0">
            <text:p>0</text:p>
          </table:table-cell>
          <table:table-cell table:style-name="ce63" table:formula="of:=COUNTIF([.C7:.M7];&quot;51&quot;)+COUNTIF([.C7:.M7];&quot;51$&quot;)+COUNTIF([.C7:.M7];&quot;51☻&quot;)" office:value-type="float" office:value="0">
            <text:p>0</text:p>
          </table:table-cell>
          <table:table-cell table:style-name="ce63" table:formula="of:=COUNTIF([.C7:.M7];&quot;52&quot;)+COUNTIF([.C7:.M7];&quot;52$&quot;)+COUNTIF([.C7:.M7];&quot;52☻&quot;)" office:value-type="float" office:value="0">
            <text:p>0</text:p>
          </table:table-cell>
          <table:table-cell table:style-name="ce63" table:formula="of:=COUNTIF([.C7:.M7];&quot;51¶&quot;)" office:value-type="float" office:value="0">
            <text:p>0</text:p>
          </table:table-cell>
          <table:table-cell table:style-name="ce63" table:formula="of:=COUNTIF([.C7:.M7];&quot;52¶&quot;)" office:value-type="float" office:value="0">
            <text:p>0</text:p>
          </table:table-cell>
          <table:table-cell table:style-name="ce63" table:formula="of:=COUNTIF([.C7:.M7];&quot;U&quot;)+COUNTIF([.C7:.M7];&quot;U☻&quot;)+COUNTIF([.C7:.M7];&quot;U☺&quot;)" office:value-type="float" office:value="0">
            <text:p>0</text:p>
          </table:table-cell>
          <table:table-cell table:style-name="ce63" table:formula="of:=COUNTIF([.C7:.M7];&quot;KVIT&quot;)+COUNTIF([.C7:.M7];&quot;KVIT☻&quot;)+COUNTIF([.C7:.M7];&quot;kvit$&quot;)" office:value-type="float" office:value="0">
            <text:p>0</text:p>
          </table:table-cell>
          <table:table-cell table:style-name="ce71" table:formula="of:=COUNTBLANK([.C7:.M7])" office:value-type="float" office:value="10">
            <text:p>10</text:p>
          </table:table-cell>
          <table:table-cell table:style-name="ce72" table:formula="of:=COUNTIF([.C7:.M7];&quot;x&quot;)" office:value-type="float" office:value="0">
            <text:p>0</text:p>
          </table:table-cell>
          <table:table-cell table:style-name="ce74" table:formula="of:=COUNTIF([.C7:.M7];&quot;51&quot;)+COUNTIF([.C7:.M7];&quot;51☻&quot;)+COUNTIF([.C7:.M7];&quot;2&quot;)+COUNTIF([.C7:.M7];&quot;52&quot;)+COUNTIF([.C7:.M7];&quot;52☻&quot;)+COUNTIF([.C7:.M7];&quot;51$&quot;)+COUNTIF([.C7:.M7];&quot;52$&quot;)" office:value-type="float" office:value="0">
            <text:p>0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1-07">
            <text:p>7. jan 13</text:p>
          </table:table-cell>
          <table:table-cell table:style-name="ce25" table:formula="of:=TEXT([.A8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7" office:value-type="string">
            <office:annotation draw:style-name="gr1" draw:text-style-name="P1" svg:width="2.9cm" svg:height="2.621cm" svg:x="13.285cm" svg:y="4.451cm" draw:caption-point-x="-0.61cm" draw:caption-point-y="0.468cm">
              <dc:creator>MŠ</dc:creator>
              <dc:date>2013-12-23T00:00:00</dc:date>
              <text:p text:style-name="P1"><text:span text:style-name="T1">ne bi bila dežurna od 11.-16. januarja, ker grem smučat in</text:span></text:p>
              <text:p text:style-name="P1"><text:span text:style-name="T1">28. januarja, </text:span></text:p>
            </office:annotation>
            <text:p>HOL</text:p>
          </table:table-cell>
          <table:table-cell table:style-name="ce33" office:value-type="string">
            <text:p>KON</text:p>
          </table:table-cell>
          <table:table-cell table:style-name="ce63" table:formula="of:=COUNTIF([.C8:.M8];&quot;☻&quot;)+COUNTIF([.C8:.M8];&quot;52☻&quot;)+COUNTIF([.C8:.M8];&quot;51☻&quot;)+COUNTIF([.C8:.M8];&quot;1☻&quot;)+COUNTIF([.C8:.M8];&quot;KVIT☻&quot;)+COUNTIF([.C8:.M8];&quot;U☻&quot;)" office:value-type="float" office:value="1">
            <text:p>1</text:p>
          </table:table-cell>
          <table:table-cell table:style-name="ce63" table:formula="of:=COUNTIF([.C8:.M8];&quot;☺&quot;)+COUNTIF([.C8:.M8];&quot;52☺&quot;)+COUNTIF([.C8:.M8];&quot;51☺&quot;)+COUNTIF([.C8:.M8];&quot;1☺&quot;)+COUNTIF([.C8:.M8];&quot;KVIT☺&quot;)+COUNTIF([.C8:.M8];&quot;U☺&quot;)" office:value-type="float" office:value="0">
            <text:p>0</text:p>
          </table:table-cell>
          <table:table-cell table:style-name="ce63" table:formula="of:=COUNTIF([.C8:.M8];&quot;51&quot;)+COUNTIF([.C8:.M8];&quot;51$&quot;)+COUNTIF([.C8:.M8];&quot;51☻&quot;)" office:value-type="float" office:value="2">
            <text:p>2</text:p>
          </table:table-cell>
          <table:table-cell table:style-name="ce63" table:formula="of:=COUNTIF([.C8:.M8];&quot;52&quot;)+COUNTIF([.C8:.M8];&quot;52$&quot;)+COUNTIF([.C8:.M8];&quot;52☻&quot;)" office:value-type="float" office:value="1">
            <text:p>1</text:p>
          </table:table-cell>
          <table:table-cell table:style-name="ce63" table:formula="of:=COUNTIF([.C8:.M8];&quot;51¶&quot;)" office:value-type="float" office:value="1">
            <text:p>1</text:p>
          </table:table-cell>
          <table:table-cell table:style-name="ce63" table:formula="of:=COUNTIF([.C8:.M8];&quot;52¶&quot;)" office:value-type="float" office:value="1">
            <text:p>1</text:p>
          </table:table-cell>
          <table:table-cell table:style-name="ce63" table:formula="of:=COUNTIF([.C8:.M8];&quot;U&quot;)+COUNTIF([.C8:.M8];&quot;U☻&quot;)+COUNTIF([.C8:.M8];&quot;U☺&quot;)" office:value-type="float" office:value="1">
            <text:p>1</text:p>
          </table:table-cell>
          <table:table-cell table:style-name="ce63" table:formula="of:=COUNTIF([.C8:.M8];&quot;KVIT&quot;)+COUNTIF([.C8:.M8];&quot;KVIT☻&quot;)+COUNTIF([.C8:.M8];&quot;kvit$&quot;)" office:value-type="float" office:value="3">
            <text:p>3</text:p>
          </table:table-cell>
          <table:table-cell table:style-name="ce71" table:formula="of:=COUNTBLANK([.C8:.M8])" office:value-type="float" office:value="0">
            <text:p>0</text:p>
          </table:table-cell>
          <table:table-cell table:style-name="ce72" table:formula="of:=COUNTIF([.C8:.M8];&quot;x&quot;)" office:value-type="float" office:value="1">
            <text:p>1</text:p>
          </table:table-cell>
          <table:table-cell table:style-name="ce74" table:formula="of:=COUNTIF([.C8:.M8];&quot;51&quot;)+COUNTIF([.C8:.M8];&quot;51☻&quot;)+COUNTIF([.C8:.M8];&quot;2&quot;)+COUNTIF([.C8:.M8];&quot;52&quot;)+COUNTIF([.C8:.M8];&quot;52☻&quot;)+COUNTIF([.C8:.M8];&quot;51$&quot;)+COUNTIF([.C8:.M8];&quot;52$&quot;)" office:value-type="float" office:value="3">
            <text:p>3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1-08">
            <text:p>8. jan 13</text:p>
          </table:table-cell>
          <table:table-cell table:style-name="ce25" table:formula="of:=TEXT([.A9];&quot;Ddd&quot;)" office:value-type="string" office:string-value="tor">
            <text:p>t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5" office:value-type="string">
            <text:p>MF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5" office:value-type="string">
            <text:p>MI/PI</text:p>
          </table:table-cell>
          <table:table-cell table:style-name="ce33" office:value-type="string">
            <text:p>KON</text:p>
          </table:table-cell>
          <table:table-cell table:style-name="ce63" table:formula="of:=COUNTIF([.C9:.M9];&quot;☻&quot;)+COUNTIF([.C9:.M9];&quot;52☻&quot;)+COUNTIF([.C9:.M9];&quot;51☻&quot;)+COUNTIF([.C9:.M9];&quot;1☻&quot;)+COUNTIF([.C9:.M9];&quot;KVIT☻&quot;)+COUNTIF([.C9:.M9];&quot;U☻&quot;)" office:value-type="float" office:value="0">
            <text:p>0</text:p>
          </table:table-cell>
          <table:table-cell table:style-name="ce63" table:formula="of:=COUNTIF([.C9:.M9];&quot;☺&quot;)+COUNTIF([.C9:.M9];&quot;52☺&quot;)+COUNTIF([.C9:.M9];&quot;51☺&quot;)+COUNTIF([.C9:.M9];&quot;1☺&quot;)+COUNTIF([.C9:.M9];&quot;KVIT☺&quot;)+COUNTIF([.C9:.M9];&quot;U☺&quot;)" office:value-type="float" office:value="0">
            <text:p>0</text:p>
          </table:table-cell>
          <table:table-cell table:style-name="ce63" table:formula="of:=COUNTIF([.C9:.M9];&quot;51&quot;)+COUNTIF([.C9:.M9];&quot;51$&quot;)+COUNTIF([.C9:.M9];&quot;51☻&quot;)" office:value-type="float" office:value="1">
            <text:p>1</text:p>
          </table:table-cell>
          <table:table-cell table:style-name="ce63" table:formula="of:=COUNTIF([.C9:.M9];&quot;52&quot;)+COUNTIF([.C9:.M9];&quot;52$&quot;)+COUNTIF([.C9:.M9];&quot;52☻&quot;)" office:value-type="float" office:value="2">
            <text:p>2</text:p>
          </table:table-cell>
          <table:table-cell table:style-name="ce63" table:formula="of:=COUNTIF([.C9:.M9];&quot;51¶&quot;)" office:value-type="float" office:value="2">
            <text:p>2</text:p>
          </table:table-cell>
          <table:table-cell table:style-name="ce63" table:formula="of:=COUNTIF([.C9:.M9];&quot;52¶&quot;)" office:value-type="float" office:value="2">
            <text:p>2</text:p>
          </table:table-cell>
          <table:table-cell table:style-name="ce63" table:formula="of:=COUNTIF([.C9:.M9];&quot;U&quot;)+COUNTIF([.C9:.M9];&quot;U☻&quot;)+COUNTIF([.C9:.M9];&quot;U☺&quot;)" office:value-type="float" office:value="1">
            <text:p>1</text:p>
          </table:table-cell>
          <table:table-cell table:style-name="ce63" table:formula="of:=COUNTIF([.C9:.M9];&quot;KVIT&quot;)+COUNTIF([.C9:.M9];&quot;KVIT☻&quot;)+COUNTIF([.C9:.M9];&quot;kvit$&quot;)" office:value-type="float" office:value="1">
            <text:p>1</text:p>
          </table:table-cell>
          <table:table-cell table:style-name="ce71" table:formula="of:=COUNTBLANK([.C9:.M9])" office:value-type="float" office:value="0">
            <text:p>0</text:p>
          </table:table-cell>
          <table:table-cell table:style-name="ce72" table:formula="of:=COUNTIF([.C9:.M9];&quot;x&quot;)" office:value-type="float" office:value="0">
            <text:p>0</text:p>
          </table:table-cell>
          <table:table-cell table:style-name="ce74" table:formula="of:=COUNTIF([.C9:.M9];&quot;51&quot;)+COUNTIF([.C9:.M9];&quot;51☻&quot;)+COUNTIF([.C9:.M9];&quot;2&quot;)+COUNTIF([.C9:.M9];&quot;52&quot;)+COUNTIF([.C9:.M9];&quot;52☻&quot;)+COUNTIF([.C9:.M9];&quot;51$&quot;)+COUNTIF([.C9:.M9];&quot;52$&quot;)" office:value-type="float" office:value="3">
            <text:p>3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/>
          <table:table-cell table:style-name="ce52" office:value-type="string">
            <office:annotation draw:style-name="gr1" draw:text-style-name="P1" svg:width="2.926cm" svg:height="2.317cm" svg:x="26.847cm" svg:y="5.152cm" draw:caption-point-x="-0.61cm" draw:caption-point-y="0.468cm">
              <dc:creator>MŠ</dc:creator>
              <dc:date>2013-12-23T00:00:00</dc:date>
              <text:p text:style-name="P1"><text:span text:style-name="T1">Ne morem 5., 6., 7.</text:span></text:p>
            </office:annotation>
            <text:p>RTG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1-09">
            <text:p>9. jan 13</text:p>
          </table:table-cell>
          <table:table-cell table:style-name="ce25" table:formula="of:=TEXT([.A10];&quot;Ddd&quot;)" office:value-type="string" office:string-value="sre">
            <text:p>sre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0" office:value-type="string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9" office:value-type="string">
            <text:p>TAL</text:p>
          </table:table-cell>
          <table:table-cell table:style-name="ce33" office:value-type="string">
            <text:p>MŠŠ</text:p>
          </table:table-cell>
          <table:table-cell table:style-name="ce63" table:formula="of:=COUNTIF([.C10:.M10];&quot;☻&quot;)+COUNTIF([.C10:.M10];&quot;52☻&quot;)+COUNTIF([.C10:.M10];&quot;51☻&quot;)+COUNTIF([.C10:.M10];&quot;1☻&quot;)+COUNTIF([.C10:.M10];&quot;KVIT☻&quot;)+COUNTIF([.C10:.M10];&quot;U☻&quot;)" office:value-type="float" office:value="1">
            <text:p>1</text:p>
          </table:table-cell>
          <table:table-cell table:style-name="ce63" table:formula="of:=COUNTIF([.C10:.M10];&quot;☺&quot;)+COUNTIF([.C10:.M10];&quot;52☺&quot;)+COUNTIF([.C10:.M10];&quot;51☺&quot;)+COUNTIF([.C10:.M10];&quot;1☺&quot;)+COUNTIF([.C10:.M10];&quot;KVIT☺&quot;)+COUNTIF([.C10:.M10];&quot;U☺&quot;)" office:value-type="float" office:value="1">
            <text:p>1</text:p>
          </table:table-cell>
          <table:table-cell table:style-name="ce63" table:formula="of:=COUNTIF([.C10:.M10];&quot;51&quot;)+COUNTIF([.C10:.M10];&quot;51$&quot;)+COUNTIF([.C10:.M10];&quot;51☻&quot;)" office:value-type="float" office:value="3">
            <text:p>3</text:p>
          </table:table-cell>
          <table:table-cell table:style-name="ce63" table:formula="of:=COUNTIF([.C10:.M10];&quot;52&quot;)+COUNTIF([.C10:.M10];&quot;52$&quot;)+COUNTIF([.C10:.M10];&quot;52☻&quot;)" office:value-type="float" office:value="1">
            <text:p>1</text:p>
          </table:table-cell>
          <table:table-cell table:style-name="ce63" table:formula="of:=COUNTIF([.C10:.M10];&quot;51¶&quot;)" office:value-type="float" office:value="1">
            <text:p>1</text:p>
          </table:table-cell>
          <table:table-cell table:style-name="ce63" table:formula="of:=COUNTIF([.C10:.M10];&quot;52¶&quot;)" office:value-type="float" office:value="1">
            <text:p>1</text:p>
          </table:table-cell>
          <table:table-cell table:style-name="ce63" table:formula="of:=COUNTIF([.C10:.M10];&quot;U&quot;)+COUNTIF([.C10:.M10];&quot;U☻&quot;)+COUNTIF([.C10:.M10];&quot;U☺&quot;)" office:value-type="float" office:value="1">
            <text:p>1</text:p>
          </table:table-cell>
          <table:table-cell table:style-name="ce63" table:formula="of:=COUNTIF([.C10:.M10];&quot;KVIT&quot;)+COUNTIF([.C10:.M10];&quot;KVIT☻&quot;)+COUNTIF([.C10:.M10];&quot;kvit$&quot;)" office:value-type="float" office:value="2">
            <text:p>2</text:p>
          </table:table-cell>
          <table:table-cell table:style-name="ce71" table:formula="of:=COUNTBLANK([.C10:.M10])" office:value-type="float" office:value="0">
            <text:p>0</text:p>
          </table:table-cell>
          <table:table-cell table:style-name="ce72" table:formula="of:=COUNTIF([.C10:.M10];&quot;x&quot;)" office:value-type="float" office:value="1">
            <text:p>1</text:p>
          </table:table-cell>
          <table:table-cell table:style-name="ce74" table:formula="of:=COUNTIF([.C10:.M10];&quot;51&quot;)+COUNTIF([.C10:.M10];&quot;51☻&quot;)+COUNTIF([.C10:.M10];&quot;2&quot;)+COUNTIF([.C10:.M10];&quot;52&quot;)+COUNTIF([.C10:.M10];&quot;52☻&quot;)+COUNTIF([.C10:.M10];&quot;51$&quot;)+COUNTIF([.C10:.M10];&quot;52$&quot;)" office:value-type="float" office:value="4">
            <text:p>4</text:p>
          </table:table-cell>
          <table:table-cell table:style-name="ce5" table:formula="of:=[$'Vzorci vnosov'.$A$11]" office:value-type="string" office:string-value="X">
            <text:p>X</text:p>
          </table:table-cell>
          <table:table-cell/>
          <table:table-cell table:style-name="ce59" office:value-type="string">
            <office:annotation draw:style-name="gr1" draw:text-style-name="P1" svg:width="2.903cm" svg:height="1.41cm" svg:x="26.847cm" svg:y="4.81cm" draw:caption-point-x="-0.61cm" draw:caption-point-y="1.511cm">
              <dc:creator>MŠ</dc:creator>
              <dc:date>2013-12-23T00:00:00</dc:date>
              <text:p text:style-name="P1"><text:span text:style-name="T1">Dopust do 16. ne more 17.23.29.30.</text:span></text:p>
            </office:annotation>
            <text:p>GRY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1-10">
            <text:p>10. jan 13</text:p>
          </table:table-cell>
          <table:table-cell table:style-name="ce25" table:formula="of:=TEXT([.A11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7" office:value-type="string">
            <text:p>HOL</text:p>
          </table:table-cell>
          <table:table-cell table:style-name="ce33" office:value-type="string">
            <text:p>MŠŠ</text:p>
          </table:table-cell>
          <table:table-cell table:style-name="ce63" table:formula="of:=COUNTIF([.C11:.M11];&quot;☻&quot;)+COUNTIF([.C11:.M11];&quot;52☻&quot;)+COUNTIF([.C11:.M11];&quot;51☻&quot;)+COUNTIF([.C11:.M11];&quot;1☻&quot;)+COUNTIF([.C11:.M11];&quot;KVIT☻&quot;)+COUNTIF([.C11:.M11];&quot;U☻&quot;)" office:value-type="float" office:value="1">
            <text:p>1</text:p>
          </table:table-cell>
          <table:table-cell table:style-name="ce63" table:formula="of:=COUNTIF([.C11:.M11];&quot;☺&quot;)+COUNTIF([.C11:.M11];&quot;52☺&quot;)+COUNTIF([.C11:.M11];&quot;51☺&quot;)+COUNTIF([.C11:.M11];&quot;1☺&quot;)+COUNTIF([.C11:.M11];&quot;KVIT☺&quot;)+COUNTIF([.C11:.M11];&quot;U☺&quot;)" office:value-type="float" office:value="0">
            <text:p>0</text:p>
          </table:table-cell>
          <table:table-cell table:style-name="ce63" table:formula="of:=COUNTIF([.C11:.M11];&quot;51&quot;)+COUNTIF([.C11:.M11];&quot;51$&quot;)+COUNTIF([.C11:.M11];&quot;51☻&quot;)" office:value-type="float" office:value="2">
            <text:p>2</text:p>
          </table:table-cell>
          <table:table-cell table:style-name="ce63" table:formula="of:=COUNTIF([.C11:.M11];&quot;52&quot;)+COUNTIF([.C11:.M11];&quot;52$&quot;)+COUNTIF([.C11:.M11];&quot;52☻&quot;)" office:value-type="float" office:value="2">
            <text:p>2</text:p>
          </table:table-cell>
          <table:table-cell table:style-name="ce63" table:formula="of:=COUNTIF([.C11:.M11];&quot;51¶&quot;)" office:value-type="float" office:value="1">
            <text:p>1</text:p>
          </table:table-cell>
          <table:table-cell table:style-name="ce63" table:formula="of:=COUNTIF([.C11:.M11];&quot;52¶&quot;)" office:value-type="float" office:value="1">
            <text:p>1</text:p>
          </table:table-cell>
          <table:table-cell table:style-name="ce63" table:formula="of:=COUNTIF([.C11:.M11];&quot;U&quot;)+COUNTIF([.C11:.M11];&quot;U☻&quot;)+COUNTIF([.C11:.M11];&quot;U☺&quot;)" office:value-type="float" office:value="1">
            <text:p>1</text:p>
          </table:table-cell>
          <table:table-cell table:style-name="ce63" table:formula="of:=COUNTIF([.C11:.M11];&quot;KVIT&quot;)+COUNTIF([.C11:.M11];&quot;KVIT☻&quot;)+COUNTIF([.C11:.M11];&quot;kvit$&quot;)" office:value-type="float" office:value="2">
            <text:p>2</text:p>
          </table:table-cell>
          <table:table-cell table:style-name="ce71" table:formula="of:=COUNTBLANK([.C11:.M11])" office:value-type="float" office:value="0">
            <text:p>0</text:p>
          </table:table-cell>
          <table:table-cell table:style-name="ce72" table:formula="of:=COUNTIF([.C11:.M11];&quot;x&quot;)" office:value-type="float" office:value="2">
            <text:p>2</text:p>
          </table:table-cell>
          <table:table-cell table:style-name="ce74" table:formula="of:=COUNTIF([.C11:.M11];&quot;51&quot;)+COUNTIF([.C11:.M11];&quot;51☻&quot;)+COUNTIF([.C11:.M11];&quot;2&quot;)+COUNTIF([.C11:.M11];&quot;52&quot;)+COUNTIF([.C11:.M11];&quot;52☻&quot;)+COUNTIF([.C11:.M11];&quot;51$&quot;)+COUNTIF([.C11:.M11];&quot;52$&quot;)" office:value-type="float" office:value="4">
            <text:p>4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1-11">
            <text:p>11. jan 13</text:p>
          </table:table-cell>
          <table:table-cell table:style-name="ce25" table:formula="of:=TEXT([.A12];&quot;Ddd&quot;)" office:value-type="string" office:string-value="pet">
            <text:p>p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9" office:value-type="string">
            <text:p>ORO</text:p>
          </table:table-cell>
          <table:table-cell table:style-name="ce33" office:value-type="string">
            <text:p>TAL</text:p>
          </table:table-cell>
          <table:table-cell table:style-name="ce63" table:formula="of:=COUNTIF([.C12:.M12];&quot;☻&quot;)+COUNTIF([.C12:.M12];&quot;52☻&quot;)+COUNTIF([.C12:.M12];&quot;51☻&quot;)+COUNTIF([.C12:.M12];&quot;1☻&quot;)+COUNTIF([.C12:.M12];&quot;KVIT☻&quot;)+COUNTIF([.C12:.M12];&quot;U☻&quot;)" office:value-type="float" office:value="1">
            <text:p>1</text:p>
          </table:table-cell>
          <table:table-cell table:style-name="ce63" table:formula="of:=COUNTIF([.C12:.M12];&quot;☺&quot;)+COUNTIF([.C12:.M12];&quot;52☺&quot;)+COUNTIF([.C12:.M12];&quot;51☺&quot;)+COUNTIF([.C12:.M12];&quot;1☺&quot;)+COUNTIF([.C12:.M12];&quot;KVIT☺&quot;)+COUNTIF([.C12:.M12];&quot;U☺&quot;)" office:value-type="float" office:value="1">
            <text:p>1</text:p>
          </table:table-cell>
          <table:table-cell table:style-name="ce63" table:formula="of:=COUNTIF([.C12:.M12];&quot;51&quot;)+COUNTIF([.C12:.M12];&quot;51$&quot;)+COUNTIF([.C12:.M12];&quot;51☻&quot;)" office:value-type="float" office:value="2">
            <text:p>2</text:p>
          </table:table-cell>
          <table:table-cell table:style-name="ce63" table:formula="of:=COUNTIF([.C12:.M12];&quot;52&quot;)+COUNTIF([.C12:.M12];&quot;52$&quot;)+COUNTIF([.C12:.M12];&quot;52☻&quot;)" office:value-type="float" office:value="1">
            <text:p>1</text:p>
          </table:table-cell>
          <table:table-cell table:style-name="ce63" table:formula="of:=COUNTIF([.C12:.M12];&quot;51¶&quot;)" office:value-type="float" office:value="1">
            <text:p>1</text:p>
          </table:table-cell>
          <table:table-cell table:style-name="ce63" table:formula="of:=COUNTIF([.C12:.M12];&quot;52¶&quot;)" office:value-type="float" office:value="1">
            <text:p>1</text:p>
          </table:table-cell>
          <table:table-cell table:style-name="ce63" table:formula="of:=COUNTIF([.C12:.M12];&quot;U&quot;)+COUNTIF([.C12:.M12];&quot;U☻&quot;)+COUNTIF([.C12:.M12];&quot;U☺&quot;)" office:value-type="float" office:value="1">
            <text:p>1</text:p>
          </table:table-cell>
          <table:table-cell table:style-name="ce63" table:formula="of:=COUNTIF([.C12:.M12];&quot;KVIT&quot;)+COUNTIF([.C12:.M12];&quot;KVIT☻&quot;)+COUNTIF([.C12:.M12];&quot;kvit$&quot;)" office:value-type="float" office:value="2">
            <text:p>2</text:p>
          </table:table-cell>
          <table:table-cell table:style-name="ce71" table:formula="of:=COUNTBLANK([.C12:.M12])" office:value-type="float" office:value="0">
            <text:p>0</text:p>
          </table:table-cell>
          <table:table-cell table:style-name="ce72" table:formula="of:=COUNTIF([.C12:.M12];&quot;x&quot;)" office:value-type="float" office:value="2">
            <text:p>2</text:p>
          </table:table-cell>
          <table:table-cell table:style-name="ce74" table:formula="of:=COUNTIF([.C12:.M12];&quot;51&quot;)+COUNTIF([.C12:.M12];&quot;51☻&quot;)+COUNTIF([.C12:.M12];&quot;2&quot;)+COUNTIF([.C12:.M12];&quot;52&quot;)+COUNTIF([.C12:.M12];&quot;52☻&quot;)+COUNTIF([.C12:.M12];&quot;51$&quot;)+COUNTIF([.C12:.M12];&quot;52$&quot;)" office:value-type="float" office:value="3">
            <text:p>3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1-12">
            <text:p>12. jan 13</text:p>
          </table:table-cell>
          <table:table-cell table:style-name="ce24" table:formula="of:=TEXT([.A13];&quot;Ddd&quot;)" office:value-type="string" office:string-value="sob">
            <text:p>sob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34" table:number-columns-repeated="3"/>
          <table:table-cell table:style-name="ce48"/>
          <table:table-cell table:style-name="ce34" table:number-columns-repeated="2"/>
          <table:table-cell table:style-name="ce48"/>
          <table:table-cell table:style-name="ce6" table:formula="of:=[$'Vzorci vnosov'.$A$14]" office:value-type="string" office:string-value="☻">
            <text:p>☻</text:p>
          </table:table-cell>
          <table:table-cell table:style-name="ce34" table:number-columns-repeated="2"/>
          <table:table-cell table:style-name="ce56" office:value-type="string">
            <text:p>KOS</text:p>
          </table:table-cell>
          <table:table-cell table:style-name="ce56" office:value-type="string">
            <text:p>TAL</text:p>
          </table:table-cell>
          <table:table-cell table:style-name="ce63" table:formula="of:=COUNTIF([.C13:.M13];&quot;☻&quot;)+COUNTIF([.C13:.M13];&quot;52☻&quot;)+COUNTIF([.C13:.M13];&quot;51☻&quot;)+COUNTIF([.C13:.M13];&quot;1☻&quot;)+COUNTIF([.C13:.M13];&quot;KVIT☻&quot;)+COUNTIF([.C13:.M13];&quot;U☻&quot;)" office:value-type="float" office:value="1">
            <text:p>1</text:p>
          </table:table-cell>
          <table:table-cell table:style-name="ce63" table:formula="of:=COUNTIF([.C13:.M13];&quot;☺&quot;)+COUNTIF([.C13:.M13];&quot;52☺&quot;)+COUNTIF([.C13:.M13];&quot;51☺&quot;)+COUNTIF([.C13:.M13];&quot;1☺&quot;)+COUNTIF([.C13:.M13];&quot;KVIT☺&quot;)+COUNTIF([.C13:.M13];&quot;U☺&quot;)" office:value-type="float" office:value="1">
            <text:p>1</text:p>
          </table:table-cell>
          <table:table-cell table:style-name="ce63" table:formula="of:=COUNTIF([.C13:.M13];&quot;51&quot;)+COUNTIF([.C13:.M13];&quot;51$&quot;)+COUNTIF([.C13:.M13];&quot;51☻&quot;)" office:value-type="float" office:value="0">
            <text:p>0</text:p>
          </table:table-cell>
          <table:table-cell table:style-name="ce63" table:formula="of:=COUNTIF([.C13:.M13];&quot;52&quot;)+COUNTIF([.C13:.M13];&quot;52$&quot;)+COUNTIF([.C13:.M13];&quot;52☻&quot;)" office:value-type="float" office:value="0">
            <text:p>0</text:p>
          </table:table-cell>
          <table:table-cell table:style-name="ce63" table:formula="of:=COUNTIF([.C13:.M13];&quot;51¶&quot;)" office:value-type="float" office:value="0">
            <text:p>0</text:p>
          </table:table-cell>
          <table:table-cell table:style-name="ce63" table:formula="of:=COUNTIF([.C13:.M13];&quot;52¶&quot;)" office:value-type="float" office:value="0">
            <text:p>0</text:p>
          </table:table-cell>
          <table:table-cell table:style-name="ce63" table:formula="of:=COUNTIF([.C13:.M13];&quot;U&quot;)+COUNTIF([.C13:.M13];&quot;U☻&quot;)+COUNTIF([.C13:.M13];&quot;U☺&quot;)" office:value-type="float" office:value="0">
            <text:p>0</text:p>
          </table:table-cell>
          <table:table-cell table:style-name="ce63" table:formula="of:=COUNTIF([.C13:.M13];&quot;KVIT&quot;)+COUNTIF([.C13:.M13];&quot;KVIT☻&quot;)+COUNTIF([.C13:.M13];&quot;kvit$&quot;)" office:value-type="float" office:value="0">
            <text:p>0</text:p>
          </table:table-cell>
          <table:table-cell table:style-name="ce71" table:formula="of:=COUNTBLANK([.C13:.M13])" office:value-type="float" office:value="9">
            <text:p>9</text:p>
          </table:table-cell>
          <table:table-cell table:style-name="ce72" table:formula="of:=COUNTIF([.C13:.M13];&quot;x&quot;)" office:value-type="float" office:value="0">
            <text:p>0</text:p>
          </table:table-cell>
          <table:table-cell table:style-name="ce74" table:formula="of:=COUNTIF([.C13:.M13];&quot;51&quot;)+COUNTIF([.C13:.M13];&quot;51☻&quot;)+COUNTIF([.C13:.M13];&quot;2&quot;)+COUNTIF([.C13:.M13];&quot;52&quot;)+COUNTIF([.C13:.M13];&quot;52☻&quot;)+COUNTIF([.C13:.M13];&quot;51$&quot;)+COUNTIF([.C13:.M13];&quot;52$&quot;)" office:value-type="float" office:value="0">
            <text:p>0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1-13">
            <text:p>13. jan 13</text:p>
          </table:table-cell>
          <table:table-cell table:style-name="ce24" table:formula="of:=TEXT([.A14];&quot;Ddd&quot;)" office:value-type="string" office:string-value="ned">
            <text:p>ned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48"/>
          <table:table-cell table:style-name="ce34"/>
          <table:table-cell table:style-name="ce48" table:number-columns-repeated="5"/>
          <table:table-cell table:style-name="ce6" table:formula="of:=[$'Vzorci vnosov'.$A$14]" office:value-type="string" office:string-value="☻">
            <text:p>☻</text:p>
          </table:table-cell>
          <table:table-cell table:style-name="ce48" table:number-columns-repeated="2"/>
          <table:table-cell table:style-name="ce56" office:value-type="string">
            <text:p>KOS</text:p>
          </table:table-cell>
          <table:table-cell table:style-name="ce56" office:value-type="string">
            <text:p>TAL</text:p>
          </table:table-cell>
          <table:table-cell table:style-name="ce63" table:formula="of:=COUNTIF([.C14:.M14];&quot;☻&quot;)+COUNTIF([.C14:.M14];&quot;52☻&quot;)+COUNTIF([.C14:.M14];&quot;51☻&quot;)+COUNTIF([.C14:.M14];&quot;1☻&quot;)+COUNTIF([.C14:.M14];&quot;KVIT☻&quot;)+COUNTIF([.C14:.M14];&quot;U☻&quot;)" office:value-type="float" office:value="1">
            <text:p>1</text:p>
          </table:table-cell>
          <table:table-cell table:style-name="ce63" table:formula="of:=COUNTIF([.C14:.M14];&quot;☺&quot;)+COUNTIF([.C14:.M14];&quot;52☺&quot;)+COUNTIF([.C14:.M14];&quot;51☺&quot;)+COUNTIF([.C14:.M14];&quot;1☺&quot;)+COUNTIF([.C14:.M14];&quot;KVIT☺&quot;)+COUNTIF([.C14:.M14];&quot;U☺&quot;)" office:value-type="float" office:value="1">
            <text:p>1</text:p>
          </table:table-cell>
          <table:table-cell table:style-name="ce63" table:formula="of:=COUNTIF([.C14:.M14];&quot;51&quot;)+COUNTIF([.C14:.M14];&quot;51$&quot;)+COUNTIF([.C14:.M14];&quot;51☻&quot;)" office:value-type="float" office:value="0">
            <text:p>0</text:p>
          </table:table-cell>
          <table:table-cell table:style-name="ce63" table:formula="of:=COUNTIF([.C14:.M14];&quot;52&quot;)+COUNTIF([.C14:.M14];&quot;52$&quot;)+COUNTIF([.C14:.M14];&quot;52☻&quot;)" office:value-type="float" office:value="0">
            <text:p>0</text:p>
          </table:table-cell>
          <table:table-cell table:style-name="ce63" table:formula="of:=COUNTIF([.C14:.M14];&quot;51¶&quot;)" office:value-type="float" office:value="0">
            <text:p>0</text:p>
          </table:table-cell>
          <table:table-cell table:style-name="ce63" table:formula="of:=COUNTIF([.C14:.M14];&quot;52¶&quot;)" office:value-type="float" office:value="0">
            <text:p>0</text:p>
          </table:table-cell>
          <table:table-cell table:style-name="ce63" table:formula="of:=COUNTIF([.C14:.M14];&quot;U&quot;)+COUNTIF([.C14:.M14];&quot;U☻&quot;)+COUNTIF([.C14:.M14];&quot;U☺&quot;)" office:value-type="float" office:value="0">
            <text:p>0</text:p>
          </table:table-cell>
          <table:table-cell table:style-name="ce63" table:formula="of:=COUNTIF([.C14:.M14];&quot;KVIT&quot;)+COUNTIF([.C14:.M14];&quot;KVIT☻&quot;)+COUNTIF([.C14:.M14];&quot;kvit$&quot;)" office:value-type="float" office:value="0">
            <text:p>0</text:p>
          </table:table-cell>
          <table:table-cell table:style-name="ce71" table:formula="of:=COUNTBLANK([.C14:.M14])" office:value-type="float" office:value="9">
            <text:p>9</text:p>
          </table:table-cell>
          <table:table-cell table:style-name="ce72" table:formula="of:=COUNTIF([.C14:.M14];&quot;x&quot;)" office:value-type="float" office:value="0">
            <text:p>0</text:p>
          </table:table-cell>
          <table:table-cell table:style-name="ce74" table:formula="of:=COUNTIF([.C14:.M14];&quot;51&quot;)+COUNTIF([.C14:.M14];&quot;51☻&quot;)+COUNTIF([.C14:.M14];&quot;2&quot;)+COUNTIF([.C14:.M14];&quot;52&quot;)+COUNTIF([.C14:.M14];&quot;52☻&quot;)+COUNTIF([.C14:.M14];&quot;51$&quot;)+COUNTIF([.C14:.M14];&quot;52$&quot;)" office:value-type="float" office:value="0">
            <text:p>0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1-14">
            <text:p>14. jan 13</text:p>
          </table:table-cell>
          <table:table-cell table:style-name="ce25" table:formula="of:=TEXT([.A15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9" office:value-type="string">
            <text:p>ROD</text:p>
          </table:table-cell>
          <table:table-cell table:style-name="ce33" office:value-type="string">
            <text:p>TAL</text:p>
          </table:table-cell>
          <table:table-cell table:style-name="ce63" table:formula="of:=COUNTIF([.C15:.M15];&quot;☻&quot;)+COUNTIF([.C15:.M15];&quot;52☻&quot;)+COUNTIF([.C15:.M15];&quot;51☻&quot;)+COUNTIF([.C15:.M15];&quot;1☻&quot;)+COUNTIF([.C15:.M15];&quot;KVIT☻&quot;)+COUNTIF([.C15:.M15];&quot;U☻&quot;)" office:value-type="float" office:value="1">
            <text:p>1</text:p>
          </table:table-cell>
          <table:table-cell table:style-name="ce63" table:formula="of:=COUNTIF([.C15:.M15];&quot;☺&quot;)+COUNTIF([.C15:.M15];&quot;52☺&quot;)+COUNTIF([.C15:.M15];&quot;51☺&quot;)+COUNTIF([.C15:.M15];&quot;1☺&quot;)+COUNTIF([.C15:.M15];&quot;KVIT☺&quot;)+COUNTIF([.C15:.M15];&quot;U☺&quot;)" office:value-type="float" office:value="0">
            <text:p>0</text:p>
          </table:table-cell>
          <table:table-cell table:style-name="ce63" table:formula="of:=COUNTIF([.C15:.M15];&quot;51&quot;)+COUNTIF([.C15:.M15];&quot;51$&quot;)+COUNTIF([.C15:.M15];&quot;51☻&quot;)" office:value-type="float" office:value="1">
            <text:p>1</text:p>
          </table:table-cell>
          <table:table-cell table:style-name="ce63" table:formula="of:=COUNTIF([.C15:.M15];&quot;52&quot;)+COUNTIF([.C15:.M15];&quot;52$&quot;)+COUNTIF([.C15:.M15];&quot;52☻&quot;)" office:value-type="float" office:value="2">
            <text:p>2</text:p>
          </table:table-cell>
          <table:table-cell table:style-name="ce63" table:formula="of:=COUNTIF([.C15:.M15];&quot;51¶&quot;)" office:value-type="float" office:value="1">
            <text:p>1</text:p>
          </table:table-cell>
          <table:table-cell table:style-name="ce63" table:formula="of:=COUNTIF([.C15:.M15];&quot;52¶&quot;)" office:value-type="float" office:value="1">
            <text:p>1</text:p>
          </table:table-cell>
          <table:table-cell table:style-name="ce63" table:formula="of:=COUNTIF([.C15:.M15];&quot;U&quot;)+COUNTIF([.C15:.M15];&quot;U☻&quot;)+COUNTIF([.C15:.M15];&quot;U☺&quot;)" office:value-type="float" office:value="1">
            <text:p>1</text:p>
          </table:table-cell>
          <table:table-cell table:style-name="ce63" table:formula="of:=COUNTIF([.C15:.M15];&quot;KVIT&quot;)+COUNTIF([.C15:.M15];&quot;KVIT☻&quot;)+COUNTIF([.C15:.M15];&quot;kvit$&quot;)" office:value-type="float" office:value="2">
            <text:p>2</text:p>
          </table:table-cell>
          <table:table-cell table:style-name="ce71" table:formula="of:=COUNTBLANK([.C15:.M15])" office:value-type="float" office:value="0">
            <text:p>0</text:p>
          </table:table-cell>
          <table:table-cell table:style-name="ce72" table:formula="of:=COUNTIF([.C15:.M15];&quot;x&quot;)" office:value-type="float" office:value="2">
            <text:p>2</text:p>
          </table:table-cell>
          <table:table-cell table:style-name="ce74" table:formula="of:=COUNTIF([.C15:.M15];&quot;51&quot;)+COUNTIF([.C15:.M15];&quot;51☻&quot;)+COUNTIF([.C15:.M15];&quot;2&quot;)+COUNTIF([.C15:.M15];&quot;52&quot;)+COUNTIF([.C15:.M15];&quot;52☻&quot;)+COUNTIF([.C15:.M15];&quot;51$&quot;)+COUNTIF([.C15:.M15];&quot;52$&quot;)" office:value-type="float" office:value="3">
            <text:p>3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1-15">
            <text:p>15. jan 13</text:p>
          </table:table-cell>
          <table:table-cell table:style-name="ce25" table:formula="of:=TEXT([.A16];&quot;Ddd&quot;)" office:value-type="string" office:string-value="tor">
            <text:p>t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0" office:value-type="string">
            <text:p>K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1" office:value-type="string">
            <text:p>NPK</text:p>
          </table:table-cell>
          <table:table-cell table:style-name="ce52" office:value-type="string">
            <office:annotation draw:style-name="gr1" draw:text-style-name="P1" svg:width="2.927cm" svg:height="2.317cm" svg:x="10.591cm" svg:y="10.06cm" draw:caption-point-x="-0.609cm" draw:caption-point-y="0.468cm">
              <dc:creator>MŠ</dc:creator>
              <dc:date>2013-12-23T00:00:00</dc:date>
              <text:p text:style-name="P1"><text:span text:style-name="T1">Ne morem 5., 6., 7.</text:span></text:p>
            </office:annotation>
            <text:p>RTG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5" office:value-type="string">
            <text:p>MIR</text:p>
          </table:table-cell>
          <table:table-cell table:style-name="ce33" office:value-type="string">
            <text:p>TAL</text:p>
          </table:table-cell>
          <table:table-cell table:style-name="ce63" table:formula="of:=COUNTIF([.C16:.M16];&quot;☻&quot;)+COUNTIF([.C16:.M16];&quot;52☻&quot;)+COUNTIF([.C16:.M16];&quot;51☻&quot;)+COUNTIF([.C16:.M16];&quot;1☻&quot;)+COUNTIF([.C16:.M16];&quot;KVIT☻&quot;)+COUNTIF([.C16:.M16];&quot;U☻&quot;)" office:value-type="float" office:value="1">
            <text:p>1</text:p>
          </table:table-cell>
          <table:table-cell table:style-name="ce63" table:formula="of:=COUNTIF([.C16:.M16];&quot;☺&quot;)+COUNTIF([.C16:.M16];&quot;52☺&quot;)+COUNTIF([.C16:.M16];&quot;51☺&quot;)+COUNTIF([.C16:.M16];&quot;1☺&quot;)+COUNTIF([.C16:.M16];&quot;KVIT☺&quot;)+COUNTIF([.C16:.M16];&quot;U☺&quot;)" office:value-type="float" office:value="0">
            <text:p>0</text:p>
          </table:table-cell>
          <table:table-cell table:style-name="ce63" table:formula="of:=COUNTIF([.C16:.M16];&quot;51&quot;)+COUNTIF([.C16:.M16];&quot;51$&quot;)+COUNTIF([.C16:.M16];&quot;51☻&quot;)" office:value-type="float" office:value="1">
            <text:p>1</text:p>
          </table:table-cell>
          <table:table-cell table:style-name="ce63" table:formula="of:=COUNTIF([.C16:.M16];&quot;52&quot;)+COUNTIF([.C16:.M16];&quot;52$&quot;)+COUNTIF([.C16:.M16];&quot;52☻&quot;)" office:value-type="float" office:value="1">
            <text:p>1</text:p>
          </table:table-cell>
          <table:table-cell table:style-name="ce63" table:formula="of:=COUNTIF([.C16:.M16];&quot;51¶&quot;)" office:value-type="float" office:value="2">
            <text:p>2</text:p>
          </table:table-cell>
          <table:table-cell table:style-name="ce63" table:formula="of:=COUNTIF([.C16:.M16];&quot;52¶&quot;)" office:value-type="float" office:value="1">
            <text:p>1</text:p>
          </table:table-cell>
          <table:table-cell table:style-name="ce63" table:formula="of:=COUNTIF([.C16:.M16];&quot;U&quot;)+COUNTIF([.C16:.M16];&quot;U☻&quot;)+COUNTIF([.C16:.M16];&quot;U☺&quot;)" office:value-type="float" office:value="1">
            <text:p>1</text:p>
          </table:table-cell>
          <table:table-cell table:style-name="ce63" table:formula="of:=COUNTIF([.C16:.M16];&quot;KVIT&quot;)+COUNTIF([.C16:.M16];&quot;KVIT☻&quot;)+COUNTIF([.C16:.M16];&quot;kvit$&quot;)" office:value-type="float" office:value="2">
            <text:p>2</text:p>
          </table:table-cell>
          <table:table-cell table:style-name="ce71" table:formula="of:=COUNTBLANK([.C16:.M16])" office:value-type="float" office:value="0">
            <text:p>0</text:p>
          </table:table-cell>
          <table:table-cell table:style-name="ce72" table:formula="of:=COUNTIF([.C16:.M16];&quot;x&quot;)" office:value-type="float" office:value="0">
            <text:p>0</text:p>
          </table:table-cell>
          <table:table-cell table:style-name="ce74" table:formula="of:=COUNTIF([.C16:.M16];&quot;51&quot;)+COUNTIF([.C16:.M16];&quot;51☻&quot;)+COUNTIF([.C16:.M16];&quot;2&quot;)+COUNTIF([.C16:.M16];&quot;52&quot;)+COUNTIF([.C16:.M16];&quot;52☻&quot;)+COUNTIF([.C16:.M16];&quot;51$&quot;)+COUNTIF([.C16:.M16];&quot;52$&quot;)" office:value-type="float" office:value="2">
            <text:p>2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1-16">
            <text:p>16. jan 13</text:p>
          </table:table-cell>
          <table:table-cell table:style-name="ce25" table:formula="of:=TEXT([.A17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0" office:value-type="string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2" office:value-type="string">
            <office:annotation draw:style-name="gr1" draw:text-style-name="P1" svg:width="2.927cm" svg:height="2.317cm" svg:x="10.591cm" svg:y="10.761cm" draw:caption-point-x="-0.609cm" draw:caption-point-y="0.468cm">
              <dc:creator>MŠ</dc:creator>
              <dc:date>2013-12-23T00:00:00</dc:date>
              <text:p text:style-name="P1"><text:span text:style-name="T1">Ne morem 5., 6., 7.</text:span></text:p>
            </office:annotation>
            <text:p>RTG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9" office:value-type="string">
            <text:p>ŠTU</text:p>
          </table:table-cell>
          <table:table-cell table:style-name="ce33" office:value-type="string">
            <text:p>DAN</text:p>
          </table:table-cell>
          <table:table-cell table:style-name="ce63" table:formula="of:=COUNTIF([.C17:.M17];&quot;☻&quot;)+COUNTIF([.C17:.M17];&quot;52☻&quot;)+COUNTIF([.C17:.M17];&quot;51☻&quot;)+COUNTIF([.C17:.M17];&quot;1☻&quot;)+COUNTIF([.C17:.M17];&quot;KVIT☻&quot;)+COUNTIF([.C17:.M17];&quot;U☻&quot;)" office:value-type="float" office:value="1">
            <text:p>1</text:p>
          </table:table-cell>
          <table:table-cell table:style-name="ce63" table:formula="of:=COUNTIF([.C17:.M17];&quot;☺&quot;)+COUNTIF([.C17:.M17];&quot;52☺&quot;)+COUNTIF([.C17:.M17];&quot;51☺&quot;)+COUNTIF([.C17:.M17];&quot;1☺&quot;)+COUNTIF([.C17:.M17];&quot;KVIT☺&quot;)+COUNTIF([.C17:.M17];&quot;U☺&quot;)" office:value-type="float" office:value="0">
            <text:p>0</text:p>
          </table:table-cell>
          <table:table-cell table:style-name="ce63" table:formula="of:=COUNTIF([.C17:.M17];&quot;51&quot;)+COUNTIF([.C17:.M17];&quot;51$&quot;)+COUNTIF([.C17:.M17];&quot;51☻&quot;)" office:value-type="float" office:value="2">
            <text:p>2</text:p>
          </table:table-cell>
          <table:table-cell table:style-name="ce63" table:formula="of:=COUNTIF([.C17:.M17];&quot;52&quot;)+COUNTIF([.C17:.M17];&quot;52$&quot;)+COUNTIF([.C17:.M17];&quot;52☻&quot;)" office:value-type="float" office:value="1">
            <text:p>1</text:p>
          </table:table-cell>
          <table:table-cell table:style-name="ce63" table:formula="of:=COUNTIF([.C17:.M17];&quot;51¶&quot;)" office:value-type="float" office:value="1">
            <text:p>1</text:p>
          </table:table-cell>
          <table:table-cell table:style-name="ce63" table:formula="of:=COUNTIF([.C17:.M17];&quot;52¶&quot;)" office:value-type="float" office:value="1">
            <text:p>1</text:p>
          </table:table-cell>
          <table:table-cell table:style-name="ce63" table:formula="of:=COUNTIF([.C17:.M17];&quot;U&quot;)+COUNTIF([.C17:.M17];&quot;U☻&quot;)+COUNTIF([.C17:.M17];&quot;U☺&quot;)" office:value-type="float" office:value="0">
            <text:p>0</text:p>
          </table:table-cell>
          <table:table-cell table:style-name="ce63" table:formula="of:=COUNTIF([.C17:.M17];&quot;KVIT&quot;)+COUNTIF([.C17:.M17];&quot;KVIT☻&quot;)+COUNTIF([.C17:.M17];&quot;kvit$&quot;)" office:value-type="float" office:value="1">
            <text:p>1</text:p>
          </table:table-cell>
          <table:table-cell table:style-name="ce71" table:formula="of:=COUNTBLANK([.C17:.M17])" office:value-type="float" office:value="0">
            <text:p>0</text:p>
          </table:table-cell>
          <table:table-cell table:style-name="ce72" table:formula="of:=COUNTIF([.C17:.M17];&quot;x&quot;)" office:value-type="float" office:value="3">
            <text:p>3</text:p>
          </table:table-cell>
          <table:table-cell table:style-name="ce74" table:formula="of:=COUNTIF([.C17:.M17];&quot;51&quot;)+COUNTIF([.C17:.M17];&quot;51☻&quot;)+COUNTIF([.C17:.M17];&quot;2&quot;)+COUNTIF([.C17:.M17];&quot;52&quot;)+COUNTIF([.C17:.M17];&quot;52☻&quot;)+COUNTIF([.C17:.M17];&quot;51$&quot;)+COUNTIF([.C17:.M17];&quot;52$&quot;)" office:value-type="float" office:value="3">
            <text:p>3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1-17">
            <text:p>17. jan 13</text:p>
          </table:table-cell>
          <table:table-cell table:style-name="ce25" table:formula="of:=TEXT([.A18];&quot;Ddd&quot;)" office:value-type="string" office:string-value="čet">
            <text:p>č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9" office:value-type="string">
            <text:p>TAL</text:p>
          </table:table-cell>
          <table:table-cell table:style-name="ce33" office:value-type="string">
            <text:p>ŠOŠ</text:p>
          </table:table-cell>
          <table:table-cell table:style-name="ce63" table:formula="of:=COUNTIF([.C18:.M18];&quot;☻&quot;)+COUNTIF([.C18:.M18];&quot;52☻&quot;)+COUNTIF([.C18:.M18];&quot;51☻&quot;)+COUNTIF([.C18:.M18];&quot;1☻&quot;)+COUNTIF([.C18:.M18];&quot;KVIT☻&quot;)+COUNTIF([.C18:.M18];&quot;U☻&quot;)" office:value-type="float" office:value="1">
            <text:p>1</text:p>
          </table:table-cell>
          <table:table-cell table:style-name="ce63" table:formula="of:=COUNTIF([.C18:.M18];&quot;☺&quot;)+COUNTIF([.C18:.M18];&quot;52☺&quot;)+COUNTIF([.C18:.M18];&quot;51☺&quot;)+COUNTIF([.C18:.M18];&quot;1☺&quot;)+COUNTIF([.C18:.M18];&quot;KVIT☺&quot;)+COUNTIF([.C18:.M18];&quot;U☺&quot;)" office:value-type="float" office:value="1">
            <text:p>1</text:p>
          </table:table-cell>
          <table:table-cell table:style-name="ce63" table:formula="of:=COUNTIF([.C18:.M18];&quot;51&quot;)+COUNTIF([.C18:.M18];&quot;51$&quot;)+COUNTIF([.C18:.M18];&quot;51☻&quot;)" office:value-type="float" office:value="2">
            <text:p>2</text:p>
          </table:table-cell>
          <table:table-cell table:style-name="ce63" table:formula="of:=COUNTIF([.C18:.M18];&quot;52&quot;)+COUNTIF([.C18:.M18];&quot;52$&quot;)+COUNTIF([.C18:.M18];&quot;52☻&quot;)" office:value-type="float" office:value="0">
            <text:p>0</text:p>
          </table:table-cell>
          <table:table-cell table:style-name="ce63" table:formula="of:=COUNTIF([.C18:.M18];&quot;51¶&quot;)" office:value-type="float" office:value="1">
            <text:p>1</text:p>
          </table:table-cell>
          <table:table-cell table:style-name="ce63" table:formula="of:=COUNTIF([.C18:.M18];&quot;52¶&quot;)" office:value-type="float" office:value="1">
            <text:p>1</text:p>
          </table:table-cell>
          <table:table-cell table:style-name="ce63" table:formula="of:=COUNTIF([.C18:.M18];&quot;U&quot;)+COUNTIF([.C18:.M18];&quot;U☻&quot;)+COUNTIF([.C18:.M18];&quot;U☺&quot;)" office:value-type="float" office:value="1">
            <text:p>1</text:p>
          </table:table-cell>
          <table:table-cell table:style-name="ce63" table:formula="of:=COUNTIF([.C18:.M18];&quot;KVIT&quot;)+COUNTIF([.C18:.M18];&quot;KVIT☻&quot;)+COUNTIF([.C18:.M18];&quot;kvit$&quot;)" office:value-type="float" office:value="3">
            <text:p>3</text:p>
          </table:table-cell>
          <table:table-cell table:style-name="ce71" table:formula="of:=COUNTBLANK([.C18:.M18])" office:value-type="float" office:value="0">
            <text:p>0</text:p>
          </table:table-cell>
          <table:table-cell table:style-name="ce72" table:formula="of:=COUNTIF([.C18:.M18];&quot;x&quot;)" office:value-type="float" office:value="1">
            <text:p>1</text:p>
          </table:table-cell>
          <table:table-cell table:style-name="ce74" table:formula="of:=COUNTIF([.C18:.M18];&quot;51&quot;)+COUNTIF([.C18:.M18];&quot;51☻&quot;)+COUNTIF([.C18:.M18];&quot;2&quot;)+COUNTIF([.C18:.M18];&quot;52&quot;)+COUNTIF([.C18:.M18];&quot;52☻&quot;)+COUNTIF([.C18:.M18];&quot;51$&quot;)+COUNTIF([.C18:.M18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1-18">
            <text:p>18. jan 13</text:p>
          </table:table-cell>
          <table:table-cell table:style-name="ce25" table:formula="of:=TEXT([.A19];&quot;Ddd&quot;)" office:value-type="string" office:string-value="pet">
            <text:p>pe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9" office:value-type="string">
            <text:p>ORO</text:p>
          </table:table-cell>
          <table:table-cell table:style-name="ce33" office:value-type="string">
            <text:p>ŠOŠ</text:p>
          </table:table-cell>
          <table:table-cell table:style-name="ce63" table:formula="of:=COUNTIF([.C19:.M19];&quot;☻&quot;)+COUNTIF([.C19:.M19];&quot;52☻&quot;)+COUNTIF([.C19:.M19];&quot;51☻&quot;)+COUNTIF([.C19:.M19];&quot;1☻&quot;)+COUNTIF([.C19:.M19];&quot;KVIT☻&quot;)+COUNTIF([.C19:.M19];&quot;U☻&quot;)" office:value-type="float" office:value="1">
            <text:p>1</text:p>
          </table:table-cell>
          <table:table-cell table:style-name="ce63" table:formula="of:=COUNTIF([.C19:.M19];&quot;☺&quot;)+COUNTIF([.C19:.M19];&quot;52☺&quot;)+COUNTIF([.C19:.M19];&quot;51☺&quot;)+COUNTIF([.C19:.M19];&quot;1☺&quot;)+COUNTIF([.C19:.M19];&quot;KVIT☺&quot;)+COUNTIF([.C19:.M19];&quot;U☺&quot;)" office:value-type="float" office:value="1">
            <text:p>1</text:p>
          </table:table-cell>
          <table:table-cell table:style-name="ce63" table:formula="of:=COUNTIF([.C19:.M19];&quot;51&quot;)+COUNTIF([.C19:.M19];&quot;51$&quot;)+COUNTIF([.C19:.M19];&quot;51☻&quot;)" office:value-type="float" office:value="2">
            <text:p>2</text:p>
          </table:table-cell>
          <table:table-cell table:style-name="ce63" table:formula="of:=COUNTIF([.C19:.M19];&quot;52&quot;)+COUNTIF([.C19:.M19];&quot;52$&quot;)+COUNTIF([.C19:.M19];&quot;52☻&quot;)" office:value-type="float" office:value="2">
            <text:p>2</text:p>
          </table:table-cell>
          <table:table-cell table:style-name="ce63" table:formula="of:=COUNTIF([.C19:.M19];&quot;51¶&quot;)" office:value-type="float" office:value="1">
            <text:p>1</text:p>
          </table:table-cell>
          <table:table-cell table:style-name="ce63" table:formula="of:=COUNTIF([.C19:.M19];&quot;52¶&quot;)" office:value-type="float" office:value="0">
            <text:p>0</text:p>
          </table:table-cell>
          <table:table-cell table:style-name="ce63" table:formula="of:=COUNTIF([.C19:.M19];&quot;U&quot;)+COUNTIF([.C19:.M19];&quot;U☻&quot;)+COUNTIF([.C19:.M19];&quot;U☺&quot;)" office:value-type="float" office:value="1">
            <text:p>1</text:p>
          </table:table-cell>
          <table:table-cell table:style-name="ce63" table:formula="of:=COUNTIF([.C19:.M19];&quot;KVIT&quot;)+COUNTIF([.C19:.M19];&quot;KVIT☻&quot;)+COUNTIF([.C19:.M19];&quot;kvit$&quot;)" office:value-type="float" office:value="2">
            <text:p>2</text:p>
          </table:table-cell>
          <table:table-cell table:style-name="ce71" table:formula="of:=COUNTBLANK([.C19:.M19])" office:value-type="float" office:value="0">
            <text:p>0</text:p>
          </table:table-cell>
          <table:table-cell table:style-name="ce72" table:formula="of:=COUNTIF([.C19:.M19];&quot;x&quot;)" office:value-type="float" office:value="1">
            <text:p>1</text:p>
          </table:table-cell>
          <table:table-cell table:style-name="ce74" table:formula="of:=COUNTIF([.C19:.M19];&quot;51&quot;)+COUNTIF([.C19:.M19];&quot;51☻&quot;)+COUNTIF([.C19:.M19];&quot;2&quot;)+COUNTIF([.C19:.M19];&quot;52&quot;)+COUNTIF([.C19:.M19];&quot;52☻&quot;)+COUNTIF([.C19:.M19];&quot;51$&quot;)+COUNTIF([.C19:.M19];&quot;52$&quot;)" office:value-type="float" office:value="4">
            <text:p>4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1-19">
            <text:p>19. jan 13</text:p>
          </table:table-cell>
          <table:table-cell table:style-name="ce24" table:formula="of:=TEXT([.A20];&quot;Ddd&quot;)" office:value-type="string" office:string-value="sob">
            <text:p>sob</text:p>
          </table:table-cell>
          <table:table-cell table:style-name="ce35">
            <office:annotation draw:style-name="gr1" draw:text-style-name="P1" svg:width="2.902cm" svg:height="0.608cm" svg:x="3.381cm" svg:y="11.818cm" draw:caption-point-x="-0.61cm" draw:caption-point-y="1.515cm">
              <dc:creator>MŠ</dc:creator>
              <dc:date>2013-12-23T00:00:00</dc:date>
              <text:p text:style-name="P1"><text:span text:style-name="T1">artros</text:span></text:p>
            </office:annotation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49" table:number-columns-repeated="5"/>
          <table:table-cell table:style-name="ce36"/>
          <table:table-cell table:style-name="ce49" table:number-columns-repeated="3"/>
          <table:table-cell table:style-name="ce58" office:value-type="string">
            <text:p>GRY</text:p>
          </table:table-cell>
          <table:table-cell table:style-name="ce56" office:value-type="string">
            <text:p>MIO</text:p>
          </table:table-cell>
          <table:table-cell table:style-name="ce63" table:formula="of:=COUNTIF([.C20:.M20];&quot;☻&quot;)+COUNTIF([.C20:.M20];&quot;52☻&quot;)+COUNTIF([.C20:.M20];&quot;51☻&quot;)+COUNTIF([.C20:.M20];&quot;1☻&quot;)+COUNTIF([.C20:.M20];&quot;KVIT☻&quot;)+COUNTIF([.C20:.M20];&quot;U☻&quot;)" office:value-type="float" office:value="1">
            <text:p>1</text:p>
          </table:table-cell>
          <table:table-cell table:style-name="ce63" table:formula="of:=COUNTIF([.C20:.M20];&quot;☺&quot;)+COUNTIF([.C20:.M20];&quot;52☺&quot;)+COUNTIF([.C20:.M20];&quot;51☺&quot;)+COUNTIF([.C20:.M20];&quot;1☺&quot;)+COUNTIF([.C20:.M20];&quot;KVIT☺&quot;)+COUNTIF([.C20:.M20];&quot;U☺&quot;)" office:value-type="float" office:value="0">
            <text:p>0</text:p>
          </table:table-cell>
          <table:table-cell table:style-name="ce63" table:formula="of:=COUNTIF([.C20:.M20];&quot;51&quot;)+COUNTIF([.C20:.M20];&quot;51$&quot;)+COUNTIF([.C20:.M20];&quot;51☻&quot;)" office:value-type="float" office:value="0">
            <text:p>0</text:p>
          </table:table-cell>
          <table:table-cell table:style-name="ce63" table:formula="of:=COUNTIF([.C20:.M20];&quot;52&quot;)+COUNTIF([.C20:.M20];&quot;52$&quot;)+COUNTIF([.C20:.M20];&quot;52☻&quot;)" office:value-type="float" office:value="0">
            <text:p>0</text:p>
          </table:table-cell>
          <table:table-cell table:style-name="ce63" table:formula="of:=COUNTIF([.C20:.M20];&quot;51¶&quot;)" office:value-type="float" office:value="0">
            <text:p>0</text:p>
          </table:table-cell>
          <table:table-cell table:style-name="ce63" table:formula="of:=COUNTIF([.C20:.M20];&quot;52¶&quot;)" office:value-type="float" office:value="0">
            <text:p>0</text:p>
          </table:table-cell>
          <table:table-cell table:style-name="ce63" table:formula="of:=COUNTIF([.C20:.M20];&quot;U&quot;)+COUNTIF([.C20:.M20];&quot;U☻&quot;)+COUNTIF([.C20:.M20];&quot;U☺&quot;)" office:value-type="float" office:value="0">
            <text:p>0</text:p>
          </table:table-cell>
          <table:table-cell table:style-name="ce63" table:formula="of:=COUNTIF([.C20:.M20];&quot;KVIT&quot;)+COUNTIF([.C20:.M20];&quot;KVIT☻&quot;)+COUNTIF([.C20:.M20];&quot;kvit$&quot;)" office:value-type="float" office:value="0">
            <text:p>0</text:p>
          </table:table-cell>
          <table:table-cell table:style-name="ce71" table:formula="of:=COUNTBLANK([.C20:.M20])" office:value-type="float" office:value="10">
            <text:p>10</text:p>
          </table:table-cell>
          <table:table-cell table:style-name="ce72" table:formula="of:=COUNTIF([.C20:.M20];&quot;x&quot;)" office:value-type="float" office:value="0">
            <text:p>0</text:p>
          </table:table-cell>
          <table:table-cell table:style-name="ce74" table:formula="of:=COUNTIF([.C20:.M20];&quot;51&quot;)+COUNTIF([.C20:.M20];&quot;51☻&quot;)+COUNTIF([.C20:.M20];&quot;2&quot;)+COUNTIF([.C20:.M20];&quot;52&quot;)+COUNTIF([.C20:.M20];&quot;52☻&quot;)+COUNTIF([.C20:.M20];&quot;51$&quot;)+COUNTIF([.C20:.M20];&quot;52$&quot;)" office:value-type="float" office:value="0">
            <text:p>0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1-20">
            <text:p>20. jan 13</text:p>
          </table:table-cell>
          <table:table-cell table:style-name="ce24" table:formula="of:=TEXT([.A21];&quot;Ddd&quot;)" office:value-type="string" office:string-value="ned">
            <text:p>ned</text:p>
          </table:table-cell>
          <table:table-cell table:style-name="ce36"/>
          <table:table-cell table:style-name="ce6" table:formula="of:=[$'Vzorci vnosov'.$A$14]" office:value-type="string" office:string-value="☻">
            <text:p>☻</text:p>
          </table:table-cell>
          <table:table-cell table:style-name="ce36" table:number-columns-repeated="9"/>
          <table:table-cell table:style-name="ce58" office:value-type="string">
            <text:p>PIR</text:p>
          </table:table-cell>
          <table:table-cell table:style-name="ce56" office:value-type="string">
            <text:p>MIO</text:p>
          </table:table-cell>
          <table:table-cell table:style-name="ce63" table:formula="of:=COUNTIF([.C21:.M21];&quot;☻&quot;)+COUNTIF([.C21:.M21];&quot;52☻&quot;)+COUNTIF([.C21:.M21];&quot;51☻&quot;)+COUNTIF([.C21:.M21];&quot;1☻&quot;)+COUNTIF([.C21:.M21];&quot;KVIT☻&quot;)+COUNTIF([.C21:.M21];&quot;U☻&quot;)" office:value-type="float" office:value="1">
            <text:p>1</text:p>
          </table:table-cell>
          <table:table-cell table:style-name="ce63" table:formula="of:=COUNTIF([.C21:.M21];&quot;☺&quot;)+COUNTIF([.C21:.M21];&quot;52☺&quot;)+COUNTIF([.C21:.M21];&quot;51☺&quot;)+COUNTIF([.C21:.M21];&quot;1☺&quot;)+COUNTIF([.C21:.M21];&quot;KVIT☺&quot;)+COUNTIF([.C21:.M21];&quot;U☺&quot;)" office:value-type="float" office:value="0">
            <text:p>0</text:p>
          </table:table-cell>
          <table:table-cell table:style-name="ce63" table:formula="of:=COUNTIF([.C21:.M21];&quot;51&quot;)+COUNTIF([.C21:.M21];&quot;51$&quot;)+COUNTIF([.C21:.M21];&quot;51☻&quot;)" office:value-type="float" office:value="0">
            <text:p>0</text:p>
          </table:table-cell>
          <table:table-cell table:style-name="ce63" table:formula="of:=COUNTIF([.C21:.M21];&quot;52&quot;)+COUNTIF([.C21:.M21];&quot;52$&quot;)+COUNTIF([.C21:.M21];&quot;52☻&quot;)" office:value-type="float" office:value="0">
            <text:p>0</text:p>
          </table:table-cell>
          <table:table-cell table:style-name="ce63" table:formula="of:=COUNTIF([.C21:.M21];&quot;51¶&quot;)" office:value-type="float" office:value="0">
            <text:p>0</text:p>
          </table:table-cell>
          <table:table-cell table:style-name="ce63" table:formula="of:=COUNTIF([.C21:.M21];&quot;52¶&quot;)" office:value-type="float" office:value="0">
            <text:p>0</text:p>
          </table:table-cell>
          <table:table-cell table:style-name="ce63" table:formula="of:=COUNTIF([.C21:.M21];&quot;U&quot;)+COUNTIF([.C21:.M21];&quot;U☻&quot;)+COUNTIF([.C21:.M21];&quot;U☺&quot;)" office:value-type="float" office:value="0">
            <text:p>0</text:p>
          </table:table-cell>
          <table:table-cell table:style-name="ce63" table:formula="of:=COUNTIF([.C21:.M21];&quot;KVIT&quot;)+COUNTIF([.C21:.M21];&quot;KVIT☻&quot;)+COUNTIF([.C21:.M21];&quot;kvit$&quot;)" office:value-type="float" office:value="0">
            <text:p>0</text:p>
          </table:table-cell>
          <table:table-cell table:style-name="ce71" table:formula="of:=COUNTBLANK([.C21:.M21])" office:value-type="float" office:value="10">
            <text:p>10</text:p>
          </table:table-cell>
          <table:table-cell table:style-name="ce72" table:formula="of:=COUNTIF([.C21:.M21];&quot;x&quot;)" office:value-type="float" office:value="0">
            <text:p>0</text:p>
          </table:table-cell>
          <table:table-cell table:style-name="ce74" table:formula="of:=COUNTIF([.C21:.M21];&quot;51&quot;)+COUNTIF([.C21:.M21];&quot;51☻&quot;)+COUNTIF([.C21:.M21];&quot;2&quot;)+COUNTIF([.C21:.M21];&quot;52&quot;)+COUNTIF([.C21:.M21];&quot;52☻&quot;)+COUNTIF([.C21:.M21];&quot;51$&quot;)+COUNTIF([.C21:.M21];&quot;52$&quot;)" office:value-type="float" office:value="0">
            <text:p>0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1-21">
            <text:p>21. jan 13</text:p>
          </table:table-cell>
          <table:table-cell table:style-name="ce25" table:formula="of:=TEXT([.A22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5" office:value-type="string">
            <text:p>MF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9" office:value-type="string">
            <text:p>ŠTU</text:p>
          </table:table-cell>
          <table:table-cell table:style-name="ce33" office:value-type="string">
            <text:p>MŠŠ</text:p>
          </table:table-cell>
          <table:table-cell table:style-name="ce63" table:formula="of:=COUNTIF([.C22:.M22];&quot;☻&quot;)+COUNTIF([.C22:.M22];&quot;52☻&quot;)+COUNTIF([.C22:.M22];&quot;51☻&quot;)+COUNTIF([.C22:.M22];&quot;1☻&quot;)+COUNTIF([.C22:.M22];&quot;KVIT☻&quot;)+COUNTIF([.C22:.M22];&quot;U☻&quot;)" office:value-type="float" office:value="1">
            <text:p>1</text:p>
          </table:table-cell>
          <table:table-cell table:style-name="ce63" table:formula="of:=COUNTIF([.C22:.M22];&quot;☺&quot;)+COUNTIF([.C22:.M22];&quot;52☺&quot;)+COUNTIF([.C22:.M22];&quot;51☺&quot;)+COUNTIF([.C22:.M22];&quot;1☺&quot;)+COUNTIF([.C22:.M22];&quot;KVIT☺&quot;)+COUNTIF([.C22:.M22];&quot;U☺&quot;)" office:value-type="float" office:value="0">
            <text:p>0</text:p>
          </table:table-cell>
          <table:table-cell table:style-name="ce63" table:formula="of:=COUNTIF([.C22:.M22];&quot;51&quot;)+COUNTIF([.C22:.M22];&quot;51$&quot;)+COUNTIF([.C22:.M22];&quot;51☻&quot;)" office:value-type="float" office:value="1">
            <text:p>1</text:p>
          </table:table-cell>
          <table:table-cell table:style-name="ce63" table:formula="of:=COUNTIF([.C22:.M22];&quot;52&quot;)+COUNTIF([.C22:.M22];&quot;52$&quot;)+COUNTIF([.C22:.M22];&quot;52☻&quot;)" office:value-type="float" office:value="1">
            <text:p>1</text:p>
          </table:table-cell>
          <table:table-cell table:style-name="ce63" table:formula="of:=COUNTIF([.C22:.M22];&quot;51¶&quot;)" office:value-type="float" office:value="1">
            <text:p>1</text:p>
          </table:table-cell>
          <table:table-cell table:style-name="ce63" table:formula="of:=COUNTIF([.C22:.M22];&quot;52¶&quot;)" office:value-type="float" office:value="1">
            <text:p>1</text:p>
          </table:table-cell>
          <table:table-cell table:style-name="ce63" table:formula="of:=COUNTIF([.C22:.M22];&quot;U&quot;)+COUNTIF([.C22:.M22];&quot;U☻&quot;)+COUNTIF([.C22:.M22];&quot;U☺&quot;)" office:value-type="float" office:value="1">
            <text:p>1</text:p>
          </table:table-cell>
          <table:table-cell table:style-name="ce63" table:formula="of:=COUNTIF([.C22:.M22];&quot;KVIT&quot;)+COUNTIF([.C22:.M22];&quot;KVIT☻&quot;)+COUNTIF([.C22:.M22];&quot;kvit$&quot;)" office:value-type="float" office:value="3">
            <text:p>3</text:p>
          </table:table-cell>
          <table:table-cell table:style-name="ce71" table:formula="of:=COUNTBLANK([.C22:.M22])" office:value-type="float" office:value="0">
            <text:p>0</text:p>
          </table:table-cell>
          <table:table-cell table:style-name="ce72" table:formula="of:=COUNTIF([.C22:.M22];&quot;x&quot;)" office:value-type="float" office:value="1">
            <text:p>1</text:p>
          </table:table-cell>
          <table:table-cell table:style-name="ce74" table:formula="of:=COUNTIF([.C22:.M22];&quot;51&quot;)+COUNTIF([.C22:.M22];&quot;51☻&quot;)+COUNTIF([.C22:.M22];&quot;2&quot;)+COUNTIF([.C22:.M22];&quot;52&quot;)+COUNTIF([.C22:.M22];&quot;52☻&quot;)+COUNTIF([.C22:.M22];&quot;51$&quot;)+COUNTIF([.C22:.M22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1-22">
            <text:p>22. jan 13</text:p>
          </table:table-cell>
          <table:table-cell table:style-name="ce25" table:formula="of:=TEXT([.A23];&quot;Ddd&quot;)" office:value-type="string" office:string-value="tor">
            <text:p>tor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ROD</text:p>
          </table:table-cell>
          <table:table-cell table:style-name="ce33" office:value-type="string">
            <text:p>MIO</text:p>
          </table:table-cell>
          <table:table-cell table:style-name="ce63" table:formula="of:=COUNTIF([.C23:.M23];&quot;☻&quot;)+COUNTIF([.C23:.M23];&quot;52☻&quot;)+COUNTIF([.C23:.M23];&quot;51☻&quot;)+COUNTIF([.C23:.M23];&quot;1☻&quot;)+COUNTIF([.C23:.M23];&quot;KVIT☻&quot;)+COUNTIF([.C23:.M23];&quot;U☻&quot;)" office:value-type="float" office:value="1">
            <text:p>1</text:p>
          </table:table-cell>
          <table:table-cell table:style-name="ce63" table:formula="of:=COUNTIF([.C23:.M23];&quot;☺&quot;)+COUNTIF([.C23:.M23];&quot;52☺&quot;)+COUNTIF([.C23:.M23];&quot;51☺&quot;)+COUNTIF([.C23:.M23];&quot;1☺&quot;)+COUNTIF([.C23:.M23];&quot;KVIT☺&quot;)+COUNTIF([.C23:.M23];&quot;U☺&quot;)" office:value-type="float" office:value="0">
            <text:p>0</text:p>
          </table:table-cell>
          <table:table-cell table:style-name="ce63" table:formula="of:=COUNTIF([.C23:.M23];&quot;51&quot;)+COUNTIF([.C23:.M23];&quot;51$&quot;)+COUNTIF([.C23:.M23];&quot;51☻&quot;)" office:value-type="float" office:value="1">
            <text:p>1</text:p>
          </table:table-cell>
          <table:table-cell table:style-name="ce63" table:formula="of:=COUNTIF([.C23:.M23];&quot;52&quot;)+COUNTIF([.C23:.M23];&quot;52$&quot;)+COUNTIF([.C23:.M23];&quot;52☻&quot;)" office:value-type="float" office:value="2">
            <text:p>2</text:p>
          </table:table-cell>
          <table:table-cell table:style-name="ce63" table:formula="of:=COUNTIF([.C23:.M23];&quot;51¶&quot;)" office:value-type="float" office:value="1">
            <text:p>1</text:p>
          </table:table-cell>
          <table:table-cell table:style-name="ce63" table:formula="of:=COUNTIF([.C23:.M23];&quot;52¶&quot;)" office:value-type="float" office:value="1">
            <text:p>1</text:p>
          </table:table-cell>
          <table:table-cell table:style-name="ce63" table:formula="of:=COUNTIF([.C23:.M23];&quot;U&quot;)+COUNTIF([.C23:.M23];&quot;U☻&quot;)+COUNTIF([.C23:.M23];&quot;U☺&quot;)" office:value-type="float" office:value="1">
            <text:p>1</text:p>
          </table:table-cell>
          <table:table-cell table:style-name="ce63" table:formula="of:=COUNTIF([.C23:.M23];&quot;KVIT&quot;)+COUNTIF([.C23:.M23];&quot;KVIT☻&quot;)+COUNTIF([.C23:.M23];&quot;kvit$&quot;)" office:value-type="float" office:value="3">
            <text:p>3</text:p>
          </table:table-cell>
          <table:table-cell table:style-name="ce71" table:formula="of:=COUNTBLANK([.C23:.M23])" office:value-type="float" office:value="0">
            <text:p>0</text:p>
          </table:table-cell>
          <table:table-cell table:style-name="ce72" table:formula="of:=COUNTIF([.C23:.M23];&quot;x&quot;)" office:value-type="float" office:value="1">
            <text:p>1</text:p>
          </table:table-cell>
          <table:table-cell table:style-name="ce74" table:formula="of:=COUNTIF([.C23:.M23];&quot;51&quot;)+COUNTIF([.C23:.M23];&quot;51☻&quot;)+COUNTIF([.C23:.M23];&quot;2&quot;)+COUNTIF([.C23:.M23];&quot;52&quot;)+COUNTIF([.C23:.M23];&quot;52☻&quot;)+COUNTIF([.C23:.M23];&quot;51$&quot;)+COUNTIF([.C23:.M23];&quot;52$&quot;)" office:value-type="float" office:value="3">
            <text:p>3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1-23">
            <text:p>23. jan 13</text:p>
          </table:table-cell>
          <table:table-cell table:style-name="ce25" table:formula="of:=TEXT([.A24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style-name="ce50" office:value-type="string">
            <text:p>K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9" office:value-type="string">
            <text:p>ANE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9" office:value-type="string">
            <text:p>TAL</text:p>
          </table:table-cell>
          <table:table-cell table:style-name="ce33" office:value-type="string">
            <text:p>MIO</text:p>
          </table:table-cell>
          <table:table-cell table:style-name="ce63" table:formula="of:=COUNTIF([.C24:.M24];&quot;☻&quot;)+COUNTIF([.C24:.M24];&quot;52☻&quot;)+COUNTIF([.C24:.M24];&quot;51☻&quot;)+COUNTIF([.C24:.M24];&quot;1☻&quot;)+COUNTIF([.C24:.M24];&quot;KVIT☻&quot;)+COUNTIF([.C24:.M24];&quot;U☻&quot;)" office:value-type="float" office:value="1">
            <text:p>1</text:p>
          </table:table-cell>
          <table:table-cell table:style-name="ce63" table:formula="of:=COUNTIF([.C24:.M24];&quot;☺&quot;)+COUNTIF([.C24:.M24];&quot;52☺&quot;)+COUNTIF([.C24:.M24];&quot;51☺&quot;)+COUNTIF([.C24:.M24];&quot;1☺&quot;)+COUNTIF([.C24:.M24];&quot;KVIT☺&quot;)+COUNTIF([.C24:.M24];&quot;U☺&quot;)" office:value-type="float" office:value="1">
            <text:p>1</text:p>
          </table:table-cell>
          <table:table-cell table:style-name="ce63" table:formula="of:=COUNTIF([.C24:.M24];&quot;51&quot;)+COUNTIF([.C24:.M24];&quot;51$&quot;)+COUNTIF([.C24:.M24];&quot;51☻&quot;)" office:value-type="float" office:value="1">
            <text:p>1</text:p>
          </table:table-cell>
          <table:table-cell table:style-name="ce63" table:formula="of:=COUNTIF([.C24:.M24];&quot;52&quot;)+COUNTIF([.C24:.M24];&quot;52$&quot;)+COUNTIF([.C24:.M24];&quot;52☻&quot;)" office:value-type="float" office:value="0">
            <text:p>0</text:p>
          </table:table-cell>
          <table:table-cell table:style-name="ce63" table:formula="of:=COUNTIF([.C24:.M24];&quot;51¶&quot;)" office:value-type="float" office:value="1">
            <text:p>1</text:p>
          </table:table-cell>
          <table:table-cell table:style-name="ce63" table:formula="of:=COUNTIF([.C24:.M24];&quot;52¶&quot;)" office:value-type="float" office:value="0">
            <text:p>0</text:p>
          </table:table-cell>
          <table:table-cell table:style-name="ce63" table:formula="of:=COUNTIF([.C24:.M24];&quot;U&quot;)+COUNTIF([.C24:.M24];&quot;U☻&quot;)+COUNTIF([.C24:.M24];&quot;U☺&quot;)" office:value-type="float" office:value="1">
            <text:p>1</text:p>
          </table:table-cell>
          <table:table-cell table:style-name="ce63" table:formula="of:=COUNTIF([.C24:.M24];&quot;KVIT&quot;)+COUNTIF([.C24:.M24];&quot;KVIT☻&quot;)+COUNTIF([.C24:.M24];&quot;kvit$&quot;)" office:value-type="float" office:value="2">
            <text:p>2</text:p>
          </table:table-cell>
          <table:table-cell table:style-name="ce71" table:formula="of:=COUNTBLANK([.C24:.M24])" office:value-type="float" office:value="0">
            <text:p>0</text:p>
          </table:table-cell>
          <table:table-cell table:style-name="ce72" table:formula="of:=COUNTIF([.C24:.M24];&quot;x&quot;)" office:value-type="float" office:value="1">
            <text:p>1</text:p>
          </table:table-cell>
          <table:table-cell table:style-name="ce74" table:formula="of:=COUNTIF([.C24:.M24];&quot;51&quot;)+COUNTIF([.C24:.M24];&quot;51☻&quot;)+COUNTIF([.C24:.M24];&quot;2&quot;)+COUNTIF([.C24:.M24];&quot;52&quot;)+COUNTIF([.C24:.M24];&quot;52☻&quot;)+COUNTIF([.C24:.M24];&quot;51$&quot;)+COUNTIF([.C24:.M24];&quot;52$&quot;)" office:value-type="float" office:value="1">
            <text:p>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1-24">
            <text:p>24. jan 13</text:p>
          </table:table-cell>
          <table:table-cell table:style-name="ce25" table:formula="of:=TEXT([.A25];&quot;Ddd&quot;)" office:value-type="string" office:string-value="čet">
            <text:p>č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2" office:value-type="string">
            <text:p>PIR</text:p>
          </table:table-cell>
          <table:table-cell table:style-name="ce33" office:value-type="string">
            <text:p>DAN</text:p>
          </table:table-cell>
          <table:table-cell table:style-name="ce63" table:formula="of:=COUNTIF([.C25:.M25];&quot;☻&quot;)+COUNTIF([.C25:.M25];&quot;52☻&quot;)+COUNTIF([.C25:.M25];&quot;51☻&quot;)+COUNTIF([.C25:.M25];&quot;1☻&quot;)+COUNTIF([.C25:.M25];&quot;KVIT☻&quot;)+COUNTIF([.C25:.M25];&quot;U☻&quot;)" office:value-type="float" office:value="1">
            <text:p>1</text:p>
          </table:table-cell>
          <table:table-cell table:style-name="ce63" table:formula="of:=COUNTIF([.C25:.M25];&quot;☺&quot;)+COUNTIF([.C25:.M25];&quot;52☺&quot;)+COUNTIF([.C25:.M25];&quot;51☺&quot;)+COUNTIF([.C25:.M25];&quot;1☺&quot;)+COUNTIF([.C25:.M25];&quot;KVIT☺&quot;)+COUNTIF([.C25:.M25];&quot;U☺&quot;)" office:value-type="float" office:value="0">
            <text:p>0</text:p>
          </table:table-cell>
          <table:table-cell table:style-name="ce63" table:formula="of:=COUNTIF([.C25:.M25];&quot;51&quot;)+COUNTIF([.C25:.M25];&quot;51$&quot;)+COUNTIF([.C25:.M25];&quot;51☻&quot;)" office:value-type="float" office:value="2">
            <text:p>2</text:p>
          </table:table-cell>
          <table:table-cell table:style-name="ce63" table:formula="of:=COUNTIF([.C25:.M25];&quot;52&quot;)+COUNTIF([.C25:.M25];&quot;52$&quot;)+COUNTIF([.C25:.M25];&quot;52☻&quot;)" office:value-type="float" office:value="1">
            <text:p>1</text:p>
          </table:table-cell>
          <table:table-cell table:style-name="ce63" table:formula="of:=COUNTIF([.C25:.M25];&quot;51¶&quot;)" office:value-type="float" office:value="1">
            <text:p>1</text:p>
          </table:table-cell>
          <table:table-cell table:style-name="ce63" table:formula="of:=COUNTIF([.C25:.M25];&quot;52¶&quot;)" office:value-type="float" office:value="1">
            <text:p>1</text:p>
          </table:table-cell>
          <table:table-cell table:style-name="ce63" table:formula="of:=COUNTIF([.C25:.M25];&quot;U&quot;)+COUNTIF([.C25:.M25];&quot;U☻&quot;)+COUNTIF([.C25:.M25];&quot;U☺&quot;)" office:value-type="float" office:value="0">
            <text:p>0</text:p>
          </table:table-cell>
          <table:table-cell table:style-name="ce63" table:formula="of:=COUNTIF([.C25:.M25];&quot;KVIT&quot;)+COUNTIF([.C25:.M25];&quot;KVIT☻&quot;)+COUNTIF([.C25:.M25];&quot;kvit$&quot;)" office:value-type="float" office:value="2">
            <text:p>2</text:p>
          </table:table-cell>
          <table:table-cell table:style-name="ce71" table:formula="of:=COUNTBLANK([.C25:.M25])" office:value-type="float" office:value="0">
            <text:p>0</text:p>
          </table:table-cell>
          <table:table-cell table:style-name="ce72" table:formula="of:=COUNTIF([.C25:.M25];&quot;x&quot;)" office:value-type="float" office:value="2">
            <text:p>2</text:p>
          </table:table-cell>
          <table:table-cell table:style-name="ce74" table:formula="of:=COUNTIF([.C25:.M25];&quot;51&quot;)+COUNTIF([.C25:.M25];&quot;51☻&quot;)+COUNTIF([.C25:.M25];&quot;2&quot;)+COUNTIF([.C25:.M25];&quot;52&quot;)+COUNTIF([.C25:.M25];&quot;52☻&quot;)+COUNTIF([.C25:.M25];&quot;51$&quot;)+COUNTIF([.C25:.M25];&quot;52$&quot;)" office:value-type="float" office:value="3">
            <text:p>3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/>
          <table:table-cell table:style-name="ce39" office:value-type="string">
            <text:p>ANE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1-25">
            <text:p>25. jan 13</text:p>
          </table:table-cell>
          <table:table-cell table:style-name="ce25" table:formula="of:=TEXT([.A26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0" office:value-type="string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9" office:value-type="string">
            <text:p>GRY</text:p>
          </table:table-cell>
          <table:table-cell table:style-name="ce33" office:value-type="string">
            <text:p>MIO</text:p>
          </table:table-cell>
          <table:table-cell table:style-name="ce63" table:formula="of:=COUNTIF([.C26:.M26];&quot;☻&quot;)+COUNTIF([.C26:.M26];&quot;52☻&quot;)+COUNTIF([.C26:.M26];&quot;51☻&quot;)+COUNTIF([.C26:.M26];&quot;1☻&quot;)+COUNTIF([.C26:.M26];&quot;KVIT☻&quot;)+COUNTIF([.C26:.M26];&quot;U☻&quot;)" office:value-type="float" office:value="1">
            <text:p>1</text:p>
          </table:table-cell>
          <table:table-cell table:style-name="ce63" table:formula="of:=COUNTIF([.C26:.M26];&quot;☺&quot;)+COUNTIF([.C26:.M26];&quot;52☺&quot;)+COUNTIF([.C26:.M26];&quot;51☺&quot;)+COUNTIF([.C26:.M26];&quot;1☺&quot;)+COUNTIF([.C26:.M26];&quot;KVIT☺&quot;)+COUNTIF([.C26:.M26];&quot;U☺&quot;)" office:value-type="float" office:value="0">
            <text:p>0</text:p>
          </table:table-cell>
          <table:table-cell table:style-name="ce63" table:formula="of:=COUNTIF([.C26:.M26];&quot;51&quot;)+COUNTIF([.C26:.M26];&quot;51$&quot;)+COUNTIF([.C26:.M26];&quot;51☻&quot;)" office:value-type="float" office:value="1">
            <text:p>1</text:p>
          </table:table-cell>
          <table:table-cell table:style-name="ce63" table:formula="of:=COUNTIF([.C26:.M26];&quot;52&quot;)+COUNTIF([.C26:.M26];&quot;52$&quot;)+COUNTIF([.C26:.M26];&quot;52☻&quot;)" office:value-type="float" office:value="1">
            <text:p>1</text:p>
          </table:table-cell>
          <table:table-cell table:style-name="ce63" table:formula="of:=COUNTIF([.C26:.M26];&quot;51¶&quot;)" office:value-type="float" office:value="1">
            <text:p>1</text:p>
          </table:table-cell>
          <table:table-cell table:style-name="ce63" table:formula="of:=COUNTIF([.C26:.M26];&quot;52¶&quot;)" office:value-type="float" office:value="0">
            <text:p>0</text:p>
          </table:table-cell>
          <table:table-cell table:style-name="ce63" table:formula="of:=COUNTIF([.C26:.M26];&quot;U&quot;)+COUNTIF([.C26:.M26];&quot;U☻&quot;)+COUNTIF([.C26:.M26];&quot;U☺&quot;)" office:value-type="float" office:value="0">
            <text:p>0</text:p>
          </table:table-cell>
          <table:table-cell table:style-name="ce63" table:formula="of:=COUNTIF([.C26:.M26];&quot;KVIT&quot;)+COUNTIF([.C26:.M26];&quot;KVIT☻&quot;)+COUNTIF([.C26:.M26];&quot;kvit$&quot;)" office:value-type="float" office:value="2">
            <text:p>2</text:p>
          </table:table-cell>
          <table:table-cell table:style-name="ce71" table:formula="of:=COUNTBLANK([.C26:.M26])" office:value-type="float" office:value="0">
            <text:p>0</text:p>
          </table:table-cell>
          <table:table-cell table:style-name="ce72" table:formula="of:=COUNTIF([.C26:.M26];&quot;x&quot;)" office:value-type="float" office:value="2">
            <text:p>2</text:p>
          </table:table-cell>
          <table:table-cell table:style-name="ce74" table:formula="of:=COUNTIF([.C26:.M26];&quot;51&quot;)+COUNTIF([.C26:.M26];&quot;51☻&quot;)+COUNTIF([.C26:.M26];&quot;2&quot;)+COUNTIF([.C26:.M26];&quot;52&quot;)+COUNTIF([.C26:.M26];&quot;52☻&quot;)+COUNTIF([.C26:.M26];&quot;51$&quot;)+COUNTIF([.C26:.M26];&quot;52$&quot;)" office:value-type="float" office:value="2">
            <text:p>2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1-26">
            <text:p>26. jan 13</text:p>
          </table:table-cell>
          <table:table-cell table:style-name="ce24" table:formula="of:=TEXT([.A27];&quot;Ddd&quot;)" office:value-type="string" office:string-value="sob">
            <text:p>sob</text:p>
          </table:table-cell>
          <table:table-cell table:style-name="ce37" table:number-columns-repeated="4"/>
          <table:table-cell table:style-name="ce11" table:formula="of:=[$'Vzorci vnosov'.$A$21]" office:value-type="string" office:string-value="☺">
            <text:p>☺</text:p>
          </table:table-cell>
          <table:table-cell table:style-name="ce37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37" table:number-columns-repeated="3"/>
          <table:table-cell table:style-name="ce56" office:value-type="string">
            <text:p>ORO</text:p>
          </table:table-cell>
          <table:table-cell table:style-name="ce56" office:value-type="string">
            <text:p>ŠOŠ</text:p>
          </table:table-cell>
          <table:table-cell table:style-name="ce63" table:formula="of:=COUNTIF([.C27:.M27];&quot;☻&quot;)+COUNTIF([.C27:.M27];&quot;52☻&quot;)+COUNTIF([.C27:.M27];&quot;51☻&quot;)+COUNTIF([.C27:.M27];&quot;1☻&quot;)+COUNTIF([.C27:.M27];&quot;KVIT☻&quot;)+COUNTIF([.C27:.M27];&quot;U☻&quot;)" office:value-type="float" office:value="1">
            <text:p>1</text:p>
          </table:table-cell>
          <table:table-cell table:style-name="ce63" table:formula="of:=COUNTIF([.C27:.M27];&quot;☺&quot;)+COUNTIF([.C27:.M27];&quot;52☺&quot;)+COUNTIF([.C27:.M27];&quot;51☺&quot;)+COUNTIF([.C27:.M27];&quot;1☺&quot;)+COUNTIF([.C27:.M27];&quot;KVIT☺&quot;)+COUNTIF([.C27:.M27];&quot;U☺&quot;)" office:value-type="float" office:value="1">
            <text:p>1</text:p>
          </table:table-cell>
          <table:table-cell table:style-name="ce63" table:formula="of:=COUNTIF([.C27:.M27];&quot;51&quot;)+COUNTIF([.C27:.M27];&quot;51$&quot;)+COUNTIF([.C27:.M27];&quot;51☻&quot;)" office:value-type="float" office:value="0">
            <text:p>0</text:p>
          </table:table-cell>
          <table:table-cell table:style-name="ce63" table:formula="of:=COUNTIF([.C27:.M27];&quot;52&quot;)+COUNTIF([.C27:.M27];&quot;52$&quot;)+COUNTIF([.C27:.M27];&quot;52☻&quot;)" office:value-type="float" office:value="0">
            <text:p>0</text:p>
          </table:table-cell>
          <table:table-cell table:style-name="ce63" table:formula="of:=COUNTIF([.C27:.M27];&quot;51¶&quot;)" office:value-type="float" office:value="0">
            <text:p>0</text:p>
          </table:table-cell>
          <table:table-cell table:style-name="ce63" table:formula="of:=COUNTIF([.C27:.M27];&quot;52¶&quot;)" office:value-type="float" office:value="0">
            <text:p>0</text:p>
          </table:table-cell>
          <table:table-cell table:style-name="ce63" table:formula="of:=COUNTIF([.C27:.M27];&quot;U&quot;)+COUNTIF([.C27:.M27];&quot;U☻&quot;)+COUNTIF([.C27:.M27];&quot;U☺&quot;)" office:value-type="float" office:value="0">
            <text:p>0</text:p>
          </table:table-cell>
          <table:table-cell table:style-name="ce63" table:formula="of:=COUNTIF([.C27:.M27];&quot;KVIT&quot;)+COUNTIF([.C27:.M27];&quot;KVIT☻&quot;)+COUNTIF([.C27:.M27];&quot;kvit$&quot;)" office:value-type="float" office:value="0">
            <text:p>0</text:p>
          </table:table-cell>
          <table:table-cell table:style-name="ce71" table:formula="of:=COUNTBLANK([.C27:.M27])" office:value-type="float" office:value="9">
            <text:p>9</text:p>
          </table:table-cell>
          <table:table-cell table:style-name="ce72" table:formula="of:=COUNTIF([.C27:.M27];&quot;x&quot;)" office:value-type="float" office:value="0">
            <text:p>0</text:p>
          </table:table-cell>
          <table:table-cell table:style-name="ce74" table:formula="of:=COUNTIF([.C27:.M27];&quot;51&quot;)+COUNTIF([.C27:.M27];&quot;51☻&quot;)+COUNTIF([.C27:.M27];&quot;2&quot;)+COUNTIF([.C27:.M27];&quot;52&quot;)+COUNTIF([.C27:.M27];&quot;52☻&quot;)+COUNTIF([.C27:.M27];&quot;51$&quot;)+COUNTIF([.C27:.M27];&quot;52$&quot;)" office:value-type="float" office:value="0">
            <text:p>0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1-27">
            <text:p>27. jan 13</text:p>
          </table:table-cell>
          <table:table-cell table:style-name="ce24" table:formula="of:=TEXT([.A28];&quot;Ddd&quot;)" office:value-type="string" office:string-value="ned">
            <text:p>ned</text:p>
          </table:table-cell>
          <table:table-cell table:style-name="ce38" table:number-columns-repeated="4"/>
          <table:table-cell table:style-name="ce11" table:formula="of:=[$'Vzorci vnosov'.$A$21]" office:value-type="string" office:string-value="☺">
            <text:p>☺</text:p>
          </table:table-cell>
          <table:table-cell table:style-name="ce38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37"/>
          <table:table-cell table:style-name="ce38" table:number-columns-repeated="2"/>
          <table:table-cell table:style-name="ce56" office:value-type="string">
            <text:p>ORO</text:p>
          </table:table-cell>
          <table:table-cell table:style-name="ce56" office:value-type="string">
            <text:p>ŠOŠ</text:p>
          </table:table-cell>
          <table:table-cell table:style-name="ce63" table:formula="of:=COUNTIF([.C28:.M28];&quot;☻&quot;)+COUNTIF([.C28:.M28];&quot;52☻&quot;)+COUNTIF([.C28:.M28];&quot;51☻&quot;)+COUNTIF([.C28:.M28];&quot;1☻&quot;)+COUNTIF([.C28:.M28];&quot;KVIT☻&quot;)+COUNTIF([.C28:.M28];&quot;U☻&quot;)" office:value-type="float" office:value="1">
            <text:p>1</text:p>
          </table:table-cell>
          <table:table-cell table:style-name="ce63" table:formula="of:=COUNTIF([.C28:.M28];&quot;☺&quot;)+COUNTIF([.C28:.M28];&quot;52☺&quot;)+COUNTIF([.C28:.M28];&quot;51☺&quot;)+COUNTIF([.C28:.M28];&quot;1☺&quot;)+COUNTIF([.C28:.M28];&quot;KVIT☺&quot;)+COUNTIF([.C28:.M28];&quot;U☺&quot;)" office:value-type="float" office:value="1">
            <text:p>1</text:p>
          </table:table-cell>
          <table:table-cell table:style-name="ce63" table:formula="of:=COUNTIF([.C28:.M28];&quot;51&quot;)+COUNTIF([.C28:.M28];&quot;51$&quot;)+COUNTIF([.C28:.M28];&quot;51☻&quot;)" office:value-type="float" office:value="0">
            <text:p>0</text:p>
          </table:table-cell>
          <table:table-cell table:style-name="ce63" table:formula="of:=COUNTIF([.C28:.M28];&quot;52&quot;)+COUNTIF([.C28:.M28];&quot;52$&quot;)+COUNTIF([.C28:.M28];&quot;52☻&quot;)" office:value-type="float" office:value="0">
            <text:p>0</text:p>
          </table:table-cell>
          <table:table-cell table:style-name="ce63" table:formula="of:=COUNTIF([.C28:.M28];&quot;51¶&quot;)" office:value-type="float" office:value="0">
            <text:p>0</text:p>
          </table:table-cell>
          <table:table-cell table:style-name="ce63" table:formula="of:=COUNTIF([.C28:.M28];&quot;52¶&quot;)" office:value-type="float" office:value="0">
            <text:p>0</text:p>
          </table:table-cell>
          <table:table-cell table:style-name="ce63" table:formula="of:=COUNTIF([.C28:.M28];&quot;U&quot;)+COUNTIF([.C28:.M28];&quot;U☻&quot;)+COUNTIF([.C28:.M28];&quot;U☺&quot;)" office:value-type="float" office:value="0">
            <text:p>0</text:p>
          </table:table-cell>
          <table:table-cell table:style-name="ce63" table:formula="of:=COUNTIF([.C28:.M28];&quot;KVIT&quot;)+COUNTIF([.C28:.M28];&quot;KVIT☻&quot;)+COUNTIF([.C28:.M28];&quot;kvit$&quot;)" office:value-type="float" office:value="0">
            <text:p>0</text:p>
          </table:table-cell>
          <table:table-cell table:style-name="ce71" table:formula="of:=COUNTBLANK([.C28:.M28])" office:value-type="float" office:value="9">
            <text:p>9</text:p>
          </table:table-cell>
          <table:table-cell table:style-name="ce72" table:formula="of:=COUNTIF([.C28:.M28];&quot;x&quot;)" office:value-type="float" office:value="0">
            <text:p>0</text:p>
          </table:table-cell>
          <table:table-cell table:style-name="ce74" table:formula="of:=COUNTIF([.C28:.M28];&quot;51&quot;)+COUNTIF([.C28:.M28];&quot;51☻&quot;)+COUNTIF([.C28:.M28];&quot;2&quot;)+COUNTIF([.C28:.M28];&quot;52&quot;)+COUNTIF([.C28:.M28];&quot;52☻&quot;)+COUNTIF([.C28:.M28];&quot;51$&quot;)+COUNTIF([.C28:.M28];&quot;52$&quot;)" office:value-type="float" office:value="0">
            <text:p>0</text:p>
          </table:table-cell>
          <table:table-cell table:style-name="ce17"/>
          <table:table-cell table:number-columns-repeated="230"/>
          <table:table-cell table:style-name="ce17" table:number-columns-repeated="767"/>
        </table:table-row>
        <table:table-row table:style-name="ro8">
          <table:table-cell table:style-name="ce20" office:value-type="date" office:date-value="2013-01-28">
            <text:p>28. jan 13</text:p>
          </table:table-cell>
          <table:table-cell table:style-name="ce25" table:formula="of:=TEXT([.A29];&quot;Ddd&quot;)" office:value-type="string" office:string-value="pon">
            <text:p>pon</text:p>
          </table:table-cell>
          <table:table-cell table:style-name="ce39" office:value-type="string">
            <text:p>Š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9" office:value-type="string">
            <text:p>MIO</text:p>
          </table:table-cell>
          <table:table-cell table:style-name="ce33" office:value-type="string">
            <text:p>KON</text:p>
          </table:table-cell>
          <table:table-cell table:style-name="ce63" table:formula="of:=COUNTIF([.C29:.M29];&quot;☻&quot;)+COUNTIF([.C29:.M29];&quot;52☻&quot;)+COUNTIF([.C29:.M29];&quot;51☻&quot;)+COUNTIF([.C29:.M29];&quot;1☻&quot;)+COUNTIF([.C29:.M29];&quot;KVIT☻&quot;)+COUNTIF([.C29:.M29];&quot;U☻&quot;)" office:value-type="float" office:value="1">
            <text:p>1</text:p>
          </table:table-cell>
          <table:table-cell table:style-name="ce63" table:formula="of:=COUNTIF([.C29:.M29];&quot;☺&quot;)+COUNTIF([.C29:.M29];&quot;52☺&quot;)+COUNTIF([.C29:.M29];&quot;51☺&quot;)+COUNTIF([.C29:.M29];&quot;1☺&quot;)+COUNTIF([.C29:.M29];&quot;KVIT☺&quot;)+COUNTIF([.C29:.M29];&quot;U☺&quot;)" office:value-type="float" office:value="1">
            <text:p>1</text:p>
          </table:table-cell>
          <table:table-cell table:style-name="ce63" table:formula="of:=COUNTIF([.C29:.M29];&quot;51&quot;)+COUNTIF([.C29:.M29];&quot;51$&quot;)+COUNTIF([.C29:.M29];&quot;51☻&quot;)" office:value-type="float" office:value="1">
            <text:p>1</text:p>
          </table:table-cell>
          <table:table-cell table:style-name="ce63" table:formula="of:=COUNTIF([.C29:.M29];&quot;52&quot;)+COUNTIF([.C29:.M29];&quot;52$&quot;)+COUNTIF([.C29:.M29];&quot;52☻&quot;)" office:value-type="float" office:value="1">
            <text:p>1</text:p>
          </table:table-cell>
          <table:table-cell table:style-name="ce63" table:formula="of:=COUNTIF([.C29:.M29];&quot;51¶&quot;)" office:value-type="float" office:value="1">
            <text:p>1</text:p>
          </table:table-cell>
          <table:table-cell table:style-name="ce63" table:formula="of:=COUNTIF([.C29:.M29];&quot;52¶&quot;)" office:value-type="float" office:value="1">
            <text:p>1</text:p>
          </table:table-cell>
          <table:table-cell table:style-name="ce63" table:formula="of:=COUNTIF([.C29:.M29];&quot;U&quot;)+COUNTIF([.C29:.M29];&quot;U☻&quot;)+COUNTIF([.C29:.M29];&quot;U☺&quot;)" office:value-type="float" office:value="1">
            <text:p>1</text:p>
          </table:table-cell>
          <table:table-cell table:style-name="ce63" table:formula="of:=COUNTIF([.C29:.M29];&quot;KVIT&quot;)+COUNTIF([.C29:.M29];&quot;KVIT☻&quot;)+COUNTIF([.C29:.M29];&quot;kvit$&quot;)" office:value-type="float" office:value="2">
            <text:p>2</text:p>
          </table:table-cell>
          <table:table-cell table:style-name="ce71" table:formula="of:=COUNTBLANK([.C29:.M29])" office:value-type="float" office:value="0">
            <text:p>0</text:p>
          </table:table-cell>
          <table:table-cell table:style-name="ce72" table:formula="of:=COUNTIF([.C29:.M29];&quot;x&quot;)" office:value-type="float" office:value="2">
            <text:p>2</text:p>
          </table:table-cell>
          <table:table-cell table:style-name="ce74" table:formula="of:=COUNTIF([.C29:.M29];&quot;51&quot;)+COUNTIF([.C29:.M29];&quot;51☻&quot;)+COUNTIF([.C29:.M29];&quot;2&quot;)+COUNTIF([.C29:.M29];&quot;52&quot;)+COUNTIF([.C29:.M29];&quot;52☻&quot;)+COUNTIF([.C29:.M29];&quot;51$&quot;)+COUNTIF([.C29:.M29];&quot;52$&quot;)" office:value-type="float" office:value="2">
            <text:p>2</text:p>
          </table:table-cell>
          <table:table-cell table:style-name="ce17"/>
          <table:table-cell table:number-columns-repeated="230"/>
          <table:table-cell table:style-name="ce17" table:number-columns-repeated="767"/>
        </table:table-row>
        <table:table-row table:style-name="ro8">
          <table:table-cell table:style-name="ce20" office:value-type="date" office:date-value="2013-01-29">
            <text:p>29. jan 13</text:p>
          </table:table-cell>
          <table:table-cell table:style-name="ce25" table:formula="of:=TEXT([.A30];&quot;Ddd&quot;)" office:value-type="string" office:string-value="tor">
            <text:p>tor</text:p>
          </table:table-cell>
          <table:table-cell table:style-name="ce39" office:value-type="string">
            <text:p>ŠD</text:p>
          </table:table-cell>
          <table:table-cell table:style-name="ce4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5" office:value-type="string">
            <text:p>MIR</text:p>
          </table:table-cell>
          <table:table-cell table:style-name="ce33" office:value-type="string">
            <text:p>ŠOŠ</text:p>
          </table:table-cell>
          <table:table-cell table:style-name="ce63" table:formula="of:=COUNTIF([.C30:.M30];&quot;☻&quot;)+COUNTIF([.C30:.M30];&quot;52☻&quot;)+COUNTIF([.C30:.M30];&quot;51☻&quot;)+COUNTIF([.C30:.M30];&quot;1☻&quot;)+COUNTIF([.C30:.M30];&quot;KVIT☻&quot;)+COUNTIF([.C30:.M30];&quot;U☻&quot;)" office:value-type="float" office:value="0">
            <text:p>0</text:p>
          </table:table-cell>
          <table:table-cell table:style-name="ce63" table:formula="of:=COUNTIF([.C30:.M30];&quot;☺&quot;)+COUNTIF([.C30:.M30];&quot;52☺&quot;)+COUNTIF([.C30:.M30];&quot;51☺&quot;)+COUNTIF([.C30:.M30];&quot;1☺&quot;)+COUNTIF([.C30:.M30];&quot;KVIT☺&quot;)+COUNTIF([.C30:.M30];&quot;U☺&quot;)" office:value-type="float" office:value="1">
            <text:p>1</text:p>
          </table:table-cell>
          <table:table-cell table:style-name="ce63" table:formula="of:=COUNTIF([.C30:.M30];&quot;51&quot;)+COUNTIF([.C30:.M30];&quot;51$&quot;)+COUNTIF([.C30:.M30];&quot;51☻&quot;)" office:value-type="float" office:value="0">
            <text:p>0</text:p>
          </table:table-cell>
          <table:table-cell table:style-name="ce63" table:formula="of:=COUNTIF([.C30:.M30];&quot;52&quot;)+COUNTIF([.C30:.M30];&quot;52$&quot;)+COUNTIF([.C30:.M30];&quot;52☻&quot;)" office:value-type="float" office:value="1">
            <text:p>1</text:p>
          </table:table-cell>
          <table:table-cell table:style-name="ce63" table:formula="of:=COUNTIF([.C30:.M30];&quot;51¶&quot;)" office:value-type="float" office:value="0">
            <text:p>0</text:p>
          </table:table-cell>
          <table:table-cell table:style-name="ce63" table:formula="of:=COUNTIF([.C30:.M30];&quot;52¶&quot;)" office:value-type="float" office:value="1">
            <text:p>1</text:p>
          </table:table-cell>
          <table:table-cell table:style-name="ce63" table:formula="of:=COUNTIF([.C30:.M30];&quot;U&quot;)+COUNTIF([.C30:.M30];&quot;U☻&quot;)+COUNTIF([.C30:.M30];&quot;U☺&quot;)" office:value-type="float" office:value="1">
            <text:p>1</text:p>
          </table:table-cell>
          <table:table-cell table:style-name="ce63" table:formula="of:=COUNTIF([.C30:.M30];&quot;KVIT&quot;)+COUNTIF([.C30:.M30];&quot;KVIT☻&quot;)+COUNTIF([.C30:.M30];&quot;kvit$&quot;)" office:value-type="float" office:value="2">
            <text:p>2</text:p>
          </table:table-cell>
          <table:table-cell table:style-name="ce71" table:formula="of:=COUNTBLANK([.C30:.M30])" office:value-type="float" office:value="0">
            <text:p>0</text:p>
          </table:table-cell>
          <table:table-cell table:style-name="ce72" table:formula="of:=COUNTIF([.C30:.M30];&quot;x&quot;)" office:value-type="float" office:value="2">
            <text:p>2</text:p>
          </table:table-cell>
          <table:table-cell table:style-name="ce74" table:formula="of:=COUNTIF([.C30:.M30];&quot;51&quot;)+COUNTIF([.C30:.M30];&quot;51☻&quot;)+COUNTIF([.C30:.M30];&quot;2&quot;)+COUNTIF([.C30:.M30];&quot;52&quot;)+COUNTIF([.C30:.M30];&quot;52☻&quot;)+COUNTIF([.C30:.M30];&quot;51$&quot;)+COUNTIF([.C30:.M30];&quot;52$&quot;)" office:value-type="float" office:value="1">
            <text:p>1</text:p>
          </table:table-cell>
          <table:table-cell table:number-columns-repeated="998"/>
        </table:table-row>
        <table:table-row table:style-name="ro8">
          <table:table-cell table:style-name="ce20" office:value-type="date" office:date-value="2013-01-30">
            <text:p>30. jan 13</text:p>
          </table:table-cell>
          <table:table-cell table:style-name="ce25" table:formula="of:=TEXT([.A31];&quot;Ddd&quot;)" office:value-type="string" office:string-value="sre">
            <text:p>sre</text:p>
          </table:table-cell>
          <table:table-cell table:style-name="ce39" office:value-type="string">
            <text:p>Š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0" office:value-type="string">
            <text:p>K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7" office:value-type="string">
            <text:p>RAV</text:p>
          </table:table-cell>
          <table:table-cell table:style-name="ce33" office:value-type="string">
            <text:p>ŠOŠ</text:p>
          </table:table-cell>
          <table:table-cell table:style-name="ce63" table:formula="of:=COUNTIF([.C31:.M31];&quot;☻&quot;)+COUNTIF([.C31:.M31];&quot;52☻&quot;)+COUNTIF([.C31:.M31];&quot;51☻&quot;)+COUNTIF([.C31:.M31];&quot;1☻&quot;)+COUNTIF([.C31:.M31];&quot;KVIT☻&quot;)+COUNTIF([.C31:.M31];&quot;U☻&quot;)" office:value-type="float" office:value="1">
            <text:p>1</text:p>
          </table:table-cell>
          <table:table-cell table:style-name="ce63" table:formula="of:=COUNTIF([.C31:.M31];&quot;☺&quot;)+COUNTIF([.C31:.M31];&quot;52☺&quot;)+COUNTIF([.C31:.M31];&quot;51☺&quot;)+COUNTIF([.C31:.M31];&quot;1☺&quot;)+COUNTIF([.C31:.M31];&quot;KVIT☺&quot;)+COUNTIF([.C31:.M31];&quot;U☺&quot;)" office:value-type="float" office:value="0">
            <text:p>0</text:p>
          </table:table-cell>
          <table:table-cell table:style-name="ce63" table:formula="of:=COUNTIF([.C31:.M31];&quot;51&quot;)+COUNTIF([.C31:.M31];&quot;51$&quot;)+COUNTIF([.C31:.M31];&quot;51☻&quot;)" office:value-type="float" office:value="1">
            <text:p>1</text:p>
          </table:table-cell>
          <table:table-cell table:style-name="ce63" table:formula="of:=COUNTIF([.C31:.M31];&quot;52&quot;)+COUNTIF([.C31:.M31];&quot;52$&quot;)+COUNTIF([.C31:.M31];&quot;52☻&quot;)" office:value-type="float" office:value="1">
            <text:p>1</text:p>
          </table:table-cell>
          <table:table-cell table:style-name="ce63" table:formula="of:=COUNTIF([.C31:.M31];&quot;51¶&quot;)" office:value-type="float" office:value="1">
            <text:p>1</text:p>
          </table:table-cell>
          <table:table-cell table:style-name="ce63" table:formula="of:=COUNTIF([.C31:.M31];&quot;52¶&quot;)" office:value-type="float" office:value="1">
            <text:p>1</text:p>
          </table:table-cell>
          <table:table-cell table:style-name="ce63" table:formula="of:=COUNTIF([.C31:.M31];&quot;U&quot;)+COUNTIF([.C31:.M31];&quot;U☻&quot;)+COUNTIF([.C31:.M31];&quot;U☺&quot;)" office:value-type="float" office:value="1">
            <text:p>1</text:p>
          </table:table-cell>
          <table:table-cell table:style-name="ce63" table:formula="of:=COUNTIF([.C31:.M31];&quot;KVIT&quot;)+COUNTIF([.C31:.M31];&quot;KVIT☻&quot;)+COUNTIF([.C31:.M31];&quot;kvit$&quot;)" office:value-type="float" office:value="2">
            <text:p>2</text:p>
          </table:table-cell>
          <table:table-cell table:style-name="ce71" table:formula="of:=COUNTBLANK([.C31:.M31])" office:value-type="float" office:value="0">
            <text:p>0</text:p>
          </table:table-cell>
          <table:table-cell table:style-name="ce72" table:formula="of:=COUNTIF([.C31:.M31];&quot;x&quot;)" office:value-type="float" office:value="1">
            <text:p>1</text:p>
          </table:table-cell>
          <table:table-cell table:style-name="ce74" table:formula="of:=COUNTIF([.C31:.M31];&quot;51&quot;)+COUNTIF([.C31:.M31];&quot;51☻&quot;)+COUNTIF([.C31:.M31];&quot;2&quot;)+COUNTIF([.C31:.M31];&quot;52&quot;)+COUNTIF([.C31:.M31];&quot;52☻&quot;)+COUNTIF([.C31:.M31];&quot;51$&quot;)+COUNTIF([.C31:.M31];&quot;52$&quot;)" office:value-type="float" office:value="2">
            <text:p>2</text:p>
          </table:table-cell>
          <table:table-cell table:number-columns-repeated="998"/>
        </table:table-row>
        <table:table-row table:style-name="ro8">
          <table:table-cell table:style-name="ce20" office:value-type="date" office:date-value="2013-01-31">
            <text:p>31. jan 13</text:p>
          </table:table-cell>
          <table:table-cell table:style-name="ce25" table:formula="of:=TEXT([.A32];&quot;Ddd&quot;)" office:value-type="string" office:string-value="čet">
            <text:p>čet</text:p>
          </table:table-cell>
          <table:table-cell table:style-name="ce39" office:value-type="string">
            <text:p>Š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9" office:value-type="string">
            <text:p>ORO</text:p>
          </table:table-cell>
          <table:table-cell table:style-name="ce33" office:value-type="string">
            <text:p>ŠOŠ</text:p>
          </table:table-cell>
          <table:table-cell table:style-name="ce63" table:formula="of:=COUNTIF([.C32:.M32];&quot;☻&quot;)+COUNTIF([.C32:.M32];&quot;52☻&quot;)+COUNTIF([.C32:.M32];&quot;51☻&quot;)+COUNTIF([.C32:.M32];&quot;1☻&quot;)+COUNTIF([.C32:.M32];&quot;KVIT☻&quot;)+COUNTIF([.C32:.M32];&quot;U☻&quot;)" office:value-type="float" office:value="1">
            <text:p>1</text:p>
          </table:table-cell>
          <table:table-cell table:style-name="ce63" table:formula="of:=COUNTIF([.C32:.M32];&quot;☺&quot;)+COUNTIF([.C32:.M32];&quot;52☺&quot;)+COUNTIF([.C32:.M32];&quot;51☺&quot;)+COUNTIF([.C32:.M32];&quot;1☺&quot;)+COUNTIF([.C32:.M32];&quot;KVIT☺&quot;)+COUNTIF([.C32:.M32];&quot;U☺&quot;)" office:value-type="float" office:value="1">
            <text:p>1</text:p>
          </table:table-cell>
          <table:table-cell table:style-name="ce63" table:formula="of:=COUNTIF([.C32:.M32];&quot;51&quot;)+COUNTIF([.C32:.M32];&quot;51$&quot;)+COUNTIF([.C32:.M32];&quot;51☻&quot;)" office:value-type="float" office:value="2">
            <text:p>2</text:p>
          </table:table-cell>
          <table:table-cell table:style-name="ce63" table:formula="of:=COUNTIF([.C32:.M32];&quot;52&quot;)+COUNTIF([.C32:.M32];&quot;52$&quot;)+COUNTIF([.C32:.M32];&quot;52☻&quot;)" office:value-type="float" office:value="1">
            <text:p>1</text:p>
          </table:table-cell>
          <table:table-cell table:style-name="ce63" table:formula="of:=COUNTIF([.C32:.M32];&quot;51¶&quot;)" office:value-type="float" office:value="1">
            <text:p>1</text:p>
          </table:table-cell>
          <table:table-cell table:style-name="ce63" table:formula="of:=COUNTIF([.C32:.M32];&quot;52¶&quot;)" office:value-type="float" office:value="1">
            <text:p>1</text:p>
          </table:table-cell>
          <table:table-cell table:style-name="ce63" table:formula="of:=COUNTIF([.C32:.M32];&quot;U&quot;)+COUNTIF([.C32:.M32];&quot;U☻&quot;)+COUNTIF([.C32:.M32];&quot;U☺&quot;)" office:value-type="float" office:value="1">
            <text:p>1</text:p>
          </table:table-cell>
          <table:table-cell table:style-name="ce63" table:formula="of:=COUNTIF([.C32:.M32];&quot;KVIT&quot;)+COUNTIF([.C32:.M32];&quot;KVIT☻&quot;)+COUNTIF([.C32:.M32];&quot;kvit$&quot;)" office:value-type="float" office:value="2">
            <text:p>2</text:p>
          </table:table-cell>
          <table:table-cell table:style-name="ce71" table:formula="of:=COUNTBLANK([.C32:.M32])" office:value-type="float" office:value="0">
            <text:p>0</text:p>
          </table:table-cell>
          <table:table-cell table:style-name="ce72" table:formula="of:=COUNTIF([.C32:.M32];&quot;x&quot;)" office:value-type="float" office:value="1">
            <text:p>1</text:p>
          </table:table-cell>
          <table:table-cell table:style-name="ce74" table:formula="of:=COUNTIF([.C32:.M32];&quot;51&quot;)+COUNTIF([.C32:.M32];&quot;51☻&quot;)+COUNTIF([.C32:.M32];&quot;2&quot;)+COUNTIF([.C32:.M32];&quot;52&quot;)+COUNTIF([.C32:.M32];&quot;52☻&quot;)+COUNTIF([.C32:.M32];&quot;51$&quot;)+COUNTIF([.C32:.M32];&quot;52$&quot;)" office:value-type="float" office:value="3">
            <text:p>3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9">
          <table:table-cell table:number-columns-repeated="2"/>
          <table:table-cell table:style-name="ce33" table:formula="of:=[$januar.$C$1]" office:value-type="string" office:string-value="KOS">
            <text:p>KOS</text:p>
          </table:table-cell>
          <table:table-cell table:style-name="ce33" table:formula="of:=[$januar.$D$1]" office:value-type="string" office:string-value="ŠOŠ">
            <text:p>ŠOŠ</text:p>
          </table:table-cell>
          <table:table-cell table:style-name="ce33" table:formula="of:=[$januar.$E$1]" office:value-type="string" office:string-value="PIN">
            <text:p>PIN</text:p>
          </table:table-cell>
          <table:table-cell table:style-name="ce33" table:formula="of:=[$januar.$F$1]" office:value-type="string" office:string-value="KON">
            <text:p>KON</text:p>
          </table:table-cell>
          <table:table-cell table:style-name="ce33" table:formula="of:=[$januar.$G$1]" office:value-type="string" office:string-value="ORO">
            <text:p>ORO</text:p>
          </table:table-cell>
          <table:table-cell table:style-name="ce33" table:formula="of:=[$januar.$H$1]" office:value-type="string" office:string-value="MIO">
            <text:p>MIO</text:p>
          </table:table-cell>
          <table:table-cell table:style-name="ce33" table:formula="of:=[$januar.$I$1]" office:value-type="string" office:string-value="BOŽ">
            <text:p>BOŽ</text:p>
          </table:table-cell>
          <table:table-cell table:style-name="ce33" table:formula="of:=[$januar.$J$1]" office:value-type="string" office:string-value="DAN">
            <text:p>DAN</text:p>
          </table:table-cell>
          <table:table-cell table:style-name="ce33" table:formula="of:=[$januar.$K$1]" office:value-type="string" office:string-value="MŠŠ">
            <text:p>MŠŠ</text:p>
          </table:table-cell>
          <table:table-cell table:style-name="ce33" table:formula="of:=[$januar.$L$1]" office:value-type="string" office:string-value="DRN">
            <text:p>DRN</text:p>
          </table:table-cell>
          <table:table-cell table:style-name="ce33" table:formula="of:=[$januar.$M$1]" office:value-type="string" office:string-value="TAL">
            <text:p>TAL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0">
          <table:table-cell/>
          <table:table-cell table:style-name="ce26" table:formula="of:=[$'Vzorci vnosov'.$A$20]" office:value-type="string" office:string-value="☺">
            <text:p>☺</text:p>
          </table:table-cell>
          <table:table-cell table:style-name="ce40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2">
            <text:p>2</text:p>
          </table:table-cell>
          <table:table-cell table:style-name="ce40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40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40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1">
            <text:p>1</text:p>
          </table:table-cell>
          <table:table-cell table:style-name="ce40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5">
            <text:p>5</text:p>
          </table:table-cell>
          <table:table-cell table:style-name="ce40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>
            <text:p>2</text:p>
          </table:table-cell>
          <table:table-cell table:style-name="ce40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40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0">
            <text:p>0</text:p>
          </table:table-cell>
          <table:table-cell table:style-name="ce40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style-name="ce40"/>
          <table:table-cell table:style-name="ce40" table:formula="of:=COUNTIF([.M2:.M32];&quot;☺&quot;)+COUNTIF([.M2:.M32];&quot;51☺&quot;)+COUNTIF([.M2:.M32];&quot;52☺&quot;)+COUNTIF([.M2:.M32];&quot;1☺&quot;)+COUNTIF([.M2:.M32];&quot;kvit☺&quot;)+COUNTIF([.M2:.M32];&quot;U☺&quot;)" office:value-type="float" office:value="5">
            <text:p>5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8">
          <table:table-cell table:style-name="ce22"/>
          <table:table-cell table:style-name="ce2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5">
            <text:p>5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>
            <text:p>3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6">
            <text:p>6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>
            <text:p>5</text:p>
          </table:table-cell>
          <table:table-cell table:style-name="ce1"/>
          <table:table-cell table:style-name="ce1" table:formula="of:=COUNTIF([.M2:.M32];&quot;☻&quot;)+COUNTIF([.M2:.M32];&quot;51☻&quot;)+COUNTIF([.M2:.M32];&quot;52☻&quot;)+COUNTIF([.M2:.M32];&quot;1☻&quot;)+COUNTIF([.M2:.M32];&quot;kvit☻&quot;)+COUNTIF([.M2:.M32];&quot;U☻&quot;)" office:value-type="float" office:value="0">
            <text:p>0</text:p>
          </table:table-cell>
          <table:table-cell table:style-name="ce1"/>
          <table:table-cell table:style-name="ce6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8">
          <table:table-cell table:style-name="ce22"/>
          <table:table-cell table:style-name="ce27" office:value-type="string">
            <text:p>Σ</text:p>
          </table:table-cell>
          <table:table-cell table:style-name="ce41" table:formula="of:=SUM([.C35:.C36])" office:value-type="float" office:value="5">
            <text:p>5</text:p>
          </table:table-cell>
          <table:table-cell table:style-name="ce41" table:formula="of:=SUM([.D35:.D36])" office:value-type="float" office:value="5">
            <text:p>5</text:p>
          </table:table-cell>
          <table:table-cell table:style-name="ce41" table:formula="of:=SUM([.E35:.E36])" office:value-type="float" office:value="5">
            <text:p>5</text:p>
          </table:table-cell>
          <table:table-cell table:style-name="ce41" table:formula="of:=SUM([.F35:.F36])" office:value-type="float" office:value="4">
            <text:p>4</text:p>
          </table:table-cell>
          <table:table-cell table:style-name="ce41" table:formula="of:=SUM([.G35:.G36])" office:value-type="float" office:value="5">
            <text:p>5</text:p>
          </table:table-cell>
          <table:table-cell table:style-name="ce41" table:formula="of:=SUM([.H35:.H36])" office:value-type="float" office:value="2">
            <text:p>2</text:p>
          </table:table-cell>
          <table:table-cell table:style-name="ce41" table:formula="of:=SUM([.I35:.I36])" office:value-type="float" office:value="0">
            <text:p>0</text:p>
          </table:table-cell>
          <table:table-cell table:style-name="ce41" table:formula="of:=SUM([.J35:.J36])" office:value-type="float" office:value="6">
            <text:p>6</text:p>
          </table:table-cell>
          <table:table-cell table:style-name="ce41" table:formula="of:=SUM([.K35:.K36])" office:value-type="float" office:value="5">
            <text:p>5</text:p>
          </table:table-cell>
          <table:table-cell table:style-name="ce41"/>
          <table:table-cell table:style-name="ce41" table:formula="of:=SUM([.M35:.M36])" office:value-type="float" office:value="5">
            <text:p>5</text:p>
          </table:table-cell>
          <table:table-cell table:style-name="ce1"/>
          <table:table-cell table:style-name="ce6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8">
          <table:table-cell table:style-name="ce22"/>
          <table:table-cell table:style-name="ce28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1">
            <text:p>1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4">
            <text:p>4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8">
            <text:p>8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10">
            <text:p>10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3">
            <text:p>3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6">
            <text:p>6</text:p>
          </table:table-cell>
          <table:table-cell table:style-name="ce1"/>
          <table:table-cell table:style-name="ce1" table:formula="of:=COUNTIF([.M2:.M32];&quot;KVIT&quot;)+COUNTIF([.M2:.M32];&quot;51KVIT&quot;)+COUNTIF([.M2:.M32];&quot;52KVIT&quot;)+COUNTIF([.M2:.M32];&quot;1KVIT&quot;)" office:value-type="float" office:value="0">
            <text:p>0</text:p>
          </table:table-cell>
          <table:table-cell table:style-name="ce1" table:number-columns-repeated="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1">
          <table:table-cell table:style-name="ce22"/>
          <table:table-cell table:style-name="ce28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/>
          <table:table-cell table:style-name="ce1" table:formula="of:=COUNTIF([.M2:.M32];&quot;51$&quot;)+COUNTIF([.M2:.M32];&quot;52$&quot;)+COUNTIF([.M2:.M32];&quot;kvit$&quot;)" office:value-type="float" office:value="0">
            <text:p>0</text:p>
          </table:table-cell>
          <table:table-cell table:style-name="ce1" table:number-columns-repeated="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/>
          <table:table-cell table:style-name="ce77" table:number-columns-repeated="996"/>
        </table:table-row>
        <table:table-row table:style-name="ro1">
          <table:table-cell/>
          <table:table-cell table:style-name="ce29" table:formula="of:=[$'Vzorci vnosov'.$A$12]" office:value-type="string" office:string-value="D">
            <text:p>D</text:p>
          </table:table-cell>
          <table:table-cell table:style-name="ce42" table:formula="of:=COUNTIF([.C2:.C32];&quot;D&quot;)" office:value-type="float" office:value="4">
            <text:p>4</text:p>
          </table:table-cell>
          <table:table-cell table:style-name="ce42" table:formula="of:=COUNTIF([.D2:.D32];&quot;D&quot;)" office:value-type="float" office:value="0">
            <text:p>0</text:p>
          </table:table-cell>
          <table:table-cell table:style-name="ce42" table:formula="of:=COUNTIF([.E2:.E32];&quot;D&quot;)" office:value-type="float" office:value="2">
            <text:p>2</text:p>
          </table:table-cell>
          <table:table-cell table:style-name="ce42" table:formula="of:=COUNTIF([.F2:.F32];&quot;D&quot;)" office:value-type="float" office:value="0">
            <text:p>0</text:p>
          </table:table-cell>
          <table:table-cell table:style-name="ce42" table:formula="of:=COUNTIF([.G2:.G32];&quot;D&quot;)" office:value-type="float" office:value="1">
            <text:p>1</text:p>
          </table:table-cell>
          <table:table-cell table:style-name="ce42" table:formula="of:=COUNTIF([.H2:.H32];&quot;D&quot;)" office:value-type="float" office:value="0">
            <text:p>0</text:p>
          </table:table-cell>
          <table:table-cell table:style-name="ce42" table:formula="of:=COUNTIF([.I2:.I32];&quot;D&quot;)" office:value-type="float" office:value="0">
            <text:p>0</text:p>
          </table:table-cell>
          <table:table-cell table:style-name="ce42" table:formula="of:=COUNTIF([.J2:.J32];&quot;D&quot;)" office:value-type="float" office:value="7">
            <text:p>7</text:p>
          </table:table-cell>
          <table:table-cell table:style-name="ce42" table:formula="of:=COUNTIF([.K2:.K32];&quot;D&quot;)" office:value-type="float" office:value="0">
            <text:p>0</text:p>
          </table:table-cell>
          <table:table-cell table:style-name="ce42"/>
          <table:table-cell table:style-name="ce42" table:formula="of:=COUNTIF([.M2:.M32];&quot;D&quot;)" office:value-type="float" office:value="0">
            <text:p>0</text:p>
          </table:table-cell>
          <table:table-cell table:style-name="ce60" table:number-columns-repeated="2"/>
          <table:table-cell table:number-columns-repeated="11"/>
          <table:table-cell table:style-name="ce75"/>
          <table:table-cell table:number-columns-repeated="997"/>
        </table:table-row>
        <table:table-row table:style-name="ro1">
          <table:table-cell/>
          <table:table-cell table:style-name="ce29" table:formula="of:=[$'Vzorci vnosov'.$A$15]" office:value-type="string" office:string-value="SO">
            <text:p>SO</text:p>
          </table:table-cell>
          <table:table-cell table:style-name="ce42" table:formula="of:=COUNTIF([.C2:.C32];&quot;SO&quot;)" office:value-type="float" office:value="0">
            <text:p>0</text:p>
          </table:table-cell>
          <table:table-cell table:style-name="ce42" table:formula="of:=COUNTIF([.D2:.D32];&quot;SO&quot;)" office:value-type="float" office:value="0">
            <text:p>0</text:p>
          </table:table-cell>
          <table:table-cell table:style-name="ce42" table:formula="of:=COUNTIF([.E2:.E32];&quot;SO&quot;)" office:value-type="float" office:value="0">
            <text:p>0</text:p>
          </table:table-cell>
          <table:table-cell table:style-name="ce42" table:formula="of:=COUNTIF([.F2:.F32];&quot;SO&quot;)" office:value-type="float" office:value="1">
            <text:p>1</text:p>
          </table:table-cell>
          <table:table-cell table:style-name="ce42" table:formula="of:=COUNTIF([.G2:.G32];&quot;SO&quot;)" office:value-type="float" office:value="0">
            <text:p>0</text:p>
          </table:table-cell>
          <table:table-cell table:style-name="ce42" table:formula="of:=COUNTIF([.H2:.H32];&quot;SO&quot;)" office:value-type="float" office:value="0">
            <text:p>0</text:p>
          </table:table-cell>
          <table:table-cell table:style-name="ce42" table:formula="of:=COUNTIF([.I2:.I32];&quot;SO&quot;)" office:value-type="float" office:value="4">
            <text:p>4</text:p>
          </table:table-cell>
          <table:table-cell table:style-name="ce42" table:formula="of:=COUNTIF([.J2:.J32];&quot;SO&quot;)" office:value-type="float" office:value="0">
            <text:p>0</text:p>
          </table:table-cell>
          <table:table-cell table:style-name="ce42" table:formula="of:=COUNTIF([.K2:.K32];&quot;SO&quot;)" office:value-type="float" office:value="0">
            <text:p>0</text:p>
          </table:table-cell>
          <table:table-cell table:style-name="ce42"/>
          <table:table-cell table:style-name="ce42" table:formula="of:=COUNTIF([.M2:.M32];&quot;SO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0" table:formula="of:=[$'Vzorci vnosov'.$A$13]" office:value-type="string" office:string-value="BOL">
            <text:p>BOL</text:p>
          </table:table-cell>
          <table:table-cell table:style-name="ce42" table:formula="of:=COUNTIF([.C2:.C32];&quot;BOL&quot;)" office:value-type="float" office:value="0">
            <text:p>0</text:p>
          </table:table-cell>
          <table:table-cell table:style-name="ce42" table:formula="of:=COUNTIF([.D2:.D32];&quot;BOL&quot;)" office:value-type="float" office:value="0">
            <text:p>0</text:p>
          </table:table-cell>
          <table:table-cell table:style-name="ce42" table:formula="of:=COUNTIF([.E2:.E32];&quot;BOL&quot;)" office:value-type="float" office:value="0">
            <text:p>0</text:p>
          </table:table-cell>
          <table:table-cell table:style-name="ce42" table:formula="of:=COUNTIF([.F2:.F32];&quot;BOL&quot;)" office:value-type="float" office:value="0">
            <text:p>0</text:p>
          </table:table-cell>
          <table:table-cell table:style-name="ce42" table:formula="of:=COUNTIF([.G2:.G32];&quot;BOL&quot;)" office:value-type="float" office:value="0">
            <text:p>0</text:p>
          </table:table-cell>
          <table:table-cell table:style-name="ce42" table:formula="of:=COUNTIF([.H2:.H32];&quot;BOL&quot;)" office:value-type="float" office:value="0">
            <text:p>0</text:p>
          </table:table-cell>
          <table:table-cell table:style-name="ce42" table:formula="of:=COUNTIF([.I2:.I32];&quot;BOL&quot;)" office:value-type="float" office:value="5">
            <text:p>5</text:p>
          </table:table-cell>
          <table:table-cell table:style-name="ce42" table:formula="of:=COUNTIF([.J2:.J32];&quot;BOL&quot;)" office:value-type="float" office:value="0">
            <text:p>0</text:p>
          </table:table-cell>
          <table:table-cell table:style-name="ce42" table:formula="of:=COUNTIF([.K2:.K32];&quot;BOL&quot;)" office:value-type="float" office:value="0">
            <text:p>0</text:p>
          </table:table-cell>
          <table:table-cell table:style-name="ce42"/>
          <table:table-cell table:style-name="ce42" table:formula="of:=COUNTIF([.M2:.M32];&quot;BOL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1" table:formula="of:=[$'Vzorci vnosov'.$A$11]" office:value-type="string" office:string-value="X">
            <text:p>X</text:p>
          </table:table-cell>
          <table:table-cell table:style-name="ce42" table:formula="of:=COUNTIF([.C2:.C32];&quot;X&quot;)" office:value-type="float" office:value="3">
            <text:p>3</text:p>
          </table:table-cell>
          <table:table-cell table:style-name="ce42" table:formula="of:=COUNTIF([.D2:.D32];&quot;X&quot;)" office:value-type="float" office:value="2">
            <text:p>2</text:p>
          </table:table-cell>
          <table:table-cell table:style-name="ce42" table:formula="of:=COUNTIF([.E2:.E32];&quot;X&quot;)" office:value-type="float" office:value="3">
            <text:p>3</text:p>
          </table:table-cell>
          <table:table-cell table:style-name="ce42" table:formula="of:=COUNTIF([.F2:.F32];&quot;X&quot;)" office:value-type="float" office:value="3">
            <text:p>3</text:p>
          </table:table-cell>
          <table:table-cell table:style-name="ce42" table:formula="of:=COUNTIF([.G2:.G32];&quot;X&quot;)" office:value-type="float" office:value="1">
            <text:p>1</text:p>
          </table:table-cell>
          <table:table-cell table:style-name="ce42" table:formula="of:=COUNTIF([.H2:.H32];&quot;X&quot;)" office:value-type="float" office:value="1">
            <text:p>1</text:p>
          </table:table-cell>
          <table:table-cell table:style-name="ce42" table:formula="of:=COUNTIF([.I2:.I32];&quot;X&quot;)" office:value-type="float" office:value="0">
            <text:p>0</text:p>
          </table:table-cell>
          <table:table-cell table:style-name="ce42" table:formula="of:=COUNTIF([.J2:.J32];&quot;X&quot;)" office:value-type="float" office:value="4">
            <text:p>4</text:p>
          </table:table-cell>
          <table:table-cell table:style-name="ce42" table:formula="of:=COUNTIF([.K2:.K32];&quot;X&quot;)" office:value-type="float" office:value="4">
            <text:p>4</text:p>
          </table:table-cell>
          <table:table-cell table:style-name="ce42"/>
          <table:table-cell table:style-name="ce42" table:formula="of:=COUNTIF([.M2:.M32];&quot;X&quot;)" office:value-type="float" office:value="5">
            <text:p>5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2" office:value-type="string">
            <text:p>TX</text:p>
          </table:table-cell>
          <table:table-cell table:style-name="ce43" table:formula="of:=COUNTIF([.O2:.O32];&quot;KOS&quot;)" office:value-type="float" office:value="0">
            <text:p>0</text:p>
          </table:table-cell>
          <table:table-cell table:style-name="ce43" table:formula="of:=COUNTIF([.O2:.O32];&quot;ŠOŠ&quot;)" office:value-type="float" office:value="8">
            <text:p>8</text:p>
          </table:table-cell>
          <table:table-cell table:style-name="ce43" table:formula="of:=COUNTIF([.O2:.O32];&quot;PIN&quot;)" office:value-type="float" office:value="2">
            <text:p>2</text:p>
          </table:table-cell>
          <table:table-cell table:style-name="ce43" table:formula="of:=COUNTIF([.O2:.O32];&quot;KON&quot;)" office:value-type="float" office:value="3">
            <text:p>3</text:p>
          </table:table-cell>
          <table:table-cell table:style-name="ce43" table:formula="of:=COUNTIF([.O2:.O32];&quot;oro&quot;)" office:value-type="float" office:value="0">
            <text:p>0</text:p>
          </table:table-cell>
          <table:table-cell table:style-name="ce43" table:formula="of:=COUNTIF([.O2:.O32];&quot;AND&quot;)" office:value-type="float" office:value="0">
            <text:p>0</text:p>
          </table:table-cell>
          <table:table-cell table:style-name="ce43" table:formula="of:=COUNTIF([.O2:.O32];&quot;ROD&quot;)" office:value-type="float" office:value="0">
            <text:p>0</text:p>
          </table:table-cell>
          <table:table-cell table:style-name="ce43" table:formula="of:=COUNTIF([.O2:.O32];&quot;DAN&quot;)" office:value-type="float" office:value="2">
            <text:p>2</text:p>
          </table:table-cell>
          <table:table-cell table:style-name="ce43" table:formula="of:=COUNTIF([.O2:.O32];&quot;MŠŠ&quot;)" office:value-type="float" office:value="6">
            <text:p>6</text:p>
          </table:table-cell>
          <table:table-cell table:style-name="ce43"/>
          <table:table-cell table:style-name="ce43" table:formula="of:=COUNTIF([.O2:.O32];&quot;ŠTU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1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3">
            <text:p>3</text:p>
          </table:table-cell>
          <table:table-cell table:style-name="ce1" table:formula="of:=COUNTIF([.D2:.D32];&quot;51¶&quot;)+COUNTIF([.D2:.D32];&quot;52¶&quot;)+COUNTIF([.D2:.D32];&quot;kvit¶&quot;)" office:value-type="float" office:value="2">
            <text:p>2</text:p>
          </table:table-cell>
          <table:table-cell table:style-name="ce1" table:formula="of:=COUNTIF([.E2:.E32];&quot;51¶&quot;)+COUNTIF([.E2:.E32];&quot;52¶&quot;)+COUNTIF([.E2:.E32];&quot;kvit¶&quot;)" office:value-type="float" office:value="5">
            <text:p>5</text:p>
          </table:table-cell>
          <table:table-cell table:style-name="ce1" table:formula="of:=COUNTIF([.F2:.F32];&quot;51¶&quot;)+COUNTIF([.F2:.F32];&quot;52¶&quot;)+COUNTIF([.F2:.F32];&quot;kvit¶&quot;)" office:value-type="float" office:value="2">
            <text:p>2</text:p>
          </table:table-cell>
          <table:table-cell table:style-name="ce1" table:formula="of:=COUNTIF([.G2:.G32];&quot;51¶&quot;)+COUNTIF([.G2:.G32];&quot;52¶&quot;)+COUNTIF([.G2:.G32];&quot;kvit¶&quot;)" office:value-type="float" office:value="4">
            <text:p>4</text:p>
          </table:table-cell>
          <table:table-cell table:style-name="ce1" table:formula="of:=COUNTIF([.H2:.H32];&quot;51¶&quot;)+COUNTIF([.H2:.H32];&quot;52¶&quot;)+COUNTIF([.H2:.H32];&quot;kvit¶&quot;)" office:value-type="float" office:value="6">
            <text:p>6</text:p>
          </table:table-cell>
          <table:table-cell table:style-name="ce1" table:formula="of:=COUNTIF([.I2:.I32];&quot;51¶&quot;)+COUNTIF([.I2:.I32];&quot;52¶&quot;)+COUNTIF([.I2:.I32];&quot;kvit¶&quot;)" office:value-type="float" office:value="5">
            <text:p>5</text:p>
          </table:table-cell>
          <table:table-cell table:style-name="ce1" table:formula="of:=COUNTIF([.J2:.J32];&quot;51¶&quot;)+COUNTIF([.J2:.J32];&quot;52¶&quot;)+COUNTIF([.J2:.J32];&quot;kvit¶&quot;)" office:value-type="float" office:value="0">
            <text:p>0</text:p>
          </table:table-cell>
          <table:table-cell table:style-name="ce1" table:formula="of:=COUNTIF([.K2:.K32];&quot;51¶&quot;)+COUNTIF([.K2:.K32];&quot;52¶&quot;)+COUNTIF([.K2:.K32];&quot;kvit¶&quot;)" office:value-type="float" office:value="5">
            <text:p>5</text:p>
          </table:table-cell>
          <table:table-cell table:style-name="ce1"/>
          <table:table-cell table:style-name="ce1" table:formula="of:=COUNTIF([.M2:.M32];&quot;51¶&quot;)+COUNTIF([.M2:.M32];&quot;52¶&quot;)+COUNTIF([.M2:.M32];&quot;kvit¶&quot;)" office:value-type="float" office:value="5">
            <text:p>5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29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1">
            <text:p>1</text:p>
          </table:table-cell>
          <table:table-cell table:style-name="ce1" table:formula="of:=COUNTIF([.G2:.G32];&quot;U☺&quot;)+COUNTIF([.G2:.G32];&quot;U☻&quot;)+COUNTIF([.G2:.G32];&quot;U&quot;)" office:value-type="float" office:value="4">
            <text:p>4</text:p>
          </table:table-cell>
          <table:table-cell table:style-name="ce1" table:formula="of:=COUNTIF([.H2:.H32];&quot;U☺&quot;)+COUNTIF([.H2:.H32];&quot;U☻&quot;)+COUNTIF([.H2:.H32];&quot;U&quot;)" office:value-type="float" office:value="5">
            <text:p>5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/>
          <table:table-cell table:style-name="ce1" table:formula="of:=COUNTIF([.M2:.M32];&quot;U☺&quot;)+COUNTIF([.M2:.M32];&quot;U☻&quot;)+COUNTIF([.M2:.M32];&quot;U&quot;)" office:value-type="float" office:value="3">
            <text:p>3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 table:number-rows-repeated="99">
          <table:table-cell table:number-columns-repeated="26"/>
          <table:table-cell table:style-name="ce75"/>
          <table:table-cell table:number-columns-repeated="997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bruar" table:style-name="ta3" table:print="false">
        <table:table-column table:style-name="co3" table:default-cell-style-name="ce21"/>
        <table:table-column table:style-name="co4" table:default-cell-style-name="ce21"/>
        <table:table-column table:style-name="co5" table:number-columns-repeated="13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7" table:default-cell-style-name="ce17"/>
        <table:table-column table:style-name="co10" table:number-columns-repeated="4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" table:default-cell-style-name="ce76"/>
        <table:table-column table:style-name="co14" table:number-columns-repeated="230" table:default-cell-style-name="ce17"/>
        <table:table-column table:style-name="co14" table:number-columns-repeated="767" table:default-cell-style-name="Default"/>
        <table:table-row table:style-name="ro8">
          <table:table-cell table:style-name="ce18" office:value-type="string">
            <text:p>Datum</text:p>
          </table:table-cell>
          <table:table-cell table:style-name="ce23"/>
          <table:table-cell table:style-name="ce33" office:value-type="string">
            <text:p>KOS</text:p>
          </table:table-cell>
          <table:table-cell table:style-name="ce33" office:value-type="string">
            <text:p>ŠOŠ</text:p>
          </table:table-cell>
          <table:table-cell table:style-name="ce33" office:value-type="string">
            <text:p>PIN</text:p>
          </table:table-cell>
          <table:table-cell table:style-name="ce33" office:value-type="string">
            <text:p>KON</text:p>
          </table:table-cell>
          <table:table-cell table:style-name="ce33" office:value-type="string">
            <text:p>ORO</text:p>
          </table:table-cell>
          <table:table-cell table:style-name="ce33" office:value-type="string">
            <text:p>MIO</text:p>
          </table:table-cell>
          <table:table-cell table:style-name="ce33" office:value-type="string">
            <text:p>BOŽ</text:p>
          </table:table-cell>
          <table:table-cell table:style-name="ce33" office:value-type="string">
            <text:p>DAN</text:p>
          </table:table-cell>
          <table:table-cell table:style-name="ce33" office:value-type="string">
            <text:p>MŠŠ</text:p>
          </table:table-cell>
          <table:table-cell table:style-name="ce33" office:value-type="string">
            <text:p>DRN</text:p>
          </table:table-cell>
          <table:table-cell table:style-name="ce33" office:value-type="string">
            <text:p>TAL</text:p>
          </table:table-cell>
          <table:table-cell table:style-name="ce53" office:value-type="string">
            <text:p>ZUN</text:p>
          </table:table-cell>
          <table:table-cell table:style-name="ce61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65" office:value-type="string">
            <text:p>☺</text:p>
          </table:table-cell>
          <table:table-cell table:style-name="ce66" table:formula="of:=[$'Vzorci vnosov'.$A$4]" office:value-type="string" office:string-value="51">
            <text:p>51</text:p>
          </table:table-cell>
          <table:table-cell table:style-name="ce66" table:formula="of:=[$'Vzorci vnosov'.$A$5]" office:value-type="string" office:string-value="52">
            <text:p>52</text:p>
          </table:table-cell>
          <table:table-cell table:style-name="ce67" table:formula="of:=[$'Vzorci vnosov'.$A$25]" office:value-type="string" office:string-value="51¶">
            <text:p>51¶</text:p>
          </table:table-cell>
          <table:table-cell table:style-name="ce68" table:formula="of:=[$'Vzorci vnosov'.$A$26]" office:value-type="string" office:string-value="52¶">
            <text:p>52¶</text:p>
          </table:table-cell>
          <table:table-cell table:style-name="ce69" table:formula="of:=[$'Vzorci vnosov'.$A$8]" office:value-type="string" office:string-value="U">
            <text:p>U</text:p>
          </table:table-cell>
          <table:table-cell table:style-name="ce66" table:formula="of:=[$'Vzorci vnosov'.$A$6]" office:value-type="string" office:string-value="KVIT">
            <text:p>KVIT</text:p>
          </table:table-cell>
          <table:table-cell table:style-name="ce70" office:value-type="string">
            <text:p>Brez</text:p>
          </table:table-cell>
          <table:table-cell table:style-name="ce64" office:value-type="string">
            <text:p>X</text:p>
          </table:table-cell>
          <table:table-cell table:style-name="ce73" office:value-type="string">
            <text:p>Op</text:p>
          </table:table-cell>
          <table:table-cell table:style-name="ce75"/>
          <table:table-cell table:style-name="ce1" table:number-columns-repeated="997"/>
        </table:table-row>
        <table:table-row table:style-name="ro8">
          <table:table-cell table:style-name="ce20" office:value-type="date" office:date-value="2013-02-01">
            <text:p>1. feb 13</text:p>
          </table:table-cell>
          <table:table-cell table:style-name="ce78" table:formula="of:=TEXT([.A2];&quot;Ddd&quot;)" office:value-type="string" office:string-value="pet">
            <text:p>pet</text:p>
          </table:table-cell>
          <table:table-cell table:style-name="ce39" office:value-type="string">
            <text:p>Š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0" office:value-type="string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9" office:value-type="string">
            <text:p>DRN</text:p>
          </table:table-cell>
          <table:table-cell table:style-name="ce33" office:value-type="string">
            <text:p>PIN</text:p>
          </table:table-cell>
          <table:table-cell table:style-name="ce96" table:formula="of:=COUNTIF([.C2:.M2];&quot;☻&quot;)+COUNTIF([.C2:.M2];&quot;52☻&quot;)+COUNTIF([.C2:.M2];&quot;51☻&quot;)+COUNTIF([.C2:.M2];&quot;1☻&quot;)+COUNTIF([.C2:.M2];&quot;KVIT☻&quot;)+COUNTIF([.C2:.M2];&quot;U☻&quot;)" office:value-type="float" office:value="1">
            <text:p>1</text:p>
          </table:table-cell>
          <table:table-cell table:style-name="ce96" table:formula="of:=COUNTIF([.C2:.M2];&quot;☺&quot;)+COUNTIF([.C2:.M2];&quot;52☺&quot;)+COUNTIF([.C2:.M2];&quot;51☺&quot;)+COUNTIF([.C2:.M2];&quot;1☺&quot;)+COUNTIF([.C2:.M2];&quot;KVIT☺&quot;)+COUNTIF([.C2:.M2];&quot;U☺&quot;)" office:value-type="float" office:value="1">
            <text:p>1</text:p>
          </table:table-cell>
          <table:table-cell table:style-name="ce96" table:formula="of:=COUNTIF([.C2:.M2];&quot;51&quot;)+COUNTIF([.C2:.M2];&quot;51$&quot;)+COUNTIF([.C2:.M2];&quot;51☻&quot;)" office:value-type="float" office:value="1">
            <text:p>1</text:p>
          </table:table-cell>
          <table:table-cell table:style-name="ce96" table:formula="of:=COUNTIF([.C2:.M2];&quot;52&quot;)+COUNTIF([.C2:.M2];&quot;52$&quot;)+COUNTIF([.C2:.M2];&quot;52☻&quot;)" office:value-type="float" office:value="1">
            <text:p>1</text:p>
          </table:table-cell>
          <table:table-cell table:style-name="ce96" table:formula="of:=COUNTIF([.C2:.M2];&quot;51¶&quot;)" office:value-type="float" office:value="1">
            <text:p>1</text:p>
          </table:table-cell>
          <table:table-cell table:style-name="ce96" table:formula="of:=COUNTIF([.C2:.M2];&quot;52¶&quot;)" office:value-type="float" office:value="1">
            <text:p>1</text:p>
          </table:table-cell>
          <table:table-cell table:style-name="ce96" table:formula="of:=COUNTIF([.C2:.M2];&quot;U&quot;)+COUNTIF([.C2:.M2];&quot;U☻&quot;)+COUNTIF([.C2:.M2];&quot;U☺&quot;)" office:value-type="float" office:value="1">
            <text:p>1</text:p>
          </table:table-cell>
          <table:table-cell table:style-name="ce96" table:formula="of:=COUNTIF([.C2:.M2];&quot;KVIT&quot;)+COUNTIF([.C2:.M2];&quot;KVIT☻&quot;)+COUNTIF([.C2:.M2];&quot;kvit$&quot;)" office:value-type="float" office:value="2">
            <text:p>2</text:p>
          </table:table-cell>
          <table:table-cell table:style-name="ce97" table:formula="of:=COUNTBLANK([.C2:.M2])" office:value-type="float" office:value="0">
            <text:p>0</text:p>
          </table:table-cell>
          <table:table-cell table:style-name="ce98" table:formula="of:=COUNTIF([.C2:.M2];&quot;x&quot;)" office:value-type="float" office:value="1">
            <text:p>1</text:p>
          </table:table-cell>
          <table:table-cell table:style-name="ce99" table:formula="of:=COUNTIF([.C2:.M2];&quot;51&quot;)+COUNTIF([.C2:.M2];&quot;51☻&quot;)+COUNTIF([.C2:.M2];&quot;2&quot;)+COUNTIF([.C2:.M2];&quot;52&quot;)+COUNTIF([.C2:.M2];&quot;52☻&quot;)+COUNTIF([.C2:.M2];&quot;51$&quot;)+COUNTIF([.C2:.M2];&quot;52$&quot;)" office:value-type="float" office:value="2">
            <text:p>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7"/>
        </table:table-row>
        <table:table-row table:style-name="ro8">
          <table:table-cell table:style-name="ce20" office:value-type="date" office:date-value="2013-02-02">
            <text:p>2. feb 13</text:p>
          </table:table-cell>
          <table:table-cell table:style-name="ce78" table:formula="of:=TEXT([.A3];&quot;Ddd&quot;)" office:value-type="string" office:string-value="sob">
            <text:p>sob</text:p>
          </table:table-cell>
          <table:table-cell table:style-name="ce80"/>
          <table:table-cell table:style-name="ce6" table:formula="of:=[$'Vzorci vnosov'.$A$14]" office:value-type="string" office:string-value="☻">
            <text:p>☻</text:p>
          </table:table-cell>
          <table:table-cell table:style-name="ce80" table:number-columns-repeated="3"/>
          <table:table-cell table:style-name="ce82"/>
          <table:table-cell table:style-name="ce80"/>
          <table:table-cell table:style-name="ce89" table:number-columns-repeated="4"/>
          <table:table-cell table:style-name="ce56" office:value-type="string">
            <text:p>JAN</text:p>
          </table:table-cell>
          <table:table-cell table:style-name="ce56" office:value-type="string">
            <text:p>KON</text:p>
          </table:table-cell>
          <table:table-cell table:style-name="ce96" table:formula="of:=COUNTIF([.C3:.M3];&quot;☻&quot;)+COUNTIF([.C3:.M3];&quot;52☻&quot;)+COUNTIF([.C3:.M3];&quot;51☻&quot;)+COUNTIF([.C3:.M3];&quot;1☻&quot;)+COUNTIF([.C3:.M3];&quot;KVIT☻&quot;)+COUNTIF([.C3:.M3];&quot;U☻&quot;)" office:value-type="float" office:value="1">
            <text:p>1</text:p>
          </table:table-cell>
          <table:table-cell table:style-name="ce96" table:formula="of:=COUNTIF([.C3:.M3];&quot;☺&quot;)+COUNTIF([.C3:.M3];&quot;52☺&quot;)+COUNTIF([.C3:.M3];&quot;51☺&quot;)+COUNTIF([.C3:.M3];&quot;1☺&quot;)+COUNTIF([.C3:.M3];&quot;KVIT☺&quot;)+COUNTIF([.C3:.M3];&quot;U☺&quot;)" office:value-type="float" office:value="0">
            <text:p>0</text:p>
          </table:table-cell>
          <table:table-cell table:style-name="ce96" table:formula="of:=COUNTIF([.C3:.M3];&quot;51&quot;)+COUNTIF([.C3:.M3];&quot;51$&quot;)+COUNTIF([.C3:.M3];&quot;51☻&quot;)" office:value-type="float" office:value="0">
            <text:p>0</text:p>
          </table:table-cell>
          <table:table-cell table:style-name="ce96" table:formula="of:=COUNTIF([.C3:.M3];&quot;52&quot;)+COUNTIF([.C3:.M3];&quot;52$&quot;)+COUNTIF([.C3:.M3];&quot;52☻&quot;)" office:value-type="float" office:value="0">
            <text:p>0</text:p>
          </table:table-cell>
          <table:table-cell table:style-name="ce96" table:formula="of:=COUNTIF([.C3:.M3];&quot;51¶&quot;)" office:value-type="float" office:value="0">
            <text:p>0</text:p>
          </table:table-cell>
          <table:table-cell table:style-name="ce96" table:formula="of:=COUNTIF([.C3:.M3];&quot;52¶&quot;)" office:value-type="float" office:value="0">
            <text:p>0</text:p>
          </table:table-cell>
          <table:table-cell table:style-name="ce96" table:formula="of:=COUNTIF([.C3:.M3];&quot;U&quot;)+COUNTIF([.C3:.M3];&quot;U☻&quot;)+COUNTIF([.C3:.M3];&quot;U☺&quot;)" office:value-type="float" office:value="0">
            <text:p>0</text:p>
          </table:table-cell>
          <table:table-cell table:style-name="ce96" table:formula="of:=COUNTIF([.C3:.M3];&quot;KVIT&quot;)+COUNTIF([.C3:.M3];&quot;KVIT☻&quot;)+COUNTIF([.C3:.M3];&quot;kvit$&quot;)" office:value-type="float" office:value="0">
            <text:p>0</text:p>
          </table:table-cell>
          <table:table-cell table:style-name="ce97" table:formula="of:=COUNTBLANK([.C3:.M3])" office:value-type="float" office:value="10">
            <text:p>10</text:p>
          </table:table-cell>
          <table:table-cell table:style-name="ce98" table:formula="of:=COUNTIF([.C3:.M3];&quot;x&quot;)" office:value-type="float" office:value="0">
            <text:p>0</text:p>
          </table:table-cell>
          <table:table-cell table:style-name="ce99" table:formula="of:=COUNTIF([.C3:.M3];&quot;51&quot;)+COUNTIF([.C3:.M3];&quot;51☻&quot;)+COUNTIF([.C3:.M3];&quot;2&quot;)+COUNTIF([.C3:.M3];&quot;52&quot;)+COUNTIF([.C3:.M3];&quot;52☻&quot;)+COUNTIF([.C3:.M3];&quot;51$&quot;)+COUNTIF([.C3:.M3];&quot;52$&quot;)" office:value-type="float" office:value="0">
            <text:p>0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2-03">
            <text:p>3. feb 13</text:p>
          </table:table-cell>
          <table:table-cell table:style-name="ce78" table:formula="of:=TEXT([.A4];&quot;Ddd&quot;)" office:value-type="string" office:string-value="ned">
            <text:p>ned</text:p>
          </table:table-cell>
          <table:table-cell table:style-name="ce81"/>
          <table:table-cell table:style-name="ce6" table:formula="of:=[$'Vzorci vnosov'.$A$14]" office:value-type="string" office:string-value="☻">
            <text:p>☻</text:p>
          </table:table-cell>
          <table:table-cell table:style-name="ce81" table:number-columns-repeated="3"/>
          <table:table-cell table:style-name="ce82"/>
          <table:table-cell table:style-name="ce81"/>
          <table:table-cell table:style-name="ce90" table:number-columns-repeated="4"/>
          <table:table-cell table:style-name="ce56" office:value-type="string">
            <text:p>JAN</text:p>
          </table:table-cell>
          <table:table-cell table:style-name="ce56" office:value-type="string">
            <text:p>KON</text:p>
          </table:table-cell>
          <table:table-cell table:style-name="ce96" table:formula="of:=COUNTIF([.C4:.M4];&quot;☻&quot;)+COUNTIF([.C4:.M4];&quot;52☻&quot;)+COUNTIF([.C4:.M4];&quot;51☻&quot;)+COUNTIF([.C4:.M4];&quot;1☻&quot;)+COUNTIF([.C4:.M4];&quot;KVIT☻&quot;)+COUNTIF([.C4:.M4];&quot;U☻&quot;)" office:value-type="float" office:value="1">
            <text:p>1</text:p>
          </table:table-cell>
          <table:table-cell table:style-name="ce96" table:formula="of:=COUNTIF([.C4:.M4];&quot;☺&quot;)+COUNTIF([.C4:.M4];&quot;52☺&quot;)+COUNTIF([.C4:.M4];&quot;51☺&quot;)+COUNTIF([.C4:.M4];&quot;1☺&quot;)+COUNTIF([.C4:.M4];&quot;KVIT☺&quot;)+COUNTIF([.C4:.M4];&quot;U☺&quot;)" office:value-type="float" office:value="0">
            <text:p>0</text:p>
          </table:table-cell>
          <table:table-cell table:style-name="ce96" table:formula="of:=COUNTIF([.C4:.M4];&quot;51&quot;)+COUNTIF([.C4:.M4];&quot;51$&quot;)+COUNTIF([.C4:.M4];&quot;51☻&quot;)" office:value-type="float" office:value="0">
            <text:p>0</text:p>
          </table:table-cell>
          <table:table-cell table:style-name="ce96" table:formula="of:=COUNTIF([.C4:.M4];&quot;52&quot;)+COUNTIF([.C4:.M4];&quot;52$&quot;)+COUNTIF([.C4:.M4];&quot;52☻&quot;)" office:value-type="float" office:value="0">
            <text:p>0</text:p>
          </table:table-cell>
          <table:table-cell table:style-name="ce96" table:formula="of:=COUNTIF([.C4:.M4];&quot;51¶&quot;)" office:value-type="float" office:value="0">
            <text:p>0</text:p>
          </table:table-cell>
          <table:table-cell table:style-name="ce96" table:formula="of:=COUNTIF([.C4:.M4];&quot;52¶&quot;)" office:value-type="float" office:value="0">
            <text:p>0</text:p>
          </table:table-cell>
          <table:table-cell table:style-name="ce96" table:formula="of:=COUNTIF([.C4:.M4];&quot;U&quot;)+COUNTIF([.C4:.M4];&quot;U☻&quot;)+COUNTIF([.C4:.M4];&quot;U☺&quot;)" office:value-type="float" office:value="0">
            <text:p>0</text:p>
          </table:table-cell>
          <table:table-cell table:style-name="ce96" table:formula="of:=COUNTIF([.C4:.M4];&quot;KVIT&quot;)+COUNTIF([.C4:.M4];&quot;KVIT☻&quot;)+COUNTIF([.C4:.M4];&quot;kvit$&quot;)" office:value-type="float" office:value="0">
            <text:p>0</text:p>
          </table:table-cell>
          <table:table-cell table:style-name="ce97" table:formula="of:=COUNTBLANK([.C4:.M4])" office:value-type="float" office:value="10">
            <text:p>10</text:p>
          </table:table-cell>
          <table:table-cell table:style-name="ce98" table:formula="of:=COUNTIF([.C4:.M4];&quot;x&quot;)" office:value-type="float" office:value="0">
            <text:p>0</text:p>
          </table:table-cell>
          <table:table-cell table:style-name="ce99" table:formula="of:=COUNTIF([.C4:.M4];&quot;51&quot;)+COUNTIF([.C4:.M4];&quot;51☻&quot;)+COUNTIF([.C4:.M4];&quot;2&quot;)+COUNTIF([.C4:.M4];&quot;52&quot;)+COUNTIF([.C4:.M4];&quot;52☻&quot;)+COUNTIF([.C4:.M4];&quot;51$&quot;)+COUNTIF([.C4:.M4];&quot;52$&quot;)" office:value-type="float" office:value="0">
            <text:p>0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2-04">
            <text:p>4. feb 13</text:p>
          </table:table-cell>
          <table:table-cell table:style-name="ce78" table:formula="of:=TEXT([.A5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5" office:value-type="string">
            <text:p>MF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9" office:value-type="string">
            <text:p>ROD</text:p>
          </table:table-cell>
          <table:table-cell table:style-name="ce33" office:value-type="string">
            <text:p>DAN</text:p>
          </table:table-cell>
          <table:table-cell table:style-name="ce96" table:formula="of:=COUNTIF([.C5:.M5];&quot;☻&quot;)+COUNTIF([.C5:.M5];&quot;52☻&quot;)+COUNTIF([.C5:.M5];&quot;51☻&quot;)+COUNTIF([.C5:.M5];&quot;1☻&quot;)+COUNTIF([.C5:.M5];&quot;KVIT☻&quot;)+COUNTIF([.C5:.M5];&quot;U☻&quot;)" office:value-type="float" office:value="1">
            <text:p>1</text:p>
          </table:table-cell>
          <table:table-cell table:style-name="ce96" table:formula="of:=COUNTIF([.C5:.M5];&quot;☺&quot;)+COUNTIF([.C5:.M5];&quot;52☺&quot;)+COUNTIF([.C5:.M5];&quot;51☺&quot;)+COUNTIF([.C5:.M5];&quot;1☺&quot;)+COUNTIF([.C5:.M5];&quot;KVIT☺&quot;)+COUNTIF([.C5:.M5];&quot;U☺&quot;)" office:value-type="float" office:value="0">
            <text:p>0</text:p>
          </table:table-cell>
          <table:table-cell table:style-name="ce96" table:formula="of:=COUNTIF([.C5:.M5];&quot;51&quot;)+COUNTIF([.C5:.M5];&quot;51$&quot;)+COUNTIF([.C5:.M5];&quot;51☻&quot;)" office:value-type="float" office:value="1">
            <text:p>1</text:p>
          </table:table-cell>
          <table:table-cell table:style-name="ce96" table:formula="of:=COUNTIF([.C5:.M5];&quot;52&quot;)+COUNTIF([.C5:.M5];&quot;52$&quot;)+COUNTIF([.C5:.M5];&quot;52☻&quot;)" office:value-type="float" office:value="1">
            <text:p>1</text:p>
          </table:table-cell>
          <table:table-cell table:style-name="ce96" table:formula="of:=COUNTIF([.C5:.M5];&quot;51¶&quot;)" office:value-type="float" office:value="1">
            <text:p>1</text:p>
          </table:table-cell>
          <table:table-cell table:style-name="ce96" table:formula="of:=COUNTIF([.C5:.M5];&quot;52¶&quot;)" office:value-type="float" office:value="1">
            <text:p>1</text:p>
          </table:table-cell>
          <table:table-cell table:style-name="ce96" table:formula="of:=COUNTIF([.C5:.M5];&quot;U&quot;)+COUNTIF([.C5:.M5];&quot;U☻&quot;)+COUNTIF([.C5:.M5];&quot;U☺&quot;)" office:value-type="float" office:value="1">
            <text:p>1</text:p>
          </table:table-cell>
          <table:table-cell table:style-name="ce96" table:formula="of:=COUNTIF([.C5:.M5];&quot;KVIT&quot;)+COUNTIF([.C5:.M5];&quot;KVIT☻&quot;)+COUNTIF([.C5:.M5];&quot;kvit$&quot;)" office:value-type="float" office:value="3">
            <text:p>3</text:p>
          </table:table-cell>
          <table:table-cell table:style-name="ce97" table:formula="of:=COUNTBLANK([.C5:.M5])" office:value-type="float" office:value="0">
            <text:p>0</text:p>
          </table:table-cell>
          <table:table-cell table:style-name="ce98" table:formula="of:=COUNTIF([.C5:.M5];&quot;x&quot;)" office:value-type="float" office:value="0">
            <text:p>0</text:p>
          </table:table-cell>
          <table:table-cell table:style-name="ce99" table:formula="of:=COUNTIF([.C5:.M5];&quot;51&quot;)+COUNTIF([.C5:.M5];&quot;51☻&quot;)+COUNTIF([.C5:.M5];&quot;2&quot;)+COUNTIF([.C5:.M5];&quot;52&quot;)+COUNTIF([.C5:.M5];&quot;52☻&quot;)+COUNTIF([.C5:.M5];&quot;51$&quot;)+COUNTIF([.C5:.M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/>
          <table:table-cell table:style-name="ce52" office:value-type="string">
            <office:annotation draw:style-name="gr1" draw:text-style-name="P1" svg:width="2.96cm" svg:height="0.603cm" svg:x="26.82cm" svg:y="1.301cm" draw:caption-point-x="-0.61cm" draw:caption-point-y="1.514cm">
              <dc:creator>MŠ</dc:creator>
              <dc:date>2013-12-23T00:00:00</dc:date>
              <text:p text:style-name="P1"><text:span text:style-name="T1">Ne more 24.2.</text:span></text:p>
            </office:annotation>
            <text:p>PIR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2-05">
            <text:p>5. feb 13</text:p>
          </table:table-cell>
          <table:table-cell table:style-name="ce78" table:formula="of:=TEXT([.A6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5" office:value-type="string">
            <text:p>MIR</text:p>
          </table:table-cell>
          <table:table-cell table:style-name="ce33" office:value-type="string">
            <text:p>DAN</text:p>
          </table:table-cell>
          <table:table-cell table:style-name="ce96" table:formula="of:=COUNTIF([.C6:.M6];&quot;☻&quot;)+COUNTIF([.C6:.M6];&quot;52☻&quot;)+COUNTIF([.C6:.M6];&quot;51☻&quot;)+COUNTIF([.C6:.M6];&quot;1☻&quot;)+COUNTIF([.C6:.M6];&quot;KVIT☻&quot;)+COUNTIF([.C6:.M6];&quot;U☻&quot;)" office:value-type="float" office:value="1">
            <text:p>1</text:p>
          </table:table-cell>
          <table:table-cell table:style-name="ce96" table:formula="of:=COUNTIF([.C6:.M6];&quot;☺&quot;)+COUNTIF([.C6:.M6];&quot;52☺&quot;)+COUNTIF([.C6:.M6];&quot;51☺&quot;)+COUNTIF([.C6:.M6];&quot;1☺&quot;)+COUNTIF([.C6:.M6];&quot;KVIT☺&quot;)+COUNTIF([.C6:.M6];&quot;U☺&quot;)" office:value-type="float" office:value="0">
            <text:p>0</text:p>
          </table:table-cell>
          <table:table-cell table:style-name="ce96" table:formula="of:=COUNTIF([.C6:.M6];&quot;51&quot;)+COUNTIF([.C6:.M6];&quot;51$&quot;)+COUNTIF([.C6:.M6];&quot;51☻&quot;)" office:value-type="float" office:value="1">
            <text:p>1</text:p>
          </table:table-cell>
          <table:table-cell table:style-name="ce96" table:formula="of:=COUNTIF([.C6:.M6];&quot;52&quot;)+COUNTIF([.C6:.M6];&quot;52$&quot;)+COUNTIF([.C6:.M6];&quot;52☻&quot;)" office:value-type="float" office:value="1">
            <text:p>1</text:p>
          </table:table-cell>
          <table:table-cell table:style-name="ce96" table:formula="of:=COUNTIF([.C6:.M6];&quot;51¶&quot;)" office:value-type="float" office:value="1">
            <text:p>1</text:p>
          </table:table-cell>
          <table:table-cell table:style-name="ce96" table:formula="of:=COUNTIF([.C6:.M6];&quot;52¶&quot;)" office:value-type="float" office:value="1">
            <text:p>1</text:p>
          </table:table-cell>
          <table:table-cell table:style-name="ce96" table:formula="of:=COUNTIF([.C6:.M6];&quot;U&quot;)+COUNTIF([.C6:.M6];&quot;U☻&quot;)+COUNTIF([.C6:.M6];&quot;U☺&quot;)" office:value-type="float" office:value="1">
            <text:p>1</text:p>
          </table:table-cell>
          <table:table-cell table:style-name="ce96" table:formula="of:=COUNTIF([.C6:.M6];&quot;KVIT&quot;)+COUNTIF([.C6:.M6];&quot;KVIT☻&quot;)+COUNTIF([.C6:.M6];&quot;kvit$&quot;)" office:value-type="float" office:value="3">
            <text:p>3</text:p>
          </table:table-cell>
          <table:table-cell table:style-name="ce97" table:formula="of:=COUNTBLANK([.C6:.M6])" office:value-type="float" office:value="0">
            <text:p>0</text:p>
          </table:table-cell>
          <table:table-cell table:style-name="ce98" table:formula="of:=COUNTIF([.C6:.M6];&quot;x&quot;)" office:value-type="float" office:value="1">
            <text:p>1</text:p>
          </table:table-cell>
          <table:table-cell table:style-name="ce99" table:formula="of:=COUNTIF([.C6:.M6];&quot;51&quot;)+COUNTIF([.C6:.M6];&quot;51☻&quot;)+COUNTIF([.C6:.M6];&quot;2&quot;)+COUNTIF([.C6:.M6];&quot;52&quot;)+COUNTIF([.C6:.M6];&quot;52☻&quot;)+COUNTIF([.C6:.M6];&quot;51$&quot;)+COUNTIF([.C6:.M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/>
          <table:table-cell table:style-name="ce57" office:value-type="string">
            <office:annotation draw:style-name="gr1" draw:text-style-name="P1" svg:width="2.96cm" svg:height="2.619cm" svg:x="26.82cm" svg:y="3.048cm" draw:caption-point-x="-0.61cm" draw:caption-point-y="0.468cm">
              <dc:creator>MŠ</dc:creator>
              <dc:date>2013-12-23T00:00:00</dc:date>
              <text:p text:style-name="P1"><text:span text:style-name="T1">ne bi bila dežurna od 1.-10. feb in 15.2.</text:span></text:p>
            </office:annotation>
            <text:p>HOL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2-06">
            <text:p>6. feb 13</text:p>
          </table:table-cell>
          <table:table-cell table:style-name="ce78" table:formula="of:=TEXT([.A7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0" office:value-type="string">
            <text:p>K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2" office:value-type="string">
            <office:annotation draw:style-name="gr1" draw:text-style-name="P1" svg:width="2.932cm" svg:height="2.314cm" svg:x="10.563cm" svg:y="3.75cm" draw:caption-point-x="-0.608cm" draw:caption-point-y="0.467cm">
              <dc:creator>MŠ</dc:creator>
              <dc:date>2013-12-23T00:00:00</dc:date>
              <text:p text:style-name="P1"><text:span text:style-name="T1">Ne morem 5., 6., 7.</text:span></text:p>
            </office:annotation>
            <text:p>RTG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9" office:value-type="string">
            <text:p>TAL</text:p>
          </table:table-cell>
          <table:table-cell table:style-name="ce33" office:value-type="string">
            <text:p>ŠOŠ</text:p>
          </table:table-cell>
          <table:table-cell table:style-name="ce96" table:formula="of:=COUNTIF([.C7:.M7];&quot;☻&quot;)+COUNTIF([.C7:.M7];&quot;52☻&quot;)+COUNTIF([.C7:.M7];&quot;51☻&quot;)+COUNTIF([.C7:.M7];&quot;1☻&quot;)+COUNTIF([.C7:.M7];&quot;KVIT☻&quot;)+COUNTIF([.C7:.M7];&quot;U☻&quot;)" office:value-type="float" office:value="1">
            <text:p>1</text:p>
          </table:table-cell>
          <table:table-cell table:style-name="ce96" table:formula="of:=COUNTIF([.C7:.M7];&quot;☺&quot;)+COUNTIF([.C7:.M7];&quot;52☺&quot;)+COUNTIF([.C7:.M7];&quot;51☺&quot;)+COUNTIF([.C7:.M7];&quot;1☺&quot;)+COUNTIF([.C7:.M7];&quot;KVIT☺&quot;)+COUNTIF([.C7:.M7];&quot;U☺&quot;)" office:value-type="float" office:value="1">
            <text:p>1</text:p>
          </table:table-cell>
          <table:table-cell table:style-name="ce96" table:formula="of:=COUNTIF([.C7:.M7];&quot;51&quot;)+COUNTIF([.C7:.M7];&quot;51$&quot;)+COUNTIF([.C7:.M7];&quot;51☻&quot;)" office:value-type="float" office:value="2">
            <text:p>2</text:p>
          </table:table-cell>
          <table:table-cell table:style-name="ce96" table:formula="of:=COUNTIF([.C7:.M7];&quot;52&quot;)+COUNTIF([.C7:.M7];&quot;52$&quot;)+COUNTIF([.C7:.M7];&quot;52☻&quot;)" office:value-type="float" office:value="1">
            <text:p>1</text:p>
          </table:table-cell>
          <table:table-cell table:style-name="ce96" table:formula="of:=COUNTIF([.C7:.M7];&quot;51¶&quot;)" office:value-type="float" office:value="1">
            <text:p>1</text:p>
          </table:table-cell>
          <table:table-cell table:style-name="ce96" table:formula="of:=COUNTIF([.C7:.M7];&quot;52¶&quot;)" office:value-type="float" office:value="0">
            <text:p>0</text:p>
          </table:table-cell>
          <table:table-cell table:style-name="ce96" table:formula="of:=COUNTIF([.C7:.M7];&quot;U&quot;)+COUNTIF([.C7:.M7];&quot;U☻&quot;)+COUNTIF([.C7:.M7];&quot;U☺&quot;)" office:value-type="float" office:value="1">
            <text:p>1</text:p>
          </table:table-cell>
          <table:table-cell table:style-name="ce96" table:formula="of:=COUNTIF([.C7:.M7];&quot;KVIT&quot;)+COUNTIF([.C7:.M7];&quot;KVIT☻&quot;)+COUNTIF([.C7:.M7];&quot;kvit$&quot;)" office:value-type="float" office:value="2">
            <text:p>2</text:p>
          </table:table-cell>
          <table:table-cell table:style-name="ce97" table:formula="of:=COUNTBLANK([.C7:.M7])" office:value-type="float" office:value="0">
            <text:p>0</text:p>
          </table:table-cell>
          <table:table-cell table:style-name="ce98" table:formula="of:=COUNTIF([.C7:.M7];&quot;x&quot;)" office:value-type="float" office:value="1">
            <text:p>1</text:p>
          </table:table-cell>
          <table:table-cell table:style-name="ce99" table:formula="of:=COUNTIF([.C7:.M7];&quot;51&quot;)+COUNTIF([.C7:.M7];&quot;51☻&quot;)+COUNTIF([.C7:.M7];&quot;2&quot;)+COUNTIF([.C7:.M7];&quot;52&quot;)+COUNTIF([.C7:.M7];&quot;52☻&quot;)+COUNTIF([.C7:.M7];&quot;51$&quot;)+COUNTIF([.C7:.M7];&quot;52$&quot;)" office:value-type="float" office:value="3">
            <text:p>3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/>
          <table:table-cell table:style-name="ce39" office:value-type="string">
            <text:p>ŠTU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2-07">
            <text:p>7. feb 13</text:p>
          </table:table-cell>
          <table:table-cell table:style-name="ce78" table:formula="of:=TEXT([.A8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5" office:value-type="string">
            <text:p>MIR</text:p>
          </table:table-cell>
          <table:table-cell table:style-name="ce33" office:value-type="string">
            <text:p>ŠOŠ</text:p>
          </table:table-cell>
          <table:table-cell table:style-name="ce96" table:formula="of:=COUNTIF([.C8:.M8];&quot;☻&quot;)+COUNTIF([.C8:.M8];&quot;52☻&quot;)+COUNTIF([.C8:.M8];&quot;51☻&quot;)+COUNTIF([.C8:.M8];&quot;1☻&quot;)+COUNTIF([.C8:.M8];&quot;KVIT☻&quot;)+COUNTIF([.C8:.M8];&quot;U☻&quot;)" office:value-type="float" office:value="0">
            <text:p>0</text:p>
          </table:table-cell>
          <table:table-cell table:style-name="ce96" table:formula="of:=COUNTIF([.C8:.M8];&quot;☺&quot;)+COUNTIF([.C8:.M8];&quot;52☺&quot;)+COUNTIF([.C8:.M8];&quot;51☺&quot;)+COUNTIF([.C8:.M8];&quot;1☺&quot;)+COUNTIF([.C8:.M8];&quot;KVIT☺&quot;)+COUNTIF([.C8:.M8];&quot;U☺&quot;)" office:value-type="float" office:value="1">
            <text:p>1</text:p>
          </table:table-cell>
          <table:table-cell table:style-name="ce96" table:formula="of:=COUNTIF([.C8:.M8];&quot;51&quot;)+COUNTIF([.C8:.M8];&quot;51$&quot;)+COUNTIF([.C8:.M8];&quot;51☻&quot;)" office:value-type="float" office:value="1">
            <text:p>1</text:p>
          </table:table-cell>
          <table:table-cell table:style-name="ce96" table:formula="of:=COUNTIF([.C8:.M8];&quot;52&quot;)+COUNTIF([.C8:.M8];&quot;52$&quot;)+COUNTIF([.C8:.M8];&quot;52☻&quot;)" office:value-type="float" office:value="1">
            <text:p>1</text:p>
          </table:table-cell>
          <table:table-cell table:style-name="ce96" table:formula="of:=COUNTIF([.C8:.M8];&quot;51¶&quot;)" office:value-type="float" office:value="1">
            <text:p>1</text:p>
          </table:table-cell>
          <table:table-cell table:style-name="ce96" table:formula="of:=COUNTIF([.C8:.M8];&quot;52¶&quot;)" office:value-type="float" office:value="0">
            <text:p>0</text:p>
          </table:table-cell>
          <table:table-cell table:style-name="ce96" table:formula="of:=COUNTIF([.C8:.M8];&quot;U&quot;)+COUNTIF([.C8:.M8];&quot;U☻&quot;)+COUNTIF([.C8:.M8];&quot;U☺&quot;)" office:value-type="float" office:value="0">
            <text:p>0</text:p>
          </table:table-cell>
          <table:table-cell table:style-name="ce96" table:formula="of:=COUNTIF([.C8:.M8];&quot;KVIT&quot;)+COUNTIF([.C8:.M8];&quot;KVIT☻&quot;)+COUNTIF([.C8:.M8];&quot;kvit$&quot;)" office:value-type="float" office:value="2">
            <text:p>2</text:p>
          </table:table-cell>
          <table:table-cell table:style-name="ce97" table:formula="of:=COUNTBLANK([.C8:.M8])" office:value-type="float" office:value="0">
            <text:p>0</text:p>
          </table:table-cell>
          <table:table-cell table:style-name="ce98" table:formula="of:=COUNTIF([.C8:.M8];&quot;x&quot;)" office:value-type="float" office:value="3">
            <text:p>3</text:p>
          </table:table-cell>
          <table:table-cell table:style-name="ce99" table:formula="of:=COUNTIF([.C8:.M8];&quot;51&quot;)+COUNTIF([.C8:.M8];&quot;51☻&quot;)+COUNTIF([.C8:.M8];&quot;2&quot;)+COUNTIF([.C8:.M8];&quot;52&quot;)+COUNTIF([.C8:.M8];&quot;52☻&quot;)+COUNTIF([.C8:.M8];&quot;51$&quot;)+COUNTIF([.C8:.M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/>
          <table:table-cell table:style-name="ce39" office:value-type="string">
            <office:annotation draw:style-name="gr1" draw:text-style-name="P1" svg:width="2.96cm" svg:height="1.416cm" svg:x="26.82cm" svg:y="3.402cm" draw:caption-point-x="-0.61cm" draw:caption-point-y="1.517cm">
              <dc:creator>MŠ</dc:creator>
              <dc:date>2013-12-23T00:00:00</dc:date>
              <text:p text:style-name="P1"><text:span text:style-name="T1">ne1.-3. in 6.-10. in 27.2.-3.3.</text:span></text:p>
            </office:annotation>
            <text:p>ŠTU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2-08">
            <text:p>8. feb 13</text:p>
          </table:table-cell>
          <table:table-cell table:style-name="ce79" table:formula="of:=TEXT([.A9];&quot;Ddd&quot;)" office:value-type="string" office:string-value="pet">
            <text:p>pet</text:p>
          </table:table-cell>
          <table:table-cell table:style-name="ce82" table:number-columns-repeated="4"/>
          <table:table-cell table:style-name="ce11" table:formula="of:=[$'Vzorci vnosov'.$A$21]" office:value-type="string" office:string-value="☺">
            <text:p>☺</text:p>
          </table:table-cell>
          <table:table-cell table:style-name="ce82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82" table:number-columns-repeated="3"/>
          <table:table-cell table:style-name="ce56" office:value-type="string">
            <text:p>ORO</text:p>
          </table:table-cell>
          <table:table-cell table:style-name="ce56" office:value-type="string">
            <text:p>ŠOŠ</text:p>
          </table:table-cell>
          <table:table-cell table:style-name="ce96" table:formula="of:=COUNTIF([.C9:.M9];&quot;☻&quot;)+COUNTIF([.C9:.M9];&quot;52☻&quot;)+COUNTIF([.C9:.M9];&quot;51☻&quot;)+COUNTIF([.C9:.M9];&quot;1☻&quot;)+COUNTIF([.C9:.M9];&quot;KVIT☻&quot;)+COUNTIF([.C9:.M9];&quot;U☻&quot;)" office:value-type="float" office:value="1">
            <text:p>1</text:p>
          </table:table-cell>
          <table:table-cell table:style-name="ce96" table:formula="of:=COUNTIF([.C9:.M9];&quot;☺&quot;)+COUNTIF([.C9:.M9];&quot;52☺&quot;)+COUNTIF([.C9:.M9];&quot;51☺&quot;)+COUNTIF([.C9:.M9];&quot;1☺&quot;)+COUNTIF([.C9:.M9];&quot;KVIT☺&quot;)+COUNTIF([.C9:.M9];&quot;U☺&quot;)" office:value-type="float" office:value="1">
            <text:p>1</text:p>
          </table:table-cell>
          <table:table-cell table:style-name="ce96" table:formula="of:=COUNTIF([.C9:.M9];&quot;51&quot;)+COUNTIF([.C9:.M9];&quot;51$&quot;)+COUNTIF([.C9:.M9];&quot;51☻&quot;)" office:value-type="float" office:value="0">
            <text:p>0</text:p>
          </table:table-cell>
          <table:table-cell table:style-name="ce96" table:formula="of:=COUNTIF([.C9:.M9];&quot;52&quot;)+COUNTIF([.C9:.M9];&quot;52$&quot;)+COUNTIF([.C9:.M9];&quot;52☻&quot;)" office:value-type="float" office:value="0">
            <text:p>0</text:p>
          </table:table-cell>
          <table:table-cell table:style-name="ce96" table:formula="of:=COUNTIF([.C9:.M9];&quot;51¶&quot;)" office:value-type="float" office:value="0">
            <text:p>0</text:p>
          </table:table-cell>
          <table:table-cell table:style-name="ce96" table:formula="of:=COUNTIF([.C9:.M9];&quot;52¶&quot;)" office:value-type="float" office:value="0">
            <text:p>0</text:p>
          </table:table-cell>
          <table:table-cell table:style-name="ce96" table:formula="of:=COUNTIF([.C9:.M9];&quot;U&quot;)+COUNTIF([.C9:.M9];&quot;U☻&quot;)+COUNTIF([.C9:.M9];&quot;U☺&quot;)" office:value-type="float" office:value="0">
            <text:p>0</text:p>
          </table:table-cell>
          <table:table-cell table:style-name="ce96" table:formula="of:=COUNTIF([.C9:.M9];&quot;KVIT&quot;)+COUNTIF([.C9:.M9];&quot;KVIT☻&quot;)+COUNTIF([.C9:.M9];&quot;kvit$&quot;)" office:value-type="float" office:value="0">
            <text:p>0</text:p>
          </table:table-cell>
          <table:table-cell table:style-name="ce97" table:formula="of:=COUNTBLANK([.C9:.M9])" office:value-type="float" office:value="9">
            <text:p>9</text:p>
          </table:table-cell>
          <table:table-cell table:style-name="ce98" table:formula="of:=COUNTIF([.C9:.M9];&quot;x&quot;)" office:value-type="float" office:value="0">
            <text:p>0</text:p>
          </table:table-cell>
          <table:table-cell table:style-name="ce99" table:formula="of:=COUNTIF([.C9:.M9];&quot;51&quot;)+COUNTIF([.C9:.M9];&quot;51☻&quot;)+COUNTIF([.C9:.M9];&quot;2&quot;)+COUNTIF([.C9:.M9];&quot;52&quot;)+COUNTIF([.C9:.M9];&quot;52☻&quot;)+COUNTIF([.C9:.M9];&quot;51$&quot;)+COUNTIF([.C9:.M9];&quot;52$&quot;)" office:value-type="float" office:value="0">
            <text:p>0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2-09">
            <text:p>9. feb 13</text:p>
          </table:table-cell>
          <table:table-cell table:style-name="ce78" table:formula="of:=TEXT([.A10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87" table:number-columns-repeated="2"/>
          <table:table-cell table:style-name="ce82"/>
          <table:table-cell table:style-name="ce11" table:formula="of:=[$'Vzorci vnosov'.$A$21]" office:value-type="string" office:string-value="☺">
            <text:p>☺</text:p>
          </table:table-cell>
          <table:table-cell table:style-name="ce87" table:number-columns-repeated="5"/>
          <table:table-cell table:style-name="ce93"/>
          <table:table-cell table:style-name="ce56" office:value-type="string">
            <text:p>ORO</text:p>
          </table:table-cell>
          <table:table-cell table:style-name="ce56" office:value-type="string">
            <text:p>ŠOŠ</text:p>
          </table:table-cell>
          <table:table-cell table:style-name="ce96" table:formula="of:=COUNTIF([.C10:.M10];&quot;☻&quot;)+COUNTIF([.C10:.M10];&quot;52☻&quot;)+COUNTIF([.C10:.M10];&quot;51☻&quot;)+COUNTIF([.C10:.M10];&quot;1☻&quot;)+COUNTIF([.C10:.M10];&quot;KVIT☻&quot;)+COUNTIF([.C10:.M10];&quot;U☻&quot;)" office:value-type="float" office:value="1">
            <text:p>1</text:p>
          </table:table-cell>
          <table:table-cell table:style-name="ce96" table:formula="of:=COUNTIF([.C10:.M10];&quot;☺&quot;)+COUNTIF([.C10:.M10];&quot;52☺&quot;)+COUNTIF([.C10:.M10];&quot;51☺&quot;)+COUNTIF([.C10:.M10];&quot;1☺&quot;)+COUNTIF([.C10:.M10];&quot;KVIT☺&quot;)+COUNTIF([.C10:.M10];&quot;U☺&quot;)" office:value-type="float" office:value="1">
            <text:p>1</text:p>
          </table:table-cell>
          <table:table-cell table:style-name="ce96" table:formula="of:=COUNTIF([.C10:.M10];&quot;51&quot;)+COUNTIF([.C10:.M10];&quot;51$&quot;)+COUNTIF([.C10:.M10];&quot;51☻&quot;)" office:value-type="float" office:value="0">
            <text:p>0</text:p>
          </table:table-cell>
          <table:table-cell table:style-name="ce96" table:formula="of:=COUNTIF([.C10:.M10];&quot;52&quot;)+COUNTIF([.C10:.M10];&quot;52$&quot;)+COUNTIF([.C10:.M10];&quot;52☻&quot;)" office:value-type="float" office:value="0">
            <text:p>0</text:p>
          </table:table-cell>
          <table:table-cell table:style-name="ce96" table:formula="of:=COUNTIF([.C10:.M10];&quot;51¶&quot;)" office:value-type="float" office:value="0">
            <text:p>0</text:p>
          </table:table-cell>
          <table:table-cell table:style-name="ce96" table:formula="of:=COUNTIF([.C10:.M10];&quot;52¶&quot;)" office:value-type="float" office:value="0">
            <text:p>0</text:p>
          </table:table-cell>
          <table:table-cell table:style-name="ce96" table:formula="of:=COUNTIF([.C10:.M10];&quot;U&quot;)+COUNTIF([.C10:.M10];&quot;U☻&quot;)+COUNTIF([.C10:.M10];&quot;U☺&quot;)" office:value-type="float" office:value="0">
            <text:p>0</text:p>
          </table:table-cell>
          <table:table-cell table:style-name="ce96" table:formula="of:=COUNTIF([.C10:.M10];&quot;KVIT&quot;)+COUNTIF([.C10:.M10];&quot;KVIT☻&quot;)+COUNTIF([.C10:.M10];&quot;kvit$&quot;)" office:value-type="float" office:value="0">
            <text:p>0</text:p>
          </table:table-cell>
          <table:table-cell table:style-name="ce97" table:formula="of:=COUNTBLANK([.C10:.M10])" office:value-type="float" office:value="9">
            <text:p>9</text:p>
          </table:table-cell>
          <table:table-cell table:style-name="ce98" table:formula="of:=COUNTIF([.C10:.M10];&quot;x&quot;)" office:value-type="float" office:value="0">
            <text:p>0</text:p>
          </table:table-cell>
          <table:table-cell table:style-name="ce99" table:formula="of:=COUNTIF([.C10:.M10];&quot;51&quot;)+COUNTIF([.C10:.M10];&quot;51☻&quot;)+COUNTIF([.C10:.M10];&quot;2&quot;)+COUNTIF([.C10:.M10];&quot;52&quot;)+COUNTIF([.C10:.M10];&quot;52☻&quot;)+COUNTIF([.C10:.M10];&quot;51$&quot;)+COUNTIF([.C10:.M10];&quot;52$&quot;)" office:value-type="float" office:value="0">
            <text:p>0</text:p>
          </table:table-cell>
          <table:table-cell table:style-name="ce5" table:formula="of:=[$'Vzorci vnosov'.$A$11]" office:value-type="string" office:string-value="X">
            <text:p>X</text:p>
          </table:table-cell>
          <table:table-cell/>
          <table:table-cell table:style-name="ce33"/>
          <table:table-cell table:number-columns-repeated="995"/>
        </table:table-row>
        <table:table-row table:style-name="ro8">
          <table:table-cell table:style-name="ce20" office:value-type="date" office:date-value="2013-02-10">
            <text:p>10. feb 13</text:p>
          </table:table-cell>
          <table:table-cell table:style-name="ce78" table:formula="of:=TEXT([.A11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88" table:number-columns-repeated="2"/>
          <table:table-cell table:style-name="ce82"/>
          <table:table-cell table:style-name="ce88" table:number-columns-repeated="6"/>
          <table:table-cell table:style-name="ce11" table:formula="of:=[$'Vzorci vnosov'.$A$21]" office:value-type="string" office:string-value="☺">
            <text:p>☺</text:p>
          </table:table-cell>
          <table:table-cell table:style-name="ce56" office:value-type="string">
            <text:p>TAL</text:p>
          </table:table-cell>
          <table:table-cell table:style-name="ce56" office:value-type="string">
            <text:p>ŠOŠ</text:p>
          </table:table-cell>
          <table:table-cell table:style-name="ce96" table:formula="of:=COUNTIF([.C11:.M11];&quot;☻&quot;)+COUNTIF([.C11:.M11];&quot;52☻&quot;)+COUNTIF([.C11:.M11];&quot;51☻&quot;)+COUNTIF([.C11:.M11];&quot;1☻&quot;)+COUNTIF([.C11:.M11];&quot;KVIT☻&quot;)+COUNTIF([.C11:.M11];&quot;U☻&quot;)" office:value-type="float" office:value="1">
            <text:p>1</text:p>
          </table:table-cell>
          <table:table-cell table:style-name="ce96" table:formula="of:=COUNTIF([.C11:.M11];&quot;☺&quot;)+COUNTIF([.C11:.M11];&quot;52☺&quot;)+COUNTIF([.C11:.M11];&quot;51☺&quot;)+COUNTIF([.C11:.M11];&quot;1☺&quot;)+COUNTIF([.C11:.M11];&quot;KVIT☺&quot;)+COUNTIF([.C11:.M11];&quot;U☺&quot;)" office:value-type="float" office:value="1">
            <text:p>1</text:p>
          </table:table-cell>
          <table:table-cell table:style-name="ce96" table:formula="of:=COUNTIF([.C11:.M11];&quot;51&quot;)+COUNTIF([.C11:.M11];&quot;51$&quot;)+COUNTIF([.C11:.M11];&quot;51☻&quot;)" office:value-type="float" office:value="0">
            <text:p>0</text:p>
          </table:table-cell>
          <table:table-cell table:style-name="ce96" table:formula="of:=COUNTIF([.C11:.M11];&quot;52&quot;)+COUNTIF([.C11:.M11];&quot;52$&quot;)+COUNTIF([.C11:.M11];&quot;52☻&quot;)" office:value-type="float" office:value="0">
            <text:p>0</text:p>
          </table:table-cell>
          <table:table-cell table:style-name="ce96" table:formula="of:=COUNTIF([.C11:.M11];&quot;51¶&quot;)" office:value-type="float" office:value="0">
            <text:p>0</text:p>
          </table:table-cell>
          <table:table-cell table:style-name="ce96" table:formula="of:=COUNTIF([.C11:.M11];&quot;52¶&quot;)" office:value-type="float" office:value="0">
            <text:p>0</text:p>
          </table:table-cell>
          <table:table-cell table:style-name="ce96" table:formula="of:=COUNTIF([.C11:.M11];&quot;U&quot;)+COUNTIF([.C11:.M11];&quot;U☻&quot;)+COUNTIF([.C11:.M11];&quot;U☺&quot;)" office:value-type="float" office:value="0">
            <text:p>0</text:p>
          </table:table-cell>
          <table:table-cell table:style-name="ce96" table:formula="of:=COUNTIF([.C11:.M11];&quot;KVIT&quot;)+COUNTIF([.C11:.M11];&quot;KVIT☻&quot;)+COUNTIF([.C11:.M11];&quot;kvit$&quot;)" office:value-type="float" office:value="0">
            <text:p>0</text:p>
          </table:table-cell>
          <table:table-cell table:style-name="ce97" table:formula="of:=COUNTBLANK([.C11:.M11])" office:value-type="float" office:value="9">
            <text:p>9</text:p>
          </table:table-cell>
          <table:table-cell table:style-name="ce98" table:formula="of:=COUNTIF([.C11:.M11];&quot;x&quot;)" office:value-type="float" office:value="0">
            <text:p>0</text:p>
          </table:table-cell>
          <table:table-cell table:style-name="ce99" table:formula="of:=COUNTIF([.C11:.M11];&quot;51&quot;)+COUNTIF([.C11:.M11];&quot;51☻&quot;)+COUNTIF([.C11:.M11];&quot;2&quot;)+COUNTIF([.C11:.M11];&quot;52&quot;)+COUNTIF([.C11:.M11];&quot;52☻&quot;)+COUNTIF([.C11:.M11];&quot;51$&quot;)+COUNTIF([.C11:.M11];&quot;52$&quot;)" office:value-type="float" office:value="0">
            <text:p>0</text:p>
          </table:table-cell>
          <table:table-cell table:style-name="ce3" table:formula="of:=[$'Vzorci vnosov'.$A$12]" office:value-type="string" office:string-value="D">
            <text:p>D</text:p>
          </table:table-cell>
          <table:table-cell/>
          <table:table-cell table:style-name="ce39" office:value-type="string">
            <office:annotation draw:style-name="gr1" draw:text-style-name="P1" svg:width="2.96cm" svg:height="1.416cm" svg:x="26.82cm" svg:y="5.505cm" draw:caption-point-x="-0.61cm" draw:caption-point-y="1.517cm">
              <dc:creator>MŠ</dc:creator>
              <dc:date>2013-12-23T00:00:00</dc:date>
              <text:p text:style-name="P1"><text:span text:style-name="T1">12-14</text:span></text:p>
            </office:annotation>
            <text:p>misha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2-11">
            <text:p>11. feb 13</text:p>
          </table:table-cell>
          <table:table-cell table:style-name="ce78" table:formula="of:=TEXT([.A12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office:annotation draw:style-name="gr1" draw:text-style-name="P1" svg:width="2.9cm" svg:height="1.413cm" svg:x="13.259cm" svg:y="6.209cm" draw:caption-point-x="-0.61cm" draw:caption-point-y="1.514cm">
              <dc:creator>MŠ</dc:creator>
              <dc:date>2013-12-23T00:00:00</dc:date>
              <text:p text:style-name="P1"><text:span text:style-name="T1">ne1.-3. in 6.-10. in 27.2.-3.3.</text:span></text:p>
            </office:annotation>
            <text:p>ŠTU</text:p>
          </table:table-cell>
          <table:table-cell table:style-name="ce33" office:value-type="string">
            <text:p>DAN</text:p>
          </table:table-cell>
          <table:table-cell table:style-name="ce96" table:formula="of:=COUNTIF([.C12:.M12];&quot;☻&quot;)+COUNTIF([.C12:.M12];&quot;52☻&quot;)+COUNTIF([.C12:.M12];&quot;51☻&quot;)+COUNTIF([.C12:.M12];&quot;1☻&quot;)+COUNTIF([.C12:.M12];&quot;KVIT☻&quot;)+COUNTIF([.C12:.M12];&quot;U☻&quot;)" office:value-type="float" office:value="0">
            <text:p>0</text:p>
          </table:table-cell>
          <table:table-cell table:style-name="ce96" table:formula="of:=COUNTIF([.C12:.M12];&quot;☺&quot;)+COUNTIF([.C12:.M12];&quot;52☺&quot;)+COUNTIF([.C12:.M12];&quot;51☺&quot;)+COUNTIF([.C12:.M12];&quot;1☺&quot;)+COUNTIF([.C12:.M12];&quot;KVIT☺&quot;)+COUNTIF([.C12:.M12];&quot;U☺&quot;)" office:value-type="float" office:value="1">
            <text:p>1</text:p>
          </table:table-cell>
          <table:table-cell table:style-name="ce96" table:formula="of:=COUNTIF([.C12:.M12];&quot;51&quot;)+COUNTIF([.C12:.M12];&quot;51$&quot;)+COUNTIF([.C12:.M12];&quot;51☻&quot;)" office:value-type="float" office:value="2">
            <text:p>2</text:p>
          </table:table-cell>
          <table:table-cell table:style-name="ce96" table:formula="of:=COUNTIF([.C12:.M12];&quot;52&quot;)+COUNTIF([.C12:.M12];&quot;52$&quot;)+COUNTIF([.C12:.M12];&quot;52☻&quot;)" office:value-type="float" office:value="2">
            <text:p>2</text:p>
          </table:table-cell>
          <table:table-cell table:style-name="ce96" table:formula="of:=COUNTIF([.C12:.M12];&quot;51¶&quot;)" office:value-type="float" office:value="1">
            <text:p>1</text:p>
          </table:table-cell>
          <table:table-cell table:style-name="ce96" table:formula="of:=COUNTIF([.C12:.M12];&quot;52¶&quot;)" office:value-type="float" office:value="1">
            <text:p>1</text:p>
          </table:table-cell>
          <table:table-cell table:style-name="ce96" table:formula="of:=COUNTIF([.C12:.M12];&quot;U&quot;)+COUNTIF([.C12:.M12];&quot;U☻&quot;)+COUNTIF([.C12:.M12];&quot;U☺&quot;)" office:value-type="float" office:value="1">
            <text:p>1</text:p>
          </table:table-cell>
          <table:table-cell table:style-name="ce96" table:formula="of:=COUNTIF([.C12:.M12];&quot;KVIT&quot;)+COUNTIF([.C12:.M12];&quot;KVIT☻&quot;)+COUNTIF([.C12:.M12];&quot;kvit$&quot;)" office:value-type="float" office:value="2">
            <text:p>2</text:p>
          </table:table-cell>
          <table:table-cell table:style-name="ce97" table:formula="of:=COUNTBLANK([.C12:.M12])" office:value-type="float" office:value="0">
            <text:p>0</text:p>
          </table:table-cell>
          <table:table-cell table:style-name="ce98" table:formula="of:=COUNTIF([.C12:.M12];&quot;x&quot;)" office:value-type="float" office:value="1">
            <text:p>1</text:p>
          </table:table-cell>
          <table:table-cell table:style-name="ce99" table:formula="of:=COUNTIF([.C12:.M12];&quot;51&quot;)+COUNTIF([.C12:.M12];&quot;51☻&quot;)+COUNTIF([.C12:.M12];&quot;2&quot;)+COUNTIF([.C12:.M12];&quot;52&quot;)+COUNTIF([.C12:.M12];&quot;52☻&quot;)+COUNTIF([.C12:.M12];&quot;51$&quot;)+COUNTIF([.C12:.M12];&quot;52$&quot;)" office:value-type="float" office:value="4">
            <text:p>4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/>
          <table:table-cell table:style-name="ce33" office:value-type="string">
            <office:annotation draw:style-name="gr1" draw:text-style-name="P1" svg:width="2.96cm" svg:height="6.248cm" svg:x="26.82cm" svg:y="6.209cm" draw:caption-point-x="-0.61cm" draw:caption-point-y="1.514cm">
              <dc:creator>MŠ</dc:creator>
              <dc:date>2013-12-23T00:00:00</dc:date>
              <text:p text:style-name="P1"><text:span text:style-name="T1">dopust imam 25.2.-1.3.</text:span></text:p>
              <text:p text:style-name="P1"><text:span text:style-name="T1">dežurstva na anesteziji 6. in 21.2. popoldansko 14.2., nikakor pa ne bi mogla bit popoldne 13. ali</text:span></text:p>
              <text:p text:style-name="P1"><text:span text:style-name="T1">&gt; 20.2.,</text:span></text:p>
              <text:p text:style-name="P1"><text:span text:style-name="T1">dežurstvo 1. in 11.2. oz. glede na potrebe</text:span></text:p>
              <text:p text:style-name="P1"><text:span text:style-name="T1">&gt;</text:span></text:p>
            </office:annotation>
            <text:p>DRN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2-12">
            <text:p>12. feb 13</text:p>
          </table:table-cell>
          <table:table-cell table:style-name="ce78" table:formula="of:=TEXT([.A13];&quot;Ddd&quot;)" office:value-type="string" office:string-value="tor">
            <text:p>t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ROD</text:p>
          </table:table-cell>
          <table:table-cell table:style-name="ce33" office:value-type="string">
            <text:p>DAN</text:p>
          </table:table-cell>
          <table:table-cell table:style-name="ce96" table:formula="of:=COUNTIF([.C13:.M13];&quot;☻&quot;)+COUNTIF([.C13:.M13];&quot;52☻&quot;)+COUNTIF([.C13:.M13];&quot;51☻&quot;)+COUNTIF([.C13:.M13];&quot;1☻&quot;)+COUNTIF([.C13:.M13];&quot;KVIT☻&quot;)+COUNTIF([.C13:.M13];&quot;U☻&quot;)" office:value-type="float" office:value="1">
            <text:p>1</text:p>
          </table:table-cell>
          <table:table-cell table:style-name="ce96" table:formula="of:=COUNTIF([.C13:.M13];&quot;☺&quot;)+COUNTIF([.C13:.M13];&quot;52☺&quot;)+COUNTIF([.C13:.M13];&quot;51☺&quot;)+COUNTIF([.C13:.M13];&quot;1☺&quot;)+COUNTIF([.C13:.M13];&quot;KVIT☺&quot;)+COUNTIF([.C13:.M13];&quot;U☺&quot;)" office:value-type="float" office:value="0">
            <text:p>0</text:p>
          </table:table-cell>
          <table:table-cell table:style-name="ce96" table:formula="of:=COUNTIF([.C13:.M13];&quot;51&quot;)+COUNTIF([.C13:.M13];&quot;51$&quot;)+COUNTIF([.C13:.M13];&quot;51☻&quot;)" office:value-type="float" office:value="1">
            <text:p>1</text:p>
          </table:table-cell>
          <table:table-cell table:style-name="ce96" table:formula="of:=COUNTIF([.C13:.M13];&quot;52&quot;)+COUNTIF([.C13:.M13];&quot;52$&quot;)+COUNTIF([.C13:.M13];&quot;52☻&quot;)" office:value-type="float" office:value="1">
            <text:p>1</text:p>
          </table:table-cell>
          <table:table-cell table:style-name="ce96" table:formula="of:=COUNTIF([.C13:.M13];&quot;51¶&quot;)" office:value-type="float" office:value="1">
            <text:p>1</text:p>
          </table:table-cell>
          <table:table-cell table:style-name="ce96" table:formula="of:=COUNTIF([.C13:.M13];&quot;52¶&quot;)" office:value-type="float" office:value="1">
            <text:p>1</text:p>
          </table:table-cell>
          <table:table-cell table:style-name="ce96" table:formula="of:=COUNTIF([.C13:.M13];&quot;U&quot;)+COUNTIF([.C13:.M13];&quot;U☻&quot;)+COUNTIF([.C13:.M13];&quot;U☺&quot;)" office:value-type="float" office:value="1">
            <text:p>1</text:p>
          </table:table-cell>
          <table:table-cell table:style-name="ce96" table:formula="of:=COUNTIF([.C13:.M13];&quot;KVIT&quot;)+COUNTIF([.C13:.M13];&quot;KVIT☻&quot;)+COUNTIF([.C13:.M13];&quot;kvit$&quot;)" office:value-type="float" office:value="2">
            <text:p>2</text:p>
          </table:table-cell>
          <table:table-cell table:style-name="ce97" table:formula="of:=COUNTBLANK([.C13:.M13])" office:value-type="float" office:value="0">
            <text:p>0</text:p>
          </table:table-cell>
          <table:table-cell table:style-name="ce98" table:formula="of:=COUNTIF([.C13:.M13];&quot;x&quot;)" office:value-type="float" office:value="1">
            <text:p>1</text:p>
          </table:table-cell>
          <table:table-cell table:style-name="ce99" table:formula="of:=COUNTIF([.C13:.M13];&quot;51&quot;)+COUNTIF([.C13:.M13];&quot;51☻&quot;)+COUNTIF([.C13:.M13];&quot;2&quot;)+COUNTIF([.C13:.M13];&quot;52&quot;)+COUNTIF([.C13:.M13];&quot;52☻&quot;)+COUNTIF([.C13:.M13];&quot;51$&quot;)+COUNTIF([.C13:.M13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2-13">
            <text:p>13. feb 13</text:p>
          </table:table-cell>
          <table:table-cell table:style-name="ce78" table:formula="of:=TEXT([.A14];&quot;Ddd&quot;)" office:value-type="string" office:string-value="sre">
            <text:p>sre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0" office:value-type="string">
            <text:p>K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1" office:value-type="string">
            <text:p>NPK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2" office:value-type="string">
            <text:p>PIR</text:p>
          </table:table-cell>
          <table:table-cell table:style-name="ce33" office:value-type="string">
            <text:p>PIN</text:p>
          </table:table-cell>
          <table:table-cell table:style-name="ce96" table:formula="of:=COUNTIF([.C14:.M14];&quot;☻&quot;)+COUNTIF([.C14:.M14];&quot;52☻&quot;)+COUNTIF([.C14:.M14];&quot;51☻&quot;)+COUNTIF([.C14:.M14];&quot;1☻&quot;)+COUNTIF([.C14:.M14];&quot;KVIT☻&quot;)+COUNTIF([.C14:.M14];&quot;U☻&quot;)" office:value-type="float" office:value="1">
            <text:p>1</text:p>
          </table:table-cell>
          <table:table-cell table:style-name="ce96" table:formula="of:=COUNTIF([.C14:.M14];&quot;☺&quot;)+COUNTIF([.C14:.M14];&quot;52☺&quot;)+COUNTIF([.C14:.M14];&quot;51☺&quot;)+COUNTIF([.C14:.M14];&quot;1☺&quot;)+COUNTIF([.C14:.M14];&quot;KVIT☺&quot;)+COUNTIF([.C14:.M14];&quot;U☺&quot;)" office:value-type="float" office:value="0">
            <text:p>0</text:p>
          </table:table-cell>
          <table:table-cell table:style-name="ce96" table:formula="of:=COUNTIF([.C14:.M14];&quot;51&quot;)+COUNTIF([.C14:.M14];&quot;51$&quot;)+COUNTIF([.C14:.M14];&quot;51☻&quot;)" office:value-type="float" office:value="1">
            <text:p>1</text:p>
          </table:table-cell>
          <table:table-cell table:style-name="ce96" table:formula="of:=COUNTIF([.C14:.M14];&quot;52&quot;)+COUNTIF([.C14:.M14];&quot;52$&quot;)+COUNTIF([.C14:.M14];&quot;52☻&quot;)" office:value-type="float" office:value="1">
            <text:p>1</text:p>
          </table:table-cell>
          <table:table-cell table:style-name="ce96" table:formula="of:=COUNTIF([.C14:.M14];&quot;51¶&quot;)" office:value-type="float" office:value="1">
            <text:p>1</text:p>
          </table:table-cell>
          <table:table-cell table:style-name="ce96" table:formula="of:=COUNTIF([.C14:.M14];&quot;52¶&quot;)" office:value-type="float" office:value="0">
            <text:p>0</text:p>
          </table:table-cell>
          <table:table-cell table:style-name="ce96" table:formula="of:=COUNTIF([.C14:.M14];&quot;U&quot;)+COUNTIF([.C14:.M14];&quot;U☻&quot;)+COUNTIF([.C14:.M14];&quot;U☺&quot;)" office:value-type="float" office:value="1">
            <text:p>1</text:p>
          </table:table-cell>
          <table:table-cell table:style-name="ce96" table:formula="of:=COUNTIF([.C14:.M14];&quot;KVIT&quot;)+COUNTIF([.C14:.M14];&quot;KVIT☻&quot;)+COUNTIF([.C14:.M14];&quot;kvit$&quot;)" office:value-type="float" office:value="3">
            <text:p>3</text:p>
          </table:table-cell>
          <table:table-cell table:style-name="ce97" table:formula="of:=COUNTBLANK([.C14:.M14])" office:value-type="float" office:value="0">
            <text:p>0</text:p>
          </table:table-cell>
          <table:table-cell table:style-name="ce98" table:formula="of:=COUNTIF([.C14:.M14];&quot;x&quot;)" office:value-type="float" office:value="1">
            <text:p>1</text:p>
          </table:table-cell>
          <table:table-cell table:style-name="ce99" table:formula="of:=COUNTIF([.C14:.M14];&quot;51&quot;)+COUNTIF([.C14:.M14];&quot;51☻&quot;)+COUNTIF([.C14:.M14];&quot;2&quot;)+COUNTIF([.C14:.M14];&quot;52&quot;)+COUNTIF([.C14:.M14];&quot;52☻&quot;)+COUNTIF([.C14:.M14];&quot;51$&quot;)+COUNTIF([.C14:.M14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2-14">
            <text:p>14. feb 13</text:p>
          </table:table-cell>
          <table:table-cell table:style-name="ce78" table:formula="of:=TEXT([.A15];&quot;Ddd&quot;)" office:value-type="string" office:string-value="čet">
            <text:p>č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7" office:value-type="string">
            <office:annotation draw:style-name="gr1" draw:text-style-name="P1" svg:width="2.928cm" svg:height="2.618cm" svg:x="13.259cm" svg:y="9.359cm" draw:caption-point-x="-0.61cm" draw:caption-point-y="0.468cm">
              <dc:creator>MŠ</dc:creator>
              <dc:date>2013-12-23T00:00:00</dc:date>
              <text:p text:style-name="P1"><text:span text:style-name="T1">ne bi bila dežurna od 1.-10. feb in 15.2.</text:span></text:p>
            </office:annotation>
            <text:p>HOL</text:p>
          </table:table-cell>
          <table:table-cell table:style-name="ce33" office:value-type="string">
            <text:p>PIN</text:p>
          </table:table-cell>
          <table:table-cell table:style-name="ce96" table:formula="of:=COUNTIF([.C15:.M15];&quot;☻&quot;)+COUNTIF([.C15:.M15];&quot;52☻&quot;)+COUNTIF([.C15:.M15];&quot;51☻&quot;)+COUNTIF([.C15:.M15];&quot;1☻&quot;)+COUNTIF([.C15:.M15];&quot;KVIT☻&quot;)+COUNTIF([.C15:.M15];&quot;U☻&quot;)" office:value-type="float" office:value="1">
            <text:p>1</text:p>
          </table:table-cell>
          <table:table-cell table:style-name="ce96" table:formula="of:=COUNTIF([.C15:.M15];&quot;☺&quot;)+COUNTIF([.C15:.M15];&quot;52☺&quot;)+COUNTIF([.C15:.M15];&quot;51☺&quot;)+COUNTIF([.C15:.M15];&quot;1☺&quot;)+COUNTIF([.C15:.M15];&quot;KVIT☺&quot;)+COUNTIF([.C15:.M15];&quot;U☺&quot;)" office:value-type="float" office:value="0">
            <text:p>0</text:p>
          </table:table-cell>
          <table:table-cell table:style-name="ce96" table:formula="of:=COUNTIF([.C15:.M15];&quot;51&quot;)+COUNTIF([.C15:.M15];&quot;51$&quot;)+COUNTIF([.C15:.M15];&quot;51☻&quot;)" office:value-type="float" office:value="1">
            <text:p>1</text:p>
          </table:table-cell>
          <table:table-cell table:style-name="ce96" table:formula="of:=COUNTIF([.C15:.M15];&quot;52&quot;)+COUNTIF([.C15:.M15];&quot;52$&quot;)+COUNTIF([.C15:.M15];&quot;52☻&quot;)" office:value-type="float" office:value="2">
            <text:p>2</text:p>
          </table:table-cell>
          <table:table-cell table:style-name="ce96" table:formula="of:=COUNTIF([.C15:.M15];&quot;51¶&quot;)" office:value-type="float" office:value="1">
            <text:p>1</text:p>
          </table:table-cell>
          <table:table-cell table:style-name="ce96" table:formula="of:=COUNTIF([.C15:.M15];&quot;52¶&quot;)" office:value-type="float" office:value="1">
            <text:p>1</text:p>
          </table:table-cell>
          <table:table-cell table:style-name="ce96" table:formula="of:=COUNTIF([.C15:.M15];&quot;U&quot;)+COUNTIF([.C15:.M15];&quot;U☻&quot;)+COUNTIF([.C15:.M15];&quot;U☺&quot;)" office:value-type="float" office:value="1">
            <text:p>1</text:p>
          </table:table-cell>
          <table:table-cell table:style-name="ce96" table:formula="of:=COUNTIF([.C15:.M15];&quot;KVIT&quot;)+COUNTIF([.C15:.M15];&quot;KVIT☻&quot;)+COUNTIF([.C15:.M15];&quot;kvit$&quot;)" office:value-type="float" office:value="2">
            <text:p>2</text:p>
          </table:table-cell>
          <table:table-cell table:style-name="ce97" table:formula="of:=COUNTBLANK([.C15:.M15])" office:value-type="float" office:value="0">
            <text:p>0</text:p>
          </table:table-cell>
          <table:table-cell table:style-name="ce98" table:formula="of:=COUNTIF([.C15:.M15];&quot;x&quot;)" office:value-type="float" office:value="1">
            <text:p>1</text:p>
          </table:table-cell>
          <table:table-cell table:style-name="ce99" table:formula="of:=COUNTIF([.C15:.M15];&quot;51&quot;)+COUNTIF([.C15:.M15];&quot;51☻&quot;)+COUNTIF([.C15:.M15];&quot;2&quot;)+COUNTIF([.C15:.M15];&quot;52&quot;)+COUNTIF([.C15:.M15];&quot;52☻&quot;)+COUNTIF([.C15:.M15];&quot;51$&quot;)+COUNTIF([.C15:.M15];&quot;52$&quot;)" office:value-type="float" office:value="3">
            <text:p>3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2-15">
            <text:p>15. feb 13</text:p>
          </table:table-cell>
          <table:table-cell table:style-name="ce78" table:formula="of:=TEXT([.A16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9" office:value-type="string">
            <text:p>ORO</text:p>
          </table:table-cell>
          <table:table-cell table:style-name="ce33" office:value-type="string">
            <text:p>PIN</text:p>
          </table:table-cell>
          <table:table-cell table:style-name="ce96" table:formula="of:=COUNTIF([.C16:.M16];&quot;☻&quot;)+COUNTIF([.C16:.M16];&quot;52☻&quot;)+COUNTIF([.C16:.M16];&quot;51☻&quot;)+COUNTIF([.C16:.M16];&quot;1☻&quot;)+COUNTIF([.C16:.M16];&quot;KVIT☻&quot;)+COUNTIF([.C16:.M16];&quot;U☻&quot;)" office:value-type="float" office:value="1">
            <text:p>1</text:p>
          </table:table-cell>
          <table:table-cell table:style-name="ce96" table:formula="of:=COUNTIF([.C16:.M16];&quot;☺&quot;)+COUNTIF([.C16:.M16];&quot;52☺&quot;)+COUNTIF([.C16:.M16];&quot;51☺&quot;)+COUNTIF([.C16:.M16];&quot;1☺&quot;)+COUNTIF([.C16:.M16];&quot;KVIT☺&quot;)+COUNTIF([.C16:.M16];&quot;U☺&quot;)" office:value-type="float" office:value="1">
            <text:p>1</text:p>
          </table:table-cell>
          <table:table-cell table:style-name="ce96" table:formula="of:=COUNTIF([.C16:.M16];&quot;51&quot;)+COUNTIF([.C16:.M16];&quot;51$&quot;)+COUNTIF([.C16:.M16];&quot;51☻&quot;)" office:value-type="float" office:value="1">
            <text:p>1</text:p>
          </table:table-cell>
          <table:table-cell table:style-name="ce96" table:formula="of:=COUNTIF([.C16:.M16];&quot;52&quot;)+COUNTIF([.C16:.M16];&quot;52$&quot;)+COUNTIF([.C16:.M16];&quot;52☻&quot;)" office:value-type="float" office:value="2">
            <text:p>2</text:p>
          </table:table-cell>
          <table:table-cell table:style-name="ce96" table:formula="of:=COUNTIF([.C16:.M16];&quot;51¶&quot;)" office:value-type="float" office:value="0">
            <text:p>0</text:p>
          </table:table-cell>
          <table:table-cell table:style-name="ce96" table:formula="of:=COUNTIF([.C16:.M16];&quot;52¶&quot;)" office:value-type="float" office:value="1">
            <text:p>1</text:p>
          </table:table-cell>
          <table:table-cell table:style-name="ce96" table:formula="of:=COUNTIF([.C16:.M16];&quot;U&quot;)+COUNTIF([.C16:.M16];&quot;U☻&quot;)+COUNTIF([.C16:.M16];&quot;U☺&quot;)" office:value-type="float" office:value="0">
            <text:p>0</text:p>
          </table:table-cell>
          <table:table-cell table:style-name="ce96" table:formula="of:=COUNTIF([.C16:.M16];&quot;KVIT&quot;)+COUNTIF([.C16:.M16];&quot;KVIT☻&quot;)+COUNTIF([.C16:.M16];&quot;kvit$&quot;)" office:value-type="float" office:value="2">
            <text:p>2</text:p>
          </table:table-cell>
          <table:table-cell table:style-name="ce97" table:formula="of:=COUNTBLANK([.C16:.M16])" office:value-type="float" office:value="0">
            <text:p>0</text:p>
          </table:table-cell>
          <table:table-cell table:style-name="ce98" table:formula="of:=COUNTIF([.C16:.M16];&quot;x&quot;)" office:value-type="float" office:value="1">
            <text:p>1</text:p>
          </table:table-cell>
          <table:table-cell table:style-name="ce99" table:formula="of:=COUNTIF([.C16:.M16];&quot;51&quot;)+COUNTIF([.C16:.M16];&quot;51☻&quot;)+COUNTIF([.C16:.M16];&quot;2&quot;)+COUNTIF([.C16:.M16];&quot;52&quot;)+COUNTIF([.C16:.M16];&quot;52☻&quot;)+COUNTIF([.C16:.M16];&quot;51$&quot;)+COUNTIF([.C16:.M16];&quot;52$&quot;)" office:value-type="float" office:value="3">
            <text:p>3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2-16">
            <text:p>16. feb 13</text:p>
          </table:table-cell>
          <table:table-cell table:style-name="ce78" table:formula="of:=TEXT([.A17];&quot;Ddd&quot;)" office:value-type="string" office:string-value="sob">
            <text:p>sob</text:p>
          </table:table-cell>
          <table:table-cell table:style-name="ce83"/>
          <table:table-cell table:style-name="ce86"/>
          <table:table-cell table:style-name="ce83" table:number-columns-repeated="6"/>
          <table:table-cell table:style-name="ce6" table:formula="of:=[$'Vzorci vnosov'.$A$14]" office:value-type="string" office:string-value="☻">
            <text:p>☻</text:p>
          </table:table-cell>
          <table:table-cell table:style-name="ce91"/>
          <table:table-cell table:style-name="ce11" table:formula="of:=[$'Vzorci vnosov'.$A$21]" office:value-type="string" office:string-value="☺">
            <text:p>☺</text:p>
          </table:table-cell>
          <table:table-cell table:style-name="ce56" office:value-type="string">
            <text:p>TAL</text:p>
          </table:table-cell>
          <table:table-cell table:style-name="ce56" office:value-type="string">
            <text:p>DAN</text:p>
          </table:table-cell>
          <table:table-cell table:style-name="ce96" table:formula="of:=COUNTIF([.C17:.M17];&quot;☻&quot;)+COUNTIF([.C17:.M17];&quot;52☻&quot;)+COUNTIF([.C17:.M17];&quot;51☻&quot;)+COUNTIF([.C17:.M17];&quot;1☻&quot;)+COUNTIF([.C17:.M17];&quot;KVIT☻&quot;)+COUNTIF([.C17:.M17];&quot;U☻&quot;)" office:value-type="float" office:value="1">
            <text:p>1</text:p>
          </table:table-cell>
          <table:table-cell table:style-name="ce96" table:formula="of:=COUNTIF([.C17:.M17];&quot;☺&quot;)+COUNTIF([.C17:.M17];&quot;52☺&quot;)+COUNTIF([.C17:.M17];&quot;51☺&quot;)+COUNTIF([.C17:.M17];&quot;1☺&quot;)+COUNTIF([.C17:.M17];&quot;KVIT☺&quot;)+COUNTIF([.C17:.M17];&quot;U☺&quot;)" office:value-type="float" office:value="1">
            <text:p>1</text:p>
          </table:table-cell>
          <table:table-cell table:style-name="ce96" table:formula="of:=COUNTIF([.C17:.M17];&quot;51&quot;)+COUNTIF([.C17:.M17];&quot;51$&quot;)+COUNTIF([.C17:.M17];&quot;51☻&quot;)" office:value-type="float" office:value="0">
            <text:p>0</text:p>
          </table:table-cell>
          <table:table-cell table:style-name="ce96" table:formula="of:=COUNTIF([.C17:.M17];&quot;52&quot;)+COUNTIF([.C17:.M17];&quot;52$&quot;)+COUNTIF([.C17:.M17];&quot;52☻&quot;)" office:value-type="float" office:value="0">
            <text:p>0</text:p>
          </table:table-cell>
          <table:table-cell table:style-name="ce96" table:formula="of:=COUNTIF([.C17:.M17];&quot;51¶&quot;)" office:value-type="float" office:value="0">
            <text:p>0</text:p>
          </table:table-cell>
          <table:table-cell table:style-name="ce96" table:formula="of:=COUNTIF([.C17:.M17];&quot;52¶&quot;)" office:value-type="float" office:value="0">
            <text:p>0</text:p>
          </table:table-cell>
          <table:table-cell table:style-name="ce96" table:formula="of:=COUNTIF([.C17:.M17];&quot;U&quot;)+COUNTIF([.C17:.M17];&quot;U☻&quot;)+COUNTIF([.C17:.M17];&quot;U☺&quot;)" office:value-type="float" office:value="0">
            <text:p>0</text:p>
          </table:table-cell>
          <table:table-cell table:style-name="ce96" table:formula="of:=COUNTIF([.C17:.M17];&quot;KVIT&quot;)+COUNTIF([.C17:.M17];&quot;KVIT☻&quot;)+COUNTIF([.C17:.M17];&quot;kvit$&quot;)" office:value-type="float" office:value="0">
            <text:p>0</text:p>
          </table:table-cell>
          <table:table-cell table:style-name="ce97" table:formula="of:=COUNTBLANK([.C17:.M17])" office:value-type="float" office:value="9">
            <text:p>9</text:p>
          </table:table-cell>
          <table:table-cell table:style-name="ce98" table:formula="of:=COUNTIF([.C17:.M17];&quot;x&quot;)" office:value-type="float" office:value="0">
            <text:p>0</text:p>
          </table:table-cell>
          <table:table-cell table:style-name="ce99" table:formula="of:=COUNTIF([.C17:.M17];&quot;51&quot;)+COUNTIF([.C17:.M17];&quot;51☻&quot;)+COUNTIF([.C17:.M17];&quot;2&quot;)+COUNTIF([.C17:.M17];&quot;52&quot;)+COUNTIF([.C17:.M17];&quot;52☻&quot;)+COUNTIF([.C17:.M17];&quot;51$&quot;)+COUNTIF([.C17:.M17];&quot;52$&quot;)" office:value-type="float" office:value="0">
            <text:p>0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2-17">
            <text:p>17. feb 13</text:p>
          </table:table-cell>
          <table:table-cell table:style-name="ce78" table:formula="of:=TEXT([.A18];&quot;Ddd&quot;)" office:value-type="string" office:string-value="ned">
            <text:p>ned</text:p>
          </table:table-cell>
          <table:table-cell table:style-name="ce84"/>
          <table:table-cell table:style-name="ce86"/>
          <table:table-cell table:style-name="ce84" table:number-columns-repeated="3"/>
          <table:table-cell table:style-name="ce83"/>
          <table:table-cell table:style-name="ce84"/>
          <table:table-cell table:style-name="ce11" table:formula="of:=[$'Vzorci vnosov'.$A$21]" office:value-type="string" office:string-value="☺">
            <text:p>☺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92" table:number-columns-repeated="2"/>
          <table:table-cell table:style-name="ce56" office:value-type="string">
            <text:p>DAN</text:p>
          </table:table-cell>
          <table:table-cell table:style-name="ce56" office:value-type="string">
            <text:p>TAL</text:p>
          </table:table-cell>
          <table:table-cell table:style-name="ce96" table:formula="of:=COUNTIF([.C18:.M18];&quot;☻&quot;)+COUNTIF([.C18:.M18];&quot;52☻&quot;)+COUNTIF([.C18:.M18];&quot;51☻&quot;)+COUNTIF([.C18:.M18];&quot;1☻&quot;)+COUNTIF([.C18:.M18];&quot;KVIT☻&quot;)+COUNTIF([.C18:.M18];&quot;U☻&quot;)" office:value-type="float" office:value="1">
            <text:p>1</text:p>
          </table:table-cell>
          <table:table-cell table:style-name="ce96" table:formula="of:=COUNTIF([.C18:.M18];&quot;☺&quot;)+COUNTIF([.C18:.M18];&quot;52☺&quot;)+COUNTIF([.C18:.M18];&quot;51☺&quot;)+COUNTIF([.C18:.M18];&quot;1☺&quot;)+COUNTIF([.C18:.M18];&quot;KVIT☺&quot;)+COUNTIF([.C18:.M18];&quot;U☺&quot;)" office:value-type="float" office:value="1">
            <text:p>1</text:p>
          </table:table-cell>
          <table:table-cell table:style-name="ce96" table:formula="of:=COUNTIF([.C18:.M18];&quot;51&quot;)+COUNTIF([.C18:.M18];&quot;51$&quot;)+COUNTIF([.C18:.M18];&quot;51☻&quot;)" office:value-type="float" office:value="0">
            <text:p>0</text:p>
          </table:table-cell>
          <table:table-cell table:style-name="ce96" table:formula="of:=COUNTIF([.C18:.M18];&quot;52&quot;)+COUNTIF([.C18:.M18];&quot;52$&quot;)+COUNTIF([.C18:.M18];&quot;52☻&quot;)" office:value-type="float" office:value="0">
            <text:p>0</text:p>
          </table:table-cell>
          <table:table-cell table:style-name="ce96" table:formula="of:=COUNTIF([.C18:.M18];&quot;51¶&quot;)" office:value-type="float" office:value="0">
            <text:p>0</text:p>
          </table:table-cell>
          <table:table-cell table:style-name="ce96" table:formula="of:=COUNTIF([.C18:.M18];&quot;52¶&quot;)" office:value-type="float" office:value="0">
            <text:p>0</text:p>
          </table:table-cell>
          <table:table-cell table:style-name="ce96" table:formula="of:=COUNTIF([.C18:.M18];&quot;U&quot;)+COUNTIF([.C18:.M18];&quot;U☻&quot;)+COUNTIF([.C18:.M18];&quot;U☺&quot;)" office:value-type="float" office:value="0">
            <text:p>0</text:p>
          </table:table-cell>
          <table:table-cell table:style-name="ce96" table:formula="of:=COUNTIF([.C18:.M18];&quot;KVIT&quot;)+COUNTIF([.C18:.M18];&quot;KVIT☻&quot;)+COUNTIF([.C18:.M18];&quot;kvit$&quot;)" office:value-type="float" office:value="0">
            <text:p>0</text:p>
          </table:table-cell>
          <table:table-cell table:style-name="ce97" table:formula="of:=COUNTBLANK([.C18:.M18])" office:value-type="float" office:value="9">
            <text:p>9</text:p>
          </table:table-cell>
          <table:table-cell table:style-name="ce98" table:formula="of:=COUNTIF([.C18:.M18];&quot;x&quot;)" office:value-type="float" office:value="0">
            <text:p>0</text:p>
          </table:table-cell>
          <table:table-cell table:style-name="ce99" table:formula="of:=COUNTIF([.C18:.M18];&quot;51&quot;)+COUNTIF([.C18:.M18];&quot;51☻&quot;)+COUNTIF([.C18:.M18];&quot;2&quot;)+COUNTIF([.C18:.M18];&quot;52&quot;)+COUNTIF([.C18:.M18];&quot;52☻&quot;)+COUNTIF([.C18:.M18];&quot;51$&quot;)+COUNTIF([.C18:.M18];&quot;52$&quot;)" office:value-type="float" office:value="0">
            <text:p>0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2-18">
            <text:p>18. feb 13</text:p>
          </table:table-cell>
          <table:table-cell table:style-name="ce78" table:formula="of:=TEXT([.A19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RO/RA</text:p>
          </table:table-cell>
          <table:table-cell table:style-name="ce33" office:value-type="string">
            <text:p>KOS</text:p>
          </table:table-cell>
          <table:table-cell table:style-name="ce96" table:formula="of:=COUNTIF([.C19:.M19];&quot;☻&quot;)+COUNTIF([.C19:.M19];&quot;52☻&quot;)+COUNTIF([.C19:.M19];&quot;51☻&quot;)+COUNTIF([.C19:.M19];&quot;1☻&quot;)+COUNTIF([.C19:.M19];&quot;KVIT☻&quot;)+COUNTIF([.C19:.M19];&quot;U☻&quot;)" office:value-type="float" office:value="0">
            <text:p>0</text:p>
          </table:table-cell>
          <table:table-cell table:style-name="ce96" table:formula="of:=COUNTIF([.C19:.M19];&quot;☺&quot;)+COUNTIF([.C19:.M19];&quot;52☺&quot;)+COUNTIF([.C19:.M19];&quot;51☺&quot;)+COUNTIF([.C19:.M19];&quot;1☺&quot;)+COUNTIF([.C19:.M19];&quot;KVIT☺&quot;)+COUNTIF([.C19:.M19];&quot;U☺&quot;)" office:value-type="float" office:value="0">
            <text:p>0</text:p>
          </table:table-cell>
          <table:table-cell table:style-name="ce96" table:formula="of:=COUNTIF([.C19:.M19];&quot;51&quot;)+COUNTIF([.C19:.M19];&quot;51$&quot;)+COUNTIF([.C19:.M19];&quot;51☻&quot;)" office:value-type="float" office:value="2">
            <text:p>2</text:p>
          </table:table-cell>
          <table:table-cell table:style-name="ce96" table:formula="of:=COUNTIF([.C19:.M19];&quot;52&quot;)+COUNTIF([.C19:.M19];&quot;52$&quot;)+COUNTIF([.C19:.M19];&quot;52☻&quot;)" office:value-type="float" office:value="1">
            <text:p>1</text:p>
          </table:table-cell>
          <table:table-cell table:style-name="ce96" table:formula="of:=COUNTIF([.C19:.M19];&quot;51¶&quot;)" office:value-type="float" office:value="1">
            <text:p>1</text:p>
          </table:table-cell>
          <table:table-cell table:style-name="ce96" table:formula="of:=COUNTIF([.C19:.M19];&quot;52¶&quot;)" office:value-type="float" office:value="1">
            <text:p>1</text:p>
          </table:table-cell>
          <table:table-cell table:style-name="ce96" table:formula="of:=COUNTIF([.C19:.M19];&quot;U&quot;)+COUNTIF([.C19:.M19];&quot;U☻&quot;)+COUNTIF([.C19:.M19];&quot;U☺&quot;)" office:value-type="float" office:value="0">
            <text:p>0</text:p>
          </table:table-cell>
          <table:table-cell table:style-name="ce96" table:formula="of:=COUNTIF([.C19:.M19];&quot;KVIT&quot;)+COUNTIF([.C19:.M19];&quot;KVIT☻&quot;)+COUNTIF([.C19:.M19];&quot;kvit$&quot;)" office:value-type="float" office:value="2">
            <text:p>2</text:p>
          </table:table-cell>
          <table:table-cell table:style-name="ce97" table:formula="of:=COUNTBLANK([.C19:.M19])" office:value-type="float" office:value="0">
            <text:p>0</text:p>
          </table:table-cell>
          <table:table-cell table:style-name="ce98" table:formula="of:=COUNTIF([.C19:.M19];&quot;x&quot;)" office:value-type="float" office:value="2">
            <text:p>2</text:p>
          </table:table-cell>
          <table:table-cell table:style-name="ce99" table:formula="of:=COUNTIF([.C19:.M19];&quot;51&quot;)+COUNTIF([.C19:.M19];&quot;51☻&quot;)+COUNTIF([.C19:.M19];&quot;2&quot;)+COUNTIF([.C19:.M19];&quot;52&quot;)+COUNTIF([.C19:.M19];&quot;52☻&quot;)+COUNTIF([.C19:.M19];&quot;51$&quot;)+COUNTIF([.C19:.M19];&quot;52$&quot;)" office:value-type="float" office:value="3">
            <text:p>3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/>
          <table:table-cell table:style-name="ce39" office:value-type="string">
            <text:p>RO/RA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2-19">
            <text:p>19. feb 13</text:p>
          </table:table-cell>
          <table:table-cell table:style-name="ce78" table:formula="of:=TEXT([.A20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9" office:value-type="string">
            <office:annotation draw:style-name="gr1" draw:text-style-name="P1" svg:width="2.9cm" svg:height="1.414cm" svg:x="13.259cm" svg:y="11.818cm" draw:caption-point-x="-0.61cm" draw:caption-point-y="1.515cm">
              <dc:creator>MŠ</dc:creator>
              <dc:date>2013-12-23T00:00:00</dc:date>
              <text:p text:style-name="P1"><text:span text:style-name="T1">ne1.-3. in 6.-10. in 27.2.-3.3.</text:span></text:p>
            </office:annotation>
            <text:p>ŠTU</text:p>
          </table:table-cell>
          <table:table-cell table:style-name="ce33" office:value-type="string">
            <text:p>KOS</text:p>
          </table:table-cell>
          <table:table-cell table:style-name="ce96" table:formula="of:=COUNTIF([.C20:.M20];&quot;☻&quot;)+COUNTIF([.C20:.M20];&quot;52☻&quot;)+COUNTIF([.C20:.M20];&quot;51☻&quot;)+COUNTIF([.C20:.M20];&quot;1☻&quot;)+COUNTIF([.C20:.M20];&quot;KVIT☻&quot;)+COUNTIF([.C20:.M20];&quot;U☻&quot;)" office:value-type="float" office:value="1">
            <text:p>1</text:p>
          </table:table-cell>
          <table:table-cell table:style-name="ce96" table:formula="of:=COUNTIF([.C20:.M20];&quot;☺&quot;)+COUNTIF([.C20:.M20];&quot;52☺&quot;)+COUNTIF([.C20:.M20];&quot;51☺&quot;)+COUNTIF([.C20:.M20];&quot;1☺&quot;)+COUNTIF([.C20:.M20];&quot;KVIT☺&quot;)+COUNTIF([.C20:.M20];&quot;U☺&quot;)" office:value-type="float" office:value="0">
            <text:p>0</text:p>
          </table:table-cell>
          <table:table-cell table:style-name="ce96" table:formula="of:=COUNTIF([.C20:.M20];&quot;51&quot;)+COUNTIF([.C20:.M20];&quot;51$&quot;)+COUNTIF([.C20:.M20];&quot;51☻&quot;)" office:value-type="float" office:value="2">
            <text:p>2</text:p>
          </table:table-cell>
          <table:table-cell table:style-name="ce96" table:formula="of:=COUNTIF([.C20:.M20];&quot;52&quot;)+COUNTIF([.C20:.M20];&quot;52$&quot;)+COUNTIF([.C20:.M20];&quot;52☻&quot;)" office:value-type="float" office:value="1">
            <text:p>1</text:p>
          </table:table-cell>
          <table:table-cell table:style-name="ce96" table:formula="of:=COUNTIF([.C20:.M20];&quot;51¶&quot;)" office:value-type="float" office:value="1">
            <text:p>1</text:p>
          </table:table-cell>
          <table:table-cell table:style-name="ce96" table:formula="of:=COUNTIF([.C20:.M20];&quot;52¶&quot;)" office:value-type="float" office:value="1">
            <text:p>1</text:p>
          </table:table-cell>
          <table:table-cell table:style-name="ce96" table:formula="of:=COUNTIF([.C20:.M20];&quot;U&quot;)+COUNTIF([.C20:.M20];&quot;U☻&quot;)+COUNTIF([.C20:.M20];&quot;U☺&quot;)" office:value-type="float" office:value="1">
            <text:p>1</text:p>
          </table:table-cell>
          <table:table-cell table:style-name="ce96" table:formula="of:=COUNTIF([.C20:.M20];&quot;KVIT&quot;)+COUNTIF([.C20:.M20];&quot;KVIT☻&quot;)+COUNTIF([.C20:.M20];&quot;kvit$&quot;)" office:value-type="float" office:value="4">
            <text:p>4</text:p>
          </table:table-cell>
          <table:table-cell table:style-name="ce97" table:formula="of:=COUNTBLANK([.C20:.M20])" office:value-type="float" office:value="0">
            <text:p>0</text:p>
          </table:table-cell>
          <table:table-cell table:style-name="ce98" table:formula="of:=COUNTIF([.C20:.M20];&quot;x&quot;)" office:value-type="float" office:value="0">
            <text:p>0</text:p>
          </table:table-cell>
          <table:table-cell table:style-name="ce99" table:formula="of:=COUNTIF([.C20:.M20];&quot;51&quot;)+COUNTIF([.C20:.M20];&quot;51☻&quot;)+COUNTIF([.C20:.M20];&quot;2&quot;)+COUNTIF([.C20:.M20];&quot;52&quot;)+COUNTIF([.C20:.M20];&quot;52☻&quot;)+COUNTIF([.C20:.M20];&quot;51$&quot;)+COUNTIF([.C20:.M20];&quot;52$&quot;)" office:value-type="float" office:value="3">
            <text:p>3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2-20">
            <text:p>20. feb 13</text:p>
          </table:table-cell>
          <table:table-cell table:style-name="ce78" table:formula="of:=TEXT([.A21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0" office:value-type="string">
            <text:p>KO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9" office:value-type="string">
            <text:p>GRY</text:p>
          </table:table-cell>
          <table:table-cell table:style-name="ce33" office:value-type="string">
            <text:p>MIO</text:p>
          </table:table-cell>
          <table:table-cell table:style-name="ce96" table:formula="of:=COUNTIF([.C21:.M21];&quot;☻&quot;)+COUNTIF([.C21:.M21];&quot;52☻&quot;)+COUNTIF([.C21:.M21];&quot;51☻&quot;)+COUNTIF([.C21:.M21];&quot;1☻&quot;)+COUNTIF([.C21:.M21];&quot;KVIT☻&quot;)+COUNTIF([.C21:.M21];&quot;U☻&quot;)" office:value-type="float" office:value="1">
            <text:p>1</text:p>
          </table:table-cell>
          <table:table-cell table:style-name="ce96" table:formula="of:=COUNTIF([.C21:.M21];&quot;☺&quot;)+COUNTIF([.C21:.M21];&quot;52☺&quot;)+COUNTIF([.C21:.M21];&quot;51☺&quot;)+COUNTIF([.C21:.M21];&quot;1☺&quot;)+COUNTIF([.C21:.M21];&quot;KVIT☺&quot;)+COUNTIF([.C21:.M21];&quot;U☺&quot;)" office:value-type="float" office:value="0">
            <text:p>0</text:p>
          </table:table-cell>
          <table:table-cell table:style-name="ce96" table:formula="of:=COUNTIF([.C21:.M21];&quot;51&quot;)+COUNTIF([.C21:.M21];&quot;51$&quot;)+COUNTIF([.C21:.M21];&quot;51☻&quot;)" office:value-type="float" office:value="2">
            <text:p>2</text:p>
          </table:table-cell>
          <table:table-cell table:style-name="ce96" table:formula="of:=COUNTIF([.C21:.M21];&quot;52&quot;)+COUNTIF([.C21:.M21];&quot;52$&quot;)+COUNTIF([.C21:.M21];&quot;52☻&quot;)" office:value-type="float" office:value="1">
            <text:p>1</text:p>
          </table:table-cell>
          <table:table-cell table:style-name="ce96" table:formula="of:=COUNTIF([.C21:.M21];&quot;51¶&quot;)" office:value-type="float" office:value="1">
            <text:p>1</text:p>
          </table:table-cell>
          <table:table-cell table:style-name="ce96" table:formula="of:=COUNTIF([.C21:.M21];&quot;52¶&quot;)" office:value-type="float" office:value="1">
            <text:p>1</text:p>
          </table:table-cell>
          <table:table-cell table:style-name="ce96" table:formula="of:=COUNTIF([.C21:.M21];&quot;U&quot;)+COUNTIF([.C21:.M21];&quot;U☻&quot;)+COUNTIF([.C21:.M21];&quot;U☺&quot;)" office:value-type="float" office:value="0">
            <text:p>0</text:p>
          </table:table-cell>
          <table:table-cell table:style-name="ce96" table:formula="of:=COUNTIF([.C21:.M21];&quot;KVIT&quot;)+COUNTIF([.C21:.M21];&quot;KVIT☻&quot;)+COUNTIF([.C21:.M21];&quot;kvit$&quot;)" office:value-type="float" office:value="2">
            <text:p>2</text:p>
          </table:table-cell>
          <table:table-cell table:style-name="ce97" table:formula="of:=COUNTBLANK([.C21:.M21])" office:value-type="float" office:value="0">
            <text:p>0</text:p>
          </table:table-cell>
          <table:table-cell table:style-name="ce98" table:formula="of:=COUNTIF([.C21:.M21];&quot;x&quot;)" office:value-type="float" office:value="1">
            <text:p>1</text:p>
          </table:table-cell>
          <table:table-cell table:style-name="ce99" table:formula="of:=COUNTIF([.C21:.M21];&quot;51&quot;)+COUNTIF([.C21:.M21];&quot;51☻&quot;)+COUNTIF([.C21:.M21];&quot;2&quot;)+COUNTIF([.C21:.M21];&quot;52&quot;)+COUNTIF([.C21:.M21];&quot;52☻&quot;)+COUNTIF([.C21:.M21];&quot;51$&quot;)+COUNTIF([.C21:.M21];&quot;52$&quot;)" office:value-type="float" office:value="3">
            <text:p>3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2-21">
            <text:p>21. feb 13</text:p>
          </table:table-cell>
          <table:table-cell table:style-name="ce78" table:formula="of:=TEXT([.A22];&quot;Ddd&quot;)" office:value-type="string" office:string-value="čet">
            <text:p>č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5" office:value-type="string">
            <text:p>MIR</text:p>
          </table:table-cell>
          <table:table-cell table:style-name="ce33" office:value-type="string">
            <text:p>MIO</text:p>
          </table:table-cell>
          <table:table-cell table:style-name="ce96" table:formula="of:=COUNTIF([.C22:.M22];&quot;☻&quot;)+COUNTIF([.C22:.M22];&quot;52☻&quot;)+COUNTIF([.C22:.M22];&quot;51☻&quot;)+COUNTIF([.C22:.M22];&quot;1☻&quot;)+COUNTIF([.C22:.M22];&quot;KVIT☻&quot;)+COUNTIF([.C22:.M22];&quot;U☻&quot;)" office:value-type="float" office:value="1">
            <text:p>1</text:p>
          </table:table-cell>
          <table:table-cell table:style-name="ce96" table:formula="of:=COUNTIF([.C22:.M22];&quot;☺&quot;)+COUNTIF([.C22:.M22];&quot;52☺&quot;)+COUNTIF([.C22:.M22];&quot;51☺&quot;)+COUNTIF([.C22:.M22];&quot;1☺&quot;)+COUNTIF([.C22:.M22];&quot;KVIT☺&quot;)+COUNTIF([.C22:.M22];&quot;U☺&quot;)" office:value-type="float" office:value="0">
            <text:p>0</text:p>
          </table:table-cell>
          <table:table-cell table:style-name="ce96" table:formula="of:=COUNTIF([.C22:.M22];&quot;51&quot;)+COUNTIF([.C22:.M22];&quot;51$&quot;)+COUNTIF([.C22:.M22];&quot;51☻&quot;)" office:value-type="float" office:value="2">
            <text:p>2</text:p>
          </table:table-cell>
          <table:table-cell table:style-name="ce96" table:formula="of:=COUNTIF([.C22:.M22];&quot;52&quot;)+COUNTIF([.C22:.M22];&quot;52$&quot;)+COUNTIF([.C22:.M22];&quot;52☻&quot;)" office:value-type="float" office:value="2">
            <text:p>2</text:p>
          </table:table-cell>
          <table:table-cell table:style-name="ce96" table:formula="of:=COUNTIF([.C22:.M22];&quot;51¶&quot;)" office:value-type="float" office:value="1">
            <text:p>1</text:p>
          </table:table-cell>
          <table:table-cell table:style-name="ce96" table:formula="of:=COUNTIF([.C22:.M22];&quot;52¶&quot;)" office:value-type="float" office:value="1">
            <text:p>1</text:p>
          </table:table-cell>
          <table:table-cell table:style-name="ce96" table:formula="of:=COUNTIF([.C22:.M22];&quot;U&quot;)+COUNTIF([.C22:.M22];&quot;U☻&quot;)+COUNTIF([.C22:.M22];&quot;U☺&quot;)" office:value-type="float" office:value="1">
            <text:p>1</text:p>
          </table:table-cell>
          <table:table-cell table:style-name="ce96" table:formula="of:=COUNTIF([.C22:.M22];&quot;KVIT&quot;)+COUNTIF([.C22:.M22];&quot;KVIT☻&quot;)+COUNTIF([.C22:.M22];&quot;kvit$&quot;)" office:value-type="float" office:value="2">
            <text:p>2</text:p>
          </table:table-cell>
          <table:table-cell table:style-name="ce97" table:formula="of:=COUNTBLANK([.C22:.M22])" office:value-type="float" office:value="0">
            <text:p>0</text:p>
          </table:table-cell>
          <table:table-cell table:style-name="ce98" table:formula="of:=COUNTIF([.C22:.M22];&quot;x&quot;)" office:value-type="float" office:value="1">
            <text:p>1</text:p>
          </table:table-cell>
          <table:table-cell table:style-name="ce99" table:formula="of:=COUNTIF([.C22:.M22];&quot;51&quot;)+COUNTIF([.C22:.M22];&quot;51☻&quot;)+COUNTIF([.C22:.M22];&quot;2&quot;)+COUNTIF([.C22:.M22];&quot;52&quot;)+COUNTIF([.C22:.M22];&quot;52☻&quot;)+COUNTIF([.C22:.M22];&quot;51$&quot;)+COUNTIF([.C22:.M22];&quot;52$&quot;)" office:value-type="float" office:value="4">
            <text:p>4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2-22">
            <text:p>22. feb 13</text:p>
          </table:table-cell>
          <table:table-cell table:style-name="ce78" table:formula="of:=TEXT([.A23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9" office:value-type="string">
            <text:p>ORO</text:p>
          </table:table-cell>
          <table:table-cell table:style-name="ce33" office:value-type="string">
            <text:p>KOS</text:p>
          </table:table-cell>
          <table:table-cell table:style-name="ce96" table:formula="of:=COUNTIF([.C23:.M23];&quot;☻&quot;)+COUNTIF([.C23:.M23];&quot;52☻&quot;)+COUNTIF([.C23:.M23];&quot;51☻&quot;)+COUNTIF([.C23:.M23];&quot;1☻&quot;)+COUNTIF([.C23:.M23];&quot;KVIT☻&quot;)+COUNTIF([.C23:.M23];&quot;U☻&quot;)" office:value-type="float" office:value="1">
            <text:p>1</text:p>
          </table:table-cell>
          <table:table-cell table:style-name="ce96" table:formula="of:=COUNTIF([.C23:.M23];&quot;☺&quot;)+COUNTIF([.C23:.M23];&quot;52☺&quot;)+COUNTIF([.C23:.M23];&quot;51☺&quot;)+COUNTIF([.C23:.M23];&quot;1☺&quot;)+COUNTIF([.C23:.M23];&quot;KVIT☺&quot;)+COUNTIF([.C23:.M23];&quot;U☺&quot;)" office:value-type="float" office:value="1">
            <text:p>1</text:p>
          </table:table-cell>
          <table:table-cell table:style-name="ce96" table:formula="of:=COUNTIF([.C23:.M23];&quot;51&quot;)+COUNTIF([.C23:.M23];&quot;51$&quot;)+COUNTIF([.C23:.M23];&quot;51☻&quot;)" office:value-type="float" office:value="2">
            <text:p>2</text:p>
          </table:table-cell>
          <table:table-cell table:style-name="ce96" table:formula="of:=COUNTIF([.C23:.M23];&quot;52&quot;)+COUNTIF([.C23:.M23];&quot;52$&quot;)+COUNTIF([.C23:.M23];&quot;52☻&quot;)" office:value-type="float" office:value="1">
            <text:p>1</text:p>
          </table:table-cell>
          <table:table-cell table:style-name="ce96" table:formula="of:=COUNTIF([.C23:.M23];&quot;51¶&quot;)" office:value-type="float" office:value="0">
            <text:p>0</text:p>
          </table:table-cell>
          <table:table-cell table:style-name="ce96" table:formula="of:=COUNTIF([.C23:.M23];&quot;52¶&quot;)" office:value-type="float" office:value="1">
            <text:p>1</text:p>
          </table:table-cell>
          <table:table-cell table:style-name="ce96" table:formula="of:=COUNTIF([.C23:.M23];&quot;U&quot;)+COUNTIF([.C23:.M23];&quot;U☻&quot;)+COUNTIF([.C23:.M23];&quot;U☺&quot;)" office:value-type="float" office:value="0">
            <text:p>0</text:p>
          </table:table-cell>
          <table:table-cell table:style-name="ce96" table:formula="of:=COUNTIF([.C23:.M23];&quot;KVIT&quot;)+COUNTIF([.C23:.M23];&quot;KVIT☻&quot;)+COUNTIF([.C23:.M23];&quot;kvit$&quot;)" office:value-type="float" office:value="2">
            <text:p>2</text:p>
          </table:table-cell>
          <table:table-cell table:style-name="ce97" table:formula="of:=COUNTBLANK([.C23:.M23])" office:value-type="float" office:value="0">
            <text:p>0</text:p>
          </table:table-cell>
          <table:table-cell table:style-name="ce98" table:formula="of:=COUNTIF([.C23:.M23];&quot;x&quot;)" office:value-type="float" office:value="3">
            <text:p>3</text:p>
          </table:table-cell>
          <table:table-cell table:style-name="ce99" table:formula="of:=COUNTIF([.C23:.M23];&quot;51&quot;)+COUNTIF([.C23:.M23];&quot;51☻&quot;)+COUNTIF([.C23:.M23];&quot;2&quot;)+COUNTIF([.C23:.M23];&quot;52&quot;)+COUNTIF([.C23:.M23];&quot;52☻&quot;)+COUNTIF([.C23:.M23];&quot;51$&quot;)+COUNTIF([.C23:.M23];&quot;52$&quot;)" office:value-type="float" office:value="3">
            <text:p>3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2-23">
            <text:p>23. feb 13</text:p>
          </table:table-cell>
          <table:table-cell table:style-name="ce78" table:formula="of:=TEXT([.A24];&quot;Ddd&quot;)" office:value-type="string" office:string-value="sob">
            <text:p>sob</text:p>
          </table:table-cell>
          <table:table-cell table:style-name="ce85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85" table:number-columns-repeated="6"/>
          <table:table-cell table:style-name="ce94"/>
          <table:table-cell table:style-name="ce56" office:value-type="string">
            <text:p>KON</text:p>
          </table:table-cell>
          <table:table-cell table:style-name="ce56" office:value-type="string">
            <text:p>KOS</text:p>
          </table:table-cell>
          <table:table-cell table:style-name="ce96" table:formula="of:=COUNTIF([.C24:.M24];&quot;☻&quot;)+COUNTIF([.C24:.M24];&quot;52☻&quot;)+COUNTIF([.C24:.M24];&quot;51☻&quot;)+COUNTIF([.C24:.M24];&quot;1☻&quot;)+COUNTIF([.C24:.M24];&quot;KVIT☻&quot;)+COUNTIF([.C24:.M24];&quot;U☻&quot;)" office:value-type="float" office:value="1">
            <text:p>1</text:p>
          </table:table-cell>
          <table:table-cell table:style-name="ce96" table:formula="of:=COUNTIF([.C24:.M24];&quot;☺&quot;)+COUNTIF([.C24:.M24];&quot;52☺&quot;)+COUNTIF([.C24:.M24];&quot;51☺&quot;)+COUNTIF([.C24:.M24];&quot;1☺&quot;)+COUNTIF([.C24:.M24];&quot;KVIT☺&quot;)+COUNTIF([.C24:.M24];&quot;U☺&quot;)" office:value-type="float" office:value="1">
            <text:p>1</text:p>
          </table:table-cell>
          <table:table-cell table:style-name="ce96" table:formula="of:=COUNTIF([.C24:.M24];&quot;51&quot;)+COUNTIF([.C24:.M24];&quot;51$&quot;)+COUNTIF([.C24:.M24];&quot;51☻&quot;)" office:value-type="float" office:value="0">
            <text:p>0</text:p>
          </table:table-cell>
          <table:table-cell table:style-name="ce96" table:formula="of:=COUNTIF([.C24:.M24];&quot;52&quot;)+COUNTIF([.C24:.M24];&quot;52$&quot;)+COUNTIF([.C24:.M24];&quot;52☻&quot;)" office:value-type="float" office:value="0">
            <text:p>0</text:p>
          </table:table-cell>
          <table:table-cell table:style-name="ce96" table:formula="of:=COUNTIF([.C24:.M24];&quot;51¶&quot;)" office:value-type="float" office:value="0">
            <text:p>0</text:p>
          </table:table-cell>
          <table:table-cell table:style-name="ce96" table:formula="of:=COUNTIF([.C24:.M24];&quot;52¶&quot;)" office:value-type="float" office:value="0">
            <text:p>0</text:p>
          </table:table-cell>
          <table:table-cell table:style-name="ce96" table:formula="of:=COUNTIF([.C24:.M24];&quot;U&quot;)+COUNTIF([.C24:.M24];&quot;U☻&quot;)+COUNTIF([.C24:.M24];&quot;U☺&quot;)" office:value-type="float" office:value="0">
            <text:p>0</text:p>
          </table:table-cell>
          <table:table-cell table:style-name="ce96" table:formula="of:=COUNTIF([.C24:.M24];&quot;KVIT&quot;)+COUNTIF([.C24:.M24];&quot;KVIT☻&quot;)+COUNTIF([.C24:.M24];&quot;kvit$&quot;)" office:value-type="float" office:value="0">
            <text:p>0</text:p>
          </table:table-cell>
          <table:table-cell table:style-name="ce97" table:formula="of:=COUNTBLANK([.C24:.M24])" office:value-type="float" office:value="9">
            <text:p>9</text:p>
          </table:table-cell>
          <table:table-cell table:style-name="ce98" table:formula="of:=COUNTIF([.C24:.M24];&quot;x&quot;)" office:value-type="float" office:value="0">
            <text:p>0</text:p>
          </table:table-cell>
          <table:table-cell table:style-name="ce99" table:formula="of:=COUNTIF([.C24:.M24];&quot;51&quot;)+COUNTIF([.C24:.M24];&quot;51☻&quot;)+COUNTIF([.C24:.M24];&quot;2&quot;)+COUNTIF([.C24:.M24];&quot;52&quot;)+COUNTIF([.C24:.M24];&quot;52☻&quot;)+COUNTIF([.C24:.M24];&quot;51$&quot;)+COUNTIF([.C24:.M24];&quot;52$&quot;)" office:value-type="float" office:value="0">
            <text:p>0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2-24">
            <text:p>24. feb 13</text:p>
          </table:table-cell>
          <table:table-cell table:style-name="ce78" table:formula="of:=TEXT([.A25];&quot;Ddd&quot;)" office:value-type="string" office:string-value="ned">
            <text:p>ned</text:p>
          </table:table-cell>
          <table:table-cell table:style-name="ce86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86" table:number-columns-repeated="7"/>
          <table:table-cell table:style-name="ce95"/>
          <table:table-cell table:style-name="ce58" office:value-type="string">
            <text:p>GRY</text:p>
          </table:table-cell>
          <table:table-cell table:style-name="ce56" office:value-type="string">
            <text:p>KON</text:p>
          </table:table-cell>
          <table:table-cell table:style-name="ce96" table:formula="of:=COUNTIF([.C25:.M25];&quot;☻&quot;)+COUNTIF([.C25:.M25];&quot;52☻&quot;)+COUNTIF([.C25:.M25];&quot;51☻&quot;)+COUNTIF([.C25:.M25];&quot;1☻&quot;)+COUNTIF([.C25:.M25];&quot;KVIT☻&quot;)+COUNTIF([.C25:.M25];&quot;U☻&quot;)" office:value-type="float" office:value="1">
            <text:p>1</text:p>
          </table:table-cell>
          <table:table-cell table:style-name="ce96" table:formula="of:=COUNTIF([.C25:.M25];&quot;☺&quot;)+COUNTIF([.C25:.M25];&quot;52☺&quot;)+COUNTIF([.C25:.M25];&quot;51☺&quot;)+COUNTIF([.C25:.M25];&quot;1☺&quot;)+COUNTIF([.C25:.M25];&quot;KVIT☺&quot;)+COUNTIF([.C25:.M25];&quot;U☺&quot;)" office:value-type="float" office:value="0">
            <text:p>0</text:p>
          </table:table-cell>
          <table:table-cell table:style-name="ce96" table:formula="of:=COUNTIF([.C25:.M25];&quot;51&quot;)+COUNTIF([.C25:.M25];&quot;51$&quot;)+COUNTIF([.C25:.M25];&quot;51☻&quot;)" office:value-type="float" office:value="0">
            <text:p>0</text:p>
          </table:table-cell>
          <table:table-cell table:style-name="ce96" table:formula="of:=COUNTIF([.C25:.M25];&quot;52&quot;)+COUNTIF([.C25:.M25];&quot;52$&quot;)+COUNTIF([.C25:.M25];&quot;52☻&quot;)" office:value-type="float" office:value="0">
            <text:p>0</text:p>
          </table:table-cell>
          <table:table-cell table:style-name="ce96" table:formula="of:=COUNTIF([.C25:.M25];&quot;51¶&quot;)" office:value-type="float" office:value="0">
            <text:p>0</text:p>
          </table:table-cell>
          <table:table-cell table:style-name="ce96" table:formula="of:=COUNTIF([.C25:.M25];&quot;52¶&quot;)" office:value-type="float" office:value="0">
            <text:p>0</text:p>
          </table:table-cell>
          <table:table-cell table:style-name="ce96" table:formula="of:=COUNTIF([.C25:.M25];&quot;U&quot;)+COUNTIF([.C25:.M25];&quot;U☻&quot;)+COUNTIF([.C25:.M25];&quot;U☺&quot;)" office:value-type="float" office:value="0">
            <text:p>0</text:p>
          </table:table-cell>
          <table:table-cell table:style-name="ce96" table:formula="of:=COUNTIF([.C25:.M25];&quot;KVIT&quot;)+COUNTIF([.C25:.M25];&quot;KVIT☻&quot;)+COUNTIF([.C25:.M25];&quot;kvit$&quot;)" office:value-type="float" office:value="0">
            <text:p>0</text:p>
          </table:table-cell>
          <table:table-cell table:style-name="ce97" table:formula="of:=COUNTBLANK([.C25:.M25])" office:value-type="float" office:value="10">
            <text:p>10</text:p>
          </table:table-cell>
          <table:table-cell table:style-name="ce98" table:formula="of:=COUNTIF([.C25:.M25];&quot;x&quot;)" office:value-type="float" office:value="0">
            <text:p>0</text:p>
          </table:table-cell>
          <table:table-cell table:style-name="ce99" table:formula="of:=COUNTIF([.C25:.M25];&quot;51&quot;)+COUNTIF([.C25:.M25];&quot;51☻&quot;)+COUNTIF([.C25:.M25];&quot;2&quot;)+COUNTIF([.C25:.M25];&quot;52&quot;)+COUNTIF([.C25:.M25];&quot;52☻&quot;)+COUNTIF([.C25:.M25];&quot;51$&quot;)+COUNTIF([.C25:.M25];&quot;52$&quot;)" office:value-type="float" office:value="0">
            <text:p>0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2-25">
            <text:p>25. feb 13</text:p>
          </table:table-cell>
          <table:table-cell table:style-name="ce78" table:formula="of:=TEXT([.A26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2" office:value-type="string">
            <text:p>PIR</text:p>
          </table:table-cell>
          <table:table-cell table:style-name="ce33" office:value-type="string">
            <text:p>DAN</text:p>
          </table:table-cell>
          <table:table-cell table:style-name="ce96" table:formula="of:=COUNTIF([.C26:.M26];&quot;☻&quot;)+COUNTIF([.C26:.M26];&quot;52☻&quot;)+COUNTIF([.C26:.M26];&quot;51☻&quot;)+COUNTIF([.C26:.M26];&quot;1☻&quot;)+COUNTIF([.C26:.M26];&quot;KVIT☻&quot;)+COUNTIF([.C26:.M26];&quot;U☻&quot;)" office:value-type="float" office:value="1">
            <text:p>1</text:p>
          </table:table-cell>
          <table:table-cell table:style-name="ce96" table:formula="of:=COUNTIF([.C26:.M26];&quot;☺&quot;)+COUNTIF([.C26:.M26];&quot;52☺&quot;)+COUNTIF([.C26:.M26];&quot;51☺&quot;)+COUNTIF([.C26:.M26];&quot;1☺&quot;)+COUNTIF([.C26:.M26];&quot;KVIT☺&quot;)+COUNTIF([.C26:.M26];&quot;U☺&quot;)" office:value-type="float" office:value="0">
            <text:p>0</text:p>
          </table:table-cell>
          <table:table-cell table:style-name="ce96" table:formula="of:=COUNTIF([.C26:.M26];&quot;51&quot;)+COUNTIF([.C26:.M26];&quot;51$&quot;)+COUNTIF([.C26:.M26];&quot;51☻&quot;)" office:value-type="float" office:value="1">
            <text:p>1</text:p>
          </table:table-cell>
          <table:table-cell table:style-name="ce96" table:formula="of:=COUNTIF([.C26:.M26];&quot;52&quot;)+COUNTIF([.C26:.M26];&quot;52$&quot;)+COUNTIF([.C26:.M26];&quot;52☻&quot;)" office:value-type="float" office:value="2">
            <text:p>2</text:p>
          </table:table-cell>
          <table:table-cell table:style-name="ce96" table:formula="of:=COUNTIF([.C26:.M26];&quot;51¶&quot;)" office:value-type="float" office:value="0">
            <text:p>0</text:p>
          </table:table-cell>
          <table:table-cell table:style-name="ce96" table:formula="of:=COUNTIF([.C26:.M26];&quot;52¶&quot;)" office:value-type="float" office:value="1">
            <text:p>1</text:p>
          </table:table-cell>
          <table:table-cell table:style-name="ce96" table:formula="of:=COUNTIF([.C26:.M26];&quot;U&quot;)+COUNTIF([.C26:.M26];&quot;U☻&quot;)+COUNTIF([.C26:.M26];&quot;U☺&quot;)" office:value-type="float" office:value="1">
            <text:p>1</text:p>
          </table:table-cell>
          <table:table-cell table:style-name="ce96" table:formula="of:=COUNTIF([.C26:.M26];&quot;KVIT&quot;)+COUNTIF([.C26:.M26];&quot;KVIT☻&quot;)+COUNTIF([.C26:.M26];&quot;kvit$&quot;)" office:value-type="float" office:value="2">
            <text:p>2</text:p>
          </table:table-cell>
          <table:table-cell table:style-name="ce97" table:formula="of:=COUNTBLANK([.C26:.M26])" office:value-type="float" office:value="0">
            <text:p>0</text:p>
          </table:table-cell>
          <table:table-cell table:style-name="ce98" table:formula="of:=COUNTIF([.C26:.M26];&quot;x&quot;)" office:value-type="float" office:value="1">
            <text:p>1</text:p>
          </table:table-cell>
          <table:table-cell table:style-name="ce99" table:formula="of:=COUNTIF([.C26:.M26];&quot;51&quot;)+COUNTIF([.C26:.M26];&quot;51☻&quot;)+COUNTIF([.C26:.M26];&quot;2&quot;)+COUNTIF([.C26:.M26];&quot;52&quot;)+COUNTIF([.C26:.M26];&quot;52☻&quot;)+COUNTIF([.C26:.M26];&quot;51$&quot;)+COUNTIF([.C26:.M26];&quot;52$&quot;)" office:value-type="float" office:value="3">
            <text:p>3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2-26">
            <text:p>26. feb 13</text:p>
          </table:table-cell>
          <table:table-cell table:style-name="ce78" table:formula="of:=TEXT([.A27];&quot;Ddd&quot;)" office:value-type="string" office:string-value="tor">
            <text:p>t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4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7" office:value-type="string">
            <text:p>RAV</text:p>
          </table:table-cell>
          <table:table-cell table:style-name="ce33" office:value-type="string">
            <text:p>ŠOŠ</text:p>
          </table:table-cell>
          <table:table-cell table:style-name="ce96" table:formula="of:=COUNTIF([.C27:.M27];&quot;☻&quot;)+COUNTIF([.C27:.M27];&quot;52☻&quot;)+COUNTIF([.C27:.M27];&quot;51☻&quot;)+COUNTIF([.C27:.M27];&quot;1☻&quot;)+COUNTIF([.C27:.M27];&quot;KVIT☻&quot;)+COUNTIF([.C27:.M27];&quot;U☻&quot;)" office:value-type="float" office:value="1">
            <text:p>1</text:p>
          </table:table-cell>
          <table:table-cell table:style-name="ce96" table:formula="of:=COUNTIF([.C27:.M27];&quot;☺&quot;)+COUNTIF([.C27:.M27];&quot;52☺&quot;)+COUNTIF([.C27:.M27];&quot;51☺&quot;)+COUNTIF([.C27:.M27];&quot;1☺&quot;)+COUNTIF([.C27:.M27];&quot;KVIT☺&quot;)+COUNTIF([.C27:.M27];&quot;U☺&quot;)" office:value-type="float" office:value="0">
            <text:p>0</text:p>
          </table:table-cell>
          <table:table-cell table:style-name="ce96" table:formula="of:=COUNTIF([.C27:.M27];&quot;51&quot;)+COUNTIF([.C27:.M27];&quot;51$&quot;)+COUNTIF([.C27:.M27];&quot;51☻&quot;)" office:value-type="float" office:value="1">
            <text:p>1</text:p>
          </table:table-cell>
          <table:table-cell table:style-name="ce96" table:formula="of:=COUNTIF([.C27:.M27];&quot;52&quot;)+COUNTIF([.C27:.M27];&quot;52$&quot;)+COUNTIF([.C27:.M27];&quot;52☻&quot;)" office:value-type="float" office:value="1">
            <text:p>1</text:p>
          </table:table-cell>
          <table:table-cell table:style-name="ce96" table:formula="of:=COUNTIF([.C27:.M27];&quot;51¶&quot;)" office:value-type="float" office:value="0">
            <text:p>0</text:p>
          </table:table-cell>
          <table:table-cell table:style-name="ce96" table:formula="of:=COUNTIF([.C27:.M27];&quot;52¶&quot;)" office:value-type="float" office:value="1">
            <text:p>1</text:p>
          </table:table-cell>
          <table:table-cell table:style-name="ce96" table:formula="of:=COUNTIF([.C27:.M27];&quot;U&quot;)+COUNTIF([.C27:.M27];&quot;U☻&quot;)+COUNTIF([.C27:.M27];&quot;U☺&quot;)" office:value-type="float" office:value="0">
            <text:p>0</text:p>
          </table:table-cell>
          <table:table-cell table:style-name="ce96" table:formula="of:=COUNTIF([.C27:.M27];&quot;KVIT&quot;)+COUNTIF([.C27:.M27];&quot;KVIT☻&quot;)+COUNTIF([.C27:.M27];&quot;kvit$&quot;)" office:value-type="float" office:value="2">
            <text:p>2</text:p>
          </table:table-cell>
          <table:table-cell table:style-name="ce97" table:formula="of:=COUNTBLANK([.C27:.M27])" office:value-type="float" office:value="0">
            <text:p>0</text:p>
          </table:table-cell>
          <table:table-cell table:style-name="ce98" table:formula="of:=COUNTIF([.C27:.M27];&quot;x&quot;)" office:value-type="float" office:value="1">
            <text:p>1</text:p>
          </table:table-cell>
          <table:table-cell table:style-name="ce99" table:formula="of:=COUNTIF([.C27:.M27];&quot;51&quot;)+COUNTIF([.C27:.M27];&quot;51☻&quot;)+COUNTIF([.C27:.M27];&quot;2&quot;)+COUNTIF([.C27:.M27];&quot;52&quot;)+COUNTIF([.C27:.M27];&quot;52☻&quot;)+COUNTIF([.C27:.M27];&quot;51$&quot;)+COUNTIF([.C27:.M27];&quot;52$&quot;)" office:value-type="float" office:value="2">
            <text:p>2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2-27">
            <text:p>27. feb 13</text:p>
          </table:table-cell>
          <table:table-cell table:style-name="ce78" table:formula="of:=TEXT([.A28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0" office:value-type="string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7" office:value-type="string">
            <office:annotation draw:style-name="gr1" draw:text-style-name="P1" svg:width="2.928cm" svg:height="2.618cm" svg:x="13.259cm" svg:y="18.474cm" draw:caption-point-x="-0.61cm" draw:caption-point-y="0.468cm">
              <dc:creator>MŠ</dc:creator>
              <dc:date>2013-12-23T00:00:00</dc:date>
              <text:p text:style-name="P1"><text:span text:style-name="T1">ne bi bila dežurna od 1.-10. feb in 15.2.</text:span></text:p>
            </office:annotation>
            <text:p>HOL</text:p>
          </table:table-cell>
          <table:table-cell table:style-name="ce33" office:value-type="string">
            <text:p>TAL</text:p>
          </table:table-cell>
          <table:table-cell table:style-name="ce96" table:formula="of:=COUNTIF([.C28:.M28];&quot;☻&quot;)+COUNTIF([.C28:.M28];&quot;52☻&quot;)+COUNTIF([.C28:.M28];&quot;51☻&quot;)+COUNTIF([.C28:.M28];&quot;1☻&quot;)+COUNTIF([.C28:.M28];&quot;KVIT☻&quot;)+COUNTIF([.C28:.M28];&quot;U☻&quot;)" office:value-type="float" office:value="1">
            <text:p>1</text:p>
          </table:table-cell>
          <table:table-cell table:style-name="ce96" table:formula="of:=COUNTIF([.C28:.M28];&quot;☺&quot;)+COUNTIF([.C28:.M28];&quot;52☺&quot;)+COUNTIF([.C28:.M28];&quot;51☺&quot;)+COUNTIF([.C28:.M28];&quot;1☺&quot;)+COUNTIF([.C28:.M28];&quot;KVIT☺&quot;)+COUNTIF([.C28:.M28];&quot;U☺&quot;)" office:value-type="float" office:value="0">
            <text:p>0</text:p>
          </table:table-cell>
          <table:table-cell table:style-name="ce96" table:formula="of:=COUNTIF([.C28:.M28];&quot;51&quot;)+COUNTIF([.C28:.M28];&quot;51$&quot;)+COUNTIF([.C28:.M28];&quot;51☻&quot;)" office:value-type="float" office:value="1">
            <text:p>1</text:p>
          </table:table-cell>
          <table:table-cell table:style-name="ce96" table:formula="of:=COUNTIF([.C28:.M28];&quot;52&quot;)+COUNTIF([.C28:.M28];&quot;52$&quot;)+COUNTIF([.C28:.M28];&quot;52☻&quot;)" office:value-type="float" office:value="1">
            <text:p>1</text:p>
          </table:table-cell>
          <table:table-cell table:style-name="ce96" table:formula="of:=COUNTIF([.C28:.M28];&quot;51¶&quot;)" office:value-type="float" office:value="0">
            <text:p>0</text:p>
          </table:table-cell>
          <table:table-cell table:style-name="ce96" table:formula="of:=COUNTIF([.C28:.M28];&quot;52¶&quot;)" office:value-type="float" office:value="1">
            <text:p>1</text:p>
          </table:table-cell>
          <table:table-cell table:style-name="ce96" table:formula="of:=COUNTIF([.C28:.M28];&quot;U&quot;)+COUNTIF([.C28:.M28];&quot;U☻&quot;)+COUNTIF([.C28:.M28];&quot;U☺&quot;)" office:value-type="float" office:value="0">
            <text:p>0</text:p>
          </table:table-cell>
          <table:table-cell table:style-name="ce96" table:formula="of:=COUNTIF([.C28:.M28];&quot;KVIT&quot;)+COUNTIF([.C28:.M28];&quot;KVIT☻&quot;)+COUNTIF([.C28:.M28];&quot;kvit$&quot;)" office:value-type="float" office:value="3">
            <text:p>3</text:p>
          </table:table-cell>
          <table:table-cell table:style-name="ce97" table:formula="of:=COUNTBLANK([.C28:.M28])" office:value-type="float" office:value="0">
            <text:p>0</text:p>
          </table:table-cell>
          <table:table-cell table:style-name="ce98" table:formula="of:=COUNTIF([.C28:.M28];&quot;x&quot;)" office:value-type="float" office:value="1">
            <text:p>1</text:p>
          </table:table-cell>
          <table:table-cell table:style-name="ce99" table:formula="of:=COUNTIF([.C28:.M28];&quot;51&quot;)+COUNTIF([.C28:.M28];&quot;51☻&quot;)+COUNTIF([.C28:.M28];&quot;2&quot;)+COUNTIF([.C28:.M28];&quot;52&quot;)+COUNTIF([.C28:.M28];&quot;52☻&quot;)+COUNTIF([.C28:.M28];&quot;51$&quot;)+COUNTIF([.C28:.M28];&quot;52$&quot;)" office:value-type="float" office:value="2">
            <text:p>2</text:p>
          </table:table-cell>
          <table:table-cell table:style-name="ce75" table:formula="of:=[$'Vzorci vnosov'.$A$29]" office:value-type="string" office:string-value=".">
            <text:p>.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2-28">
            <text:p>28. feb 13</text:p>
          </table:table-cell>
          <table:table-cell table:style-name="ce78" table:formula="of:=TEXT([.A29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2" office:value-type="string">
            <text:p>PIR</text:p>
          </table:table-cell>
          <table:table-cell table:style-name="ce33" office:value-type="string">
            <text:p>MŠŠ</text:p>
          </table:table-cell>
          <table:table-cell table:style-name="ce96" table:formula="of:=COUNTIF([.C29:.M29];&quot;☻&quot;)+COUNTIF([.C29:.M29];&quot;52☻&quot;)+COUNTIF([.C29:.M29];&quot;51☻&quot;)+COUNTIF([.C29:.M29];&quot;1☻&quot;)+COUNTIF([.C29:.M29];&quot;KVIT☻&quot;)+COUNTIF([.C29:.M29];&quot;U☻&quot;)" office:value-type="float" office:value="1">
            <text:p>1</text:p>
          </table:table-cell>
          <table:table-cell table:style-name="ce96" table:formula="of:=COUNTIF([.C29:.M29];&quot;☺&quot;)+COUNTIF([.C29:.M29];&quot;52☺&quot;)+COUNTIF([.C29:.M29];&quot;51☺&quot;)+COUNTIF([.C29:.M29];&quot;1☺&quot;)+COUNTIF([.C29:.M29];&quot;KVIT☺&quot;)+COUNTIF([.C29:.M29];&quot;U☺&quot;)" office:value-type="float" office:value="0">
            <text:p>0</text:p>
          </table:table-cell>
          <table:table-cell table:style-name="ce96" table:formula="of:=COUNTIF([.C29:.M29];&quot;51&quot;)+COUNTIF([.C29:.M29];&quot;51$&quot;)+COUNTIF([.C29:.M29];&quot;51☻&quot;)" office:value-type="float" office:value="2">
            <text:p>2</text:p>
          </table:table-cell>
          <table:table-cell table:style-name="ce96" table:formula="of:=COUNTIF([.C29:.M29];&quot;52&quot;)+COUNTIF([.C29:.M29];&quot;52$&quot;)+COUNTIF([.C29:.M29];&quot;52☻&quot;)" office:value-type="float" office:value="1">
            <text:p>1</text:p>
          </table:table-cell>
          <table:table-cell table:style-name="ce96" table:formula="of:=COUNTIF([.C29:.M29];&quot;51¶&quot;)" office:value-type="float" office:value="0">
            <text:p>0</text:p>
          </table:table-cell>
          <table:table-cell table:style-name="ce96" table:formula="of:=COUNTIF([.C29:.M29];&quot;52¶&quot;)" office:value-type="float" office:value="1">
            <text:p>1</text:p>
          </table:table-cell>
          <table:table-cell table:style-name="ce96" table:formula="of:=COUNTIF([.C29:.M29];&quot;U&quot;)+COUNTIF([.C29:.M29];&quot;U☻&quot;)+COUNTIF([.C29:.M29];&quot;U☺&quot;)" office:value-type="float" office:value="0">
            <text:p>0</text:p>
          </table:table-cell>
          <table:table-cell table:style-name="ce96" table:formula="of:=COUNTIF([.C29:.M29];&quot;KVIT&quot;)+COUNTIF([.C29:.M29];&quot;KVIT☻&quot;)+COUNTIF([.C29:.M29];&quot;kvit$&quot;)" office:value-type="float" office:value="2">
            <text:p>2</text:p>
          </table:table-cell>
          <table:table-cell table:style-name="ce97" table:formula="of:=COUNTBLANK([.C29:.M29])" office:value-type="float" office:value="0">
            <text:p>0</text:p>
          </table:table-cell>
          <table:table-cell table:style-name="ce98" table:formula="of:=COUNTIF([.C29:.M29];&quot;x&quot;)" office:value-type="float" office:value="0">
            <text:p>0</text:p>
          </table:table-cell>
          <table:table-cell table:style-name="ce99" table:formula="of:=COUNTIF([.C29:.M29];&quot;51&quot;)+COUNTIF([.C29:.M29];&quot;51☻&quot;)+COUNTIF([.C29:.M29];&quot;2&quot;)+COUNTIF([.C29:.M29];&quot;52&quot;)+COUNTIF([.C29:.M29];&quot;52☻&quot;)+COUNTIF([.C29:.M29];&quot;51$&quot;)+COUNTIF([.C29:.M29];&quot;52$&quot;)" office:value-type="float" office:value="3">
            <text:p>3</text:p>
          </table:table-cell>
          <table:table-cell table:style-name="ce75" table:formula="of:=[$'Vzorci vnosov'.$A$30]" office:value-type="string" office:string-value=".">
            <text:p>.</text:p>
          </table:table-cell>
          <table:table-cell table:number-columns-repeated="997"/>
        </table:table-row>
        <table:table-row table:style-name="ro8" table:number-rows-repeated="3">
          <table:table-cell table:style-name="Default" table:number-columns-repeated="27"/>
          <table:table-cell table:number-columns-repeated="997"/>
        </table:table-row>
        <table:table-row table:style-name="ro3">
          <table:table-cell table:number-columns-repeated="1024"/>
        </table:table-row>
        <table:table-row table:style-name="ro9">
          <table:table-cell table:number-columns-repeated="2"/>
          <table:table-cell table:style-name="ce33" table:formula="of:=[$januar.$C$1]" office:value-type="string" office:string-value="KOS">
            <text:p>KOS</text:p>
          </table:table-cell>
          <table:table-cell table:style-name="ce33" table:formula="of:=[$januar.$D$1]" office:value-type="string" office:string-value="ŠOŠ">
            <text:p>ŠOŠ</text:p>
          </table:table-cell>
          <table:table-cell table:style-name="ce33" table:formula="of:=[$januar.$E$1]" office:value-type="string" office:string-value="PIN">
            <text:p>PIN</text:p>
          </table:table-cell>
          <table:table-cell table:style-name="ce33" table:formula="of:=[$januar.$F$1]" office:value-type="string" office:string-value="KON">
            <text:p>KON</text:p>
          </table:table-cell>
          <table:table-cell table:style-name="ce33" table:formula="of:=[$januar.$G$1]" office:value-type="string" office:string-value="ORO">
            <text:p>ORO</text:p>
          </table:table-cell>
          <table:table-cell table:style-name="ce33" table:formula="of:=[$januar.$H$1]" office:value-type="string" office:string-value="MIO">
            <text:p>MIO</text:p>
          </table:table-cell>
          <table:table-cell table:style-name="ce33" table:formula="of:=[$januar.$I$1]" office:value-type="string" office:string-value="BOŽ">
            <text:p>BOŽ</text:p>
          </table:table-cell>
          <table:table-cell table:style-name="ce33" table:formula="of:=[$januar.$J$1]" office:value-type="string" office:string-value="DAN">
            <text:p>DAN</text:p>
          </table:table-cell>
          <table:table-cell table:style-name="ce33" table:formula="of:=[$januar.$K$1]" office:value-type="string" office:string-value="MŠŠ">
            <text:p>MŠŠ</text:p>
          </table:table-cell>
          <table:table-cell table:style-name="ce33" table:formula="of:=[$januar.$L$1]" office:value-type="string" office:string-value="DRN">
            <text:p>DRN</text:p>
          </table:table-cell>
          <table:table-cell table:style-name="ce33" table:formula="of:=[$januar.$M$1]" office:value-type="string" office:string-value="TAL">
            <text:p>TAL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0">
          <table:table-cell/>
          <table:table-cell table:style-name="ce26" table:formula="of:=[$'Vzorci vnosov'.$A$20]" office:value-type="string" office:string-value="☺">
            <text:p>☺</text:p>
          </table:table-cell>
          <table:table-cell table:style-name="ce40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>
            <text:p>0</text:p>
          </table:table-cell>
          <table:table-cell table:style-name="ce40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40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40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1">
            <text:p>1</text:p>
          </table:table-cell>
          <table:table-cell table:style-name="ce40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4">
            <text:p>4</text:p>
          </table:table-cell>
          <table:table-cell table:style-name="ce40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1">
            <text:p>1</text:p>
          </table:table-cell>
          <table:table-cell table:style-name="ce40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40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>
            <text:p>1</text:p>
          </table:table-cell>
          <table:table-cell table:style-name="ce40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style-name="ce40"/>
          <table:table-cell table:style-name="ce40" table:formula="of:=COUNTIF([.M2:.M32];&quot;☺&quot;)+COUNTIF([.M2:.M32];&quot;51☺&quot;)+COUNTIF([.M2:.M32];&quot;52☺&quot;)+COUNTIF([.M2:.M32];&quot;1☺&quot;)+COUNTIF([.M2:.M32];&quot;kvit☺&quot;)+COUNTIF([.M2:.M32];&quot;U☺&quot;)" office:value-type="float" office:value="3">
            <text:p>3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8">
          <table:table-cell table:style-name="ce22"/>
          <table:table-cell table:style-name="ce2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5">
            <text:p>5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>
            <text:p>3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4">
            <text:p>4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>
            <text:p>5</text:p>
          </table:table-cell>
          <table:table-cell table:style-name="ce1"/>
          <table:table-cell table:style-name="ce1" table:formula="of:=COUNTIF([.M2:.M32];&quot;☻&quot;)+COUNTIF([.M2:.M32];&quot;51☻&quot;)+COUNTIF([.M2:.M32];&quot;52☻&quot;)+COUNTIF([.M2:.M32];&quot;1☻&quot;)+COUNTIF([.M2:.M32];&quot;kvit☻&quot;)+COUNTIF([.M2:.M32];&quot;U☻&quot;)" office:value-type="float" office:value="0">
            <text:p>0</text:p>
          </table:table-cell>
          <table:table-cell table:style-name="ce1"/>
          <table:table-cell table:style-name="ce6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8">
          <table:table-cell table:style-name="ce22"/>
          <table:table-cell table:style-name="ce27" office:value-type="string">
            <text:p>Σ</text:p>
          </table:table-cell>
          <table:table-cell table:style-name="ce41" table:formula="of:=SUM([.C35:.C36])" office:value-type="float" office:value="5">
            <text:p>5</text:p>
          </table:table-cell>
          <table:table-cell table:style-name="ce41" table:formula="of:=SUM([.D35:.D36])" office:value-type="float" office:value="4">
            <text:p>4</text:p>
          </table:table-cell>
          <table:table-cell table:style-name="ce41" table:formula="of:=SUM([.E35:.E36])" office:value-type="float" office:value="4">
            <text:p>4</text:p>
          </table:table-cell>
          <table:table-cell table:style-name="ce41" table:formula="of:=SUM([.F35:.F36])" office:value-type="float" office:value="4">
            <text:p>4</text:p>
          </table:table-cell>
          <table:table-cell table:style-name="ce41" table:formula="of:=SUM([.G35:.G36])" office:value-type="float" office:value="4">
            <text:p>4</text:p>
          </table:table-cell>
          <table:table-cell table:style-name="ce41" table:formula="of:=SUM([.H35:.H36])" office:value-type="float" office:value="1">
            <text:p>1</text:p>
          </table:table-cell>
          <table:table-cell table:style-name="ce41" table:formula="of:=SUM([.I35:.I36])" office:value-type="float" office:value="0">
            <text:p>0</text:p>
          </table:table-cell>
          <table:table-cell table:style-name="ce41" table:formula="of:=SUM([.J35:.J36])" office:value-type="float" office:value="5">
            <text:p>5</text:p>
          </table:table-cell>
          <table:table-cell table:style-name="ce41" table:formula="of:=SUM([.K35:.K36])" office:value-type="float" office:value="5">
            <text:p>5</text:p>
          </table:table-cell>
          <table:table-cell table:style-name="ce41"/>
          <table:table-cell table:style-name="ce41" table:formula="of:=SUM([.M35:.M36])" office:value-type="float" office:value="3">
            <text:p>3</text:p>
          </table:table-cell>
          <table:table-cell table:style-name="ce1"/>
          <table:table-cell table:style-name="ce6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8">
          <table:table-cell table:style-name="ce22"/>
          <table:table-cell table:style-name="ce28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5">
            <text:p>5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2">
            <text:p>2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11">
            <text:p>11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4">
            <text:p>4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3">
            <text:p>3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5">
            <text:p>5</text:p>
          </table:table-cell>
          <table:table-cell table:style-name="ce1"/>
          <table:table-cell table:style-name="ce1" table:formula="of:=COUNTIF([.M2:.M32];&quot;KVIT&quot;)+COUNTIF([.M2:.M32];&quot;51KVIT&quot;)+COUNTIF([.M2:.M32];&quot;52KVIT&quot;)+COUNTIF([.M2:.M32];&quot;1KVIT&quot;)" office:value-type="float" office:value="3">
            <text:p>3</text:p>
          </table:table-cell>
          <table:table-cell table:style-name="ce1" table:number-columns-repeated="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1">
          <table:table-cell table:style-name="ce22"/>
          <table:table-cell table:style-name="ce28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/>
          <table:table-cell table:style-name="ce1" table:formula="of:=COUNTIF([.M2:.M32];&quot;51$&quot;)+COUNTIF([.M2:.M32];&quot;52$&quot;)+COUNTIF([.M2:.M32];&quot;kvit$&quot;)" office:value-type="float" office:value="0">
            <text:p>0</text:p>
          </table:table-cell>
          <table:table-cell table:style-name="ce1" table:number-columns-repeated="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/>
          <table:table-cell table:style-name="ce77" table:number-columns-repeated="996"/>
        </table:table-row>
        <table:table-row table:style-name="ro1">
          <table:table-cell/>
          <table:table-cell table:style-name="ce29" table:formula="of:=[$'Vzorci vnosov'.$A$12]" office:value-type="string" office:string-value="D">
            <text:p>D</text:p>
          </table:table-cell>
          <table:table-cell table:style-name="ce42" table:formula="of:=COUNTIF([.C2:.C32];&quot;D&quot;)" office:value-type="float" office:value="3">
            <text:p>3</text:p>
          </table:table-cell>
          <table:table-cell table:style-name="ce42" table:formula="of:=COUNTIF([.D2:.D32];&quot;D&quot;)" office:value-type="float" office:value="5">
            <text:p>5</text:p>
          </table:table-cell>
          <table:table-cell table:style-name="ce42" table:formula="of:=COUNTIF([.E2:.E32];&quot;D&quot;)" office:value-type="float" office:value="0">
            <text:p>0</text:p>
          </table:table-cell>
          <table:table-cell table:style-name="ce42" table:formula="of:=COUNTIF([.F2:.F32];&quot;D&quot;)" office:value-type="float" office:value="5">
            <text:p>5</text:p>
          </table:table-cell>
          <table:table-cell table:style-name="ce42" table:formula="of:=COUNTIF([.G2:.G32];&quot;D&quot;)" office:value-type="float" office:value="0">
            <text:p>0</text:p>
          </table:table-cell>
          <table:table-cell table:style-name="ce42" table:formula="of:=COUNTIF([.H2:.H32];&quot;D&quot;)" office:value-type="float" office:value="8">
            <text:p>8</text:p>
          </table:table-cell>
          <table:table-cell table:style-name="ce42" table:formula="of:=COUNTIF([.I2:.I32];&quot;D&quot;)" office:value-type="float" office:value="3">
            <text:p>3</text:p>
          </table:table-cell>
          <table:table-cell table:style-name="ce42" table:formula="of:=COUNTIF([.J2:.J32];&quot;D&quot;)" office:value-type="float" office:value="4">
            <text:p>4</text:p>
          </table:table-cell>
          <table:table-cell table:style-name="ce42" table:formula="of:=COUNTIF([.K2:.K32];&quot;D&quot;)" office:value-type="float" office:value="0">
            <text:p>0</text:p>
          </table:table-cell>
          <table:table-cell table:style-name="ce42"/>
          <table:table-cell table:style-name="ce42" table:formula="of:=COUNTIF([.M2:.M32];&quot;D&quot;)" office:value-type="float" office:value="1">
            <text:p>1</text:p>
          </table:table-cell>
          <table:table-cell table:style-name="ce60" table:number-columns-repeated="2"/>
          <table:table-cell table:number-columns-repeated="11"/>
          <table:table-cell table:style-name="ce75"/>
          <table:table-cell table:number-columns-repeated="997"/>
        </table:table-row>
        <table:table-row table:style-name="ro1">
          <table:table-cell/>
          <table:table-cell table:style-name="ce29" table:formula="of:=[$'Vzorci vnosov'.$A$15]" office:value-type="string" office:string-value="SO">
            <text:p>SO</text:p>
          </table:table-cell>
          <table:table-cell table:style-name="ce42" table:formula="of:=COUNTIF([.C2:.C32];&quot;SO&quot;)" office:value-type="float" office:value="0">
            <text:p>0</text:p>
          </table:table-cell>
          <table:table-cell table:style-name="ce42" table:formula="of:=COUNTIF([.D2:.D32];&quot;SO&quot;)" office:value-type="float" office:value="0">
            <text:p>0</text:p>
          </table:table-cell>
          <table:table-cell table:style-name="ce42" table:formula="of:=COUNTIF([.E2:.E32];&quot;SO&quot;)" office:value-type="float" office:value="1">
            <text:p>1</text:p>
          </table:table-cell>
          <table:table-cell table:style-name="ce42" table:formula="of:=COUNTIF([.F2:.F32];&quot;SO&quot;)" office:value-type="float" office:value="0">
            <text:p>0</text:p>
          </table:table-cell>
          <table:table-cell table:style-name="ce42" table:formula="of:=COUNTIF([.G2:.G32];&quot;SO&quot;)" office:value-type="float" office:value="0">
            <text:p>0</text:p>
          </table:table-cell>
          <table:table-cell table:style-name="ce42" table:formula="of:=COUNTIF([.H2:.H32];&quot;SO&quot;)" office:value-type="float" office:value="0">
            <text:p>0</text:p>
          </table:table-cell>
          <table:table-cell table:style-name="ce42" table:formula="of:=COUNTIF([.I2:.I32];&quot;SO&quot;)" office:value-type="float" office:value="1">
            <text:p>1</text:p>
          </table:table-cell>
          <table:table-cell table:style-name="ce42" table:formula="of:=COUNTIF([.J2:.J32];&quot;SO&quot;)" office:value-type="float" office:value="0">
            <text:p>0</text:p>
          </table:table-cell>
          <table:table-cell table:style-name="ce42" table:formula="of:=COUNTIF([.K2:.K32];&quot;SO&quot;)" office:value-type="float" office:value="0">
            <text:p>0</text:p>
          </table:table-cell>
          <table:table-cell table:style-name="ce42"/>
          <table:table-cell table:style-name="ce42" table:formula="of:=COUNTIF([.M2:.M32];&quot;SO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0" table:formula="of:=[$'Vzorci vnosov'.$A$13]" office:value-type="string" office:string-value="BOL">
            <text:p>BOL</text:p>
          </table:table-cell>
          <table:table-cell table:style-name="ce42" table:formula="of:=COUNTIF([.C2:.C32];&quot;BOL&quot;)" office:value-type="float" office:value="0">
            <text:p>0</text:p>
          </table:table-cell>
          <table:table-cell table:style-name="ce42" table:formula="of:=COUNTIF([.D2:.D32];&quot;BOL&quot;)" office:value-type="float" office:value="0">
            <text:p>0</text:p>
          </table:table-cell>
          <table:table-cell table:style-name="ce42" table:formula="of:=COUNTIF([.E2:.E32];&quot;BOL&quot;)" office:value-type="float" office:value="0">
            <text:p>0</text:p>
          </table:table-cell>
          <table:table-cell table:style-name="ce42" table:formula="of:=COUNTIF([.F2:.F32];&quot;BOL&quot;)" office:value-type="float" office:value="0">
            <text:p>0</text:p>
          </table:table-cell>
          <table:table-cell table:style-name="ce42" table:formula="of:=COUNTIF([.G2:.G32];&quot;BOL&quot;)" office:value-type="float" office:value="0">
            <text:p>0</text:p>
          </table:table-cell>
          <table:table-cell table:style-name="ce42" table:formula="of:=COUNTIF([.H2:.H32];&quot;BOL&quot;)" office:value-type="float" office:value="0">
            <text:p>0</text:p>
          </table:table-cell>
          <table:table-cell table:style-name="ce42" table:formula="of:=COUNTIF([.I2:.I32];&quot;BOL&quot;)" office:value-type="float" office:value="3">
            <text:p>3</text:p>
          </table:table-cell>
          <table:table-cell table:style-name="ce42" table:formula="of:=COUNTIF([.J2:.J32];&quot;BOL&quot;)" office:value-type="float" office:value="0">
            <text:p>0</text:p>
          </table:table-cell>
          <table:table-cell table:style-name="ce42" table:formula="of:=COUNTIF([.K2:.K32];&quot;BOL&quot;)" office:value-type="float" office:value="0">
            <text:p>0</text:p>
          </table:table-cell>
          <table:table-cell table:style-name="ce42"/>
          <table:table-cell table:style-name="ce42" table:formula="of:=COUNTIF([.M2:.M32];&quot;BOL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1" table:formula="of:=[$'Vzorci vnosov'.$A$11]" office:value-type="string" office:string-value="X">
            <text:p>X</text:p>
          </table:table-cell>
          <table:table-cell table:style-name="ce42" table:formula="of:=COUNTIF([.C2:.C32];&quot;X&quot;)" office:value-type="float" office:value="4">
            <text:p>4</text:p>
          </table:table-cell>
          <table:table-cell table:style-name="ce42" table:formula="of:=COUNTIF([.D2:.D32];&quot;X&quot;)" office:value-type="float" office:value="1">
            <text:p>1</text:p>
          </table:table-cell>
          <table:table-cell table:style-name="ce42" table:formula="of:=COUNTIF([.E2:.E32];&quot;X&quot;)" office:value-type="float" office:value="3">
            <text:p>3</text:p>
          </table:table-cell>
          <table:table-cell table:style-name="ce42" table:formula="of:=COUNTIF([.F2:.F32];&quot;X&quot;)" office:value-type="float" office:value="2">
            <text:p>2</text:p>
          </table:table-cell>
          <table:table-cell table:style-name="ce42" table:formula="of:=COUNTIF([.G2:.G32];&quot;X&quot;)" office:value-type="float" office:value="0">
            <text:p>0</text:p>
          </table:table-cell>
          <table:table-cell table:style-name="ce42" table:formula="of:=COUNTIF([.H2:.H32];&quot;X&quot;)" office:value-type="float" office:value="0">
            <text:p>0</text:p>
          </table:table-cell>
          <table:table-cell table:style-name="ce42" table:formula="of:=COUNTIF([.I2:.I32];&quot;X&quot;)" office:value-type="float" office:value="0">
            <text:p>0</text:p>
          </table:table-cell>
          <table:table-cell table:style-name="ce42" table:formula="of:=COUNTIF([.J2:.J32];&quot;X&quot;)" office:value-type="float" office:value="3">
            <text:p>3</text:p>
          </table:table-cell>
          <table:table-cell table:style-name="ce42" table:formula="of:=COUNTIF([.K2:.K32];&quot;X&quot;)" office:value-type="float" office:value="3">
            <text:p>3</text:p>
          </table:table-cell>
          <table:table-cell table:style-name="ce42"/>
          <table:table-cell table:style-name="ce42" table:formula="of:=COUNTIF([.M2:.M32];&quot;X&quot;)" office:value-type="float" office:value="2">
            <text:p>2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2" office:value-type="string">
            <text:p>TX</text:p>
          </table:table-cell>
          <table:table-cell table:style-name="ce43" table:formula="of:=COUNTIF([.O2:.O32];&quot;KOS&quot;)" office:value-type="float" office:value="4">
            <text:p>4</text:p>
          </table:table-cell>
          <table:table-cell table:style-name="ce43" table:formula="of:=COUNTIF([.O2:.O32];&quot;ŠOŠ&quot;)" office:value-type="float" office:value="6">
            <text:p>6</text:p>
          </table:table-cell>
          <table:table-cell table:style-name="ce43" table:formula="of:=COUNTIF([.O2:.O32];&quot;PIN&quot;)" office:value-type="float" office:value="4">
            <text:p>4</text:p>
          </table:table-cell>
          <table:table-cell table:style-name="ce43" table:formula="of:=COUNTIF([.O2:.O32];&quot;KON&quot;)" office:value-type="float" office:value="3">
            <text:p>3</text:p>
          </table:table-cell>
          <table:table-cell table:style-name="ce43" table:formula="of:=COUNTIF([.O2:.O32];&quot;oro&quot;)" office:value-type="float" office:value="0">
            <text:p>0</text:p>
          </table:table-cell>
          <table:table-cell table:style-name="ce43" table:formula="of:=COUNTIF([.O2:.O32];&quot;AND&quot;)" office:value-type="float" office:value="0">
            <text:p>0</text:p>
          </table:table-cell>
          <table:table-cell table:style-name="ce43" table:formula="of:=COUNTIF([.O2:.O32];&quot;ROD&quot;)" office:value-type="float" office:value="0">
            <text:p>0</text:p>
          </table:table-cell>
          <table:table-cell table:style-name="ce43" table:formula="of:=COUNTIF([.O2:.O32];&quot;DAN&quot;)" office:value-type="float" office:value="6">
            <text:p>6</text:p>
          </table:table-cell>
          <table:table-cell table:style-name="ce43" table:formula="of:=COUNTIF([.O2:.O32];&quot;MŠŠ&quot;)" office:value-type="float" office:value="1">
            <text:p>1</text:p>
          </table:table-cell>
          <table:table-cell table:style-name="ce43"/>
          <table:table-cell table:style-name="ce43" table:formula="of:=COUNTIF([.O2:.O32];&quot;ŠTU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1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1">
            <text:p>1</text:p>
          </table:table-cell>
          <table:table-cell table:style-name="ce1" table:formula="of:=COUNTIF([.D2:.D32];&quot;51¶&quot;)+COUNTIF([.D2:.D32];&quot;52¶&quot;)+COUNTIF([.D2:.D32];&quot;kvit¶&quot;)" office:value-type="float" office:value="2">
            <text:p>2</text:p>
          </table:table-cell>
          <table:table-cell table:style-name="ce1" table:formula="of:=COUNTIF([.E2:.E32];&quot;51¶&quot;)+COUNTIF([.E2:.E32];&quot;52¶&quot;)+COUNTIF([.E2:.E32];&quot;kvit¶&quot;)" office:value-type="float" office:value="1">
            <text:p>1</text:p>
          </table:table-cell>
          <table:table-cell table:style-name="ce1" table:formula="of:=COUNTIF([.F2:.F32];&quot;51¶&quot;)+COUNTIF([.F2:.F32];&quot;52¶&quot;)+COUNTIF([.F2:.F32];&quot;kvit¶&quot;)" office:value-type="float" office:value="2">
            <text:p>2</text:p>
          </table:table-cell>
          <table:table-cell table:style-name="ce1" table:formula="of:=COUNTIF([.G2:.G32];&quot;51¶&quot;)+COUNTIF([.G2:.G32];&quot;52¶&quot;)+COUNTIF([.G2:.G32];&quot;kvit¶&quot;)" office:value-type="float" office:value="9">
            <text:p>9</text:p>
          </table:table-cell>
          <table:table-cell table:style-name="ce1" table:formula="of:=COUNTIF([.H2:.H32];&quot;51¶&quot;)+COUNTIF([.H2:.H32];&quot;52¶&quot;)+COUNTIF([.H2:.H32];&quot;kvit¶&quot;)" office:value-type="float" office:value="4">
            <text:p>4</text:p>
          </table:table-cell>
          <table:table-cell table:style-name="ce1" table:formula="of:=COUNTIF([.I2:.I32];&quot;51¶&quot;)+COUNTIF([.I2:.I32];&quot;52¶&quot;)+COUNTIF([.I2:.I32];&quot;kvit¶&quot;)" office:value-type="float" office:value="0">
            <text:p>0</text:p>
          </table:table-cell>
          <table:table-cell table:style-name="ce1" table:formula="of:=COUNTIF([.J2:.J32];&quot;51¶&quot;)+COUNTIF([.J2:.J32];&quot;52¶&quot;)+COUNTIF([.J2:.J32];&quot;kvit¶&quot;)" office:value-type="float" office:value="2">
            <text:p>2</text:p>
          </table:table-cell>
          <table:table-cell table:style-name="ce1" table:formula="of:=COUNTIF([.K2:.K32];&quot;51¶&quot;)+COUNTIF([.K2:.K32];&quot;52¶&quot;)+COUNTIF([.K2:.K32];&quot;kvit¶&quot;)" office:value-type="float" office:value="2">
            <text:p>2</text:p>
          </table:table-cell>
          <table:table-cell table:style-name="ce1"/>
          <table:table-cell table:style-name="ce1" table:formula="of:=COUNTIF([.M2:.M32];&quot;51¶&quot;)+COUNTIF([.M2:.M32];&quot;52¶&quot;)+COUNTIF([.M2:.M32];&quot;kvit¶&quot;)" office:value-type="float" office:value="4">
            <text:p>4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29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2">
            <text:p>2</text:p>
          </table:table-cell>
          <table:table-cell table:style-name="ce1" table:formula="of:=COUNTIF([.H2:.H32];&quot;U☺&quot;)+COUNTIF([.H2:.H32];&quot;U☻&quot;)+COUNTIF([.H2:.H32];&quot;U&quot;)" office:value-type="float" office:value="2">
            <text:p>2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/>
          <table:table-cell table:style-name="ce1" table:formula="of:=COUNTIF([.M2:.M32];&quot;U☺&quot;)+COUNTIF([.M2:.M32];&quot;U☻&quot;)+COUNTIF([.M2:.M32];&quot;U&quot;)" office:value-type="float" office:value="3">
            <text:p>3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 table:number-rows-repeated="99">
          <table:table-cell table:number-columns-repeated="26"/>
          <table:table-cell table:style-name="ce75"/>
          <table:table-cell table:number-columns-repeated="997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rec" table:style-name="ta4" table:print="false">
        <table:table-column table:style-name="co3" table:default-cell-style-name="ce21"/>
        <table:table-column table:style-name="co4" table:default-cell-style-name="ce21"/>
        <table:table-column table:style-name="co5" table:number-columns-repeated="13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7" table:default-cell-style-name="ce17"/>
        <table:table-column table:style-name="co10" table:number-columns-repeated="4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" table:default-cell-style-name="ce76"/>
        <table:table-column table:style-name="co14" table:number-columns-repeated="230" table:default-cell-style-name="ce17"/>
        <table:table-column table:style-name="co14" table:number-columns-repeated="767" table:default-cell-style-name="Default"/>
        <table:table-row table:style-name="ro8">
          <table:table-cell table:style-name="ce18" office:value-type="string">
            <text:p>Datum</text:p>
          </table:table-cell>
          <table:table-cell table:style-name="ce23"/>
          <table:table-cell table:style-name="ce33" office:value-type="string">
            <text:p>KOS</text:p>
          </table:table-cell>
          <table:table-cell table:style-name="ce33" office:value-type="string">
            <text:p>ŠOŠ</text:p>
          </table:table-cell>
          <table:table-cell table:style-name="ce33" office:value-type="string">
            <text:p>PIN</text:p>
          </table:table-cell>
          <table:table-cell table:style-name="ce33" office:value-type="string">
            <text:p>KON</text:p>
          </table:table-cell>
          <table:table-cell table:style-name="ce33" office:value-type="string">
            <text:p>ORO</text:p>
          </table:table-cell>
          <table:table-cell table:style-name="ce33" office:value-type="string">
            <text:p>MIO</text:p>
          </table:table-cell>
          <table:table-cell table:style-name="ce33" office:value-type="string">
            <text:p>BOŽ</text:p>
          </table:table-cell>
          <table:table-cell table:style-name="ce33" office:value-type="string">
            <text:p>DAN</text:p>
          </table:table-cell>
          <table:table-cell table:style-name="ce33" office:value-type="string">
            <text:p>MŠŠ</text:p>
          </table:table-cell>
          <table:table-cell table:style-name="ce33" office:value-type="string">
            <text:p>DRN</text:p>
          </table:table-cell>
          <table:table-cell table:style-name="ce33" office:value-type="string">
            <text:p>TAL</text:p>
          </table:table-cell>
          <table:table-cell table:style-name="ce53" office:value-type="string">
            <text:p>ZUN</text:p>
          </table:table-cell>
          <table:table-cell table:style-name="ce61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65" office:value-type="string">
            <text:p>☺</text:p>
          </table:table-cell>
          <table:table-cell table:style-name="ce66" table:formula="of:=[$'Vzorci vnosov'.$A$4]" office:value-type="string" office:string-value="51">
            <text:p>51</text:p>
          </table:table-cell>
          <table:table-cell table:style-name="ce66" table:formula="of:=[$'Vzorci vnosov'.$A$5]" office:value-type="string" office:string-value="52">
            <text:p>52</text:p>
          </table:table-cell>
          <table:table-cell table:style-name="ce67" table:formula="of:=[$'Vzorci vnosov'.$A$25]" office:value-type="string" office:string-value="51¶">
            <text:p>51¶</text:p>
          </table:table-cell>
          <table:table-cell table:style-name="ce68" table:formula="of:=[$'Vzorci vnosov'.$A$26]" office:value-type="string" office:string-value="52¶">
            <text:p>52¶</text:p>
          </table:table-cell>
          <table:table-cell table:style-name="ce69" table:formula="of:=[$'Vzorci vnosov'.$A$8]" office:value-type="string" office:string-value="U">
            <text:p>U</text:p>
          </table:table-cell>
          <table:table-cell table:style-name="ce66" table:formula="of:=[$'Vzorci vnosov'.$A$6]" office:value-type="string" office:string-value="KVIT">
            <text:p>KVIT</text:p>
          </table:table-cell>
          <table:table-cell table:style-name="ce70" office:value-type="string">
            <text:p>Brez</text:p>
          </table:table-cell>
          <table:table-cell table:style-name="ce64" office:value-type="string">
            <text:p>X</text:p>
          </table:table-cell>
          <table:table-cell table:style-name="ce73" office:value-type="string">
            <text:p>Op</text:p>
          </table:table-cell>
          <table:table-cell table:style-name="ce75"/>
          <table:table-cell table:style-name="ce1" table:number-columns-repeated="997"/>
        </table:table-row>
        <table:table-row table:style-name="ro8">
          <table:table-cell table:style-name="ce20" office:value-type="date" office:date-value="2013-03-01">
            <text:p>1. mar 13</text:p>
          </table:table-cell>
          <table:table-cell table:style-name="ce100" table:formula="of:=TEXT([.A2];&quot;Ddd&quot;)" office:value-type="string" office:string-value="pet">
            <text:p>p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0" office:value-type="string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9" office:value-type="string">
            <text:p>ROD</text:p>
          </table:table-cell>
          <table:table-cell table:style-name="ce33" office:value-type="string">
            <text:p>MŠŠ</text:p>
          </table:table-cell>
          <table:table-cell table:style-name="ce106" table:formula="of:=COUNTIF([.C2:.M2];&quot;☻&quot;)+COUNTIF([.C2:.M2];&quot;52☻&quot;)+COUNTIF([.C2:.M2];&quot;51☻&quot;)+COUNTIF([.C2:.M2];&quot;1☻&quot;)+COUNTIF([.C2:.M2];&quot;KVIT☻&quot;)+COUNTIF([.C2:.M2];&quot;U☻&quot;)" office:value-type="float" office:value="0">
            <text:p>0</text:p>
          </table:table-cell>
          <table:table-cell table:style-name="ce106" table:formula="of:=COUNTIF([.C2:.M2];&quot;☺&quot;)+COUNTIF([.C2:.M2];&quot;52☺&quot;)+COUNTIF([.C2:.M2];&quot;51☺&quot;)+COUNTIF([.C2:.M2];&quot;1☺&quot;)+COUNTIF([.C2:.M2];&quot;KVIT☺&quot;)+COUNTIF([.C2:.M2];&quot;U☺&quot;)" office:value-type="float" office:value="1">
            <text:p>1</text:p>
          </table:table-cell>
          <table:table-cell table:style-name="ce106" table:formula="of:=COUNTIF([.C2:.M2];&quot;51&quot;)+COUNTIF([.C2:.M2];&quot;51$&quot;)+COUNTIF([.C2:.M2];&quot;51☻&quot;)" office:value-type="float" office:value="0">
            <text:p>0</text:p>
          </table:table-cell>
          <table:table-cell table:style-name="ce106" table:formula="of:=COUNTIF([.C2:.M2];&quot;52&quot;)+COUNTIF([.C2:.M2];&quot;52$&quot;)+COUNTIF([.C2:.M2];&quot;52☻&quot;)" office:value-type="float" office:value="1">
            <text:p>1</text:p>
          </table:table-cell>
          <table:table-cell table:style-name="ce106" table:formula="of:=COUNTIF([.C2:.M2];&quot;51¶&quot;)" office:value-type="float" office:value="1">
            <text:p>1</text:p>
          </table:table-cell>
          <table:table-cell table:style-name="ce106" table:formula="of:=COUNTIF([.C2:.M2];&quot;52¶&quot;)" office:value-type="float" office:value="0">
            <text:p>0</text:p>
          </table:table-cell>
          <table:table-cell table:style-name="ce106" table:formula="of:=COUNTIF([.C2:.M2];&quot;U&quot;)+COUNTIF([.C2:.M2];&quot;U☻&quot;)+COUNTIF([.C2:.M2];&quot;U☺&quot;)" office:value-type="float" office:value="0">
            <text:p>0</text:p>
          </table:table-cell>
          <table:table-cell table:style-name="ce106" table:formula="of:=COUNTIF([.C2:.M2];&quot;KVIT&quot;)+COUNTIF([.C2:.M2];&quot;KVIT☻&quot;)+COUNTIF([.C2:.M2];&quot;kvit$&quot;)" office:value-type="float" office:value="2">
            <text:p>2</text:p>
          </table:table-cell>
          <table:table-cell table:style-name="ce107" table:formula="of:=COUNTBLANK([.C2:.M2])" office:value-type="float" office:value="0">
            <text:p>0</text:p>
          </table:table-cell>
          <table:table-cell table:style-name="ce108" table:formula="of:=COUNTIF([.C2:.M2];&quot;x&quot;)" office:value-type="float" office:value="0">
            <text:p>0</text:p>
          </table:table-cell>
          <table:table-cell table:style-name="ce109" table:formula="of:=COUNTIF([.C2:.M2];&quot;51&quot;)+COUNTIF([.C2:.M2];&quot;51☻&quot;)+COUNTIF([.C2:.M2];&quot;2&quot;)+COUNTIF([.C2:.M2];&quot;52&quot;)+COUNTIF([.C2:.M2];&quot;52☻&quot;)+COUNTIF([.C2:.M2];&quot;51$&quot;)+COUNTIF([.C2:.M2];&quot;52$&quot;)" office:value-type="float" office:value="1">
            <text:p>1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7"/>
        </table:table-row>
        <table:table-row table:style-name="ro8">
          <table:table-cell table:style-name="ce20" office:value-type="date" office:date-value="2013-03-02">
            <text:p>2. mar 13</text:p>
          </table:table-cell>
          <table:table-cell table:style-name="ce100" table:formula="of:=TEXT([.A3];&quot;Ddd&quot;)" office:value-type="string" office:string-value="sob">
            <text:p>sob</text:p>
          </table:table-cell>
          <table:table-cell table:style-name="ce101" table:number-columns-repeated="3"/>
          <table:table-cell table:style-name="ce102"/>
          <table:table-cell table:style-name="ce101" table:number-columns-repeated="2"/>
          <table:table-cell table:style-name="ce2" table:formula="of:=[$'Vzorci vnosov'.$A$13]" office:value-type="string" office:string-value="BOL">
            <text:p>BOL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101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56" office:value-type="string">
            <text:p>TAL</text:p>
          </table:table-cell>
          <table:table-cell table:style-name="ce56" office:value-type="string">
            <text:p>PIN</text:p>
          </table:table-cell>
          <table:table-cell table:style-name="ce106" table:formula="of:=COUNTIF([.C3:.M3];&quot;☻&quot;)+COUNTIF([.C3:.M3];&quot;52☻&quot;)+COUNTIF([.C3:.M3];&quot;51☻&quot;)+COUNTIF([.C3:.M3];&quot;1☻&quot;)+COUNTIF([.C3:.M3];&quot;KVIT☻&quot;)+COUNTIF([.C3:.M3];&quot;U☻&quot;)" office:value-type="float" office:value="1">
            <text:p>1</text:p>
          </table:table-cell>
          <table:table-cell table:style-name="ce106" table:formula="of:=COUNTIF([.C3:.M3];&quot;☺&quot;)+COUNTIF([.C3:.M3];&quot;52☺&quot;)+COUNTIF([.C3:.M3];&quot;51☺&quot;)+COUNTIF([.C3:.M3];&quot;1☺&quot;)+COUNTIF([.C3:.M3];&quot;KVIT☺&quot;)+COUNTIF([.C3:.M3];&quot;U☺&quot;)" office:value-type="float" office:value="1">
            <text:p>1</text:p>
          </table:table-cell>
          <table:table-cell table:style-name="ce106" table:formula="of:=COUNTIF([.C3:.M3];&quot;51&quot;)+COUNTIF([.C3:.M3];&quot;51$&quot;)+COUNTIF([.C3:.M3];&quot;51☻&quot;)" office:value-type="float" office:value="0">
            <text:p>0</text:p>
          </table:table-cell>
          <table:table-cell table:style-name="ce106" table:formula="of:=COUNTIF([.C3:.M3];&quot;52&quot;)+COUNTIF([.C3:.M3];&quot;52$&quot;)+COUNTIF([.C3:.M3];&quot;52☻&quot;)" office:value-type="float" office:value="0">
            <text:p>0</text:p>
          </table:table-cell>
          <table:table-cell table:style-name="ce106" table:formula="of:=COUNTIF([.C3:.M3];&quot;51¶&quot;)" office:value-type="float" office:value="0">
            <text:p>0</text:p>
          </table:table-cell>
          <table:table-cell table:style-name="ce106" table:formula="of:=COUNTIF([.C3:.M3];&quot;52¶&quot;)" office:value-type="float" office:value="0">
            <text:p>0</text:p>
          </table:table-cell>
          <table:table-cell table:style-name="ce106" table:formula="of:=COUNTIF([.C3:.M3];&quot;U&quot;)+COUNTIF([.C3:.M3];&quot;U☻&quot;)+COUNTIF([.C3:.M3];&quot;U☺&quot;)" office:value-type="float" office:value="0">
            <text:p>0</text:p>
          </table:table-cell>
          <table:table-cell table:style-name="ce106" table:formula="of:=COUNTIF([.C3:.M3];&quot;KVIT&quot;)+COUNTIF([.C3:.M3];&quot;KVIT☻&quot;)+COUNTIF([.C3:.M3];&quot;kvit$&quot;)" office:value-type="float" office:value="0">
            <text:p>0</text:p>
          </table:table-cell>
          <table:table-cell table:style-name="ce107" table:formula="of:=COUNTBLANK([.C3:.M3])" office:value-type="float" office:value="8">
            <text:p>8</text:p>
          </table:table-cell>
          <table:table-cell table:style-name="ce108" table:formula="of:=COUNTIF([.C3:.M3];&quot;x&quot;)" office:value-type="float" office:value="0">
            <text:p>0</text:p>
          </table:table-cell>
          <table:table-cell table:style-name="ce109" table:formula="of:=COUNTIF([.C3:.M3];&quot;51&quot;)+COUNTIF([.C3:.M3];&quot;51☻&quot;)+COUNTIF([.C3:.M3];&quot;2&quot;)+COUNTIF([.C3:.M3];&quot;52&quot;)+COUNTIF([.C3:.M3];&quot;52☻&quot;)+COUNTIF([.C3:.M3];&quot;51$&quot;)+COUNTIF([.C3:.M3];&quot;52$&quot;)" office:value-type="float" office:value="0">
            <text:p>0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3-03">
            <text:p>3. mar 13</text:p>
          </table:table-cell>
          <table:table-cell table:style-name="ce100" table:formula="of:=TEXT([.A4];&quot;Ddd&quot;)" office:value-type="string" office:string-value="ned">
            <text:p>ned</text:p>
          </table:table-cell>
          <table:table-cell table:style-name="ce102" table:number-columns-repeated="3"/>
          <table:table-cell table:style-name="ce6" table:formula="of:=[$'Vzorci vnosov'.$A$14]" office:value-type="string" office:string-value="☻">
            <text:p>☻</text:p>
          </table:table-cell>
          <table:table-cell table:style-name="ce102" table:number-columns-repeated="2"/>
          <table:table-cell table:style-name="ce2" table:formula="of:=[$'Vzorci vnosov'.$A$13]" office:value-type="string" office:string-value="BOL">
            <text:p>BOL</text:p>
          </table:table-cell>
          <table:table-cell table:style-name="ce102" table:number-columns-repeated="4"/>
          <table:table-cell table:style-name="ce54" office:value-type="string">
            <text:p>RAV</text:p>
          </table:table-cell>
          <table:table-cell table:style-name="ce56" office:value-type="string">
            <text:p>KON</text:p>
          </table:table-cell>
          <table:table-cell table:style-name="ce106" table:formula="of:=COUNTIF([.C4:.M4];&quot;☻&quot;)+COUNTIF([.C4:.M4];&quot;52☻&quot;)+COUNTIF([.C4:.M4];&quot;51☻&quot;)+COUNTIF([.C4:.M4];&quot;1☻&quot;)+COUNTIF([.C4:.M4];&quot;KVIT☻&quot;)+COUNTIF([.C4:.M4];&quot;U☻&quot;)" office:value-type="float" office:value="1">
            <text:p>1</text:p>
          </table:table-cell>
          <table:table-cell table:style-name="ce106" table:formula="of:=COUNTIF([.C4:.M4];&quot;☺&quot;)+COUNTIF([.C4:.M4];&quot;52☺&quot;)+COUNTIF([.C4:.M4];&quot;51☺&quot;)+COUNTIF([.C4:.M4];&quot;1☺&quot;)+COUNTIF([.C4:.M4];&quot;KVIT☺&quot;)+COUNTIF([.C4:.M4];&quot;U☺&quot;)" office:value-type="float" office:value="0">
            <text:p>0</text:p>
          </table:table-cell>
          <table:table-cell table:style-name="ce106" table:formula="of:=COUNTIF([.C4:.M4];&quot;51&quot;)+COUNTIF([.C4:.M4];&quot;51$&quot;)+COUNTIF([.C4:.M4];&quot;51☻&quot;)" office:value-type="float" office:value="0">
            <text:p>0</text:p>
          </table:table-cell>
          <table:table-cell table:style-name="ce106" table:formula="of:=COUNTIF([.C4:.M4];&quot;52&quot;)+COUNTIF([.C4:.M4];&quot;52$&quot;)+COUNTIF([.C4:.M4];&quot;52☻&quot;)" office:value-type="float" office:value="0">
            <text:p>0</text:p>
          </table:table-cell>
          <table:table-cell table:style-name="ce106" table:formula="of:=COUNTIF([.C4:.M4];&quot;51¶&quot;)" office:value-type="float" office:value="0">
            <text:p>0</text:p>
          </table:table-cell>
          <table:table-cell table:style-name="ce106" table:formula="of:=COUNTIF([.C4:.M4];&quot;52¶&quot;)" office:value-type="float" office:value="0">
            <text:p>0</text:p>
          </table:table-cell>
          <table:table-cell table:style-name="ce106" table:formula="of:=COUNTIF([.C4:.M4];&quot;U&quot;)+COUNTIF([.C4:.M4];&quot;U☻&quot;)+COUNTIF([.C4:.M4];&quot;U☺&quot;)" office:value-type="float" office:value="0">
            <text:p>0</text:p>
          </table:table-cell>
          <table:table-cell table:style-name="ce106" table:formula="of:=COUNTIF([.C4:.M4];&quot;KVIT&quot;)+COUNTIF([.C4:.M4];&quot;KVIT☻&quot;)+COUNTIF([.C4:.M4];&quot;kvit$&quot;)" office:value-type="float" office:value="0">
            <text:p>0</text:p>
          </table:table-cell>
          <table:table-cell table:style-name="ce107" table:formula="of:=COUNTBLANK([.C4:.M4])" office:value-type="float" office:value="9">
            <text:p>9</text:p>
          </table:table-cell>
          <table:table-cell table:style-name="ce108" table:formula="of:=COUNTIF([.C4:.M4];&quot;x&quot;)" office:value-type="float" office:value="0">
            <text:p>0</text:p>
          </table:table-cell>
          <table:table-cell table:style-name="ce109" table:formula="of:=COUNTIF([.C4:.M4];&quot;51&quot;)+COUNTIF([.C4:.M4];&quot;51☻&quot;)+COUNTIF([.C4:.M4];&quot;2&quot;)+COUNTIF([.C4:.M4];&quot;52&quot;)+COUNTIF([.C4:.M4];&quot;52☻&quot;)+COUNTIF([.C4:.M4];&quot;51$&quot;)+COUNTIF([.C4:.M4];&quot;52$&quot;)" office:value-type="float" office:value="0">
            <text:p>0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3-04">
            <text:p>4. mar 13</text:p>
          </table:table-cell>
          <table:table-cell table:style-name="ce100" table:formula="of:=TEXT([.A5];&quot;Ddd&quot;)" office:value-type="string" office:string-value="pon">
            <text:p>pon</text:p>
          </table:table-cell>
          <table:table-cell table:style-name="ce39" office:value-type="string">
            <text:p>Š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9" office:value-type="string">
            <office:annotation draw:style-name="gr1" draw:text-style-name="P1" svg:width="2.9cm" svg:height="1.413cm" svg:x="13.259cm" svg:y="1.301cm" draw:caption-point-x="-0.61cm" draw:caption-point-y="1.514cm">
              <dc:creator>MŠ</dc:creator>
              <dc:date>2013-12-23T00:00:00</dc:date>
              <text:p text:style-name="P1"><text:span text:style-name="T1">ne1.-3. in 6.-10. in 27.2.-3.3.</text:span></text:p>
            </office:annotation>
            <text:p>ŠTU</text:p>
          </table:table-cell>
          <table:table-cell table:style-name="ce33" office:value-type="string">
            <text:p>MIO</text:p>
          </table:table-cell>
          <table:table-cell table:style-name="ce106" table:formula="of:=COUNTIF([.C5:.M5];&quot;☻&quot;)+COUNTIF([.C5:.M5];&quot;52☻&quot;)+COUNTIF([.C5:.M5];&quot;51☻&quot;)+COUNTIF([.C5:.M5];&quot;1☻&quot;)+COUNTIF([.C5:.M5];&quot;KVIT☻&quot;)+COUNTIF([.C5:.M5];&quot;U☻&quot;)" office:value-type="float" office:value="1">
            <text:p>1</text:p>
          </table:table-cell>
          <table:table-cell table:style-name="ce106" table:formula="of:=COUNTIF([.C5:.M5];&quot;☺&quot;)+COUNTIF([.C5:.M5];&quot;52☺&quot;)+COUNTIF([.C5:.M5];&quot;51☺&quot;)+COUNTIF([.C5:.M5];&quot;1☺&quot;)+COUNTIF([.C5:.M5];&quot;KVIT☺&quot;)+COUNTIF([.C5:.M5];&quot;U☺&quot;)" office:value-type="float" office:value="0">
            <text:p>0</text:p>
          </table:table-cell>
          <table:table-cell table:style-name="ce106" table:formula="of:=COUNTIF([.C5:.M5];&quot;51&quot;)+COUNTIF([.C5:.M5];&quot;51$&quot;)+COUNTIF([.C5:.M5];&quot;51☻&quot;)" office:value-type="float" office:value="1">
            <text:p>1</text:p>
          </table:table-cell>
          <table:table-cell table:style-name="ce106" table:formula="of:=COUNTIF([.C5:.M5];&quot;52&quot;)+COUNTIF([.C5:.M5];&quot;52$&quot;)+COUNTIF([.C5:.M5];&quot;52☻&quot;)" office:value-type="float" office:value="1">
            <text:p>1</text:p>
          </table:table-cell>
          <table:table-cell table:style-name="ce106" table:formula="of:=COUNTIF([.C5:.M5];&quot;51¶&quot;)" office:value-type="float" office:value="1">
            <text:p>1</text:p>
          </table:table-cell>
          <table:table-cell table:style-name="ce106" table:formula="of:=COUNTIF([.C5:.M5];&quot;52¶&quot;)" office:value-type="float" office:value="1">
            <text:p>1</text:p>
          </table:table-cell>
          <table:table-cell table:style-name="ce106" table:formula="of:=COUNTIF([.C5:.M5];&quot;U&quot;)+COUNTIF([.C5:.M5];&quot;U☻&quot;)+COUNTIF([.C5:.M5];&quot;U☺&quot;)" office:value-type="float" office:value="1">
            <text:p>1</text:p>
          </table:table-cell>
          <table:table-cell table:style-name="ce106" table:formula="of:=COUNTIF([.C5:.M5];&quot;KVIT&quot;)+COUNTIF([.C5:.M5];&quot;KVIT☻&quot;)+COUNTIF([.C5:.M5];&quot;kvit$&quot;)" office:value-type="float" office:value="2">
            <text:p>2</text:p>
          </table:table-cell>
          <table:table-cell table:style-name="ce107" table:formula="of:=COUNTBLANK([.C5:.M5])" office:value-type="float" office:value="0">
            <text:p>0</text:p>
          </table:table-cell>
          <table:table-cell table:style-name="ce108" table:formula="of:=COUNTIF([.C5:.M5];&quot;x&quot;)" office:value-type="float" office:value="1">
            <text:p>1</text:p>
          </table:table-cell>
          <table:table-cell table:style-name="ce109" table:formula="of:=COUNTIF([.C5:.M5];&quot;51&quot;)+COUNTIF([.C5:.M5];&quot;51☻&quot;)+COUNTIF([.C5:.M5];&quot;2&quot;)+COUNTIF([.C5:.M5];&quot;52&quot;)+COUNTIF([.C5:.M5];&quot;52☻&quot;)+COUNTIF([.C5:.M5];&quot;51$&quot;)+COUNTIF([.C5:.M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/>
          <table:table-cell table:style-name="ce57">
            <office:annotation draw:style-name="gr1" draw:text-style-name="P1" svg:width="2.691cm" svg:height="0.608cm" svg:x="26.762cm" svg:y="2.347cm" draw:caption-point-x="-0.552cm" draw:caption-point-y="0.468cm">
              <dc:creator>MŠ</dc:creator>
              <dc:date>2013-12-23T00:00:00</dc:date>
              <text:p text:style-name="P1"><text:span text:style-name="T1">Ne od 3-16</text:span></text:p>
            </office:annotation>
          </table:table-cell>
          <table:table-cell table:number-columns-repeated="995"/>
        </table:table-row>
        <table:table-row table:style-name="ro8">
          <table:table-cell table:style-name="ce20" office:value-type="date" office:date-value="2013-03-05">
            <text:p>5. mar 13</text:p>
          </table:table-cell>
          <table:table-cell table:style-name="ce100" table:formula="of:=TEXT([.A6];&quot;Ddd&quot;)" office:value-type="string" office:string-value="tor">
            <text:p>tor</text:p>
          </table:table-cell>
          <table:table-cell table:style-name="ce39" office:value-type="string">
            <text:p>ŠD</text:p>
          </table:table-cell>
          <table:table-cell table:style-name="ce45" office:value-type="string">
            <text:p>MF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9" office:value-type="string">
            <text:p>GRY</text:p>
          </table:table-cell>
          <table:table-cell table:style-name="ce33" office:value-type="string">
            <text:p>TAL</text:p>
          </table:table-cell>
          <table:table-cell table:style-name="ce106" table:formula="of:=COUNTIF([.C6:.M6];&quot;☻&quot;)+COUNTIF([.C6:.M6];&quot;52☻&quot;)+COUNTIF([.C6:.M6];&quot;51☻&quot;)+COUNTIF([.C6:.M6];&quot;1☻&quot;)+COUNTIF([.C6:.M6];&quot;KVIT☻&quot;)+COUNTIF([.C6:.M6];&quot;U☻&quot;)" office:value-type="float" office:value="1">
            <text:p>1</text:p>
          </table:table-cell>
          <table:table-cell table:style-name="ce106" table:formula="of:=COUNTIF([.C6:.M6];&quot;☺&quot;)+COUNTIF([.C6:.M6];&quot;52☺&quot;)+COUNTIF([.C6:.M6];&quot;51☺&quot;)+COUNTIF([.C6:.M6];&quot;1☺&quot;)+COUNTIF([.C6:.M6];&quot;KVIT☺&quot;)+COUNTIF([.C6:.M6];&quot;U☺&quot;)" office:value-type="float" office:value="0">
            <text:p>0</text:p>
          </table:table-cell>
          <table:table-cell table:style-name="ce106" table:formula="of:=COUNTIF([.C6:.M6];&quot;51&quot;)+COUNTIF([.C6:.M6];&quot;51$&quot;)+COUNTIF([.C6:.M6];&quot;51☻&quot;)" office:value-type="float" office:value="1">
            <text:p>1</text:p>
          </table:table-cell>
          <table:table-cell table:style-name="ce106" table:formula="of:=COUNTIF([.C6:.M6];&quot;52&quot;)+COUNTIF([.C6:.M6];&quot;52$&quot;)+COUNTIF([.C6:.M6];&quot;52☻&quot;)" office:value-type="float" office:value="1">
            <text:p>1</text:p>
          </table:table-cell>
          <table:table-cell table:style-name="ce106" table:formula="of:=COUNTIF([.C6:.M6];&quot;51¶&quot;)" office:value-type="float" office:value="1">
            <text:p>1</text:p>
          </table:table-cell>
          <table:table-cell table:style-name="ce106" table:formula="of:=COUNTIF([.C6:.M6];&quot;52¶&quot;)" office:value-type="float" office:value="1">
            <text:p>1</text:p>
          </table:table-cell>
          <table:table-cell table:style-name="ce106" table:formula="of:=COUNTIF([.C6:.M6];&quot;U&quot;)+COUNTIF([.C6:.M6];&quot;U☻&quot;)+COUNTIF([.C6:.M6];&quot;U☺&quot;)" office:value-type="float" office:value="0">
            <text:p>0</text:p>
          </table:table-cell>
          <table:table-cell table:style-name="ce106" table:formula="of:=COUNTIF([.C6:.M6];&quot;KVIT&quot;)+COUNTIF([.C6:.M6];&quot;KVIT☻&quot;)+COUNTIF([.C6:.M6];&quot;kvit$&quot;)" office:value-type="float" office:value="2">
            <text:p>2</text:p>
          </table:table-cell>
          <table:table-cell table:style-name="ce107" table:formula="of:=COUNTBLANK([.C6:.M6])" office:value-type="float" office:value="0">
            <text:p>0</text:p>
          </table:table-cell>
          <table:table-cell table:style-name="ce108" table:formula="of:=COUNTIF([.C6:.M6];&quot;x&quot;)" office:value-type="float" office:value="1">
            <text:p>1</text:p>
          </table:table-cell>
          <table:table-cell table:style-name="ce109" table:formula="of:=COUNTIF([.C6:.M6];&quot;51&quot;)+COUNTIF([.C6:.M6];&quot;51☻&quot;)+COUNTIF([.C6:.M6];&quot;2&quot;)+COUNTIF([.C6:.M6];&quot;52&quot;)+COUNTIF([.C6:.M6];&quot;52☻&quot;)+COUNTIF([.C6:.M6];&quot;51$&quot;)+COUNTIF([.C6:.M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2"/>
          <table:table-cell table:style-name="ce33" office:value-type="string">
            <office:annotation draw:style-name="gr1" draw:text-style-name="P1" svg:width="2.949cm" svg:height="0.603cm" svg:x="28.952cm" svg:y="2.002cm" draw:caption-point-x="-0.61cm" draw:caption-point-y="1.514cm">
              <dc:creator>MŠ</dc:creator>
              <dc:date>2013-12-23T00:00:00</dc:date>
              <text:p text:style-name="P1"><text:span text:style-name="T1">12,13,14</text:span></text:p>
            </office:annotation>
            <text:p>mish</text:p>
          </table:table-cell>
          <table:table-cell table:number-columns-repeated="994"/>
        </table:table-row>
        <table:table-row table:style-name="ro8">
          <table:table-cell table:style-name="ce20" office:value-type="date" office:date-value="2013-03-06">
            <text:p>6. mar 13</text:p>
          </table:table-cell>
          <table:table-cell table:style-name="ce100" table:formula="of:=TEXT([.A7];&quot;Ddd&quot;)" office:value-type="string" office:string-value="sre">
            <text:p>sre</text:p>
          </table:table-cell>
          <table:table-cell table:style-name="ce39" office:value-type="string">
            <text:p>Š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0" office:value-type="string">
            <text:p>KO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MIO</text:p>
          </table:table-cell>
          <table:table-cell table:style-name="ce33" office:value-type="string">
            <text:p>TAL</text:p>
          </table:table-cell>
          <table:table-cell table:style-name="ce106" table:formula="of:=COUNTIF([.C7:.M7];&quot;☻&quot;)+COUNTIF([.C7:.M7];&quot;52☻&quot;)+COUNTIF([.C7:.M7];&quot;51☻&quot;)+COUNTIF([.C7:.M7];&quot;1☻&quot;)+COUNTIF([.C7:.M7];&quot;KVIT☻&quot;)+COUNTIF([.C7:.M7];&quot;U☻&quot;)" office:value-type="float" office:value="1">
            <text:p>1</text:p>
          </table:table-cell>
          <table:table-cell table:style-name="ce106" table:formula="of:=COUNTIF([.C7:.M7];&quot;☺&quot;)+COUNTIF([.C7:.M7];&quot;52☺&quot;)+COUNTIF([.C7:.M7];&quot;51☺&quot;)+COUNTIF([.C7:.M7];&quot;1☺&quot;)+COUNTIF([.C7:.M7];&quot;KVIT☺&quot;)+COUNTIF([.C7:.M7];&quot;U☺&quot;)" office:value-type="float" office:value="1">
            <text:p>1</text:p>
          </table:table-cell>
          <table:table-cell table:style-name="ce106" table:formula="of:=COUNTIF([.C7:.M7];&quot;51&quot;)+COUNTIF([.C7:.M7];&quot;51$&quot;)+COUNTIF([.C7:.M7];&quot;51☻&quot;)" office:value-type="float" office:value="0">
            <text:p>0</text:p>
          </table:table-cell>
          <table:table-cell table:style-name="ce106" table:formula="of:=COUNTIF([.C7:.M7];&quot;52&quot;)+COUNTIF([.C7:.M7];&quot;52$&quot;)+COUNTIF([.C7:.M7];&quot;52☻&quot;)" office:value-type="float" office:value="1">
            <text:p>1</text:p>
          </table:table-cell>
          <table:table-cell table:style-name="ce106" table:formula="of:=COUNTIF([.C7:.M7];&quot;51¶&quot;)" office:value-type="float" office:value="0">
            <text:p>0</text:p>
          </table:table-cell>
          <table:table-cell table:style-name="ce106" table:formula="of:=COUNTIF([.C7:.M7];&quot;52¶&quot;)" office:value-type="float" office:value="1">
            <text:p>1</text:p>
          </table:table-cell>
          <table:table-cell table:style-name="ce106" table:formula="of:=COUNTIF([.C7:.M7];&quot;U&quot;)+COUNTIF([.C7:.M7];&quot;U☻&quot;)+COUNTIF([.C7:.M7];&quot;U☺&quot;)" office:value-type="float" office:value="0">
            <text:p>0</text:p>
          </table:table-cell>
          <table:table-cell table:style-name="ce106" table:formula="of:=COUNTIF([.C7:.M7];&quot;KVIT&quot;)+COUNTIF([.C7:.M7];&quot;KVIT☻&quot;)+COUNTIF([.C7:.M7];&quot;kvit$&quot;)" office:value-type="float" office:value="1">
            <text:p>1</text:p>
          </table:table-cell>
          <table:table-cell table:style-name="ce107" table:formula="of:=COUNTBLANK([.C7:.M7])" office:value-type="float" office:value="0">
            <text:p>0</text:p>
          </table:table-cell>
          <table:table-cell table:style-name="ce108" table:formula="of:=COUNTIF([.C7:.M7];&quot;x&quot;)" office:value-type="float" office:value="2">
            <text:p>2</text:p>
          </table:table-cell>
          <table:table-cell table:style-name="ce109" table:formula="of:=COUNTIF([.C7:.M7];&quot;51&quot;)+COUNTIF([.C7:.M7];&quot;51☻&quot;)+COUNTIF([.C7:.M7];&quot;2&quot;)+COUNTIF([.C7:.M7];&quot;52&quot;)+COUNTIF([.C7:.M7];&quot;52☻&quot;)+COUNTIF([.C7:.M7];&quot;51$&quot;)+COUNTIF([.C7:.M7];&quot;52$&quot;)" office:value-type="float" office:value="1">
            <text:p>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2"/>
          <table:table-cell table:style-name="ce33" office:value-type="string">
            <office:annotation draw:style-name="gr1" draw:text-style-name="P1" svg:width="2.949cm" svg:height="0.603cm" svg:x="28.952cm" svg:y="2.703cm" draw:caption-point-x="-0.61cm" draw:caption-point-y="1.514cm">
              <dc:creator>MŠ</dc:creator>
              <dc:date>2013-12-23T00:00:00</dc:date>
              <text:p text:style-name="P1"><text:span text:style-name="T1">20,22,23,13</text:span></text:p>
            </office:annotation>
            <text:p>artros</text:p>
          </table:table-cell>
          <table:table-cell table:number-columns-repeated="994"/>
        </table:table-row>
        <table:table-row table:style-name="ro8">
          <table:table-cell table:style-name="ce20" office:value-type="date" office:date-value="2013-03-07">
            <text:p>7. mar 13</text:p>
          </table:table-cell>
          <table:table-cell table:style-name="ce100" table:formula="of:=TEXT([.A8];&quot;Ddd&quot;)" office:value-type="string" office:string-value="čet">
            <text:p>čet</text:p>
          </table:table-cell>
          <table:table-cell table:style-name="ce39" office:value-type="string">
            <text:p>Š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05" office:value-type="string">
            <text:p>Mi/Ra</text:p>
          </table:table-cell>
          <table:table-cell table:style-name="ce33" office:value-type="string">
            <text:p>TAL</text:p>
          </table:table-cell>
          <table:table-cell table:style-name="ce106" table:formula="of:=COUNTIF([.C8:.M8];&quot;☻&quot;)+COUNTIF([.C8:.M8];&quot;52☻&quot;)+COUNTIF([.C8:.M8];&quot;51☻&quot;)+COUNTIF([.C8:.M8];&quot;1☻&quot;)+COUNTIF([.C8:.M8];&quot;KVIT☻&quot;)+COUNTIF([.C8:.M8];&quot;U☻&quot;)" office:value-type="float" office:value="0">
            <text:p>0</text:p>
          </table:table-cell>
          <table:table-cell table:style-name="ce106" table:formula="of:=COUNTIF([.C8:.M8];&quot;☺&quot;)+COUNTIF([.C8:.M8];&quot;52☺&quot;)+COUNTIF([.C8:.M8];&quot;51☺&quot;)+COUNTIF([.C8:.M8];&quot;1☺&quot;)+COUNTIF([.C8:.M8];&quot;KVIT☺&quot;)+COUNTIF([.C8:.M8];&quot;U☺&quot;)" office:value-type="float" office:value="0">
            <text:p>0</text:p>
          </table:table-cell>
          <table:table-cell table:style-name="ce106" table:formula="of:=COUNTIF([.C8:.M8];&quot;51&quot;)+COUNTIF([.C8:.M8];&quot;51$&quot;)+COUNTIF([.C8:.M8];&quot;51☻&quot;)" office:value-type="float" office:value="1">
            <text:p>1</text:p>
          </table:table-cell>
          <table:table-cell table:style-name="ce106" table:formula="of:=COUNTIF([.C8:.M8];&quot;52&quot;)+COUNTIF([.C8:.M8];&quot;52$&quot;)+COUNTIF([.C8:.M8];&quot;52☻&quot;)" office:value-type="float" office:value="1">
            <text:p>1</text:p>
          </table:table-cell>
          <table:table-cell table:style-name="ce106" table:formula="of:=COUNTIF([.C8:.M8];&quot;51¶&quot;)" office:value-type="float" office:value="0">
            <text:p>0</text:p>
          </table:table-cell>
          <table:table-cell table:style-name="ce106" table:formula="of:=COUNTIF([.C8:.M8];&quot;52¶&quot;)" office:value-type="float" office:value="1">
            <text:p>1</text:p>
          </table:table-cell>
          <table:table-cell table:style-name="ce106" table:formula="of:=COUNTIF([.C8:.M8];&quot;U&quot;)+COUNTIF([.C8:.M8];&quot;U☻&quot;)+COUNTIF([.C8:.M8];&quot;U☺&quot;)" office:value-type="float" office:value="0">
            <text:p>0</text:p>
          </table:table-cell>
          <table:table-cell table:style-name="ce106" table:formula="of:=COUNTIF([.C8:.M8];&quot;KVIT&quot;)+COUNTIF([.C8:.M8];&quot;KVIT☻&quot;)+COUNTIF([.C8:.M8];&quot;kvit$&quot;)" office:value-type="float" office:value="2">
            <text:p>2</text:p>
          </table:table-cell>
          <table:table-cell table:style-name="ce107" table:formula="of:=COUNTBLANK([.C8:.M8])" office:value-type="float" office:value="0">
            <text:p>0</text:p>
          </table:table-cell>
          <table:table-cell table:style-name="ce108" table:formula="of:=COUNTIF([.C8:.M8];&quot;x&quot;)" office:value-type="float" office:value="2">
            <text:p>2</text:p>
          </table:table-cell>
          <table:table-cell table:style-name="ce109" table:formula="of:=COUNTIF([.C8:.M8];&quot;51&quot;)+COUNTIF([.C8:.M8];&quot;51☻&quot;)+COUNTIF([.C8:.M8];&quot;2&quot;)+COUNTIF([.C8:.M8];&quot;52&quot;)+COUNTIF([.C8:.M8];&quot;52☻&quot;)+COUNTIF([.C8:.M8];&quot;51$&quot;)+COUNTIF([.C8:.M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2"/>
          <table:table-cell table:style-name="ce59" office:value-type="string">
            <office:annotation draw:style-name="gr1" draw:text-style-name="P1" svg:width="2.949cm" svg:height="1.416cm" svg:x="28.952cm" svg:y="3.402cm" draw:caption-point-x="-0.61cm" draw:caption-point-y="1.517cm">
              <dc:creator>MŠ</dc:creator>
              <dc:date>2013-12-23T00:00:00</dc:date>
              <text:p text:style-name="P1"><text:span text:style-name="T1">Prost 1-4, vikend ne 1. in 2.</text:span></text:p>
            </office:annotation>
            <text:p>GRY</text:p>
          </table:table-cell>
          <table:table-cell table:number-columns-repeated="994"/>
        </table:table-row>
        <table:table-row table:style-name="ro8">
          <table:table-cell table:style-name="ce20" office:value-type="date" office:date-value="2013-03-08">
            <text:p>8. mar 13</text:p>
          </table:table-cell>
          <table:table-cell table:style-name="ce100" table:formula="of:=TEXT([.A9];&quot;Ddd&quot;)" office:value-type="string" office:string-value="pet">
            <text:p>pet</text:p>
          </table:table-cell>
          <table:table-cell table:style-name="ce39" office:value-type="string">
            <text:p>Š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9" office:value-type="string">
            <text:p>ORO</text:p>
          </table:table-cell>
          <table:table-cell table:style-name="ce33" office:value-type="string">
            <text:p>TAL</text:p>
          </table:table-cell>
          <table:table-cell table:style-name="ce106" table:formula="of:=COUNTIF([.C9:.M9];&quot;☻&quot;)+COUNTIF([.C9:.M9];&quot;52☻&quot;)+COUNTIF([.C9:.M9];&quot;51☻&quot;)+COUNTIF([.C9:.M9];&quot;1☻&quot;)+COUNTIF([.C9:.M9];&quot;KVIT☻&quot;)+COUNTIF([.C9:.M9];&quot;U☻&quot;)" office:value-type="float" office:value="1">
            <text:p>1</text:p>
          </table:table-cell>
          <table:table-cell table:style-name="ce106" table:formula="of:=COUNTIF([.C9:.M9];&quot;☺&quot;)+COUNTIF([.C9:.M9];&quot;52☺&quot;)+COUNTIF([.C9:.M9];&quot;51☺&quot;)+COUNTIF([.C9:.M9];&quot;1☺&quot;)+COUNTIF([.C9:.M9];&quot;KVIT☺&quot;)+COUNTIF([.C9:.M9];&quot;U☺&quot;)" office:value-type="float" office:value="1">
            <text:p>1</text:p>
          </table:table-cell>
          <table:table-cell table:style-name="ce106" table:formula="of:=COUNTIF([.C9:.M9];&quot;51&quot;)+COUNTIF([.C9:.M9];&quot;51$&quot;)+COUNTIF([.C9:.M9];&quot;51☻&quot;)" office:value-type="float" office:value="1">
            <text:p>1</text:p>
          </table:table-cell>
          <table:table-cell table:style-name="ce106" table:formula="of:=COUNTIF([.C9:.M9];&quot;52&quot;)+COUNTIF([.C9:.M9];&quot;52$&quot;)+COUNTIF([.C9:.M9];&quot;52☻&quot;)" office:value-type="float" office:value="2">
            <text:p>2</text:p>
          </table:table-cell>
          <table:table-cell table:style-name="ce106" table:formula="of:=COUNTIF([.C9:.M9];&quot;51¶&quot;)" office:value-type="float" office:value="1">
            <text:p>1</text:p>
          </table:table-cell>
          <table:table-cell table:style-name="ce106" table:formula="of:=COUNTIF([.C9:.M9];&quot;52¶&quot;)" office:value-type="float" office:value="0">
            <text:p>0</text:p>
          </table:table-cell>
          <table:table-cell table:style-name="ce106" table:formula="of:=COUNTIF([.C9:.M9];&quot;U&quot;)+COUNTIF([.C9:.M9];&quot;U☻&quot;)+COUNTIF([.C9:.M9];&quot;U☺&quot;)" office:value-type="float" office:value="1">
            <text:p>1</text:p>
          </table:table-cell>
          <table:table-cell table:style-name="ce106" table:formula="of:=COUNTIF([.C9:.M9];&quot;KVIT&quot;)+COUNTIF([.C9:.M9];&quot;KVIT☻&quot;)+COUNTIF([.C9:.M9];&quot;kvit$&quot;)" office:value-type="float" office:value="3">
            <text:p>3</text:p>
          </table:table-cell>
          <table:table-cell table:style-name="ce107" table:formula="of:=COUNTBLANK([.C9:.M9])" office:value-type="float" office:value="0">
            <text:p>0</text:p>
          </table:table-cell>
          <table:table-cell table:style-name="ce108" table:formula="of:=COUNTIF([.C9:.M9];&quot;x&quot;)" office:value-type="float" office:value="0">
            <text:p>0</text:p>
          </table:table-cell>
          <table:table-cell table:style-name="ce109" table:formula="of:=COUNTIF([.C9:.M9];&quot;51&quot;)+COUNTIF([.C9:.M9];&quot;51☻&quot;)+COUNTIF([.C9:.M9];&quot;2&quot;)+COUNTIF([.C9:.M9];&quot;52&quot;)+COUNTIF([.C9:.M9];&quot;52☻&quot;)+COUNTIF([.C9:.M9];&quot;51$&quot;)+COUNTIF([.C9:.M9];&quot;52$&quot;)" office:value-type="float" office:value="3">
            <text:p>3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3-09">
            <text:p>9. mar 13</text:p>
          </table:table-cell>
          <table:table-cell table:style-name="ce100" table:formula="of:=TEXT([.A10];&quot;Ddd&quot;)" office:value-type="string" office:string-value="sob">
            <text:p>sob</text:p>
          </table:table-cell>
          <table:table-cell table:style-name="ce101"/>
          <table:table-cell table:style-name="ce6" table:formula="of:=[$'Vzorci vnosov'.$A$14]" office:value-type="string" office:string-value="☻">
            <text:p>☻</text:p>
          </table:table-cell>
          <table:table-cell table:style-name="ce101" table:number-columns-repeated="4"/>
          <table:table-cell table:style-name="ce2" table:formula="of:=[$'Vzorci vnosov'.$A$13]" office:value-type="string" office:string-value="BOL">
            <text:p>BOL</text:p>
          </table:table-cell>
          <table:table-cell table:style-name="ce101" table:number-columns-repeated="4"/>
          <table:table-cell table:style-name="ce56" office:value-type="string">
            <text:p>JAN</text:p>
          </table:table-cell>
          <table:table-cell table:style-name="ce56" office:value-type="string">
            <text:p>TAL</text:p>
          </table:table-cell>
          <table:table-cell table:style-name="ce106" table:formula="of:=COUNTIF([.C10:.M10];&quot;☻&quot;)+COUNTIF([.C10:.M10];&quot;52☻&quot;)+COUNTIF([.C10:.M10];&quot;51☻&quot;)+COUNTIF([.C10:.M10];&quot;1☻&quot;)+COUNTIF([.C10:.M10];&quot;KVIT☻&quot;)+COUNTIF([.C10:.M10];&quot;U☻&quot;)" office:value-type="float" office:value="1">
            <text:p>1</text:p>
          </table:table-cell>
          <table:table-cell table:style-name="ce106" table:formula="of:=COUNTIF([.C10:.M10];&quot;☺&quot;)+COUNTIF([.C10:.M10];&quot;52☺&quot;)+COUNTIF([.C10:.M10];&quot;51☺&quot;)+COUNTIF([.C10:.M10];&quot;1☺&quot;)+COUNTIF([.C10:.M10];&quot;KVIT☺&quot;)+COUNTIF([.C10:.M10];&quot;U☺&quot;)" office:value-type="float" office:value="0">
            <text:p>0</text:p>
          </table:table-cell>
          <table:table-cell table:style-name="ce106" table:formula="of:=COUNTIF([.C10:.M10];&quot;51&quot;)+COUNTIF([.C10:.M10];&quot;51$&quot;)+COUNTIF([.C10:.M10];&quot;51☻&quot;)" office:value-type="float" office:value="0">
            <text:p>0</text:p>
          </table:table-cell>
          <table:table-cell table:style-name="ce106" table:formula="of:=COUNTIF([.C10:.M10];&quot;52&quot;)+COUNTIF([.C10:.M10];&quot;52$&quot;)+COUNTIF([.C10:.M10];&quot;52☻&quot;)" office:value-type="float" office:value="0">
            <text:p>0</text:p>
          </table:table-cell>
          <table:table-cell table:style-name="ce106" table:formula="of:=COUNTIF([.C10:.M10];&quot;51¶&quot;)" office:value-type="float" office:value="0">
            <text:p>0</text:p>
          </table:table-cell>
          <table:table-cell table:style-name="ce106" table:formula="of:=COUNTIF([.C10:.M10];&quot;52¶&quot;)" office:value-type="float" office:value="0">
            <text:p>0</text:p>
          </table:table-cell>
          <table:table-cell table:style-name="ce106" table:formula="of:=COUNTIF([.C10:.M10];&quot;U&quot;)+COUNTIF([.C10:.M10];&quot;U☻&quot;)+COUNTIF([.C10:.M10];&quot;U☺&quot;)" office:value-type="float" office:value="0">
            <text:p>0</text:p>
          </table:table-cell>
          <table:table-cell table:style-name="ce106" table:formula="of:=COUNTIF([.C10:.M10];&quot;KVIT&quot;)+COUNTIF([.C10:.M10];&quot;KVIT☻&quot;)+COUNTIF([.C10:.M10];&quot;kvit$&quot;)" office:value-type="float" office:value="0">
            <text:p>0</text:p>
          </table:table-cell>
          <table:table-cell table:style-name="ce107" table:formula="of:=COUNTBLANK([.C10:.M10])" office:value-type="float" office:value="9">
            <text:p>9</text:p>
          </table:table-cell>
          <table:table-cell table:style-name="ce108" table:formula="of:=COUNTIF([.C10:.M10];&quot;x&quot;)" office:value-type="float" office:value="0">
            <text:p>0</text:p>
          </table:table-cell>
          <table:table-cell table:style-name="ce109" table:formula="of:=COUNTIF([.C10:.M10];&quot;51&quot;)+COUNTIF([.C10:.M10];&quot;51☻&quot;)+COUNTIF([.C10:.M10];&quot;2&quot;)+COUNTIF([.C10:.M10];&quot;52&quot;)+COUNTIF([.C10:.M10];&quot;52☻&quot;)+COUNTIF([.C10:.M10];&quot;51$&quot;)+COUNTIF([.C10:.M10];&quot;52$&quot;)" office:value-type="float" office:value="0">
            <text:p>0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2"/>
          <table:table-cell table:style-name="ce39" office:value-type="string">
            <text:p>POR</text:p>
          </table:table-cell>
          <table:table-cell table:number-columns-repeated="994"/>
        </table:table-row>
        <table:table-row table:style-name="ro8">
          <table:table-cell table:style-name="ce20" office:value-type="date" office:date-value="2013-03-10">
            <text:p>10. mar 13</text:p>
          </table:table-cell>
          <table:table-cell table:style-name="ce100" table:formula="of:=TEXT([.A11];&quot;Ddd&quot;)" office:value-type="string" office:string-value="ned">
            <text:p>ned</text:p>
          </table:table-cell>
          <table:table-cell table:style-name="ce102"/>
          <table:table-cell table:style-name="ce6" table:formula="of:=[$'Vzorci vnosov'.$A$14]" office:value-type="string" office:string-value="☻">
            <text:p>☻</text:p>
          </table:table-cell>
          <table:table-cell table:style-name="ce102" table:number-columns-repeated="4"/>
          <table:table-cell table:style-name="ce2" table:formula="of:=[$'Vzorci vnosov'.$A$13]" office:value-type="string" office:string-value="BOL">
            <text:p>BOL</text:p>
          </table:table-cell>
          <table:table-cell table:style-name="ce102" table:number-columns-repeated="4"/>
          <table:table-cell table:style-name="ce56" office:value-type="string">
            <text:p>JAN</text:p>
          </table:table-cell>
          <table:table-cell table:style-name="ce56" office:value-type="string">
            <text:p>TAL</text:p>
          </table:table-cell>
          <table:table-cell table:style-name="ce106" table:formula="of:=COUNTIF([.C11:.M11];&quot;☻&quot;)+COUNTIF([.C11:.M11];&quot;52☻&quot;)+COUNTIF([.C11:.M11];&quot;51☻&quot;)+COUNTIF([.C11:.M11];&quot;1☻&quot;)+COUNTIF([.C11:.M11];&quot;KVIT☻&quot;)+COUNTIF([.C11:.M11];&quot;U☻&quot;)" office:value-type="float" office:value="1">
            <text:p>1</text:p>
          </table:table-cell>
          <table:table-cell table:style-name="ce106" table:formula="of:=COUNTIF([.C11:.M11];&quot;☺&quot;)+COUNTIF([.C11:.M11];&quot;52☺&quot;)+COUNTIF([.C11:.M11];&quot;51☺&quot;)+COUNTIF([.C11:.M11];&quot;1☺&quot;)+COUNTIF([.C11:.M11];&quot;KVIT☺&quot;)+COUNTIF([.C11:.M11];&quot;U☺&quot;)" office:value-type="float" office:value="0">
            <text:p>0</text:p>
          </table:table-cell>
          <table:table-cell table:style-name="ce106" table:formula="of:=COUNTIF([.C11:.M11];&quot;51&quot;)+COUNTIF([.C11:.M11];&quot;51$&quot;)+COUNTIF([.C11:.M11];&quot;51☻&quot;)" office:value-type="float" office:value="0">
            <text:p>0</text:p>
          </table:table-cell>
          <table:table-cell table:style-name="ce106" table:formula="of:=COUNTIF([.C11:.M11];&quot;52&quot;)+COUNTIF([.C11:.M11];&quot;52$&quot;)+COUNTIF([.C11:.M11];&quot;52☻&quot;)" office:value-type="float" office:value="0">
            <text:p>0</text:p>
          </table:table-cell>
          <table:table-cell table:style-name="ce106" table:formula="of:=COUNTIF([.C11:.M11];&quot;51¶&quot;)" office:value-type="float" office:value="0">
            <text:p>0</text:p>
          </table:table-cell>
          <table:table-cell table:style-name="ce106" table:formula="of:=COUNTIF([.C11:.M11];&quot;52¶&quot;)" office:value-type="float" office:value="0">
            <text:p>0</text:p>
          </table:table-cell>
          <table:table-cell table:style-name="ce106" table:formula="of:=COUNTIF([.C11:.M11];&quot;U&quot;)+COUNTIF([.C11:.M11];&quot;U☻&quot;)+COUNTIF([.C11:.M11];&quot;U☺&quot;)" office:value-type="float" office:value="0">
            <text:p>0</text:p>
          </table:table-cell>
          <table:table-cell table:style-name="ce106" table:formula="of:=COUNTIF([.C11:.M11];&quot;KVIT&quot;)+COUNTIF([.C11:.M11];&quot;KVIT☻&quot;)+COUNTIF([.C11:.M11];&quot;kvit$&quot;)" office:value-type="float" office:value="0">
            <text:p>0</text:p>
          </table:table-cell>
          <table:table-cell table:style-name="ce107" table:formula="of:=COUNTBLANK([.C11:.M11])" office:value-type="float" office:value="9">
            <text:p>9</text:p>
          </table:table-cell>
          <table:table-cell table:style-name="ce108" table:formula="of:=COUNTIF([.C11:.M11];&quot;x&quot;)" office:value-type="float" office:value="0">
            <text:p>0</text:p>
          </table:table-cell>
          <table:table-cell table:style-name="ce109" table:formula="of:=COUNTIF([.C11:.M11];&quot;51&quot;)+COUNTIF([.C11:.M11];&quot;51☻&quot;)+COUNTIF([.C11:.M11];&quot;2&quot;)+COUNTIF([.C11:.M11];&quot;52&quot;)+COUNTIF([.C11:.M11];&quot;52☻&quot;)+COUNTIF([.C11:.M11];&quot;51$&quot;)+COUNTIF([.C11:.M11];&quot;52$&quot;)" office:value-type="float" office:value="0">
            <text:p>0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3-11">
            <text:p>11. mar 13</text:p>
          </table:table-cell>
          <table:table-cell table:style-name="ce100" table:formula="of:=TEXT([.A12];&quot;Ddd&quot;)" office:value-type="string" office:string-value="pon">
            <text:p>pon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9" office:value-type="string">
            <text:p>DRN</text:p>
          </table:table-cell>
          <table:table-cell table:style-name="ce33" office:value-type="string">
            <text:p>KON</text:p>
          </table:table-cell>
          <table:table-cell table:style-name="ce106" table:formula="of:=COUNTIF([.C12:.M12];&quot;☻&quot;)+COUNTIF([.C12:.M12];&quot;52☻&quot;)+COUNTIF([.C12:.M12];&quot;51☻&quot;)+COUNTIF([.C12:.M12];&quot;1☻&quot;)+COUNTIF([.C12:.M12];&quot;KVIT☻&quot;)+COUNTIF([.C12:.M12];&quot;U☻&quot;)" office:value-type="float" office:value="1">
            <text:p>1</text:p>
          </table:table-cell>
          <table:table-cell table:style-name="ce106" table:formula="of:=COUNTIF([.C12:.M12];&quot;☺&quot;)+COUNTIF([.C12:.M12];&quot;52☺&quot;)+COUNTIF([.C12:.M12];&quot;51☺&quot;)+COUNTIF([.C12:.M12];&quot;1☺&quot;)+COUNTIF([.C12:.M12];&quot;KVIT☺&quot;)+COUNTIF([.C12:.M12];&quot;U☺&quot;)" office:value-type="float" office:value="1">
            <text:p>1</text:p>
          </table:table-cell>
          <table:table-cell table:style-name="ce106" table:formula="of:=COUNTIF([.C12:.M12];&quot;51&quot;)+COUNTIF([.C12:.M12];&quot;51$&quot;)+COUNTIF([.C12:.M12];&quot;51☻&quot;)" office:value-type="float" office:value="2">
            <text:p>2</text:p>
          </table:table-cell>
          <table:table-cell table:style-name="ce106" table:formula="of:=COUNTIF([.C12:.M12];&quot;52&quot;)+COUNTIF([.C12:.M12];&quot;52$&quot;)+COUNTIF([.C12:.M12];&quot;52☻&quot;)" office:value-type="float" office:value="1">
            <text:p>1</text:p>
          </table:table-cell>
          <table:table-cell table:style-name="ce106" table:formula="of:=COUNTIF([.C12:.M12];&quot;51¶&quot;)" office:value-type="float" office:value="1">
            <text:p>1</text:p>
          </table:table-cell>
          <table:table-cell table:style-name="ce106" table:formula="of:=COUNTIF([.C12:.M12];&quot;52¶&quot;)" office:value-type="float" office:value="1">
            <text:p>1</text:p>
          </table:table-cell>
          <table:table-cell table:style-name="ce106" table:formula="of:=COUNTIF([.C12:.M12];&quot;U&quot;)+COUNTIF([.C12:.M12];&quot;U☻&quot;)+COUNTIF([.C12:.M12];&quot;U☺&quot;)" office:value-type="float" office:value="1">
            <text:p>1</text:p>
          </table:table-cell>
          <table:table-cell table:style-name="ce106" table:formula="of:=COUNTIF([.C12:.M12];&quot;KVIT&quot;)+COUNTIF([.C12:.M12];&quot;KVIT☻&quot;)+COUNTIF([.C12:.M12];&quot;kvit$&quot;)" office:value-type="float" office:value="2">
            <text:p>2</text:p>
          </table:table-cell>
          <table:table-cell table:style-name="ce107" table:formula="of:=COUNTBLANK([.C12:.M12])" office:value-type="float" office:value="0">
            <text:p>0</text:p>
          </table:table-cell>
          <table:table-cell table:style-name="ce108" table:formula="of:=COUNTIF([.C12:.M12];&quot;x&quot;)" office:value-type="float" office:value="1">
            <text:p>1</text:p>
          </table:table-cell>
          <table:table-cell table:style-name="ce109" table:formula="of:=COUNTIF([.C12:.M12];&quot;51&quot;)+COUNTIF([.C12:.M12];&quot;51☻&quot;)+COUNTIF([.C12:.M12];&quot;2&quot;)+COUNTIF([.C12:.M12];&quot;52&quot;)+COUNTIF([.C12:.M12];&quot;52☻&quot;)+COUNTIF([.C12:.M12];&quot;51$&quot;)+COUNTIF([.C12:.M12];&quot;52$&quot;)" office:value-type="float" office:value="3">
            <text:p>3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2"/>
          <table:table-cell table:style-name="ce105" office:value-type="string">
            <text:p>Mi/Gr</text:p>
          </table:table-cell>
          <table:table-cell table:number-columns-repeated="994"/>
        </table:table-row>
        <table:table-row table:style-name="ro8">
          <table:table-cell table:style-name="ce20" office:value-type="date" office:date-value="2013-03-12">
            <text:p>12. mar 13</text:p>
          </table:table-cell>
          <table:table-cell table:style-name="ce100" table:formula="of:=TEXT([.A13];&quot;Ddd&quot;)" office:value-type="string" office:string-value="tor">
            <text:p>tor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45" office:value-type="string">
            <text:p>MF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5" office:value-type="string">
            <text:p>MIR</text:p>
          </table:table-cell>
          <table:table-cell table:style-name="ce33" office:value-type="string">
            <text:p>KON</text:p>
          </table:table-cell>
          <table:table-cell table:style-name="ce106" table:formula="of:=COUNTIF([.C13:.M13];&quot;☻&quot;)+COUNTIF([.C13:.M13];&quot;52☻&quot;)+COUNTIF([.C13:.M13];&quot;51☻&quot;)+COUNTIF([.C13:.M13];&quot;1☻&quot;)+COUNTIF([.C13:.M13];&quot;KVIT☻&quot;)+COUNTIF([.C13:.M13];&quot;U☻&quot;)" office:value-type="float" office:value="1">
            <text:p>1</text:p>
          </table:table-cell>
          <table:table-cell table:style-name="ce106" table:formula="of:=COUNTIF([.C13:.M13];&quot;☺&quot;)+COUNTIF([.C13:.M13];&quot;52☺&quot;)+COUNTIF([.C13:.M13];&quot;51☺&quot;)+COUNTIF([.C13:.M13];&quot;1☺&quot;)+COUNTIF([.C13:.M13];&quot;KVIT☺&quot;)+COUNTIF([.C13:.M13];&quot;U☺&quot;)" office:value-type="float" office:value="0">
            <text:p>0</text:p>
          </table:table-cell>
          <table:table-cell table:style-name="ce106" table:formula="of:=COUNTIF([.C13:.M13];&quot;51&quot;)+COUNTIF([.C13:.M13];&quot;51$&quot;)+COUNTIF([.C13:.M13];&quot;51☻&quot;)" office:value-type="float" office:value="1">
            <text:p>1</text:p>
          </table:table-cell>
          <table:table-cell table:style-name="ce106" table:formula="of:=COUNTIF([.C13:.M13];&quot;52&quot;)+COUNTIF([.C13:.M13];&quot;52$&quot;)+COUNTIF([.C13:.M13];&quot;52☻&quot;)" office:value-type="float" office:value="1">
            <text:p>1</text:p>
          </table:table-cell>
          <table:table-cell table:style-name="ce106" table:formula="of:=COUNTIF([.C13:.M13];&quot;51¶&quot;)" office:value-type="float" office:value="1">
            <text:p>1</text:p>
          </table:table-cell>
          <table:table-cell table:style-name="ce106" table:formula="of:=COUNTIF([.C13:.M13];&quot;52¶&quot;)" office:value-type="float" office:value="1">
            <text:p>1</text:p>
          </table:table-cell>
          <table:table-cell table:style-name="ce106" table:formula="of:=COUNTIF([.C13:.M13];&quot;U&quot;)+COUNTIF([.C13:.M13];&quot;U☻&quot;)+COUNTIF([.C13:.M13];&quot;U☺&quot;)" office:value-type="float" office:value="0">
            <text:p>0</text:p>
          </table:table-cell>
          <table:table-cell table:style-name="ce106" table:formula="of:=COUNTIF([.C13:.M13];&quot;KVIT&quot;)+COUNTIF([.C13:.M13];&quot;KVIT☻&quot;)+COUNTIF([.C13:.M13];&quot;kvit$&quot;)" office:value-type="float" office:value="2">
            <text:p>2</text:p>
          </table:table-cell>
          <table:table-cell table:style-name="ce107" table:formula="of:=COUNTBLANK([.C13:.M13])" office:value-type="float" office:value="0">
            <text:p>0</text:p>
          </table:table-cell>
          <table:table-cell table:style-name="ce108" table:formula="of:=COUNTIF([.C13:.M13];&quot;x&quot;)" office:value-type="float" office:value="2">
            <text:p>2</text:p>
          </table:table-cell>
          <table:table-cell table:style-name="ce109" table:formula="of:=COUNTIF([.C13:.M13];&quot;51&quot;)+COUNTIF([.C13:.M13];&quot;51☻&quot;)+COUNTIF([.C13:.M13];&quot;2&quot;)+COUNTIF([.C13:.M13];&quot;52&quot;)+COUNTIF([.C13:.M13];&quot;52☻&quot;)+COUNTIF([.C13:.M13];&quot;51$&quot;)+COUNTIF([.C13:.M13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3-13">
            <text:p>13. mar 13</text:p>
          </table:table-cell>
          <table:table-cell table:style-name="ce100" table:formula="of:=TEXT([.A14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39" office:value-type="string">
            <text:p>TAL</text:p>
          </table:table-cell>
          <table:table-cell table:style-name="ce33" office:value-type="string">
            <text:p>MŠŠ</text:p>
          </table:table-cell>
          <table:table-cell table:style-name="ce106" table:formula="of:=COUNTIF([.C14:.M14];&quot;☻&quot;)+COUNTIF([.C14:.M14];&quot;52☻&quot;)+COUNTIF([.C14:.M14];&quot;51☻&quot;)+COUNTIF([.C14:.M14];&quot;1☻&quot;)+COUNTIF([.C14:.M14];&quot;KVIT☻&quot;)+COUNTIF([.C14:.M14];&quot;U☻&quot;)" office:value-type="float" office:value="1">
            <text:p>1</text:p>
          </table:table-cell>
          <table:table-cell table:style-name="ce106" table:formula="of:=COUNTIF([.C14:.M14];&quot;☺&quot;)+COUNTIF([.C14:.M14];&quot;52☺&quot;)+COUNTIF([.C14:.M14];&quot;51☺&quot;)+COUNTIF([.C14:.M14];&quot;1☺&quot;)+COUNTIF([.C14:.M14];&quot;KVIT☺&quot;)+COUNTIF([.C14:.M14];&quot;U☺&quot;)" office:value-type="float" office:value="1">
            <text:p>1</text:p>
          </table:table-cell>
          <table:table-cell table:style-name="ce106" table:formula="of:=COUNTIF([.C14:.M14];&quot;51&quot;)+COUNTIF([.C14:.M14];&quot;51$&quot;)+COUNTIF([.C14:.M14];&quot;51☻&quot;)" office:value-type="float" office:value="2">
            <text:p>2</text:p>
          </table:table-cell>
          <table:table-cell table:style-name="ce106" table:formula="of:=COUNTIF([.C14:.M14];&quot;52&quot;)+COUNTIF([.C14:.M14];&quot;52$&quot;)+COUNTIF([.C14:.M14];&quot;52☻&quot;)" office:value-type="float" office:value="1">
            <text:p>1</text:p>
          </table:table-cell>
          <table:table-cell table:style-name="ce106" table:formula="of:=COUNTIF([.C14:.M14];&quot;51¶&quot;)" office:value-type="float" office:value="1">
            <text:p>1</text:p>
          </table:table-cell>
          <table:table-cell table:style-name="ce106" table:formula="of:=COUNTIF([.C14:.M14];&quot;52¶&quot;)" office:value-type="float" office:value="0">
            <text:p>0</text:p>
          </table:table-cell>
          <table:table-cell table:style-name="ce106" table:formula="of:=COUNTIF([.C14:.M14];&quot;U&quot;)+COUNTIF([.C14:.M14];&quot;U☻&quot;)+COUNTIF([.C14:.M14];&quot;U☺&quot;)" office:value-type="float" office:value="0">
            <text:p>0</text:p>
          </table:table-cell>
          <table:table-cell table:style-name="ce106" table:formula="of:=COUNTIF([.C14:.M14];&quot;KVIT&quot;)+COUNTIF([.C14:.M14];&quot;KVIT☻&quot;)+COUNTIF([.C14:.M14];&quot;kvit$&quot;)" office:value-type="float" office:value="1">
            <text:p>1</text:p>
          </table:table-cell>
          <table:table-cell table:style-name="ce107" table:formula="of:=COUNTBLANK([.C14:.M14])" office:value-type="float" office:value="0">
            <text:p>0</text:p>
          </table:table-cell>
          <table:table-cell table:style-name="ce108" table:formula="of:=COUNTIF([.C14:.M14];&quot;x&quot;)" office:value-type="float" office:value="2">
            <text:p>2</text:p>
          </table:table-cell>
          <table:table-cell table:style-name="ce109" table:formula="of:=COUNTIF([.C14:.M14];&quot;51&quot;)+COUNTIF([.C14:.M14];&quot;51☻&quot;)+COUNTIF([.C14:.M14];&quot;2&quot;)+COUNTIF([.C14:.M14];&quot;52&quot;)+COUNTIF([.C14:.M14];&quot;52☻&quot;)+COUNTIF([.C14:.M14];&quot;51$&quot;)+COUNTIF([.C14:.M14];&quot;52$&quot;)" office:value-type="float" office:value="3">
            <text:p>3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2"/>
          <table:table-cell table:style-name="ce39" office:value-type="string">
            <office:annotation draw:style-name="gr1" draw:text-style-name="P1" svg:width="2.949cm" svg:height="1.414cm" svg:x="28.952cm" svg:y="7.611cm" draw:caption-point-x="-0.61cm" draw:caption-point-y="1.515cm">
              <dc:creator>MŠ</dc:creator>
              <dc:date>2013-12-23T00:00:00</dc:date>
              <text:p text:style-name="P1"><text:span text:style-name="T1">ne1.-3. in 6.-10. in 27.2.-3.3.</text:span></text:p>
            </office:annotation>
            <text:p>Št/Gr</text:p>
          </table:table-cell>
          <table:table-cell table:number-columns-repeated="994"/>
        </table:table-row>
        <table:table-row table:style-name="ro8">
          <table:table-cell table:style-name="ce20" office:value-type="date" office:date-value="2013-03-14">
            <text:p>14. mar 13</text:p>
          </table:table-cell>
          <table:table-cell table:style-name="ce100" table:formula="of:=TEXT([.A15];&quot;Ddd&quot;)" office:value-type="string" office:string-value="čet">
            <text:p>č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2" office:value-type="string">
            <office:annotation draw:style-name="gr1" draw:text-style-name="P1" svg:width="2.932cm" svg:height="2.317cm" svg:x="10.563cm" svg:y="9.359cm" draw:caption-point-x="-0.608cm" draw:caption-point-y="0.468cm">
              <dc:creator>MŠ</dc:creator>
              <dc:date>2013-12-23T00:00:00</dc:date>
              <text:p text:style-name="P1"><text:span text:style-name="T1">Ne morem 5., 6., 7.</text:span></text:p>
            </office:annotation>
            <text:p>RTG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9" office:value-type="string">
            <office:annotation draw:style-name="gr1" draw:text-style-name="P1" svg:width="2.9cm" svg:height="1.413cm" svg:x="13.259cm" svg:y="8.313cm" draw:caption-point-x="-0.61cm" draw:caption-point-y="1.514cm">
              <dc:creator>MŠ</dc:creator>
              <dc:date>2013-12-23T00:00:00</dc:date>
              <text:p text:style-name="P1"><text:span text:style-name="T1">ne1.-3. in 6.-10. in 27.2.-3.3.</text:span></text:p>
            </office:annotation>
            <text:p>ŠTU</text:p>
          </table:table-cell>
          <table:table-cell table:style-name="ce33" office:value-type="string">
            <text:p>MŠŠ</text:p>
          </table:table-cell>
          <table:table-cell table:style-name="ce106" table:formula="of:=COUNTIF([.C15:.M15];&quot;☻&quot;)+COUNTIF([.C15:.M15];&quot;52☻&quot;)+COUNTIF([.C15:.M15];&quot;51☻&quot;)+COUNTIF([.C15:.M15];&quot;1☻&quot;)+COUNTIF([.C15:.M15];&quot;KVIT☻&quot;)+COUNTIF([.C15:.M15];&quot;U☻&quot;)" office:value-type="float" office:value="1">
            <text:p>1</text:p>
          </table:table-cell>
          <table:table-cell table:style-name="ce106" table:formula="of:=COUNTIF([.C15:.M15];&quot;☺&quot;)+COUNTIF([.C15:.M15];&quot;52☺&quot;)+COUNTIF([.C15:.M15];&quot;51☺&quot;)+COUNTIF([.C15:.M15];&quot;1☺&quot;)+COUNTIF([.C15:.M15];&quot;KVIT☺&quot;)+COUNTIF([.C15:.M15];&quot;U☺&quot;)" office:value-type="float" office:value="0">
            <text:p>0</text:p>
          </table:table-cell>
          <table:table-cell table:style-name="ce106" table:formula="of:=COUNTIF([.C15:.M15];&quot;51&quot;)+COUNTIF([.C15:.M15];&quot;51$&quot;)+COUNTIF([.C15:.M15];&quot;51☻&quot;)" office:value-type="float" office:value="2">
            <text:p>2</text:p>
          </table:table-cell>
          <table:table-cell table:style-name="ce106" table:formula="of:=COUNTIF([.C15:.M15];&quot;52&quot;)+COUNTIF([.C15:.M15];&quot;52$&quot;)+COUNTIF([.C15:.M15];&quot;52☻&quot;)" office:value-type="float" office:value="1">
            <text:p>1</text:p>
          </table:table-cell>
          <table:table-cell table:style-name="ce106" table:formula="of:=COUNTIF([.C15:.M15];&quot;51¶&quot;)" office:value-type="float" office:value="0">
            <text:p>0</text:p>
          </table:table-cell>
          <table:table-cell table:style-name="ce106" table:formula="of:=COUNTIF([.C15:.M15];&quot;52¶&quot;)" office:value-type="float" office:value="1">
            <text:p>1</text:p>
          </table:table-cell>
          <table:table-cell table:style-name="ce106" table:formula="of:=COUNTIF([.C15:.M15];&quot;U&quot;)+COUNTIF([.C15:.M15];&quot;U☻&quot;)+COUNTIF([.C15:.M15];&quot;U☺&quot;)" office:value-type="float" office:value="0">
            <text:p>0</text:p>
          </table:table-cell>
          <table:table-cell table:style-name="ce106" table:formula="of:=COUNTIF([.C15:.M15];&quot;KVIT&quot;)+COUNTIF([.C15:.M15];&quot;KVIT☻&quot;)+COUNTIF([.C15:.M15];&quot;kvit$&quot;)" office:value-type="float" office:value="2">
            <text:p>2</text:p>
          </table:table-cell>
          <table:table-cell table:style-name="ce107" table:formula="of:=COUNTBLANK([.C15:.M15])" office:value-type="float" office:value="0">
            <text:p>0</text:p>
          </table:table-cell>
          <table:table-cell table:style-name="ce108" table:formula="of:=COUNTIF([.C15:.M15];&quot;x&quot;)" office:value-type="float" office:value="2">
            <text:p>2</text:p>
          </table:table-cell>
          <table:table-cell table:style-name="ce109" table:formula="of:=COUNTIF([.C15:.M15];&quot;51&quot;)+COUNTIF([.C15:.M15];&quot;51☻&quot;)+COUNTIF([.C15:.M15];&quot;2&quot;)+COUNTIF([.C15:.M15];&quot;52&quot;)+COUNTIF([.C15:.M15];&quot;52☻&quot;)+COUNTIF([.C15:.M15];&quot;51$&quot;)+COUNTIF([.C15:.M15];&quot;52$&quot;)" office:value-type="float" office:value="3">
            <text:p>3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3-15">
            <text:p>15. mar 13</text:p>
          </table:table-cell>
          <table:table-cell table:style-name="ce100" table:formula="of:=TEXT([.A16];&quot;Ddd&quot;)" office:value-type="string" office:string-value="pet">
            <text:p>p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text:p>MIO</text:p>
          </table:table-cell>
          <table:table-cell table:style-name="ce33" office:value-type="string">
            <text:p>ŠOŠ</text:p>
          </table:table-cell>
          <table:table-cell table:style-name="ce106" table:formula="of:=COUNTIF([.C16:.M16];&quot;☻&quot;)+COUNTIF([.C16:.M16];&quot;52☻&quot;)+COUNTIF([.C16:.M16];&quot;51☻&quot;)+COUNTIF([.C16:.M16];&quot;1☻&quot;)+COUNTIF([.C16:.M16];&quot;KVIT☻&quot;)+COUNTIF([.C16:.M16];&quot;U☻&quot;)" office:value-type="float" office:value="1">
            <text:p>1</text:p>
          </table:table-cell>
          <table:table-cell table:style-name="ce106" table:formula="of:=COUNTIF([.C16:.M16];&quot;☺&quot;)+COUNTIF([.C16:.M16];&quot;52☺&quot;)+COUNTIF([.C16:.M16];&quot;51☺&quot;)+COUNTIF([.C16:.M16];&quot;1☺&quot;)+COUNTIF([.C16:.M16];&quot;KVIT☺&quot;)+COUNTIF([.C16:.M16];&quot;U☺&quot;)" office:value-type="float" office:value="1">
            <text:p>1</text:p>
          </table:table-cell>
          <table:table-cell table:style-name="ce106" table:formula="of:=COUNTIF([.C16:.M16];&quot;51&quot;)+COUNTIF([.C16:.M16];&quot;51$&quot;)+COUNTIF([.C16:.M16];&quot;51☻&quot;)" office:value-type="float" office:value="1">
            <text:p>1</text:p>
          </table:table-cell>
          <table:table-cell table:style-name="ce106" table:formula="of:=COUNTIF([.C16:.M16];&quot;52&quot;)+COUNTIF([.C16:.M16];&quot;52$&quot;)+COUNTIF([.C16:.M16];&quot;52☻&quot;)" office:value-type="float" office:value="1">
            <text:p>1</text:p>
          </table:table-cell>
          <table:table-cell table:style-name="ce106" table:formula="of:=COUNTIF([.C16:.M16];&quot;51¶&quot;)" office:value-type="float" office:value="1">
            <text:p>1</text:p>
          </table:table-cell>
          <table:table-cell table:style-name="ce106" table:formula="of:=COUNTIF([.C16:.M16];&quot;52¶&quot;)" office:value-type="float" office:value="1">
            <text:p>1</text:p>
          </table:table-cell>
          <table:table-cell table:style-name="ce106" table:formula="of:=COUNTIF([.C16:.M16];&quot;U&quot;)+COUNTIF([.C16:.M16];&quot;U☻&quot;)+COUNTIF([.C16:.M16];&quot;U☺&quot;)" office:value-type="float" office:value="1">
            <text:p>1</text:p>
          </table:table-cell>
          <table:table-cell table:style-name="ce106" table:formula="of:=COUNTIF([.C16:.M16];&quot;KVIT&quot;)+COUNTIF([.C16:.M16];&quot;KVIT☻&quot;)+COUNTIF([.C16:.M16];&quot;kvit$&quot;)" office:value-type="float" office:value="2">
            <text:p>2</text:p>
          </table:table-cell>
          <table:table-cell table:style-name="ce107" table:formula="of:=COUNTBLANK([.C16:.M16])" office:value-type="float" office:value="0">
            <text:p>0</text:p>
          </table:table-cell>
          <table:table-cell table:style-name="ce108" table:formula="of:=COUNTIF([.C16:.M16];&quot;x&quot;)" office:value-type="float" office:value="1">
            <text:p>1</text:p>
          </table:table-cell>
          <table:table-cell table:style-name="ce109" table:formula="of:=COUNTIF([.C16:.M16];&quot;51&quot;)+COUNTIF([.C16:.M16];&quot;51☻&quot;)+COUNTIF([.C16:.M16];&quot;2&quot;)+COUNTIF([.C16:.M16];&quot;52&quot;)+COUNTIF([.C16:.M16];&quot;52☻&quot;)+COUNTIF([.C16:.M16];&quot;51$&quot;)+COUNTIF([.C16:.M16];&quot;52$&quot;)" office:value-type="float" office:value="2">
            <text:p>2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2"/>
          <table:table-cell table:style-name="ce2" table:formula="of:=[$'Vzorci vnosov'.$A$13]" office:value-type="string" office:string-value="BOL">
            <text:p>BOL</text:p>
          </table:table-cell>
          <table:table-cell table:number-columns-repeated="994"/>
        </table:table-row>
        <table:table-row table:style-name="ro8">
          <table:table-cell table:style-name="ce20" office:value-type="date" office:date-value="2013-03-16">
            <text:p>16. mar 13</text:p>
          </table:table-cell>
          <table:table-cell table:style-name="ce100" table:formula="of:=TEXT([.A17];&quot;Ddd&quot;)" office:value-type="string" office:string-value="sob">
            <text:p>sob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101" table:number-columns-repeated="5"/>
          <table:table-cell table:style-name="ce2" table:formula="of:=[$'Vzorci vnosov'.$A$13]" office:value-type="string" office:string-value="BOL">
            <text:p>BOL</text:p>
          </table:table-cell>
          <table:table-cell table:style-name="ce101"/>
          <table:table-cell table:style-name="ce6" table:formula="of:=[$'Vzorci vnosov'.$A$14]" office:value-type="string" office:string-value="☻">
            <text:p>☻</text:p>
          </table:table-cell>
          <table:table-cell table:style-name="ce101" table:number-columns-repeated="2"/>
          <table:table-cell table:style-name="ce56" office:value-type="string">
            <text:p>KOS</text:p>
          </table:table-cell>
          <table:table-cell table:style-name="ce56" office:value-type="string">
            <text:p>MIO</text:p>
          </table:table-cell>
          <table:table-cell table:style-name="ce106" table:formula="of:=COUNTIF([.C17:.M17];&quot;☻&quot;)+COUNTIF([.C17:.M17];&quot;52☻&quot;)+COUNTIF([.C17:.M17];&quot;51☻&quot;)+COUNTIF([.C17:.M17];&quot;1☻&quot;)+COUNTIF([.C17:.M17];&quot;KVIT☻&quot;)+COUNTIF([.C17:.M17];&quot;U☻&quot;)" office:value-type="float" office:value="1">
            <text:p>1</text:p>
          </table:table-cell>
          <table:table-cell table:style-name="ce106" table:formula="of:=COUNTIF([.C17:.M17];&quot;☺&quot;)+COUNTIF([.C17:.M17];&quot;52☺&quot;)+COUNTIF([.C17:.M17];&quot;51☺&quot;)+COUNTIF([.C17:.M17];&quot;1☺&quot;)+COUNTIF([.C17:.M17];&quot;KVIT☺&quot;)+COUNTIF([.C17:.M17];&quot;U☺&quot;)" office:value-type="float" office:value="1">
            <text:p>1</text:p>
          </table:table-cell>
          <table:table-cell table:style-name="ce106" table:formula="of:=COUNTIF([.C17:.M17];&quot;51&quot;)+COUNTIF([.C17:.M17];&quot;51$&quot;)+COUNTIF([.C17:.M17];&quot;51☻&quot;)" office:value-type="float" office:value="0">
            <text:p>0</text:p>
          </table:table-cell>
          <table:table-cell table:style-name="ce106" table:formula="of:=COUNTIF([.C17:.M17];&quot;52&quot;)+COUNTIF([.C17:.M17];&quot;52$&quot;)+COUNTIF([.C17:.M17];&quot;52☻&quot;)" office:value-type="float" office:value="0">
            <text:p>0</text:p>
          </table:table-cell>
          <table:table-cell table:style-name="ce106" table:formula="of:=COUNTIF([.C17:.M17];&quot;51¶&quot;)" office:value-type="float" office:value="0">
            <text:p>0</text:p>
          </table:table-cell>
          <table:table-cell table:style-name="ce106" table:formula="of:=COUNTIF([.C17:.M17];&quot;52¶&quot;)" office:value-type="float" office:value="0">
            <text:p>0</text:p>
          </table:table-cell>
          <table:table-cell table:style-name="ce106" table:formula="of:=COUNTIF([.C17:.M17];&quot;U&quot;)+COUNTIF([.C17:.M17];&quot;U☻&quot;)+COUNTIF([.C17:.M17];&quot;U☺&quot;)" office:value-type="float" office:value="0">
            <text:p>0</text:p>
          </table:table-cell>
          <table:table-cell table:style-name="ce106" table:formula="of:=COUNTIF([.C17:.M17];&quot;KVIT&quot;)+COUNTIF([.C17:.M17];&quot;KVIT☻&quot;)+COUNTIF([.C17:.M17];&quot;kvit$&quot;)" office:value-type="float" office:value="0">
            <text:p>0</text:p>
          </table:table-cell>
          <table:table-cell table:style-name="ce107" table:formula="of:=COUNTBLANK([.C17:.M17])" office:value-type="float" office:value="8">
            <text:p>8</text:p>
          </table:table-cell>
          <table:table-cell table:style-name="ce108" table:formula="of:=COUNTIF([.C17:.M17];&quot;x&quot;)" office:value-type="float" office:value="0">
            <text:p>0</text:p>
          </table:table-cell>
          <table:table-cell table:style-name="ce109" table:formula="of:=COUNTIF([.C17:.M17];&quot;51&quot;)+COUNTIF([.C17:.M17];&quot;51☻&quot;)+COUNTIF([.C17:.M17];&quot;2&quot;)+COUNTIF([.C17:.M17];&quot;52&quot;)+COUNTIF([.C17:.M17];&quot;52☻&quot;)+COUNTIF([.C17:.M17];&quot;51$&quot;)+COUNTIF([.C17:.M17];&quot;52$&quot;)" office:value-type="float" office:value="0">
            <text:p>0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3-17">
            <text:p>17. mar 13</text:p>
          </table:table-cell>
          <table:table-cell table:style-name="ce100" table:formula="of:=TEXT([.A18];&quot;Ddd&quot;)" office:value-type="string" office:string-value="ned">
            <text:p>ned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102" table:number-columns-repeated="2"/>
          <table:table-cell table:style-name="ce101"/>
          <table:table-cell table:style-name="ce102" table:number-columns-repeated="2"/>
          <table:table-cell table:style-name="ce2" table:formula="of:=[$'Vzorci vnosov'.$A$13]" office:value-type="string" office:string-value="BOL">
            <text:p>BOL</text:p>
          </table:table-cell>
          <table:table-cell table:style-name="ce102"/>
          <table:table-cell table:style-name="ce6" table:formula="of:=[$'Vzorci vnosov'.$A$14]" office:value-type="string" office:string-value="☻">
            <text:p>☻</text:p>
          </table:table-cell>
          <table:table-cell table:style-name="ce102" table:number-columns-repeated="2"/>
          <table:table-cell table:style-name="ce56" office:value-type="string">
            <text:p>KOS</text:p>
          </table:table-cell>
          <table:table-cell table:style-name="ce56" office:value-type="string">
            <text:p>MIO</text:p>
          </table:table-cell>
          <table:table-cell table:style-name="ce106" table:formula="of:=COUNTIF([.C18:.M18];&quot;☻&quot;)+COUNTIF([.C18:.M18];&quot;52☻&quot;)+COUNTIF([.C18:.M18];&quot;51☻&quot;)+COUNTIF([.C18:.M18];&quot;1☻&quot;)+COUNTIF([.C18:.M18];&quot;KVIT☻&quot;)+COUNTIF([.C18:.M18];&quot;U☻&quot;)" office:value-type="float" office:value="1">
            <text:p>1</text:p>
          </table:table-cell>
          <table:table-cell table:style-name="ce106" table:formula="of:=COUNTIF([.C18:.M18];&quot;☺&quot;)+COUNTIF([.C18:.M18];&quot;52☺&quot;)+COUNTIF([.C18:.M18];&quot;51☺&quot;)+COUNTIF([.C18:.M18];&quot;1☺&quot;)+COUNTIF([.C18:.M18];&quot;KVIT☺&quot;)+COUNTIF([.C18:.M18];&quot;U☺&quot;)" office:value-type="float" office:value="1">
            <text:p>1</text:p>
          </table:table-cell>
          <table:table-cell table:style-name="ce106" table:formula="of:=COUNTIF([.C18:.M18];&quot;51&quot;)+COUNTIF([.C18:.M18];&quot;51$&quot;)+COUNTIF([.C18:.M18];&quot;51☻&quot;)" office:value-type="float" office:value="0">
            <text:p>0</text:p>
          </table:table-cell>
          <table:table-cell table:style-name="ce106" table:formula="of:=COUNTIF([.C18:.M18];&quot;52&quot;)+COUNTIF([.C18:.M18];&quot;52$&quot;)+COUNTIF([.C18:.M18];&quot;52☻&quot;)" office:value-type="float" office:value="0">
            <text:p>0</text:p>
          </table:table-cell>
          <table:table-cell table:style-name="ce106" table:formula="of:=COUNTIF([.C18:.M18];&quot;51¶&quot;)" office:value-type="float" office:value="0">
            <text:p>0</text:p>
          </table:table-cell>
          <table:table-cell table:style-name="ce106" table:formula="of:=COUNTIF([.C18:.M18];&quot;52¶&quot;)" office:value-type="float" office:value="0">
            <text:p>0</text:p>
          </table:table-cell>
          <table:table-cell table:style-name="ce106" table:formula="of:=COUNTIF([.C18:.M18];&quot;U&quot;)+COUNTIF([.C18:.M18];&quot;U☻&quot;)+COUNTIF([.C18:.M18];&quot;U☺&quot;)" office:value-type="float" office:value="0">
            <text:p>0</text:p>
          </table:table-cell>
          <table:table-cell table:style-name="ce106" table:formula="of:=COUNTIF([.C18:.M18];&quot;KVIT&quot;)+COUNTIF([.C18:.M18];&quot;KVIT☻&quot;)+COUNTIF([.C18:.M18];&quot;kvit$&quot;)" office:value-type="float" office:value="0">
            <text:p>0</text:p>
          </table:table-cell>
          <table:table-cell table:style-name="ce107" table:formula="of:=COUNTBLANK([.C18:.M18])" office:value-type="float" office:value="8">
            <text:p>8</text:p>
          </table:table-cell>
          <table:table-cell table:style-name="ce108" table:formula="of:=COUNTIF([.C18:.M18];&quot;x&quot;)" office:value-type="float" office:value="0">
            <text:p>0</text:p>
          </table:table-cell>
          <table:table-cell table:style-name="ce109" table:formula="of:=COUNTIF([.C18:.M18];&quot;51&quot;)+COUNTIF([.C18:.M18];&quot;51☻&quot;)+COUNTIF([.C18:.M18];&quot;2&quot;)+COUNTIF([.C18:.M18];&quot;52&quot;)+COUNTIF([.C18:.M18];&quot;52☻&quot;)+COUNTIF([.C18:.M18];&quot;51$&quot;)+COUNTIF([.C18:.M18];&quot;52$&quot;)" office:value-type="float" office:value="0">
            <text:p>0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2"/>
          <table:table-cell table:style-name="ce105" office:value-type="string">
            <text:p>Mi/Ra</text:p>
          </table:table-cell>
          <table:table-cell table:number-columns-repeated="994"/>
        </table:table-row>
        <table:table-row table:style-name="ro8">
          <table:table-cell table:style-name="ce20" office:value-type="date" office:date-value="2013-03-18">
            <text:p>18. mar 13</text:p>
          </table:table-cell>
          <table:table-cell table:style-name="ce100" table:formula="of:=TEXT([.A19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office:annotation draw:style-name="gr1" draw:text-style-name="P1" svg:width="2.902cm" svg:height="0.603cm" svg:x="4.279cm" svg:y="11.117cm" draw:caption-point-x="-0.61cm" draw:caption-point-y="1.514cm">
              <dc:creator>MŠ</dc:creator>
              <dc:date>2013-12-23T00:00:00</dc:date>
              <text:p text:style-name="P1"><text:span text:style-name="T1">Sinus kateter</text:span></text:p>
            </office:annotation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office:annotation draw:style-name="gr1" draw:text-style-name="P1" svg:width="2.9cm" svg:height="1.414cm" svg:x="13.259cm" svg:y="11.117cm" draw:caption-point-x="-0.61cm" draw:caption-point-y="1.514cm">
              <dc:creator>MŠ</dc:creator>
              <dc:date>2013-12-23T00:00:00</dc:date>
              <text:p text:style-name="P1"><text:span text:style-name="T1">ne1.-3. in 6.-10. in 27.2.-3.3.</text:span></text:p>
            </office:annotation>
            <text:p>Št/Gr</text:p>
          </table:table-cell>
          <table:table-cell table:style-name="ce33" office:value-type="string">
            <text:p>DAN</text:p>
          </table:table-cell>
          <table:table-cell table:style-name="ce106" table:formula="of:=COUNTIF([.C19:.M19];&quot;☻&quot;)+COUNTIF([.C19:.M19];&quot;52☻&quot;)+COUNTIF([.C19:.M19];&quot;51☻&quot;)+COUNTIF([.C19:.M19];&quot;1☻&quot;)+COUNTIF([.C19:.M19];&quot;KVIT☻&quot;)+COUNTIF([.C19:.M19];&quot;U☻&quot;)" office:value-type="float" office:value="0">
            <text:p>0</text:p>
          </table:table-cell>
          <table:table-cell table:style-name="ce106" table:formula="of:=COUNTIF([.C19:.M19];&quot;☺&quot;)+COUNTIF([.C19:.M19];&quot;52☺&quot;)+COUNTIF([.C19:.M19];&quot;51☺&quot;)+COUNTIF([.C19:.M19];&quot;1☺&quot;)+COUNTIF([.C19:.M19];&quot;KVIT☺&quot;)+COUNTIF([.C19:.M19];&quot;U☺&quot;)" office:value-type="float" office:value="0">
            <text:p>0</text:p>
          </table:table-cell>
          <table:table-cell table:style-name="ce106" table:formula="of:=COUNTIF([.C19:.M19];&quot;51&quot;)+COUNTIF([.C19:.M19];&quot;51$&quot;)+COUNTIF([.C19:.M19];&quot;51☻&quot;)" office:value-type="float" office:value="3">
            <text:p>3</text:p>
          </table:table-cell>
          <table:table-cell table:style-name="ce106" table:formula="of:=COUNTIF([.C19:.M19];&quot;52&quot;)+COUNTIF([.C19:.M19];&quot;52$&quot;)+COUNTIF([.C19:.M19];&quot;52☻&quot;)" office:value-type="float" office:value="1">
            <text:p>1</text:p>
          </table:table-cell>
          <table:table-cell table:style-name="ce106" table:formula="of:=COUNTIF([.C19:.M19];&quot;51¶&quot;)" office:value-type="float" office:value="1">
            <text:p>1</text:p>
          </table:table-cell>
          <table:table-cell table:style-name="ce106" table:formula="of:=COUNTIF([.C19:.M19];&quot;52¶&quot;)" office:value-type="float" office:value="1">
            <text:p>1</text:p>
          </table:table-cell>
          <table:table-cell table:style-name="ce106" table:formula="of:=COUNTIF([.C19:.M19];&quot;U&quot;)+COUNTIF([.C19:.M19];&quot;U☻&quot;)+COUNTIF([.C19:.M19];&quot;U☺&quot;)" office:value-type="float" office:value="1">
            <text:p>1</text:p>
          </table:table-cell>
          <table:table-cell table:style-name="ce106" table:formula="of:=COUNTIF([.C19:.M19];&quot;KVIT&quot;)+COUNTIF([.C19:.M19];&quot;KVIT☻&quot;)+COUNTIF([.C19:.M19];&quot;kvit$&quot;)" office:value-type="float" office:value="2">
            <text:p>2</text:p>
          </table:table-cell>
          <table:table-cell table:style-name="ce107" table:formula="of:=COUNTBLANK([.C19:.M19])" office:value-type="float" office:value="0">
            <text:p>0</text:p>
          </table:table-cell>
          <table:table-cell table:style-name="ce108" table:formula="of:=COUNTIF([.C19:.M19];&quot;x&quot;)" office:value-type="float" office:value="1">
            <text:p>1</text:p>
          </table:table-cell>
          <table:table-cell table:style-name="ce109" table:formula="of:=COUNTIF([.C19:.M19];&quot;51&quot;)+COUNTIF([.C19:.M19];&quot;51☻&quot;)+COUNTIF([.C19:.M19];&quot;2&quot;)+COUNTIF([.C19:.M19];&quot;52&quot;)+COUNTIF([.C19:.M19];&quot;52☻&quot;)+COUNTIF([.C19:.M19];&quot;51$&quot;)+COUNTIF([.C19:.M19];&quot;52$&quot;)" office:value-type="float" office:value="4">
            <text:p>4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3-19">
            <text:p>19. mar 13</text:p>
          </table:table-cell>
          <table:table-cell table:style-name="ce100" table:formula="of:=TEXT([.A20];&quot;Ddd&quot;)" office:value-type="string" office:string-value="tor">
            <text:p>tor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45" office:value-type="string">
            <text:p>MF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5" office:value-type="string">
            <text:p>MIR</text:p>
          </table:table-cell>
          <table:table-cell table:style-name="ce33" office:value-type="string">
            <text:p>MIO</text:p>
          </table:table-cell>
          <table:table-cell table:style-name="ce106" table:formula="of:=COUNTIF([.C20:.M20];&quot;☻&quot;)+COUNTIF([.C20:.M20];&quot;52☻&quot;)+COUNTIF([.C20:.M20];&quot;51☻&quot;)+COUNTIF([.C20:.M20];&quot;1☻&quot;)+COUNTIF([.C20:.M20];&quot;KVIT☻&quot;)+COUNTIF([.C20:.M20];&quot;U☻&quot;)" office:value-type="float" office:value="1">
            <text:p>1</text:p>
          </table:table-cell>
          <table:table-cell table:style-name="ce106" table:formula="of:=COUNTIF([.C20:.M20];&quot;☺&quot;)+COUNTIF([.C20:.M20];&quot;52☺&quot;)+COUNTIF([.C20:.M20];&quot;51☺&quot;)+COUNTIF([.C20:.M20];&quot;1☺&quot;)+COUNTIF([.C20:.M20];&quot;KVIT☺&quot;)+COUNTIF([.C20:.M20];&quot;U☺&quot;)" office:value-type="float" office:value="0">
            <text:p>0</text:p>
          </table:table-cell>
          <table:table-cell table:style-name="ce106" table:formula="of:=COUNTIF([.C20:.M20];&quot;51&quot;)+COUNTIF([.C20:.M20];&quot;51$&quot;)+COUNTIF([.C20:.M20];&quot;51☻&quot;)" office:value-type="float" office:value="1">
            <text:p>1</text:p>
          </table:table-cell>
          <table:table-cell table:style-name="ce106" table:formula="of:=COUNTIF([.C20:.M20];&quot;52&quot;)+COUNTIF([.C20:.M20];&quot;52$&quot;)+COUNTIF([.C20:.M20];&quot;52☻&quot;)" office:value-type="float" office:value="1">
            <text:p>1</text:p>
          </table:table-cell>
          <table:table-cell table:style-name="ce106" table:formula="of:=COUNTIF([.C20:.M20];&quot;51¶&quot;)" office:value-type="float" office:value="1">
            <text:p>1</text:p>
          </table:table-cell>
          <table:table-cell table:style-name="ce106" table:formula="of:=COUNTIF([.C20:.M20];&quot;52¶&quot;)" office:value-type="float" office:value="0">
            <text:p>0</text:p>
          </table:table-cell>
          <table:table-cell table:style-name="ce106" table:formula="of:=COUNTIF([.C20:.M20];&quot;U&quot;)+COUNTIF([.C20:.M20];&quot;U☻&quot;)+COUNTIF([.C20:.M20];&quot;U☺&quot;)" office:value-type="float" office:value="1">
            <text:p>1</text:p>
          </table:table-cell>
          <table:table-cell table:style-name="ce106" table:formula="of:=COUNTIF([.C20:.M20];&quot;KVIT&quot;)+COUNTIF([.C20:.M20];&quot;KVIT☻&quot;)+COUNTIF([.C20:.M20];&quot;kvit$&quot;)" office:value-type="float" office:value="3">
            <text:p>3</text:p>
          </table:table-cell>
          <table:table-cell table:style-name="ce107" table:formula="of:=COUNTBLANK([.C20:.M20])" office:value-type="float" office:value="0">
            <text:p>0</text:p>
          </table:table-cell>
          <table:table-cell table:style-name="ce108" table:formula="of:=COUNTIF([.C20:.M20];&quot;x&quot;)" office:value-type="float" office:value="0">
            <text:p>0</text:p>
          </table:table-cell>
          <table:table-cell table:style-name="ce109" table:formula="of:=COUNTIF([.C20:.M20];&quot;51&quot;)+COUNTIF([.C20:.M20];&quot;51☻&quot;)+COUNTIF([.C20:.M20];&quot;2&quot;)+COUNTIF([.C20:.M20];&quot;52&quot;)+COUNTIF([.C20:.M20];&quot;52☻&quot;)+COUNTIF([.C20:.M20];&quot;51$&quot;)+COUNTIF([.C20:.M20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3-20">
            <text:p>20. mar 13</text:p>
          </table:table-cell>
          <table:table-cell table:style-name="ce100" table:formula="of:=TEXT([.A21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office:annotation draw:style-name="gr1" draw:text-style-name="P1" svg:width="2.902cm" svg:height="0.602cm" svg:x="4.279cm" svg:y="12.52cm" draw:caption-point-x="-0.61cm" draw:caption-point-y="1.514cm">
              <dc:creator>MŠ</dc:creator>
              <dc:date>2013-12-23T00:00:00</dc:date>
              <text:p text:style-name="P1"><text:span text:style-name="T1">Sinus kateter</text:span></text:p>
            </office:annotation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text:p>ORO</text:p>
          </table:table-cell>
          <table:table-cell table:style-name="ce33" office:value-type="string">
            <text:p>TAL</text:p>
          </table:table-cell>
          <table:table-cell table:style-name="ce106" table:formula="of:=COUNTIF([.C21:.M21];&quot;☻&quot;)+COUNTIF([.C21:.M21];&quot;52☻&quot;)+COUNTIF([.C21:.M21];&quot;51☻&quot;)+COUNTIF([.C21:.M21];&quot;1☻&quot;)+COUNTIF([.C21:.M21];&quot;KVIT☻&quot;)+COUNTIF([.C21:.M21];&quot;U☻&quot;)" office:value-type="float" office:value="1">
            <text:p>1</text:p>
          </table:table-cell>
          <table:table-cell table:style-name="ce106" table:formula="of:=COUNTIF([.C21:.M21];&quot;☺&quot;)+COUNTIF([.C21:.M21];&quot;52☺&quot;)+COUNTIF([.C21:.M21];&quot;51☺&quot;)+COUNTIF([.C21:.M21];&quot;1☺&quot;)+COUNTIF([.C21:.M21];&quot;KVIT☺&quot;)+COUNTIF([.C21:.M21];&quot;U☺&quot;)" office:value-type="float" office:value="1">
            <text:p>1</text:p>
          </table:table-cell>
          <table:table-cell table:style-name="ce106" table:formula="of:=COUNTIF([.C21:.M21];&quot;51&quot;)+COUNTIF([.C21:.M21];&quot;51$&quot;)+COUNTIF([.C21:.M21];&quot;51☻&quot;)" office:value-type="float" office:value="1">
            <text:p>1</text:p>
          </table:table-cell>
          <table:table-cell table:style-name="ce106" table:formula="of:=COUNTIF([.C21:.M21];&quot;52&quot;)+COUNTIF([.C21:.M21];&quot;52$&quot;)+COUNTIF([.C21:.M21];&quot;52☻&quot;)" office:value-type="float" office:value="0">
            <text:p>0</text:p>
          </table:table-cell>
          <table:table-cell table:style-name="ce106" table:formula="of:=COUNTIF([.C21:.M21];&quot;51¶&quot;)" office:value-type="float" office:value="1">
            <text:p>1</text:p>
          </table:table-cell>
          <table:table-cell table:style-name="ce106" table:formula="of:=COUNTIF([.C21:.M21];&quot;52¶&quot;)" office:value-type="float" office:value="1">
            <text:p>1</text:p>
          </table:table-cell>
          <table:table-cell table:style-name="ce106" table:formula="of:=COUNTIF([.C21:.M21];&quot;U&quot;)+COUNTIF([.C21:.M21];&quot;U☻&quot;)+COUNTIF([.C21:.M21];&quot;U☺&quot;)" office:value-type="float" office:value="1">
            <text:p>1</text:p>
          </table:table-cell>
          <table:table-cell table:style-name="ce106" table:formula="of:=COUNTIF([.C21:.M21];&quot;KVIT&quot;)+COUNTIF([.C21:.M21];&quot;KVIT☻&quot;)+COUNTIF([.C21:.M21];&quot;kvit$&quot;)" office:value-type="float" office:value="2">
            <text:p>2</text:p>
          </table:table-cell>
          <table:table-cell table:style-name="ce107" table:formula="of:=COUNTBLANK([.C21:.M21])" office:value-type="float" office:value="0">
            <text:p>0</text:p>
          </table:table-cell>
          <table:table-cell table:style-name="ce108" table:formula="of:=COUNTIF([.C21:.M21];&quot;x&quot;)" office:value-type="float" office:value="1">
            <text:p>1</text:p>
          </table:table-cell>
          <table:table-cell table:style-name="ce109" table:formula="of:=COUNTIF([.C21:.M21];&quot;51&quot;)+COUNTIF([.C21:.M21];&quot;51☻&quot;)+COUNTIF([.C21:.M21];&quot;2&quot;)+COUNTIF([.C21:.M21];&quot;52&quot;)+COUNTIF([.C21:.M21];&quot;52☻&quot;)+COUNTIF([.C21:.M21];&quot;51$&quot;)+COUNTIF([.C21:.M21];&quot;52$&quot;)" office:value-type="float" office:value="1">
            <text:p>1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3-21">
            <text:p>21. mar 13</text:p>
          </table:table-cell>
          <table:table-cell table:style-name="ce100" table:formula="of:=TEXT([.A22];&quot;Ddd&quot;)" office:value-type="string" office:string-value="čet">
            <text:p>č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4]" office:value-type="string" office:string-value="51">
            <office:annotation draw:style-name="gr1" draw:text-style-name="P1" svg:width="2.902cm" svg:height="0.6cm" svg:x="4.279cm" svg:y="13.221cm" draw:caption-point-x="-0.61cm" draw:caption-point-y="1.514cm">
              <dc:creator>MŠ</dc:creator>
              <dc:date>2013-12-23T00:00:00</dc:date>
              <text:p text:style-name="P1"><text:span text:style-name="T1">Sinus kateter</text:span></text:p>
            </office:annotation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9" office:value-type="string">
            <text:p>ROD</text:p>
          </table:table-cell>
          <table:table-cell table:style-name="ce33" office:value-type="string">
            <text:p>MIO</text:p>
          </table:table-cell>
          <table:table-cell table:style-name="ce106" table:formula="of:=COUNTIF([.C22:.M22];&quot;☻&quot;)+COUNTIF([.C22:.M22];&quot;52☻&quot;)+COUNTIF([.C22:.M22];&quot;51☻&quot;)+COUNTIF([.C22:.M22];&quot;1☻&quot;)+COUNTIF([.C22:.M22];&quot;KVIT☻&quot;)+COUNTIF([.C22:.M22];&quot;U☻&quot;)" office:value-type="float" office:value="1">
            <text:p>1</text:p>
          </table:table-cell>
          <table:table-cell table:style-name="ce106" table:formula="of:=COUNTIF([.C22:.M22];&quot;☺&quot;)+COUNTIF([.C22:.M22];&quot;52☺&quot;)+COUNTIF([.C22:.M22];&quot;51☺&quot;)+COUNTIF([.C22:.M22];&quot;1☺&quot;)+COUNTIF([.C22:.M22];&quot;KVIT☺&quot;)+COUNTIF([.C22:.M22];&quot;U☺&quot;)" office:value-type="float" office:value="0">
            <text:p>0</text:p>
          </table:table-cell>
          <table:table-cell table:style-name="ce106" table:formula="of:=COUNTIF([.C22:.M22];&quot;51&quot;)+COUNTIF([.C22:.M22];&quot;51$&quot;)+COUNTIF([.C22:.M22];&quot;51☻&quot;)" office:value-type="float" office:value="2">
            <text:p>2</text:p>
          </table:table-cell>
          <table:table-cell table:style-name="ce106" table:formula="of:=COUNTIF([.C22:.M22];&quot;52&quot;)+COUNTIF([.C22:.M22];&quot;52$&quot;)+COUNTIF([.C22:.M22];&quot;52☻&quot;)" office:value-type="float" office:value="1">
            <text:p>1</text:p>
          </table:table-cell>
          <table:table-cell table:style-name="ce106" table:formula="of:=COUNTIF([.C22:.M22];&quot;51¶&quot;)" office:value-type="float" office:value="0">
            <text:p>0</text:p>
          </table:table-cell>
          <table:table-cell table:style-name="ce106" table:formula="of:=COUNTIF([.C22:.M22];&quot;52¶&quot;)" office:value-type="float" office:value="1">
            <text:p>1</text:p>
          </table:table-cell>
          <table:table-cell table:style-name="ce106" table:formula="of:=COUNTIF([.C22:.M22];&quot;U&quot;)+COUNTIF([.C22:.M22];&quot;U☻&quot;)+COUNTIF([.C22:.M22];&quot;U☺&quot;)" office:value-type="float" office:value="0">
            <text:p>0</text:p>
          </table:table-cell>
          <table:table-cell table:style-name="ce106" table:formula="of:=COUNTIF([.C22:.M22];&quot;KVIT&quot;)+COUNTIF([.C22:.M22];&quot;KVIT☻&quot;)+COUNTIF([.C22:.M22];&quot;kvit$&quot;)" office:value-type="float" office:value="1">
            <text:p>1</text:p>
          </table:table-cell>
          <table:table-cell table:style-name="ce107" table:formula="of:=COUNTBLANK([.C22:.M22])" office:value-type="float" office:value="0">
            <text:p>0</text:p>
          </table:table-cell>
          <table:table-cell table:style-name="ce108" table:formula="of:=COUNTIF([.C22:.M22];&quot;x&quot;)" office:value-type="float" office:value="3">
            <text:p>3</text:p>
          </table:table-cell>
          <table:table-cell table:style-name="ce109" table:formula="of:=COUNTIF([.C22:.M22];&quot;51&quot;)+COUNTIF([.C22:.M22];&quot;51☻&quot;)+COUNTIF([.C22:.M22];&quot;2&quot;)+COUNTIF([.C22:.M22];&quot;52&quot;)+COUNTIF([.C22:.M22];&quot;52☻&quot;)+COUNTIF([.C22:.M22];&quot;51$&quot;)+COUNTIF([.C22:.M22];&quot;52$&quot;)" office:value-type="float" office:value="3">
            <text:p>3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3-22">
            <text:p>22. mar 13</text:p>
          </table:table-cell>
          <table:table-cell table:style-name="ce100" table:formula="of:=TEXT([.A23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2" office:value-type="string">
            <office:annotation draw:style-name="gr1" draw:text-style-name="P1" svg:width="2.932cm" svg:height="2.317cm" svg:x="11.461cm" svg:y="14.968cm" draw:caption-point-x="-0.608cm" draw:caption-point-y="0.468cm">
              <dc:creator>MŠ</dc:creator>
              <dc:date>2013-12-23T00:00:00</dc:date>
              <text:p text:style-name="P1"><text:span text:style-name="T1">Ne morem 5., 6., 7.</text:span></text:p>
            </office:annotation>
            <text:p>RTG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ORO</text:p>
          </table:table-cell>
          <table:table-cell table:style-name="ce33" office:value-type="string">
            <text:p>MIO</text:p>
          </table:table-cell>
          <table:table-cell table:style-name="ce106" table:formula="of:=COUNTIF([.C23:.M23];&quot;☻&quot;)+COUNTIF([.C23:.M23];&quot;52☻&quot;)+COUNTIF([.C23:.M23];&quot;51☻&quot;)+COUNTIF([.C23:.M23];&quot;1☻&quot;)+COUNTIF([.C23:.M23];&quot;KVIT☻&quot;)+COUNTIF([.C23:.M23];&quot;U☻&quot;)" office:value-type="float" office:value="1">
            <text:p>1</text:p>
          </table:table-cell>
          <table:table-cell table:style-name="ce106" table:formula="of:=COUNTIF([.C23:.M23];&quot;☺&quot;)+COUNTIF([.C23:.M23];&quot;52☺&quot;)+COUNTIF([.C23:.M23];&quot;51☺&quot;)+COUNTIF([.C23:.M23];&quot;1☺&quot;)+COUNTIF([.C23:.M23];&quot;KVIT☺&quot;)+COUNTIF([.C23:.M23];&quot;U☺&quot;)" office:value-type="float" office:value="1">
            <text:p>1</text:p>
          </table:table-cell>
          <table:table-cell table:style-name="ce106" table:formula="of:=COUNTIF([.C23:.M23];&quot;51&quot;)+COUNTIF([.C23:.M23];&quot;51$&quot;)+COUNTIF([.C23:.M23];&quot;51☻&quot;)" office:value-type="float" office:value="1">
            <text:p>1</text:p>
          </table:table-cell>
          <table:table-cell table:style-name="ce106" table:formula="of:=COUNTIF([.C23:.M23];&quot;52&quot;)+COUNTIF([.C23:.M23];&quot;52$&quot;)+COUNTIF([.C23:.M23];&quot;52☻&quot;)" office:value-type="float" office:value="1">
            <text:p>1</text:p>
          </table:table-cell>
          <table:table-cell table:style-name="ce106" table:formula="of:=COUNTIF([.C23:.M23];&quot;51¶&quot;)" office:value-type="float" office:value="0">
            <text:p>0</text:p>
          </table:table-cell>
          <table:table-cell table:style-name="ce106" table:formula="of:=COUNTIF([.C23:.M23];&quot;52¶&quot;)" office:value-type="float" office:value="1">
            <text:p>1</text:p>
          </table:table-cell>
          <table:table-cell table:style-name="ce106" table:formula="of:=COUNTIF([.C23:.M23];&quot;U&quot;)+COUNTIF([.C23:.M23];&quot;U☻&quot;)+COUNTIF([.C23:.M23];&quot;U☺&quot;)" office:value-type="float" office:value="0">
            <text:p>0</text:p>
          </table:table-cell>
          <table:table-cell table:style-name="ce106" table:formula="of:=COUNTIF([.C23:.M23];&quot;KVIT&quot;)+COUNTIF([.C23:.M23];&quot;KVIT☻&quot;)+COUNTIF([.C23:.M23];&quot;kvit$&quot;)" office:value-type="float" office:value="2">
            <text:p>2</text:p>
          </table:table-cell>
          <table:table-cell table:style-name="ce107" table:formula="of:=COUNTBLANK([.C23:.M23])" office:value-type="float" office:value="0">
            <text:p>0</text:p>
          </table:table-cell>
          <table:table-cell table:style-name="ce108" table:formula="of:=COUNTIF([.C23:.M23];&quot;x&quot;)" office:value-type="float" office:value="1">
            <text:p>1</text:p>
          </table:table-cell>
          <table:table-cell table:style-name="ce109" table:formula="of:=COUNTIF([.C23:.M23];&quot;51&quot;)+COUNTIF([.C23:.M23];&quot;51☻&quot;)+COUNTIF([.C23:.M23];&quot;2&quot;)+COUNTIF([.C23:.M23];&quot;52&quot;)+COUNTIF([.C23:.M23];&quot;52☻&quot;)+COUNTIF([.C23:.M23];&quot;51$&quot;)+COUNTIF([.C23:.M23];&quot;52$&quot;)" office:value-type="float" office:value="2">
            <text:p>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3-23">
            <text:p>23. mar 13</text:p>
          </table:table-cell>
          <table:table-cell table:style-name="ce100" table:formula="of:=TEXT([.A24];&quot;Ddd&quot;)" office:value-type="string" office:string-value="sob">
            <text:p>sob</text:p>
          </table:table-cell>
          <table:table-cell table:style-name="ce103" table:number-columns-repeated="3"/>
          <table:table-cell table:style-name="ce6" table:formula="of:=[$'Vzorci vnosov'.$A$14]" office:value-type="string" office:string-value="☻">
            <text:p>☻</text:p>
          </table:table-cell>
          <table:table-cell table:style-name="ce101" table:number-columns-repeated="3"/>
          <table:table-cell table:style-name="ce102"/>
          <table:table-cell table:style-name="ce101" table:number-columns-repeated="2"/>
          <table:table-cell table:style-name="ce102"/>
          <table:table-cell table:style-name="ce58" office:value-type="string">
            <text:p>PIR</text:p>
          </table:table-cell>
          <table:table-cell table:style-name="ce56" office:value-type="string">
            <text:p>PIN</text:p>
          </table:table-cell>
          <table:table-cell table:style-name="ce106" table:formula="of:=COUNTIF([.C24:.M24];&quot;☻&quot;)+COUNTIF([.C24:.M24];&quot;52☻&quot;)+COUNTIF([.C24:.M24];&quot;51☻&quot;)+COUNTIF([.C24:.M24];&quot;1☻&quot;)+COUNTIF([.C24:.M24];&quot;KVIT☻&quot;)+COUNTIF([.C24:.M24];&quot;U☻&quot;)" office:value-type="float" office:value="1">
            <text:p>1</text:p>
          </table:table-cell>
          <table:table-cell table:style-name="ce106" table:formula="of:=COUNTIF([.C24:.M24];&quot;☺&quot;)+COUNTIF([.C24:.M24];&quot;52☺&quot;)+COUNTIF([.C24:.M24];&quot;51☺&quot;)+COUNTIF([.C24:.M24];&quot;1☺&quot;)+COUNTIF([.C24:.M24];&quot;KVIT☺&quot;)+COUNTIF([.C24:.M24];&quot;U☺&quot;)" office:value-type="float" office:value="0">
            <text:p>0</text:p>
          </table:table-cell>
          <table:table-cell table:style-name="ce106" table:formula="of:=COUNTIF([.C24:.M24];&quot;51&quot;)+COUNTIF([.C24:.M24];&quot;51$&quot;)+COUNTIF([.C24:.M24];&quot;51☻&quot;)" office:value-type="float" office:value="0">
            <text:p>0</text:p>
          </table:table-cell>
          <table:table-cell table:style-name="ce106" table:formula="of:=COUNTIF([.C24:.M24];&quot;52&quot;)+COUNTIF([.C24:.M24];&quot;52$&quot;)+COUNTIF([.C24:.M24];&quot;52☻&quot;)" office:value-type="float" office:value="0">
            <text:p>0</text:p>
          </table:table-cell>
          <table:table-cell table:style-name="ce106" table:formula="of:=COUNTIF([.C24:.M24];&quot;51¶&quot;)" office:value-type="float" office:value="0">
            <text:p>0</text:p>
          </table:table-cell>
          <table:table-cell table:style-name="ce106" table:formula="of:=COUNTIF([.C24:.M24];&quot;52¶&quot;)" office:value-type="float" office:value="0">
            <text:p>0</text:p>
          </table:table-cell>
          <table:table-cell table:style-name="ce106" table:formula="of:=COUNTIF([.C24:.M24];&quot;U&quot;)+COUNTIF([.C24:.M24];&quot;U☻&quot;)+COUNTIF([.C24:.M24];&quot;U☺&quot;)" office:value-type="float" office:value="0">
            <text:p>0</text:p>
          </table:table-cell>
          <table:table-cell table:style-name="ce106" table:formula="of:=COUNTIF([.C24:.M24];&quot;KVIT&quot;)+COUNTIF([.C24:.M24];&quot;KVIT☻&quot;)+COUNTIF([.C24:.M24];&quot;kvit$&quot;)" office:value-type="float" office:value="0">
            <text:p>0</text:p>
          </table:table-cell>
          <table:table-cell table:style-name="ce107" table:formula="of:=COUNTBLANK([.C24:.M24])" office:value-type="float" office:value="10">
            <text:p>10</text:p>
          </table:table-cell>
          <table:table-cell table:style-name="ce108" table:formula="of:=COUNTIF([.C24:.M24];&quot;x&quot;)" office:value-type="float" office:value="0">
            <text:p>0</text:p>
          </table:table-cell>
          <table:table-cell table:style-name="ce109" table:formula="of:=COUNTIF([.C24:.M24];&quot;51&quot;)+COUNTIF([.C24:.M24];&quot;51☻&quot;)+COUNTIF([.C24:.M24];&quot;2&quot;)+COUNTIF([.C24:.M24];&quot;52&quot;)+COUNTIF([.C24:.M24];&quot;52☻&quot;)+COUNTIF([.C24:.M24];&quot;51$&quot;)+COUNTIF([.C24:.M24];&quot;52$&quot;)" office:value-type="float" office:value="0">
            <text:p>0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3-24">
            <text:p>24. mar 13</text:p>
          </table:table-cell>
          <table:table-cell table:style-name="ce100" table:formula="of:=TEXT([.A25];&quot;Ddd&quot;)" office:value-type="string" office:string-value="ned">
            <text:p>ned</text:p>
          </table:table-cell>
          <table:table-cell table:style-name="ce103"/>
          <table:table-cell table:style-name="ce104" table:number-columns-repeated="2"/>
          <table:table-cell table:style-name="ce102" table:number-columns-repeated="3"/>
          <table:table-cell table:style-name="ce101"/>
          <table:table-cell table:style-name="ce6" table:formula="of:=[$'Vzorci vnosov'.$A$14]" office:value-type="string" office:string-value="☻">
            <text:p>☻</text:p>
          </table:table-cell>
          <table:table-cell table:style-name="ce102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56" office:value-type="string">
            <text:p>TAL</text:p>
          </table:table-cell>
          <table:table-cell table:style-name="ce56" office:value-type="string">
            <text:p>PIN</text:p>
          </table:table-cell>
          <table:table-cell table:style-name="ce106" table:formula="of:=COUNTIF([.C25:.M25];&quot;☻&quot;)+COUNTIF([.C25:.M25];&quot;52☻&quot;)+COUNTIF([.C25:.M25];&quot;51☻&quot;)+COUNTIF([.C25:.M25];&quot;1☻&quot;)+COUNTIF([.C25:.M25];&quot;KVIT☻&quot;)+COUNTIF([.C25:.M25];&quot;U☻&quot;)" office:value-type="float" office:value="1">
            <text:p>1</text:p>
          </table:table-cell>
          <table:table-cell table:style-name="ce106" table:formula="of:=COUNTIF([.C25:.M25];&quot;☺&quot;)+COUNTIF([.C25:.M25];&quot;52☺&quot;)+COUNTIF([.C25:.M25];&quot;51☺&quot;)+COUNTIF([.C25:.M25];&quot;1☺&quot;)+COUNTIF([.C25:.M25];&quot;KVIT☺&quot;)+COUNTIF([.C25:.M25];&quot;U☺&quot;)" office:value-type="float" office:value="1">
            <text:p>1</text:p>
          </table:table-cell>
          <table:table-cell table:style-name="ce106" table:formula="of:=COUNTIF([.C25:.M25];&quot;51&quot;)+COUNTIF([.C25:.M25];&quot;51$&quot;)+COUNTIF([.C25:.M25];&quot;51☻&quot;)" office:value-type="float" office:value="0">
            <text:p>0</text:p>
          </table:table-cell>
          <table:table-cell table:style-name="ce106" table:formula="of:=COUNTIF([.C25:.M25];&quot;52&quot;)+COUNTIF([.C25:.M25];&quot;52$&quot;)+COUNTIF([.C25:.M25];&quot;52☻&quot;)" office:value-type="float" office:value="0">
            <text:p>0</text:p>
          </table:table-cell>
          <table:table-cell table:style-name="ce106" table:formula="of:=COUNTIF([.C25:.M25];&quot;51¶&quot;)" office:value-type="float" office:value="0">
            <text:p>0</text:p>
          </table:table-cell>
          <table:table-cell table:style-name="ce106" table:formula="of:=COUNTIF([.C25:.M25];&quot;52¶&quot;)" office:value-type="float" office:value="0">
            <text:p>0</text:p>
          </table:table-cell>
          <table:table-cell table:style-name="ce106" table:formula="of:=COUNTIF([.C25:.M25];&quot;U&quot;)+COUNTIF([.C25:.M25];&quot;U☻&quot;)+COUNTIF([.C25:.M25];&quot;U☺&quot;)" office:value-type="float" office:value="0">
            <text:p>0</text:p>
          </table:table-cell>
          <table:table-cell table:style-name="ce106" table:formula="of:=COUNTIF([.C25:.M25];&quot;KVIT&quot;)+COUNTIF([.C25:.M25];&quot;KVIT☻&quot;)+COUNTIF([.C25:.M25];&quot;kvit$&quot;)" office:value-type="float" office:value="0">
            <text:p>0</text:p>
          </table:table-cell>
          <table:table-cell table:style-name="ce107" table:formula="of:=COUNTBLANK([.C25:.M25])" office:value-type="float" office:value="9">
            <text:p>9</text:p>
          </table:table-cell>
          <table:table-cell table:style-name="ce108" table:formula="of:=COUNTIF([.C25:.M25];&quot;x&quot;)" office:value-type="float" office:value="0">
            <text:p>0</text:p>
          </table:table-cell>
          <table:table-cell table:style-name="ce109" table:formula="of:=COUNTIF([.C25:.M25];&quot;51&quot;)+COUNTIF([.C25:.M25];&quot;51☻&quot;)+COUNTIF([.C25:.M25];&quot;2&quot;)+COUNTIF([.C25:.M25];&quot;52&quot;)+COUNTIF([.C25:.M25];&quot;52☻&quot;)+COUNTIF([.C25:.M25];&quot;51$&quot;)+COUNTIF([.C25:.M25];&quot;52$&quot;)" office:value-type="float" office:value="0">
            <text:p>0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3-25">
            <text:p>25. mar 13</text:p>
          </table:table-cell>
          <table:table-cell table:style-name="ce100" table:formula="of:=TEXT([.A26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9" office:value-type="string">
            <text:p>MIO</text:p>
          </table:table-cell>
          <table:table-cell table:style-name="ce33" office:value-type="string">
            <text:p>KOS</text:p>
          </table:table-cell>
          <table:table-cell table:style-name="ce106" table:formula="of:=COUNTIF([.C26:.M26];&quot;☻&quot;)+COUNTIF([.C26:.M26];&quot;52☻&quot;)+COUNTIF([.C26:.M26];&quot;51☻&quot;)+COUNTIF([.C26:.M26];&quot;1☻&quot;)+COUNTIF([.C26:.M26];&quot;KVIT☻&quot;)+COUNTIF([.C26:.M26];&quot;U☻&quot;)" office:value-type="float" office:value="1">
            <text:p>1</text:p>
          </table:table-cell>
          <table:table-cell table:style-name="ce106" table:formula="of:=COUNTIF([.C26:.M26];&quot;☺&quot;)+COUNTIF([.C26:.M26];&quot;52☺&quot;)+COUNTIF([.C26:.M26];&quot;51☺&quot;)+COUNTIF([.C26:.M26];&quot;1☺&quot;)+COUNTIF([.C26:.M26];&quot;KVIT☺&quot;)+COUNTIF([.C26:.M26];&quot;U☺&quot;)" office:value-type="float" office:value="1">
            <text:p>1</text:p>
          </table:table-cell>
          <table:table-cell table:style-name="ce106" table:formula="of:=COUNTIF([.C26:.M26];&quot;51&quot;)+COUNTIF([.C26:.M26];&quot;51$&quot;)+COUNTIF([.C26:.M26];&quot;51☻&quot;)" office:value-type="float" office:value="1">
            <text:p>1</text:p>
          </table:table-cell>
          <table:table-cell table:style-name="ce106" table:formula="of:=COUNTIF([.C26:.M26];&quot;52&quot;)+COUNTIF([.C26:.M26];&quot;52$&quot;)+COUNTIF([.C26:.M26];&quot;52☻&quot;)" office:value-type="float" office:value="1">
            <text:p>1</text:p>
          </table:table-cell>
          <table:table-cell table:style-name="ce106" table:formula="of:=COUNTIF([.C26:.M26];&quot;51¶&quot;)" office:value-type="float" office:value="1">
            <text:p>1</text:p>
          </table:table-cell>
          <table:table-cell table:style-name="ce106" table:formula="of:=COUNTIF([.C26:.M26];&quot;52¶&quot;)" office:value-type="float" office:value="0">
            <text:p>0</text:p>
          </table:table-cell>
          <table:table-cell table:style-name="ce106" table:formula="of:=COUNTIF([.C26:.M26];&quot;U&quot;)+COUNTIF([.C26:.M26];&quot;U☻&quot;)+COUNTIF([.C26:.M26];&quot;U☺&quot;)" office:value-type="float" office:value="1">
            <text:p>1</text:p>
          </table:table-cell>
          <table:table-cell table:style-name="ce106" table:formula="of:=COUNTIF([.C26:.M26];&quot;KVIT&quot;)+COUNTIF([.C26:.M26];&quot;KVIT☻&quot;)+COUNTIF([.C26:.M26];&quot;kvit$&quot;)" office:value-type="float" office:value="2">
            <text:p>2</text:p>
          </table:table-cell>
          <table:table-cell table:style-name="ce107" table:formula="of:=COUNTBLANK([.C26:.M26])" office:value-type="float" office:value="0">
            <text:p>0</text:p>
          </table:table-cell>
          <table:table-cell table:style-name="ce108" table:formula="of:=COUNTIF([.C26:.M26];&quot;x&quot;)" office:value-type="float" office:value="3">
            <text:p>3</text:p>
          </table:table-cell>
          <table:table-cell table:style-name="ce109" table:formula="of:=COUNTIF([.C26:.M26];&quot;51&quot;)+COUNTIF([.C26:.M26];&quot;51☻&quot;)+COUNTIF([.C26:.M26];&quot;2&quot;)+COUNTIF([.C26:.M26];&quot;52&quot;)+COUNTIF([.C26:.M26];&quot;52☻&quot;)+COUNTIF([.C26:.M26];&quot;51$&quot;)+COUNTIF([.C26:.M26];&quot;52$&quot;)" office:value-type="float" office:value="2">
            <text:p>2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3-26">
            <text:p>26. mar 13</text:p>
          </table:table-cell>
          <table:table-cell table:style-name="ce100" table:formula="of:=TEXT([.A27];&quot;Ddd&quot;)" office:value-type="string" office:string-value="tor">
            <text:p>tor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2" office:value-type="string">
            <office:annotation draw:style-name="gr1" draw:text-style-name="P1" svg:width="2.932cm" svg:height="2.317cm" svg:x="10.563cm" svg:y="17.773cm" draw:caption-point-x="-0.608cm" draw:caption-point-y="0.468cm">
              <dc:creator>MŠ</dc:creator>
              <dc:date>2013-12-23T00:00:00</dc:date>
              <text:p text:style-name="P1"><text:span text:style-name="T1">Ne morem 5., 6., 7.</text:span></text:p>
            </office:annotation>
            <text:p>RTG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05" office:value-type="string">
            <text:p>Mi/Gr</text:p>
          </table:table-cell>
          <table:table-cell table:style-name="ce33" office:value-type="string">
            <text:p>KOS</text:p>
          </table:table-cell>
          <table:table-cell table:style-name="ce106" table:formula="of:=COUNTIF([.C27:.M27];&quot;☻&quot;)+COUNTIF([.C27:.M27];&quot;52☻&quot;)+COUNTIF([.C27:.M27];&quot;51☻&quot;)+COUNTIF([.C27:.M27];&quot;1☻&quot;)+COUNTIF([.C27:.M27];&quot;KVIT☻&quot;)+COUNTIF([.C27:.M27];&quot;U☻&quot;)" office:value-type="float" office:value="0">
            <text:p>0</text:p>
          </table:table-cell>
          <table:table-cell table:style-name="ce106" table:formula="of:=COUNTIF([.C27:.M27];&quot;☺&quot;)+COUNTIF([.C27:.M27];&quot;52☺&quot;)+COUNTIF([.C27:.M27];&quot;51☺&quot;)+COUNTIF([.C27:.M27];&quot;1☺&quot;)+COUNTIF([.C27:.M27];&quot;KVIT☺&quot;)+COUNTIF([.C27:.M27];&quot;U☺&quot;)" office:value-type="float" office:value="0">
            <text:p>0</text:p>
          </table:table-cell>
          <table:table-cell table:style-name="ce106" table:formula="of:=COUNTIF([.C27:.M27];&quot;51&quot;)+COUNTIF([.C27:.M27];&quot;51$&quot;)+COUNTIF([.C27:.M27];&quot;51☻&quot;)" office:value-type="float" office:value="1">
            <text:p>1</text:p>
          </table:table-cell>
          <table:table-cell table:style-name="ce106" table:formula="of:=COUNTIF([.C27:.M27];&quot;52&quot;)+COUNTIF([.C27:.M27];&quot;52$&quot;)+COUNTIF([.C27:.M27];&quot;52☻&quot;)" office:value-type="float" office:value="1">
            <text:p>1</text:p>
          </table:table-cell>
          <table:table-cell table:style-name="ce106" table:formula="of:=COUNTIF([.C27:.M27];&quot;51¶&quot;)" office:value-type="float" office:value="1">
            <text:p>1</text:p>
          </table:table-cell>
          <table:table-cell table:style-name="ce106" table:formula="of:=COUNTIF([.C27:.M27];&quot;52¶&quot;)" office:value-type="float" office:value="0">
            <text:p>0</text:p>
          </table:table-cell>
          <table:table-cell table:style-name="ce106" table:formula="of:=COUNTIF([.C27:.M27];&quot;U&quot;)+COUNTIF([.C27:.M27];&quot;U☻&quot;)+COUNTIF([.C27:.M27];&quot;U☺&quot;)" office:value-type="float" office:value="1">
            <text:p>1</text:p>
          </table:table-cell>
          <table:table-cell table:style-name="ce106" table:formula="of:=COUNTIF([.C27:.M27];&quot;KVIT&quot;)+COUNTIF([.C27:.M27];&quot;KVIT☻&quot;)+COUNTIF([.C27:.M27];&quot;kvit$&quot;)" office:value-type="float" office:value="2">
            <text:p>2</text:p>
          </table:table-cell>
          <table:table-cell table:style-name="ce107" table:formula="of:=COUNTBLANK([.C27:.M27])" office:value-type="float" office:value="0">
            <text:p>0</text:p>
          </table:table-cell>
          <table:table-cell table:style-name="ce108" table:formula="of:=COUNTIF([.C27:.M27];&quot;x&quot;)" office:value-type="float" office:value="2">
            <text:p>2</text:p>
          </table:table-cell>
          <table:table-cell table:style-name="ce109" table:formula="of:=COUNTIF([.C27:.M27];&quot;51&quot;)+COUNTIF([.C27:.M27];&quot;51☻&quot;)+COUNTIF([.C27:.M27];&quot;2&quot;)+COUNTIF([.C27:.M27];&quot;52&quot;)+COUNTIF([.C27:.M27];&quot;52☻&quot;)+COUNTIF([.C27:.M27];&quot;51$&quot;)+COUNTIF([.C27:.M27];&quot;52$&quot;)" office:value-type="float" office:value="2">
            <text:p>2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3-27">
            <text:p>27. mar 13</text:p>
          </table:table-cell>
          <table:table-cell table:style-name="ce100" table:formula="of:=TEXT([.A28];&quot;Ddd&quot;)" office:value-type="string" office:string-value="sre">
            <text:p>sre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0" office:value-type="string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text:p>DRN</text:p>
          </table:table-cell>
          <table:table-cell table:style-name="ce33" office:value-type="string">
            <text:p>KOS</text:p>
          </table:table-cell>
          <table:table-cell table:style-name="ce106" table:formula="of:=COUNTIF([.C28:.M28];&quot;☻&quot;)+COUNTIF([.C28:.M28];&quot;52☻&quot;)+COUNTIF([.C28:.M28];&quot;51☻&quot;)+COUNTIF([.C28:.M28];&quot;1☻&quot;)+COUNTIF([.C28:.M28];&quot;KVIT☻&quot;)+COUNTIF([.C28:.M28];&quot;U☻&quot;)" office:value-type="float" office:value="1">
            <text:p>1</text:p>
          </table:table-cell>
          <table:table-cell table:style-name="ce106" table:formula="of:=COUNTIF([.C28:.M28];&quot;☺&quot;)+COUNTIF([.C28:.M28];&quot;52☺&quot;)+COUNTIF([.C28:.M28];&quot;51☺&quot;)+COUNTIF([.C28:.M28];&quot;1☺&quot;)+COUNTIF([.C28:.M28];&quot;KVIT☺&quot;)+COUNTIF([.C28:.M28];&quot;U☺&quot;)" office:value-type="float" office:value="1">
            <text:p>1</text:p>
          </table:table-cell>
          <table:table-cell table:style-name="ce106" table:formula="of:=COUNTIF([.C28:.M28];&quot;51&quot;)+COUNTIF([.C28:.M28];&quot;51$&quot;)+COUNTIF([.C28:.M28];&quot;51☻&quot;)" office:value-type="float" office:value="2">
            <text:p>2</text:p>
          </table:table-cell>
          <table:table-cell table:style-name="ce106" table:formula="of:=COUNTIF([.C28:.M28];&quot;52&quot;)+COUNTIF([.C28:.M28];&quot;52$&quot;)+COUNTIF([.C28:.M28];&quot;52☻&quot;)" office:value-type="float" office:value="2">
            <text:p>2</text:p>
          </table:table-cell>
          <table:table-cell table:style-name="ce106" table:formula="of:=COUNTIF([.C28:.M28];&quot;51¶&quot;)" office:value-type="float" office:value="0">
            <text:p>0</text:p>
          </table:table-cell>
          <table:table-cell table:style-name="ce106" table:formula="of:=COUNTIF([.C28:.M28];&quot;52¶&quot;)" office:value-type="float" office:value="1">
            <text:p>1</text:p>
          </table:table-cell>
          <table:table-cell table:style-name="ce106" table:formula="of:=COUNTIF([.C28:.M28];&quot;U&quot;)+COUNTIF([.C28:.M28];&quot;U☻&quot;)+COUNTIF([.C28:.M28];&quot;U☺&quot;)" office:value-type="float" office:value="0">
            <text:p>0</text:p>
          </table:table-cell>
          <table:table-cell table:style-name="ce106" table:formula="of:=COUNTIF([.C28:.M28];&quot;KVIT&quot;)+COUNTIF([.C28:.M28];&quot;KVIT☻&quot;)+COUNTIF([.C28:.M28];&quot;kvit$&quot;)" office:value-type="float" office:value="2">
            <text:p>2</text:p>
          </table:table-cell>
          <table:table-cell table:style-name="ce107" table:formula="of:=COUNTBLANK([.C28:.M28])" office:value-type="float" office:value="0">
            <text:p>0</text:p>
          </table:table-cell>
          <table:table-cell table:style-name="ce108" table:formula="of:=COUNTIF([.C28:.M28];&quot;x&quot;)" office:value-type="float" office:value="0">
            <text:p>0</text:p>
          </table:table-cell>
          <table:table-cell table:style-name="ce109" table:formula="of:=COUNTIF([.C28:.M28];&quot;51&quot;)+COUNTIF([.C28:.M28];&quot;51☻&quot;)+COUNTIF([.C28:.M28];&quot;2&quot;)+COUNTIF([.C28:.M28];&quot;52&quot;)+COUNTIF([.C28:.M28];&quot;52☻&quot;)+COUNTIF([.C28:.M28];&quot;51$&quot;)+COUNTIF([.C28:.M28];&quot;52$&quot;)" office:value-type="float" office:value="4">
            <text:p>4</text:p>
          </table:table-cell>
          <table:table-cell table:style-name="ce75" table:formula="of:=[$'Vzorci vnosov'.$A$29]" office:value-type="string" office:string-value=".">
            <text:p>.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3-28">
            <text:p>28. mar 13</text:p>
          </table:table-cell>
          <table:table-cell table:style-name="ce100" table:formula="of:=TEXT([.A29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7" office:value-type="string">
            <text:p>RAV</text:p>
          </table:table-cell>
          <table:table-cell table:style-name="ce33" office:value-type="string">
            <text:p>PIN</text:p>
          </table:table-cell>
          <table:table-cell table:style-name="ce106" table:formula="of:=COUNTIF([.C29:.M29];&quot;☻&quot;)+COUNTIF([.C29:.M29];&quot;52☻&quot;)+COUNTIF([.C29:.M29];&quot;51☻&quot;)+COUNTIF([.C29:.M29];&quot;1☻&quot;)+COUNTIF([.C29:.M29];&quot;KVIT☻&quot;)+COUNTIF([.C29:.M29];&quot;U☻&quot;)" office:value-type="float" office:value="1">
            <text:p>1</text:p>
          </table:table-cell>
          <table:table-cell table:style-name="ce106" table:formula="of:=COUNTIF([.C29:.M29];&quot;☺&quot;)+COUNTIF([.C29:.M29];&quot;52☺&quot;)+COUNTIF([.C29:.M29];&quot;51☺&quot;)+COUNTIF([.C29:.M29];&quot;1☺&quot;)+COUNTIF([.C29:.M29];&quot;KVIT☺&quot;)+COUNTIF([.C29:.M29];&quot;U☺&quot;)" office:value-type="float" office:value="0">
            <text:p>0</text:p>
          </table:table-cell>
          <table:table-cell table:style-name="ce106" table:formula="of:=COUNTIF([.C29:.M29];&quot;51&quot;)+COUNTIF([.C29:.M29];&quot;51$&quot;)+COUNTIF([.C29:.M29];&quot;51☻&quot;)" office:value-type="float" office:value="1">
            <text:p>1</text:p>
          </table:table-cell>
          <table:table-cell table:style-name="ce106" table:formula="of:=COUNTIF([.C29:.M29];&quot;52&quot;)+COUNTIF([.C29:.M29];&quot;52$&quot;)+COUNTIF([.C29:.M29];&quot;52☻&quot;)" office:value-type="float" office:value="1">
            <text:p>1</text:p>
          </table:table-cell>
          <table:table-cell table:style-name="ce106" table:formula="of:=COUNTIF([.C29:.M29];&quot;51¶&quot;)" office:value-type="float" office:value="1">
            <text:p>1</text:p>
          </table:table-cell>
          <table:table-cell table:style-name="ce106" table:formula="of:=COUNTIF([.C29:.M29];&quot;52¶&quot;)" office:value-type="float" office:value="1">
            <text:p>1</text:p>
          </table:table-cell>
          <table:table-cell table:style-name="ce106" table:formula="of:=COUNTIF([.C29:.M29];&quot;U&quot;)+COUNTIF([.C29:.M29];&quot;U☻&quot;)+COUNTIF([.C29:.M29];&quot;U☺&quot;)" office:value-type="float" office:value="1">
            <text:p>1</text:p>
          </table:table-cell>
          <table:table-cell table:style-name="ce106" table:formula="of:=COUNTIF([.C29:.M29];&quot;KVIT&quot;)+COUNTIF([.C29:.M29];&quot;KVIT☻&quot;)+COUNTIF([.C29:.M29];&quot;kvit$&quot;)" office:value-type="float" office:value="3">
            <text:p>3</text:p>
          </table:table-cell>
          <table:table-cell table:style-name="ce107" table:formula="of:=COUNTBLANK([.C29:.M29])" office:value-type="float" office:value="0">
            <text:p>0</text:p>
          </table:table-cell>
          <table:table-cell table:style-name="ce108" table:formula="of:=COUNTIF([.C29:.M29];&quot;x&quot;)" office:value-type="float" office:value="2">
            <text:p>2</text:p>
          </table:table-cell>
          <table:table-cell table:style-name="ce109" table:formula="of:=COUNTIF([.C29:.M29];&quot;51&quot;)+COUNTIF([.C29:.M29];&quot;51☻&quot;)+COUNTIF([.C29:.M29];&quot;2&quot;)+COUNTIF([.C29:.M29];&quot;52&quot;)+COUNTIF([.C29:.M29];&quot;52☻&quot;)+COUNTIF([.C29:.M29];&quot;51$&quot;)+COUNTIF([.C29:.M29];&quot;52$&quot;)" office:value-type="float" office:value="2">
            <text:p>2</text:p>
          </table:table-cell>
          <table:table-cell table:style-name="ce75" table:formula="of:=[$'Vzorci vnosov'.$A$30]" office:value-type="string" office:string-value=".">
            <text:p>.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3-29">
            <text:p>29. mar 13</text:p>
          </table:table-cell>
          <table:table-cell table:style-name="ce100" table:formula="of:=TEXT([.A30];&quot;Ddd&quot;)" office:value-type="string" office:string-value="pet">
            <text:p>p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0" office:value-type="string">
            <text:p>K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9" office:value-type="string">
            <text:p>PIR</text:p>
          </table:table-cell>
          <table:table-cell table:style-name="ce33" office:value-type="string">
            <text:p>KOS</text:p>
          </table:table-cell>
          <table:table-cell table:style-name="ce106" table:formula="of:=COUNTIF([.C30:.M30];&quot;☻&quot;)+COUNTIF([.C30:.M30];&quot;52☻&quot;)+COUNTIF([.C30:.M30];&quot;51☻&quot;)+COUNTIF([.C30:.M30];&quot;1☻&quot;)+COUNTIF([.C30:.M30];&quot;KVIT☻&quot;)+COUNTIF([.C30:.M30];&quot;U☻&quot;)" office:value-type="float" office:value="1">
            <text:p>1</text:p>
          </table:table-cell>
          <table:table-cell table:style-name="ce106" table:formula="of:=COUNTIF([.C30:.M30];&quot;☺&quot;)+COUNTIF([.C30:.M30];&quot;52☺&quot;)+COUNTIF([.C30:.M30];&quot;51☺&quot;)+COUNTIF([.C30:.M30];&quot;1☺&quot;)+COUNTIF([.C30:.M30];&quot;KVIT☺&quot;)+COUNTIF([.C30:.M30];&quot;U☺&quot;)" office:value-type="float" office:value="0">
            <text:p>0</text:p>
          </table:table-cell>
          <table:table-cell table:style-name="ce106" table:formula="of:=COUNTIF([.C30:.M30];&quot;51&quot;)+COUNTIF([.C30:.M30];&quot;51$&quot;)+COUNTIF([.C30:.M30];&quot;51☻&quot;)" office:value-type="float" office:value="2">
            <text:p>2</text:p>
          </table:table-cell>
          <table:table-cell table:style-name="ce106" table:formula="of:=COUNTIF([.C30:.M30];&quot;52&quot;)+COUNTIF([.C30:.M30];&quot;52$&quot;)+COUNTIF([.C30:.M30];&quot;52☻&quot;)" office:value-type="float" office:value="1">
            <text:p>1</text:p>
          </table:table-cell>
          <table:table-cell table:style-name="ce106" table:formula="of:=COUNTIF([.C30:.M30];&quot;51¶&quot;)" office:value-type="float" office:value="1">
            <text:p>1</text:p>
          </table:table-cell>
          <table:table-cell table:style-name="ce106" table:formula="of:=COUNTIF([.C30:.M30];&quot;52¶&quot;)" office:value-type="float" office:value="1">
            <text:p>1</text:p>
          </table:table-cell>
          <table:table-cell table:style-name="ce106" table:formula="of:=COUNTIF([.C30:.M30];&quot;U&quot;)+COUNTIF([.C30:.M30];&quot;U☻&quot;)+COUNTIF([.C30:.M30];&quot;U☺&quot;)" office:value-type="float" office:value="0">
            <text:p>0</text:p>
          </table:table-cell>
          <table:table-cell table:style-name="ce106" table:formula="of:=COUNTIF([.C30:.M30];&quot;KVIT&quot;)+COUNTIF([.C30:.M30];&quot;KVIT☻&quot;)+COUNTIF([.C30:.M30];&quot;kvit$&quot;)" office:value-type="float" office:value="3">
            <text:p>3</text:p>
          </table:table-cell>
          <table:table-cell table:style-name="ce107" table:formula="of:=COUNTBLANK([.C30:.M30])" office:value-type="float" office:value="0">
            <text:p>0</text:p>
          </table:table-cell>
          <table:table-cell table:style-name="ce108" table:formula="of:=COUNTIF([.C30:.M30];&quot;x&quot;)" office:value-type="float" office:value="1">
            <text:p>1</text:p>
          </table:table-cell>
          <table:table-cell table:style-name="ce109" table:formula="of:=COUNTIF([.C30:.M30];&quot;51&quot;)+COUNTIF([.C30:.M30];&quot;51☻&quot;)+COUNTIF([.C30:.M30];&quot;2&quot;)+COUNTIF([.C30:.M30];&quot;52&quot;)+COUNTIF([.C30:.M30];&quot;52☻&quot;)+COUNTIF([.C30:.M30];&quot;51$&quot;)+COUNTIF([.C30:.M30];&quot;52$&quot;)" office:value-type="float" office:value="3">
            <text:p>3</text:p>
          </table:table-cell>
          <table:table-cell table:number-columns-repeated="998"/>
        </table:table-row>
        <table:table-row table:style-name="ro8">
          <table:table-cell table:style-name="ce20" office:value-type="date" office:date-value="2013-03-30">
            <text:p>30. mar 13</text:p>
          </table:table-cell>
          <table:table-cell table:style-name="ce100" table:formula="of:=TEXT([.A31];&quot;Ddd&quot;)" office:value-type="string" office:string-value="sob">
            <text:p>sob</text:p>
          </table:table-cell>
          <table:table-cell table:style-name="ce103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103"/>
          <table:table-cell table:style-name="ce11" table:formula="of:=[$'Vzorci vnosov'.$A$21]" office:value-type="string" office:string-value="☺">
            <text:p>☺</text:p>
          </table:table-cell>
          <table:table-cell table:style-name="ce101"/>
          <table:table-cell table:style-name="ce102" table:number-columns-repeated="2"/>
          <table:table-cell table:style-name="ce101" table:number-columns-repeated="3"/>
          <table:table-cell table:style-name="ce56" office:value-type="string">
            <text:p>ORO</text:p>
          </table:table-cell>
          <table:table-cell table:style-name="ce56" office:value-type="string">
            <text:p>ŠOŠ</text:p>
          </table:table-cell>
          <table:table-cell table:style-name="ce106" table:formula="of:=COUNTIF([.C31:.M31];&quot;☻&quot;)+COUNTIF([.C31:.M31];&quot;52☻&quot;)+COUNTIF([.C31:.M31];&quot;51☻&quot;)+COUNTIF([.C31:.M31];&quot;1☻&quot;)+COUNTIF([.C31:.M31];&quot;KVIT☻&quot;)+COUNTIF([.C31:.M31];&quot;U☻&quot;)" office:value-type="float" office:value="1">
            <text:p>1</text:p>
          </table:table-cell>
          <table:table-cell table:style-name="ce106" table:formula="of:=COUNTIF([.C31:.M31];&quot;☺&quot;)+COUNTIF([.C31:.M31];&quot;52☺&quot;)+COUNTIF([.C31:.M31];&quot;51☺&quot;)+COUNTIF([.C31:.M31];&quot;1☺&quot;)+COUNTIF([.C31:.M31];&quot;KVIT☺&quot;)+COUNTIF([.C31:.M31];&quot;U☺&quot;)" office:value-type="float" office:value="1">
            <text:p>1</text:p>
          </table:table-cell>
          <table:table-cell table:style-name="ce106" table:formula="of:=COUNTIF([.C31:.M31];&quot;51&quot;)+COUNTIF([.C31:.M31];&quot;51$&quot;)+COUNTIF([.C31:.M31];&quot;51☻&quot;)" office:value-type="float" office:value="0">
            <text:p>0</text:p>
          </table:table-cell>
          <table:table-cell table:style-name="ce106" table:formula="of:=COUNTIF([.C31:.M31];&quot;52&quot;)+COUNTIF([.C31:.M31];&quot;52$&quot;)+COUNTIF([.C31:.M31];&quot;52☻&quot;)" office:value-type="float" office:value="0">
            <text:p>0</text:p>
          </table:table-cell>
          <table:table-cell table:style-name="ce106" table:formula="of:=COUNTIF([.C31:.M31];&quot;51¶&quot;)" office:value-type="float" office:value="0">
            <text:p>0</text:p>
          </table:table-cell>
          <table:table-cell table:style-name="ce106" table:formula="of:=COUNTIF([.C31:.M31];&quot;52¶&quot;)" office:value-type="float" office:value="0">
            <text:p>0</text:p>
          </table:table-cell>
          <table:table-cell table:style-name="ce106" table:formula="of:=COUNTIF([.C31:.M31];&quot;U&quot;)+COUNTIF([.C31:.M31];&quot;U☻&quot;)+COUNTIF([.C31:.M31];&quot;U☺&quot;)" office:value-type="float" office:value="0">
            <text:p>0</text:p>
          </table:table-cell>
          <table:table-cell table:style-name="ce106" table:formula="of:=COUNTIF([.C31:.M31];&quot;KVIT&quot;)+COUNTIF([.C31:.M31];&quot;KVIT☻&quot;)+COUNTIF([.C31:.M31];&quot;kvit$&quot;)" office:value-type="float" office:value="0">
            <text:p>0</text:p>
          </table:table-cell>
          <table:table-cell table:style-name="ce107" table:formula="of:=COUNTBLANK([.C31:.M31])" office:value-type="float" office:value="9">
            <text:p>9</text:p>
          </table:table-cell>
          <table:table-cell table:style-name="ce108" table:formula="of:=COUNTIF([.C31:.M31];&quot;x&quot;)" office:value-type="float" office:value="0">
            <text:p>0</text:p>
          </table:table-cell>
          <table:table-cell table:style-name="ce109" table:formula="of:=COUNTIF([.C31:.M31];&quot;51&quot;)+COUNTIF([.C31:.M31];&quot;51☻&quot;)+COUNTIF([.C31:.M31];&quot;2&quot;)+COUNTIF([.C31:.M31];&quot;52&quot;)+COUNTIF([.C31:.M31];&quot;52☻&quot;)+COUNTIF([.C31:.M31];&quot;51$&quot;)+COUNTIF([.C31:.M31];&quot;52$&quot;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style-name="ce20" office:value-type="date" office:date-value="2013-03-31">
            <text:p>31. mar 13</text:p>
          </table:table-cell>
          <table:table-cell table:style-name="ce100" table:formula="of:=TEXT([.A32];&quot;Ddd&quot;)" office:value-type="string" office:string-value="ned">
            <text:p>ned</text:p>
          </table:table-cell>
          <table:table-cell table:style-name="ce104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104"/>
          <table:table-cell table:style-name="ce11" table:formula="of:=[$'Vzorci vnosov'.$A$21]" office:value-type="string" office:string-value="☺">
            <text:p>☺</text:p>
          </table:table-cell>
          <table:table-cell table:style-name="ce102" table:number-columns-repeated="6"/>
          <table:table-cell table:style-name="ce56" office:value-type="string">
            <text:p>ORO</text:p>
          </table:table-cell>
          <table:table-cell table:style-name="ce56" office:value-type="string">
            <text:p>ŠOŠ</text:p>
          </table:table-cell>
          <table:table-cell table:style-name="ce106" table:formula="of:=COUNTIF([.C32:.M32];&quot;☻&quot;)+COUNTIF([.C32:.M32];&quot;52☻&quot;)+COUNTIF([.C32:.M32];&quot;51☻&quot;)+COUNTIF([.C32:.M32];&quot;1☻&quot;)+COUNTIF([.C32:.M32];&quot;KVIT☻&quot;)+COUNTIF([.C32:.M32];&quot;U☻&quot;)" office:value-type="float" office:value="1">
            <text:p>1</text:p>
          </table:table-cell>
          <table:table-cell table:style-name="ce106" table:formula="of:=COUNTIF([.C32:.M32];&quot;☺&quot;)+COUNTIF([.C32:.M32];&quot;52☺&quot;)+COUNTIF([.C32:.M32];&quot;51☺&quot;)+COUNTIF([.C32:.M32];&quot;1☺&quot;)+COUNTIF([.C32:.M32];&quot;KVIT☺&quot;)+COUNTIF([.C32:.M32];&quot;U☺&quot;)" office:value-type="float" office:value="1">
            <text:p>1</text:p>
          </table:table-cell>
          <table:table-cell table:style-name="ce106" table:formula="of:=COUNTIF([.C32:.M32];&quot;51&quot;)+COUNTIF([.C32:.M32];&quot;51$&quot;)+COUNTIF([.C32:.M32];&quot;51☻&quot;)" office:value-type="float" office:value="0">
            <text:p>0</text:p>
          </table:table-cell>
          <table:table-cell table:style-name="ce106" table:formula="of:=COUNTIF([.C32:.M32];&quot;52&quot;)+COUNTIF([.C32:.M32];&quot;52$&quot;)+COUNTIF([.C32:.M32];&quot;52☻&quot;)" office:value-type="float" office:value="0">
            <text:p>0</text:p>
          </table:table-cell>
          <table:table-cell table:style-name="ce106" table:formula="of:=COUNTIF([.C32:.M32];&quot;51¶&quot;)" office:value-type="float" office:value="0">
            <text:p>0</text:p>
          </table:table-cell>
          <table:table-cell table:style-name="ce106" table:formula="of:=COUNTIF([.C32:.M32];&quot;52¶&quot;)" office:value-type="float" office:value="0">
            <text:p>0</text:p>
          </table:table-cell>
          <table:table-cell table:style-name="ce106" table:formula="of:=COUNTIF([.C32:.M32];&quot;U&quot;)+COUNTIF([.C32:.M32];&quot;U☻&quot;)+COUNTIF([.C32:.M32];&quot;U☺&quot;)" office:value-type="float" office:value="0">
            <text:p>0</text:p>
          </table:table-cell>
          <table:table-cell table:style-name="ce106" table:formula="of:=COUNTIF([.C32:.M32];&quot;KVIT&quot;)+COUNTIF([.C32:.M32];&quot;KVIT☻&quot;)+COUNTIF([.C32:.M32];&quot;kvit$&quot;)" office:value-type="float" office:value="0">
            <text:p>0</text:p>
          </table:table-cell>
          <table:table-cell table:style-name="ce107" table:formula="of:=COUNTBLANK([.C32:.M32])" office:value-type="float" office:value="9">
            <text:p>9</text:p>
          </table:table-cell>
          <table:table-cell table:style-name="ce108" table:formula="of:=COUNTIF([.C32:.M32];&quot;x&quot;)" office:value-type="float" office:value="0">
            <text:p>0</text:p>
          </table:table-cell>
          <table:table-cell table:style-name="ce109" table:formula="of:=COUNTIF([.C32:.M32];&quot;51&quot;)+COUNTIF([.C32:.M32];&quot;51☻&quot;)+COUNTIF([.C32:.M32];&quot;2&quot;)+COUNTIF([.C32:.M32];&quot;52&quot;)+COUNTIF([.C32:.M32];&quot;52☻&quot;)+COUNTIF([.C32:.M32];&quot;51$&quot;)+COUNTIF([.C32:.M32];&quot;52$&quot;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9">
          <table:table-cell table:number-columns-repeated="2"/>
          <table:table-cell table:style-name="ce33" table:formula="of:=[$januar.$C$1]" office:value-type="string" office:string-value="KOS">
            <text:p>KOS</text:p>
          </table:table-cell>
          <table:table-cell table:style-name="ce33" table:formula="of:=[$januar.$D$1]" office:value-type="string" office:string-value="ŠOŠ">
            <text:p>ŠOŠ</text:p>
          </table:table-cell>
          <table:table-cell table:style-name="ce33" table:formula="of:=[$januar.$E$1]" office:value-type="string" office:string-value="PIN">
            <text:p>PIN</text:p>
          </table:table-cell>
          <table:table-cell table:style-name="ce33" table:formula="of:=[$januar.$F$1]" office:value-type="string" office:string-value="KON">
            <text:p>KON</text:p>
          </table:table-cell>
          <table:table-cell table:style-name="ce33" table:formula="of:=[$januar.$G$1]" office:value-type="string" office:string-value="ORO">
            <text:p>ORO</text:p>
          </table:table-cell>
          <table:table-cell table:style-name="ce33" table:formula="of:=[$januar.$H$1]" office:value-type="string" office:string-value="MIO">
            <text:p>MIO</text:p>
          </table:table-cell>
          <table:table-cell table:style-name="ce33" table:formula="of:=[$januar.$I$1]" office:value-type="string" office:string-value="BOŽ">
            <text:p>BOŽ</text:p>
          </table:table-cell>
          <table:table-cell table:style-name="ce33" table:formula="of:=[$januar.$J$1]" office:value-type="string" office:string-value="DAN">
            <text:p>DAN</text:p>
          </table:table-cell>
          <table:table-cell table:style-name="ce33" table:formula="of:=[$januar.$K$1]" office:value-type="string" office:string-value="MŠŠ">
            <text:p>MŠŠ</text:p>
          </table:table-cell>
          <table:table-cell table:style-name="ce33" table:formula="of:=[$januar.$L$1]" office:value-type="string" office:string-value="DRN">
            <text:p>DRN</text:p>
          </table:table-cell>
          <table:table-cell table:style-name="ce33" table:formula="of:=[$januar.$M$1]" office:value-type="string" office:string-value="TAL">
            <text:p>TAL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0">
          <table:table-cell/>
          <table:table-cell table:style-name="ce26" table:formula="of:=[$'Vzorci vnosov'.$A$20]" office:value-type="string" office:string-value="☺">
            <text:p>☺</text:p>
          </table:table-cell>
          <table:table-cell table:style-name="ce40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2">
            <text:p>2</text:p>
          </table:table-cell>
          <table:table-cell table:style-name="ce40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40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40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40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5">
            <text:p>5</text:p>
          </table:table-cell>
          <table:table-cell table:style-name="ce40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3">
            <text:p>3</text:p>
          </table:table-cell>
          <table:table-cell table:style-name="ce40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40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0">
            <text:p>0</text:p>
          </table:table-cell>
          <table:table-cell table:style-name="ce40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style-name="ce40"/>
          <table:table-cell table:style-name="ce40" table:formula="of:=COUNTIF([.M2:.M32];&quot;☺&quot;)+COUNTIF([.M2:.M32];&quot;51☺&quot;)+COUNTIF([.M2:.M32];&quot;52☺&quot;)+COUNTIF([.M2:.M32];&quot;1☺&quot;)+COUNTIF([.M2:.M32];&quot;kvit☺&quot;)+COUNTIF([.M2:.M32];&quot;U☺&quot;)" office:value-type="float" office:value="4">
            <text:p>4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8">
          <table:table-cell table:style-name="ce22"/>
          <table:table-cell table:style-name="ce2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5">
            <text:p>5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6">
            <text:p>6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>
            <text:p>5</text:p>
          </table:table-cell>
          <table:table-cell table:style-name="ce1"/>
          <table:table-cell table:style-name="ce1" table:formula="of:=COUNTIF([.M2:.M32];&quot;☻&quot;)+COUNTIF([.M2:.M32];&quot;51☻&quot;)+COUNTIF([.M2:.M32];&quot;52☻&quot;)+COUNTIF([.M2:.M32];&quot;1☻&quot;)+COUNTIF([.M2:.M32];&quot;kvit☻&quot;)+COUNTIF([.M2:.M32];&quot;U☻&quot;)" office:value-type="float" office:value="0">
            <text:p>0</text:p>
          </table:table-cell>
          <table:table-cell table:style-name="ce1"/>
          <table:table-cell table:style-name="ce6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8">
          <table:table-cell table:style-name="ce22"/>
          <table:table-cell table:style-name="ce27" office:value-type="string">
            <text:p>Σ</text:p>
          </table:table-cell>
          <table:table-cell table:style-name="ce41" table:formula="of:=SUM([.C35:.C36])" office:value-type="float" office:value="5">
            <text:p>5</text:p>
          </table:table-cell>
          <table:table-cell table:style-name="ce41" table:formula="of:=SUM([.D35:.D36])" office:value-type="float" office:value="4">
            <text:p>4</text:p>
          </table:table-cell>
          <table:table-cell table:style-name="ce41" table:formula="of:=SUM([.E35:.E36])" office:value-type="float" office:value="5">
            <text:p>5</text:p>
          </table:table-cell>
          <table:table-cell table:style-name="ce41" table:formula="of:=SUM([.F35:.F36])" office:value-type="float" office:value="4">
            <text:p>4</text:p>
          </table:table-cell>
          <table:table-cell table:style-name="ce41" table:formula="of:=SUM([.G35:.G36])" office:value-type="float" office:value="5">
            <text:p>5</text:p>
          </table:table-cell>
          <table:table-cell table:style-name="ce41" table:formula="of:=SUM([.H35:.H36])" office:value-type="float" office:value="3">
            <text:p>3</text:p>
          </table:table-cell>
          <table:table-cell table:style-name="ce41" table:formula="of:=SUM([.I35:.I36])" office:value-type="float" office:value="0">
            <text:p>0</text:p>
          </table:table-cell>
          <table:table-cell table:style-name="ce41" table:formula="of:=SUM([.J35:.J36])" office:value-type="float" office:value="6">
            <text:p>6</text:p>
          </table:table-cell>
          <table:table-cell table:style-name="ce41" table:formula="of:=SUM([.K35:.K36])" office:value-type="float" office:value="5">
            <text:p>5</text:p>
          </table:table-cell>
          <table:table-cell table:style-name="ce41"/>
          <table:table-cell table:style-name="ce41" table:formula="of:=SUM([.M35:.M36])" office:value-type="float" office:value="4">
            <text:p>4</text:p>
          </table:table-cell>
          <table:table-cell table:style-name="ce1"/>
          <table:table-cell table:style-name="ce6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8">
          <table:table-cell table:style-name="ce22"/>
          <table:table-cell table:style-name="ce28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3">
            <text:p>3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3">
            <text:p>3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8">
            <text:p>8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6">
            <text:p>6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6">
            <text:p>6</text:p>
          </table:table-cell>
          <table:table-cell table:style-name="ce1"/>
          <table:table-cell table:style-name="ce1" table:formula="of:=COUNTIF([.M2:.M32];&quot;KVIT&quot;)+COUNTIF([.M2:.M32];&quot;51KVIT&quot;)+COUNTIF([.M2:.M32];&quot;52KVIT&quot;)+COUNTIF([.M2:.M32];&quot;1KVIT&quot;)" office:value-type="float" office:value="8">
            <text:p>8</text:p>
          </table:table-cell>
          <table:table-cell table:style-name="ce1" table:number-columns-repeated="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1">
          <table:table-cell table:style-name="ce22"/>
          <table:table-cell table:style-name="ce28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/>
          <table:table-cell table:style-name="ce1" table:formula="of:=COUNTIF([.M2:.M32];&quot;51$&quot;)+COUNTIF([.M2:.M32];&quot;52$&quot;)+COUNTIF([.M2:.M32];&quot;kvit$&quot;)" office:value-type="float" office:value="0">
            <text:p>0</text:p>
          </table:table-cell>
          <table:table-cell table:style-name="ce1" table:number-columns-repeated="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/>
          <table:table-cell table:style-name="ce77" table:number-columns-repeated="996"/>
        </table:table-row>
        <table:table-row table:style-name="ro1">
          <table:table-cell/>
          <table:table-cell table:style-name="ce29" table:formula="of:=[$'Vzorci vnosov'.$A$12]" office:value-type="string" office:string-value="D">
            <text:p>D</text:p>
          </table:table-cell>
          <table:table-cell table:style-name="ce42" table:formula="of:=COUNTIF([.C2:.C32];&quot;D&quot;)" office:value-type="float" office:value="0">
            <text:p>0</text:p>
          </table:table-cell>
          <table:table-cell table:style-name="ce42" table:formula="of:=COUNTIF([.D2:.D32];&quot;D&quot;)" office:value-type="float" office:value="2">
            <text:p>2</text:p>
          </table:table-cell>
          <table:table-cell table:style-name="ce42" table:formula="of:=COUNTIF([.E2:.E32];&quot;D&quot;)" office:value-type="float" office:value="4">
            <text:p>4</text:p>
          </table:table-cell>
          <table:table-cell table:style-name="ce42" table:formula="of:=COUNTIF([.F2:.F32];&quot;D&quot;)" office:value-type="float" office:value="1">
            <text:p>1</text:p>
          </table:table-cell>
          <table:table-cell table:style-name="ce42" table:formula="of:=COUNTIF([.G2:.G32];&quot;D&quot;)" office:value-type="float" office:value="5">
            <text:p>5</text:p>
          </table:table-cell>
          <table:table-cell table:style-name="ce42" table:formula="of:=COUNTIF([.H2:.H32];&quot;D&quot;)" office:value-type="float" office:value="1">
            <text:p>1</text:p>
          </table:table-cell>
          <table:table-cell table:style-name="ce42" table:formula="of:=COUNTIF([.I2:.I32];&quot;D&quot;)" office:value-type="float" office:value="4">
            <text:p>4</text:p>
          </table:table-cell>
          <table:table-cell table:style-name="ce42" table:formula="of:=COUNTIF([.J2:.J32];&quot;D&quot;)" office:value-type="float" office:value="2">
            <text:p>2</text:p>
          </table:table-cell>
          <table:table-cell table:style-name="ce42" table:formula="of:=COUNTIF([.K2:.K32];&quot;D&quot;)" office:value-type="float" office:value="1">
            <text:p>1</text:p>
          </table:table-cell>
          <table:table-cell table:style-name="ce42"/>
          <table:table-cell table:style-name="ce42" table:formula="of:=COUNTIF([.M2:.M32];&quot;D&quot;)" office:value-type="float" office:value="0">
            <text:p>0</text:p>
          </table:table-cell>
          <table:table-cell table:style-name="ce60" table:number-columns-repeated="2"/>
          <table:table-cell table:number-columns-repeated="11"/>
          <table:table-cell table:style-name="ce75"/>
          <table:table-cell table:number-columns-repeated="997"/>
        </table:table-row>
        <table:table-row table:style-name="ro1">
          <table:table-cell/>
          <table:table-cell table:style-name="ce29" table:formula="of:=[$'Vzorci vnosov'.$A$15]" office:value-type="string" office:string-value="SO">
            <text:p>SO</text:p>
          </table:table-cell>
          <table:table-cell table:style-name="ce42" table:formula="of:=COUNTIF([.C2:.C32];&quot;SO&quot;)" office:value-type="float" office:value="0">
            <text:p>0</text:p>
          </table:table-cell>
          <table:table-cell table:style-name="ce42" table:formula="of:=COUNTIF([.D2:.D32];&quot;SO&quot;)" office:value-type="float" office:value="0">
            <text:p>0</text:p>
          </table:table-cell>
          <table:table-cell table:style-name="ce42" table:formula="of:=COUNTIF([.E2:.E32];&quot;SO&quot;)" office:value-type="float" office:value="5">
            <text:p>5</text:p>
          </table:table-cell>
          <table:table-cell table:style-name="ce42" table:formula="of:=COUNTIF([.F2:.F32];&quot;SO&quot;)" office:value-type="float" office:value="4">
            <text:p>4</text:p>
          </table:table-cell>
          <table:table-cell table:style-name="ce42" table:formula="of:=COUNTIF([.G2:.G32];&quot;SO&quot;)" office:value-type="float" office:value="0">
            <text:p>0</text:p>
          </table:table-cell>
          <table:table-cell table:style-name="ce42" table:formula="of:=COUNTIF([.H2:.H32];&quot;SO&quot;)" office:value-type="float" office:value="0">
            <text:p>0</text:p>
          </table:table-cell>
          <table:table-cell table:style-name="ce42" table:formula="of:=COUNTIF([.I2:.I32];&quot;SO&quot;)" office:value-type="float" office:value="0">
            <text:p>0</text:p>
          </table:table-cell>
          <table:table-cell table:style-name="ce42" table:formula="of:=COUNTIF([.J2:.J32];&quot;SO&quot;)" office:value-type="float" office:value="0">
            <text:p>0</text:p>
          </table:table-cell>
          <table:table-cell table:style-name="ce42" table:formula="of:=COUNTIF([.K2:.K32];&quot;SO&quot;)" office:value-type="float" office:value="0">
            <text:p>0</text:p>
          </table:table-cell>
          <table:table-cell table:style-name="ce42"/>
          <table:table-cell table:style-name="ce42" table:formula="of:=COUNTIF([.M2:.M32];&quot;SO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0" table:formula="of:=[$'Vzorci vnosov'.$A$13]" office:value-type="string" office:string-value="BOL">
            <text:p>BOL</text:p>
          </table:table-cell>
          <table:table-cell table:style-name="ce42" table:formula="of:=COUNTIF([.C2:.C32];&quot;BOL&quot;)" office:value-type="float" office:value="0">
            <text:p>0</text:p>
          </table:table-cell>
          <table:table-cell table:style-name="ce42" table:formula="of:=COUNTIF([.D2:.D32];&quot;BOL&quot;)" office:value-type="float" office:value="0">
            <text:p>0</text:p>
          </table:table-cell>
          <table:table-cell table:style-name="ce42" table:formula="of:=COUNTIF([.E2:.E32];&quot;BOL&quot;)" office:value-type="float" office:value="0">
            <text:p>0</text:p>
          </table:table-cell>
          <table:table-cell table:style-name="ce42" table:formula="of:=COUNTIF([.F2:.F32];&quot;BOL&quot;)" office:value-type="float" office:value="0">
            <text:p>0</text:p>
          </table:table-cell>
          <table:table-cell table:style-name="ce42" table:formula="of:=COUNTIF([.G2:.G32];&quot;BOL&quot;)" office:value-type="float" office:value="0">
            <text:p>0</text:p>
          </table:table-cell>
          <table:table-cell table:style-name="ce42" table:formula="of:=COUNTIF([.H2:.H32];&quot;BOL&quot;)" office:value-type="float" office:value="0">
            <text:p>0</text:p>
          </table:table-cell>
          <table:table-cell table:style-name="ce42" table:formula="of:=COUNTIF([.I2:.I32];&quot;BOL&quot;)" office:value-type="float" office:value="23">
            <text:p>23</text:p>
          </table:table-cell>
          <table:table-cell table:style-name="ce42" table:formula="of:=COUNTIF([.J2:.J32];&quot;BOL&quot;)" office:value-type="float" office:value="0">
            <text:p>0</text:p>
          </table:table-cell>
          <table:table-cell table:style-name="ce42" table:formula="of:=COUNTIF([.K2:.K32];&quot;BOL&quot;)" office:value-type="float" office:value="0">
            <text:p>0</text:p>
          </table:table-cell>
          <table:table-cell table:style-name="ce42"/>
          <table:table-cell table:style-name="ce42" table:formula="of:=COUNTIF([.M2:.M32];&quot;BOL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1" table:formula="of:=[$'Vzorci vnosov'.$A$11]" office:value-type="string" office:string-value="X">
            <text:p>X</text:p>
          </table:table-cell>
          <table:table-cell table:style-name="ce42" table:formula="of:=COUNTIF([.C2:.C32];&quot;X&quot;)" office:value-type="float" office:value="4">
            <text:p>4</text:p>
          </table:table-cell>
          <table:table-cell table:style-name="ce42" table:formula="of:=COUNTIF([.D2:.D32];&quot;X&quot;)" office:value-type="float" office:value="2">
            <text:p>2</text:p>
          </table:table-cell>
          <table:table-cell table:style-name="ce42" table:formula="of:=COUNTIF([.E2:.E32];&quot;X&quot;)" office:value-type="float" office:value="2">
            <text:p>2</text:p>
          </table:table-cell>
          <table:table-cell table:style-name="ce42" table:formula="of:=COUNTIF([.F2:.F32];&quot;X&quot;)" office:value-type="float" office:value="3">
            <text:p>3</text:p>
          </table:table-cell>
          <table:table-cell table:style-name="ce42" table:formula="of:=COUNTIF([.G2:.G32];&quot;X&quot;)" office:value-type="float" office:value="1">
            <text:p>1</text:p>
          </table:table-cell>
          <table:table-cell table:style-name="ce42" table:formula="of:=COUNTIF([.H2:.H32];&quot;X&quot;)" office:value-type="float" office:value="2">
            <text:p>2</text:p>
          </table:table-cell>
          <table:table-cell table:style-name="ce42" table:formula="of:=COUNTIF([.I2:.I32];&quot;X&quot;)" office:value-type="float" office:value="0">
            <text:p>0</text:p>
          </table:table-cell>
          <table:table-cell table:style-name="ce42" table:formula="of:=COUNTIF([.J2:.J32];&quot;X&quot;)" office:value-type="float" office:value="5">
            <text:p>5</text:p>
          </table:table-cell>
          <table:table-cell table:style-name="ce42" table:formula="of:=COUNTIF([.K2:.K32];&quot;X&quot;)" office:value-type="float" office:value="3">
            <text:p>3</text:p>
          </table:table-cell>
          <table:table-cell table:style-name="ce42"/>
          <table:table-cell table:style-name="ce42" table:formula="of:=COUNTIF([.M2:.M32];&quot;X&quot;)" office:value-type="float" office:value="2">
            <text:p>2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2" office:value-type="string">
            <text:p>TX</text:p>
          </table:table-cell>
          <table:table-cell table:style-name="ce43" table:formula="of:=COUNTIF([.O2:.O32];&quot;KOS&quot;)" office:value-type="float" office:value="4">
            <text:p>4</text:p>
          </table:table-cell>
          <table:table-cell table:style-name="ce43" table:formula="of:=COUNTIF([.O2:.O32];&quot;ŠOŠ&quot;)" office:value-type="float" office:value="3">
            <text:p>3</text:p>
          </table:table-cell>
          <table:table-cell table:style-name="ce43" table:formula="of:=COUNTIF([.O2:.O32];&quot;PIN&quot;)" office:value-type="float" office:value="4">
            <text:p>4</text:p>
          </table:table-cell>
          <table:table-cell table:style-name="ce43" table:formula="of:=COUNTIF([.O2:.O32];&quot;KON&quot;)" office:value-type="float" office:value="3">
            <text:p>3</text:p>
          </table:table-cell>
          <table:table-cell table:style-name="ce43" table:formula="of:=COUNTIF([.O2:.O32];&quot;oro&quot;)" office:value-type="float" office:value="0">
            <text:p>0</text:p>
          </table:table-cell>
          <table:table-cell table:style-name="ce43" table:formula="of:=COUNTIF([.O2:.O32];&quot;AND&quot;)" office:value-type="float" office:value="0">
            <text:p>0</text:p>
          </table:table-cell>
          <table:table-cell table:style-name="ce43" table:formula="of:=COUNTIF([.O2:.O32];&quot;ROD&quot;)" office:value-type="float" office:value="0">
            <text:p>0</text:p>
          </table:table-cell>
          <table:table-cell table:style-name="ce43" table:formula="of:=COUNTIF([.O2:.O32];&quot;DAN&quot;)" office:value-type="float" office:value="1">
            <text:p>1</text:p>
          </table:table-cell>
          <table:table-cell table:style-name="ce43" table:formula="of:=COUNTIF([.O2:.O32];&quot;MŠŠ&quot;)" office:value-type="float" office:value="3">
            <text:p>3</text:p>
          </table:table-cell>
          <table:table-cell table:style-name="ce43"/>
          <table:table-cell table:style-name="ce43" table:formula="of:=COUNTIF([.O2:.O32];&quot;ŠTU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1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3">
            <text:p>3</text:p>
          </table:table-cell>
          <table:table-cell table:style-name="ce1" table:formula="of:=COUNTIF([.D2:.D32];&quot;51¶&quot;)+COUNTIF([.D2:.D32];&quot;52¶&quot;)+COUNTIF([.D2:.D32];&quot;kvit¶&quot;)" office:value-type="float" office:value="2">
            <text:p>2</text:p>
          </table:table-cell>
          <table:table-cell table:style-name="ce1" table:formula="of:=COUNTIF([.E2:.E32];&quot;51¶&quot;)+COUNTIF([.E2:.E32];&quot;52¶&quot;)+COUNTIF([.E2:.E32];&quot;kvit¶&quot;)" office:value-type="float" office:value="2">
            <text:p>2</text:p>
          </table:table-cell>
          <table:table-cell table:style-name="ce1" table:formula="of:=COUNTIF([.F2:.F32];&quot;51¶&quot;)+COUNTIF([.F2:.F32];&quot;52¶&quot;)+COUNTIF([.F2:.F32];&quot;kvit¶&quot;)" office:value-type="float" office:value="1">
            <text:p>1</text:p>
          </table:table-cell>
          <table:table-cell table:style-name="ce1" table:formula="of:=COUNTIF([.G2:.G32];&quot;51¶&quot;)+COUNTIF([.G2:.G32];&quot;52¶&quot;)+COUNTIF([.G2:.G32];&quot;kvit¶&quot;)" office:value-type="float" office:value="6">
            <text:p>6</text:p>
          </table:table-cell>
          <table:table-cell table:style-name="ce1" table:formula="of:=COUNTIF([.H2:.H32];&quot;51¶&quot;)+COUNTIF([.H2:.H32];&quot;52¶&quot;)+COUNTIF([.H2:.H32];&quot;kvit¶&quot;)" office:value-type="float" office:value="4">
            <text:p>4</text:p>
          </table:table-cell>
          <table:table-cell table:style-name="ce1" table:formula="of:=COUNTIF([.I2:.I32];&quot;51¶&quot;)+COUNTIF([.I2:.I32];&quot;52¶&quot;)+COUNTIF([.I2:.I32];&quot;kvit¶&quot;)" office:value-type="float" office:value="0">
            <text:p>0</text:p>
          </table:table-cell>
          <table:table-cell table:style-name="ce1" table:formula="of:=COUNTIF([.J2:.J32];&quot;51¶&quot;)+COUNTIF([.J2:.J32];&quot;52¶&quot;)+COUNTIF([.J2:.J32];&quot;kvit¶&quot;)" office:value-type="float" office:value="3">
            <text:p>3</text:p>
          </table:table-cell>
          <table:table-cell table:style-name="ce1" table:formula="of:=COUNTIF([.K2:.K32];&quot;51¶&quot;)+COUNTIF([.K2:.K32];&quot;52¶&quot;)+COUNTIF([.K2:.K32];&quot;kvit¶&quot;)" office:value-type="float" office:value="3">
            <text:p>3</text:p>
          </table:table-cell>
          <table:table-cell table:style-name="ce1"/>
          <table:table-cell table:style-name="ce1" table:formula="of:=COUNTIF([.M2:.M32];&quot;51¶&quot;)+COUNTIF([.M2:.M32];&quot;52¶&quot;)+COUNTIF([.M2:.M32];&quot;kvit¶&quot;)" office:value-type="float" office:value="3">
            <text:p>3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29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1">
            <text:p>1</text:p>
          </table:table-cell>
          <table:table-cell table:style-name="ce1" table:formula="of:=COUNTIF([.D2:.D32];&quot;U☺&quot;)+COUNTIF([.D2:.D32];&quot;U☻&quot;)+COUNTIF([.D2:.D32];&quot;U&quot;)" office:value-type="float" office:value="1">
            <text:p>1</text:p>
          </table:table-cell>
          <table:table-cell table:style-name="ce1" table:formula="of:=COUNTIF([.E2:.E32];&quot;U☺&quot;)+COUNTIF([.E2:.E32];&quot;U☻&quot;)+COUNTIF([.E2:.E32];&quot;U&quot;)" office:value-type="float" office:value="1">
            <text:p>1</text:p>
          </table:table-cell>
          <table:table-cell table:style-name="ce1" table:formula="of:=COUNTIF([.F2:.F32];&quot;U☺&quot;)+COUNTIF([.F2:.F32];&quot;U☻&quot;)+COUNTIF([.F2:.F32];&quot;U&quot;)" office:value-type="float" office:value="0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1">
            <text:p>1</text:p>
          </table:table-cell>
          <table:table-cell table:style-name="ce1" table:formula="of:=COUNTIF([.H2:.H32];&quot;U☺&quot;)+COUNTIF([.H2:.H32];&quot;U☻&quot;)+COUNTIF([.H2:.H32];&quot;U&quot;)" office:value-type="float" office:value="1">
            <text:p>1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/>
          <table:table-cell table:style-name="ce1" table:formula="of:=COUNTIF([.M2:.M32];&quot;U☺&quot;)+COUNTIF([.M2:.M32];&quot;U☻&quot;)+COUNTIF([.M2:.M32];&quot;U&quot;)" office:value-type="float" office:value="1">
            <text:p>1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 table:number-rows-repeated="99">
          <table:table-cell table:number-columns-repeated="26"/>
          <table:table-cell table:style-name="ce75"/>
          <table:table-cell table:number-columns-repeated="997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pril" table:style-name="ta5" table:print="false">
        <table:table-column table:style-name="co3" table:default-cell-style-name="ce21"/>
        <table:table-column table:style-name="co4" table:default-cell-style-name="ce21"/>
        <table:table-column table:style-name="co5" table:number-columns-repeated="11" table:default-cell-style-name="ce17"/>
        <table:table-column table:style-name="co15" table:default-cell-style-name="ce17"/>
        <table:table-column table:style-name="co1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7" table:default-cell-style-name="ce17"/>
        <table:table-column table:style-name="co10" table:number-columns-repeated="4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" table:default-cell-style-name="ce76"/>
        <table:table-column table:style-name="co14" table:number-columns-repeated="230" table:default-cell-style-name="ce17"/>
        <table:table-column table:style-name="co14" table:number-columns-repeated="767" table:default-cell-style-name="Default"/>
        <table:table-row table:style-name="ro8">
          <table:table-cell table:style-name="ce18" office:value-type="string">
            <text:p>Datum</text:p>
          </table:table-cell>
          <table:table-cell table:style-name="ce23"/>
          <table:table-cell table:style-name="ce33" office:value-type="string">
            <text:p>KOS</text:p>
          </table:table-cell>
          <table:table-cell table:style-name="ce33" office:value-type="string">
            <text:p>ŠOŠ</text:p>
          </table:table-cell>
          <table:table-cell table:style-name="ce33" office:value-type="string">
            <text:p>PIN</text:p>
          </table:table-cell>
          <table:table-cell table:style-name="ce33" office:value-type="string">
            <text:p>KON</text:p>
          </table:table-cell>
          <table:table-cell table:style-name="ce33" office:value-type="string">
            <text:p>ORO</text:p>
          </table:table-cell>
          <table:table-cell table:style-name="ce33" office:value-type="string">
            <text:p>MIO</text:p>
          </table:table-cell>
          <table:table-cell table:style-name="ce33" office:value-type="string">
            <text:p>BOŽ</text:p>
          </table:table-cell>
          <table:table-cell table:style-name="ce33" office:value-type="string">
            <text:p>DAN</text:p>
          </table:table-cell>
          <table:table-cell table:style-name="ce33" office:value-type="string">
            <text:p>MŠŠ</text:p>
          </table:table-cell>
          <table:table-cell table:style-name="ce33" table:formula="of:=[$januar.$L$1]" office:value-type="string" office:string-value="DRN">
            <text:p>DRN</text:p>
          </table:table-cell>
          <table:table-cell table:style-name="ce33" office:value-type="string">
            <text:p>TAL</text:p>
          </table:table-cell>
          <table:table-cell table:style-name="ce53" office:value-type="string">
            <text:p>ZUN</text:p>
          </table:table-cell>
          <table:table-cell table:style-name="ce61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65" office:value-type="string">
            <text:p>☺</text:p>
          </table:table-cell>
          <table:table-cell table:style-name="ce66" table:formula="of:=[$'Vzorci vnosov'.$A$4]" office:value-type="string" office:string-value="51">
            <text:p>51</text:p>
          </table:table-cell>
          <table:table-cell table:style-name="ce66" table:formula="of:=[$'Vzorci vnosov'.$A$5]" office:value-type="string" office:string-value="52">
            <text:p>52</text:p>
          </table:table-cell>
          <table:table-cell table:style-name="ce67" table:formula="of:=[$'Vzorci vnosov'.$A$25]" office:value-type="string" office:string-value="51¶">
            <text:p>51¶</text:p>
          </table:table-cell>
          <table:table-cell table:style-name="ce68" table:formula="of:=[$'Vzorci vnosov'.$A$26]" office:value-type="string" office:string-value="52¶">
            <text:p>52¶</text:p>
          </table:table-cell>
          <table:table-cell table:style-name="ce69" table:formula="of:=[$'Vzorci vnosov'.$A$8]" office:value-type="string" office:string-value="U">
            <text:p>U</text:p>
          </table:table-cell>
          <table:table-cell table:style-name="ce66" table:formula="of:=[$'Vzorci vnosov'.$A$6]" office:value-type="string" office:string-value="KVIT">
            <text:p>KVIT</text:p>
          </table:table-cell>
          <table:table-cell table:style-name="ce70" office:value-type="string">
            <text:p>Brez</text:p>
          </table:table-cell>
          <table:table-cell table:style-name="ce64" office:value-type="string">
            <text:p>X</text:p>
          </table:table-cell>
          <table:table-cell table:style-name="ce73" office:value-type="string">
            <text:p>Op</text:p>
          </table:table-cell>
          <table:table-cell table:style-name="ce75"/>
          <table:table-cell table:style-name="ce1" table:number-columns-repeated="997"/>
        </table:table-row>
        <table:table-row table:style-name="ro8">
          <table:table-cell table:style-name="ce20" office:value-type="date" office:date-value="2013-04-01">
            <text:p>1. apr 13</text:p>
          </table:table-cell>
          <table:table-cell table:style-name="ce110" table:formula="of:=TEXT([.A2];&quot;Ddd&quot;)" office:value-type="string" office:string-value="pon">
            <text:p>pon</text:p>
          </table:table-cell>
          <table:table-cell table:style-name="ce112" table:number-columns-repeated="3"/>
          <table:table-cell table:style-name="ce6" table:formula="of:=[$'Vzorci vnosov'.$A$14]" office:value-type="string" office:string-value="☻">
            <text:p>☻</text:p>
          </table:table-cell>
          <table:table-cell table:style-name="ce112" table:number-columns-repeated="7"/>
          <table:table-cell table:style-name="ce58" office:value-type="string">
            <text:p>GRY</text:p>
          </table:table-cell>
          <table:table-cell table:style-name="ce56" office:value-type="string">
            <text:p>ŠOŠ</text:p>
          </table:table-cell>
          <table:table-cell table:style-name="ce119" table:formula="of:=COUNTIF([.C2:.M2];&quot;☻&quot;)+COUNTIF([.C2:.M2];&quot;52☻&quot;)+COUNTIF([.C2:.M2];&quot;51☻&quot;)+COUNTIF([.C2:.M2];&quot;1☻&quot;)+COUNTIF([.C2:.M2];&quot;KVIT☻&quot;)+COUNTIF([.C2:.M2];&quot;U☻&quot;)" office:value-type="float" office:value="1">
            <text:p>1</text:p>
          </table:table-cell>
          <table:table-cell table:style-name="ce119" table:formula="of:=COUNTIF([.C2:.M2];&quot;☺&quot;)+COUNTIF([.C2:.M2];&quot;52☺&quot;)+COUNTIF([.C2:.M2];&quot;51☺&quot;)+COUNTIF([.C2:.M2];&quot;1☺&quot;)+COUNTIF([.C2:.M2];&quot;KVIT☺&quot;)+COUNTIF([.C2:.M2];&quot;U☺&quot;)" office:value-type="float" office:value="0">
            <text:p>0</text:p>
          </table:table-cell>
          <table:table-cell table:style-name="ce119" table:formula="of:=COUNTIF([.C2:.M2];&quot;51&quot;)+COUNTIF([.C2:.M2];&quot;51$&quot;)+COUNTIF([.C2:.M2];&quot;51☻&quot;)" office:value-type="float" office:value="0">
            <text:p>0</text:p>
          </table:table-cell>
          <table:table-cell table:style-name="ce119" table:formula="of:=COUNTIF([.C2:.M2];&quot;52&quot;)+COUNTIF([.C2:.M2];&quot;52$&quot;)+COUNTIF([.C2:.M2];&quot;52☻&quot;)" office:value-type="float" office:value="0">
            <text:p>0</text:p>
          </table:table-cell>
          <table:table-cell table:style-name="ce119" table:formula="of:=COUNTIF([.C2:.M2];&quot;51¶&quot;)" office:value-type="float" office:value="0">
            <text:p>0</text:p>
          </table:table-cell>
          <table:table-cell table:style-name="ce119" table:formula="of:=COUNTIF([.C2:.M2];&quot;52¶&quot;)" office:value-type="float" office:value="0">
            <text:p>0</text:p>
          </table:table-cell>
          <table:table-cell table:style-name="ce119" table:formula="of:=COUNTIF([.C2:.M2];&quot;U&quot;)+COUNTIF([.C2:.M2];&quot;U☻&quot;)+COUNTIF([.C2:.M2];&quot;U☺&quot;)" office:value-type="float" office:value="0">
            <text:p>0</text:p>
          </table:table-cell>
          <table:table-cell table:style-name="ce119" table:formula="of:=COUNTIF([.C2:.M2];&quot;KVIT&quot;)+COUNTIF([.C2:.M2];&quot;KVIT☻&quot;)+COUNTIF([.C2:.M2];&quot;kvit$&quot;)" office:value-type="float" office:value="0">
            <text:p>0</text:p>
          </table:table-cell>
          <table:table-cell table:style-name="ce120" table:formula="of:=COUNTBLANK([.C2:.M2])" office:value-type="float" office:value="10">
            <text:p>10</text:p>
          </table:table-cell>
          <table:table-cell table:style-name="ce121" table:formula="of:=COUNTIF([.C2:.M2];&quot;x&quot;)" office:value-type="float" office:value="0">
            <text:p>0</text:p>
          </table:table-cell>
          <table:table-cell table:style-name="ce122" table:formula="of:=COUNTIF([.C2:.M2];&quot;51&quot;)+COUNTIF([.C2:.M2];&quot;51☻&quot;)+COUNTIF([.C2:.M2];&quot;2&quot;)+COUNTIF([.C2:.M2];&quot;52&quot;)+COUNTIF([.C2:.M2];&quot;52☻&quot;)+COUNTIF([.C2:.M2];&quot;51$&quot;)+COUNTIF([.C2:.M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7"/>
        </table:table-row>
        <table:table-row table:style-name="ro8">
          <table:table-cell table:style-name="ce20" office:value-type="date" office:date-value="2013-04-02">
            <text:p>2. apr 13</text:p>
          </table:table-cell>
          <table:table-cell table:style-name="ce111" table:formula="of:=TEXT([.A3];&quot;Ddd&quot;)" office:value-type="string" office:string-value="tor">
            <text:p>t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9" office:value-type="string">
            <text:p>JOS</text:p>
          </table:table-cell>
          <table:table-cell table:style-name="ce39" office:value-type="string">
            <text:p>JOS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9" office:value-type="string">
            <text:p>JOS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text:p>JOS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9" office:value-type="string">
            <text:p>TAL</text:p>
          </table:table-cell>
          <table:table-cell table:style-name="ce33" office:value-type="string">
            <text:p>MŠŠ</text:p>
          </table:table-cell>
          <table:table-cell table:style-name="ce119" table:formula="of:=COUNTIF([.C3:.M3];&quot;☻&quot;)+COUNTIF([.C3:.M3];&quot;52☻&quot;)+COUNTIF([.C3:.M3];&quot;51☻&quot;)+COUNTIF([.C3:.M3];&quot;1☻&quot;)+COUNTIF([.C3:.M3];&quot;KVIT☻&quot;)+COUNTIF([.C3:.M3];&quot;U☻&quot;)" office:value-type="float" office:value="1">
            <text:p>1</text:p>
          </table:table-cell>
          <table:table-cell table:style-name="ce119" table:formula="of:=COUNTIF([.C3:.M3];&quot;☺&quot;)+COUNTIF([.C3:.M3];&quot;52☺&quot;)+COUNTIF([.C3:.M3];&quot;51☺&quot;)+COUNTIF([.C3:.M3];&quot;1☺&quot;)+COUNTIF([.C3:.M3];&quot;KVIT☺&quot;)+COUNTIF([.C3:.M3];&quot;U☺&quot;)" office:value-type="float" office:value="1">
            <text:p>1</text:p>
          </table:table-cell>
          <table:table-cell table:style-name="ce119" table:formula="of:=COUNTIF([.C3:.M3];&quot;51&quot;)+COUNTIF([.C3:.M3];&quot;51$&quot;)+COUNTIF([.C3:.M3];&quot;51☻&quot;)" office:value-type="float" office:value="0">
            <text:p>0</text:p>
          </table:table-cell>
          <table:table-cell table:style-name="ce119" table:formula="of:=COUNTIF([.C3:.M3];&quot;52&quot;)+COUNTIF([.C3:.M3];&quot;52$&quot;)+COUNTIF([.C3:.M3];&quot;52☻&quot;)" office:value-type="float" office:value="1">
            <text:p>1</text:p>
          </table:table-cell>
          <table:table-cell table:style-name="ce119" table:formula="of:=COUNTIF([.C3:.M3];&quot;51¶&quot;)" office:value-type="float" office:value="0">
            <text:p>0</text:p>
          </table:table-cell>
          <table:table-cell table:style-name="ce119" table:formula="of:=COUNTIF([.C3:.M3];&quot;52¶&quot;)" office:value-type="float" office:value="0">
            <text:p>0</text:p>
          </table:table-cell>
          <table:table-cell table:style-name="ce119" table:formula="of:=COUNTIF([.C3:.M3];&quot;U&quot;)+COUNTIF([.C3:.M3];&quot;U☻&quot;)+COUNTIF([.C3:.M3];&quot;U☺&quot;)" office:value-type="float" office:value="0">
            <text:p>0</text:p>
          </table:table-cell>
          <table:table-cell table:style-name="ce119" table:formula="of:=COUNTIF([.C3:.M3];&quot;KVIT&quot;)+COUNTIF([.C3:.M3];&quot;KVIT☻&quot;)+COUNTIF([.C3:.M3];&quot;kvit$&quot;)" office:value-type="float" office:value="2">
            <text:p>2</text:p>
          </table:table-cell>
          <table:table-cell table:style-name="ce120" table:formula="of:=COUNTBLANK([.C3:.M3])" office:value-type="float" office:value="0">
            <text:p>0</text:p>
          </table:table-cell>
          <table:table-cell table:style-name="ce121" table:formula="of:=COUNTIF([.C3:.M3];&quot;x&quot;)" office:value-type="float" office:value="2">
            <text:p>2</text:p>
          </table:table-cell>
          <table:table-cell table:style-name="ce122" table:formula="of:=COUNTIF([.C3:.M3];&quot;51&quot;)+COUNTIF([.C3:.M3];&quot;51☻&quot;)+COUNTIF([.C3:.M3];&quot;2&quot;)+COUNTIF([.C3:.M3];&quot;52&quot;)+COUNTIF([.C3:.M3];&quot;52☻&quot;)+COUNTIF([.C3:.M3];&quot;51$&quot;)+COUNTIF([.C3:.M3];&quot;52$&quot;)" office:value-type="float" office:value="1">
            <text:p>1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4-03">
            <text:p>3. apr 13</text:p>
          </table:table-cell>
          <table:table-cell table:style-name="ce111" table:formula="of:=TEXT([.A4];&quot;Ddd&quot;)" office:value-type="string" office:string-value="sre">
            <text:p>sre</text:p>
          </table:table-cell>
          <table:table-cell table:style-name="ce45" office:value-type="string">
            <text:p>MF</text:p>
          </table:table-cell>
          <table:table-cell table:style-name="ce45" office:value-type="string">
            <text:p>MF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9" office:value-type="string">
            <text:p>MIO</text:p>
          </table:table-cell>
          <table:table-cell table:style-name="ce33" office:value-type="string">
            <text:p>KON</text:p>
          </table:table-cell>
          <table:table-cell table:style-name="ce119" table:formula="of:=COUNTIF([.C4:.M4];&quot;☻&quot;)+COUNTIF([.C4:.M4];&quot;52☻&quot;)+COUNTIF([.C4:.M4];&quot;51☻&quot;)+COUNTIF([.C4:.M4];&quot;1☻&quot;)+COUNTIF([.C4:.M4];&quot;KVIT☻&quot;)+COUNTIF([.C4:.M4];&quot;U☻&quot;)" office:value-type="float" office:value="1">
            <text:p>1</text:p>
          </table:table-cell>
          <table:table-cell table:style-name="ce119" table:formula="of:=COUNTIF([.C4:.M4];&quot;☺&quot;)+COUNTIF([.C4:.M4];&quot;52☺&quot;)+COUNTIF([.C4:.M4];&quot;51☺&quot;)+COUNTIF([.C4:.M4];&quot;1☺&quot;)+COUNTIF([.C4:.M4];&quot;KVIT☺&quot;)+COUNTIF([.C4:.M4];&quot;U☺&quot;)" office:value-type="float" office:value="1">
            <text:p>1</text:p>
          </table:table-cell>
          <table:table-cell table:style-name="ce119" table:formula="of:=COUNTIF([.C4:.M4];&quot;51&quot;)+COUNTIF([.C4:.M4];&quot;51$&quot;)+COUNTIF([.C4:.M4];&quot;51☻&quot;)" office:value-type="float" office:value="1">
            <text:p>1</text:p>
          </table:table-cell>
          <table:table-cell table:style-name="ce119" table:formula="of:=COUNTIF([.C4:.M4];&quot;52&quot;)+COUNTIF([.C4:.M4];&quot;52$&quot;)+COUNTIF([.C4:.M4];&quot;52☻&quot;)" office:value-type="float" office:value="1">
            <text:p>1</text:p>
          </table:table-cell>
          <table:table-cell table:style-name="ce119" table:formula="of:=COUNTIF([.C4:.M4];&quot;51¶&quot;)" office:value-type="float" office:value="0">
            <text:p>0</text:p>
          </table:table-cell>
          <table:table-cell table:style-name="ce119" table:formula="of:=COUNTIF([.C4:.M4];&quot;52¶&quot;)" office:value-type="float" office:value="1">
            <text:p>1</text:p>
          </table:table-cell>
          <table:table-cell table:style-name="ce119" table:formula="of:=COUNTIF([.C4:.M4];&quot;U&quot;)+COUNTIF([.C4:.M4];&quot;U☻&quot;)+COUNTIF([.C4:.M4];&quot;U☺&quot;)" office:value-type="float" office:value="1">
            <text:p>1</text:p>
          </table:table-cell>
          <table:table-cell table:style-name="ce119" table:formula="of:=COUNTIF([.C4:.M4];&quot;KVIT&quot;)+COUNTIF([.C4:.M4];&quot;KVIT☻&quot;)+COUNTIF([.C4:.M4];&quot;kvit$&quot;)" office:value-type="float" office:value="2">
            <text:p>2</text:p>
          </table:table-cell>
          <table:table-cell table:style-name="ce120" table:formula="of:=COUNTBLANK([.C4:.M4])" office:value-type="float" office:value="0">
            <text:p>0</text:p>
          </table:table-cell>
          <table:table-cell table:style-name="ce121" table:formula="of:=COUNTIF([.C4:.M4];&quot;x&quot;)" office:value-type="float" office:value="1">
            <text:p>1</text:p>
          </table:table-cell>
          <table:table-cell table:style-name="ce122" table:formula="of:=COUNTIF([.C4:.M4];&quot;51&quot;)+COUNTIF([.C4:.M4];&quot;51☻&quot;)+COUNTIF([.C4:.M4];&quot;2&quot;)+COUNTIF([.C4:.M4];&quot;52&quot;)+COUNTIF([.C4:.M4];&quot;52☻&quot;)+COUNTIF([.C4:.M4];&quot;51$&quot;)+COUNTIF([.C4:.M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4-04">
            <text:p>4. apr 13</text:p>
          </table:table-cell>
          <table:table-cell table:style-name="ce111" table:formula="of:=TEXT([.A5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9" office:value-type="string">
            <text:p>PIR</text:p>
          </table:table-cell>
          <table:table-cell table:style-name="ce33" office:value-type="string">
            <text:p>KON</text:p>
          </table:table-cell>
          <table:table-cell table:style-name="ce119" table:formula="of:=COUNTIF([.C5:.M5];&quot;☻&quot;)+COUNTIF([.C5:.M5];&quot;52☻&quot;)+COUNTIF([.C5:.M5];&quot;51☻&quot;)+COUNTIF([.C5:.M5];&quot;1☻&quot;)+COUNTIF([.C5:.M5];&quot;KVIT☻&quot;)+COUNTIF([.C5:.M5];&quot;U☻&quot;)" office:value-type="float" office:value="1">
            <text:p>1</text:p>
          </table:table-cell>
          <table:table-cell table:style-name="ce119" table:formula="of:=COUNTIF([.C5:.M5];&quot;☺&quot;)+COUNTIF([.C5:.M5];&quot;52☺&quot;)+COUNTIF([.C5:.M5];&quot;51☺&quot;)+COUNTIF([.C5:.M5];&quot;1☺&quot;)+COUNTIF([.C5:.M5];&quot;KVIT☺&quot;)+COUNTIF([.C5:.M5];&quot;U☺&quot;)" office:value-type="float" office:value="0">
            <text:p>0</text:p>
          </table:table-cell>
          <table:table-cell table:style-name="ce119" table:formula="of:=COUNTIF([.C5:.M5];&quot;51&quot;)+COUNTIF([.C5:.M5];&quot;51$&quot;)+COUNTIF([.C5:.M5];&quot;51☻&quot;)" office:value-type="float" office:value="1">
            <text:p>1</text:p>
          </table:table-cell>
          <table:table-cell table:style-name="ce119" table:formula="of:=COUNTIF([.C5:.M5];&quot;52&quot;)+COUNTIF([.C5:.M5];&quot;52$&quot;)+COUNTIF([.C5:.M5];&quot;52☻&quot;)" office:value-type="float" office:value="1">
            <text:p>1</text:p>
          </table:table-cell>
          <table:table-cell table:style-name="ce119" table:formula="of:=COUNTIF([.C5:.M5];&quot;51¶&quot;)" office:value-type="float" office:value="0">
            <text:p>0</text:p>
          </table:table-cell>
          <table:table-cell table:style-name="ce119" table:formula="of:=COUNTIF([.C5:.M5];&quot;52¶&quot;)" office:value-type="float" office:value="1">
            <text:p>1</text:p>
          </table:table-cell>
          <table:table-cell table:style-name="ce119" table:formula="of:=COUNTIF([.C5:.M5];&quot;U&quot;)+COUNTIF([.C5:.M5];&quot;U☻&quot;)+COUNTIF([.C5:.M5];&quot;U☺&quot;)" office:value-type="float" office:value="1">
            <text:p>1</text:p>
          </table:table-cell>
          <table:table-cell table:style-name="ce119" table:formula="of:=COUNTIF([.C5:.M5];&quot;KVIT&quot;)+COUNTIF([.C5:.M5];&quot;KVIT☻&quot;)+COUNTIF([.C5:.M5];&quot;kvit$&quot;)" office:value-type="float" office:value="2">
            <text:p>2</text:p>
          </table:table-cell>
          <table:table-cell table:style-name="ce120" table:formula="of:=COUNTBLANK([.C5:.M5])" office:value-type="float" office:value="0">
            <text:p>0</text:p>
          </table:table-cell>
          <table:table-cell table:style-name="ce121" table:formula="of:=COUNTIF([.C5:.M5];&quot;x&quot;)" office:value-type="float" office:value="2">
            <text:p>2</text:p>
          </table:table-cell>
          <table:table-cell table:style-name="ce122" table:formula="of:=COUNTIF([.C5:.M5];&quot;51&quot;)+COUNTIF([.C5:.M5];&quot;51☻&quot;)+COUNTIF([.C5:.M5];&quot;2&quot;)+COUNTIF([.C5:.M5];&quot;52&quot;)+COUNTIF([.C5:.M5];&quot;52☻&quot;)+COUNTIF([.C5:.M5];&quot;51$&quot;)+COUNTIF([.C5:.M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/>
          <table:table-cell table:style-name="ce57">
            <office:annotation draw:style-name="gr1" draw:text-style-name="P1" svg:width="2.747cm" svg:height="0.608cm" svg:x="26.88cm" svg:y="2.347cm" draw:caption-point-x="-0.552cm" draw:caption-point-y="0.468cm">
              <dc:creator>MŠ</dc:creator>
              <dc:date>2013-12-23T00:00:00</dc:date>
              <text:p text:style-name="P1"><text:span text:style-name="T1">Ne od 3-16</text:span></text:p>
            </office:annotation>
          </table:table-cell>
          <table:table-cell table:number-columns-repeated="995"/>
        </table:table-row>
        <table:table-row table:style-name="ro8">
          <table:table-cell table:style-name="ce20" office:value-type="date" office:date-value="2013-04-05">
            <text:p>5. apr 13</text:p>
          </table:table-cell>
          <table:table-cell table:style-name="ce111" table:formula="of:=TEXT([.A6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JOS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JOS</text:p>
          </table:table-cell>
          <table:table-cell table:style-name="ce39" office:value-type="string">
            <text:p>JOS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9" office:value-type="string">
            <text:p>ORO</text:p>
          </table:table-cell>
          <table:table-cell table:style-name="ce33" office:value-type="string">
            <text:p>KON</text:p>
          </table:table-cell>
          <table:table-cell table:style-name="ce119" table:formula="of:=COUNTIF([.C6:.M6];&quot;☻&quot;)+COUNTIF([.C6:.M6];&quot;52☻&quot;)+COUNTIF([.C6:.M6];&quot;51☻&quot;)+COUNTIF([.C6:.M6];&quot;1☻&quot;)+COUNTIF([.C6:.M6];&quot;KVIT☻&quot;)+COUNTIF([.C6:.M6];&quot;U☻&quot;)" office:value-type="float" office:value="1">
            <text:p>1</text:p>
          </table:table-cell>
          <table:table-cell table:style-name="ce119" table:formula="of:=COUNTIF([.C6:.M6];&quot;☺&quot;)+COUNTIF([.C6:.M6];&quot;52☺&quot;)+COUNTIF([.C6:.M6];&quot;51☺&quot;)+COUNTIF([.C6:.M6];&quot;1☺&quot;)+COUNTIF([.C6:.M6];&quot;KVIT☺&quot;)+COUNTIF([.C6:.M6];&quot;U☺&quot;)" office:value-type="float" office:value="1">
            <text:p>1</text:p>
          </table:table-cell>
          <table:table-cell table:style-name="ce119" table:formula="of:=COUNTIF([.C6:.M6];&quot;51&quot;)+COUNTIF([.C6:.M6];&quot;51$&quot;)+COUNTIF([.C6:.M6];&quot;51☻&quot;)" office:value-type="float" office:value="1">
            <text:p>1</text:p>
          </table:table-cell>
          <table:table-cell table:style-name="ce119" table:formula="of:=COUNTIF([.C6:.M6];&quot;52&quot;)+COUNTIF([.C6:.M6];&quot;52$&quot;)+COUNTIF([.C6:.M6];&quot;52☻&quot;)" office:value-type="float" office:value="1">
            <text:p>1</text:p>
          </table:table-cell>
          <table:table-cell table:style-name="ce119" table:formula="of:=COUNTIF([.C6:.M6];&quot;51¶&quot;)" office:value-type="float" office:value="0">
            <text:p>0</text:p>
          </table:table-cell>
          <table:table-cell table:style-name="ce119" table:formula="of:=COUNTIF([.C6:.M6];&quot;52¶&quot;)" office:value-type="float" office:value="1">
            <text:p>1</text:p>
          </table:table-cell>
          <table:table-cell table:style-name="ce119" table:formula="of:=COUNTIF([.C6:.M6];&quot;U&quot;)+COUNTIF([.C6:.M6];&quot;U☻&quot;)+COUNTIF([.C6:.M6];&quot;U☺&quot;)" office:value-type="float" office:value="0">
            <text:p>0</text:p>
          </table:table-cell>
          <table:table-cell table:style-name="ce119" table:formula="of:=COUNTIF([.C6:.M6];&quot;KVIT&quot;)+COUNTIF([.C6:.M6];&quot;KVIT☻&quot;)+COUNTIF([.C6:.M6];&quot;kvit$&quot;)" office:value-type="float" office:value="1">
            <text:p>1</text:p>
          </table:table-cell>
          <table:table-cell table:style-name="ce120" table:formula="of:=COUNTBLANK([.C6:.M6])" office:value-type="float" office:value="0">
            <text:p>0</text:p>
          </table:table-cell>
          <table:table-cell table:style-name="ce121" table:formula="of:=COUNTIF([.C6:.M6];&quot;x&quot;)" office:value-type="float" office:value="0">
            <text:p>0</text:p>
          </table:table-cell>
          <table:table-cell table:style-name="ce122" table:formula="of:=COUNTIF([.C6:.M6];&quot;51&quot;)+COUNTIF([.C6:.M6];&quot;51☻&quot;)+COUNTIF([.C6:.M6];&quot;2&quot;)+COUNTIF([.C6:.M6];&quot;52&quot;)+COUNTIF([.C6:.M6];&quot;52☻&quot;)+COUNTIF([.C6:.M6];&quot;51$&quot;)+COUNTIF([.C6:.M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4-06">
            <text:p>6. apr 13</text:p>
          </table:table-cell>
          <table:table-cell table:style-name="ce111" table:formula="of:=TEXT([.A7];&quot;Ddd&quot;)" office:value-type="string" office:string-value="sob">
            <text:p>sob</text:p>
          </table:table-cell>
          <table:table-cell table:style-name="ce113" table:number-columns-repeated="8"/>
          <table:table-cell table:style-name="ce6" table:formula="of:=[$'Vzorci vnosov'.$A$14]" office:value-type="string" office:string-value="☻">
            <text:p>☻</text:p>
          </table:table-cell>
          <table:table-cell table:style-name="ce113" table:number-columns-repeated="2"/>
          <table:table-cell table:style-name="ce54" office:value-type="string">
            <text:p>RAV</text:p>
          </table:table-cell>
          <table:table-cell table:style-name="ce56" office:value-type="string">
            <text:p>PIN</text:p>
          </table:table-cell>
          <table:table-cell table:style-name="ce119" table:formula="of:=COUNTIF([.C7:.M7];&quot;☻&quot;)+COUNTIF([.C7:.M7];&quot;52☻&quot;)+COUNTIF([.C7:.M7];&quot;51☻&quot;)+COUNTIF([.C7:.M7];&quot;1☻&quot;)+COUNTIF([.C7:.M7];&quot;KVIT☻&quot;)+COUNTIF([.C7:.M7];&quot;U☻&quot;)" office:value-type="float" office:value="1">
            <text:p>1</text:p>
          </table:table-cell>
          <table:table-cell table:style-name="ce119" table:formula="of:=COUNTIF([.C7:.M7];&quot;☺&quot;)+COUNTIF([.C7:.M7];&quot;52☺&quot;)+COUNTIF([.C7:.M7];&quot;51☺&quot;)+COUNTIF([.C7:.M7];&quot;1☺&quot;)+COUNTIF([.C7:.M7];&quot;KVIT☺&quot;)+COUNTIF([.C7:.M7];&quot;U☺&quot;)" office:value-type="float" office:value="0">
            <text:p>0</text:p>
          </table:table-cell>
          <table:table-cell table:style-name="ce119" table:formula="of:=COUNTIF([.C7:.M7];&quot;51&quot;)+COUNTIF([.C7:.M7];&quot;51$&quot;)+COUNTIF([.C7:.M7];&quot;51☻&quot;)" office:value-type="float" office:value="0">
            <text:p>0</text:p>
          </table:table-cell>
          <table:table-cell table:style-name="ce119" table:formula="of:=COUNTIF([.C7:.M7];&quot;52&quot;)+COUNTIF([.C7:.M7];&quot;52$&quot;)+COUNTIF([.C7:.M7];&quot;52☻&quot;)" office:value-type="float" office:value="0">
            <text:p>0</text:p>
          </table:table-cell>
          <table:table-cell table:style-name="ce119" table:formula="of:=COUNTIF([.C7:.M7];&quot;51¶&quot;)" office:value-type="float" office:value="0">
            <text:p>0</text:p>
          </table:table-cell>
          <table:table-cell table:style-name="ce119" table:formula="of:=COUNTIF([.C7:.M7];&quot;52¶&quot;)" office:value-type="float" office:value="0">
            <text:p>0</text:p>
          </table:table-cell>
          <table:table-cell table:style-name="ce119" table:formula="of:=COUNTIF([.C7:.M7];&quot;U&quot;)+COUNTIF([.C7:.M7];&quot;U☻&quot;)+COUNTIF([.C7:.M7];&quot;U☺&quot;)" office:value-type="float" office:value="0">
            <text:p>0</text:p>
          </table:table-cell>
          <table:table-cell table:style-name="ce119" table:formula="of:=COUNTIF([.C7:.M7];&quot;KVIT&quot;)+COUNTIF([.C7:.M7];&quot;KVIT☻&quot;)+COUNTIF([.C7:.M7];&quot;kvit$&quot;)" office:value-type="float" office:value="0">
            <text:p>0</text:p>
          </table:table-cell>
          <table:table-cell table:style-name="ce120" table:formula="of:=COUNTBLANK([.C7:.M7])" office:value-type="float" office:value="10">
            <text:p>10</text:p>
          </table:table-cell>
          <table:table-cell table:style-name="ce121" table:formula="of:=COUNTIF([.C7:.M7];&quot;x&quot;)" office:value-type="float" office:value="0">
            <text:p>0</text:p>
          </table:table-cell>
          <table:table-cell table:style-name="ce122" table:formula="of:=COUNTIF([.C7:.M7];&quot;51&quot;)+COUNTIF([.C7:.M7];&quot;51☻&quot;)+COUNTIF([.C7:.M7];&quot;2&quot;)+COUNTIF([.C7:.M7];&quot;52&quot;)+COUNTIF([.C7:.M7];&quot;52☻&quot;)+COUNTIF([.C7:.M7];&quot;51$&quot;)+COUNTIF([.C7:.M7];&quot;52$&quot;)" office:value-type="float" office:value="0">
            <text:p>0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/>
          <table:table-cell table:style-name="ce33" office:value-type="string">
            <office:annotation draw:style-name="gr1" draw:text-style-name="P1" svg:width="2.972cm" svg:height="0.603cm" svg:x="26.938cm" svg:y="2.703cm" draw:caption-point-x="-0.61cm" draw:caption-point-y="1.514cm">
              <dc:creator>MŠ</dc:creator>
              <dc:date>2013-12-23T00:00:00</dc:date>
              <text:p text:style-name="P1"><text:span text:style-name="T1">9,10,11</text:span></text:p>
            </office:annotation>
            <text:p>mish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4-07">
            <text:p>7. apr 13</text:p>
          </table:table-cell>
          <table:table-cell table:style-name="ce111" table:formula="of:=TEXT([.A8];&quot;Ddd&quot;)" office:value-type="string" office:string-value="ned">
            <text:p>ned</text:p>
          </table:table-cell>
          <table:table-cell table:style-name="ce114" table:number-columns-repeated="6"/>
          <table:table-cell table:style-name="ce113"/>
          <table:table-cell table:style-name="ce11" table:formula="of:=[$'Vzorci vnosov'.$A$21]" office:value-type="string" office:string-value="☺">
            <text:p>☺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114" table:number-columns-repeated="2"/>
          <table:table-cell table:style-name="ce56" office:value-type="string">
            <text:p>DAN</text:p>
          </table:table-cell>
          <table:table-cell table:style-name="ce56" office:value-type="string">
            <text:p>PIN</text:p>
          </table:table-cell>
          <table:table-cell table:style-name="ce119" table:formula="of:=COUNTIF([.C8:.M8];&quot;☻&quot;)+COUNTIF([.C8:.M8];&quot;52☻&quot;)+COUNTIF([.C8:.M8];&quot;51☻&quot;)+COUNTIF([.C8:.M8];&quot;1☻&quot;)+COUNTIF([.C8:.M8];&quot;KVIT☻&quot;)+COUNTIF([.C8:.M8];&quot;U☻&quot;)" office:value-type="float" office:value="1">
            <text:p>1</text:p>
          </table:table-cell>
          <table:table-cell table:style-name="ce119" table:formula="of:=COUNTIF([.C8:.M8];&quot;☺&quot;)+COUNTIF([.C8:.M8];&quot;52☺&quot;)+COUNTIF([.C8:.M8];&quot;51☺&quot;)+COUNTIF([.C8:.M8];&quot;1☺&quot;)+COUNTIF([.C8:.M8];&quot;KVIT☺&quot;)+COUNTIF([.C8:.M8];&quot;U☺&quot;)" office:value-type="float" office:value="1">
            <text:p>1</text:p>
          </table:table-cell>
          <table:table-cell table:style-name="ce119" table:formula="of:=COUNTIF([.C8:.M8];&quot;51&quot;)+COUNTIF([.C8:.M8];&quot;51$&quot;)+COUNTIF([.C8:.M8];&quot;51☻&quot;)" office:value-type="float" office:value="0">
            <text:p>0</text:p>
          </table:table-cell>
          <table:table-cell table:style-name="ce119" table:formula="of:=COUNTIF([.C8:.M8];&quot;52&quot;)+COUNTIF([.C8:.M8];&quot;52$&quot;)+COUNTIF([.C8:.M8];&quot;52☻&quot;)" office:value-type="float" office:value="0">
            <text:p>0</text:p>
          </table:table-cell>
          <table:table-cell table:style-name="ce119" table:formula="of:=COUNTIF([.C8:.M8];&quot;51¶&quot;)" office:value-type="float" office:value="0">
            <text:p>0</text:p>
          </table:table-cell>
          <table:table-cell table:style-name="ce119" table:formula="of:=COUNTIF([.C8:.M8];&quot;52¶&quot;)" office:value-type="float" office:value="0">
            <text:p>0</text:p>
          </table:table-cell>
          <table:table-cell table:style-name="ce119" table:formula="of:=COUNTIF([.C8:.M8];&quot;U&quot;)+COUNTIF([.C8:.M8];&quot;U☻&quot;)+COUNTIF([.C8:.M8];&quot;U☺&quot;)" office:value-type="float" office:value="0">
            <text:p>0</text:p>
          </table:table-cell>
          <table:table-cell table:style-name="ce119" table:formula="of:=COUNTIF([.C8:.M8];&quot;KVIT&quot;)+COUNTIF([.C8:.M8];&quot;KVIT☻&quot;)+COUNTIF([.C8:.M8];&quot;kvit$&quot;)" office:value-type="float" office:value="0">
            <text:p>0</text:p>
          </table:table-cell>
          <table:table-cell table:style-name="ce120" table:formula="of:=COUNTBLANK([.C8:.M8])" office:value-type="float" office:value="9">
            <text:p>9</text:p>
          </table:table-cell>
          <table:table-cell table:style-name="ce121" table:formula="of:=COUNTIF([.C8:.M8];&quot;x&quot;)" office:value-type="float" office:value="0">
            <text:p>0</text:p>
          </table:table-cell>
          <table:table-cell table:style-name="ce122" table:formula="of:=COUNTIF([.C8:.M8];&quot;51&quot;)+COUNTIF([.C8:.M8];&quot;51☻&quot;)+COUNTIF([.C8:.M8];&quot;2&quot;)+COUNTIF([.C8:.M8];&quot;52&quot;)+COUNTIF([.C8:.M8];&quot;52☻&quot;)+COUNTIF([.C8:.M8];&quot;51$&quot;)+COUNTIF([.C8:.M8];&quot;52$&quot;)" office:value-type="float" office:value="0">
            <text:p>0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4-08">
            <text:p>8. apr 13</text:p>
          </table:table-cell>
          <table:table-cell table:style-name="ce111" table:formula="of:=TEXT([.A9];&quot;Ddd&quot;)" office:value-type="string" office:string-value="pon">
            <text:p>pon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9" office:value-type="string">
            <text:p>PIR</text:p>
          </table:table-cell>
          <table:table-cell table:style-name="ce33" office:value-type="string">
            <text:p>PIN</text:p>
          </table:table-cell>
          <table:table-cell table:style-name="ce119" table:formula="of:=COUNTIF([.C9:.M9];&quot;☻&quot;)+COUNTIF([.C9:.M9];&quot;52☻&quot;)+COUNTIF([.C9:.M9];&quot;51☻&quot;)+COUNTIF([.C9:.M9];&quot;1☻&quot;)+COUNTIF([.C9:.M9];&quot;KVIT☻&quot;)+COUNTIF([.C9:.M9];&quot;U☻&quot;)" office:value-type="float" office:value="1">
            <text:p>1</text:p>
          </table:table-cell>
          <table:table-cell table:style-name="ce119" table:formula="of:=COUNTIF([.C9:.M9];&quot;☺&quot;)+COUNTIF([.C9:.M9];&quot;52☺&quot;)+COUNTIF([.C9:.M9];&quot;51☺&quot;)+COUNTIF([.C9:.M9];&quot;1☺&quot;)+COUNTIF([.C9:.M9];&quot;KVIT☺&quot;)+COUNTIF([.C9:.M9];&quot;U☺&quot;)" office:value-type="float" office:value="0">
            <text:p>0</text:p>
          </table:table-cell>
          <table:table-cell table:style-name="ce119" table:formula="of:=COUNTIF([.C9:.M9];&quot;51&quot;)+COUNTIF([.C9:.M9];&quot;51$&quot;)+COUNTIF([.C9:.M9];&quot;51☻&quot;)" office:value-type="float" office:value="1">
            <text:p>1</text:p>
          </table:table-cell>
          <table:table-cell table:style-name="ce119" table:formula="of:=COUNTIF([.C9:.M9];&quot;52&quot;)+COUNTIF([.C9:.M9];&quot;52$&quot;)+COUNTIF([.C9:.M9];&quot;52☻&quot;)" office:value-type="float" office:value="1">
            <text:p>1</text:p>
          </table:table-cell>
          <table:table-cell table:style-name="ce119" table:formula="of:=COUNTIF([.C9:.M9];&quot;51¶&quot;)" office:value-type="float" office:value="0">
            <text:p>0</text:p>
          </table:table-cell>
          <table:table-cell table:style-name="ce119" table:formula="of:=COUNTIF([.C9:.M9];&quot;52¶&quot;)" office:value-type="float" office:value="1">
            <text:p>1</text:p>
          </table:table-cell>
          <table:table-cell table:style-name="ce119" table:formula="of:=COUNTIF([.C9:.M9];&quot;U&quot;)+COUNTIF([.C9:.M9];&quot;U☻&quot;)+COUNTIF([.C9:.M9];&quot;U☺&quot;)" office:value-type="float" office:value="1">
            <text:p>1</text:p>
          </table:table-cell>
          <table:table-cell table:style-name="ce119" table:formula="of:=COUNTIF([.C9:.M9];&quot;KVIT&quot;)+COUNTIF([.C9:.M9];&quot;KVIT☻&quot;)+COUNTIF([.C9:.M9];&quot;kvit$&quot;)" office:value-type="float" office:value="3">
            <text:p>3</text:p>
          </table:table-cell>
          <table:table-cell table:style-name="ce120" table:formula="of:=COUNTBLANK([.C9:.M9])" office:value-type="float" office:value="0">
            <text:p>0</text:p>
          </table:table-cell>
          <table:table-cell table:style-name="ce121" table:formula="of:=COUNTIF([.C9:.M9];&quot;x&quot;)" office:value-type="float" office:value="2">
            <text:p>2</text:p>
          </table:table-cell>
          <table:table-cell table:style-name="ce122" table:formula="of:=COUNTIF([.C9:.M9];&quot;51&quot;)+COUNTIF([.C9:.M9];&quot;51☻&quot;)+COUNTIF([.C9:.M9];&quot;2&quot;)+COUNTIF([.C9:.M9];&quot;52&quot;)+COUNTIF([.C9:.M9];&quot;52☻&quot;)+COUNTIF([.C9:.M9];&quot;51$&quot;)+COUNTIF([.C9:.M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/>
          <table:table-cell table:style-name="ce39" office:value-type="string">
            <text:p>JOS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4-09">
            <text:p>9. apr 13</text:p>
          </table:table-cell>
          <table:table-cell table:style-name="ce111" table:formula="of:=TEXT([.A10];&quot;Ddd&quot;)" office:value-type="string" office:string-value="tor">
            <text:p>t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5" office:value-type="string">
            <text:p>MF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2" office:value-type="string">
            <office:annotation draw:style-name="gr1" draw:text-style-name="P1" svg:width="2.932cm" svg:height="2.314cm" svg:x="6.073cm" svg:y="5.853cm" draw:caption-point-x="-0.608cm" draw:caption-point-y="0.468cm">
              <dc:creator>MŠ</dc:creator>
              <dc:date>2013-12-23T00:00:00</dc:date>
              <text:p text:style-name="P1"><text:span text:style-name="T1">Ne morem 5., 6., 7.</text:span></text:p>
            </office:annotation>
            <text:p>RTG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5" office:value-type="string">
            <text:p>MIR</text:p>
          </table:table-cell>
          <table:table-cell table:style-name="ce33" office:value-type="string">
            <text:p>ŠOŠ</text:p>
          </table:table-cell>
          <table:table-cell table:style-name="ce119" table:formula="of:=COUNTIF([.C10:.M10];&quot;☻&quot;)+COUNTIF([.C10:.M10];&quot;52☻&quot;)+COUNTIF([.C10:.M10];&quot;51☻&quot;)+COUNTIF([.C10:.M10];&quot;1☻&quot;)+COUNTIF([.C10:.M10];&quot;KVIT☻&quot;)+COUNTIF([.C10:.M10];&quot;U☻&quot;)" office:value-type="float" office:value="1">
            <text:p>1</text:p>
          </table:table-cell>
          <table:table-cell table:style-name="ce119" table:formula="of:=COUNTIF([.C10:.M10];&quot;☺&quot;)+COUNTIF([.C10:.M10];&quot;52☺&quot;)+COUNTIF([.C10:.M10];&quot;51☺&quot;)+COUNTIF([.C10:.M10];&quot;1☺&quot;)+COUNTIF([.C10:.M10];&quot;KVIT☺&quot;)+COUNTIF([.C10:.M10];&quot;U☺&quot;)" office:value-type="float" office:value="0">
            <text:p>0</text:p>
          </table:table-cell>
          <table:table-cell table:style-name="ce119" table:formula="of:=COUNTIF([.C10:.M10];&quot;51&quot;)+COUNTIF([.C10:.M10];&quot;51$&quot;)+COUNTIF([.C10:.M10];&quot;51☻&quot;)" office:value-type="float" office:value="1">
            <text:p>1</text:p>
          </table:table-cell>
          <table:table-cell table:style-name="ce119" table:formula="of:=COUNTIF([.C10:.M10];&quot;52&quot;)+COUNTIF([.C10:.M10];&quot;52$&quot;)+COUNTIF([.C10:.M10];&quot;52☻&quot;)" office:value-type="float" office:value="1">
            <text:p>1</text:p>
          </table:table-cell>
          <table:table-cell table:style-name="ce119" table:formula="of:=COUNTIF([.C10:.M10];&quot;51¶&quot;)" office:value-type="float" office:value="1">
            <text:p>1</text:p>
          </table:table-cell>
          <table:table-cell table:style-name="ce119" table:formula="of:=COUNTIF([.C10:.M10];&quot;52¶&quot;)" office:value-type="float" office:value="1">
            <text:p>1</text:p>
          </table:table-cell>
          <table:table-cell table:style-name="ce119" table:formula="of:=COUNTIF([.C10:.M10];&quot;U&quot;)+COUNTIF([.C10:.M10];&quot;U☻&quot;)+COUNTIF([.C10:.M10];&quot;U☺&quot;)" office:value-type="float" office:value="0">
            <text:p>0</text:p>
          </table:table-cell>
          <table:table-cell table:style-name="ce119" table:formula="of:=COUNTIF([.C10:.M10];&quot;KVIT&quot;)+COUNTIF([.C10:.M10];&quot;KVIT☻&quot;)+COUNTIF([.C10:.M10];&quot;kvit$&quot;)" office:value-type="float" office:value="2">
            <text:p>2</text:p>
          </table:table-cell>
          <table:table-cell table:style-name="ce120" table:formula="of:=COUNTBLANK([.C10:.M10])" office:value-type="float" office:value="0">
            <text:p>0</text:p>
          </table:table-cell>
          <table:table-cell table:style-name="ce121" table:formula="of:=COUNTIF([.C10:.M10];&quot;x&quot;)" office:value-type="float" office:value="1">
            <text:p>1</text:p>
          </table:table-cell>
          <table:table-cell table:style-name="ce122" table:formula="of:=COUNTIF([.C10:.M10];&quot;51&quot;)+COUNTIF([.C10:.M10];&quot;51☻&quot;)+COUNTIF([.C10:.M10];&quot;2&quot;)+COUNTIF([.C10:.M10];&quot;52&quot;)+COUNTIF([.C10:.M10];&quot;52☻&quot;)+COUNTIF([.C10:.M10];&quot;51$&quot;)+COUNTIF([.C10:.M10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4-10">
            <text:p>10. apr 13</text:p>
          </table:table-cell>
          <table:table-cell table:style-name="ce111" table:formula="of:=TEXT([.A11];&quot;Ddd&quot;)" office:value-type="string" office:string-value="sre">
            <text:p>sre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2" office:value-type="string">
            <office:annotation draw:style-name="gr1" draw:text-style-name="P1" svg:width="2.932cm" svg:height="2.315cm" svg:x="9.665cm" svg:y="6.554cm" draw:caption-point-x="-0.608cm" draw:caption-point-y="0.468cm">
              <dc:creator>MŠ</dc:creator>
              <dc:date>2013-12-23T00:00:00</dc:date>
              <text:p text:style-name="P1"><text:span text:style-name="T1">Ne morem 5., 6., 7.</text:span></text:p>
            </office:annotation>
            <text:p>RTG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9" office:value-type="string">
            <text:p>GRY</text:p>
          </table:table-cell>
          <table:table-cell table:style-name="ce33" office:value-type="string">
            <text:p>ŠOŠ</text:p>
          </table:table-cell>
          <table:table-cell table:style-name="ce119" table:formula="of:=COUNTIF([.C11:.M11];&quot;☻&quot;)+COUNTIF([.C11:.M11];&quot;52☻&quot;)+COUNTIF([.C11:.M11];&quot;51☻&quot;)+COUNTIF([.C11:.M11];&quot;1☻&quot;)+COUNTIF([.C11:.M11];&quot;KVIT☻&quot;)+COUNTIF([.C11:.M11];&quot;U☻&quot;)" office:value-type="float" office:value="1">
            <text:p>1</text:p>
          </table:table-cell>
          <table:table-cell table:style-name="ce119" table:formula="of:=COUNTIF([.C11:.M11];&quot;☺&quot;)+COUNTIF([.C11:.M11];&quot;52☺&quot;)+COUNTIF([.C11:.M11];&quot;51☺&quot;)+COUNTIF([.C11:.M11];&quot;1☺&quot;)+COUNTIF([.C11:.M11];&quot;KVIT☺&quot;)+COUNTIF([.C11:.M11];&quot;U☺&quot;)" office:value-type="float" office:value="0">
            <text:p>0</text:p>
          </table:table-cell>
          <table:table-cell table:style-name="ce119" table:formula="of:=COUNTIF([.C11:.M11];&quot;51&quot;)+COUNTIF([.C11:.M11];&quot;51$&quot;)+COUNTIF([.C11:.M11];&quot;51☻&quot;)" office:value-type="float" office:value="1">
            <text:p>1</text:p>
          </table:table-cell>
          <table:table-cell table:style-name="ce119" table:formula="of:=COUNTIF([.C11:.M11];&quot;52&quot;)+COUNTIF([.C11:.M11];&quot;52$&quot;)+COUNTIF([.C11:.M11];&quot;52☻&quot;)" office:value-type="float" office:value="0">
            <text:p>0</text:p>
          </table:table-cell>
          <table:table-cell table:style-name="ce119" table:formula="of:=COUNTIF([.C11:.M11];&quot;51¶&quot;)" office:value-type="float" office:value="1">
            <text:p>1</text:p>
          </table:table-cell>
          <table:table-cell table:style-name="ce119" table:formula="of:=COUNTIF([.C11:.M11];&quot;52¶&quot;)" office:value-type="float" office:value="1">
            <text:p>1</text:p>
          </table:table-cell>
          <table:table-cell table:style-name="ce119" table:formula="of:=COUNTIF([.C11:.M11];&quot;U&quot;)+COUNTIF([.C11:.M11];&quot;U☻&quot;)+COUNTIF([.C11:.M11];&quot;U☺&quot;)" office:value-type="float" office:value="0">
            <text:p>0</text:p>
          </table:table-cell>
          <table:table-cell table:style-name="ce119" table:formula="of:=COUNTIF([.C11:.M11];&quot;KVIT&quot;)+COUNTIF([.C11:.M11];&quot;KVIT☻&quot;)+COUNTIF([.C11:.M11];&quot;kvit$&quot;)" office:value-type="float" office:value="2">
            <text:p>2</text:p>
          </table:table-cell>
          <table:table-cell table:style-name="ce120" table:formula="of:=COUNTBLANK([.C11:.M11])" office:value-type="float" office:value="0">
            <text:p>0</text:p>
          </table:table-cell>
          <table:table-cell table:style-name="ce121" table:formula="of:=COUNTIF([.C11:.M11];&quot;x&quot;)" office:value-type="float" office:value="2">
            <text:p>2</text:p>
          </table:table-cell>
          <table:table-cell table:style-name="ce122" table:formula="of:=COUNTIF([.C11:.M11];&quot;51&quot;)+COUNTIF([.C11:.M11];&quot;51☻&quot;)+COUNTIF([.C11:.M11];&quot;2&quot;)+COUNTIF([.C11:.M11];&quot;52&quot;)+COUNTIF([.C11:.M11];&quot;52☻&quot;)+COUNTIF([.C11:.M11];&quot;51$&quot;)+COUNTIF([.C11:.M11];&quot;52$&quot;)" office:value-type="float" office:value="1">
            <text:p>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4-11">
            <text:p>11. apr 13</text:p>
          </table:table-cell>
          <table:table-cell table:style-name="ce111" table:formula="of:=TEXT([.A12];&quot;Ddd&quot;)" office:value-type="string" office:string-value="čet">
            <text:p>č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5" office:value-type="string">
            <text:p>MIR</text:p>
          </table:table-cell>
          <table:table-cell table:style-name="ce33" office:value-type="string">
            <text:p>ŠOŠ</text:p>
          </table:table-cell>
          <table:table-cell table:style-name="ce119" table:formula="of:=COUNTIF([.C12:.M12];&quot;☻&quot;)+COUNTIF([.C12:.M12];&quot;52☻&quot;)+COUNTIF([.C12:.M12];&quot;51☻&quot;)+COUNTIF([.C12:.M12];&quot;1☻&quot;)+COUNTIF([.C12:.M12];&quot;KVIT☻&quot;)+COUNTIF([.C12:.M12];&quot;U☻&quot;)" office:value-type="float" office:value="0">
            <text:p>0</text:p>
          </table:table-cell>
          <table:table-cell table:style-name="ce119" table:formula="of:=COUNTIF([.C12:.M12];&quot;☺&quot;)+COUNTIF([.C12:.M12];&quot;52☺&quot;)+COUNTIF([.C12:.M12];&quot;51☺&quot;)+COUNTIF([.C12:.M12];&quot;1☺&quot;)+COUNTIF([.C12:.M12];&quot;KVIT☺&quot;)+COUNTIF([.C12:.M12];&quot;U☺&quot;)" office:value-type="float" office:value="1">
            <text:p>1</text:p>
          </table:table-cell>
          <table:table-cell table:style-name="ce119" table:formula="of:=COUNTIF([.C12:.M12];&quot;51&quot;)+COUNTIF([.C12:.M12];&quot;51$&quot;)+COUNTIF([.C12:.M12];&quot;51☻&quot;)" office:value-type="float" office:value="1">
            <text:p>1</text:p>
          </table:table-cell>
          <table:table-cell table:style-name="ce119" table:formula="of:=COUNTIF([.C12:.M12];&quot;52&quot;)+COUNTIF([.C12:.M12];&quot;52$&quot;)+COUNTIF([.C12:.M12];&quot;52☻&quot;)" office:value-type="float" office:value="2">
            <text:p>2</text:p>
          </table:table-cell>
          <table:table-cell table:style-name="ce119" table:formula="of:=COUNTIF([.C12:.M12];&quot;51¶&quot;)" office:value-type="float" office:value="1">
            <text:p>1</text:p>
          </table:table-cell>
          <table:table-cell table:style-name="ce119" table:formula="of:=COUNTIF([.C12:.M12];&quot;52¶&quot;)" office:value-type="float" office:value="1">
            <text:p>1</text:p>
          </table:table-cell>
          <table:table-cell table:style-name="ce119" table:formula="of:=COUNTIF([.C12:.M12];&quot;U&quot;)+COUNTIF([.C12:.M12];&quot;U☻&quot;)+COUNTIF([.C12:.M12];&quot;U☺&quot;)" office:value-type="float" office:value="1">
            <text:p>1</text:p>
          </table:table-cell>
          <table:table-cell table:style-name="ce119" table:formula="of:=COUNTIF([.C12:.M12];&quot;KVIT&quot;)+COUNTIF([.C12:.M12];&quot;KVIT☻&quot;)+COUNTIF([.C12:.M12];&quot;kvit$&quot;)" office:value-type="float" office:value="2">
            <text:p>2</text:p>
          </table:table-cell>
          <table:table-cell table:style-name="ce120" table:formula="of:=COUNTBLANK([.C12:.M12])" office:value-type="float" office:value="0">
            <text:p>0</text:p>
          </table:table-cell>
          <table:table-cell table:style-name="ce121" table:formula="of:=COUNTIF([.C12:.M12];&quot;x&quot;)" office:value-type="float" office:value="1">
            <text:p>1</text:p>
          </table:table-cell>
          <table:table-cell table:style-name="ce122" table:formula="of:=COUNTIF([.C12:.M12];&quot;51&quot;)+COUNTIF([.C12:.M12];&quot;51☻&quot;)+COUNTIF([.C12:.M12];&quot;2&quot;)+COUNTIF([.C12:.M12];&quot;52&quot;)+COUNTIF([.C12:.M12];&quot;52☻&quot;)+COUNTIF([.C12:.M12];&quot;51$&quot;)+COUNTIF([.C12:.M12];&quot;52$&quot;)" office:value-type="float" office:value="3">
            <text:p>3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4-12">
            <text:p>12. apr 13</text:p>
          </table:table-cell>
          <table:table-cell table:style-name="ce111" table:formula="of:=TEXT([.A13];&quot;Ddd&quot;)" office:value-type="string" office:string-value="pet">
            <text:p>p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text:p>ORO</text:p>
          </table:table-cell>
          <table:table-cell table:style-name="ce33" office:value-type="string">
            <text:p>ŠOŠ</text:p>
          </table:table-cell>
          <table:table-cell table:style-name="ce119" table:formula="of:=COUNTIF([.C13:.M13];&quot;☻&quot;)+COUNTIF([.C13:.M13];&quot;52☻&quot;)+COUNTIF([.C13:.M13];&quot;51☻&quot;)+COUNTIF([.C13:.M13];&quot;1☻&quot;)+COUNTIF([.C13:.M13];&quot;KVIT☻&quot;)+COUNTIF([.C13:.M13];&quot;U☻&quot;)" office:value-type="float" office:value="1">
            <text:p>1</text:p>
          </table:table-cell>
          <table:table-cell table:style-name="ce119" table:formula="of:=COUNTIF([.C13:.M13];&quot;☺&quot;)+COUNTIF([.C13:.M13];&quot;52☺&quot;)+COUNTIF([.C13:.M13];&quot;51☺&quot;)+COUNTIF([.C13:.M13];&quot;1☺&quot;)+COUNTIF([.C13:.M13];&quot;KVIT☺&quot;)+COUNTIF([.C13:.M13];&quot;U☺&quot;)" office:value-type="float" office:value="1">
            <text:p>1</text:p>
          </table:table-cell>
          <table:table-cell table:style-name="ce119" table:formula="of:=COUNTIF([.C13:.M13];&quot;51&quot;)+COUNTIF([.C13:.M13];&quot;51$&quot;)+COUNTIF([.C13:.M13];&quot;51☻&quot;)" office:value-type="float" office:value="1">
            <text:p>1</text:p>
          </table:table-cell>
          <table:table-cell table:style-name="ce119" table:formula="of:=COUNTIF([.C13:.M13];&quot;52&quot;)+COUNTIF([.C13:.M13];&quot;52$&quot;)+COUNTIF([.C13:.M13];&quot;52☻&quot;)" office:value-type="float" office:value="1">
            <text:p>1</text:p>
          </table:table-cell>
          <table:table-cell table:style-name="ce119" table:formula="of:=COUNTIF([.C13:.M13];&quot;51¶&quot;)" office:value-type="float" office:value="1">
            <text:p>1</text:p>
          </table:table-cell>
          <table:table-cell table:style-name="ce119" table:formula="of:=COUNTIF([.C13:.M13];&quot;52¶&quot;)" office:value-type="float" office:value="1">
            <text:p>1</text:p>
          </table:table-cell>
          <table:table-cell table:style-name="ce119" table:formula="of:=COUNTIF([.C13:.M13];&quot;U&quot;)+COUNTIF([.C13:.M13];&quot;U☻&quot;)+COUNTIF([.C13:.M13];&quot;U☺&quot;)" office:value-type="float" office:value="0">
            <text:p>0</text:p>
          </table:table-cell>
          <table:table-cell table:style-name="ce119" table:formula="of:=COUNTIF([.C13:.M13];&quot;KVIT&quot;)+COUNTIF([.C13:.M13];&quot;KVIT☻&quot;)+COUNTIF([.C13:.M13];&quot;kvit$&quot;)" office:value-type="float" office:value="2">
            <text:p>2</text:p>
          </table:table-cell>
          <table:table-cell table:style-name="ce120" table:formula="of:=COUNTBLANK([.C13:.M13])" office:value-type="float" office:value="0">
            <text:p>0</text:p>
          </table:table-cell>
          <table:table-cell table:style-name="ce121" table:formula="of:=COUNTIF([.C13:.M13];&quot;x&quot;)" office:value-type="float" office:value="2">
            <text:p>2</text:p>
          </table:table-cell>
          <table:table-cell table:style-name="ce122" table:formula="of:=COUNTIF([.C13:.M13];&quot;51&quot;)+COUNTIF([.C13:.M13];&quot;51☻&quot;)+COUNTIF([.C13:.M13];&quot;2&quot;)+COUNTIF([.C13:.M13];&quot;52&quot;)+COUNTIF([.C13:.M13];&quot;52☻&quot;)+COUNTIF([.C13:.M13];&quot;51$&quot;)+COUNTIF([.C13:.M13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4-13">
            <text:p>13. apr 13</text:p>
          </table:table-cell>
          <table:table-cell table:style-name="ce110" table:formula="of:=TEXT([.A14];&quot;Ddd&quot;)" office:value-type="string" office:string-value="sob">
            <text:p>sob</text:p>
          </table:table-cell>
          <table:table-cell table:style-name="ce113"/>
          <table:table-cell table:style-name="ce6" table:formula="of:=[$'Vzorci vnosov'.$A$14]" office:value-type="string" office:string-value="☻">
            <text:p>☻</text:p>
          </table:table-cell>
          <table:table-cell table:style-name="ce113" table:number-columns-repeated="4"/>
          <table:table-cell table:style-name="ce118" table:formula="of:=[$'Vzorci vnosov'.$A$13]" office:value-type="string" office:string-value="BOL">
            <text:p>BOL</text:p>
          </table:table-cell>
          <table:table-cell table:style-name="ce113" table:number-columns-repeated="4"/>
          <table:table-cell table:style-name="ce56" office:value-type="string">
            <text:p>JAN</text:p>
          </table:table-cell>
          <table:table-cell table:style-name="ce56" office:value-type="string">
            <text:p>MIO</text:p>
          </table:table-cell>
          <table:table-cell table:style-name="ce119" table:formula="of:=COUNTIF([.C14:.M14];&quot;☻&quot;)+COUNTIF([.C14:.M14];&quot;52☻&quot;)+COUNTIF([.C14:.M14];&quot;51☻&quot;)+COUNTIF([.C14:.M14];&quot;1☻&quot;)+COUNTIF([.C14:.M14];&quot;KVIT☻&quot;)+COUNTIF([.C14:.M14];&quot;U☻&quot;)" office:value-type="float" office:value="1">
            <text:p>1</text:p>
          </table:table-cell>
          <table:table-cell table:style-name="ce119" table:formula="of:=COUNTIF([.C14:.M14];&quot;☺&quot;)+COUNTIF([.C14:.M14];&quot;52☺&quot;)+COUNTIF([.C14:.M14];&quot;51☺&quot;)+COUNTIF([.C14:.M14];&quot;1☺&quot;)+COUNTIF([.C14:.M14];&quot;KVIT☺&quot;)+COUNTIF([.C14:.M14];&quot;U☺&quot;)" office:value-type="float" office:value="0">
            <text:p>0</text:p>
          </table:table-cell>
          <table:table-cell table:style-name="ce119" table:formula="of:=COUNTIF([.C14:.M14];&quot;51&quot;)+COUNTIF([.C14:.M14];&quot;51$&quot;)+COUNTIF([.C14:.M14];&quot;51☻&quot;)" office:value-type="float" office:value="0">
            <text:p>0</text:p>
          </table:table-cell>
          <table:table-cell table:style-name="ce119" table:formula="of:=COUNTIF([.C14:.M14];&quot;52&quot;)+COUNTIF([.C14:.M14];&quot;52$&quot;)+COUNTIF([.C14:.M14];&quot;52☻&quot;)" office:value-type="float" office:value="0">
            <text:p>0</text:p>
          </table:table-cell>
          <table:table-cell table:style-name="ce119" table:formula="of:=COUNTIF([.C14:.M14];&quot;51¶&quot;)" office:value-type="float" office:value="0">
            <text:p>0</text:p>
          </table:table-cell>
          <table:table-cell table:style-name="ce119" table:formula="of:=COUNTIF([.C14:.M14];&quot;52¶&quot;)" office:value-type="float" office:value="0">
            <text:p>0</text:p>
          </table:table-cell>
          <table:table-cell table:style-name="ce119" table:formula="of:=COUNTIF([.C14:.M14];&quot;U&quot;)+COUNTIF([.C14:.M14];&quot;U☻&quot;)+COUNTIF([.C14:.M14];&quot;U☺&quot;)" office:value-type="float" office:value="0">
            <text:p>0</text:p>
          </table:table-cell>
          <table:table-cell table:style-name="ce119" table:formula="of:=COUNTIF([.C14:.M14];&quot;KVIT&quot;)+COUNTIF([.C14:.M14];&quot;KVIT☻&quot;)+COUNTIF([.C14:.M14];&quot;kvit$&quot;)" office:value-type="float" office:value="0">
            <text:p>0</text:p>
          </table:table-cell>
          <table:table-cell table:style-name="ce120" table:formula="of:=COUNTBLANK([.C14:.M14])" office:value-type="float" office:value="9">
            <text:p>9</text:p>
          </table:table-cell>
          <table:table-cell table:style-name="ce121" table:formula="of:=COUNTIF([.C14:.M14];&quot;x&quot;)" office:value-type="float" office:value="0">
            <text:p>0</text:p>
          </table:table-cell>
          <table:table-cell table:style-name="ce122" table:formula="of:=COUNTIF([.C14:.M14];&quot;51&quot;)+COUNTIF([.C14:.M14];&quot;51☻&quot;)+COUNTIF([.C14:.M14];&quot;2&quot;)+COUNTIF([.C14:.M14];&quot;52&quot;)+COUNTIF([.C14:.M14];&quot;52☻&quot;)+COUNTIF([.C14:.M14];&quot;51$&quot;)+COUNTIF([.C14:.M14];&quot;52$&quot;)" office:value-type="float" office:value="0">
            <text:p>0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4-14">
            <text:p>14. apr 13</text:p>
          </table:table-cell>
          <table:table-cell table:style-name="ce110" table:formula="of:=TEXT([.A15];&quot;Ddd&quot;)" office:value-type="string" office:string-value="ned">
            <text:p>ned</text:p>
          </table:table-cell>
          <table:table-cell table:style-name="ce114">
            <office:annotation draw:style-name="gr1" draw:text-style-name="P1" svg:width="2.902cm" svg:height="0.602cm" svg:x="3.381cm" svg:y="8.313cm" draw:caption-point-x="-0.61cm" draw:caption-point-y="1.514cm">
              <dc:creator>MŠ</dc:creator>
              <dc:date>2013-12-23T00:00:00</dc:date>
              <text:p text:style-name="P1"><text:span text:style-name="T1">artros</text:span></text:p>
            </office:annotation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114"/>
          <table:table-cell table:style-name="ce113"/>
          <table:table-cell table:style-name="ce114" table:number-columns-repeated="2"/>
          <table:table-cell table:style-name="ce118" table:formula="of:=[$'Vzorci vnosov'.$A$13]" office:value-type="string" office:string-value="BOL">
            <text:p>BOL</text:p>
          </table:table-cell>
          <table:table-cell table:style-name="ce114" table:number-columns-repeated="4"/>
          <table:table-cell table:style-name="ce56" office:value-type="string">
            <text:p>JAN</text:p>
          </table:table-cell>
          <table:table-cell table:style-name="ce56" office:value-type="string">
            <text:p>MIO</text:p>
          </table:table-cell>
          <table:table-cell table:style-name="ce119" table:formula="of:=COUNTIF([.C15:.M15];&quot;☻&quot;)+COUNTIF([.C15:.M15];&quot;52☻&quot;)+COUNTIF([.C15:.M15];&quot;51☻&quot;)+COUNTIF([.C15:.M15];&quot;1☻&quot;)+COUNTIF([.C15:.M15];&quot;KVIT☻&quot;)+COUNTIF([.C15:.M15];&quot;U☻&quot;)" office:value-type="float" office:value="1">
            <text:p>1</text:p>
          </table:table-cell>
          <table:table-cell table:style-name="ce119" table:formula="of:=COUNTIF([.C15:.M15];&quot;☺&quot;)+COUNTIF([.C15:.M15];&quot;52☺&quot;)+COUNTIF([.C15:.M15];&quot;51☺&quot;)+COUNTIF([.C15:.M15];&quot;1☺&quot;)+COUNTIF([.C15:.M15];&quot;KVIT☺&quot;)+COUNTIF([.C15:.M15];&quot;U☺&quot;)" office:value-type="float" office:value="0">
            <text:p>0</text:p>
          </table:table-cell>
          <table:table-cell table:style-name="ce119" table:formula="of:=COUNTIF([.C15:.M15];&quot;51&quot;)+COUNTIF([.C15:.M15];&quot;51$&quot;)+COUNTIF([.C15:.M15];&quot;51☻&quot;)" office:value-type="float" office:value="0">
            <text:p>0</text:p>
          </table:table-cell>
          <table:table-cell table:style-name="ce119" table:formula="of:=COUNTIF([.C15:.M15];&quot;52&quot;)+COUNTIF([.C15:.M15];&quot;52$&quot;)+COUNTIF([.C15:.M15];&quot;52☻&quot;)" office:value-type="float" office:value="0">
            <text:p>0</text:p>
          </table:table-cell>
          <table:table-cell table:style-name="ce119" table:formula="of:=COUNTIF([.C15:.M15];&quot;51¶&quot;)" office:value-type="float" office:value="0">
            <text:p>0</text:p>
          </table:table-cell>
          <table:table-cell table:style-name="ce119" table:formula="of:=COUNTIF([.C15:.M15];&quot;52¶&quot;)" office:value-type="float" office:value="0">
            <text:p>0</text:p>
          </table:table-cell>
          <table:table-cell table:style-name="ce119" table:formula="of:=COUNTIF([.C15:.M15];&quot;U&quot;)+COUNTIF([.C15:.M15];&quot;U☻&quot;)+COUNTIF([.C15:.M15];&quot;U☺&quot;)" office:value-type="float" office:value="0">
            <text:p>0</text:p>
          </table:table-cell>
          <table:table-cell table:style-name="ce119" table:formula="of:=COUNTIF([.C15:.M15];&quot;KVIT&quot;)+COUNTIF([.C15:.M15];&quot;KVIT☻&quot;)+COUNTIF([.C15:.M15];&quot;kvit$&quot;)" office:value-type="float" office:value="0">
            <text:p>0</text:p>
          </table:table-cell>
          <table:table-cell table:style-name="ce120" table:formula="of:=COUNTBLANK([.C15:.M15])" office:value-type="float" office:value="9">
            <text:p>9</text:p>
          </table:table-cell>
          <table:table-cell table:style-name="ce121" table:formula="of:=COUNTIF([.C15:.M15];&quot;x&quot;)" office:value-type="float" office:value="0">
            <text:p>0</text:p>
          </table:table-cell>
          <table:table-cell table:style-name="ce122" table:formula="of:=COUNTIF([.C15:.M15];&quot;51&quot;)+COUNTIF([.C15:.M15];&quot;51☻&quot;)+COUNTIF([.C15:.M15];&quot;2&quot;)+COUNTIF([.C15:.M15];&quot;52&quot;)+COUNTIF([.C15:.M15];&quot;52☻&quot;)+COUNTIF([.C15:.M15];&quot;51$&quot;)+COUNTIF([.C15:.M15];&quot;52$&quot;)" office:value-type="float" office:value="0">
            <text:p>0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4-15">
            <text:p>15. apr 13</text:p>
          </table:table-cell>
          <table:table-cell table:style-name="ce111" table:formula="of:=TEXT([.A16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68" office:value-type="string">
            <office:annotation draw:style-name="gr1" draw:text-style-name="P1" svg:width="2.903cm" svg:height="1.413cm" svg:x="13.293cm" svg:y="9.014cm" draw:caption-point-x="-0.611cm" draw:caption-point-y="1.514cm">
              <dc:creator>MŠ</dc:creator>
              <dc:date>2013-12-23T00:00:00</dc:date>
              <text:p text:style-name="P1"><text:span text:style-name="T1">ne1.-3. in 6.-10. in 27.2.-3.3.</text:span></text:p>
            </office:annotation>
            <text:p>ŠT/GR</text:p>
          </table:table-cell>
          <table:table-cell table:style-name="ce33" office:value-type="string">
            <text:p>PIN</text:p>
          </table:table-cell>
          <table:table-cell table:style-name="ce119" table:formula="of:=COUNTIF([.C16:.M16];&quot;☻&quot;)+COUNTIF([.C16:.M16];&quot;52☻&quot;)+COUNTIF([.C16:.M16];&quot;51☻&quot;)+COUNTIF([.C16:.M16];&quot;1☻&quot;)+COUNTIF([.C16:.M16];&quot;KVIT☻&quot;)+COUNTIF([.C16:.M16];&quot;U☻&quot;)" office:value-type="float" office:value="0">
            <text:p>0</text:p>
          </table:table-cell>
          <table:table-cell table:style-name="ce119" table:formula="of:=COUNTIF([.C16:.M16];&quot;☺&quot;)+COUNTIF([.C16:.M16];&quot;52☺&quot;)+COUNTIF([.C16:.M16];&quot;51☺&quot;)+COUNTIF([.C16:.M16];&quot;1☺&quot;)+COUNTIF([.C16:.M16];&quot;KVIT☺&quot;)+COUNTIF([.C16:.M16];&quot;U☺&quot;)" office:value-type="float" office:value="0">
            <text:p>0</text:p>
          </table:table-cell>
          <table:table-cell table:style-name="ce119" table:formula="of:=COUNTIF([.C16:.M16];&quot;51&quot;)+COUNTIF([.C16:.M16];&quot;51$&quot;)+COUNTIF([.C16:.M16];&quot;51☻&quot;)" office:value-type="float" office:value="1">
            <text:p>1</text:p>
          </table:table-cell>
          <table:table-cell table:style-name="ce119" table:formula="of:=COUNTIF([.C16:.M16];&quot;52&quot;)+COUNTIF([.C16:.M16];&quot;52$&quot;)+COUNTIF([.C16:.M16];&quot;52☻&quot;)" office:value-type="float" office:value="1">
            <text:p>1</text:p>
          </table:table-cell>
          <table:table-cell table:style-name="ce119" table:formula="of:=COUNTIF([.C16:.M16];&quot;51¶&quot;)" office:value-type="float" office:value="1">
            <text:p>1</text:p>
          </table:table-cell>
          <table:table-cell table:style-name="ce119" table:formula="of:=COUNTIF([.C16:.M16];&quot;52¶&quot;)" office:value-type="float" office:value="1">
            <text:p>1</text:p>
          </table:table-cell>
          <table:table-cell table:style-name="ce119" table:formula="of:=COUNTIF([.C16:.M16];&quot;U&quot;)+COUNTIF([.C16:.M16];&quot;U☻&quot;)+COUNTIF([.C16:.M16];&quot;U☺&quot;)" office:value-type="float" office:value="0">
            <text:p>0</text:p>
          </table:table-cell>
          <table:table-cell table:style-name="ce119" table:formula="of:=COUNTIF([.C16:.M16];&quot;KVIT&quot;)+COUNTIF([.C16:.M16];&quot;KVIT☻&quot;)+COUNTIF([.C16:.M16];&quot;kvit$&quot;)" office:value-type="float" office:value="2">
            <text:p>2</text:p>
          </table:table-cell>
          <table:table-cell table:style-name="ce120" table:formula="of:=COUNTBLANK([.C16:.M16])" office:value-type="float" office:value="0">
            <text:p>0</text:p>
          </table:table-cell>
          <table:table-cell table:style-name="ce121" table:formula="of:=COUNTIF([.C16:.M16];&quot;x&quot;)" office:value-type="float" office:value="1">
            <text:p>1</text:p>
          </table:table-cell>
          <table:table-cell table:style-name="ce122" table:formula="of:=COUNTIF([.C16:.M16];&quot;51&quot;)+COUNTIF([.C16:.M16];&quot;51☻&quot;)+COUNTIF([.C16:.M16];&quot;2&quot;)+COUNTIF([.C16:.M16];&quot;52&quot;)+COUNTIF([.C16:.M16];&quot;52☻&quot;)+COUNTIF([.C16:.M16];&quot;51$&quot;)+COUNTIF([.C16:.M16];&quot;52$&quot;)" office:value-type="float" office:value="2">
            <text:p>2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4-16">
            <text:p>16. apr 13</text:p>
          </table:table-cell>
          <table:table-cell table:style-name="ce111" table:formula="of:=TEXT([.A17];&quot;Ddd&quot;)" office:value-type="string" office:string-value="tor">
            <text:p>t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4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7" office:value-type="string">
            <text:p>RAV</text:p>
          </table:table-cell>
          <table:table-cell table:style-name="ce33" office:value-type="string">
            <text:p>PIN</text:p>
          </table:table-cell>
          <table:table-cell table:style-name="ce119" table:formula="of:=COUNTIF([.C17:.M17];&quot;☻&quot;)+COUNTIF([.C17:.M17];&quot;52☻&quot;)+COUNTIF([.C17:.M17];&quot;51☻&quot;)+COUNTIF([.C17:.M17];&quot;1☻&quot;)+COUNTIF([.C17:.M17];&quot;KVIT☻&quot;)+COUNTIF([.C17:.M17];&quot;U☻&quot;)" office:value-type="float" office:value="1">
            <text:p>1</text:p>
          </table:table-cell>
          <table:table-cell table:style-name="ce119" table:formula="of:=COUNTIF([.C17:.M17];&quot;☺&quot;)+COUNTIF([.C17:.M17];&quot;52☺&quot;)+COUNTIF([.C17:.M17];&quot;51☺&quot;)+COUNTIF([.C17:.M17];&quot;1☺&quot;)+COUNTIF([.C17:.M17];&quot;KVIT☺&quot;)+COUNTIF([.C17:.M17];&quot;U☺&quot;)" office:value-type="float" office:value="0">
            <text:p>0</text:p>
          </table:table-cell>
          <table:table-cell table:style-name="ce119" table:formula="of:=COUNTIF([.C17:.M17];&quot;51&quot;)+COUNTIF([.C17:.M17];&quot;51$&quot;)+COUNTIF([.C17:.M17];&quot;51☻&quot;)" office:value-type="float" office:value="1">
            <text:p>1</text:p>
          </table:table-cell>
          <table:table-cell table:style-name="ce119" table:formula="of:=COUNTIF([.C17:.M17];&quot;52&quot;)+COUNTIF([.C17:.M17];&quot;52$&quot;)+COUNTIF([.C17:.M17];&quot;52☻&quot;)" office:value-type="float" office:value="1">
            <text:p>1</text:p>
          </table:table-cell>
          <table:table-cell table:style-name="ce119" table:formula="of:=COUNTIF([.C17:.M17];&quot;51¶&quot;)" office:value-type="float" office:value="0">
            <text:p>0</text:p>
          </table:table-cell>
          <table:table-cell table:style-name="ce119" table:formula="of:=COUNTIF([.C17:.M17];&quot;52¶&quot;)" office:value-type="float" office:value="1">
            <text:p>1</text:p>
          </table:table-cell>
          <table:table-cell table:style-name="ce119" table:formula="of:=COUNTIF([.C17:.M17];&quot;U&quot;)+COUNTIF([.C17:.M17];&quot;U☻&quot;)+COUNTIF([.C17:.M17];&quot;U☺&quot;)" office:value-type="float" office:value="0">
            <text:p>0</text:p>
          </table:table-cell>
          <table:table-cell table:style-name="ce119" table:formula="of:=COUNTIF([.C17:.M17];&quot;KVIT&quot;)+COUNTIF([.C17:.M17];&quot;KVIT☻&quot;)+COUNTIF([.C17:.M17];&quot;kvit$&quot;)" office:value-type="float" office:value="2">
            <text:p>2</text:p>
          </table:table-cell>
          <table:table-cell table:style-name="ce120" table:formula="of:=COUNTBLANK([.C17:.M17])" office:value-type="float" office:value="0">
            <text:p>0</text:p>
          </table:table-cell>
          <table:table-cell table:style-name="ce121" table:formula="of:=COUNTIF([.C17:.M17];&quot;x&quot;)" office:value-type="float" office:value="0">
            <text:p>0</text:p>
          </table:table-cell>
          <table:table-cell table:style-name="ce122" table:formula="of:=COUNTIF([.C17:.M17];&quot;51&quot;)+COUNTIF([.C17:.M17];&quot;51☻&quot;)+COUNTIF([.C17:.M17];&quot;2&quot;)+COUNTIF([.C17:.M17];&quot;52&quot;)+COUNTIF([.C17:.M17];&quot;52☻&quot;)+COUNTIF([.C17:.M17];&quot;51$&quot;)+COUNTIF([.C17:.M17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2"/>
          <table:table-cell table:style-name="ce68" office:value-type="string">
            <office:annotation draw:style-name="gr1" draw:text-style-name="P1" svg:width="2.926cm" svg:height="1.413cm" svg:x="29.07cm" svg:y="9.715cm" draw:caption-point-x="-0.61cm" draw:caption-point-y="1.514cm">
              <dc:creator>MŠ</dc:creator>
              <dc:date>2013-12-23T00:00:00</dc:date>
              <text:p text:style-name="P1"><text:span text:style-name="T1">ne1.-3. in 6.-10. in 27.2.-3.3.</text:span></text:p>
            </office:annotation>
            <text:p>ŠT/GR</text:p>
          </table:table-cell>
          <table:table-cell table:number-columns-repeated="994"/>
        </table:table-row>
        <table:table-row table:style-name="ro8">
          <table:table-cell table:style-name="ce20" office:value-type="date" office:date-value="2013-04-17">
            <text:p>17. apr 13</text:p>
          </table:table-cell>
          <table:table-cell table:style-name="ce111" table:formula="of:=TEXT([.A18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68" office:value-type="string">
            <text:p>RO/MI</text:p>
          </table:table-cell>
          <table:table-cell table:style-name="ce33" office:value-type="string">
            <text:p>PIN</text:p>
          </table:table-cell>
          <table:table-cell table:style-name="ce119" table:formula="of:=COUNTIF([.C18:.M18];&quot;☻&quot;)+COUNTIF([.C18:.M18];&quot;52☻&quot;)+COUNTIF([.C18:.M18];&quot;51☻&quot;)+COUNTIF([.C18:.M18];&quot;1☻&quot;)+COUNTIF([.C18:.M18];&quot;KVIT☻&quot;)+COUNTIF([.C18:.M18];&quot;U☻&quot;)" office:value-type="float" office:value="0">
            <text:p>0</text:p>
          </table:table-cell>
          <table:table-cell table:style-name="ce119" table:formula="of:=COUNTIF([.C18:.M18];&quot;☺&quot;)+COUNTIF([.C18:.M18];&quot;52☺&quot;)+COUNTIF([.C18:.M18];&quot;51☺&quot;)+COUNTIF([.C18:.M18];&quot;1☺&quot;)+COUNTIF([.C18:.M18];&quot;KVIT☺&quot;)+COUNTIF([.C18:.M18];&quot;U☺&quot;)" office:value-type="float" office:value="0">
            <text:p>0</text:p>
          </table:table-cell>
          <table:table-cell table:style-name="ce119" table:formula="of:=COUNTIF([.C18:.M18];&quot;51&quot;)+COUNTIF([.C18:.M18];&quot;51$&quot;)+COUNTIF([.C18:.M18];&quot;51☻&quot;)" office:value-type="float" office:value="1">
            <text:p>1</text:p>
          </table:table-cell>
          <table:table-cell table:style-name="ce119" table:formula="of:=COUNTIF([.C18:.M18];&quot;52&quot;)+COUNTIF([.C18:.M18];&quot;52$&quot;)+COUNTIF([.C18:.M18];&quot;52☻&quot;)" office:value-type="float" office:value="1">
            <text:p>1</text:p>
          </table:table-cell>
          <table:table-cell table:style-name="ce119" table:formula="of:=COUNTIF([.C18:.M18];&quot;51¶&quot;)" office:value-type="float" office:value="1">
            <text:p>1</text:p>
          </table:table-cell>
          <table:table-cell table:style-name="ce119" table:formula="of:=COUNTIF([.C18:.M18];&quot;52¶&quot;)" office:value-type="float" office:value="1">
            <text:p>1</text:p>
          </table:table-cell>
          <table:table-cell table:style-name="ce119" table:formula="of:=COUNTIF([.C18:.M18];&quot;U&quot;)+COUNTIF([.C18:.M18];&quot;U☻&quot;)+COUNTIF([.C18:.M18];&quot;U☺&quot;)" office:value-type="float" office:value="0">
            <text:p>0</text:p>
          </table:table-cell>
          <table:table-cell table:style-name="ce119" table:formula="of:=COUNTIF([.C18:.M18];&quot;KVIT&quot;)+COUNTIF([.C18:.M18];&quot;KVIT☻&quot;)+COUNTIF([.C18:.M18];&quot;kvit$&quot;)" office:value-type="float" office:value="2">
            <text:p>2</text:p>
          </table:table-cell>
          <table:table-cell table:style-name="ce120" table:formula="of:=COUNTBLANK([.C18:.M18])" office:value-type="float" office:value="0">
            <text:p>0</text:p>
          </table:table-cell>
          <table:table-cell table:style-name="ce121" table:formula="of:=COUNTIF([.C18:.M18];&quot;x&quot;)" office:value-type="float" office:value="1">
            <text:p>1</text:p>
          </table:table-cell>
          <table:table-cell table:style-name="ce122" table:formula="of:=COUNTIF([.C18:.M18];&quot;51&quot;)+COUNTIF([.C18:.M18];&quot;51☻&quot;)+COUNTIF([.C18:.M18];&quot;2&quot;)+COUNTIF([.C18:.M18];&quot;52&quot;)+COUNTIF([.C18:.M18];&quot;52☻&quot;)+COUNTIF([.C18:.M18];&quot;51$&quot;)+COUNTIF([.C18:.M18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4-18">
            <text:p>18. apr 13</text:p>
          </table:table-cell>
          <table:table-cell table:style-name="ce111" table:formula="of:=TEXT([.A19];&quot;Ddd&quot;)" office:value-type="string" office:string-value="čet">
            <text:p>č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style-name="ce39" office:value-type="string">
            <text:p>MIO</text:p>
          </table:table-cell>
          <table:table-cell table:style-name="ce33" office:value-type="string">
            <text:p>PIN</text:p>
          </table:table-cell>
          <table:table-cell table:style-name="ce119" table:formula="of:=COUNTIF([.C19:.M19];&quot;☻&quot;)+COUNTIF([.C19:.M19];&quot;52☻&quot;)+COUNTIF([.C19:.M19];&quot;51☻&quot;)+COUNTIF([.C19:.M19];&quot;1☻&quot;)+COUNTIF([.C19:.M19];&quot;KVIT☻&quot;)+COUNTIF([.C19:.M19];&quot;U☻&quot;)" office:value-type="float" office:value="1">
            <text:p>1</text:p>
          </table:table-cell>
          <table:table-cell table:style-name="ce119" table:formula="of:=COUNTIF([.C19:.M19];&quot;☺&quot;)+COUNTIF([.C19:.M19];&quot;52☺&quot;)+COUNTIF([.C19:.M19];&quot;51☺&quot;)+COUNTIF([.C19:.M19];&quot;1☺&quot;)+COUNTIF([.C19:.M19];&quot;KVIT☺&quot;)+COUNTIF([.C19:.M19];&quot;U☺&quot;)" office:value-type="float" office:value="1">
            <text:p>1</text:p>
          </table:table-cell>
          <table:table-cell table:style-name="ce119" table:formula="of:=COUNTIF([.C19:.M19];&quot;51&quot;)+COUNTIF([.C19:.M19];&quot;51$&quot;)+COUNTIF([.C19:.M19];&quot;51☻&quot;)" office:value-type="float" office:value="1">
            <text:p>1</text:p>
          </table:table-cell>
          <table:table-cell table:style-name="ce119" table:formula="of:=COUNTIF([.C19:.M19];&quot;52&quot;)+COUNTIF([.C19:.M19];&quot;52$&quot;)+COUNTIF([.C19:.M19];&quot;52☻&quot;)" office:value-type="float" office:value="0">
            <text:p>0</text:p>
          </table:table-cell>
          <table:table-cell table:style-name="ce119" table:formula="of:=COUNTIF([.C19:.M19];&quot;51¶&quot;)" office:value-type="float" office:value="1">
            <text:p>1</text:p>
          </table:table-cell>
          <table:table-cell table:style-name="ce119" table:formula="of:=COUNTIF([.C19:.M19];&quot;52¶&quot;)" office:value-type="float" office:value="1">
            <text:p>1</text:p>
          </table:table-cell>
          <table:table-cell table:style-name="ce119" table:formula="of:=COUNTIF([.C19:.M19];&quot;U&quot;)+COUNTIF([.C19:.M19];&quot;U☻&quot;)+COUNTIF([.C19:.M19];&quot;U☺&quot;)" office:value-type="float" office:value="1">
            <text:p>1</text:p>
          </table:table-cell>
          <table:table-cell table:style-name="ce119" table:formula="of:=COUNTIF([.C19:.M19];&quot;KVIT&quot;)+COUNTIF([.C19:.M19];&quot;KVIT☻&quot;)+COUNTIF([.C19:.M19];&quot;kvit$&quot;)" office:value-type="float" office:value="2">
            <text:p>2</text:p>
          </table:table-cell>
          <table:table-cell table:style-name="ce120" table:formula="of:=COUNTBLANK([.C19:.M19])" office:value-type="float" office:value="0">
            <text:p>0</text:p>
          </table:table-cell>
          <table:table-cell table:style-name="ce121" table:formula="of:=COUNTIF([.C19:.M19];&quot;x&quot;)" office:value-type="float" office:value="0">
            <text:p>0</text:p>
          </table:table-cell>
          <table:table-cell table:style-name="ce122" table:formula="of:=COUNTIF([.C19:.M19];&quot;51&quot;)+COUNTIF([.C19:.M19];&quot;51☻&quot;)+COUNTIF([.C19:.M19];&quot;2&quot;)+COUNTIF([.C19:.M19];&quot;52&quot;)+COUNTIF([.C19:.M19];&quot;52☻&quot;)+COUNTIF([.C19:.M19];&quot;51$&quot;)+COUNTIF([.C19:.M19];&quot;52$&quot;)" office:value-type="float" office:value="1">
            <text:p>1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2"/>
          <table:table-cell table:style-name="ce68" office:value-type="string">
            <text:p>RO/MI</text:p>
          </table:table-cell>
          <table:table-cell table:number-columns-repeated="994"/>
        </table:table-row>
        <table:table-row table:style-name="ro8">
          <table:table-cell table:style-name="ce20" office:value-type="date" office:date-value="2013-04-19">
            <text:p>19. apr 13</text:p>
          </table:table-cell>
          <table:table-cell table:style-name="ce111" table:formula="of:=TEXT([.A20];&quot;Ddd&quot;)" office:value-type="string" office:string-value="pet">
            <text:p>pe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9" office:value-type="string">
            <text:p>P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68" office:value-type="string">
            <office:annotation draw:style-name="gr1" draw:text-style-name="P1" svg:width="2.903cm" svg:height="1.414cm" svg:x="13.293cm" svg:y="11.818cm" draw:caption-point-x="-0.611cm" draw:caption-point-y="1.515cm">
              <dc:creator>MŠ</dc:creator>
              <dc:date>2013-12-23T00:00:00</dc:date>
              <text:p text:style-name="P1"><text:span text:style-name="T1">ne1.-3. in 6.-10. in 27.2.-3.3.</text:span></text:p>
            </office:annotation>
            <text:p>ŠT/RA</text:p>
          </table:table-cell>
          <table:table-cell table:style-name="ce33" office:value-type="string">
            <text:p>ŠOŠ</text:p>
          </table:table-cell>
          <table:table-cell table:style-name="ce119" table:formula="of:=COUNTIF([.C20:.M20];&quot;☻&quot;)+COUNTIF([.C20:.M20];&quot;52☻&quot;)+COUNTIF([.C20:.M20];&quot;51☻&quot;)+COUNTIF([.C20:.M20];&quot;1☻&quot;)+COUNTIF([.C20:.M20];&quot;KVIT☻&quot;)+COUNTIF([.C20:.M20];&quot;U☻&quot;)" office:value-type="float" office:value="0">
            <text:p>0</text:p>
          </table:table-cell>
          <table:table-cell table:style-name="ce119" table:formula="of:=COUNTIF([.C20:.M20];&quot;☺&quot;)+COUNTIF([.C20:.M20];&quot;52☺&quot;)+COUNTIF([.C20:.M20];&quot;51☺&quot;)+COUNTIF([.C20:.M20];&quot;1☺&quot;)+COUNTIF([.C20:.M20];&quot;KVIT☺&quot;)+COUNTIF([.C20:.M20];&quot;U☺&quot;)" office:value-type="float" office:value="0">
            <text:p>0</text:p>
          </table:table-cell>
          <table:table-cell table:style-name="ce119" table:formula="of:=COUNTIF([.C20:.M20];&quot;51&quot;)+COUNTIF([.C20:.M20];&quot;51$&quot;)+COUNTIF([.C20:.M20];&quot;51☻&quot;)" office:value-type="float" office:value="1">
            <text:p>1</text:p>
          </table:table-cell>
          <table:table-cell table:style-name="ce119" table:formula="of:=COUNTIF([.C20:.M20];&quot;52&quot;)+COUNTIF([.C20:.M20];&quot;52$&quot;)+COUNTIF([.C20:.M20];&quot;52☻&quot;)" office:value-type="float" office:value="1">
            <text:p>1</text:p>
          </table:table-cell>
          <table:table-cell table:style-name="ce119" table:formula="of:=COUNTIF([.C20:.M20];&quot;51¶&quot;)" office:value-type="float" office:value="0">
            <text:p>0</text:p>
          </table:table-cell>
          <table:table-cell table:style-name="ce119" table:formula="of:=COUNTIF([.C20:.M20];&quot;52¶&quot;)" office:value-type="float" office:value="0">
            <text:p>0</text:p>
          </table:table-cell>
          <table:table-cell table:style-name="ce119" table:formula="of:=COUNTIF([.C20:.M20];&quot;U&quot;)+COUNTIF([.C20:.M20];&quot;U☻&quot;)+COUNTIF([.C20:.M20];&quot;U☺&quot;)" office:value-type="float" office:value="0">
            <text:p>0</text:p>
          </table:table-cell>
          <table:table-cell table:style-name="ce119" table:formula="of:=COUNTIF([.C20:.M20];&quot;KVIT&quot;)+COUNTIF([.C20:.M20];&quot;KVIT☻&quot;)+COUNTIF([.C20:.M20];&quot;kvit$&quot;)" office:value-type="float" office:value="2">
            <text:p>2</text:p>
          </table:table-cell>
          <table:table-cell table:style-name="ce120" table:formula="of:=COUNTBLANK([.C20:.M20])" office:value-type="float" office:value="0">
            <text:p>0</text:p>
          </table:table-cell>
          <table:table-cell table:style-name="ce121" table:formula="of:=COUNTIF([.C20:.M20];&quot;x&quot;)" office:value-type="float" office:value="2">
            <text:p>2</text:p>
          </table:table-cell>
          <table:table-cell table:style-name="ce122" table:formula="of:=COUNTIF([.C20:.M20];&quot;51&quot;)+COUNTIF([.C20:.M20];&quot;51☻&quot;)+COUNTIF([.C20:.M20];&quot;2&quot;)+COUNTIF([.C20:.M20];&quot;52&quot;)+COUNTIF([.C20:.M20];&quot;52☻&quot;)+COUNTIF([.C20:.M20];&quot;51$&quot;)+COUNTIF([.C20:.M20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4-20">
            <text:p>20. apr 13</text:p>
          </table:table-cell>
          <table:table-cell table:style-name="ce110" table:formula="of:=TEXT([.A21];&quot;Ddd&quot;)" office:value-type="string" office:string-value="sob">
            <text:p>sob</text:p>
          </table:table-cell>
          <table:table-cell table:style-name="ce115" table:formula="of:=[$'Vzorci vnosov'.$A$15]" office:value-type="string" office:string-value="SO">
            <text:p>SO</text:p>
          </table:table-cell>
          <table:table-cell table:style-name="ce113"/>
          <table:table-cell table:style-name="ce6" table:formula="of:=[$'Vzorci vnosov'.$A$14]" office:value-type="string" office:string-value="☻">
            <text:p>☻</text:p>
          </table:table-cell>
          <table:table-cell table:style-name="ce113" table:number-columns-repeated="3"/>
          <table:table-cell table:style-name="ce39" office:value-type="string">
            <text:p>POR</text:p>
          </table:table-cell>
          <table:table-cell table:style-name="ce113" table:number-columns-repeated="3"/>
          <table:table-cell table:style-name="ce11" table:formula="of:=[$'Vzorci vnosov'.$A$21]" office:value-type="string" office:string-value="☺">
            <text:p>☺</text:p>
          </table:table-cell>
          <table:table-cell table:style-name="ce56" office:value-type="string">
            <text:p>TAL</text:p>
          </table:table-cell>
          <table:table-cell table:style-name="ce56" office:value-type="string">
            <text:p>ŠOŠ</text:p>
          </table:table-cell>
          <table:table-cell table:style-name="ce119" table:formula="of:=COUNTIF([.C21:.M21];&quot;☻&quot;)+COUNTIF([.C21:.M21];&quot;52☻&quot;)+COUNTIF([.C21:.M21];&quot;51☻&quot;)+COUNTIF([.C21:.M21];&quot;1☻&quot;)+COUNTIF([.C21:.M21];&quot;KVIT☻&quot;)+COUNTIF([.C21:.M21];&quot;U☻&quot;)" office:value-type="float" office:value="1">
            <text:p>1</text:p>
          </table:table-cell>
          <table:table-cell table:style-name="ce119" table:formula="of:=COUNTIF([.C21:.M21];&quot;☺&quot;)+COUNTIF([.C21:.M21];&quot;52☺&quot;)+COUNTIF([.C21:.M21];&quot;51☺&quot;)+COUNTIF([.C21:.M21];&quot;1☺&quot;)+COUNTIF([.C21:.M21];&quot;KVIT☺&quot;)+COUNTIF([.C21:.M21];&quot;U☺&quot;)" office:value-type="float" office:value="1">
            <text:p>1</text:p>
          </table:table-cell>
          <table:table-cell table:style-name="ce119" table:formula="of:=COUNTIF([.C21:.M21];&quot;51&quot;)+COUNTIF([.C21:.M21];&quot;51$&quot;)+COUNTIF([.C21:.M21];&quot;51☻&quot;)" office:value-type="float" office:value="0">
            <text:p>0</text:p>
          </table:table-cell>
          <table:table-cell table:style-name="ce119" table:formula="of:=COUNTIF([.C21:.M21];&quot;52&quot;)+COUNTIF([.C21:.M21];&quot;52$&quot;)+COUNTIF([.C21:.M21];&quot;52☻&quot;)" office:value-type="float" office:value="0">
            <text:p>0</text:p>
          </table:table-cell>
          <table:table-cell table:style-name="ce119" table:formula="of:=COUNTIF([.C21:.M21];&quot;51¶&quot;)" office:value-type="float" office:value="0">
            <text:p>0</text:p>
          </table:table-cell>
          <table:table-cell table:style-name="ce119" table:formula="of:=COUNTIF([.C21:.M21];&quot;52¶&quot;)" office:value-type="float" office:value="0">
            <text:p>0</text:p>
          </table:table-cell>
          <table:table-cell table:style-name="ce119" table:formula="of:=COUNTIF([.C21:.M21];&quot;U&quot;)+COUNTIF([.C21:.M21];&quot;U☻&quot;)+COUNTIF([.C21:.M21];&quot;U☺&quot;)" office:value-type="float" office:value="0">
            <text:p>0</text:p>
          </table:table-cell>
          <table:table-cell table:style-name="ce119" table:formula="of:=COUNTIF([.C21:.M21];&quot;KVIT&quot;)+COUNTIF([.C21:.M21];&quot;KVIT☻&quot;)+COUNTIF([.C21:.M21];&quot;kvit$&quot;)" office:value-type="float" office:value="0">
            <text:p>0</text:p>
          </table:table-cell>
          <table:table-cell table:style-name="ce120" table:formula="of:=COUNTBLANK([.C21:.M21])" office:value-type="float" office:value="7">
            <text:p>7</text:p>
          </table:table-cell>
          <table:table-cell table:style-name="ce121" table:formula="of:=COUNTIF([.C21:.M21];&quot;x&quot;)" office:value-type="float" office:value="0">
            <text:p>0</text:p>
          </table:table-cell>
          <table:table-cell table:style-name="ce122" table:formula="of:=COUNTIF([.C21:.M21];&quot;51&quot;)+COUNTIF([.C21:.M21];&quot;51☻&quot;)+COUNTIF([.C21:.M21];&quot;2&quot;)+COUNTIF([.C21:.M21];&quot;52&quot;)+COUNTIF([.C21:.M21];&quot;52☻&quot;)+COUNTIF([.C21:.M21];&quot;51$&quot;)+COUNTIF([.C21:.M21];&quot;52$&quot;)" office:value-type="float" office:value="0">
            <text:p>0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2"/>
          <table:table-cell table:style-name="ce68" office:value-type="string">
            <text:p>OR/RO</text:p>
          </table:table-cell>
          <table:table-cell table:number-columns-repeated="994"/>
        </table:table-row>
        <table:table-row table:style-name="ro8">
          <table:table-cell table:style-name="ce20" office:value-type="date" office:date-value="2013-04-21">
            <text:p>21. apr 13</text:p>
          </table:table-cell>
          <table:table-cell table:style-name="ce110" table:formula="of:=TEXT([.A22];&quot;Ddd&quot;)" office:value-type="string" office:string-value="ned">
            <text:p>ned</text:p>
          </table:table-cell>
          <table:table-cell table:style-name="ce115" table:formula="of:=[$'Vzorci vnosov'.$A$15]" office:value-type="string" office:string-value="SO">
            <text:p>SO</text:p>
          </table:table-cell>
          <table:table-cell table:style-name="ce114"/>
          <table:table-cell table:style-name="ce6" table:formula="of:=[$'Vzorci vnosov'.$A$14]" office:value-type="string" office:string-value="☻">
            <text:p>☻</text:p>
          </table:table-cell>
          <table:table-cell table:style-name="ce113"/>
          <table:table-cell table:style-name="ce114" table:number-columns-repeated="2"/>
          <table:table-cell table:style-name="ce39" office:value-type="string">
            <text:p>POR</text:p>
          </table:table-cell>
          <table:table-cell table:style-name="ce114"/>
          <table:table-cell table:style-name="ce113"/>
          <table:table-cell table:style-name="ce114"/>
          <table:table-cell table:style-name="ce11" table:formula="of:=[$'Vzorci vnosov'.$A$21]" office:value-type="string" office:string-value="☺">
            <text:p>☺</text:p>
          </table:table-cell>
          <table:table-cell table:style-name="ce56" office:value-type="string">
            <text:p>TAL</text:p>
          </table:table-cell>
          <table:table-cell table:style-name="ce56" office:value-type="string">
            <text:p>ŠOŠ</text:p>
          </table:table-cell>
          <table:table-cell table:style-name="ce119" table:formula="of:=COUNTIF([.C22:.M22];&quot;☻&quot;)+COUNTIF([.C22:.M22];&quot;52☻&quot;)+COUNTIF([.C22:.M22];&quot;51☻&quot;)+COUNTIF([.C22:.M22];&quot;1☻&quot;)+COUNTIF([.C22:.M22];&quot;KVIT☻&quot;)+COUNTIF([.C22:.M22];&quot;U☻&quot;)" office:value-type="float" office:value="1">
            <text:p>1</text:p>
          </table:table-cell>
          <table:table-cell table:style-name="ce119" table:formula="of:=COUNTIF([.C22:.M22];&quot;☺&quot;)+COUNTIF([.C22:.M22];&quot;52☺&quot;)+COUNTIF([.C22:.M22];&quot;51☺&quot;)+COUNTIF([.C22:.M22];&quot;1☺&quot;)+COUNTIF([.C22:.M22];&quot;KVIT☺&quot;)+COUNTIF([.C22:.M22];&quot;U☺&quot;)" office:value-type="float" office:value="1">
            <text:p>1</text:p>
          </table:table-cell>
          <table:table-cell table:style-name="ce119" table:formula="of:=COUNTIF([.C22:.M22];&quot;51&quot;)+COUNTIF([.C22:.M22];&quot;51$&quot;)+COUNTIF([.C22:.M22];&quot;51☻&quot;)" office:value-type="float" office:value="0">
            <text:p>0</text:p>
          </table:table-cell>
          <table:table-cell table:style-name="ce119" table:formula="of:=COUNTIF([.C22:.M22];&quot;52&quot;)+COUNTIF([.C22:.M22];&quot;52$&quot;)+COUNTIF([.C22:.M22];&quot;52☻&quot;)" office:value-type="float" office:value="0">
            <text:p>0</text:p>
          </table:table-cell>
          <table:table-cell table:style-name="ce119" table:formula="of:=COUNTIF([.C22:.M22];&quot;51¶&quot;)" office:value-type="float" office:value="0">
            <text:p>0</text:p>
          </table:table-cell>
          <table:table-cell table:style-name="ce119" table:formula="of:=COUNTIF([.C22:.M22];&quot;52¶&quot;)" office:value-type="float" office:value="0">
            <text:p>0</text:p>
          </table:table-cell>
          <table:table-cell table:style-name="ce119" table:formula="of:=COUNTIF([.C22:.M22];&quot;U&quot;)+COUNTIF([.C22:.M22];&quot;U☻&quot;)+COUNTIF([.C22:.M22];&quot;U☺&quot;)" office:value-type="float" office:value="0">
            <text:p>0</text:p>
          </table:table-cell>
          <table:table-cell table:style-name="ce119" table:formula="of:=COUNTIF([.C22:.M22];&quot;KVIT&quot;)+COUNTIF([.C22:.M22];&quot;KVIT☻&quot;)+COUNTIF([.C22:.M22];&quot;kvit$&quot;)" office:value-type="float" office:value="0">
            <text:p>0</text:p>
          </table:table-cell>
          <table:table-cell table:style-name="ce120" table:formula="of:=COUNTBLANK([.C22:.M22])" office:value-type="float" office:value="7">
            <text:p>7</text:p>
          </table:table-cell>
          <table:table-cell table:style-name="ce121" table:formula="of:=COUNTIF([.C22:.M22];&quot;x&quot;)" office:value-type="float" office:value="0">
            <text:p>0</text:p>
          </table:table-cell>
          <table:table-cell table:style-name="ce122" table:formula="of:=COUNTIF([.C22:.M22];&quot;51&quot;)+COUNTIF([.C22:.M22];&quot;51☻&quot;)+COUNTIF([.C22:.M22];&quot;2&quot;)+COUNTIF([.C22:.M22];&quot;52&quot;)+COUNTIF([.C22:.M22];&quot;52☻&quot;)+COUNTIF([.C22:.M22];&quot;51$&quot;)+COUNTIF([.C22:.M22];&quot;52$&quot;)" office:value-type="float" office:value="0">
            <text:p>0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4-22">
            <text:p>22. apr 13</text:p>
          </table:table-cell>
          <table:table-cell table:style-name="ce111" table:formula="of:=TEXT([.A23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9" office:value-type="string">
            <text:p>PIR</text:p>
          </table:table-cell>
          <table:table-cell table:style-name="ce33" office:value-type="string">
            <text:p>KOS</text:p>
          </table:table-cell>
          <table:table-cell table:style-name="ce119" table:formula="of:=COUNTIF([.C23:.M23];&quot;☻&quot;)+COUNTIF([.C23:.M23];&quot;52☻&quot;)+COUNTIF([.C23:.M23];&quot;51☻&quot;)+COUNTIF([.C23:.M23];&quot;1☻&quot;)+COUNTIF([.C23:.M23];&quot;KVIT☻&quot;)+COUNTIF([.C23:.M23];&quot;U☻&quot;)" office:value-type="float" office:value="1">
            <text:p>1</text:p>
          </table:table-cell>
          <table:table-cell table:style-name="ce119" table:formula="of:=COUNTIF([.C23:.M23];&quot;☺&quot;)+COUNTIF([.C23:.M23];&quot;52☺&quot;)+COUNTIF([.C23:.M23];&quot;51☺&quot;)+COUNTIF([.C23:.M23];&quot;1☺&quot;)+COUNTIF([.C23:.M23];&quot;KVIT☺&quot;)+COUNTIF([.C23:.M23];&quot;U☺&quot;)" office:value-type="float" office:value="0">
            <text:p>0</text:p>
          </table:table-cell>
          <table:table-cell table:style-name="ce119" table:formula="of:=COUNTIF([.C23:.M23];&quot;51&quot;)+COUNTIF([.C23:.M23];&quot;51$&quot;)+COUNTIF([.C23:.M23];&quot;51☻&quot;)" office:value-type="float" office:value="2">
            <text:p>2</text:p>
          </table:table-cell>
          <table:table-cell table:style-name="ce119" table:formula="of:=COUNTIF([.C23:.M23];&quot;52&quot;)+COUNTIF([.C23:.M23];&quot;52$&quot;)+COUNTIF([.C23:.M23];&quot;52☻&quot;)" office:value-type="float" office:value="1">
            <text:p>1</text:p>
          </table:table-cell>
          <table:table-cell table:style-name="ce119" table:formula="of:=COUNTIF([.C23:.M23];&quot;51¶&quot;)" office:value-type="float" office:value="0">
            <text:p>0</text:p>
          </table:table-cell>
          <table:table-cell table:style-name="ce119" table:formula="of:=COUNTIF([.C23:.M23];&quot;52¶&quot;)" office:value-type="float" office:value="1">
            <text:p>1</text:p>
          </table:table-cell>
          <table:table-cell table:style-name="ce119" table:formula="of:=COUNTIF([.C23:.M23];&quot;U&quot;)+COUNTIF([.C23:.M23];&quot;U☻&quot;)+COUNTIF([.C23:.M23];&quot;U☺&quot;)" office:value-type="float" office:value="0">
            <text:p>0</text:p>
          </table:table-cell>
          <table:table-cell table:style-name="ce119" table:formula="of:=COUNTIF([.C23:.M23];&quot;KVIT&quot;)+COUNTIF([.C23:.M23];&quot;KVIT☻&quot;)+COUNTIF([.C23:.M23];&quot;kvit$&quot;)" office:value-type="float" office:value="2">
            <text:p>2</text:p>
          </table:table-cell>
          <table:table-cell table:style-name="ce120" table:formula="of:=COUNTBLANK([.C23:.M23])" office:value-type="float" office:value="0">
            <text:p>0</text:p>
          </table:table-cell>
          <table:table-cell table:style-name="ce121" table:formula="of:=COUNTIF([.C23:.M23];&quot;x&quot;)" office:value-type="float" office:value="2">
            <text:p>2</text:p>
          </table:table-cell>
          <table:table-cell table:style-name="ce122" table:formula="of:=COUNTIF([.C23:.M23];&quot;51&quot;)+COUNTIF([.C23:.M23];&quot;51☻&quot;)+COUNTIF([.C23:.M23];&quot;2&quot;)+COUNTIF([.C23:.M23];&quot;52&quot;)+COUNTIF([.C23:.M23];&quot;52☻&quot;)+COUNTIF([.C23:.M23];&quot;51$&quot;)+COUNTIF([.C23:.M23];&quot;52$&quot;)" office:value-type="float" office:value="3">
            <text:p>3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2"/>
          <table:table-cell table:style-name="ce68" office:value-type="string">
            <office:annotation draw:style-name="gr1" draw:text-style-name="P1" svg:width="2.926cm" svg:height="1.413cm" svg:x="29.07cm" svg:y="13.922cm" draw:caption-point-x="-0.61cm" draw:caption-point-y="1.514cm">
              <dc:creator>MŠ</dc:creator>
              <dc:date>2013-12-23T00:00:00</dc:date>
              <text:p text:style-name="P1"><text:span text:style-name="T1">ne1.-3. in 6.-10. in 27.2.-3.3.</text:span></text:p>
            </office:annotation>
            <text:p>ŠT/RA</text:p>
          </table:table-cell>
          <table:table-cell table:number-columns-repeated="994"/>
        </table:table-row>
        <table:table-row table:style-name="ro8">
          <table:table-cell table:style-name="ce20" office:value-type="date" office:date-value="2013-04-23">
            <text:p>23. apr 13</text:p>
          </table:table-cell>
          <table:table-cell table:style-name="ce111" table:formula="of:=TEXT([.A24];&quot;Ddd&quot;)" office:value-type="string" office:string-value="tor">
            <text:p>tor</text:p>
          </table:table-cell>
          <table:table-cell table:style-name="ce39" office:value-type="string">
            <text:p>JOS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9" office:value-type="string">
            <text:p>P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table:formula="of:=[$januar.$L$1]" office:value-type="string" office:string-value="DRN">
            <text:p>DRN</text:p>
          </table:table-cell>
          <table:table-cell table:style-name="ce33" office:value-type="string">
            <text:p>KOS</text:p>
          </table:table-cell>
          <table:table-cell table:style-name="ce119" table:formula="of:=COUNTIF([.C24:.M24];&quot;☻&quot;)+COUNTIF([.C24:.M24];&quot;52☻&quot;)+COUNTIF([.C24:.M24];&quot;51☻&quot;)+COUNTIF([.C24:.M24];&quot;1☻&quot;)+COUNTIF([.C24:.M24];&quot;KVIT☻&quot;)+COUNTIF([.C24:.M24];&quot;U☻&quot;)" office:value-type="float" office:value="1">
            <text:p>1</text:p>
          </table:table-cell>
          <table:table-cell table:style-name="ce119" table:formula="of:=COUNTIF([.C24:.M24];&quot;☺&quot;)+COUNTIF([.C24:.M24];&quot;52☺&quot;)+COUNTIF([.C24:.M24];&quot;51☺&quot;)+COUNTIF([.C24:.M24];&quot;1☺&quot;)+COUNTIF([.C24:.M24];&quot;KVIT☺&quot;)+COUNTIF([.C24:.M24];&quot;U☺&quot;)" office:value-type="float" office:value="1">
            <text:p>1</text:p>
          </table:table-cell>
          <table:table-cell table:style-name="ce119" table:formula="of:=COUNTIF([.C24:.M24];&quot;51&quot;)+COUNTIF([.C24:.M24];&quot;51$&quot;)+COUNTIF([.C24:.M24];&quot;51☻&quot;)" office:value-type="float" office:value="2">
            <text:p>2</text:p>
          </table:table-cell>
          <table:table-cell table:style-name="ce119" table:formula="of:=COUNTIF([.C24:.M24];&quot;52&quot;)+COUNTIF([.C24:.M24];&quot;52$&quot;)+COUNTIF([.C24:.M24];&quot;52☻&quot;)" office:value-type="float" office:value="0">
            <text:p>0</text:p>
          </table:table-cell>
          <table:table-cell table:style-name="ce119" table:formula="of:=COUNTIF([.C24:.M24];&quot;51¶&quot;)" office:value-type="float" office:value="1">
            <text:p>1</text:p>
          </table:table-cell>
          <table:table-cell table:style-name="ce119" table:formula="of:=COUNTIF([.C24:.M24];&quot;52¶&quot;)" office:value-type="float" office:value="0">
            <text:p>0</text:p>
          </table:table-cell>
          <table:table-cell table:style-name="ce119" table:formula="of:=COUNTIF([.C24:.M24];&quot;U&quot;)+COUNTIF([.C24:.M24];&quot;U☻&quot;)+COUNTIF([.C24:.M24];&quot;U☺&quot;)" office:value-type="float" office:value="0">
            <text:p>0</text:p>
          </table:table-cell>
          <table:table-cell table:style-name="ce119" table:formula="of:=COUNTIF([.C24:.M24];&quot;KVIT&quot;)+COUNTIF([.C24:.M24];&quot;KVIT☻&quot;)+COUNTIF([.C24:.M24];&quot;kvit$&quot;)" office:value-type="float" office:value="2">
            <text:p>2</text:p>
          </table:table-cell>
          <table:table-cell table:style-name="ce120" table:formula="of:=COUNTBLANK([.C24:.M24])" office:value-type="float" office:value="0">
            <text:p>0</text:p>
          </table:table-cell>
          <table:table-cell table:style-name="ce121" table:formula="of:=COUNTIF([.C24:.M24];&quot;x&quot;)" office:value-type="float" office:value="0">
            <text:p>0</text:p>
          </table:table-cell>
          <table:table-cell table:style-name="ce122" table:formula="of:=COUNTIF([.C24:.M24];&quot;51&quot;)+COUNTIF([.C24:.M24];&quot;51☻&quot;)+COUNTIF([.C24:.M24];&quot;2&quot;)+COUNTIF([.C24:.M24];&quot;52&quot;)+COUNTIF([.C24:.M24];&quot;52☻&quot;)+COUNTIF([.C24:.M24];&quot;51$&quot;)+COUNTIF([.C24:.M24];&quot;52$&quot;)" office:value-type="float" office:value="2">
            <text:p>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4-24">
            <text:p>24. apr 13</text:p>
          </table:table-cell>
          <table:table-cell table:style-name="ce111" table:formula="of:=TEXT([.A25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9" office:value-type="string">
            <text:p>POR</text:p>
          </table:table-cell>
          <table:table-cell table:style-name="ce5" table:formula="of:=[$'Vzorci vnosov'.$A$11]" office:value-type="string" office:string-value="X">
            <office:annotation draw:style-name="gr1" draw:text-style-name="P1" svg:width="2.902cm" svg:height="0.608cm" svg:x="9.667cm" svg:y="15.324cm" draw:caption-point-x="-0.61cm" draw:caption-point-y="1.514cm">
              <dc:creator>MŠ</dc:creator>
              <dc:date>2013-12-23T00:00:00</dc:date>
              <text:p text:style-name="P1"><text:span text:style-name="T1">vaje</text:span></text:p>
            </office:annotation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office:annotation draw:style-name="gr1" draw:text-style-name="P1" svg:width="2.901cm" svg:height="1.414cm" svg:x="13.293cm" svg:y="15.324cm" draw:caption-point-x="-0.611cm" draw:caption-point-y="1.514cm">
              <dc:creator>MŠ</dc:creator>
              <dc:date>2013-12-23T00:00:00</dc:date>
              <text:p text:style-name="P1"><text:span text:style-name="T1">ne1.-3. in 6.-10. in 27.2.-3.3.</text:span></text:p>
            </office:annotation>
            <text:p>ŠTU</text:p>
          </table:table-cell>
          <table:table-cell table:style-name="ce33" office:value-type="string">
            <text:p>KOS</text:p>
          </table:table-cell>
          <table:table-cell table:style-name="ce119" table:formula="of:=COUNTIF([.C25:.M25];&quot;☻&quot;)+COUNTIF([.C25:.M25];&quot;52☻&quot;)+COUNTIF([.C25:.M25];&quot;51☻&quot;)+COUNTIF([.C25:.M25];&quot;1☻&quot;)+COUNTIF([.C25:.M25];&quot;KVIT☻&quot;)+COUNTIF([.C25:.M25];&quot;U☻&quot;)" office:value-type="float" office:value="1">
            <text:p>1</text:p>
          </table:table-cell>
          <table:table-cell table:style-name="ce119" table:formula="of:=COUNTIF([.C25:.M25];&quot;☺&quot;)+COUNTIF([.C25:.M25];&quot;52☺&quot;)+COUNTIF([.C25:.M25];&quot;51☺&quot;)+COUNTIF([.C25:.M25];&quot;1☺&quot;)+COUNTIF([.C25:.M25];&quot;KVIT☺&quot;)+COUNTIF([.C25:.M25];&quot;U☺&quot;)" office:value-type="float" office:value="0">
            <text:p>0</text:p>
          </table:table-cell>
          <table:table-cell table:style-name="ce119" table:formula="of:=COUNTIF([.C25:.M25];&quot;51&quot;)+COUNTIF([.C25:.M25];&quot;51$&quot;)+COUNTIF([.C25:.M25];&quot;51☻&quot;)" office:value-type="float" office:value="2">
            <text:p>2</text:p>
          </table:table-cell>
          <table:table-cell table:style-name="ce119" table:formula="of:=COUNTIF([.C25:.M25];&quot;52&quot;)+COUNTIF([.C25:.M25];&quot;52$&quot;)+COUNTIF([.C25:.M25];&quot;52☻&quot;)" office:value-type="float" office:value="0">
            <text:p>0</text:p>
          </table:table-cell>
          <table:table-cell table:style-name="ce119" table:formula="of:=COUNTIF([.C25:.M25];&quot;51¶&quot;)" office:value-type="float" office:value="1">
            <text:p>1</text:p>
          </table:table-cell>
          <table:table-cell table:style-name="ce119" table:formula="of:=COUNTIF([.C25:.M25];&quot;52¶&quot;)" office:value-type="float" office:value="0">
            <text:p>0</text:p>
          </table:table-cell>
          <table:table-cell table:style-name="ce119" table:formula="of:=COUNTIF([.C25:.M25];&quot;U&quot;)+COUNTIF([.C25:.M25];&quot;U☻&quot;)+COUNTIF([.C25:.M25];&quot;U☺&quot;)" office:value-type="float" office:value="0">
            <text:p>0</text:p>
          </table:table-cell>
          <table:table-cell table:style-name="ce119" table:formula="of:=COUNTIF([.C25:.M25];&quot;KVIT&quot;)+COUNTIF([.C25:.M25];&quot;KVIT☻&quot;)+COUNTIF([.C25:.M25];&quot;kvit$&quot;)" office:value-type="float" office:value="2">
            <text:p>2</text:p>
          </table:table-cell>
          <table:table-cell table:style-name="ce120" table:formula="of:=COUNTBLANK([.C25:.M25])" office:value-type="float" office:value="0">
            <text:p>0</text:p>
          </table:table-cell>
          <table:table-cell table:style-name="ce121" table:formula="of:=COUNTIF([.C25:.M25];&quot;x&quot;)" office:value-type="float" office:value="2">
            <text:p>2</text:p>
          </table:table-cell>
          <table:table-cell table:style-name="ce122" table:formula="of:=COUNTIF([.C25:.M25];&quot;51&quot;)+COUNTIF([.C25:.M25];&quot;51☻&quot;)+COUNTIF([.C25:.M25];&quot;2&quot;)+COUNTIF([.C25:.M25];&quot;52&quot;)+COUNTIF([.C25:.M25];&quot;52☻&quot;)+COUNTIF([.C25:.M25];&quot;51$&quot;)+COUNTIF([.C25:.M25];&quot;52$&quot;)" office:value-type="float" office:value="2">
            <text:p>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4-25">
            <text:p>25. apr 13</text:p>
          </table:table-cell>
          <table:table-cell table:style-name="ce111" table:formula="of:=TEXT([.A26];&quot;Ddd&quot;)" office:value-type="string" office:string-value="čet">
            <text:p>č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9" office:value-type="string">
            <text:p>POR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5" office:value-type="string">
            <text:p>MIR</text:p>
          </table:table-cell>
          <table:table-cell table:style-name="ce33" office:value-type="string">
            <text:p>MIO</text:p>
          </table:table-cell>
          <table:table-cell table:style-name="ce119" table:formula="of:=COUNTIF([.C26:.M26];&quot;☻&quot;)+COUNTIF([.C26:.M26];&quot;52☻&quot;)+COUNTIF([.C26:.M26];&quot;51☻&quot;)+COUNTIF([.C26:.M26];&quot;1☻&quot;)+COUNTIF([.C26:.M26];&quot;KVIT☻&quot;)+COUNTIF([.C26:.M26];&quot;U☻&quot;)" office:value-type="float" office:value="1">
            <text:p>1</text:p>
          </table:table-cell>
          <table:table-cell table:style-name="ce119" table:formula="of:=COUNTIF([.C26:.M26];&quot;☺&quot;)+COUNTIF([.C26:.M26];&quot;52☺&quot;)+COUNTIF([.C26:.M26];&quot;51☺&quot;)+COUNTIF([.C26:.M26];&quot;1☺&quot;)+COUNTIF([.C26:.M26];&quot;KVIT☺&quot;)+COUNTIF([.C26:.M26];&quot;U☺&quot;)" office:value-type="float" office:value="0">
            <text:p>0</text:p>
          </table:table-cell>
          <table:table-cell table:style-name="ce119" table:formula="of:=COUNTIF([.C26:.M26];&quot;51&quot;)+COUNTIF([.C26:.M26];&quot;51$&quot;)+COUNTIF([.C26:.M26];&quot;51☻&quot;)" office:value-type="float" office:value="1">
            <text:p>1</text:p>
          </table:table-cell>
          <table:table-cell table:style-name="ce119" table:formula="of:=COUNTIF([.C26:.M26];&quot;52&quot;)+COUNTIF([.C26:.M26];&quot;52$&quot;)+COUNTIF([.C26:.M26];&quot;52☻&quot;)" office:value-type="float" office:value="1">
            <text:p>1</text:p>
          </table:table-cell>
          <table:table-cell table:style-name="ce119" table:formula="of:=COUNTIF([.C26:.M26];&quot;51¶&quot;)" office:value-type="float" office:value="1">
            <text:p>1</text:p>
          </table:table-cell>
          <table:table-cell table:style-name="ce119" table:formula="of:=COUNTIF([.C26:.M26];&quot;52¶&quot;)" office:value-type="float" office:value="1">
            <text:p>1</text:p>
          </table:table-cell>
          <table:table-cell table:style-name="ce119" table:formula="of:=COUNTIF([.C26:.M26];&quot;U&quot;)+COUNTIF([.C26:.M26];&quot;U☻&quot;)+COUNTIF([.C26:.M26];&quot;U☺&quot;)" office:value-type="float" office:value="1">
            <text:p>1</text:p>
          </table:table-cell>
          <table:table-cell table:style-name="ce119" table:formula="of:=COUNTIF([.C26:.M26];&quot;KVIT&quot;)+COUNTIF([.C26:.M26];&quot;KVIT☻&quot;)+COUNTIF([.C26:.M26];&quot;kvit$&quot;)" office:value-type="float" office:value="3">
            <text:p>3</text:p>
          </table:table-cell>
          <table:table-cell table:style-name="ce120" table:formula="of:=COUNTBLANK([.C26:.M26])" office:value-type="float" office:value="0">
            <text:p>0</text:p>
          </table:table-cell>
          <table:table-cell table:style-name="ce121" table:formula="of:=COUNTIF([.C26:.M26];&quot;x&quot;)" office:value-type="float" office:value="0">
            <text:p>0</text:p>
          </table:table-cell>
          <table:table-cell table:style-name="ce122" table:formula="of:=COUNTIF([.C26:.M26];&quot;51&quot;)+COUNTIF([.C26:.M26];&quot;51☻&quot;)+COUNTIF([.C26:.M26];&quot;2&quot;)+COUNTIF([.C26:.M26];&quot;52&quot;)+COUNTIF([.C26:.M26];&quot;52☻&quot;)+COUNTIF([.C26:.M26];&quot;51$&quot;)+COUNTIF([.C26:.M26];&quot;52$&quot;)" office:value-type="float" office:value="2">
            <text:p>2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4-26">
            <text:p>26. apr 13</text:p>
          </table:table-cell>
          <table:table-cell table:style-name="ce111" table:formula="of:=TEXT([.A27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text:p>ROD</text:p>
          </table:table-cell>
          <table:table-cell table:style-name="ce33" office:value-type="string">
            <text:p>MIO</text:p>
          </table:table-cell>
          <table:table-cell table:style-name="ce119" table:formula="of:=COUNTIF([.C27:.M27];&quot;☻&quot;)+COUNTIF([.C27:.M27];&quot;52☻&quot;)+COUNTIF([.C27:.M27];&quot;51☻&quot;)+COUNTIF([.C27:.M27];&quot;1☻&quot;)+COUNTIF([.C27:.M27];&quot;KVIT☻&quot;)+COUNTIF([.C27:.M27];&quot;U☻&quot;)" office:value-type="float" office:value="0">
            <text:p>0</text:p>
          </table:table-cell>
          <table:table-cell table:style-name="ce119" table:formula="of:=COUNTIF([.C27:.M27];&quot;☺&quot;)+COUNTIF([.C27:.M27];&quot;52☺&quot;)+COUNTIF([.C27:.M27];&quot;51☺&quot;)+COUNTIF([.C27:.M27];&quot;1☺&quot;)+COUNTIF([.C27:.M27];&quot;KVIT☺&quot;)+COUNTIF([.C27:.M27];&quot;U☺&quot;)" office:value-type="float" office:value="1">
            <text:p>1</text:p>
          </table:table-cell>
          <table:table-cell table:style-name="ce119" table:formula="of:=COUNTIF([.C27:.M27];&quot;51&quot;)+COUNTIF([.C27:.M27];&quot;51$&quot;)+COUNTIF([.C27:.M27];&quot;51☻&quot;)" office:value-type="float" office:value="2">
            <text:p>2</text:p>
          </table:table-cell>
          <table:table-cell table:style-name="ce119" table:formula="of:=COUNTIF([.C27:.M27];&quot;52&quot;)+COUNTIF([.C27:.M27];&quot;52$&quot;)+COUNTIF([.C27:.M27];&quot;52☻&quot;)" office:value-type="float" office:value="1">
            <text:p>1</text:p>
          </table:table-cell>
          <table:table-cell table:style-name="ce119" table:formula="of:=COUNTIF([.C27:.M27];&quot;51¶&quot;)" office:value-type="float" office:value="0">
            <text:p>0</text:p>
          </table:table-cell>
          <table:table-cell table:style-name="ce119" table:formula="of:=COUNTIF([.C27:.M27];&quot;52¶&quot;)" office:value-type="float" office:value="1">
            <text:p>1</text:p>
          </table:table-cell>
          <table:table-cell table:style-name="ce119" table:formula="of:=COUNTIF([.C27:.M27];&quot;U&quot;)+COUNTIF([.C27:.M27];&quot;U☻&quot;)+COUNTIF([.C27:.M27];&quot;U☺&quot;)" office:value-type="float" office:value="0">
            <text:p>0</text:p>
          </table:table-cell>
          <table:table-cell table:style-name="ce119" table:formula="of:=COUNTIF([.C27:.M27];&quot;KVIT&quot;)+COUNTIF([.C27:.M27];&quot;KVIT☻&quot;)+COUNTIF([.C27:.M27];&quot;kvit$&quot;)" office:value-type="float" office:value="2">
            <text:p>2</text:p>
          </table:table-cell>
          <table:table-cell table:style-name="ce120" table:formula="of:=COUNTBLANK([.C27:.M27])" office:value-type="float" office:value="0">
            <text:p>0</text:p>
          </table:table-cell>
          <table:table-cell table:style-name="ce121" table:formula="of:=COUNTIF([.C27:.M27];&quot;x&quot;)" office:value-type="float" office:value="0">
            <text:p>0</text:p>
          </table:table-cell>
          <table:table-cell table:style-name="ce122" table:formula="of:=COUNTIF([.C27:.M27];&quot;51&quot;)+COUNTIF([.C27:.M27];&quot;51☻&quot;)+COUNTIF([.C27:.M27];&quot;2&quot;)+COUNTIF([.C27:.M27];&quot;52&quot;)+COUNTIF([.C27:.M27];&quot;52☻&quot;)+COUNTIF([.C27:.M27];&quot;51$&quot;)+COUNTIF([.C27:.M27];&quot;52$&quot;)" office:value-type="float" office:value="3">
            <text:p>3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4-27">
            <text:p>27. apr 13</text:p>
          </table:table-cell>
          <table:table-cell table:style-name="ce111" table:formula="of:=TEXT([.A28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116"/>
          <table:table-cell table:style-name="ce113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113"/>
          <table:table-cell table:style-name="ce39" office:value-type="string">
            <text:p>POR</text:p>
          </table:table-cell>
          <table:table-cell table:style-name="ce113" table:number-columns-repeated="4"/>
          <table:table-cell table:style-name="ce56" office:value-type="string">
            <text:p>ORO</text:p>
          </table:table-cell>
          <table:table-cell table:style-name="ce56" office:value-type="string">
            <text:p>TAL</text:p>
          </table:table-cell>
          <table:table-cell table:style-name="ce119" table:formula="of:=COUNTIF([.C28:.M28];&quot;☻&quot;)+COUNTIF([.C28:.M28];&quot;52☻&quot;)+COUNTIF([.C28:.M28];&quot;51☻&quot;)+COUNTIF([.C28:.M28];&quot;1☻&quot;)+COUNTIF([.C28:.M28];&quot;KVIT☻&quot;)+COUNTIF([.C28:.M28];&quot;U☻&quot;)" office:value-type="float" office:value="1">
            <text:p>1</text:p>
          </table:table-cell>
          <table:table-cell table:style-name="ce119" table:formula="of:=COUNTIF([.C28:.M28];&quot;☺&quot;)+COUNTIF([.C28:.M28];&quot;52☺&quot;)+COUNTIF([.C28:.M28];&quot;51☺&quot;)+COUNTIF([.C28:.M28];&quot;1☺&quot;)+COUNTIF([.C28:.M28];&quot;KVIT☺&quot;)+COUNTIF([.C28:.M28];&quot;U☺&quot;)" office:value-type="float" office:value="1">
            <text:p>1</text:p>
          </table:table-cell>
          <table:table-cell table:style-name="ce119" table:formula="of:=COUNTIF([.C28:.M28];&quot;51&quot;)+COUNTIF([.C28:.M28];&quot;51$&quot;)+COUNTIF([.C28:.M28];&quot;51☻&quot;)" office:value-type="float" office:value="0">
            <text:p>0</text:p>
          </table:table-cell>
          <table:table-cell table:style-name="ce119" table:formula="of:=COUNTIF([.C28:.M28];&quot;52&quot;)+COUNTIF([.C28:.M28];&quot;52$&quot;)+COUNTIF([.C28:.M28];&quot;52☻&quot;)" office:value-type="float" office:value="0">
            <text:p>0</text:p>
          </table:table-cell>
          <table:table-cell table:style-name="ce119" table:formula="of:=COUNTIF([.C28:.M28];&quot;51¶&quot;)" office:value-type="float" office:value="0">
            <text:p>0</text:p>
          </table:table-cell>
          <table:table-cell table:style-name="ce119" table:formula="of:=COUNTIF([.C28:.M28];&quot;52¶&quot;)" office:value-type="float" office:value="0">
            <text:p>0</text:p>
          </table:table-cell>
          <table:table-cell table:style-name="ce119" table:formula="of:=COUNTIF([.C28:.M28];&quot;U&quot;)+COUNTIF([.C28:.M28];&quot;U☻&quot;)+COUNTIF([.C28:.M28];&quot;U☺&quot;)" office:value-type="float" office:value="0">
            <text:p>0</text:p>
          </table:table-cell>
          <table:table-cell table:style-name="ce119" table:formula="of:=COUNTIF([.C28:.M28];&quot;KVIT&quot;)+COUNTIF([.C28:.M28];&quot;KVIT☻&quot;)+COUNTIF([.C28:.M28];&quot;kvit$&quot;)" office:value-type="float" office:value="0">
            <text:p>0</text:p>
          </table:table-cell>
          <table:table-cell table:style-name="ce120" table:formula="of:=COUNTBLANK([.C28:.M28])" office:value-type="float" office:value="8">
            <text:p>8</text:p>
          </table:table-cell>
          <table:table-cell table:style-name="ce121" table:formula="of:=COUNTIF([.C28:.M28];&quot;x&quot;)" office:value-type="float" office:value="0">
            <text:p>0</text:p>
          </table:table-cell>
          <table:table-cell table:style-name="ce122" table:formula="of:=COUNTIF([.C28:.M28];&quot;51&quot;)+COUNTIF([.C28:.M28];&quot;51☻&quot;)+COUNTIF([.C28:.M28];&quot;2&quot;)+COUNTIF([.C28:.M28];&quot;52&quot;)+COUNTIF([.C28:.M28];&quot;52☻&quot;)+COUNTIF([.C28:.M28];&quot;51$&quot;)+COUNTIF([.C28:.M28];&quot;52$&quot;)" office:value-type="float" office:value="0">
            <text:p>0</text:p>
          </table:table-cell>
          <table:table-cell table:style-name="ce75" table:formula="of:=[$'Vzorci vnosov'.$A$29]" office:value-type="string" office:string-value=".">
            <text:p>.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4-28">
            <text:p>28. apr 13</text:p>
          </table:table-cell>
          <table:table-cell table:style-name="ce111" table:formula="of:=TEXT([.A29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117"/>
          <table:table-cell table:style-name="ce113"/>
          <table:table-cell table:style-name="ce114" table:number-columns-repeated="3"/>
          <table:table-cell table:style-name="ce39" office:value-type="string">
            <text:p>POR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113"/>
          <table:table-cell table:style-name="ce114" table:number-columns-repeated="2"/>
          <table:table-cell table:style-name="ce56" office:value-type="string">
            <text:p>DAN</text:p>
          </table:table-cell>
          <table:table-cell table:style-name="ce56" office:value-type="string">
            <text:p>TAL</text:p>
          </table:table-cell>
          <table:table-cell table:style-name="ce119" table:formula="of:=COUNTIF([.C29:.M29];&quot;☻&quot;)+COUNTIF([.C29:.M29];&quot;52☻&quot;)+COUNTIF([.C29:.M29];&quot;51☻&quot;)+COUNTIF([.C29:.M29];&quot;1☻&quot;)+COUNTIF([.C29:.M29];&quot;KVIT☻&quot;)+COUNTIF([.C29:.M29];&quot;U☻&quot;)" office:value-type="float" office:value="1">
            <text:p>1</text:p>
          </table:table-cell>
          <table:table-cell table:style-name="ce119" table:formula="of:=COUNTIF([.C29:.M29];&quot;☺&quot;)+COUNTIF([.C29:.M29];&quot;52☺&quot;)+COUNTIF([.C29:.M29];&quot;51☺&quot;)+COUNTIF([.C29:.M29];&quot;1☺&quot;)+COUNTIF([.C29:.M29];&quot;KVIT☺&quot;)+COUNTIF([.C29:.M29];&quot;U☺&quot;)" office:value-type="float" office:value="1">
            <text:p>1</text:p>
          </table:table-cell>
          <table:table-cell table:style-name="ce119" table:formula="of:=COUNTIF([.C29:.M29];&quot;51&quot;)+COUNTIF([.C29:.M29];&quot;51$&quot;)+COUNTIF([.C29:.M29];&quot;51☻&quot;)" office:value-type="float" office:value="0">
            <text:p>0</text:p>
          </table:table-cell>
          <table:table-cell table:style-name="ce119" table:formula="of:=COUNTIF([.C29:.M29];&quot;52&quot;)+COUNTIF([.C29:.M29];&quot;52$&quot;)+COUNTIF([.C29:.M29];&quot;52☻&quot;)" office:value-type="float" office:value="0">
            <text:p>0</text:p>
          </table:table-cell>
          <table:table-cell table:style-name="ce119" table:formula="of:=COUNTIF([.C29:.M29];&quot;51¶&quot;)" office:value-type="float" office:value="0">
            <text:p>0</text:p>
          </table:table-cell>
          <table:table-cell table:style-name="ce119" table:formula="of:=COUNTIF([.C29:.M29];&quot;52¶&quot;)" office:value-type="float" office:value="0">
            <text:p>0</text:p>
          </table:table-cell>
          <table:table-cell table:style-name="ce119" table:formula="of:=COUNTIF([.C29:.M29];&quot;U&quot;)+COUNTIF([.C29:.M29];&quot;U☻&quot;)+COUNTIF([.C29:.M29];&quot;U☺&quot;)" office:value-type="float" office:value="0">
            <text:p>0</text:p>
          </table:table-cell>
          <table:table-cell table:style-name="ce119" table:formula="of:=COUNTIF([.C29:.M29];&quot;KVIT&quot;)+COUNTIF([.C29:.M29];&quot;KVIT☻&quot;)+COUNTIF([.C29:.M29];&quot;kvit$&quot;)" office:value-type="float" office:value="0">
            <text:p>0</text:p>
          </table:table-cell>
          <table:table-cell table:style-name="ce120" table:formula="of:=COUNTBLANK([.C29:.M29])" office:value-type="float" office:value="8">
            <text:p>8</text:p>
          </table:table-cell>
          <table:table-cell table:style-name="ce121" table:formula="of:=COUNTIF([.C29:.M29];&quot;x&quot;)" office:value-type="float" office:value="0">
            <text:p>0</text:p>
          </table:table-cell>
          <table:table-cell table:style-name="ce122" table:formula="of:=COUNTIF([.C29:.M29];&quot;51&quot;)+COUNTIF([.C29:.M29];&quot;51☻&quot;)+COUNTIF([.C29:.M29];&quot;2&quot;)+COUNTIF([.C29:.M29];&quot;52&quot;)+COUNTIF([.C29:.M29];&quot;52☻&quot;)+COUNTIF([.C29:.M29];&quot;51$&quot;)+COUNTIF([.C29:.M29];&quot;52$&quot;)" office:value-type="float" office:value="0">
            <text:p>0</text:p>
          </table:table-cell>
          <table:table-cell table:style-name="ce75" table:formula="of:=[$'Vzorci vnosov'.$A$30]" office:value-type="string" office:string-value=".">
            <text:p>.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4-29">
            <text:p>29. apr 13</text:p>
          </table:table-cell>
          <table:table-cell table:style-name="ce111" table:formula="of:=TEXT([.A30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5" office:value-type="string">
            <text:p>MF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9" office:value-type="string">
            <text:p>GRY</text:p>
          </table:table-cell>
          <table:table-cell table:style-name="ce33" office:value-type="string">
            <text:p>TAL</text:p>
          </table:table-cell>
          <table:table-cell table:style-name="ce119" table:formula="of:=COUNTIF([.C30:.M30];&quot;☻&quot;)+COUNTIF([.C30:.M30];&quot;52☻&quot;)+COUNTIF([.C30:.M30];&quot;51☻&quot;)+COUNTIF([.C30:.M30];&quot;1☻&quot;)+COUNTIF([.C30:.M30];&quot;KVIT☻&quot;)+COUNTIF([.C30:.M30];&quot;U☻&quot;)" office:value-type="float" office:value="1">
            <text:p>1</text:p>
          </table:table-cell>
          <table:table-cell table:style-name="ce119" table:formula="of:=COUNTIF([.C30:.M30];&quot;☺&quot;)+COUNTIF([.C30:.M30];&quot;52☺&quot;)+COUNTIF([.C30:.M30];&quot;51☺&quot;)+COUNTIF([.C30:.M30];&quot;1☺&quot;)+COUNTIF([.C30:.M30];&quot;KVIT☺&quot;)+COUNTIF([.C30:.M30];&quot;U☺&quot;)" office:value-type="float" office:value="0">
            <text:p>0</text:p>
          </table:table-cell>
          <table:table-cell table:style-name="ce119" table:formula="of:=COUNTIF([.C30:.M30];&quot;51&quot;)+COUNTIF([.C30:.M30];&quot;51$&quot;)+COUNTIF([.C30:.M30];&quot;51☻&quot;)" office:value-type="float" office:value="1">
            <text:p>1</text:p>
          </table:table-cell>
          <table:table-cell table:style-name="ce119" table:formula="of:=COUNTIF([.C30:.M30];&quot;52&quot;)+COUNTIF([.C30:.M30];&quot;52$&quot;)+COUNTIF([.C30:.M30];&quot;52☻&quot;)" office:value-type="float" office:value="1">
            <text:p>1</text:p>
          </table:table-cell>
          <table:table-cell table:style-name="ce119" table:formula="of:=COUNTIF([.C30:.M30];&quot;51¶&quot;)" office:value-type="float" office:value="0">
            <text:p>0</text:p>
          </table:table-cell>
          <table:table-cell table:style-name="ce119" table:formula="of:=COUNTIF([.C30:.M30];&quot;52¶&quot;)" office:value-type="float" office:value="0">
            <text:p>0</text:p>
          </table:table-cell>
          <table:table-cell table:style-name="ce119" table:formula="of:=COUNTIF([.C30:.M30];&quot;U&quot;)+COUNTIF([.C30:.M30];&quot;U☻&quot;)+COUNTIF([.C30:.M30];&quot;U☺&quot;)" office:value-type="float" office:value="0">
            <text:p>0</text:p>
          </table:table-cell>
          <table:table-cell table:style-name="ce119" table:formula="of:=COUNTIF([.C30:.M30];&quot;KVIT&quot;)+COUNTIF([.C30:.M30];&quot;KVIT☻&quot;)+COUNTIF([.C30:.M30];&quot;kvit$&quot;)" office:value-type="float" office:value="1">
            <text:p>1</text:p>
          </table:table-cell>
          <table:table-cell table:style-name="ce120" table:formula="of:=COUNTBLANK([.C30:.M30])" office:value-type="float" office:value="0">
            <text:p>0</text:p>
          </table:table-cell>
          <table:table-cell table:style-name="ce121" table:formula="of:=COUNTIF([.C30:.M30];&quot;x&quot;)" office:value-type="float" office:value="2">
            <text:p>2</text:p>
          </table:table-cell>
          <table:table-cell table:style-name="ce122" table:formula="of:=COUNTIF([.C30:.M30];&quot;51&quot;)+COUNTIF([.C30:.M30];&quot;51☻&quot;)+COUNTIF([.C30:.M30];&quot;2&quot;)+COUNTIF([.C30:.M30];&quot;52&quot;)+COUNTIF([.C30:.M30];&quot;52☻&quot;)+COUNTIF([.C30:.M30];&quot;51$&quot;)+COUNTIF([.C30:.M30];&quot;52$&quot;)" office:value-type="float" office:value="2">
            <text:p>2</text:p>
          </table:table-cell>
          <table:table-cell table:number-columns-repeated="998"/>
        </table:table-row>
        <table:table-row table:style-name="ro8">
          <table:table-cell table:style-name="ce20" office:value-type="date" office:date-value="2013-04-30">
            <text:p>30. apr 13</text:p>
          </table:table-cell>
          <table:table-cell table:style-name="ce111" table:formula="of:=TEXT([.A31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7" office:value-type="string">
            <text:p>RAV</text:p>
          </table:table-cell>
          <table:table-cell table:style-name="ce33" office:value-type="string">
            <text:p>TAL</text:p>
          </table:table-cell>
          <table:table-cell table:style-name="ce119" table:formula="of:=COUNTIF([.C31:.M31];&quot;☻&quot;)+COUNTIF([.C31:.M31];&quot;52☻&quot;)+COUNTIF([.C31:.M31];&quot;51☻&quot;)+COUNTIF([.C31:.M31];&quot;1☻&quot;)+COUNTIF([.C31:.M31];&quot;KVIT☻&quot;)+COUNTIF([.C31:.M31];&quot;U☻&quot;)" office:value-type="float" office:value="1">
            <text:p>1</text:p>
          </table:table-cell>
          <table:table-cell table:style-name="ce119" table:formula="of:=COUNTIF([.C31:.M31];&quot;☺&quot;)+COUNTIF([.C31:.M31];&quot;52☺&quot;)+COUNTIF([.C31:.M31];&quot;51☺&quot;)+COUNTIF([.C31:.M31];&quot;1☺&quot;)+COUNTIF([.C31:.M31];&quot;KVIT☺&quot;)+COUNTIF([.C31:.M31];&quot;U☺&quot;)" office:value-type="float" office:value="0">
            <text:p>0</text:p>
          </table:table-cell>
          <table:table-cell table:style-name="ce119" table:formula="of:=COUNTIF([.C31:.M31];&quot;51&quot;)+COUNTIF([.C31:.M31];&quot;51$&quot;)+COUNTIF([.C31:.M31];&quot;51☻&quot;)" office:value-type="float" office:value="2">
            <text:p>2</text:p>
          </table:table-cell>
          <table:table-cell table:style-name="ce119" table:formula="of:=COUNTIF([.C31:.M31];&quot;52&quot;)+COUNTIF([.C31:.M31];&quot;52$&quot;)+COUNTIF([.C31:.M31];&quot;52☻&quot;)" office:value-type="float" office:value="1">
            <text:p>1</text:p>
          </table:table-cell>
          <table:table-cell table:style-name="ce119" table:formula="of:=COUNTIF([.C31:.M31];&quot;51¶&quot;)" office:value-type="float" office:value="0">
            <text:p>0</text:p>
          </table:table-cell>
          <table:table-cell table:style-name="ce119" table:formula="of:=COUNTIF([.C31:.M31];&quot;52¶&quot;)" office:value-type="float" office:value="0">
            <text:p>0</text:p>
          </table:table-cell>
          <table:table-cell table:style-name="ce119" table:formula="of:=COUNTIF([.C31:.M31];&quot;U&quot;)+COUNTIF([.C31:.M31];&quot;U☻&quot;)+COUNTIF([.C31:.M31];&quot;U☺&quot;)" office:value-type="float" office:value="0">
            <text:p>0</text:p>
          </table:table-cell>
          <table:table-cell table:style-name="ce119" table:formula="of:=COUNTIF([.C31:.M31];&quot;KVIT&quot;)+COUNTIF([.C31:.M31];&quot;KVIT☻&quot;)+COUNTIF([.C31:.M31];&quot;kvit$&quot;)" office:value-type="float" office:value="1">
            <text:p>1</text:p>
          </table:table-cell>
          <table:table-cell table:style-name="ce120" table:formula="of:=COUNTBLANK([.C31:.M31])" office:value-type="float" office:value="0">
            <text:p>0</text:p>
          </table:table-cell>
          <table:table-cell table:style-name="ce121" table:formula="of:=COUNTIF([.C31:.M31];&quot;x&quot;)" office:value-type="float" office:value="1">
            <text:p>1</text:p>
          </table:table-cell>
          <table:table-cell table:style-name="ce122" table:formula="of:=COUNTIF([.C31:.M31];&quot;51&quot;)+COUNTIF([.C31:.M31];&quot;51☻&quot;)+COUNTIF([.C31:.M31];&quot;2&quot;)+COUNTIF([.C31:.M31];&quot;52&quot;)+COUNTIF([.C31:.M31];&quot;52☻&quot;)+COUNTIF([.C31:.M31];&quot;51$&quot;)+COUNTIF([.C31:.M31];&quot;52$&quot;)" office:value-type="float" office:value="3">
            <text:p>3</text:p>
          </table:table-cell>
          <table:table-cell table:number-columns-repeated="998"/>
        </table:table-row>
        <table:table-row table:style-name="ro8">
          <table:table-cell table:style-name="Default" table:number-columns-repeated="256"/>
          <table:table-cell table:number-columns-repeated="768"/>
        </table:table-row>
        <table:table-row table:style-name="ro3">
          <table:table-cell table:number-columns-repeated="1024"/>
        </table:table-row>
        <table:table-row table:style-name="ro9">
          <table:table-cell table:number-columns-repeated="2"/>
          <table:table-cell table:style-name="ce33" table:formula="of:=[$januar.$C$1]" office:value-type="string" office:string-value="KOS">
            <text:p>KOS</text:p>
          </table:table-cell>
          <table:table-cell table:style-name="ce33" table:formula="of:=[$januar.$D$1]" office:value-type="string" office:string-value="ŠOŠ">
            <text:p>ŠOŠ</text:p>
          </table:table-cell>
          <table:table-cell table:style-name="ce33" table:formula="of:=[$januar.$E$1]" office:value-type="string" office:string-value="PIN">
            <text:p>PIN</text:p>
          </table:table-cell>
          <table:table-cell table:style-name="ce33" table:formula="of:=[$januar.$F$1]" office:value-type="string" office:string-value="KON">
            <text:p>KON</text:p>
          </table:table-cell>
          <table:table-cell table:style-name="ce33" table:formula="of:=[$januar.$G$1]" office:value-type="string" office:string-value="ORO">
            <text:p>ORO</text:p>
          </table:table-cell>
          <table:table-cell table:style-name="ce33" table:formula="of:=[$januar.$H$1]" office:value-type="string" office:string-value="MIO">
            <text:p>MIO</text:p>
          </table:table-cell>
          <table:table-cell table:style-name="ce33" table:formula="of:=[$januar.$I$1]" office:value-type="string" office:string-value="BOŽ">
            <text:p>BOŽ</text:p>
          </table:table-cell>
          <table:table-cell table:style-name="ce33" table:formula="of:=[$januar.$J$1]" office:value-type="string" office:string-value="DAN">
            <text:p>DAN</text:p>
          </table:table-cell>
          <table:table-cell table:style-name="ce33" table:formula="of:=[$januar.$K$1]" office:value-type="string" office:string-value="MŠŠ">
            <text:p>MŠŠ</text:p>
          </table:table-cell>
          <table:table-cell table:style-name="ce33" table:formula="of:=[$januar.$L$1]" office:value-type="string" office:string-value="DRN">
            <text:p>DRN</text:p>
          </table:table-cell>
          <table:table-cell table:style-name="ce33" table:formula="of:=[$januar.$M$1]" office:value-type="string" office:string-value="TAL">
            <text:p>TAL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0">
          <table:table-cell/>
          <table:table-cell table:style-name="ce26" table:formula="of:=[$'Vzorci vnosov'.$A$20]" office:value-type="string" office:string-value="☺">
            <text:p>☺</text:p>
          </table:table-cell>
          <table:table-cell table:style-name="ce40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>
            <text:p>0</text:p>
          </table:table-cell>
          <table:table-cell table:style-name="ce40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40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40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40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4">
            <text:p>4</text:p>
          </table:table-cell>
          <table:table-cell table:style-name="ce40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3">
            <text:p>3</text:p>
          </table:table-cell>
          <table:table-cell table:style-name="ce40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40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2">
            <text:p>2</text:p>
          </table:table-cell>
          <table:table-cell table:style-name="ce40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style-name="ce40"/>
          <table:table-cell table:style-name="ce40" table:formula="of:=COUNTIF([.M2:.M32];&quot;☺&quot;)+COUNTIF([.M2:.M32];&quot;51☺&quot;)+COUNTIF([.M2:.M32];&quot;52☺&quot;)+COUNTIF([.M2:.M32];&quot;1☺&quot;)+COUNTIF([.M2:.M32];&quot;kvit☺&quot;)+COUNTIF([.M2:.M32];&quot;U☺&quot;)" office:value-type="float" office:value="3">
            <text:p>3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8">
          <table:table-cell table:style-name="ce22"/>
          <table:table-cell table:style-name="ce2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6">
            <text:p>6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>
            <text:p>3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3">
            <text:p>3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3">
            <text:p>3</text:p>
          </table:table-cell>
          <table:table-cell table:style-name="ce1"/>
          <table:table-cell table:style-name="ce1" table:formula="of:=COUNTIF([.M2:.M32];&quot;☻&quot;)+COUNTIF([.M2:.M32];&quot;51☻&quot;)+COUNTIF([.M2:.M32];&quot;52☻&quot;)+COUNTIF([.M2:.M32];&quot;1☻&quot;)+COUNTIF([.M2:.M32];&quot;kvit☻&quot;)+COUNTIF([.M2:.M32];&quot;U☻&quot;)" office:value-type="float" office:value="1">
            <text:p>1</text:p>
          </table:table-cell>
          <table:table-cell table:style-name="ce1"/>
          <table:table-cell table:style-name="ce6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8">
          <table:table-cell table:style-name="ce22"/>
          <table:table-cell table:style-name="ce27" office:value-type="string">
            <text:p>Σ</text:p>
          </table:table-cell>
          <table:table-cell table:style-name="ce41" table:formula="of:=SUM([.C35:.C36])" office:value-type="float" office:value="6">
            <text:p>6</text:p>
          </table:table-cell>
          <table:table-cell table:style-name="ce41" table:formula="of:=SUM([.D35:.D36])" office:value-type="float" office:value="5">
            <text:p>5</text:p>
          </table:table-cell>
          <table:table-cell table:style-name="ce41" table:formula="of:=SUM([.E35:.E36])" office:value-type="float" office:value="4">
            <text:p>4</text:p>
          </table:table-cell>
          <table:table-cell table:style-name="ce41" table:formula="of:=SUM([.F35:.F36])" office:value-type="float" office:value="3">
            <text:p>3</text:p>
          </table:table-cell>
          <table:table-cell table:style-name="ce41" table:formula="of:=SUM([.G35:.G36])" office:value-type="float" office:value="4">
            <text:p>4</text:p>
          </table:table-cell>
          <table:table-cell table:style-name="ce41" table:formula="of:=SUM([.H35:.H36])" office:value-type="float" office:value="3">
            <text:p>3</text:p>
          </table:table-cell>
          <table:table-cell table:style-name="ce41" table:formula="of:=SUM([.I35:.I36])" office:value-type="float" office:value="0">
            <text:p>0</text:p>
          </table:table-cell>
          <table:table-cell table:style-name="ce41" table:formula="of:=SUM([.J35:.J36])" office:value-type="float" office:value="5">
            <text:p>5</text:p>
          </table:table-cell>
          <table:table-cell table:style-name="ce41" table:formula="of:=SUM([.K35:.K36])" office:value-type="float" office:value="3">
            <text:p>3</text:p>
          </table:table-cell>
          <table:table-cell table:style-name="ce41"/>
          <table:table-cell table:style-name="ce41" table:formula="of:=SUM([.M35:.M36])" office:value-type="float" office:value="4">
            <text:p>4</text:p>
          </table:table-cell>
          <table:table-cell table:style-name="ce1"/>
          <table:table-cell table:style-name="ce6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8">
          <table:table-cell table:style-name="ce22"/>
          <table:table-cell table:style-name="ce28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4">
            <text:p>4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7">
            <text:p>7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4">
            <text:p>4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4">
            <text:p>4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2">
            <text:p>2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3">
            <text:p>3</text:p>
          </table:table-cell>
          <table:table-cell table:style-name="ce1"/>
          <table:table-cell table:style-name="ce1" table:formula="of:=COUNTIF([.M2:.M32];&quot;KVIT&quot;)+COUNTIF([.M2:.M32];&quot;51KVIT&quot;)+COUNTIF([.M2:.M32];&quot;52KVIT&quot;)+COUNTIF([.M2:.M32];&quot;1KVIT&quot;)" office:value-type="float" office:value="10">
            <text:p>10</text:p>
          </table:table-cell>
          <table:table-cell table:style-name="ce1" table:number-columns-repeated="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1">
          <table:table-cell table:style-name="ce22"/>
          <table:table-cell table:style-name="ce28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/>
          <table:table-cell table:style-name="ce1" table:formula="of:=COUNTIF([.M2:.M32];&quot;51$&quot;)+COUNTIF([.M2:.M32];&quot;52$&quot;)+COUNTIF([.M2:.M32];&quot;kvit$&quot;)" office:value-type="float" office:value="0">
            <text:p>0</text:p>
          </table:table-cell>
          <table:table-cell table:style-name="ce1" table:number-columns-repeated="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/>
          <table:table-cell table:style-name="ce77" table:number-columns-repeated="996"/>
        </table:table-row>
        <table:table-row table:style-name="ro1">
          <table:table-cell/>
          <table:table-cell table:style-name="ce29" table:formula="of:=[$'Vzorci vnosov'.$A$12]" office:value-type="string" office:string-value="D">
            <text:p>D</text:p>
          </table:table-cell>
          <table:table-cell table:style-name="ce42" table:formula="of:=COUNTIF([.C2:.C32];&quot;D&quot;)" office:value-type="float" office:value="4">
            <text:p>4</text:p>
          </table:table-cell>
          <table:table-cell table:style-name="ce42" table:formula="of:=COUNTIF([.D2:.D32];&quot;D&quot;)" office:value-type="float" office:value="0">
            <text:p>0</text:p>
          </table:table-cell>
          <table:table-cell table:style-name="ce42" table:formula="of:=COUNTIF([.E2:.E32];&quot;D&quot;)" office:value-type="float" office:value="8">
            <text:p>8</text:p>
          </table:table-cell>
          <table:table-cell table:style-name="ce42" table:formula="of:=COUNTIF([.F2:.F32];&quot;D&quot;)" office:value-type="float" office:value="11">
            <text:p>11</text:p>
          </table:table-cell>
          <table:table-cell table:style-name="ce42" table:formula="of:=COUNTIF([.G2:.G32];&quot;D&quot;)" office:value-type="float" office:value="0">
            <text:p>0</text:p>
          </table:table-cell>
          <table:table-cell table:style-name="ce42" table:formula="of:=COUNTIF([.H2:.H32];&quot;D&quot;)" office:value-type="float" office:value="2">
            <text:p>2</text:p>
          </table:table-cell>
          <table:table-cell table:style-name="ce42" table:formula="of:=COUNTIF([.I2:.I32];&quot;D&quot;)" office:value-type="float" office:value="8">
            <text:p>8</text:p>
          </table:table-cell>
          <table:table-cell table:style-name="ce42" table:formula="of:=COUNTIF([.J2:.J32];&quot;D&quot;)" office:value-type="float" office:value="1">
            <text:p>1</text:p>
          </table:table-cell>
          <table:table-cell table:style-name="ce42" table:formula="of:=COUNTIF([.K2:.K32];&quot;D&quot;)" office:value-type="float" office:value="12">
            <text:p>12</text:p>
          </table:table-cell>
          <table:table-cell table:style-name="ce42"/>
          <table:table-cell table:style-name="ce42" table:formula="of:=COUNTIF([.M2:.M32];&quot;D&quot;)" office:value-type="float" office:value="0">
            <text:p>0</text:p>
          </table:table-cell>
          <table:table-cell table:style-name="ce60" table:number-columns-repeated="2"/>
          <table:table-cell table:number-columns-repeated="11"/>
          <table:table-cell table:style-name="ce75"/>
          <table:table-cell table:number-columns-repeated="997"/>
        </table:table-row>
        <table:table-row table:style-name="ro1">
          <table:table-cell/>
          <table:table-cell table:style-name="ce29" table:formula="of:=[$'Vzorci vnosov'.$A$15]" office:value-type="string" office:string-value="SO">
            <text:p>SO</text:p>
          </table:table-cell>
          <table:table-cell table:style-name="ce42" table:formula="of:=COUNTIF([.C2:.C32];&quot;SO&quot;)" office:value-type="float" office:value="3">
            <text:p>3</text:p>
          </table:table-cell>
          <table:table-cell table:style-name="ce42" table:formula="of:=COUNTIF([.D2:.D32];&quot;SO&quot;)" office:value-type="float" office:value="0">
            <text:p>0</text:p>
          </table:table-cell>
          <table:table-cell table:style-name="ce42" table:formula="of:=COUNTIF([.E2:.E32];&quot;SO&quot;)" office:value-type="float" office:value="0">
            <text:p>0</text:p>
          </table:table-cell>
          <table:table-cell table:style-name="ce42" table:formula="of:=COUNTIF([.F2:.F32];&quot;SO&quot;)" office:value-type="float" office:value="0">
            <text:p>0</text:p>
          </table:table-cell>
          <table:table-cell table:style-name="ce42" table:formula="of:=COUNTIF([.G2:.G32];&quot;SO&quot;)" office:value-type="float" office:value="5">
            <text:p>5</text:p>
          </table:table-cell>
          <table:table-cell table:style-name="ce42" table:formula="of:=COUNTIF([.H2:.H32];&quot;SO&quot;)" office:value-type="float" office:value="0">
            <text:p>0</text:p>
          </table:table-cell>
          <table:table-cell table:style-name="ce42" table:formula="of:=COUNTIF([.I2:.I32];&quot;SO&quot;)" office:value-type="float" office:value="0">
            <text:p>0</text:p>
          </table:table-cell>
          <table:table-cell table:style-name="ce42" table:formula="of:=COUNTIF([.J2:.J32];&quot;SO&quot;)" office:value-type="float" office:value="0">
            <text:p>0</text:p>
          </table:table-cell>
          <table:table-cell table:style-name="ce42" table:formula="of:=COUNTIF([.K2:.K32];&quot;SO&quot;)" office:value-type="float" office:value="0">
            <text:p>0</text:p>
          </table:table-cell>
          <table:table-cell table:style-name="ce42"/>
          <table:table-cell table:style-name="ce42" table:formula="of:=COUNTIF([.M2:.M32];&quot;SO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0" table:formula="of:=[$'Vzorci vnosov'.$A$13]" office:value-type="string" office:string-value="BOL">
            <text:p>BOL</text:p>
          </table:table-cell>
          <table:table-cell table:style-name="ce42" table:formula="of:=COUNTIF([.C2:.C32];&quot;BOL&quot;)" office:value-type="float" office:value="0">
            <text:p>0</text:p>
          </table:table-cell>
          <table:table-cell table:style-name="ce42" table:formula="of:=COUNTIF([.D2:.D32];&quot;BOL&quot;)" office:value-type="float" office:value="0">
            <text:p>0</text:p>
          </table:table-cell>
          <table:table-cell table:style-name="ce42" table:formula="of:=COUNTIF([.E2:.E32];&quot;BOL&quot;)" office:value-type="float" office:value="0">
            <text:p>0</text:p>
          </table:table-cell>
          <table:table-cell table:style-name="ce42" table:formula="of:=COUNTIF([.F2:.F32];&quot;BOL&quot;)" office:value-type="float" office:value="0">
            <text:p>0</text:p>
          </table:table-cell>
          <table:table-cell table:style-name="ce42" table:formula="of:=COUNTIF([.G2:.G32];&quot;BOL&quot;)" office:value-type="float" office:value="0">
            <text:p>0</text:p>
          </table:table-cell>
          <table:table-cell table:style-name="ce42" table:formula="of:=COUNTIF([.H2:.H32];&quot;BOL&quot;)" office:value-type="float" office:value="0">
            <text:p>0</text:p>
          </table:table-cell>
          <table:table-cell table:style-name="ce42" table:formula="of:=COUNTIF([.I2:.I32];&quot;BOL&quot;)" office:value-type="float" office:value="7">
            <text:p>7</text:p>
          </table:table-cell>
          <table:table-cell table:style-name="ce42" table:formula="of:=COUNTIF([.J2:.J32];&quot;BOL&quot;)" office:value-type="float" office:value="0">
            <text:p>0</text:p>
          </table:table-cell>
          <table:table-cell table:style-name="ce42" table:formula="of:=COUNTIF([.K2:.K32];&quot;BOL&quot;)" office:value-type="float" office:value="0">
            <text:p>0</text:p>
          </table:table-cell>
          <table:table-cell table:style-name="ce42"/>
          <table:table-cell table:style-name="ce42" table:formula="of:=COUNTIF([.M2:.M32];&quot;BOL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1" table:formula="of:=[$'Vzorci vnosov'.$A$11]" office:value-type="string" office:string-value="X">
            <text:p>X</text:p>
          </table:table-cell>
          <table:table-cell table:style-name="ce42" table:formula="of:=COUNTIF([.C2:.C32];&quot;X&quot;)" office:value-type="float" office:value="3">
            <text:p>3</text:p>
          </table:table-cell>
          <table:table-cell table:style-name="ce42" table:formula="of:=COUNTIF([.D2:.D32];&quot;X&quot;)" office:value-type="float" office:value="2">
            <text:p>2</text:p>
          </table:table-cell>
          <table:table-cell table:style-name="ce42" table:formula="of:=COUNTIF([.E2:.E32];&quot;X&quot;)" office:value-type="float" office:value="3">
            <text:p>3</text:p>
          </table:table-cell>
          <table:table-cell table:style-name="ce42" table:formula="of:=COUNTIF([.F2:.F32];&quot;X&quot;)" office:value-type="float" office:value="1">
            <text:p>1</text:p>
          </table:table-cell>
          <table:table-cell table:style-name="ce42" table:formula="of:=COUNTIF([.G2:.G32];&quot;X&quot;)" office:value-type="float" office:value="1">
            <text:p>1</text:p>
          </table:table-cell>
          <table:table-cell table:style-name="ce42" table:formula="of:=COUNTIF([.H2:.H32];&quot;X&quot;)" office:value-type="float" office:value="3">
            <text:p>3</text:p>
          </table:table-cell>
          <table:table-cell table:style-name="ce42" table:formula="of:=COUNTIF([.I2:.I32];&quot;X&quot;)" office:value-type="float" office:value="0">
            <text:p>0</text:p>
          </table:table-cell>
          <table:table-cell table:style-name="ce42" table:formula="of:=COUNTIF([.J2:.J32];&quot;X&quot;)" office:value-type="float" office:value="4">
            <text:p>4</text:p>
          </table:table-cell>
          <table:table-cell table:style-name="ce42" table:formula="of:=COUNTIF([.K2:.K32];&quot;X&quot;)" office:value-type="float" office:value="2">
            <text:p>2</text:p>
          </table:table-cell>
          <table:table-cell table:style-name="ce42"/>
          <table:table-cell table:style-name="ce42" table:formula="of:=COUNTIF([.M2:.M32];&quot;X&quot;)" office:value-type="float" office:value="3">
            <text:p>3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2" office:value-type="string">
            <text:p>TX</text:p>
          </table:table-cell>
          <table:table-cell table:style-name="ce43" table:formula="of:=COUNTIF([.O2:.O32];&quot;KOS&quot;)" office:value-type="float" office:value="3">
            <text:p>3</text:p>
          </table:table-cell>
          <table:table-cell table:style-name="ce43" table:formula="of:=COUNTIF([.O2:.O32];&quot;ŠOŠ&quot;)" office:value-type="float" office:value="8">
            <text:p>8</text:p>
          </table:table-cell>
          <table:table-cell table:style-name="ce43" table:formula="of:=COUNTIF([.O2:.O32];&quot;PIN&quot;)" office:value-type="float" office:value="7">
            <text:p>7</text:p>
          </table:table-cell>
          <table:table-cell table:style-name="ce43" table:formula="of:=COUNTIF([.O2:.O32];&quot;KON&quot;)" office:value-type="float" office:value="3">
            <text:p>3</text:p>
          </table:table-cell>
          <table:table-cell table:style-name="ce43" table:formula="of:=COUNTIF([.O2:.O32];&quot;oro&quot;)" office:value-type="float" office:value="0">
            <text:p>0</text:p>
          </table:table-cell>
          <table:table-cell table:style-name="ce43" table:formula="of:=COUNTIF([.O2:.O32];&quot;AND&quot;)" office:value-type="float" office:value="0">
            <text:p>0</text:p>
          </table:table-cell>
          <table:table-cell table:style-name="ce43" table:formula="of:=COUNTIF([.O2:.O32];&quot;ROD&quot;)" office:value-type="float" office:value="0">
            <text:p>0</text:p>
          </table:table-cell>
          <table:table-cell table:style-name="ce43" table:formula="of:=COUNTIF([.O2:.O32];&quot;DAN&quot;)" office:value-type="float" office:value="0">
            <text:p>0</text:p>
          </table:table-cell>
          <table:table-cell table:style-name="ce43" table:formula="of:=COUNTIF([.O2:.O32];&quot;MŠŠ&quot;)" office:value-type="float" office:value="1">
            <text:p>1</text:p>
          </table:table-cell>
          <table:table-cell table:style-name="ce43"/>
          <table:table-cell table:style-name="ce43" table:formula="of:=COUNTIF([.O2:.O32];&quot;ŠTU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1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1">
            <text:p>1</text:p>
          </table:table-cell>
          <table:table-cell table:style-name="ce1" table:formula="of:=COUNTIF([.D2:.D32];&quot;51¶&quot;)+COUNTIF([.D2:.D32];&quot;52¶&quot;)+COUNTIF([.D2:.D32];&quot;kvit¶&quot;)" office:value-type="float" office:value="0">
            <text:p>0</text:p>
          </table:table-cell>
          <table:table-cell table:style-name="ce1" table:formula="of:=COUNTIF([.E2:.E32];&quot;51¶&quot;)+COUNTIF([.E2:.E32];&quot;52¶&quot;)+COUNTIF([.E2:.E32];&quot;kvit¶&quot;)" office:value-type="float" office:value="2">
            <text:p>2</text:p>
          </table:table-cell>
          <table:table-cell table:style-name="ce1" table:formula="of:=COUNTIF([.F2:.F32];&quot;51¶&quot;)+COUNTIF([.F2:.F32];&quot;52¶&quot;)+COUNTIF([.F2:.F32];&quot;kvit¶&quot;)" office:value-type="float" office:value="0">
            <text:p>0</text:p>
          </table:table-cell>
          <table:table-cell table:style-name="ce1" table:formula="of:=COUNTIF([.G2:.G32];&quot;51¶&quot;)+COUNTIF([.G2:.G32];&quot;52¶&quot;)+COUNTIF([.G2:.G32];&quot;kvit¶&quot;)" office:value-type="float" office:value="5">
            <text:p>5</text:p>
          </table:table-cell>
          <table:table-cell table:style-name="ce1" table:formula="of:=COUNTIF([.H2:.H32];&quot;51¶&quot;)+COUNTIF([.H2:.H32];&quot;52¶&quot;)+COUNTIF([.H2:.H32];&quot;kvit¶&quot;)" office:value-type="float" office:value="3">
            <text:p>3</text:p>
          </table:table-cell>
          <table:table-cell table:style-name="ce1" table:formula="of:=COUNTIF([.I2:.I32];&quot;51¶&quot;)+COUNTIF([.I2:.I32];&quot;52¶&quot;)+COUNTIF([.I2:.I32];&quot;kvit¶&quot;)" office:value-type="float" office:value="0">
            <text:p>0</text:p>
          </table:table-cell>
          <table:table-cell table:style-name="ce1" table:formula="of:=COUNTIF([.J2:.J32];&quot;51¶&quot;)+COUNTIF([.J2:.J32];&quot;52¶&quot;)+COUNTIF([.J2:.J32];&quot;kvit¶&quot;)" office:value-type="float" office:value="6">
            <text:p>6</text:p>
          </table:table-cell>
          <table:table-cell table:style-name="ce1" table:formula="of:=COUNTIF([.K2:.K32];&quot;51¶&quot;)+COUNTIF([.K2:.K32];&quot;52¶&quot;)+COUNTIF([.K2:.K32];&quot;kvit¶&quot;)" office:value-type="float" office:value="1">
            <text:p>1</text:p>
          </table:table-cell>
          <table:table-cell table:style-name="ce1"/>
          <table:table-cell table:style-name="ce1" table:formula="of:=COUNTIF([.M2:.M32];&quot;51¶&quot;)+COUNTIF([.M2:.M32];&quot;52¶&quot;)+COUNTIF([.M2:.M32];&quot;kvit¶&quot;)" office:value-type="float" office:value="3">
            <text:p>3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29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1">
            <text:p>1</text:p>
          </table:table-cell>
          <table:table-cell table:style-name="ce1" table:formula="of:=COUNTIF([.H2:.H32];&quot;U☺&quot;)+COUNTIF([.H2:.H32];&quot;U☻&quot;)+COUNTIF([.H2:.H32];&quot;U&quot;)" office:value-type="float" office:value="3">
            <text:p>3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/>
          <table:table-cell table:style-name="ce1" table:formula="of:=COUNTIF([.M2:.M32];&quot;U☺&quot;)+COUNTIF([.M2:.M32];&quot;U☻&quot;)+COUNTIF([.M2:.M32];&quot;U&quot;)" office:value-type="float" office:value="1">
            <text:p>1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 table:number-rows-repeated="99">
          <table:table-cell table:number-columns-repeated="26"/>
          <table:table-cell table:style-name="ce75"/>
          <table:table-cell table:number-columns-repeated="997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j" table:style-name="ta6" table:print="false">
        <table:table-column table:style-name="co3" table:default-cell-style-name="ce21"/>
        <table:table-column table:style-name="co17" table:default-cell-style-name="ce21"/>
        <table:table-column table:style-name="co5" table:number-columns-repeated="11" table:default-cell-style-name="ce17"/>
        <table:table-column table:style-name="co18" table:default-cell-style-name="ce17"/>
        <table:table-column table:style-name="co5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7" table:default-cell-style-name="ce17"/>
        <table:table-column table:style-name="co10" table:number-columns-repeated="4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" table:default-cell-style-name="ce76"/>
        <table:table-column table:style-name="co14" table:number-columns-repeated="230" table:default-cell-style-name="ce17"/>
        <table:table-column table:style-name="co14" table:number-columns-repeated="767" table:default-cell-style-name="Default"/>
        <table:table-row table:style-name="ro8">
          <table:table-cell table:style-name="ce18" office:value-type="string">
            <text:p>Datum</text:p>
          </table:table-cell>
          <table:table-cell table:style-name="ce23"/>
          <table:table-cell table:style-name="ce33" office:value-type="string">
            <text:p>KOS</text:p>
          </table:table-cell>
          <table:table-cell table:style-name="ce33" office:value-type="string">
            <text:p>ŠOŠ</text:p>
          </table:table-cell>
          <table:table-cell table:style-name="ce33" office:value-type="string">
            <text:p>PIN</text:p>
          </table:table-cell>
          <table:table-cell table:style-name="ce33" office:value-type="string">
            <text:p>KON</text:p>
          </table:table-cell>
          <table:table-cell table:style-name="ce33" office:value-type="string">
            <text:p>ORO</text:p>
          </table:table-cell>
          <table:table-cell table:style-name="ce33" office:value-type="string">
            <text:p>MIO</text:p>
          </table:table-cell>
          <table:table-cell table:style-name="ce33" office:value-type="string">
            <text:p>BOŽ</text:p>
          </table:table-cell>
          <table:table-cell table:style-name="ce33" office:value-type="string">
            <text:p>DAN</text:p>
          </table:table-cell>
          <table:table-cell table:style-name="ce33" office:value-type="string">
            <text:p>MŠŠ</text:p>
          </table:table-cell>
          <table:table-cell table:style-name="ce33" table:formula="of:=[$januar.$L$1]" office:value-type="string" office:string-value="DRN">
            <text:p>DRN</text:p>
          </table:table-cell>
          <table:table-cell table:style-name="ce33" office:value-type="string">
            <text:p>TAL</text:p>
          </table:table-cell>
          <table:table-cell table:style-name="ce53" office:value-type="string">
            <text:p>ZUN</text:p>
          </table:table-cell>
          <table:table-cell table:style-name="ce61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65" office:value-type="string">
            <text:p>☺</text:p>
          </table:table-cell>
          <table:table-cell table:style-name="ce66" table:formula="of:=[$'Vzorci vnosov'.$A$4]" office:value-type="string" office:string-value="51">
            <text:p>51</text:p>
          </table:table-cell>
          <table:table-cell table:style-name="ce66" table:formula="of:=[$'Vzorci vnosov'.$A$5]" office:value-type="string" office:string-value="52">
            <text:p>52</text:p>
          </table:table-cell>
          <table:table-cell table:style-name="ce67" table:formula="of:=[$'Vzorci vnosov'.$A$25]" office:value-type="string" office:string-value="51¶">
            <text:p>51¶</text:p>
          </table:table-cell>
          <table:table-cell table:style-name="ce68" table:formula="of:=[$'Vzorci vnosov'.$A$26]" office:value-type="string" office:string-value="52¶">
            <text:p>52¶</text:p>
          </table:table-cell>
          <table:table-cell table:style-name="ce69" table:formula="of:=[$'Vzorci vnosov'.$A$8]" office:value-type="string" office:string-value="U">
            <text:p>U</text:p>
          </table:table-cell>
          <table:table-cell table:style-name="ce66" table:formula="of:=[$'Vzorci vnosov'.$A$6]" office:value-type="string" office:string-value="KVIT">
            <text:p>KVIT</text:p>
          </table:table-cell>
          <table:table-cell table:style-name="ce70" office:value-type="string">
            <text:p>Brez</text:p>
          </table:table-cell>
          <table:table-cell table:style-name="ce64" office:value-type="string">
            <text:p>X</text:p>
          </table:table-cell>
          <table:table-cell table:style-name="ce73" office:value-type="string">
            <text:p>Op</text:p>
          </table:table-cell>
          <table:table-cell table:style-name="ce75"/>
          <table:table-cell table:style-name="ce1" table:number-columns-repeated="997"/>
        </table:table-row>
        <table:table-row table:style-name="ro8">
          <table:table-cell table:style-name="ce19" office:value-type="date" office:date-value="2013-05-01">
            <text:p>1. maj 13</text:p>
          </table:table-cell>
          <table:table-cell table:style-name="ce123" table:formula="of:=TEXT([.A2];&quot;Ddd&quot;)" office:value-type="string" office:string-value="sre">
            <text:p>sre</text:p>
          </table:table-cell>
          <table:table-cell table:style-name="ce125"/>
          <table:table-cell table:style-name="ce127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125"/>
          <table:table-cell table:style-name="ce56" office:value-type="string">
            <text:p>POR</text:p>
          </table:table-cell>
          <table:table-cell table:style-name="ce125"/>
          <table:table-cell table:style-name="ce127"/>
          <table:table-cell table:style-name="ce125" table:number-columns-repeated="2"/>
          <table:table-cell table:style-name="ce56" office:value-type="string">
            <text:p>ORO</text:p>
          </table:table-cell>
          <table:table-cell table:style-name="ce56" office:value-type="string">
            <text:p>DAN</text:p>
          </table:table-cell>
          <table:table-cell table:style-name="ce131" table:formula="of:=COUNTIF([.C2:.M2];&quot;☻&quot;)+COUNTIF([.C2:.M2];&quot;52☻&quot;)+COUNTIF([.C2:.M2];&quot;51☻&quot;)+COUNTIF([.C2:.M2];&quot;1☻&quot;)+COUNTIF([.C2:.M2];&quot;KVIT☻&quot;)+COUNTIF([.C2:.M2];&quot;U☻&quot;)" office:value-type="float" office:value="1">
            <text:p>1</text:p>
          </table:table-cell>
          <table:table-cell table:style-name="ce131" table:formula="of:=COUNTIF([.C2:.M2];&quot;☺&quot;)+COUNTIF([.C2:.M2];&quot;52☺&quot;)+COUNTIF([.C2:.M2];&quot;51☺&quot;)+COUNTIF([.C2:.M2];&quot;1☺&quot;)+COUNTIF([.C2:.M2];&quot;KVIT☺&quot;)+COUNTIF([.C2:.M2];&quot;U☺&quot;)" office:value-type="float" office:value="1">
            <text:p>1</text:p>
          </table:table-cell>
          <table:table-cell table:style-name="ce131" table:formula="of:=COUNTIF([.C2:.M2];&quot;51&quot;)+COUNTIF([.C2:.M2];&quot;51$&quot;)+COUNTIF([.C2:.M2];&quot;51☻&quot;)" office:value-type="float" office:value="0">
            <text:p>0</text:p>
          </table:table-cell>
          <table:table-cell table:style-name="ce131" table:formula="of:=COUNTIF([.C2:.M2];&quot;52&quot;)+COUNTIF([.C2:.M2];&quot;52$&quot;)+COUNTIF([.C2:.M2];&quot;52☻&quot;)" office:value-type="float" office:value="0">
            <text:p>0</text:p>
          </table:table-cell>
          <table:table-cell table:style-name="ce131" table:formula="of:=COUNTIF([.C2:.M2];&quot;51¶&quot;)" office:value-type="float" office:value="0">
            <text:p>0</text:p>
          </table:table-cell>
          <table:table-cell table:style-name="ce131" table:formula="of:=COUNTIF([.C2:.M2];&quot;52¶&quot;)" office:value-type="float" office:value="0">
            <text:p>0</text:p>
          </table:table-cell>
          <table:table-cell table:style-name="ce131" table:formula="of:=COUNTIF([.C2:.M2];&quot;U&quot;)+COUNTIF([.C2:.M2];&quot;U☻&quot;)+COUNTIF([.C2:.M2];&quot;U☺&quot;)" office:value-type="float" office:value="0">
            <text:p>0</text:p>
          </table:table-cell>
          <table:table-cell table:style-name="ce131" table:formula="of:=COUNTIF([.C2:.M2];&quot;KVIT&quot;)+COUNTIF([.C2:.M2];&quot;KVIT☻&quot;)+COUNTIF([.C2:.M2];&quot;kvit$&quot;)" office:value-type="float" office:value="0">
            <text:p>0</text:p>
          </table:table-cell>
          <table:table-cell table:style-name="ce132" table:formula="of:=COUNTBLANK([.C2:.M2])" office:value-type="float" office:value="8">
            <text:p>8</text:p>
          </table:table-cell>
          <table:table-cell table:style-name="ce133" table:formula="of:=COUNTIF([.C2:.M2];&quot;x&quot;)" office:value-type="float" office:value="0">
            <text:p>0</text:p>
          </table:table-cell>
          <table:table-cell table:style-name="ce134" table:formula="of:=COUNTIF([.C2:.M2];&quot;51&quot;)+COUNTIF([.C2:.M2];&quot;51☻&quot;)+COUNTIF([.C2:.M2];&quot;2&quot;)+COUNTIF([.C2:.M2];&quot;52&quot;)+COUNTIF([.C2:.M2];&quot;52☻&quot;)+COUNTIF([.C2:.M2];&quot;51$&quot;)+COUNTIF([.C2:.M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7"/>
        </table:table-row>
        <table:table-row table:style-name="ro8">
          <table:table-cell table:style-name="ce19" office:value-type="date" office:date-value="2013-05-02">
            <text:p>2. maj 13</text:p>
          </table:table-cell>
          <table:table-cell table:style-name="ce123" table:formula="of:=TEXT([.A3];&quot;Ddd&quot;)" office:value-type="string" office:string-value="čet">
            <text:p>čet</text:p>
          </table:table-cell>
          <table:table-cell table:style-name="ce126"/>
          <table:table-cell table:style-name="ce127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126"/>
          <table:table-cell table:style-name="ce56" office:value-type="string">
            <text:p>POR</text:p>
          </table:table-cell>
          <table:table-cell table:style-name="ce126"/>
          <table:table-cell table:style-name="ce127"/>
          <table:table-cell table:style-name="ce126" table:number-columns-repeated="2"/>
          <table:table-cell table:style-name="ce56" office:value-type="string">
            <text:p>ORO</text:p>
          </table:table-cell>
          <table:table-cell table:style-name="ce56" office:value-type="string">
            <text:p>DAN</text:p>
          </table:table-cell>
          <table:table-cell table:style-name="ce131" table:formula="of:=COUNTIF([.C3:.M3];&quot;☻&quot;)+COUNTIF([.C3:.M3];&quot;52☻&quot;)+COUNTIF([.C3:.M3];&quot;51☻&quot;)+COUNTIF([.C3:.M3];&quot;1☻&quot;)+COUNTIF([.C3:.M3];&quot;KVIT☻&quot;)+COUNTIF([.C3:.M3];&quot;U☻&quot;)" office:value-type="float" office:value="1">
            <text:p>1</text:p>
          </table:table-cell>
          <table:table-cell table:style-name="ce131" table:formula="of:=COUNTIF([.C3:.M3];&quot;☺&quot;)+COUNTIF([.C3:.M3];&quot;52☺&quot;)+COUNTIF([.C3:.M3];&quot;51☺&quot;)+COUNTIF([.C3:.M3];&quot;1☺&quot;)+COUNTIF([.C3:.M3];&quot;KVIT☺&quot;)+COUNTIF([.C3:.M3];&quot;U☺&quot;)" office:value-type="float" office:value="1">
            <text:p>1</text:p>
          </table:table-cell>
          <table:table-cell table:style-name="ce131" table:formula="of:=COUNTIF([.C3:.M3];&quot;51&quot;)+COUNTIF([.C3:.M3];&quot;51$&quot;)+COUNTIF([.C3:.M3];&quot;51☻&quot;)" office:value-type="float" office:value="0">
            <text:p>0</text:p>
          </table:table-cell>
          <table:table-cell table:style-name="ce131" table:formula="of:=COUNTIF([.C3:.M3];&quot;52&quot;)+COUNTIF([.C3:.M3];&quot;52$&quot;)+COUNTIF([.C3:.M3];&quot;52☻&quot;)" office:value-type="float" office:value="0">
            <text:p>0</text:p>
          </table:table-cell>
          <table:table-cell table:style-name="ce131" table:formula="of:=COUNTIF([.C3:.M3];&quot;51¶&quot;)" office:value-type="float" office:value="0">
            <text:p>0</text:p>
          </table:table-cell>
          <table:table-cell table:style-name="ce131" table:formula="of:=COUNTIF([.C3:.M3];&quot;52¶&quot;)" office:value-type="float" office:value="0">
            <text:p>0</text:p>
          </table:table-cell>
          <table:table-cell table:style-name="ce131" table:formula="of:=COUNTIF([.C3:.M3];&quot;U&quot;)+COUNTIF([.C3:.M3];&quot;U☻&quot;)+COUNTIF([.C3:.M3];&quot;U☺&quot;)" office:value-type="float" office:value="0">
            <text:p>0</text:p>
          </table:table-cell>
          <table:table-cell table:style-name="ce131" table:formula="of:=COUNTIF([.C3:.M3];&quot;KVIT&quot;)+COUNTIF([.C3:.M3];&quot;KVIT☻&quot;)+COUNTIF([.C3:.M3];&quot;kvit$&quot;)" office:value-type="float" office:value="0">
            <text:p>0</text:p>
          </table:table-cell>
          <table:table-cell table:style-name="ce132" table:formula="of:=COUNTBLANK([.C3:.M3])" office:value-type="float" office:value="8">
            <text:p>8</text:p>
          </table:table-cell>
          <table:table-cell table:style-name="ce133" table:formula="of:=COUNTIF([.C3:.M3];&quot;x&quot;)" office:value-type="float" office:value="0">
            <text:p>0</text:p>
          </table:table-cell>
          <table:table-cell table:style-name="ce134" table:formula="of:=COUNTIF([.C3:.M3];&quot;51&quot;)+COUNTIF([.C3:.M3];&quot;51☻&quot;)+COUNTIF([.C3:.M3];&quot;2&quot;)+COUNTIF([.C3:.M3];&quot;52&quot;)+COUNTIF([.C3:.M3];&quot;52☻&quot;)+COUNTIF([.C3:.M3];&quot;51$&quot;)+COUNTIF([.C3:.M3];&quot;52$&quot;)" office:value-type="float" office:value="0">
            <text:p>0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5-03">
            <text:p>3. maj 13</text:p>
          </table:table-cell>
          <table:table-cell table:style-name="ce124" table:formula="of:=TEXT([.A4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5" office:value-type="string">
            <text:p>MF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9" office:value-type="string">
            <text:p>DAN</text:p>
          </table:table-cell>
          <table:table-cell table:style-name="ce33" office:value-type="string">
            <text:p>ORO</text:p>
          </table:table-cell>
          <table:table-cell table:style-name="ce131" table:formula="of:=COUNTIF([.C4:.M4];&quot;☻&quot;)+COUNTIF([.C4:.M4];&quot;52☻&quot;)+COUNTIF([.C4:.M4];&quot;51☻&quot;)+COUNTIF([.C4:.M4];&quot;1☻&quot;)+COUNTIF([.C4:.M4];&quot;KVIT☻&quot;)+COUNTIF([.C4:.M4];&quot;U☻&quot;)" office:value-type="float" office:value="1">
            <text:p>1</text:p>
          </table:table-cell>
          <table:table-cell table:style-name="ce131" table:formula="of:=COUNTIF([.C4:.M4];&quot;☺&quot;)+COUNTIF([.C4:.M4];&quot;52☺&quot;)+COUNTIF([.C4:.M4];&quot;51☺&quot;)+COUNTIF([.C4:.M4];&quot;1☺&quot;)+COUNTIF([.C4:.M4];&quot;KVIT☺&quot;)+COUNTIF([.C4:.M4];&quot;U☺&quot;)" office:value-type="float" office:value="1">
            <text:p>1</text:p>
          </table:table-cell>
          <table:table-cell table:style-name="ce131" table:formula="of:=COUNTIF([.C4:.M4];&quot;51&quot;)+COUNTIF([.C4:.M4];&quot;51$&quot;)+COUNTIF([.C4:.M4];&quot;51☻&quot;)" office:value-type="float" office:value="1">
            <text:p>1</text:p>
          </table:table-cell>
          <table:table-cell table:style-name="ce131" table:formula="of:=COUNTIF([.C4:.M4];&quot;52&quot;)+COUNTIF([.C4:.M4];&quot;52$&quot;)+COUNTIF([.C4:.M4];&quot;52☻&quot;)" office:value-type="float" office:value="0">
            <text:p>0</text:p>
          </table:table-cell>
          <table:table-cell table:style-name="ce131" table:formula="of:=COUNTIF([.C4:.M4];&quot;51¶&quot;)" office:value-type="float" office:value="0">
            <text:p>0</text:p>
          </table:table-cell>
          <table:table-cell table:style-name="ce131" table:formula="of:=COUNTIF([.C4:.M4];&quot;52¶&quot;)" office:value-type="float" office:value="0">
            <text:p>0</text:p>
          </table:table-cell>
          <table:table-cell table:style-name="ce131" table:formula="of:=COUNTIF([.C4:.M4];&quot;U&quot;)+COUNTIF([.C4:.M4];&quot;U☻&quot;)+COUNTIF([.C4:.M4];&quot;U☺&quot;)" office:value-type="float" office:value="0">
            <text:p>0</text:p>
          </table:table-cell>
          <table:table-cell table:style-name="ce131" table:formula="of:=COUNTIF([.C4:.M4];&quot;KVIT&quot;)+COUNTIF([.C4:.M4];&quot;KVIT☻&quot;)+COUNTIF([.C4:.M4];&quot;kvit$&quot;)" office:value-type="float" office:value="0">
            <text:p>0</text:p>
          </table:table-cell>
          <table:table-cell table:style-name="ce132" table:formula="of:=COUNTBLANK([.C4:.M4])" office:value-type="float" office:value="0">
            <text:p>0</text:p>
          </table:table-cell>
          <table:table-cell table:style-name="ce133" table:formula="of:=COUNTIF([.C4:.M4];&quot;x&quot;)" office:value-type="float" office:value="2">
            <text:p>2</text:p>
          </table:table-cell>
          <table:table-cell table:style-name="ce134" table:formula="of:=COUNTIF([.C4:.M4];&quot;51&quot;)+COUNTIF([.C4:.M4];&quot;51☻&quot;)+COUNTIF([.C4:.M4];&quot;2&quot;)+COUNTIF([.C4:.M4];&quot;52&quot;)+COUNTIF([.C4:.M4];&quot;52☻&quot;)+COUNTIF([.C4:.M4];&quot;51$&quot;)+COUNTIF([.C4:.M4];&quot;52$&quot;)" office:value-type="float" office:value="1">
            <text:p>1</text:p>
          </table:table-cell>
          <table:table-cell table:style-name="ce3" table:formula="of:=[$'Vzorci vnosov'.$A$4]" office:value-type="string" office:string-value="51">
            <text:p>51</text:p>
          </table:table-cell>
          <table:table-cell/>
          <table:table-cell table:style-name="ce39" office:value-type="string">
            <office:annotation draw:style-name="gr1" draw:text-style-name="P1" svg:width="3.028cm" svg:height="1.41cm" svg:x="27.172cm" svg:y="0.603cm" draw:caption-point-x="-0.61cm" draw:caption-point-y="1.511cm">
              <dc:creator>MŠ</dc:creator>
              <dc:date>2013-12-23T00:00:00</dc:date>
              <text:p text:style-name="P1"><text:span text:style-name="T1">Ne morem pa 6., 11/12 ter 22.-26.5.</text:span></text:p>
            </office:annotation>
            <text:p>ŠTU</text:p>
          </table:table-cell>
          <table:table-cell table:number-columns-repeated="995"/>
        </table:table-row>
        <table:table-row table:style-name="ro8">
          <table:table-cell table:style-name="ce19" office:value-type="date" office:date-value="2013-05-04">
            <text:p>4. maj 13</text:p>
          </table:table-cell>
          <table:table-cell table:style-name="ce123" table:formula="of:=TEXT([.A5];&quot;Ddd&quot;)" office:value-type="string" office:string-value="sob">
            <text:p>sob</text:p>
          </table:table-cell>
          <table:table-cell table:style-name="ce127" table:number-columns-repeated="6"/>
          <table:table-cell table:style-name="ce56" office:value-type="string">
            <text:p>POR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127" table:number-columns-repeated="3"/>
          <table:table-cell table:style-name="ce129" office:value-type="string">
            <text:p>PIR</text:p>
          </table:table-cell>
          <table:table-cell table:style-name="ce56" office:value-type="string">
            <text:p>ORO</text:p>
          </table:table-cell>
          <table:table-cell table:style-name="ce131" table:formula="of:=COUNTIF([.C5:.M5];&quot;☻&quot;)+COUNTIF([.C5:.M5];&quot;52☻&quot;)+COUNTIF([.C5:.M5];&quot;51☻&quot;)+COUNTIF([.C5:.M5];&quot;1☻&quot;)+COUNTIF([.C5:.M5];&quot;KVIT☻&quot;)+COUNTIF([.C5:.M5];&quot;U☻&quot;)" office:value-type="float" office:value="1">
            <text:p>1</text:p>
          </table:table-cell>
          <table:table-cell table:style-name="ce131" table:formula="of:=COUNTIF([.C5:.M5];&quot;☺&quot;)+COUNTIF([.C5:.M5];&quot;52☺&quot;)+COUNTIF([.C5:.M5];&quot;51☺&quot;)+COUNTIF([.C5:.M5];&quot;1☺&quot;)+COUNTIF([.C5:.M5];&quot;KVIT☺&quot;)+COUNTIF([.C5:.M5];&quot;U☺&quot;)" office:value-type="float" office:value="0">
            <text:p>0</text:p>
          </table:table-cell>
          <table:table-cell table:style-name="ce131" table:formula="of:=COUNTIF([.C5:.M5];&quot;51&quot;)+COUNTIF([.C5:.M5];&quot;51$&quot;)+COUNTIF([.C5:.M5];&quot;51☻&quot;)" office:value-type="float" office:value="0">
            <text:p>0</text:p>
          </table:table-cell>
          <table:table-cell table:style-name="ce131" table:formula="of:=COUNTIF([.C5:.M5];&quot;52&quot;)+COUNTIF([.C5:.M5];&quot;52$&quot;)+COUNTIF([.C5:.M5];&quot;52☻&quot;)" office:value-type="float" office:value="0">
            <text:p>0</text:p>
          </table:table-cell>
          <table:table-cell table:style-name="ce131" table:formula="of:=COUNTIF([.C5:.M5];&quot;51¶&quot;)" office:value-type="float" office:value="0">
            <text:p>0</text:p>
          </table:table-cell>
          <table:table-cell table:style-name="ce131" table:formula="of:=COUNTIF([.C5:.M5];&quot;52¶&quot;)" office:value-type="float" office:value="0">
            <text:p>0</text:p>
          </table:table-cell>
          <table:table-cell table:style-name="ce131" table:formula="of:=COUNTIF([.C5:.M5];&quot;U&quot;)+COUNTIF([.C5:.M5];&quot;U☻&quot;)+COUNTIF([.C5:.M5];&quot;U☺&quot;)" office:value-type="float" office:value="0">
            <text:p>0</text:p>
          </table:table-cell>
          <table:table-cell table:style-name="ce131" table:formula="of:=COUNTIF([.C5:.M5];&quot;KVIT&quot;)+COUNTIF([.C5:.M5];&quot;KVIT☻&quot;)+COUNTIF([.C5:.M5];&quot;kvit$&quot;)" office:value-type="float" office:value="0">
            <text:p>0</text:p>
          </table:table-cell>
          <table:table-cell table:style-name="ce132" table:formula="of:=COUNTBLANK([.C5:.M5])" office:value-type="float" office:value="9">
            <text:p>9</text:p>
          </table:table-cell>
          <table:table-cell table:style-name="ce133" table:formula="of:=COUNTIF([.C5:.M5];&quot;x&quot;)" office:value-type="float" office:value="0">
            <text:p>0</text:p>
          </table:table-cell>
          <table:table-cell table:style-name="ce134" table:formula="of:=COUNTIF([.C5:.M5];&quot;51&quot;)+COUNTIF([.C5:.M5];&quot;51☻&quot;)+COUNTIF([.C5:.M5];&quot;2&quot;)+COUNTIF([.C5:.M5];&quot;52&quot;)+COUNTIF([.C5:.M5];&quot;52☻&quot;)+COUNTIF([.C5:.M5];&quot;51$&quot;)+COUNTIF([.C5:.M5];&quot;52$&quot;)" office:value-type="float" office:value="0">
            <text:p>0</text:p>
          </table:table-cell>
          <table:table-cell table:style-name="ce3" table:formula="of:=[$'Vzorci vnosov'.$A$5]" office:value-type="string" office:string-value="52">
            <text:p>52</text:p>
          </table:table-cell>
          <table:table-cell/>
          <table:table-cell table:style-name="ce57">
            <office:annotation draw:style-name="gr1" draw:text-style-name="P1" svg:width="2.804cm" svg:height="0.608cm" svg:x="27.113cm" svg:y="2.347cm" draw:caption-point-x="-0.551cm" draw:caption-point-y="0.468cm">
              <dc:creator>MŠ</dc:creator>
              <dc:date>2013-12-23T00:00:00</dc:date>
              <text:p text:style-name="P1"><text:span text:style-name="T1">Ne od 3-16</text:span></text:p>
            </office:annotation>
          </table:table-cell>
          <table:table-cell table:number-columns-repeated="995"/>
        </table:table-row>
        <table:table-row table:style-name="ro8">
          <table:table-cell table:style-name="ce19" office:value-type="date" office:date-value="2013-05-05">
            <text:p>5. maj 13</text:p>
          </table:table-cell>
          <table:table-cell table:style-name="ce123" table:formula="of:=TEXT([.A6];&quot;Ddd&quot;)" office:value-type="string" office:string-value="ned">
            <text:p>ned</text:p>
          </table:table-cell>
          <table:table-cell table:style-name="ce128"/>
          <table:table-cell table:style-name="ce127" table:number-columns-repeated="2"/>
          <table:table-cell table:style-name="ce128" table:number-columns-repeated="3"/>
          <table:table-cell table:style-name="ce56" office:value-type="string">
            <text:p>POR</text:p>
          </table:table-cell>
          <table:table-cell table:style-name="ce127" table:number-columns-repeated="3"/>
          <table:table-cell table:style-name="ce6" table:formula="of:=[$'Vzorci vnosov'.$A$14]" office:value-type="string" office:string-value="☻">
            <text:p>☻</text:p>
          </table:table-cell>
          <table:table-cell table:style-name="ce58" office:value-type="string">
            <text:p>GRY</text:p>
          </table:table-cell>
          <table:table-cell table:style-name="ce56" office:value-type="string">
            <text:p>ORO</text:p>
          </table:table-cell>
          <table:table-cell table:style-name="ce131" table:formula="of:=COUNTIF([.C6:.M6];&quot;☻&quot;)+COUNTIF([.C6:.M6];&quot;52☻&quot;)+COUNTIF([.C6:.M6];&quot;51☻&quot;)+COUNTIF([.C6:.M6];&quot;1☻&quot;)+COUNTIF([.C6:.M6];&quot;KVIT☻&quot;)+COUNTIF([.C6:.M6];&quot;U☻&quot;)" office:value-type="float" office:value="1">
            <text:p>1</text:p>
          </table:table-cell>
          <table:table-cell table:style-name="ce131" table:formula="of:=COUNTIF([.C6:.M6];&quot;☺&quot;)+COUNTIF([.C6:.M6];&quot;52☺&quot;)+COUNTIF([.C6:.M6];&quot;51☺&quot;)+COUNTIF([.C6:.M6];&quot;1☺&quot;)+COUNTIF([.C6:.M6];&quot;KVIT☺&quot;)+COUNTIF([.C6:.M6];&quot;U☺&quot;)" office:value-type="float" office:value="0">
            <text:p>0</text:p>
          </table:table-cell>
          <table:table-cell table:style-name="ce131" table:formula="of:=COUNTIF([.C6:.M6];&quot;51&quot;)+COUNTIF([.C6:.M6];&quot;51$&quot;)+COUNTIF([.C6:.M6];&quot;51☻&quot;)" office:value-type="float" office:value="0">
            <text:p>0</text:p>
          </table:table-cell>
          <table:table-cell table:style-name="ce131" table:formula="of:=COUNTIF([.C6:.M6];&quot;52&quot;)+COUNTIF([.C6:.M6];&quot;52$&quot;)+COUNTIF([.C6:.M6];&quot;52☻&quot;)" office:value-type="float" office:value="0">
            <text:p>0</text:p>
          </table:table-cell>
          <table:table-cell table:style-name="ce131" table:formula="of:=COUNTIF([.C6:.M6];&quot;51¶&quot;)" office:value-type="float" office:value="0">
            <text:p>0</text:p>
          </table:table-cell>
          <table:table-cell table:style-name="ce131" table:formula="of:=COUNTIF([.C6:.M6];&quot;52¶&quot;)" office:value-type="float" office:value="0">
            <text:p>0</text:p>
          </table:table-cell>
          <table:table-cell table:style-name="ce131" table:formula="of:=COUNTIF([.C6:.M6];&quot;U&quot;)+COUNTIF([.C6:.M6];&quot;U☻&quot;)+COUNTIF([.C6:.M6];&quot;U☺&quot;)" office:value-type="float" office:value="0">
            <text:p>0</text:p>
          </table:table-cell>
          <table:table-cell table:style-name="ce131" table:formula="of:=COUNTIF([.C6:.M6];&quot;KVIT&quot;)+COUNTIF([.C6:.M6];&quot;KVIT☻&quot;)+COUNTIF([.C6:.M6];&quot;kvit$&quot;)" office:value-type="float" office:value="0">
            <text:p>0</text:p>
          </table:table-cell>
          <table:table-cell table:style-name="ce132" table:formula="of:=COUNTBLANK([.C6:.M6])" office:value-type="float" office:value="9">
            <text:p>9</text:p>
          </table:table-cell>
          <table:table-cell table:style-name="ce133" table:formula="of:=COUNTIF([.C6:.M6];&quot;x&quot;)" office:value-type="float" office:value="0">
            <text:p>0</text:p>
          </table:table-cell>
          <table:table-cell table:style-name="ce134" table:formula="of:=COUNTIF([.C6:.M6];&quot;51&quot;)+COUNTIF([.C6:.M6];&quot;51☻&quot;)+COUNTIF([.C6:.M6];&quot;2&quot;)+COUNTIF([.C6:.M6];&quot;52&quot;)+COUNTIF([.C6:.M6];&quot;52☻&quot;)+COUNTIF([.C6:.M6];&quot;51$&quot;)+COUNTIF([.C6:.M6];&quot;52$&quot;)" office:value-type="float" office:value="0">
            <text:p>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/>
          <table:table-cell table:style-name="ce59" office:value-type="string">
            <office:annotation draw:style-name="gr1" draw:text-style-name="P1" svg:width="3.896cm" svg:height="8.904cm" svg:x="27.172cm" svg:y="2.002cm" draw:caption-point-x="-0.61cm" draw:caption-point-y="1.514cm">
              <dc:creator>MŠ</dc:creator>
              <dc:date>2013-12-23T00:00:00</dc:date>
              <text:p text:style-name="P1"><text:span text:style-name="T1">07.05 - dežuren na anesteziji</text:span></text:p>
              <text:p text:style-name="P1"><text:span text:style-name="T1"><text:s text:c="33"/></text:span><text:span text:style-name="T1">09.05-12.05 - sodelujem na kongresu</text:span></text:p>
              <text:p text:style-name="P1"><text:span text:style-name="T1"><text:s text:c="33"/></text:span><text:span text:style-name="T1">16.05</text:span></text:p>
              <text:p text:style-name="P1"><text:span text:style-name="T1"><text:s text:c="34"/></text:span><text:span text:style-name="T1">22.05 - dežuren na anesteziji</text:span></text:p>
              <text:p text:style-name="P1"><text:span text:style-name="T1"><text:s text:c="34"/></text:span><text:span text:style-name="T1">od 24.05 do 10.06 - sem na dopustu</text:span></text:p>
              <text:p text:style-name="P1"><text:span text:style-name="T1"/></text:p>
              <text:p text:style-name="P1"><text:span text:style-name="T1"/></text:p>
            </office:annotation>
            <text:p>GRY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5-06">
            <text:p>6. maj 13</text:p>
          </table:table-cell>
          <table:table-cell table:style-name="ce124" table:formula="of:=TEXT([.A7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7" office:value-type="string">
            <office:annotation draw:style-name="gr1" draw:text-style-name="P1" svg:width="2.902cm" svg:height="1.003cm" svg:x="13.61cm" svg:y="2.703cm" draw:caption-point-x="-0.609cm" draw:caption-point-y="1.514cm">
              <dc:creator>MŠ</dc:creator>
              <dc:date>2013-12-23T00:00:00</dc:date>
              <text:p text:style-name="P1"><text:span text:style-name="T1">dezurna 17. in 29. maja</text:span></text:p>
            </office:annotation>
            <text:p>RAV</text:p>
          </table:table-cell>
          <table:table-cell table:style-name="ce33" office:value-type="string">
            <text:p>MIO</text:p>
          </table:table-cell>
          <table:table-cell table:style-name="ce131" table:formula="of:=COUNTIF([.C7:.M7];&quot;☻&quot;)+COUNTIF([.C7:.M7];&quot;52☻&quot;)+COUNTIF([.C7:.M7];&quot;51☻&quot;)+COUNTIF([.C7:.M7];&quot;1☻&quot;)+COUNTIF([.C7:.M7];&quot;KVIT☻&quot;)+COUNTIF([.C7:.M7];&quot;U☻&quot;)" office:value-type="float" office:value="1">
            <text:p>1</text:p>
          </table:table-cell>
          <table:table-cell table:style-name="ce131" table:formula="of:=COUNTIF([.C7:.M7];&quot;☺&quot;)+COUNTIF([.C7:.M7];&quot;52☺&quot;)+COUNTIF([.C7:.M7];&quot;51☺&quot;)+COUNTIF([.C7:.M7];&quot;1☺&quot;)+COUNTIF([.C7:.M7];&quot;KVIT☺&quot;)+COUNTIF([.C7:.M7];&quot;U☺&quot;)" office:value-type="float" office:value="0">
            <text:p>0</text:p>
          </table:table-cell>
          <table:table-cell table:style-name="ce131" table:formula="of:=COUNTIF([.C7:.M7];&quot;51&quot;)+COUNTIF([.C7:.M7];&quot;51$&quot;)+COUNTIF([.C7:.M7];&quot;51☻&quot;)" office:value-type="float" office:value="1">
            <text:p>1</text:p>
          </table:table-cell>
          <table:table-cell table:style-name="ce131" table:formula="of:=COUNTIF([.C7:.M7];&quot;52&quot;)+COUNTIF([.C7:.M7];&quot;52$&quot;)+COUNTIF([.C7:.M7];&quot;52☻&quot;)" office:value-type="float" office:value="1">
            <text:p>1</text:p>
          </table:table-cell>
          <table:table-cell table:style-name="ce131" table:formula="of:=COUNTIF([.C7:.M7];&quot;51¶&quot;)" office:value-type="float" office:value="1">
            <text:p>1</text:p>
          </table:table-cell>
          <table:table-cell table:style-name="ce131" table:formula="of:=COUNTIF([.C7:.M7];&quot;52¶&quot;)" office:value-type="float" office:value="0">
            <text:p>0</text:p>
          </table:table-cell>
          <table:table-cell table:style-name="ce131" table:formula="of:=COUNTIF([.C7:.M7];&quot;U&quot;)+COUNTIF([.C7:.M7];&quot;U☻&quot;)+COUNTIF([.C7:.M7];&quot;U☺&quot;)" office:value-type="float" office:value="0">
            <text:p>0</text:p>
          </table:table-cell>
          <table:table-cell table:style-name="ce131" table:formula="of:=COUNTIF([.C7:.M7];&quot;KVIT&quot;)+COUNTIF([.C7:.M7];&quot;KVIT☻&quot;)+COUNTIF([.C7:.M7];&quot;kvit$&quot;)" office:value-type="float" office:value="2">
            <text:p>2</text:p>
          </table:table-cell>
          <table:table-cell table:style-name="ce132" table:formula="of:=COUNTBLANK([.C7:.M7])" office:value-type="float" office:value="0">
            <text:p>0</text:p>
          </table:table-cell>
          <table:table-cell table:style-name="ce133" table:formula="of:=COUNTIF([.C7:.M7];&quot;x&quot;)" office:value-type="float" office:value="2">
            <text:p>2</text:p>
          </table:table-cell>
          <table:table-cell table:style-name="ce134" table:formula="of:=COUNTIF([.C7:.M7];&quot;51&quot;)+COUNTIF([.C7:.M7];&quot;51☻&quot;)+COUNTIF([.C7:.M7];&quot;2&quot;)+COUNTIF([.C7:.M7];&quot;52&quot;)+COUNTIF([.C7:.M7];&quot;52☻&quot;)+COUNTIF([.C7:.M7];&quot;51$&quot;)+COUNTIF([.C7:.M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/>
          <table:table-cell table:style-name="ce57" office:value-type="string">
            <office:annotation draw:style-name="gr1" draw:text-style-name="P1" svg:width="2.926cm" svg:height="1.003cm" svg:x="27.172cm" svg:y="2.703cm" draw:caption-point-x="-0.61cm" draw:caption-point-y="1.514cm">
              <dc:creator>MŠ</dc:creator>
              <dc:date>2013-12-23T00:00:00</dc:date>
              <text:p text:style-name="P1"><text:span text:style-name="T1">dezurna 17. in 29. maja</text:span></text:p>
            </office:annotation>
            <text:p>RAV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5-07">
            <text:p>7. maj 13</text:p>
          </table:table-cell>
          <table:table-cell table:style-name="ce124" table:formula="of:=TEXT([.A8];&quot;Ddd&quot;)" office:value-type="string" office:string-value="tor">
            <text:p>tor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text:p>ROD</text:p>
          </table:table-cell>
          <table:table-cell table:style-name="ce33" office:value-type="string">
            <text:p>MIO</text:p>
          </table:table-cell>
          <table:table-cell table:style-name="ce131" table:formula="of:=COUNTIF([.C8:.M8];&quot;☻&quot;)+COUNTIF([.C8:.M8];&quot;52☻&quot;)+COUNTIF([.C8:.M8];&quot;51☻&quot;)+COUNTIF([.C8:.M8];&quot;1☻&quot;)+COUNTIF([.C8:.M8];&quot;KVIT☻&quot;)+COUNTIF([.C8:.M8];&quot;U☻&quot;)" office:value-type="float" office:value="1">
            <text:p>1</text:p>
          </table:table-cell>
          <table:table-cell table:style-name="ce131" table:formula="of:=COUNTIF([.C8:.M8];&quot;☺&quot;)+COUNTIF([.C8:.M8];&quot;52☺&quot;)+COUNTIF([.C8:.M8];&quot;51☺&quot;)+COUNTIF([.C8:.M8];&quot;1☺&quot;)+COUNTIF([.C8:.M8];&quot;KVIT☺&quot;)+COUNTIF([.C8:.M8];&quot;U☺&quot;)" office:value-type="float" office:value="0">
            <text:p>0</text:p>
          </table:table-cell>
          <table:table-cell table:style-name="ce131" table:formula="of:=COUNTIF([.C8:.M8];&quot;51&quot;)+COUNTIF([.C8:.M8];&quot;51$&quot;)+COUNTIF([.C8:.M8];&quot;51☻&quot;)" office:value-type="float" office:value="1">
            <text:p>1</text:p>
          </table:table-cell>
          <table:table-cell table:style-name="ce131" table:formula="of:=COUNTIF([.C8:.M8];&quot;52&quot;)+COUNTIF([.C8:.M8];&quot;52$&quot;)+COUNTIF([.C8:.M8];&quot;52☻&quot;)" office:value-type="float" office:value="1">
            <text:p>1</text:p>
          </table:table-cell>
          <table:table-cell table:style-name="ce131" table:formula="of:=COUNTIF([.C8:.M8];&quot;51¶&quot;)" office:value-type="float" office:value="1">
            <text:p>1</text:p>
          </table:table-cell>
          <table:table-cell table:style-name="ce131" table:formula="of:=COUNTIF([.C8:.M8];&quot;52¶&quot;)" office:value-type="float" office:value="0">
            <text:p>0</text:p>
          </table:table-cell>
          <table:table-cell table:style-name="ce131" table:formula="of:=COUNTIF([.C8:.M8];&quot;U&quot;)+COUNTIF([.C8:.M8];&quot;U☻&quot;)+COUNTIF([.C8:.M8];&quot;U☺&quot;)" office:value-type="float" office:value="0">
            <text:p>0</text:p>
          </table:table-cell>
          <table:table-cell table:style-name="ce131" table:formula="of:=COUNTIF([.C8:.M8];&quot;KVIT&quot;)+COUNTIF([.C8:.M8];&quot;KVIT☻&quot;)+COUNTIF([.C8:.M8];&quot;kvit$&quot;)" office:value-type="float" office:value="2">
            <text:p>2</text:p>
          </table:table-cell>
          <table:table-cell table:style-name="ce132" table:formula="of:=COUNTBLANK([.C8:.M8])" office:value-type="float" office:value="0">
            <text:p>0</text:p>
          </table:table-cell>
          <table:table-cell table:style-name="ce133" table:formula="of:=COUNTIF([.C8:.M8];&quot;x&quot;)" office:value-type="float" office:value="0">
            <text:p>0</text:p>
          </table:table-cell>
          <table:table-cell table:style-name="ce134" table:formula="of:=COUNTIF([.C8:.M8];&quot;51&quot;)+COUNTIF([.C8:.M8];&quot;51☻&quot;)+COUNTIF([.C8:.M8];&quot;2&quot;)+COUNTIF([.C8:.M8];&quot;52&quot;)+COUNTIF([.C8:.M8];&quot;52☻&quot;)+COUNTIF([.C8:.M8];&quot;51$&quot;)+COUNTIF([.C8:.M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/>
          <table:table-cell table:style-name="ce3" table:formula="of:=[$'Vzorci vnosov'.$A$8]" office:value-type="string" office:string-value="U">
            <text:p>U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5-08">
            <text:p>8. maj 13</text:p>
          </table:table-cell>
          <table:table-cell table:style-name="ce124" table:formula="of:=TEXT([.A9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5" office:value-type="string">
            <text:p>MF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0" office:value-type="string">
            <text:p>PIR</text:p>
          </table:table-cell>
          <table:table-cell table:style-name="ce33" office:value-type="string">
            <text:p>KON</text:p>
          </table:table-cell>
          <table:table-cell table:style-name="ce131" table:formula="of:=COUNTIF([.C9:.M9];&quot;☻&quot;)+COUNTIF([.C9:.M9];&quot;52☻&quot;)+COUNTIF([.C9:.M9];&quot;51☻&quot;)+COUNTIF([.C9:.M9];&quot;1☻&quot;)+COUNTIF([.C9:.M9];&quot;KVIT☻&quot;)+COUNTIF([.C9:.M9];&quot;U☻&quot;)" office:value-type="float" office:value="1">
            <text:p>1</text:p>
          </table:table-cell>
          <table:table-cell table:style-name="ce131" table:formula="of:=COUNTIF([.C9:.M9];&quot;☺&quot;)+COUNTIF([.C9:.M9];&quot;52☺&quot;)+COUNTIF([.C9:.M9];&quot;51☺&quot;)+COUNTIF([.C9:.M9];&quot;1☺&quot;)+COUNTIF([.C9:.M9];&quot;KVIT☺&quot;)+COUNTIF([.C9:.M9];&quot;U☺&quot;)" office:value-type="float" office:value="0">
            <text:p>0</text:p>
          </table:table-cell>
          <table:table-cell table:style-name="ce131" table:formula="of:=COUNTIF([.C9:.M9];&quot;51&quot;)+COUNTIF([.C9:.M9];&quot;51$&quot;)+COUNTIF([.C9:.M9];&quot;51☻&quot;)" office:value-type="float" office:value="1">
            <text:p>1</text:p>
          </table:table-cell>
          <table:table-cell table:style-name="ce131" table:formula="of:=COUNTIF([.C9:.M9];&quot;52&quot;)+COUNTIF([.C9:.M9];&quot;52$&quot;)+COUNTIF([.C9:.M9];&quot;52☻&quot;)" office:value-type="float" office:value="1">
            <text:p>1</text:p>
          </table:table-cell>
          <table:table-cell table:style-name="ce131" table:formula="of:=COUNTIF([.C9:.M9];&quot;51¶&quot;)" office:value-type="float" office:value="0">
            <text:p>0</text:p>
          </table:table-cell>
          <table:table-cell table:style-name="ce131" table:formula="of:=COUNTIF([.C9:.M9];&quot;52¶&quot;)" office:value-type="float" office:value="0">
            <text:p>0</text:p>
          </table:table-cell>
          <table:table-cell table:style-name="ce131" table:formula="of:=COUNTIF([.C9:.M9];&quot;U&quot;)+COUNTIF([.C9:.M9];&quot;U☻&quot;)+COUNTIF([.C9:.M9];&quot;U☺&quot;)" office:value-type="float" office:value="0">
            <text:p>0</text:p>
          </table:table-cell>
          <table:table-cell table:style-name="ce131" table:formula="of:=COUNTIF([.C9:.M9];&quot;KVIT&quot;)+COUNTIF([.C9:.M9];&quot;KVIT☻&quot;)+COUNTIF([.C9:.M9];&quot;kvit$&quot;)" office:value-type="float" office:value="1">
            <text:p>1</text:p>
          </table:table-cell>
          <table:table-cell table:style-name="ce132" table:formula="of:=COUNTBLANK([.C9:.M9])" office:value-type="float" office:value="0">
            <text:p>0</text:p>
          </table:table-cell>
          <table:table-cell table:style-name="ce133" table:formula="of:=COUNTIF([.C9:.M9];&quot;x&quot;)" office:value-type="float" office:value="1">
            <text:p>1</text:p>
          </table:table-cell>
          <table:table-cell table:style-name="ce134" table:formula="of:=COUNTIF([.C9:.M9];&quot;51&quot;)+COUNTIF([.C9:.M9];&quot;51☻&quot;)+COUNTIF([.C9:.M9];&quot;2&quot;)+COUNTIF([.C9:.M9];&quot;52&quot;)+COUNTIF([.C9:.M9];&quot;52☻&quot;)+COUNTIF([.C9:.M9];&quot;51$&quot;)+COUNTIF([.C9:.M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5-09">
            <text:p>9. maj 13</text:p>
          </table:table-cell>
          <table:table-cell table:style-name="ce124" table:formula="of:=TEXT([.A10];&quot;Ddd&quot;)" office:value-type="string" office:string-value="čet">
            <text:p>č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9" office:value-type="string">
            <text:p>P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office:annotation draw:style-name="gr1" draw:text-style-name="P1" svg:width="2.902cm" svg:height="1.408cm" svg:x="13.61cm" svg:y="4.955cm" draw:caption-point-x="-0.609cm" draw:caption-point-y="1.366cm">
              <dc:creator>MŠ</dc:creator>
              <dc:date>2013-12-23T00:00:00</dc:date>
              <text:p text:style-name="P1"><text:span text:style-name="T1">Ne morem pa 6., 11/12 ter 22.-26.5.</text:span></text:p>
            </office:annotation>
            <text:p>ŠTU</text:p>
          </table:table-cell>
          <table:table-cell table:style-name="ce33" office:value-type="string">
            <text:p>DAN</text:p>
          </table:table-cell>
          <table:table-cell table:style-name="ce131" table:formula="of:=COUNTIF([.C10:.M10];&quot;☻&quot;)+COUNTIF([.C10:.M10];&quot;52☻&quot;)+COUNTIF([.C10:.M10];&quot;51☻&quot;)+COUNTIF([.C10:.M10];&quot;1☻&quot;)+COUNTIF([.C10:.M10];&quot;KVIT☻&quot;)+COUNTIF([.C10:.M10];&quot;U☻&quot;)" office:value-type="float" office:value="0">
            <text:p>0</text:p>
          </table:table-cell>
          <table:table-cell table:style-name="ce131" table:formula="of:=COUNTIF([.C10:.M10];&quot;☺&quot;)+COUNTIF([.C10:.M10];&quot;52☺&quot;)+COUNTIF([.C10:.M10];&quot;51☺&quot;)+COUNTIF([.C10:.M10];&quot;1☺&quot;)+COUNTIF([.C10:.M10];&quot;KVIT☺&quot;)+COUNTIF([.C10:.M10];&quot;U☺&quot;)" office:value-type="float" office:value="1">
            <text:p>1</text:p>
          </table:table-cell>
          <table:table-cell table:style-name="ce131" table:formula="of:=COUNTIF([.C10:.M10];&quot;51&quot;)+COUNTIF([.C10:.M10];&quot;51$&quot;)+COUNTIF([.C10:.M10];&quot;51☻&quot;)" office:value-type="float" office:value="2">
            <text:p>2</text:p>
          </table:table-cell>
          <table:table-cell table:style-name="ce131" table:formula="of:=COUNTIF([.C10:.M10];&quot;52&quot;)+COUNTIF([.C10:.M10];&quot;52$&quot;)+COUNTIF([.C10:.M10];&quot;52☻&quot;)" office:value-type="float" office:value="1">
            <text:p>1</text:p>
          </table:table-cell>
          <table:table-cell table:style-name="ce131" table:formula="of:=COUNTIF([.C10:.M10];&quot;51¶&quot;)" office:value-type="float" office:value="0">
            <text:p>0</text:p>
          </table:table-cell>
          <table:table-cell table:style-name="ce131" table:formula="of:=COUNTIF([.C10:.M10];&quot;52¶&quot;)" office:value-type="float" office:value="1">
            <text:p>1</text:p>
          </table:table-cell>
          <table:table-cell table:style-name="ce131" table:formula="of:=COUNTIF([.C10:.M10];&quot;U&quot;)+COUNTIF([.C10:.M10];&quot;U☻&quot;)+COUNTIF([.C10:.M10];&quot;U☺&quot;)" office:value-type="float" office:value="1">
            <text:p>1</text:p>
          </table:table-cell>
          <table:table-cell table:style-name="ce131" table:formula="of:=COUNTIF([.C10:.M10];&quot;KVIT&quot;)+COUNTIF([.C10:.M10];&quot;KVIT☻&quot;)+COUNTIF([.C10:.M10];&quot;kvit$&quot;)" office:value-type="float" office:value="2">
            <text:p>2</text:p>
          </table:table-cell>
          <table:table-cell table:style-name="ce132" table:formula="of:=COUNTBLANK([.C10:.M10])" office:value-type="float" office:value="0">
            <text:p>0</text:p>
          </table:table-cell>
          <table:table-cell table:style-name="ce133" table:formula="of:=COUNTIF([.C10:.M10];&quot;x&quot;)" office:value-type="float" office:value="1">
            <text:p>1</text:p>
          </table:table-cell>
          <table:table-cell table:style-name="ce134" table:formula="of:=COUNTIF([.C10:.M10];&quot;51&quot;)+COUNTIF([.C10:.M10];&quot;51☻&quot;)+COUNTIF([.C10:.M10];&quot;2&quot;)+COUNTIF([.C10:.M10];&quot;52&quot;)+COUNTIF([.C10:.M10];&quot;52☻&quot;)+COUNTIF([.C10:.M10];&quot;51$&quot;)+COUNTIF([.C10:.M10];&quot;52$&quot;)" office:value-type="float" office:value="3">
            <text:p>3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5-10">
            <text:p>10. maj 13</text:p>
          </table:table-cell>
          <table:table-cell table:style-name="ce124" table:formula="of:=TEXT([.A11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30" office:value-type="string">
            <text:p>SKR</text:p>
          </table:table-cell>
          <table:table-cell table:style-name="ce33" office:value-type="string">
            <text:p>DAN</text:p>
          </table:table-cell>
          <table:table-cell table:style-name="ce131" table:formula="of:=COUNTIF([.C11:.M11];&quot;☻&quot;)+COUNTIF([.C11:.M11];&quot;52☻&quot;)+COUNTIF([.C11:.M11];&quot;51☻&quot;)+COUNTIF([.C11:.M11];&quot;1☻&quot;)+COUNTIF([.C11:.M11];&quot;KVIT☻&quot;)+COUNTIF([.C11:.M11];&quot;U☻&quot;)" office:value-type="float" office:value="1">
            <text:p>1</text:p>
          </table:table-cell>
          <table:table-cell table:style-name="ce131" table:formula="of:=COUNTIF([.C11:.M11];&quot;☺&quot;)+COUNTIF([.C11:.M11];&quot;52☺&quot;)+COUNTIF([.C11:.M11];&quot;51☺&quot;)+COUNTIF([.C11:.M11];&quot;1☺&quot;)+COUNTIF([.C11:.M11];&quot;KVIT☺&quot;)+COUNTIF([.C11:.M11];&quot;U☺&quot;)" office:value-type="float" office:value="0">
            <text:p>0</text:p>
          </table:table-cell>
          <table:table-cell table:style-name="ce131" table:formula="of:=COUNTIF([.C11:.M11];&quot;51&quot;)+COUNTIF([.C11:.M11];&quot;51$&quot;)+COUNTIF([.C11:.M11];&quot;51☻&quot;)" office:value-type="float" office:value="0">
            <text:p>0</text:p>
          </table:table-cell>
          <table:table-cell table:style-name="ce131" table:formula="of:=COUNTIF([.C11:.M11];&quot;52&quot;)+COUNTIF([.C11:.M11];&quot;52$&quot;)+COUNTIF([.C11:.M11];&quot;52☻&quot;)" office:value-type="float" office:value="1">
            <text:p>1</text:p>
          </table:table-cell>
          <table:table-cell table:style-name="ce131" table:formula="of:=COUNTIF([.C11:.M11];&quot;51¶&quot;)" office:value-type="float" office:value="0">
            <text:p>0</text:p>
          </table:table-cell>
          <table:table-cell table:style-name="ce131" table:formula="of:=COUNTIF([.C11:.M11];&quot;52¶&quot;)" office:value-type="float" office:value="0">
            <text:p>0</text:p>
          </table:table-cell>
          <table:table-cell table:style-name="ce131" table:formula="of:=COUNTIF([.C11:.M11];&quot;U&quot;)+COUNTIF([.C11:.M11];&quot;U☻&quot;)+COUNTIF([.C11:.M11];&quot;U☺&quot;)" office:value-type="float" office:value="0">
            <text:p>0</text:p>
          </table:table-cell>
          <table:table-cell table:style-name="ce131" table:formula="of:=COUNTIF([.C11:.M11];&quot;KVIT&quot;)+COUNTIF([.C11:.M11];&quot;KVIT☻&quot;)+COUNTIF([.C11:.M11];&quot;kvit$&quot;)" office:value-type="float" office:value="2">
            <text:p>2</text:p>
          </table:table-cell>
          <table:table-cell table:style-name="ce132" table:formula="of:=COUNTBLANK([.C11:.M11])" office:value-type="float" office:value="0">
            <text:p>0</text:p>
          </table:table-cell>
          <table:table-cell table:style-name="ce133" table:formula="of:=COUNTIF([.C11:.M11];&quot;x&quot;)" office:value-type="float" office:value="1">
            <text:p>1</text:p>
          </table:table-cell>
          <table:table-cell table:style-name="ce134" table:formula="of:=COUNTIF([.C11:.M11];&quot;51&quot;)+COUNTIF([.C11:.M11];&quot;51☻&quot;)+COUNTIF([.C11:.M11];&quot;2&quot;)+COUNTIF([.C11:.M11];&quot;52&quot;)+COUNTIF([.C11:.M11];&quot;52☻&quot;)+COUNTIF([.C11:.M11];&quot;51$&quot;)+COUNTIF([.C11:.M11];&quot;52$&quot;)" office:value-type="float" office:value="1">
            <text:p>1</text:p>
          </table:table-cell>
          <table:table-cell table:style-name="ce3" table:formula="of:=[$'Vzorci vnosov'.$A$12]" office:value-type="string" office:string-value="D">
            <text:p>D</text:p>
          </table:table-cell>
          <table:table-cell/>
          <table:table-cell table:style-name="ce39" office:value-type="string">
            <text:p>ŠD</text:p>
          </table:table-cell>
          <table:table-cell table:number-columns-repeated="995"/>
        </table:table-row>
        <table:table-row table:style-name="ro8">
          <table:table-cell table:style-name="ce19" office:value-type="date" office:date-value="2013-05-11">
            <text:p>11. maj 13</text:p>
          </table:table-cell>
          <table:table-cell table:style-name="ce123" table:formula="of:=TEXT([.A12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115" table:formula="of:=[$'Vzorci vnosov'.$A$15]" office:value-type="string" office:string-value="SO">
            <text:p>SO</text:p>
          </table:table-cell>
          <table:table-cell table:style-name="ce126"/>
          <table:table-cell table:style-name="ce127" table:number-columns-repeated="3"/>
          <table:table-cell table:style-name="ce56" office:value-type="string">
            <text:p>POR</text:p>
          </table:table-cell>
          <table:table-cell table:style-name="ce127"/>
          <table:table-cell table:style-name="ce115" table:formula="of:=[$'Vzorci vnosov'.$A$15]" office:value-type="string" office:string-value="SO">
            <text:p>SO</text:p>
          </table:table-cell>
          <table:table-cell table:style-name="ce115" table:formula="of:=[$'Vzorci vnosov'.$A$15]" office:value-type="string" office:string-value="SO">
            <text:p>SO</text:p>
          </table:table-cell>
          <table:table-cell table:style-name="ce115" table:formula="of:=[$'Vzorci vnosov'.$A$15]" office:value-type="string" office:string-value="SO">
            <text:p>SO</text:p>
          </table:table-cell>
          <table:table-cell table:style-name="ce129" office:value-type="string">
            <text:p>PIR</text:p>
          </table:table-cell>
          <table:table-cell table:style-name="ce56" office:value-type="string">
            <text:p>DAN</text:p>
          </table:table-cell>
          <table:table-cell table:style-name="ce131" table:formula="of:=COUNTIF([.C12:.M12];&quot;☻&quot;)+COUNTIF([.C12:.M12];&quot;52☻&quot;)+COUNTIF([.C12:.M12];&quot;51☻&quot;)+COUNTIF([.C12:.M12];&quot;1☻&quot;)+COUNTIF([.C12:.M12];&quot;KVIT☻&quot;)+COUNTIF([.C12:.M12];&quot;U☻&quot;)" office:value-type="float" office:value="1">
            <text:p>1</text:p>
          </table:table-cell>
          <table:table-cell table:style-name="ce131" table:formula="of:=COUNTIF([.C12:.M12];&quot;☺&quot;)+COUNTIF([.C12:.M12];&quot;52☺&quot;)+COUNTIF([.C12:.M12];&quot;51☺&quot;)+COUNTIF([.C12:.M12];&quot;1☺&quot;)+COUNTIF([.C12:.M12];&quot;KVIT☺&quot;)+COUNTIF([.C12:.M12];&quot;U☺&quot;)" office:value-type="float" office:value="0">
            <text:p>0</text:p>
          </table:table-cell>
          <table:table-cell table:style-name="ce131" table:formula="of:=COUNTIF([.C12:.M12];&quot;51&quot;)+COUNTIF([.C12:.M12];&quot;51$&quot;)+COUNTIF([.C12:.M12];&quot;51☻&quot;)" office:value-type="float" office:value="0">
            <text:p>0</text:p>
          </table:table-cell>
          <table:table-cell table:style-name="ce131" table:formula="of:=COUNTIF([.C12:.M12];&quot;52&quot;)+COUNTIF([.C12:.M12];&quot;52$&quot;)+COUNTIF([.C12:.M12];&quot;52☻&quot;)" office:value-type="float" office:value="0">
            <text:p>0</text:p>
          </table:table-cell>
          <table:table-cell table:style-name="ce131" table:formula="of:=COUNTIF([.C12:.M12];&quot;51¶&quot;)" office:value-type="float" office:value="0">
            <text:p>0</text:p>
          </table:table-cell>
          <table:table-cell table:style-name="ce131" table:formula="of:=COUNTIF([.C12:.M12];&quot;52¶&quot;)" office:value-type="float" office:value="0">
            <text:p>0</text:p>
          </table:table-cell>
          <table:table-cell table:style-name="ce131" table:formula="of:=COUNTIF([.C12:.M12];&quot;U&quot;)+COUNTIF([.C12:.M12];&quot;U☻&quot;)+COUNTIF([.C12:.M12];&quot;U☺&quot;)" office:value-type="float" office:value="0">
            <text:p>0</text:p>
          </table:table-cell>
          <table:table-cell table:style-name="ce131" table:formula="of:=COUNTIF([.C12:.M12];&quot;KVIT&quot;)+COUNTIF([.C12:.M12];&quot;KVIT☻&quot;)+COUNTIF([.C12:.M12];&quot;kvit$&quot;)" office:value-type="float" office:value="0">
            <text:p>0</text:p>
          </table:table-cell>
          <table:table-cell table:style-name="ce132" table:formula="of:=COUNTBLANK([.C12:.M12])" office:value-type="float" office:value="5">
            <text:p>5</text:p>
          </table:table-cell>
          <table:table-cell table:style-name="ce133" table:formula="of:=COUNTIF([.C12:.M12];&quot;x&quot;)" office:value-type="float" office:value="0">
            <text:p>0</text:p>
          </table:table-cell>
          <table:table-cell table:style-name="ce134" table:formula="of:=COUNTIF([.C12:.M12];&quot;51&quot;)+COUNTIF([.C12:.M12];&quot;51☻&quot;)+COUNTIF([.C12:.M12];&quot;2&quot;)+COUNTIF([.C12:.M12];&quot;52&quot;)+COUNTIF([.C12:.M12];&quot;52☻&quot;)+COUNTIF([.C12:.M12];&quot;51$&quot;)+COUNTIF([.C12:.M12];&quot;52$&quot;)" office:value-type="float" office:value="0">
            <text:p>0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5-12">
            <text:p>12. maj 13</text:p>
          </table:table-cell>
          <table:table-cell table:style-name="ce123" table:formula="of:=TEXT([.A13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115" table:formula="of:=[$'Vzorci vnosov'.$A$15]" office:value-type="string" office:string-value="SO">
            <text:p>SO</text:p>
          </table:table-cell>
          <table:table-cell table:style-name="ce126"/>
          <table:table-cell table:style-name="ce128" table:number-columns-repeated="3"/>
          <table:table-cell table:style-name="ce56" office:value-type="string">
            <text:p>POR</text:p>
          </table:table-cell>
          <table:table-cell table:style-name="ce128"/>
          <table:table-cell table:style-name="ce115" table:formula="of:=[$'Vzorci vnosov'.$A$15]" office:value-type="string" office:string-value="SO">
            <text:p>SO</text:p>
          </table:table-cell>
          <table:table-cell table:style-name="ce127"/>
          <table:table-cell table:style-name="ce115" table:formula="of:=[$'Vzorci vnosov'.$A$15]" office:value-type="string" office:string-value="SO">
            <text:p>SO</text:p>
          </table:table-cell>
          <table:table-cell table:style-name="ce129" office:value-type="string">
            <text:p>PIR</text:p>
          </table:table-cell>
          <table:table-cell table:style-name="ce56" office:value-type="string">
            <text:p>DAN</text:p>
          </table:table-cell>
          <table:table-cell table:style-name="ce131" table:formula="of:=COUNTIF([.C13:.M13];&quot;☻&quot;)+COUNTIF([.C13:.M13];&quot;52☻&quot;)+COUNTIF([.C13:.M13];&quot;51☻&quot;)+COUNTIF([.C13:.M13];&quot;1☻&quot;)+COUNTIF([.C13:.M13];&quot;KVIT☻&quot;)+COUNTIF([.C13:.M13];&quot;U☻&quot;)" office:value-type="float" office:value="1">
            <text:p>1</text:p>
          </table:table-cell>
          <table:table-cell table:style-name="ce131" table:formula="of:=COUNTIF([.C13:.M13];&quot;☺&quot;)+COUNTIF([.C13:.M13];&quot;52☺&quot;)+COUNTIF([.C13:.M13];&quot;51☺&quot;)+COUNTIF([.C13:.M13];&quot;1☺&quot;)+COUNTIF([.C13:.M13];&quot;KVIT☺&quot;)+COUNTIF([.C13:.M13];&quot;U☺&quot;)" office:value-type="float" office:value="0">
            <text:p>0</text:p>
          </table:table-cell>
          <table:table-cell table:style-name="ce131" table:formula="of:=COUNTIF([.C13:.M13];&quot;51&quot;)+COUNTIF([.C13:.M13];&quot;51$&quot;)+COUNTIF([.C13:.M13];&quot;51☻&quot;)" office:value-type="float" office:value="0">
            <text:p>0</text:p>
          </table:table-cell>
          <table:table-cell table:style-name="ce131" table:formula="of:=COUNTIF([.C13:.M13];&quot;52&quot;)+COUNTIF([.C13:.M13];&quot;52$&quot;)+COUNTIF([.C13:.M13];&quot;52☻&quot;)" office:value-type="float" office:value="0">
            <text:p>0</text:p>
          </table:table-cell>
          <table:table-cell table:style-name="ce131" table:formula="of:=COUNTIF([.C13:.M13];&quot;51¶&quot;)" office:value-type="float" office:value="0">
            <text:p>0</text:p>
          </table:table-cell>
          <table:table-cell table:style-name="ce131" table:formula="of:=COUNTIF([.C13:.M13];&quot;52¶&quot;)" office:value-type="float" office:value="0">
            <text:p>0</text:p>
          </table:table-cell>
          <table:table-cell table:style-name="ce131" table:formula="of:=COUNTIF([.C13:.M13];&quot;U&quot;)+COUNTIF([.C13:.M13];&quot;U☻&quot;)+COUNTIF([.C13:.M13];&quot;U☺&quot;)" office:value-type="float" office:value="0">
            <text:p>0</text:p>
          </table:table-cell>
          <table:table-cell table:style-name="ce131" table:formula="of:=COUNTIF([.C13:.M13];&quot;KVIT&quot;)+COUNTIF([.C13:.M13];&quot;KVIT☻&quot;)+COUNTIF([.C13:.M13];&quot;kvit$&quot;)" office:value-type="float" office:value="0">
            <text:p>0</text:p>
          </table:table-cell>
          <table:table-cell table:style-name="ce132" table:formula="of:=COUNTBLANK([.C13:.M13])" office:value-type="float" office:value="6">
            <text:p>6</text:p>
          </table:table-cell>
          <table:table-cell table:style-name="ce133" table:formula="of:=COUNTIF([.C13:.M13];&quot;x&quot;)" office:value-type="float" office:value="0">
            <text:p>0</text:p>
          </table:table-cell>
          <table:table-cell table:style-name="ce134" table:formula="of:=COUNTIF([.C13:.M13];&quot;51&quot;)+COUNTIF([.C13:.M13];&quot;51☻&quot;)+COUNTIF([.C13:.M13];&quot;2&quot;)+COUNTIF([.C13:.M13];&quot;52&quot;)+COUNTIF([.C13:.M13];&quot;52☻&quot;)+COUNTIF([.C13:.M13];&quot;51$&quot;)+COUNTIF([.C13:.M13];&quot;52$&quot;)" office:value-type="float" office:value="0">
            <text:p>0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/>
          <table:table-cell table:style-name="ce39" office:value-type="string">
            <text:p>RO/GR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5-13">
            <text:p>13. maj 13</text:p>
          </table:table-cell>
          <table:table-cell table:style-name="ce124" table:formula="of:=TEXT([.A14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9" office:value-type="string">
            <office:annotation draw:style-name="gr1" draw:text-style-name="P1" svg:width="2.902cm" svg:height="1.411cm" svg:x="13.61cm" svg:y="7.759cm" draw:caption-point-x="-0.609cm" draw:caption-point-y="1.367cm">
              <dc:creator>MŠ</dc:creator>
              <dc:date>2013-12-23T00:00:00</dc:date>
              <text:p text:style-name="P1"><text:span text:style-name="T1">Ne morem pa 6., 11/12 ter 22.-26.5.</text:span></text:p>
            </office:annotation>
            <text:p>ŠTU</text:p>
          </table:table-cell>
          <table:table-cell table:style-name="ce33" office:value-type="string">
            <text:p>DAN</text:p>
          </table:table-cell>
          <table:table-cell table:style-name="ce131" table:formula="of:=COUNTIF([.C14:.M14];&quot;☻&quot;)+COUNTIF([.C14:.M14];&quot;52☻&quot;)+COUNTIF([.C14:.M14];&quot;51☻&quot;)+COUNTIF([.C14:.M14];&quot;1☻&quot;)+COUNTIF([.C14:.M14];&quot;KVIT☻&quot;)+COUNTIF([.C14:.M14];&quot;U☻&quot;)" office:value-type="float" office:value="1">
            <text:p>1</text:p>
          </table:table-cell>
          <table:table-cell table:style-name="ce131" table:formula="of:=COUNTIF([.C14:.M14];&quot;☺&quot;)+COUNTIF([.C14:.M14];&quot;52☺&quot;)+COUNTIF([.C14:.M14];&quot;51☺&quot;)+COUNTIF([.C14:.M14];&quot;1☺&quot;)+COUNTIF([.C14:.M14];&quot;KVIT☺&quot;)+COUNTIF([.C14:.M14];&quot;U☺&quot;)" office:value-type="float" office:value="0">
            <text:p>0</text:p>
          </table:table-cell>
          <table:table-cell table:style-name="ce131" table:formula="of:=COUNTIF([.C14:.M14];&quot;51&quot;)+COUNTIF([.C14:.M14];&quot;51$&quot;)+COUNTIF([.C14:.M14];&quot;51☻&quot;)" office:value-type="float" office:value="1">
            <text:p>1</text:p>
          </table:table-cell>
          <table:table-cell table:style-name="ce131" table:formula="of:=COUNTIF([.C14:.M14];&quot;52&quot;)+COUNTIF([.C14:.M14];&quot;52$&quot;)+COUNTIF([.C14:.M14];&quot;52☻&quot;)" office:value-type="float" office:value="2">
            <text:p>2</text:p>
          </table:table-cell>
          <table:table-cell table:style-name="ce131" table:formula="of:=COUNTIF([.C14:.M14];&quot;51¶&quot;)" office:value-type="float" office:value="1">
            <text:p>1</text:p>
          </table:table-cell>
          <table:table-cell table:style-name="ce131" table:formula="of:=COUNTIF([.C14:.M14];&quot;52¶&quot;)" office:value-type="float" office:value="1">
            <text:p>1</text:p>
          </table:table-cell>
          <table:table-cell table:style-name="ce131" table:formula="of:=COUNTIF([.C14:.M14];&quot;U&quot;)+COUNTIF([.C14:.M14];&quot;U☻&quot;)+COUNTIF([.C14:.M14];&quot;U☺&quot;)" office:value-type="float" office:value="1">
            <text:p>1</text:p>
          </table:table-cell>
          <table:table-cell table:style-name="ce131" table:formula="of:=COUNTIF([.C14:.M14];&quot;KVIT&quot;)+COUNTIF([.C14:.M14];&quot;KVIT☻&quot;)+COUNTIF([.C14:.M14];&quot;kvit$&quot;)" office:value-type="float" office:value="3">
            <text:p>3</text:p>
          </table:table-cell>
          <table:table-cell table:style-name="ce132" table:formula="of:=COUNTBLANK([.C14:.M14])" office:value-type="float" office:value="0">
            <text:p>0</text:p>
          </table:table-cell>
          <table:table-cell table:style-name="ce133" table:formula="of:=COUNTIF([.C14:.M14];&quot;x&quot;)" office:value-type="float" office:value="1">
            <text:p>1</text:p>
          </table:table-cell>
          <table:table-cell table:style-name="ce134" table:formula="of:=COUNTIF([.C14:.M14];&quot;51&quot;)+COUNTIF([.C14:.M14];&quot;51☻&quot;)+COUNTIF([.C14:.M14];&quot;2&quot;)+COUNTIF([.C14:.M14];&quot;52&quot;)+COUNTIF([.C14:.M14];&quot;52☻&quot;)+COUNTIF([.C14:.M14];&quot;51$&quot;)+COUNTIF([.C14:.M14];&quot;52$&quot;)" office:value-type="float" office:value="3">
            <text:p>3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5-14">
            <text:p>14. maj 13</text:p>
          </table:table-cell>
          <table:table-cell table:style-name="ce124" table:formula="of:=TEXT([.A15];&quot;Ddd&quot;)" office:value-type="string" office:string-value="tor">
            <text:p>tor</text:p>
          </table:table-cell>
          <table:table-cell table:style-name="ce39" office:value-type="string">
            <text:p>ŠD</text:p>
          </table:table-cell>
          <table:table-cell table:style-name="ce45" office:value-type="string">
            <text:p>MF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9" office:value-type="string">
            <text:p>P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9" office:value-type="string">
            <text:p>GRY</text:p>
          </table:table-cell>
          <table:table-cell table:style-name="ce33" office:value-type="string">
            <text:p>TAL</text:p>
          </table:table-cell>
          <table:table-cell table:style-name="ce131" table:formula="of:=COUNTIF([.C15:.M15];&quot;☻&quot;)+COUNTIF([.C15:.M15];&quot;52☻&quot;)+COUNTIF([.C15:.M15];&quot;51☻&quot;)+COUNTIF([.C15:.M15];&quot;1☻&quot;)+COUNTIF([.C15:.M15];&quot;KVIT☻&quot;)+COUNTIF([.C15:.M15];&quot;U☻&quot;)" office:value-type="float" office:value="1">
            <text:p>1</text:p>
          </table:table-cell>
          <table:table-cell table:style-name="ce131" table:formula="of:=COUNTIF([.C15:.M15];&quot;☺&quot;)+COUNTIF([.C15:.M15];&quot;52☺&quot;)+COUNTIF([.C15:.M15];&quot;51☺&quot;)+COUNTIF([.C15:.M15];&quot;1☺&quot;)+COUNTIF([.C15:.M15];&quot;KVIT☺&quot;)+COUNTIF([.C15:.M15];&quot;U☺&quot;)" office:value-type="float" office:value="0">
            <text:p>0</text:p>
          </table:table-cell>
          <table:table-cell table:style-name="ce131" table:formula="of:=COUNTIF([.C15:.M15];&quot;51&quot;)+COUNTIF([.C15:.M15];&quot;51$&quot;)+COUNTIF([.C15:.M15];&quot;51☻&quot;)" office:value-type="float" office:value="1">
            <text:p>1</text:p>
          </table:table-cell>
          <table:table-cell table:style-name="ce131" table:formula="of:=COUNTIF([.C15:.M15];&quot;52&quot;)+COUNTIF([.C15:.M15];&quot;52$&quot;)+COUNTIF([.C15:.M15];&quot;52☻&quot;)" office:value-type="float" office:value="1">
            <text:p>1</text:p>
          </table:table-cell>
          <table:table-cell table:style-name="ce131" table:formula="of:=COUNTIF([.C15:.M15];&quot;51¶&quot;)" office:value-type="float" office:value="1">
            <text:p>1</text:p>
          </table:table-cell>
          <table:table-cell table:style-name="ce131" table:formula="of:=COUNTIF([.C15:.M15];&quot;52¶&quot;)" office:value-type="float" office:value="2">
            <text:p>2</text:p>
          </table:table-cell>
          <table:table-cell table:style-name="ce131" table:formula="of:=COUNTIF([.C15:.M15];&quot;U&quot;)+COUNTIF([.C15:.M15];&quot;U☻&quot;)+COUNTIF([.C15:.M15];&quot;U☺&quot;)" office:value-type="float" office:value="1">
            <text:p>1</text:p>
          </table:table-cell>
          <table:table-cell table:style-name="ce131" table:formula="of:=COUNTIF([.C15:.M15];&quot;KVIT&quot;)+COUNTIF([.C15:.M15];&quot;KVIT☻&quot;)+COUNTIF([.C15:.M15];&quot;kvit$&quot;)" office:value-type="float" office:value="2">
            <text:p>2</text:p>
          </table:table-cell>
          <table:table-cell table:style-name="ce132" table:formula="of:=COUNTBLANK([.C15:.M15])" office:value-type="float" office:value="0">
            <text:p>0</text:p>
          </table:table-cell>
          <table:table-cell table:style-name="ce133" table:formula="of:=COUNTIF([.C15:.M15];&quot;x&quot;)" office:value-type="float" office:value="0">
            <text:p>0</text:p>
          </table:table-cell>
          <table:table-cell table:style-name="ce134" table:formula="of:=COUNTIF([.C15:.M15];&quot;51&quot;)+COUNTIF([.C15:.M15];&quot;51☻&quot;)+COUNTIF([.C15:.M15];&quot;2&quot;)+COUNTIF([.C15:.M15];&quot;52&quot;)+COUNTIF([.C15:.M15];&quot;52☻&quot;)+COUNTIF([.C15:.M15];&quot;51$&quot;)+COUNTIF([.C15:.M15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/>
          <table:table-cell table:style-name="ce130" office:value-type="string">
            <text:p>SKR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5-15">
            <text:p>15. maj 13</text:p>
          </table:table-cell>
          <table:table-cell table:style-name="ce124" table:formula="of:=TEXT([.A16];&quot;Ddd&quot;)" office:value-type="string" office:string-value="sre">
            <text:p>sre</text:p>
          </table:table-cell>
          <table:table-cell table:style-name="ce39" office:value-type="string">
            <text:p>Š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9" office:value-type="string">
            <text:p>POR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text:p>DAN</text:p>
          </table:table-cell>
          <table:table-cell table:style-name="ce33" office:value-type="string">
            <text:p>TAL</text:p>
          </table:table-cell>
          <table:table-cell table:style-name="ce131" table:formula="of:=COUNTIF([.C16:.M16];&quot;☻&quot;)+COUNTIF([.C16:.M16];&quot;52☻&quot;)+COUNTIF([.C16:.M16];&quot;51☻&quot;)+COUNTIF([.C16:.M16];&quot;1☻&quot;)+COUNTIF([.C16:.M16];&quot;KVIT☻&quot;)+COUNTIF([.C16:.M16];&quot;U☻&quot;)" office:value-type="float" office:value="1">
            <text:p>1</text:p>
          </table:table-cell>
          <table:table-cell table:style-name="ce131" table:formula="of:=COUNTIF([.C16:.M16];&quot;☺&quot;)+COUNTIF([.C16:.M16];&quot;52☺&quot;)+COUNTIF([.C16:.M16];&quot;51☺&quot;)+COUNTIF([.C16:.M16];&quot;1☺&quot;)+COUNTIF([.C16:.M16];&quot;KVIT☺&quot;)+COUNTIF([.C16:.M16];&quot;U☺&quot;)" office:value-type="float" office:value="1">
            <text:p>1</text:p>
          </table:table-cell>
          <table:table-cell table:style-name="ce131" table:formula="of:=COUNTIF([.C16:.M16];&quot;51&quot;)+COUNTIF([.C16:.M16];&quot;51$&quot;)+COUNTIF([.C16:.M16];&quot;51☻&quot;)" office:value-type="float" office:value="1">
            <text:p>1</text:p>
          </table:table-cell>
          <table:table-cell table:style-name="ce131" table:formula="of:=COUNTIF([.C16:.M16];&quot;52&quot;)+COUNTIF([.C16:.M16];&quot;52$&quot;)+COUNTIF([.C16:.M16];&quot;52☻&quot;)" office:value-type="float" office:value="1">
            <text:p>1</text:p>
          </table:table-cell>
          <table:table-cell table:style-name="ce131" table:formula="of:=COUNTIF([.C16:.M16];&quot;51¶&quot;)" office:value-type="float" office:value="1">
            <text:p>1</text:p>
          </table:table-cell>
          <table:table-cell table:style-name="ce131" table:formula="of:=COUNTIF([.C16:.M16];&quot;52¶&quot;)" office:value-type="float" office:value="0">
            <text:p>0</text:p>
          </table:table-cell>
          <table:table-cell table:style-name="ce131" table:formula="of:=COUNTIF([.C16:.M16];&quot;U&quot;)+COUNTIF([.C16:.M16];&quot;U☻&quot;)+COUNTIF([.C16:.M16];&quot;U☺&quot;)" office:value-type="float" office:value="1">
            <text:p>1</text:p>
          </table:table-cell>
          <table:table-cell table:style-name="ce131" table:formula="of:=COUNTIF([.C16:.M16];&quot;KVIT&quot;)+COUNTIF([.C16:.M16];&quot;KVIT☻&quot;)+COUNTIF([.C16:.M16];&quot;kvit$&quot;)" office:value-type="float" office:value="2">
            <text:p>2</text:p>
          </table:table-cell>
          <table:table-cell table:style-name="ce132" table:formula="of:=COUNTBLANK([.C16:.M16])" office:value-type="float" office:value="0">
            <text:p>0</text:p>
          </table:table-cell>
          <table:table-cell table:style-name="ce133" table:formula="of:=COUNTIF([.C16:.M16];&quot;x&quot;)" office:value-type="float" office:value="1">
            <text:p>1</text:p>
          </table:table-cell>
          <table:table-cell table:style-name="ce134" table:formula="of:=COUNTIF([.C16:.M16];&quot;51&quot;)+COUNTIF([.C16:.M16];&quot;51☻&quot;)+COUNTIF([.C16:.M16];&quot;2&quot;)+COUNTIF([.C16:.M16];&quot;52&quot;)+COUNTIF([.C16:.M16];&quot;52☻&quot;)+COUNTIF([.C16:.M16];&quot;51$&quot;)+COUNTIF([.C16:.M16];&quot;52$&quot;)" office:value-type="float" office:value="2">
            <text:p>2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5-16">
            <text:p>16. maj 13</text:p>
          </table:table-cell>
          <table:table-cell table:style-name="ce124" table:formula="of:=TEXT([.A17];&quot;Ddd&quot;)" office:value-type="string" office:string-value="čet">
            <text:p>čet</text:p>
          </table:table-cell>
          <table:table-cell table:style-name="ce39" office:value-type="string">
            <text:p>Š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51" office:value-type="string">
            <text:p>NPK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5" office:value-type="string">
            <text:p>MIR</text:p>
          </table:table-cell>
          <table:table-cell table:style-name="ce33" office:value-type="string">
            <text:p>ŠOŠ</text:p>
          </table:table-cell>
          <table:table-cell table:style-name="ce131" table:formula="of:=COUNTIF([.C17:.M17];&quot;☻&quot;)+COUNTIF([.C17:.M17];&quot;52☻&quot;)+COUNTIF([.C17:.M17];&quot;51☻&quot;)+COUNTIF([.C17:.M17];&quot;1☻&quot;)+COUNTIF([.C17:.M17];&quot;KVIT☻&quot;)+COUNTIF([.C17:.M17];&quot;U☻&quot;)" office:value-type="float" office:value="1">
            <text:p>1</text:p>
          </table:table-cell>
          <table:table-cell table:style-name="ce131" table:formula="of:=COUNTIF([.C17:.M17];&quot;☺&quot;)+COUNTIF([.C17:.M17];&quot;52☺&quot;)+COUNTIF([.C17:.M17];&quot;51☺&quot;)+COUNTIF([.C17:.M17];&quot;1☺&quot;)+COUNTIF([.C17:.M17];&quot;KVIT☺&quot;)+COUNTIF([.C17:.M17];&quot;U☺&quot;)" office:value-type="float" office:value="0">
            <text:p>0</text:p>
          </table:table-cell>
          <table:table-cell table:style-name="ce131" table:formula="of:=COUNTIF([.C17:.M17];&quot;51&quot;)+COUNTIF([.C17:.M17];&quot;51$&quot;)+COUNTIF([.C17:.M17];&quot;51☻&quot;)" office:value-type="float" office:value="1">
            <text:p>1</text:p>
          </table:table-cell>
          <table:table-cell table:style-name="ce131" table:formula="of:=COUNTIF([.C17:.M17];&quot;52&quot;)+COUNTIF([.C17:.M17];&quot;52$&quot;)+COUNTIF([.C17:.M17];&quot;52☻&quot;)" office:value-type="float" office:value="1">
            <text:p>1</text:p>
          </table:table-cell>
          <table:table-cell table:style-name="ce131" table:formula="of:=COUNTIF([.C17:.M17];&quot;51¶&quot;)" office:value-type="float" office:value="1">
            <text:p>1</text:p>
          </table:table-cell>
          <table:table-cell table:style-name="ce131" table:formula="of:=COUNTIF([.C17:.M17];&quot;52¶&quot;)" office:value-type="float" office:value="1">
            <text:p>1</text:p>
          </table:table-cell>
          <table:table-cell table:style-name="ce131" table:formula="of:=COUNTIF([.C17:.M17];&quot;U&quot;)+COUNTIF([.C17:.M17];&quot;U☻&quot;)+COUNTIF([.C17:.M17];&quot;U☺&quot;)" office:value-type="float" office:value="0">
            <text:p>0</text:p>
          </table:table-cell>
          <table:table-cell table:style-name="ce131" table:formula="of:=COUNTIF([.C17:.M17];&quot;KVIT&quot;)+COUNTIF([.C17:.M17];&quot;KVIT☻&quot;)+COUNTIF([.C17:.M17];&quot;kvit$&quot;)" office:value-type="float" office:value="2">
            <text:p>2</text:p>
          </table:table-cell>
          <table:table-cell table:style-name="ce132" table:formula="of:=COUNTBLANK([.C17:.M17])" office:value-type="float" office:value="0">
            <text:p>0</text:p>
          </table:table-cell>
          <table:table-cell table:style-name="ce133" table:formula="of:=COUNTIF([.C17:.M17];&quot;x&quot;)" office:value-type="float" office:value="2">
            <text:p>2</text:p>
          </table:table-cell>
          <table:table-cell table:style-name="ce134" table:formula="of:=COUNTIF([.C17:.M17];&quot;51&quot;)+COUNTIF([.C17:.M17];&quot;51☻&quot;)+COUNTIF([.C17:.M17];&quot;2&quot;)+COUNTIF([.C17:.M17];&quot;52&quot;)+COUNTIF([.C17:.M17];&quot;52☻&quot;)+COUNTIF([.C17:.M17];&quot;51$&quot;)+COUNTIF([.C17:.M17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5-17">
            <text:p>17. maj 13</text:p>
          </table:table-cell>
          <table:table-cell table:style-name="ce124" table:formula="of:=TEXT([.A18];&quot;Ddd&quot;)" office:value-type="string" office:string-value="pet">
            <text:p>pet</text:p>
          </table:table-cell>
          <table:table-cell table:style-name="ce39" office:value-type="string">
            <text:p>Š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2" office:value-type="string">
            <office:annotation draw:style-name="gr1" draw:text-style-name="P1" svg:width="2.932cm" svg:height="2.315cm" svg:x="6.189cm" svg:y="11.462cm" draw:caption-point-x="-0.608cm" draw:caption-point-y="0.468cm">
              <dc:creator>MŠ</dc:creator>
              <dc:date>2013-12-23T00:00:00</dc:date>
              <text:p text:style-name="P1"><text:span text:style-name="T1">Ne morem 5., 6., 7.</text:span></text:p>
            </office:annotation>
            <text:p>RTG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2" office:value-type="string">
            <office:annotation draw:style-name="gr1" draw:text-style-name="P1" svg:width="2.932cm" svg:height="2.315cm" svg:x="10.679cm" svg:y="11.462cm" draw:caption-point-x="-0.608cm" draw:caption-point-y="0.468cm">
              <dc:creator>MŠ</dc:creator>
              <dc:date>2013-12-23T00:00:00</dc:date>
              <text:p text:style-name="P1"><text:span text:style-name="T1">Ne morem 5., 6., 7.</text:span></text:p>
            </office:annotation>
            <text:p>RTG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9" office:value-type="string">
            <text:p>ORO</text:p>
          </table:table-cell>
          <table:table-cell table:style-name="ce33" office:value-type="string">
            <text:p>TAL</text:p>
          </table:table-cell>
          <table:table-cell table:style-name="ce131" table:formula="of:=COUNTIF([.C18:.M18];&quot;☻&quot;)+COUNTIF([.C18:.M18];&quot;52☻&quot;)+COUNTIF([.C18:.M18];&quot;51☻&quot;)+COUNTIF([.C18:.M18];&quot;1☻&quot;)+COUNTIF([.C18:.M18];&quot;KVIT☻&quot;)+COUNTIF([.C18:.M18];&quot;U☻&quot;)" office:value-type="float" office:value="1">
            <text:p>1</text:p>
          </table:table-cell>
          <table:table-cell table:style-name="ce131" table:formula="of:=COUNTIF([.C18:.M18];&quot;☺&quot;)+COUNTIF([.C18:.M18];&quot;52☺&quot;)+COUNTIF([.C18:.M18];&quot;51☺&quot;)+COUNTIF([.C18:.M18];&quot;1☺&quot;)+COUNTIF([.C18:.M18];&quot;KVIT☺&quot;)+COUNTIF([.C18:.M18];&quot;U☺&quot;)" office:value-type="float" office:value="1">
            <text:p>1</text:p>
          </table:table-cell>
          <table:table-cell table:style-name="ce131" table:formula="of:=COUNTIF([.C18:.M18];&quot;51&quot;)+COUNTIF([.C18:.M18];&quot;51$&quot;)+COUNTIF([.C18:.M18];&quot;51☻&quot;)" office:value-type="float" office:value="1">
            <text:p>1</text:p>
          </table:table-cell>
          <table:table-cell table:style-name="ce131" table:formula="of:=COUNTIF([.C18:.M18];&quot;52&quot;)+COUNTIF([.C18:.M18];&quot;52$&quot;)+COUNTIF([.C18:.M18];&quot;52☻&quot;)" office:value-type="float" office:value="1">
            <text:p>1</text:p>
          </table:table-cell>
          <table:table-cell table:style-name="ce131" table:formula="of:=COUNTIF([.C18:.M18];&quot;51¶&quot;)" office:value-type="float" office:value="0">
            <text:p>0</text:p>
          </table:table-cell>
          <table:table-cell table:style-name="ce131" table:formula="of:=COUNTIF([.C18:.M18];&quot;52¶&quot;)" office:value-type="float" office:value="1">
            <text:p>1</text:p>
          </table:table-cell>
          <table:table-cell table:style-name="ce131" table:formula="of:=COUNTIF([.C18:.M18];&quot;U&quot;)+COUNTIF([.C18:.M18];&quot;U☻&quot;)+COUNTIF([.C18:.M18];&quot;U☺&quot;)" office:value-type="float" office:value="1">
            <text:p>1</text:p>
          </table:table-cell>
          <table:table-cell table:style-name="ce131" table:formula="of:=COUNTIF([.C18:.M18];&quot;KVIT&quot;)+COUNTIF([.C18:.M18];&quot;KVIT☻&quot;)+COUNTIF([.C18:.M18];&quot;kvit$&quot;)" office:value-type="float" office:value="2">
            <text:p>2</text:p>
          </table:table-cell>
          <table:table-cell table:style-name="ce132" table:formula="of:=COUNTBLANK([.C18:.M18])" office:value-type="float" office:value="0">
            <text:p>0</text:p>
          </table:table-cell>
          <table:table-cell table:style-name="ce133" table:formula="of:=COUNTIF([.C18:.M18];&quot;x&quot;)" office:value-type="float" office:value="0">
            <text:p>0</text:p>
          </table:table-cell>
          <table:table-cell table:style-name="ce134" table:formula="of:=COUNTIF([.C18:.M18];&quot;51&quot;)+COUNTIF([.C18:.M18];&quot;51☻&quot;)+COUNTIF([.C18:.M18];&quot;2&quot;)+COUNTIF([.C18:.M18];&quot;52&quot;)+COUNTIF([.C18:.M18];&quot;52☻&quot;)+COUNTIF([.C18:.M18];&quot;51$&quot;)+COUNTIF([.C18:.M18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5-18">
            <text:p>18. maj 13</text:p>
          </table:table-cell>
          <table:table-cell table:style-name="ce123" table:formula="of:=TEXT([.A19];&quot;Ddd&quot;)" office:value-type="string" office:string-value="sob">
            <text:p>sob</text:p>
          </table:table-cell>
          <table:table-cell table:style-name="ce127"/>
          <table:table-cell table:style-name="ce6" table:formula="of:=[$'Vzorci vnosov'.$A$14]" office:value-type="string" office:string-value="☻">
            <text:p>☻</text:p>
          </table:table-cell>
          <table:table-cell table:style-name="ce127" table:number-columns-repeated="4"/>
          <table:table-cell table:style-name="ce56" office:value-type="string">
            <text:p>POR</text:p>
          </table:table-cell>
          <table:table-cell table:style-name="ce127" table:number-columns-repeated="4"/>
          <table:table-cell table:style-name="ce56" office:value-type="string">
            <text:p>JAN</text:p>
          </table:table-cell>
          <table:table-cell table:style-name="ce56" office:value-type="string">
            <text:p>TAL</text:p>
          </table:table-cell>
          <table:table-cell table:style-name="ce131" table:formula="of:=COUNTIF([.C19:.M19];&quot;☻&quot;)+COUNTIF([.C19:.M19];&quot;52☻&quot;)+COUNTIF([.C19:.M19];&quot;51☻&quot;)+COUNTIF([.C19:.M19];&quot;1☻&quot;)+COUNTIF([.C19:.M19];&quot;KVIT☻&quot;)+COUNTIF([.C19:.M19];&quot;U☻&quot;)" office:value-type="float" office:value="1">
            <text:p>1</text:p>
          </table:table-cell>
          <table:table-cell table:style-name="ce131" table:formula="of:=COUNTIF([.C19:.M19];&quot;☺&quot;)+COUNTIF([.C19:.M19];&quot;52☺&quot;)+COUNTIF([.C19:.M19];&quot;51☺&quot;)+COUNTIF([.C19:.M19];&quot;1☺&quot;)+COUNTIF([.C19:.M19];&quot;KVIT☺&quot;)+COUNTIF([.C19:.M19];&quot;U☺&quot;)" office:value-type="float" office:value="0">
            <text:p>0</text:p>
          </table:table-cell>
          <table:table-cell table:style-name="ce131" table:formula="of:=COUNTIF([.C19:.M19];&quot;51&quot;)+COUNTIF([.C19:.M19];&quot;51$&quot;)+COUNTIF([.C19:.M19];&quot;51☻&quot;)" office:value-type="float" office:value="0">
            <text:p>0</text:p>
          </table:table-cell>
          <table:table-cell table:style-name="ce131" table:formula="of:=COUNTIF([.C19:.M19];&quot;52&quot;)+COUNTIF([.C19:.M19];&quot;52$&quot;)+COUNTIF([.C19:.M19];&quot;52☻&quot;)" office:value-type="float" office:value="0">
            <text:p>0</text:p>
          </table:table-cell>
          <table:table-cell table:style-name="ce131" table:formula="of:=COUNTIF([.C19:.M19];&quot;51¶&quot;)" office:value-type="float" office:value="0">
            <text:p>0</text:p>
          </table:table-cell>
          <table:table-cell table:style-name="ce131" table:formula="of:=COUNTIF([.C19:.M19];&quot;52¶&quot;)" office:value-type="float" office:value="0">
            <text:p>0</text:p>
          </table:table-cell>
          <table:table-cell table:style-name="ce131" table:formula="of:=COUNTIF([.C19:.M19];&quot;U&quot;)+COUNTIF([.C19:.M19];&quot;U☻&quot;)+COUNTIF([.C19:.M19];&quot;U☺&quot;)" office:value-type="float" office:value="0">
            <text:p>0</text:p>
          </table:table-cell>
          <table:table-cell table:style-name="ce131" table:formula="of:=COUNTIF([.C19:.M19];&quot;KVIT&quot;)+COUNTIF([.C19:.M19];&quot;KVIT☻&quot;)+COUNTIF([.C19:.M19];&quot;kvit$&quot;)" office:value-type="float" office:value="0">
            <text:p>0</text:p>
          </table:table-cell>
          <table:table-cell table:style-name="ce132" table:formula="of:=COUNTBLANK([.C19:.M19])" office:value-type="float" office:value="9">
            <text:p>9</text:p>
          </table:table-cell>
          <table:table-cell table:style-name="ce133" table:formula="of:=COUNTIF([.C19:.M19];&quot;x&quot;)" office:value-type="float" office:value="0">
            <text:p>0</text:p>
          </table:table-cell>
          <table:table-cell table:style-name="ce134" table:formula="of:=COUNTIF([.C19:.M19];&quot;51&quot;)+COUNTIF([.C19:.M19];&quot;51☻&quot;)+COUNTIF([.C19:.M19];&quot;2&quot;)+COUNTIF([.C19:.M19];&quot;52&quot;)+COUNTIF([.C19:.M19];&quot;52☻&quot;)+COUNTIF([.C19:.M19];&quot;51$&quot;)+COUNTIF([.C19:.M19];&quot;52$&quot;)" office:value-type="float" office:value="0">
            <text:p>0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5-19">
            <text:p>19. maj 13</text:p>
          </table:table-cell>
          <table:table-cell table:style-name="ce123" table:formula="of:=TEXT([.A20];&quot;Ddd&quot;)" office:value-type="string" office:string-value="ned">
            <text:p>ned</text:p>
          </table:table-cell>
          <table:table-cell table:style-name="ce128"/>
          <table:table-cell table:style-name="ce6" table:formula="of:=[$'Vzorci vnosov'.$A$14]" office:value-type="string" office:string-value="☻">
            <text:p>☻</text:p>
          </table:table-cell>
          <table:table-cell table:style-name="ce128" table:number-columns-repeated="3"/>
          <table:table-cell table:style-name="ce127"/>
          <table:table-cell table:style-name="ce56" office:value-type="string">
            <text:p>POR</text:p>
          </table:table-cell>
          <table:table-cell table:style-name="ce128" table:number-columns-repeated="4"/>
          <table:table-cell table:style-name="ce56" office:value-type="string">
            <text:p>JAN</text:p>
          </table:table-cell>
          <table:table-cell table:style-name="ce56" office:value-type="string">
            <text:p>TAL</text:p>
          </table:table-cell>
          <table:table-cell table:style-name="ce131" table:formula="of:=COUNTIF([.C20:.M20];&quot;☻&quot;)+COUNTIF([.C20:.M20];&quot;52☻&quot;)+COUNTIF([.C20:.M20];&quot;51☻&quot;)+COUNTIF([.C20:.M20];&quot;1☻&quot;)+COUNTIF([.C20:.M20];&quot;KVIT☻&quot;)+COUNTIF([.C20:.M20];&quot;U☻&quot;)" office:value-type="float" office:value="1">
            <text:p>1</text:p>
          </table:table-cell>
          <table:table-cell table:style-name="ce131" table:formula="of:=COUNTIF([.C20:.M20];&quot;☺&quot;)+COUNTIF([.C20:.M20];&quot;52☺&quot;)+COUNTIF([.C20:.M20];&quot;51☺&quot;)+COUNTIF([.C20:.M20];&quot;1☺&quot;)+COUNTIF([.C20:.M20];&quot;KVIT☺&quot;)+COUNTIF([.C20:.M20];&quot;U☺&quot;)" office:value-type="float" office:value="0">
            <text:p>0</text:p>
          </table:table-cell>
          <table:table-cell table:style-name="ce131" table:formula="of:=COUNTIF([.C20:.M20];&quot;51&quot;)+COUNTIF([.C20:.M20];&quot;51$&quot;)+COUNTIF([.C20:.M20];&quot;51☻&quot;)" office:value-type="float" office:value="0">
            <text:p>0</text:p>
          </table:table-cell>
          <table:table-cell table:style-name="ce131" table:formula="of:=COUNTIF([.C20:.M20];&quot;52&quot;)+COUNTIF([.C20:.M20];&quot;52$&quot;)+COUNTIF([.C20:.M20];&quot;52☻&quot;)" office:value-type="float" office:value="0">
            <text:p>0</text:p>
          </table:table-cell>
          <table:table-cell table:style-name="ce131" table:formula="of:=COUNTIF([.C20:.M20];&quot;51¶&quot;)" office:value-type="float" office:value="0">
            <text:p>0</text:p>
          </table:table-cell>
          <table:table-cell table:style-name="ce131" table:formula="of:=COUNTIF([.C20:.M20];&quot;52¶&quot;)" office:value-type="float" office:value="0">
            <text:p>0</text:p>
          </table:table-cell>
          <table:table-cell table:style-name="ce131" table:formula="of:=COUNTIF([.C20:.M20];&quot;U&quot;)+COUNTIF([.C20:.M20];&quot;U☻&quot;)+COUNTIF([.C20:.M20];&quot;U☺&quot;)" office:value-type="float" office:value="0">
            <text:p>0</text:p>
          </table:table-cell>
          <table:table-cell table:style-name="ce131" table:formula="of:=COUNTIF([.C20:.M20];&quot;KVIT&quot;)+COUNTIF([.C20:.M20];&quot;KVIT☻&quot;)+COUNTIF([.C20:.M20];&quot;kvit$&quot;)" office:value-type="float" office:value="0">
            <text:p>0</text:p>
          </table:table-cell>
          <table:table-cell table:style-name="ce132" table:formula="of:=COUNTBLANK([.C20:.M20])" office:value-type="float" office:value="9">
            <text:p>9</text:p>
          </table:table-cell>
          <table:table-cell table:style-name="ce133" table:formula="of:=COUNTIF([.C20:.M20];&quot;x&quot;)" office:value-type="float" office:value="0">
            <text:p>0</text:p>
          </table:table-cell>
          <table:table-cell table:style-name="ce134" table:formula="of:=COUNTIF([.C20:.M20];&quot;51&quot;)+COUNTIF([.C20:.M20];&quot;51☻&quot;)+COUNTIF([.C20:.M20];&quot;2&quot;)+COUNTIF([.C20:.M20];&quot;52&quot;)+COUNTIF([.C20:.M20];&quot;52☻&quot;)+COUNTIF([.C20:.M20];&quot;51$&quot;)+COUNTIF([.C20:.M20];&quot;52$&quot;)" office:value-type="float" office:value="0">
            <text:p>0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5-20">
            <text:p>20. maj 13</text:p>
          </table:table-cell>
          <table:table-cell table:style-name="ce124" table:formula="of:=TEXT([.A21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9" office:value-type="string">
            <office:annotation draw:style-name="gr1" draw:text-style-name="P1" svg:width="2.902cm" svg:height="1.411cm" svg:x="13.61cm" svg:y="12.667cm" draw:caption-point-x="-0.609cm" draw:caption-point-y="1.367cm">
              <dc:creator>MŠ</dc:creator>
              <dc:date>2013-12-23T00:00:00</dc:date>
              <text:p text:style-name="P1"><text:span text:style-name="T1">Ne morem pa 6., 11/12 ter 22.-26.5.</text:span></text:p>
            </office:annotation>
            <text:p>ŠTU</text:p>
          </table:table-cell>
          <table:table-cell table:style-name="ce33" office:value-type="string">
            <text:p>PIN</text:p>
          </table:table-cell>
          <table:table-cell table:style-name="ce131" table:formula="of:=COUNTIF([.C21:.M21];&quot;☻&quot;)+COUNTIF([.C21:.M21];&quot;52☻&quot;)+COUNTIF([.C21:.M21];&quot;51☻&quot;)+COUNTIF([.C21:.M21];&quot;1☻&quot;)+COUNTIF([.C21:.M21];&quot;KVIT☻&quot;)+COUNTIF([.C21:.M21];&quot;U☻&quot;)" office:value-type="float" office:value="1">
            <text:p>1</text:p>
          </table:table-cell>
          <table:table-cell table:style-name="ce131" table:formula="of:=COUNTIF([.C21:.M21];&quot;☺&quot;)+COUNTIF([.C21:.M21];&quot;52☺&quot;)+COUNTIF([.C21:.M21];&quot;51☺&quot;)+COUNTIF([.C21:.M21];&quot;1☺&quot;)+COUNTIF([.C21:.M21];&quot;KVIT☺&quot;)+COUNTIF([.C21:.M21];&quot;U☺&quot;)" office:value-type="float" office:value="0">
            <text:p>0</text:p>
          </table:table-cell>
          <table:table-cell table:style-name="ce131" table:formula="of:=COUNTIF([.C21:.M21];&quot;51&quot;)+COUNTIF([.C21:.M21];&quot;51$&quot;)+COUNTIF([.C21:.M21];&quot;51☻&quot;)" office:value-type="float" office:value="1">
            <text:p>1</text:p>
          </table:table-cell>
          <table:table-cell table:style-name="ce131" table:formula="of:=COUNTIF([.C21:.M21];&quot;52&quot;)+COUNTIF([.C21:.M21];&quot;52$&quot;)+COUNTIF([.C21:.M21];&quot;52☻&quot;)" office:value-type="float" office:value="1">
            <text:p>1</text:p>
          </table:table-cell>
          <table:table-cell table:style-name="ce131" table:formula="of:=COUNTIF([.C21:.M21];&quot;51¶&quot;)" office:value-type="float" office:value="1">
            <text:p>1</text:p>
          </table:table-cell>
          <table:table-cell table:style-name="ce131" table:formula="of:=COUNTIF([.C21:.M21];&quot;52¶&quot;)" office:value-type="float" office:value="1">
            <text:p>1</text:p>
          </table:table-cell>
          <table:table-cell table:style-name="ce131" table:formula="of:=COUNTIF([.C21:.M21];&quot;U&quot;)+COUNTIF([.C21:.M21];&quot;U☻&quot;)+COUNTIF([.C21:.M21];&quot;U☺&quot;)" office:value-type="float" office:value="1">
            <text:p>1</text:p>
          </table:table-cell>
          <table:table-cell table:style-name="ce131" table:formula="of:=COUNTIF([.C21:.M21];&quot;KVIT&quot;)+COUNTIF([.C21:.M21];&quot;KVIT☻&quot;)+COUNTIF([.C21:.M21];&quot;kvit$&quot;)" office:value-type="float" office:value="2">
            <text:p>2</text:p>
          </table:table-cell>
          <table:table-cell table:style-name="ce132" table:formula="of:=COUNTBLANK([.C21:.M21])" office:value-type="float" office:value="0">
            <text:p>0</text:p>
          </table:table-cell>
          <table:table-cell table:style-name="ce133" table:formula="of:=COUNTIF([.C21:.M21];&quot;x&quot;)" office:value-type="float" office:value="1">
            <text:p>1</text:p>
          </table:table-cell>
          <table:table-cell table:style-name="ce134" table:formula="of:=COUNTIF([.C21:.M21];&quot;51&quot;)+COUNTIF([.C21:.M21];&quot;51☻&quot;)+COUNTIF([.C21:.M21];&quot;2&quot;)+COUNTIF([.C21:.M21];&quot;52&quot;)+COUNTIF([.C21:.M21];&quot;52☻&quot;)+COUNTIF([.C21:.M21];&quot;51$&quot;)+COUNTIF([.C21:.M21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5-21">
            <text:p>21. maj 13</text:p>
          </table:table-cell>
          <table:table-cell table:style-name="ce124" table:formula="of:=TEXT([.A22];&quot;Ddd&quot;)" office:value-type="string" office:string-value="tor">
            <text:p>tor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4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9" office:value-type="string">
            <text:p>GRY</text:p>
          </table:table-cell>
          <table:table-cell table:style-name="ce33" office:value-type="string">
            <text:p>KON</text:p>
          </table:table-cell>
          <table:table-cell table:style-name="ce131" table:formula="of:=COUNTIF([.C22:.M22];&quot;☻&quot;)+COUNTIF([.C22:.M22];&quot;52☻&quot;)+COUNTIF([.C22:.M22];&quot;51☻&quot;)+COUNTIF([.C22:.M22];&quot;1☻&quot;)+COUNTIF([.C22:.M22];&quot;KVIT☻&quot;)+COUNTIF([.C22:.M22];&quot;U☻&quot;)" office:value-type="float" office:value="1">
            <text:p>1</text:p>
          </table:table-cell>
          <table:table-cell table:style-name="ce131" table:formula="of:=COUNTIF([.C22:.M22];&quot;☺&quot;)+COUNTIF([.C22:.M22];&quot;52☺&quot;)+COUNTIF([.C22:.M22];&quot;51☺&quot;)+COUNTIF([.C22:.M22];&quot;1☺&quot;)+COUNTIF([.C22:.M22];&quot;KVIT☺&quot;)+COUNTIF([.C22:.M22];&quot;U☺&quot;)" office:value-type="float" office:value="0">
            <text:p>0</text:p>
          </table:table-cell>
          <table:table-cell table:style-name="ce131" table:formula="of:=COUNTIF([.C22:.M22];&quot;51&quot;)+COUNTIF([.C22:.M22];&quot;51$&quot;)+COUNTIF([.C22:.M22];&quot;51☻&quot;)" office:value-type="float" office:value="1">
            <text:p>1</text:p>
          </table:table-cell>
          <table:table-cell table:style-name="ce131" table:formula="of:=COUNTIF([.C22:.M22];&quot;52&quot;)+COUNTIF([.C22:.M22];&quot;52$&quot;)+COUNTIF([.C22:.M22];&quot;52☻&quot;)" office:value-type="float" office:value="1">
            <text:p>1</text:p>
          </table:table-cell>
          <table:table-cell table:style-name="ce131" table:formula="of:=COUNTIF([.C22:.M22];&quot;51¶&quot;)" office:value-type="float" office:value="1">
            <text:p>1</text:p>
          </table:table-cell>
          <table:table-cell table:style-name="ce131" table:formula="of:=COUNTIF([.C22:.M22];&quot;52¶&quot;)" office:value-type="float" office:value="1">
            <text:p>1</text:p>
          </table:table-cell>
          <table:table-cell table:style-name="ce131" table:formula="of:=COUNTIF([.C22:.M22];&quot;U&quot;)+COUNTIF([.C22:.M22];&quot;U☻&quot;)+COUNTIF([.C22:.M22];&quot;U☺&quot;)" office:value-type="float" office:value="0">
            <text:p>0</text:p>
          </table:table-cell>
          <table:table-cell table:style-name="ce131" table:formula="of:=COUNTIF([.C22:.M22];&quot;KVIT&quot;)+COUNTIF([.C22:.M22];&quot;KVIT☻&quot;)+COUNTIF([.C22:.M22];&quot;kvit$&quot;)" office:value-type="float" office:value="2">
            <text:p>2</text:p>
          </table:table-cell>
          <table:table-cell table:style-name="ce132" table:formula="of:=COUNTBLANK([.C22:.M22])" office:value-type="float" office:value="0">
            <text:p>0</text:p>
          </table:table-cell>
          <table:table-cell table:style-name="ce133" table:formula="of:=COUNTIF([.C22:.M22];&quot;x&quot;)" office:value-type="float" office:value="1">
            <text:p>1</text:p>
          </table:table-cell>
          <table:table-cell table:style-name="ce134" table:formula="of:=COUNTIF([.C22:.M22];&quot;51&quot;)+COUNTIF([.C22:.M22];&quot;51☻&quot;)+COUNTIF([.C22:.M22];&quot;2&quot;)+COUNTIF([.C22:.M22];&quot;52&quot;)+COUNTIF([.C22:.M22];&quot;52☻&quot;)+COUNTIF([.C22:.M22];&quot;51$&quot;)+COUNTIF([.C22:.M22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5-22">
            <text:p>22. maj 13</text:p>
          </table:table-cell>
          <table:table-cell table:style-name="ce124" table:formula="of:=TEXT([.A23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1" office:value-type="string">
            <text:p>NPK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7" office:value-type="string">
            <office:annotation draw:style-name="gr1" draw:text-style-name="P1" svg:width="2.902cm" svg:height="1.008cm" svg:x="13.61cm" svg:y="13.925cm" draw:caption-point-x="-0.609cm" draw:caption-point-y="1.511cm">
              <dc:creator>MŠ</dc:creator>
              <dc:date>2013-12-23T00:00:00</dc:date>
              <text:p text:style-name="P1"><text:span text:style-name="T1">dezurna 17. in 29. maja</text:span></text:p>
            </office:annotation>
            <text:p>RAV</text:p>
          </table:table-cell>
          <table:table-cell table:style-name="ce33" office:value-type="string">
            <text:p>KON</text:p>
          </table:table-cell>
          <table:table-cell table:style-name="ce131" table:formula="of:=COUNTIF([.C23:.M23];&quot;☻&quot;)+COUNTIF([.C23:.M23];&quot;52☻&quot;)+COUNTIF([.C23:.M23];&quot;51☻&quot;)+COUNTIF([.C23:.M23];&quot;1☻&quot;)+COUNTIF([.C23:.M23];&quot;KVIT☻&quot;)+COUNTIF([.C23:.M23];&quot;U☻&quot;)" office:value-type="float" office:value="1">
            <text:p>1</text:p>
          </table:table-cell>
          <table:table-cell table:style-name="ce131" table:formula="of:=COUNTIF([.C23:.M23];&quot;☺&quot;)+COUNTIF([.C23:.M23];&quot;52☺&quot;)+COUNTIF([.C23:.M23];&quot;51☺&quot;)+COUNTIF([.C23:.M23];&quot;1☺&quot;)+COUNTIF([.C23:.M23];&quot;KVIT☺&quot;)+COUNTIF([.C23:.M23];&quot;U☺&quot;)" office:value-type="float" office:value="0">
            <text:p>0</text:p>
          </table:table-cell>
          <table:table-cell table:style-name="ce131" table:formula="of:=COUNTIF([.C23:.M23];&quot;51&quot;)+COUNTIF([.C23:.M23];&quot;51$&quot;)+COUNTIF([.C23:.M23];&quot;51☻&quot;)" office:value-type="float" office:value="1">
            <text:p>1</text:p>
          </table:table-cell>
          <table:table-cell table:style-name="ce131" table:formula="of:=COUNTIF([.C23:.M23];&quot;52&quot;)+COUNTIF([.C23:.M23];&quot;52$&quot;)+COUNTIF([.C23:.M23];&quot;52☻&quot;)" office:value-type="float" office:value="0">
            <text:p>0</text:p>
          </table:table-cell>
          <table:table-cell table:style-name="ce131" table:formula="of:=COUNTIF([.C23:.M23];&quot;51¶&quot;)" office:value-type="float" office:value="1">
            <text:p>1</text:p>
          </table:table-cell>
          <table:table-cell table:style-name="ce131" table:formula="of:=COUNTIF([.C23:.M23];&quot;52¶&quot;)" office:value-type="float" office:value="0">
            <text:p>0</text:p>
          </table:table-cell>
          <table:table-cell table:style-name="ce131" table:formula="of:=COUNTIF([.C23:.M23];&quot;U&quot;)+COUNTIF([.C23:.M23];&quot;U☻&quot;)+COUNTIF([.C23:.M23];&quot;U☺&quot;)" office:value-type="float" office:value="0">
            <text:p>0</text:p>
          </table:table-cell>
          <table:table-cell table:style-name="ce131" table:formula="of:=COUNTIF([.C23:.M23];&quot;KVIT&quot;)+COUNTIF([.C23:.M23];&quot;KVIT☻&quot;)+COUNTIF([.C23:.M23];&quot;kvit$&quot;)" office:value-type="float" office:value="2">
            <text:p>2</text:p>
          </table:table-cell>
          <table:table-cell table:style-name="ce132" table:formula="of:=COUNTBLANK([.C23:.M23])" office:value-type="float" office:value="0">
            <text:p>0</text:p>
          </table:table-cell>
          <table:table-cell table:style-name="ce133" table:formula="of:=COUNTIF([.C23:.M23];&quot;x&quot;)" office:value-type="float" office:value="1">
            <text:p>1</text:p>
          </table:table-cell>
          <table:table-cell table:style-name="ce134" table:formula="of:=COUNTIF([.C23:.M23];&quot;51&quot;)+COUNTIF([.C23:.M23];&quot;51☻&quot;)+COUNTIF([.C23:.M23];&quot;2&quot;)+COUNTIF([.C23:.M23];&quot;52&quot;)+COUNTIF([.C23:.M23];&quot;52☻&quot;)+COUNTIF([.C23:.M23];&quot;51$&quot;)+COUNTIF([.C23:.M23];&quot;52$&quot;)" office:value-type="float" office:value="1">
            <text:p>1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5-23">
            <text:p>23. maj 13</text:p>
          </table:table-cell>
          <table:table-cell table:style-name="ce124" table:formula="of:=TEXT([.A24];&quot;Ddd&quot;)" office:value-type="string" office:string-value="čet">
            <text:p>čet</text:p>
          </table:table-cell>
          <table:table-cell table:style-name="ce51" office:value-type="string">
            <text:p>NPK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5" office:value-type="string">
            <text:p>MIR</text:p>
          </table:table-cell>
          <table:table-cell table:style-name="ce33" office:value-type="string">
            <text:p>KON</text:p>
          </table:table-cell>
          <table:table-cell table:style-name="ce131" table:formula="of:=COUNTIF([.C24:.M24];&quot;☻&quot;)+COUNTIF([.C24:.M24];&quot;52☻&quot;)+COUNTIF([.C24:.M24];&quot;51☻&quot;)+COUNTIF([.C24:.M24];&quot;1☻&quot;)+COUNTIF([.C24:.M24];&quot;KVIT☻&quot;)+COUNTIF([.C24:.M24];&quot;U☻&quot;)" office:value-type="float" office:value="0">
            <text:p>0</text:p>
          </table:table-cell>
          <table:table-cell table:style-name="ce131" table:formula="of:=COUNTIF([.C24:.M24];&quot;☺&quot;)+COUNTIF([.C24:.M24];&quot;52☺&quot;)+COUNTIF([.C24:.M24];&quot;51☺&quot;)+COUNTIF([.C24:.M24];&quot;1☺&quot;)+COUNTIF([.C24:.M24];&quot;KVIT☺&quot;)+COUNTIF([.C24:.M24];&quot;U☺&quot;)" office:value-type="float" office:value="1">
            <text:p>1</text:p>
          </table:table-cell>
          <table:table-cell table:style-name="ce131" table:formula="of:=COUNTIF([.C24:.M24];&quot;51&quot;)+COUNTIF([.C24:.M24];&quot;51$&quot;)+COUNTIF([.C24:.M24];&quot;51☻&quot;)" office:value-type="float" office:value="0">
            <text:p>0</text:p>
          </table:table-cell>
          <table:table-cell table:style-name="ce131" table:formula="of:=COUNTIF([.C24:.M24];&quot;52&quot;)+COUNTIF([.C24:.M24];&quot;52$&quot;)+COUNTIF([.C24:.M24];&quot;52☻&quot;)" office:value-type="float" office:value="0">
            <text:p>0</text:p>
          </table:table-cell>
          <table:table-cell table:style-name="ce131" table:formula="of:=COUNTIF([.C24:.M24];&quot;51¶&quot;)" office:value-type="float" office:value="0">
            <text:p>0</text:p>
          </table:table-cell>
          <table:table-cell table:style-name="ce131" table:formula="of:=COUNTIF([.C24:.M24];&quot;52¶&quot;)" office:value-type="float" office:value="1">
            <text:p>1</text:p>
          </table:table-cell>
          <table:table-cell table:style-name="ce131" table:formula="of:=COUNTIF([.C24:.M24];&quot;U&quot;)+COUNTIF([.C24:.M24];&quot;U☻&quot;)+COUNTIF([.C24:.M24];&quot;U☺&quot;)" office:value-type="float" office:value="1">
            <text:p>1</text:p>
          </table:table-cell>
          <table:table-cell table:style-name="ce131" table:formula="of:=COUNTIF([.C24:.M24];&quot;KVIT&quot;)+COUNTIF([.C24:.M24];&quot;KVIT☻&quot;)+COUNTIF([.C24:.M24];&quot;kvit$&quot;)" office:value-type="float" office:value="2">
            <text:p>2</text:p>
          </table:table-cell>
          <table:table-cell table:style-name="ce132" table:formula="of:=COUNTBLANK([.C24:.M24])" office:value-type="float" office:value="0">
            <text:p>0</text:p>
          </table:table-cell>
          <table:table-cell table:style-name="ce133" table:formula="of:=COUNTIF([.C24:.M24];&quot;x&quot;)" office:value-type="float" office:value="1">
            <text:p>1</text:p>
          </table:table-cell>
          <table:table-cell table:style-name="ce134" table:formula="of:=COUNTIF([.C24:.M24];&quot;51&quot;)+COUNTIF([.C24:.M24];&quot;51☻&quot;)+COUNTIF([.C24:.M24];&quot;2&quot;)+COUNTIF([.C24:.M24];&quot;52&quot;)+COUNTIF([.C24:.M24];&quot;52☻&quot;)+COUNTIF([.C24:.M24];&quot;51$&quot;)+COUNTIF([.C24:.M24];&quot;52$&quot;)" office:value-type="float" office:value="0">
            <text:p>0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5-24">
            <text:p>24. maj 13</text:p>
          </table:table-cell>
          <table:table-cell table:style-name="ce124" table:formula="of:=TEXT([.A25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9" office:value-type="string">
            <text:p>ORO</text:p>
          </table:table-cell>
          <table:table-cell table:style-name="ce33" table:formula="of:=[$januar.$M$1]" office:value-type="string" office:string-value="TAL">
            <text:p>TAL</text:p>
          </table:table-cell>
          <table:table-cell table:style-name="ce131" table:formula="of:=COUNTIF([.C25:.M25];&quot;☻&quot;)+COUNTIF([.C25:.M25];&quot;52☻&quot;)+COUNTIF([.C25:.M25];&quot;51☻&quot;)+COUNTIF([.C25:.M25];&quot;1☻&quot;)+COUNTIF([.C25:.M25];&quot;KVIT☻&quot;)+COUNTIF([.C25:.M25];&quot;U☻&quot;)" office:value-type="float" office:value="1">
            <text:p>1</text:p>
          </table:table-cell>
          <table:table-cell table:style-name="ce131" table:formula="of:=COUNTIF([.C25:.M25];&quot;☺&quot;)+COUNTIF([.C25:.M25];&quot;52☺&quot;)+COUNTIF([.C25:.M25];&quot;51☺&quot;)+COUNTIF([.C25:.M25];&quot;1☺&quot;)+COUNTIF([.C25:.M25];&quot;KVIT☺&quot;)+COUNTIF([.C25:.M25];&quot;U☺&quot;)" office:value-type="float" office:value="1">
            <text:p>1</text:p>
          </table:table-cell>
          <table:table-cell table:style-name="ce131" table:formula="of:=COUNTIF([.C25:.M25];&quot;51&quot;)+COUNTIF([.C25:.M25];&quot;51$&quot;)+COUNTIF([.C25:.M25];&quot;51☻&quot;)" office:value-type="float" office:value="1">
            <text:p>1</text:p>
          </table:table-cell>
          <table:table-cell table:style-name="ce131" table:formula="of:=COUNTIF([.C25:.M25];&quot;52&quot;)+COUNTIF([.C25:.M25];&quot;52$&quot;)+COUNTIF([.C25:.M25];&quot;52☻&quot;)" office:value-type="float" office:value="1">
            <text:p>1</text:p>
          </table:table-cell>
          <table:table-cell table:style-name="ce131" table:formula="of:=COUNTIF([.C25:.M25];&quot;51¶&quot;)" office:value-type="float" office:value="0">
            <text:p>0</text:p>
          </table:table-cell>
          <table:table-cell table:style-name="ce131" table:formula="of:=COUNTIF([.C25:.M25];&quot;52¶&quot;)" office:value-type="float" office:value="1">
            <text:p>1</text:p>
          </table:table-cell>
          <table:table-cell table:style-name="ce131" table:formula="of:=COUNTIF([.C25:.M25];&quot;U&quot;)+COUNTIF([.C25:.M25];&quot;U☻&quot;)+COUNTIF([.C25:.M25];&quot;U☺&quot;)" office:value-type="float" office:value="0">
            <text:p>0</text:p>
          </table:table-cell>
          <table:table-cell table:style-name="ce131" table:formula="of:=COUNTIF([.C25:.M25];&quot;KVIT&quot;)+COUNTIF([.C25:.M25];&quot;KVIT☻&quot;)+COUNTIF([.C25:.M25];&quot;kvit$&quot;)" office:value-type="float" office:value="2">
            <text:p>2</text:p>
          </table:table-cell>
          <table:table-cell table:style-name="ce132" table:formula="of:=COUNTBLANK([.C25:.M25])" office:value-type="float" office:value="0">
            <text:p>0</text:p>
          </table:table-cell>
          <table:table-cell table:style-name="ce133" table:formula="of:=COUNTIF([.C25:.M25];&quot;x&quot;)" office:value-type="float" office:value="1">
            <text:p>1</text:p>
          </table:table-cell>
          <table:table-cell table:style-name="ce134" table:formula="of:=COUNTIF([.C25:.M25];&quot;51&quot;)+COUNTIF([.C25:.M25];&quot;51☻&quot;)+COUNTIF([.C25:.M25];&quot;2&quot;)+COUNTIF([.C25:.M25];&quot;52&quot;)+COUNTIF([.C25:.M25];&quot;52☻&quot;)+COUNTIF([.C25:.M25];&quot;51$&quot;)+COUNTIF([.C25:.M25];&quot;52$&quot;)" office:value-type="float" office:value="2">
            <text:p>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5-25">
            <text:p>25. maj 13</text:p>
          </table:table-cell>
          <table:table-cell table:style-name="ce123" table:formula="of:=TEXT([.A26];&quot;Ddd&quot;)" office:value-type="string" office:string-value="sob">
            <text:p>sob</text:p>
          </table:table-cell>
          <table:table-cell table:style-name="ce127">
            <office:annotation draw:style-name="gr1" draw:text-style-name="P1" svg:width="2.902cm" svg:height="0.608cm" svg:x="3.497cm" svg:y="16.025cm" draw:caption-point-x="-0.61cm" draw:caption-point-y="1.515cm">
              <dc:creator>MŠ</dc:creator>
              <dc:date>2013-12-23T00:00:00</dc:date>
              <text:p text:style-name="P1"><text:span text:style-name="T1">artros</text:span></text:p>
            </office:annotation>
          </table:table-cell>
          <table:table-cell table:style-name="ce127"/>
          <table:table-cell table:style-name="ce6" table:formula="of:=[$'Vzorci vnosov'.$A$14]" office:value-type="string" office:string-value="☻">
            <text:p>☻</text:p>
          </table:table-cell>
          <table:table-cell table:style-name="ce127" table:number-columns-repeated="3"/>
          <table:table-cell table:style-name="ce56" office:value-type="string">
            <text:p>POR</text:p>
          </table:table-cell>
          <table:table-cell table:style-name="ce127"/>
          <table:table-cell table:style-name="ce11" table:formula="of:=[$'Vzorci vnosov'.$A$21]" office:value-type="string" office:string-value="☺">
            <text:p>☺</text:p>
          </table:table-cell>
          <table:table-cell table:style-name="ce127" table:number-columns-repeated="2"/>
          <table:table-cell table:style-name="ce56" office:value-type="string">
            <text:p>MŠŠ</text:p>
          </table:table-cell>
          <table:table-cell table:style-name="ce56" office:value-type="string">
            <text:p>ŠOŠ</text:p>
          </table:table-cell>
          <table:table-cell table:style-name="ce131" table:formula="of:=COUNTIF([.C26:.M26];&quot;☻&quot;)+COUNTIF([.C26:.M26];&quot;52☻&quot;)+COUNTIF([.C26:.M26];&quot;51☻&quot;)+COUNTIF([.C26:.M26];&quot;1☻&quot;)+COUNTIF([.C26:.M26];&quot;KVIT☻&quot;)+COUNTIF([.C26:.M26];&quot;U☻&quot;)" office:value-type="float" office:value="1">
            <text:p>1</text:p>
          </table:table-cell>
          <table:table-cell table:style-name="ce131" table:formula="of:=COUNTIF([.C26:.M26];&quot;☺&quot;)+COUNTIF([.C26:.M26];&quot;52☺&quot;)+COUNTIF([.C26:.M26];&quot;51☺&quot;)+COUNTIF([.C26:.M26];&quot;1☺&quot;)+COUNTIF([.C26:.M26];&quot;KVIT☺&quot;)+COUNTIF([.C26:.M26];&quot;U☺&quot;)" office:value-type="float" office:value="1">
            <text:p>1</text:p>
          </table:table-cell>
          <table:table-cell table:style-name="ce131" table:formula="of:=COUNTIF([.C26:.M26];&quot;51&quot;)+COUNTIF([.C26:.M26];&quot;51$&quot;)+COUNTIF([.C26:.M26];&quot;51☻&quot;)" office:value-type="float" office:value="0">
            <text:p>0</text:p>
          </table:table-cell>
          <table:table-cell table:style-name="ce131" table:formula="of:=COUNTIF([.C26:.M26];&quot;52&quot;)+COUNTIF([.C26:.M26];&quot;52$&quot;)+COUNTIF([.C26:.M26];&quot;52☻&quot;)" office:value-type="float" office:value="0">
            <text:p>0</text:p>
          </table:table-cell>
          <table:table-cell table:style-name="ce131" table:formula="of:=COUNTIF([.C26:.M26];&quot;51¶&quot;)" office:value-type="float" office:value="0">
            <text:p>0</text:p>
          </table:table-cell>
          <table:table-cell table:style-name="ce131" table:formula="of:=COUNTIF([.C26:.M26];&quot;52¶&quot;)" office:value-type="float" office:value="0">
            <text:p>0</text:p>
          </table:table-cell>
          <table:table-cell table:style-name="ce131" table:formula="of:=COUNTIF([.C26:.M26];&quot;U&quot;)+COUNTIF([.C26:.M26];&quot;U☻&quot;)+COUNTIF([.C26:.M26];&quot;U☺&quot;)" office:value-type="float" office:value="0">
            <text:p>0</text:p>
          </table:table-cell>
          <table:table-cell table:style-name="ce131" table:formula="of:=COUNTIF([.C26:.M26];&quot;KVIT&quot;)+COUNTIF([.C26:.M26];&quot;KVIT☻&quot;)+COUNTIF([.C26:.M26];&quot;kvit$&quot;)" office:value-type="float" office:value="0">
            <text:p>0</text:p>
          </table:table-cell>
          <table:table-cell table:style-name="ce132" table:formula="of:=COUNTBLANK([.C26:.M26])" office:value-type="float" office:value="8">
            <text:p>8</text:p>
          </table:table-cell>
          <table:table-cell table:style-name="ce133" table:formula="of:=COUNTIF([.C26:.M26];&quot;x&quot;)" office:value-type="float" office:value="0">
            <text:p>0</text:p>
          </table:table-cell>
          <table:table-cell table:style-name="ce134" table:formula="of:=COUNTIF([.C26:.M26];&quot;51&quot;)+COUNTIF([.C26:.M26];&quot;51☻&quot;)+COUNTIF([.C26:.M26];&quot;2&quot;)+COUNTIF([.C26:.M26];&quot;52&quot;)+COUNTIF([.C26:.M26];&quot;52☻&quot;)+COUNTIF([.C26:.M26];&quot;51$&quot;)+COUNTIF([.C26:.M26];&quot;52$&quot;)" office:value-type="float" office:value="0">
            <text:p>0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5-26">
            <text:p>26. maj 13</text:p>
          </table:table-cell>
          <table:table-cell table:style-name="ce123" table:formula="of:=TEXT([.A27];&quot;Ddd&quot;)" office:value-type="string" office:string-value="ned">
            <text:p>ned</text:p>
          </table:table-cell>
          <table:table-cell table:style-name="ce128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128" table:number-columns-repeated="2"/>
          <table:table-cell table:style-name="ce127"/>
          <table:table-cell table:style-name="ce56" office:value-type="string">
            <text:p>POR</text:p>
          </table:table-cell>
          <table:table-cell table:style-name="ce128"/>
          <table:table-cell table:style-name="ce11" table:formula="of:=[$'Vzorci vnosov'.$A$21]" office:value-type="string" office:string-value="☺">
            <text:p>☺</text:p>
          </table:table-cell>
          <table:table-cell table:style-name="ce128" table:number-columns-repeated="2"/>
          <table:table-cell table:style-name="ce56" office:value-type="string">
            <text:p>MŠŠ</text:p>
          </table:table-cell>
          <table:table-cell table:style-name="ce56" office:value-type="string">
            <text:p>ŠOŠ</text:p>
          </table:table-cell>
          <table:table-cell table:style-name="ce131" table:formula="of:=COUNTIF([.C27:.M27];&quot;☻&quot;)+COUNTIF([.C27:.M27];&quot;52☻&quot;)+COUNTIF([.C27:.M27];&quot;51☻&quot;)+COUNTIF([.C27:.M27];&quot;1☻&quot;)+COUNTIF([.C27:.M27];&quot;KVIT☻&quot;)+COUNTIF([.C27:.M27];&quot;U☻&quot;)" office:value-type="float" office:value="1">
            <text:p>1</text:p>
          </table:table-cell>
          <table:table-cell table:style-name="ce131" table:formula="of:=COUNTIF([.C27:.M27];&quot;☺&quot;)+COUNTIF([.C27:.M27];&quot;52☺&quot;)+COUNTIF([.C27:.M27];&quot;51☺&quot;)+COUNTIF([.C27:.M27];&quot;1☺&quot;)+COUNTIF([.C27:.M27];&quot;KVIT☺&quot;)+COUNTIF([.C27:.M27];&quot;U☺&quot;)" office:value-type="float" office:value="1">
            <text:p>1</text:p>
          </table:table-cell>
          <table:table-cell table:style-name="ce131" table:formula="of:=COUNTIF([.C27:.M27];&quot;51&quot;)+COUNTIF([.C27:.M27];&quot;51$&quot;)+COUNTIF([.C27:.M27];&quot;51☻&quot;)" office:value-type="float" office:value="0">
            <text:p>0</text:p>
          </table:table-cell>
          <table:table-cell table:style-name="ce131" table:formula="of:=COUNTIF([.C27:.M27];&quot;52&quot;)+COUNTIF([.C27:.M27];&quot;52$&quot;)+COUNTIF([.C27:.M27];&quot;52☻&quot;)" office:value-type="float" office:value="0">
            <text:p>0</text:p>
          </table:table-cell>
          <table:table-cell table:style-name="ce131" table:formula="of:=COUNTIF([.C27:.M27];&quot;51¶&quot;)" office:value-type="float" office:value="0">
            <text:p>0</text:p>
          </table:table-cell>
          <table:table-cell table:style-name="ce131" table:formula="of:=COUNTIF([.C27:.M27];&quot;52¶&quot;)" office:value-type="float" office:value="0">
            <text:p>0</text:p>
          </table:table-cell>
          <table:table-cell table:style-name="ce131" table:formula="of:=COUNTIF([.C27:.M27];&quot;U&quot;)+COUNTIF([.C27:.M27];&quot;U☻&quot;)+COUNTIF([.C27:.M27];&quot;U☺&quot;)" office:value-type="float" office:value="0">
            <text:p>0</text:p>
          </table:table-cell>
          <table:table-cell table:style-name="ce131" table:formula="of:=COUNTIF([.C27:.M27];&quot;KVIT&quot;)+COUNTIF([.C27:.M27];&quot;KVIT☻&quot;)+COUNTIF([.C27:.M27];&quot;kvit$&quot;)" office:value-type="float" office:value="0">
            <text:p>0</text:p>
          </table:table-cell>
          <table:table-cell table:style-name="ce132" table:formula="of:=COUNTBLANK([.C27:.M27])" office:value-type="float" office:value="8">
            <text:p>8</text:p>
          </table:table-cell>
          <table:table-cell table:style-name="ce133" table:formula="of:=COUNTIF([.C27:.M27];&quot;x&quot;)" office:value-type="float" office:value="0">
            <text:p>0</text:p>
          </table:table-cell>
          <table:table-cell table:style-name="ce134" table:formula="of:=COUNTIF([.C27:.M27];&quot;51&quot;)+COUNTIF([.C27:.M27];&quot;51☻&quot;)+COUNTIF([.C27:.M27];&quot;2&quot;)+COUNTIF([.C27:.M27];&quot;52&quot;)+COUNTIF([.C27:.M27];&quot;52☻&quot;)+COUNTIF([.C27:.M27];&quot;51$&quot;)+COUNTIF([.C27:.M27];&quot;52$&quot;)" office:value-type="float" office:value="0">
            <text:p>0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5-27">
            <text:p>27. maj 13</text:p>
          </table:table-cell>
          <table:table-cell table:style-name="ce124" table:formula="of:=TEXT([.A28];&quot;Ddd&quot;)" office:value-type="string" office:string-value="pon">
            <text:p>pon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9" office:value-type="string">
            <text:p>P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7" office:value-type="string">
            <office:annotation draw:style-name="gr1" draw:text-style-name="P1" svg:width="2.902cm" svg:height="1.01cm" svg:x="13.61cm" svg:y="17.428cm" draw:caption-point-x="-0.609cm" draw:caption-point-y="1.514cm">
              <dc:creator>MŠ</dc:creator>
              <dc:date>2013-12-23T00:00:00</dc:date>
              <text:p text:style-name="P1"><text:span text:style-name="T1">dezurna 17. in 29. maja</text:span></text:p>
            </office:annotation>
            <text:p>RAV</text:p>
          </table:table-cell>
          <table:table-cell table:style-name="ce33" office:value-type="string">
            <text:p>TAL</text:p>
          </table:table-cell>
          <table:table-cell table:style-name="ce131" table:formula="of:=COUNTIF([.C28:.M28];&quot;☻&quot;)+COUNTIF([.C28:.M28];&quot;52☻&quot;)+COUNTIF([.C28:.M28];&quot;51☻&quot;)+COUNTIF([.C28:.M28];&quot;1☻&quot;)+COUNTIF([.C28:.M28];&quot;KVIT☻&quot;)+COUNTIF([.C28:.M28];&quot;U☻&quot;)" office:value-type="float" office:value="1">
            <text:p>1</text:p>
          </table:table-cell>
          <table:table-cell table:style-name="ce131" table:formula="of:=COUNTIF([.C28:.M28];&quot;☺&quot;)+COUNTIF([.C28:.M28];&quot;52☺&quot;)+COUNTIF([.C28:.M28];&quot;51☺&quot;)+COUNTIF([.C28:.M28];&quot;1☺&quot;)+COUNTIF([.C28:.M28];&quot;KVIT☺&quot;)+COUNTIF([.C28:.M28];&quot;U☺&quot;)" office:value-type="float" office:value="0">
            <text:p>0</text:p>
          </table:table-cell>
          <table:table-cell table:style-name="ce131" table:formula="of:=COUNTIF([.C28:.M28];&quot;51&quot;)+COUNTIF([.C28:.M28];&quot;51$&quot;)+COUNTIF([.C28:.M28];&quot;51☻&quot;)" office:value-type="float" office:value="2">
            <text:p>2</text:p>
          </table:table-cell>
          <table:table-cell table:style-name="ce131" table:formula="of:=COUNTIF([.C28:.M28];&quot;52&quot;)+COUNTIF([.C28:.M28];&quot;52$&quot;)+COUNTIF([.C28:.M28];&quot;52☻&quot;)" office:value-type="float" office:value="1">
            <text:p>1</text:p>
          </table:table-cell>
          <table:table-cell table:style-name="ce131" table:formula="of:=COUNTIF([.C28:.M28];&quot;51¶&quot;)" office:value-type="float" office:value="1">
            <text:p>1</text:p>
          </table:table-cell>
          <table:table-cell table:style-name="ce131" table:formula="of:=COUNTIF([.C28:.M28];&quot;52¶&quot;)" office:value-type="float" office:value="1">
            <text:p>1</text:p>
          </table:table-cell>
          <table:table-cell table:style-name="ce131" table:formula="of:=COUNTIF([.C28:.M28];&quot;U&quot;)+COUNTIF([.C28:.M28];&quot;U☻&quot;)+COUNTIF([.C28:.M28];&quot;U☺&quot;)" office:value-type="float" office:value="1">
            <text:p>1</text:p>
          </table:table-cell>
          <table:table-cell table:style-name="ce131" table:formula="of:=COUNTIF([.C28:.M28];&quot;KVIT&quot;)+COUNTIF([.C28:.M28];&quot;KVIT☻&quot;)+COUNTIF([.C28:.M28];&quot;kvit$&quot;)" office:value-type="float" office:value="2">
            <text:p>2</text:p>
          </table:table-cell>
          <table:table-cell table:style-name="ce132" table:formula="of:=COUNTBLANK([.C28:.M28])" office:value-type="float" office:value="0">
            <text:p>0</text:p>
          </table:table-cell>
          <table:table-cell table:style-name="ce133" table:formula="of:=COUNTIF([.C28:.M28];&quot;x&quot;)" office:value-type="float" office:value="2">
            <text:p>2</text:p>
          </table:table-cell>
          <table:table-cell table:style-name="ce134" table:formula="of:=COUNTIF([.C28:.M28];&quot;51&quot;)+COUNTIF([.C28:.M28];&quot;51☻&quot;)+COUNTIF([.C28:.M28];&quot;2&quot;)+COUNTIF([.C28:.M28];&quot;52&quot;)+COUNTIF([.C28:.M28];&quot;52☻&quot;)+COUNTIF([.C28:.M28];&quot;51$&quot;)+COUNTIF([.C28:.M28];&quot;52$&quot;)" office:value-type="float" office:value="3">
            <text:p>3</text:p>
          </table:table-cell>
          <table:table-cell table:style-name="ce75" table:formula="of:=[$'Vzorci vnosov'.$A$29]" office:value-type="string" office:string-value=".">
            <text:p>.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5-28">
            <text:p>28. maj 13</text:p>
          </table:table-cell>
          <table:table-cell table:style-name="ce124" table:formula="of:=TEXT([.A29];&quot;Ddd&quot;)" office:value-type="string" office:string-value="tor">
            <text:p>tor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9" office:value-type="string">
            <text:p>POR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5" office:value-type="string">
            <text:p>MIR</text:p>
          </table:table-cell>
          <table:table-cell table:style-name="ce33" office:value-type="string">
            <text:p>PIN</text:p>
          </table:table-cell>
          <table:table-cell table:style-name="ce131" table:formula="of:=COUNTIF([.C29:.M29];&quot;☻&quot;)+COUNTIF([.C29:.M29];&quot;52☻&quot;)+COUNTIF([.C29:.M29];&quot;51☻&quot;)+COUNTIF([.C29:.M29];&quot;1☻&quot;)+COUNTIF([.C29:.M29];&quot;KVIT☻&quot;)+COUNTIF([.C29:.M29];&quot;U☻&quot;)" office:value-type="float" office:value="1">
            <text:p>1</text:p>
          </table:table-cell>
          <table:table-cell table:style-name="ce131" table:formula="of:=COUNTIF([.C29:.M29];&quot;☺&quot;)+COUNTIF([.C29:.M29];&quot;52☺&quot;)+COUNTIF([.C29:.M29];&quot;51☺&quot;)+COUNTIF([.C29:.M29];&quot;1☺&quot;)+COUNTIF([.C29:.M29];&quot;KVIT☺&quot;)+COUNTIF([.C29:.M29];&quot;U☺&quot;)" office:value-type="float" office:value="0">
            <text:p>0</text:p>
          </table:table-cell>
          <table:table-cell table:style-name="ce131" table:formula="of:=COUNTIF([.C29:.M29];&quot;51&quot;)+COUNTIF([.C29:.M29];&quot;51$&quot;)+COUNTIF([.C29:.M29];&quot;51☻&quot;)" office:value-type="float" office:value="1">
            <text:p>1</text:p>
          </table:table-cell>
          <table:table-cell table:style-name="ce131" table:formula="of:=COUNTIF([.C29:.M29];&quot;52&quot;)+COUNTIF([.C29:.M29];&quot;52$&quot;)+COUNTIF([.C29:.M29];&quot;52☻&quot;)" office:value-type="float" office:value="1">
            <text:p>1</text:p>
          </table:table-cell>
          <table:table-cell table:style-name="ce131" table:formula="of:=COUNTIF([.C29:.M29];&quot;51¶&quot;)" office:value-type="float" office:value="1">
            <text:p>1</text:p>
          </table:table-cell>
          <table:table-cell table:style-name="ce131" table:formula="of:=COUNTIF([.C29:.M29];&quot;52¶&quot;)" office:value-type="float" office:value="1">
            <text:p>1</text:p>
          </table:table-cell>
          <table:table-cell table:style-name="ce131" table:formula="of:=COUNTIF([.C29:.M29];&quot;U&quot;)+COUNTIF([.C29:.M29];&quot;U☻&quot;)+COUNTIF([.C29:.M29];&quot;U☺&quot;)" office:value-type="float" office:value="1">
            <text:p>1</text:p>
          </table:table-cell>
          <table:table-cell table:style-name="ce131" table:formula="of:=COUNTIF([.C29:.M29];&quot;KVIT&quot;)+COUNTIF([.C29:.M29];&quot;KVIT☻&quot;)+COUNTIF([.C29:.M29];&quot;kvit$&quot;)" office:value-type="float" office:value="3">
            <text:p>3</text:p>
          </table:table-cell>
          <table:table-cell table:style-name="ce132" table:formula="of:=COUNTBLANK([.C29:.M29])" office:value-type="float" office:value="0">
            <text:p>0</text:p>
          </table:table-cell>
          <table:table-cell table:style-name="ce133" table:formula="of:=COUNTIF([.C29:.M29];&quot;x&quot;)" office:value-type="float" office:value="1">
            <text:p>1</text:p>
          </table:table-cell>
          <table:table-cell table:style-name="ce134" table:formula="of:=COUNTIF([.C29:.M29];&quot;51&quot;)+COUNTIF([.C29:.M29];&quot;51☻&quot;)+COUNTIF([.C29:.M29];&quot;2&quot;)+COUNTIF([.C29:.M29];&quot;52&quot;)+COUNTIF([.C29:.M29];&quot;52☻&quot;)+COUNTIF([.C29:.M29];&quot;51$&quot;)+COUNTIF([.C29:.M29];&quot;52$&quot;)" office:value-type="float" office:value="2">
            <text:p>2</text:p>
          </table:table-cell>
          <table:table-cell table:style-name="ce75" table:formula="of:=[$'Vzorci vnosov'.$A$30]" office:value-type="string" office:string-value=".">
            <text:p>.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5-29">
            <text:p>29. maj 13</text:p>
          </table:table-cell>
          <table:table-cell table:style-name="ce124" table:formula="of:=TEXT([.A30];&quot;Ddd&quot;)" office:value-type="string" office:string-value="sre">
            <text:p>sre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9" office:value-type="string">
            <text:p>P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2" office:value-type="string">
            <office:annotation draw:style-name="gr1" draw:text-style-name="P1" svg:width="2.932cm" svg:height="2.315cm" svg:x="10.679cm" svg:y="19.876cm" draw:caption-point-x="-0.608cm" draw:caption-point-y="0.468cm">
              <dc:creator>MŠ</dc:creator>
              <dc:date>2013-12-23T00:00:00</dc:date>
              <text:p text:style-name="P1"><text:span text:style-name="T1">Ne morem 5., 6., 7.</text:span></text:p>
            </office:annotation>
            <text:p>RTG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9" office:value-type="string">
            <text:p>ROD</text:p>
          </table:table-cell>
          <table:table-cell table:style-name="ce33" office:value-type="string">
            <text:p>PIN</text:p>
          </table:table-cell>
          <table:table-cell table:style-name="ce131" table:formula="of:=COUNTIF([.C30:.M30];&quot;☻&quot;)+COUNTIF([.C30:.M30];&quot;52☻&quot;)+COUNTIF([.C30:.M30];&quot;51☻&quot;)+COUNTIF([.C30:.M30];&quot;1☻&quot;)+COUNTIF([.C30:.M30];&quot;KVIT☻&quot;)+COUNTIF([.C30:.M30];&quot;U☻&quot;)" office:value-type="float" office:value="0">
            <text:p>0</text:p>
          </table:table-cell>
          <table:table-cell table:style-name="ce131" table:formula="of:=COUNTIF([.C30:.M30];&quot;☺&quot;)+COUNTIF([.C30:.M30];&quot;52☺&quot;)+COUNTIF([.C30:.M30];&quot;51☺&quot;)+COUNTIF([.C30:.M30];&quot;1☺&quot;)+COUNTIF([.C30:.M30];&quot;KVIT☺&quot;)+COUNTIF([.C30:.M30];&quot;U☺&quot;)" office:value-type="float" office:value="1">
            <text:p>1</text:p>
          </table:table-cell>
          <table:table-cell table:style-name="ce131" table:formula="of:=COUNTIF([.C30:.M30];&quot;51&quot;)+COUNTIF([.C30:.M30];&quot;51$&quot;)+COUNTIF([.C30:.M30];&quot;51☻&quot;)" office:value-type="float" office:value="1">
            <text:p>1</text:p>
          </table:table-cell>
          <table:table-cell table:style-name="ce131" table:formula="of:=COUNTIF([.C30:.M30];&quot;52&quot;)+COUNTIF([.C30:.M30];&quot;52$&quot;)+COUNTIF([.C30:.M30];&quot;52☻&quot;)" office:value-type="float" office:value="1">
            <text:p>1</text:p>
          </table:table-cell>
          <table:table-cell table:style-name="ce131" table:formula="of:=COUNTIF([.C30:.M30];&quot;51¶&quot;)" office:value-type="float" office:value="1">
            <text:p>1</text:p>
          </table:table-cell>
          <table:table-cell table:style-name="ce131" table:formula="of:=COUNTIF([.C30:.M30];&quot;52¶&quot;)" office:value-type="float" office:value="1">
            <text:p>1</text:p>
          </table:table-cell>
          <table:table-cell table:style-name="ce131" table:formula="of:=COUNTIF([.C30:.M30];&quot;U&quot;)+COUNTIF([.C30:.M30];&quot;U☻&quot;)+COUNTIF([.C30:.M30];&quot;U☺&quot;)" office:value-type="float" office:value="1">
            <text:p>1</text:p>
          </table:table-cell>
          <table:table-cell table:style-name="ce131" table:formula="of:=COUNTIF([.C30:.M30];&quot;KVIT&quot;)+COUNTIF([.C30:.M30];&quot;KVIT☻&quot;)+COUNTIF([.C30:.M30];&quot;kvit$&quot;)" office:value-type="float" office:value="2">
            <text:p>2</text:p>
          </table:table-cell>
          <table:table-cell table:style-name="ce132" table:formula="of:=COUNTBLANK([.C30:.M30])" office:value-type="float" office:value="0">
            <text:p>0</text:p>
          </table:table-cell>
          <table:table-cell table:style-name="ce133" table:formula="of:=COUNTIF([.C30:.M30];&quot;x&quot;)" office:value-type="float" office:value="0">
            <text:p>0</text:p>
          </table:table-cell>
          <table:table-cell table:style-name="ce134" table:formula="of:=COUNTIF([.C30:.M30];&quot;51&quot;)+COUNTIF([.C30:.M30];&quot;51☻&quot;)+COUNTIF([.C30:.M30];&quot;2&quot;)+COUNTIF([.C30:.M30];&quot;52&quot;)+COUNTIF([.C30:.M30];&quot;52☻&quot;)+COUNTIF([.C30:.M30];&quot;51$&quot;)+COUNTIF([.C30:.M30];&quot;52$&quot;)" office:value-type="float" office:value="2">
            <text:p>2</text:p>
          </table:table-cell>
          <table:table-cell table:number-columns-repeated="998"/>
        </table:table-row>
        <table:table-row table:style-name="ro8">
          <table:table-cell table:style-name="ce20" office:value-type="date" office:date-value="2013-05-30">
            <text:p>30. maj 13</text:p>
          </table:table-cell>
          <table:table-cell table:style-name="ce124" table:formula="of:=TEXT([.A31];&quot;Ddd&quot;)" office:value-type="string" office:string-value="čet">
            <text:p>čet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9" office:value-type="string">
            <text:p>POR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office:annotation draw:style-name="gr1" draw:text-style-name="P1" svg:width="2.9cm" svg:height="0.603cm" svg:x="10.681cm" svg:y="19.531cm" draw:caption-point-x="-0.61cm" draw:caption-point-y="1.514cm">
              <dc:creator>MŠ</dc:creator>
              <dc:date>2013-12-23T00:00:00</dc:date>
              <text:p text:style-name="P1"><text:span text:style-name="T1">Samo dopoldan</text:span></text:p>
            </office:annotation>
            <text:p>51</text:p>
          </table:table-cell>
          <table:table-cell table:style-name="ce3" table:formula="of:=[$'Vzorci vnosov'.$A$4]" office:value-type="string" office:string-value="51">
            <office:annotation draw:style-name="gr1" draw:text-style-name="P1" svg:width="2.9cm" svg:height="0.603cm" svg:x="11.579cm" svg:y="19.531cm" draw:caption-point-x="-0.61cm" draw:caption-point-y="1.514cm">
              <dc:creator>MŠ</dc:creator>
              <dc:date>2013-12-23T00:00:00</dc:date>
              <text:p text:style-name="P1"><text:span text:style-name="T1">Dez anest</text:span></text:p>
            </office:annotation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9" office:value-type="string">
            <office:annotation draw:style-name="gr1" draw:text-style-name="P1" svg:width="2.902cm" svg:height="1.413cm" svg:x="13.61cm" svg:y="19.674cm" draw:caption-point-x="-0.609cm" draw:caption-point-y="1.371cm">
              <dc:creator>MŠ</dc:creator>
              <dc:date>2013-12-23T00:00:00</dc:date>
              <text:p text:style-name="P1"><text:span text:style-name="T1">Ne morem pa 6., 11/12 ter 22.-26.5.</text:span></text:p>
            </office:annotation>
            <text:p>ŠTU</text:p>
          </table:table-cell>
          <table:table-cell table:style-name="ce33" office:value-type="string">
            <text:p>MŠŠ</text:p>
          </table:table-cell>
          <table:table-cell table:style-name="ce131" table:formula="of:=COUNTIF([.C31:.M31];&quot;☻&quot;)+COUNTIF([.C31:.M31];&quot;52☻&quot;)+COUNTIF([.C31:.M31];&quot;51☻&quot;)+COUNTIF([.C31:.M31];&quot;1☻&quot;)+COUNTIF([.C31:.M31];&quot;KVIT☻&quot;)+COUNTIF([.C31:.M31];&quot;U☻&quot;)" office:value-type="float" office:value="1">
            <text:p>1</text:p>
          </table:table-cell>
          <table:table-cell table:style-name="ce131" table:formula="of:=COUNTIF([.C31:.M31];&quot;☺&quot;)+COUNTIF([.C31:.M31];&quot;52☺&quot;)+COUNTIF([.C31:.M31];&quot;51☺&quot;)+COUNTIF([.C31:.M31];&quot;1☺&quot;)+COUNTIF([.C31:.M31];&quot;KVIT☺&quot;)+COUNTIF([.C31:.M31];&quot;U☺&quot;)" office:value-type="float" office:value="0">
            <text:p>0</text:p>
          </table:table-cell>
          <table:table-cell table:style-name="ce131" table:formula="of:=COUNTIF([.C31:.M31];&quot;51&quot;)+COUNTIF([.C31:.M31];&quot;51$&quot;)+COUNTIF([.C31:.M31];&quot;51☻&quot;)" office:value-type="float" office:value="2">
            <text:p>2</text:p>
          </table:table-cell>
          <table:table-cell table:style-name="ce131" table:formula="of:=COUNTIF([.C31:.M31];&quot;52&quot;)+COUNTIF([.C31:.M31];&quot;52$&quot;)+COUNTIF([.C31:.M31];&quot;52☻&quot;)" office:value-type="float" office:value="1">
            <text:p>1</text:p>
          </table:table-cell>
          <table:table-cell table:style-name="ce131" table:formula="of:=COUNTIF([.C31:.M31];&quot;51¶&quot;)" office:value-type="float" office:value="0">
            <text:p>0</text:p>
          </table:table-cell>
          <table:table-cell table:style-name="ce131" table:formula="of:=COUNTIF([.C31:.M31];&quot;52¶&quot;)" office:value-type="float" office:value="1">
            <text:p>1</text:p>
          </table:table-cell>
          <table:table-cell table:style-name="ce131" table:formula="of:=COUNTIF([.C31:.M31];&quot;U&quot;)+COUNTIF([.C31:.M31];&quot;U☻&quot;)+COUNTIF([.C31:.M31];&quot;U☺&quot;)" office:value-type="float" office:value="2">
            <text:p>2</text:p>
          </table:table-cell>
          <table:table-cell table:style-name="ce131" table:formula="of:=COUNTIF([.C31:.M31];&quot;KVIT&quot;)+COUNTIF([.C31:.M31];&quot;KVIT☻&quot;)+COUNTIF([.C31:.M31];&quot;kvit$&quot;)" office:value-type="float" office:value="2">
            <text:p>2</text:p>
          </table:table-cell>
          <table:table-cell table:style-name="ce132" table:formula="of:=COUNTBLANK([.C31:.M31])" office:value-type="float" office:value="0">
            <text:p>0</text:p>
          </table:table-cell>
          <table:table-cell table:style-name="ce133" table:formula="of:=COUNTIF([.C31:.M31];&quot;x&quot;)" office:value-type="float" office:value="1">
            <text:p>1</text:p>
          </table:table-cell>
          <table:table-cell table:style-name="ce134" table:formula="of:=COUNTIF([.C31:.M31];&quot;51&quot;)+COUNTIF([.C31:.M31];&quot;51☻&quot;)+COUNTIF([.C31:.M31];&quot;2&quot;)+COUNTIF([.C31:.M31];&quot;52&quot;)+COUNTIF([.C31:.M31];&quot;52☻&quot;)+COUNTIF([.C31:.M31];&quot;51$&quot;)+COUNTIF([.C31:.M31];&quot;52$&quot;)" office:value-type="float" office:value="3">
            <text:p>3</text:p>
          </table:table-cell>
          <table:table-cell table:number-columns-repeated="998"/>
        </table:table-row>
        <table:table-row table:style-name="ro8">
          <table:table-cell table:style-name="ce20" office:value-type="date" office:date-value="2013-05-31">
            <text:p>31. maj 13</text:p>
          </table:table-cell>
          <table:table-cell table:style-name="ce124" table:formula="of:=TEXT([.A32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9" office:value-type="string">
            <text:p>P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9" office:value-type="string">
            <text:p>ORO</text:p>
          </table:table-cell>
          <table:table-cell table:style-name="ce33" office:value-type="string">
            <text:p>MŠŠ</text:p>
          </table:table-cell>
          <table:table-cell table:style-name="ce131" table:formula="of:=COUNTIF([.C32:.M32];&quot;☻&quot;)+COUNTIF([.C32:.M32];&quot;52☻&quot;)+COUNTIF([.C32:.M32];&quot;51☻&quot;)+COUNTIF([.C32:.M32];&quot;1☻&quot;)+COUNTIF([.C32:.M32];&quot;KVIT☻&quot;)+COUNTIF([.C32:.M32];&quot;U☻&quot;)" office:value-type="float" office:value="1">
            <text:p>1</text:p>
          </table:table-cell>
          <table:table-cell table:style-name="ce131" table:formula="of:=COUNTIF([.C32:.M32];&quot;☺&quot;)+COUNTIF([.C32:.M32];&quot;52☺&quot;)+COUNTIF([.C32:.M32];&quot;51☺&quot;)+COUNTIF([.C32:.M32];&quot;1☺&quot;)+COUNTIF([.C32:.M32];&quot;KVIT☺&quot;)+COUNTIF([.C32:.M32];&quot;U☺&quot;)" office:value-type="float" office:value="1">
            <text:p>1</text:p>
          </table:table-cell>
          <table:table-cell table:style-name="ce131" table:formula="of:=COUNTIF([.C32:.M32];&quot;51&quot;)+COUNTIF([.C32:.M32];&quot;51$&quot;)+COUNTIF([.C32:.M32];&quot;51☻&quot;)" office:value-type="float" office:value="1">
            <text:p>1</text:p>
          </table:table-cell>
          <table:table-cell table:style-name="ce131" table:formula="of:=COUNTIF([.C32:.M32];&quot;52&quot;)+COUNTIF([.C32:.M32];&quot;52$&quot;)+COUNTIF([.C32:.M32];&quot;52☻&quot;)" office:value-type="float" office:value="1">
            <text:p>1</text:p>
          </table:table-cell>
          <table:table-cell table:style-name="ce131" table:formula="of:=COUNTIF([.C32:.M32];&quot;51¶&quot;)" office:value-type="float" office:value="1">
            <text:p>1</text:p>
          </table:table-cell>
          <table:table-cell table:style-name="ce131" table:formula="of:=COUNTIF([.C32:.M32];&quot;52¶&quot;)" office:value-type="float" office:value="0">
            <text:p>0</text:p>
          </table:table-cell>
          <table:table-cell table:style-name="ce131" table:formula="of:=COUNTIF([.C32:.M32];&quot;U&quot;)+COUNTIF([.C32:.M32];&quot;U☻&quot;)+COUNTIF([.C32:.M32];&quot;U☺&quot;)" office:value-type="float" office:value="0">
            <text:p>0</text:p>
          </table:table-cell>
          <table:table-cell table:style-name="ce131" table:formula="of:=COUNTIF([.C32:.M32];&quot;KVIT&quot;)+COUNTIF([.C32:.M32];&quot;KVIT☻&quot;)+COUNTIF([.C32:.M32];&quot;kvit$&quot;)" office:value-type="float" office:value="1">
            <text:p>1</text:p>
          </table:table-cell>
          <table:table-cell table:style-name="ce132" table:formula="of:=COUNTBLANK([.C32:.M32])" office:value-type="float" office:value="0">
            <text:p>0</text:p>
          </table:table-cell>
          <table:table-cell table:style-name="ce133" table:formula="of:=COUNTIF([.C32:.M32];&quot;x&quot;)" office:value-type="float" office:value="3">
            <text:p>3</text:p>
          </table:table-cell>
          <table:table-cell table:style-name="ce134" table:formula="of:=COUNTIF([.C32:.M32];&quot;51&quot;)+COUNTIF([.C32:.M32];&quot;51☻&quot;)+COUNTIF([.C32:.M32];&quot;2&quot;)+COUNTIF([.C32:.M32];&quot;52&quot;)+COUNTIF([.C32:.M32];&quot;52☻&quot;)+COUNTIF([.C32:.M32];&quot;51$&quot;)+COUNTIF([.C32:.M32];&quot;52$&quot;)" office:value-type="float" office:value="2">
            <text:p>2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9">
          <table:table-cell table:number-columns-repeated="2"/>
          <table:table-cell table:style-name="ce33" table:formula="of:=[$januar.$C$1]" office:value-type="string" office:string-value="KOS">
            <text:p>KOS</text:p>
          </table:table-cell>
          <table:table-cell table:style-name="ce33" table:formula="of:=[$januar.$D$1]" office:value-type="string" office:string-value="ŠOŠ">
            <text:p>ŠOŠ</text:p>
          </table:table-cell>
          <table:table-cell table:style-name="ce33" table:formula="of:=[$januar.$E$1]" office:value-type="string" office:string-value="PIN">
            <text:p>PIN</text:p>
          </table:table-cell>
          <table:table-cell table:style-name="ce33" table:formula="of:=[$januar.$F$1]" office:value-type="string" office:string-value="KON">
            <text:p>KON</text:p>
          </table:table-cell>
          <table:table-cell table:style-name="ce33" table:formula="of:=[$januar.$G$1]" office:value-type="string" office:string-value="ORO">
            <text:p>ORO</text:p>
          </table:table-cell>
          <table:table-cell table:style-name="ce33" table:formula="of:=[$januar.$H$1]" office:value-type="string" office:string-value="MIO">
            <text:p>MIO</text:p>
          </table:table-cell>
          <table:table-cell table:style-name="ce33" table:formula="of:=[$januar.$I$1]" office:value-type="string" office:string-value="BOŽ">
            <text:p>BOŽ</text:p>
          </table:table-cell>
          <table:table-cell table:style-name="ce33" table:formula="of:=[$januar.$J$1]" office:value-type="string" office:string-value="DAN">
            <text:p>DAN</text:p>
          </table:table-cell>
          <table:table-cell table:style-name="ce33" table:formula="of:=[$januar.$K$1]" office:value-type="string" office:string-value="MŠŠ">
            <text:p>MŠŠ</text:p>
          </table:table-cell>
          <table:table-cell table:style-name="ce33" table:formula="of:=[$januar.$L$1]" office:value-type="string" office:string-value="DRN">
            <text:p>DRN</text:p>
          </table:table-cell>
          <table:table-cell table:style-name="ce33" table:formula="of:=[$januar.$M$1]" office:value-type="string" office:string-value="TAL">
            <text:p>TAL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0">
          <table:table-cell/>
          <table:table-cell table:style-name="ce26" table:formula="of:=[$'Vzorci vnosov'.$A$20]" office:value-type="string" office:string-value="☺">
            <text:p>☺</text:p>
          </table:table-cell>
          <table:table-cell table:style-name="ce40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>
            <text:p>0</text:p>
          </table:table-cell>
          <table:table-cell table:style-name="ce40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40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40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40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5">
            <text:p>5</text:p>
          </table:table-cell>
          <table:table-cell table:style-name="ce40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>
            <text:p>2</text:p>
          </table:table-cell>
          <table:table-cell table:style-name="ce40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40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2">
            <text:p>2</text:p>
          </table:table-cell>
          <table:table-cell table:style-name="ce40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2">
            <text:p>2</text:p>
          </table:table-cell>
          <table:table-cell table:style-name="ce40"/>
          <table:table-cell table:style-name="ce40" table:formula="of:=COUNTIF([.M2:.M32];&quot;☺&quot;)+COUNTIF([.M2:.M32];&quot;51☺&quot;)+COUNTIF([.M2:.M32];&quot;52☺&quot;)+COUNTIF([.M2:.M32];&quot;1☺&quot;)+COUNTIF([.M2:.M32];&quot;kvit☺&quot;)+COUNTIF([.M2:.M32];&quot;U☺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8">
          <table:table-cell table:style-name="ce22"/>
          <table:table-cell table:style-name="ce2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5">
            <text:p>5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3">
            <text:p>3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3">
            <text:p>3</text:p>
          </table:table-cell>
          <table:table-cell table:style-name="ce1"/>
          <table:table-cell table:style-name="ce1" table:formula="of:=COUNTIF([.M2:.M32];&quot;☻&quot;)+COUNTIF([.M2:.M32];&quot;51☻&quot;)+COUNTIF([.M2:.M32];&quot;52☻&quot;)+COUNTIF([.M2:.M32];&quot;1☻&quot;)+COUNTIF([.M2:.M32];&quot;kvit☻&quot;)+COUNTIF([.M2:.M32];&quot;U☻&quot;)" office:value-type="float" office:value="4">
            <text:p>4</text:p>
          </table:table-cell>
          <table:table-cell table:style-name="ce1"/>
          <table:table-cell table:style-name="ce6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8">
          <table:table-cell table:style-name="ce22"/>
          <table:table-cell table:style-name="ce27" office:value-type="string">
            <text:p>Σ</text:p>
          </table:table-cell>
          <table:table-cell table:style-name="ce41" table:formula="of:=SUM([.C35:.C36])" office:value-type="float" office:value="5">
            <text:p>5</text:p>
          </table:table-cell>
          <table:table-cell table:style-name="ce41" table:formula="of:=SUM([.D35:.D36])" office:value-type="float" office:value="5">
            <text:p>5</text:p>
          </table:table-cell>
          <table:table-cell table:style-name="ce41" table:formula="of:=SUM([.E35:.E36])" office:value-type="float" office:value="4">
            <text:p>4</text:p>
          </table:table-cell>
          <table:table-cell table:style-name="ce41" table:formula="of:=SUM([.F35:.F36])" office:value-type="float" office:value="4">
            <text:p>4</text:p>
          </table:table-cell>
          <table:table-cell table:style-name="ce41" table:formula="of:=SUM([.G35:.G36])" office:value-type="float" office:value="5">
            <text:p>5</text:p>
          </table:table-cell>
          <table:table-cell table:style-name="ce41" table:formula="of:=SUM([.H35:.H36])" office:value-type="float" office:value="2">
            <text:p>2</text:p>
          </table:table-cell>
          <table:table-cell table:style-name="ce41" table:formula="of:=SUM([.I35:.I36])" office:value-type="float" office:value="0">
            <text:p>0</text:p>
          </table:table-cell>
          <table:table-cell table:style-name="ce41" table:formula="of:=SUM([.J35:.J36])" office:value-type="float" office:value="5">
            <text:p>5</text:p>
          </table:table-cell>
          <table:table-cell table:style-name="ce41" table:formula="of:=SUM([.K35:.K36])" office:value-type="float" office:value="5">
            <text:p>5</text:p>
          </table:table-cell>
          <table:table-cell table:style-name="ce41"/>
          <table:table-cell table:style-name="ce41" table:formula="of:=SUM([.M35:.M36])" office:value-type="float" office:value="4">
            <text:p>4</text:p>
          </table:table-cell>
          <table:table-cell table:style-name="ce1"/>
          <table:table-cell table:style-name="ce6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8">
          <table:table-cell table:style-name="ce22"/>
          <table:table-cell table:style-name="ce28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3">
            <text:p>3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4">
            <text:p>4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7">
            <text:p>7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9">
            <text:p>9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1">
            <text:p>1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3">
            <text:p>3</text:p>
          </table:table-cell>
          <table:table-cell table:style-name="ce1"/>
          <table:table-cell table:style-name="ce1" table:formula="of:=COUNTIF([.M2:.M32];&quot;KVIT&quot;)+COUNTIF([.M2:.M32];&quot;51KVIT&quot;)+COUNTIF([.M2:.M32];&quot;52KVIT&quot;)+COUNTIF([.M2:.M32];&quot;1KVIT&quot;)" office:value-type="float" office:value="5">
            <text:p>5</text:p>
          </table:table-cell>
          <table:table-cell table:style-name="ce1" table:number-columns-repeated="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1">
          <table:table-cell table:style-name="ce22"/>
          <table:table-cell table:style-name="ce28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/>
          <table:table-cell table:style-name="ce1" table:formula="of:=COUNTIF([.M2:.M32];&quot;51$&quot;)+COUNTIF([.M2:.M32];&quot;52$&quot;)+COUNTIF([.M2:.M32];&quot;kvit$&quot;)" office:value-type="float" office:value="0">
            <text:p>0</text:p>
          </table:table-cell>
          <table:table-cell table:style-name="ce1" table:number-columns-repeated="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/>
          <table:table-cell table:style-name="ce77" table:number-columns-repeated="996"/>
        </table:table-row>
        <table:table-row table:style-name="ro1">
          <table:table-cell/>
          <table:table-cell table:style-name="ce29" table:formula="of:=[$'Vzorci vnosov'.$A$12]" office:value-type="string" office:string-value="D">
            <text:p>D</text:p>
          </table:table-cell>
          <table:table-cell table:style-name="ce42" table:formula="of:=COUNTIF([.C2:.C32];&quot;D&quot;)" office:value-type="float" office:value="3">
            <text:p>3</text:p>
          </table:table-cell>
          <table:table-cell table:style-name="ce42" table:formula="of:=COUNTIF([.D2:.D32];&quot;D&quot;)" office:value-type="float" office:value="3">
            <text:p>3</text:p>
          </table:table-cell>
          <table:table-cell table:style-name="ce42" table:formula="of:=COUNTIF([.E2:.E32];&quot;D&quot;)" office:value-type="float" office:value="4">
            <text:p>4</text:p>
          </table:table-cell>
          <table:table-cell table:style-name="ce42" table:formula="of:=COUNTIF([.F2:.F32];&quot;D&quot;)" office:value-type="float" office:value="0">
            <text:p>0</text:p>
          </table:table-cell>
          <table:table-cell table:style-name="ce42" table:formula="of:=COUNTIF([.G2:.G32];&quot;D&quot;)" office:value-type="float" office:value="5">
            <text:p>5</text:p>
          </table:table-cell>
          <table:table-cell table:style-name="ce42" table:formula="of:=COUNTIF([.H2:.H32];&quot;D&quot;)" office:value-type="float" office:value="7">
            <text:p>7</text:p>
          </table:table-cell>
          <table:table-cell table:style-name="ce42" table:formula="of:=COUNTIF([.I2:.I32];&quot;D&quot;)" office:value-type="float" office:value="0">
            <text:p>0</text:p>
          </table:table-cell>
          <table:table-cell table:style-name="ce42" table:formula="of:=COUNTIF([.J2:.J32];&quot;D&quot;)" office:value-type="float" office:value="7">
            <text:p>7</text:p>
          </table:table-cell>
          <table:table-cell table:style-name="ce42" table:formula="of:=COUNTIF([.K2:.K32];&quot;D&quot;)" office:value-type="float" office:value="4">
            <text:p>4</text:p>
          </table:table-cell>
          <table:table-cell table:style-name="ce42"/>
          <table:table-cell table:style-name="ce42" table:formula="of:=COUNTIF([.M2:.M32];&quot;D&quot;)" office:value-type="float" office:value="0">
            <text:p>0</text:p>
          </table:table-cell>
          <table:table-cell table:style-name="ce60" table:number-columns-repeated="2"/>
          <table:table-cell table:number-columns-repeated="11"/>
          <table:table-cell table:style-name="ce75"/>
          <table:table-cell table:number-columns-repeated="997"/>
        </table:table-row>
        <table:table-row table:style-name="ro1">
          <table:table-cell/>
          <table:table-cell table:style-name="ce29" table:formula="of:=[$'Vzorci vnosov'.$A$15]" office:value-type="string" office:string-value="SO">
            <text:p>SO</text:p>
          </table:table-cell>
          <table:table-cell table:style-name="ce42" table:formula="of:=COUNTIF([.C2:.C32];&quot;SO&quot;)" office:value-type="float" office:value="0">
            <text:p>0</text:p>
          </table:table-cell>
          <table:table-cell table:style-name="ce42" table:formula="of:=COUNTIF([.D2:.D32];&quot;SO&quot;)" office:value-type="float" office:value="3">
            <text:p>3</text:p>
          </table:table-cell>
          <table:table-cell table:style-name="ce42" table:formula="of:=COUNTIF([.E2:.E32];&quot;SO&quot;)" office:value-type="float" office:value="0">
            <text:p>0</text:p>
          </table:table-cell>
          <table:table-cell table:style-name="ce42" table:formula="of:=COUNTIF([.F2:.F32];&quot;SO&quot;)" office:value-type="float" office:value="0">
            <text:p>0</text:p>
          </table:table-cell>
          <table:table-cell table:style-name="ce42" table:formula="of:=COUNTIF([.G2:.G32];&quot;SO&quot;)" office:value-type="float" office:value="0">
            <text:p>0</text:p>
          </table:table-cell>
          <table:table-cell table:style-name="ce42" table:formula="of:=COUNTIF([.H2:.H32];&quot;SO&quot;)" office:value-type="float" office:value="0">
            <text:p>0</text:p>
          </table:table-cell>
          <table:table-cell table:style-name="ce42" table:formula="of:=COUNTIF([.I2:.I32];&quot;SO&quot;)" office:value-type="float" office:value="0">
            <text:p>0</text:p>
          </table:table-cell>
          <table:table-cell table:style-name="ce42" table:formula="of:=COUNTIF([.J2:.J32];&quot;SO&quot;)" office:value-type="float" office:value="0">
            <text:p>0</text:p>
          </table:table-cell>
          <table:table-cell table:style-name="ce42" table:formula="of:=COUNTIF([.K2:.K32];&quot;SO&quot;)" office:value-type="float" office:value="3">
            <text:p>3</text:p>
          </table:table-cell>
          <table:table-cell table:style-name="ce42"/>
          <table:table-cell table:style-name="ce42" table:formula="of:=COUNTIF([.M2:.M32];&quot;SO&quot;)" office:value-type="float" office:value="3">
            <text:p>3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0" table:formula="of:=[$'Vzorci vnosov'.$A$13]" office:value-type="string" office:string-value="BOL">
            <text:p>BOL</text:p>
          </table:table-cell>
          <table:table-cell table:style-name="ce42" table:formula="of:=COUNTIF([.C2:.C32];&quot;BOL&quot;)" office:value-type="float" office:value="0">
            <text:p>0</text:p>
          </table:table-cell>
          <table:table-cell table:style-name="ce42" table:formula="of:=COUNTIF([.D2:.D32];&quot;BOL&quot;)" office:value-type="float" office:value="0">
            <text:p>0</text:p>
          </table:table-cell>
          <table:table-cell table:style-name="ce42" table:formula="of:=COUNTIF([.E2:.E32];&quot;BOL&quot;)" office:value-type="float" office:value="0">
            <text:p>0</text:p>
          </table:table-cell>
          <table:table-cell table:style-name="ce42" table:formula="of:=COUNTIF([.F2:.F32];&quot;BOL&quot;)" office:value-type="float" office:value="0">
            <text:p>0</text:p>
          </table:table-cell>
          <table:table-cell table:style-name="ce42" table:formula="of:=COUNTIF([.G2:.G32];&quot;BOL&quot;)" office:value-type="float" office:value="0">
            <text:p>0</text:p>
          </table:table-cell>
          <table:table-cell table:style-name="ce42" table:formula="of:=COUNTIF([.H2:.H32];&quot;BOL&quot;)" office:value-type="float" office:value="0">
            <text:p>0</text:p>
          </table:table-cell>
          <table:table-cell table:style-name="ce42" table:formula="of:=COUNTIF([.I2:.I32];&quot;BOL&quot;)" office:value-type="float" office:value="0">
            <text:p>0</text:p>
          </table:table-cell>
          <table:table-cell table:style-name="ce42" table:formula="of:=COUNTIF([.J2:.J32];&quot;BOL&quot;)" office:value-type="float" office:value="0">
            <text:p>0</text:p>
          </table:table-cell>
          <table:table-cell table:style-name="ce42" table:formula="of:=COUNTIF([.K2:.K32];&quot;BOL&quot;)" office:value-type="float" office:value="0">
            <text:p>0</text:p>
          </table:table-cell>
          <table:table-cell table:style-name="ce42"/>
          <table:table-cell table:style-name="ce42" table:formula="of:=COUNTIF([.M2:.M32];&quot;BOL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1" table:formula="of:=[$'Vzorci vnosov'.$A$11]" office:value-type="string" office:string-value="X">
            <text:p>X</text:p>
          </table:table-cell>
          <table:table-cell table:style-name="ce42" table:formula="of:=COUNTIF([.C2:.C32];&quot;X&quot;)" office:value-type="float" office:value="4">
            <text:p>4</text:p>
          </table:table-cell>
          <table:table-cell table:style-name="ce42" table:formula="of:=COUNTIF([.D2:.D32];&quot;X&quot;)" office:value-type="float" office:value="1">
            <text:p>1</text:p>
          </table:table-cell>
          <table:table-cell table:style-name="ce42" table:formula="of:=COUNTIF([.E2:.E32];&quot;X&quot;)" office:value-type="float" office:value="3">
            <text:p>3</text:p>
          </table:table-cell>
          <table:table-cell table:style-name="ce42" table:formula="of:=COUNTIF([.F2:.F32];&quot;X&quot;)" office:value-type="float" office:value="2">
            <text:p>2</text:p>
          </table:table-cell>
          <table:table-cell table:style-name="ce42" table:formula="of:=COUNTIF([.G2:.G32];&quot;X&quot;)" office:value-type="float" office:value="2">
            <text:p>2</text:p>
          </table:table-cell>
          <table:table-cell table:style-name="ce42" table:formula="of:=COUNTIF([.H2:.H32];&quot;X&quot;)" office:value-type="float" office:value="1">
            <text:p>1</text:p>
          </table:table-cell>
          <table:table-cell table:style-name="ce42" table:formula="of:=COUNTIF([.I2:.I32];&quot;X&quot;)" office:value-type="float" office:value="0">
            <text:p>0</text:p>
          </table:table-cell>
          <table:table-cell table:style-name="ce42" table:formula="of:=COUNTIF([.J2:.J32];&quot;X&quot;)" office:value-type="float" office:value="2">
            <text:p>2</text:p>
          </table:table-cell>
          <table:table-cell table:style-name="ce42" table:formula="of:=COUNTIF([.K2:.K32];&quot;X&quot;)" office:value-type="float" office:value="3">
            <text:p>3</text:p>
          </table:table-cell>
          <table:table-cell table:style-name="ce42"/>
          <table:table-cell table:style-name="ce42" table:formula="of:=COUNTIF([.M2:.M32];&quot;X&quot;)" office:value-type="float" office:value="2">
            <text:p>2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2" office:value-type="string">
            <text:p>TX</text:p>
          </table:table-cell>
          <table:table-cell table:style-name="ce43" table:formula="of:=COUNTIF([.O2:.O32];&quot;KOS&quot;)" office:value-type="float" office:value="0">
            <text:p>0</text:p>
          </table:table-cell>
          <table:table-cell table:style-name="ce43" table:formula="of:=COUNTIF([.O2:.O32];&quot;ŠOŠ&quot;)" office:value-type="float" office:value="3">
            <text:p>3</text:p>
          </table:table-cell>
          <table:table-cell table:style-name="ce43" table:formula="of:=COUNTIF([.O2:.O32];&quot;PIN&quot;)" office:value-type="float" office:value="3">
            <text:p>3</text:p>
          </table:table-cell>
          <table:table-cell table:style-name="ce43" table:formula="of:=COUNTIF([.O2:.O32];&quot;KON&quot;)" office:value-type="float" office:value="4">
            <text:p>4</text:p>
          </table:table-cell>
          <table:table-cell table:style-name="ce43" table:formula="of:=COUNTIF([.O2:.O32];&quot;oro&quot;)" office:value-type="float" office:value="3">
            <text:p>3</text:p>
          </table:table-cell>
          <table:table-cell table:style-name="ce43" table:formula="of:=COUNTIF([.O2:.O32];&quot;AND&quot;)" office:value-type="float" office:value="0">
            <text:p>0</text:p>
          </table:table-cell>
          <table:table-cell table:style-name="ce43" table:formula="of:=COUNTIF([.O2:.O32];&quot;ROD&quot;)" office:value-type="float" office:value="0">
            <text:p>0</text:p>
          </table:table-cell>
          <table:table-cell table:style-name="ce43" table:formula="of:=COUNTIF([.O2:.O32];&quot;DAN&quot;)" office:value-type="float" office:value="7">
            <text:p>7</text:p>
          </table:table-cell>
          <table:table-cell table:style-name="ce43" table:formula="of:=COUNTIF([.O2:.O32];&quot;MŠŠ&quot;)" office:value-type="float" office:value="2">
            <text:p>2</text:p>
          </table:table-cell>
          <table:table-cell table:style-name="ce43"/>
          <table:table-cell table:style-name="ce43" table:formula="of:=COUNTIF([.O2:.O32];&quot;ŠTU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1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2">
            <text:p>2</text:p>
          </table:table-cell>
          <table:table-cell table:style-name="ce1" table:formula="of:=COUNTIF([.D2:.D32];&quot;51¶&quot;)+COUNTIF([.D2:.D32];&quot;52¶&quot;)+COUNTIF([.D2:.D32];&quot;kvit¶&quot;)" office:value-type="float" office:value="0">
            <text:p>0</text:p>
          </table:table-cell>
          <table:table-cell table:style-name="ce1" table:formula="of:=COUNTIF([.E2:.E32];&quot;51¶&quot;)+COUNTIF([.E2:.E32];&quot;52¶&quot;)+COUNTIF([.E2:.E32];&quot;kvit¶&quot;)" office:value-type="float" office:value="2">
            <text:p>2</text:p>
          </table:table-cell>
          <table:table-cell table:style-name="ce1" table:formula="of:=COUNTIF([.F2:.F32];&quot;51¶&quot;)+COUNTIF([.F2:.F32];&quot;52¶&quot;)+COUNTIF([.F2:.F32];&quot;kvit¶&quot;)" office:value-type="float" office:value="2">
            <text:p>2</text:p>
          </table:table-cell>
          <table:table-cell table:style-name="ce1" table:formula="of:=COUNTIF([.G2:.G32];&quot;51¶&quot;)+COUNTIF([.G2:.G32];&quot;52¶&quot;)+COUNTIF([.G2:.G32];&quot;kvit¶&quot;)" office:value-type="float" office:value="8">
            <text:p>8</text:p>
          </table:table-cell>
          <table:table-cell table:style-name="ce1" table:formula="of:=COUNTIF([.H2:.H32];&quot;51¶&quot;)+COUNTIF([.H2:.H32];&quot;52¶&quot;)+COUNTIF([.H2:.H32];&quot;kvit¶&quot;)" office:value-type="float" office:value="4">
            <text:p>4</text:p>
          </table:table-cell>
          <table:table-cell table:style-name="ce1" table:formula="of:=COUNTIF([.I2:.I32];&quot;51¶&quot;)+COUNTIF([.I2:.I32];&quot;52¶&quot;)+COUNTIF([.I2:.I32];&quot;kvit¶&quot;)" office:value-type="float" office:value="0">
            <text:p>0</text:p>
          </table:table-cell>
          <table:table-cell table:style-name="ce1" table:formula="of:=COUNTIF([.J2:.J32];&quot;51¶&quot;)+COUNTIF([.J2:.J32];&quot;52¶&quot;)+COUNTIF([.J2:.J32];&quot;kvit¶&quot;)" office:value-type="float" office:value="2">
            <text:p>2</text:p>
          </table:table-cell>
          <table:table-cell table:style-name="ce1" table:formula="of:=COUNTIF([.K2:.K32];&quot;51¶&quot;)+COUNTIF([.K2:.K32];&quot;52¶&quot;)+COUNTIF([.K2:.K32];&quot;kvit¶&quot;)" office:value-type="float" office:value="2">
            <text:p>2</text:p>
          </table:table-cell>
          <table:table-cell table:style-name="ce1"/>
          <table:table-cell table:style-name="ce1" table:formula="of:=COUNTIF([.M2:.M32];&quot;51¶&quot;)+COUNTIF([.M2:.M32];&quot;52¶&quot;)+COUNTIF([.M2:.M32];&quot;kvit¶&quot;)" office:value-type="float" office:value="4">
            <text:p>4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29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1">
            <text:p>1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2">
            <text:p>2</text:p>
          </table:table-cell>
          <table:table-cell table:style-name="ce1" table:formula="of:=COUNTIF([.G2:.G32];&quot;U☺&quot;)+COUNTIF([.G2:.G32];&quot;U☻&quot;)+COUNTIF([.G2:.G32];&quot;U&quot;)" office:value-type="float" office:value="0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3">
            <text:p>3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2">
            <text:p>2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/>
          <table:table-cell table:style-name="ce1" table:formula="of:=COUNTIF([.M2:.M32];&quot;U☺&quot;)+COUNTIF([.M2:.M32];&quot;U☻&quot;)+COUNTIF([.M2:.M32];&quot;U&quot;)" office:value-type="float" office:value="3">
            <text:p>3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 table:number-rows-repeated="99">
          <table:table-cell table:number-columns-repeated="26"/>
          <table:table-cell table:style-name="ce75"/>
          <table:table-cell table:number-columns-repeated="997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nij" table:style-name="ta7" table:print="false">
        <table:table-column table:style-name="co3" table:default-cell-style-name="ce21"/>
        <table:table-column table:style-name="co19" table:default-cell-style-name="ce21"/>
        <table:table-column table:style-name="co5" table:number-columns-repeated="13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7" table:default-cell-style-name="ce17"/>
        <table:table-column table:style-name="co10" table:number-columns-repeated="4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" table:default-cell-style-name="ce76"/>
        <table:table-column table:style-name="co14" table:number-columns-repeated="230" table:default-cell-style-name="ce17"/>
        <table:table-column table:style-name="co14" table:number-columns-repeated="767" table:default-cell-style-name="Default"/>
        <table:table-row table:style-name="ro8">
          <table:table-cell table:style-name="ce18" office:value-type="string">
            <text:p>Datum</text:p>
          </table:table-cell>
          <table:table-cell table:style-name="ce23"/>
          <table:table-cell table:style-name="ce33" office:value-type="string">
            <text:p>KOS</text:p>
          </table:table-cell>
          <table:table-cell table:style-name="ce33" office:value-type="string">
            <text:p>ŠOŠ</text:p>
          </table:table-cell>
          <table:table-cell table:style-name="ce33" office:value-type="string">
            <text:p>PIN</text:p>
          </table:table-cell>
          <table:table-cell table:style-name="ce33" office:value-type="string">
            <text:p>KON</text:p>
          </table:table-cell>
          <table:table-cell table:style-name="ce33" office:value-type="string">
            <text:p>ORO</text:p>
          </table:table-cell>
          <table:table-cell table:style-name="ce33" office:value-type="string">
            <text:p>MIO</text:p>
          </table:table-cell>
          <table:table-cell table:style-name="ce33" office:value-type="string">
            <text:p>BOŽ</text:p>
          </table:table-cell>
          <table:table-cell table:style-name="ce33" office:value-type="string">
            <text:p>DAN</text:p>
          </table:table-cell>
          <table:table-cell table:style-name="ce33" office:value-type="string">
            <text:p>MŠŠ</text:p>
          </table:table-cell>
          <table:table-cell table:style-name="ce33" table:formula="of:=[$januar.$L$1]" office:value-type="string" office:string-value="DRN">
            <text:p>DRN</text:p>
          </table:table-cell>
          <table:table-cell table:style-name="ce33" office:value-type="string">
            <text:p>TAL</text:p>
          </table:table-cell>
          <table:table-cell table:style-name="ce53" office:value-type="string">
            <text:p>ZUN</text:p>
          </table:table-cell>
          <table:table-cell table:style-name="ce61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65" office:value-type="string">
            <text:p>☺</text:p>
          </table:table-cell>
          <table:table-cell table:style-name="ce66" table:formula="of:=[$'Vzorci vnosov'.$A$4]" office:value-type="string" office:string-value="51">
            <text:p>51</text:p>
          </table:table-cell>
          <table:table-cell table:style-name="ce66" table:formula="of:=[$'Vzorci vnosov'.$A$5]" office:value-type="string" office:string-value="52">
            <text:p>52</text:p>
          </table:table-cell>
          <table:table-cell table:style-name="ce67" table:formula="of:=[$'Vzorci vnosov'.$A$25]" office:value-type="string" office:string-value="51¶">
            <text:p>51¶</text:p>
          </table:table-cell>
          <table:table-cell table:style-name="ce68" table:formula="of:=[$'Vzorci vnosov'.$A$26]" office:value-type="string" office:string-value="52¶">
            <text:p>52¶</text:p>
          </table:table-cell>
          <table:table-cell table:style-name="ce69" table:formula="of:=[$'Vzorci vnosov'.$A$8]" office:value-type="string" office:string-value="U">
            <text:p>U</text:p>
          </table:table-cell>
          <table:table-cell table:style-name="ce66" table:formula="of:=[$'Vzorci vnosov'.$A$6]" office:value-type="string" office:string-value="KVIT">
            <text:p>KVIT</text:p>
          </table:table-cell>
          <table:table-cell table:style-name="ce70" office:value-type="string">
            <text:p>Brez</text:p>
          </table:table-cell>
          <table:table-cell table:style-name="ce64" office:value-type="string">
            <text:p>X</text:p>
          </table:table-cell>
          <table:table-cell table:style-name="ce73" office:value-type="string">
            <text:p>Op</text:p>
          </table:table-cell>
          <table:table-cell table:style-name="ce75"/>
          <table:table-cell table:style-name="ce1" table:number-columns-repeated="997"/>
        </table:table-row>
        <table:table-row table:style-name="ro8">
          <table:table-cell table:style-name="ce19" office:value-type="date" office:date-value="2013-06-01">
            <text:p>1. jun 13</text:p>
          </table:table-cell>
          <table:table-cell table:style-name="ce135" table:formula="of:=TEXT([.A2];&quot;Ddd&quot;)" office:value-type="string" office:string-value="sob">
            <text:p>sob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137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137" table:number-columns-repeated="2"/>
          <table:table-cell table:style-name="ce56" office:value-type="string">
            <text:p>POR</text:p>
          </table:table-cell>
          <table:table-cell table:style-name="ce137" table:number-columns-repeated="3"/>
          <table:table-cell table:style-name="ce138"/>
          <table:table-cell table:style-name="ce56" office:value-type="string">
            <text:p>KOS</text:p>
          </table:table-cell>
          <table:table-cell table:style-name="ce56" office:value-type="string">
            <text:p>MŠŠ</text:p>
          </table:table-cell>
          <table:table-cell table:style-name="ce140" table:formula="of:=COUNTIF([.C2:.M2];&quot;☻&quot;)+COUNTIF([.C2:.M2];&quot;52☻&quot;)+COUNTIF([.C2:.M2];&quot;51☻&quot;)+COUNTIF([.C2:.M2];&quot;1☻&quot;)+COUNTIF([.C2:.M2];&quot;KVIT☻&quot;)+COUNTIF([.C2:.M2];&quot;U☻&quot;)" office:value-type="float" office:value="1">
            <text:p>1</text:p>
          </table:table-cell>
          <table:table-cell table:style-name="ce140" table:formula="of:=COUNTIF([.C2:.M2];&quot;☺&quot;)+COUNTIF([.C2:.M2];&quot;52☺&quot;)+COUNTIF([.C2:.M2];&quot;51☺&quot;)+COUNTIF([.C2:.M2];&quot;1☺&quot;)+COUNTIF([.C2:.M2];&quot;KVIT☺&quot;)+COUNTIF([.C2:.M2];&quot;U☺&quot;)" office:value-type="float" office:value="1">
            <text:p>1</text:p>
          </table:table-cell>
          <table:table-cell table:style-name="ce140" table:formula="of:=COUNTIF([.C2:.M2];&quot;51&quot;)+COUNTIF([.C2:.M2];&quot;51$&quot;)+COUNTIF([.C2:.M2];&quot;51☻&quot;)" office:value-type="float" office:value="0">
            <text:p>0</text:p>
          </table:table-cell>
          <table:table-cell table:style-name="ce140" table:formula="of:=COUNTIF([.C2:.M2];&quot;52&quot;)+COUNTIF([.C2:.M2];&quot;52$&quot;)+COUNTIF([.C2:.M2];&quot;52☻&quot;)" office:value-type="float" office:value="0">
            <text:p>0</text:p>
          </table:table-cell>
          <table:table-cell table:style-name="ce140" table:formula="of:=COUNTIF([.C2:.M2];&quot;51¶&quot;)" office:value-type="float" office:value="0">
            <text:p>0</text:p>
          </table:table-cell>
          <table:table-cell table:style-name="ce140" table:formula="of:=COUNTIF([.C2:.M2];&quot;52¶&quot;)" office:value-type="float" office:value="0">
            <text:p>0</text:p>
          </table:table-cell>
          <table:table-cell table:style-name="ce140" table:formula="of:=COUNTIF([.C2:.M2];&quot;U&quot;)+COUNTIF([.C2:.M2];&quot;U☻&quot;)+COUNTIF([.C2:.M2];&quot;U☺&quot;)" office:value-type="float" office:value="0">
            <text:p>0</text:p>
          </table:table-cell>
          <table:table-cell table:style-name="ce140" table:formula="of:=COUNTIF([.C2:.M2];&quot;KVIT&quot;)+COUNTIF([.C2:.M2];&quot;KVIT☻&quot;)+COUNTIF([.C2:.M2];&quot;kvit$&quot;)" office:value-type="float" office:value="0">
            <text:p>0</text:p>
          </table:table-cell>
          <table:table-cell table:style-name="ce142" table:formula="of:=COUNTBLANK([.C2:.M2])" office:value-type="float" office:value="8">
            <text:p>8</text:p>
          </table:table-cell>
          <table:table-cell table:style-name="ce144" table:formula="of:=COUNTIF([.C2:.M2];&quot;x&quot;)" office:value-type="float" office:value="0">
            <text:p>0</text:p>
          </table:table-cell>
          <table:table-cell table:style-name="ce146" table:formula="of:=COUNTIF([.C2:.M2];&quot;51&quot;)+COUNTIF([.C2:.M2];&quot;51☻&quot;)+COUNTIF([.C2:.M2];&quot;2&quot;)+COUNTIF([.C2:.M2];&quot;52&quot;)+COUNTIF([.C2:.M2];&quot;52☻&quot;)+COUNTIF([.C2:.M2];&quot;51$&quot;)+COUNTIF([.C2:.M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7"/>
        </table:table-row>
        <table:table-row table:style-name="ro8">
          <table:table-cell table:style-name="ce19" office:value-type="date" office:date-value="2013-06-02">
            <text:p>2. jun 13</text:p>
          </table:table-cell>
          <table:table-cell table:style-name="ce135" table:formula="of:=TEXT([.A3];&quot;Ddd&quot;)" office:value-type="string" office:string-value="ned">
            <text:p>ned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138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138" table:number-columns-repeated="2"/>
          <table:table-cell table:style-name="ce56" office:value-type="string">
            <text:p>POR</text:p>
          </table:table-cell>
          <table:table-cell table:style-name="ce138"/>
          <table:table-cell table:style-name="ce137"/>
          <table:table-cell table:style-name="ce138" table:number-columns-repeated="2"/>
          <table:table-cell table:style-name="ce56" office:value-type="string">
            <text:p>KOS</text:p>
          </table:table-cell>
          <table:table-cell table:style-name="ce56" office:value-type="string">
            <text:p>PIN</text:p>
          </table:table-cell>
          <table:table-cell table:style-name="ce140" table:formula="of:=COUNTIF([.C3:.M3];&quot;☻&quot;)+COUNTIF([.C3:.M3];&quot;52☻&quot;)+COUNTIF([.C3:.M3];&quot;51☻&quot;)+COUNTIF([.C3:.M3];&quot;1☻&quot;)+COUNTIF([.C3:.M3];&quot;KVIT☻&quot;)+COUNTIF([.C3:.M3];&quot;U☻&quot;)" office:value-type="float" office:value="1">
            <text:p>1</text:p>
          </table:table-cell>
          <table:table-cell table:style-name="ce140" table:formula="of:=COUNTIF([.C3:.M3];&quot;☺&quot;)+COUNTIF([.C3:.M3];&quot;52☺&quot;)+COUNTIF([.C3:.M3];&quot;51☺&quot;)+COUNTIF([.C3:.M3];&quot;1☺&quot;)+COUNTIF([.C3:.M3];&quot;KVIT☺&quot;)+COUNTIF([.C3:.M3];&quot;U☺&quot;)" office:value-type="float" office:value="1">
            <text:p>1</text:p>
          </table:table-cell>
          <table:table-cell table:style-name="ce140" table:formula="of:=COUNTIF([.C3:.M3];&quot;51&quot;)+COUNTIF([.C3:.M3];&quot;51$&quot;)+COUNTIF([.C3:.M3];&quot;51☻&quot;)" office:value-type="float" office:value="0">
            <text:p>0</text:p>
          </table:table-cell>
          <table:table-cell table:style-name="ce140" table:formula="of:=COUNTIF([.C3:.M3];&quot;52&quot;)+COUNTIF([.C3:.M3];&quot;52$&quot;)+COUNTIF([.C3:.M3];&quot;52☻&quot;)" office:value-type="float" office:value="0">
            <text:p>0</text:p>
          </table:table-cell>
          <table:table-cell table:style-name="ce140" table:formula="of:=COUNTIF([.C3:.M3];&quot;51¶&quot;)" office:value-type="float" office:value="0">
            <text:p>0</text:p>
          </table:table-cell>
          <table:table-cell table:style-name="ce140" table:formula="of:=COUNTIF([.C3:.M3];&quot;52¶&quot;)" office:value-type="float" office:value="0">
            <text:p>0</text:p>
          </table:table-cell>
          <table:table-cell table:style-name="ce140" table:formula="of:=COUNTIF([.C3:.M3];&quot;U&quot;)+COUNTIF([.C3:.M3];&quot;U☻&quot;)+COUNTIF([.C3:.M3];&quot;U☺&quot;)" office:value-type="float" office:value="0">
            <text:p>0</text:p>
          </table:table-cell>
          <table:table-cell table:style-name="ce140" table:formula="of:=COUNTIF([.C3:.M3];&quot;KVIT&quot;)+COUNTIF([.C3:.M3];&quot;KVIT☻&quot;)+COUNTIF([.C3:.M3];&quot;kvit$&quot;)" office:value-type="float" office:value="0">
            <text:p>0</text:p>
          </table:table-cell>
          <table:table-cell table:style-name="ce142" table:formula="of:=COUNTBLANK([.C3:.M3])" office:value-type="float" office:value="8">
            <text:p>8</text:p>
          </table:table-cell>
          <table:table-cell table:style-name="ce144" table:formula="of:=COUNTIF([.C3:.M3];&quot;x&quot;)" office:value-type="float" office:value="0">
            <text:p>0</text:p>
          </table:table-cell>
          <table:table-cell table:style-name="ce146" table:formula="of:=COUNTIF([.C3:.M3];&quot;51&quot;)+COUNTIF([.C3:.M3];&quot;51☻&quot;)+COUNTIF([.C3:.M3];&quot;2&quot;)+COUNTIF([.C3:.M3];&quot;52&quot;)+COUNTIF([.C3:.M3];&quot;52☻&quot;)+COUNTIF([.C3:.M3];&quot;51$&quot;)+COUNTIF([.C3:.M3];&quot;52$&quot;)" office:value-type="float" office:value="0">
            <text:p>0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6-03">
            <text:p>3. jun 13</text:p>
          </table:table-cell>
          <table:table-cell table:style-name="ce136" table:formula="of:=TEXT([.A4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9" office:value-type="string">
            <text:p>P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9" office:value-type="string">
            <office:annotation draw:style-name="gr1" draw:text-style-name="P1" svg:width="2.902cm" svg:height="1.408cm" svg:x="13.401cm" svg:y="0.748cm" draw:caption-point-x="-0.61cm" draw:caption-point-y="1.366cm">
              <dc:creator>MŠ</dc:creator>
              <dc:date>2013-12-23T00:00:00</dc:date>
              <text:p text:style-name="P1"><text:span text:style-name="T1">Ne morem pa 6., 11/12 ter 22.-26.5.</text:span></text:p>
            </office:annotation>
            <text:p>ŠTU</text:p>
          </table:table-cell>
          <table:table-cell table:style-name="ce33" office:value-type="string">
            <text:p>PIN</text:p>
          </table:table-cell>
          <table:table-cell table:style-name="ce140" table:formula="of:=COUNTIF([.C4:.M4];&quot;☻&quot;)+COUNTIF([.C4:.M4];&quot;52☻&quot;)+COUNTIF([.C4:.M4];&quot;51☻&quot;)+COUNTIF([.C4:.M4];&quot;1☻&quot;)+COUNTIF([.C4:.M4];&quot;KVIT☻&quot;)+COUNTIF([.C4:.M4];&quot;U☻&quot;)" office:value-type="float" office:value="1">
            <text:p>1</text:p>
          </table:table-cell>
          <table:table-cell table:style-name="ce140" table:formula="of:=COUNTIF([.C4:.M4];&quot;☺&quot;)+COUNTIF([.C4:.M4];&quot;52☺&quot;)+COUNTIF([.C4:.M4];&quot;51☺&quot;)+COUNTIF([.C4:.M4];&quot;1☺&quot;)+COUNTIF([.C4:.M4];&quot;KVIT☺&quot;)+COUNTIF([.C4:.M4];&quot;U☺&quot;)" office:value-type="float" office:value="0">
            <text:p>0</text:p>
          </table:table-cell>
          <table:table-cell table:style-name="ce140" table:formula="of:=COUNTIF([.C4:.M4];&quot;51&quot;)+COUNTIF([.C4:.M4];&quot;51$&quot;)+COUNTIF([.C4:.M4];&quot;51☻&quot;)" office:value-type="float" office:value="0">
            <text:p>0</text:p>
          </table:table-cell>
          <table:table-cell table:style-name="ce140" table:formula="of:=COUNTIF([.C4:.M4];&quot;52&quot;)+COUNTIF([.C4:.M4];&quot;52$&quot;)+COUNTIF([.C4:.M4];&quot;52☻&quot;)" office:value-type="float" office:value="1">
            <text:p>1</text:p>
          </table:table-cell>
          <table:table-cell table:style-name="ce140" table:formula="of:=COUNTIF([.C4:.M4];&quot;51¶&quot;)" office:value-type="float" office:value="1">
            <text:p>1</text:p>
          </table:table-cell>
          <table:table-cell table:style-name="ce140" table:formula="of:=COUNTIF([.C4:.M4];&quot;52¶&quot;)" office:value-type="float" office:value="0">
            <text:p>0</text:p>
          </table:table-cell>
          <table:table-cell table:style-name="ce140" table:formula="of:=COUNTIF([.C4:.M4];&quot;U&quot;)+COUNTIF([.C4:.M4];&quot;U☻&quot;)+COUNTIF([.C4:.M4];&quot;U☺&quot;)" office:value-type="float" office:value="1">
            <text:p>1</text:p>
          </table:table-cell>
          <table:table-cell table:style-name="ce140" table:formula="of:=COUNTIF([.C4:.M4];&quot;KVIT&quot;)+COUNTIF([.C4:.M4];&quot;KVIT☻&quot;)+COUNTIF([.C4:.M4];&quot;kvit$&quot;)" office:value-type="float" office:value="2">
            <text:p>2</text:p>
          </table:table-cell>
          <table:table-cell table:style-name="ce142" table:formula="of:=COUNTBLANK([.C4:.M4])" office:value-type="float" office:value="0">
            <text:p>0</text:p>
          </table:table-cell>
          <table:table-cell table:style-name="ce144" table:formula="of:=COUNTIF([.C4:.M4];&quot;x&quot;)" office:value-type="float" office:value="2">
            <text:p>2</text:p>
          </table:table-cell>
          <table:table-cell table:style-name="ce146" table:formula="of:=COUNTIF([.C4:.M4];&quot;51&quot;)+COUNTIF([.C4:.M4];&quot;51☻&quot;)+COUNTIF([.C4:.M4];&quot;2&quot;)+COUNTIF([.C4:.M4];&quot;52&quot;)+COUNTIF([.C4:.M4];&quot;52☻&quot;)+COUNTIF([.C4:.M4];&quot;51$&quot;)+COUNTIF([.C4:.M4];&quot;52$&quot;)" office:value-type="float" office:value="1">
            <text:p>1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6-04">
            <text:p>4. jun 13</text:p>
          </table:table-cell>
          <table:table-cell table:style-name="ce136" table:formula="of:=TEXT([.A5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5" office:value-type="string">
            <text:p>MF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2" office:value-type="string">
            <text:p>MI/RO</text:p>
          </table:table-cell>
          <table:table-cell table:style-name="ce33" office:value-type="string">
            <text:p>DAN</text:p>
          </table:table-cell>
          <table:table-cell table:style-name="ce140" table:formula="of:=COUNTIF([.C5:.M5];&quot;☻&quot;)+COUNTIF([.C5:.M5];&quot;52☻&quot;)+COUNTIF([.C5:.M5];&quot;51☻&quot;)+COUNTIF([.C5:.M5];&quot;1☻&quot;)+COUNTIF([.C5:.M5];&quot;KVIT☻&quot;)+COUNTIF([.C5:.M5];&quot;U☻&quot;)" office:value-type="float" office:value="0">
            <text:p>0</text:p>
          </table:table-cell>
          <table:table-cell table:style-name="ce140" table:formula="of:=COUNTIF([.C5:.M5];&quot;☺&quot;)+COUNTIF([.C5:.M5];&quot;52☺&quot;)+COUNTIF([.C5:.M5];&quot;51☺&quot;)+COUNTIF([.C5:.M5];&quot;1☺&quot;)+COUNTIF([.C5:.M5];&quot;KVIT☺&quot;)+COUNTIF([.C5:.M5];&quot;U☺&quot;)" office:value-type="float" office:value="0">
            <text:p>0</text:p>
          </table:table-cell>
          <table:table-cell table:style-name="ce140" table:formula="of:=COUNTIF([.C5:.M5];&quot;51&quot;)+COUNTIF([.C5:.M5];&quot;51$&quot;)+COUNTIF([.C5:.M5];&quot;51☻&quot;)" office:value-type="float" office:value="1">
            <text:p>1</text:p>
          </table:table-cell>
          <table:table-cell table:style-name="ce140" table:formula="of:=COUNTIF([.C5:.M5];&quot;52&quot;)+COUNTIF([.C5:.M5];&quot;52$&quot;)+COUNTIF([.C5:.M5];&quot;52☻&quot;)" office:value-type="float" office:value="1">
            <text:p>1</text:p>
          </table:table-cell>
          <table:table-cell table:style-name="ce140" table:formula="of:=COUNTIF([.C5:.M5];&quot;51¶&quot;)" office:value-type="float" office:value="1">
            <text:p>1</text:p>
          </table:table-cell>
          <table:table-cell table:style-name="ce140" table:formula="of:=COUNTIF([.C5:.M5];&quot;52¶&quot;)" office:value-type="float" office:value="0">
            <text:p>0</text:p>
          </table:table-cell>
          <table:table-cell table:style-name="ce140" table:formula="of:=COUNTIF([.C5:.M5];&quot;U&quot;)+COUNTIF([.C5:.M5];&quot;U☻&quot;)+COUNTIF([.C5:.M5];&quot;U☺&quot;)" office:value-type="float" office:value="1">
            <text:p>1</text:p>
          </table:table-cell>
          <table:table-cell table:style-name="ce140" table:formula="of:=COUNTIF([.C5:.M5];&quot;KVIT&quot;)+COUNTIF([.C5:.M5];&quot;KVIT☻&quot;)+COUNTIF([.C5:.M5];&quot;kvit$&quot;)" office:value-type="float" office:value="2">
            <text:p>2</text:p>
          </table:table-cell>
          <table:table-cell table:style-name="ce142" table:formula="of:=COUNTBLANK([.C5:.M5])" office:value-type="float" office:value="0">
            <text:p>0</text:p>
          </table:table-cell>
          <table:table-cell table:style-name="ce144" table:formula="of:=COUNTIF([.C5:.M5];&quot;x&quot;)" office:value-type="float" office:value="0">
            <text:p>0</text:p>
          </table:table-cell>
          <table:table-cell table:style-name="ce146" table:formula="of:=COUNTIF([.C5:.M5];&quot;51&quot;)+COUNTIF([.C5:.M5];&quot;51☻&quot;)+COUNTIF([.C5:.M5];&quot;2&quot;)+COUNTIF([.C5:.M5];&quot;52&quot;)+COUNTIF([.C5:.M5];&quot;52☻&quot;)+COUNTIF([.C5:.M5];&quot;51$&quot;)+COUNTIF([.C5:.M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/>
          <table:table-cell table:style-name="ce33" office:value-type="string">
            <office:annotation draw:style-name="gr1" draw:text-style-name="P1" svg:width="3.107cm" svg:height="0.603cm" svg:x="26.963cm" svg:y="1.301cm" draw:caption-point-x="-0.611cm" draw:caption-point-y="1.514cm">
              <dc:creator>MŠ</dc:creator>
              <dc:date>2013-12-23T00:00:00</dc:date>
              <text:p text:style-name="P1"><text:span text:style-name="T1">12,13,14</text:span></text:p>
            </office:annotation>
            <text:p>mish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6-05">
            <text:p>5. jun 13</text:p>
          </table:table-cell>
          <table:table-cell table:style-name="ce136" table:formula="of:=TEXT([.A6];&quot;Ddd&quot;)" office:value-type="string" office:string-value="sre">
            <text:p>sre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5" office:value-type="string">
            <text:p>MF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2" office:value-type="string">
            <office:annotation draw:style-name="gr1" draw:text-style-name="P1" svg:width="2.934cm" svg:height="2.315cm" svg:x="6.215cm" svg:y="3.048cm" draw:caption-point-x="-0.607cm" draw:caption-point-y="0.468cm">
              <dc:creator>MŠ</dc:creator>
              <dc:date>2013-12-23T00:00:00</dc:date>
              <text:p text:style-name="P1"><text:span text:style-name="T1">Ne morem 5., 6., 7.</text:span></text:p>
            </office:annotation>
            <text:p>RTG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9" office:value-type="string">
            <text:p>POR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DAN</text:p>
          </table:table-cell>
          <table:table-cell table:style-name="ce33" office:value-type="string">
            <text:p>KOS</text:p>
          </table:table-cell>
          <table:table-cell table:style-name="ce140" table:formula="of:=COUNTIF([.C6:.M6];&quot;☻&quot;)+COUNTIF([.C6:.M6];&quot;52☻&quot;)+COUNTIF([.C6:.M6];&quot;51☻&quot;)+COUNTIF([.C6:.M6];&quot;1☻&quot;)+COUNTIF([.C6:.M6];&quot;KVIT☻&quot;)+COUNTIF([.C6:.M6];&quot;U☻&quot;)" office:value-type="float" office:value="1">
            <text:p>1</text:p>
          </table:table-cell>
          <table:table-cell table:style-name="ce140" table:formula="of:=COUNTIF([.C6:.M6];&quot;☺&quot;)+COUNTIF([.C6:.M6];&quot;52☺&quot;)+COUNTIF([.C6:.M6];&quot;51☺&quot;)+COUNTIF([.C6:.M6];&quot;1☺&quot;)+COUNTIF([.C6:.M6];&quot;KVIT☺&quot;)+COUNTIF([.C6:.M6];&quot;U☺&quot;)" office:value-type="float" office:value="1">
            <text:p>1</text:p>
          </table:table-cell>
          <table:table-cell table:style-name="ce140" table:formula="of:=COUNTIF([.C6:.M6];&quot;51&quot;)+COUNTIF([.C6:.M6];&quot;51$&quot;)+COUNTIF([.C6:.M6];&quot;51☻&quot;)" office:value-type="float" office:value="1">
            <text:p>1</text:p>
          </table:table-cell>
          <table:table-cell table:style-name="ce140" table:formula="of:=COUNTIF([.C6:.M6];&quot;52&quot;)+COUNTIF([.C6:.M6];&quot;52$&quot;)+COUNTIF([.C6:.M6];&quot;52☻&quot;)" office:value-type="float" office:value="1">
            <text:p>1</text:p>
          </table:table-cell>
          <table:table-cell table:style-name="ce140" table:formula="of:=COUNTIF([.C6:.M6];&quot;51¶&quot;)" office:value-type="float" office:value="1">
            <text:p>1</text:p>
          </table:table-cell>
          <table:table-cell table:style-name="ce140" table:formula="of:=COUNTIF([.C6:.M6];&quot;52¶&quot;)" office:value-type="float" office:value="0">
            <text:p>0</text:p>
          </table:table-cell>
          <table:table-cell table:style-name="ce140" table:formula="of:=COUNTIF([.C6:.M6];&quot;U&quot;)+COUNTIF([.C6:.M6];&quot;U☻&quot;)+COUNTIF([.C6:.M6];&quot;U☺&quot;)" office:value-type="float" office:value="0">
            <text:p>0</text:p>
          </table:table-cell>
          <table:table-cell table:style-name="ce140" table:formula="of:=COUNTIF([.C6:.M6];&quot;KVIT&quot;)+COUNTIF([.C6:.M6];&quot;KVIT☻&quot;)+COUNTIF([.C6:.M6];&quot;kvit$&quot;)" office:value-type="float" office:value="1">
            <text:p>1</text:p>
          </table:table-cell>
          <table:table-cell table:style-name="ce142" table:formula="of:=COUNTBLANK([.C6:.M6])" office:value-type="float" office:value="0">
            <text:p>0</text:p>
          </table:table-cell>
          <table:table-cell table:style-name="ce144" table:formula="of:=COUNTIF([.C6:.M6];&quot;x&quot;)" office:value-type="float" office:value="0">
            <text:p>0</text:p>
          </table:table-cell>
          <table:table-cell table:style-name="ce146" table:formula="of:=COUNTIF([.C6:.M6];&quot;51&quot;)+COUNTIF([.C6:.M6];&quot;51☻&quot;)+COUNTIF([.C6:.M6];&quot;2&quot;)+COUNTIF([.C6:.M6];&quot;52&quot;)+COUNTIF([.C6:.M6];&quot;52☻&quot;)+COUNTIF([.C6:.M6];&quot;51$&quot;)+COUNTIF([.C6:.M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/>
          <table:table-cell table:style-name="ce59" office:value-type="string">
            <office:annotation draw:style-name="gr1" draw:text-style-name="P1" svg:width="3.975cm" svg:height="8.904cm" svg:x="26.963cm" svg:y="2.002cm" draw:caption-point-x="-0.611cm" draw:caption-point-y="1.514cm">
              <dc:creator>MŠ</dc:creator>
              <dc:date>2013-12-23T00:00:00</dc:date>
              <text:p text:style-name="P1"><text:span text:style-name="T1">dopust do 10. junija vključno</text:span></text:p>
              <text:p text:style-name="P1"><text:span text:style-name="T1"><text:s text:c="19"/></text:span><text:span text:style-name="T1">11. in 25. junija sem dežuren na KO za anesteziolozijo</text:span></text:p>
              <text:p text:style-name="P1"><text:span text:style-name="T1"><text:s text:c="20"/></text:span><text:span text:style-name="T1">ter 28. in 29 junija.</text:span></text:p>
            </office:annotation>
            <text:p>GRY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6-06">
            <text:p>6. jun 13</text:p>
          </table:table-cell>
          <table:table-cell table:style-name="ce136" table:formula="of:=TEXT([.A7];&quot;Ddd&quot;)" office:value-type="string" office:string-value="čet">
            <text:p>č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table:formula="of:=[$januar.$G$1]" office:value-type="string" office:string-value="ORO">
            <text:p>ORO</text:p>
          </table:table-cell>
          <table:table-cell table:style-name="ce33" office:value-type="string">
            <text:p>DAN</text:p>
          </table:table-cell>
          <table:table-cell table:style-name="ce140" table:formula="of:=COUNTIF([.C7:.M7];&quot;☻&quot;)+COUNTIF([.C7:.M7];&quot;52☻&quot;)+COUNTIF([.C7:.M7];&quot;51☻&quot;)+COUNTIF([.C7:.M7];&quot;1☻&quot;)+COUNTIF([.C7:.M7];&quot;KVIT☻&quot;)+COUNTIF([.C7:.M7];&quot;U☻&quot;)" office:value-type="float" office:value="1">
            <text:p>1</text:p>
          </table:table-cell>
          <table:table-cell table:style-name="ce140" table:formula="of:=COUNTIF([.C7:.M7];&quot;☺&quot;)+COUNTIF([.C7:.M7];&quot;52☺&quot;)+COUNTIF([.C7:.M7];&quot;51☺&quot;)+COUNTIF([.C7:.M7];&quot;1☺&quot;)+COUNTIF([.C7:.M7];&quot;KVIT☺&quot;)+COUNTIF([.C7:.M7];&quot;U☺&quot;)" office:value-type="float" office:value="1">
            <text:p>1</text:p>
          </table:table-cell>
          <table:table-cell table:style-name="ce140" table:formula="of:=COUNTIF([.C7:.M7];&quot;51&quot;)+COUNTIF([.C7:.M7];&quot;51$&quot;)+COUNTIF([.C7:.M7];&quot;51☻&quot;)" office:value-type="float" office:value="1">
            <text:p>1</text:p>
          </table:table-cell>
          <table:table-cell table:style-name="ce140" table:formula="of:=COUNTIF([.C7:.M7];&quot;52&quot;)+COUNTIF([.C7:.M7];&quot;52$&quot;)+COUNTIF([.C7:.M7];&quot;52☻&quot;)" office:value-type="float" office:value="0">
            <text:p>0</text:p>
          </table:table-cell>
          <table:table-cell table:style-name="ce140" table:formula="of:=COUNTIF([.C7:.M7];&quot;51¶&quot;)" office:value-type="float" office:value="0">
            <text:p>0</text:p>
          </table:table-cell>
          <table:table-cell table:style-name="ce140" table:formula="of:=COUNTIF([.C7:.M7];&quot;52¶&quot;)" office:value-type="float" office:value="0">
            <text:p>0</text:p>
          </table:table-cell>
          <table:table-cell table:style-name="ce140" table:formula="of:=COUNTIF([.C7:.M7];&quot;U&quot;)+COUNTIF([.C7:.M7];&quot;U☻&quot;)+COUNTIF([.C7:.M7];&quot;U☺&quot;)" office:value-type="float" office:value="0">
            <text:p>0</text:p>
          </table:table-cell>
          <table:table-cell table:style-name="ce140" table:formula="of:=COUNTIF([.C7:.M7];&quot;KVIT&quot;)+COUNTIF([.C7:.M7];&quot;KVIT☻&quot;)+COUNTIF([.C7:.M7];&quot;kvit$&quot;)" office:value-type="float" office:value="1">
            <text:p>1</text:p>
          </table:table-cell>
          <table:table-cell table:style-name="ce142" table:formula="of:=COUNTBLANK([.C7:.M7])" office:value-type="float" office:value="0">
            <text:p>0</text:p>
          </table:table-cell>
          <table:table-cell table:style-name="ce144" table:formula="of:=COUNTIF([.C7:.M7];&quot;x&quot;)" office:value-type="float" office:value="2">
            <text:p>2</text:p>
          </table:table-cell>
          <table:table-cell table:style-name="ce146" table:formula="of:=COUNTIF([.C7:.M7];&quot;51&quot;)+COUNTIF([.C7:.M7];&quot;51☻&quot;)+COUNTIF([.C7:.M7];&quot;2&quot;)+COUNTIF([.C7:.M7];&quot;52&quot;)+COUNTIF([.C7:.M7];&quot;52☻&quot;)+COUNTIF([.C7:.M7];&quot;51$&quot;)+COUNTIF([.C7:.M7];&quot;52$&quot;)" office:value-type="float" office:value="1">
            <text:p>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/>
          <table:table-cell table:style-name="ce57" office:value-type="string">
            <office:annotation draw:style-name="gr1" draw:text-style-name="P1" svg:width="3.005cm" svg:height="1.003cm" svg:x="26.963cm" svg:y="2.703cm" draw:caption-point-x="-0.611cm" draw:caption-point-y="1.514cm">
              <dc:creator>MŠ</dc:creator>
              <dc:date>2013-12-23T00:00:00</dc:date>
              <text:p text:style-name="P1"><text:span text:style-name="T1">od 24.6. naprej bom doma</text:span></text:p>
            </office:annotation>
            <text:p>RAV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6-07">
            <text:p>7. jun 13</text:p>
          </table:table-cell>
          <table:table-cell table:style-name="ce136" table:formula="of:=TEXT([.A8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7" office:value-type="string">
            <office:annotation draw:style-name="gr1" draw:text-style-name="P1" svg:width="2.953cm" svg:height="1.005cm" svg:x="13.401cm" svg:y="3.402cm" draw:caption-point-x="-0.61cm" draw:caption-point-y="1.517cm">
              <dc:creator>MŠ</dc:creator>
              <dc:date>2013-12-23T00:00:00</dc:date>
              <text:p text:style-name="P1"><text:span text:style-name="T1">od 24.6. naprej bom doma</text:span></text:p>
            </office:annotation>
            <text:p>RAV</text:p>
          </table:table-cell>
          <table:table-cell table:style-name="ce33" office:value-type="string">
            <text:p>DAN</text:p>
          </table:table-cell>
          <table:table-cell table:style-name="ce140" table:formula="of:=COUNTIF([.C8:.M8];&quot;☻&quot;)+COUNTIF([.C8:.M8];&quot;52☻&quot;)+COUNTIF([.C8:.M8];&quot;51☻&quot;)+COUNTIF([.C8:.M8];&quot;1☻&quot;)+COUNTIF([.C8:.M8];&quot;KVIT☻&quot;)+COUNTIF([.C8:.M8];&quot;U☻&quot;)" office:value-type="float" office:value="1">
            <text:p>1</text:p>
          </table:table-cell>
          <table:table-cell table:style-name="ce140" table:formula="of:=COUNTIF([.C8:.M8];&quot;☺&quot;)+COUNTIF([.C8:.M8];&quot;52☺&quot;)+COUNTIF([.C8:.M8];&quot;51☺&quot;)+COUNTIF([.C8:.M8];&quot;1☺&quot;)+COUNTIF([.C8:.M8];&quot;KVIT☺&quot;)+COUNTIF([.C8:.M8];&quot;U☺&quot;)" office:value-type="float" office:value="0">
            <text:p>0</text:p>
          </table:table-cell>
          <table:table-cell table:style-name="ce140" table:formula="of:=COUNTIF([.C8:.M8];&quot;51&quot;)+COUNTIF([.C8:.M8];&quot;51$&quot;)+COUNTIF([.C8:.M8];&quot;51☻&quot;)" office:value-type="float" office:value="1">
            <text:p>1</text:p>
          </table:table-cell>
          <table:table-cell table:style-name="ce140" table:formula="of:=COUNTIF([.C8:.M8];&quot;52&quot;)+COUNTIF([.C8:.M8];&quot;52$&quot;)+COUNTIF([.C8:.M8];&quot;52☻&quot;)" office:value-type="float" office:value="1">
            <text:p>1</text:p>
          </table:table-cell>
          <table:table-cell table:style-name="ce140" table:formula="of:=COUNTIF([.C8:.M8];&quot;51¶&quot;)" office:value-type="float" office:value="0">
            <text:p>0</text:p>
          </table:table-cell>
          <table:table-cell table:style-name="ce140" table:formula="of:=COUNTIF([.C8:.M8];&quot;52¶&quot;)" office:value-type="float" office:value="0">
            <text:p>0</text:p>
          </table:table-cell>
          <table:table-cell table:style-name="ce140" table:formula="of:=COUNTIF([.C8:.M8];&quot;U&quot;)+COUNTIF([.C8:.M8];&quot;U☻&quot;)+COUNTIF([.C8:.M8];&quot;U☺&quot;)" office:value-type="float" office:value="0">
            <text:p>0</text:p>
          </table:table-cell>
          <table:table-cell table:style-name="ce140" table:formula="of:=COUNTIF([.C8:.M8];&quot;KVIT&quot;)+COUNTIF([.C8:.M8];&quot;KVIT☻&quot;)+COUNTIF([.C8:.M8];&quot;kvit$&quot;)" office:value-type="float" office:value="1">
            <text:p>1</text:p>
          </table:table-cell>
          <table:table-cell table:style-name="ce142" table:formula="of:=COUNTBLANK([.C8:.M8])" office:value-type="float" office:value="0">
            <text:p>0</text:p>
          </table:table-cell>
          <table:table-cell table:style-name="ce144" table:formula="of:=COUNTIF([.C8:.M8];&quot;x&quot;)" office:value-type="float" office:value="1">
            <text:p>1</text:p>
          </table:table-cell>
          <table:table-cell table:style-name="ce146" table:formula="of:=COUNTIF([.C8:.M8];&quot;51&quot;)+COUNTIF([.C8:.M8];&quot;51☻&quot;)+COUNTIF([.C8:.M8];&quot;2&quot;)+COUNTIF([.C8:.M8];&quot;52&quot;)+COUNTIF([.C8:.M8];&quot;52☻&quot;)+COUNTIF([.C8:.M8];&quot;51$&quot;)+COUNTIF([.C8:.M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/>
          <table:table-cell table:style-name="ce129" office:value-type="string">
            <office:annotation draw:style-name="gr1" draw:text-style-name="P1" svg:width="3.005cm" svg:height="1.013cm" svg:x="26.963cm" svg:y="3.402cm" draw:caption-point-x="-0.611cm" draw:caption-point-y="1.517cm">
              <dc:creator>MŠ</dc:creator>
              <dc:date>2013-12-23T00:00:00</dc:date>
              <text:p text:style-name="P1"><text:span text:style-name="T1"><text:s/></text:span><text:span text:style-name="T1">na dopustu do 25.6</text:span></text:p>
            </office:annotation>
            <text:p>PIR</text:p>
          </table:table-cell>
          <table:table-cell table:number-columns-repeated="995"/>
        </table:table-row>
        <table:table-row table:style-name="ro8">
          <table:table-cell table:style-name="ce19" office:value-type="date" office:date-value="2013-06-08">
            <text:p>8. jun 13</text:p>
          </table:table-cell>
          <table:table-cell table:style-name="ce135" table:formula="of:=TEXT([.A9];&quot;Ddd&quot;)" office:value-type="string" office:string-value="sob">
            <text:p>sob</text:p>
          </table:table-cell>
          <table:table-cell table:style-name="ce137"/>
          <table:table-cell table:style-name="ce6" table:formula="of:=[$'Vzorci vnosov'.$A$14]" office:value-type="string" office:string-value="☻">
            <text:p>☻</text:p>
          </table:table-cell>
          <table:table-cell table:style-name="ce137" table:number-columns-repeated="4"/>
          <table:table-cell table:style-name="ce56" office:value-type="string">
            <text:p>POR</text:p>
          </table:table-cell>
          <table:table-cell table:style-name="ce137" table:number-columns-repeated="3"/>
          <table:table-cell table:style-name="ce138"/>
          <table:table-cell table:style-name="ce56" office:value-type="string">
            <text:p>JAN</text:p>
          </table:table-cell>
          <table:table-cell table:style-name="ce56" office:value-type="string">
            <text:p>DAN</text:p>
          </table:table-cell>
          <table:table-cell table:style-name="ce140" table:formula="of:=COUNTIF([.C9:.M9];&quot;☻&quot;)+COUNTIF([.C9:.M9];&quot;52☻&quot;)+COUNTIF([.C9:.M9];&quot;51☻&quot;)+COUNTIF([.C9:.M9];&quot;1☻&quot;)+COUNTIF([.C9:.M9];&quot;KVIT☻&quot;)+COUNTIF([.C9:.M9];&quot;U☻&quot;)" office:value-type="float" office:value="1">
            <text:p>1</text:p>
          </table:table-cell>
          <table:table-cell table:style-name="ce140" table:formula="of:=COUNTIF([.C9:.M9];&quot;☺&quot;)+COUNTIF([.C9:.M9];&quot;52☺&quot;)+COUNTIF([.C9:.M9];&quot;51☺&quot;)+COUNTIF([.C9:.M9];&quot;1☺&quot;)+COUNTIF([.C9:.M9];&quot;KVIT☺&quot;)+COUNTIF([.C9:.M9];&quot;U☺&quot;)" office:value-type="float" office:value="0">
            <text:p>0</text:p>
          </table:table-cell>
          <table:table-cell table:style-name="ce140" table:formula="of:=COUNTIF([.C9:.M9];&quot;51&quot;)+COUNTIF([.C9:.M9];&quot;51$&quot;)+COUNTIF([.C9:.M9];&quot;51☻&quot;)" office:value-type="float" office:value="0">
            <text:p>0</text:p>
          </table:table-cell>
          <table:table-cell table:style-name="ce140" table:formula="of:=COUNTIF([.C9:.M9];&quot;52&quot;)+COUNTIF([.C9:.M9];&quot;52$&quot;)+COUNTIF([.C9:.M9];&quot;52☻&quot;)" office:value-type="float" office:value="0">
            <text:p>0</text:p>
          </table:table-cell>
          <table:table-cell table:style-name="ce140" table:formula="of:=COUNTIF([.C9:.M9];&quot;51¶&quot;)" office:value-type="float" office:value="0">
            <text:p>0</text:p>
          </table:table-cell>
          <table:table-cell table:style-name="ce140" table:formula="of:=COUNTIF([.C9:.M9];&quot;52¶&quot;)" office:value-type="float" office:value="0">
            <text:p>0</text:p>
          </table:table-cell>
          <table:table-cell table:style-name="ce140" table:formula="of:=COUNTIF([.C9:.M9];&quot;U&quot;)+COUNTIF([.C9:.M9];&quot;U☻&quot;)+COUNTIF([.C9:.M9];&quot;U☺&quot;)" office:value-type="float" office:value="0">
            <text:p>0</text:p>
          </table:table-cell>
          <table:table-cell table:style-name="ce140" table:formula="of:=COUNTIF([.C9:.M9];&quot;KVIT&quot;)+COUNTIF([.C9:.M9];&quot;KVIT☻&quot;)+COUNTIF([.C9:.M9];&quot;kvit$&quot;)" office:value-type="float" office:value="0">
            <text:p>0</text:p>
          </table:table-cell>
          <table:table-cell table:style-name="ce142" table:formula="of:=COUNTBLANK([.C9:.M9])" office:value-type="float" office:value="9">
            <text:p>9</text:p>
          </table:table-cell>
          <table:table-cell table:style-name="ce144" table:formula="of:=COUNTIF([.C9:.M9];&quot;x&quot;)" office:value-type="float" office:value="0">
            <text:p>0</text:p>
          </table:table-cell>
          <table:table-cell table:style-name="ce146" table:formula="of:=COUNTIF([.C9:.M9];&quot;51&quot;)+COUNTIF([.C9:.M9];&quot;51☻&quot;)+COUNTIF([.C9:.M9];&quot;2&quot;)+COUNTIF([.C9:.M9];&quot;52&quot;)+COUNTIF([.C9:.M9];&quot;52☻&quot;)+COUNTIF([.C9:.M9];&quot;51$&quot;)+COUNTIF([.C9:.M9];&quot;52$&quot;)" office:value-type="float" office:value="0">
            <text:p>0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/>
          <table:table-cell table:style-name="ce130" office:value-type="string">
            <office:annotation draw:style-name="gr1" draw:text-style-name="P1" svg:width="3.005cm" svg:height="2.618cm" svg:x="26.963cm" svg:y="4.106cm" draw:caption-point-x="-0.611cm" draw:caption-point-y="1.514cm">
              <dc:creator>MŠ</dc:creator>
              <dc:date>2013-12-23T00:00:00</dc:date>
              <text:p text:style-name="P1"><text:span text:style-name="T1">od 21.6. do 25.6. ne bi, ker imam druge obveznosti, 3. in 4. me pa rabijo v Izoli</text:span></text:p>
            </office:annotation>
            <text:p>SKR</text:p>
          </table:table-cell>
          <table:table-cell table:number-columns-repeated="995"/>
        </table:table-row>
        <table:table-row table:style-name="ro8">
          <table:table-cell table:style-name="ce19" office:value-type="date" office:date-value="2013-06-09">
            <text:p>9. jun 13</text:p>
          </table:table-cell>
          <table:table-cell table:style-name="ce135" table:formula="of:=TEXT([.A10];&quot;Ddd&quot;)" office:value-type="string" office:string-value="ned">
            <text:p>ned</text:p>
          </table:table-cell>
          <table:table-cell table:style-name="ce138"/>
          <table:table-cell table:style-name="ce6" table:formula="of:=[$'Vzorci vnosov'.$A$14]" office:value-type="string" office:string-value="☻">
            <text:p>☻</text:p>
          </table:table-cell>
          <table:table-cell table:style-name="ce137"/>
          <table:table-cell table:style-name="ce138" table:number-columns-repeated="3"/>
          <table:table-cell table:style-name="ce56" office:value-type="string">
            <text:p>POR</text:p>
          </table:table-cell>
          <table:table-cell table:style-name="ce138" table:number-columns-repeated="4"/>
          <table:table-cell table:style-name="ce56" office:value-type="string">
            <text:p>JAN</text:p>
          </table:table-cell>
          <table:table-cell table:style-name="ce56" office:value-type="string">
            <text:p>DAN</text:p>
          </table:table-cell>
          <table:table-cell table:style-name="ce140" table:formula="of:=COUNTIF([.C10:.M10];&quot;☻&quot;)+COUNTIF([.C10:.M10];&quot;52☻&quot;)+COUNTIF([.C10:.M10];&quot;51☻&quot;)+COUNTIF([.C10:.M10];&quot;1☻&quot;)+COUNTIF([.C10:.M10];&quot;KVIT☻&quot;)+COUNTIF([.C10:.M10];&quot;U☻&quot;)" office:value-type="float" office:value="1">
            <text:p>1</text:p>
          </table:table-cell>
          <table:table-cell table:style-name="ce140" table:formula="of:=COUNTIF([.C10:.M10];&quot;☺&quot;)+COUNTIF([.C10:.M10];&quot;52☺&quot;)+COUNTIF([.C10:.M10];&quot;51☺&quot;)+COUNTIF([.C10:.M10];&quot;1☺&quot;)+COUNTIF([.C10:.M10];&quot;KVIT☺&quot;)+COUNTIF([.C10:.M10];&quot;U☺&quot;)" office:value-type="float" office:value="0">
            <text:p>0</text:p>
          </table:table-cell>
          <table:table-cell table:style-name="ce140" table:formula="of:=COUNTIF([.C10:.M10];&quot;51&quot;)+COUNTIF([.C10:.M10];&quot;51$&quot;)+COUNTIF([.C10:.M10];&quot;51☻&quot;)" office:value-type="float" office:value="0">
            <text:p>0</text:p>
          </table:table-cell>
          <table:table-cell table:style-name="ce140" table:formula="of:=COUNTIF([.C10:.M10];&quot;52&quot;)+COUNTIF([.C10:.M10];&quot;52$&quot;)+COUNTIF([.C10:.M10];&quot;52☻&quot;)" office:value-type="float" office:value="0">
            <text:p>0</text:p>
          </table:table-cell>
          <table:table-cell table:style-name="ce140" table:formula="of:=COUNTIF([.C10:.M10];&quot;51¶&quot;)" office:value-type="float" office:value="0">
            <text:p>0</text:p>
          </table:table-cell>
          <table:table-cell table:style-name="ce140" table:formula="of:=COUNTIF([.C10:.M10];&quot;52¶&quot;)" office:value-type="float" office:value="0">
            <text:p>0</text:p>
          </table:table-cell>
          <table:table-cell table:style-name="ce140" table:formula="of:=COUNTIF([.C10:.M10];&quot;U&quot;)+COUNTIF([.C10:.M10];&quot;U☻&quot;)+COUNTIF([.C10:.M10];&quot;U☺&quot;)" office:value-type="float" office:value="0">
            <text:p>0</text:p>
          </table:table-cell>
          <table:table-cell table:style-name="ce140" table:formula="of:=COUNTIF([.C10:.M10];&quot;KVIT&quot;)+COUNTIF([.C10:.M10];&quot;KVIT☻&quot;)+COUNTIF([.C10:.M10];&quot;kvit$&quot;)" office:value-type="float" office:value="0">
            <text:p>0</text:p>
          </table:table-cell>
          <table:table-cell table:style-name="ce142" table:formula="of:=COUNTBLANK([.C10:.M10])" office:value-type="float" office:value="9">
            <text:p>9</text:p>
          </table:table-cell>
          <table:table-cell table:style-name="ce144" table:formula="of:=COUNTIF([.C10:.M10];&quot;x&quot;)" office:value-type="float" office:value="0">
            <text:p>0</text:p>
          </table:table-cell>
          <table:table-cell table:style-name="ce146" table:formula="of:=COUNTIF([.C10:.M10];&quot;51&quot;)+COUNTIF([.C10:.M10];&quot;51☻&quot;)+COUNTIF([.C10:.M10];&quot;2&quot;)+COUNTIF([.C10:.M10];&quot;52&quot;)+COUNTIF([.C10:.M10];&quot;52☻&quot;)+COUNTIF([.C10:.M10];&quot;51$&quot;)+COUNTIF([.C10:.M10];&quot;52$&quot;)" office:value-type="float" office:value="0">
            <text:p>0</text:p>
          </table:table-cell>
          <table:table-cell table:style-name="ce5" table:formula="of:=[$'Vzorci vnosov'.$A$11]" office:value-type="string" office:string-value="X">
            <text:p>X</text:p>
          </table:table-cell>
          <table:table-cell/>
          <table:table-cell table:style-name="ce55" office:value-type="string">
            <text:p>MI/ŠT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6-10">
            <text:p>10. jun 13</text:p>
          </table:table-cell>
          <table:table-cell table:style-name="ce136" table:formula="of:=TEXT([.A11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5" office:value-type="string">
            <text:p>MF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5" office:value-type="string">
            <text:p>MI/ŠT</text:p>
          </table:table-cell>
          <table:table-cell table:style-name="ce33" office:value-type="string">
            <text:p>ŠOŠ</text:p>
          </table:table-cell>
          <table:table-cell table:style-name="ce140" table:formula="of:=COUNTIF([.C11:.M11];&quot;☻&quot;)+COUNTIF([.C11:.M11];&quot;52☻&quot;)+COUNTIF([.C11:.M11];&quot;51☻&quot;)+COUNTIF([.C11:.M11];&quot;1☻&quot;)+COUNTIF([.C11:.M11];&quot;KVIT☻&quot;)+COUNTIF([.C11:.M11];&quot;U☻&quot;)" office:value-type="float" office:value="0">
            <text:p>0</text:p>
          </table:table-cell>
          <table:table-cell table:style-name="ce140" table:formula="of:=COUNTIF([.C11:.M11];&quot;☺&quot;)+COUNTIF([.C11:.M11];&quot;52☺&quot;)+COUNTIF([.C11:.M11];&quot;51☺&quot;)+COUNTIF([.C11:.M11];&quot;1☺&quot;)+COUNTIF([.C11:.M11];&quot;KVIT☺&quot;)+COUNTIF([.C11:.M11];&quot;U☺&quot;)" office:value-type="float" office:value="0">
            <text:p>0</text:p>
          </table:table-cell>
          <table:table-cell table:style-name="ce140" table:formula="of:=COUNTIF([.C11:.M11];&quot;51&quot;)+COUNTIF([.C11:.M11];&quot;51$&quot;)+COUNTIF([.C11:.M11];&quot;51☻&quot;)" office:value-type="float" office:value="1">
            <text:p>1</text:p>
          </table:table-cell>
          <table:table-cell table:style-name="ce140" table:formula="of:=COUNTIF([.C11:.M11];&quot;52&quot;)+COUNTIF([.C11:.M11];&quot;52$&quot;)+COUNTIF([.C11:.M11];&quot;52☻&quot;)" office:value-type="float" office:value="1">
            <text:p>1</text:p>
          </table:table-cell>
          <table:table-cell table:style-name="ce140" table:formula="of:=COUNTIF([.C11:.M11];&quot;51¶&quot;)" office:value-type="float" office:value="1">
            <text:p>1</text:p>
          </table:table-cell>
          <table:table-cell table:style-name="ce140" table:formula="of:=COUNTIF([.C11:.M11];&quot;52¶&quot;)" office:value-type="float" office:value="0">
            <text:p>0</text:p>
          </table:table-cell>
          <table:table-cell table:style-name="ce140" table:formula="of:=COUNTIF([.C11:.M11];&quot;U&quot;)+COUNTIF([.C11:.M11];&quot;U☻&quot;)+COUNTIF([.C11:.M11];&quot;U☺&quot;)" office:value-type="float" office:value="0">
            <text:p>0</text:p>
          </table:table-cell>
          <table:table-cell table:style-name="ce140" table:formula="of:=COUNTIF([.C11:.M11];&quot;KVIT&quot;)+COUNTIF([.C11:.M11];&quot;KVIT☻&quot;)+COUNTIF([.C11:.M11];&quot;kvit$&quot;)" office:value-type="float" office:value="2">
            <text:p>2</text:p>
          </table:table-cell>
          <table:table-cell table:style-name="ce142" table:formula="of:=COUNTBLANK([.C11:.M11])" office:value-type="float" office:value="0">
            <text:p>0</text:p>
          </table:table-cell>
          <table:table-cell table:style-name="ce144" table:formula="of:=COUNTIF([.C11:.M11];&quot;x&quot;)" office:value-type="float" office:value="0">
            <text:p>0</text:p>
          </table:table-cell>
          <table:table-cell table:style-name="ce146" table:formula="of:=COUNTIF([.C11:.M11];&quot;51&quot;)+COUNTIF([.C11:.M11];&quot;51☻&quot;)+COUNTIF([.C11:.M11];&quot;2&quot;)+COUNTIF([.C11:.M11];&quot;52&quot;)+COUNTIF([.C11:.M11];&quot;52☻&quot;)+COUNTIF([.C11:.M11];&quot;51$&quot;)+COUNTIF([.C11:.M11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/>
          <table:table-cell table:style-name="ce39" office:value-type="string">
            <office:annotation draw:style-name="gr1" draw:text-style-name="P1" svg:width="3.008cm" svg:height="2.876cm" svg:x="26.96cm" svg:y="5.656cm" draw:caption-point-x="-0.608cm" draw:caption-point-y="1.366cm">
              <dc:creator>MŠ</dc:creator>
              <dc:date>2013-12-23T00:00:00</dc:date>
              <text:p text:style-name="P1"><text:span text:style-name="T1">Dezurna bi bila 3.in 10.6, pa se 1-2x.</text:span></text:p>
              <text:p text:style-name="P1"><text:span text:style-name="T1">Ne morem pa 17.in 18.6.</text:span></text:p>
            </office:annotation>
            <text:p>ŠTU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6-11">
            <text:p>11. jun 13</text:p>
          </table:table-cell>
          <table:table-cell table:style-name="ce136" table:formula="of:=TEXT([.A12];&quot;Ddd&quot;)" office:value-type="string" office:string-value="tor">
            <text:p>t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2" office:value-type="string">
            <office:annotation draw:style-name="gr1" draw:text-style-name="P1" svg:width="2.934cm" svg:height="2.315cm" svg:x="10.705cm" svg:y="7.255cm" draw:caption-point-x="-0.608cm" draw:caption-point-y="0.468cm">
              <dc:creator>MŠ</dc:creator>
              <dc:date>2013-12-23T00:00:00</dc:date>
              <text:p text:style-name="P1"><text:span text:style-name="T1">Ne morem 5., 6., 7.</text:span></text:p>
            </office:annotation>
            <text:p>RTG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table:formula="of:=[$januar.$L$1]" office:value-type="string" office:string-value="DRN">
            <text:p>DRN</text:p>
          </table:table-cell>
          <table:table-cell table:style-name="ce33" office:value-type="string">
            <text:p>KON</text:p>
          </table:table-cell>
          <table:table-cell table:style-name="ce140" table:formula="of:=COUNTIF([.C12:.M12];&quot;☻&quot;)+COUNTIF([.C12:.M12];&quot;52☻&quot;)+COUNTIF([.C12:.M12];&quot;51☻&quot;)+COUNTIF([.C12:.M12];&quot;1☻&quot;)+COUNTIF([.C12:.M12];&quot;KVIT☻&quot;)+COUNTIF([.C12:.M12];&quot;U☻&quot;)" office:value-type="float" office:value="1">
            <text:p>1</text:p>
          </table:table-cell>
          <table:table-cell table:style-name="ce140" table:formula="of:=COUNTIF([.C12:.M12];&quot;☺&quot;)+COUNTIF([.C12:.M12];&quot;52☺&quot;)+COUNTIF([.C12:.M12];&quot;51☺&quot;)+COUNTIF([.C12:.M12];&quot;1☺&quot;)+COUNTIF([.C12:.M12];&quot;KVIT☺&quot;)+COUNTIF([.C12:.M12];&quot;U☺&quot;)" office:value-type="float" office:value="1">
            <text:p>1</text:p>
          </table:table-cell>
          <table:table-cell table:style-name="ce140" table:formula="of:=COUNTIF([.C12:.M12];&quot;51&quot;)+COUNTIF([.C12:.M12];&quot;51$&quot;)+COUNTIF([.C12:.M12];&quot;51☻&quot;)" office:value-type="float" office:value="1">
            <text:p>1</text:p>
          </table:table-cell>
          <table:table-cell table:style-name="ce140" table:formula="of:=COUNTIF([.C12:.M12];&quot;52&quot;)+COUNTIF([.C12:.M12];&quot;52$&quot;)+COUNTIF([.C12:.M12];&quot;52☻&quot;)" office:value-type="float" office:value="1">
            <text:p>1</text:p>
          </table:table-cell>
          <table:table-cell table:style-name="ce140" table:formula="of:=COUNTIF([.C12:.M12];&quot;51¶&quot;)" office:value-type="float" office:value="1">
            <text:p>1</text:p>
          </table:table-cell>
          <table:table-cell table:style-name="ce140" table:formula="of:=COUNTIF([.C12:.M12];&quot;52¶&quot;)" office:value-type="float" office:value="0">
            <text:p>0</text:p>
          </table:table-cell>
          <table:table-cell table:style-name="ce140" table:formula="of:=COUNTIF([.C12:.M12];&quot;U&quot;)+COUNTIF([.C12:.M12];&quot;U☻&quot;)+COUNTIF([.C12:.M12];&quot;U☺&quot;)" office:value-type="float" office:value="1">
            <text:p>1</text:p>
          </table:table-cell>
          <table:table-cell table:style-name="ce140" table:formula="of:=COUNTIF([.C12:.M12];&quot;KVIT&quot;)+COUNTIF([.C12:.M12];&quot;KVIT☻&quot;)+COUNTIF([.C12:.M12];&quot;kvit$&quot;)" office:value-type="float" office:value="2">
            <text:p>2</text:p>
          </table:table-cell>
          <table:table-cell table:style-name="ce142" table:formula="of:=COUNTBLANK([.C12:.M12])" office:value-type="float" office:value="0">
            <text:p>0</text:p>
          </table:table-cell>
          <table:table-cell table:style-name="ce144" table:formula="of:=COUNTIF([.C12:.M12];&quot;x&quot;)" office:value-type="float" office:value="0">
            <text:p>0</text:p>
          </table:table-cell>
          <table:table-cell table:style-name="ce146" table:formula="of:=COUNTIF([.C12:.M12];&quot;51&quot;)+COUNTIF([.C12:.M12];&quot;51☻&quot;)+COUNTIF([.C12:.M12];&quot;2&quot;)+COUNTIF([.C12:.M12];&quot;52&quot;)+COUNTIF([.C12:.M12];&quot;52☻&quot;)+COUNTIF([.C12:.M12];&quot;51$&quot;)+COUNTIF([.C12:.M12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/>
          <table:table-cell table:style-name="ce52" office:value-type="string">
            <text:p>MI/RO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6-12">
            <text:p>12. jun 13</text:p>
          </table:table-cell>
          <table:table-cell table:style-name="ce136" table:formula="of:=TEXT([.A13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9" office:value-type="string">
            <text:p>POR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ROD</text:p>
          </table:table-cell>
          <table:table-cell table:style-name="ce33" office:value-type="string">
            <text:p>ŠOŠ</text:p>
          </table:table-cell>
          <table:table-cell table:style-name="ce140" table:formula="of:=COUNTIF([.C13:.M13];&quot;☻&quot;)+COUNTIF([.C13:.M13];&quot;52☻&quot;)+COUNTIF([.C13:.M13];&quot;51☻&quot;)+COUNTIF([.C13:.M13];&quot;1☻&quot;)+COUNTIF([.C13:.M13];&quot;KVIT☻&quot;)+COUNTIF([.C13:.M13];&quot;U☻&quot;)" office:value-type="float" office:value="1">
            <text:p>1</text:p>
          </table:table-cell>
          <table:table-cell table:style-name="ce140" table:formula="of:=COUNTIF([.C13:.M13];&quot;☺&quot;)+COUNTIF([.C13:.M13];&quot;52☺&quot;)+COUNTIF([.C13:.M13];&quot;51☺&quot;)+COUNTIF([.C13:.M13];&quot;1☺&quot;)+COUNTIF([.C13:.M13];&quot;KVIT☺&quot;)+COUNTIF([.C13:.M13];&quot;U☺&quot;)" office:value-type="float" office:value="0">
            <text:p>0</text:p>
          </table:table-cell>
          <table:table-cell table:style-name="ce140" table:formula="of:=COUNTIF([.C13:.M13];&quot;51&quot;)+COUNTIF([.C13:.M13];&quot;51$&quot;)+COUNTIF([.C13:.M13];&quot;51☻&quot;)" office:value-type="float" office:value="1">
            <text:p>1</text:p>
          </table:table-cell>
          <table:table-cell table:style-name="ce140" table:formula="of:=COUNTIF([.C13:.M13];&quot;52&quot;)+COUNTIF([.C13:.M13];&quot;52$&quot;)+COUNTIF([.C13:.M13];&quot;52☻&quot;)" office:value-type="float" office:value="1">
            <text:p>1</text:p>
          </table:table-cell>
          <table:table-cell table:style-name="ce140" table:formula="of:=COUNTIF([.C13:.M13];&quot;51¶&quot;)" office:value-type="float" office:value="1">
            <text:p>1</text:p>
          </table:table-cell>
          <table:table-cell table:style-name="ce140" table:formula="of:=COUNTIF([.C13:.M13];&quot;52¶&quot;)" office:value-type="float" office:value="0">
            <text:p>0</text:p>
          </table:table-cell>
          <table:table-cell table:style-name="ce140" table:formula="of:=COUNTIF([.C13:.M13];&quot;U&quot;)+COUNTIF([.C13:.M13];&quot;U☻&quot;)+COUNTIF([.C13:.M13];&quot;U☺&quot;)" office:value-type="float" office:value="1">
            <text:p>1</text:p>
          </table:table-cell>
          <table:table-cell table:style-name="ce140" table:formula="of:=COUNTIF([.C13:.M13];&quot;KVIT&quot;)+COUNTIF([.C13:.M13];&quot;KVIT☻&quot;)+COUNTIF([.C13:.M13];&quot;kvit$&quot;)" office:value-type="float" office:value="2">
            <text:p>2</text:p>
          </table:table-cell>
          <table:table-cell table:style-name="ce142" table:formula="of:=COUNTBLANK([.C13:.M13])" office:value-type="float" office:value="0">
            <text:p>0</text:p>
          </table:table-cell>
          <table:table-cell table:style-name="ce144" table:formula="of:=COUNTIF([.C13:.M13];&quot;x&quot;)" office:value-type="float" office:value="1">
            <text:p>1</text:p>
          </table:table-cell>
          <table:table-cell table:style-name="ce146" table:formula="of:=COUNTIF([.C13:.M13];&quot;51&quot;)+COUNTIF([.C13:.M13];&quot;51☻&quot;)+COUNTIF([.C13:.M13];&quot;2&quot;)+COUNTIF([.C13:.M13];&quot;52&quot;)+COUNTIF([.C13:.M13];&quot;52☻&quot;)+COUNTIF([.C13:.M13];&quot;51$&quot;)+COUNTIF([.C13:.M13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6-13">
            <text:p>13. jun 13</text:p>
          </table:table-cell>
          <table:table-cell table:style-name="ce136" table:formula="of:=TEXT([.A14];&quot;Ddd&quot;)" office:value-type="string" office:string-value="čet">
            <text:p>če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9" office:value-type="string">
            <text:p>P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table:formula="of:=[$januar.$G$1]" office:value-type="string" office:string-value="ORO">
            <text:p>ORO</text:p>
          </table:table-cell>
          <table:table-cell table:style-name="ce33" office:value-type="string">
            <text:p>ŠOŠ</text:p>
          </table:table-cell>
          <table:table-cell table:style-name="ce140" table:formula="of:=COUNTIF([.C14:.M14];&quot;☻&quot;)+COUNTIF([.C14:.M14];&quot;52☻&quot;)+COUNTIF([.C14:.M14];&quot;51☻&quot;)+COUNTIF([.C14:.M14];&quot;1☻&quot;)+COUNTIF([.C14:.M14];&quot;KVIT☻&quot;)+COUNTIF([.C14:.M14];&quot;U☻&quot;)" office:value-type="float" office:value="1">
            <text:p>1</text:p>
          </table:table-cell>
          <table:table-cell table:style-name="ce140" table:formula="of:=COUNTIF([.C14:.M14];&quot;☺&quot;)+COUNTIF([.C14:.M14];&quot;52☺&quot;)+COUNTIF([.C14:.M14];&quot;51☺&quot;)+COUNTIF([.C14:.M14];&quot;1☺&quot;)+COUNTIF([.C14:.M14];&quot;KVIT☺&quot;)+COUNTIF([.C14:.M14];&quot;U☺&quot;)" office:value-type="float" office:value="1">
            <text:p>1</text:p>
          </table:table-cell>
          <table:table-cell table:style-name="ce140" table:formula="of:=COUNTIF([.C14:.M14];&quot;51&quot;)+COUNTIF([.C14:.M14];&quot;51$&quot;)+COUNTIF([.C14:.M14];&quot;51☻&quot;)" office:value-type="float" office:value="1">
            <text:p>1</text:p>
          </table:table-cell>
          <table:table-cell table:style-name="ce140" table:formula="of:=COUNTIF([.C14:.M14];&quot;52&quot;)+COUNTIF([.C14:.M14];&quot;52$&quot;)+COUNTIF([.C14:.M14];&quot;52☻&quot;)" office:value-type="float" office:value="1">
            <text:p>1</text:p>
          </table:table-cell>
          <table:table-cell table:style-name="ce140" table:formula="of:=COUNTIF([.C14:.M14];&quot;51¶&quot;)" office:value-type="float" office:value="1">
            <text:p>1</text:p>
          </table:table-cell>
          <table:table-cell table:style-name="ce140" table:formula="of:=COUNTIF([.C14:.M14];&quot;52¶&quot;)" office:value-type="float" office:value="1">
            <text:p>1</text:p>
          </table:table-cell>
          <table:table-cell table:style-name="ce140" table:formula="of:=COUNTIF([.C14:.M14];&quot;U&quot;)+COUNTIF([.C14:.M14];&quot;U☻&quot;)+COUNTIF([.C14:.M14];&quot;U☺&quot;)" office:value-type="float" office:value="1">
            <text:p>1</text:p>
          </table:table-cell>
          <table:table-cell table:style-name="ce140" table:formula="of:=COUNTIF([.C14:.M14];&quot;KVIT&quot;)+COUNTIF([.C14:.M14];&quot;KVIT☻&quot;)+COUNTIF([.C14:.M14];&quot;kvit$&quot;)" office:value-type="float" office:value="2">
            <text:p>2</text:p>
          </table:table-cell>
          <table:table-cell table:style-name="ce142" table:formula="of:=COUNTBLANK([.C14:.M14])" office:value-type="float" office:value="0">
            <text:p>0</text:p>
          </table:table-cell>
          <table:table-cell table:style-name="ce144" table:formula="of:=COUNTIF([.C14:.M14];&quot;x&quot;)" office:value-type="float" office:value="1">
            <text:p>1</text:p>
          </table:table-cell>
          <table:table-cell table:style-name="ce146" table:formula="of:=COUNTIF([.C14:.M14];&quot;51&quot;)+COUNTIF([.C14:.M14];&quot;51☻&quot;)+COUNTIF([.C14:.M14];&quot;2&quot;)+COUNTIF([.C14:.M14];&quot;52&quot;)+COUNTIF([.C14:.M14];&quot;52☻&quot;)+COUNTIF([.C14:.M14];&quot;51$&quot;)+COUNTIF([.C14:.M14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/>
          <table:table-cell table:style-name="ce39" office:value-type="string">
            <text:p>RO/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6-14">
            <text:p>14. jun 13</text:p>
          </table:table-cell>
          <table:table-cell table:style-name="ce136" table:formula="of:=TEXT([.A15];&quot;Ddd&quot;)" office:value-type="string" office:string-value="pet">
            <text:p>p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9" office:value-type="string">
            <text:p>P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5" office:value-type="string">
            <text:p>MIR</text:p>
          </table:table-cell>
          <table:table-cell table:style-name="ce33" office:value-type="string">
            <text:p>KON</text:p>
          </table:table-cell>
          <table:table-cell table:style-name="ce140" table:formula="of:=COUNTIF([.C15:.M15];&quot;☻&quot;)+COUNTIF([.C15:.M15];&quot;52☻&quot;)+COUNTIF([.C15:.M15];&quot;51☻&quot;)+COUNTIF([.C15:.M15];&quot;1☻&quot;)+COUNTIF([.C15:.M15];&quot;KVIT☻&quot;)+COUNTIF([.C15:.M15];&quot;U☻&quot;)" office:value-type="float" office:value="1">
            <text:p>1</text:p>
          </table:table-cell>
          <table:table-cell table:style-name="ce140" table:formula="of:=COUNTIF([.C15:.M15];&quot;☺&quot;)+COUNTIF([.C15:.M15];&quot;52☺&quot;)+COUNTIF([.C15:.M15];&quot;51☺&quot;)+COUNTIF([.C15:.M15];&quot;1☺&quot;)+COUNTIF([.C15:.M15];&quot;KVIT☺&quot;)+COUNTIF([.C15:.M15];&quot;U☺&quot;)" office:value-type="float" office:value="0">
            <text:p>0</text:p>
          </table:table-cell>
          <table:table-cell table:style-name="ce140" table:formula="of:=COUNTIF([.C15:.M15];&quot;51&quot;)+COUNTIF([.C15:.M15];&quot;51$&quot;)+COUNTIF([.C15:.M15];&quot;51☻&quot;)" office:value-type="float" office:value="1">
            <text:p>1</text:p>
          </table:table-cell>
          <table:table-cell table:style-name="ce140" table:formula="of:=COUNTIF([.C15:.M15];&quot;52&quot;)+COUNTIF([.C15:.M15];&quot;52$&quot;)+COUNTIF([.C15:.M15];&quot;52☻&quot;)" office:value-type="float" office:value="1">
            <text:p>1</text:p>
          </table:table-cell>
          <table:table-cell table:style-name="ce140" table:formula="of:=COUNTIF([.C15:.M15];&quot;51¶&quot;)" office:value-type="float" office:value="1">
            <text:p>1</text:p>
          </table:table-cell>
          <table:table-cell table:style-name="ce140" table:formula="of:=COUNTIF([.C15:.M15];&quot;52¶&quot;)" office:value-type="float" office:value="1">
            <text:p>1</text:p>
          </table:table-cell>
          <table:table-cell table:style-name="ce140" table:formula="of:=COUNTIF([.C15:.M15];&quot;U&quot;)+COUNTIF([.C15:.M15];&quot;U☻&quot;)+COUNTIF([.C15:.M15];&quot;U☺&quot;)" office:value-type="float" office:value="1">
            <text:p>1</text:p>
          </table:table-cell>
          <table:table-cell table:style-name="ce140" table:formula="of:=COUNTIF([.C15:.M15];&quot;KVIT&quot;)+COUNTIF([.C15:.M15];&quot;KVIT☻&quot;)+COUNTIF([.C15:.M15];&quot;kvit$&quot;)" office:value-type="float" office:value="2">
            <text:p>2</text:p>
          </table:table-cell>
          <table:table-cell table:style-name="ce142" table:formula="of:=COUNTBLANK([.C15:.M15])" office:value-type="float" office:value="0">
            <text:p>0</text:p>
          </table:table-cell>
          <table:table-cell table:style-name="ce144" table:formula="of:=COUNTIF([.C15:.M15];&quot;x&quot;)" office:value-type="float" office:value="1">
            <text:p>1</text:p>
          </table:table-cell>
          <table:table-cell table:style-name="ce146" table:formula="of:=COUNTIF([.C15:.M15];&quot;51&quot;)+COUNTIF([.C15:.M15];&quot;51☻&quot;)+COUNTIF([.C15:.M15];&quot;2&quot;)+COUNTIF([.C15:.M15];&quot;52&quot;)+COUNTIF([.C15:.M15];&quot;52☻&quot;)+COUNTIF([.C15:.M15];&quot;51$&quot;)+COUNTIF([.C15:.M15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6-15">
            <text:p>15. jun 13</text:p>
          </table:table-cell>
          <table:table-cell table:style-name="ce135" table:formula="of:=TEXT([.A16];&quot;Ddd&quot;)" office:value-type="string" office:string-value="sob">
            <text:p>sob</text:p>
          </table:table-cell>
          <table:table-cell table:style-name="ce137" table:number-columns-repeated="6"/>
          <table:table-cell table:style-name="ce56" office:value-type="string">
            <text:p>POR</text:p>
          </table:table-cell>
          <table:table-cell table:style-name="ce137"/>
          <table:table-cell table:style-name="ce6" table:formula="of:=[$'Vzorci vnosov'.$A$14]" office:value-type="string" office:string-value="☻">
            <text:p>☻</text:p>
          </table:table-cell>
          <table:table-cell table:style-name="ce137" table:number-columns-repeated="2"/>
          <table:table-cell table:style-name="ce129" office:value-type="string">
            <office:annotation draw:style-name="gr1" draw:text-style-name="P1" svg:width="2.921cm" svg:height="2.618cm" svg:x="13.401cm" svg:y="9.014cm" draw:caption-point-x="-0.61cm" draw:caption-point-y="1.514cm">
              <dc:creator>MŠ</dc:creator>
              <dc:date>2013-12-23T00:00:00</dc:date>
              <text:p text:style-name="P1"><text:span text:style-name="T1">od 21.6. do 25.6. ne bi, ker imam druge obveznosti, 3. in 4. me pa rabijo v Izoli</text:span></text:p>
            </office:annotation>
            <text:p>SKR</text:p>
          </table:table-cell>
          <table:table-cell table:style-name="ce56" office:value-type="string">
            <text:p>MIO</text:p>
          </table:table-cell>
          <table:table-cell table:style-name="ce140" table:formula="of:=COUNTIF([.C16:.M16];&quot;☻&quot;)+COUNTIF([.C16:.M16];&quot;52☻&quot;)+COUNTIF([.C16:.M16];&quot;51☻&quot;)+COUNTIF([.C16:.M16];&quot;1☻&quot;)+COUNTIF([.C16:.M16];&quot;KVIT☻&quot;)+COUNTIF([.C16:.M16];&quot;U☻&quot;)" office:value-type="float" office:value="1">
            <text:p>1</text:p>
          </table:table-cell>
          <table:table-cell table:style-name="ce140" table:formula="of:=COUNTIF([.C16:.M16];&quot;☺&quot;)+COUNTIF([.C16:.M16];&quot;52☺&quot;)+COUNTIF([.C16:.M16];&quot;51☺&quot;)+COUNTIF([.C16:.M16];&quot;1☺&quot;)+COUNTIF([.C16:.M16];&quot;KVIT☺&quot;)+COUNTIF([.C16:.M16];&quot;U☺&quot;)" office:value-type="float" office:value="0">
            <text:p>0</text:p>
          </table:table-cell>
          <table:table-cell table:style-name="ce140" table:formula="of:=COUNTIF([.C16:.M16];&quot;51&quot;)+COUNTIF([.C16:.M16];&quot;51$&quot;)+COUNTIF([.C16:.M16];&quot;51☻&quot;)" office:value-type="float" office:value="0">
            <text:p>0</text:p>
          </table:table-cell>
          <table:table-cell table:style-name="ce140" table:formula="of:=COUNTIF([.C16:.M16];&quot;52&quot;)+COUNTIF([.C16:.M16];&quot;52$&quot;)+COUNTIF([.C16:.M16];&quot;52☻&quot;)" office:value-type="float" office:value="0">
            <text:p>0</text:p>
          </table:table-cell>
          <table:table-cell table:style-name="ce140" table:formula="of:=COUNTIF([.C16:.M16];&quot;51¶&quot;)" office:value-type="float" office:value="0">
            <text:p>0</text:p>
          </table:table-cell>
          <table:table-cell table:style-name="ce140" table:formula="of:=COUNTIF([.C16:.M16];&quot;52¶&quot;)" office:value-type="float" office:value="0">
            <text:p>0</text:p>
          </table:table-cell>
          <table:table-cell table:style-name="ce140" table:formula="of:=COUNTIF([.C16:.M16];&quot;U&quot;)+COUNTIF([.C16:.M16];&quot;U☻&quot;)+COUNTIF([.C16:.M16];&quot;U☺&quot;)" office:value-type="float" office:value="0">
            <text:p>0</text:p>
          </table:table-cell>
          <table:table-cell table:style-name="ce140" table:formula="of:=COUNTIF([.C16:.M16];&quot;KVIT&quot;)+COUNTIF([.C16:.M16];&quot;KVIT☻&quot;)+COUNTIF([.C16:.M16];&quot;kvit$&quot;)" office:value-type="float" office:value="0">
            <text:p>0</text:p>
          </table:table-cell>
          <table:table-cell table:style-name="ce142" table:formula="of:=COUNTBLANK([.C16:.M16])" office:value-type="float" office:value="9">
            <text:p>9</text:p>
          </table:table-cell>
          <table:table-cell table:style-name="ce144" table:formula="of:=COUNTIF([.C16:.M16];&quot;x&quot;)" office:value-type="float" office:value="0">
            <text:p>0</text:p>
          </table:table-cell>
          <table:table-cell table:style-name="ce146" table:formula="of:=COUNTIF([.C16:.M16];&quot;51&quot;)+COUNTIF([.C16:.M16];&quot;51☻&quot;)+COUNTIF([.C16:.M16];&quot;2&quot;)+COUNTIF([.C16:.M16];&quot;52&quot;)+COUNTIF([.C16:.M16];&quot;52☻&quot;)+COUNTIF([.C16:.M16];&quot;51$&quot;)+COUNTIF([.C16:.M16];&quot;52$&quot;)" office:value-type="float" office:value="0">
            <text:p>0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6-16">
            <text:p>16. jun 13</text:p>
          </table:table-cell>
          <table:table-cell table:style-name="ce135" table:formula="of:=TEXT([.A17];&quot;Ddd&quot;)" office:value-type="string" office:string-value="ned">
            <text:p>ned</text:p>
          </table:table-cell>
          <table:table-cell table:style-name="ce137"/>
          <table:table-cell table:style-name="ce138"/>
          <table:table-cell table:style-name="ce137" table:number-columns-repeated="2"/>
          <table:table-cell table:style-name="ce138" table:number-columns-repeated="2"/>
          <table:table-cell table:style-name="ce56" office:value-type="string">
            <text:p>POR</text:p>
          </table:table-cell>
          <table:table-cell table:style-name="ce138"/>
          <table:table-cell table:style-name="ce6" table:formula="of:=[$'Vzorci vnosov'.$A$14]" office:value-type="string" office:string-value="☻">
            <text:p>☻</text:p>
          </table:table-cell>
          <table:table-cell table:style-name="ce138"/>
          <table:table-cell table:style-name="ce137"/>
          <table:table-cell table:style-name="ce58" office:value-type="string">
            <office:annotation draw:style-name="gr1" draw:text-style-name="P1" svg:width="3.907cm" svg:height="8.904cm" svg:x="13.401cm" svg:y="9.715cm" draw:caption-point-x="-0.61cm" draw:caption-point-y="1.514cm">
              <dc:creator>MŠ</dc:creator>
              <dc:date>2013-12-23T00:00:00</dc:date>
              <text:p text:style-name="P1"><text:span text:style-name="T1">dopust do 10. junija vključno</text:span></text:p>
              <text:p text:style-name="P1"><text:span text:style-name="T1"><text:s text:c="19"/></text:span><text:span text:style-name="T1">11. in 25. junija sem dežuren na KO za anesteziolozijo</text:span></text:p>
              <text:p text:style-name="P1"><text:span text:style-name="T1"><text:s text:c="20"/></text:span><text:span text:style-name="T1">ter 28. in 29 junija.</text:span></text:p>
            </office:annotation>
            <text:p>GRY</text:p>
          </table:table-cell>
          <table:table-cell table:style-name="ce56" office:value-type="string">
            <text:p>MIO</text:p>
          </table:table-cell>
          <table:table-cell table:style-name="ce140" table:formula="of:=COUNTIF([.C17:.M17];&quot;☻&quot;)+COUNTIF([.C17:.M17];&quot;52☻&quot;)+COUNTIF([.C17:.M17];&quot;51☻&quot;)+COUNTIF([.C17:.M17];&quot;1☻&quot;)+COUNTIF([.C17:.M17];&quot;KVIT☻&quot;)+COUNTIF([.C17:.M17];&quot;U☻&quot;)" office:value-type="float" office:value="1">
            <text:p>1</text:p>
          </table:table-cell>
          <table:table-cell table:style-name="ce140" table:formula="of:=COUNTIF([.C17:.M17];&quot;☺&quot;)+COUNTIF([.C17:.M17];&quot;52☺&quot;)+COUNTIF([.C17:.M17];&quot;51☺&quot;)+COUNTIF([.C17:.M17];&quot;1☺&quot;)+COUNTIF([.C17:.M17];&quot;KVIT☺&quot;)+COUNTIF([.C17:.M17];&quot;U☺&quot;)" office:value-type="float" office:value="0">
            <text:p>0</text:p>
          </table:table-cell>
          <table:table-cell table:style-name="ce140" table:formula="of:=COUNTIF([.C17:.M17];&quot;51&quot;)+COUNTIF([.C17:.M17];&quot;51$&quot;)+COUNTIF([.C17:.M17];&quot;51☻&quot;)" office:value-type="float" office:value="0">
            <text:p>0</text:p>
          </table:table-cell>
          <table:table-cell table:style-name="ce140" table:formula="of:=COUNTIF([.C17:.M17];&quot;52&quot;)+COUNTIF([.C17:.M17];&quot;52$&quot;)+COUNTIF([.C17:.M17];&quot;52☻&quot;)" office:value-type="float" office:value="0">
            <text:p>0</text:p>
          </table:table-cell>
          <table:table-cell table:style-name="ce140" table:formula="of:=COUNTIF([.C17:.M17];&quot;51¶&quot;)" office:value-type="float" office:value="0">
            <text:p>0</text:p>
          </table:table-cell>
          <table:table-cell table:style-name="ce140" table:formula="of:=COUNTIF([.C17:.M17];&quot;52¶&quot;)" office:value-type="float" office:value="0">
            <text:p>0</text:p>
          </table:table-cell>
          <table:table-cell table:style-name="ce140" table:formula="of:=COUNTIF([.C17:.M17];&quot;U&quot;)+COUNTIF([.C17:.M17];&quot;U☻&quot;)+COUNTIF([.C17:.M17];&quot;U☺&quot;)" office:value-type="float" office:value="0">
            <text:p>0</text:p>
          </table:table-cell>
          <table:table-cell table:style-name="ce140" table:formula="of:=COUNTIF([.C17:.M17];&quot;KVIT&quot;)+COUNTIF([.C17:.M17];&quot;KVIT☻&quot;)+COUNTIF([.C17:.M17];&quot;kvit$&quot;)" office:value-type="float" office:value="0">
            <text:p>0</text:p>
          </table:table-cell>
          <table:table-cell table:style-name="ce142" table:formula="of:=COUNTBLANK([.C17:.M17])" office:value-type="float" office:value="9">
            <text:p>9</text:p>
          </table:table-cell>
          <table:table-cell table:style-name="ce144" table:formula="of:=COUNTIF([.C17:.M17];&quot;x&quot;)" office:value-type="float" office:value="0">
            <text:p>0</text:p>
          </table:table-cell>
          <table:table-cell table:style-name="ce146" table:formula="of:=COUNTIF([.C17:.M17];&quot;51&quot;)+COUNTIF([.C17:.M17];&quot;51☻&quot;)+COUNTIF([.C17:.M17];&quot;2&quot;)+COUNTIF([.C17:.M17];&quot;52&quot;)+COUNTIF([.C17:.M17];&quot;52☻&quot;)+COUNTIF([.C17:.M17];&quot;51$&quot;)+COUNTIF([.C17:.M17];&quot;52$&quot;)" office:value-type="float" office:value="0">
            <text:p>0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6-17">
            <text:p>17. jun 13</text:p>
          </table:table-cell>
          <table:table-cell table:style-name="ce136" table:formula="of:=TEXT([.A18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9" office:value-type="string">
            <text:p>P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ROD</text:p>
          </table:table-cell>
          <table:table-cell table:style-name="ce33" office:value-type="string">
            <text:p>KON</text:p>
          </table:table-cell>
          <table:table-cell table:style-name="ce140" table:formula="of:=COUNTIF([.C18:.M18];&quot;☻&quot;)+COUNTIF([.C18:.M18];&quot;52☻&quot;)+COUNTIF([.C18:.M18];&quot;51☻&quot;)+COUNTIF([.C18:.M18];&quot;1☻&quot;)+COUNTIF([.C18:.M18];&quot;KVIT☻&quot;)+COUNTIF([.C18:.M18];&quot;U☻&quot;)" office:value-type="float" office:value="0">
            <text:p>0</text:p>
          </table:table-cell>
          <table:table-cell table:style-name="ce140" table:formula="of:=COUNTIF([.C18:.M18];&quot;☺&quot;)+COUNTIF([.C18:.M18];&quot;52☺&quot;)+COUNTIF([.C18:.M18];&quot;51☺&quot;)+COUNTIF([.C18:.M18];&quot;1☺&quot;)+COUNTIF([.C18:.M18];&quot;KVIT☺&quot;)+COUNTIF([.C18:.M18];&quot;U☺&quot;)" office:value-type="float" office:value="1">
            <text:p>1</text:p>
          </table:table-cell>
          <table:table-cell table:style-name="ce140" table:formula="of:=COUNTIF([.C18:.M18];&quot;51&quot;)+COUNTIF([.C18:.M18];&quot;51$&quot;)+COUNTIF([.C18:.M18];&quot;51☻&quot;)" office:value-type="float" office:value="1">
            <text:p>1</text:p>
          </table:table-cell>
          <table:table-cell table:style-name="ce140" table:formula="of:=COUNTIF([.C18:.M18];&quot;52&quot;)+COUNTIF([.C18:.M18];&quot;52$&quot;)+COUNTIF([.C18:.M18];&quot;52☻&quot;)" office:value-type="float" office:value="0">
            <text:p>0</text:p>
          </table:table-cell>
          <table:table-cell table:style-name="ce140" table:formula="of:=COUNTIF([.C18:.M18];&quot;51¶&quot;)" office:value-type="float" office:value="1">
            <text:p>1</text:p>
          </table:table-cell>
          <table:table-cell table:style-name="ce140" table:formula="of:=COUNTIF([.C18:.M18];&quot;52¶&quot;)" office:value-type="float" office:value="0">
            <text:p>0</text:p>
          </table:table-cell>
          <table:table-cell table:style-name="ce140" table:formula="of:=COUNTIF([.C18:.M18];&quot;U&quot;)+COUNTIF([.C18:.M18];&quot;U☻&quot;)+COUNTIF([.C18:.M18];&quot;U☺&quot;)" office:value-type="float" office:value="0">
            <text:p>0</text:p>
          </table:table-cell>
          <table:table-cell table:style-name="ce140" table:formula="of:=COUNTIF([.C18:.M18];&quot;KVIT&quot;)+COUNTIF([.C18:.M18];&quot;KVIT☻&quot;)+COUNTIF([.C18:.M18];&quot;kvit$&quot;)" office:value-type="float" office:value="3">
            <text:p>3</text:p>
          </table:table-cell>
          <table:table-cell table:style-name="ce142" table:formula="of:=COUNTBLANK([.C18:.M18])" office:value-type="float" office:value="0">
            <text:p>0</text:p>
          </table:table-cell>
          <table:table-cell table:style-name="ce144" table:formula="of:=COUNTIF([.C18:.M18];&quot;x&quot;)" office:value-type="float" office:value="0">
            <text:p>0</text:p>
          </table:table-cell>
          <table:table-cell table:style-name="ce146" table:formula="of:=COUNTIF([.C18:.M18];&quot;51&quot;)+COUNTIF([.C18:.M18];&quot;51☻&quot;)+COUNTIF([.C18:.M18];&quot;2&quot;)+COUNTIF([.C18:.M18];&quot;52&quot;)+COUNTIF([.C18:.M18];&quot;52☻&quot;)+COUNTIF([.C18:.M18];&quot;51$&quot;)+COUNTIF([.C18:.M18];&quot;52$&quot;)" office:value-type="float" office:value="1">
            <text:p>1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6-18">
            <text:p>18. jun 13</text:p>
          </table:table-cell>
          <table:table-cell table:style-name="ce136" table:formula="of:=TEXT([.A19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9" office:value-type="string">
            <text:p>P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0" office:value-type="string">
            <office:annotation draw:style-name="gr1" draw:text-style-name="P1" svg:width="2.962cm" svg:height="2.613cm" svg:x="13.401cm" svg:y="11.117cm" draw:caption-point-x="-0.61cm" draw:caption-point-y="1.514cm">
              <dc:creator>MŠ</dc:creator>
              <dc:date>2013-12-23T00:00:00</dc:date>
              <text:p text:style-name="P1"><text:span text:style-name="T1">od 21.6. do 25.6. ne bi, ker imam druge obveznosti, 3. in 4. me pa rabijo v Izoli</text:span></text:p>
            </office:annotation>
            <text:p>SKR</text:p>
          </table:table-cell>
          <table:table-cell table:style-name="ce33" office:value-type="string">
            <text:p>TAL</text:p>
          </table:table-cell>
          <table:table-cell table:style-name="ce140" table:formula="of:=COUNTIF([.C19:.M19];&quot;☻&quot;)+COUNTIF([.C19:.M19];&quot;52☻&quot;)+COUNTIF([.C19:.M19];&quot;51☻&quot;)+COUNTIF([.C19:.M19];&quot;1☻&quot;)+COUNTIF([.C19:.M19];&quot;KVIT☻&quot;)+COUNTIF([.C19:.M19];&quot;U☻&quot;)" office:value-type="float" office:value="1">
            <text:p>1</text:p>
          </table:table-cell>
          <table:table-cell table:style-name="ce140" table:formula="of:=COUNTIF([.C19:.M19];&quot;☺&quot;)+COUNTIF([.C19:.M19];&quot;52☺&quot;)+COUNTIF([.C19:.M19];&quot;51☺&quot;)+COUNTIF([.C19:.M19];&quot;1☺&quot;)+COUNTIF([.C19:.M19];&quot;KVIT☺&quot;)+COUNTIF([.C19:.M19];&quot;U☺&quot;)" office:value-type="float" office:value="0">
            <text:p>0</text:p>
          </table:table-cell>
          <table:table-cell table:style-name="ce140" table:formula="of:=COUNTIF([.C19:.M19];&quot;51&quot;)+COUNTIF([.C19:.M19];&quot;51$&quot;)+COUNTIF([.C19:.M19];&quot;51☻&quot;)" office:value-type="float" office:value="1">
            <text:p>1</text:p>
          </table:table-cell>
          <table:table-cell table:style-name="ce140" table:formula="of:=COUNTIF([.C19:.M19];&quot;52&quot;)+COUNTIF([.C19:.M19];&quot;52$&quot;)+COUNTIF([.C19:.M19];&quot;52☻&quot;)" office:value-type="float" office:value="1">
            <text:p>1</text:p>
          </table:table-cell>
          <table:table-cell table:style-name="ce140" table:formula="of:=COUNTIF([.C19:.M19];&quot;51¶&quot;)" office:value-type="float" office:value="0">
            <text:p>0</text:p>
          </table:table-cell>
          <table:table-cell table:style-name="ce140" table:formula="of:=COUNTIF([.C19:.M19];&quot;52¶&quot;)" office:value-type="float" office:value="0">
            <text:p>0</text:p>
          </table:table-cell>
          <table:table-cell table:style-name="ce140" table:formula="of:=COUNTIF([.C19:.M19];&quot;U&quot;)+COUNTIF([.C19:.M19];&quot;U☻&quot;)+COUNTIF([.C19:.M19];&quot;U☺&quot;)" office:value-type="float" office:value="1">
            <text:p>1</text:p>
          </table:table-cell>
          <table:table-cell table:style-name="ce140" table:formula="of:=COUNTIF([.C19:.M19];&quot;KVIT&quot;)+COUNTIF([.C19:.M19];&quot;KVIT☻&quot;)+COUNTIF([.C19:.M19];&quot;kvit$&quot;)" office:value-type="float" office:value="3">
            <text:p>3</text:p>
          </table:table-cell>
          <table:table-cell table:style-name="ce142" table:formula="of:=COUNTBLANK([.C19:.M19])" office:value-type="float" office:value="0">
            <text:p>0</text:p>
          </table:table-cell>
          <table:table-cell table:style-name="ce144" table:formula="of:=COUNTIF([.C19:.M19];&quot;x&quot;)" office:value-type="float" office:value="1">
            <text:p>1</text:p>
          </table:table-cell>
          <table:table-cell table:style-name="ce146" table:formula="of:=COUNTIF([.C19:.M19];&quot;51&quot;)+COUNTIF([.C19:.M19];&quot;51☻&quot;)+COUNTIF([.C19:.M19];&quot;2&quot;)+COUNTIF([.C19:.M19];&quot;52&quot;)+COUNTIF([.C19:.M19];&quot;52☻&quot;)+COUNTIF([.C19:.M19];&quot;51$&quot;)+COUNTIF([.C19:.M19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6-19">
            <text:p>19. jun 13</text:p>
          </table:table-cell>
          <table:table-cell table:style-name="ce136" table:formula="of:=TEXT([.A20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2" office:value-type="string">
            <office:annotation draw:style-name="gr1" draw:text-style-name="P1" svg:width="2.934cm" svg:height="2.314cm" svg:x="6.215cm" svg:y="12.865cm" draw:caption-point-x="-0.607cm" draw:caption-point-y="0.468cm">
              <dc:creator>MŠ</dc:creator>
              <dc:date>2013-12-23T00:00:00</dc:date>
              <text:p text:style-name="P1"><text:span text:style-name="T1">Ne morem 5., 6., 7.</text:span></text:p>
            </office:annotation>
            <text:p>RTG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9" office:value-type="string">
            <text:p>POR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office:annotation draw:style-name="gr1" draw:text-style-name="P1" svg:width="2.965cm" svg:height="2.873cm" svg:x="13.399cm" svg:y="11.966cm" draw:caption-point-x="-0.608cm" draw:caption-point-y="1.367cm">
              <dc:creator>MŠ</dc:creator>
              <dc:date>2013-12-23T00:00:00</dc:date>
              <text:p text:style-name="P1"><text:span text:style-name="T1">Dezurna bi bila 3.in 10.6, pa se 1-2x.</text:span></text:p>
              <text:p text:style-name="P1"><text:span text:style-name="T1">Ne morem pa 17.in 18.6.</text:span></text:p>
            </office:annotation>
            <text:p>ŠTU</text:p>
          </table:table-cell>
          <table:table-cell table:style-name="ce33" office:value-type="string">
            <text:p>TAL</text:p>
          </table:table-cell>
          <table:table-cell table:style-name="ce140" table:formula="of:=COUNTIF([.C20:.M20];&quot;☻&quot;)+COUNTIF([.C20:.M20];&quot;52☻&quot;)+COUNTIF([.C20:.M20];&quot;51☻&quot;)+COUNTIF([.C20:.M20];&quot;1☻&quot;)+COUNTIF([.C20:.M20];&quot;KVIT☻&quot;)+COUNTIF([.C20:.M20];&quot;U☻&quot;)" office:value-type="float" office:value="1">
            <text:p>1</text:p>
          </table:table-cell>
          <table:table-cell table:style-name="ce140" table:formula="of:=COUNTIF([.C20:.M20];&quot;☺&quot;)+COUNTIF([.C20:.M20];&quot;52☺&quot;)+COUNTIF([.C20:.M20];&quot;51☺&quot;)+COUNTIF([.C20:.M20];&quot;1☺&quot;)+COUNTIF([.C20:.M20];&quot;KVIT☺&quot;)+COUNTIF([.C20:.M20];&quot;U☺&quot;)" office:value-type="float" office:value="0">
            <text:p>0</text:p>
          </table:table-cell>
          <table:table-cell table:style-name="ce140" table:formula="of:=COUNTIF([.C20:.M20];&quot;51&quot;)+COUNTIF([.C20:.M20];&quot;51$&quot;)+COUNTIF([.C20:.M20];&quot;51☻&quot;)" office:value-type="float" office:value="1">
            <text:p>1</text:p>
          </table:table-cell>
          <table:table-cell table:style-name="ce140" table:formula="of:=COUNTIF([.C20:.M20];&quot;52&quot;)+COUNTIF([.C20:.M20];&quot;52$&quot;)+COUNTIF([.C20:.M20];&quot;52☻&quot;)" office:value-type="float" office:value="0">
            <text:p>0</text:p>
          </table:table-cell>
          <table:table-cell table:style-name="ce140" table:formula="of:=COUNTIF([.C20:.M20];&quot;51¶&quot;)" office:value-type="float" office:value="1">
            <text:p>1</text:p>
          </table:table-cell>
          <table:table-cell table:style-name="ce140" table:formula="of:=COUNTIF([.C20:.M20];&quot;52¶&quot;)" office:value-type="float" office:value="0">
            <text:p>0</text:p>
          </table:table-cell>
          <table:table-cell table:style-name="ce140" table:formula="of:=COUNTIF([.C20:.M20];&quot;U&quot;)+COUNTIF([.C20:.M20];&quot;U☻&quot;)+COUNTIF([.C20:.M20];&quot;U☺&quot;)" office:value-type="float" office:value="1">
            <text:p>1</text:p>
          </table:table-cell>
          <table:table-cell table:style-name="ce140" table:formula="of:=COUNTIF([.C20:.M20];&quot;KVIT&quot;)+COUNTIF([.C20:.M20];&quot;KVIT☻&quot;)+COUNTIF([.C20:.M20];&quot;kvit$&quot;)" office:value-type="float" office:value="1">
            <text:p>1</text:p>
          </table:table-cell>
          <table:table-cell table:style-name="ce142" table:formula="of:=COUNTBLANK([.C20:.M20])" office:value-type="float" office:value="0">
            <text:p>0</text:p>
          </table:table-cell>
          <table:table-cell table:style-name="ce144" table:formula="of:=COUNTIF([.C20:.M20];&quot;x&quot;)" office:value-type="float" office:value="2">
            <text:p>2</text:p>
          </table:table-cell>
          <table:table-cell table:style-name="ce146" table:formula="of:=COUNTIF([.C20:.M20];&quot;51&quot;)+COUNTIF([.C20:.M20];&quot;51☻&quot;)+COUNTIF([.C20:.M20];&quot;2&quot;)+COUNTIF([.C20:.M20];&quot;52&quot;)+COUNTIF([.C20:.M20];&quot;52☻&quot;)+COUNTIF([.C20:.M20];&quot;51$&quot;)+COUNTIF([.C20:.M20];&quot;52$&quot;)" office:value-type="float" office:value="1">
            <text:p>1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6-20">
            <text:p>20. jun 13</text:p>
          </table:table-cell>
          <table:table-cell table:style-name="ce136" table:formula="of:=TEXT([.A21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0" office:value-type="string">
            <office:annotation draw:style-name="gr1" draw:text-style-name="P1" svg:width="2.921cm" svg:height="2.621cm" svg:x="13.401cm" svg:y="12.517cm" draw:caption-point-x="-0.61cm" draw:caption-point-y="1.517cm">
              <dc:creator>MŠ</dc:creator>
              <dc:date>2013-12-23T00:00:00</dc:date>
              <text:p text:style-name="P1"><text:span text:style-name="T1">od 21.6. do 25.6. ne bi, ker imam druge obveznosti, 3. in 4. me pa rabijo v Izoli</text:span></text:p>
            </office:annotation>
            <text:p>SKR</text:p>
          </table:table-cell>
          <table:table-cell table:style-name="ce33" office:value-type="string">
            <text:p>MIO</text:p>
          </table:table-cell>
          <table:table-cell table:style-name="ce140" table:formula="of:=COUNTIF([.C21:.M21];&quot;☻&quot;)+COUNTIF([.C21:.M21];&quot;52☻&quot;)+COUNTIF([.C21:.M21];&quot;51☻&quot;)+COUNTIF([.C21:.M21];&quot;1☻&quot;)+COUNTIF([.C21:.M21];&quot;KVIT☻&quot;)+COUNTIF([.C21:.M21];&quot;U☻&quot;)" office:value-type="float" office:value="1">
            <text:p>1</text:p>
          </table:table-cell>
          <table:table-cell table:style-name="ce140" table:formula="of:=COUNTIF([.C21:.M21];&quot;☺&quot;)+COUNTIF([.C21:.M21];&quot;52☺&quot;)+COUNTIF([.C21:.M21];&quot;51☺&quot;)+COUNTIF([.C21:.M21];&quot;1☺&quot;)+COUNTIF([.C21:.M21];&quot;KVIT☺&quot;)+COUNTIF([.C21:.M21];&quot;U☺&quot;)" office:value-type="float" office:value="0">
            <text:p>0</text:p>
          </table:table-cell>
          <table:table-cell table:style-name="ce140" table:formula="of:=COUNTIF([.C21:.M21];&quot;51&quot;)+COUNTIF([.C21:.M21];&quot;51$&quot;)+COUNTIF([.C21:.M21];&quot;51☻&quot;)" office:value-type="float" office:value="1">
            <text:p>1</text:p>
          </table:table-cell>
          <table:table-cell table:style-name="ce140" table:formula="of:=COUNTIF([.C21:.M21];&quot;52&quot;)+COUNTIF([.C21:.M21];&quot;52$&quot;)+COUNTIF([.C21:.M21];&quot;52☻&quot;)" office:value-type="float" office:value="1">
            <text:p>1</text:p>
          </table:table-cell>
          <table:table-cell table:style-name="ce140" table:formula="of:=COUNTIF([.C21:.M21];&quot;51¶&quot;)" office:value-type="float" office:value="1">
            <text:p>1</text:p>
          </table:table-cell>
          <table:table-cell table:style-name="ce140" table:formula="of:=COUNTIF([.C21:.M21];&quot;52¶&quot;)" office:value-type="float" office:value="0">
            <text:p>0</text:p>
          </table:table-cell>
          <table:table-cell table:style-name="ce140" table:formula="of:=COUNTIF([.C21:.M21];&quot;U&quot;)+COUNTIF([.C21:.M21];&quot;U☻&quot;)+COUNTIF([.C21:.M21];&quot;U☺&quot;)" office:value-type="float" office:value="1">
            <text:p>1</text:p>
          </table:table-cell>
          <table:table-cell table:style-name="ce140" table:formula="of:=COUNTIF([.C21:.M21];&quot;KVIT&quot;)+COUNTIF([.C21:.M21];&quot;KVIT☻&quot;)+COUNTIF([.C21:.M21];&quot;kvit$&quot;)" office:value-type="float" office:value="2">
            <text:p>2</text:p>
          </table:table-cell>
          <table:table-cell table:style-name="ce142" table:formula="of:=COUNTBLANK([.C21:.M21])" office:value-type="float" office:value="0">
            <text:p>0</text:p>
          </table:table-cell>
          <table:table-cell table:style-name="ce144" table:formula="of:=COUNTIF([.C21:.M21];&quot;x&quot;)" office:value-type="float" office:value="0">
            <text:p>0</text:p>
          </table:table-cell>
          <table:table-cell table:style-name="ce146" table:formula="of:=COUNTIF([.C21:.M21];&quot;51&quot;)+COUNTIF([.C21:.M21];&quot;51☻&quot;)+COUNTIF([.C21:.M21];&quot;2&quot;)+COUNTIF([.C21:.M21];&quot;52&quot;)+COUNTIF([.C21:.M21];&quot;52☻&quot;)+COUNTIF([.C21:.M21];&quot;51$&quot;)+COUNTIF([.C21:.M21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6-21">
            <text:p>21. jun 13</text:p>
          </table:table-cell>
          <table:table-cell table:style-name="ce136" table:formula="of:=TEXT([.A22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9" office:value-type="string">
            <text:p>POR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9" office:value-type="string">
            <office:annotation draw:style-name="gr1" draw:text-style-name="P1" svg:width="3.907cm" svg:height="8.904cm" svg:x="13.401cm" svg:y="13.221cm" draw:caption-point-x="-0.61cm" draw:caption-point-y="1.514cm">
              <dc:creator>MŠ</dc:creator>
              <dc:date>2013-12-23T00:00:00</dc:date>
              <text:p text:style-name="P1"><text:span text:style-name="T1">dopust do 10. junija vključno</text:span></text:p>
              <text:p text:style-name="P1"><text:span text:style-name="T1"><text:s text:c="19"/></text:span><text:span text:style-name="T1">11. in 25. junija sem dežuren na KO za anesteziolozijo</text:span></text:p>
              <text:p text:style-name="P1"><text:span text:style-name="T1"><text:s text:c="20"/></text:span><text:span text:style-name="T1">ter 28. in 29 junija.</text:span></text:p>
            </office:annotation>
            <text:p>GRY</text:p>
          </table:table-cell>
          <table:table-cell table:style-name="ce33" office:value-type="string">
            <text:p>MIO</text:p>
          </table:table-cell>
          <table:table-cell table:style-name="ce140" table:formula="of:=COUNTIF([.C22:.M22];&quot;☻&quot;)+COUNTIF([.C22:.M22];&quot;52☻&quot;)+COUNTIF([.C22:.M22];&quot;51☻&quot;)+COUNTIF([.C22:.M22];&quot;1☻&quot;)+COUNTIF([.C22:.M22];&quot;KVIT☻&quot;)+COUNTIF([.C22:.M22];&quot;U☻&quot;)" office:value-type="float" office:value="1">
            <text:p>1</text:p>
          </table:table-cell>
          <table:table-cell table:style-name="ce140" table:formula="of:=COUNTIF([.C22:.M22];&quot;☺&quot;)+COUNTIF([.C22:.M22];&quot;52☺&quot;)+COUNTIF([.C22:.M22];&quot;51☺&quot;)+COUNTIF([.C22:.M22];&quot;1☺&quot;)+COUNTIF([.C22:.M22];&quot;KVIT☺&quot;)+COUNTIF([.C22:.M22];&quot;U☺&quot;)" office:value-type="float" office:value="0">
            <text:p>0</text:p>
          </table:table-cell>
          <table:table-cell table:style-name="ce140" table:formula="of:=COUNTIF([.C22:.M22];&quot;51&quot;)+COUNTIF([.C22:.M22];&quot;51$&quot;)+COUNTIF([.C22:.M22];&quot;51☻&quot;)" office:value-type="float" office:value="1">
            <text:p>1</text:p>
          </table:table-cell>
          <table:table-cell table:style-name="ce140" table:formula="of:=COUNTIF([.C22:.M22];&quot;52&quot;)+COUNTIF([.C22:.M22];&quot;52$&quot;)+COUNTIF([.C22:.M22];&quot;52☻&quot;)" office:value-type="float" office:value="1">
            <text:p>1</text:p>
          </table:table-cell>
          <table:table-cell table:style-name="ce140" table:formula="of:=COUNTIF([.C22:.M22];&quot;51¶&quot;)" office:value-type="float" office:value="1">
            <text:p>1</text:p>
          </table:table-cell>
          <table:table-cell table:style-name="ce140" table:formula="of:=COUNTIF([.C22:.M22];&quot;52¶&quot;)" office:value-type="float" office:value="0">
            <text:p>0</text:p>
          </table:table-cell>
          <table:table-cell table:style-name="ce140" table:formula="of:=COUNTIF([.C22:.M22];&quot;U&quot;)+COUNTIF([.C22:.M22];&quot;U☻&quot;)+COUNTIF([.C22:.M22];&quot;U☺&quot;)" office:value-type="float" office:value="0">
            <text:p>0</text:p>
          </table:table-cell>
          <table:table-cell table:style-name="ce140" table:formula="of:=COUNTIF([.C22:.M22];&quot;KVIT&quot;)+COUNTIF([.C22:.M22];&quot;KVIT☻&quot;)+COUNTIF([.C22:.M22];&quot;kvit$&quot;)" office:value-type="float" office:value="2">
            <text:p>2</text:p>
          </table:table-cell>
          <table:table-cell table:style-name="ce142" table:formula="of:=COUNTBLANK([.C22:.M22])" office:value-type="float" office:value="0">
            <text:p>0</text:p>
          </table:table-cell>
          <table:table-cell table:style-name="ce144" table:formula="of:=COUNTIF([.C22:.M22];&quot;x&quot;)" office:value-type="float" office:value="1">
            <text:p>1</text:p>
          </table:table-cell>
          <table:table-cell table:style-name="ce146" table:formula="of:=COUNTIF([.C22:.M22];&quot;51&quot;)+COUNTIF([.C22:.M22];&quot;51☻&quot;)+COUNTIF([.C22:.M22];&quot;2&quot;)+COUNTIF([.C22:.M22];&quot;52&quot;)+COUNTIF([.C22:.M22];&quot;52☻&quot;)+COUNTIF([.C22:.M22];&quot;51$&quot;)+COUNTIF([.C22:.M22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6-22">
            <text:p>22. jun 13</text:p>
          </table:table-cell>
          <table:table-cell table:style-name="ce135" table:formula="of:=TEXT([.A23];&quot;Ddd&quot;)" office:value-type="string" office:string-value="sob">
            <text:p>sob</text:p>
          </table:table-cell>
          <table:table-cell table:style-name="ce137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137" table:number-columns-repeated="3"/>
          <table:table-cell table:style-name="ce56" office:value-type="string">
            <text:p>POR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137" table:number-columns-repeated="3"/>
          <table:table-cell table:style-name="ce56" office:value-type="string">
            <text:p>DAN</text:p>
          </table:table-cell>
          <table:table-cell table:style-name="ce56" office:value-type="string">
            <text:p>ŠOŠ</text:p>
          </table:table-cell>
          <table:table-cell table:style-name="ce140" table:formula="of:=COUNTIF([.C23:.M23];&quot;☻&quot;)+COUNTIF([.C23:.M23];&quot;52☻&quot;)+COUNTIF([.C23:.M23];&quot;51☻&quot;)+COUNTIF([.C23:.M23];&quot;1☻&quot;)+COUNTIF([.C23:.M23];&quot;KVIT☻&quot;)+COUNTIF([.C23:.M23];&quot;U☻&quot;)" office:value-type="float" office:value="1">
            <text:p>1</text:p>
          </table:table-cell>
          <table:table-cell table:style-name="ce140" table:formula="of:=COUNTIF([.C23:.M23];&quot;☺&quot;)+COUNTIF([.C23:.M23];&quot;52☺&quot;)+COUNTIF([.C23:.M23];&quot;51☺&quot;)+COUNTIF([.C23:.M23];&quot;1☺&quot;)+COUNTIF([.C23:.M23];&quot;KVIT☺&quot;)+COUNTIF([.C23:.M23];&quot;U☺&quot;)" office:value-type="float" office:value="1">
            <text:p>1</text:p>
          </table:table-cell>
          <table:table-cell table:style-name="ce140" table:formula="of:=COUNTIF([.C23:.M23];&quot;51&quot;)+COUNTIF([.C23:.M23];&quot;51$&quot;)+COUNTIF([.C23:.M23];&quot;51☻&quot;)" office:value-type="float" office:value="0">
            <text:p>0</text:p>
          </table:table-cell>
          <table:table-cell table:style-name="ce140" table:formula="of:=COUNTIF([.C23:.M23];&quot;52&quot;)+COUNTIF([.C23:.M23];&quot;52$&quot;)+COUNTIF([.C23:.M23];&quot;52☻&quot;)" office:value-type="float" office:value="0">
            <text:p>0</text:p>
          </table:table-cell>
          <table:table-cell table:style-name="ce140" table:formula="of:=COUNTIF([.C23:.M23];&quot;51¶&quot;)" office:value-type="float" office:value="0">
            <text:p>0</text:p>
          </table:table-cell>
          <table:table-cell table:style-name="ce140" table:formula="of:=COUNTIF([.C23:.M23];&quot;52¶&quot;)" office:value-type="float" office:value="0">
            <text:p>0</text:p>
          </table:table-cell>
          <table:table-cell table:style-name="ce140" table:formula="of:=COUNTIF([.C23:.M23];&quot;U&quot;)+COUNTIF([.C23:.M23];&quot;U☻&quot;)+COUNTIF([.C23:.M23];&quot;U☺&quot;)" office:value-type="float" office:value="0">
            <text:p>0</text:p>
          </table:table-cell>
          <table:table-cell table:style-name="ce140" table:formula="of:=COUNTIF([.C23:.M23];&quot;KVIT&quot;)+COUNTIF([.C23:.M23];&quot;KVIT☻&quot;)+COUNTIF([.C23:.M23];&quot;kvit$&quot;)" office:value-type="float" office:value="0">
            <text:p>0</text:p>
          </table:table-cell>
          <table:table-cell table:style-name="ce142" table:formula="of:=COUNTBLANK([.C23:.M23])" office:value-type="float" office:value="8">
            <text:p>8</text:p>
          </table:table-cell>
          <table:table-cell table:style-name="ce144" table:formula="of:=COUNTIF([.C23:.M23];&quot;x&quot;)" office:value-type="float" office:value="0">
            <text:p>0</text:p>
          </table:table-cell>
          <table:table-cell table:style-name="ce146" table:formula="of:=COUNTIF([.C23:.M23];&quot;51&quot;)+COUNTIF([.C23:.M23];&quot;51☻&quot;)+COUNTIF([.C23:.M23];&quot;2&quot;)+COUNTIF([.C23:.M23];&quot;52&quot;)+COUNTIF([.C23:.M23];&quot;52☻&quot;)+COUNTIF([.C23:.M23];&quot;51$&quot;)+COUNTIF([.C23:.M23];&quot;52$&quot;)" office:value-type="float" office:value="0">
            <text:p>0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6-23">
            <text:p>23. jun 13</text:p>
          </table:table-cell>
          <table:table-cell table:style-name="ce135" table:formula="of:=TEXT([.A24];&quot;Ddd&quot;)" office:value-type="string" office:string-value="ned">
            <text:p>ned</text:p>
          </table:table-cell>
          <table:table-cell table:style-name="ce137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137"/>
          <table:table-cell table:style-name="ce138" table:number-columns-repeated="2"/>
          <table:table-cell table:style-name="ce56" office:value-type="string">
            <text:p>POR</text:p>
          </table:table-cell>
          <table:table-cell table:style-name="ce138" table:number-columns-repeated="3"/>
          <table:table-cell table:style-name="ce137"/>
          <table:table-cell table:style-name="ce58" office:value-type="string">
            <office:annotation draw:style-name="gr1" draw:text-style-name="P1" svg:width="3.907cm" svg:height="8.903cm" svg:x="13.401cm" svg:y="14.623cm" draw:caption-point-x="-0.61cm" draw:caption-point-y="1.514cm">
              <dc:creator>MŠ</dc:creator>
              <dc:date>2013-12-23T00:00:00</dc:date>
              <text:p text:style-name="P1"><text:span text:style-name="T1">dopust do 10. junija vključno</text:span></text:p>
              <text:p text:style-name="P1"><text:span text:style-name="T1"><text:s text:c="19"/></text:span><text:span text:style-name="T1">11. in 25. junija sem dežuren na KO za anesteziolozijo</text:span></text:p>
              <text:p text:style-name="P1"><text:span text:style-name="T1"><text:s text:c="20"/></text:span><text:span text:style-name="T1">ter 28. in 29 junija.</text:span></text:p>
            </office:annotation>
            <text:p>GRY</text:p>
          </table:table-cell>
          <table:table-cell table:style-name="ce56" office:value-type="string">
            <text:p>ŠOŠ</text:p>
          </table:table-cell>
          <table:table-cell table:style-name="ce140" table:formula="of:=COUNTIF([.C24:.M24];&quot;☻&quot;)+COUNTIF([.C24:.M24];&quot;52☻&quot;)+COUNTIF([.C24:.M24];&quot;51☻&quot;)+COUNTIF([.C24:.M24];&quot;1☻&quot;)+COUNTIF([.C24:.M24];&quot;KVIT☻&quot;)+COUNTIF([.C24:.M24];&quot;U☻&quot;)" office:value-type="float" office:value="1">
            <text:p>1</text:p>
          </table:table-cell>
          <table:table-cell table:style-name="ce140" table:formula="of:=COUNTIF([.C24:.M24];&quot;☺&quot;)+COUNTIF([.C24:.M24];&quot;52☺&quot;)+COUNTIF([.C24:.M24];&quot;51☺&quot;)+COUNTIF([.C24:.M24];&quot;1☺&quot;)+COUNTIF([.C24:.M24];&quot;KVIT☺&quot;)+COUNTIF([.C24:.M24];&quot;U☺&quot;)" office:value-type="float" office:value="0">
            <text:p>0</text:p>
          </table:table-cell>
          <table:table-cell table:style-name="ce140" table:formula="of:=COUNTIF([.C24:.M24];&quot;51&quot;)+COUNTIF([.C24:.M24];&quot;51$&quot;)+COUNTIF([.C24:.M24];&quot;51☻&quot;)" office:value-type="float" office:value="0">
            <text:p>0</text:p>
          </table:table-cell>
          <table:table-cell table:style-name="ce140" table:formula="of:=COUNTIF([.C24:.M24];&quot;52&quot;)+COUNTIF([.C24:.M24];&quot;52$&quot;)+COUNTIF([.C24:.M24];&quot;52☻&quot;)" office:value-type="float" office:value="0">
            <text:p>0</text:p>
          </table:table-cell>
          <table:table-cell table:style-name="ce140" table:formula="of:=COUNTIF([.C24:.M24];&quot;51¶&quot;)" office:value-type="float" office:value="0">
            <text:p>0</text:p>
          </table:table-cell>
          <table:table-cell table:style-name="ce140" table:formula="of:=COUNTIF([.C24:.M24];&quot;52¶&quot;)" office:value-type="float" office:value="0">
            <text:p>0</text:p>
          </table:table-cell>
          <table:table-cell table:style-name="ce140" table:formula="of:=COUNTIF([.C24:.M24];&quot;U&quot;)+COUNTIF([.C24:.M24];&quot;U☻&quot;)+COUNTIF([.C24:.M24];&quot;U☺&quot;)" office:value-type="float" office:value="0">
            <text:p>0</text:p>
          </table:table-cell>
          <table:table-cell table:style-name="ce140" table:formula="of:=COUNTIF([.C24:.M24];&quot;KVIT&quot;)+COUNTIF([.C24:.M24];&quot;KVIT☻&quot;)+COUNTIF([.C24:.M24];&quot;kvit$&quot;)" office:value-type="float" office:value="0">
            <text:p>0</text:p>
          </table:table-cell>
          <table:table-cell table:style-name="ce142" table:formula="of:=COUNTBLANK([.C24:.M24])" office:value-type="float" office:value="9">
            <text:p>9</text:p>
          </table:table-cell>
          <table:table-cell table:style-name="ce144" table:formula="of:=COUNTIF([.C24:.M24];&quot;x&quot;)" office:value-type="float" office:value="0">
            <text:p>0</text:p>
          </table:table-cell>
          <table:table-cell table:style-name="ce146" table:formula="of:=COUNTIF([.C24:.M24];&quot;51&quot;)+COUNTIF([.C24:.M24];&quot;51☻&quot;)+COUNTIF([.C24:.M24];&quot;2&quot;)+COUNTIF([.C24:.M24];&quot;52&quot;)+COUNTIF([.C24:.M24];&quot;52☻&quot;)+COUNTIF([.C24:.M24];&quot;51$&quot;)+COUNTIF([.C24:.M24];&quot;52$&quot;)" office:value-type="float" office:value="0">
            <text:p>0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6-24">
            <text:p>24. jun 13</text:p>
          </table:table-cell>
          <table:table-cell table:style-name="ce136" table:formula="of:=TEXT([.A25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0" office:value-type="string">
            <office:annotation draw:style-name="gr1" draw:text-style-name="P1" svg:width="2.925cm" svg:height="1.008cm" svg:x="13.401cm" svg:y="15.321cm" draw:caption-point-x="-0.61cm" draw:caption-point-y="1.517cm">
              <dc:creator>MŠ</dc:creator>
              <dc:date>2013-12-23T00:00:00</dc:date>
              <text:p text:style-name="P1"><text:span text:style-name="T1"><text:s/></text:span><text:span text:style-name="T1">na dopustu do 25.6</text:span></text:p>
            </office:annotation>
            <text:p>PIR</text:p>
          </table:table-cell>
          <table:table-cell table:style-name="ce33" table:formula="of:=[$januar.$M$1]" office:value-type="string" office:string-value="TAL">
            <text:p>TAL</text:p>
          </table:table-cell>
          <table:table-cell table:style-name="ce140" table:formula="of:=COUNTIF([.C25:.M25];&quot;☻&quot;)+COUNTIF([.C25:.M25];&quot;52☻&quot;)+COUNTIF([.C25:.M25];&quot;51☻&quot;)+COUNTIF([.C25:.M25];&quot;1☻&quot;)+COUNTIF([.C25:.M25];&quot;KVIT☻&quot;)+COUNTIF([.C25:.M25];&quot;U☻&quot;)" office:value-type="float" office:value="1">
            <text:p>1</text:p>
          </table:table-cell>
          <table:table-cell table:style-name="ce140" table:formula="of:=COUNTIF([.C25:.M25];&quot;☺&quot;)+COUNTIF([.C25:.M25];&quot;52☺&quot;)+COUNTIF([.C25:.M25];&quot;51☺&quot;)+COUNTIF([.C25:.M25];&quot;1☺&quot;)+COUNTIF([.C25:.M25];&quot;KVIT☺&quot;)+COUNTIF([.C25:.M25];&quot;U☺&quot;)" office:value-type="float" office:value="0">
            <text:p>0</text:p>
          </table:table-cell>
          <table:table-cell table:style-name="ce140" table:formula="of:=COUNTIF([.C25:.M25];&quot;51&quot;)+COUNTIF([.C25:.M25];&quot;51$&quot;)+COUNTIF([.C25:.M25];&quot;51☻&quot;)" office:value-type="float" office:value="1">
            <text:p>1</text:p>
          </table:table-cell>
          <table:table-cell table:style-name="ce140" table:formula="of:=COUNTIF([.C25:.M25];&quot;52&quot;)+COUNTIF([.C25:.M25];&quot;52$&quot;)+COUNTIF([.C25:.M25];&quot;52☻&quot;)" office:value-type="float" office:value="1">
            <text:p>1</text:p>
          </table:table-cell>
          <table:table-cell table:style-name="ce140" table:formula="of:=COUNTIF([.C25:.M25];&quot;51¶&quot;)" office:value-type="float" office:value="0">
            <text:p>0</text:p>
          </table:table-cell>
          <table:table-cell table:style-name="ce140" table:formula="of:=COUNTIF([.C25:.M25];&quot;52¶&quot;)" office:value-type="float" office:value="0">
            <text:p>0</text:p>
          </table:table-cell>
          <table:table-cell table:style-name="ce140" table:formula="of:=COUNTIF([.C25:.M25];&quot;U&quot;)+COUNTIF([.C25:.M25];&quot;U☻&quot;)+COUNTIF([.C25:.M25];&quot;U☺&quot;)" office:value-type="float" office:value="0">
            <text:p>0</text:p>
          </table:table-cell>
          <table:table-cell table:style-name="ce140" table:formula="of:=COUNTIF([.C25:.M25];&quot;KVIT&quot;)+COUNTIF([.C25:.M25];&quot;KVIT☻&quot;)+COUNTIF([.C25:.M25];&quot;kvit$&quot;)" office:value-type="float" office:value="2">
            <text:p>2</text:p>
          </table:table-cell>
          <table:table-cell table:style-name="ce142" table:formula="of:=COUNTBLANK([.C25:.M25])" office:value-type="float" office:value="0">
            <text:p>0</text:p>
          </table:table-cell>
          <table:table-cell table:style-name="ce144" table:formula="of:=COUNTIF([.C25:.M25];&quot;x&quot;)" office:value-type="float" office:value="0">
            <text:p>0</text:p>
          </table:table-cell>
          <table:table-cell table:style-name="ce146" table:formula="of:=COUNTIF([.C25:.M25];&quot;51&quot;)+COUNTIF([.C25:.M25];&quot;51☻&quot;)+COUNTIF([.C25:.M25];&quot;2&quot;)+COUNTIF([.C25:.M25];&quot;52&quot;)+COUNTIF([.C25:.M25];&quot;52☻&quot;)+COUNTIF([.C25:.M25];&quot;51$&quot;)+COUNTIF([.C25:.M25];&quot;52$&quot;)" office:value-type="float" office:value="2">
            <text:p>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6-25">
            <text:p>25. jun 13</text:p>
          </table:table-cell>
          <table:table-cell table:style-name="ce135" table:formula="of:=TEXT([.A26];&quot;Ddd&quot;)" office:value-type="string" office:string-value="tor">
            <text:p>tor</text:p>
          </table:table-cell>
          <table:table-cell table:style-name="ce137" table:number-columns-repeated="4"/>
          <table:table-cell table:style-name="ce11" table:formula="of:=[$'Vzorci vnosov'.$A$21]" office:value-type="string" office:string-value="☺">
            <text:p>☺</text:p>
          </table:table-cell>
          <table:table-cell table:style-name="ce139"/>
          <table:table-cell table:style-name="ce56" office:value-type="string">
            <text:p>POR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139"/>
          <table:table-cell table:style-name="ce137"/>
          <table:table-cell table:style-name="ce139"/>
          <table:table-cell table:style-name="ce56" table:formula="of:=[$januar.$G$1]" office:value-type="string" office:string-value="ORO">
            <text:p>ORO</text:p>
          </table:table-cell>
          <table:table-cell table:style-name="ce56" table:formula="of:=[$januar.$M$1]" office:value-type="string" office:string-value="TAL">
            <text:p>TAL</text:p>
          </table:table-cell>
          <table:table-cell table:style-name="ce141" table:formula="of:=COUNTIF([.C26:.M26];&quot;☻&quot;)+COUNTIF([.C26:.M26];&quot;52☻&quot;)+COUNTIF([.C26:.M26];&quot;51☻&quot;)+COUNTIF([.C26:.M26];&quot;1☻&quot;)+COUNTIF([.C26:.M26];&quot;KVIT☻&quot;)+COUNTIF([.C26:.M26];&quot;U☻&quot;)" office:value-type="float" office:value="1">
            <text:p>1</text:p>
          </table:table-cell>
          <table:table-cell table:style-name="ce141" table:formula="of:=COUNTIF([.C26:.M26];&quot;☺&quot;)+COUNTIF([.C26:.M26];&quot;52☺&quot;)+COUNTIF([.C26:.M26];&quot;51☺&quot;)+COUNTIF([.C26:.M26];&quot;1☺&quot;)+COUNTIF([.C26:.M26];&quot;KVIT☺&quot;)+COUNTIF([.C26:.M26];&quot;U☺&quot;)" office:value-type="float" office:value="1">
            <text:p>1</text:p>
          </table:table-cell>
          <table:table-cell table:style-name="ce141" table:formula="of:=COUNTIF([.C26:.M26];&quot;51&quot;)+COUNTIF([.C26:.M26];&quot;51$&quot;)+COUNTIF([.C26:.M26];&quot;51☻&quot;)" office:value-type="float" office:value="0">
            <text:p>0</text:p>
          </table:table-cell>
          <table:table-cell table:style-name="ce141" table:formula="of:=COUNTIF([.C26:.M26];&quot;52&quot;)+COUNTIF([.C26:.M26];&quot;52$&quot;)+COUNTIF([.C26:.M26];&quot;52☻&quot;)" office:value-type="float" office:value="0">
            <text:p>0</text:p>
          </table:table-cell>
          <table:table-cell table:style-name="ce141" table:formula="of:=COUNTIF([.C26:.M26];&quot;51¶&quot;)" office:value-type="float" office:value="0">
            <text:p>0</text:p>
          </table:table-cell>
          <table:table-cell table:style-name="ce141" table:formula="of:=COUNTIF([.C26:.M26];&quot;52¶&quot;)" office:value-type="float" office:value="0">
            <text:p>0</text:p>
          </table:table-cell>
          <table:table-cell table:style-name="ce141" table:formula="of:=COUNTIF([.C26:.M26];&quot;U&quot;)+COUNTIF([.C26:.M26];&quot;U☻&quot;)+COUNTIF([.C26:.M26];&quot;U☺&quot;)" office:value-type="float" office:value="0">
            <text:p>0</text:p>
          </table:table-cell>
          <table:table-cell table:style-name="ce141" table:formula="of:=COUNTIF([.C26:.M26];&quot;KVIT&quot;)+COUNTIF([.C26:.M26];&quot;KVIT☻&quot;)+COUNTIF([.C26:.M26];&quot;kvit$&quot;)" office:value-type="float" office:value="0">
            <text:p>0</text:p>
          </table:table-cell>
          <table:table-cell table:style-name="ce143" table:formula="of:=COUNTBLANK([.C26:.M26])" office:value-type="float" office:value="8">
            <text:p>8</text:p>
          </table:table-cell>
          <table:table-cell table:style-name="ce145" table:formula="of:=COUNTIF([.C26:.M26];&quot;x&quot;)" office:value-type="float" office:value="0">
            <text:p>0</text:p>
          </table:table-cell>
          <table:table-cell table:style-name="ce147" table:formula="of:=COUNTIF([.C26:.M26];&quot;51&quot;)+COUNTIF([.C26:.M26];&quot;51☻&quot;)+COUNTIF([.C26:.M26];&quot;2&quot;)+COUNTIF([.C26:.M26];&quot;52&quot;)+COUNTIF([.C26:.M26];&quot;52☻&quot;)+COUNTIF([.C26:.M26];&quot;51$&quot;)+COUNTIF([.C26:.M26];&quot;52$&quot;)" office:value-type="float" office:value="0">
            <text:p>0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148" table:number-columns-repeated="997"/>
        </table:table-row>
        <table:table-row table:style-name="ro8">
          <table:table-cell table:style-name="ce20" office:value-type="date" office:date-value="2013-06-26">
            <text:p>26. jun 13</text:p>
          </table:table-cell>
          <table:table-cell table:style-name="ce136" table:formula="of:=TEXT([.A27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9" office:value-type="string">
            <text:p>P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30" office:value-type="string">
            <office:annotation draw:style-name="gr1" draw:text-style-name="P1" svg:width="2.925cm" svg:height="1.013cm" svg:x="13.401cm" svg:y="16.724cm" draw:caption-point-x="-0.61cm" draw:caption-point-y="1.517cm">
              <dc:creator>MŠ</dc:creator>
              <dc:date>2013-12-23T00:00:00</dc:date>
              <text:p text:style-name="P1"><text:span text:style-name="T1"><text:s/></text:span><text:span text:style-name="T1">na dopustu do 25.6</text:span></text:p>
            </office:annotation>
            <text:p>PIR</text:p>
          </table:table-cell>
          <table:table-cell table:style-name="ce33" table:formula="of:=[$januar.$H$1]" office:value-type="string" office:string-value="MIO">
            <text:p>MIO</text:p>
          </table:table-cell>
          <table:table-cell table:style-name="ce140" table:formula="of:=COUNTIF([.C27:.M27];&quot;☻&quot;)+COUNTIF([.C27:.M27];&quot;52☻&quot;)+COUNTIF([.C27:.M27];&quot;51☻&quot;)+COUNTIF([.C27:.M27];&quot;1☻&quot;)+COUNTIF([.C27:.M27];&quot;KVIT☻&quot;)+COUNTIF([.C27:.M27];&quot;U☻&quot;)" office:value-type="float" office:value="1">
            <text:p>1</text:p>
          </table:table-cell>
          <table:table-cell table:style-name="ce140" table:formula="of:=COUNTIF([.C27:.M27];&quot;☺&quot;)+COUNTIF([.C27:.M27];&quot;52☺&quot;)+COUNTIF([.C27:.M27];&quot;51☺&quot;)+COUNTIF([.C27:.M27];&quot;1☺&quot;)+COUNTIF([.C27:.M27];&quot;KVIT☺&quot;)+COUNTIF([.C27:.M27];&quot;U☺&quot;)" office:value-type="float" office:value="0">
            <text:p>0</text:p>
          </table:table-cell>
          <table:table-cell table:style-name="ce140" table:formula="of:=COUNTIF([.C27:.M27];&quot;51&quot;)+COUNTIF([.C27:.M27];&quot;51$&quot;)+COUNTIF([.C27:.M27];&quot;51☻&quot;)" office:value-type="float" office:value="1">
            <text:p>1</text:p>
          </table:table-cell>
          <table:table-cell table:style-name="ce140" table:formula="of:=COUNTIF([.C27:.M27];&quot;52&quot;)+COUNTIF([.C27:.M27];&quot;52$&quot;)+COUNTIF([.C27:.M27];&quot;52☻&quot;)" office:value-type="float" office:value="1">
            <text:p>1</text:p>
          </table:table-cell>
          <table:table-cell table:style-name="ce140" table:formula="of:=COUNTIF([.C27:.M27];&quot;51¶&quot;)" office:value-type="float" office:value="1">
            <text:p>1</text:p>
          </table:table-cell>
          <table:table-cell table:style-name="ce140" table:formula="of:=COUNTIF([.C27:.M27];&quot;52¶&quot;)" office:value-type="float" office:value="0">
            <text:p>0</text:p>
          </table:table-cell>
          <table:table-cell table:style-name="ce140" table:formula="of:=COUNTIF([.C27:.M27];&quot;U&quot;)+COUNTIF([.C27:.M27];&quot;U☻&quot;)+COUNTIF([.C27:.M27];&quot;U☺&quot;)" office:value-type="float" office:value="0">
            <text:p>0</text:p>
          </table:table-cell>
          <table:table-cell table:style-name="ce140" table:formula="of:=COUNTIF([.C27:.M27];&quot;KVIT&quot;)+COUNTIF([.C27:.M27];&quot;KVIT☻&quot;)+COUNTIF([.C27:.M27];&quot;kvit$&quot;)" office:value-type="float" office:value="1">
            <text:p>1</text:p>
          </table:table-cell>
          <table:table-cell table:style-name="ce142" table:formula="of:=COUNTBLANK([.C27:.M27])" office:value-type="float" office:value="0">
            <text:p>0</text:p>
          </table:table-cell>
          <table:table-cell table:style-name="ce144" table:formula="of:=COUNTIF([.C27:.M27];&quot;x&quot;)" office:value-type="float" office:value="1">
            <text:p>1</text:p>
          </table:table-cell>
          <table:table-cell table:style-name="ce146" table:formula="of:=COUNTIF([.C27:.M27];&quot;51&quot;)+COUNTIF([.C27:.M27];&quot;51☻&quot;)+COUNTIF([.C27:.M27];&quot;2&quot;)+COUNTIF([.C27:.M27];&quot;52&quot;)+COUNTIF([.C27:.M27];&quot;52☻&quot;)+COUNTIF([.C27:.M27];&quot;51$&quot;)+COUNTIF([.C27:.M27];&quot;52$&quot;)" office:value-type="float" office:value="2">
            <text:p>2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6-27">
            <text:p>27. jun 13</text:p>
          </table:table-cell>
          <table:table-cell table:style-name="ce136" table:formula="of:=TEXT([.A28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2" office:value-type="string">
            <office:annotation draw:style-name="gr1" draw:text-style-name="P1" svg:width="2.936cm" svg:height="2.314cm" svg:x="10.703cm" svg:y="18.474cm" draw:caption-point-x="-0.606cm" draw:caption-point-y="0.468cm">
              <dc:creator>MŠ</dc:creator>
              <dc:date>2013-12-23T00:00:00</dc:date>
              <text:p text:style-name="P1"><text:span text:style-name="T1">Ne morem 5., 6., 7.</text:span></text:p>
            </office:annotation>
            <text:p>RTG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30" office:value-type="string">
            <office:annotation draw:style-name="gr1" draw:text-style-name="P1" svg:width="2.921cm" svg:height="2.621cm" svg:x="13.401cm" svg:y="17.425cm" draw:caption-point-x="-0.61cm" draw:caption-point-y="1.517cm">
              <dc:creator>MŠ</dc:creator>
              <dc:date>2013-12-23T00:00:00</dc:date>
              <text:p text:style-name="P1"><text:span text:style-name="T1">od 21.6. do 25.6. ne bi, ker imam druge obveznosti, 3. in 4. me pa rabijo v Izoli</text:span></text:p>
            </office:annotation>
            <text:p>SKR</text:p>
          </table:table-cell>
          <table:table-cell table:style-name="ce33" table:formula="of:=[$januar.$H$1]" office:value-type="string" office:string-value="MIO">
            <text:p>MIO</text:p>
          </table:table-cell>
          <table:table-cell table:style-name="ce140" table:formula="of:=COUNTIF([.C28:.M28];&quot;☻&quot;)+COUNTIF([.C28:.M28];&quot;52☻&quot;)+COUNTIF([.C28:.M28];&quot;51☻&quot;)+COUNTIF([.C28:.M28];&quot;1☻&quot;)+COUNTIF([.C28:.M28];&quot;KVIT☻&quot;)+COUNTIF([.C28:.M28];&quot;U☻&quot;)" office:value-type="float" office:value="1">
            <text:p>1</text:p>
          </table:table-cell>
          <table:table-cell table:style-name="ce140" table:formula="of:=COUNTIF([.C28:.M28];&quot;☺&quot;)+COUNTIF([.C28:.M28];&quot;52☺&quot;)+COUNTIF([.C28:.M28];&quot;51☺&quot;)+COUNTIF([.C28:.M28];&quot;1☺&quot;)+COUNTIF([.C28:.M28];&quot;KVIT☺&quot;)+COUNTIF([.C28:.M28];&quot;U☺&quot;)" office:value-type="float" office:value="0">
            <text:p>0</text:p>
          </table:table-cell>
          <table:table-cell table:style-name="ce140" table:formula="of:=COUNTIF([.C28:.M28];&quot;51&quot;)+COUNTIF([.C28:.M28];&quot;51$&quot;)+COUNTIF([.C28:.M28];&quot;51☻&quot;)" office:value-type="float" office:value="1">
            <text:p>1</text:p>
          </table:table-cell>
          <table:table-cell table:style-name="ce140" table:formula="of:=COUNTIF([.C28:.M28];&quot;52&quot;)+COUNTIF([.C28:.M28];&quot;52$&quot;)+COUNTIF([.C28:.M28];&quot;52☻&quot;)" office:value-type="float" office:value="1">
            <text:p>1</text:p>
          </table:table-cell>
          <table:table-cell table:style-name="ce140" table:formula="of:=COUNTIF([.C28:.M28];&quot;51¶&quot;)" office:value-type="float" office:value="0">
            <text:p>0</text:p>
          </table:table-cell>
          <table:table-cell table:style-name="ce140" table:formula="of:=COUNTIF([.C28:.M28];&quot;52¶&quot;)" office:value-type="float" office:value="0">
            <text:p>0</text:p>
          </table:table-cell>
          <table:table-cell table:style-name="ce140" table:formula="of:=COUNTIF([.C28:.M28];&quot;U&quot;)+COUNTIF([.C28:.M28];&quot;U☻&quot;)+COUNTIF([.C28:.M28];&quot;U☺&quot;)" office:value-type="float" office:value="0">
            <text:p>0</text:p>
          </table:table-cell>
          <table:table-cell table:style-name="ce140" table:formula="of:=COUNTIF([.C28:.M28];&quot;KVIT&quot;)+COUNTIF([.C28:.M28];&quot;KVIT☻&quot;)+COUNTIF([.C28:.M28];&quot;kvit$&quot;)" office:value-type="float" office:value="2">
            <text:p>2</text:p>
          </table:table-cell>
          <table:table-cell table:style-name="ce142" table:formula="of:=COUNTBLANK([.C28:.M28])" office:value-type="float" office:value="0">
            <text:p>0</text:p>
          </table:table-cell>
          <table:table-cell table:style-name="ce144" table:formula="of:=COUNTIF([.C28:.M28];&quot;x&quot;)" office:value-type="float" office:value="0">
            <text:p>0</text:p>
          </table:table-cell>
          <table:table-cell table:style-name="ce146" table:formula="of:=COUNTIF([.C28:.M28];&quot;51&quot;)+COUNTIF([.C28:.M28];&quot;51☻&quot;)+COUNTIF([.C28:.M28];&quot;2&quot;)+COUNTIF([.C28:.M28];&quot;52&quot;)+COUNTIF([.C28:.M28];&quot;52☻&quot;)+COUNTIF([.C28:.M28];&quot;51$&quot;)+COUNTIF([.C28:.M28];&quot;52$&quot;)" office:value-type="float" office:value="2">
            <text:p>2</text:p>
          </table:table-cell>
          <table:table-cell table:style-name="ce75" table:formula="of:=[$'Vzorci vnosov'.$A$29]" office:value-type="string" office:string-value=".">
            <text:p>.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6-28">
            <text:p>28. jun 13</text:p>
          </table:table-cell>
          <table:table-cell table:style-name="ce136" table:formula="of:=TEXT([.A29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9" table:formula="of:=[$januar.$G$1]" office:value-type="string" office:string-value="ORO">
            <text:p>ORO</text:p>
          </table:table-cell>
          <table:table-cell table:style-name="ce33" table:formula="of:=[$januar.$K$1]" office:value-type="string" office:string-value="MŠŠ">
            <text:p>MŠŠ</text:p>
          </table:table-cell>
          <table:table-cell table:style-name="ce140" table:formula="of:=COUNTIF([.C29:.M29];&quot;☻&quot;)+COUNTIF([.C29:.M29];&quot;52☻&quot;)+COUNTIF([.C29:.M29];&quot;51☻&quot;)+COUNTIF([.C29:.M29];&quot;1☻&quot;)+COUNTIF([.C29:.M29];&quot;KVIT☻&quot;)+COUNTIF([.C29:.M29];&quot;U☻&quot;)" office:value-type="float" office:value="1">
            <text:p>1</text:p>
          </table:table-cell>
          <table:table-cell table:style-name="ce140" table:formula="of:=COUNTIF([.C29:.M29];&quot;☺&quot;)+COUNTIF([.C29:.M29];&quot;52☺&quot;)+COUNTIF([.C29:.M29];&quot;51☺&quot;)+COUNTIF([.C29:.M29];&quot;1☺&quot;)+COUNTIF([.C29:.M29];&quot;KVIT☺&quot;)+COUNTIF([.C29:.M29];&quot;U☺&quot;)" office:value-type="float" office:value="1">
            <text:p>1</text:p>
          </table:table-cell>
          <table:table-cell table:style-name="ce140" table:formula="of:=COUNTIF([.C29:.M29];&quot;51&quot;)+COUNTIF([.C29:.M29];&quot;51$&quot;)+COUNTIF([.C29:.M29];&quot;51☻&quot;)" office:value-type="float" office:value="0">
            <text:p>0</text:p>
          </table:table-cell>
          <table:table-cell table:style-name="ce140" table:formula="of:=COUNTIF([.C29:.M29];&quot;52&quot;)+COUNTIF([.C29:.M29];&quot;52$&quot;)+COUNTIF([.C29:.M29];&quot;52☻&quot;)" office:value-type="float" office:value="1">
            <text:p>1</text:p>
          </table:table-cell>
          <table:table-cell table:style-name="ce140" table:formula="of:=COUNTIF([.C29:.M29];&quot;51¶&quot;)" office:value-type="float" office:value="0">
            <text:p>0</text:p>
          </table:table-cell>
          <table:table-cell table:style-name="ce140" table:formula="of:=COUNTIF([.C29:.M29];&quot;52¶&quot;)" office:value-type="float" office:value="0">
            <text:p>0</text:p>
          </table:table-cell>
          <table:table-cell table:style-name="ce140" table:formula="of:=COUNTIF([.C29:.M29];&quot;U&quot;)+COUNTIF([.C29:.M29];&quot;U☻&quot;)+COUNTIF([.C29:.M29];&quot;U☺&quot;)" office:value-type="float" office:value="0">
            <text:p>0</text:p>
          </table:table-cell>
          <table:table-cell table:style-name="ce140" table:formula="of:=COUNTIF([.C29:.M29];&quot;KVIT&quot;)+COUNTIF([.C29:.M29];&quot;KVIT☻&quot;)+COUNTIF([.C29:.M29];&quot;kvit$&quot;)" office:value-type="float" office:value="2">
            <text:p>2</text:p>
          </table:table-cell>
          <table:table-cell table:style-name="ce142" table:formula="of:=COUNTBLANK([.C29:.M29])" office:value-type="float" office:value="0">
            <text:p>0</text:p>
          </table:table-cell>
          <table:table-cell table:style-name="ce144" table:formula="of:=COUNTIF([.C29:.M29];&quot;x&quot;)" office:value-type="float" office:value="1">
            <text:p>1</text:p>
          </table:table-cell>
          <table:table-cell table:style-name="ce146" table:formula="of:=COUNTIF([.C29:.M29];&quot;51&quot;)+COUNTIF([.C29:.M29];&quot;51☻&quot;)+COUNTIF([.C29:.M29];&quot;2&quot;)+COUNTIF([.C29:.M29];&quot;52&quot;)+COUNTIF([.C29:.M29];&quot;52☻&quot;)+COUNTIF([.C29:.M29];&quot;51$&quot;)+COUNTIF([.C29:.M29];&quot;52$&quot;)" office:value-type="float" office:value="1">
            <text:p>1</text:p>
          </table:table-cell>
          <table:table-cell table:style-name="ce75" table:formula="of:=[$'Vzorci vnosov'.$A$30]" office:value-type="string" office:string-value=".">
            <text:p>.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6-29">
            <text:p>29. jun 13</text:p>
          </table:table-cell>
          <table:table-cell table:style-name="ce135" table:formula="of:=TEXT([.A30];&quot;Ddd&quot;)" office:value-type="string" office:string-value="sob">
            <text:p>sob</text:p>
          </table:table-cell>
          <table:table-cell table:style-name="ce137" table:number-columns-repeated="4"/>
          <table:table-cell table:style-name="ce11" table:formula="of:=[$'Vzorci vnosov'.$A$21]" office:value-type="string" office:string-value="☺">
            <text:p>☺</text:p>
          </table:table-cell>
          <table:table-cell table:style-name="ce137"/>
          <table:table-cell table:style-name="ce56" office:value-type="string">
            <text:p>POR</text:p>
          </table:table-cell>
          <table:table-cell table:style-name="ce137" table:number-columns-repeated="3"/>
          <table:table-cell table:style-name="ce6" table:formula="of:=[$'Vzorci vnosov'.$A$14]" office:value-type="string" office:string-value="☻">
            <text:p>☻</text:p>
          </table:table-cell>
          <table:table-cell table:style-name="ce56" table:formula="of:=[$januar.$G$1]" office:value-type="string" office:string-value="ORO">
            <text:p>ORO</text:p>
          </table:table-cell>
          <table:table-cell table:style-name="ce56" table:formula="of:=[$januar.$K$1]" office:value-type="string" office:string-value="MŠŠ">
            <text:p>MŠŠ</text:p>
          </table:table-cell>
          <table:table-cell table:style-name="ce140" table:formula="of:=COUNTIF([.C30:.M30];&quot;☻&quot;)+COUNTIF([.C30:.M30];&quot;52☻&quot;)+COUNTIF([.C30:.M30];&quot;51☻&quot;)+COUNTIF([.C30:.M30];&quot;1☻&quot;)+COUNTIF([.C30:.M30];&quot;KVIT☻&quot;)+COUNTIF([.C30:.M30];&quot;U☻&quot;)" office:value-type="float" office:value="1">
            <text:p>1</text:p>
          </table:table-cell>
          <table:table-cell table:style-name="ce140" table:formula="of:=COUNTIF([.C30:.M30];&quot;☺&quot;)+COUNTIF([.C30:.M30];&quot;52☺&quot;)+COUNTIF([.C30:.M30];&quot;51☺&quot;)+COUNTIF([.C30:.M30];&quot;1☺&quot;)+COUNTIF([.C30:.M30];&quot;KVIT☺&quot;)+COUNTIF([.C30:.M30];&quot;U☺&quot;)" office:value-type="float" office:value="1">
            <text:p>1</text:p>
          </table:table-cell>
          <table:table-cell table:style-name="ce140" table:formula="of:=COUNTIF([.C30:.M30];&quot;51&quot;)+COUNTIF([.C30:.M30];&quot;51$&quot;)+COUNTIF([.C30:.M30];&quot;51☻&quot;)" office:value-type="float" office:value="0">
            <text:p>0</text:p>
          </table:table-cell>
          <table:table-cell table:style-name="ce140" table:formula="of:=COUNTIF([.C30:.M30];&quot;52&quot;)+COUNTIF([.C30:.M30];&quot;52$&quot;)+COUNTIF([.C30:.M30];&quot;52☻&quot;)" office:value-type="float" office:value="0">
            <text:p>0</text:p>
          </table:table-cell>
          <table:table-cell table:style-name="ce140" table:formula="of:=COUNTIF([.C30:.M30];&quot;51¶&quot;)" office:value-type="float" office:value="0">
            <text:p>0</text:p>
          </table:table-cell>
          <table:table-cell table:style-name="ce140" table:formula="of:=COUNTIF([.C30:.M30];&quot;52¶&quot;)" office:value-type="float" office:value="0">
            <text:p>0</text:p>
          </table:table-cell>
          <table:table-cell table:style-name="ce140" table:formula="of:=COUNTIF([.C30:.M30];&quot;U&quot;)+COUNTIF([.C30:.M30];&quot;U☻&quot;)+COUNTIF([.C30:.M30];&quot;U☺&quot;)" office:value-type="float" office:value="0">
            <text:p>0</text:p>
          </table:table-cell>
          <table:table-cell table:style-name="ce140" table:formula="of:=COUNTIF([.C30:.M30];&quot;KVIT&quot;)+COUNTIF([.C30:.M30];&quot;KVIT☻&quot;)+COUNTIF([.C30:.M30];&quot;kvit$&quot;)" office:value-type="float" office:value="0">
            <text:p>0</text:p>
          </table:table-cell>
          <table:table-cell table:style-name="ce142" table:formula="of:=COUNTBLANK([.C30:.M30])" office:value-type="float" office:value="8">
            <text:p>8</text:p>
          </table:table-cell>
          <table:table-cell table:style-name="ce144" table:formula="of:=COUNTIF([.C30:.M30];&quot;x&quot;)" office:value-type="float" office:value="0">
            <text:p>0</text:p>
          </table:table-cell>
          <table:table-cell table:style-name="ce146" table:formula="of:=COUNTIF([.C30:.M30];&quot;51&quot;)+COUNTIF([.C30:.M30];&quot;51☻&quot;)+COUNTIF([.C30:.M30];&quot;2&quot;)+COUNTIF([.C30:.M30];&quot;52&quot;)+COUNTIF([.C30:.M30];&quot;52☻&quot;)+COUNTIF([.C30:.M30];&quot;51$&quot;)+COUNTIF([.C30:.M30];&quot;52$&quot;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style-name="ce19" office:value-type="date" office:date-value="2013-06-30">
            <text:p>30. jun 13</text:p>
          </table:table-cell>
          <table:table-cell table:style-name="ce135" table:formula="of:=TEXT([.A31];&quot;Ddd&quot;)" office:value-type="string" office:string-value="ned">
            <text:p>ned</text:p>
          </table:table-cell>
          <table:table-cell table:style-name="ce137" table:number-columns-repeated="5"/>
          <table:table-cell table:style-name="ce138"/>
          <table:table-cell table:style-name="ce56" office:value-type="string">
            <text:p>POR</text:p>
          </table:table-cell>
          <table:table-cell table:style-name="ce137"/>
          <table:table-cell table:style-name="ce138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54" office:value-type="string">
            <office:annotation draw:style-name="gr1" draw:text-style-name="P1" svg:width="2.953cm" svg:height="1.003cm" svg:x="13.401cm" svg:y="19.531cm" draw:caption-point-x="-0.61cm" draw:caption-point-y="1.514cm">
              <dc:creator>MŠ</dc:creator>
              <dc:date>2013-12-23T00:00:00</dc:date>
              <text:p text:style-name="P1"><text:span text:style-name="T1">od 24.6. naprej bom doma</text:span></text:p>
            </office:annotation>
            <text:p>RAV</text:p>
          </table:table-cell>
          <table:table-cell table:style-name="ce56" table:formula="of:=[$januar.$K$1]" office:value-type="string" office:string-value="MŠŠ">
            <text:p>MŠŠ</text:p>
          </table:table-cell>
          <table:table-cell table:style-name="ce140" table:formula="of:=COUNTIF([.C31:.M31];&quot;☻&quot;)+COUNTIF([.C31:.M31];&quot;52☻&quot;)+COUNTIF([.C31:.M31];&quot;51☻&quot;)+COUNTIF([.C31:.M31];&quot;1☻&quot;)+COUNTIF([.C31:.M31];&quot;KVIT☻&quot;)+COUNTIF([.C31:.M31];&quot;U☻&quot;)" office:value-type="float" office:value="1">
            <text:p>1</text:p>
          </table:table-cell>
          <table:table-cell table:style-name="ce140" table:formula="of:=COUNTIF([.C31:.M31];&quot;☺&quot;)+COUNTIF([.C31:.M31];&quot;52☺&quot;)+COUNTIF([.C31:.M31];&quot;51☺&quot;)+COUNTIF([.C31:.M31];&quot;1☺&quot;)+COUNTIF([.C31:.M31];&quot;KVIT☺&quot;)+COUNTIF([.C31:.M31];&quot;U☺&quot;)" office:value-type="float" office:value="0">
            <text:p>0</text:p>
          </table:table-cell>
          <table:table-cell table:style-name="ce140" table:formula="of:=COUNTIF([.C31:.M31];&quot;51&quot;)+COUNTIF([.C31:.M31];&quot;51$&quot;)+COUNTIF([.C31:.M31];&quot;51☻&quot;)" office:value-type="float" office:value="0">
            <text:p>0</text:p>
          </table:table-cell>
          <table:table-cell table:style-name="ce140" table:formula="of:=COUNTIF([.C31:.M31];&quot;52&quot;)+COUNTIF([.C31:.M31];&quot;52$&quot;)+COUNTIF([.C31:.M31];&quot;52☻&quot;)" office:value-type="float" office:value="0">
            <text:p>0</text:p>
          </table:table-cell>
          <table:table-cell table:style-name="ce140" table:formula="of:=COUNTIF([.C31:.M31];&quot;51¶&quot;)" office:value-type="float" office:value="0">
            <text:p>0</text:p>
          </table:table-cell>
          <table:table-cell table:style-name="ce140" table:formula="of:=COUNTIF([.C31:.M31];&quot;52¶&quot;)" office:value-type="float" office:value="0">
            <text:p>0</text:p>
          </table:table-cell>
          <table:table-cell table:style-name="ce140" table:formula="of:=COUNTIF([.C31:.M31];&quot;U&quot;)+COUNTIF([.C31:.M31];&quot;U☻&quot;)+COUNTIF([.C31:.M31];&quot;U☺&quot;)" office:value-type="float" office:value="0">
            <text:p>0</text:p>
          </table:table-cell>
          <table:table-cell table:style-name="ce140" table:formula="of:=COUNTIF([.C31:.M31];&quot;KVIT&quot;)+COUNTIF([.C31:.M31];&quot;KVIT☻&quot;)+COUNTIF([.C31:.M31];&quot;kvit$&quot;)" office:value-type="float" office:value="0">
            <text:p>0</text:p>
          </table:table-cell>
          <table:table-cell table:style-name="ce142" table:formula="of:=COUNTBLANK([.C31:.M31])" office:value-type="float" office:value="9">
            <text:p>9</text:p>
          </table:table-cell>
          <table:table-cell table:style-name="ce144" table:formula="of:=COUNTIF([.C31:.M31];&quot;x&quot;)" office:value-type="float" office:value="0">
            <text:p>0</text:p>
          </table:table-cell>
          <table:table-cell table:style-name="ce146" table:formula="of:=COUNTIF([.C31:.M31];&quot;51&quot;)+COUNTIF([.C31:.M31];&quot;51☻&quot;)+COUNTIF([.C31:.M31];&quot;2&quot;)+COUNTIF([.C31:.M31];&quot;52&quot;)+COUNTIF([.C31:.M31];&quot;52☻&quot;)+COUNTIF([.C31:.M31];&quot;51$&quot;)+COUNTIF([.C31:.M31];&quot;52$&quot;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style-name="Default" table:number-columns-repeated="256"/>
          <table:table-cell table:number-columns-repeated="768"/>
        </table:table-row>
        <table:table-row table:style-name="ro3">
          <table:table-cell table:number-columns-repeated="1024"/>
        </table:table-row>
        <table:table-row table:style-name="ro9">
          <table:table-cell table:number-columns-repeated="2"/>
          <table:table-cell table:style-name="ce33" table:formula="of:=[$januar.$C$1]" office:value-type="string" office:string-value="KOS">
            <text:p>KOS</text:p>
          </table:table-cell>
          <table:table-cell table:style-name="ce33" table:formula="of:=[$januar.$D$1]" office:value-type="string" office:string-value="ŠOŠ">
            <text:p>ŠOŠ</text:p>
          </table:table-cell>
          <table:table-cell table:style-name="ce33" table:formula="of:=[$januar.$E$1]" office:value-type="string" office:string-value="PIN">
            <text:p>PIN</text:p>
          </table:table-cell>
          <table:table-cell table:style-name="ce33" table:formula="of:=[$januar.$F$1]" office:value-type="string" office:string-value="KON">
            <text:p>KON</text:p>
          </table:table-cell>
          <table:table-cell table:style-name="ce33" table:formula="of:=[$januar.$G$1]" office:value-type="string" office:string-value="ORO">
            <text:p>ORO</text:p>
          </table:table-cell>
          <table:table-cell table:style-name="ce33" table:formula="of:=[$januar.$H$1]" office:value-type="string" office:string-value="MIO">
            <text:p>MIO</text:p>
          </table:table-cell>
          <table:table-cell table:style-name="ce33" table:formula="of:=[$januar.$I$1]" office:value-type="string" office:string-value="BOŽ">
            <text:p>BOŽ</text:p>
          </table:table-cell>
          <table:table-cell table:style-name="ce33" table:formula="of:=[$januar.$J$1]" office:value-type="string" office:string-value="DAN">
            <text:p>DAN</text:p>
          </table:table-cell>
          <table:table-cell table:style-name="ce33" table:formula="of:=[$januar.$K$1]" office:value-type="string" office:string-value="MŠŠ">
            <text:p>MŠŠ</text:p>
          </table:table-cell>
          <table:table-cell table:style-name="ce33" table:formula="of:=[$januar.$L$1]" office:value-type="string" office:string-value="DRN">
            <text:p>DRN</text:p>
          </table:table-cell>
          <table:table-cell table:style-name="ce33" table:formula="of:=[$januar.$M$1]" office:value-type="string" office:string-value="TAL">
            <text:p>TAL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0">
          <table:table-cell/>
          <table:table-cell table:style-name="ce26" table:formula="of:=[$'Vzorci vnosov'.$A$20]" office:value-type="string" office:string-value="☺">
            <text:p>☺</text:p>
          </table:table-cell>
          <table:table-cell table:style-name="ce40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2">
            <text:p>2</text:p>
          </table:table-cell>
          <table:table-cell table:style-name="ce40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40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40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40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5">
            <text:p>5</text:p>
          </table:table-cell>
          <table:table-cell table:style-name="ce40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1">
            <text:p>1</text:p>
          </table:table-cell>
          <table:table-cell table:style-name="ce40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40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2">
            <text:p>2</text:p>
          </table:table-cell>
          <table:table-cell table:style-name="ce40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style-name="ce40"/>
          <table:table-cell table:style-name="ce40" table:formula="of:=COUNTIF([.M2:.M32];&quot;☺&quot;)+COUNTIF([.M2:.M32];&quot;51☺&quot;)+COUNTIF([.M2:.M32];&quot;52☺&quot;)+COUNTIF([.M2:.M32];&quot;1☺&quot;)+COUNTIF([.M2:.M32];&quot;kvit☺&quot;)+COUNTIF([.M2:.M32];&quot;U☺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8">
          <table:table-cell table:style-name="ce22"/>
          <table:table-cell table:style-name="ce2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2">
            <text:p>2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3">
            <text:p>3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>
            <text:p>5</text:p>
          </table:table-cell>
          <table:table-cell table:style-name="ce1"/>
          <table:table-cell table:style-name="ce1" table:formula="of:=COUNTIF([.M2:.M32];&quot;☻&quot;)+COUNTIF([.M2:.M32];&quot;51☻&quot;)+COUNTIF([.M2:.M32];&quot;52☻&quot;)+COUNTIF([.M2:.M32];&quot;1☻&quot;)+COUNTIF([.M2:.M32];&quot;kvit☻&quot;)+COUNTIF([.M2:.M32];&quot;U☻&quot;)" office:value-type="float" office:value="4">
            <text:p>4</text:p>
          </table:table-cell>
          <table:table-cell table:style-name="ce1"/>
          <table:table-cell table:style-name="ce6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8">
          <table:table-cell table:style-name="ce22"/>
          <table:table-cell table:style-name="ce27" office:value-type="string">
            <text:p>Σ</text:p>
          </table:table-cell>
          <table:table-cell table:style-name="ce41" table:formula="of:=SUM([.C35:.C36])" office:value-type="float" office:value="4">
            <text:p>4</text:p>
          </table:table-cell>
          <table:table-cell table:style-name="ce41" table:formula="of:=SUM([.D35:.D36])" office:value-type="float" office:value="5">
            <text:p>5</text:p>
          </table:table-cell>
          <table:table-cell table:style-name="ce41" table:formula="of:=SUM([.E35:.E36])" office:value-type="float" office:value="4">
            <text:p>4</text:p>
          </table:table-cell>
          <table:table-cell table:style-name="ce41" table:formula="of:=SUM([.F35:.F36])" office:value-type="float" office:value="4">
            <text:p>4</text:p>
          </table:table-cell>
          <table:table-cell table:style-name="ce41" table:formula="of:=SUM([.G35:.G36])" office:value-type="float" office:value="5">
            <text:p>5</text:p>
          </table:table-cell>
          <table:table-cell table:style-name="ce41" table:formula="of:=SUM([.H35:.H36])" office:value-type="float" office:value="1">
            <text:p>1</text:p>
          </table:table-cell>
          <table:table-cell table:style-name="ce41" table:formula="of:=SUM([.I35:.I36])" office:value-type="float" office:value="0">
            <text:p>0</text:p>
          </table:table-cell>
          <table:table-cell table:style-name="ce41" table:formula="of:=SUM([.J35:.J36])" office:value-type="float" office:value="5">
            <text:p>5</text:p>
          </table:table-cell>
          <table:table-cell table:style-name="ce41" table:formula="of:=SUM([.K35:.K36])" office:value-type="float" office:value="5">
            <text:p>5</text:p>
          </table:table-cell>
          <table:table-cell table:style-name="ce41"/>
          <table:table-cell table:style-name="ce41" table:formula="of:=SUM([.M35:.M36])" office:value-type="float" office:value="4">
            <text:p>4</text:p>
          </table:table-cell>
          <table:table-cell table:style-name="ce1"/>
          <table:table-cell table:style-name="ce6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8">
          <table:table-cell table:style-name="ce22"/>
          <table:table-cell table:style-name="ce28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2">
            <text:p>2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4">
            <text:p>4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4">
            <text:p>4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1">
            <text:p>1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5">
            <text:p>5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3">
            <text:p>3</text:p>
          </table:table-cell>
          <table:table-cell table:style-name="ce1"/>
          <table:table-cell table:style-name="ce1" table:formula="of:=COUNTIF([.M2:.M32];&quot;KVIT&quot;)+COUNTIF([.M2:.M32];&quot;51KVIT&quot;)+COUNTIF([.M2:.M32];&quot;52KVIT&quot;)+COUNTIF([.M2:.M32];&quot;1KVIT&quot;)" office:value-type="float" office:value="4">
            <text:p>4</text:p>
          </table:table-cell>
          <table:table-cell table:style-name="ce1" table:number-columns-repeated="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1">
          <table:table-cell table:style-name="ce22"/>
          <table:table-cell table:style-name="ce28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/>
          <table:table-cell table:style-name="ce1" table:formula="of:=COUNTIF([.M2:.M32];&quot;51$&quot;)+COUNTIF([.M2:.M32];&quot;52$&quot;)+COUNTIF([.M2:.M32];&quot;kvit$&quot;)" office:value-type="float" office:value="0">
            <text:p>0</text:p>
          </table:table-cell>
          <table:table-cell table:style-name="ce1" table:number-columns-repeated="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/>
          <table:table-cell table:style-name="ce77" table:number-columns-repeated="996"/>
        </table:table-row>
        <table:table-row table:style-name="ro1">
          <table:table-cell/>
          <table:table-cell table:style-name="ce29" table:formula="of:=[$'Vzorci vnosov'.$A$12]" office:value-type="string" office:string-value="D">
            <text:p>D</text:p>
          </table:table-cell>
          <table:table-cell table:style-name="ce42" table:formula="of:=COUNTIF([.C2:.C32];&quot;D&quot;)" office:value-type="float" office:value="9">
            <text:p>9</text:p>
          </table:table-cell>
          <table:table-cell table:style-name="ce42" table:formula="of:=COUNTIF([.D2:.D32];&quot;D&quot;)" office:value-type="float" office:value="4">
            <text:p>4</text:p>
          </table:table-cell>
          <table:table-cell table:style-name="ce42" table:formula="of:=COUNTIF([.E2:.E32];&quot;D&quot;)" office:value-type="float" office:value="10">
            <text:p>10</text:p>
          </table:table-cell>
          <table:table-cell table:style-name="ce42" table:formula="of:=COUNTIF([.F2:.F32];&quot;D&quot;)" office:value-type="float" office:value="6">
            <text:p>6</text:p>
          </table:table-cell>
          <table:table-cell table:style-name="ce42" table:formula="of:=COUNTIF([.G2:.G32];&quot;D&quot;)" office:value-type="float" office:value="5">
            <text:p>5</text:p>
          </table:table-cell>
          <table:table-cell table:style-name="ce42" table:formula="of:=COUNTIF([.H2:.H32];&quot;D&quot;)" office:value-type="float" office:value="4">
            <text:p>4</text:p>
          </table:table-cell>
          <table:table-cell table:style-name="ce42" table:formula="of:=COUNTIF([.I2:.I32];&quot;D&quot;)" office:value-type="float" office:value="0">
            <text:p>0</text:p>
          </table:table-cell>
          <table:table-cell table:style-name="ce42" table:formula="of:=COUNTIF([.J2:.J32];&quot;D&quot;)" office:value-type="float" office:value="2">
            <text:p>2</text:p>
          </table:table-cell>
          <table:table-cell table:style-name="ce42" table:formula="of:=COUNTIF([.K2:.K32];&quot;D&quot;)" office:value-type="float" office:value="5">
            <text:p>5</text:p>
          </table:table-cell>
          <table:table-cell table:style-name="ce42"/>
          <table:table-cell table:style-name="ce42" table:formula="of:=COUNTIF([.M2:.M32];&quot;D&quot;)" office:value-type="float" office:value="9">
            <text:p>9</text:p>
          </table:table-cell>
          <table:table-cell table:style-name="ce60" table:number-columns-repeated="2"/>
          <table:table-cell table:number-columns-repeated="11"/>
          <table:table-cell table:style-name="ce75"/>
          <table:table-cell table:number-columns-repeated="997"/>
        </table:table-row>
        <table:table-row table:style-name="ro1">
          <table:table-cell/>
          <table:table-cell table:style-name="ce29" table:formula="of:=[$'Vzorci vnosov'.$A$15]" office:value-type="string" office:string-value="SO">
            <text:p>SO</text:p>
          </table:table-cell>
          <table:table-cell table:style-name="ce42" table:formula="of:=COUNTIF([.C2:.C32];&quot;SO&quot;)" office:value-type="float" office:value="0">
            <text:p>0</text:p>
          </table:table-cell>
          <table:table-cell table:style-name="ce42" table:formula="of:=COUNTIF([.D2:.D32];&quot;SO&quot;)" office:value-type="float" office:value="2">
            <text:p>2</text:p>
          </table:table-cell>
          <table:table-cell table:style-name="ce42" table:formula="of:=COUNTIF([.E2:.E32];&quot;SO&quot;)" office:value-type="float" office:value="0">
            <text:p>0</text:p>
          </table:table-cell>
          <table:table-cell table:style-name="ce42" table:formula="of:=COUNTIF([.F2:.F32];&quot;SO&quot;)" office:value-type="float" office:value="0">
            <text:p>0</text:p>
          </table:table-cell>
          <table:table-cell table:style-name="ce42" table:formula="of:=COUNTIF([.G2:.G32];&quot;SO&quot;)" office:value-type="float" office:value="0">
            <text:p>0</text:p>
          </table:table-cell>
          <table:table-cell table:style-name="ce42" table:formula="of:=COUNTIF([.H2:.H32];&quot;SO&quot;)" office:value-type="float" office:value="0">
            <text:p>0</text:p>
          </table:table-cell>
          <table:table-cell table:style-name="ce42" table:formula="of:=COUNTIF([.I2:.I32];&quot;SO&quot;)" office:value-type="float" office:value="0">
            <text:p>0</text:p>
          </table:table-cell>
          <table:table-cell table:style-name="ce42" table:formula="of:=COUNTIF([.J2:.J32];&quot;SO&quot;)" office:value-type="float" office:value="0">
            <text:p>0</text:p>
          </table:table-cell>
          <table:table-cell table:style-name="ce42" table:formula="of:=COUNTIF([.K2:.K32];&quot;SO&quot;)" office:value-type="float" office:value="3">
            <text:p>3</text:p>
          </table:table-cell>
          <table:table-cell table:style-name="ce42"/>
          <table:table-cell table:style-name="ce42" table:formula="of:=COUNTIF([.M2:.M32];&quot;SO&quot;)" office:value-type="float" office:value="2">
            <text:p>2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0" table:formula="of:=[$'Vzorci vnosov'.$A$13]" office:value-type="string" office:string-value="BOL">
            <text:p>BOL</text:p>
          </table:table-cell>
          <table:table-cell table:style-name="ce42" table:formula="of:=COUNTIF([.C2:.C32];&quot;BOL&quot;)" office:value-type="float" office:value="0">
            <text:p>0</text:p>
          </table:table-cell>
          <table:table-cell table:style-name="ce42" table:formula="of:=COUNTIF([.D2:.D32];&quot;BOL&quot;)" office:value-type="float" office:value="0">
            <text:p>0</text:p>
          </table:table-cell>
          <table:table-cell table:style-name="ce42" table:formula="of:=COUNTIF([.E2:.E32];&quot;BOL&quot;)" office:value-type="float" office:value="0">
            <text:p>0</text:p>
          </table:table-cell>
          <table:table-cell table:style-name="ce42" table:formula="of:=COUNTIF([.F2:.F32];&quot;BOL&quot;)" office:value-type="float" office:value="1">
            <text:p>1</text:p>
          </table:table-cell>
          <table:table-cell table:style-name="ce42" table:formula="of:=COUNTIF([.G2:.G32];&quot;BOL&quot;)" office:value-type="float" office:value="0">
            <text:p>0</text:p>
          </table:table-cell>
          <table:table-cell table:style-name="ce42" table:formula="of:=COUNTIF([.H2:.H32];&quot;BOL&quot;)" office:value-type="float" office:value="0">
            <text:p>0</text:p>
          </table:table-cell>
          <table:table-cell table:style-name="ce42" table:formula="of:=COUNTIF([.I2:.I32];&quot;BOL&quot;)" office:value-type="float" office:value="0">
            <text:p>0</text:p>
          </table:table-cell>
          <table:table-cell table:style-name="ce42" table:formula="of:=COUNTIF([.J2:.J32];&quot;BOL&quot;)" office:value-type="float" office:value="0">
            <text:p>0</text:p>
          </table:table-cell>
          <table:table-cell table:style-name="ce42" table:formula="of:=COUNTIF([.K2:.K32];&quot;BOL&quot;)" office:value-type="float" office:value="0">
            <text:p>0</text:p>
          </table:table-cell>
          <table:table-cell table:style-name="ce42"/>
          <table:table-cell table:style-name="ce42" table:formula="of:=COUNTIF([.M2:.M32];&quot;BOL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1" table:formula="of:=[$'Vzorci vnosov'.$A$11]" office:value-type="string" office:string-value="X">
            <text:p>X</text:p>
          </table:table-cell>
          <table:table-cell table:style-name="ce42" table:formula="of:=COUNTIF([.C2:.C32];&quot;X&quot;)" office:value-type="float" office:value="3">
            <text:p>3</text:p>
          </table:table-cell>
          <table:table-cell table:style-name="ce42" table:formula="of:=COUNTIF([.D2:.D32];&quot;X&quot;)" office:value-type="float" office:value="0">
            <text:p>0</text:p>
          </table:table-cell>
          <table:table-cell table:style-name="ce42" table:formula="of:=COUNTIF([.E2:.E32];&quot;X&quot;)" office:value-type="float" office:value="2">
            <text:p>2</text:p>
          </table:table-cell>
          <table:table-cell table:style-name="ce42" table:formula="of:=COUNTIF([.F2:.F32];&quot;X&quot;)" office:value-type="float" office:value="2">
            <text:p>2</text:p>
          </table:table-cell>
          <table:table-cell table:style-name="ce42" table:formula="of:=COUNTIF([.G2:.G32];&quot;X&quot;)" office:value-type="float" office:value="1">
            <text:p>1</text:p>
          </table:table-cell>
          <table:table-cell table:style-name="ce42" table:formula="of:=COUNTIF([.H2:.H32];&quot;X&quot;)" office:value-type="float" office:value="1">
            <text:p>1</text:p>
          </table:table-cell>
          <table:table-cell table:style-name="ce42" table:formula="of:=COUNTIF([.I2:.I32];&quot;X&quot;)" office:value-type="float" office:value="0">
            <text:p>0</text:p>
          </table:table-cell>
          <table:table-cell table:style-name="ce42" table:formula="of:=COUNTIF([.J2:.J32];&quot;X&quot;)" office:value-type="float" office:value="2">
            <text:p>2</text:p>
          </table:table-cell>
          <table:table-cell table:style-name="ce42" table:formula="of:=COUNTIF([.K2:.K32];&quot;X&quot;)" office:value-type="float" office:value="1">
            <text:p>1</text:p>
          </table:table-cell>
          <table:table-cell table:style-name="ce42"/>
          <table:table-cell table:style-name="ce42" table:formula="of:=COUNTIF([.M2:.M32];&quot;X&quot;)" office:value-type="float" office:value="1">
            <text:p>1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2" office:value-type="string">
            <text:p>TX</text:p>
          </table:table-cell>
          <table:table-cell table:style-name="ce43" table:formula="of:=COUNTIF([.O2:.O32];&quot;KOS&quot;)" office:value-type="float" office:value="1">
            <text:p>1</text:p>
          </table:table-cell>
          <table:table-cell table:style-name="ce43" table:formula="of:=COUNTIF([.O2:.O32];&quot;ŠOŠ&quot;)" office:value-type="float" office:value="5">
            <text:p>5</text:p>
          </table:table-cell>
          <table:table-cell table:style-name="ce43" table:formula="of:=COUNTIF([.O2:.O32];&quot;PIN&quot;)" office:value-type="float" office:value="2">
            <text:p>2</text:p>
          </table:table-cell>
          <table:table-cell table:style-name="ce43" table:formula="of:=COUNTIF([.O2:.O32];&quot;KON&quot;)" office:value-type="float" office:value="3">
            <text:p>3</text:p>
          </table:table-cell>
          <table:table-cell table:style-name="ce43" table:formula="of:=COUNTIF([.O2:.O32];&quot;oro&quot;)" office:value-type="float" office:value="0">
            <text:p>0</text:p>
          </table:table-cell>
          <table:table-cell table:style-name="ce43" table:formula="of:=COUNTIF([.O2:.O32];&quot;AND&quot;)" office:value-type="float" office:value="0">
            <text:p>0</text:p>
          </table:table-cell>
          <table:table-cell table:style-name="ce43" table:formula="of:=COUNTIF([.O2:.O32];&quot;ROD&quot;)" office:value-type="float" office:value="0">
            <text:p>0</text:p>
          </table:table-cell>
          <table:table-cell table:style-name="ce43" table:formula="of:=COUNTIF([.O2:.O32];&quot;DAN&quot;)" office:value-type="float" office:value="5">
            <text:p>5</text:p>
          </table:table-cell>
          <table:table-cell table:style-name="ce43" table:formula="of:=COUNTIF([.O2:.O32];&quot;MŠŠ&quot;)" office:value-type="float" office:value="4">
            <text:p>4</text:p>
          </table:table-cell>
          <table:table-cell table:style-name="ce43"/>
          <table:table-cell table:style-name="ce43" table:formula="of:=COUNTIF([.O2:.O32];&quot;ŠTU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1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2">
            <text:p>2</text:p>
          </table:table-cell>
          <table:table-cell table:style-name="ce1" table:formula="of:=COUNTIF([.D2:.D32];&quot;51¶&quot;)+COUNTIF([.D2:.D32];&quot;52¶&quot;)+COUNTIF([.D2:.D32];&quot;kvit¶&quot;)" office:value-type="float" office:value="1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1">
            <text:p>1</text:p>
          </table:table-cell>
          <table:table-cell table:style-name="ce1" table:formula="of:=COUNTIF([.F2:.F32];&quot;51¶&quot;)+COUNTIF([.F2:.F32];&quot;52¶&quot;)+COUNTIF([.F2:.F32];&quot;kvit¶&quot;)" office:value-type="float" office:value="0">
            <text:p>0</text:p>
          </table:table-cell>
          <table:table-cell table:style-name="ce1" table:formula="of:=COUNTIF([.G2:.G32];&quot;51¶&quot;)+COUNTIF([.G2:.G32];&quot;52¶&quot;)+COUNTIF([.G2:.G32];&quot;kvit¶&quot;)" office:value-type="float" office:value="5">
            <text:p>5</text:p>
          </table:table-cell>
          <table:table-cell table:style-name="ce1" table:formula="of:=COUNTIF([.H2:.H32];&quot;51¶&quot;)+COUNTIF([.H2:.H32];&quot;52¶&quot;)+COUNTIF([.H2:.H32];&quot;kvit¶&quot;)" office:value-type="float" office:value="3">
            <text:p>3</text:p>
          </table:table-cell>
          <table:table-cell table:style-name="ce1" table:formula="of:=COUNTIF([.I2:.I32];&quot;51¶&quot;)+COUNTIF([.I2:.I32];&quot;52¶&quot;)+COUNTIF([.I2:.I32];&quot;kvit¶&quot;)" office:value-type="float" office:value="0">
            <text:p>0</text:p>
          </table:table-cell>
          <table:table-cell table:style-name="ce1" table:formula="of:=COUNTIF([.J2:.J32];&quot;51¶&quot;)+COUNTIF([.J2:.J32];&quot;52¶&quot;)+COUNTIF([.J2:.J32];&quot;kvit¶&quot;)" office:value-type="float" office:value="1">
            <text:p>1</text:p>
          </table:table-cell>
          <table:table-cell table:style-name="ce1" table:formula="of:=COUNTIF([.K2:.K32];&quot;51¶&quot;)+COUNTIF([.K2:.K32];&quot;52¶&quot;)+COUNTIF([.K2:.K32];&quot;kvit¶&quot;)" office:value-type="float" office:value="0">
            <text:p>0</text:p>
          </table:table-cell>
          <table:table-cell table:style-name="ce1"/>
          <table:table-cell table:style-name="ce1" table:formula="of:=COUNTIF([.M2:.M32];&quot;51¶&quot;)+COUNTIF([.M2:.M32];&quot;52¶&quot;)+COUNTIF([.M2:.M32];&quot;kvit¶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29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1">
            <text:p>1</text:p>
          </table:table-cell>
          <table:table-cell table:style-name="ce1" table:formula="of:=COUNTIF([.G2:.G32];&quot;U☺&quot;)+COUNTIF([.G2:.G32];&quot;U☻&quot;)+COUNTIF([.G2:.G32];&quot;U&quot;)" office:value-type="float" office:value="1">
            <text:p>1</text:p>
          </table:table-cell>
          <table:table-cell table:style-name="ce1" table:formula="of:=COUNTIF([.H2:.H32];&quot;U☺&quot;)+COUNTIF([.H2:.H32];&quot;U☻&quot;)+COUNTIF([.H2:.H32];&quot;U&quot;)" office:value-type="float" office:value="2">
            <text:p>2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1">
            <text:p>1</text:p>
          </table:table-cell>
          <table:table-cell table:style-name="ce1" table:formula="of:=COUNTIF([.K2:.K32];&quot;U☺&quot;)+COUNTIF([.K2:.K32];&quot;U☻&quot;)+COUNTIF([.K2:.K32];&quot;U&quot;)" office:value-type="float" office:value="1">
            <text:p>1</text:p>
          </table:table-cell>
          <table:table-cell table:style-name="ce1"/>
          <table:table-cell table:style-name="ce1" table:formula="of:=COUNTIF([.M2:.M32];&quot;U☺&quot;)+COUNTIF([.M2:.M32];&quot;U☻&quot;)+COUNTIF([.M2:.M32];&quot;U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 table:number-rows-repeated="99">
          <table:table-cell table:number-columns-repeated="26"/>
          <table:table-cell table:style-name="ce75"/>
          <table:table-cell table:number-columns-repeated="997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ulij" table:style-name="ta8" table:print="false">
        <table:table-column table:style-name="co3" table:default-cell-style-name="ce21"/>
        <table:table-column table:style-name="co19" table:default-cell-style-name="ce21"/>
        <table:table-column table:style-name="co5" table:number-columns-repeated="11" table:default-cell-style-name="ce17"/>
        <table:table-column table:style-name="co20" table:default-cell-style-name="ce17"/>
        <table:table-column table:style-name="co5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7" table:default-cell-style-name="ce17"/>
        <table:table-column table:style-name="co10" table:number-columns-repeated="4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" table:default-cell-style-name="ce76"/>
        <table:table-column table:style-name="co14" table:number-columns-repeated="230" table:default-cell-style-name="ce17"/>
        <table:table-column table:style-name="co14" table:number-columns-repeated="767" table:default-cell-style-name="Default"/>
        <table:table-row table:style-name="ro8">
          <table:table-cell table:style-name="ce18" office:value-type="string">
            <text:p>Datum</text:p>
          </table:table-cell>
          <table:table-cell table:style-name="ce23"/>
          <table:table-cell table:style-name="ce33" office:value-type="string">
            <text:p>KOS</text:p>
          </table:table-cell>
          <table:table-cell table:style-name="ce33" office:value-type="string">
            <text:p>ŠOŠ</text:p>
          </table:table-cell>
          <table:table-cell table:style-name="ce33" office:value-type="string">
            <text:p>PIN</text:p>
          </table:table-cell>
          <table:table-cell table:style-name="ce33" office:value-type="string">
            <text:p>KON</text:p>
          </table:table-cell>
          <table:table-cell table:style-name="ce33" office:value-type="string">
            <text:p>ORO</text:p>
          </table:table-cell>
          <table:table-cell table:style-name="ce33" office:value-type="string">
            <text:p>MIO</text:p>
          </table:table-cell>
          <table:table-cell table:style-name="ce33" office:value-type="string">
            <text:p>BOŽ</text:p>
          </table:table-cell>
          <table:table-cell table:style-name="ce33" office:value-type="string">
            <text:p>DAN</text:p>
          </table:table-cell>
          <table:table-cell table:style-name="ce33" office:value-type="string">
            <text:p>MŠŠ</text:p>
          </table:table-cell>
          <table:table-cell table:style-name="ce33" table:formula="of:=[$januar.$L$1]" office:value-type="string" office:string-value="DRN">
            <text:p>DRN</text:p>
          </table:table-cell>
          <table:table-cell table:style-name="ce33" office:value-type="string">
            <text:p>TAL</text:p>
          </table:table-cell>
          <table:table-cell table:style-name="ce53" office:value-type="string">
            <text:p>ZUN</text:p>
          </table:table-cell>
          <table:table-cell table:style-name="ce61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65" office:value-type="string">
            <text:p>☺</text:p>
          </table:table-cell>
          <table:table-cell table:style-name="ce66" table:formula="of:=[$'Vzorci vnosov'.$A$4]" office:value-type="string" office:string-value="51">
            <text:p>51</text:p>
          </table:table-cell>
          <table:table-cell table:style-name="ce66" table:formula="of:=[$'Vzorci vnosov'.$A$5]" office:value-type="string" office:string-value="52">
            <text:p>52</text:p>
          </table:table-cell>
          <table:table-cell table:style-name="ce67" table:formula="of:=[$'Vzorci vnosov'.$A$25]" office:value-type="string" office:string-value="51¶">
            <text:p>51¶</text:p>
          </table:table-cell>
          <table:table-cell table:style-name="ce68" table:formula="of:=[$'Vzorci vnosov'.$A$26]" office:value-type="string" office:string-value="52¶">
            <text:p>52¶</text:p>
          </table:table-cell>
          <table:table-cell table:style-name="ce69" table:formula="of:=[$'Vzorci vnosov'.$A$8]" office:value-type="string" office:string-value="U">
            <text:p>U</text:p>
          </table:table-cell>
          <table:table-cell table:style-name="ce66" table:formula="of:=[$'Vzorci vnosov'.$A$6]" office:value-type="string" office:string-value="KVIT">
            <text:p>KVIT</text:p>
          </table:table-cell>
          <table:table-cell table:style-name="ce70" office:value-type="string">
            <text:p>Brez</text:p>
          </table:table-cell>
          <table:table-cell table:style-name="ce64" office:value-type="string">
            <text:p>X</text:p>
          </table:table-cell>
          <table:table-cell table:style-name="ce73" office:value-type="string">
            <text:p>Op</text:p>
          </table:table-cell>
          <table:table-cell table:style-name="ce75"/>
          <table:table-cell table:style-name="ce1" table:number-columns-repeated="997"/>
        </table:table-row>
        <table:table-row table:style-name="ro8">
          <table:table-cell table:style-name="ce20" office:value-type="date" office:date-value="2013-07-01">
            <text:p>1. jul 13</text:p>
          </table:table-cell>
          <table:table-cell table:style-name="ce149" table:formula="of:=TEXT([.A2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9" office:value-type="string">
            <office:annotation draw:style-name="gr1" draw:text-style-name="P1" svg:width="3.911cm" svg:height="8.904cm" svg:x="13.585cm" svg:y="0cm" draw:caption-point-x="-0.609cm" draw:caption-point-y="0.712cm">
              <dc:creator>MŠ</dc:creator>
              <dc:date>2013-12-23T00:00:00</dc:date>
              <text:p text:style-name="P1"><text:span text:style-name="T1">dopust do 10. junija vključno</text:span></text:p>
              <text:p text:style-name="P1"><text:span text:style-name="T1"><text:s text:c="19"/></text:span><text:span text:style-name="T1">11. in 25. junija sem dežuren na KO za anesteziolozijo</text:span></text:p>
              <text:p text:style-name="P1"><text:span text:style-name="T1"><text:s text:c="20"/></text:span><text:span text:style-name="T1">ter 28. in 29 junija.</text:span></text:p>
            </office:annotation>
            <text:p>GRY</text:p>
          </table:table-cell>
          <table:table-cell table:style-name="ce33" office:value-type="string">
            <text:p>ŠOŠ</text:p>
          </table:table-cell>
          <table:table-cell table:style-name="ce155" table:formula="of:=COUNTIF([.C2:.M2];&quot;☻&quot;)+COUNTIF([.C2:.M2];&quot;52☻&quot;)+COUNTIF([.C2:.M2];&quot;51☻&quot;)+COUNTIF([.C2:.M2];&quot;1☻&quot;)+COUNTIF([.C2:.M2];&quot;KVIT☻&quot;)+COUNTIF([.C2:.M2];&quot;U☻&quot;)" office:value-type="float" office:value="1">
            <text:p>1</text:p>
          </table:table-cell>
          <table:table-cell table:style-name="ce155" table:formula="of:=COUNTIF([.C2:.M2];&quot;☺&quot;)+COUNTIF([.C2:.M2];&quot;52☺&quot;)+COUNTIF([.C2:.M2];&quot;51☺&quot;)+COUNTIF([.C2:.M2];&quot;1☺&quot;)+COUNTIF([.C2:.M2];&quot;KVIT☺&quot;)+COUNTIF([.C2:.M2];&quot;U☺&quot;)" office:value-type="float" office:value="0">
            <text:p>0</text:p>
          </table:table-cell>
          <table:table-cell table:style-name="ce155" table:formula="of:=COUNTIF([.C2:.M2];&quot;51&quot;)+COUNTIF([.C2:.M2];&quot;51$&quot;)+COUNTIF([.C2:.M2];&quot;51☻&quot;)" office:value-type="float" office:value="1">
            <text:p>1</text:p>
          </table:table-cell>
          <table:table-cell table:style-name="ce155" table:formula="of:=COUNTIF([.C2:.M2];&quot;52&quot;)+COUNTIF([.C2:.M2];&quot;52$&quot;)+COUNTIF([.C2:.M2];&quot;52☻&quot;)" office:value-type="float" office:value="2">
            <text:p>2</text:p>
          </table:table-cell>
          <table:table-cell table:style-name="ce155" table:formula="of:=COUNTIF([.C2:.M2];&quot;51¶&quot;)" office:value-type="float" office:value="1">
            <text:p>1</text:p>
          </table:table-cell>
          <table:table-cell table:style-name="ce155" table:formula="of:=COUNTIF([.C2:.M2];&quot;52¶&quot;)" office:value-type="float" office:value="0">
            <text:p>0</text:p>
          </table:table-cell>
          <table:table-cell table:style-name="ce155" table:formula="of:=COUNTIF([.C2:.M2];&quot;U&quot;)+COUNTIF([.C2:.M2];&quot;U☻&quot;)+COUNTIF([.C2:.M2];&quot;U☺&quot;)" office:value-type="float" office:value="0">
            <text:p>0</text:p>
          </table:table-cell>
          <table:table-cell table:style-name="ce155" table:formula="of:=COUNTIF([.C2:.M2];&quot;KVIT&quot;)+COUNTIF([.C2:.M2];&quot;KVIT☻&quot;)+COUNTIF([.C2:.M2];&quot;kvit$&quot;)" office:value-type="float" office:value="3">
            <text:p>3</text:p>
          </table:table-cell>
          <table:table-cell table:style-name="ce156" table:formula="of:=COUNTBLANK([.C2:.M2])" office:value-type="float" office:value="0">
            <text:p>0</text:p>
          </table:table-cell>
          <table:table-cell table:style-name="ce157" table:formula="of:=COUNTIF([.C2:.M2];&quot;x&quot;)" office:value-type="float" office:value="1">
            <text:p>1</text:p>
          </table:table-cell>
          <table:table-cell table:style-name="ce158" table:formula="of:=COUNTIF([.C2:.M2];&quot;51&quot;)+COUNTIF([.C2:.M2];&quot;51☻&quot;)+COUNTIF([.C2:.M2];&quot;2&quot;)+COUNTIF([.C2:.M2];&quot;52&quot;)+COUNTIF([.C2:.M2];&quot;52☻&quot;)+COUNTIF([.C2:.M2];&quot;51$&quot;)+COUNTIF([.C2:.M2];&quot;52$&quot;)" office:value-type="float" office:value="3">
            <text:p>3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7"/>
        </table:table-row>
        <table:table-row table:style-name="ro8">
          <table:table-cell table:style-name="ce20" office:value-type="date" office:date-value="2013-07-02">
            <text:p>2. jul 13</text:p>
          </table:table-cell>
          <table:table-cell table:style-name="ce149" table:formula="of:=TEXT([.A3];&quot;Ddd&quot;)" office:value-type="string" office:string-value="tor">
            <text:p>tor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45" office:value-type="string">
            <text:p>MF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0" office:value-type="string">
            <office:annotation draw:style-name="gr1" draw:text-style-name="P1" svg:width="2.925cm" svg:height="2.621cm" svg:x="13.585cm" svg:y="0cm" draw:caption-point-x="-0.609cm" draw:caption-point-y="1.413cm">
              <dc:creator>MŠ</dc:creator>
              <dc:date>2013-12-23T00:00:00</dc:date>
              <text:p text:style-name="P1"><text:span text:style-name="T1">od 21.6. do 25.6. ne bi, ker imam druge obveznosti, 3. in 4. me pa rabijo v Izoli</text:span></text:p>
            </office:annotation>
            <text:p>SKR</text:p>
          </table:table-cell>
          <table:table-cell table:style-name="ce33" office:value-type="string">
            <text:p>ŠOŠ</text:p>
          </table:table-cell>
          <table:table-cell table:style-name="ce155" table:formula="of:=COUNTIF([.C3:.M3];&quot;☻&quot;)+COUNTIF([.C3:.M3];&quot;52☻&quot;)+COUNTIF([.C3:.M3];&quot;51☻&quot;)+COUNTIF([.C3:.M3];&quot;1☻&quot;)+COUNTIF([.C3:.M3];&quot;KVIT☻&quot;)+COUNTIF([.C3:.M3];&quot;U☻&quot;)" office:value-type="float" office:value="1">
            <text:p>1</text:p>
          </table:table-cell>
          <table:table-cell table:style-name="ce155" table:formula="of:=COUNTIF([.C3:.M3];&quot;☺&quot;)+COUNTIF([.C3:.M3];&quot;52☺&quot;)+COUNTIF([.C3:.M3];&quot;51☺&quot;)+COUNTIF([.C3:.M3];&quot;1☺&quot;)+COUNTIF([.C3:.M3];&quot;KVIT☺&quot;)+COUNTIF([.C3:.M3];&quot;U☺&quot;)" office:value-type="float" office:value="0">
            <text:p>0</text:p>
          </table:table-cell>
          <table:table-cell table:style-name="ce155" table:formula="of:=COUNTIF([.C3:.M3];&quot;51&quot;)+COUNTIF([.C3:.M3];&quot;51$&quot;)+COUNTIF([.C3:.M3];&quot;51☻&quot;)" office:value-type="float" office:value="1">
            <text:p>1</text:p>
          </table:table-cell>
          <table:table-cell table:style-name="ce155" table:formula="of:=COUNTIF([.C3:.M3];&quot;52&quot;)+COUNTIF([.C3:.M3];&quot;52$&quot;)+COUNTIF([.C3:.M3];&quot;52☻&quot;)" office:value-type="float" office:value="1">
            <text:p>1</text:p>
          </table:table-cell>
          <table:table-cell table:style-name="ce155" table:formula="of:=COUNTIF([.C3:.M3];&quot;51¶&quot;)" office:value-type="float" office:value="1">
            <text:p>1</text:p>
          </table:table-cell>
          <table:table-cell table:style-name="ce155" table:formula="of:=COUNTIF([.C3:.M3];&quot;52¶&quot;)" office:value-type="float" office:value="0">
            <text:p>0</text:p>
          </table:table-cell>
          <table:table-cell table:style-name="ce155" table:formula="of:=COUNTIF([.C3:.M3];&quot;U&quot;)+COUNTIF([.C3:.M3];&quot;U☻&quot;)+COUNTIF([.C3:.M3];&quot;U☺&quot;)" office:value-type="float" office:value="0">
            <text:p>0</text:p>
          </table:table-cell>
          <table:table-cell table:style-name="ce155" table:formula="of:=COUNTIF([.C3:.M3];&quot;KVIT&quot;)+COUNTIF([.C3:.M3];&quot;KVIT☻&quot;)+COUNTIF([.C3:.M3];&quot;kvit$&quot;)" office:value-type="float" office:value="3">
            <text:p>3</text:p>
          </table:table-cell>
          <table:table-cell table:style-name="ce156" table:formula="of:=COUNTBLANK([.C3:.M3])" office:value-type="float" office:value="0">
            <text:p>0</text:p>
          </table:table-cell>
          <table:table-cell table:style-name="ce157" table:formula="of:=COUNTIF([.C3:.M3];&quot;x&quot;)" office:value-type="float" office:value="1">
            <text:p>1</text:p>
          </table:table-cell>
          <table:table-cell table:style-name="ce158" table:formula="of:=COUNTIF([.C3:.M3];&quot;51&quot;)+COUNTIF([.C3:.M3];&quot;51☻&quot;)+COUNTIF([.C3:.M3];&quot;2&quot;)+COUNTIF([.C3:.M3];&quot;52&quot;)+COUNTIF([.C3:.M3];&quot;52☻&quot;)+COUNTIF([.C3:.M3];&quot;51$&quot;)+COUNTIF([.C3:.M3];&quot;52$&quot;)" office:value-type="float" office:value="2">
            <text:p>2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7-03">
            <text:p>3. jul 13</text:p>
          </table:table-cell>
          <table:table-cell table:style-name="ce149" table:formula="of:=TEXT([.A4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0" office:value-type="string">
            <office:annotation draw:style-name="gr1" draw:text-style-name="P1" svg:width="2.925cm" svg:height="1.008cm" svg:x="13.585cm" svg:y="0.597cm" draw:caption-point-x="-0.609cm" draw:caption-point-y="1.517cm">
              <dc:creator>MŠ</dc:creator>
              <dc:date>2013-12-23T00:00:00</dc:date>
              <text:p text:style-name="P1"><text:span text:style-name="T1"><text:s/></text:span><text:span text:style-name="T1">na dopustu do 25.6</text:span></text:p>
            </office:annotation>
            <text:p>PIR</text:p>
          </table:table-cell>
          <table:table-cell table:style-name="ce33" office:value-type="string">
            <text:p>ŠOŠ</text:p>
          </table:table-cell>
          <table:table-cell table:style-name="ce155" table:formula="of:=COUNTIF([.C4:.M4];&quot;☻&quot;)+COUNTIF([.C4:.M4];&quot;52☻&quot;)+COUNTIF([.C4:.M4];&quot;51☻&quot;)+COUNTIF([.C4:.M4];&quot;1☻&quot;)+COUNTIF([.C4:.M4];&quot;KVIT☻&quot;)+COUNTIF([.C4:.M4];&quot;U☻&quot;)" office:value-type="float" office:value="1">
            <text:p>1</text:p>
          </table:table-cell>
          <table:table-cell table:style-name="ce155" table:formula="of:=COUNTIF([.C4:.M4];&quot;☺&quot;)+COUNTIF([.C4:.M4];&quot;52☺&quot;)+COUNTIF([.C4:.M4];&quot;51☺&quot;)+COUNTIF([.C4:.M4];&quot;1☺&quot;)+COUNTIF([.C4:.M4];&quot;KVIT☺&quot;)+COUNTIF([.C4:.M4];&quot;U☺&quot;)" office:value-type="float" office:value="0">
            <text:p>0</text:p>
          </table:table-cell>
          <table:table-cell table:style-name="ce155" table:formula="of:=COUNTIF([.C4:.M4];&quot;51&quot;)+COUNTIF([.C4:.M4];&quot;51$&quot;)+COUNTIF([.C4:.M4];&quot;51☻&quot;)" office:value-type="float" office:value="1">
            <text:p>1</text:p>
          </table:table-cell>
          <table:table-cell table:style-name="ce155" table:formula="of:=COUNTIF([.C4:.M4];&quot;52&quot;)+COUNTIF([.C4:.M4];&quot;52$&quot;)+COUNTIF([.C4:.M4];&quot;52☻&quot;)" office:value-type="float" office:value="1">
            <text:p>1</text:p>
          </table:table-cell>
          <table:table-cell table:style-name="ce155" table:formula="of:=COUNTIF([.C4:.M4];&quot;51¶&quot;)" office:value-type="float" office:value="1">
            <text:p>1</text:p>
          </table:table-cell>
          <table:table-cell table:style-name="ce155" table:formula="of:=COUNTIF([.C4:.M4];&quot;52¶&quot;)" office:value-type="float" office:value="0">
            <text:p>0</text:p>
          </table:table-cell>
          <table:table-cell table:style-name="ce155" table:formula="of:=COUNTIF([.C4:.M4];&quot;U&quot;)+COUNTIF([.C4:.M4];&quot;U☻&quot;)+COUNTIF([.C4:.M4];&quot;U☺&quot;)" office:value-type="float" office:value="0">
            <text:p>0</text:p>
          </table:table-cell>
          <table:table-cell table:style-name="ce155" table:formula="of:=COUNTIF([.C4:.M4];&quot;KVIT&quot;)+COUNTIF([.C4:.M4];&quot;KVIT☻&quot;)+COUNTIF([.C4:.M4];&quot;kvit$&quot;)" office:value-type="float" office:value="3">
            <text:p>3</text:p>
          </table:table-cell>
          <table:table-cell table:style-name="ce156" table:formula="of:=COUNTBLANK([.C4:.M4])" office:value-type="float" office:value="0">
            <text:p>0</text:p>
          </table:table-cell>
          <table:table-cell table:style-name="ce157" table:formula="of:=COUNTIF([.C4:.M4];&quot;x&quot;)" office:value-type="float" office:value="1">
            <text:p>1</text:p>
          </table:table-cell>
          <table:table-cell table:style-name="ce158" table:formula="of:=COUNTIF([.C4:.M4];&quot;51&quot;)+COUNTIF([.C4:.M4];&quot;51☻&quot;)+COUNTIF([.C4:.M4];&quot;2&quot;)+COUNTIF([.C4:.M4];&quot;52&quot;)+COUNTIF([.C4:.M4];&quot;52☻&quot;)+COUNTIF([.C4:.M4];&quot;51$&quot;)+COUNTIF([.C4:.M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2"/>
          <table:table-cell table:style-name="ce159"/>
          <table:table-cell table:number-columns-repeated="994"/>
        </table:table-row>
        <table:table-row table:style-name="ro8">
          <table:table-cell table:style-name="ce20" office:value-type="date" office:date-value="2013-07-04">
            <text:p>4. jul 13</text:p>
          </table:table-cell>
          <table:table-cell table:style-name="ce149" table:formula="of:=TEXT([.A5];&quot;Ddd&quot;)" office:value-type="string" office:string-value="čet">
            <text:p>če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9" office:value-type="string">
            <text:p>P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text:p>MIO</text:p>
          </table:table-cell>
          <table:table-cell table:style-name="ce33" office:value-type="string">
            <text:p>ŠOŠ</text:p>
          </table:table-cell>
          <table:table-cell table:style-name="ce155" table:formula="of:=COUNTIF([.C5:.M5];&quot;☻&quot;)+COUNTIF([.C5:.M5];&quot;52☻&quot;)+COUNTIF([.C5:.M5];&quot;51☻&quot;)+COUNTIF([.C5:.M5];&quot;1☻&quot;)+COUNTIF([.C5:.M5];&quot;KVIT☻&quot;)+COUNTIF([.C5:.M5];&quot;U☻&quot;)" office:value-type="float" office:value="1">
            <text:p>1</text:p>
          </table:table-cell>
          <table:table-cell table:style-name="ce155" table:formula="of:=COUNTIF([.C5:.M5];&quot;☺&quot;)+COUNTIF([.C5:.M5];&quot;52☺&quot;)+COUNTIF([.C5:.M5];&quot;51☺&quot;)+COUNTIF([.C5:.M5];&quot;1☺&quot;)+COUNTIF([.C5:.M5];&quot;KVIT☺&quot;)+COUNTIF([.C5:.M5];&quot;U☺&quot;)" office:value-type="float" office:value="1">
            <text:p>1</text:p>
          </table:table-cell>
          <table:table-cell table:style-name="ce155" table:formula="of:=COUNTIF([.C5:.M5];&quot;51&quot;)+COUNTIF([.C5:.M5];&quot;51$&quot;)+COUNTIF([.C5:.M5];&quot;51☻&quot;)" office:value-type="float" office:value="1">
            <text:p>1</text:p>
          </table:table-cell>
          <table:table-cell table:style-name="ce155" table:formula="of:=COUNTIF([.C5:.M5];&quot;52&quot;)+COUNTIF([.C5:.M5];&quot;52$&quot;)+COUNTIF([.C5:.M5];&quot;52☻&quot;)" office:value-type="float" office:value="1">
            <text:p>1</text:p>
          </table:table-cell>
          <table:table-cell table:style-name="ce155" table:formula="of:=COUNTIF([.C5:.M5];&quot;51¶&quot;)" office:value-type="float" office:value="1">
            <text:p>1</text:p>
          </table:table-cell>
          <table:table-cell table:style-name="ce155" table:formula="of:=COUNTIF([.C5:.M5];&quot;52¶&quot;)" office:value-type="float" office:value="0">
            <text:p>0</text:p>
          </table:table-cell>
          <table:table-cell table:style-name="ce155" table:formula="of:=COUNTIF([.C5:.M5];&quot;U&quot;)+COUNTIF([.C5:.M5];&quot;U☻&quot;)+COUNTIF([.C5:.M5];&quot;U☺&quot;)" office:value-type="float" office:value="0">
            <text:p>0</text:p>
          </table:table-cell>
          <table:table-cell table:style-name="ce155" table:formula="of:=COUNTIF([.C5:.M5];&quot;KVIT&quot;)+COUNTIF([.C5:.M5];&quot;KVIT☻&quot;)+COUNTIF([.C5:.M5];&quot;kvit$&quot;)" office:value-type="float" office:value="3">
            <text:p>3</text:p>
          </table:table-cell>
          <table:table-cell table:style-name="ce156" table:formula="of:=COUNTBLANK([.C5:.M5])" office:value-type="float" office:value="0">
            <text:p>0</text:p>
          </table:table-cell>
          <table:table-cell table:style-name="ce157" table:formula="of:=COUNTIF([.C5:.M5];&quot;x&quot;)" office:value-type="float" office:value="1">
            <text:p>1</text:p>
          </table:table-cell>
          <table:table-cell table:style-name="ce158" table:formula="of:=COUNTIF([.C5:.M5];&quot;51&quot;)+COUNTIF([.C5:.M5];&quot;51☻&quot;)+COUNTIF([.C5:.M5];&quot;2&quot;)+COUNTIF([.C5:.M5];&quot;52&quot;)+COUNTIF([.C5:.M5];&quot;52☻&quot;)+COUNTIF([.C5:.M5];&quot;51$&quot;)+COUNTIF([.C5:.M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/>
          <table:table-cell table:style-name="ce39" office:value-type="string">
            <office:annotation draw:style-name="gr1" draw:text-style-name="P1" svg:width="3.041cm" svg:height="2.873cm" svg:x="27.145cm" svg:y="1.901cm" draw:caption-point-x="-0.608cm" draw:caption-point-y="0.914cm">
              <dc:creator>MŠ</dc:creator>
              <dc:date>2013-12-23T00:00:00</dc:date>
              <text:p text:style-name="P1"><text:span text:style-name="T1">V službi od 5. do 11 </text:span></text:p>
            </office:annotation>
            <text:p>ŠT/SK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7-05">
            <text:p>5. jul 13</text:p>
          </table:table-cell>
          <table:table-cell table:style-name="ce149" table:formula="of:=TEXT([.A6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9" office:value-type="string">
            <text:p>POR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9" office:value-type="string">
            <office:annotation draw:style-name="gr1" draw:text-style-name="P1" svg:width="2.979cm" svg:height="2.873cm" svg:x="13.582cm" svg:y="2.602cm" draw:caption-point-x="-0.606cm" draw:caption-point-y="0.914cm">
              <dc:creator>MŠ</dc:creator>
              <dc:date>2013-12-23T00:00:00</dc:date>
              <text:p text:style-name="P1"><text:span text:style-name="T1">V službi od 5. do 11 </text:span></text:p>
            </office:annotation>
            <text:p>ŠT/OR</text:p>
          </table:table-cell>
          <table:table-cell table:style-name="ce33" office:value-type="string">
            <text:p>ŠOŠ</text:p>
          </table:table-cell>
          <table:table-cell table:style-name="ce155" table:formula="of:=COUNTIF([.C6:.M6];&quot;☻&quot;)+COUNTIF([.C6:.M6];&quot;52☻&quot;)+COUNTIF([.C6:.M6];&quot;51☻&quot;)+COUNTIF([.C6:.M6];&quot;1☻&quot;)+COUNTIF([.C6:.M6];&quot;KVIT☻&quot;)+COUNTIF([.C6:.M6];&quot;U☻&quot;)" office:value-type="float" office:value="0">
            <text:p>0</text:p>
          </table:table-cell>
          <table:table-cell table:style-name="ce155" table:formula="of:=COUNTIF([.C6:.M6];&quot;☺&quot;)+COUNTIF([.C6:.M6];&quot;52☺&quot;)+COUNTIF([.C6:.M6];&quot;51☺&quot;)+COUNTIF([.C6:.M6];&quot;1☺&quot;)+COUNTIF([.C6:.M6];&quot;KVIT☺&quot;)+COUNTIF([.C6:.M6];&quot;U☺&quot;)" office:value-type="float" office:value="1">
            <text:p>1</text:p>
          </table:table-cell>
          <table:table-cell table:style-name="ce155" table:formula="of:=COUNTIF([.C6:.M6];&quot;51&quot;)+COUNTIF([.C6:.M6];&quot;51$&quot;)+COUNTIF([.C6:.M6];&quot;51☻&quot;)" office:value-type="float" office:value="1">
            <text:p>1</text:p>
          </table:table-cell>
          <table:table-cell table:style-name="ce155" table:formula="of:=COUNTIF([.C6:.M6];&quot;52&quot;)+COUNTIF([.C6:.M6];&quot;52$&quot;)+COUNTIF([.C6:.M6];&quot;52☻&quot;)" office:value-type="float" office:value="1">
            <text:p>1</text:p>
          </table:table-cell>
          <table:table-cell table:style-name="ce155" table:formula="of:=COUNTIF([.C6:.M6];&quot;51¶&quot;)" office:value-type="float" office:value="1">
            <text:p>1</text:p>
          </table:table-cell>
          <table:table-cell table:style-name="ce155" table:formula="of:=COUNTIF([.C6:.M6];&quot;52¶&quot;)" office:value-type="float" office:value="0">
            <text:p>0</text:p>
          </table:table-cell>
          <table:table-cell table:style-name="ce155" table:formula="of:=COUNTIF([.C6:.M6];&quot;U&quot;)+COUNTIF([.C6:.M6];&quot;U☻&quot;)+COUNTIF([.C6:.M6];&quot;U☺&quot;)" office:value-type="float" office:value="0">
            <text:p>0</text:p>
          </table:table-cell>
          <table:table-cell table:style-name="ce155" table:formula="of:=COUNTIF([.C6:.M6];&quot;KVIT&quot;)+COUNTIF([.C6:.M6];&quot;KVIT☻&quot;)+COUNTIF([.C6:.M6];&quot;kvit$&quot;)" office:value-type="float" office:value="2">
            <text:p>2</text:p>
          </table:table-cell>
          <table:table-cell table:style-name="ce156" table:formula="of:=COUNTBLANK([.C6:.M6])" office:value-type="float" office:value="0">
            <text:p>0</text:p>
          </table:table-cell>
          <table:table-cell table:style-name="ce157" table:formula="of:=COUNTIF([.C6:.M6];&quot;x&quot;)" office:value-type="float" office:value="2">
            <text:p>2</text:p>
          </table:table-cell>
          <table:table-cell table:style-name="ce158" table:formula="of:=COUNTIF([.C6:.M6];&quot;51&quot;)+COUNTIF([.C6:.M6];&quot;51☻&quot;)+COUNTIF([.C6:.M6];&quot;2&quot;)+COUNTIF([.C6:.M6];&quot;52&quot;)+COUNTIF([.C6:.M6];&quot;52☻&quot;)+COUNTIF([.C6:.M6];&quot;51$&quot;)+COUNTIF([.C6:.M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7-06">
            <text:p>6. jul 13</text:p>
          </table:table-cell>
          <table:table-cell table:style-name="ce149" table:formula="of:=TEXT([.A7];&quot;Ddd&quot;)" office:value-type="string" office:string-value="sob">
            <text:p>sob</text:p>
          </table:table-cell>
          <table:table-cell table:style-name="ce151"/>
          <table:table-cell table:style-name="ce6" table:formula="of:=[$'Vzorci vnosov'.$A$14]" office:value-type="string" office:string-value="☻">
            <text:p>☻</text:p>
          </table:table-cell>
          <table:table-cell table:style-name="ce151" table:number-columns-repeated="4"/>
          <table:table-cell table:style-name="ce56" office:value-type="string">
            <text:p>POR</text:p>
          </table:table-cell>
          <table:table-cell table:style-name="ce151" table:number-columns-repeated="4"/>
          <table:table-cell table:style-name="ce56" office:value-type="string">
            <text:p>JAN</text:p>
          </table:table-cell>
          <table:table-cell table:style-name="ce33" office:value-type="string">
            <text:p>DAN</text:p>
          </table:table-cell>
          <table:table-cell table:style-name="ce155" table:formula="of:=COUNTIF([.C7:.M7];&quot;☻&quot;)+COUNTIF([.C7:.M7];&quot;52☻&quot;)+COUNTIF([.C7:.M7];&quot;51☻&quot;)+COUNTIF([.C7:.M7];&quot;1☻&quot;)+COUNTIF([.C7:.M7];&quot;KVIT☻&quot;)+COUNTIF([.C7:.M7];&quot;U☻&quot;)" office:value-type="float" office:value="1">
            <text:p>1</text:p>
          </table:table-cell>
          <table:table-cell table:style-name="ce155" table:formula="of:=COUNTIF([.C7:.M7];&quot;☺&quot;)+COUNTIF([.C7:.M7];&quot;52☺&quot;)+COUNTIF([.C7:.M7];&quot;51☺&quot;)+COUNTIF([.C7:.M7];&quot;1☺&quot;)+COUNTIF([.C7:.M7];&quot;KVIT☺&quot;)+COUNTIF([.C7:.M7];&quot;U☺&quot;)" office:value-type="float" office:value="0">
            <text:p>0</text:p>
          </table:table-cell>
          <table:table-cell table:style-name="ce155" table:formula="of:=COUNTIF([.C7:.M7];&quot;51&quot;)+COUNTIF([.C7:.M7];&quot;51$&quot;)+COUNTIF([.C7:.M7];&quot;51☻&quot;)" office:value-type="float" office:value="0">
            <text:p>0</text:p>
          </table:table-cell>
          <table:table-cell table:style-name="ce155" table:formula="of:=COUNTIF([.C7:.M7];&quot;52&quot;)+COUNTIF([.C7:.M7];&quot;52$&quot;)+COUNTIF([.C7:.M7];&quot;52☻&quot;)" office:value-type="float" office:value="0">
            <text:p>0</text:p>
          </table:table-cell>
          <table:table-cell table:style-name="ce155" table:formula="of:=COUNTIF([.C7:.M7];&quot;51¶&quot;)" office:value-type="float" office:value="0">
            <text:p>0</text:p>
          </table:table-cell>
          <table:table-cell table:style-name="ce155" table:formula="of:=COUNTIF([.C7:.M7];&quot;52¶&quot;)" office:value-type="float" office:value="0">
            <text:p>0</text:p>
          </table:table-cell>
          <table:table-cell table:style-name="ce155" table:formula="of:=COUNTIF([.C7:.M7];&quot;U&quot;)+COUNTIF([.C7:.M7];&quot;U☻&quot;)+COUNTIF([.C7:.M7];&quot;U☺&quot;)" office:value-type="float" office:value="0">
            <text:p>0</text:p>
          </table:table-cell>
          <table:table-cell table:style-name="ce155" table:formula="of:=COUNTIF([.C7:.M7];&quot;KVIT&quot;)+COUNTIF([.C7:.M7];&quot;KVIT☻&quot;)+COUNTIF([.C7:.M7];&quot;kvit$&quot;)" office:value-type="float" office:value="0">
            <text:p>0</text:p>
          </table:table-cell>
          <table:table-cell table:style-name="ce156" table:formula="of:=COUNTBLANK([.C7:.M7])" office:value-type="float" office:value="9">
            <text:p>9</text:p>
          </table:table-cell>
          <table:table-cell table:style-name="ce157" table:formula="of:=COUNTIF([.C7:.M7];&quot;x&quot;)" office:value-type="float" office:value="0">
            <text:p>0</text:p>
          </table:table-cell>
          <table:table-cell table:style-name="ce158" table:formula="of:=COUNTIF([.C7:.M7];&quot;51&quot;)+COUNTIF([.C7:.M7];&quot;51☻&quot;)+COUNTIF([.C7:.M7];&quot;2&quot;)+COUNTIF([.C7:.M7];&quot;52&quot;)+COUNTIF([.C7:.M7];&quot;52☻&quot;)+COUNTIF([.C7:.M7];&quot;51$&quot;)+COUNTIF([.C7:.M7];&quot;52$&quot;)" office:value-type="float" office:value="0">
            <text:p>0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/>
          <table:table-cell table:style-name="ce39" office:value-type="string">
            <office:annotation draw:style-name="gr1" draw:text-style-name="P1" svg:width="3.041cm" svg:height="2.873cm" svg:x="27.145cm" svg:y="3.303cm" draw:caption-point-x="-0.608cm" draw:caption-point-y="0.914cm">
              <dc:creator>MŠ</dc:creator>
              <dc:date>2013-12-23T00:00:00</dc:date>
              <text:p text:style-name="P1"><text:span text:style-name="T1">V službi od 5. do 11 </text:span></text:p>
            </office:annotation>
            <text:p>ŠT/RA</text:p>
          </table:table-cell>
          <table:table-cell table:number-columns-repeated="995"/>
        </table:table-row>
        <table:table-row table:style-name="ro8">
          <table:table-cell table:style-name="ce19" office:value-type="date" office:date-value="2013-07-07">
            <text:p>7. jul 13</text:p>
          </table:table-cell>
          <table:table-cell table:style-name="ce149" table:formula="of:=TEXT([.A8];&quot;Ddd&quot;)" office:value-type="string" office:string-value="ned">
            <text:p>ned</text:p>
          </table:table-cell>
          <table:table-cell table:style-name="ce152"/>
          <table:table-cell table:style-name="ce6" table:formula="of:=[$'Vzorci vnosov'.$A$14]" office:value-type="string" office:string-value="☻">
            <text:p>☻</text:p>
          </table:table-cell>
          <table:table-cell table:style-name="ce151"/>
          <table:table-cell table:style-name="ce152" table:number-columns-repeated="2"/>
          <table:table-cell table:style-name="ce151"/>
          <table:table-cell table:style-name="ce56" office:value-type="string">
            <text:p>POR</text:p>
          </table:table-cell>
          <table:table-cell table:style-name="ce151"/>
          <table:table-cell table:style-name="ce152"/>
          <table:table-cell table:style-name="ce151"/>
          <table:table-cell table:style-name="ce152"/>
          <table:table-cell table:style-name="ce56" office:value-type="string">
            <text:p>JAN</text:p>
          </table:table-cell>
          <table:table-cell table:style-name="ce33" office:value-type="string">
            <text:p>DAN</text:p>
          </table:table-cell>
          <table:table-cell table:style-name="ce155" table:formula="of:=COUNTIF([.C8:.M8];&quot;☻&quot;)+COUNTIF([.C8:.M8];&quot;52☻&quot;)+COUNTIF([.C8:.M8];&quot;51☻&quot;)+COUNTIF([.C8:.M8];&quot;1☻&quot;)+COUNTIF([.C8:.M8];&quot;KVIT☻&quot;)+COUNTIF([.C8:.M8];&quot;U☻&quot;)" office:value-type="float" office:value="1">
            <text:p>1</text:p>
          </table:table-cell>
          <table:table-cell table:style-name="ce155" table:formula="of:=COUNTIF([.C8:.M8];&quot;☺&quot;)+COUNTIF([.C8:.M8];&quot;52☺&quot;)+COUNTIF([.C8:.M8];&quot;51☺&quot;)+COUNTIF([.C8:.M8];&quot;1☺&quot;)+COUNTIF([.C8:.M8];&quot;KVIT☺&quot;)+COUNTIF([.C8:.M8];&quot;U☺&quot;)" office:value-type="float" office:value="0">
            <text:p>0</text:p>
          </table:table-cell>
          <table:table-cell table:style-name="ce155" table:formula="of:=COUNTIF([.C8:.M8];&quot;51&quot;)+COUNTIF([.C8:.M8];&quot;51$&quot;)+COUNTIF([.C8:.M8];&quot;51☻&quot;)" office:value-type="float" office:value="0">
            <text:p>0</text:p>
          </table:table-cell>
          <table:table-cell table:style-name="ce155" table:formula="of:=COUNTIF([.C8:.M8];&quot;52&quot;)+COUNTIF([.C8:.M8];&quot;52$&quot;)+COUNTIF([.C8:.M8];&quot;52☻&quot;)" office:value-type="float" office:value="0">
            <text:p>0</text:p>
          </table:table-cell>
          <table:table-cell table:style-name="ce155" table:formula="of:=COUNTIF([.C8:.M8];&quot;51¶&quot;)" office:value-type="float" office:value="0">
            <text:p>0</text:p>
          </table:table-cell>
          <table:table-cell table:style-name="ce155" table:formula="of:=COUNTIF([.C8:.M8];&quot;52¶&quot;)" office:value-type="float" office:value="0">
            <text:p>0</text:p>
          </table:table-cell>
          <table:table-cell table:style-name="ce155" table:formula="of:=COUNTIF([.C8:.M8];&quot;U&quot;)+COUNTIF([.C8:.M8];&quot;U☻&quot;)+COUNTIF([.C8:.M8];&quot;U☺&quot;)" office:value-type="float" office:value="0">
            <text:p>0</text:p>
          </table:table-cell>
          <table:table-cell table:style-name="ce155" table:formula="of:=COUNTIF([.C8:.M8];&quot;KVIT&quot;)+COUNTIF([.C8:.M8];&quot;KVIT☻&quot;)+COUNTIF([.C8:.M8];&quot;kvit$&quot;)" office:value-type="float" office:value="0">
            <text:p>0</text:p>
          </table:table-cell>
          <table:table-cell table:style-name="ce156" table:formula="of:=COUNTBLANK([.C8:.M8])" office:value-type="float" office:value="9">
            <text:p>9</text:p>
          </table:table-cell>
          <table:table-cell table:style-name="ce157" table:formula="of:=COUNTIF([.C8:.M8];&quot;x&quot;)" office:value-type="float" office:value="0">
            <text:p>0</text:p>
          </table:table-cell>
          <table:table-cell table:style-name="ce158" table:formula="of:=COUNTIF([.C8:.M8];&quot;51&quot;)+COUNTIF([.C8:.M8];&quot;51☻&quot;)+COUNTIF([.C8:.M8];&quot;2&quot;)+COUNTIF([.C8:.M8];&quot;52&quot;)+COUNTIF([.C8:.M8];&quot;52☻&quot;)+COUNTIF([.C8:.M8];&quot;51$&quot;)+COUNTIF([.C8:.M8];&quot;52$&quot;)" office:value-type="float" office:value="0">
            <text:p>0</text:p>
          </table:table-cell>
          <table:table-cell table:style-name="ce3" table:formula="of:=[$'Vzorci vnosov'.$A$8]" office:value-type="string" office:string-value="U">
            <text:p>U</text:p>
          </table:table-cell>
          <table:table-cell/>
          <table:table-cell table:style-name="ce55" office:value-type="string">
            <text:p>MI/DR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7-08">
            <text:p>8. jul 13</text:p>
          </table:table-cell>
          <table:table-cell table:style-name="ce149" table:formula="of:=TEXT([.A9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office:annotation draw:style-name="gr1" draw:text-style-name="P1" svg:width="3.023cm" svg:height="2.874cm" svg:x="13.582cm" svg:y="4.705cm" draw:caption-point-x="-0.606cm" draw:caption-point-y="0.915cm">
              <dc:creator>MŠ</dc:creator>
              <dc:date>2013-12-23T00:00:00</dc:date>
              <text:p text:style-name="P1"><text:span text:style-name="T1">V službi od 5. do 11 </text:span></text:p>
            </office:annotation>
            <text:p>ŠT/RA</text:p>
          </table:table-cell>
          <table:table-cell table:style-name="ce33" office:value-type="string">
            <text:p>KON</text:p>
          </table:table-cell>
          <table:table-cell table:style-name="ce155" table:formula="of:=COUNTIF([.C9:.M9];&quot;☻&quot;)+COUNTIF([.C9:.M9];&quot;52☻&quot;)+COUNTIF([.C9:.M9];&quot;51☻&quot;)+COUNTIF([.C9:.M9];&quot;1☻&quot;)+COUNTIF([.C9:.M9];&quot;KVIT☻&quot;)+COUNTIF([.C9:.M9];&quot;U☻&quot;)" office:value-type="float" office:value="0">
            <text:p>0</text:p>
          </table:table-cell>
          <table:table-cell table:style-name="ce155" table:formula="of:=COUNTIF([.C9:.M9];&quot;☺&quot;)+COUNTIF([.C9:.M9];&quot;52☺&quot;)+COUNTIF([.C9:.M9];&quot;51☺&quot;)+COUNTIF([.C9:.M9];&quot;1☺&quot;)+COUNTIF([.C9:.M9];&quot;KVIT☺&quot;)+COUNTIF([.C9:.M9];&quot;U☺&quot;)" office:value-type="float" office:value="0">
            <text:p>0</text:p>
          </table:table-cell>
          <table:table-cell table:style-name="ce155" table:formula="of:=COUNTIF([.C9:.M9];&quot;51&quot;)+COUNTIF([.C9:.M9];&quot;51$&quot;)+COUNTIF([.C9:.M9];&quot;51☻&quot;)" office:value-type="float" office:value="1">
            <text:p>1</text:p>
          </table:table-cell>
          <table:table-cell table:style-name="ce155" table:formula="of:=COUNTIF([.C9:.M9];&quot;52&quot;)+COUNTIF([.C9:.M9];&quot;52$&quot;)+COUNTIF([.C9:.M9];&quot;52☻&quot;)" office:value-type="float" office:value="1">
            <text:p>1</text:p>
          </table:table-cell>
          <table:table-cell table:style-name="ce155" table:formula="of:=COUNTIF([.C9:.M9];&quot;51¶&quot;)" office:value-type="float" office:value="1">
            <text:p>1</text:p>
          </table:table-cell>
          <table:table-cell table:style-name="ce155" table:formula="of:=COUNTIF([.C9:.M9];&quot;52¶&quot;)" office:value-type="float" office:value="0">
            <text:p>0</text:p>
          </table:table-cell>
          <table:table-cell table:style-name="ce155" table:formula="of:=COUNTIF([.C9:.M9];&quot;U&quot;)+COUNTIF([.C9:.M9];&quot;U☻&quot;)+COUNTIF([.C9:.M9];&quot;U☺&quot;)" office:value-type="float" office:value="0">
            <text:p>0</text:p>
          </table:table-cell>
          <table:table-cell table:style-name="ce155" table:formula="of:=COUNTIF([.C9:.M9];&quot;KVIT&quot;)+COUNTIF([.C9:.M9];&quot;KVIT☻&quot;)+COUNTIF([.C9:.M9];&quot;kvit$&quot;)" office:value-type="float" office:value="2">
            <text:p>2</text:p>
          </table:table-cell>
          <table:table-cell table:style-name="ce156" table:formula="of:=COUNTBLANK([.C9:.M9])" office:value-type="float" office:value="0">
            <text:p>0</text:p>
          </table:table-cell>
          <table:table-cell table:style-name="ce157" table:formula="of:=COUNTIF([.C9:.M9];&quot;x&quot;)" office:value-type="float" office:value="1">
            <text:p>1</text:p>
          </table:table-cell>
          <table:table-cell table:style-name="ce158" table:formula="of:=COUNTIF([.C9:.M9];&quot;51&quot;)+COUNTIF([.C9:.M9];&quot;51☻&quot;)+COUNTIF([.C9:.M9];&quot;2&quot;)+COUNTIF([.C9:.M9];&quot;52&quot;)+COUNTIF([.C9:.M9];&quot;52☻&quot;)+COUNTIF([.C9:.M9];&quot;51$&quot;)+COUNTIF([.C9:.M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/>
          <table:table-cell table:style-name="ce59" office:value-type="string">
            <office:annotation draw:style-name="gr1" draw:text-style-name="P1" svg:width="3.986cm" svg:height="2.347cm" svg:x="27.147cm" svg:y="4.106cm" draw:caption-point-x="-0.61cm" draw:caption-point-y="1.514cm">
              <dc:creator>MŠ</dc:creator>
              <dc:date>2013-12-23T00:00:00</dc:date>
              <text:p text:style-name="P1"><text:span text:style-name="T1"><text:s/></text:span><text:span text:style-name="T1">prosti denevi 12, 13, 14, 15 julij ter zadnji teden avgusta od 26.08 do 1. .</text:span></text:p>
            </office:annotation>
            <text:p>GRY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7-09">
            <text:p>9. jul 13</text:p>
          </table:table-cell>
          <table:table-cell table:style-name="ce149" table:formula="of:=TEXT([.A10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0" office:value-type="string">
            <office:annotation draw:style-name="gr1" draw:text-style-name="P1" svg:width="2.962cm" svg:height="2.621cm" svg:x="13.585cm" svg:y="5.407cm" draw:caption-point-x="-0.609cm" draw:caption-point-y="0.914cm">
              <dc:creator>MŠ</dc:creator>
              <dc:date>2013-12-23T00:00:00</dc:date>
              <text:p text:style-name="P1"><text:span text:style-name="T1">od 21.6. do 25.6. ne bi, ker imam druge obveznosti, 3. in 4. me pa rabijo v Izoli</text:span></text:p>
            </office:annotation>
            <text:p>SKR</text:p>
          </table:table-cell>
          <table:table-cell table:style-name="ce33" office:value-type="string">
            <text:p>KON</text:p>
          </table:table-cell>
          <table:table-cell table:style-name="ce155" table:formula="of:=COUNTIF([.C10:.M10];&quot;☻&quot;)+COUNTIF([.C10:.M10];&quot;52☻&quot;)+COUNTIF([.C10:.M10];&quot;51☻&quot;)+COUNTIF([.C10:.M10];&quot;1☻&quot;)+COUNTIF([.C10:.M10];&quot;KVIT☻&quot;)+COUNTIF([.C10:.M10];&quot;U☻&quot;)" office:value-type="float" office:value="1">
            <text:p>1</text:p>
          </table:table-cell>
          <table:table-cell table:style-name="ce155" table:formula="of:=COUNTIF([.C10:.M10];&quot;☺&quot;)+COUNTIF([.C10:.M10];&quot;52☺&quot;)+COUNTIF([.C10:.M10];&quot;51☺&quot;)+COUNTIF([.C10:.M10];&quot;1☺&quot;)+COUNTIF([.C10:.M10];&quot;KVIT☺&quot;)+COUNTIF([.C10:.M10];&quot;U☺&quot;)" office:value-type="float" office:value="0">
            <text:p>0</text:p>
          </table:table-cell>
          <table:table-cell table:style-name="ce155" table:formula="of:=COUNTIF([.C10:.M10];&quot;51&quot;)+COUNTIF([.C10:.M10];&quot;51$&quot;)+COUNTIF([.C10:.M10];&quot;51☻&quot;)" office:value-type="float" office:value="2">
            <text:p>2</text:p>
          </table:table-cell>
          <table:table-cell table:style-name="ce155" table:formula="of:=COUNTIF([.C10:.M10];&quot;52&quot;)+COUNTIF([.C10:.M10];&quot;52$&quot;)+COUNTIF([.C10:.M10];&quot;52☻&quot;)" office:value-type="float" office:value="1">
            <text:p>1</text:p>
          </table:table-cell>
          <table:table-cell table:style-name="ce155" table:formula="of:=COUNTIF([.C10:.M10];&quot;51¶&quot;)" office:value-type="float" office:value="1">
            <text:p>1</text:p>
          </table:table-cell>
          <table:table-cell table:style-name="ce155" table:formula="of:=COUNTIF([.C10:.M10];&quot;52¶&quot;)" office:value-type="float" office:value="0">
            <text:p>0</text:p>
          </table:table-cell>
          <table:table-cell table:style-name="ce155" table:formula="of:=COUNTIF([.C10:.M10];&quot;U&quot;)+COUNTIF([.C10:.M10];&quot;U☻&quot;)+COUNTIF([.C10:.M10];&quot;U☺&quot;)" office:value-type="float" office:value="0">
            <text:p>0</text:p>
          </table:table-cell>
          <table:table-cell table:style-name="ce155" table:formula="of:=COUNTIF([.C10:.M10];&quot;KVIT&quot;)+COUNTIF([.C10:.M10];&quot;KVIT☻&quot;)+COUNTIF([.C10:.M10];&quot;kvit$&quot;)" office:value-type="float" office:value="2">
            <text:p>2</text:p>
          </table:table-cell>
          <table:table-cell table:style-name="ce156" table:formula="of:=COUNTBLANK([.C10:.M10])" office:value-type="float" office:value="0">
            <text:p>0</text:p>
          </table:table-cell>
          <table:table-cell table:style-name="ce157" table:formula="of:=COUNTIF([.C10:.M10];&quot;x&quot;)" office:value-type="float" office:value="0">
            <text:p>0</text:p>
          </table:table-cell>
          <table:table-cell table:style-name="ce158" table:formula="of:=COUNTIF([.C10:.M10];&quot;51&quot;)+COUNTIF([.C10:.M10];&quot;51☻&quot;)+COUNTIF([.C10:.M10];&quot;2&quot;)+COUNTIF([.C10:.M10];&quot;52&quot;)+COUNTIF([.C10:.M10];&quot;52☻&quot;)+COUNTIF([.C10:.M10];&quot;51$&quot;)+COUNTIF([.C10:.M10];&quot;52$&quot;)" office:value-type="float" office:value="3">
            <text:p>3</text:p>
          </table:table-cell>
          <table:table-cell table:style-name="ce5" table:formula="of:=[$'Vzorci vnosov'.$A$11]" office:value-type="string" office:string-value="X">
            <text:p>X</text:p>
          </table:table-cell>
          <table:table-cell/>
          <table:table-cell table:style-name="ce130" office:value-type="string">
            <office:annotation draw:style-name="gr1" draw:text-style-name="P1" svg:width="3.016cm" svg:height="1.008cm" svg:x="27.147cm" svg:y="4.804cm" draw:caption-point-x="-0.61cm" draw:caption-point-y="1.517cm">
              <dc:creator>MŠ</dc:creator>
              <dc:date>2013-12-23T00:00:00</dc:date>
              <text:p text:style-name="P1"><text:span text:style-name="T1"><text:s/></text:span><text:span text:style-name="T1">na dopustu do 25.6</text:span></text:p>
            </office:annotation>
            <text:p>PIR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7-10">
            <text:p>10. jul 13</text:p>
          </table:table-cell>
          <table:table-cell table:style-name="ce149" table:formula="of:=TEXT([.A11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9" office:value-type="string">
            <office:annotation draw:style-name="gr1" draw:text-style-name="P1" svg:width="3.911cm" svg:height="8.904cm" svg:x="13.585cm" svg:y="6.557cm" draw:caption-point-x="-0.609cm" draw:caption-point-y="0.465cm">
              <dc:creator>MŠ</dc:creator>
              <dc:date>2013-12-23T00:00:00</dc:date>
              <text:p text:style-name="P1"><text:span text:style-name="T1">dopust do 10. junija vključno</text:span></text:p>
              <text:p text:style-name="P1"><text:span text:style-name="T1"><text:s text:c="19"/></text:span><text:span text:style-name="T1">11. in 25. junija sem dežuren na KO za anesteziolozijo</text:span></text:p>
              <text:p text:style-name="P1"><text:span text:style-name="T1"><text:s text:c="20"/></text:span><text:span text:style-name="T1">ter 28. in 29 junija.</text:span></text:p>
            </office:annotation>
            <text:p>GRY</text:p>
          </table:table-cell>
          <table:table-cell table:style-name="ce33" office:value-type="string">
            <text:p>TAL</text:p>
          </table:table-cell>
          <table:table-cell table:style-name="ce155" table:formula="of:=COUNTIF([.C11:.M11];&quot;☻&quot;)+COUNTIF([.C11:.M11];&quot;52☻&quot;)+COUNTIF([.C11:.M11];&quot;51☻&quot;)+COUNTIF([.C11:.M11];&quot;1☻&quot;)+COUNTIF([.C11:.M11];&quot;KVIT☻&quot;)+COUNTIF([.C11:.M11];&quot;U☻&quot;)" office:value-type="float" office:value="1">
            <text:p>1</text:p>
          </table:table-cell>
          <table:table-cell table:style-name="ce155" table:formula="of:=COUNTIF([.C11:.M11];&quot;☺&quot;)+COUNTIF([.C11:.M11];&quot;52☺&quot;)+COUNTIF([.C11:.M11];&quot;51☺&quot;)+COUNTIF([.C11:.M11];&quot;1☺&quot;)+COUNTIF([.C11:.M11];&quot;KVIT☺&quot;)+COUNTIF([.C11:.M11];&quot;U☺&quot;)" office:value-type="float" office:value="0">
            <text:p>0</text:p>
          </table:table-cell>
          <table:table-cell table:style-name="ce155" table:formula="of:=COUNTIF([.C11:.M11];&quot;51&quot;)+COUNTIF([.C11:.M11];&quot;51$&quot;)+COUNTIF([.C11:.M11];&quot;51☻&quot;)" office:value-type="float" office:value="0">
            <text:p>0</text:p>
          </table:table-cell>
          <table:table-cell table:style-name="ce155" table:formula="of:=COUNTIF([.C11:.M11];&quot;52&quot;)+COUNTIF([.C11:.M11];&quot;52$&quot;)+COUNTIF([.C11:.M11];&quot;52☻&quot;)" office:value-type="float" office:value="1">
            <text:p>1</text:p>
          </table:table-cell>
          <table:table-cell table:style-name="ce155" table:formula="of:=COUNTIF([.C11:.M11];&quot;51¶&quot;)" office:value-type="float" office:value="1">
            <text:p>1</text:p>
          </table:table-cell>
          <table:table-cell table:style-name="ce155" table:formula="of:=COUNTIF([.C11:.M11];&quot;52¶&quot;)" office:value-type="float" office:value="0">
            <text:p>0</text:p>
          </table:table-cell>
          <table:table-cell table:style-name="ce155" table:formula="of:=COUNTIF([.C11:.M11];&quot;U&quot;)+COUNTIF([.C11:.M11];&quot;U☻&quot;)+COUNTIF([.C11:.M11];&quot;U☺&quot;)" office:value-type="float" office:value="0">
            <text:p>0</text:p>
          </table:table-cell>
          <table:table-cell table:style-name="ce155" table:formula="of:=COUNTIF([.C11:.M11];&quot;KVIT&quot;)+COUNTIF([.C11:.M11];&quot;KVIT☻&quot;)+COUNTIF([.C11:.M11];&quot;kvit$&quot;)" office:value-type="float" office:value="2">
            <text:p>2</text:p>
          </table:table-cell>
          <table:table-cell table:style-name="ce156" table:formula="of:=COUNTBLANK([.C11:.M11])" office:value-type="float" office:value="0">
            <text:p>0</text:p>
          </table:table-cell>
          <table:table-cell table:style-name="ce157" table:formula="of:=COUNTIF([.C11:.M11];&quot;x&quot;)" office:value-type="float" office:value="1">
            <text:p>1</text:p>
          </table:table-cell>
          <table:table-cell table:style-name="ce158" table:formula="of:=COUNTIF([.C11:.M11];&quot;51&quot;)+COUNTIF([.C11:.M11];&quot;51☻&quot;)+COUNTIF([.C11:.M11];&quot;2&quot;)+COUNTIF([.C11:.M11];&quot;52&quot;)+COUNTIF([.C11:.M11];&quot;52☻&quot;)+COUNTIF([.C11:.M11];&quot;51$&quot;)+COUNTIF([.C11:.M11];&quot;52$&quot;)" office:value-type="float" office:value="1">
            <text:p>1</text:p>
          </table:table-cell>
          <table:table-cell table:style-name="ce3" table:formula="of:=[$'Vzorci vnosov'.$A$12]" office:value-type="string" office:string-value="D">
            <text:p>D</text:p>
          </table:table-cell>
          <table:table-cell/>
          <table:table-cell table:style-name="ce130" office:value-type="string">
            <office:annotation draw:style-name="gr1" draw:text-style-name="P1" svg:width="3.016cm" svg:height="2.621cm" svg:x="27.147cm" svg:y="6.108cm" draw:caption-point-x="-0.61cm" draw:caption-point-y="0.914cm">
              <dc:creator>MŠ</dc:creator>
              <dc:date>2013-12-23T00:00:00</dc:date>
              <text:p text:style-name="P1"><text:span text:style-name="T1">od 21.6. do 25.6. ne bi, ker imam druge obveznosti, 3. in 4. me pa rabijo v Izoli</text:span></text:p>
            </office:annotation>
            <text:p>SKR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7-11">
            <text:p>11. jul 13</text:p>
          </table:table-cell>
          <table:table-cell table:style-name="ce149" table:formula="of:=TEXT([.A12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5" office:value-type="string">
            <text:p>MF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51" office:value-type="string">
            <text:p>NPK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office:annotation draw:style-name="gr1" draw:text-style-name="P1" svg:width="2.979cm" svg:height="2.873cm" svg:x="13.582cm" svg:y="6.809cm" draw:caption-point-x="-0.606cm" draw:caption-point-y="0.914cm">
              <dc:creator>MŠ</dc:creator>
              <dc:date>2013-12-23T00:00:00</dc:date>
              <text:p text:style-name="P1"><text:span text:style-name="T1">V službi od 5. do 11 </text:span></text:p>
            </office:annotation>
            <text:p>ŠTU</text:p>
          </table:table-cell>
          <table:table-cell table:style-name="ce33" office:value-type="string">
            <text:p>MŠŠ</text:p>
          </table:table-cell>
          <table:table-cell table:style-name="ce155" table:formula="of:=COUNTIF([.C12:.M12];&quot;☻&quot;)+COUNTIF([.C12:.M12];&quot;52☻&quot;)+COUNTIF([.C12:.M12];&quot;51☻&quot;)+COUNTIF([.C12:.M12];&quot;1☻&quot;)+COUNTIF([.C12:.M12];&quot;KVIT☻&quot;)+COUNTIF([.C12:.M12];&quot;U☻&quot;)" office:value-type="float" office:value="1">
            <text:p>1</text:p>
          </table:table-cell>
          <table:table-cell table:style-name="ce155" table:formula="of:=COUNTIF([.C12:.M12];&quot;☺&quot;)+COUNTIF([.C12:.M12];&quot;52☺&quot;)+COUNTIF([.C12:.M12];&quot;51☺&quot;)+COUNTIF([.C12:.M12];&quot;1☺&quot;)+COUNTIF([.C12:.M12];&quot;KVIT☺&quot;)+COUNTIF([.C12:.M12];&quot;U☺&quot;)" office:value-type="float" office:value="0">
            <text:p>0</text:p>
          </table:table-cell>
          <table:table-cell table:style-name="ce155" table:formula="of:=COUNTIF([.C12:.M12];&quot;51&quot;)+COUNTIF([.C12:.M12];&quot;51$&quot;)+COUNTIF([.C12:.M12];&quot;51☻&quot;)" office:value-type="float" office:value="1">
            <text:p>1</text:p>
          </table:table-cell>
          <table:table-cell table:style-name="ce155" table:formula="of:=COUNTIF([.C12:.M12];&quot;52&quot;)+COUNTIF([.C12:.M12];&quot;52$&quot;)+COUNTIF([.C12:.M12];&quot;52☻&quot;)" office:value-type="float" office:value="1">
            <text:p>1</text:p>
          </table:table-cell>
          <table:table-cell table:style-name="ce155" table:formula="of:=COUNTIF([.C12:.M12];&quot;51¶&quot;)" office:value-type="float" office:value="0">
            <text:p>0</text:p>
          </table:table-cell>
          <table:table-cell table:style-name="ce155" table:formula="of:=COUNTIF([.C12:.M12];&quot;52¶&quot;)" office:value-type="float" office:value="0">
            <text:p>0</text:p>
          </table:table-cell>
          <table:table-cell table:style-name="ce155" table:formula="of:=COUNTIF([.C12:.M12];&quot;U&quot;)+COUNTIF([.C12:.M12];&quot;U☻&quot;)+COUNTIF([.C12:.M12];&quot;U☺&quot;)" office:value-type="float" office:value="0">
            <text:p>0</text:p>
          </table:table-cell>
          <table:table-cell table:style-name="ce155" table:formula="of:=COUNTIF([.C12:.M12];&quot;KVIT&quot;)+COUNTIF([.C12:.M12];&quot;KVIT☻&quot;)+COUNTIF([.C12:.M12];&quot;kvit$&quot;)" office:value-type="float" office:value="2">
            <text:p>2</text:p>
          </table:table-cell>
          <table:table-cell table:style-name="ce156" table:formula="of:=COUNTBLANK([.C12:.M12])" office:value-type="float" office:value="0">
            <text:p>0</text:p>
          </table:table-cell>
          <table:table-cell table:style-name="ce157" table:formula="of:=COUNTIF([.C12:.M12];&quot;x&quot;)" office:value-type="float" office:value="0">
            <text:p>0</text:p>
          </table:table-cell>
          <table:table-cell table:style-name="ce158" table:formula="of:=COUNTIF([.C12:.M12];&quot;51&quot;)+COUNTIF([.C12:.M12];&quot;51☻&quot;)+COUNTIF([.C12:.M12];&quot;2&quot;)+COUNTIF([.C12:.M12];&quot;52&quot;)+COUNTIF([.C12:.M12];&quot;52☻&quot;)+COUNTIF([.C12:.M12];&quot;51$&quot;)+COUNTIF([.C12:.M12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/>
          <table:table-cell table:style-name="ce57" office:value-type="string">
            <office:annotation draw:style-name="gr1" draw:text-style-name="P1" svg:width="3.016cm" svg:height="1.006cm" svg:x="27.147cm" svg:y="6.206cm" draw:caption-point-x="-0.61cm" draw:caption-point-y="1.517cm">
              <dc:creator>MŠ</dc:creator>
              <dc:date>2013-12-23T00:00:00</dc:date>
              <text:p text:style-name="P1"><text:span text:style-name="T1">od 24.6. naprej bom doma</text:span></text:p>
            </office:annotation>
            <text:p>RAV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7-12">
            <text:p>12. jul 13</text:p>
          </table:table-cell>
          <table:table-cell table:style-name="ce149" table:formula="of:=TEXT([.A13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text:p>ORO</text:p>
          </table:table-cell>
          <table:table-cell table:style-name="ce33" office:value-type="string">
            <text:p>MŠŠ</text:p>
          </table:table-cell>
          <table:table-cell table:style-name="ce155" table:formula="of:=COUNTIF([.C13:.M13];&quot;☻&quot;)+COUNTIF([.C13:.M13];&quot;52☻&quot;)+COUNTIF([.C13:.M13];&quot;51☻&quot;)+COUNTIF([.C13:.M13];&quot;1☻&quot;)+COUNTIF([.C13:.M13];&quot;KVIT☻&quot;)+COUNTIF([.C13:.M13];&quot;U☻&quot;)" office:value-type="float" office:value="1">
            <text:p>1</text:p>
          </table:table-cell>
          <table:table-cell table:style-name="ce155" table:formula="of:=COUNTIF([.C13:.M13];&quot;☺&quot;)+COUNTIF([.C13:.M13];&quot;52☺&quot;)+COUNTIF([.C13:.M13];&quot;51☺&quot;)+COUNTIF([.C13:.M13];&quot;1☺&quot;)+COUNTIF([.C13:.M13];&quot;KVIT☺&quot;)+COUNTIF([.C13:.M13];&quot;U☺&quot;)" office:value-type="float" office:value="1">
            <text:p>1</text:p>
          </table:table-cell>
          <table:table-cell table:style-name="ce155" table:formula="of:=COUNTIF([.C13:.M13];&quot;51&quot;)+COUNTIF([.C13:.M13];&quot;51$&quot;)+COUNTIF([.C13:.M13];&quot;51☻&quot;)" office:value-type="float" office:value="0">
            <text:p>0</text:p>
          </table:table-cell>
          <table:table-cell table:style-name="ce155" table:formula="of:=COUNTIF([.C13:.M13];&quot;52&quot;)+COUNTIF([.C13:.M13];&quot;52$&quot;)+COUNTIF([.C13:.M13];&quot;52☻&quot;)" office:value-type="float" office:value="1">
            <text:p>1</text:p>
          </table:table-cell>
          <table:table-cell table:style-name="ce155" table:formula="of:=COUNTIF([.C13:.M13];&quot;51¶&quot;)" office:value-type="float" office:value="0">
            <text:p>0</text:p>
          </table:table-cell>
          <table:table-cell table:style-name="ce155" table:formula="of:=COUNTIF([.C13:.M13];&quot;52¶&quot;)" office:value-type="float" office:value="0">
            <text:p>0</text:p>
          </table:table-cell>
          <table:table-cell table:style-name="ce155" table:formula="of:=COUNTIF([.C13:.M13];&quot;U&quot;)+COUNTIF([.C13:.M13];&quot;U☻&quot;)+COUNTIF([.C13:.M13];&quot;U☺&quot;)" office:value-type="float" office:value="0">
            <text:p>0</text:p>
          </table:table-cell>
          <table:table-cell table:style-name="ce155" table:formula="of:=COUNTIF([.C13:.M13];&quot;KVIT&quot;)+COUNTIF([.C13:.M13];&quot;KVIT☻&quot;)+COUNTIF([.C13:.M13];&quot;kvit$&quot;)" office:value-type="float" office:value="2">
            <text:p>2</text:p>
          </table:table-cell>
          <table:table-cell table:style-name="ce156" table:formula="of:=COUNTBLANK([.C13:.M13])" office:value-type="float" office:value="0">
            <text:p>0</text:p>
          </table:table-cell>
          <table:table-cell table:style-name="ce157" table:formula="of:=COUNTIF([.C13:.M13];&quot;x&quot;)" office:value-type="float" office:value="1">
            <text:p>1</text:p>
          </table:table-cell>
          <table:table-cell table:style-name="ce158" table:formula="of:=COUNTIF([.C13:.M13];&quot;51&quot;)+COUNTIF([.C13:.M13];&quot;51☻&quot;)+COUNTIF([.C13:.M13];&quot;2&quot;)+COUNTIF([.C13:.M13];&quot;52&quot;)+COUNTIF([.C13:.M13];&quot;52☻&quot;)+COUNTIF([.C13:.M13];&quot;51$&quot;)+COUNTIF([.C13:.M13];&quot;52$&quot;)" office:value-type="float" office:value="1">
            <text:p>1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/>
          <table:table-cell table:style-name="ce55" office:value-type="string">
            <text:p>MI/PI</text:p>
          </table:table-cell>
          <table:table-cell table:number-columns-repeated="995"/>
        </table:table-row>
        <table:table-row table:style-name="ro8">
          <table:table-cell table:style-name="ce19" office:value-type="date" office:date-value="2013-07-13">
            <text:p>13. jul 13</text:p>
          </table:table-cell>
          <table:table-cell table:style-name="ce150" table:formula="of:=TEXT([.A14];&quot;Ddd&quot;)" office:value-type="string" office:string-value="sob">
            <text:p>sob</text:p>
          </table:table-cell>
          <table:table-cell table:style-name="ce153" table:number-columns-repeated="4"/>
          <table:table-cell table:style-name="ce11" table:formula="of:=[$'Vzorci vnosov'.$A$21]" office:value-type="string" office:string-value="☺">
            <text:p>☺</text:p>
          </table:table-cell>
          <table:table-cell table:style-name="ce153"/>
          <table:table-cell table:style-name="ce56" office:value-type="string">
            <text:p>POR</text:p>
          </table:table-cell>
          <table:table-cell table:style-name="ce153" table:number-columns-repeated="3"/>
          <table:table-cell table:style-name="ce6" table:formula="of:=[$'Vzorci vnosov'.$A$14]" office:value-type="string" office:string-value="☻">
            <text:p>☻</text:p>
          </table:table-cell>
          <table:table-cell table:style-name="ce56" office:value-type="string">
            <text:p>ORO</text:p>
          </table:table-cell>
          <table:table-cell table:style-name="ce56" office:value-type="string">
            <text:p>MŠŠ</text:p>
          </table:table-cell>
          <table:table-cell table:style-name="ce155" table:formula="of:=COUNTIF([.C14:.M14];&quot;☻&quot;)+COUNTIF([.C14:.M14];&quot;52☻&quot;)+COUNTIF([.C14:.M14];&quot;51☻&quot;)+COUNTIF([.C14:.M14];&quot;1☻&quot;)+COUNTIF([.C14:.M14];&quot;KVIT☻&quot;)+COUNTIF([.C14:.M14];&quot;U☻&quot;)" office:value-type="float" office:value="1">
            <text:p>1</text:p>
          </table:table-cell>
          <table:table-cell table:style-name="ce155" table:formula="of:=COUNTIF([.C14:.M14];&quot;☺&quot;)+COUNTIF([.C14:.M14];&quot;52☺&quot;)+COUNTIF([.C14:.M14];&quot;51☺&quot;)+COUNTIF([.C14:.M14];&quot;1☺&quot;)+COUNTIF([.C14:.M14];&quot;KVIT☺&quot;)+COUNTIF([.C14:.M14];&quot;U☺&quot;)" office:value-type="float" office:value="1">
            <text:p>1</text:p>
          </table:table-cell>
          <table:table-cell table:style-name="ce155" table:formula="of:=COUNTIF([.C14:.M14];&quot;51&quot;)+COUNTIF([.C14:.M14];&quot;51$&quot;)+COUNTIF([.C14:.M14];&quot;51☻&quot;)" office:value-type="float" office:value="0">
            <text:p>0</text:p>
          </table:table-cell>
          <table:table-cell table:style-name="ce155" table:formula="of:=COUNTIF([.C14:.M14];&quot;52&quot;)+COUNTIF([.C14:.M14];&quot;52$&quot;)+COUNTIF([.C14:.M14];&quot;52☻&quot;)" office:value-type="float" office:value="0">
            <text:p>0</text:p>
          </table:table-cell>
          <table:table-cell table:style-name="ce155" table:formula="of:=COUNTIF([.C14:.M14];&quot;51¶&quot;)" office:value-type="float" office:value="0">
            <text:p>0</text:p>
          </table:table-cell>
          <table:table-cell table:style-name="ce155" table:formula="of:=COUNTIF([.C14:.M14];&quot;52¶&quot;)" office:value-type="float" office:value="0">
            <text:p>0</text:p>
          </table:table-cell>
          <table:table-cell table:style-name="ce155" table:formula="of:=COUNTIF([.C14:.M14];&quot;U&quot;)+COUNTIF([.C14:.M14];&quot;U☻&quot;)+COUNTIF([.C14:.M14];&quot;U☺&quot;)" office:value-type="float" office:value="0">
            <text:p>0</text:p>
          </table:table-cell>
          <table:table-cell table:style-name="ce155" table:formula="of:=COUNTIF([.C14:.M14];&quot;KVIT&quot;)+COUNTIF([.C14:.M14];&quot;KVIT☻&quot;)+COUNTIF([.C14:.M14];&quot;kvit$&quot;)" office:value-type="float" office:value="0">
            <text:p>0</text:p>
          </table:table-cell>
          <table:table-cell table:style-name="ce156" table:formula="of:=COUNTBLANK([.C14:.M14])" office:value-type="float" office:value="8">
            <text:p>8</text:p>
          </table:table-cell>
          <table:table-cell table:style-name="ce157" table:formula="of:=COUNTIF([.C14:.M14];&quot;x&quot;)" office:value-type="float" office:value="0">
            <text:p>0</text:p>
          </table:table-cell>
          <table:table-cell table:style-name="ce158" table:formula="of:=COUNTIF([.C14:.M14];&quot;51&quot;)+COUNTIF([.C14:.M14];&quot;51☻&quot;)+COUNTIF([.C14:.M14];&quot;2&quot;)+COUNTIF([.C14:.M14];&quot;52&quot;)+COUNTIF([.C14:.M14];&quot;52☻&quot;)+COUNTIF([.C14:.M14];&quot;51$&quot;)+COUNTIF([.C14:.M14];&quot;52$&quot;)" office:value-type="float" office:value="0">
            <text:p>0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7-14">
            <text:p>14. jul 13</text:p>
          </table:table-cell>
          <table:table-cell table:style-name="ce150" table:formula="of:=TEXT([.A15];&quot;Ddd&quot;)" office:value-type="string" office:string-value="ned">
            <text:p>ned</text:p>
          </table:table-cell>
          <table:table-cell table:style-name="ce154" table:number-columns-repeated="2"/>
          <table:table-cell table:style-name="ce153"/>
          <table:table-cell table:style-name="ce154" table:number-columns-repeated="2"/>
          <table:table-cell table:style-name="ce153"/>
          <table:table-cell table:style-name="ce56" office:value-type="string">
            <text:p>POR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154"/>
          <table:table-cell table:style-name="ce153"/>
          <table:table-cell table:style-name="ce6" table:formula="of:=[$'Vzorci vnosov'.$A$14]" office:value-type="string" office:string-value="☻">
            <text:p>☻</text:p>
          </table:table-cell>
          <table:table-cell table:style-name="ce56" office:value-type="string">
            <text:p>DAN</text:p>
          </table:table-cell>
          <table:table-cell table:style-name="ce56" office:value-type="string">
            <text:p>MŠŠ</text:p>
          </table:table-cell>
          <table:table-cell table:style-name="ce155" table:formula="of:=COUNTIF([.C15:.M15];&quot;☻&quot;)+COUNTIF([.C15:.M15];&quot;52☻&quot;)+COUNTIF([.C15:.M15];&quot;51☻&quot;)+COUNTIF([.C15:.M15];&quot;1☻&quot;)+COUNTIF([.C15:.M15];&quot;KVIT☻&quot;)+COUNTIF([.C15:.M15];&quot;U☻&quot;)" office:value-type="float" office:value="1">
            <text:p>1</text:p>
          </table:table-cell>
          <table:table-cell table:style-name="ce155" table:formula="of:=COUNTIF([.C15:.M15];&quot;☺&quot;)+COUNTIF([.C15:.M15];&quot;52☺&quot;)+COUNTIF([.C15:.M15];&quot;51☺&quot;)+COUNTIF([.C15:.M15];&quot;1☺&quot;)+COUNTIF([.C15:.M15];&quot;KVIT☺&quot;)+COUNTIF([.C15:.M15];&quot;U☺&quot;)" office:value-type="float" office:value="1">
            <text:p>1</text:p>
          </table:table-cell>
          <table:table-cell table:style-name="ce155" table:formula="of:=COUNTIF([.C15:.M15];&quot;51&quot;)+COUNTIF([.C15:.M15];&quot;51$&quot;)+COUNTIF([.C15:.M15];&quot;51☻&quot;)" office:value-type="float" office:value="0">
            <text:p>0</text:p>
          </table:table-cell>
          <table:table-cell table:style-name="ce155" table:formula="of:=COUNTIF([.C15:.M15];&quot;52&quot;)+COUNTIF([.C15:.M15];&quot;52$&quot;)+COUNTIF([.C15:.M15];&quot;52☻&quot;)" office:value-type="float" office:value="0">
            <text:p>0</text:p>
          </table:table-cell>
          <table:table-cell table:style-name="ce155" table:formula="of:=COUNTIF([.C15:.M15];&quot;51¶&quot;)" office:value-type="float" office:value="0">
            <text:p>0</text:p>
          </table:table-cell>
          <table:table-cell table:style-name="ce155" table:formula="of:=COUNTIF([.C15:.M15];&quot;52¶&quot;)" office:value-type="float" office:value="0">
            <text:p>0</text:p>
          </table:table-cell>
          <table:table-cell table:style-name="ce155" table:formula="of:=COUNTIF([.C15:.M15];&quot;U&quot;)+COUNTIF([.C15:.M15];&quot;U☻&quot;)+COUNTIF([.C15:.M15];&quot;U☺&quot;)" office:value-type="float" office:value="0">
            <text:p>0</text:p>
          </table:table-cell>
          <table:table-cell table:style-name="ce155" table:formula="of:=COUNTIF([.C15:.M15];&quot;KVIT&quot;)+COUNTIF([.C15:.M15];&quot;KVIT☻&quot;)+COUNTIF([.C15:.M15];&quot;kvit$&quot;)" office:value-type="float" office:value="0">
            <text:p>0</text:p>
          </table:table-cell>
          <table:table-cell table:style-name="ce156" table:formula="of:=COUNTBLANK([.C15:.M15])" office:value-type="float" office:value="8">
            <text:p>8</text:p>
          </table:table-cell>
          <table:table-cell table:style-name="ce157" table:formula="of:=COUNTIF([.C15:.M15];&quot;x&quot;)" office:value-type="float" office:value="0">
            <text:p>0</text:p>
          </table:table-cell>
          <table:table-cell table:style-name="ce158" table:formula="of:=COUNTIF([.C15:.M15];&quot;51&quot;)+COUNTIF([.C15:.M15];&quot;51☻&quot;)+COUNTIF([.C15:.M15];&quot;2&quot;)+COUNTIF([.C15:.M15];&quot;52&quot;)+COUNTIF([.C15:.M15];&quot;52☻&quot;)+COUNTIF([.C15:.M15];&quot;51$&quot;)+COUNTIF([.C15:.M15];&quot;52$&quot;)" office:value-type="float" office:value="0">
            <text:p>0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/>
          <table:table-cell table:style-name="ce3" table:formula="of:=[$'Vzorci vnosov'.$A$5]" office:value-type="string" office:string-value="52">
            <text:p>52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7-15">
            <text:p>15. jul 13</text:p>
          </table:table-cell>
          <table:table-cell table:style-name="ce149" table:formula="of:=TEXT([.A16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7" office:value-type="string">
            <office:annotation draw:style-name="gr1" draw:text-style-name="P1" svg:width="2.952cm" svg:height="1.005cm" svg:x="13.585cm" svg:y="9.011cm" draw:caption-point-x="-0.609cm" draw:caption-point-y="1.517cm">
              <dc:creator>MŠ</dc:creator>
              <dc:date>2013-12-23T00:00:00</dc:date>
              <text:p text:style-name="P1"><text:span text:style-name="T1">od 24.6. naprej bom doma</text:span></text:p>
            </office:annotation>
            <text:p>RAV</text:p>
          </table:table-cell>
          <table:table-cell table:style-name="ce33" office:value-type="string">
            <text:p>ORO</text:p>
          </table:table-cell>
          <table:table-cell table:style-name="ce155" table:formula="of:=COUNTIF([.C16:.M16];&quot;☻&quot;)+COUNTIF([.C16:.M16];&quot;52☻&quot;)+COUNTIF([.C16:.M16];&quot;51☻&quot;)+COUNTIF([.C16:.M16];&quot;1☻&quot;)+COUNTIF([.C16:.M16];&quot;KVIT☻&quot;)+COUNTIF([.C16:.M16];&quot;U☻&quot;)" office:value-type="float" office:value="1">
            <text:p>1</text:p>
          </table:table-cell>
          <table:table-cell table:style-name="ce155" table:formula="of:=COUNTIF([.C16:.M16];&quot;☺&quot;)+COUNTIF([.C16:.M16];&quot;52☺&quot;)+COUNTIF([.C16:.M16];&quot;51☺&quot;)+COUNTIF([.C16:.M16];&quot;1☺&quot;)+COUNTIF([.C16:.M16];&quot;KVIT☺&quot;)+COUNTIF([.C16:.M16];&quot;U☺&quot;)" office:value-type="float" office:value="0">
            <text:p>0</text:p>
          </table:table-cell>
          <table:table-cell table:style-name="ce155" table:formula="of:=COUNTIF([.C16:.M16];&quot;51&quot;)+COUNTIF([.C16:.M16];&quot;51$&quot;)+COUNTIF([.C16:.M16];&quot;51☻&quot;)" office:value-type="float" office:value="1">
            <text:p>1</text:p>
          </table:table-cell>
          <table:table-cell table:style-name="ce155" table:formula="of:=COUNTIF([.C16:.M16];&quot;52&quot;)+COUNTIF([.C16:.M16];&quot;52$&quot;)+COUNTIF([.C16:.M16];&quot;52☻&quot;)" office:value-type="float" office:value="1">
            <text:p>1</text:p>
          </table:table-cell>
          <table:table-cell table:style-name="ce155" table:formula="of:=COUNTIF([.C16:.M16];&quot;51¶&quot;)" office:value-type="float" office:value="0">
            <text:p>0</text:p>
          </table:table-cell>
          <table:table-cell table:style-name="ce155" table:formula="of:=COUNTIF([.C16:.M16];&quot;52¶&quot;)" office:value-type="float" office:value="0">
            <text:p>0</text:p>
          </table:table-cell>
          <table:table-cell table:style-name="ce155" table:formula="of:=COUNTIF([.C16:.M16];&quot;U&quot;)+COUNTIF([.C16:.M16];&quot;U☻&quot;)+COUNTIF([.C16:.M16];&quot;U☺&quot;)" office:value-type="float" office:value="0">
            <text:p>0</text:p>
          </table:table-cell>
          <table:table-cell table:style-name="ce155" table:formula="of:=COUNTIF([.C16:.M16];&quot;KVIT&quot;)+COUNTIF([.C16:.M16];&quot;KVIT☻&quot;)+COUNTIF([.C16:.M16];&quot;kvit$&quot;)" office:value-type="float" office:value="1">
            <text:p>1</text:p>
          </table:table-cell>
          <table:table-cell table:style-name="ce156" table:formula="of:=COUNTBLANK([.C16:.M16])" office:value-type="float" office:value="0">
            <text:p>0</text:p>
          </table:table-cell>
          <table:table-cell table:style-name="ce157" table:formula="of:=COUNTIF([.C16:.M16];&quot;x&quot;)" office:value-type="float" office:value="1">
            <text:p>1</text:p>
          </table:table-cell>
          <table:table-cell table:style-name="ce158" table:formula="of:=COUNTIF([.C16:.M16];&quot;51&quot;)+COUNTIF([.C16:.M16];&quot;51☻&quot;)+COUNTIF([.C16:.M16];&quot;2&quot;)+COUNTIF([.C16:.M16];&quot;52&quot;)+COUNTIF([.C16:.M16];&quot;52☻&quot;)+COUNTIF([.C16:.M16];&quot;51$&quot;)+COUNTIF([.C16:.M16];&quot;52$&quot;)" office:value-type="float" office:value="2">
            <text:p>2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7-16">
            <text:p>16. jul 13</text:p>
          </table:table-cell>
          <table:table-cell table:style-name="ce149" table:formula="of:=TEXT([.A17];&quot;Ddd&quot;)" office:value-type="string" office:string-value="tor">
            <text:p>t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9" office:value-type="string">
            <office:annotation draw:style-name="gr1" draw:text-style-name="P1" svg:width="3.911cm" svg:height="8.904cm" svg:x="13.585cm" svg:y="10.764cm" draw:caption-point-x="-0.609cm" draw:caption-point-y="0.465cm">
              <dc:creator>MŠ</dc:creator>
              <dc:date>2013-12-23T00:00:00</dc:date>
              <text:p text:style-name="P1"><text:span text:style-name="T1">dopust do 10. junija vključno</text:span></text:p>
              <text:p text:style-name="P1"><text:span text:style-name="T1"><text:s text:c="19"/></text:span><text:span text:style-name="T1">11. in 25. junija sem dežuren na KO za anesteziolozijo</text:span></text:p>
              <text:p text:style-name="P1"><text:span text:style-name="T1"><text:s text:c="20"/></text:span><text:span text:style-name="T1">ter 28. in 29 junija.</text:span></text:p>
            </office:annotation>
            <text:p>GRY</text:p>
          </table:table-cell>
          <table:table-cell table:style-name="ce33" office:value-type="string">
            <text:p>TAL</text:p>
          </table:table-cell>
          <table:table-cell table:style-name="ce155" table:formula="of:=COUNTIF([.C17:.M17];&quot;☻&quot;)+COUNTIF([.C17:.M17];&quot;52☻&quot;)+COUNTIF([.C17:.M17];&quot;51☻&quot;)+COUNTIF([.C17:.M17];&quot;1☻&quot;)+COUNTIF([.C17:.M17];&quot;KVIT☻&quot;)+COUNTIF([.C17:.M17];&quot;U☻&quot;)" office:value-type="float" office:value="1">
            <text:p>1</text:p>
          </table:table-cell>
          <table:table-cell table:style-name="ce155" table:formula="of:=COUNTIF([.C17:.M17];&quot;☺&quot;)+COUNTIF([.C17:.M17];&quot;52☺&quot;)+COUNTIF([.C17:.M17];&quot;51☺&quot;)+COUNTIF([.C17:.M17];&quot;1☺&quot;)+COUNTIF([.C17:.M17];&quot;KVIT☺&quot;)+COUNTIF([.C17:.M17];&quot;U☺&quot;)" office:value-type="float" office:value="0">
            <text:p>0</text:p>
          </table:table-cell>
          <table:table-cell table:style-name="ce155" table:formula="of:=COUNTIF([.C17:.M17];&quot;51&quot;)+COUNTIF([.C17:.M17];&quot;51$&quot;)+COUNTIF([.C17:.M17];&quot;51☻&quot;)" office:value-type="float" office:value="2">
            <text:p>2</text:p>
          </table:table-cell>
          <table:table-cell table:style-name="ce155" table:formula="of:=COUNTIF([.C17:.M17];&quot;52&quot;)+COUNTIF([.C17:.M17];&quot;52$&quot;)+COUNTIF([.C17:.M17];&quot;52☻&quot;)" office:value-type="float" office:value="1">
            <text:p>1</text:p>
          </table:table-cell>
          <table:table-cell table:style-name="ce155" table:formula="of:=COUNTIF([.C17:.M17];&quot;51¶&quot;)" office:value-type="float" office:value="1">
            <text:p>1</text:p>
          </table:table-cell>
          <table:table-cell table:style-name="ce155" table:formula="of:=COUNTIF([.C17:.M17];&quot;52¶&quot;)" office:value-type="float" office:value="0">
            <text:p>0</text:p>
          </table:table-cell>
          <table:table-cell table:style-name="ce155" table:formula="of:=COUNTIF([.C17:.M17];&quot;U&quot;)+COUNTIF([.C17:.M17];&quot;U☻&quot;)+COUNTIF([.C17:.M17];&quot;U☺&quot;)" office:value-type="float" office:value="0">
            <text:p>0</text:p>
          </table:table-cell>
          <table:table-cell table:style-name="ce155" table:formula="of:=COUNTIF([.C17:.M17];&quot;KVIT&quot;)+COUNTIF([.C17:.M17];&quot;KVIT☻&quot;)+COUNTIF([.C17:.M17];&quot;kvit$&quot;)" office:value-type="float" office:value="2">
            <text:p>2</text:p>
          </table:table-cell>
          <table:table-cell table:style-name="ce156" table:formula="of:=COUNTBLANK([.C17:.M17])" office:value-type="float" office:value="0">
            <text:p>0</text:p>
          </table:table-cell>
          <table:table-cell table:style-name="ce157" table:formula="of:=COUNTIF([.C17:.M17];&quot;x&quot;)" office:value-type="float" office:value="1">
            <text:p>1</text:p>
          </table:table-cell>
          <table:table-cell table:style-name="ce158" table:formula="of:=COUNTIF([.C17:.M17];&quot;51&quot;)+COUNTIF([.C17:.M17];&quot;51☻&quot;)+COUNTIF([.C17:.M17];&quot;2&quot;)+COUNTIF([.C17:.M17];&quot;52&quot;)+COUNTIF([.C17:.M17];&quot;52☻&quot;)+COUNTIF([.C17:.M17];&quot;51$&quot;)+COUNTIF([.C17:.M17];&quot;52$&quot;)" office:value-type="float" office:value="3">
            <text:p>3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7-17">
            <text:p>17. jul 13</text:p>
          </table:table-cell>
          <table:table-cell table:style-name="ce149" table:formula="of:=TEXT([.A18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52" office:value-type="string">
            <office:annotation draw:style-name="gr1" draw:text-style-name="P1" svg:width="2.934cm" svg:height="2.315cm" svg:x="7.113cm" svg:y="11.462cm" draw:caption-point-x="-0.607cm" draw:caption-point-y="0.468cm">
              <dc:creator>MŠ</dc:creator>
              <dc:date>2013-12-23T00:00:00</dc:date>
              <text:p text:style-name="P1"><text:span text:style-name="T1">Ne morem 5., 6., 7.</text:span></text:p>
            </office:annotation>
            <text:p>RTG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0" office:value-type="string">
            <office:annotation draw:style-name="gr1" draw:text-style-name="P1" svg:width="2.925cm" svg:height="1.016cm" svg:x="13.585cm" svg:y="10.559cm" draw:caption-point-x="-0.609cm" draw:caption-point-y="1.371cm">
              <dc:creator>MŠ</dc:creator>
              <dc:date>2013-12-23T00:00:00</dc:date>
              <text:p text:style-name="P1"><text:span text:style-name="T1"><text:s/></text:span><text:span text:style-name="T1">na dopustu do 25.6</text:span></text:p>
            </office:annotation>
            <text:p>PIR</text:p>
          </table:table-cell>
          <table:table-cell table:style-name="ce33" office:value-type="string">
            <text:p>TAL</text:p>
          </table:table-cell>
          <table:table-cell table:style-name="ce155" table:formula="of:=COUNTIF([.C18:.M18];&quot;☻&quot;)+COUNTIF([.C18:.M18];&quot;52☻&quot;)+COUNTIF([.C18:.M18];&quot;51☻&quot;)+COUNTIF([.C18:.M18];&quot;1☻&quot;)+COUNTIF([.C18:.M18];&quot;KVIT☻&quot;)+COUNTIF([.C18:.M18];&quot;U☻&quot;)" office:value-type="float" office:value="1">
            <text:p>1</text:p>
          </table:table-cell>
          <table:table-cell table:style-name="ce155" table:formula="of:=COUNTIF([.C18:.M18];&quot;☺&quot;)+COUNTIF([.C18:.M18];&quot;52☺&quot;)+COUNTIF([.C18:.M18];&quot;51☺&quot;)+COUNTIF([.C18:.M18];&quot;1☺&quot;)+COUNTIF([.C18:.M18];&quot;KVIT☺&quot;)+COUNTIF([.C18:.M18];&quot;U☺&quot;)" office:value-type="float" office:value="0">
            <text:p>0</text:p>
          </table:table-cell>
          <table:table-cell table:style-name="ce155" table:formula="of:=COUNTIF([.C18:.M18];&quot;51&quot;)+COUNTIF([.C18:.M18];&quot;51$&quot;)+COUNTIF([.C18:.M18];&quot;51☻&quot;)" office:value-type="float" office:value="1">
            <text:p>1</text:p>
          </table:table-cell>
          <table:table-cell table:style-name="ce155" table:formula="of:=COUNTIF([.C18:.M18];&quot;52&quot;)+COUNTIF([.C18:.M18];&quot;52$&quot;)+COUNTIF([.C18:.M18];&quot;52☻&quot;)" office:value-type="float" office:value="1">
            <text:p>1</text:p>
          </table:table-cell>
          <table:table-cell table:style-name="ce155" table:formula="of:=COUNTIF([.C18:.M18];&quot;51¶&quot;)" office:value-type="float" office:value="0">
            <text:p>0</text:p>
          </table:table-cell>
          <table:table-cell table:style-name="ce155" table:formula="of:=COUNTIF([.C18:.M18];&quot;52¶&quot;)" office:value-type="float" office:value="0">
            <text:p>0</text:p>
          </table:table-cell>
          <table:table-cell table:style-name="ce155" table:formula="of:=COUNTIF([.C18:.M18];&quot;U&quot;)+COUNTIF([.C18:.M18];&quot;U☻&quot;)+COUNTIF([.C18:.M18];&quot;U☺&quot;)" office:value-type="float" office:value="0">
            <text:p>0</text:p>
          </table:table-cell>
          <table:table-cell table:style-name="ce155" table:formula="of:=COUNTIF([.C18:.M18];&quot;KVIT&quot;)+COUNTIF([.C18:.M18];&quot;KVIT☻&quot;)+COUNTIF([.C18:.M18];&quot;kvit$&quot;)" office:value-type="float" office:value="2">
            <text:p>2</text:p>
          </table:table-cell>
          <table:table-cell table:style-name="ce156" table:formula="of:=COUNTBLANK([.C18:.M18])" office:value-type="float" office:value="0">
            <text:p>0</text:p>
          </table:table-cell>
          <table:table-cell table:style-name="ce157" table:formula="of:=COUNTIF([.C18:.M18];&quot;x&quot;)" office:value-type="float" office:value="1">
            <text:p>1</text:p>
          </table:table-cell>
          <table:table-cell table:style-name="ce158" table:formula="of:=COUNTIF([.C18:.M18];&quot;51&quot;)+COUNTIF([.C18:.M18];&quot;51☻&quot;)+COUNTIF([.C18:.M18];&quot;2&quot;)+COUNTIF([.C18:.M18];&quot;52&quot;)+COUNTIF([.C18:.M18];&quot;52☻&quot;)+COUNTIF([.C18:.M18];&quot;51$&quot;)+COUNTIF([.C18:.M18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7-18">
            <text:p>18. jul 13</text:p>
          </table:table-cell>
          <table:table-cell table:style-name="ce149" table:formula="of:=TEXT([.A19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5" office:value-type="string">
            <text:p>MI/RA</text:p>
          </table:table-cell>
          <table:table-cell table:style-name="ce33" office:value-type="string">
            <text:p>MŠŠ</text:p>
          </table:table-cell>
          <table:table-cell table:style-name="ce155" table:formula="of:=COUNTIF([.C19:.M19];&quot;☻&quot;)+COUNTIF([.C19:.M19];&quot;52☻&quot;)+COUNTIF([.C19:.M19];&quot;51☻&quot;)+COUNTIF([.C19:.M19];&quot;1☻&quot;)+COUNTIF([.C19:.M19];&quot;KVIT☻&quot;)+COUNTIF([.C19:.M19];&quot;U☻&quot;)" office:value-type="float" office:value="0">
            <text:p>0</text:p>
          </table:table-cell>
          <table:table-cell table:style-name="ce155" table:formula="of:=COUNTIF([.C19:.M19];&quot;☺&quot;)+COUNTIF([.C19:.M19];&quot;52☺&quot;)+COUNTIF([.C19:.M19];&quot;51☺&quot;)+COUNTIF([.C19:.M19];&quot;1☺&quot;)+COUNTIF([.C19:.M19];&quot;KVIT☺&quot;)+COUNTIF([.C19:.M19];&quot;U☺&quot;)" office:value-type="float" office:value="0">
            <text:p>0</text:p>
          </table:table-cell>
          <table:table-cell table:style-name="ce155" table:formula="of:=COUNTIF([.C19:.M19];&quot;51&quot;)+COUNTIF([.C19:.M19];&quot;51$&quot;)+COUNTIF([.C19:.M19];&quot;51☻&quot;)" office:value-type="float" office:value="1">
            <text:p>1</text:p>
          </table:table-cell>
          <table:table-cell table:style-name="ce155" table:formula="of:=COUNTIF([.C19:.M19];&quot;52&quot;)+COUNTIF([.C19:.M19];&quot;52$&quot;)+COUNTIF([.C19:.M19];&quot;52☻&quot;)" office:value-type="float" office:value="1">
            <text:p>1</text:p>
          </table:table-cell>
          <table:table-cell table:style-name="ce155" table:formula="of:=COUNTIF([.C19:.M19];&quot;51¶&quot;)" office:value-type="float" office:value="1">
            <text:p>1</text:p>
          </table:table-cell>
          <table:table-cell table:style-name="ce155" table:formula="of:=COUNTIF([.C19:.M19];&quot;52¶&quot;)" office:value-type="float" office:value="0">
            <text:p>0</text:p>
          </table:table-cell>
          <table:table-cell table:style-name="ce155" table:formula="of:=COUNTIF([.C19:.M19];&quot;U&quot;)+COUNTIF([.C19:.M19];&quot;U☻&quot;)+COUNTIF([.C19:.M19];&quot;U☺&quot;)" office:value-type="float" office:value="0">
            <text:p>0</text:p>
          </table:table-cell>
          <table:table-cell table:style-name="ce155" table:formula="of:=COUNTIF([.C19:.M19];&quot;KVIT&quot;)+COUNTIF([.C19:.M19];&quot;KVIT☻&quot;)+COUNTIF([.C19:.M19];&quot;kvit$&quot;)" office:value-type="float" office:value="2">
            <text:p>2</text:p>
          </table:table-cell>
          <table:table-cell table:style-name="ce156" table:formula="of:=COUNTBLANK([.C19:.M19])" office:value-type="float" office:value="0">
            <text:p>0</text:p>
          </table:table-cell>
          <table:table-cell table:style-name="ce157" table:formula="of:=COUNTIF([.C19:.M19];&quot;x&quot;)" office:value-type="float" office:value="1">
            <text:p>1</text:p>
          </table:table-cell>
          <table:table-cell table:style-name="ce158" table:formula="of:=COUNTIF([.C19:.M19];&quot;51&quot;)+COUNTIF([.C19:.M19];&quot;51☻&quot;)+COUNTIF([.C19:.M19];&quot;2&quot;)+COUNTIF([.C19:.M19];&quot;52&quot;)+COUNTIF([.C19:.M19];&quot;52☻&quot;)+COUNTIF([.C19:.M19];&quot;51$&quot;)+COUNTIF([.C19:.M19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7-19">
            <text:p>19. jul 13</text:p>
          </table:table-cell>
          <table:table-cell table:style-name="ce149" table:formula="of:=TEXT([.A20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9" office:value-type="string">
            <text:p>ORO</text:p>
          </table:table-cell>
          <table:table-cell table:style-name="ce33" office:value-type="string">
            <text:p>DAN</text:p>
          </table:table-cell>
          <table:table-cell table:style-name="ce155" table:formula="of:=COUNTIF([.C20:.M20];&quot;☻&quot;)+COUNTIF([.C20:.M20];&quot;52☻&quot;)+COUNTIF([.C20:.M20];&quot;51☻&quot;)+COUNTIF([.C20:.M20];&quot;1☻&quot;)+COUNTIF([.C20:.M20];&quot;KVIT☻&quot;)+COUNTIF([.C20:.M20];&quot;U☻&quot;)" office:value-type="float" office:value="1">
            <text:p>1</text:p>
          </table:table-cell>
          <table:table-cell table:style-name="ce155" table:formula="of:=COUNTIF([.C20:.M20];&quot;☺&quot;)+COUNTIF([.C20:.M20];&quot;52☺&quot;)+COUNTIF([.C20:.M20];&quot;51☺&quot;)+COUNTIF([.C20:.M20];&quot;1☺&quot;)+COUNTIF([.C20:.M20];&quot;KVIT☺&quot;)+COUNTIF([.C20:.M20];&quot;U☺&quot;)" office:value-type="float" office:value="1">
            <text:p>1</text:p>
          </table:table-cell>
          <table:table-cell table:style-name="ce155" table:formula="of:=COUNTIF([.C20:.M20];&quot;51&quot;)+COUNTIF([.C20:.M20];&quot;51$&quot;)+COUNTIF([.C20:.M20];&quot;51☻&quot;)" office:value-type="float" office:value="1">
            <text:p>1</text:p>
          </table:table-cell>
          <table:table-cell table:style-name="ce155" table:formula="of:=COUNTIF([.C20:.M20];&quot;52&quot;)+COUNTIF([.C20:.M20];&quot;52$&quot;)+COUNTIF([.C20:.M20];&quot;52☻&quot;)" office:value-type="float" office:value="1">
            <text:p>1</text:p>
          </table:table-cell>
          <table:table-cell table:style-name="ce155" table:formula="of:=COUNTIF([.C20:.M20];&quot;51¶&quot;)" office:value-type="float" office:value="1">
            <text:p>1</text:p>
          </table:table-cell>
          <table:table-cell table:style-name="ce155" table:formula="of:=COUNTIF([.C20:.M20];&quot;52¶&quot;)" office:value-type="float" office:value="0">
            <text:p>0</text:p>
          </table:table-cell>
          <table:table-cell table:style-name="ce155" table:formula="of:=COUNTIF([.C20:.M20];&quot;U&quot;)+COUNTIF([.C20:.M20];&quot;U☻&quot;)+COUNTIF([.C20:.M20];&quot;U☺&quot;)" office:value-type="float" office:value="0">
            <text:p>0</text:p>
          </table:table-cell>
          <table:table-cell table:style-name="ce155" table:formula="of:=COUNTIF([.C20:.M20];&quot;KVIT&quot;)+COUNTIF([.C20:.M20];&quot;KVIT☻&quot;)+COUNTIF([.C20:.M20];&quot;kvit$&quot;)" office:value-type="float" office:value="2">
            <text:p>2</text:p>
          </table:table-cell>
          <table:table-cell table:style-name="ce156" table:formula="of:=COUNTBLANK([.C20:.M20])" office:value-type="float" office:value="0">
            <text:p>0</text:p>
          </table:table-cell>
          <table:table-cell table:style-name="ce157" table:formula="of:=COUNTIF([.C20:.M20];&quot;x&quot;)" office:value-type="float" office:value="0">
            <text:p>0</text:p>
          </table:table-cell>
          <table:table-cell table:style-name="ce158" table:formula="of:=COUNTIF([.C20:.M20];&quot;51&quot;)+COUNTIF([.C20:.M20];&quot;51☻&quot;)+COUNTIF([.C20:.M20];&quot;2&quot;)+COUNTIF([.C20:.M20];&quot;52&quot;)+COUNTIF([.C20:.M20];&quot;52☻&quot;)+COUNTIF([.C20:.M20];&quot;51$&quot;)+COUNTIF([.C20:.M20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7-20">
            <text:p>20. jul 13</text:p>
          </table:table-cell>
          <table:table-cell table:style-name="ce150" table:formula="of:=TEXT([.A21];&quot;Ddd&quot;)" office:value-type="string" office:string-value="sob">
            <text:p>sob</text:p>
          </table:table-cell>
          <table:table-cell table:style-name="ce153" table:number-columns-repeated="3"/>
          <table:table-cell table:style-name="ce11" table:formula="of:=[$'Vzorci vnosov'.$A$21]" office:value-type="string" office:string-value="☺">
            <text:p>☺</text:p>
          </table:table-cell>
          <table:table-cell table:style-name="ce153" table:number-columns-repeated="2"/>
          <table:table-cell table:style-name="ce56" office:value-type="string">
            <text:p>POR</text:p>
          </table:table-cell>
          <table:table-cell table:style-name="ce153"/>
          <table:table-cell table:style-name="ce6" table:formula="of:=[$'Vzorci vnosov'.$A$14]" office:value-type="string" office:string-value="☻">
            <text:p>☻</text:p>
          </table:table-cell>
          <table:table-cell table:style-name="ce153" table:number-columns-repeated="2"/>
          <table:table-cell table:style-name="ce56" office:value-type="string">
            <text:p>KON</text:p>
          </table:table-cell>
          <table:table-cell table:style-name="ce56" office:value-type="string">
            <text:p>TAL</text:p>
          </table:table-cell>
          <table:table-cell table:style-name="ce155" table:formula="of:=COUNTIF([.C21:.M21];&quot;☻&quot;)+COUNTIF([.C21:.M21];&quot;52☻&quot;)+COUNTIF([.C21:.M21];&quot;51☻&quot;)+COUNTIF([.C21:.M21];&quot;1☻&quot;)+COUNTIF([.C21:.M21];&quot;KVIT☻&quot;)+COUNTIF([.C21:.M21];&quot;U☻&quot;)" office:value-type="float" office:value="1">
            <text:p>1</text:p>
          </table:table-cell>
          <table:table-cell table:style-name="ce155" table:formula="of:=COUNTIF([.C21:.M21];&quot;☺&quot;)+COUNTIF([.C21:.M21];&quot;52☺&quot;)+COUNTIF([.C21:.M21];&quot;51☺&quot;)+COUNTIF([.C21:.M21];&quot;1☺&quot;)+COUNTIF([.C21:.M21];&quot;KVIT☺&quot;)+COUNTIF([.C21:.M21];&quot;U☺&quot;)" office:value-type="float" office:value="1">
            <text:p>1</text:p>
          </table:table-cell>
          <table:table-cell table:style-name="ce155" table:formula="of:=COUNTIF([.C21:.M21];&quot;51&quot;)+COUNTIF([.C21:.M21];&quot;51$&quot;)+COUNTIF([.C21:.M21];&quot;51☻&quot;)" office:value-type="float" office:value="0">
            <text:p>0</text:p>
          </table:table-cell>
          <table:table-cell table:style-name="ce155" table:formula="of:=COUNTIF([.C21:.M21];&quot;52&quot;)+COUNTIF([.C21:.M21];&quot;52$&quot;)+COUNTIF([.C21:.M21];&quot;52☻&quot;)" office:value-type="float" office:value="0">
            <text:p>0</text:p>
          </table:table-cell>
          <table:table-cell table:style-name="ce155" table:formula="of:=COUNTIF([.C21:.M21];&quot;51¶&quot;)" office:value-type="float" office:value="0">
            <text:p>0</text:p>
          </table:table-cell>
          <table:table-cell table:style-name="ce155" table:formula="of:=COUNTIF([.C21:.M21];&quot;52¶&quot;)" office:value-type="float" office:value="0">
            <text:p>0</text:p>
          </table:table-cell>
          <table:table-cell table:style-name="ce155" table:formula="of:=COUNTIF([.C21:.M21];&quot;U&quot;)+COUNTIF([.C21:.M21];&quot;U☻&quot;)+COUNTIF([.C21:.M21];&quot;U☺&quot;)" office:value-type="float" office:value="0">
            <text:p>0</text:p>
          </table:table-cell>
          <table:table-cell table:style-name="ce155" table:formula="of:=COUNTIF([.C21:.M21];&quot;KVIT&quot;)+COUNTIF([.C21:.M21];&quot;KVIT☻&quot;)+COUNTIF([.C21:.M21];&quot;kvit$&quot;)" office:value-type="float" office:value="0">
            <text:p>0</text:p>
          </table:table-cell>
          <table:table-cell table:style-name="ce156" table:formula="of:=COUNTBLANK([.C21:.M21])" office:value-type="float" office:value="8">
            <text:p>8</text:p>
          </table:table-cell>
          <table:table-cell table:style-name="ce157" table:formula="of:=COUNTIF([.C21:.M21];&quot;x&quot;)" office:value-type="float" office:value="0">
            <text:p>0</text:p>
          </table:table-cell>
          <table:table-cell table:style-name="ce158" table:formula="of:=COUNTIF([.C21:.M21];&quot;51&quot;)+COUNTIF([.C21:.M21];&quot;51☻&quot;)+COUNTIF([.C21:.M21];&quot;2&quot;)+COUNTIF([.C21:.M21];&quot;52&quot;)+COUNTIF([.C21:.M21];&quot;52☻&quot;)+COUNTIF([.C21:.M21];&quot;51$&quot;)+COUNTIF([.C21:.M21];&quot;52$&quot;)" office:value-type="float" office:value="0">
            <text:p>0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7-21">
            <text:p>21. jul 13</text:p>
          </table:table-cell>
          <table:table-cell table:style-name="ce150" table:formula="of:=TEXT([.A22];&quot;Ddd&quot;)" office:value-type="string" office:string-value="ned">
            <text:p>ned</text:p>
          </table:table-cell>
          <table:table-cell table:style-name="ce153"/>
          <table:table-cell table:style-name="ce154"/>
          <table:table-cell table:style-name="ce153"/>
          <table:table-cell table:style-name="ce11" table:formula="of:=[$'Vzorci vnosov'.$A$21]" office:value-type="string" office:string-value="☺">
            <text:p>☺</text:p>
          </table:table-cell>
          <table:table-cell table:style-name="ce154"/>
          <table:table-cell table:style-name="ce153"/>
          <table:table-cell table:style-name="ce56" office:value-type="string">
            <text:p>POR</text:p>
          </table:table-cell>
          <table:table-cell table:style-name="ce153"/>
          <table:table-cell table:style-name="ce6" table:formula="of:=[$'Vzorci vnosov'.$A$14]" office:value-type="string" office:string-value="☻">
            <text:p>☻</text:p>
          </table:table-cell>
          <table:table-cell table:style-name="ce154" table:number-columns-repeated="2"/>
          <table:table-cell table:style-name="ce56" office:value-type="string">
            <text:p>KON</text:p>
          </table:table-cell>
          <table:table-cell table:style-name="ce56" office:value-type="string">
            <text:p>TAL</text:p>
          </table:table-cell>
          <table:table-cell table:style-name="ce155" table:formula="of:=COUNTIF([.C22:.M22];&quot;☻&quot;)+COUNTIF([.C22:.M22];&quot;52☻&quot;)+COUNTIF([.C22:.M22];&quot;51☻&quot;)+COUNTIF([.C22:.M22];&quot;1☻&quot;)+COUNTIF([.C22:.M22];&quot;KVIT☻&quot;)+COUNTIF([.C22:.M22];&quot;U☻&quot;)" office:value-type="float" office:value="1">
            <text:p>1</text:p>
          </table:table-cell>
          <table:table-cell table:style-name="ce155" table:formula="of:=COUNTIF([.C22:.M22];&quot;☺&quot;)+COUNTIF([.C22:.M22];&quot;52☺&quot;)+COUNTIF([.C22:.M22];&quot;51☺&quot;)+COUNTIF([.C22:.M22];&quot;1☺&quot;)+COUNTIF([.C22:.M22];&quot;KVIT☺&quot;)+COUNTIF([.C22:.M22];&quot;U☺&quot;)" office:value-type="float" office:value="1">
            <text:p>1</text:p>
          </table:table-cell>
          <table:table-cell table:style-name="ce155" table:formula="of:=COUNTIF([.C22:.M22];&quot;51&quot;)+COUNTIF([.C22:.M22];&quot;51$&quot;)+COUNTIF([.C22:.M22];&quot;51☻&quot;)" office:value-type="float" office:value="0">
            <text:p>0</text:p>
          </table:table-cell>
          <table:table-cell table:style-name="ce155" table:formula="of:=COUNTIF([.C22:.M22];&quot;52&quot;)+COUNTIF([.C22:.M22];&quot;52$&quot;)+COUNTIF([.C22:.M22];&quot;52☻&quot;)" office:value-type="float" office:value="0">
            <text:p>0</text:p>
          </table:table-cell>
          <table:table-cell table:style-name="ce155" table:formula="of:=COUNTIF([.C22:.M22];&quot;51¶&quot;)" office:value-type="float" office:value="0">
            <text:p>0</text:p>
          </table:table-cell>
          <table:table-cell table:style-name="ce155" table:formula="of:=COUNTIF([.C22:.M22];&quot;52¶&quot;)" office:value-type="float" office:value="0">
            <text:p>0</text:p>
          </table:table-cell>
          <table:table-cell table:style-name="ce155" table:formula="of:=COUNTIF([.C22:.M22];&quot;U&quot;)+COUNTIF([.C22:.M22];&quot;U☻&quot;)+COUNTIF([.C22:.M22];&quot;U☺&quot;)" office:value-type="float" office:value="0">
            <text:p>0</text:p>
          </table:table-cell>
          <table:table-cell table:style-name="ce155" table:formula="of:=COUNTIF([.C22:.M22];&quot;KVIT&quot;)+COUNTIF([.C22:.M22];&quot;KVIT☻&quot;)+COUNTIF([.C22:.M22];&quot;kvit$&quot;)" office:value-type="float" office:value="0">
            <text:p>0</text:p>
          </table:table-cell>
          <table:table-cell table:style-name="ce156" table:formula="of:=COUNTBLANK([.C22:.M22])" office:value-type="float" office:value="8">
            <text:p>8</text:p>
          </table:table-cell>
          <table:table-cell table:style-name="ce157" table:formula="of:=COUNTIF([.C22:.M22];&quot;x&quot;)" office:value-type="float" office:value="0">
            <text:p>0</text:p>
          </table:table-cell>
          <table:table-cell table:style-name="ce158" table:formula="of:=COUNTIF([.C22:.M22];&quot;51&quot;)+COUNTIF([.C22:.M22];&quot;51☻&quot;)+COUNTIF([.C22:.M22];&quot;2&quot;)+COUNTIF([.C22:.M22];&quot;52&quot;)+COUNTIF([.C22:.M22];&quot;52☻&quot;)+COUNTIF([.C22:.M22];&quot;51$&quot;)+COUNTIF([.C22:.M22];&quot;52$&quot;)" office:value-type="float" office:value="0">
            <text:p>0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7-22">
            <text:p>22. jul 13</text:p>
          </table:table-cell>
          <table:table-cell table:style-name="ce149" table:formula="of:=TEXT([.A23];&quot;Ddd&quot;)" office:value-type="string" office:string-value="pon">
            <text:p>pon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table:formula="of:=[$januar.$L$1]" office:value-type="string" office:string-value="DRN">
            <text:p>DRN</text:p>
          </table:table-cell>
          <table:table-cell table:style-name="ce33" office:value-type="string">
            <text:p>TAL</text:p>
          </table:table-cell>
          <table:table-cell table:style-name="ce155" table:formula="of:=COUNTIF([.C23:.M23];&quot;☻&quot;)+COUNTIF([.C23:.M23];&quot;52☻&quot;)+COUNTIF([.C23:.M23];&quot;51☻&quot;)+COUNTIF([.C23:.M23];&quot;1☻&quot;)+COUNTIF([.C23:.M23];&quot;KVIT☻&quot;)+COUNTIF([.C23:.M23];&quot;U☻&quot;)" office:value-type="float" office:value="1">
            <text:p>1</text:p>
          </table:table-cell>
          <table:table-cell table:style-name="ce155" table:formula="of:=COUNTIF([.C23:.M23];&quot;☺&quot;)+COUNTIF([.C23:.M23];&quot;52☺&quot;)+COUNTIF([.C23:.M23];&quot;51☺&quot;)+COUNTIF([.C23:.M23];&quot;1☺&quot;)+COUNTIF([.C23:.M23];&quot;KVIT☺&quot;)+COUNTIF([.C23:.M23];&quot;U☺&quot;)" office:value-type="float" office:value="1">
            <text:p>1</text:p>
          </table:table-cell>
          <table:table-cell table:style-name="ce155" table:formula="of:=COUNTIF([.C23:.M23];&quot;51&quot;)+COUNTIF([.C23:.M23];&quot;51$&quot;)+COUNTIF([.C23:.M23];&quot;51☻&quot;)" office:value-type="float" office:value="1">
            <text:p>1</text:p>
          </table:table-cell>
          <table:table-cell table:style-name="ce155" table:formula="of:=COUNTIF([.C23:.M23];&quot;52&quot;)+COUNTIF([.C23:.M23];&quot;52$&quot;)+COUNTIF([.C23:.M23];&quot;52☻&quot;)" office:value-type="float" office:value="1">
            <text:p>1</text:p>
          </table:table-cell>
          <table:table-cell table:style-name="ce155" table:formula="of:=COUNTIF([.C23:.M23];&quot;51¶&quot;)" office:value-type="float" office:value="1">
            <text:p>1</text:p>
          </table:table-cell>
          <table:table-cell table:style-name="ce155" table:formula="of:=COUNTIF([.C23:.M23];&quot;52¶&quot;)" office:value-type="float" office:value="0">
            <text:p>0</text:p>
          </table:table-cell>
          <table:table-cell table:style-name="ce155" table:formula="of:=COUNTIF([.C23:.M23];&quot;U&quot;)+COUNTIF([.C23:.M23];&quot;U☻&quot;)+COUNTIF([.C23:.M23];&quot;U☺&quot;)" office:value-type="float" office:value="0">
            <text:p>0</text:p>
          </table:table-cell>
          <table:table-cell table:style-name="ce155" table:formula="of:=COUNTIF([.C23:.M23];&quot;KVIT&quot;)+COUNTIF([.C23:.M23];&quot;KVIT☻&quot;)+COUNTIF([.C23:.M23];&quot;kvit$&quot;)" office:value-type="float" office:value="2">
            <text:p>2</text:p>
          </table:table-cell>
          <table:table-cell table:style-name="ce156" table:formula="of:=COUNTBLANK([.C23:.M23])" office:value-type="float" office:value="0">
            <text:p>0</text:p>
          </table:table-cell>
          <table:table-cell table:style-name="ce157" table:formula="of:=COUNTIF([.C23:.M23];&quot;x&quot;)" office:value-type="float" office:value="2">
            <text:p>2</text:p>
          </table:table-cell>
          <table:table-cell table:style-name="ce158" table:formula="of:=COUNTIF([.C23:.M23];&quot;51&quot;)+COUNTIF([.C23:.M23];&quot;51☻&quot;)+COUNTIF([.C23:.M23];&quot;2&quot;)+COUNTIF([.C23:.M23];&quot;52&quot;)+COUNTIF([.C23:.M23];&quot;52☻&quot;)+COUNTIF([.C23:.M23];&quot;51$&quot;)+COUNTIF([.C23:.M23];&quot;52$&quot;)" office:value-type="float" office:value="2">
            <text:p>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7-23">
            <text:p>23. jul 13</text:p>
          </table:table-cell>
          <table:table-cell table:style-name="ce149" table:formula="of:=TEXT([.A24];&quot;Ddd&quot;)" office:value-type="string" office:string-value="tor">
            <text:p>t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MIO</text:p>
          </table:table-cell>
          <table:table-cell table:style-name="ce33" office:value-type="string">
            <text:p>TAL</text:p>
          </table:table-cell>
          <table:table-cell table:style-name="ce155" table:formula="of:=COUNTIF([.C24:.M24];&quot;☻&quot;)+COUNTIF([.C24:.M24];&quot;52☻&quot;)+COUNTIF([.C24:.M24];&quot;51☻&quot;)+COUNTIF([.C24:.M24];&quot;1☻&quot;)+COUNTIF([.C24:.M24];&quot;KVIT☻&quot;)+COUNTIF([.C24:.M24];&quot;U☻&quot;)" office:value-type="float" office:value="1">
            <text:p>1</text:p>
          </table:table-cell>
          <table:table-cell table:style-name="ce155" table:formula="of:=COUNTIF([.C24:.M24];&quot;☺&quot;)+COUNTIF([.C24:.M24];&quot;52☺&quot;)+COUNTIF([.C24:.M24];&quot;51☺&quot;)+COUNTIF([.C24:.M24];&quot;1☺&quot;)+COUNTIF([.C24:.M24];&quot;KVIT☺&quot;)+COUNTIF([.C24:.M24];&quot;U☺&quot;)" office:value-type="float" office:value="1">
            <text:p>1</text:p>
          </table:table-cell>
          <table:table-cell table:style-name="ce155" table:formula="of:=COUNTIF([.C24:.M24];&quot;51&quot;)+COUNTIF([.C24:.M24];&quot;51$&quot;)+COUNTIF([.C24:.M24];&quot;51☻&quot;)" office:value-type="float" office:value="1">
            <text:p>1</text:p>
          </table:table-cell>
          <table:table-cell table:style-name="ce155" table:formula="of:=COUNTIF([.C24:.M24];&quot;52&quot;)+COUNTIF([.C24:.M24];&quot;52$&quot;)+COUNTIF([.C24:.M24];&quot;52☻&quot;)" office:value-type="float" office:value="1">
            <text:p>1</text:p>
          </table:table-cell>
          <table:table-cell table:style-name="ce155" table:formula="of:=COUNTIF([.C24:.M24];&quot;51¶&quot;)" office:value-type="float" office:value="1">
            <text:p>1</text:p>
          </table:table-cell>
          <table:table-cell table:style-name="ce155" table:formula="of:=COUNTIF([.C24:.M24];&quot;52¶&quot;)" office:value-type="float" office:value="0">
            <text:p>0</text:p>
          </table:table-cell>
          <table:table-cell table:style-name="ce155" table:formula="of:=COUNTIF([.C24:.M24];&quot;U&quot;)+COUNTIF([.C24:.M24];&quot;U☻&quot;)+COUNTIF([.C24:.M24];&quot;U☺&quot;)" office:value-type="float" office:value="0">
            <text:p>0</text:p>
          </table:table-cell>
          <table:table-cell table:style-name="ce155" table:formula="of:=COUNTIF([.C24:.M24];&quot;KVIT&quot;)+COUNTIF([.C24:.M24];&quot;KVIT☻&quot;)+COUNTIF([.C24:.M24];&quot;kvit$&quot;)" office:value-type="float" office:value="2">
            <text:p>2</text:p>
          </table:table-cell>
          <table:table-cell table:style-name="ce156" table:formula="of:=COUNTBLANK([.C24:.M24])" office:value-type="float" office:value="0">
            <text:p>0</text:p>
          </table:table-cell>
          <table:table-cell table:style-name="ce157" table:formula="of:=COUNTIF([.C24:.M24];&quot;x&quot;)" office:value-type="float" office:value="2">
            <text:p>2</text:p>
          </table:table-cell>
          <table:table-cell table:style-name="ce158" table:formula="of:=COUNTIF([.C24:.M24];&quot;51&quot;)+COUNTIF([.C24:.M24];&quot;51☻&quot;)+COUNTIF([.C24:.M24];&quot;2&quot;)+COUNTIF([.C24:.M24];&quot;52&quot;)+COUNTIF([.C24:.M24];&quot;52☻&quot;)+COUNTIF([.C24:.M24];&quot;51$&quot;)+COUNTIF([.C24:.M24];&quot;52$&quot;)" office:value-type="float" office:value="2">
            <text:p>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7-24">
            <text:p>24. jul 13</text:p>
          </table:table-cell>
          <table:table-cell table:style-name="ce149" table:formula="of:=TEXT([.A25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2" office:value-type="string">
            <office:annotation draw:style-name="gr1" draw:text-style-name="P1" svg:width="2.936cm" svg:height="2.315cm" svg:x="10.703cm" svg:y="16.37cm" draw:caption-point-x="-0.606cm" draw:caption-point-y="0.468cm">
              <dc:creator>MŠ</dc:creator>
              <dc:date>2013-12-23T00:00:00</dc:date>
              <text:p text:style-name="P1"><text:span text:style-name="T1">Ne morem 5., 6., 7.</text:span></text:p>
            </office:annotation>
            <text:p>RTG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7" office:value-type="string">
            <office:annotation draw:style-name="gr1" draw:text-style-name="P1" svg:width="2.952cm" svg:height="1.006cm" svg:x="13.585cm" svg:y="15.321cm" draw:caption-point-x="-0.609cm" draw:caption-point-y="1.517cm">
              <dc:creator>MŠ</dc:creator>
              <dc:date>2013-12-23T00:00:00</dc:date>
              <text:p text:style-name="P1"><text:span text:style-name="T1">od 24.6. naprej bom doma</text:span></text:p>
            </office:annotation>
            <text:p>RAV</text:p>
          </table:table-cell>
          <table:table-cell table:style-name="ce33" office:value-type="string">
            <text:p>MŠŠ</text:p>
          </table:table-cell>
          <table:table-cell table:style-name="ce155" table:formula="of:=COUNTIF([.C25:.M25];&quot;☻&quot;)+COUNTIF([.C25:.M25];&quot;52☻&quot;)+COUNTIF([.C25:.M25];&quot;51☻&quot;)+COUNTIF([.C25:.M25];&quot;1☻&quot;)+COUNTIF([.C25:.M25];&quot;KVIT☻&quot;)+COUNTIF([.C25:.M25];&quot;U☻&quot;)" office:value-type="float" office:value="1">
            <text:p>1</text:p>
          </table:table-cell>
          <table:table-cell table:style-name="ce155" table:formula="of:=COUNTIF([.C25:.M25];&quot;☺&quot;)+COUNTIF([.C25:.M25];&quot;52☺&quot;)+COUNTIF([.C25:.M25];&quot;51☺&quot;)+COUNTIF([.C25:.M25];&quot;1☺&quot;)+COUNTIF([.C25:.M25];&quot;KVIT☺&quot;)+COUNTIF([.C25:.M25];&quot;U☺&quot;)" office:value-type="float" office:value="0">
            <text:p>0</text:p>
          </table:table-cell>
          <table:table-cell table:style-name="ce155" table:formula="of:=COUNTIF([.C25:.M25];&quot;51&quot;)+COUNTIF([.C25:.M25];&quot;51$&quot;)+COUNTIF([.C25:.M25];&quot;51☻&quot;)" office:value-type="float" office:value="1">
            <text:p>1</text:p>
          </table:table-cell>
          <table:table-cell table:style-name="ce155" table:formula="of:=COUNTIF([.C25:.M25];&quot;52&quot;)+COUNTIF([.C25:.M25];&quot;52$&quot;)+COUNTIF([.C25:.M25];&quot;52☻&quot;)" office:value-type="float" office:value="1">
            <text:p>1</text:p>
          </table:table-cell>
          <table:table-cell table:style-name="ce155" table:formula="of:=COUNTIF([.C25:.M25];&quot;51¶&quot;)" office:value-type="float" office:value="0">
            <text:p>0</text:p>
          </table:table-cell>
          <table:table-cell table:style-name="ce155" table:formula="of:=COUNTIF([.C25:.M25];&quot;52¶&quot;)" office:value-type="float" office:value="0">
            <text:p>0</text:p>
          </table:table-cell>
          <table:table-cell table:style-name="ce155" table:formula="of:=COUNTIF([.C25:.M25];&quot;U&quot;)+COUNTIF([.C25:.M25];&quot;U☻&quot;)+COUNTIF([.C25:.M25];&quot;U☺&quot;)" office:value-type="float" office:value="0">
            <text:p>0</text:p>
          </table:table-cell>
          <table:table-cell table:style-name="ce155" table:formula="of:=COUNTIF([.C25:.M25];&quot;KVIT&quot;)+COUNTIF([.C25:.M25];&quot;KVIT☻&quot;)+COUNTIF([.C25:.M25];&quot;kvit$&quot;)" office:value-type="float" office:value="2">
            <text:p>2</text:p>
          </table:table-cell>
          <table:table-cell table:style-name="ce156" table:formula="of:=COUNTBLANK([.C25:.M25])" office:value-type="float" office:value="0">
            <text:p>0</text:p>
          </table:table-cell>
          <table:table-cell table:style-name="ce157" table:formula="of:=COUNTIF([.C25:.M25];&quot;x&quot;)" office:value-type="float" office:value="2">
            <text:p>2</text:p>
          </table:table-cell>
          <table:table-cell table:style-name="ce158" table:formula="of:=COUNTIF([.C25:.M25];&quot;51&quot;)+COUNTIF([.C25:.M25];&quot;51☻&quot;)+COUNTIF([.C25:.M25];&quot;2&quot;)+COUNTIF([.C25:.M25];&quot;52&quot;)+COUNTIF([.C25:.M25];&quot;52☻&quot;)+COUNTIF([.C25:.M25];&quot;51$&quot;)+COUNTIF([.C25:.M25];&quot;52$&quot;)" office:value-type="float" office:value="2">
            <text:p>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7-25">
            <text:p>25. jul 13</text:p>
          </table:table-cell>
          <table:table-cell table:style-name="ce149" table:formula="of:=TEXT([.A26];&quot;Ddd&quot;)" office:value-type="string" office:string-value="čet">
            <text:p>č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9" office:value-type="string">
            <office:annotation draw:style-name="gr1" draw:text-style-name="P1" svg:width="3.911cm" svg:height="8.904cm" svg:x="13.585cm" svg:y="17.074cm" draw:caption-point-x="-0.609cm" draw:caption-point-y="0.466cm">
              <dc:creator>MŠ</dc:creator>
              <dc:date>2013-12-23T00:00:00</dc:date>
              <text:p text:style-name="P1"><text:span text:style-name="T1">dopust do 10. junija vključno</text:span></text:p>
              <text:p text:style-name="P1"><text:span text:style-name="T1"><text:s text:c="19"/></text:span><text:span text:style-name="T1">11. in 25. junija sem dežuren na KO za anesteziolozijo</text:span></text:p>
              <text:p text:style-name="P1"><text:span text:style-name="T1"><text:s text:c="20"/></text:span><text:span text:style-name="T1">ter 28. in 29 junija.</text:span></text:p>
            </office:annotation>
            <text:p>GRY</text:p>
          </table:table-cell>
          <table:table-cell table:style-name="ce33" office:value-type="string">
            <text:p>PIN</text:p>
          </table:table-cell>
          <table:table-cell table:style-name="ce155" table:formula="of:=COUNTIF([.C26:.M26];&quot;☻&quot;)+COUNTIF([.C26:.M26];&quot;52☻&quot;)+COUNTIF([.C26:.M26];&quot;51☻&quot;)+COUNTIF([.C26:.M26];&quot;1☻&quot;)+COUNTIF([.C26:.M26];&quot;KVIT☻&quot;)+COUNTIF([.C26:.M26];&quot;U☻&quot;)" office:value-type="float" office:value="1">
            <text:p>1</text:p>
          </table:table-cell>
          <table:table-cell table:style-name="ce155" table:formula="of:=COUNTIF([.C26:.M26];&quot;☺&quot;)+COUNTIF([.C26:.M26];&quot;52☺&quot;)+COUNTIF([.C26:.M26];&quot;51☺&quot;)+COUNTIF([.C26:.M26];&quot;1☺&quot;)+COUNTIF([.C26:.M26];&quot;KVIT☺&quot;)+COUNTIF([.C26:.M26];&quot;U☺&quot;)" office:value-type="float" office:value="0">
            <text:p>0</text:p>
          </table:table-cell>
          <table:table-cell table:style-name="ce155" table:formula="of:=COUNTIF([.C26:.M26];&quot;51&quot;)+COUNTIF([.C26:.M26];&quot;51$&quot;)+COUNTIF([.C26:.M26];&quot;51☻&quot;)" office:value-type="float" office:value="1">
            <text:p>1</text:p>
          </table:table-cell>
          <table:table-cell table:style-name="ce155" table:formula="of:=COUNTIF([.C26:.M26];&quot;52&quot;)+COUNTIF([.C26:.M26];&quot;52$&quot;)+COUNTIF([.C26:.M26];&quot;52☻&quot;)" office:value-type="float" office:value="1">
            <text:p>1</text:p>
          </table:table-cell>
          <table:table-cell table:style-name="ce155" table:formula="of:=COUNTIF([.C26:.M26];&quot;51¶&quot;)" office:value-type="float" office:value="1">
            <text:p>1</text:p>
          </table:table-cell>
          <table:table-cell table:style-name="ce155" table:formula="of:=COUNTIF([.C26:.M26];&quot;52¶&quot;)" office:value-type="float" office:value="0">
            <text:p>0</text:p>
          </table:table-cell>
          <table:table-cell table:style-name="ce155" table:formula="of:=COUNTIF([.C26:.M26];&quot;U&quot;)+COUNTIF([.C26:.M26];&quot;U☻&quot;)+COUNTIF([.C26:.M26];&quot;U☺&quot;)" office:value-type="float" office:value="0">
            <text:p>0</text:p>
          </table:table-cell>
          <table:table-cell table:style-name="ce155" table:formula="of:=COUNTIF([.C26:.M26];&quot;KVIT&quot;)+COUNTIF([.C26:.M26];&quot;KVIT☻&quot;)+COUNTIF([.C26:.M26];&quot;kvit$&quot;)" office:value-type="float" office:value="3">
            <text:p>3</text:p>
          </table:table-cell>
          <table:table-cell table:style-name="ce156" table:formula="of:=COUNTBLANK([.C26:.M26])" office:value-type="float" office:value="0">
            <text:p>0</text:p>
          </table:table-cell>
          <table:table-cell table:style-name="ce157" table:formula="of:=COUNTIF([.C26:.M26];&quot;x&quot;)" office:value-type="float" office:value="2">
            <text:p>2</text:p>
          </table:table-cell>
          <table:table-cell table:style-name="ce158" table:formula="of:=COUNTIF([.C26:.M26];&quot;51&quot;)+COUNTIF([.C26:.M26];&quot;51☻&quot;)+COUNTIF([.C26:.M26];&quot;2&quot;)+COUNTIF([.C26:.M26];&quot;52&quot;)+COUNTIF([.C26:.M26];&quot;52☻&quot;)+COUNTIF([.C26:.M26];&quot;51$&quot;)+COUNTIF([.C26:.M26];&quot;52$&quot;)" office:value-type="float" office:value="2">
            <text:p>2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7-26">
            <text:p>26. jul 13</text:p>
          </table:table-cell>
          <table:table-cell table:style-name="ce149" table:formula="of:=TEXT([.A27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9" office:value-type="string">
            <text:p>ORO</text:p>
          </table:table-cell>
          <table:table-cell table:style-name="ce33" office:value-type="string">
            <text:p>MIO</text:p>
          </table:table-cell>
          <table:table-cell table:style-name="ce155" table:formula="of:=COUNTIF([.C27:.M27];&quot;☻&quot;)+COUNTIF([.C27:.M27];&quot;52☻&quot;)+COUNTIF([.C27:.M27];&quot;51☻&quot;)+COUNTIF([.C27:.M27];&quot;1☻&quot;)+COUNTIF([.C27:.M27];&quot;KVIT☻&quot;)+COUNTIF([.C27:.M27];&quot;U☻&quot;)" office:value-type="float" office:value="1">
            <text:p>1</text:p>
          </table:table-cell>
          <table:table-cell table:style-name="ce155" table:formula="of:=COUNTIF([.C27:.M27];&quot;☺&quot;)+COUNTIF([.C27:.M27];&quot;52☺&quot;)+COUNTIF([.C27:.M27];&quot;51☺&quot;)+COUNTIF([.C27:.M27];&quot;1☺&quot;)+COUNTIF([.C27:.M27];&quot;KVIT☺&quot;)+COUNTIF([.C27:.M27];&quot;U☺&quot;)" office:value-type="float" office:value="1">
            <text:p>1</text:p>
          </table:table-cell>
          <table:table-cell table:style-name="ce155" table:formula="of:=COUNTIF([.C27:.M27];&quot;51&quot;)+COUNTIF([.C27:.M27];&quot;51$&quot;)+COUNTIF([.C27:.M27];&quot;51☻&quot;)" office:value-type="float" office:value="1">
            <text:p>1</text:p>
          </table:table-cell>
          <table:table-cell table:style-name="ce155" table:formula="of:=COUNTIF([.C27:.M27];&quot;52&quot;)+COUNTIF([.C27:.M27];&quot;52$&quot;)+COUNTIF([.C27:.M27];&quot;52☻&quot;)" office:value-type="float" office:value="1">
            <text:p>1</text:p>
          </table:table-cell>
          <table:table-cell table:style-name="ce155" table:formula="of:=COUNTIF([.C27:.M27];&quot;51¶&quot;)" office:value-type="float" office:value="1">
            <text:p>1</text:p>
          </table:table-cell>
          <table:table-cell table:style-name="ce155" table:formula="of:=COUNTIF([.C27:.M27];&quot;52¶&quot;)" office:value-type="float" office:value="0">
            <text:p>0</text:p>
          </table:table-cell>
          <table:table-cell table:style-name="ce155" table:formula="of:=COUNTIF([.C27:.M27];&quot;U&quot;)+COUNTIF([.C27:.M27];&quot;U☻&quot;)+COUNTIF([.C27:.M27];&quot;U☺&quot;)" office:value-type="float" office:value="0">
            <text:p>0</text:p>
          </table:table-cell>
          <table:table-cell table:style-name="ce155" table:formula="of:=COUNTIF([.C27:.M27];&quot;KVIT&quot;)+COUNTIF([.C27:.M27];&quot;KVIT☻&quot;)+COUNTIF([.C27:.M27];&quot;kvit$&quot;)" office:value-type="float" office:value="3">
            <text:p>3</text:p>
          </table:table-cell>
          <table:table-cell table:style-name="ce156" table:formula="of:=COUNTBLANK([.C27:.M27])" office:value-type="float" office:value="0">
            <text:p>0</text:p>
          </table:table-cell>
          <table:table-cell table:style-name="ce157" table:formula="of:=COUNTIF([.C27:.M27];&quot;x&quot;)" office:value-type="float" office:value="1">
            <text:p>1</text:p>
          </table:table-cell>
          <table:table-cell table:style-name="ce158" table:formula="of:=COUNTIF([.C27:.M27];&quot;51&quot;)+COUNTIF([.C27:.M27];&quot;51☻&quot;)+COUNTIF([.C27:.M27];&quot;2&quot;)+COUNTIF([.C27:.M27];&quot;52&quot;)+COUNTIF([.C27:.M27];&quot;52☻&quot;)+COUNTIF([.C27:.M27];&quot;51$&quot;)+COUNTIF([.C27:.M27];&quot;52$&quot;)" office:value-type="float" office:value="2">
            <text:p>2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7-27">
            <text:p>27. jul 13</text:p>
          </table:table-cell>
          <table:table-cell table:style-name="ce149" table:formula="of:=TEXT([.A28];&quot;Ddd&quot;)" office:value-type="string" office:string-value="sob">
            <text:p>sob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153"/>
          <table:table-cell table:style-name="ce6" table:formula="of:=[$'Vzorci vnosov'.$A$14]" office:value-type="string" office:string-value="☻">
            <text:p>☻</text:p>
          </table:table-cell>
          <table:table-cell table:style-name="ce153" table:number-columns-repeated="3"/>
          <table:table-cell table:style-name="ce56" office:value-type="string">
            <text:p>POR</text:p>
          </table:table-cell>
          <table:table-cell table:style-name="ce153" table:number-columns-repeated="4"/>
          <table:table-cell table:style-name="ce56" office:value-type="string">
            <text:p>KOS</text:p>
          </table:table-cell>
          <table:table-cell table:style-name="ce56" office:value-type="string">
            <text:p>MIO</text:p>
          </table:table-cell>
          <table:table-cell table:style-name="ce155" table:formula="of:=COUNTIF([.C28:.M28];&quot;☻&quot;)+COUNTIF([.C28:.M28];&quot;52☻&quot;)+COUNTIF([.C28:.M28];&quot;51☻&quot;)+COUNTIF([.C28:.M28];&quot;1☻&quot;)+COUNTIF([.C28:.M28];&quot;KVIT☻&quot;)+COUNTIF([.C28:.M28];&quot;U☻&quot;)" office:value-type="float" office:value="1">
            <text:p>1</text:p>
          </table:table-cell>
          <table:table-cell table:style-name="ce155" table:formula="of:=COUNTIF([.C28:.M28];&quot;☺&quot;)+COUNTIF([.C28:.M28];&quot;52☺&quot;)+COUNTIF([.C28:.M28];&quot;51☺&quot;)+COUNTIF([.C28:.M28];&quot;1☺&quot;)+COUNTIF([.C28:.M28];&quot;KVIT☺&quot;)+COUNTIF([.C28:.M28];&quot;U☺&quot;)" office:value-type="float" office:value="1">
            <text:p>1</text:p>
          </table:table-cell>
          <table:table-cell table:style-name="ce155" table:formula="of:=COUNTIF([.C28:.M28];&quot;51&quot;)+COUNTIF([.C28:.M28];&quot;51$&quot;)+COUNTIF([.C28:.M28];&quot;51☻&quot;)" office:value-type="float" office:value="0">
            <text:p>0</text:p>
          </table:table-cell>
          <table:table-cell table:style-name="ce155" table:formula="of:=COUNTIF([.C28:.M28];&quot;52&quot;)+COUNTIF([.C28:.M28];&quot;52$&quot;)+COUNTIF([.C28:.M28];&quot;52☻&quot;)" office:value-type="float" office:value="0">
            <text:p>0</text:p>
          </table:table-cell>
          <table:table-cell table:style-name="ce155" table:formula="of:=COUNTIF([.C28:.M28];&quot;51¶&quot;)" office:value-type="float" office:value="0">
            <text:p>0</text:p>
          </table:table-cell>
          <table:table-cell table:style-name="ce155" table:formula="of:=COUNTIF([.C28:.M28];&quot;52¶&quot;)" office:value-type="float" office:value="0">
            <text:p>0</text:p>
          </table:table-cell>
          <table:table-cell table:style-name="ce155" table:formula="of:=COUNTIF([.C28:.M28];&quot;U&quot;)+COUNTIF([.C28:.M28];&quot;U☻&quot;)+COUNTIF([.C28:.M28];&quot;U☺&quot;)" office:value-type="float" office:value="0">
            <text:p>0</text:p>
          </table:table-cell>
          <table:table-cell table:style-name="ce155" table:formula="of:=COUNTIF([.C28:.M28];&quot;KVIT&quot;)+COUNTIF([.C28:.M28];&quot;KVIT☻&quot;)+COUNTIF([.C28:.M28];&quot;kvit$&quot;)" office:value-type="float" office:value="0">
            <text:p>0</text:p>
          </table:table-cell>
          <table:table-cell table:style-name="ce156" table:formula="of:=COUNTBLANK([.C28:.M28])" office:value-type="float" office:value="8">
            <text:p>8</text:p>
          </table:table-cell>
          <table:table-cell table:style-name="ce157" table:formula="of:=COUNTIF([.C28:.M28];&quot;x&quot;)" office:value-type="float" office:value="0">
            <text:p>0</text:p>
          </table:table-cell>
          <table:table-cell table:style-name="ce158" table:formula="of:=COUNTIF([.C28:.M28];&quot;51&quot;)+COUNTIF([.C28:.M28];&quot;51☻&quot;)+COUNTIF([.C28:.M28];&quot;2&quot;)+COUNTIF([.C28:.M28];&quot;52&quot;)+COUNTIF([.C28:.M28];&quot;52☻&quot;)+COUNTIF([.C28:.M28];&quot;51$&quot;)+COUNTIF([.C28:.M28];&quot;52$&quot;)" office:value-type="float" office:value="0">
            <text:p>0</text:p>
          </table:table-cell>
          <table:table-cell table:style-name="ce75" table:formula="of:=[$'Vzorci vnosov'.$A$29]" office:value-type="string" office:string-value=".">
            <text:p>.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7-28">
            <text:p>28. jul 13</text:p>
          </table:table-cell>
          <table:table-cell table:style-name="ce149" table:formula="of:=TEXT([.A29];&quot;Ddd&quot;)" office:value-type="string" office:string-value="ned">
            <text:p>ned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154"/>
          <table:table-cell table:style-name="ce6" table:formula="of:=[$'Vzorci vnosov'.$A$14]" office:value-type="string" office:string-value="☻">
            <text:p>☻</text:p>
          </table:table-cell>
          <table:table-cell table:style-name="ce153"/>
          <table:table-cell table:style-name="ce154" table:number-columns-repeated="2"/>
          <table:table-cell table:style-name="ce56" office:value-type="string">
            <text:p>POR</text:p>
          </table:table-cell>
          <table:table-cell table:style-name="ce153"/>
          <table:table-cell table:style-name="ce154" table:number-columns-repeated="3"/>
          <table:table-cell table:style-name="ce56" office:value-type="string">
            <text:p>KOS</text:p>
          </table:table-cell>
          <table:table-cell table:style-name="ce56" office:value-type="string">
            <text:p>MIO</text:p>
          </table:table-cell>
          <table:table-cell table:style-name="ce155" table:formula="of:=COUNTIF([.C29:.M29];&quot;☻&quot;)+COUNTIF([.C29:.M29];&quot;52☻&quot;)+COUNTIF([.C29:.M29];&quot;51☻&quot;)+COUNTIF([.C29:.M29];&quot;1☻&quot;)+COUNTIF([.C29:.M29];&quot;KVIT☻&quot;)+COUNTIF([.C29:.M29];&quot;U☻&quot;)" office:value-type="float" office:value="1">
            <text:p>1</text:p>
          </table:table-cell>
          <table:table-cell table:style-name="ce155" table:formula="of:=COUNTIF([.C29:.M29];&quot;☺&quot;)+COUNTIF([.C29:.M29];&quot;52☺&quot;)+COUNTIF([.C29:.M29];&quot;51☺&quot;)+COUNTIF([.C29:.M29];&quot;1☺&quot;)+COUNTIF([.C29:.M29];&quot;KVIT☺&quot;)+COUNTIF([.C29:.M29];&quot;U☺&quot;)" office:value-type="float" office:value="1">
            <text:p>1</text:p>
          </table:table-cell>
          <table:table-cell table:style-name="ce155" table:formula="of:=COUNTIF([.C29:.M29];&quot;51&quot;)+COUNTIF([.C29:.M29];&quot;51$&quot;)+COUNTIF([.C29:.M29];&quot;51☻&quot;)" office:value-type="float" office:value="0">
            <text:p>0</text:p>
          </table:table-cell>
          <table:table-cell table:style-name="ce155" table:formula="of:=COUNTIF([.C29:.M29];&quot;52&quot;)+COUNTIF([.C29:.M29];&quot;52$&quot;)+COUNTIF([.C29:.M29];&quot;52☻&quot;)" office:value-type="float" office:value="0">
            <text:p>0</text:p>
          </table:table-cell>
          <table:table-cell table:style-name="ce155" table:formula="of:=COUNTIF([.C29:.M29];&quot;51¶&quot;)" office:value-type="float" office:value="0">
            <text:p>0</text:p>
          </table:table-cell>
          <table:table-cell table:style-name="ce155" table:formula="of:=COUNTIF([.C29:.M29];&quot;52¶&quot;)" office:value-type="float" office:value="0">
            <text:p>0</text:p>
          </table:table-cell>
          <table:table-cell table:style-name="ce155" table:formula="of:=COUNTIF([.C29:.M29];&quot;U&quot;)+COUNTIF([.C29:.M29];&quot;U☻&quot;)+COUNTIF([.C29:.M29];&quot;U☺&quot;)" office:value-type="float" office:value="0">
            <text:p>0</text:p>
          </table:table-cell>
          <table:table-cell table:style-name="ce155" table:formula="of:=COUNTIF([.C29:.M29];&quot;KVIT&quot;)+COUNTIF([.C29:.M29];&quot;KVIT☻&quot;)+COUNTIF([.C29:.M29];&quot;kvit$&quot;)" office:value-type="float" office:value="0">
            <text:p>0</text:p>
          </table:table-cell>
          <table:table-cell table:style-name="ce156" table:formula="of:=COUNTBLANK([.C29:.M29])" office:value-type="float" office:value="8">
            <text:p>8</text:p>
          </table:table-cell>
          <table:table-cell table:style-name="ce157" table:formula="of:=COUNTIF([.C29:.M29];&quot;x&quot;)" office:value-type="float" office:value="0">
            <text:p>0</text:p>
          </table:table-cell>
          <table:table-cell table:style-name="ce158" table:formula="of:=COUNTIF([.C29:.M29];&quot;51&quot;)+COUNTIF([.C29:.M29];&quot;51☻&quot;)+COUNTIF([.C29:.M29];&quot;2&quot;)+COUNTIF([.C29:.M29];&quot;52&quot;)+COUNTIF([.C29:.M29];&quot;52☻&quot;)+COUNTIF([.C29:.M29];&quot;51$&quot;)+COUNTIF([.C29:.M29];&quot;52$&quot;)" office:value-type="float" office:value="0">
            <text:p>0</text:p>
          </table:table-cell>
          <table:table-cell table:style-name="ce75" table:formula="of:=[$'Vzorci vnosov'.$A$30]" office:value-type="string" office:string-value=".">
            <text:p>.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7-29">
            <text:p>29. jul 13</text:p>
          </table:table-cell>
          <table:table-cell table:style-name="ce149" table:formula="of:=TEXT([.A30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5" office:value-type="string">
            <text:p>MI/DR</text:p>
          </table:table-cell>
          <table:table-cell table:style-name="ce33" office:value-type="string">
            <text:p>MIO</text:p>
          </table:table-cell>
          <table:table-cell table:style-name="ce155" table:formula="of:=COUNTIF([.C30:.M30];&quot;☻&quot;)+COUNTIF([.C30:.M30];&quot;52☻&quot;)+COUNTIF([.C30:.M30];&quot;51☻&quot;)+COUNTIF([.C30:.M30];&quot;1☻&quot;)+COUNTIF([.C30:.M30];&quot;KVIT☻&quot;)+COUNTIF([.C30:.M30];&quot;U☻&quot;)" office:value-type="float" office:value="0">
            <text:p>0</text:p>
          </table:table-cell>
          <table:table-cell table:style-name="ce155" table:formula="of:=COUNTIF([.C30:.M30];&quot;☺&quot;)+COUNTIF([.C30:.M30];&quot;52☺&quot;)+COUNTIF([.C30:.M30];&quot;51☺&quot;)+COUNTIF([.C30:.M30];&quot;1☺&quot;)+COUNTIF([.C30:.M30];&quot;KVIT☺&quot;)+COUNTIF([.C30:.M30];&quot;U☺&quot;)" office:value-type="float" office:value="1">
            <text:p>1</text:p>
          </table:table-cell>
          <table:table-cell table:style-name="ce155" table:formula="of:=COUNTIF([.C30:.M30];&quot;51&quot;)+COUNTIF([.C30:.M30];&quot;51$&quot;)+COUNTIF([.C30:.M30];&quot;51☻&quot;)" office:value-type="float" office:value="0">
            <text:p>0</text:p>
          </table:table-cell>
          <table:table-cell table:style-name="ce155" table:formula="of:=COUNTIF([.C30:.M30];&quot;52&quot;)+COUNTIF([.C30:.M30];&quot;52$&quot;)+COUNTIF([.C30:.M30];&quot;52☻&quot;)" office:value-type="float" office:value="1">
            <text:p>1</text:p>
          </table:table-cell>
          <table:table-cell table:style-name="ce155" table:formula="of:=COUNTIF([.C30:.M30];&quot;51¶&quot;)" office:value-type="float" office:value="0">
            <text:p>0</text:p>
          </table:table-cell>
          <table:table-cell table:style-name="ce155" table:formula="of:=COUNTIF([.C30:.M30];&quot;52¶&quot;)" office:value-type="float" office:value="0">
            <text:p>0</text:p>
          </table:table-cell>
          <table:table-cell table:style-name="ce155" table:formula="of:=COUNTIF([.C30:.M30];&quot;U&quot;)+COUNTIF([.C30:.M30];&quot;U☻&quot;)+COUNTIF([.C30:.M30];&quot;U☺&quot;)" office:value-type="float" office:value="0">
            <text:p>0</text:p>
          </table:table-cell>
          <table:table-cell table:style-name="ce155" table:formula="of:=COUNTIF([.C30:.M30];&quot;KVIT&quot;)+COUNTIF([.C30:.M30];&quot;KVIT☻&quot;)+COUNTIF([.C30:.M30];&quot;kvit$&quot;)" office:value-type="float" office:value="2">
            <text:p>2</text:p>
          </table:table-cell>
          <table:table-cell table:style-name="ce156" table:formula="of:=COUNTBLANK([.C30:.M30])" office:value-type="float" office:value="0">
            <text:p>0</text:p>
          </table:table-cell>
          <table:table-cell table:style-name="ce157" table:formula="of:=COUNTIF([.C30:.M30];&quot;x&quot;)" office:value-type="float" office:value="2">
            <text:p>2</text:p>
          </table:table-cell>
          <table:table-cell table:style-name="ce158" table:formula="of:=COUNTIF([.C30:.M30];&quot;51&quot;)+COUNTIF([.C30:.M30];&quot;51☻&quot;)+COUNTIF([.C30:.M30];&quot;2&quot;)+COUNTIF([.C30:.M30];&quot;52&quot;)+COUNTIF([.C30:.M30];&quot;52☻&quot;)+COUNTIF([.C30:.M30];&quot;51$&quot;)+COUNTIF([.C30:.M30];&quot;52$&quot;)" office:value-type="float" office:value="1">
            <text:p>1</text:p>
          </table:table-cell>
          <table:table-cell table:number-columns-repeated="998"/>
        </table:table-row>
        <table:table-row table:style-name="ro8">
          <table:table-cell table:style-name="ce20" office:value-type="date" office:date-value="2013-07-30">
            <text:p>30. jul 13</text:p>
          </table:table-cell>
          <table:table-cell table:style-name="ce149" table:formula="of:=TEXT([.A31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130" office:value-type="string">
            <office:annotation draw:style-name="gr1" draw:text-style-name="P1" svg:width="2.925cm" svg:height="1.014cm" svg:x="13.585cm" svg:y="19.676cm" draw:caption-point-x="-0.609cm" draw:caption-point-y="1.369cm">
              <dc:creator>MŠ</dc:creator>
              <dc:date>2013-12-23T00:00:00</dc:date>
              <text:p text:style-name="P1"><text:span text:style-name="T1"><text:s/></text:span><text:span text:style-name="T1">na dopustu do 25.6</text:span></text:p>
            </office:annotation>
            <text:p>PIR</text:p>
          </table:table-cell>
          <table:table-cell table:style-name="ce33" office:value-type="string">
            <text:p>MIO</text:p>
          </table:table-cell>
          <table:table-cell table:style-name="ce155" table:formula="of:=COUNTIF([.C31:.M31];&quot;☻&quot;)+COUNTIF([.C31:.M31];&quot;52☻&quot;)+COUNTIF([.C31:.M31];&quot;51☻&quot;)+COUNTIF([.C31:.M31];&quot;1☻&quot;)+COUNTIF([.C31:.M31];&quot;KVIT☻&quot;)+COUNTIF([.C31:.M31];&quot;U☻&quot;)" office:value-type="float" office:value="1">
            <text:p>1</text:p>
          </table:table-cell>
          <table:table-cell table:style-name="ce155" table:formula="of:=COUNTIF([.C31:.M31];&quot;☺&quot;)+COUNTIF([.C31:.M31];&quot;52☺&quot;)+COUNTIF([.C31:.M31];&quot;51☺&quot;)+COUNTIF([.C31:.M31];&quot;1☺&quot;)+COUNTIF([.C31:.M31];&quot;KVIT☺&quot;)+COUNTIF([.C31:.M31];&quot;U☺&quot;)" office:value-type="float" office:value="0">
            <text:p>0</text:p>
          </table:table-cell>
          <table:table-cell table:style-name="ce155" table:formula="of:=COUNTIF([.C31:.M31];&quot;51&quot;)+COUNTIF([.C31:.M31];&quot;51$&quot;)+COUNTIF([.C31:.M31];&quot;51☻&quot;)" office:value-type="float" office:value="1">
            <text:p>1</text:p>
          </table:table-cell>
          <table:table-cell table:style-name="ce155" table:formula="of:=COUNTIF([.C31:.M31];&quot;52&quot;)+COUNTIF([.C31:.M31];&quot;52$&quot;)+COUNTIF([.C31:.M31];&quot;52☻&quot;)" office:value-type="float" office:value="1">
            <text:p>1</text:p>
          </table:table-cell>
          <table:table-cell table:style-name="ce155" table:formula="of:=COUNTIF([.C31:.M31];&quot;51¶&quot;)" office:value-type="float" office:value="1">
            <text:p>1</text:p>
          </table:table-cell>
          <table:table-cell table:style-name="ce155" table:formula="of:=COUNTIF([.C31:.M31];&quot;52¶&quot;)" office:value-type="float" office:value="0">
            <text:p>0</text:p>
          </table:table-cell>
          <table:table-cell table:style-name="ce155" table:formula="of:=COUNTIF([.C31:.M31];&quot;U&quot;)+COUNTIF([.C31:.M31];&quot;U☻&quot;)+COUNTIF([.C31:.M31];&quot;U☺&quot;)" office:value-type="float" office:value="0">
            <text:p>0</text:p>
          </table:table-cell>
          <table:table-cell table:style-name="ce155" table:formula="of:=COUNTIF([.C31:.M31];&quot;KVIT&quot;)+COUNTIF([.C31:.M31];&quot;KVIT☻&quot;)+COUNTIF([.C31:.M31];&quot;kvit$&quot;)" office:value-type="float" office:value="2">
            <text:p>2</text:p>
          </table:table-cell>
          <table:table-cell table:style-name="ce156" table:formula="of:=COUNTBLANK([.C31:.M31])" office:value-type="float" office:value="0">
            <text:p>0</text:p>
          </table:table-cell>
          <table:table-cell table:style-name="ce157" table:formula="of:=COUNTIF([.C31:.M31];&quot;x&quot;)" office:value-type="float" office:value="1">
            <text:p>1</text:p>
          </table:table-cell>
          <table:table-cell table:style-name="ce158" table:formula="of:=COUNTIF([.C31:.M31];&quot;51&quot;)+COUNTIF([.C31:.M31];&quot;51☻&quot;)+COUNTIF([.C31:.M31];&quot;2&quot;)+COUNTIF([.C31:.M31];&quot;52&quot;)+COUNTIF([.C31:.M31];&quot;52☻&quot;)+COUNTIF([.C31:.M31];&quot;51$&quot;)+COUNTIF([.C31:.M31];&quot;52$&quot;)" office:value-type="float" office:value="2">
            <text:p>2</text:p>
          </table:table-cell>
          <table:table-cell table:number-columns-repeated="998"/>
        </table:table-row>
        <table:table-row table:style-name="ro8">
          <table:table-cell table:style-name="ce20" office:value-type="date" office:date-value="2013-07-31">
            <text:p>31. jul 13</text:p>
          </table:table-cell>
          <table:table-cell table:style-name="ce149" table:formula="of:=TEXT([.A32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5" office:value-type="string">
            <text:p>MI/PI</text:p>
          </table:table-cell>
          <table:table-cell table:style-name="ce33" office:value-type="string">
            <text:p>MIO</text:p>
          </table:table-cell>
          <table:table-cell table:style-name="ce155" table:formula="of:=COUNTIF([.C32:.M32];&quot;☻&quot;)+COUNTIF([.C32:.M32];&quot;52☻&quot;)+COUNTIF([.C32:.M32];&quot;51☻&quot;)+COUNTIF([.C32:.M32];&quot;1☻&quot;)+COUNTIF([.C32:.M32];&quot;KVIT☻&quot;)+COUNTIF([.C32:.M32];&quot;U☻&quot;)" office:value-type="float" office:value="0">
            <text:p>0</text:p>
          </table:table-cell>
          <table:table-cell table:style-name="ce155" table:formula="of:=COUNTIF([.C32:.M32];&quot;☺&quot;)+COUNTIF([.C32:.M32];&quot;52☺&quot;)+COUNTIF([.C32:.M32];&quot;51☺&quot;)+COUNTIF([.C32:.M32];&quot;1☺&quot;)+COUNTIF([.C32:.M32];&quot;KVIT☺&quot;)+COUNTIF([.C32:.M32];&quot;U☺&quot;)" office:value-type="float" office:value="0">
            <text:p>0</text:p>
          </table:table-cell>
          <table:table-cell table:style-name="ce155" table:formula="of:=COUNTIF([.C32:.M32];&quot;51&quot;)+COUNTIF([.C32:.M32];&quot;51$&quot;)+COUNTIF([.C32:.M32];&quot;51☻&quot;)" office:value-type="float" office:value="1">
            <text:p>1</text:p>
          </table:table-cell>
          <table:table-cell table:style-name="ce155" table:formula="of:=COUNTIF([.C32:.M32];&quot;52&quot;)+COUNTIF([.C32:.M32];&quot;52$&quot;)+COUNTIF([.C32:.M32];&quot;52☻&quot;)" office:value-type="float" office:value="1">
            <text:p>1</text:p>
          </table:table-cell>
          <table:table-cell table:style-name="ce155" table:formula="of:=COUNTIF([.C32:.M32];&quot;51¶&quot;)" office:value-type="float" office:value="1">
            <text:p>1</text:p>
          </table:table-cell>
          <table:table-cell table:style-name="ce155" table:formula="of:=COUNTIF([.C32:.M32];&quot;52¶&quot;)" office:value-type="float" office:value="0">
            <text:p>0</text:p>
          </table:table-cell>
          <table:table-cell table:style-name="ce155" table:formula="of:=COUNTIF([.C32:.M32];&quot;U&quot;)+COUNTIF([.C32:.M32];&quot;U☻&quot;)+COUNTIF([.C32:.M32];&quot;U☺&quot;)" office:value-type="float" office:value="0">
            <text:p>0</text:p>
          </table:table-cell>
          <table:table-cell table:style-name="ce155" table:formula="of:=COUNTIF([.C32:.M32];&quot;KVIT&quot;)+COUNTIF([.C32:.M32];&quot;KVIT☻&quot;)+COUNTIF([.C32:.M32];&quot;kvit$&quot;)" office:value-type="float" office:value="2">
            <text:p>2</text:p>
          </table:table-cell>
          <table:table-cell table:style-name="ce156" table:formula="of:=COUNTBLANK([.C32:.M32])" office:value-type="float" office:value="0">
            <text:p>0</text:p>
          </table:table-cell>
          <table:table-cell table:style-name="ce157" table:formula="of:=COUNTIF([.C32:.M32];&quot;x&quot;)" office:value-type="float" office:value="1">
            <text:p>1</text:p>
          </table:table-cell>
          <table:table-cell table:style-name="ce158" table:formula="of:=COUNTIF([.C32:.M32];&quot;51&quot;)+COUNTIF([.C32:.M32];&quot;51☻&quot;)+COUNTIF([.C32:.M32];&quot;2&quot;)+COUNTIF([.C32:.M32];&quot;52&quot;)+COUNTIF([.C32:.M32];&quot;52☻&quot;)+COUNTIF([.C32:.M32];&quot;51$&quot;)+COUNTIF([.C32:.M32];&quot;52$&quot;)" office:value-type="float" office:value="2">
            <text:p>2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9">
          <table:table-cell table:number-columns-repeated="2"/>
          <table:table-cell table:style-name="ce33" table:formula="of:=[$januar.$C$1]" office:value-type="string" office:string-value="KOS">
            <text:p>KOS</text:p>
          </table:table-cell>
          <table:table-cell table:style-name="ce33" table:formula="of:=[$januar.$D$1]" office:value-type="string" office:string-value="ŠOŠ">
            <text:p>ŠOŠ</text:p>
          </table:table-cell>
          <table:table-cell table:style-name="ce33" table:formula="of:=[$januar.$E$1]" office:value-type="string" office:string-value="PIN">
            <text:p>PIN</text:p>
          </table:table-cell>
          <table:table-cell table:style-name="ce33" table:formula="of:=[$januar.$F$1]" office:value-type="string" office:string-value="KON">
            <text:p>KON</text:p>
          </table:table-cell>
          <table:table-cell table:style-name="ce33" table:formula="of:=[$januar.$G$1]" office:value-type="string" office:string-value="ORO">
            <text:p>ORO</text:p>
          </table:table-cell>
          <table:table-cell table:style-name="ce33" table:formula="of:=[$januar.$H$1]" office:value-type="string" office:string-value="MIO">
            <text:p>MIO</text:p>
          </table:table-cell>
          <table:table-cell table:style-name="ce33" table:formula="of:=[$januar.$I$1]" office:value-type="string" office:string-value="BOŽ">
            <text:p>BOŽ</text:p>
          </table:table-cell>
          <table:table-cell table:style-name="ce33" table:formula="of:=[$januar.$J$1]" office:value-type="string" office:string-value="DAN">
            <text:p>DAN</text:p>
          </table:table-cell>
          <table:table-cell table:style-name="ce33" table:formula="of:=[$januar.$K$1]" office:value-type="string" office:string-value="MŠŠ">
            <text:p>MŠŠ</text:p>
          </table:table-cell>
          <table:table-cell table:style-name="ce33" table:formula="of:=[$januar.$L$1]" office:value-type="string" office:string-value="DRN">
            <text:p>DRN</text:p>
          </table:table-cell>
          <table:table-cell table:style-name="ce33" table:formula="of:=[$januar.$M$1]" office:value-type="string" office:string-value="TAL">
            <text:p>TAL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0">
          <table:table-cell/>
          <table:table-cell table:style-name="ce26" table:formula="of:=[$'Vzorci vnosov'.$A$20]" office:value-type="string" office:string-value="☺">
            <text:p>☺</text:p>
          </table:table-cell>
          <table:table-cell table:style-name="ce40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2">
            <text:p>2</text:p>
          </table:table-cell>
          <table:table-cell table:style-name="ce40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40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40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2">
            <text:p>2</text:p>
          </table:table-cell>
          <table:table-cell table:style-name="ce40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5">
            <text:p>5</text:p>
          </table:table-cell>
          <table:table-cell table:style-name="ce40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>
            <text:p>2</text:p>
          </table:table-cell>
          <table:table-cell table:style-name="ce40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40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1">
            <text:p>1</text:p>
          </table:table-cell>
          <table:table-cell table:style-name="ce40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style-name="ce40"/>
          <table:table-cell table:style-name="ce40" table:formula="of:=COUNTIF([.M2:.M32];&quot;☺&quot;)+COUNTIF([.M2:.M32];&quot;51☺&quot;)+COUNTIF([.M2:.M32];&quot;52☺&quot;)+COUNTIF([.M2:.M32];&quot;1☺&quot;)+COUNTIF([.M2:.M32];&quot;kvit☺&quot;)+COUNTIF([.M2:.M32];&quot;U☺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8">
          <table:table-cell table:style-name="ce22"/>
          <table:table-cell table:style-name="ce2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3">
            <text:p>3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3">
            <text:p>3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>
            <text:p>3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4">
            <text:p>4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>
            <text:p>5</text:p>
          </table:table-cell>
          <table:table-cell table:style-name="ce1"/>
          <table:table-cell table:style-name="ce1" table:formula="of:=COUNTIF([.M2:.M32];&quot;☻&quot;)+COUNTIF([.M2:.M32];&quot;51☻&quot;)+COUNTIF([.M2:.M32];&quot;52☻&quot;)+COUNTIF([.M2:.M32];&quot;1☻&quot;)+COUNTIF([.M2:.M32];&quot;kvit☻&quot;)+COUNTIF([.M2:.M32];&quot;U☻&quot;)" office:value-type="float" office:value="5">
            <text:p>5</text:p>
          </table:table-cell>
          <table:table-cell table:style-name="ce1"/>
          <table:table-cell table:style-name="ce6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8">
          <table:table-cell table:style-name="ce22"/>
          <table:table-cell table:style-name="ce27" office:value-type="string">
            <text:p>Σ</text:p>
          </table:table-cell>
          <table:table-cell table:style-name="ce41" table:formula="of:=SUM([.C35:.C36])" office:value-type="float" office:value="5">
            <text:p>5</text:p>
          </table:table-cell>
          <table:table-cell table:style-name="ce41" table:formula="of:=SUM([.D35:.D36])" office:value-type="float" office:value="3">
            <text:p>3</text:p>
          </table:table-cell>
          <table:table-cell table:style-name="ce41" table:formula="of:=SUM([.E35:.E36])" office:value-type="float" office:value="3">
            <text:p>3</text:p>
          </table:table-cell>
          <table:table-cell table:style-name="ce41" table:formula="of:=SUM([.F35:.F36])" office:value-type="float" office:value="5">
            <text:p>5</text:p>
          </table:table-cell>
          <table:table-cell table:style-name="ce41" table:formula="of:=SUM([.G35:.G36])" office:value-type="float" office:value="5">
            <text:p>5</text:p>
          </table:table-cell>
          <table:table-cell table:style-name="ce41" table:formula="of:=SUM([.H35:.H36])" office:value-type="float" office:value="2">
            <text:p>2</text:p>
          </table:table-cell>
          <table:table-cell table:style-name="ce41" table:formula="of:=SUM([.I35:.I36])" office:value-type="float" office:value="0">
            <text:p>0</text:p>
          </table:table-cell>
          <table:table-cell table:style-name="ce41" table:formula="of:=SUM([.J35:.J36])" office:value-type="float" office:value="5">
            <text:p>5</text:p>
          </table:table-cell>
          <table:table-cell table:style-name="ce41" table:formula="of:=SUM([.K35:.K36])" office:value-type="float" office:value="5">
            <text:p>5</text:p>
          </table:table-cell>
          <table:table-cell table:style-name="ce41"/>
          <table:table-cell table:style-name="ce41" table:formula="of:=SUM([.M35:.M36])" office:value-type="float" office:value="5">
            <text:p>5</text:p>
          </table:table-cell>
          <table:table-cell table:style-name="ce1"/>
          <table:table-cell table:style-name="ce6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8">
          <table:table-cell table:style-name="ce22"/>
          <table:table-cell table:style-name="ce28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5">
            <text:p>5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4">
            <text:p>4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5">
            <text:p>5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7">
            <text:p>7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2">
            <text:p>2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9">
            <text:p>9</text:p>
          </table:table-cell>
          <table:table-cell table:style-name="ce1"/>
          <table:table-cell table:style-name="ce1" table:formula="of:=COUNTIF([.M2:.M32];&quot;KVIT&quot;)+COUNTIF([.M2:.M32];&quot;51KVIT&quot;)+COUNTIF([.M2:.M32];&quot;52KVIT&quot;)+COUNTIF([.M2:.M32];&quot;1KVIT&quot;)" office:value-type="float" office:value="12">
            <text:p>12</text:p>
          </table:table-cell>
          <table:table-cell table:style-name="ce1" table:number-columns-repeated="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1">
          <table:table-cell table:style-name="ce22"/>
          <table:table-cell table:style-name="ce28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/>
          <table:table-cell table:style-name="ce1" table:formula="of:=COUNTIF([.M2:.M32];&quot;51$&quot;)+COUNTIF([.M2:.M32];&quot;52$&quot;)+COUNTIF([.M2:.M32];&quot;kvit$&quot;)" office:value-type="float" office:value="0">
            <text:p>0</text:p>
          </table:table-cell>
          <table:table-cell table:style-name="ce1" table:number-columns-repeated="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/>
          <table:table-cell table:style-name="ce77" table:number-columns-repeated="996"/>
        </table:table-row>
        <table:table-row table:style-name="ro1">
          <table:table-cell/>
          <table:table-cell table:style-name="ce29" table:formula="of:=[$'Vzorci vnosov'.$A$12]" office:value-type="string" office:string-value="D">
            <text:p>D</text:p>
          </table:table-cell>
          <table:table-cell table:style-name="ce42" table:formula="of:=COUNTIF([.C2:.C32];&quot;D&quot;)" office:value-type="float" office:value="9">
            <text:p>9</text:p>
          </table:table-cell>
          <table:table-cell table:style-name="ce42" table:formula="of:=COUNTIF([.D2:.D32];&quot;D&quot;)" office:value-type="float" office:value="14">
            <text:p>14</text:p>
          </table:table-cell>
          <table:table-cell table:style-name="ce42" table:formula="of:=COUNTIF([.E2:.E32];&quot;D&quot;)" office:value-type="float" office:value="15">
            <text:p>15</text:p>
          </table:table-cell>
          <table:table-cell table:style-name="ce42" table:formula="of:=COUNTIF([.F2:.F32];&quot;D&quot;)" office:value-type="float" office:value="4">
            <text:p>4</text:p>
          </table:table-cell>
          <table:table-cell table:style-name="ce42" table:formula="of:=COUNTIF([.G2:.G32];&quot;D&quot;)" office:value-type="float" office:value="0">
            <text:p>0</text:p>
          </table:table-cell>
          <table:table-cell table:style-name="ce42" table:formula="of:=COUNTIF([.H2:.H32];&quot;D&quot;)" office:value-type="float" office:value="10">
            <text:p>10</text:p>
          </table:table-cell>
          <table:table-cell table:style-name="ce42" table:formula="of:=COUNTIF([.I2:.I32];&quot;D&quot;)" office:value-type="float" office:value="0">
            <text:p>0</text:p>
          </table:table-cell>
          <table:table-cell table:style-name="ce42" table:formula="of:=COUNTIF([.J2:.J32];&quot;D&quot;)" office:value-type="float" office:value="8">
            <text:p>8</text:p>
          </table:table-cell>
          <table:table-cell table:style-name="ce42" table:formula="of:=COUNTIF([.K2:.K32];&quot;D&quot;)" office:value-type="float" office:value="0">
            <text:p>0</text:p>
          </table:table-cell>
          <table:table-cell table:style-name="ce42"/>
          <table:table-cell table:style-name="ce42" table:formula="of:=COUNTIF([.M2:.M32];&quot;D&quot;)" office:value-type="float" office:value="0">
            <text:p>0</text:p>
          </table:table-cell>
          <table:table-cell table:style-name="ce60" table:number-columns-repeated="2"/>
          <table:table-cell table:number-columns-repeated="11"/>
          <table:table-cell table:style-name="ce75"/>
          <table:table-cell table:number-columns-repeated="997"/>
        </table:table-row>
        <table:table-row table:style-name="ro1">
          <table:table-cell/>
          <table:table-cell table:style-name="ce29" table:formula="of:=[$'Vzorci vnosov'.$A$15]" office:value-type="string" office:string-value="SO">
            <text:p>SO</text:p>
          </table:table-cell>
          <table:table-cell table:style-name="ce42" table:formula="of:=COUNTIF([.C2:.C32];&quot;SO&quot;)" office:value-type="float" office:value="0">
            <text:p>0</text:p>
          </table:table-cell>
          <table:table-cell table:style-name="ce42" table:formula="of:=COUNTIF([.D2:.D32];&quot;SO&quot;)" office:value-type="float" office:value="0">
            <text:p>0</text:p>
          </table:table-cell>
          <table:table-cell table:style-name="ce42" table:formula="of:=COUNTIF([.E2:.E32];&quot;SO&quot;)" office:value-type="float" office:value="0">
            <text:p>0</text:p>
          </table:table-cell>
          <table:table-cell table:style-name="ce42" table:formula="of:=COUNTIF([.F2:.F32];&quot;SO&quot;)" office:value-type="float" office:value="0">
            <text:p>0</text:p>
          </table:table-cell>
          <table:table-cell table:style-name="ce42" table:formula="of:=COUNTIF([.G2:.G32];&quot;SO&quot;)" office:value-type="float" office:value="0">
            <text:p>0</text:p>
          </table:table-cell>
          <table:table-cell table:style-name="ce42" table:formula="of:=COUNTIF([.H2:.H32];&quot;SO&quot;)" office:value-type="float" office:value="0">
            <text:p>0</text:p>
          </table:table-cell>
          <table:table-cell table:style-name="ce42" table:formula="of:=COUNTIF([.I2:.I32];&quot;SO&quot;)" office:value-type="float" office:value="0">
            <text:p>0</text:p>
          </table:table-cell>
          <table:table-cell table:style-name="ce42" table:formula="of:=COUNTIF([.J2:.J32];&quot;SO&quot;)" office:value-type="float" office:value="0">
            <text:p>0</text:p>
          </table:table-cell>
          <table:table-cell table:style-name="ce42" table:formula="of:=COUNTIF([.K2:.K32];&quot;SO&quot;)" office:value-type="float" office:value="0">
            <text:p>0</text:p>
          </table:table-cell>
          <table:table-cell table:style-name="ce42"/>
          <table:table-cell table:style-name="ce42" table:formula="of:=COUNTIF([.M2:.M32];&quot;SO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0" table:formula="of:=[$'Vzorci vnosov'.$A$13]" office:value-type="string" office:string-value="BOL">
            <text:p>BOL</text:p>
          </table:table-cell>
          <table:table-cell table:style-name="ce42" table:formula="of:=COUNTIF([.C2:.C32];&quot;BOL&quot;)" office:value-type="float" office:value="0">
            <text:p>0</text:p>
          </table:table-cell>
          <table:table-cell table:style-name="ce42" table:formula="of:=COUNTIF([.D2:.D32];&quot;BOL&quot;)" office:value-type="float" office:value="0">
            <text:p>0</text:p>
          </table:table-cell>
          <table:table-cell table:style-name="ce42" table:formula="of:=COUNTIF([.E2:.E32];&quot;BOL&quot;)" office:value-type="float" office:value="0">
            <text:p>0</text:p>
          </table:table-cell>
          <table:table-cell table:style-name="ce42" table:formula="of:=COUNTIF([.F2:.F32];&quot;BOL&quot;)" office:value-type="float" office:value="0">
            <text:p>0</text:p>
          </table:table-cell>
          <table:table-cell table:style-name="ce42" table:formula="of:=COUNTIF([.G2:.G32];&quot;BOL&quot;)" office:value-type="float" office:value="0">
            <text:p>0</text:p>
          </table:table-cell>
          <table:table-cell table:style-name="ce42" table:formula="of:=COUNTIF([.H2:.H32];&quot;BOL&quot;)" office:value-type="float" office:value="0">
            <text:p>0</text:p>
          </table:table-cell>
          <table:table-cell table:style-name="ce42" table:formula="of:=COUNTIF([.I2:.I32];&quot;BOL&quot;)" office:value-type="float" office:value="0">
            <text:p>0</text:p>
          </table:table-cell>
          <table:table-cell table:style-name="ce42" table:formula="of:=COUNTIF([.J2:.J32];&quot;BOL&quot;)" office:value-type="float" office:value="0">
            <text:p>0</text:p>
          </table:table-cell>
          <table:table-cell table:style-name="ce42" table:formula="of:=COUNTIF([.K2:.K32];&quot;BOL&quot;)" office:value-type="float" office:value="0">
            <text:p>0</text:p>
          </table:table-cell>
          <table:table-cell table:style-name="ce42"/>
          <table:table-cell table:style-name="ce42" table:formula="of:=COUNTIF([.M2:.M32];&quot;BOL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1" table:formula="of:=[$'Vzorci vnosov'.$A$11]" office:value-type="string" office:string-value="X">
            <text:p>X</text:p>
          </table:table-cell>
          <table:table-cell table:style-name="ce42" table:formula="of:=COUNTIF([.C2:.C32];&quot;X&quot;)" office:value-type="float" office:value="4">
            <text:p>4</text:p>
          </table:table-cell>
          <table:table-cell table:style-name="ce42" table:formula="of:=COUNTIF([.D2:.D32];&quot;X&quot;)" office:value-type="float" office:value="2">
            <text:p>2</text:p>
          </table:table-cell>
          <table:table-cell table:style-name="ce42" table:formula="of:=COUNTIF([.E2:.E32];&quot;X&quot;)" office:value-type="float" office:value="2">
            <text:p>2</text:p>
          </table:table-cell>
          <table:table-cell table:style-name="ce42" table:formula="of:=COUNTIF([.F2:.F32];&quot;X&quot;)" office:value-type="float" office:value="4">
            <text:p>4</text:p>
          </table:table-cell>
          <table:table-cell table:style-name="ce42" table:formula="of:=COUNTIF([.G2:.G32];&quot;X&quot;)" office:value-type="float" office:value="0">
            <text:p>0</text:p>
          </table:table-cell>
          <table:table-cell table:style-name="ce42" table:formula="of:=COUNTIF([.H2:.H32];&quot;X&quot;)" office:value-type="float" office:value="2">
            <text:p>2</text:p>
          </table:table-cell>
          <table:table-cell table:style-name="ce42" table:formula="of:=COUNTIF([.I2:.I32];&quot;X&quot;)" office:value-type="float" office:value="0">
            <text:p>0</text:p>
          </table:table-cell>
          <table:table-cell table:style-name="ce42" table:formula="of:=COUNTIF([.J2:.J32];&quot;X&quot;)" office:value-type="float" office:value="2">
            <text:p>2</text:p>
          </table:table-cell>
          <table:table-cell table:style-name="ce42" table:formula="of:=COUNTIF([.K2:.K32];&quot;X&quot;)" office:value-type="float" office:value="3">
            <text:p>3</text:p>
          </table:table-cell>
          <table:table-cell table:style-name="ce42"/>
          <table:table-cell table:style-name="ce42" table:formula="of:=COUNTIF([.M2:.M32];&quot;X&quot;)" office:value-type="float" office:value="4">
            <text:p>4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2" office:value-type="string">
            <text:p>TX</text:p>
          </table:table-cell>
          <table:table-cell table:style-name="ce43" table:formula="of:=COUNTIF([.O2:.O32];&quot;KOS&quot;)" office:value-type="float" office:value="0">
            <text:p>0</text:p>
          </table:table-cell>
          <table:table-cell table:style-name="ce43" table:formula="of:=COUNTIF([.O2:.O32];&quot;ŠOŠ&quot;)" office:value-type="float" office:value="5">
            <text:p>5</text:p>
          </table:table-cell>
          <table:table-cell table:style-name="ce43" table:formula="of:=COUNTIF([.O2:.O32];&quot;PIN&quot;)" office:value-type="float" office:value="1">
            <text:p>1</text:p>
          </table:table-cell>
          <table:table-cell table:style-name="ce43" table:formula="of:=COUNTIF([.O2:.O32];&quot;KON&quot;)" office:value-type="float" office:value="2">
            <text:p>2</text:p>
          </table:table-cell>
          <table:table-cell table:style-name="ce43" table:formula="of:=COUNTIF([.O2:.O32];&quot;oro&quot;)" office:value-type="float" office:value="1">
            <text:p>1</text:p>
          </table:table-cell>
          <table:table-cell table:style-name="ce43" table:formula="of:=COUNTIF([.O2:.O32];&quot;AND&quot;)" office:value-type="float" office:value="0">
            <text:p>0</text:p>
          </table:table-cell>
          <table:table-cell table:style-name="ce43" table:formula="of:=COUNTIF([.O2:.O32];&quot;ROD&quot;)" office:value-type="float" office:value="0">
            <text:p>0</text:p>
          </table:table-cell>
          <table:table-cell table:style-name="ce43" table:formula="of:=COUNTIF([.O2:.O32];&quot;DAN&quot;)" office:value-type="float" office:value="3">
            <text:p>3</text:p>
          </table:table-cell>
          <table:table-cell table:style-name="ce43" table:formula="of:=COUNTIF([.O2:.O32];&quot;MŠŠ&quot;)" office:value-type="float" office:value="6">
            <text:p>6</text:p>
          </table:table-cell>
          <table:table-cell table:style-name="ce43"/>
          <table:table-cell table:style-name="ce43" table:formula="of:=COUNTIF([.O2:.O32];&quot;ŠTU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1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0">
            <text:p>0</text:p>
          </table:table-cell>
          <table:table-cell table:style-name="ce1" table:formula="of:=COUNTIF([.D2:.D32];&quot;51¶&quot;)+COUNTIF([.D2:.D32];&quot;52¶&quot;)+COUNTIF([.D2:.D32];&quot;kvit¶&quot;)" office:value-type="float" office:value="0">
            <text:p>0</text:p>
          </table:table-cell>
          <table:table-cell table:style-name="ce1" table:formula="of:=COUNTIF([.E2:.E32];&quot;51¶&quot;)+COUNTIF([.E2:.E32];&quot;52¶&quot;)+COUNTIF([.E2:.E32];&quot;kvit¶&quot;)" office:value-type="float" office:value="0">
            <text:p>0</text:p>
          </table:table-cell>
          <table:table-cell table:style-name="ce1" table:formula="of:=COUNTIF([.F2:.F32];&quot;51¶&quot;)+COUNTIF([.F2:.F32];&quot;52¶&quot;)+COUNTIF([.F2:.F32];&quot;kvit¶&quot;)" office:value-type="float" office:value="2">
            <text:p>2</text:p>
          </table:table-cell>
          <table:table-cell table:style-name="ce1" table:formula="of:=COUNTIF([.G2:.G32];&quot;51¶&quot;)+COUNTIF([.G2:.G32];&quot;52¶&quot;)+COUNTIF([.G2:.G32];&quot;kvit¶&quot;)" office:value-type="float" office:value="6">
            <text:p>6</text:p>
          </table:table-cell>
          <table:table-cell table:style-name="ce1" table:formula="of:=COUNTIF([.H2:.H32];&quot;51¶&quot;)+COUNTIF([.H2:.H32];&quot;52¶&quot;)+COUNTIF([.H2:.H32];&quot;kvit¶&quot;)" office:value-type="float" office:value="2">
            <text:p>2</text:p>
          </table:table-cell>
          <table:table-cell table:style-name="ce1" table:formula="of:=COUNTIF([.I2:.I32];&quot;51¶&quot;)+COUNTIF([.I2:.I32];&quot;52¶&quot;)+COUNTIF([.I2:.I32];&quot;kvit¶&quot;)" office:value-type="float" office:value="0">
            <text:p>0</text:p>
          </table:table-cell>
          <table:table-cell table:style-name="ce1" table:formula="of:=COUNTIF([.J2:.J32];&quot;51¶&quot;)+COUNTIF([.J2:.J32];&quot;52¶&quot;)+COUNTIF([.J2:.J32];&quot;kvit¶&quot;)" office:value-type="float" office:value="1">
            <text:p>1</text:p>
          </table:table-cell>
          <table:table-cell table:style-name="ce1" table:formula="of:=COUNTIF([.K2:.K32];&quot;51¶&quot;)+COUNTIF([.K2:.K32];&quot;52¶&quot;)+COUNTIF([.K2:.K32];&quot;kvit¶&quot;)" office:value-type="float" office:value="4">
            <text:p>4</text:p>
          </table:table-cell>
          <table:table-cell table:style-name="ce1"/>
          <table:table-cell table:style-name="ce1" table:formula="of:=COUNTIF([.M2:.M32];&quot;51¶&quot;)+COUNTIF([.M2:.M32];&quot;52¶&quot;)+COUNTIF([.M2:.M32];&quot;kvit¶&quot;)" office:value-type="float" office:value="1">
            <text:p>1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29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0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0">
            <text:p>0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/>
          <table:table-cell table:style-name="ce1" table:formula="of:=COUNTIF([.M2:.M32];&quot;U☺&quot;)+COUNTIF([.M2:.M32];&quot;U☻&quot;)+COUNTIF([.M2:.M32];&quot;U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 table:number-rows-repeated="99">
          <table:table-cell table:number-columns-repeated="26"/>
          <table:table-cell table:style-name="ce75"/>
          <table:table-cell table:number-columns-repeated="997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vgust" table:style-name="ta9" table:print="false">
        <table:table-column table:style-name="co21" table:default-cell-style-name="ce21"/>
        <table:table-column table:style-name="co22" table:default-cell-style-name="ce21"/>
        <table:table-column table:style-name="co23" table:default-cell-style-name="ce17"/>
        <table:table-column table:style-name="co5" table:number-columns-repeated="10" table:default-cell-style-name="ce17"/>
        <table:table-column table:style-name="co24" table:default-cell-style-name="ce17"/>
        <table:table-column table:style-name="co18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7" table:default-cell-style-name="ce17"/>
        <table:table-column table:style-name="co10" table:number-columns-repeated="4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" table:default-cell-style-name="ce76"/>
        <table:table-column table:style-name="co14" table:number-columns-repeated="230" table:default-cell-style-name="ce17"/>
        <table:table-column table:style-name="co14" table:number-columns-repeated="767" table:default-cell-style-name="Default"/>
        <table:table-row table:style-name="ro8">
          <table:table-cell table:style-name="ce18" office:value-type="string">
            <text:p>Datum</text:p>
          </table:table-cell>
          <table:table-cell table:style-name="ce23"/>
          <table:table-cell table:style-name="ce33" office:value-type="string">
            <text:p>KOS</text:p>
          </table:table-cell>
          <table:table-cell table:style-name="ce33" office:value-type="string">
            <text:p>ŠOŠ</text:p>
          </table:table-cell>
          <table:table-cell table:style-name="ce33" office:value-type="string">
            <text:p>PIN</text:p>
          </table:table-cell>
          <table:table-cell table:style-name="ce33" office:value-type="string">
            <text:p>KON</text:p>
          </table:table-cell>
          <table:table-cell table:style-name="ce33" office:value-type="string">
            <text:p>ORO</text:p>
          </table:table-cell>
          <table:table-cell table:style-name="ce33" office:value-type="string">
            <text:p>MIO</text:p>
          </table:table-cell>
          <table:table-cell table:style-name="ce33" office:value-type="string">
            <text:p>BOŽ</text:p>
          </table:table-cell>
          <table:table-cell table:style-name="ce33" office:value-type="string">
            <text:p>DAN</text:p>
          </table:table-cell>
          <table:table-cell table:style-name="ce33" office:value-type="string">
            <text:p>MŠŠ</text:p>
          </table:table-cell>
          <table:table-cell table:style-name="ce33" table:formula="of:=[$januar.$L$1]" office:value-type="string" office:string-value="DRN">
            <text:p>DRN</text:p>
          </table:table-cell>
          <table:table-cell table:style-name="ce33" office:value-type="string">
            <text:p>TAL</text:p>
          </table:table-cell>
          <table:table-cell table:style-name="ce53" office:value-type="string">
            <text:p>ZUN</text:p>
          </table:table-cell>
          <table:table-cell table:style-name="ce61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65" office:value-type="string">
            <text:p>☺</text:p>
          </table:table-cell>
          <table:table-cell table:style-name="ce66" table:formula="of:=[$'Vzorci vnosov'.$A$4]" office:value-type="string" office:string-value="51">
            <text:p>51</text:p>
          </table:table-cell>
          <table:table-cell table:style-name="ce66" table:formula="of:=[$'Vzorci vnosov'.$A$5]" office:value-type="string" office:string-value="52">
            <text:p>52</text:p>
          </table:table-cell>
          <table:table-cell table:style-name="ce67" table:formula="of:=[$'Vzorci vnosov'.$A$25]" office:value-type="string" office:string-value="51¶">
            <text:p>51¶</text:p>
          </table:table-cell>
          <table:table-cell table:style-name="ce68" table:formula="of:=[$'Vzorci vnosov'.$A$26]" office:value-type="string" office:string-value="52¶">
            <text:p>52¶</text:p>
          </table:table-cell>
          <table:table-cell table:style-name="ce69" table:formula="of:=[$'Vzorci vnosov'.$A$8]" office:value-type="string" office:string-value="U">
            <text:p>U</text:p>
          </table:table-cell>
          <table:table-cell table:style-name="ce66" table:formula="of:=[$'Vzorci vnosov'.$A$6]" office:value-type="string" office:string-value="KVIT">
            <text:p>KVIT</text:p>
          </table:table-cell>
          <table:table-cell table:style-name="ce70" office:value-type="string">
            <text:p>Brez</text:p>
          </table:table-cell>
          <table:table-cell table:style-name="ce64" office:value-type="string">
            <text:p>X</text:p>
          </table:table-cell>
          <table:table-cell table:style-name="ce73" office:value-type="string">
            <text:p>Op</text:p>
          </table:table-cell>
          <table:table-cell table:style-name="ce75"/>
          <table:table-cell table:style-name="ce1" table:number-columns-repeated="997"/>
        </table:table-row>
        <table:table-row table:style-name="ro8">
          <table:table-cell table:style-name="ce20" office:value-type="date" office:date-value="2013-08-01">
            <text:p>1. avg 13</text:p>
          </table:table-cell>
          <table:table-cell table:style-name="ce160" table:formula="of:=TEXT([.A2];&quot;Ddd&quot;)" office:value-type="string" office:string-value="čet">
            <text:p>čet</text:p>
          </table:table-cell>
          <table:table-cell table:style-name="ce162" office:value-type="string">
            <text:p>NPK <text:span text:style-name="T5">¶</text:span>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MIO</text:p>
          </table:table-cell>
          <table:table-cell table:style-name="ce33" office:value-type="string">
            <text:p>PIN</text:p>
          </table:table-cell>
          <table:table-cell table:style-name="ce167" table:formula="of:=COUNTIF([.C2:.M2];&quot;☻&quot;)+COUNTIF([.C2:.M2];&quot;52☻&quot;)+COUNTIF([.C2:.M2];&quot;51☻&quot;)+COUNTIF([.C2:.M2];&quot;1☻&quot;)+COUNTIF([.C2:.M2];&quot;KVIT☻&quot;)+COUNTIF([.C2:.M2];&quot;U☻&quot;)" office:value-type="float" office:value="1">
            <text:p>1</text:p>
          </table:table-cell>
          <table:table-cell table:style-name="ce167" table:formula="of:=COUNTIF([.C2:.M2];&quot;☺&quot;)+COUNTIF([.C2:.M2];&quot;52☺&quot;)+COUNTIF([.C2:.M2];&quot;51☺&quot;)+COUNTIF([.C2:.M2];&quot;1☺&quot;)+COUNTIF([.C2:.M2];&quot;KVIT☺&quot;)+COUNTIF([.C2:.M2];&quot;U☺&quot;)" office:value-type="float" office:value="1">
            <text:p>1</text:p>
          </table:table-cell>
          <table:table-cell table:style-name="ce167" table:formula="of:=COUNTIF([.C2:.M2];&quot;51&quot;)+COUNTIF([.C2:.M2];&quot;51$&quot;)+COUNTIF([.C2:.M2];&quot;51☻&quot;)" office:value-type="float" office:value="1">
            <text:p>1</text:p>
          </table:table-cell>
          <table:table-cell table:style-name="ce167" table:formula="of:=COUNTIF([.C2:.M2];&quot;52&quot;)+COUNTIF([.C2:.M2];&quot;52$&quot;)+COUNTIF([.C2:.M2];&quot;52☻&quot;)" office:value-type="float" office:value="1">
            <text:p>1</text:p>
          </table:table-cell>
          <table:table-cell table:style-name="ce167" table:formula="of:=COUNTIF([.C2:.M2];&quot;51¶&quot;)" office:value-type="float" office:value="1">
            <text:p>1</text:p>
          </table:table-cell>
          <table:table-cell table:style-name="ce167" table:formula="of:=COUNTIF([.C2:.M2];&quot;52¶&quot;)" office:value-type="float" office:value="0">
            <text:p>0</text:p>
          </table:table-cell>
          <table:table-cell table:style-name="ce167" table:formula="of:=COUNTIF([.C2:.M2];&quot;U&quot;)+COUNTIF([.C2:.M2];&quot;U☻&quot;)+COUNTIF([.C2:.M2];&quot;U☺&quot;)" office:value-type="float" office:value="0">
            <text:p>0</text:p>
          </table:table-cell>
          <table:table-cell table:style-name="ce167" table:formula="of:=COUNTIF([.C2:.M2];&quot;KVIT&quot;)+COUNTIF([.C2:.M2];&quot;KVIT☻&quot;)+COUNTIF([.C2:.M2];&quot;kvit$&quot;)" office:value-type="float" office:value="1">
            <text:p>1</text:p>
          </table:table-cell>
          <table:table-cell table:style-name="ce168" table:formula="of:=COUNTBLANK([.C2:.M2])" office:value-type="float" office:value="0">
            <text:p>0</text:p>
          </table:table-cell>
          <table:table-cell table:style-name="ce169" table:formula="of:=COUNTIF([.C2:.M2];&quot;x&quot;)" office:value-type="float" office:value="1">
            <text:p>1</text:p>
          </table:table-cell>
          <table:table-cell table:style-name="ce170" table:formula="of:=COUNTIF([.C2:.M2];&quot;51&quot;)+COUNTIF([.C2:.M2];&quot;51☻&quot;)+COUNTIF([.C2:.M2];&quot;2&quot;)+COUNTIF([.C2:.M2];&quot;52&quot;)+COUNTIF([.C2:.M2];&quot;52☻&quot;)+COUNTIF([.C2:.M2];&quot;51$&quot;)+COUNTIF([.C2:.M2];&quot;52$&quot;)" office:value-type="float" office:value="2">
            <text:p>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7"/>
        </table:table-row>
        <table:table-row table:style-name="ro8">
          <table:table-cell table:style-name="ce20" office:value-type="date" office:date-value="2013-08-02">
            <text:p>2. avg 13</text:p>
          </table:table-cell>
          <table:table-cell table:style-name="ce160" table:formula="of:=TEXT([.A3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OR/RO</text:p>
          </table:table-cell>
          <table:table-cell table:style-name="ce33" office:value-type="string">
            <text:p>KOS</text:p>
          </table:table-cell>
          <table:table-cell table:style-name="ce167" table:formula="of:=COUNTIF([.C3:.M3];&quot;☻&quot;)+COUNTIF([.C3:.M3];&quot;52☻&quot;)+COUNTIF([.C3:.M3];&quot;51☻&quot;)+COUNTIF([.C3:.M3];&quot;1☻&quot;)+COUNTIF([.C3:.M3];&quot;KVIT☻&quot;)+COUNTIF([.C3:.M3];&quot;U☻&quot;)" office:value-type="float" office:value="0">
            <text:p>0</text:p>
          </table:table-cell>
          <table:table-cell table:style-name="ce167" table:formula="of:=COUNTIF([.C3:.M3];&quot;☺&quot;)+COUNTIF([.C3:.M3];&quot;52☺&quot;)+COUNTIF([.C3:.M3];&quot;51☺&quot;)+COUNTIF([.C3:.M3];&quot;1☺&quot;)+COUNTIF([.C3:.M3];&quot;KVIT☺&quot;)+COUNTIF([.C3:.M3];&quot;U☺&quot;)" office:value-type="float" office:value="1">
            <text:p>1</text:p>
          </table:table-cell>
          <table:table-cell table:style-name="ce167" table:formula="of:=COUNTIF([.C3:.M3];&quot;51&quot;)+COUNTIF([.C3:.M3];&quot;51$&quot;)+COUNTIF([.C3:.M3];&quot;51☻&quot;)" office:value-type="float" office:value="0">
            <text:p>0</text:p>
          </table:table-cell>
          <table:table-cell table:style-name="ce167" table:formula="of:=COUNTIF([.C3:.M3];&quot;52&quot;)+COUNTIF([.C3:.M3];&quot;52$&quot;)+COUNTIF([.C3:.M3];&quot;52☻&quot;)" office:value-type="float" office:value="1">
            <text:p>1</text:p>
          </table:table-cell>
          <table:table-cell table:style-name="ce167" table:formula="of:=COUNTIF([.C3:.M3];&quot;51¶&quot;)" office:value-type="float" office:value="0">
            <text:p>0</text:p>
          </table:table-cell>
          <table:table-cell table:style-name="ce167" table:formula="of:=COUNTIF([.C3:.M3];&quot;52¶&quot;)" office:value-type="float" office:value="0">
            <text:p>0</text:p>
          </table:table-cell>
          <table:table-cell table:style-name="ce167" table:formula="of:=COUNTIF([.C3:.M3];&quot;U&quot;)+COUNTIF([.C3:.M3];&quot;U☻&quot;)+COUNTIF([.C3:.M3];&quot;U☺&quot;)" office:value-type="float" office:value="0">
            <text:p>0</text:p>
          </table:table-cell>
          <table:table-cell table:style-name="ce167" table:formula="of:=COUNTIF([.C3:.M3];&quot;KVIT&quot;)+COUNTIF([.C3:.M3];&quot;KVIT☻&quot;)+COUNTIF([.C3:.M3];&quot;kvit$&quot;)" office:value-type="float" office:value="2">
            <text:p>2</text:p>
          </table:table-cell>
          <table:table-cell table:style-name="ce168" table:formula="of:=COUNTBLANK([.C3:.M3])" office:value-type="float" office:value="0">
            <text:p>0</text:p>
          </table:table-cell>
          <table:table-cell table:style-name="ce169" table:formula="of:=COUNTIF([.C3:.M3];&quot;x&quot;)" office:value-type="float" office:value="3">
            <text:p>3</text:p>
          </table:table-cell>
          <table:table-cell table:style-name="ce170" table:formula="of:=COUNTIF([.C3:.M3];&quot;51&quot;)+COUNTIF([.C3:.M3];&quot;51☻&quot;)+COUNTIF([.C3:.M3];&quot;2&quot;)+COUNTIF([.C3:.M3];&quot;52&quot;)+COUNTIF([.C3:.M3];&quot;52☻&quot;)+COUNTIF([.C3:.M3];&quot;51$&quot;)+COUNTIF([.C3:.M3];&quot;52$&quot;)" office:value-type="float" office:value="1">
            <text:p>1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/>
          <table:table-cell table:style-name="ce39" office:value-type="string">
            <office:annotation draw:style-name="gr1" draw:text-style-name="P1" svg:width="3.097cm" svg:height="2.873cm" svg:x="27.755cm" svg:y="0.047cm" draw:caption-point-x="-0.608cm" draw:caption-point-y="1.366cm">
              <dc:creator>MŠ</dc:creator>
              <dc:date>2013-12-23T00:00:00</dc:date>
              <text:p text:style-name="P1"><text:span text:style-name="T1"><text:s/></text:span><text:span text:style-name="T1">v službi sem 5.8.-13.8. in 19.8.-1.9. - bi bilo fino 3-4x</text:span></text:p>
            </office:annotation>
            <text:p>ŠT/OR</text:p>
          </table:table-cell>
          <table:table-cell table:number-columns-repeated="995"/>
        </table:table-row>
        <table:table-row table:style-name="ro8">
          <table:table-cell table:style-name="ce19" office:value-type="date" office:date-value="2013-08-03">
            <text:p>3. avg 13</text:p>
          </table:table-cell>
          <table:table-cell table:style-name="ce161" table:formula="of:=TEXT([.A4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163" table:number-columns-repeated="3"/>
          <table:table-cell table:style-name="ce11" table:formula="of:=[$'Vzorci vnosov'.$A$21]" office:value-type="string" office:string-value="☺">
            <text:p>☺</text:p>
          </table:table-cell>
          <table:table-cell table:style-name="ce163"/>
          <table:table-cell table:style-name="ce56" office:value-type="string">
            <text:p>POR</text:p>
          </table:table-cell>
          <table:table-cell table:style-name="ce115" table:formula="of:=[$'Vzorci vnosov'.$A$12]" office:value-type="string" office:string-value="D">
            <text:p>D</text:p>
          </table:table-cell>
          <table:table-cell table:style-name="ce163" table:number-columns-repeated="3"/>
          <table:table-cell table:style-name="ce56" office:value-type="string">
            <text:p>ORO</text:p>
          </table:table-cell>
          <table:table-cell table:style-name="ce56" office:value-type="string">
            <text:p>PIN</text:p>
          </table:table-cell>
          <table:table-cell table:style-name="ce167" table:formula="of:=COUNTIF([.C4:.M4];&quot;☻&quot;)+COUNTIF([.C4:.M4];&quot;52☻&quot;)+COUNTIF([.C4:.M4];&quot;51☻&quot;)+COUNTIF([.C4:.M4];&quot;1☻&quot;)+COUNTIF([.C4:.M4];&quot;KVIT☻&quot;)+COUNTIF([.C4:.M4];&quot;U☻&quot;)" office:value-type="float" office:value="1">
            <text:p>1</text:p>
          </table:table-cell>
          <table:table-cell table:style-name="ce167" table:formula="of:=COUNTIF([.C4:.M4];&quot;☺&quot;)+COUNTIF([.C4:.M4];&quot;52☺&quot;)+COUNTIF([.C4:.M4];&quot;51☺&quot;)+COUNTIF([.C4:.M4];&quot;1☺&quot;)+COUNTIF([.C4:.M4];&quot;KVIT☺&quot;)+COUNTIF([.C4:.M4];&quot;U☺&quot;)" office:value-type="float" office:value="1">
            <text:p>1</text:p>
          </table:table-cell>
          <table:table-cell table:style-name="ce167" table:formula="of:=COUNTIF([.C4:.M4];&quot;51&quot;)+COUNTIF([.C4:.M4];&quot;51$&quot;)+COUNTIF([.C4:.M4];&quot;51☻&quot;)" office:value-type="float" office:value="0">
            <text:p>0</text:p>
          </table:table-cell>
          <table:table-cell table:style-name="ce167" table:formula="of:=COUNTIF([.C4:.M4];&quot;52&quot;)+COUNTIF([.C4:.M4];&quot;52$&quot;)+COUNTIF([.C4:.M4];&quot;52☻&quot;)" office:value-type="float" office:value="0">
            <text:p>0</text:p>
          </table:table-cell>
          <table:table-cell table:style-name="ce167" table:formula="of:=COUNTIF([.C4:.M4];&quot;51¶&quot;)" office:value-type="float" office:value="0">
            <text:p>0</text:p>
          </table:table-cell>
          <table:table-cell table:style-name="ce167" table:formula="of:=COUNTIF([.C4:.M4];&quot;52¶&quot;)" office:value-type="float" office:value="0">
            <text:p>0</text:p>
          </table:table-cell>
          <table:table-cell table:style-name="ce167" table:formula="of:=COUNTIF([.C4:.M4];&quot;U&quot;)+COUNTIF([.C4:.M4];&quot;U☻&quot;)+COUNTIF([.C4:.M4];&quot;U☺&quot;)" office:value-type="float" office:value="0">
            <text:p>0</text:p>
          </table:table-cell>
          <table:table-cell table:style-name="ce167" table:formula="of:=COUNTIF([.C4:.M4];&quot;KVIT&quot;)+COUNTIF([.C4:.M4];&quot;KVIT☻&quot;)+COUNTIF([.C4:.M4];&quot;kvit$&quot;)" office:value-type="float" office:value="0">
            <text:p>0</text:p>
          </table:table-cell>
          <table:table-cell table:style-name="ce168" table:formula="of:=COUNTBLANK([.C4:.M4])" office:value-type="float" office:value="7">
            <text:p>7</text:p>
          </table:table-cell>
          <table:table-cell table:style-name="ce169" table:formula="of:=COUNTIF([.C4:.M4];&quot;x&quot;)" office:value-type="float" office:value="0">
            <text:p>0</text:p>
          </table:table-cell>
          <table:table-cell table:style-name="ce170" table:formula="of:=COUNTIF([.C4:.M4];&quot;51&quot;)+COUNTIF([.C4:.M4];&quot;51☻&quot;)+COUNTIF([.C4:.M4];&quot;2&quot;)+COUNTIF([.C4:.M4];&quot;52&quot;)+COUNTIF([.C4:.M4];&quot;52☻&quot;)+COUNTIF([.C4:.M4];&quot;51$&quot;)+COUNTIF([.C4:.M4];&quot;52$&quot;)" office:value-type="float" office:value="0">
            <text:p>0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8-04">
            <text:p>4. avg 13</text:p>
          </table:table-cell>
          <table:table-cell table:style-name="ce161" table:formula="of:=TEXT([.A5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164" table:number-columns-repeated="2"/>
          <table:table-cell table:style-name="ce163"/>
          <table:table-cell table:style-name="ce164" table:number-columns-repeated="2"/>
          <table:table-cell table:style-name="ce56" office:value-type="string">
            <text:p>POR</text:p>
          </table:table-cell>
          <table:table-cell table:style-name="ce115" table:formula="of:=[$'Vzorci vnosov'.$A$12]" office:value-type="string" office:string-value="D">
            <text:p>D</text:p>
          </table:table-cell>
          <table:table-cell table:style-name="ce164" table:number-columns-repeated="2"/>
          <table:table-cell table:style-name="ce163"/>
          <table:table-cell table:style-name="ce129" office:value-type="string">
            <office:annotation draw:style-name="gr1" draw:text-style-name="P1" svg:width="2.923cm" svg:height="1.017cm" svg:x="13.96cm" svg:y="1.443cm" draw:caption-point-x="-0.61cm" draw:caption-point-y="1.372cm">
              <dc:creator>MŠ</dc:creator>
              <dc:date>2013-12-23T00:00:00</dc:date>
              <text:p text:style-name="P1"><text:span text:style-name="T1"><text:s/></text:span><text:span text:style-name="T1">na dopustu do 25.6</text:span></text:p>
            </office:annotation>
            <text:p>PIR</text:p>
          </table:table-cell>
          <table:table-cell table:style-name="ce56" office:value-type="string">
            <text:p>PIN</text:p>
          </table:table-cell>
          <table:table-cell table:style-name="ce167" table:formula="of:=COUNTIF([.C5:.M5];&quot;☻&quot;)+COUNTIF([.C5:.M5];&quot;52☻&quot;)+COUNTIF([.C5:.M5];&quot;51☻&quot;)+COUNTIF([.C5:.M5];&quot;1☻&quot;)+COUNTIF([.C5:.M5];&quot;KVIT☻&quot;)+COUNTIF([.C5:.M5];&quot;U☻&quot;)" office:value-type="float" office:value="1">
            <text:p>1</text:p>
          </table:table-cell>
          <table:table-cell table:style-name="ce167" table:formula="of:=COUNTIF([.C5:.M5];&quot;☺&quot;)+COUNTIF([.C5:.M5];&quot;52☺&quot;)+COUNTIF([.C5:.M5];&quot;51☺&quot;)+COUNTIF([.C5:.M5];&quot;1☺&quot;)+COUNTIF([.C5:.M5];&quot;KVIT☺&quot;)+COUNTIF([.C5:.M5];&quot;U☺&quot;)" office:value-type="float" office:value="0">
            <text:p>0</text:p>
          </table:table-cell>
          <table:table-cell table:style-name="ce167" table:formula="of:=COUNTIF([.C5:.M5];&quot;51&quot;)+COUNTIF([.C5:.M5];&quot;51$&quot;)+COUNTIF([.C5:.M5];&quot;51☻&quot;)" office:value-type="float" office:value="0">
            <text:p>0</text:p>
          </table:table-cell>
          <table:table-cell table:style-name="ce167" table:formula="of:=COUNTIF([.C5:.M5];&quot;52&quot;)+COUNTIF([.C5:.M5];&quot;52$&quot;)+COUNTIF([.C5:.M5];&quot;52☻&quot;)" office:value-type="float" office:value="0">
            <text:p>0</text:p>
          </table:table-cell>
          <table:table-cell table:style-name="ce167" table:formula="of:=COUNTIF([.C5:.M5];&quot;51¶&quot;)" office:value-type="float" office:value="0">
            <text:p>0</text:p>
          </table:table-cell>
          <table:table-cell table:style-name="ce167" table:formula="of:=COUNTIF([.C5:.M5];&quot;52¶&quot;)" office:value-type="float" office:value="0">
            <text:p>0</text:p>
          </table:table-cell>
          <table:table-cell table:style-name="ce167" table:formula="of:=COUNTIF([.C5:.M5];&quot;U&quot;)+COUNTIF([.C5:.M5];&quot;U☻&quot;)+COUNTIF([.C5:.M5];&quot;U☺&quot;)" office:value-type="float" office:value="0">
            <text:p>0</text:p>
          </table:table-cell>
          <table:table-cell table:style-name="ce167" table:formula="of:=COUNTIF([.C5:.M5];&quot;KVIT&quot;)+COUNTIF([.C5:.M5];&quot;KVIT☻&quot;)+COUNTIF([.C5:.M5];&quot;kvit$&quot;)" office:value-type="float" office:value="0">
            <text:p>0</text:p>
          </table:table-cell>
          <table:table-cell table:style-name="ce168" table:formula="of:=COUNTBLANK([.C5:.M5])" office:value-type="float" office:value="8">
            <text:p>8</text:p>
          </table:table-cell>
          <table:table-cell table:style-name="ce169" table:formula="of:=COUNTIF([.C5:.M5];&quot;x&quot;)" office:value-type="float" office:value="0">
            <text:p>0</text:p>
          </table:table-cell>
          <table:table-cell table:style-name="ce170" table:formula="of:=COUNTIF([.C5:.M5];&quot;51&quot;)+COUNTIF([.C5:.M5];&quot;51☻&quot;)+COUNTIF([.C5:.M5];&quot;2&quot;)+COUNTIF([.C5:.M5];&quot;52&quot;)+COUNTIF([.C5:.M5];&quot;52☻&quot;)+COUNTIF([.C5:.M5];&quot;51$&quot;)+COUNTIF([.C5:.M5];&quot;52$&quot;)" office:value-type="float" office:value="0">
            <text:p>0</text:p>
          </table:table-cell>
          <table:table-cell table:style-name="ce3" table:formula="of:=[$'Vzorci vnosov'.$A$5]" office:value-type="string" office:string-value="52">
            <text:p>52</text:p>
          </table:table-cell>
          <table:table-cell/>
          <table:table-cell table:style-name="ce57">
            <office:annotation draw:style-name="gr1" draw:text-style-name="P1" svg:width="2.826cm" svg:height="0.608cm" svg:x="27.699cm" svg:y="2.347cm" draw:caption-point-x="-0.552cm" draw:caption-point-y="0.468cm">
              <dc:creator>MŠ</dc:creator>
              <dc:date>2013-12-23T00:00:00</dc:date>
              <text:p text:style-name="P1"><text:span text:style-name="T1">Ne od 3-16</text:span></text:p>
            </office:annotation>
          </table:table-cell>
          <table:table-cell table:number-columns-repeated="995"/>
        </table:table-row>
        <table:table-row table:style-name="ro8">
          <table:table-cell table:style-name="ce20" office:value-type="date" office:date-value="2013-08-05">
            <text:p>5. avg 13</text:p>
          </table:table-cell>
          <table:table-cell table:style-name="ce160" table:formula="of:=TEXT([.A6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office:annotation draw:style-name="gr1" draw:text-style-name="P1" svg:width="2.978cm" svg:height="2.873cm" svg:x="13.956cm" svg:y="2.602cm" draw:caption-point-x="-0.606cm" draw:caption-point-y="0.914cm">
              <dc:creator>MŠ</dc:creator>
              <dc:date>2013-12-23T00:00:00</dc:date>
              <text:p text:style-name="P1"><text:span text:style-name="T1"><text:s/></text:span><text:span text:style-name="T1">v službi sem 5.8.-13.8. in 19.8.-1.9. - bi bilo fino 3-4x</text:span></text:p>
            </office:annotation>
            <text:p>ŠTU</text:p>
          </table:table-cell>
          <table:table-cell table:style-name="ce33" office:value-type="string">
            <text:p>MIO</text:p>
          </table:table-cell>
          <table:table-cell table:style-name="ce167" table:formula="of:=COUNTIF([.C6:.M6];&quot;☻&quot;)+COUNTIF([.C6:.M6];&quot;52☻&quot;)+COUNTIF([.C6:.M6];&quot;51☻&quot;)+COUNTIF([.C6:.M6];&quot;1☻&quot;)+COUNTIF([.C6:.M6];&quot;KVIT☻&quot;)+COUNTIF([.C6:.M6];&quot;U☻&quot;)" office:value-type="float" office:value="1">
            <text:p>1</text:p>
          </table:table-cell>
          <table:table-cell table:style-name="ce167" table:formula="of:=COUNTIF([.C6:.M6];&quot;☺&quot;)+COUNTIF([.C6:.M6];&quot;52☺&quot;)+COUNTIF([.C6:.M6];&quot;51☺&quot;)+COUNTIF([.C6:.M6];&quot;1☺&quot;)+COUNTIF([.C6:.M6];&quot;KVIT☺&quot;)+COUNTIF([.C6:.M6];&quot;U☺&quot;)" office:value-type="float" office:value="0">
            <text:p>0</text:p>
          </table:table-cell>
          <table:table-cell table:style-name="ce167" table:formula="of:=COUNTIF([.C6:.M6];&quot;51&quot;)+COUNTIF([.C6:.M6];&quot;51$&quot;)+COUNTIF([.C6:.M6];&quot;51☻&quot;)" office:value-type="float" office:value="1">
            <text:p>1</text:p>
          </table:table-cell>
          <table:table-cell table:style-name="ce167" table:formula="of:=COUNTIF([.C6:.M6];&quot;52&quot;)+COUNTIF([.C6:.M6];&quot;52$&quot;)+COUNTIF([.C6:.M6];&quot;52☻&quot;)" office:value-type="float" office:value="1">
            <text:p>1</text:p>
          </table:table-cell>
          <table:table-cell table:style-name="ce167" table:formula="of:=COUNTIF([.C6:.M6];&quot;51¶&quot;)" office:value-type="float" office:value="1">
            <text:p>1</text:p>
          </table:table-cell>
          <table:table-cell table:style-name="ce167" table:formula="of:=COUNTIF([.C6:.M6];&quot;52¶&quot;)" office:value-type="float" office:value="0">
            <text:p>0</text:p>
          </table:table-cell>
          <table:table-cell table:style-name="ce167" table:formula="of:=COUNTIF([.C6:.M6];&quot;U&quot;)+COUNTIF([.C6:.M6];&quot;U☻&quot;)+COUNTIF([.C6:.M6];&quot;U☺&quot;)" office:value-type="float" office:value="0">
            <text:p>0</text:p>
          </table:table-cell>
          <table:table-cell table:style-name="ce167" table:formula="of:=COUNTIF([.C6:.M6];&quot;KVIT&quot;)+COUNTIF([.C6:.M6];&quot;KVIT☻&quot;)+COUNTIF([.C6:.M6];&quot;kvit$&quot;)" office:value-type="float" office:value="3">
            <text:p>3</text:p>
          </table:table-cell>
          <table:table-cell table:style-name="ce168" table:formula="of:=COUNTBLANK([.C6:.M6])" office:value-type="float" office:value="0">
            <text:p>0</text:p>
          </table:table-cell>
          <table:table-cell table:style-name="ce169" table:formula="of:=COUNTIF([.C6:.M6];&quot;x&quot;)" office:value-type="float" office:value="1">
            <text:p>1</text:p>
          </table:table-cell>
          <table:table-cell table:style-name="ce170" table:formula="of:=COUNTIF([.C6:.M6];&quot;51&quot;)+COUNTIF([.C6:.M6];&quot;51☻&quot;)+COUNTIF([.C6:.M6];&quot;2&quot;)+COUNTIF([.C6:.M6];&quot;52&quot;)+COUNTIF([.C6:.M6];&quot;52☻&quot;)+COUNTIF([.C6:.M6];&quot;51$&quot;)+COUNTIF([.C6:.M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/>
          <table:table-cell table:style-name="ce39" office:value-type="string">
            <office:annotation draw:style-name="gr1" draw:text-style-name="P1" svg:width="2.972cm" svg:height="0.603cm" svg:x="27.757cm" svg:y="2.002cm" draw:caption-point-x="-0.61cm" draw:caption-point-y="1.514cm">
              <dc:creator>MŠ</dc:creator>
              <dc:date>2013-12-23T00:00:00</dc:date>
              <text:p text:style-name="P1"><text:span text:style-name="T1">Do 21.7. </text:span></text:p>
            </office:annotation>
            <text:p>RO/SK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8-06">
            <text:p>6. avg 13</text:p>
          </table:table-cell>
          <table:table-cell table:style-name="ce160" table:formula="of:=TEXT([.A7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5" office:value-type="string">
            <text:p>MI/SK</text:p>
          </table:table-cell>
          <table:table-cell table:style-name="ce33" office:value-type="string">
            <text:p>MIO</text:p>
          </table:table-cell>
          <table:table-cell table:style-name="ce167" table:formula="of:=COUNTIF([.C7:.M7];&quot;☻&quot;)+COUNTIF([.C7:.M7];&quot;52☻&quot;)+COUNTIF([.C7:.M7];&quot;51☻&quot;)+COUNTIF([.C7:.M7];&quot;1☻&quot;)+COUNTIF([.C7:.M7];&quot;KVIT☻&quot;)+COUNTIF([.C7:.M7];&quot;U☻&quot;)" office:value-type="float" office:value="0">
            <text:p>0</text:p>
          </table:table-cell>
          <table:table-cell table:style-name="ce167" table:formula="of:=COUNTIF([.C7:.M7];&quot;☺&quot;)+COUNTIF([.C7:.M7];&quot;52☺&quot;)+COUNTIF([.C7:.M7];&quot;51☺&quot;)+COUNTIF([.C7:.M7];&quot;1☺&quot;)+COUNTIF([.C7:.M7];&quot;KVIT☺&quot;)+COUNTIF([.C7:.M7];&quot;U☺&quot;)" office:value-type="float" office:value="0">
            <text:p>0</text:p>
          </table:table-cell>
          <table:table-cell table:style-name="ce167" table:formula="of:=COUNTIF([.C7:.M7];&quot;51&quot;)+COUNTIF([.C7:.M7];&quot;51$&quot;)+COUNTIF([.C7:.M7];&quot;51☻&quot;)" office:value-type="float" office:value="1">
            <text:p>1</text:p>
          </table:table-cell>
          <table:table-cell table:style-name="ce167" table:formula="of:=COUNTIF([.C7:.M7];&quot;52&quot;)+COUNTIF([.C7:.M7];&quot;52$&quot;)+COUNTIF([.C7:.M7];&quot;52☻&quot;)" office:value-type="float" office:value="1">
            <text:p>1</text:p>
          </table:table-cell>
          <table:table-cell table:style-name="ce167" table:formula="of:=COUNTIF([.C7:.M7];&quot;51¶&quot;)" office:value-type="float" office:value="1">
            <text:p>1</text:p>
          </table:table-cell>
          <table:table-cell table:style-name="ce167" table:formula="of:=COUNTIF([.C7:.M7];&quot;52¶&quot;)" office:value-type="float" office:value="0">
            <text:p>0</text:p>
          </table:table-cell>
          <table:table-cell table:style-name="ce167" table:formula="of:=COUNTIF([.C7:.M7];&quot;U&quot;)+COUNTIF([.C7:.M7];&quot;U☻&quot;)+COUNTIF([.C7:.M7];&quot;U☺&quot;)" office:value-type="float" office:value="0">
            <text:p>0</text:p>
          </table:table-cell>
          <table:table-cell table:style-name="ce167" table:formula="of:=COUNTIF([.C7:.M7];&quot;KVIT&quot;)+COUNTIF([.C7:.M7];&quot;KVIT☻&quot;)+COUNTIF([.C7:.M7];&quot;kvit$&quot;)" office:value-type="float" office:value="3">
            <text:p>3</text:p>
          </table:table-cell>
          <table:table-cell table:style-name="ce168" table:formula="of:=COUNTBLANK([.C7:.M7])" office:value-type="float" office:value="0">
            <text:p>0</text:p>
          </table:table-cell>
          <table:table-cell table:style-name="ce169" table:formula="of:=COUNTIF([.C7:.M7];&quot;x&quot;)" office:value-type="float" office:value="0">
            <text:p>0</text:p>
          </table:table-cell>
          <table:table-cell table:style-name="ce170" table:formula="of:=COUNTIF([.C7:.M7];&quot;51&quot;)+COUNTIF([.C7:.M7];&quot;51☻&quot;)+COUNTIF([.C7:.M7];&quot;2&quot;)+COUNTIF([.C7:.M7];&quot;52&quot;)+COUNTIF([.C7:.M7];&quot;52☻&quot;)+COUNTIF([.C7:.M7];&quot;51$&quot;)+COUNTIF([.C7:.M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8-07">
            <text:p>7. avg 13</text:p>
          </table:table-cell>
          <table:table-cell table:style-name="ce160" table:formula="of:=TEXT([.A8];&quot;Ddd&quot;)" office:value-type="string" office:string-value="sre">
            <text:p>sre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9" office:value-type="string">
            <office:annotation draw:style-name="gr1" draw:text-style-name="P1" svg:width="3.907cm" svg:height="8.907cm" svg:x="13.96cm" svg:y="4.451cm" draw:caption-point-x="-0.61cm" draw:caption-point-y="0.468cm">
              <dc:creator>MŠ</dc:creator>
              <dc:date>2013-12-23T00:00:00</dc:date>
              <text:p text:style-name="P1"><text:span text:style-name="T1">dopust do 10. junija vključno</text:span></text:p>
              <text:p text:style-name="P1"><text:span text:style-name="T1"><text:s text:c="19"/></text:span><text:span text:style-name="T1">11. in 25. junija sem dežuren na KO za anesteziolozijo</text:span></text:p>
              <text:p text:style-name="P1"><text:span text:style-name="T1"><text:s text:c="20"/></text:span><text:span text:style-name="T1">ter 28. in 29 junija.</text:span></text:p>
            </office:annotation>
            <text:p>GRY</text:p>
          </table:table-cell>
          <table:table-cell table:style-name="ce33" office:value-type="string">
            <text:p>ŠOŠ</text:p>
          </table:table-cell>
          <table:table-cell table:style-name="ce167" table:formula="of:=COUNTIF([.C8:.M8];&quot;☻&quot;)+COUNTIF([.C8:.M8];&quot;52☻&quot;)+COUNTIF([.C8:.M8];&quot;51☻&quot;)+COUNTIF([.C8:.M8];&quot;1☻&quot;)+COUNTIF([.C8:.M8];&quot;KVIT☻&quot;)+COUNTIF([.C8:.M8];&quot;U☻&quot;)" office:value-type="float" office:value="1">
            <text:p>1</text:p>
          </table:table-cell>
          <table:table-cell table:style-name="ce167" table:formula="of:=COUNTIF([.C8:.M8];&quot;☺&quot;)+COUNTIF([.C8:.M8];&quot;52☺&quot;)+COUNTIF([.C8:.M8];&quot;51☺&quot;)+COUNTIF([.C8:.M8];&quot;1☺&quot;)+COUNTIF([.C8:.M8];&quot;KVIT☺&quot;)+COUNTIF([.C8:.M8];&quot;U☺&quot;)" office:value-type="float" office:value="0">
            <text:p>0</text:p>
          </table:table-cell>
          <table:table-cell table:style-name="ce167" table:formula="of:=COUNTIF([.C8:.M8];&quot;51&quot;)+COUNTIF([.C8:.M8];&quot;51$&quot;)+COUNTIF([.C8:.M8];&quot;51☻&quot;)" office:value-type="float" office:value="1">
            <text:p>1</text:p>
          </table:table-cell>
          <table:table-cell table:style-name="ce167" table:formula="of:=COUNTIF([.C8:.M8];&quot;52&quot;)+COUNTIF([.C8:.M8];&quot;52$&quot;)+COUNTIF([.C8:.M8];&quot;52☻&quot;)" office:value-type="float" office:value="1">
            <text:p>1</text:p>
          </table:table-cell>
          <table:table-cell table:style-name="ce167" table:formula="of:=COUNTIF([.C8:.M8];&quot;51¶&quot;)" office:value-type="float" office:value="1">
            <text:p>1</text:p>
          </table:table-cell>
          <table:table-cell table:style-name="ce167" table:formula="of:=COUNTIF([.C8:.M8];&quot;52¶&quot;)" office:value-type="float" office:value="0">
            <text:p>0</text:p>
          </table:table-cell>
          <table:table-cell table:style-name="ce167" table:formula="of:=COUNTIF([.C8:.M8];&quot;U&quot;)+COUNTIF([.C8:.M8];&quot;U☻&quot;)+COUNTIF([.C8:.M8];&quot;U☺&quot;)" office:value-type="float" office:value="0">
            <text:p>0</text:p>
          </table:table-cell>
          <table:table-cell table:style-name="ce167" table:formula="of:=COUNTIF([.C8:.M8];&quot;KVIT&quot;)+COUNTIF([.C8:.M8];&quot;KVIT☻&quot;)+COUNTIF([.C8:.M8];&quot;kvit$&quot;)" office:value-type="float" office:value="3">
            <text:p>3</text:p>
          </table:table-cell>
          <table:table-cell table:style-name="ce168" table:formula="of:=COUNTBLANK([.C8:.M8])" office:value-type="float" office:value="0">
            <text:p>0</text:p>
          </table:table-cell>
          <table:table-cell table:style-name="ce169" table:formula="of:=COUNTIF([.C8:.M8];&quot;x&quot;)" office:value-type="float" office:value="0">
            <text:p>0</text:p>
          </table:table-cell>
          <table:table-cell table:style-name="ce170" table:formula="of:=COUNTIF([.C8:.M8];&quot;51&quot;)+COUNTIF([.C8:.M8];&quot;51☻&quot;)+COUNTIF([.C8:.M8];&quot;2&quot;)+COUNTIF([.C8:.M8];&quot;52&quot;)+COUNTIF([.C8:.M8];&quot;52☻&quot;)+COUNTIF([.C8:.M8];&quot;51$&quot;)+COUNTIF([.C8:.M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/>
          <table:table-cell table:style-name="ce39" office:value-type="string">
            <text:p>OR/MI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8-08">
            <text:p>8. avg 13</text:p>
          </table:table-cell>
          <table:table-cell table:style-name="ce160" table:formula="of:=TEXT([.A9];&quot;Ddd&quot;)" office:value-type="string" office:string-value="čet">
            <text:p>č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7" office:value-type="string">
            <office:annotation draw:style-name="gr1" draw:text-style-name="P1" svg:width="2.953cm" svg:height="1.005cm" svg:x="13.96cm" svg:y="4.103cm" draw:caption-point-x="-0.61cm" draw:caption-point-y="1.517cm">
              <dc:creator>MŠ</dc:creator>
              <dc:date>2013-12-23T00:00:00</dc:date>
              <text:p text:style-name="P1"><text:span text:style-name="T1">od 24.6. naprej bom doma</text:span></text:p>
            </office:annotation>
            <text:p>RAV</text:p>
          </table:table-cell>
          <table:table-cell table:style-name="ce33" office:value-type="string">
            <text:p>ŠOŠ</text:p>
          </table:table-cell>
          <table:table-cell table:style-name="ce167" table:formula="of:=COUNTIF([.C9:.M9];&quot;☻&quot;)+COUNTIF([.C9:.M9];&quot;52☻&quot;)+COUNTIF([.C9:.M9];&quot;51☻&quot;)+COUNTIF([.C9:.M9];&quot;1☻&quot;)+COUNTIF([.C9:.M9];&quot;KVIT☻&quot;)+COUNTIF([.C9:.M9];&quot;U☻&quot;)" office:value-type="float" office:value="1">
            <text:p>1</text:p>
          </table:table-cell>
          <table:table-cell table:style-name="ce167" table:formula="of:=COUNTIF([.C9:.M9];&quot;☺&quot;)+COUNTIF([.C9:.M9];&quot;52☺&quot;)+COUNTIF([.C9:.M9];&quot;51☺&quot;)+COUNTIF([.C9:.M9];&quot;1☺&quot;)+COUNTIF([.C9:.M9];&quot;KVIT☺&quot;)+COUNTIF([.C9:.M9];&quot;U☺&quot;)" office:value-type="float" office:value="0">
            <text:p>0</text:p>
          </table:table-cell>
          <table:table-cell table:style-name="ce167" table:formula="of:=COUNTIF([.C9:.M9];&quot;51&quot;)+COUNTIF([.C9:.M9];&quot;51$&quot;)+COUNTIF([.C9:.M9];&quot;51☻&quot;)" office:value-type="float" office:value="1">
            <text:p>1</text:p>
          </table:table-cell>
          <table:table-cell table:style-name="ce167" table:formula="of:=COUNTIF([.C9:.M9];&quot;52&quot;)+COUNTIF([.C9:.M9];&quot;52$&quot;)+COUNTIF([.C9:.M9];&quot;52☻&quot;)" office:value-type="float" office:value="1">
            <text:p>1</text:p>
          </table:table-cell>
          <table:table-cell table:style-name="ce167" table:formula="of:=COUNTIF([.C9:.M9];&quot;51¶&quot;)" office:value-type="float" office:value="0">
            <text:p>0</text:p>
          </table:table-cell>
          <table:table-cell table:style-name="ce167" table:formula="of:=COUNTIF([.C9:.M9];&quot;52¶&quot;)" office:value-type="float" office:value="1">
            <text:p>1</text:p>
          </table:table-cell>
          <table:table-cell table:style-name="ce167" table:formula="of:=COUNTIF([.C9:.M9];&quot;U&quot;)+COUNTIF([.C9:.M9];&quot;U☻&quot;)+COUNTIF([.C9:.M9];&quot;U☺&quot;)" office:value-type="float" office:value="0">
            <text:p>0</text:p>
          </table:table-cell>
          <table:table-cell table:style-name="ce167" table:formula="of:=COUNTIF([.C9:.M9];&quot;KVIT&quot;)+COUNTIF([.C9:.M9];&quot;KVIT☻&quot;)+COUNTIF([.C9:.M9];&quot;kvit$&quot;)" office:value-type="float" office:value="3">
            <text:p>3</text:p>
          </table:table-cell>
          <table:table-cell table:style-name="ce168" table:formula="of:=COUNTBLANK([.C9:.M9])" office:value-type="float" office:value="0">
            <text:p>0</text:p>
          </table:table-cell>
          <table:table-cell table:style-name="ce169" table:formula="of:=COUNTIF([.C9:.M9];&quot;x&quot;)" office:value-type="float" office:value="1">
            <text:p>1</text:p>
          </table:table-cell>
          <table:table-cell table:style-name="ce170" table:formula="of:=COUNTIF([.C9:.M9];&quot;51&quot;)+COUNTIF([.C9:.M9];&quot;51☻&quot;)+COUNTIF([.C9:.M9];&quot;2&quot;)+COUNTIF([.C9:.M9];&quot;52&quot;)+COUNTIF([.C9:.M9];&quot;52☻&quot;)+COUNTIF([.C9:.M9];&quot;51$&quot;)+COUNTIF([.C9:.M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/>
          <table:table-cell table:style-name="ce39" office:value-type="string">
            <text:p>OR/RO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8-09">
            <text:p>9. avg 13</text:p>
          </table:table-cell>
          <table:table-cell table:style-name="ce160" table:formula="of:=TEXT([.A10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office:annotation draw:style-name="gr1" draw:text-style-name="P1" svg:width="3.018cm" svg:height="2.873cm" svg:x="13.958cm" svg:y="5.407cm" draw:caption-point-x="-0.608cm" draw:caption-point-y="0.914cm">
              <dc:creator>MŠ</dc:creator>
              <dc:date>2013-12-23T00:00:00</dc:date>
              <text:p text:style-name="P1"><text:span text:style-name="T1"><text:s/></text:span><text:span text:style-name="T1">v službi sem 5.8.-13.8. in 19.8.-1.9. - bi bilo fino 3-4x</text:span></text:p>
            </office:annotation>
            <text:p>ŠT/OR</text:p>
          </table:table-cell>
          <table:table-cell table:style-name="ce33" office:value-type="string">
            <text:p>ŠOŠ</text:p>
          </table:table-cell>
          <table:table-cell table:style-name="ce167" table:formula="of:=COUNTIF([.C10:.M10];&quot;☻&quot;)+COUNTIF([.C10:.M10];&quot;52☻&quot;)+COUNTIF([.C10:.M10];&quot;51☻&quot;)+COUNTIF([.C10:.M10];&quot;1☻&quot;)+COUNTIF([.C10:.M10];&quot;KVIT☻&quot;)+COUNTIF([.C10:.M10];&quot;U☻&quot;)" office:value-type="float" office:value="0">
            <text:p>0</text:p>
          </table:table-cell>
          <table:table-cell table:style-name="ce167" table:formula="of:=COUNTIF([.C10:.M10];&quot;☺&quot;)+COUNTIF([.C10:.M10];&quot;52☺&quot;)+COUNTIF([.C10:.M10];&quot;51☺&quot;)+COUNTIF([.C10:.M10];&quot;1☺&quot;)+COUNTIF([.C10:.M10];&quot;KVIT☺&quot;)+COUNTIF([.C10:.M10];&quot;U☺&quot;)" office:value-type="float" office:value="1">
            <text:p>1</text:p>
          </table:table-cell>
          <table:table-cell table:style-name="ce167" table:formula="of:=COUNTIF([.C10:.M10];&quot;51&quot;)+COUNTIF([.C10:.M10];&quot;51$&quot;)+COUNTIF([.C10:.M10];&quot;51☻&quot;)" office:value-type="float" office:value="0">
            <text:p>0</text:p>
          </table:table-cell>
          <table:table-cell table:style-name="ce167" table:formula="of:=COUNTIF([.C10:.M10];&quot;52&quot;)+COUNTIF([.C10:.M10];&quot;52$&quot;)+COUNTIF([.C10:.M10];&quot;52☻&quot;)" office:value-type="float" office:value="1">
            <text:p>1</text:p>
          </table:table-cell>
          <table:table-cell table:style-name="ce167" table:formula="of:=COUNTIF([.C10:.M10];&quot;51¶&quot;)" office:value-type="float" office:value="0">
            <text:p>0</text:p>
          </table:table-cell>
          <table:table-cell table:style-name="ce167" table:formula="of:=COUNTIF([.C10:.M10];&quot;52¶&quot;)" office:value-type="float" office:value="0">
            <text:p>0</text:p>
          </table:table-cell>
          <table:table-cell table:style-name="ce167" table:formula="of:=COUNTIF([.C10:.M10];&quot;U&quot;)+COUNTIF([.C10:.M10];&quot;U☻&quot;)+COUNTIF([.C10:.M10];&quot;U☺&quot;)" office:value-type="float" office:value="0">
            <text:p>0</text:p>
          </table:table-cell>
          <table:table-cell table:style-name="ce167" table:formula="of:=COUNTIF([.C10:.M10];&quot;KVIT&quot;)+COUNTIF([.C10:.M10];&quot;KVIT☻&quot;)+COUNTIF([.C10:.M10];&quot;kvit$&quot;)" office:value-type="float" office:value="2">
            <text:p>2</text:p>
          </table:table-cell>
          <table:table-cell table:style-name="ce168" table:formula="of:=COUNTBLANK([.C10:.M10])" office:value-type="float" office:value="0">
            <text:p>0</text:p>
          </table:table-cell>
          <table:table-cell table:style-name="ce169" table:formula="of:=COUNTIF([.C10:.M10];&quot;x&quot;)" office:value-type="float" office:value="2">
            <text:p>2</text:p>
          </table:table-cell>
          <table:table-cell table:style-name="ce170" table:formula="of:=COUNTIF([.C10:.M10];&quot;51&quot;)+COUNTIF([.C10:.M10];&quot;51☻&quot;)+COUNTIF([.C10:.M10];&quot;2&quot;)+COUNTIF([.C10:.M10];&quot;52&quot;)+COUNTIF([.C10:.M10];&quot;52☻&quot;)+COUNTIF([.C10:.M10];&quot;51$&quot;)+COUNTIF([.C10:.M10];&quot;52$&quot;)" office:value-type="float" office:value="1">
            <text:p>1</text:p>
          </table:table-cell>
          <table:table-cell table:style-name="ce5" table:formula="of:=[$'Vzorci vnosov'.$A$11]" office:value-type="string" office:string-value="X">
            <text:p>X</text:p>
          </table:table-cell>
          <table:table-cell/>
          <table:table-cell table:style-name="ce130" office:value-type="string">
            <office:annotation draw:style-name="gr1" draw:text-style-name="P1" svg:width="2.972cm" svg:height="1.41cm" svg:x="27.757cm" svg:y="4.81cm" draw:caption-point-x="-0.61cm" draw:caption-point-y="1.511cm">
              <dc:creator>MŠ</dc:creator>
              <dc:date>2013-12-23T00:00:00</dc:date>
              <text:p text:style-name="P1"><text:span text:style-name="T1">razen ne 16., 23., 24. in 25.8.</text:span></text:p>
            </office:annotation>
            <text:p>PIR</text:p>
          </table:table-cell>
          <table:table-cell table:number-columns-repeated="995"/>
        </table:table-row>
        <table:table-row table:style-name="ro8">
          <table:table-cell table:style-name="ce19" office:value-type="date" office:date-value="2013-08-10">
            <text:p>10. avg 13</text:p>
          </table:table-cell>
          <table:table-cell table:style-name="ce161" table:formula="of:=TEXT([.A11];&quot;Ddd&quot;)" office:value-type="string" office:string-value="sob">
            <text:p>sob</text:p>
          </table:table-cell>
          <table:table-cell table:style-name="ce163"/>
          <table:table-cell table:style-name="ce6" table:formula="of:=[$'Vzorci vnosov'.$A$14]" office:value-type="string" office:string-value="☻">
            <text:p>☻</text:p>
          </table:table-cell>
          <table:table-cell table:style-name="ce163" table:number-columns-repeated="3"/>
          <table:table-cell table:style-name="ce166"/>
          <table:table-cell table:style-name="ce56" office:value-type="string">
            <text:p>POR</text:p>
          </table:table-cell>
          <table:table-cell table:style-name="ce163" table:number-columns-repeated="4"/>
          <table:table-cell table:style-name="ce56" office:value-type="string">
            <text:p>JAN</text:p>
          </table:table-cell>
          <table:table-cell table:style-name="ce56" office:value-type="string">
            <text:p>ORO</text:p>
          </table:table-cell>
          <table:table-cell table:style-name="ce167" table:formula="of:=COUNTIF([.C11:.M11];&quot;☻&quot;)+COUNTIF([.C11:.M11];&quot;52☻&quot;)+COUNTIF([.C11:.M11];&quot;51☻&quot;)+COUNTIF([.C11:.M11];&quot;1☻&quot;)+COUNTIF([.C11:.M11];&quot;KVIT☻&quot;)+COUNTIF([.C11:.M11];&quot;U☻&quot;)" office:value-type="float" office:value="1">
            <text:p>1</text:p>
          </table:table-cell>
          <table:table-cell table:style-name="ce167" table:formula="of:=COUNTIF([.C11:.M11];&quot;☺&quot;)+COUNTIF([.C11:.M11];&quot;52☺&quot;)+COUNTIF([.C11:.M11];&quot;51☺&quot;)+COUNTIF([.C11:.M11];&quot;1☺&quot;)+COUNTIF([.C11:.M11];&quot;KVIT☺&quot;)+COUNTIF([.C11:.M11];&quot;U☺&quot;)" office:value-type="float" office:value="0">
            <text:p>0</text:p>
          </table:table-cell>
          <table:table-cell table:style-name="ce167" table:formula="of:=COUNTIF([.C11:.M11];&quot;51&quot;)+COUNTIF([.C11:.M11];&quot;51$&quot;)+COUNTIF([.C11:.M11];&quot;51☻&quot;)" office:value-type="float" office:value="0">
            <text:p>0</text:p>
          </table:table-cell>
          <table:table-cell table:style-name="ce167" table:formula="of:=COUNTIF([.C11:.M11];&quot;52&quot;)+COUNTIF([.C11:.M11];&quot;52$&quot;)+COUNTIF([.C11:.M11];&quot;52☻&quot;)" office:value-type="float" office:value="0">
            <text:p>0</text:p>
          </table:table-cell>
          <table:table-cell table:style-name="ce167" table:formula="of:=COUNTIF([.C11:.M11];&quot;51¶&quot;)" office:value-type="float" office:value="0">
            <text:p>0</text:p>
          </table:table-cell>
          <table:table-cell table:style-name="ce167" table:formula="of:=COUNTIF([.C11:.M11];&quot;52¶&quot;)" office:value-type="float" office:value="0">
            <text:p>0</text:p>
          </table:table-cell>
          <table:table-cell table:style-name="ce167" table:formula="of:=COUNTIF([.C11:.M11];&quot;U&quot;)+COUNTIF([.C11:.M11];&quot;U☻&quot;)+COUNTIF([.C11:.M11];&quot;U☺&quot;)" office:value-type="float" office:value="0">
            <text:p>0</text:p>
          </table:table-cell>
          <table:table-cell table:style-name="ce167" table:formula="of:=COUNTIF([.C11:.M11];&quot;KVIT&quot;)+COUNTIF([.C11:.M11];&quot;KVIT☻&quot;)+COUNTIF([.C11:.M11];&quot;kvit$&quot;)" office:value-type="float" office:value="0">
            <text:p>0</text:p>
          </table:table-cell>
          <table:table-cell table:style-name="ce168" table:formula="of:=COUNTBLANK([.C11:.M11])" office:value-type="float" office:value="9">
            <text:p>9</text:p>
          </table:table-cell>
          <table:table-cell table:style-name="ce169" table:formula="of:=COUNTIF([.C11:.M11];&quot;x&quot;)" office:value-type="float" office:value="0">
            <text:p>0</text:p>
          </table:table-cell>
          <table:table-cell table:style-name="ce170" table:formula="of:=COUNTIF([.C11:.M11];&quot;51&quot;)+COUNTIF([.C11:.M11];&quot;51☻&quot;)+COUNTIF([.C11:.M11];&quot;2&quot;)+COUNTIF([.C11:.M11];&quot;52&quot;)+COUNTIF([.C11:.M11];&quot;52☻&quot;)+COUNTIF([.C11:.M11];&quot;51$&quot;)+COUNTIF([.C11:.M11];&quot;52$&quot;)" office:value-type="float" office:value="0">
            <text:p>0</text:p>
          </table:table-cell>
          <table:table-cell table:style-name="ce3" table:formula="of:=[$'Vzorci vnosov'.$A$12]" office:value-type="string" office:string-value="D">
            <text:p>D</text:p>
          </table:table-cell>
          <table:table-cell/>
          <table:table-cell table:style-name="ce39" office:value-type="string">
            <office:annotation draw:style-name="gr1" draw:text-style-name="P1" svg:width="3.097cm" svg:height="2.873cm" svg:x="27.755cm" svg:y="6.108cm" draw:caption-point-x="-0.608cm" draw:caption-point-y="0.914cm">
              <dc:creator>MŠ</dc:creator>
              <dc:date>2013-12-23T00:00:00</dc:date>
              <text:p text:style-name="P1"><text:span text:style-name="T1"><text:s/></text:span><text:span text:style-name="T1">v službi sem 5.8.-13.8. in 19.8.-1.9. - bi bilo fino 3-4x</text:span></text:p>
            </office:annotation>
            <text:p>ŠT/PI</text:p>
          </table:table-cell>
          <table:table-cell table:number-columns-repeated="995"/>
        </table:table-row>
        <table:table-row table:style-name="ro8">
          <table:table-cell table:style-name="ce19" office:value-type="date" office:date-value="2013-08-11">
            <text:p>11. avg 13</text:p>
          </table:table-cell>
          <table:table-cell table:style-name="ce161" table:formula="of:=TEXT([.A12];&quot;Ddd&quot;)" office:value-type="string" office:string-value="ned">
            <text:p>ned</text:p>
          </table:table-cell>
          <table:table-cell table:style-name="ce163"/>
          <table:table-cell table:style-name="ce6" table:formula="of:=[$'Vzorci vnosov'.$A$14]" office:value-type="string" office:string-value="☻">
            <text:p>☻</text:p>
          </table:table-cell>
          <table:table-cell table:style-name="ce164"/>
          <table:table-cell table:style-name="ce163"/>
          <table:table-cell table:style-name="ce164"/>
          <table:table-cell table:style-name="ce166"/>
          <table:table-cell table:style-name="ce56" office:value-type="string">
            <text:p>POR</text:p>
          </table:table-cell>
          <table:table-cell table:style-name="ce163" table:number-columns-repeated="4"/>
          <table:table-cell table:style-name="ce56" office:value-type="string">
            <text:p>JAN</text:p>
          </table:table-cell>
          <table:table-cell table:style-name="ce56" office:value-type="string">
            <text:p>ORO</text:p>
          </table:table-cell>
          <table:table-cell table:style-name="ce167" table:formula="of:=COUNTIF([.C12:.M12];&quot;☻&quot;)+COUNTIF([.C12:.M12];&quot;52☻&quot;)+COUNTIF([.C12:.M12];&quot;51☻&quot;)+COUNTIF([.C12:.M12];&quot;1☻&quot;)+COUNTIF([.C12:.M12];&quot;KVIT☻&quot;)+COUNTIF([.C12:.M12];&quot;U☻&quot;)" office:value-type="float" office:value="1">
            <text:p>1</text:p>
          </table:table-cell>
          <table:table-cell table:style-name="ce167" table:formula="of:=COUNTIF([.C12:.M12];&quot;☺&quot;)+COUNTIF([.C12:.M12];&quot;52☺&quot;)+COUNTIF([.C12:.M12];&quot;51☺&quot;)+COUNTIF([.C12:.M12];&quot;1☺&quot;)+COUNTIF([.C12:.M12];&quot;KVIT☺&quot;)+COUNTIF([.C12:.M12];&quot;U☺&quot;)" office:value-type="float" office:value="0">
            <text:p>0</text:p>
          </table:table-cell>
          <table:table-cell table:style-name="ce167" table:formula="of:=COUNTIF([.C12:.M12];&quot;51&quot;)+COUNTIF([.C12:.M12];&quot;51$&quot;)+COUNTIF([.C12:.M12];&quot;51☻&quot;)" office:value-type="float" office:value="0">
            <text:p>0</text:p>
          </table:table-cell>
          <table:table-cell table:style-name="ce167" table:formula="of:=COUNTIF([.C12:.M12];&quot;52&quot;)+COUNTIF([.C12:.M12];&quot;52$&quot;)+COUNTIF([.C12:.M12];&quot;52☻&quot;)" office:value-type="float" office:value="0">
            <text:p>0</text:p>
          </table:table-cell>
          <table:table-cell table:style-name="ce167" table:formula="of:=COUNTIF([.C12:.M12];&quot;51¶&quot;)" office:value-type="float" office:value="0">
            <text:p>0</text:p>
          </table:table-cell>
          <table:table-cell table:style-name="ce167" table:formula="of:=COUNTIF([.C12:.M12];&quot;52¶&quot;)" office:value-type="float" office:value="0">
            <text:p>0</text:p>
          </table:table-cell>
          <table:table-cell table:style-name="ce167" table:formula="of:=COUNTIF([.C12:.M12];&quot;U&quot;)+COUNTIF([.C12:.M12];&quot;U☻&quot;)+COUNTIF([.C12:.M12];&quot;U☺&quot;)" office:value-type="float" office:value="0">
            <text:p>0</text:p>
          </table:table-cell>
          <table:table-cell table:style-name="ce167" table:formula="of:=COUNTIF([.C12:.M12];&quot;KVIT&quot;)+COUNTIF([.C12:.M12];&quot;KVIT☻&quot;)+COUNTIF([.C12:.M12];&quot;kvit$&quot;)" office:value-type="float" office:value="0">
            <text:p>0</text:p>
          </table:table-cell>
          <table:table-cell table:style-name="ce168" table:formula="of:=COUNTBLANK([.C12:.M12])" office:value-type="float" office:value="9">
            <text:p>9</text:p>
          </table:table-cell>
          <table:table-cell table:style-name="ce169" table:formula="of:=COUNTIF([.C12:.M12];&quot;x&quot;)" office:value-type="float" office:value="0">
            <text:p>0</text:p>
          </table:table-cell>
          <table:table-cell table:style-name="ce170" table:formula="of:=COUNTIF([.C12:.M12];&quot;51&quot;)+COUNTIF([.C12:.M12];&quot;51☻&quot;)+COUNTIF([.C12:.M12];&quot;2&quot;)+COUNTIF([.C12:.M12];&quot;52&quot;)+COUNTIF([.C12:.M12];&quot;52☻&quot;)+COUNTIF([.C12:.M12];&quot;51$&quot;)+COUNTIF([.C12:.M12];&quot;52$&quot;)" office:value-type="float" office:value="0">
            <text:p>0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/>
          <table:table-cell table:style-name="ce55" office:value-type="string">
            <text:p>MI/RA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8-12">
            <text:p>12. avg 13</text:p>
          </table:table-cell>
          <table:table-cell table:style-name="ce160" table:formula="of:=TEXT([.A13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office:annotation draw:style-name="gr1" draw:text-style-name="P1" svg:width="2.978cm" svg:height="2.873cm" svg:x="13.956cm" svg:y="7.51cm" draw:caption-point-x="-0.606cm" draw:caption-point-y="0.914cm">
              <dc:creator>MŠ</dc:creator>
              <dc:date>2013-12-23T00:00:00</dc:date>
              <text:p text:style-name="P1"><text:span text:style-name="T1"><text:s/></text:span><text:span text:style-name="T1">v službi sem 5.8.-13.8. in 19.8.-1.9. - bi bilo fino 3-4x</text:span></text:p>
            </office:annotation>
            <text:p>ŠT/PI</text:p>
          </table:table-cell>
          <table:table-cell table:style-name="ce33" office:value-type="string">
            <text:p>ORO</text:p>
          </table:table-cell>
          <table:table-cell table:style-name="ce167" table:formula="of:=COUNTIF([.C13:.M13];&quot;☻&quot;)+COUNTIF([.C13:.M13];&quot;52☻&quot;)+COUNTIF([.C13:.M13];&quot;51☻&quot;)+COUNTIF([.C13:.M13];&quot;1☻&quot;)+COUNTIF([.C13:.M13];&quot;KVIT☻&quot;)+COUNTIF([.C13:.M13];&quot;U☻&quot;)" office:value-type="float" office:value="0">
            <text:p>0</text:p>
          </table:table-cell>
          <table:table-cell table:style-name="ce167" table:formula="of:=COUNTIF([.C13:.M13];&quot;☺&quot;)+COUNTIF([.C13:.M13];&quot;52☺&quot;)+COUNTIF([.C13:.M13];&quot;51☺&quot;)+COUNTIF([.C13:.M13];&quot;1☺&quot;)+COUNTIF([.C13:.M13];&quot;KVIT☺&quot;)+COUNTIF([.C13:.M13];&quot;U☺&quot;)" office:value-type="float" office:value="0">
            <text:p>0</text:p>
          </table:table-cell>
          <table:table-cell table:style-name="ce167" table:formula="of:=COUNTIF([.C13:.M13];&quot;51&quot;)+COUNTIF([.C13:.M13];&quot;51$&quot;)+COUNTIF([.C13:.M13];&quot;51☻&quot;)" office:value-type="float" office:value="1">
            <text:p>1</text:p>
          </table:table-cell>
          <table:table-cell table:style-name="ce167" table:formula="of:=COUNTIF([.C13:.M13];&quot;52&quot;)+COUNTIF([.C13:.M13];&quot;52$&quot;)+COUNTIF([.C13:.M13];&quot;52☻&quot;)" office:value-type="float" office:value="1">
            <text:p>1</text:p>
          </table:table-cell>
          <table:table-cell table:style-name="ce167" table:formula="of:=COUNTIF([.C13:.M13];&quot;51¶&quot;)" office:value-type="float" office:value="0">
            <text:p>0</text:p>
          </table:table-cell>
          <table:table-cell table:style-name="ce167" table:formula="of:=COUNTIF([.C13:.M13];&quot;52¶&quot;)" office:value-type="float" office:value="0">
            <text:p>0</text:p>
          </table:table-cell>
          <table:table-cell table:style-name="ce167" table:formula="of:=COUNTIF([.C13:.M13];&quot;U&quot;)+COUNTIF([.C13:.M13];&quot;U☻&quot;)+COUNTIF([.C13:.M13];&quot;U☺&quot;)" office:value-type="float" office:value="0">
            <text:p>0</text:p>
          </table:table-cell>
          <table:table-cell table:style-name="ce167" table:formula="of:=COUNTIF([.C13:.M13];&quot;KVIT&quot;)+COUNTIF([.C13:.M13];&quot;KVIT☻&quot;)+COUNTIF([.C13:.M13];&quot;kvit$&quot;)" office:value-type="float" office:value="2">
            <text:p>2</text:p>
          </table:table-cell>
          <table:table-cell table:style-name="ce168" table:formula="of:=COUNTBLANK([.C13:.M13])" office:value-type="float" office:value="0">
            <text:p>0</text:p>
          </table:table-cell>
          <table:table-cell table:style-name="ce169" table:formula="of:=COUNTIF([.C13:.M13];&quot;x&quot;)" office:value-type="float" office:value="0">
            <text:p>0</text:p>
          </table:table-cell>
          <table:table-cell table:style-name="ce170" table:formula="of:=COUNTIF([.C13:.M13];&quot;51&quot;)+COUNTIF([.C13:.M13];&quot;51☻&quot;)+COUNTIF([.C13:.M13];&quot;2&quot;)+COUNTIF([.C13:.M13];&quot;52&quot;)+COUNTIF([.C13:.M13];&quot;52☻&quot;)+COUNTIF([.C13:.M13];&quot;51$&quot;)+COUNTIF([.C13:.M13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/>
          <table:table-cell table:style-name="ce5" table:formula="of:=[$'Vzorci vnosov'.$A$26]" office:value-type="string" office:string-value="52¶">
            <text:p>52¶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8-13">
            <text:p>13. avg 13</text:p>
          </table:table-cell>
          <table:table-cell table:style-name="ce160" table:formula="of:=TEXT([.A14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7" office:value-type="string">
            <office:annotation draw:style-name="gr1" draw:text-style-name="P1" svg:width="2.953cm" svg:height="1.005cm" svg:x="13.96cm" svg:y="7.609cm" draw:caption-point-x="-0.61cm" draw:caption-point-y="1.517cm">
              <dc:creator>MŠ</dc:creator>
              <dc:date>2013-12-23T00:00:00</dc:date>
              <text:p text:style-name="P1"><text:span text:style-name="T1">od 24.6. naprej bom doma</text:span></text:p>
            </office:annotation>
            <text:p>RAV</text:p>
          </table:table-cell>
          <table:table-cell table:style-name="ce33" office:value-type="string">
            <text:p>ORO</text:p>
          </table:table-cell>
          <table:table-cell table:style-name="ce167" table:formula="of:=COUNTIF([.C14:.M14];&quot;☻&quot;)+COUNTIF([.C14:.M14];&quot;52☻&quot;)+COUNTIF([.C14:.M14];&quot;51☻&quot;)+COUNTIF([.C14:.M14];&quot;1☻&quot;)+COUNTIF([.C14:.M14];&quot;KVIT☻&quot;)+COUNTIF([.C14:.M14];&quot;U☻&quot;)" office:value-type="float" office:value="1">
            <text:p>1</text:p>
          </table:table-cell>
          <table:table-cell table:style-name="ce167" table:formula="of:=COUNTIF([.C14:.M14];&quot;☺&quot;)+COUNTIF([.C14:.M14];&quot;52☺&quot;)+COUNTIF([.C14:.M14];&quot;51☺&quot;)+COUNTIF([.C14:.M14];&quot;1☺&quot;)+COUNTIF([.C14:.M14];&quot;KVIT☺&quot;)+COUNTIF([.C14:.M14];&quot;U☺&quot;)" office:value-type="float" office:value="0">
            <text:p>0</text:p>
          </table:table-cell>
          <table:table-cell table:style-name="ce167" table:formula="of:=COUNTIF([.C14:.M14];&quot;51&quot;)+COUNTIF([.C14:.M14];&quot;51$&quot;)+COUNTIF([.C14:.M14];&quot;51☻&quot;)" office:value-type="float" office:value="1">
            <text:p>1</text:p>
          </table:table-cell>
          <table:table-cell table:style-name="ce167" table:formula="of:=COUNTIF([.C14:.M14];&quot;52&quot;)+COUNTIF([.C14:.M14];&quot;52$&quot;)+COUNTIF([.C14:.M14];&quot;52☻&quot;)" office:value-type="float" office:value="1">
            <text:p>1</text:p>
          </table:table-cell>
          <table:table-cell table:style-name="ce167" table:formula="of:=COUNTIF([.C14:.M14];&quot;51¶&quot;)" office:value-type="float" office:value="1">
            <text:p>1</text:p>
          </table:table-cell>
          <table:table-cell table:style-name="ce167" table:formula="of:=COUNTIF([.C14:.M14];&quot;52¶&quot;)" office:value-type="float" office:value="0">
            <text:p>0</text:p>
          </table:table-cell>
          <table:table-cell table:style-name="ce167" table:formula="of:=COUNTIF([.C14:.M14];&quot;U&quot;)+COUNTIF([.C14:.M14];&quot;U☻&quot;)+COUNTIF([.C14:.M14];&quot;U☺&quot;)" office:value-type="float" office:value="0">
            <text:p>0</text:p>
          </table:table-cell>
          <table:table-cell table:style-name="ce167" table:formula="of:=COUNTIF([.C14:.M14];&quot;KVIT&quot;)+COUNTIF([.C14:.M14];&quot;KVIT☻&quot;)+COUNTIF([.C14:.M14];&quot;kvit$&quot;)" office:value-type="float" office:value="2">
            <text:p>2</text:p>
          </table:table-cell>
          <table:table-cell table:style-name="ce168" table:formula="of:=COUNTBLANK([.C14:.M14])" office:value-type="float" office:value="0">
            <text:p>0</text:p>
          </table:table-cell>
          <table:table-cell table:style-name="ce169" table:formula="of:=COUNTIF([.C14:.M14];&quot;x&quot;)" office:value-type="float" office:value="0">
            <text:p>0</text:p>
          </table:table-cell>
          <table:table-cell table:style-name="ce170" table:formula="of:=COUNTIF([.C14:.M14];&quot;51&quot;)+COUNTIF([.C14:.M14];&quot;51☻&quot;)+COUNTIF([.C14:.M14];&quot;2&quot;)+COUNTIF([.C14:.M14];&quot;52&quot;)+COUNTIF([.C14:.M14];&quot;52☻&quot;)+COUNTIF([.C14:.M14];&quot;51$&quot;)+COUNTIF([.C14:.M14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8-14">
            <text:p>14. avg 13</text:p>
          </table:table-cell>
          <table:table-cell table:style-name="ce160" table:formula="of:=TEXT([.A15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office:annotation draw:style-name="gr1" draw:text-style-name="P1" svg:width="2.947cm" svg:height="0.602cm" svg:x="13.96cm" svg:y="8.313cm" draw:caption-point-x="-0.61cm" draw:caption-point-y="1.514cm">
              <dc:creator>MŠ</dc:creator>
              <dc:date>2013-12-23T00:00:00</dc:date>
              <text:p text:style-name="P1"><text:span text:style-name="T1">Do 21.7. </text:span></text:p>
            </office:annotation>
            <text:p>RO/SK</text:p>
          </table:table-cell>
          <table:table-cell table:style-name="ce33" office:value-type="string">
            <text:p>ŠOŠ</text:p>
          </table:table-cell>
          <table:table-cell table:style-name="ce167" table:formula="of:=COUNTIF([.C15:.M15];&quot;☻&quot;)+COUNTIF([.C15:.M15];&quot;52☻&quot;)+COUNTIF([.C15:.M15];&quot;51☻&quot;)+COUNTIF([.C15:.M15];&quot;1☻&quot;)+COUNTIF([.C15:.M15];&quot;KVIT☻&quot;)+COUNTIF([.C15:.M15];&quot;U☻&quot;)" office:value-type="float" office:value="0">
            <text:p>0</text:p>
          </table:table-cell>
          <table:table-cell table:style-name="ce167" table:formula="of:=COUNTIF([.C15:.M15];&quot;☺&quot;)+COUNTIF([.C15:.M15];&quot;52☺&quot;)+COUNTIF([.C15:.M15];&quot;51☺&quot;)+COUNTIF([.C15:.M15];&quot;1☺&quot;)+COUNTIF([.C15:.M15];&quot;KVIT☺&quot;)+COUNTIF([.C15:.M15];&quot;U☺&quot;)" office:value-type="float" office:value="0">
            <text:p>0</text:p>
          </table:table-cell>
          <table:table-cell table:style-name="ce167" table:formula="of:=COUNTIF([.C15:.M15];&quot;51&quot;)+COUNTIF([.C15:.M15];&quot;51$&quot;)+COUNTIF([.C15:.M15];&quot;51☻&quot;)" office:value-type="float" office:value="1">
            <text:p>1</text:p>
          </table:table-cell>
          <table:table-cell table:style-name="ce167" table:formula="of:=COUNTIF([.C15:.M15];&quot;52&quot;)+COUNTIF([.C15:.M15];&quot;52$&quot;)+COUNTIF([.C15:.M15];&quot;52☻&quot;)" office:value-type="float" office:value="1">
            <text:p>1</text:p>
          </table:table-cell>
          <table:table-cell table:style-name="ce167" table:formula="of:=COUNTIF([.C15:.M15];&quot;51¶&quot;)" office:value-type="float" office:value="0">
            <text:p>0</text:p>
          </table:table-cell>
          <table:table-cell table:style-name="ce167" table:formula="of:=COUNTIF([.C15:.M15];&quot;52¶&quot;)" office:value-type="float" office:value="0">
            <text:p>0</text:p>
          </table:table-cell>
          <table:table-cell table:style-name="ce167" table:formula="of:=COUNTIF([.C15:.M15];&quot;U&quot;)+COUNTIF([.C15:.M15];&quot;U☻&quot;)+COUNTIF([.C15:.M15];&quot;U☺&quot;)" office:value-type="float" office:value="0">
            <text:p>0</text:p>
          </table:table-cell>
          <table:table-cell table:style-name="ce167" table:formula="of:=COUNTIF([.C15:.M15];&quot;KVIT&quot;)+COUNTIF([.C15:.M15];&quot;KVIT☻&quot;)+COUNTIF([.C15:.M15];&quot;kvit$&quot;)" office:value-type="float" office:value="2">
            <text:p>2</text:p>
          </table:table-cell>
          <table:table-cell table:style-name="ce168" table:formula="of:=COUNTBLANK([.C15:.M15])" office:value-type="float" office:value="0">
            <text:p>0</text:p>
          </table:table-cell>
          <table:table-cell table:style-name="ce169" table:formula="of:=COUNTIF([.C15:.M15];&quot;x&quot;)" office:value-type="float" office:value="1">
            <text:p>1</text:p>
          </table:table-cell>
          <table:table-cell table:style-name="ce170" table:formula="of:=COUNTIF([.C15:.M15];&quot;51&quot;)+COUNTIF([.C15:.M15];&quot;51☻&quot;)+COUNTIF([.C15:.M15];&quot;2&quot;)+COUNTIF([.C15:.M15];&quot;52&quot;)+COUNTIF([.C15:.M15];&quot;52☻&quot;)+COUNTIF([.C15:.M15];&quot;51$&quot;)+COUNTIF([.C15:.M15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/>
          <table:table-cell table:style-name="ce162" office:value-type="string">
            <text:p>NPK <text:span text:style-name="T5">¶</text:span></text:p>
          </table:table-cell>
          <table:table-cell table:number-columns-repeated="995"/>
        </table:table-row>
        <table:table-row table:style-name="ro8">
          <table:table-cell table:style-name="ce19" office:value-type="date" office:date-value="2013-08-15">
            <text:p>15. avg 13</text:p>
          </table:table-cell>
          <table:table-cell table:style-name="ce161" table:formula="of:=TEXT([.A16];&quot;Ddd&quot;)" office:value-type="string" office:string-value="čet">
            <text:p>čet</text:p>
          </table:table-cell>
          <table:table-cell table:style-name="ce163"/>
          <table:table-cell table:style-name="ce6" table:formula="of:=[$'Vzorci vnosov'.$A$14]" office:value-type="string" office:string-value="☻">
            <text:p>☻</text:p>
          </table:table-cell>
          <table:table-cell table:style-name="ce165"/>
          <table:table-cell table:style-name="ce115" table:formula="of:=[$'Vzorci vnosov'.$A$12]" office:value-type="string" office:string-value="D">
            <text:p>D</text:p>
          </table:table-cell>
          <table:table-cell table:style-name="ce165"/>
          <table:table-cell table:style-name="ce166"/>
          <table:table-cell table:style-name="ce56" office:value-type="string">
            <text:p>POR</text:p>
          </table:table-cell>
          <table:table-cell table:style-name="ce163" table:number-columns-repeated="4"/>
          <table:table-cell table:style-name="ce58" office:value-type="string">
            <office:annotation draw:style-name="gr1" draw:text-style-name="P1" svg:width="3.907cm" svg:height="8.906cm" svg:x="13.96cm" svg:y="10.066cm" draw:caption-point-x="-0.61cm" draw:caption-point-y="0.462cm">
              <dc:creator>MŠ</dc:creator>
              <dc:date>2013-12-23T00:00:00</dc:date>
              <text:p text:style-name="P1"><text:span text:style-name="T1">dopust do 10. junija vključno</text:span></text:p>
              <text:p text:style-name="P1"><text:span text:style-name="T1"><text:s text:c="19"/></text:span><text:span text:style-name="T1">11. in 25. junija sem dežuren na KO za anesteziolozijo</text:span></text:p>
              <text:p text:style-name="P1"><text:span text:style-name="T1"><text:s text:c="20"/></text:span><text:span text:style-name="T1">ter 28. in 29 junija.</text:span></text:p>
            </office:annotation>
            <text:p>GRY</text:p>
          </table:table-cell>
          <table:table-cell table:style-name="ce56" office:value-type="string">
            <text:p>MIO</text:p>
          </table:table-cell>
          <table:table-cell table:style-name="ce167" table:formula="of:=COUNTIF([.C16:.M16];&quot;☻&quot;)+COUNTIF([.C16:.M16];&quot;52☻&quot;)+COUNTIF([.C16:.M16];&quot;51☻&quot;)+COUNTIF([.C16:.M16];&quot;1☻&quot;)+COUNTIF([.C16:.M16];&quot;KVIT☻&quot;)+COUNTIF([.C16:.M16];&quot;U☻&quot;)" office:value-type="float" office:value="1">
            <text:p>1</text:p>
          </table:table-cell>
          <table:table-cell table:style-name="ce167" table:formula="of:=COUNTIF([.C16:.M16];&quot;☺&quot;)+COUNTIF([.C16:.M16];&quot;52☺&quot;)+COUNTIF([.C16:.M16];&quot;51☺&quot;)+COUNTIF([.C16:.M16];&quot;1☺&quot;)+COUNTIF([.C16:.M16];&quot;KVIT☺&quot;)+COUNTIF([.C16:.M16];&quot;U☺&quot;)" office:value-type="float" office:value="0">
            <text:p>0</text:p>
          </table:table-cell>
          <table:table-cell table:style-name="ce167" table:formula="of:=COUNTIF([.C16:.M16];&quot;51&quot;)+COUNTIF([.C16:.M16];&quot;51$&quot;)+COUNTIF([.C16:.M16];&quot;51☻&quot;)" office:value-type="float" office:value="0">
            <text:p>0</text:p>
          </table:table-cell>
          <table:table-cell table:style-name="ce167" table:formula="of:=COUNTIF([.C16:.M16];&quot;52&quot;)+COUNTIF([.C16:.M16];&quot;52$&quot;)+COUNTIF([.C16:.M16];&quot;52☻&quot;)" office:value-type="float" office:value="0">
            <text:p>0</text:p>
          </table:table-cell>
          <table:table-cell table:style-name="ce167" table:formula="of:=COUNTIF([.C16:.M16];&quot;51¶&quot;)" office:value-type="float" office:value="0">
            <text:p>0</text:p>
          </table:table-cell>
          <table:table-cell table:style-name="ce167" table:formula="of:=COUNTIF([.C16:.M16];&quot;52¶&quot;)" office:value-type="float" office:value="0">
            <text:p>0</text:p>
          </table:table-cell>
          <table:table-cell table:style-name="ce167" table:formula="of:=COUNTIF([.C16:.M16];&quot;U&quot;)+COUNTIF([.C16:.M16];&quot;U☻&quot;)+COUNTIF([.C16:.M16];&quot;U☺&quot;)" office:value-type="float" office:value="0">
            <text:p>0</text:p>
          </table:table-cell>
          <table:table-cell table:style-name="ce167" table:formula="of:=COUNTIF([.C16:.M16];&quot;KVIT&quot;)+COUNTIF([.C16:.M16];&quot;KVIT☻&quot;)+COUNTIF([.C16:.M16];&quot;kvit$&quot;)" office:value-type="float" office:value="0">
            <text:p>0</text:p>
          </table:table-cell>
          <table:table-cell table:style-name="ce168" table:formula="of:=COUNTBLANK([.C16:.M16])" office:value-type="float" office:value="8">
            <text:p>8</text:p>
          </table:table-cell>
          <table:table-cell table:style-name="ce169" table:formula="of:=COUNTIF([.C16:.M16];&quot;x&quot;)" office:value-type="float" office:value="0">
            <text:p>0</text:p>
          </table:table-cell>
          <table:table-cell table:style-name="ce170" table:formula="of:=COUNTIF([.C16:.M16];&quot;51&quot;)+COUNTIF([.C16:.M16];&quot;51☻&quot;)+COUNTIF([.C16:.M16];&quot;2&quot;)+COUNTIF([.C16:.M16];&quot;52&quot;)+COUNTIF([.C16:.M16];&quot;52☻&quot;)+COUNTIF([.C16:.M16];&quot;51$&quot;)+COUNTIF([.C16:.M16];&quot;52$&quot;)" office:value-type="float" office:value="0">
            <text:p>0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8-16">
            <text:p>16. avg 13</text:p>
          </table:table-cell>
          <table:table-cell table:style-name="ce160" table:formula="of:=TEXT([.A17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OR/MI</text:p>
          </table:table-cell>
          <table:table-cell table:style-name="ce33" office:value-type="string">
            <text:p>ŠOŠ</text:p>
          </table:table-cell>
          <table:table-cell table:style-name="ce167" table:formula="of:=COUNTIF([.C17:.M17];&quot;☻&quot;)+COUNTIF([.C17:.M17];&quot;52☻&quot;)+COUNTIF([.C17:.M17];&quot;51☻&quot;)+COUNTIF([.C17:.M17];&quot;1☻&quot;)+COUNTIF([.C17:.M17];&quot;KVIT☻&quot;)+COUNTIF([.C17:.M17];&quot;U☻&quot;)" office:value-type="float" office:value="0">
            <text:p>0</text:p>
          </table:table-cell>
          <table:table-cell table:style-name="ce167" table:formula="of:=COUNTIF([.C17:.M17];&quot;☺&quot;)+COUNTIF([.C17:.M17];&quot;52☺&quot;)+COUNTIF([.C17:.M17];&quot;51☺&quot;)+COUNTIF([.C17:.M17];&quot;1☺&quot;)+COUNTIF([.C17:.M17];&quot;KVIT☺&quot;)+COUNTIF([.C17:.M17];&quot;U☺&quot;)" office:value-type="float" office:value="1">
            <text:p>1</text:p>
          </table:table-cell>
          <table:table-cell table:style-name="ce167" table:formula="of:=COUNTIF([.C17:.M17];&quot;51&quot;)+COUNTIF([.C17:.M17];&quot;51$&quot;)+COUNTIF([.C17:.M17];&quot;51☻&quot;)" office:value-type="float" office:value="0">
            <text:p>0</text:p>
          </table:table-cell>
          <table:table-cell table:style-name="ce167" table:formula="of:=COUNTIF([.C17:.M17];&quot;52&quot;)+COUNTIF([.C17:.M17];&quot;52$&quot;)+COUNTIF([.C17:.M17];&quot;52☻&quot;)" office:value-type="float" office:value="1">
            <text:p>1</text:p>
          </table:table-cell>
          <table:table-cell table:style-name="ce167" table:formula="of:=COUNTIF([.C17:.M17];&quot;51¶&quot;)" office:value-type="float" office:value="0">
            <text:p>0</text:p>
          </table:table-cell>
          <table:table-cell table:style-name="ce167" table:formula="of:=COUNTIF([.C17:.M17];&quot;52¶&quot;)" office:value-type="float" office:value="0">
            <text:p>0</text:p>
          </table:table-cell>
          <table:table-cell table:style-name="ce167" table:formula="of:=COUNTIF([.C17:.M17];&quot;U&quot;)+COUNTIF([.C17:.M17];&quot;U☻&quot;)+COUNTIF([.C17:.M17];&quot;U☺&quot;)" office:value-type="float" office:value="0">
            <text:p>0</text:p>
          </table:table-cell>
          <table:table-cell table:style-name="ce167" table:formula="of:=COUNTIF([.C17:.M17];&quot;KVIT&quot;)+COUNTIF([.C17:.M17];&quot;KVIT☻&quot;)+COUNTIF([.C17:.M17];&quot;kvit$&quot;)" office:value-type="float" office:value="2">
            <text:p>2</text:p>
          </table:table-cell>
          <table:table-cell table:style-name="ce168" table:formula="of:=COUNTBLANK([.C17:.M17])" office:value-type="float" office:value="0">
            <text:p>0</text:p>
          </table:table-cell>
          <table:table-cell table:style-name="ce169" table:formula="of:=COUNTIF([.C17:.M17];&quot;x&quot;)" office:value-type="float" office:value="0">
            <text:p>0</text:p>
          </table:table-cell>
          <table:table-cell table:style-name="ce170" table:formula="of:=COUNTIF([.C17:.M17];&quot;51&quot;)+COUNTIF([.C17:.M17];&quot;51☻&quot;)+COUNTIF([.C17:.M17];&quot;2&quot;)+COUNTIF([.C17:.M17];&quot;52&quot;)+COUNTIF([.C17:.M17];&quot;52☻&quot;)+COUNTIF([.C17:.M17];&quot;51$&quot;)+COUNTIF([.C17:.M17];&quot;52$&quot;)" office:value-type="float" office:value="1">
            <text:p>1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8-17">
            <text:p>17. avg 13</text:p>
          </table:table-cell>
          <table:table-cell table:style-name="ce161" table:formula="of:=TEXT([.A18];&quot;Ddd&quot;)" office:value-type="string" office:string-value="sob">
            <text:p>sob</text:p>
          </table:table-cell>
          <table:table-cell table:style-name="ce163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163"/>
          <table:table-cell table:style-name="ce11" table:formula="of:=[$'Vzorci vnosov'.$A$21]" office:value-type="string" office:string-value="☺">
            <text:p>☺</text:p>
          </table:table-cell>
          <table:table-cell table:style-name="ce163"/>
          <table:table-cell table:style-name="ce56" office:value-type="string">
            <text:p>POR</text:p>
          </table:table-cell>
          <table:table-cell table:style-name="ce163" table:number-columns-repeated="4"/>
          <table:table-cell table:style-name="ce56" office:value-type="string">
            <text:p>ORO</text:p>
          </table:table-cell>
          <table:table-cell table:style-name="ce56" office:value-type="string">
            <text:p>ŠOŠ</text:p>
          </table:table-cell>
          <table:table-cell table:style-name="ce167" table:formula="of:=COUNTIF([.C18:.M18];&quot;☻&quot;)+COUNTIF([.C18:.M18];&quot;52☻&quot;)+COUNTIF([.C18:.M18];&quot;51☻&quot;)+COUNTIF([.C18:.M18];&quot;1☻&quot;)+COUNTIF([.C18:.M18];&quot;KVIT☻&quot;)+COUNTIF([.C18:.M18];&quot;U☻&quot;)" office:value-type="float" office:value="1">
            <text:p>1</text:p>
          </table:table-cell>
          <table:table-cell table:style-name="ce167" table:formula="of:=COUNTIF([.C18:.M18];&quot;☺&quot;)+COUNTIF([.C18:.M18];&quot;52☺&quot;)+COUNTIF([.C18:.M18];&quot;51☺&quot;)+COUNTIF([.C18:.M18];&quot;1☺&quot;)+COUNTIF([.C18:.M18];&quot;KVIT☺&quot;)+COUNTIF([.C18:.M18];&quot;U☺&quot;)" office:value-type="float" office:value="1">
            <text:p>1</text:p>
          </table:table-cell>
          <table:table-cell table:style-name="ce167" table:formula="of:=COUNTIF([.C18:.M18];&quot;51&quot;)+COUNTIF([.C18:.M18];&quot;51$&quot;)+COUNTIF([.C18:.M18];&quot;51☻&quot;)" office:value-type="float" office:value="0">
            <text:p>0</text:p>
          </table:table-cell>
          <table:table-cell table:style-name="ce167" table:formula="of:=COUNTIF([.C18:.M18];&quot;52&quot;)+COUNTIF([.C18:.M18];&quot;52$&quot;)+COUNTIF([.C18:.M18];&quot;52☻&quot;)" office:value-type="float" office:value="0">
            <text:p>0</text:p>
          </table:table-cell>
          <table:table-cell table:style-name="ce167" table:formula="of:=COUNTIF([.C18:.M18];&quot;51¶&quot;)" office:value-type="float" office:value="0">
            <text:p>0</text:p>
          </table:table-cell>
          <table:table-cell table:style-name="ce167" table:formula="of:=COUNTIF([.C18:.M18];&quot;52¶&quot;)" office:value-type="float" office:value="0">
            <text:p>0</text:p>
          </table:table-cell>
          <table:table-cell table:style-name="ce167" table:formula="of:=COUNTIF([.C18:.M18];&quot;U&quot;)+COUNTIF([.C18:.M18];&quot;U☻&quot;)+COUNTIF([.C18:.M18];&quot;U☺&quot;)" office:value-type="float" office:value="0">
            <text:p>0</text:p>
          </table:table-cell>
          <table:table-cell table:style-name="ce167" table:formula="of:=COUNTIF([.C18:.M18];&quot;KVIT&quot;)+COUNTIF([.C18:.M18];&quot;KVIT☻&quot;)+COUNTIF([.C18:.M18];&quot;kvit$&quot;)" office:value-type="float" office:value="0">
            <text:p>0</text:p>
          </table:table-cell>
          <table:table-cell table:style-name="ce168" table:formula="of:=COUNTBLANK([.C18:.M18])" office:value-type="float" office:value="8">
            <text:p>8</text:p>
          </table:table-cell>
          <table:table-cell table:style-name="ce169" table:formula="of:=COUNTIF([.C18:.M18];&quot;x&quot;)" office:value-type="float" office:value="0">
            <text:p>0</text:p>
          </table:table-cell>
          <table:table-cell table:style-name="ce170" table:formula="of:=COUNTIF([.C18:.M18];&quot;51&quot;)+COUNTIF([.C18:.M18];&quot;51☻&quot;)+COUNTIF([.C18:.M18];&quot;2&quot;)+COUNTIF([.C18:.M18];&quot;52&quot;)+COUNTIF([.C18:.M18];&quot;52☻&quot;)+COUNTIF([.C18:.M18];&quot;51$&quot;)+COUNTIF([.C18:.M18];&quot;52$&quot;)" office:value-type="float" office:value="0">
            <text:p>0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8-18">
            <text:p>18. avg 13</text:p>
          </table:table-cell>
          <table:table-cell table:style-name="ce161" table:formula="of:=TEXT([.A19];&quot;Ddd&quot;)" office:value-type="string" office:string-value="ned">
            <text:p>ned</text:p>
          </table:table-cell>
          <table:table-cell table:style-name="ce163"/>
          <table:table-cell table:style-name="ce164"/>
          <table:table-cell table:style-name="ce6" table:formula="of:=[$'Vzorci vnosov'.$A$14]" office:value-type="string" office:string-value="☻">
            <text:p>☻</text:p>
          </table:table-cell>
          <table:table-cell table:style-name="ce163"/>
          <table:table-cell table:style-name="ce164"/>
          <table:table-cell table:style-name="ce163"/>
          <table:table-cell table:style-name="ce56" office:value-type="string">
            <text:p>POR</text:p>
          </table:table-cell>
          <table:table-cell table:style-name="ce163" table:number-columns-repeated="4"/>
          <table:table-cell table:style-name="ce54" office:value-type="string">
            <office:annotation draw:style-name="gr1" draw:text-style-name="P1" svg:width="2.953cm" svg:height="1.005cm" svg:x="13.96cm" svg:y="11.115cm" draw:caption-point-x="-0.61cm" draw:caption-point-y="1.516cm">
              <dc:creator>MŠ</dc:creator>
              <dc:date>2013-12-23T00:00:00</dc:date>
              <text:p text:style-name="P1"><text:span text:style-name="T1">od 24.6. naprej bom doma</text:span></text:p>
            </office:annotation>
            <text:p>RAV</text:p>
          </table:table-cell>
          <table:table-cell table:style-name="ce56" office:value-type="string">
            <text:p>ŠOŠ</text:p>
          </table:table-cell>
          <table:table-cell table:style-name="ce167" table:formula="of:=COUNTIF([.C19:.M19];&quot;☻&quot;)+COUNTIF([.C19:.M19];&quot;52☻&quot;)+COUNTIF([.C19:.M19];&quot;51☻&quot;)+COUNTIF([.C19:.M19];&quot;1☻&quot;)+COUNTIF([.C19:.M19];&quot;KVIT☻&quot;)+COUNTIF([.C19:.M19];&quot;U☻&quot;)" office:value-type="float" office:value="1">
            <text:p>1</text:p>
          </table:table-cell>
          <table:table-cell table:style-name="ce167" table:formula="of:=COUNTIF([.C19:.M19];&quot;☺&quot;)+COUNTIF([.C19:.M19];&quot;52☺&quot;)+COUNTIF([.C19:.M19];&quot;51☺&quot;)+COUNTIF([.C19:.M19];&quot;1☺&quot;)+COUNTIF([.C19:.M19];&quot;KVIT☺&quot;)+COUNTIF([.C19:.M19];&quot;U☺&quot;)" office:value-type="float" office:value="0">
            <text:p>0</text:p>
          </table:table-cell>
          <table:table-cell table:style-name="ce167" table:formula="of:=COUNTIF([.C19:.M19];&quot;51&quot;)+COUNTIF([.C19:.M19];&quot;51$&quot;)+COUNTIF([.C19:.M19];&quot;51☻&quot;)" office:value-type="float" office:value="0">
            <text:p>0</text:p>
          </table:table-cell>
          <table:table-cell table:style-name="ce167" table:formula="of:=COUNTIF([.C19:.M19];&quot;52&quot;)+COUNTIF([.C19:.M19];&quot;52$&quot;)+COUNTIF([.C19:.M19];&quot;52☻&quot;)" office:value-type="float" office:value="0">
            <text:p>0</text:p>
          </table:table-cell>
          <table:table-cell table:style-name="ce167" table:formula="of:=COUNTIF([.C19:.M19];&quot;51¶&quot;)" office:value-type="float" office:value="0">
            <text:p>0</text:p>
          </table:table-cell>
          <table:table-cell table:style-name="ce167" table:formula="of:=COUNTIF([.C19:.M19];&quot;52¶&quot;)" office:value-type="float" office:value="0">
            <text:p>0</text:p>
          </table:table-cell>
          <table:table-cell table:style-name="ce167" table:formula="of:=COUNTIF([.C19:.M19];&quot;U&quot;)+COUNTIF([.C19:.M19];&quot;U☻&quot;)+COUNTIF([.C19:.M19];&quot;U☺&quot;)" office:value-type="float" office:value="0">
            <text:p>0</text:p>
          </table:table-cell>
          <table:table-cell table:style-name="ce167" table:formula="of:=COUNTIF([.C19:.M19];&quot;KVIT&quot;)+COUNTIF([.C19:.M19];&quot;KVIT☻&quot;)+COUNTIF([.C19:.M19];&quot;kvit$&quot;)" office:value-type="float" office:value="0">
            <text:p>0</text:p>
          </table:table-cell>
          <table:table-cell table:style-name="ce168" table:formula="of:=COUNTBLANK([.C19:.M19])" office:value-type="float" office:value="9">
            <text:p>9</text:p>
          </table:table-cell>
          <table:table-cell table:style-name="ce169" table:formula="of:=COUNTIF([.C19:.M19];&quot;x&quot;)" office:value-type="float" office:value="0">
            <text:p>0</text:p>
          </table:table-cell>
          <table:table-cell table:style-name="ce170" table:formula="of:=COUNTIF([.C19:.M19];&quot;51&quot;)+COUNTIF([.C19:.M19];&quot;51☻&quot;)+COUNTIF([.C19:.M19];&quot;2&quot;)+COUNTIF([.C19:.M19];&quot;52&quot;)+COUNTIF([.C19:.M19];&quot;52☻&quot;)+COUNTIF([.C19:.M19];&quot;51$&quot;)+COUNTIF([.C19:.M19];&quot;52$&quot;)" office:value-type="float" office:value="0">
            <text:p>0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8-19">
            <text:p>19. avg 13</text:p>
          </table:table-cell>
          <table:table-cell table:style-name="ce160" table:formula="of:=TEXT([.A20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30" office:value-type="string">
            <office:annotation draw:style-name="gr1" draw:text-style-name="P1" svg:width="2.923cm" svg:height="2.621cm" svg:x="13.96cm" svg:y="11.816cm" draw:caption-point-x="-0.61cm" draw:caption-point-y="1.517cm">
              <dc:creator>MŠ</dc:creator>
              <dc:date>2013-12-23T00:00:00</dc:date>
              <text:p text:style-name="P1"><text:span text:style-name="T1">od 21.6. do 25.6. ne bi, ker imam druge obveznosti, 3. in 4. me pa rabijo v Izoli</text:span></text:p>
            </office:annotation>
            <text:p>SKR</text:p>
          </table:table-cell>
          <table:table-cell table:style-name="ce33" office:value-type="string">
            <text:p>KON</text:p>
          </table:table-cell>
          <table:table-cell table:style-name="ce167" table:formula="of:=COUNTIF([.C20:.M20];&quot;☻&quot;)+COUNTIF([.C20:.M20];&quot;52☻&quot;)+COUNTIF([.C20:.M20];&quot;51☻&quot;)+COUNTIF([.C20:.M20];&quot;1☻&quot;)+COUNTIF([.C20:.M20];&quot;KVIT☻&quot;)+COUNTIF([.C20:.M20];&quot;U☻&quot;)" office:value-type="float" office:value="1">
            <text:p>1</text:p>
          </table:table-cell>
          <table:table-cell table:style-name="ce167" table:formula="of:=COUNTIF([.C20:.M20];&quot;☺&quot;)+COUNTIF([.C20:.M20];&quot;52☺&quot;)+COUNTIF([.C20:.M20];&quot;51☺&quot;)+COUNTIF([.C20:.M20];&quot;1☺&quot;)+COUNTIF([.C20:.M20];&quot;KVIT☺&quot;)+COUNTIF([.C20:.M20];&quot;U☺&quot;)" office:value-type="float" office:value="0">
            <text:p>0</text:p>
          </table:table-cell>
          <table:table-cell table:style-name="ce167" table:formula="of:=COUNTIF([.C20:.M20];&quot;51&quot;)+COUNTIF([.C20:.M20];&quot;51$&quot;)+COUNTIF([.C20:.M20];&quot;51☻&quot;)" office:value-type="float" office:value="1">
            <text:p>1</text:p>
          </table:table-cell>
          <table:table-cell table:style-name="ce167" table:formula="of:=COUNTIF([.C20:.M20];&quot;52&quot;)+COUNTIF([.C20:.M20];&quot;52$&quot;)+COUNTIF([.C20:.M20];&quot;52☻&quot;)" office:value-type="float" office:value="1">
            <text:p>1</text:p>
          </table:table-cell>
          <table:table-cell table:style-name="ce167" table:formula="of:=COUNTIF([.C20:.M20];&quot;51¶&quot;)" office:value-type="float" office:value="0">
            <text:p>0</text:p>
          </table:table-cell>
          <table:table-cell table:style-name="ce167" table:formula="of:=COUNTIF([.C20:.M20];&quot;52¶&quot;)" office:value-type="float" office:value="0">
            <text:p>0</text:p>
          </table:table-cell>
          <table:table-cell table:style-name="ce167" table:formula="of:=COUNTIF([.C20:.M20];&quot;U&quot;)+COUNTIF([.C20:.M20];&quot;U☻&quot;)+COUNTIF([.C20:.M20];&quot;U☺&quot;)" office:value-type="float" office:value="0">
            <text:p>0</text:p>
          </table:table-cell>
          <table:table-cell table:style-name="ce167" table:formula="of:=COUNTIF([.C20:.M20];&quot;KVIT&quot;)+COUNTIF([.C20:.M20];&quot;KVIT☻&quot;)+COUNTIF([.C20:.M20];&quot;kvit$&quot;)" office:value-type="float" office:value="1">
            <text:p>1</text:p>
          </table:table-cell>
          <table:table-cell table:style-name="ce168" table:formula="of:=COUNTBLANK([.C20:.M20])" office:value-type="float" office:value="0">
            <text:p>0</text:p>
          </table:table-cell>
          <table:table-cell table:style-name="ce169" table:formula="of:=COUNTIF([.C20:.M20];&quot;x&quot;)" office:value-type="float" office:value="1">
            <text:p>1</text:p>
          </table:table-cell>
          <table:table-cell table:style-name="ce170" table:formula="of:=COUNTIF([.C20:.M20];&quot;51&quot;)+COUNTIF([.C20:.M20];&quot;51☻&quot;)+COUNTIF([.C20:.M20];&quot;2&quot;)+COUNTIF([.C20:.M20];&quot;52&quot;)+COUNTIF([.C20:.M20];&quot;52☻&quot;)+COUNTIF([.C20:.M20];&quot;51$&quot;)+COUNTIF([.C20:.M20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8-20">
            <text:p>20. avg 13</text:p>
          </table:table-cell>
          <table:table-cell table:style-name="ce160" table:formula="of:=TEXT([.A21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5" office:value-type="string">
            <text:p>MF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5" office:value-type="string">
            <text:p>MI/GR</text:p>
          </table:table-cell>
          <table:table-cell table:style-name="ce33" office:value-type="string">
            <text:p>KON</text:p>
          </table:table-cell>
          <table:table-cell table:style-name="ce167" table:formula="of:=COUNTIF([.C21:.M21];&quot;☻&quot;)+COUNTIF([.C21:.M21];&quot;52☻&quot;)+COUNTIF([.C21:.M21];&quot;51☻&quot;)+COUNTIF([.C21:.M21];&quot;1☻&quot;)+COUNTIF([.C21:.M21];&quot;KVIT☻&quot;)+COUNTIF([.C21:.M21];&quot;U☻&quot;)" office:value-type="float" office:value="0">
            <text:p>0</text:p>
          </table:table-cell>
          <table:table-cell table:style-name="ce167" table:formula="of:=COUNTIF([.C21:.M21];&quot;☺&quot;)+COUNTIF([.C21:.M21];&quot;52☺&quot;)+COUNTIF([.C21:.M21];&quot;51☺&quot;)+COUNTIF([.C21:.M21];&quot;1☺&quot;)+COUNTIF([.C21:.M21];&quot;KVIT☺&quot;)+COUNTIF([.C21:.M21];&quot;U☺&quot;)" office:value-type="float" office:value="0">
            <text:p>0</text:p>
          </table:table-cell>
          <table:table-cell table:style-name="ce167" table:formula="of:=COUNTIF([.C21:.M21];&quot;51&quot;)+COUNTIF([.C21:.M21];&quot;51$&quot;)+COUNTIF([.C21:.M21];&quot;51☻&quot;)" office:value-type="float" office:value="0">
            <text:p>0</text:p>
          </table:table-cell>
          <table:table-cell table:style-name="ce167" table:formula="of:=COUNTIF([.C21:.M21];&quot;52&quot;)+COUNTIF([.C21:.M21];&quot;52$&quot;)+COUNTIF([.C21:.M21];&quot;52☻&quot;)" office:value-type="float" office:value="1">
            <text:p>1</text:p>
          </table:table-cell>
          <table:table-cell table:style-name="ce167" table:formula="of:=COUNTIF([.C21:.M21];&quot;51¶&quot;)" office:value-type="float" office:value="0">
            <text:p>0</text:p>
          </table:table-cell>
          <table:table-cell table:style-name="ce167" table:formula="of:=COUNTIF([.C21:.M21];&quot;52¶&quot;)" office:value-type="float" office:value="0">
            <text:p>0</text:p>
          </table:table-cell>
          <table:table-cell table:style-name="ce167" table:formula="of:=COUNTIF([.C21:.M21];&quot;U&quot;)+COUNTIF([.C21:.M21];&quot;U☻&quot;)+COUNTIF([.C21:.M21];&quot;U☺&quot;)" office:value-type="float" office:value="0">
            <text:p>0</text:p>
          </table:table-cell>
          <table:table-cell table:style-name="ce167" table:formula="of:=COUNTIF([.C21:.M21];&quot;KVIT&quot;)+COUNTIF([.C21:.M21];&quot;KVIT☻&quot;)+COUNTIF([.C21:.M21];&quot;kvit$&quot;)" office:value-type="float" office:value="2">
            <text:p>2</text:p>
          </table:table-cell>
          <table:table-cell table:style-name="ce168" table:formula="of:=COUNTBLANK([.C21:.M21])" office:value-type="float" office:value="0">
            <text:p>0</text:p>
          </table:table-cell>
          <table:table-cell table:style-name="ce169" table:formula="of:=COUNTIF([.C21:.M21];&quot;x&quot;)" office:value-type="float" office:value="0">
            <text:p>0</text:p>
          </table:table-cell>
          <table:table-cell table:style-name="ce170" table:formula="of:=COUNTIF([.C21:.M21];&quot;51&quot;)+COUNTIF([.C21:.M21];&quot;51☻&quot;)+COUNTIF([.C21:.M21];&quot;2&quot;)+COUNTIF([.C21:.M21];&quot;52&quot;)+COUNTIF([.C21:.M21];&quot;52☻&quot;)+COUNTIF([.C21:.M21];&quot;51$&quot;)+COUNTIF([.C21:.M21];&quot;52$&quot;)" office:value-type="float" office:value="1">
            <text:p>1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8-21">
            <text:p>21. avg 13</text:p>
          </table:table-cell>
          <table:table-cell table:style-name="ce160" table:formula="of:=TEXT([.A22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office:annotation draw:style-name="gr1" draw:text-style-name="P1" svg:width="2.978cm" svg:height="2.873cm" svg:x="13.956cm" svg:y="13.821cm" draw:caption-point-x="-0.606cm" draw:caption-point-y="0.914cm">
              <dc:creator>MŠ</dc:creator>
              <dc:date>2013-12-23T00:00:00</dc:date>
              <text:p text:style-name="P1"><text:span text:style-name="T1"><text:s/></text:span><text:span text:style-name="T1">v službi sem 5.8.-13.8. in 19.8.-1.9. - bi bilo fino 3-4x</text:span></text:p>
            </office:annotation>
            <text:p>ŠT/PI</text:p>
          </table:table-cell>
          <table:table-cell table:style-name="ce33" office:value-type="string">
            <text:p>KON</text:p>
          </table:table-cell>
          <table:table-cell table:style-name="ce167" table:formula="of:=COUNTIF([.C22:.M22];&quot;☻&quot;)+COUNTIF([.C22:.M22];&quot;52☻&quot;)+COUNTIF([.C22:.M22];&quot;51☻&quot;)+COUNTIF([.C22:.M22];&quot;1☻&quot;)+COUNTIF([.C22:.M22];&quot;KVIT☻&quot;)+COUNTIF([.C22:.M22];&quot;U☻&quot;)" office:value-type="float" office:value="0">
            <text:p>0</text:p>
          </table:table-cell>
          <table:table-cell table:style-name="ce167" table:formula="of:=COUNTIF([.C22:.M22];&quot;☺&quot;)+COUNTIF([.C22:.M22];&quot;52☺&quot;)+COUNTIF([.C22:.M22];&quot;51☺&quot;)+COUNTIF([.C22:.M22];&quot;1☺&quot;)+COUNTIF([.C22:.M22];&quot;KVIT☺&quot;)+COUNTIF([.C22:.M22];&quot;U☺&quot;)" office:value-type="float" office:value="0">
            <text:p>0</text:p>
          </table:table-cell>
          <table:table-cell table:style-name="ce167" table:formula="of:=COUNTIF([.C22:.M22];&quot;51&quot;)+COUNTIF([.C22:.M22];&quot;51$&quot;)+COUNTIF([.C22:.M22];&quot;51☻&quot;)" office:value-type="float" office:value="1">
            <text:p>1</text:p>
          </table:table-cell>
          <table:table-cell table:style-name="ce167" table:formula="of:=COUNTIF([.C22:.M22];&quot;52&quot;)+COUNTIF([.C22:.M22];&quot;52$&quot;)+COUNTIF([.C22:.M22];&quot;52☻&quot;)" office:value-type="float" office:value="1">
            <text:p>1</text:p>
          </table:table-cell>
          <table:table-cell table:style-name="ce167" table:formula="of:=COUNTIF([.C22:.M22];&quot;51¶&quot;)" office:value-type="float" office:value="0">
            <text:p>0</text:p>
          </table:table-cell>
          <table:table-cell table:style-name="ce167" table:formula="of:=COUNTIF([.C22:.M22];&quot;52¶&quot;)" office:value-type="float" office:value="0">
            <text:p>0</text:p>
          </table:table-cell>
          <table:table-cell table:style-name="ce167" table:formula="of:=COUNTIF([.C22:.M22];&quot;U&quot;)+COUNTIF([.C22:.M22];&quot;U☻&quot;)+COUNTIF([.C22:.M22];&quot;U☺&quot;)" office:value-type="float" office:value="0">
            <text:p>0</text:p>
          </table:table-cell>
          <table:table-cell table:style-name="ce167" table:formula="of:=COUNTIF([.C22:.M22];&quot;KVIT&quot;)+COUNTIF([.C22:.M22];&quot;KVIT☻&quot;)+COUNTIF([.C22:.M22];&quot;kvit$&quot;)" office:value-type="float" office:value="2">
            <text:p>2</text:p>
          </table:table-cell>
          <table:table-cell table:style-name="ce168" table:formula="of:=COUNTBLANK([.C22:.M22])" office:value-type="float" office:value="0">
            <text:p>0</text:p>
          </table:table-cell>
          <table:table-cell table:style-name="ce169" table:formula="of:=COUNTIF([.C22:.M22];&quot;x&quot;)" office:value-type="float" office:value="0">
            <text:p>0</text:p>
          </table:table-cell>
          <table:table-cell table:style-name="ce170" table:formula="of:=COUNTIF([.C22:.M22];&quot;51&quot;)+COUNTIF([.C22:.M22];&quot;51☻&quot;)+COUNTIF([.C22:.M22];&quot;2&quot;)+COUNTIF([.C22:.M22];&quot;52&quot;)+COUNTIF([.C22:.M22];&quot;52☻&quot;)+COUNTIF([.C22:.M22];&quot;51$&quot;)+COUNTIF([.C22:.M22];&quot;52$&quot;)" office:value-type="float" office:value="2">
            <text:p>2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8-22">
            <text:p>22. avg 13</text:p>
          </table:table-cell>
          <table:table-cell table:style-name="ce160" table:formula="of:=TEXT([.A23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5" office:value-type="string">
            <text:p>MI/RA</text:p>
          </table:table-cell>
          <table:table-cell table:style-name="ce33" office:value-type="string">
            <text:p>KON</text:p>
          </table:table-cell>
          <table:table-cell table:style-name="ce167" table:formula="of:=COUNTIF([.C23:.M23];&quot;☻&quot;)+COUNTIF([.C23:.M23];&quot;52☻&quot;)+COUNTIF([.C23:.M23];&quot;51☻&quot;)+COUNTIF([.C23:.M23];&quot;1☻&quot;)+COUNTIF([.C23:.M23];&quot;KVIT☻&quot;)+COUNTIF([.C23:.M23];&quot;U☻&quot;)" office:value-type="float" office:value="0">
            <text:p>0</text:p>
          </table:table-cell>
          <table:table-cell table:style-name="ce167" table:formula="of:=COUNTIF([.C23:.M23];&quot;☺&quot;)+COUNTIF([.C23:.M23];&quot;52☺&quot;)+COUNTIF([.C23:.M23];&quot;51☺&quot;)+COUNTIF([.C23:.M23];&quot;1☺&quot;)+COUNTIF([.C23:.M23];&quot;KVIT☺&quot;)+COUNTIF([.C23:.M23];&quot;U☺&quot;)" office:value-type="float" office:value="0">
            <text:p>0</text:p>
          </table:table-cell>
          <table:table-cell table:style-name="ce167" table:formula="of:=COUNTIF([.C23:.M23];&quot;51&quot;)+COUNTIF([.C23:.M23];&quot;51$&quot;)+COUNTIF([.C23:.M23];&quot;51☻&quot;)" office:value-type="float" office:value="1">
            <text:p>1</text:p>
          </table:table-cell>
          <table:table-cell table:style-name="ce167" table:formula="of:=COUNTIF([.C23:.M23];&quot;52&quot;)+COUNTIF([.C23:.M23];&quot;52$&quot;)+COUNTIF([.C23:.M23];&quot;52☻&quot;)" office:value-type="float" office:value="1">
            <text:p>1</text:p>
          </table:table-cell>
          <table:table-cell table:style-name="ce167" table:formula="of:=COUNTIF([.C23:.M23];&quot;51¶&quot;)" office:value-type="float" office:value="0">
            <text:p>0</text:p>
          </table:table-cell>
          <table:table-cell table:style-name="ce167" table:formula="of:=COUNTIF([.C23:.M23];&quot;52¶&quot;)" office:value-type="float" office:value="0">
            <text:p>0</text:p>
          </table:table-cell>
          <table:table-cell table:style-name="ce167" table:formula="of:=COUNTIF([.C23:.M23];&quot;U&quot;)+COUNTIF([.C23:.M23];&quot;U☻&quot;)+COUNTIF([.C23:.M23];&quot;U☺&quot;)" office:value-type="float" office:value="0">
            <text:p>0</text:p>
          </table:table-cell>
          <table:table-cell table:style-name="ce167" table:formula="of:=COUNTIF([.C23:.M23];&quot;KVIT&quot;)+COUNTIF([.C23:.M23];&quot;KVIT☻&quot;)+COUNTIF([.C23:.M23];&quot;kvit$&quot;)" office:value-type="float" office:value="2">
            <text:p>2</text:p>
          </table:table-cell>
          <table:table-cell table:style-name="ce168" table:formula="of:=COUNTBLANK([.C23:.M23])" office:value-type="float" office:value="0">
            <text:p>0</text:p>
          </table:table-cell>
          <table:table-cell table:style-name="ce169" table:formula="of:=COUNTIF([.C23:.M23];&quot;x&quot;)" office:value-type="float" office:value="0">
            <text:p>0</text:p>
          </table:table-cell>
          <table:table-cell table:style-name="ce170" table:formula="of:=COUNTIF([.C23:.M23];&quot;51&quot;)+COUNTIF([.C23:.M23];&quot;51☻&quot;)+COUNTIF([.C23:.M23];&quot;2&quot;)+COUNTIF([.C23:.M23];&quot;52&quot;)+COUNTIF([.C23:.M23];&quot;52☻&quot;)+COUNTIF([.C23:.M23];&quot;51$&quot;)+COUNTIF([.C23:.M23];&quot;52$&quot;)" office:value-type="float" office:value="2">
            <text:p>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8-23">
            <text:p>23. avg 13</text:p>
          </table:table-cell>
          <table:table-cell table:style-name="ce160" table:formula="of:=TEXT([.A24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30" office:value-type="string">
            <office:annotation draw:style-name="gr1" draw:text-style-name="P1" svg:width="2.923cm" svg:height="2.621cm" svg:x="13.96cm" svg:y="14.62cm" draw:caption-point-x="-0.61cm" draw:caption-point-y="1.517cm">
              <dc:creator>MŠ</dc:creator>
              <dc:date>2013-12-23T00:00:00</dc:date>
              <text:p text:style-name="P1"><text:span text:style-name="T1">od 21.6. do 25.6. ne bi, ker imam druge obveznosti, 3. in 4. me pa rabijo v Izoli</text:span></text:p>
            </office:annotation>
            <text:p>SKR</text:p>
          </table:table-cell>
          <table:table-cell table:style-name="ce33" office:value-type="string">
            <office:annotation draw:style-name="gr1" draw:text-style-name="P1" svg:width="2.979cm" svg:height="2.873cm" svg:x="15.092cm" svg:y="15.223cm" draw:caption-point-x="-0.608cm" draw:caption-point-y="0.914cm">
              <dc:creator>MŠ</dc:creator>
              <dc:date>2013-12-23T00:00:00</dc:date>
              <text:p text:style-name="P1"><text:span text:style-name="T1"><text:s/></text:span><text:span text:style-name="T1">v službi sem 5.8.-13.8. in 19.8.-1.9. - bi bilo fino 3-4x</text:span></text:p>
            </office:annotation>
            <text:p>ŠTU</text:p>
          </table:table-cell>
          <table:table-cell table:style-name="ce167" table:formula="of:=COUNTIF([.C24:.M24];&quot;☻&quot;)+COUNTIF([.C24:.M24];&quot;52☻&quot;)+COUNTIF([.C24:.M24];&quot;51☻&quot;)+COUNTIF([.C24:.M24];&quot;1☻&quot;)+COUNTIF([.C24:.M24];&quot;KVIT☻&quot;)+COUNTIF([.C24:.M24];&quot;U☻&quot;)" office:value-type="float" office:value="1">
            <text:p>1</text:p>
          </table:table-cell>
          <table:table-cell table:style-name="ce167" table:formula="of:=COUNTIF([.C24:.M24];&quot;☺&quot;)+COUNTIF([.C24:.M24];&quot;52☺&quot;)+COUNTIF([.C24:.M24];&quot;51☺&quot;)+COUNTIF([.C24:.M24];&quot;1☺&quot;)+COUNTIF([.C24:.M24];&quot;KVIT☺&quot;)+COUNTIF([.C24:.M24];&quot;U☺&quot;)" office:value-type="float" office:value="0">
            <text:p>0</text:p>
          </table:table-cell>
          <table:table-cell table:style-name="ce167" table:formula="of:=COUNTIF([.C24:.M24];&quot;51&quot;)+COUNTIF([.C24:.M24];&quot;51$&quot;)+COUNTIF([.C24:.M24];&quot;51☻&quot;)" office:value-type="float" office:value="1">
            <text:p>1</text:p>
          </table:table-cell>
          <table:table-cell table:style-name="ce167" table:formula="of:=COUNTIF([.C24:.M24];&quot;52&quot;)+COUNTIF([.C24:.M24];&quot;52$&quot;)+COUNTIF([.C24:.M24];&quot;52☻&quot;)" office:value-type="float" office:value="1">
            <text:p>1</text:p>
          </table:table-cell>
          <table:table-cell table:style-name="ce167" table:formula="of:=COUNTIF([.C24:.M24];&quot;51¶&quot;)" office:value-type="float" office:value="0">
            <text:p>0</text:p>
          </table:table-cell>
          <table:table-cell table:style-name="ce167" table:formula="of:=COUNTIF([.C24:.M24];&quot;52¶&quot;)" office:value-type="float" office:value="0">
            <text:p>0</text:p>
          </table:table-cell>
          <table:table-cell table:style-name="ce167" table:formula="of:=COUNTIF([.C24:.M24];&quot;U&quot;)+COUNTIF([.C24:.M24];&quot;U☻&quot;)+COUNTIF([.C24:.M24];&quot;U☺&quot;)" office:value-type="float" office:value="0">
            <text:p>0</text:p>
          </table:table-cell>
          <table:table-cell table:style-name="ce167" table:formula="of:=COUNTIF([.C24:.M24];&quot;KVIT&quot;)+COUNTIF([.C24:.M24];&quot;KVIT☻&quot;)+COUNTIF([.C24:.M24];&quot;kvit$&quot;)" office:value-type="float" office:value="2">
            <text:p>2</text:p>
          </table:table-cell>
          <table:table-cell table:style-name="ce168" table:formula="of:=COUNTBLANK([.C24:.M24])" office:value-type="float" office:value="0">
            <text:p>0</text:p>
          </table:table-cell>
          <table:table-cell table:style-name="ce169" table:formula="of:=COUNTIF([.C24:.M24];&quot;x&quot;)" office:value-type="float" office:value="0">
            <text:p>0</text:p>
          </table:table-cell>
          <table:table-cell table:style-name="ce170" table:formula="of:=COUNTIF([.C24:.M24];&quot;51&quot;)+COUNTIF([.C24:.M24];&quot;51☻&quot;)+COUNTIF([.C24:.M24];&quot;2&quot;)+COUNTIF([.C24:.M24];&quot;52&quot;)+COUNTIF([.C24:.M24];&quot;52☻&quot;)+COUNTIF([.C24:.M24];&quot;51$&quot;)+COUNTIF([.C24:.M24];&quot;52$&quot;)" office:value-type="float" office:value="2">
            <text:p>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8-24">
            <text:p>24. avg 13</text:p>
          </table:table-cell>
          <table:table-cell table:style-name="ce161" table:formula="of:=TEXT([.A25];&quot;Ddd&quot;)" office:value-type="string" office:string-value="sob">
            <text:p>sob</text:p>
          </table:table-cell>
          <table:table-cell table:style-name="ce163" table:number-columns-repeated="3"/>
          <table:table-cell table:style-name="ce6" table:formula="of:=[$'Vzorci vnosov'.$A$14]" office:value-type="string" office:string-value="☻">
            <text:p>☻</text:p>
          </table:table-cell>
          <table:table-cell table:style-name="ce163" table:number-columns-repeated="2"/>
          <table:table-cell table:style-name="ce56" office:value-type="string">
            <text:p>POR</text:p>
          </table:table-cell>
          <table:table-cell table:style-name="ce163" table:number-columns-repeated="4"/>
          <table:table-cell table:style-name="ce58" office:value-type="string">
            <office:annotation draw:style-name="gr1" draw:text-style-name="P1" svg:width="3.907cm" svg:height="8.906cm" svg:x="13.96cm" svg:y="16.373cm" draw:caption-point-x="-0.61cm" draw:caption-point-y="0.465cm">
              <dc:creator>MŠ</dc:creator>
              <dc:date>2013-12-23T00:00:00</dc:date>
              <text:p text:style-name="P1"><text:span text:style-name="T1">dopust do 10. junija vključno</text:span></text:p>
              <text:p text:style-name="P1"><text:span text:style-name="T1"><text:s text:c="19"/></text:span><text:span text:style-name="T1">11. in 25. junija sem dežuren na KO za anesteziolozijo</text:span></text:p>
              <text:p text:style-name="P1"><text:span text:style-name="T1"><text:s text:c="20"/></text:span><text:span text:style-name="T1">ter 28. in 29 junija.</text:span></text:p>
            </office:annotation>
            <text:p>GRY</text:p>
          </table:table-cell>
          <table:table-cell table:style-name="ce56" office:value-type="string">
            <office:annotation draw:style-name="gr1" draw:text-style-name="P1" svg:width="2.979cm" svg:height="2.873cm" svg:x="15.092cm" svg:y="15.924cm" draw:caption-point-x="-0.608cm" draw:caption-point-y="0.914cm">
              <dc:creator>MŠ</dc:creator>
              <dc:date>2013-12-23T00:00:00</dc:date>
              <text:p text:style-name="P1"><text:span text:style-name="T1"><text:s/></text:span><text:span text:style-name="T1">v službi sem 5.8.-13.8. in 19.8.-1.9. - bi bilo fino 3-4x</text:span></text:p>
            </office:annotation>
            <text:p>ŠTU</text:p>
          </table:table-cell>
          <table:table-cell table:style-name="ce167" table:formula="of:=COUNTIF([.C25:.M25];&quot;☻&quot;)+COUNTIF([.C25:.M25];&quot;52☻&quot;)+COUNTIF([.C25:.M25];&quot;51☻&quot;)+COUNTIF([.C25:.M25];&quot;1☻&quot;)+COUNTIF([.C25:.M25];&quot;KVIT☻&quot;)+COUNTIF([.C25:.M25];&quot;U☻&quot;)" office:value-type="float" office:value="1">
            <text:p>1</text:p>
          </table:table-cell>
          <table:table-cell table:style-name="ce167" table:formula="of:=COUNTIF([.C25:.M25];&quot;☺&quot;)+COUNTIF([.C25:.M25];&quot;52☺&quot;)+COUNTIF([.C25:.M25];&quot;51☺&quot;)+COUNTIF([.C25:.M25];&quot;1☺&quot;)+COUNTIF([.C25:.M25];&quot;KVIT☺&quot;)+COUNTIF([.C25:.M25];&quot;U☺&quot;)" office:value-type="float" office:value="0">
            <text:p>0</text:p>
          </table:table-cell>
          <table:table-cell table:style-name="ce167" table:formula="of:=COUNTIF([.C25:.M25];&quot;51&quot;)+COUNTIF([.C25:.M25];&quot;51$&quot;)+COUNTIF([.C25:.M25];&quot;51☻&quot;)" office:value-type="float" office:value="0">
            <text:p>0</text:p>
          </table:table-cell>
          <table:table-cell table:style-name="ce167" table:formula="of:=COUNTIF([.C25:.M25];&quot;52&quot;)+COUNTIF([.C25:.M25];&quot;52$&quot;)+COUNTIF([.C25:.M25];&quot;52☻&quot;)" office:value-type="float" office:value="0">
            <text:p>0</text:p>
          </table:table-cell>
          <table:table-cell table:style-name="ce167" table:formula="of:=COUNTIF([.C25:.M25];&quot;51¶&quot;)" office:value-type="float" office:value="0">
            <text:p>0</text:p>
          </table:table-cell>
          <table:table-cell table:style-name="ce167" table:formula="of:=COUNTIF([.C25:.M25];&quot;52¶&quot;)" office:value-type="float" office:value="0">
            <text:p>0</text:p>
          </table:table-cell>
          <table:table-cell table:style-name="ce167" table:formula="of:=COUNTIF([.C25:.M25];&quot;U&quot;)+COUNTIF([.C25:.M25];&quot;U☻&quot;)+COUNTIF([.C25:.M25];&quot;U☺&quot;)" office:value-type="float" office:value="0">
            <text:p>0</text:p>
          </table:table-cell>
          <table:table-cell table:style-name="ce167" table:formula="of:=COUNTIF([.C25:.M25];&quot;KVIT&quot;)+COUNTIF([.C25:.M25];&quot;KVIT☻&quot;)+COUNTIF([.C25:.M25];&quot;kvit$&quot;)" office:value-type="float" office:value="0">
            <text:p>0</text:p>
          </table:table-cell>
          <table:table-cell table:style-name="ce168" table:formula="of:=COUNTBLANK([.C25:.M25])" office:value-type="float" office:value="9">
            <text:p>9</text:p>
          </table:table-cell>
          <table:table-cell table:style-name="ce169" table:formula="of:=COUNTIF([.C25:.M25];&quot;x&quot;)" office:value-type="float" office:value="0">
            <text:p>0</text:p>
          </table:table-cell>
          <table:table-cell table:style-name="ce170" table:formula="of:=COUNTIF([.C25:.M25];&quot;51&quot;)+COUNTIF([.C25:.M25];&quot;51☻&quot;)+COUNTIF([.C25:.M25];&quot;2&quot;)+COUNTIF([.C25:.M25];&quot;52&quot;)+COUNTIF([.C25:.M25];&quot;52☻&quot;)+COUNTIF([.C25:.M25];&quot;51$&quot;)+COUNTIF([.C25:.M25];&quot;52$&quot;)" office:value-type="float" office:value="0">
            <text:p>0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8-25">
            <text:p>25. avg 13</text:p>
          </table:table-cell>
          <table:table-cell table:style-name="ce161" table:formula="of:=TEXT([.A26];&quot;Ddd&quot;)" office:value-type="string" office:string-value="ned">
            <text:p>ned</text:p>
          </table:table-cell>
          <table:table-cell table:style-name="ce164" table:number-columns-repeated="3"/>
          <table:table-cell table:style-name="ce6" table:formula="of:=[$'Vzorci vnosov'.$A$14]" office:value-type="string" office:string-value="☻">
            <text:p>☻</text:p>
          </table:table-cell>
          <table:table-cell table:style-name="ce163" table:number-columns-repeated="2"/>
          <table:table-cell table:style-name="ce56" office:value-type="string">
            <text:p>POR</text:p>
          </table:table-cell>
          <table:table-cell table:style-name="ce163" table:number-columns-repeated="2"/>
          <table:table-cell table:style-name="ce164"/>
          <table:table-cell table:style-name="ce11" table:formula="of:=[$'Vzorci vnosov'.$A$21]" office:value-type="string" office:string-value="☺">
            <text:p>☺</text:p>
          </table:table-cell>
          <table:table-cell table:style-name="ce56" office:value-type="string">
            <text:p>TAL</text:p>
          </table:table-cell>
          <table:table-cell table:style-name="ce56" office:value-type="string">
            <office:annotation draw:style-name="gr1" draw:text-style-name="P1" svg:width="2.979cm" svg:height="2.873cm" svg:x="15.092cm" svg:y="16.625cm" draw:caption-point-x="-0.608cm" draw:caption-point-y="0.915cm">
              <dc:creator>MŠ</dc:creator>
              <dc:date>2013-12-23T00:00:00</dc:date>
              <text:p text:style-name="P1"><text:span text:style-name="T1"><text:s/></text:span><text:span text:style-name="T1">v službi sem 5.8.-13.8. in 19.8.-1.9. - bi bilo fino 3-4x</text:span></text:p>
            </office:annotation>
            <text:p>ŠTU</text:p>
          </table:table-cell>
          <table:table-cell table:style-name="ce167" table:formula="of:=COUNTIF([.C26:.M26];&quot;☻&quot;)+COUNTIF([.C26:.M26];&quot;52☻&quot;)+COUNTIF([.C26:.M26];&quot;51☻&quot;)+COUNTIF([.C26:.M26];&quot;1☻&quot;)+COUNTIF([.C26:.M26];&quot;KVIT☻&quot;)+COUNTIF([.C26:.M26];&quot;U☻&quot;)" office:value-type="float" office:value="1">
            <text:p>1</text:p>
          </table:table-cell>
          <table:table-cell table:style-name="ce167" table:formula="of:=COUNTIF([.C26:.M26];&quot;☺&quot;)+COUNTIF([.C26:.M26];&quot;52☺&quot;)+COUNTIF([.C26:.M26];&quot;51☺&quot;)+COUNTIF([.C26:.M26];&quot;1☺&quot;)+COUNTIF([.C26:.M26];&quot;KVIT☺&quot;)+COUNTIF([.C26:.M26];&quot;U☺&quot;)" office:value-type="float" office:value="1">
            <text:p>1</text:p>
          </table:table-cell>
          <table:table-cell table:style-name="ce167" table:formula="of:=COUNTIF([.C26:.M26];&quot;51&quot;)+COUNTIF([.C26:.M26];&quot;51$&quot;)+COUNTIF([.C26:.M26];&quot;51☻&quot;)" office:value-type="float" office:value="0">
            <text:p>0</text:p>
          </table:table-cell>
          <table:table-cell table:style-name="ce167" table:formula="of:=COUNTIF([.C26:.M26];&quot;52&quot;)+COUNTIF([.C26:.M26];&quot;52$&quot;)+COUNTIF([.C26:.M26];&quot;52☻&quot;)" office:value-type="float" office:value="0">
            <text:p>0</text:p>
          </table:table-cell>
          <table:table-cell table:style-name="ce167" table:formula="of:=COUNTIF([.C26:.M26];&quot;51¶&quot;)" office:value-type="float" office:value="0">
            <text:p>0</text:p>
          </table:table-cell>
          <table:table-cell table:style-name="ce167" table:formula="of:=COUNTIF([.C26:.M26];&quot;52¶&quot;)" office:value-type="float" office:value="0">
            <text:p>0</text:p>
          </table:table-cell>
          <table:table-cell table:style-name="ce167" table:formula="of:=COUNTIF([.C26:.M26];&quot;U&quot;)+COUNTIF([.C26:.M26];&quot;U☻&quot;)+COUNTIF([.C26:.M26];&quot;U☺&quot;)" office:value-type="float" office:value="0">
            <text:p>0</text:p>
          </table:table-cell>
          <table:table-cell table:style-name="ce167" table:formula="of:=COUNTIF([.C26:.M26];&quot;KVIT&quot;)+COUNTIF([.C26:.M26];&quot;KVIT☻&quot;)+COUNTIF([.C26:.M26];&quot;kvit$&quot;)" office:value-type="float" office:value="0">
            <text:p>0</text:p>
          </table:table-cell>
          <table:table-cell table:style-name="ce168" table:formula="of:=COUNTBLANK([.C26:.M26])" office:value-type="float" office:value="8">
            <text:p>8</text:p>
          </table:table-cell>
          <table:table-cell table:style-name="ce169" table:formula="of:=COUNTIF([.C26:.M26];&quot;x&quot;)" office:value-type="float" office:value="0">
            <text:p>0</text:p>
          </table:table-cell>
          <table:table-cell table:style-name="ce170" table:formula="of:=COUNTIF([.C26:.M26];&quot;51&quot;)+COUNTIF([.C26:.M26];&quot;51☻&quot;)+COUNTIF([.C26:.M26];&quot;2&quot;)+COUNTIF([.C26:.M26];&quot;52&quot;)+COUNTIF([.C26:.M26];&quot;52☻&quot;)+COUNTIF([.C26:.M26];&quot;51$&quot;)+COUNTIF([.C26:.M26];&quot;52$&quot;)" office:value-type="float" office:value="0">
            <text:p>0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8-26">
            <text:p>26. avg 13</text:p>
          </table:table-cell>
          <table:table-cell table:style-name="ce160" table:formula="of:=TEXT([.A27];&quot;Ddd&quot;)" office:value-type="string" office:string-value="pon">
            <text:p>pon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9" office:value-type="string">
            <office:annotation draw:style-name="gr1" draw:text-style-name="P1" svg:width="3.907cm" svg:height="8.909cm" svg:x="13.96cm" svg:y="17.776cm" draw:caption-point-x="-0.61cm" draw:caption-point-y="0.465cm">
              <dc:creator>MŠ</dc:creator>
              <dc:date>2013-12-23T00:00:00</dc:date>
              <text:p text:style-name="P1"><text:span text:style-name="T1">dopust do 10. junija vključno</text:span></text:p>
              <text:p text:style-name="P1"><text:span text:style-name="T1"><text:s text:c="19"/></text:span><text:span text:style-name="T1">11. in 25. junija sem dežuren na KO za anesteziolozijo</text:span></text:p>
              <text:p text:style-name="P1"><text:span text:style-name="T1"><text:s text:c="20"/></text:span><text:span text:style-name="T1">ter 28. in 29 junija.</text:span></text:p>
            </office:annotation>
            <text:p>GRY</text:p>
          </table:table-cell>
          <table:table-cell table:style-name="ce33" office:value-type="string">
            <text:p>MIO</text:p>
          </table:table-cell>
          <table:table-cell table:style-name="ce167" table:formula="of:=COUNTIF([.C27:.M27];&quot;☻&quot;)+COUNTIF([.C27:.M27];&quot;52☻&quot;)+COUNTIF([.C27:.M27];&quot;51☻&quot;)+COUNTIF([.C27:.M27];&quot;1☻&quot;)+COUNTIF([.C27:.M27];&quot;KVIT☻&quot;)+COUNTIF([.C27:.M27];&quot;U☻&quot;)" office:value-type="float" office:value="1">
            <text:p>1</text:p>
          </table:table-cell>
          <table:table-cell table:style-name="ce167" table:formula="of:=COUNTIF([.C27:.M27];&quot;☺&quot;)+COUNTIF([.C27:.M27];&quot;52☺&quot;)+COUNTIF([.C27:.M27];&quot;51☺&quot;)+COUNTIF([.C27:.M27];&quot;1☺&quot;)+COUNTIF([.C27:.M27];&quot;KVIT☺&quot;)+COUNTIF([.C27:.M27];&quot;U☺&quot;)" office:value-type="float" office:value="0">
            <text:p>0</text:p>
          </table:table-cell>
          <table:table-cell table:style-name="ce167" table:formula="of:=COUNTIF([.C27:.M27];&quot;51&quot;)+COUNTIF([.C27:.M27];&quot;51$&quot;)+COUNTIF([.C27:.M27];&quot;51☻&quot;)" office:value-type="float" office:value="1">
            <text:p>1</text:p>
          </table:table-cell>
          <table:table-cell table:style-name="ce167" table:formula="of:=COUNTIF([.C27:.M27];&quot;52&quot;)+COUNTIF([.C27:.M27];&quot;52$&quot;)+COUNTIF([.C27:.M27];&quot;52☻&quot;)" office:value-type="float" office:value="1">
            <text:p>1</text:p>
          </table:table-cell>
          <table:table-cell table:style-name="ce167" table:formula="of:=COUNTIF([.C27:.M27];&quot;51¶&quot;)" office:value-type="float" office:value="1">
            <text:p>1</text:p>
          </table:table-cell>
          <table:table-cell table:style-name="ce167" table:formula="of:=COUNTIF([.C27:.M27];&quot;52¶&quot;)" office:value-type="float" office:value="0">
            <text:p>0</text:p>
          </table:table-cell>
          <table:table-cell table:style-name="ce167" table:formula="of:=COUNTIF([.C27:.M27];&quot;U&quot;)+COUNTIF([.C27:.M27];&quot;U☻&quot;)+COUNTIF([.C27:.M27];&quot;U☺&quot;)" office:value-type="float" office:value="0">
            <text:p>0</text:p>
          </table:table-cell>
          <table:table-cell table:style-name="ce167" table:formula="of:=COUNTIF([.C27:.M27];&quot;KVIT&quot;)+COUNTIF([.C27:.M27];&quot;KVIT☻&quot;)+COUNTIF([.C27:.M27];&quot;kvit$&quot;)" office:value-type="float" office:value="2">
            <text:p>2</text:p>
          </table:table-cell>
          <table:table-cell table:style-name="ce168" table:formula="of:=COUNTBLANK([.C27:.M27])" office:value-type="float" office:value="0">
            <text:p>0</text:p>
          </table:table-cell>
          <table:table-cell table:style-name="ce169" table:formula="of:=COUNTIF([.C27:.M27];&quot;x&quot;)" office:value-type="float" office:value="3">
            <text:p>3</text:p>
          </table:table-cell>
          <table:table-cell table:style-name="ce170" table:formula="of:=COUNTIF([.C27:.M27];&quot;51&quot;)+COUNTIF([.C27:.M27];&quot;51☻&quot;)+COUNTIF([.C27:.M27];&quot;2&quot;)+COUNTIF([.C27:.M27];&quot;52&quot;)+COUNTIF([.C27:.M27];&quot;52☻&quot;)+COUNTIF([.C27:.M27];&quot;51$&quot;)+COUNTIF([.C27:.M27];&quot;52$&quot;)" office:value-type="float" office:value="2">
            <text:p>2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8-27">
            <text:p>27. avg 13</text:p>
          </table:table-cell>
          <table:table-cell table:style-name="ce160" table:formula="of:=TEXT([.A28];&quot;Ddd&quot;)" office:value-type="string" office:string-value="tor">
            <text:p>t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5" office:value-type="string">
            <text:p>MF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30" office:value-type="string">
            <office:annotation draw:style-name="gr1" draw:text-style-name="P1" svg:width="2.928cm" svg:height="1.413cm" svg:x="13.96cm" svg:y="17.428cm" draw:caption-point-x="-0.61cm" draw:caption-point-y="1.514cm">
              <dc:creator>MŠ</dc:creator>
              <dc:date>2013-12-23T00:00:00</dc:date>
              <text:p text:style-name="P1"><text:span text:style-name="T1">razen ne 16., 23., 24. in 25.8.</text:span></text:p>
            </office:annotation>
            <text:p>PIR</text:p>
          </table:table-cell>
          <table:table-cell table:style-name="ce33" office:value-type="string">
            <text:p>KON</text:p>
          </table:table-cell>
          <table:table-cell table:style-name="ce167" table:formula="of:=COUNTIF([.C28:.M28];&quot;☻&quot;)+COUNTIF([.C28:.M28];&quot;52☻&quot;)+COUNTIF([.C28:.M28];&quot;51☻&quot;)+COUNTIF([.C28:.M28];&quot;1☻&quot;)+COUNTIF([.C28:.M28];&quot;KVIT☻&quot;)+COUNTIF([.C28:.M28];&quot;U☻&quot;)" office:value-type="float" office:value="1">
            <text:p>1</text:p>
          </table:table-cell>
          <table:table-cell table:style-name="ce167" table:formula="of:=COUNTIF([.C28:.M28];&quot;☺&quot;)+COUNTIF([.C28:.M28];&quot;52☺&quot;)+COUNTIF([.C28:.M28];&quot;51☺&quot;)+COUNTIF([.C28:.M28];&quot;1☺&quot;)+COUNTIF([.C28:.M28];&quot;KVIT☺&quot;)+COUNTIF([.C28:.M28];&quot;U☺&quot;)" office:value-type="float" office:value="0">
            <text:p>0</text:p>
          </table:table-cell>
          <table:table-cell table:style-name="ce167" table:formula="of:=COUNTIF([.C28:.M28];&quot;51&quot;)+COUNTIF([.C28:.M28];&quot;51$&quot;)+COUNTIF([.C28:.M28];&quot;51☻&quot;)" office:value-type="float" office:value="2">
            <text:p>2</text:p>
          </table:table-cell>
          <table:table-cell table:style-name="ce167" table:formula="of:=COUNTIF([.C28:.M28];&quot;52&quot;)+COUNTIF([.C28:.M28];&quot;52$&quot;)+COUNTIF([.C28:.M28];&quot;52☻&quot;)" office:value-type="float" office:value="1">
            <text:p>1</text:p>
          </table:table-cell>
          <table:table-cell table:style-name="ce167" table:formula="of:=COUNTIF([.C28:.M28];&quot;51¶&quot;)" office:value-type="float" office:value="1">
            <text:p>1</text:p>
          </table:table-cell>
          <table:table-cell table:style-name="ce167" table:formula="of:=COUNTIF([.C28:.M28];&quot;52¶&quot;)" office:value-type="float" office:value="0">
            <text:p>0</text:p>
          </table:table-cell>
          <table:table-cell table:style-name="ce167" table:formula="of:=COUNTIF([.C28:.M28];&quot;U&quot;)+COUNTIF([.C28:.M28];&quot;U☻&quot;)+COUNTIF([.C28:.M28];&quot;U☺&quot;)" office:value-type="float" office:value="0">
            <text:p>0</text:p>
          </table:table-cell>
          <table:table-cell table:style-name="ce167" table:formula="of:=COUNTIF([.C28:.M28];&quot;KVIT&quot;)+COUNTIF([.C28:.M28];&quot;KVIT☻&quot;)+COUNTIF([.C28:.M28];&quot;kvit$&quot;)" office:value-type="float" office:value="2">
            <text:p>2</text:p>
          </table:table-cell>
          <table:table-cell table:style-name="ce168" table:formula="of:=COUNTBLANK([.C28:.M28])" office:value-type="float" office:value="0">
            <text:p>0</text:p>
          </table:table-cell>
          <table:table-cell table:style-name="ce169" table:formula="of:=COUNTIF([.C28:.M28];&quot;x&quot;)" office:value-type="float" office:value="1">
            <text:p>1</text:p>
          </table:table-cell>
          <table:table-cell table:style-name="ce170" table:formula="of:=COUNTIF([.C28:.M28];&quot;51&quot;)+COUNTIF([.C28:.M28];&quot;51☻&quot;)+COUNTIF([.C28:.M28];&quot;2&quot;)+COUNTIF([.C28:.M28];&quot;52&quot;)+COUNTIF([.C28:.M28];&quot;52☻&quot;)+COUNTIF([.C28:.M28];&quot;51$&quot;)+COUNTIF([.C28:.M28];&quot;52$&quot;)" office:value-type="float" office:value="3">
            <text:p>3</text:p>
          </table:table-cell>
          <table:table-cell table:style-name="ce75" table:formula="of:=[$'Vzorci vnosov'.$A$29]" office:value-type="string" office:string-value=".">
            <text:p>.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8-28">
            <text:p>28. avg 13</text:p>
          </table:table-cell>
          <table:table-cell table:style-name="ce160" table:formula="of:=TEXT([.A29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9" office:value-type="string">
            <office:annotation draw:style-name="gr1" draw:text-style-name="P1" svg:width="3.907cm" svg:height="8.904cm" svg:x="13.96cm" svg:y="19.178cm" draw:caption-point-x="-0.61cm" draw:caption-point-y="0.465cm">
              <dc:creator>MŠ</dc:creator>
              <dc:date>2013-12-23T00:00:00</dc:date>
              <text:p text:style-name="P1"><text:span text:style-name="T1">dopust do 10. junija vključno</text:span></text:p>
              <text:p text:style-name="P1"><text:span text:style-name="T1"><text:s text:c="19"/></text:span><text:span text:style-name="T1">11. in 25. junija sem dežuren na KO za anesteziolozijo</text:span></text:p>
              <text:p text:style-name="P1"><text:span text:style-name="T1"><text:s text:c="20"/></text:span><text:span text:style-name="T1">ter 28. in 29 junija.</text:span></text:p>
            </office:annotation>
            <text:p>GRY</text:p>
          </table:table-cell>
          <table:table-cell table:style-name="ce33" office:value-type="string">
            <text:p>TAL</text:p>
          </table:table-cell>
          <table:table-cell table:style-name="ce167" table:formula="of:=COUNTIF([.C29:.M29];&quot;☻&quot;)+COUNTIF([.C29:.M29];&quot;52☻&quot;)+COUNTIF([.C29:.M29];&quot;51☻&quot;)+COUNTIF([.C29:.M29];&quot;1☻&quot;)+COUNTIF([.C29:.M29];&quot;KVIT☻&quot;)+COUNTIF([.C29:.M29];&quot;U☻&quot;)" office:value-type="float" office:value="1">
            <text:p>1</text:p>
          </table:table-cell>
          <table:table-cell table:style-name="ce167" table:formula="of:=COUNTIF([.C29:.M29];&quot;☺&quot;)+COUNTIF([.C29:.M29];&quot;52☺&quot;)+COUNTIF([.C29:.M29];&quot;51☺&quot;)+COUNTIF([.C29:.M29];&quot;1☺&quot;)+COUNTIF([.C29:.M29];&quot;KVIT☺&quot;)+COUNTIF([.C29:.M29];&quot;U☺&quot;)" office:value-type="float" office:value="0">
            <text:p>0</text:p>
          </table:table-cell>
          <table:table-cell table:style-name="ce167" table:formula="of:=COUNTIF([.C29:.M29];&quot;51&quot;)+COUNTIF([.C29:.M29];&quot;51$&quot;)+COUNTIF([.C29:.M29];&quot;51☻&quot;)" office:value-type="float" office:value="2">
            <text:p>2</text:p>
          </table:table-cell>
          <table:table-cell table:style-name="ce167" table:formula="of:=COUNTIF([.C29:.M29];&quot;52&quot;)+COUNTIF([.C29:.M29];&quot;52$&quot;)+COUNTIF([.C29:.M29];&quot;52☻&quot;)" office:value-type="float" office:value="1">
            <text:p>1</text:p>
          </table:table-cell>
          <table:table-cell table:style-name="ce167" table:formula="of:=COUNTIF([.C29:.M29];&quot;51¶&quot;)" office:value-type="float" office:value="0">
            <text:p>0</text:p>
          </table:table-cell>
          <table:table-cell table:style-name="ce167" table:formula="of:=COUNTIF([.C29:.M29];&quot;52¶&quot;)" office:value-type="float" office:value="0">
            <text:p>0</text:p>
          </table:table-cell>
          <table:table-cell table:style-name="ce167" table:formula="of:=COUNTIF([.C29:.M29];&quot;U&quot;)+COUNTIF([.C29:.M29];&quot;U☻&quot;)+COUNTIF([.C29:.M29];&quot;U☺&quot;)" office:value-type="float" office:value="0">
            <text:p>0</text:p>
          </table:table-cell>
          <table:table-cell table:style-name="ce167" table:formula="of:=COUNTIF([.C29:.M29];&quot;KVIT&quot;)+COUNTIF([.C29:.M29];&quot;KVIT☻&quot;)+COUNTIF([.C29:.M29];&quot;kvit$&quot;)" office:value-type="float" office:value="2">
            <text:p>2</text:p>
          </table:table-cell>
          <table:table-cell table:style-name="ce168" table:formula="of:=COUNTBLANK([.C29:.M29])" office:value-type="float" office:value="0">
            <text:p>0</text:p>
          </table:table-cell>
          <table:table-cell table:style-name="ce169" table:formula="of:=COUNTIF([.C29:.M29];&quot;x&quot;)" office:value-type="float" office:value="2">
            <text:p>2</text:p>
          </table:table-cell>
          <table:table-cell table:style-name="ce170" table:formula="of:=COUNTIF([.C29:.M29];&quot;51&quot;)+COUNTIF([.C29:.M29];&quot;51☻&quot;)+COUNTIF([.C29:.M29];&quot;2&quot;)+COUNTIF([.C29:.M29];&quot;52&quot;)+COUNTIF([.C29:.M29];&quot;52☻&quot;)+COUNTIF([.C29:.M29];&quot;51$&quot;)+COUNTIF([.C29:.M29];&quot;52$&quot;)" office:value-type="float" office:value="3">
            <text:p>3</text:p>
          </table:table-cell>
          <table:table-cell table:style-name="ce75" table:formula="of:=[$'Vzorci vnosov'.$A$30]" office:value-type="string" office:string-value=".">
            <text:p>.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8-29">
            <text:p>29. avg 13</text:p>
          </table:table-cell>
          <table:table-cell table:style-name="ce160" table:formula="of:=TEXT([.A30];&quot;Ddd&quot;)" office:value-type="string" office:string-value="čet">
            <text:p>č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text:p>MIO</text:p>
          </table:table-cell>
          <table:table-cell table:style-name="ce33" office:value-type="string">
            <text:p>TAL</text:p>
          </table:table-cell>
          <table:table-cell table:style-name="ce167" table:formula="of:=COUNTIF([.C30:.M30];&quot;☻&quot;)+COUNTIF([.C30:.M30];&quot;52☻&quot;)+COUNTIF([.C30:.M30];&quot;51☻&quot;)+COUNTIF([.C30:.M30];&quot;1☻&quot;)+COUNTIF([.C30:.M30];&quot;KVIT☻&quot;)+COUNTIF([.C30:.M30];&quot;U☻&quot;)" office:value-type="float" office:value="1">
            <text:p>1</text:p>
          </table:table-cell>
          <table:table-cell table:style-name="ce167" table:formula="of:=COUNTIF([.C30:.M30];&quot;☺&quot;)+COUNTIF([.C30:.M30];&quot;52☺&quot;)+COUNTIF([.C30:.M30];&quot;51☺&quot;)+COUNTIF([.C30:.M30];&quot;1☺&quot;)+COUNTIF([.C30:.M30];&quot;KVIT☺&quot;)+COUNTIF([.C30:.M30];&quot;U☺&quot;)" office:value-type="float" office:value="1">
            <text:p>1</text:p>
          </table:table-cell>
          <table:table-cell table:style-name="ce167" table:formula="of:=COUNTIF([.C30:.M30];&quot;51&quot;)+COUNTIF([.C30:.M30];&quot;51$&quot;)+COUNTIF([.C30:.M30];&quot;51☻&quot;)" office:value-type="float" office:value="1">
            <text:p>1</text:p>
          </table:table-cell>
          <table:table-cell table:style-name="ce167" table:formula="of:=COUNTIF([.C30:.M30];&quot;52&quot;)+COUNTIF([.C30:.M30];&quot;52$&quot;)+COUNTIF([.C30:.M30];&quot;52☻&quot;)" office:value-type="float" office:value="1">
            <text:p>1</text:p>
          </table:table-cell>
          <table:table-cell table:style-name="ce167" table:formula="of:=COUNTIF([.C30:.M30];&quot;51¶&quot;)" office:value-type="float" office:value="1">
            <text:p>1</text:p>
          </table:table-cell>
          <table:table-cell table:style-name="ce167" table:formula="of:=COUNTIF([.C30:.M30];&quot;52¶&quot;)" office:value-type="float" office:value="1">
            <text:p>1</text:p>
          </table:table-cell>
          <table:table-cell table:style-name="ce167" table:formula="of:=COUNTIF([.C30:.M30];&quot;U&quot;)+COUNTIF([.C30:.M30];&quot;U☻&quot;)+COUNTIF([.C30:.M30];&quot;U☺&quot;)" office:value-type="float" office:value="0">
            <text:p>0</text:p>
          </table:table-cell>
          <table:table-cell table:style-name="ce167" table:formula="of:=COUNTIF([.C30:.M30];&quot;KVIT&quot;)+COUNTIF([.C30:.M30];&quot;KVIT☻&quot;)+COUNTIF([.C30:.M30];&quot;kvit$&quot;)" office:value-type="float" office:value="2">
            <text:p>2</text:p>
          </table:table-cell>
          <table:table-cell table:style-name="ce168" table:formula="of:=COUNTBLANK([.C30:.M30])" office:value-type="float" office:value="0">
            <text:p>0</text:p>
          </table:table-cell>
          <table:table-cell table:style-name="ce169" table:formula="of:=COUNTIF([.C30:.M30];&quot;x&quot;)" office:value-type="float" office:value="1">
            <text:p>1</text:p>
          </table:table-cell>
          <table:table-cell table:style-name="ce170" table:formula="of:=COUNTIF([.C30:.M30];&quot;51&quot;)+COUNTIF([.C30:.M30];&quot;51☻&quot;)+COUNTIF([.C30:.M30];&quot;2&quot;)+COUNTIF([.C30:.M30];&quot;52&quot;)+COUNTIF([.C30:.M30];&quot;52☻&quot;)+COUNTIF([.C30:.M30];&quot;51$&quot;)+COUNTIF([.C30:.M30];&quot;52$&quot;)" office:value-type="float" office:value="2">
            <text:p>2</text:p>
          </table:table-cell>
          <table:table-cell table:number-columns-repeated="998"/>
        </table:table-row>
        <table:table-row table:style-name="ro8">
          <table:table-cell table:style-name="ce20" office:value-type="date" office:date-value="2013-08-30">
            <text:p>30. avg 13</text:p>
          </table:table-cell>
          <table:table-cell table:style-name="ce160" table:formula="of:=TEXT([.A31];&quot;Ddd&quot;)" office:value-type="string" office:string-value="pet">
            <text:p>pe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30" office:value-type="string">
            <office:annotation draw:style-name="gr1" draw:text-style-name="P1" svg:width="2.923cm" svg:height="2.616cm" svg:x="13.96cm" svg:y="19.528cm" draw:caption-point-x="-0.61cm" draw:caption-point-y="1.517cm">
              <dc:creator>MŠ</dc:creator>
              <dc:date>2013-12-23T00:00:00</dc:date>
              <text:p text:style-name="P1"><text:span text:style-name="T1">od 21.6. do 25.6. ne bi, ker imam druge obveznosti, 3. in 4. me pa rabijo v Izoli</text:span></text:p>
            </office:annotation>
            <text:p>SKR</text:p>
          </table:table-cell>
          <table:table-cell table:style-name="ce33" office:value-type="string">
            <text:p>ŠOŠ</text:p>
          </table:table-cell>
          <table:table-cell table:style-name="ce167" table:formula="of:=COUNTIF([.C31:.M31];&quot;☻&quot;)+COUNTIF([.C31:.M31];&quot;52☻&quot;)+COUNTIF([.C31:.M31];&quot;51☻&quot;)+COUNTIF([.C31:.M31];&quot;1☻&quot;)+COUNTIF([.C31:.M31];&quot;KVIT☻&quot;)+COUNTIF([.C31:.M31];&quot;U☻&quot;)" office:value-type="float" office:value="1">
            <text:p>1</text:p>
          </table:table-cell>
          <table:table-cell table:style-name="ce167" table:formula="of:=COUNTIF([.C31:.M31];&quot;☺&quot;)+COUNTIF([.C31:.M31];&quot;52☺&quot;)+COUNTIF([.C31:.M31];&quot;51☺&quot;)+COUNTIF([.C31:.M31];&quot;1☺&quot;)+COUNTIF([.C31:.M31];&quot;KVIT☺&quot;)+COUNTIF([.C31:.M31];&quot;U☺&quot;)" office:value-type="float" office:value="0">
            <text:p>0</text:p>
          </table:table-cell>
          <table:table-cell table:style-name="ce167" table:formula="of:=COUNTIF([.C31:.M31];&quot;51&quot;)+COUNTIF([.C31:.M31];&quot;51$&quot;)+COUNTIF([.C31:.M31];&quot;51☻&quot;)" office:value-type="float" office:value="1">
            <text:p>1</text:p>
          </table:table-cell>
          <table:table-cell table:style-name="ce167" table:formula="of:=COUNTIF([.C31:.M31];&quot;52&quot;)+COUNTIF([.C31:.M31];&quot;52$&quot;)+COUNTIF([.C31:.M31];&quot;52☻&quot;)" office:value-type="float" office:value="1">
            <text:p>1</text:p>
          </table:table-cell>
          <table:table-cell table:style-name="ce167" table:formula="of:=COUNTIF([.C31:.M31];&quot;51¶&quot;)" office:value-type="float" office:value="1">
            <text:p>1</text:p>
          </table:table-cell>
          <table:table-cell table:style-name="ce167" table:formula="of:=COUNTIF([.C31:.M31];&quot;52¶&quot;)" office:value-type="float" office:value="0">
            <text:p>0</text:p>
          </table:table-cell>
          <table:table-cell table:style-name="ce167" table:formula="of:=COUNTIF([.C31:.M31];&quot;U&quot;)+COUNTIF([.C31:.M31];&quot;U☻&quot;)+COUNTIF([.C31:.M31];&quot;U☺&quot;)" office:value-type="float" office:value="0">
            <text:p>0</text:p>
          </table:table-cell>
          <table:table-cell table:style-name="ce167" table:formula="of:=COUNTIF([.C31:.M31];&quot;KVIT&quot;)+COUNTIF([.C31:.M31];&quot;KVIT☻&quot;)+COUNTIF([.C31:.M31];&quot;kvit$&quot;)" office:value-type="float" office:value="2">
            <text:p>2</text:p>
          </table:table-cell>
          <table:table-cell table:style-name="ce168" table:formula="of:=COUNTBLANK([.C31:.M31])" office:value-type="float" office:value="0">
            <text:p>0</text:p>
          </table:table-cell>
          <table:table-cell table:style-name="ce169" table:formula="of:=COUNTIF([.C31:.M31];&quot;x&quot;)" office:value-type="float" office:value="2">
            <text:p>2</text:p>
          </table:table-cell>
          <table:table-cell table:style-name="ce170" table:formula="of:=COUNTIF([.C31:.M31];&quot;51&quot;)+COUNTIF([.C31:.M31];&quot;51☻&quot;)+COUNTIF([.C31:.M31];&quot;2&quot;)+COUNTIF([.C31:.M31];&quot;52&quot;)+COUNTIF([.C31:.M31];&quot;52☻&quot;)+COUNTIF([.C31:.M31];&quot;51$&quot;)+COUNTIF([.C31:.M31];&quot;52$&quot;)" office:value-type="float" office:value="2">
            <text:p>2</text:p>
          </table:table-cell>
          <table:table-cell table:number-columns-repeated="998"/>
        </table:table-row>
        <table:table-row table:style-name="ro8">
          <table:table-cell table:style-name="ce19" office:value-type="date" office:date-value="2013-08-31">
            <text:p>31. avg 13</text:p>
          </table:table-cell>
          <table:table-cell table:style-name="ce161" table:formula="of:=TEXT([.A32];&quot;Ddd&quot;)" office:value-type="string" office:string-value="sob">
            <text:p>sob</text:p>
          </table:table-cell>
          <table:table-cell table:style-name="ce163" table:number-columns-repeated="6"/>
          <table:table-cell table:style-name="ce56" office:value-type="string">
            <text:p>POR</text:p>
          </table:table-cell>
          <table:table-cell table:style-name="ce163"/>
          <table:table-cell table:style-name="ce6" table:formula="of:=[$'Vzorci vnosov'.$A$14]" office:value-type="string" office:string-value="☻">
            <text:p>☻</text:p>
          </table:table-cell>
          <table:table-cell table:style-name="ce163"/>
          <table:table-cell table:style-name="ce11" table:formula="of:=[$'Vzorci vnosov'.$A$21]" office:value-type="string" office:string-value="☺">
            <text:p>☺</text:p>
          </table:table-cell>
          <table:table-cell table:style-name="ce56" table:formula="of:=[$januar.$M$1]" office:value-type="string" office:string-value="TAL">
            <text:p>TAL</text:p>
          </table:table-cell>
          <table:table-cell table:style-name="ce56" office:value-type="string">
            <text:p>KOS</text:p>
          </table:table-cell>
          <table:table-cell table:style-name="ce167" table:formula="of:=COUNTIF([.C32:.M32];&quot;☻&quot;)+COUNTIF([.C32:.M32];&quot;52☻&quot;)+COUNTIF([.C32:.M32];&quot;51☻&quot;)+COUNTIF([.C32:.M32];&quot;1☻&quot;)+COUNTIF([.C32:.M32];&quot;KVIT☻&quot;)+COUNTIF([.C32:.M32];&quot;U☻&quot;)" office:value-type="float" office:value="1">
            <text:p>1</text:p>
          </table:table-cell>
          <table:table-cell table:style-name="ce167" table:formula="of:=COUNTIF([.C32:.M32];&quot;☺&quot;)+COUNTIF([.C32:.M32];&quot;52☺&quot;)+COUNTIF([.C32:.M32];&quot;51☺&quot;)+COUNTIF([.C32:.M32];&quot;1☺&quot;)+COUNTIF([.C32:.M32];&quot;KVIT☺&quot;)+COUNTIF([.C32:.M32];&quot;U☺&quot;)" office:value-type="float" office:value="1">
            <text:p>1</text:p>
          </table:table-cell>
          <table:table-cell table:style-name="ce167" table:formula="of:=COUNTIF([.C32:.M32];&quot;51&quot;)+COUNTIF([.C32:.M32];&quot;51$&quot;)+COUNTIF([.C32:.M32];&quot;51☻&quot;)" office:value-type="float" office:value="0">
            <text:p>0</text:p>
          </table:table-cell>
          <table:table-cell table:style-name="ce167" table:formula="of:=COUNTIF([.C32:.M32];&quot;52&quot;)+COUNTIF([.C32:.M32];&quot;52$&quot;)+COUNTIF([.C32:.M32];&quot;52☻&quot;)" office:value-type="float" office:value="0">
            <text:p>0</text:p>
          </table:table-cell>
          <table:table-cell table:style-name="ce167" table:formula="of:=COUNTIF([.C32:.M32];&quot;51¶&quot;)" office:value-type="float" office:value="0">
            <text:p>0</text:p>
          </table:table-cell>
          <table:table-cell table:style-name="ce167" table:formula="of:=COUNTIF([.C32:.M32];&quot;52¶&quot;)" office:value-type="float" office:value="0">
            <text:p>0</text:p>
          </table:table-cell>
          <table:table-cell table:style-name="ce167" table:formula="of:=COUNTIF([.C32:.M32];&quot;U&quot;)+COUNTIF([.C32:.M32];&quot;U☻&quot;)+COUNTIF([.C32:.M32];&quot;U☺&quot;)" office:value-type="float" office:value="0">
            <text:p>0</text:p>
          </table:table-cell>
          <table:table-cell table:style-name="ce167" table:formula="of:=COUNTIF([.C32:.M32];&quot;KVIT&quot;)+COUNTIF([.C32:.M32];&quot;KVIT☻&quot;)+COUNTIF([.C32:.M32];&quot;kvit$&quot;)" office:value-type="float" office:value="0">
            <text:p>0</text:p>
          </table:table-cell>
          <table:table-cell table:style-name="ce168" table:formula="of:=COUNTBLANK([.C32:.M32])" office:value-type="float" office:value="8">
            <text:p>8</text:p>
          </table:table-cell>
          <table:table-cell table:style-name="ce169" table:formula="of:=COUNTIF([.C32:.M32];&quot;x&quot;)" office:value-type="float" office:value="0">
            <text:p>0</text:p>
          </table:table-cell>
          <table:table-cell table:style-name="ce170" table:formula="of:=COUNTIF([.C32:.M32];&quot;51&quot;)+COUNTIF([.C32:.M32];&quot;51☻&quot;)+COUNTIF([.C32:.M32];&quot;2&quot;)+COUNTIF([.C32:.M32];&quot;52&quot;)+COUNTIF([.C32:.M32];&quot;52☻&quot;)+COUNTIF([.C32:.M32];&quot;51$&quot;)+COUNTIF([.C32:.M32];&quot;52$&quot;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9">
          <table:table-cell table:number-columns-repeated="2"/>
          <table:table-cell table:style-name="ce33" table:formula="of:=[$januar.$C$1]" office:value-type="string" office:string-value="KOS">
            <text:p>KOS</text:p>
          </table:table-cell>
          <table:table-cell table:style-name="ce33" table:formula="of:=[$januar.$D$1]" office:value-type="string" office:string-value="ŠOŠ">
            <text:p>ŠOŠ</text:p>
          </table:table-cell>
          <table:table-cell table:style-name="ce33" table:formula="of:=[$januar.$E$1]" office:value-type="string" office:string-value="PIN">
            <text:p>PIN</text:p>
          </table:table-cell>
          <table:table-cell table:style-name="ce33" table:formula="of:=[$januar.$F$1]" office:value-type="string" office:string-value="KON">
            <text:p>KON</text:p>
          </table:table-cell>
          <table:table-cell table:style-name="ce33" table:formula="of:=[$januar.$G$1]" office:value-type="string" office:string-value="ORO">
            <text:p>ORO</text:p>
          </table:table-cell>
          <table:table-cell table:style-name="ce33" table:formula="of:=[$januar.$H$1]" office:value-type="string" office:string-value="MIO">
            <text:p>MIO</text:p>
          </table:table-cell>
          <table:table-cell table:style-name="ce33" table:formula="of:=[$januar.$I$1]" office:value-type="string" office:string-value="BOŽ">
            <text:p>BOŽ</text:p>
          </table:table-cell>
          <table:table-cell table:style-name="ce33" table:formula="of:=[$januar.$J$1]" office:value-type="string" office:string-value="DAN">
            <text:p>DAN</text:p>
          </table:table-cell>
          <table:table-cell table:style-name="ce33" table:formula="of:=[$januar.$K$1]" office:value-type="string" office:string-value="MŠŠ">
            <text:p>MŠŠ</text:p>
          </table:table-cell>
          <table:table-cell table:style-name="ce33" table:formula="of:=[$januar.$L$1]" office:value-type="string" office:string-value="DRN">
            <text:p>DRN</text:p>
          </table:table-cell>
          <table:table-cell table:style-name="ce33" table:formula="of:=[$januar.$M$1]" office:value-type="string" office:string-value="TAL">
            <text:p>TAL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0">
          <table:table-cell/>
          <table:table-cell table:style-name="ce26" table:formula="of:=[$'Vzorci vnosov'.$A$20]" office:value-type="string" office:string-value="☺">
            <text:p>☺</text:p>
          </table:table-cell>
          <table:table-cell table:style-name="ce40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>
            <text:p>0</text:p>
          </table:table-cell>
          <table:table-cell table:style-name="ce40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40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40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40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5">
            <text:p>5</text:p>
          </table:table-cell>
          <table:table-cell table:style-name="ce40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>
            <text:p>2</text:p>
          </table:table-cell>
          <table:table-cell table:style-name="ce40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40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0">
            <text:p>0</text:p>
          </table:table-cell>
          <table:table-cell table:style-name="ce40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style-name="ce40"/>
          <table:table-cell table:style-name="ce40" table:formula="of:=COUNTIF([.M2:.M32];&quot;☺&quot;)+COUNTIF([.M2:.M32];&quot;51☺&quot;)+COUNTIF([.M2:.M32];&quot;52☺&quot;)+COUNTIF([.M2:.M32];&quot;1☺&quot;)+COUNTIF([.M2:.M32];&quot;kvit☺&quot;)+COUNTIF([.M2:.M32];&quot;U☺&quot;)" office:value-type="float" office:value="2">
            <text:p>2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8">
          <table:table-cell table:style-name="ce22"/>
          <table:table-cell table:style-name="ce2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5">
            <text:p>5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5">
            <text:p>5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5">
            <text:p>5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>
            <text:p>3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0">
            <text:p>0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3">
            <text:p>3</text:p>
          </table:table-cell>
          <table:table-cell table:style-name="ce1"/>
          <table:table-cell table:style-name="ce1" table:formula="of:=COUNTIF([.M2:.M32];&quot;☻&quot;)+COUNTIF([.M2:.M32];&quot;51☻&quot;)+COUNTIF([.M2:.M32];&quot;52☻&quot;)+COUNTIF([.M2:.M32];&quot;1☻&quot;)+COUNTIF([.M2:.M32];&quot;kvit☻&quot;)+COUNTIF([.M2:.M32];&quot;U☻&quot;)" office:value-type="float" office:value="1">
            <text:p>1</text:p>
          </table:table-cell>
          <table:table-cell table:style-name="ce1"/>
          <table:table-cell table:style-name="ce6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8">
          <table:table-cell table:style-name="ce22"/>
          <table:table-cell table:style-name="ce27" office:value-type="string">
            <text:p>Σ</text:p>
          </table:table-cell>
          <table:table-cell table:style-name="ce41" table:formula="of:=SUM([.C35:.C36])" office:value-type="float" office:value="5">
            <text:p>5</text:p>
          </table:table-cell>
          <table:table-cell table:style-name="ce41" table:formula="of:=SUM([.D35:.D36])" office:value-type="float" office:value="5">
            <text:p>5</text:p>
          </table:table-cell>
          <table:table-cell table:style-name="ce41" table:formula="of:=SUM([.E35:.E36])" office:value-type="float" office:value="5">
            <text:p>5</text:p>
          </table:table-cell>
          <table:table-cell table:style-name="ce41" table:formula="of:=SUM([.F35:.F36])" office:value-type="float" office:value="3">
            <text:p>3</text:p>
          </table:table-cell>
          <table:table-cell table:style-name="ce41" table:formula="of:=SUM([.G35:.G36])" office:value-type="float" office:value="5">
            <text:p>5</text:p>
          </table:table-cell>
          <table:table-cell table:style-name="ce41" table:formula="of:=SUM([.H35:.H36])" office:value-type="float" office:value="2">
            <text:p>2</text:p>
          </table:table-cell>
          <table:table-cell table:style-name="ce41" table:formula="of:=SUM([.I35:.I36])" office:value-type="float" office:value="0">
            <text:p>0</text:p>
          </table:table-cell>
          <table:table-cell table:style-name="ce41" table:formula="of:=SUM([.J35:.J36])" office:value-type="float" office:value="0">
            <text:p>0</text:p>
          </table:table-cell>
          <table:table-cell table:style-name="ce41" table:formula="of:=SUM([.K35:.K36])" office:value-type="float" office:value="3">
            <text:p>3</text:p>
          </table:table-cell>
          <table:table-cell table:style-name="ce41"/>
          <table:table-cell table:style-name="ce41" table:formula="of:=SUM([.M35:.M36])" office:value-type="float" office:value="3">
            <text:p>3</text:p>
          </table:table-cell>
          <table:table-cell table:style-name="ce1"/>
          <table:table-cell table:style-name="ce6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8">
          <table:table-cell table:style-name="ce22"/>
          <table:table-cell table:style-name="ce28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2">
            <text:p>2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6">
            <text:p>6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7">
            <text:p>7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7">
            <text:p>7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10">
            <text:p>10</text:p>
          </table:table-cell>
          <table:table-cell table:style-name="ce1"/>
          <table:table-cell table:style-name="ce1" table:formula="of:=COUNTIF([.M2:.M32];&quot;KVIT&quot;)+COUNTIF([.M2:.M32];&quot;51KVIT&quot;)+COUNTIF([.M2:.M32];&quot;52KVIT&quot;)+COUNTIF([.M2:.M32];&quot;1KVIT&quot;)" office:value-type="float" office:value="4">
            <text:p>4</text:p>
          </table:table-cell>
          <table:table-cell table:style-name="ce1" table:number-columns-repeated="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1">
          <table:table-cell table:style-name="ce22"/>
          <table:table-cell table:style-name="ce28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/>
          <table:table-cell table:style-name="ce1" table:formula="of:=COUNTIF([.M2:.M32];&quot;51$&quot;)+COUNTIF([.M2:.M32];&quot;52$&quot;)+COUNTIF([.M2:.M32];&quot;kvit$&quot;)" office:value-type="float" office:value="0">
            <text:p>0</text:p>
          </table:table-cell>
          <table:table-cell table:style-name="ce1" table:number-columns-repeated="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/>
          <table:table-cell table:style-name="ce77" table:number-columns-repeated="996"/>
        </table:table-row>
        <table:table-row table:style-name="ro1">
          <table:table-cell/>
          <table:table-cell table:style-name="ce29" table:formula="of:=[$'Vzorci vnosov'.$A$12]" office:value-type="string" office:string-value="D">
            <text:p>D</text:p>
          </table:table-cell>
          <table:table-cell table:style-name="ce42" table:formula="of:=COUNTIF([.C2:.C32];&quot;D&quot;)" office:value-type="float" office:value="11">
            <text:p>11</text:p>
          </table:table-cell>
          <table:table-cell table:style-name="ce42" table:formula="of:=COUNTIF([.D2:.D32];&quot;D&quot;)" office:value-type="float" office:value="0">
            <text:p>0</text:p>
          </table:table-cell>
          <table:table-cell table:style-name="ce42" table:formula="of:=COUNTIF([.E2:.E32];&quot;D&quot;)" office:value-type="float" office:value="0">
            <text:p>0</text:p>
          </table:table-cell>
          <table:table-cell table:style-name="ce42" table:formula="of:=COUNTIF([.F2:.F32];&quot;D&quot;)" office:value-type="float" office:value="12">
            <text:p>12</text:p>
          </table:table-cell>
          <table:table-cell table:style-name="ce42" table:formula="of:=COUNTIF([.G2:.G32];&quot;D&quot;)" office:value-type="float" office:value="10">
            <text:p>10</text:p>
          </table:table-cell>
          <table:table-cell table:style-name="ce42" table:formula="of:=COUNTIF([.H2:.H32];&quot;D&quot;)" office:value-type="float" office:value="5">
            <text:p>5</text:p>
          </table:table-cell>
          <table:table-cell table:style-name="ce42" table:formula="of:=COUNTIF([.I2:.I32];&quot;D&quot;)" office:value-type="float" office:value="0">
            <text:p>0</text:p>
          </table:table-cell>
          <table:table-cell table:style-name="ce42" table:formula="of:=COUNTIF([.J2:.J32];&quot;D&quot;)" office:value-type="float" office:value="23">
            <text:p>23</text:p>
          </table:table-cell>
          <table:table-cell table:style-name="ce42" table:formula="of:=COUNTIF([.K2:.K32];&quot;D&quot;)" office:value-type="float" office:value="6">
            <text:p>6</text:p>
          </table:table-cell>
          <table:table-cell table:style-name="ce42"/>
          <table:table-cell table:style-name="ce42" table:formula="of:=COUNTIF([.M2:.M32];&quot;D&quot;)" office:value-type="float" office:value="11">
            <text:p>11</text:p>
          </table:table-cell>
          <table:table-cell table:style-name="ce60" table:number-columns-repeated="2"/>
          <table:table-cell table:number-columns-repeated="11"/>
          <table:table-cell table:style-name="ce75"/>
          <table:table-cell table:number-columns-repeated="997"/>
        </table:table-row>
        <table:table-row table:style-name="ro1">
          <table:table-cell/>
          <table:table-cell table:style-name="ce29" table:formula="of:=[$'Vzorci vnosov'.$A$15]" office:value-type="string" office:string-value="SO">
            <text:p>SO</text:p>
          </table:table-cell>
          <table:table-cell table:style-name="ce42" table:formula="of:=COUNTIF([.C2:.C32];&quot;SO&quot;)" office:value-type="float" office:value="0">
            <text:p>0</text:p>
          </table:table-cell>
          <table:table-cell table:style-name="ce42" table:formula="of:=COUNTIF([.D2:.D32];&quot;SO&quot;)" office:value-type="float" office:value="0">
            <text:p>0</text:p>
          </table:table-cell>
          <table:table-cell table:style-name="ce42" table:formula="of:=COUNTIF([.E2:.E32];&quot;SO&quot;)" office:value-type="float" office:value="1">
            <text:p>1</text:p>
          </table:table-cell>
          <table:table-cell table:style-name="ce42" table:formula="of:=COUNTIF([.F2:.F32];&quot;SO&quot;)" office:value-type="float" office:value="0">
            <text:p>0</text:p>
          </table:table-cell>
          <table:table-cell table:style-name="ce42" table:formula="of:=COUNTIF([.G2:.G32];&quot;SO&quot;)" office:value-type="float" office:value="0">
            <text:p>0</text:p>
          </table:table-cell>
          <table:table-cell table:style-name="ce42" table:formula="of:=COUNTIF([.H2:.H32];&quot;SO&quot;)" office:value-type="float" office:value="0">
            <text:p>0</text:p>
          </table:table-cell>
          <table:table-cell table:style-name="ce42" table:formula="of:=COUNTIF([.I2:.I32];&quot;SO&quot;)" office:value-type="float" office:value="0">
            <text:p>0</text:p>
          </table:table-cell>
          <table:table-cell table:style-name="ce42" table:formula="of:=COUNTIF([.J2:.J32];&quot;SO&quot;)" office:value-type="float" office:value="0">
            <text:p>0</text:p>
          </table:table-cell>
          <table:table-cell table:style-name="ce42" table:formula="of:=COUNTIF([.K2:.K32];&quot;SO&quot;)" office:value-type="float" office:value="0">
            <text:p>0</text:p>
          </table:table-cell>
          <table:table-cell table:style-name="ce42"/>
          <table:table-cell table:style-name="ce42" table:formula="of:=COUNTIF([.M2:.M32];&quot;SO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0" table:formula="of:=[$'Vzorci vnosov'.$A$13]" office:value-type="string" office:string-value="BOL">
            <text:p>BOL</text:p>
          </table:table-cell>
          <table:table-cell table:style-name="ce42" table:formula="of:=COUNTIF([.C2:.C32];&quot;BOL&quot;)" office:value-type="float" office:value="0">
            <text:p>0</text:p>
          </table:table-cell>
          <table:table-cell table:style-name="ce42" table:formula="of:=COUNTIF([.D2:.D32];&quot;BOL&quot;)" office:value-type="float" office:value="0">
            <text:p>0</text:p>
          </table:table-cell>
          <table:table-cell table:style-name="ce42" table:formula="of:=COUNTIF([.E2:.E32];&quot;BOL&quot;)" office:value-type="float" office:value="0">
            <text:p>0</text:p>
          </table:table-cell>
          <table:table-cell table:style-name="ce42" table:formula="of:=COUNTIF([.F2:.F32];&quot;BOL&quot;)" office:value-type="float" office:value="0">
            <text:p>0</text:p>
          </table:table-cell>
          <table:table-cell table:style-name="ce42" table:formula="of:=COUNTIF([.G2:.G32];&quot;BOL&quot;)" office:value-type="float" office:value="0">
            <text:p>0</text:p>
          </table:table-cell>
          <table:table-cell table:style-name="ce42" table:formula="of:=COUNTIF([.H2:.H32];&quot;BOL&quot;)" office:value-type="float" office:value="0">
            <text:p>0</text:p>
          </table:table-cell>
          <table:table-cell table:style-name="ce42" table:formula="of:=COUNTIF([.I2:.I32];&quot;BOL&quot;)" office:value-type="float" office:value="0">
            <text:p>0</text:p>
          </table:table-cell>
          <table:table-cell table:style-name="ce42" table:formula="of:=COUNTIF([.J2:.J32];&quot;BOL&quot;)" office:value-type="float" office:value="0">
            <text:p>0</text:p>
          </table:table-cell>
          <table:table-cell table:style-name="ce42" table:formula="of:=COUNTIF([.K2:.K32];&quot;BOL&quot;)" office:value-type="float" office:value="0">
            <text:p>0</text:p>
          </table:table-cell>
          <table:table-cell table:style-name="ce42"/>
          <table:table-cell table:style-name="ce42" table:formula="of:=COUNTIF([.M2:.M32];&quot;BOL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1" table:formula="of:=[$'Vzorci vnosov'.$A$11]" office:value-type="string" office:string-value="X">
            <text:p>X</text:p>
          </table:table-cell>
          <table:table-cell table:style-name="ce42" table:formula="of:=COUNTIF([.C2:.C32];&quot;X&quot;)" office:value-type="float" office:value="3">
            <text:p>3</text:p>
          </table:table-cell>
          <table:table-cell table:style-name="ce42" table:formula="of:=COUNTIF([.D2:.D32];&quot;X&quot;)" office:value-type="float" office:value="3">
            <text:p>3</text:p>
          </table:table-cell>
          <table:table-cell table:style-name="ce42" table:formula="of:=COUNTIF([.E2:.E32];&quot;X&quot;)" office:value-type="float" office:value="4">
            <text:p>4</text:p>
          </table:table-cell>
          <table:table-cell table:style-name="ce42" table:formula="of:=COUNTIF([.F2:.F32];&quot;X&quot;)" office:value-type="float" office:value="2">
            <text:p>2</text:p>
          </table:table-cell>
          <table:table-cell table:style-name="ce42" table:formula="of:=COUNTIF([.G2:.G32];&quot;X&quot;)" office:value-type="float" office:value="0">
            <text:p>0</text:p>
          </table:table-cell>
          <table:table-cell table:style-name="ce42" table:formula="of:=COUNTIF([.H2:.H32];&quot;X&quot;)" office:value-type="float" office:value="2">
            <text:p>2</text:p>
          </table:table-cell>
          <table:table-cell table:style-name="ce42" table:formula="of:=COUNTIF([.I2:.I32];&quot;X&quot;)" office:value-type="float" office:value="0">
            <text:p>0</text:p>
          </table:table-cell>
          <table:table-cell table:style-name="ce42" table:formula="of:=COUNTIF([.J2:.J32];&quot;X&quot;)" office:value-type="float" office:value="0">
            <text:p>0</text:p>
          </table:table-cell>
          <table:table-cell table:style-name="ce42" table:formula="of:=COUNTIF([.K2:.K32];&quot;X&quot;)" office:value-type="float" office:value="2">
            <text:p>2</text:p>
          </table:table-cell>
          <table:table-cell table:style-name="ce42"/>
          <table:table-cell table:style-name="ce42" table:formula="of:=COUNTIF([.M2:.M32];&quot;X&quot;)" office:value-type="float" office:value="1">
            <text:p>1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2" office:value-type="string">
            <text:p>TX</text:p>
          </table:table-cell>
          <table:table-cell table:style-name="ce43" table:formula="of:=COUNTIF([.O2:.O32];&quot;KOS&quot;)" office:value-type="float" office:value="2">
            <text:p>2</text:p>
          </table:table-cell>
          <table:table-cell table:style-name="ce43" table:formula="of:=COUNTIF([.O2:.O32];&quot;ŠOŠ&quot;)" office:value-type="float" office:value="8">
            <text:p>8</text:p>
          </table:table-cell>
          <table:table-cell table:style-name="ce43" table:formula="of:=COUNTIF([.O2:.O32];&quot;PIN&quot;)" office:value-type="float" office:value="3">
            <text:p>3</text:p>
          </table:table-cell>
          <table:table-cell table:style-name="ce43" table:formula="of:=COUNTIF([.O2:.O32];&quot;KON&quot;)" office:value-type="float" office:value="5">
            <text:p>5</text:p>
          </table:table-cell>
          <table:table-cell table:style-name="ce43" table:formula="of:=COUNTIF([.O2:.O32];&quot;oro&quot;)" office:value-type="float" office:value="4">
            <text:p>4</text:p>
          </table:table-cell>
          <table:table-cell table:style-name="ce43" table:formula="of:=COUNTIF([.O2:.O32];&quot;AND&quot;)" office:value-type="float" office:value="0">
            <text:p>0</text:p>
          </table:table-cell>
          <table:table-cell table:style-name="ce43" table:formula="of:=COUNTIF([.O2:.O32];&quot;ROD&quot;)" office:value-type="float" office:value="0">
            <text:p>0</text:p>
          </table:table-cell>
          <table:table-cell table:style-name="ce43" table:formula="of:=COUNTIF([.O2:.O32];&quot;DAN&quot;)" office:value-type="float" office:value="0">
            <text:p>0</text:p>
          </table:table-cell>
          <table:table-cell table:style-name="ce43" table:formula="of:=COUNTIF([.O2:.O32];&quot;MŠŠ&quot;)" office:value-type="float" office:value="0">
            <text:p>0</text:p>
          </table:table-cell>
          <table:table-cell table:style-name="ce43"/>
          <table:table-cell table:style-name="ce43" table:formula="of:=COUNTIF([.O2:.O32];&quot;ŠTU&quot;)" office:value-type="float" office:value="3">
            <text:p>3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1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0">
            <text:p>0</text:p>
          </table:table-cell>
          <table:table-cell table:style-name="ce1" table:formula="of:=COUNTIF([.D2:.D32];&quot;51¶&quot;)+COUNTIF([.D2:.D32];&quot;52¶&quot;)+COUNTIF([.D2:.D32];&quot;kvit¶&quot;)" office:value-type="float" office:value="1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1">
            <text:p>1</text:p>
          </table:table-cell>
          <table:table-cell table:style-name="ce1" table:formula="of:=COUNTIF([.F2:.F32];&quot;51¶&quot;)+COUNTIF([.F2:.F32];&quot;52¶&quot;)+COUNTIF([.F2:.F32];&quot;kvit¶&quot;)" office:value-type="float" office:value="0">
            <text:p>0</text:p>
          </table:table-cell>
          <table:table-cell table:style-name="ce1" table:formula="of:=COUNTIF([.G2:.G32];&quot;51¶&quot;)+COUNTIF([.G2:.G32];&quot;52¶&quot;)+COUNTIF([.G2:.G32];&quot;kvit¶&quot;)" office:value-type="float" office:value="3">
            <text:p>3</text:p>
          </table:table-cell>
          <table:table-cell table:style-name="ce1" table:formula="of:=COUNTIF([.H2:.H32];&quot;51¶&quot;)+COUNTIF([.H2:.H32];&quot;52¶&quot;)+COUNTIF([.H2:.H32];&quot;kvit¶&quot;)" office:value-type="float" office:value="0">
            <text:p>0</text:p>
          </table:table-cell>
          <table:table-cell table:style-name="ce1" table:formula="of:=COUNTIF([.I2:.I32];&quot;51¶&quot;)+COUNTIF([.I2:.I32];&quot;52¶&quot;)+COUNTIF([.I2:.I32];&quot;kvit¶&quot;)" office:value-type="float" office:value="0">
            <text:p>0</text:p>
          </table:table-cell>
          <table:table-cell table:style-name="ce1" table:formula="of:=COUNTIF([.J2:.J32];&quot;51¶&quot;)+COUNTIF([.J2:.J32];&quot;52¶&quot;)+COUNTIF([.J2:.J32];&quot;kvit¶&quot;)" office:value-type="float" office:value="0">
            <text:p>0</text:p>
          </table:table-cell>
          <table:table-cell table:style-name="ce1" table:formula="of:=COUNTIF([.K2:.K32];&quot;51¶&quot;)+COUNTIF([.K2:.K32];&quot;52¶&quot;)+COUNTIF([.K2:.K32];&quot;kvit¶&quot;)" office:value-type="float" office:value="1">
            <text:p>1</text:p>
          </table:table-cell>
          <table:table-cell table:style-name="ce1"/>
          <table:table-cell table:style-name="ce1" table:formula="of:=COUNTIF([.M2:.M32];&quot;51¶&quot;)+COUNTIF([.M2:.M32];&quot;52¶&quot;)+COUNTIF([.M2:.M32];&quot;kvit¶&quot;)" office:value-type="float" office:value="2">
            <text:p>2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29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0">
            <text:p>0</text:p>
          </table:table-cell>
          <table:table-cell table:style-name="ce1" table:formula="of:=COUNTIF([.G2:.G32];&quot;U☺&quot;)+COUNTIF([.G2:.G32];&quot;U☻&quot;)+COUNTIF([.G2:.G32];&quot;U&quot;)" office:value-type="float" office:value="0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0">
            <text:p>0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0">
            <text:p>0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/>
          <table:table-cell table:style-name="ce1" table:formula="of:=COUNTIF([.M2:.M32];&quot;U☺&quot;)+COUNTIF([.M2:.M32];&quot;U☻&quot;)+COUNTIF([.M2:.M32];&quot;U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 table:number-rows-repeated="99">
          <table:table-cell table:number-columns-repeated="26"/>
          <table:table-cell table:style-name="ce75"/>
          <table:table-cell table:number-columns-repeated="997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ptember" table:style-name="ta10" table:print="false">
        <table:table-column table:style-name="co3" table:default-cell-style-name="ce21"/>
        <table:table-column table:style-name="co25" table:default-cell-style-name="ce21"/>
        <table:table-column table:style-name="co5" table:number-columns-repeated="11" table:default-cell-style-name="ce17"/>
        <table:table-column table:style-name="co26" table:default-cell-style-name="ce17"/>
        <table:table-column table:style-name="co5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7" table:default-cell-style-name="ce17"/>
        <table:table-column table:style-name="co10" table:number-columns-repeated="4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" table:default-cell-style-name="ce76"/>
        <table:table-column table:style-name="co14" table:number-columns-repeated="230" table:default-cell-style-name="ce17"/>
        <table:table-column table:style-name="co14" table:number-columns-repeated="767" table:default-cell-style-name="Default"/>
        <table:table-row table:style-name="ro8">
          <table:table-cell table:style-name="ce18" office:value-type="string">
            <text:p>Datum</text:p>
          </table:table-cell>
          <table:table-cell table:style-name="ce23"/>
          <table:table-cell table:style-name="ce33" office:value-type="string">
            <text:p>KOS</text:p>
          </table:table-cell>
          <table:table-cell table:style-name="ce33" office:value-type="string">
            <text:p>ŠOŠ</text:p>
          </table:table-cell>
          <table:table-cell table:style-name="ce33" office:value-type="string">
            <text:p>PIN</text:p>
          </table:table-cell>
          <table:table-cell table:style-name="ce33" office:value-type="string">
            <text:p>KON</text:p>
          </table:table-cell>
          <table:table-cell table:style-name="ce33" office:value-type="string">
            <text:p>ORO</text:p>
          </table:table-cell>
          <table:table-cell table:style-name="ce33" office:value-type="string">
            <text:p>MIO</text:p>
          </table:table-cell>
          <table:table-cell table:style-name="ce33" office:value-type="string">
            <text:p>BOŽ</text:p>
          </table:table-cell>
          <table:table-cell table:style-name="ce33" office:value-type="string">
            <text:p>DAN</text:p>
          </table:table-cell>
          <table:table-cell table:style-name="ce33" office:value-type="string">
            <text:p>MŠŠ</text:p>
          </table:table-cell>
          <table:table-cell table:style-name="ce33" table:formula="of:=[$januar.$L$1]" office:value-type="string" office:string-value="DRN">
            <text:p>DRN</text:p>
          </table:table-cell>
          <table:table-cell table:style-name="ce33" office:value-type="string">
            <text:p>TAL</text:p>
          </table:table-cell>
          <table:table-cell table:style-name="ce53" office:value-type="string">
            <text:p>ZUN</text:p>
          </table:table-cell>
          <table:table-cell table:style-name="ce61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65" office:value-type="string">
            <text:p>☺</text:p>
          </table:table-cell>
          <table:table-cell table:style-name="ce66" table:formula="of:=[$'Vzorci vnosov'.$A$4]" office:value-type="string" office:string-value="51">
            <text:p>51</text:p>
          </table:table-cell>
          <table:table-cell table:style-name="ce66" table:formula="of:=[$'Vzorci vnosov'.$A$5]" office:value-type="string" office:string-value="52">
            <text:p>52</text:p>
          </table:table-cell>
          <table:table-cell table:style-name="ce67" table:formula="of:=[$'Vzorci vnosov'.$A$25]" office:value-type="string" office:string-value="51¶">
            <text:p>51¶</text:p>
          </table:table-cell>
          <table:table-cell table:style-name="ce68" table:formula="of:=[$'Vzorci vnosov'.$A$26]" office:value-type="string" office:string-value="52¶">
            <text:p>52¶</text:p>
          </table:table-cell>
          <table:table-cell table:style-name="ce69" table:formula="of:=[$'Vzorci vnosov'.$A$8]" office:value-type="string" office:string-value="U">
            <text:p>U</text:p>
          </table:table-cell>
          <table:table-cell table:style-name="ce66" table:formula="of:=[$'Vzorci vnosov'.$A$6]" office:value-type="string" office:string-value="KVIT">
            <text:p>KVIT</text:p>
          </table:table-cell>
          <table:table-cell table:style-name="ce70" office:value-type="string">
            <text:p>Brez</text:p>
          </table:table-cell>
          <table:table-cell table:style-name="ce64" office:value-type="string">
            <text:p>X</text:p>
          </table:table-cell>
          <table:table-cell table:style-name="ce73" office:value-type="string">
            <text:p>Op</text:p>
          </table:table-cell>
          <table:table-cell table:style-name="ce75"/>
          <table:table-cell table:style-name="ce1" table:number-columns-repeated="997"/>
        </table:table-row>
        <table:table-row table:style-name="ro8">
          <table:table-cell table:style-name="ce19" office:value-type="date" office:date-value="2013-09-01">
            <text:p>1. sep 13</text:p>
          </table:table-cell>
          <table:table-cell table:style-name="ce171" table:formula="of:=TEXT([.A2];&quot;Ddd&quot;)" office:value-type="string" office:string-value="ned">
            <text:p>ned</text:p>
          </table:table-cell>
          <table:table-cell table:style-name="ce173" table:number-columns-repeated="4"/>
          <table:table-cell table:style-name="ce174"/>
          <table:table-cell table:style-name="ce173"/>
          <table:table-cell table:style-name="ce56" office:value-type="string">
            <text:p>POR</text:p>
          </table:table-cell>
          <table:table-cell table:style-name="ce173"/>
          <table:table-cell table:style-name="ce6" table:formula="of:=[$'Vzorci vnosov'.$A$14]" office:value-type="string" office:string-value="☻">
            <text:p>☻</text:p>
          </table:table-cell>
          <table:table-cell table:style-name="ce173" table:number-columns-repeated="2"/>
          <table:table-cell table:style-name="ce54" office:value-type="string">
            <office:annotation draw:style-name="gr1" draw:text-style-name="P1" svg:width="2.956cm" svg:height="1.005cm" svg:x="13.686cm" svg:y="0cm" draw:caption-point-x="-0.61cm" draw:caption-point-y="0.712cm">
              <dc:creator>MŠ</dc:creator>
              <dc:date>2013-12-23T00:00:00</dc:date>
              <text:p text:style-name="P1"><text:span text:style-name="T1">od 24.6. naprej bom doma</text:span></text:p>
            </office:annotation>
            <text:p>RAV</text:p>
          </table:table-cell>
          <table:table-cell table:style-name="ce56" office:value-type="string">
            <text:p>KOS</text:p>
          </table:table-cell>
          <table:table-cell table:style-name="ce178" table:formula="of:=COUNTIF([.C2:.M2];&quot;☻&quot;)+COUNTIF([.C2:.M2];&quot;52☻&quot;)+COUNTIF([.C2:.M2];&quot;51☻&quot;)+COUNTIF([.C2:.M2];&quot;1☻&quot;)+COUNTIF([.C2:.M2];&quot;KVIT☻&quot;)+COUNTIF([.C2:.M2];&quot;U☻&quot;)" office:value-type="float" office:value="1">
            <text:p>1</text:p>
          </table:table-cell>
          <table:table-cell table:style-name="ce178" table:formula="of:=COUNTIF([.C2:.M2];&quot;☺&quot;)+COUNTIF([.C2:.M2];&quot;52☺&quot;)+COUNTIF([.C2:.M2];&quot;51☺&quot;)+COUNTIF([.C2:.M2];&quot;1☺&quot;)+COUNTIF([.C2:.M2];&quot;KVIT☺&quot;)+COUNTIF([.C2:.M2];&quot;U☺&quot;)" office:value-type="float" office:value="0">
            <text:p>0</text:p>
          </table:table-cell>
          <table:table-cell table:style-name="ce178" table:formula="of:=COUNTIF([.C2:.M2];&quot;51&quot;)+COUNTIF([.C2:.M2];&quot;51$&quot;)+COUNTIF([.C2:.M2];&quot;51☻&quot;)" office:value-type="float" office:value="0">
            <text:p>0</text:p>
          </table:table-cell>
          <table:table-cell table:style-name="ce178" table:formula="of:=COUNTIF([.C2:.M2];&quot;52&quot;)+COUNTIF([.C2:.M2];&quot;52$&quot;)+COUNTIF([.C2:.M2];&quot;52☻&quot;)" office:value-type="float" office:value="0">
            <text:p>0</text:p>
          </table:table-cell>
          <table:table-cell table:style-name="ce178" table:formula="of:=COUNTIF([.C2:.M2];&quot;51¶&quot;)" office:value-type="float" office:value="0">
            <text:p>0</text:p>
          </table:table-cell>
          <table:table-cell table:style-name="ce178" table:formula="of:=COUNTIF([.C2:.M2];&quot;52¶&quot;)" office:value-type="float" office:value="0">
            <text:p>0</text:p>
          </table:table-cell>
          <table:table-cell table:style-name="ce178" table:formula="of:=COUNTIF([.C2:.M2];&quot;U&quot;)+COUNTIF([.C2:.M2];&quot;U☻&quot;)+COUNTIF([.C2:.M2];&quot;U☺&quot;)" office:value-type="float" office:value="0">
            <text:p>0</text:p>
          </table:table-cell>
          <table:table-cell table:style-name="ce178" table:formula="of:=COUNTIF([.C2:.M2];&quot;KVIT&quot;)+COUNTIF([.C2:.M2];&quot;KVIT☻&quot;)+COUNTIF([.C2:.M2];&quot;kvit$&quot;)" office:value-type="float" office:value="0">
            <text:p>0</text:p>
          </table:table-cell>
          <table:table-cell table:style-name="ce179" table:formula="of:=COUNTBLANK([.C2:.M2])" office:value-type="float" office:value="9">
            <text:p>9</text:p>
          </table:table-cell>
          <table:table-cell table:style-name="ce180" table:formula="of:=COUNTIF([.C2:.M2];&quot;x&quot;)" office:value-type="float" office:value="0">
            <text:p>0</text:p>
          </table:table-cell>
          <table:table-cell table:style-name="ce181" table:formula="of:=COUNTIF([.C2:.M2];&quot;51&quot;)+COUNTIF([.C2:.M2];&quot;51☻&quot;)+COUNTIF([.C2:.M2];&quot;2&quot;)+COUNTIF([.C2:.M2];&quot;52&quot;)+COUNTIF([.C2:.M2];&quot;52☻&quot;)+COUNTIF([.C2:.M2];&quot;51$&quot;)+COUNTIF([.C2:.M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7"/>
        </table:table-row>
        <table:table-row table:style-name="ro8">
          <table:table-cell table:style-name="ce20" office:value-type="date" office:date-value="2013-09-02">
            <text:p>2. sep 13</text:p>
          </table:table-cell>
          <table:table-cell table:style-name="ce172" table:formula="of:=TEXT([.A3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9" office:value-type="string">
            <text:p>POR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0" office:value-type="string">
            <office:annotation draw:style-name="gr1" draw:text-style-name="P1" svg:width="3cm" svg:height="1.413cm" svg:x="13.686cm" svg:y="0cm" draw:caption-point-x="-0.61cm" draw:caption-point-y="1.413cm">
              <dc:creator>MŠ</dc:creator>
              <dc:date>2013-12-23T00:00:00</dc:date>
              <text:p text:style-name="P1"><text:span text:style-name="T1">ne 1., 27. in 28.9 in 6.9.</text:span></text:p>
            </office:annotation>
            <text:p>PIR</text:p>
          </table:table-cell>
          <table:table-cell table:style-name="ce33" office:value-type="string">
            <text:p>KOS</text:p>
          </table:table-cell>
          <table:table-cell table:style-name="ce178" table:formula="of:=COUNTIF([.C3:.M3];&quot;☻&quot;)+COUNTIF([.C3:.M3];&quot;52☻&quot;)+COUNTIF([.C3:.M3];&quot;51☻&quot;)+COUNTIF([.C3:.M3];&quot;1☻&quot;)+COUNTIF([.C3:.M3];&quot;KVIT☻&quot;)+COUNTIF([.C3:.M3];&quot;U☻&quot;)" office:value-type="float" office:value="1">
            <text:p>1</text:p>
          </table:table-cell>
          <table:table-cell table:style-name="ce178" table:formula="of:=COUNTIF([.C3:.M3];&quot;☺&quot;)+COUNTIF([.C3:.M3];&quot;52☺&quot;)+COUNTIF([.C3:.M3];&quot;51☺&quot;)+COUNTIF([.C3:.M3];&quot;1☺&quot;)+COUNTIF([.C3:.M3];&quot;KVIT☺&quot;)+COUNTIF([.C3:.M3];&quot;U☺&quot;)" office:value-type="float" office:value="0">
            <text:p>0</text:p>
          </table:table-cell>
          <table:table-cell table:style-name="ce178" table:formula="of:=COUNTIF([.C3:.M3];&quot;51&quot;)+COUNTIF([.C3:.M3];&quot;51$&quot;)+COUNTIF([.C3:.M3];&quot;51☻&quot;)" office:value-type="float" office:value="1">
            <text:p>1</text:p>
          </table:table-cell>
          <table:table-cell table:style-name="ce178" table:formula="of:=COUNTIF([.C3:.M3];&quot;52&quot;)+COUNTIF([.C3:.M3];&quot;52$&quot;)+COUNTIF([.C3:.M3];&quot;52☻&quot;)" office:value-type="float" office:value="0">
            <text:p>0</text:p>
          </table:table-cell>
          <table:table-cell table:style-name="ce178" table:formula="of:=COUNTIF([.C3:.M3];&quot;51¶&quot;)" office:value-type="float" office:value="1">
            <text:p>1</text:p>
          </table:table-cell>
          <table:table-cell table:style-name="ce178" table:formula="of:=COUNTIF([.C3:.M3];&quot;52¶&quot;)" office:value-type="float" office:value="0">
            <text:p>0</text:p>
          </table:table-cell>
          <table:table-cell table:style-name="ce178" table:formula="of:=COUNTIF([.C3:.M3];&quot;U&quot;)+COUNTIF([.C3:.M3];&quot;U☻&quot;)+COUNTIF([.C3:.M3];&quot;U☺&quot;)" office:value-type="float" office:value="1">
            <text:p>1</text:p>
          </table:table-cell>
          <table:table-cell table:style-name="ce178" table:formula="of:=COUNTIF([.C3:.M3];&quot;KVIT&quot;)+COUNTIF([.C3:.M3];&quot;KVIT☻&quot;)+COUNTIF([.C3:.M3];&quot;kvit$&quot;)" office:value-type="float" office:value="2">
            <text:p>2</text:p>
          </table:table-cell>
          <table:table-cell table:style-name="ce179" table:formula="of:=COUNTBLANK([.C3:.M3])" office:value-type="float" office:value="0">
            <text:p>0</text:p>
          </table:table-cell>
          <table:table-cell table:style-name="ce180" table:formula="of:=COUNTIF([.C3:.M3];&quot;x&quot;)" office:value-type="float" office:value="2">
            <text:p>2</text:p>
          </table:table-cell>
          <table:table-cell table:style-name="ce181" table:formula="of:=COUNTIF([.C3:.M3];&quot;51&quot;)+COUNTIF([.C3:.M3];&quot;51☻&quot;)+COUNTIF([.C3:.M3];&quot;2&quot;)+COUNTIF([.C3:.M3];&quot;52&quot;)+COUNTIF([.C3:.M3];&quot;52☻&quot;)+COUNTIF([.C3:.M3];&quot;51$&quot;)+COUNTIF([.C3:.M3];&quot;52$&quot;)" office:value-type="float" office:value="1">
            <text:p>1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9-03">
            <text:p>3. sep 13</text:p>
          </table:table-cell>
          <table:table-cell table:style-name="ce172" table:formula="of:=TEXT([.A4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5" office:value-type="string">
            <text:p>MF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0" office:value-type="string">
            <office:annotation draw:style-name="gr1" draw:text-style-name="P1" svg:width="2.963cm" svg:height="2.621cm" svg:x="13.686cm" svg:y="1.2cm" draw:caption-point-x="-0.61cm" draw:caption-point-y="0.914cm">
              <dc:creator>MŠ</dc:creator>
              <dc:date>2013-12-23T00:00:00</dc:date>
              <text:p text:style-name="P1"><text:span text:style-name="T1">Septemper: zasedena sem vikenda od 13. - 15. 9. in od 27.9. do konca meseca.</text:span></text:p>
              <text:p text:style-name="P1"><text:span text:style-name="T1"/></text:p>
              <text:p text:style-name="P1"><text:span text:style-name="T1">Oktober: lahko sem dežurna le zadnji teden in sicer med 28.10 <text:s/>in <text:s/>31.10. </text:span></text:p>
              <text:p text:style-name="P1"><text:span text:style-name="T1"/></text:p>
              <text:p text:style-name="P1"><text:span text:style-name="T1"/></text:p>
            </office:annotation>
            <text:p>SKR</text:p>
          </table:table-cell>
          <table:table-cell table:style-name="ce33" office:value-type="string">
            <text:p>TAL</text:p>
          </table:table-cell>
          <table:table-cell table:style-name="ce178" table:formula="of:=COUNTIF([.C4:.M4];&quot;☻&quot;)+COUNTIF([.C4:.M4];&quot;52☻&quot;)+COUNTIF([.C4:.M4];&quot;51☻&quot;)+COUNTIF([.C4:.M4];&quot;1☻&quot;)+COUNTIF([.C4:.M4];&quot;KVIT☻&quot;)+COUNTIF([.C4:.M4];&quot;U☻&quot;)" office:value-type="float" office:value="1">
            <text:p>1</text:p>
          </table:table-cell>
          <table:table-cell table:style-name="ce178" table:formula="of:=COUNTIF([.C4:.M4];&quot;☺&quot;)+COUNTIF([.C4:.M4];&quot;52☺&quot;)+COUNTIF([.C4:.M4];&quot;51☺&quot;)+COUNTIF([.C4:.M4];&quot;1☺&quot;)+COUNTIF([.C4:.M4];&quot;KVIT☺&quot;)+COUNTIF([.C4:.M4];&quot;U☺&quot;)" office:value-type="float" office:value="0">
            <text:p>0</text:p>
          </table:table-cell>
          <table:table-cell table:style-name="ce178" table:formula="of:=COUNTIF([.C4:.M4];&quot;51&quot;)+COUNTIF([.C4:.M4];&quot;51$&quot;)+COUNTIF([.C4:.M4];&quot;51☻&quot;)" office:value-type="float" office:value="1">
            <text:p>1</text:p>
          </table:table-cell>
          <table:table-cell table:style-name="ce178" table:formula="of:=COUNTIF([.C4:.M4];&quot;52&quot;)+COUNTIF([.C4:.M4];&quot;52$&quot;)+COUNTIF([.C4:.M4];&quot;52☻&quot;)" office:value-type="float" office:value="1">
            <text:p>1</text:p>
          </table:table-cell>
          <table:table-cell table:style-name="ce178" table:formula="of:=COUNTIF([.C4:.M4];&quot;51¶&quot;)" office:value-type="float" office:value="1">
            <text:p>1</text:p>
          </table:table-cell>
          <table:table-cell table:style-name="ce178" table:formula="of:=COUNTIF([.C4:.M4];&quot;52¶&quot;)" office:value-type="float" office:value="0">
            <text:p>0</text:p>
          </table:table-cell>
          <table:table-cell table:style-name="ce178" table:formula="of:=COUNTIF([.C4:.M4];&quot;U&quot;)+COUNTIF([.C4:.M4];&quot;U☻&quot;)+COUNTIF([.C4:.M4];&quot;U☺&quot;)" office:value-type="float" office:value="0">
            <text:p>0</text:p>
          </table:table-cell>
          <table:table-cell table:style-name="ce178" table:formula="of:=COUNTIF([.C4:.M4];&quot;KVIT&quot;)+COUNTIF([.C4:.M4];&quot;KVIT☻&quot;)+COUNTIF([.C4:.M4];&quot;kvit$&quot;)" office:value-type="float" office:value="2">
            <text:p>2</text:p>
          </table:table-cell>
          <table:table-cell table:style-name="ce179" table:formula="of:=COUNTBLANK([.C4:.M4])" office:value-type="float" office:value="0">
            <text:p>0</text:p>
          </table:table-cell>
          <table:table-cell table:style-name="ce180" table:formula="of:=COUNTIF([.C4:.M4];&quot;x&quot;)" office:value-type="float" office:value="1">
            <text:p>1</text:p>
          </table:table-cell>
          <table:table-cell table:style-name="ce181" table:formula="of:=COUNTIF([.C4:.M4];&quot;51&quot;)+COUNTIF([.C4:.M4];&quot;51☻&quot;)+COUNTIF([.C4:.M4];&quot;2&quot;)+COUNTIF([.C4:.M4];&quot;52&quot;)+COUNTIF([.C4:.M4];&quot;52☻&quot;)+COUNTIF([.C4:.M4];&quot;51$&quot;)+COUNTIF([.C4:.M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9-04">
            <text:p>4. sep 13</text:p>
          </table:table-cell>
          <table:table-cell table:style-name="ce172" table:formula="of:=TEXT([.A5];&quot;Ddd&quot;)" office:value-type="string" office:string-value="sre">
            <text:p>sre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9" office:value-type="string">
            <text:p>P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7" office:value-type="string">
            <office:annotation draw:style-name="gr1" draw:text-style-name="P1" svg:width="2.956cm" svg:height="1.005cm" svg:x="13.686cm" svg:y="2.35cm" draw:caption-point-x="-0.61cm" draw:caption-point-y="0.465cm">
              <dc:creator>MŠ</dc:creator>
              <dc:date>2013-12-23T00:00:00</dc:date>
              <text:p text:style-name="P1"><text:span text:style-name="T1">od 24.6. naprej bom doma</text:span></text:p>
            </office:annotation>
            <text:p>RAV</text:p>
          </table:table-cell>
          <table:table-cell table:style-name="ce33" office:value-type="string">
            <text:p>ŠOŠ</text:p>
          </table:table-cell>
          <table:table-cell table:style-name="ce178" table:formula="of:=COUNTIF([.C5:.M5];&quot;☻&quot;)+COUNTIF([.C5:.M5];&quot;52☻&quot;)+COUNTIF([.C5:.M5];&quot;51☻&quot;)+COUNTIF([.C5:.M5];&quot;1☻&quot;)+COUNTIF([.C5:.M5];&quot;KVIT☻&quot;)+COUNTIF([.C5:.M5];&quot;U☻&quot;)" office:value-type="float" office:value="1">
            <text:p>1</text:p>
          </table:table-cell>
          <table:table-cell table:style-name="ce178" table:formula="of:=COUNTIF([.C5:.M5];&quot;☺&quot;)+COUNTIF([.C5:.M5];&quot;52☺&quot;)+COUNTIF([.C5:.M5];&quot;51☺&quot;)+COUNTIF([.C5:.M5];&quot;1☺&quot;)+COUNTIF([.C5:.M5];&quot;KVIT☺&quot;)+COUNTIF([.C5:.M5];&quot;U☺&quot;)" office:value-type="float" office:value="0">
            <text:p>0</text:p>
          </table:table-cell>
          <table:table-cell table:style-name="ce178" table:formula="of:=COUNTIF([.C5:.M5];&quot;51&quot;)+COUNTIF([.C5:.M5];&quot;51$&quot;)+COUNTIF([.C5:.M5];&quot;51☻&quot;)" office:value-type="float" office:value="2">
            <text:p>2</text:p>
          </table:table-cell>
          <table:table-cell table:style-name="ce178" table:formula="of:=COUNTIF([.C5:.M5];&quot;52&quot;)+COUNTIF([.C5:.M5];&quot;52$&quot;)+COUNTIF([.C5:.M5];&quot;52☻&quot;)" office:value-type="float" office:value="1">
            <text:p>1</text:p>
          </table:table-cell>
          <table:table-cell table:style-name="ce178" table:formula="of:=COUNTIF([.C5:.M5];&quot;51¶&quot;)" office:value-type="float" office:value="1">
            <text:p>1</text:p>
          </table:table-cell>
          <table:table-cell table:style-name="ce178" table:formula="of:=COUNTIF([.C5:.M5];&quot;52¶&quot;)" office:value-type="float" office:value="0">
            <text:p>0</text:p>
          </table:table-cell>
          <table:table-cell table:style-name="ce178" table:formula="of:=COUNTIF([.C5:.M5];&quot;U&quot;)+COUNTIF([.C5:.M5];&quot;U☻&quot;)+COUNTIF([.C5:.M5];&quot;U☺&quot;)" office:value-type="float" office:value="0">
            <text:p>0</text:p>
          </table:table-cell>
          <table:table-cell table:style-name="ce178" table:formula="of:=COUNTIF([.C5:.M5];&quot;KVIT&quot;)+COUNTIF([.C5:.M5];&quot;KVIT☻&quot;)+COUNTIF([.C5:.M5];&quot;kvit$&quot;)" office:value-type="float" office:value="2">
            <text:p>2</text:p>
          </table:table-cell>
          <table:table-cell table:style-name="ce179" table:formula="of:=COUNTBLANK([.C5:.M5])" office:value-type="float" office:value="0">
            <text:p>0</text:p>
          </table:table-cell>
          <table:table-cell table:style-name="ce180" table:formula="of:=COUNTIF([.C5:.M5];&quot;x&quot;)" office:value-type="float" office:value="1">
            <text:p>1</text:p>
          </table:table-cell>
          <table:table-cell table:style-name="ce181" table:formula="of:=COUNTIF([.C5:.M5];&quot;51&quot;)+COUNTIF([.C5:.M5];&quot;51☻&quot;)+COUNTIF([.C5:.M5];&quot;2&quot;)+COUNTIF([.C5:.M5];&quot;52&quot;)+COUNTIF([.C5:.M5];&quot;52☻&quot;)+COUNTIF([.C5:.M5];&quot;51$&quot;)+COUNTIF([.C5:.M5];&quot;52$&quot;)" office:value-type="float" office:value="3">
            <text:p>3</text:p>
          </table:table-cell>
          <table:table-cell table:style-name="ce3" table:formula="of:=[$'Vzorci vnosov'.$A$5]" office:value-type="string" office:string-value="52">
            <text:p>52</text:p>
          </table:table-cell>
          <table:table-cell/>
          <table:table-cell table:style-name="ce59" office:value-type="string">
            <office:annotation draw:style-name="gr1" draw:text-style-name="P1" svg:width="3.907cm" svg:height="8.907cm" svg:x="27.247cm" svg:y="2.347cm" draw:caption-point-x="-0.61cm" draw:caption-point-y="0.468cm">
              <dc:creator>MŠ</dc:creator>
              <dc:date>2013-12-23T00:00:00</dc:date>
              <text:p text:style-name="P1"><text:span text:style-name="T1"><text:s/></text:span><text:span text:style-name="T1">dopust od 1. do 11. septembra ter študijski dopust od 23. do 28. septembra</text:span></text:p>
            </office:annotation>
            <text:p>GRY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9-05">
            <text:p>5. sep 13</text:p>
          </table:table-cell>
          <table:table-cell table:style-name="ce172" table:formula="of:=TEXT([.A6];&quot;Ddd&quot;)" office:value-type="string" office:string-value="čet">
            <text:p>č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9" office:value-type="string">
            <text:p>POR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5" office:value-type="string">
            <text:p>MI/SK</text:p>
          </table:table-cell>
          <table:table-cell table:style-name="ce33" office:value-type="string">
            <text:p>TAL</text:p>
          </table:table-cell>
          <table:table-cell table:style-name="ce178" table:formula="of:=COUNTIF([.C6:.M6];&quot;☻&quot;)+COUNTIF([.C6:.M6];&quot;52☻&quot;)+COUNTIF([.C6:.M6];&quot;51☻&quot;)+COUNTIF([.C6:.M6];&quot;1☻&quot;)+COUNTIF([.C6:.M6];&quot;KVIT☻&quot;)+COUNTIF([.C6:.M6];&quot;U☻&quot;)" office:value-type="float" office:value="0">
            <text:p>0</text:p>
          </table:table-cell>
          <table:table-cell table:style-name="ce178" table:formula="of:=COUNTIF([.C6:.M6];&quot;☺&quot;)+COUNTIF([.C6:.M6];&quot;52☺&quot;)+COUNTIF([.C6:.M6];&quot;51☺&quot;)+COUNTIF([.C6:.M6];&quot;1☺&quot;)+COUNTIF([.C6:.M6];&quot;KVIT☺&quot;)+COUNTIF([.C6:.M6];&quot;U☺&quot;)" office:value-type="float" office:value="0">
            <text:p>0</text:p>
          </table:table-cell>
          <table:table-cell table:style-name="ce178" table:formula="of:=COUNTIF([.C6:.M6];&quot;51&quot;)+COUNTIF([.C6:.M6];&quot;51$&quot;)+COUNTIF([.C6:.M6];&quot;51☻&quot;)" office:value-type="float" office:value="1">
            <text:p>1</text:p>
          </table:table-cell>
          <table:table-cell table:style-name="ce178" table:formula="of:=COUNTIF([.C6:.M6];&quot;52&quot;)+COUNTIF([.C6:.M6];&quot;52$&quot;)+COUNTIF([.C6:.M6];&quot;52☻&quot;)" office:value-type="float" office:value="1">
            <text:p>1</text:p>
          </table:table-cell>
          <table:table-cell table:style-name="ce178" table:formula="of:=COUNTIF([.C6:.M6];&quot;51¶&quot;)" office:value-type="float" office:value="1">
            <text:p>1</text:p>
          </table:table-cell>
          <table:table-cell table:style-name="ce178" table:formula="of:=COUNTIF([.C6:.M6];&quot;52¶&quot;)" office:value-type="float" office:value="0">
            <text:p>0</text:p>
          </table:table-cell>
          <table:table-cell table:style-name="ce178" table:formula="of:=COUNTIF([.C6:.M6];&quot;U&quot;)+COUNTIF([.C6:.M6];&quot;U☻&quot;)+COUNTIF([.C6:.M6];&quot;U☺&quot;)" office:value-type="float" office:value="1">
            <text:p>1</text:p>
          </table:table-cell>
          <table:table-cell table:style-name="ce178" table:formula="of:=COUNTIF([.C6:.M6];&quot;KVIT&quot;)+COUNTIF([.C6:.M6];&quot;KVIT☻&quot;)+COUNTIF([.C6:.M6];&quot;kvit$&quot;)" office:value-type="float" office:value="2">
            <text:p>2</text:p>
          </table:table-cell>
          <table:table-cell table:style-name="ce179" table:formula="of:=COUNTBLANK([.C6:.M6])" office:value-type="float" office:value="0">
            <text:p>0</text:p>
          </table:table-cell>
          <table:table-cell table:style-name="ce180" table:formula="of:=COUNTIF([.C6:.M6];&quot;x&quot;)" office:value-type="float" office:value="1">
            <text:p>1</text:p>
          </table:table-cell>
          <table:table-cell table:style-name="ce181" table:formula="of:=COUNTIF([.C6:.M6];&quot;51&quot;)+COUNTIF([.C6:.M6];&quot;51☻&quot;)+COUNTIF([.C6:.M6];&quot;2&quot;)+COUNTIF([.C6:.M6];&quot;52&quot;)+COUNTIF([.C6:.M6];&quot;52☻&quot;)+COUNTIF([.C6:.M6];&quot;51$&quot;)+COUNTIF([.C6:.M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/>
          <table:table-cell table:style-name="ce130" office:value-type="string">
            <office:annotation draw:style-name="gr1" draw:text-style-name="P1" svg:width="3.016cm" svg:height="1.413cm" svg:x="27.247cm" svg:y="2.002cm" draw:caption-point-x="-0.61cm" draw:caption-point-y="1.514cm">
              <dc:creator>MŠ</dc:creator>
              <dc:date>2013-12-23T00:00:00</dc:date>
              <text:p text:style-name="P1"><text:span text:style-name="T1">ne 1., 27. in 28.9 in 6.9.</text:span></text:p>
            </office:annotation>
            <text:p>PIR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9-06">
            <text:p>6. sep 13</text:p>
          </table:table-cell>
          <table:table-cell table:style-name="ce172" table:formula="of:=TEXT([.A7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9" office:value-type="string">
            <text:p>P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9" table:formula="of:=[$januar.$L$1]" office:value-type="string" office:string-value="DRN">
            <text:p>DRN</text:p>
          </table:table-cell>
          <table:table-cell table:style-name="ce33" office:value-type="string">
            <text:p>ŠOŠ</text:p>
          </table:table-cell>
          <table:table-cell table:style-name="ce178" table:formula="of:=COUNTIF([.C7:.M7];&quot;☻&quot;)+COUNTIF([.C7:.M7];&quot;52☻&quot;)+COUNTIF([.C7:.M7];&quot;51☻&quot;)+COUNTIF([.C7:.M7];&quot;1☻&quot;)+COUNTIF([.C7:.M7];&quot;KVIT☻&quot;)+COUNTIF([.C7:.M7];&quot;U☻&quot;)" office:value-type="float" office:value="1">
            <text:p>1</text:p>
          </table:table-cell>
          <table:table-cell table:style-name="ce178" table:formula="of:=COUNTIF([.C7:.M7];&quot;☺&quot;)+COUNTIF([.C7:.M7];&quot;52☺&quot;)+COUNTIF([.C7:.M7];&quot;51☺&quot;)+COUNTIF([.C7:.M7];&quot;1☺&quot;)+COUNTIF([.C7:.M7];&quot;KVIT☺&quot;)+COUNTIF([.C7:.M7];&quot;U☺&quot;)" office:value-type="float" office:value="1">
            <text:p>1</text:p>
          </table:table-cell>
          <table:table-cell table:style-name="ce178" table:formula="of:=COUNTIF([.C7:.M7];&quot;51&quot;)+COUNTIF([.C7:.M7];&quot;51$&quot;)+COUNTIF([.C7:.M7];&quot;51☻&quot;)" office:value-type="float" office:value="1">
            <text:p>1</text:p>
          </table:table-cell>
          <table:table-cell table:style-name="ce178" table:formula="of:=COUNTIF([.C7:.M7];&quot;52&quot;)+COUNTIF([.C7:.M7];&quot;52$&quot;)+COUNTIF([.C7:.M7];&quot;52☻&quot;)" office:value-type="float" office:value="1">
            <text:p>1</text:p>
          </table:table-cell>
          <table:table-cell table:style-name="ce178" table:formula="of:=COUNTIF([.C7:.M7];&quot;51¶&quot;)" office:value-type="float" office:value="1">
            <text:p>1</text:p>
          </table:table-cell>
          <table:table-cell table:style-name="ce178" table:formula="of:=COUNTIF([.C7:.M7];&quot;52¶&quot;)" office:value-type="float" office:value="0">
            <text:p>0</text:p>
          </table:table-cell>
          <table:table-cell table:style-name="ce178" table:formula="of:=COUNTIF([.C7:.M7];&quot;U&quot;)+COUNTIF([.C7:.M7];&quot;U☻&quot;)+COUNTIF([.C7:.M7];&quot;U☺&quot;)" office:value-type="float" office:value="1">
            <text:p>1</text:p>
          </table:table-cell>
          <table:table-cell table:style-name="ce178" table:formula="of:=COUNTIF([.C7:.M7];&quot;KVIT&quot;)+COUNTIF([.C7:.M7];&quot;KVIT☻&quot;)+COUNTIF([.C7:.M7];&quot;kvit$&quot;)" office:value-type="float" office:value="2">
            <text:p>2</text:p>
          </table:table-cell>
          <table:table-cell table:style-name="ce179" table:formula="of:=COUNTBLANK([.C7:.M7])" office:value-type="float" office:value="0">
            <text:p>0</text:p>
          </table:table-cell>
          <table:table-cell table:style-name="ce180" table:formula="of:=COUNTIF([.C7:.M7];&quot;x&quot;)" office:value-type="float" office:value="0">
            <text:p>0</text:p>
          </table:table-cell>
          <table:table-cell table:style-name="ce181" table:formula="of:=COUNTIF([.C7:.M7];&quot;51&quot;)+COUNTIF([.C7:.M7];&quot;51☻&quot;)+COUNTIF([.C7:.M7];&quot;2&quot;)+COUNTIF([.C7:.M7];&quot;52&quot;)+COUNTIF([.C7:.M7];&quot;52☻&quot;)+COUNTIF([.C7:.M7];&quot;51$&quot;)+COUNTIF([.C7:.M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/>
          <table:table-cell table:style-name="ce55" office:value-type="string">
            <text:p>MI/FI</text:p>
          </table:table-cell>
          <table:table-cell table:number-columns-repeated="995"/>
        </table:table-row>
        <table:table-row table:style-name="ro8">
          <table:table-cell table:style-name="ce19" office:value-type="date" office:date-value="2013-09-07">
            <text:p>7. sep 13</text:p>
          </table:table-cell>
          <table:table-cell table:style-name="ce171" table:formula="of:=TEXT([.A8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174" table:number-columns-repeated="5"/>
          <table:table-cell table:style-name="ce56" office:value-type="string">
            <text:p>POR</text:p>
          </table:table-cell>
          <table:table-cell table:style-name="ce173"/>
          <table:table-cell table:style-name="ce174" table:number-columns-repeated="3"/>
          <table:table-cell table:style-name="ce129" office:value-type="string">
            <office:annotation draw:style-name="gr1" draw:text-style-name="P1" svg:width="2.986cm" svg:height="1.414cm" svg:x="13.686cm" svg:y="3.552cm" draw:caption-point-x="-0.61cm" draw:caption-point-y="1.367cm">
              <dc:creator>MŠ</dc:creator>
              <dc:date>2013-12-23T00:00:00</dc:date>
              <text:p text:style-name="P1"><text:span text:style-name="T1">ne 1., 27. in 28.9 in 6.9.</text:span></text:p>
            </office:annotation>
            <text:p>PIR</text:p>
          </table:table-cell>
          <table:table-cell table:style-name="ce56" office:value-type="string">
            <text:p>ŠOŠ</text:p>
          </table:table-cell>
          <table:table-cell table:style-name="ce178" table:formula="of:=COUNTIF([.C8:.M8];&quot;☻&quot;)+COUNTIF([.C8:.M8];&quot;52☻&quot;)+COUNTIF([.C8:.M8];&quot;51☻&quot;)+COUNTIF([.C8:.M8];&quot;1☻&quot;)+COUNTIF([.C8:.M8];&quot;KVIT☻&quot;)+COUNTIF([.C8:.M8];&quot;U☻&quot;)" office:value-type="float" office:value="1">
            <text:p>1</text:p>
          </table:table-cell>
          <table:table-cell table:style-name="ce178" table:formula="of:=COUNTIF([.C8:.M8];&quot;☺&quot;)+COUNTIF([.C8:.M8];&quot;52☺&quot;)+COUNTIF([.C8:.M8];&quot;51☺&quot;)+COUNTIF([.C8:.M8];&quot;1☺&quot;)+COUNTIF([.C8:.M8];&quot;KVIT☺&quot;)+COUNTIF([.C8:.M8];&quot;U☺&quot;)" office:value-type="float" office:value="0">
            <text:p>0</text:p>
          </table:table-cell>
          <table:table-cell table:style-name="ce178" table:formula="of:=COUNTIF([.C8:.M8];&quot;51&quot;)+COUNTIF([.C8:.M8];&quot;51$&quot;)+COUNTIF([.C8:.M8];&quot;51☻&quot;)" office:value-type="float" office:value="0">
            <text:p>0</text:p>
          </table:table-cell>
          <table:table-cell table:style-name="ce178" table:formula="of:=COUNTIF([.C8:.M8];&quot;52&quot;)+COUNTIF([.C8:.M8];&quot;52$&quot;)+COUNTIF([.C8:.M8];&quot;52☻&quot;)" office:value-type="float" office:value="0">
            <text:p>0</text:p>
          </table:table-cell>
          <table:table-cell table:style-name="ce178" table:formula="of:=COUNTIF([.C8:.M8];&quot;51¶&quot;)" office:value-type="float" office:value="0">
            <text:p>0</text:p>
          </table:table-cell>
          <table:table-cell table:style-name="ce178" table:formula="of:=COUNTIF([.C8:.M8];&quot;52¶&quot;)" office:value-type="float" office:value="0">
            <text:p>0</text:p>
          </table:table-cell>
          <table:table-cell table:style-name="ce178" table:formula="of:=COUNTIF([.C8:.M8];&quot;U&quot;)+COUNTIF([.C8:.M8];&quot;U☻&quot;)+COUNTIF([.C8:.M8];&quot;U☺&quot;)" office:value-type="float" office:value="0">
            <text:p>0</text:p>
          </table:table-cell>
          <table:table-cell table:style-name="ce178" table:formula="of:=COUNTIF([.C8:.M8];&quot;KVIT&quot;)+COUNTIF([.C8:.M8];&quot;KVIT☻&quot;)+COUNTIF([.C8:.M8];&quot;kvit$&quot;)" office:value-type="float" office:value="0">
            <text:p>0</text:p>
          </table:table-cell>
          <table:table-cell table:style-name="ce179" table:formula="of:=COUNTBLANK([.C8:.M8])" office:value-type="float" office:value="9">
            <text:p>9</text:p>
          </table:table-cell>
          <table:table-cell table:style-name="ce180" table:formula="of:=COUNTIF([.C8:.M8];&quot;x&quot;)" office:value-type="float" office:value="0">
            <text:p>0</text:p>
          </table:table-cell>
          <table:table-cell table:style-name="ce181" table:formula="of:=COUNTIF([.C8:.M8];&quot;51&quot;)+COUNTIF([.C8:.M8];&quot;51☻&quot;)+COUNTIF([.C8:.M8];&quot;2&quot;)+COUNTIF([.C8:.M8];&quot;52&quot;)+COUNTIF([.C8:.M8];&quot;52☻&quot;)+COUNTIF([.C8:.M8];&quot;51$&quot;)+COUNTIF([.C8:.M8];&quot;52$&quot;)" office:value-type="float" office:value="0">
            <text:p>0</text:p>
          </table:table-cell>
          <table:table-cell table:style-name="ce3" table:formula="of:=[$'Vzorci vnosov'.$A$8]" office:value-type="string" office:string-value="U">
            <text:p>U</text:p>
          </table:table-cell>
          <table:table-cell/>
          <table:table-cell table:style-name="ce39" office:value-type="string">
            <office:annotation draw:style-name="gr1" draw:text-style-name="P1" svg:width="2.939cm" svg:height="2.218cm" svg:x="27.247cm" svg:y="3.402cm" draw:caption-point-x="-0.61cm" draw:caption-point-y="1.517cm">
              <dc:creator>MŠ</dc:creator>
              <dc:date>2013-12-23T00:00:00</dc:date>
              <text:p text:style-name="P1"><text:span text:style-name="T1"><text:s/></text:span><text:span text:style-name="T1">nisem dezurna od 1.-8.9., potem pa kadarkoli 3-4x.</text:span></text:p>
              <text:p text:style-name="P1"><text:span text:style-name="T1"/></text:p>
            </office:annotation>
            <text:p>ŠTU</text:p>
          </table:table-cell>
          <table:table-cell table:number-columns-repeated="995"/>
        </table:table-row>
        <table:table-row table:style-name="ro8">
          <table:table-cell table:style-name="ce19" office:value-type="date" office:date-value="2013-09-08">
            <text:p>8. sep 13</text:p>
          </table:table-cell>
          <table:table-cell table:style-name="ce171" table:formula="of:=TEXT([.A9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173"/>
          <table:table-cell table:style-name="ce174"/>
          <table:table-cell table:style-name="ce173" table:number-columns-repeated="3"/>
          <table:table-cell table:style-name="ce56" office:value-type="string">
            <text:p>POR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174"/>
          <table:table-cell table:style-name="ce173" table:number-columns-repeated="2"/>
          <table:table-cell table:style-name="ce56" office:value-type="string">
            <text:p>DAN</text:p>
          </table:table-cell>
          <table:table-cell table:style-name="ce56" office:value-type="string">
            <text:p>ŠOŠ</text:p>
          </table:table-cell>
          <table:table-cell table:style-name="ce178" table:formula="of:=COUNTIF([.C9:.M9];&quot;☻&quot;)+COUNTIF([.C9:.M9];&quot;52☻&quot;)+COUNTIF([.C9:.M9];&quot;51☻&quot;)+COUNTIF([.C9:.M9];&quot;1☻&quot;)+COUNTIF([.C9:.M9];&quot;KVIT☻&quot;)+COUNTIF([.C9:.M9];&quot;U☻&quot;)" office:value-type="float" office:value="1">
            <text:p>1</text:p>
          </table:table-cell>
          <table:table-cell table:style-name="ce178" table:formula="of:=COUNTIF([.C9:.M9];&quot;☺&quot;)+COUNTIF([.C9:.M9];&quot;52☺&quot;)+COUNTIF([.C9:.M9];&quot;51☺&quot;)+COUNTIF([.C9:.M9];&quot;1☺&quot;)+COUNTIF([.C9:.M9];&quot;KVIT☺&quot;)+COUNTIF([.C9:.M9];&quot;U☺&quot;)" office:value-type="float" office:value="1">
            <text:p>1</text:p>
          </table:table-cell>
          <table:table-cell table:style-name="ce178" table:formula="of:=COUNTIF([.C9:.M9];&quot;51&quot;)+COUNTIF([.C9:.M9];&quot;51$&quot;)+COUNTIF([.C9:.M9];&quot;51☻&quot;)" office:value-type="float" office:value="0">
            <text:p>0</text:p>
          </table:table-cell>
          <table:table-cell table:style-name="ce178" table:formula="of:=COUNTIF([.C9:.M9];&quot;52&quot;)+COUNTIF([.C9:.M9];&quot;52$&quot;)+COUNTIF([.C9:.M9];&quot;52☻&quot;)" office:value-type="float" office:value="0">
            <text:p>0</text:p>
          </table:table-cell>
          <table:table-cell table:style-name="ce178" table:formula="of:=COUNTIF([.C9:.M9];&quot;51¶&quot;)" office:value-type="float" office:value="0">
            <text:p>0</text:p>
          </table:table-cell>
          <table:table-cell table:style-name="ce178" table:formula="of:=COUNTIF([.C9:.M9];&quot;52¶&quot;)" office:value-type="float" office:value="0">
            <text:p>0</text:p>
          </table:table-cell>
          <table:table-cell table:style-name="ce178" table:formula="of:=COUNTIF([.C9:.M9];&quot;U&quot;)+COUNTIF([.C9:.M9];&quot;U☻&quot;)+COUNTIF([.C9:.M9];&quot;U☺&quot;)" office:value-type="float" office:value="0">
            <text:p>0</text:p>
          </table:table-cell>
          <table:table-cell table:style-name="ce178" table:formula="of:=COUNTIF([.C9:.M9];&quot;KVIT&quot;)+COUNTIF([.C9:.M9];&quot;KVIT☻&quot;)+COUNTIF([.C9:.M9];&quot;kvit$&quot;)" office:value-type="float" office:value="0">
            <text:p>0</text:p>
          </table:table-cell>
          <table:table-cell table:style-name="ce179" table:formula="of:=COUNTBLANK([.C9:.M9])" office:value-type="float" office:value="8">
            <text:p>8</text:p>
          </table:table-cell>
          <table:table-cell table:style-name="ce180" table:formula="of:=COUNTIF([.C9:.M9];&quot;x&quot;)" office:value-type="float" office:value="0">
            <text:p>0</text:p>
          </table:table-cell>
          <table:table-cell table:style-name="ce181" table:formula="of:=COUNTIF([.C9:.M9];&quot;51&quot;)+COUNTIF([.C9:.M9];&quot;51☻&quot;)+COUNTIF([.C9:.M9];&quot;2&quot;)+COUNTIF([.C9:.M9];&quot;52&quot;)+COUNTIF([.C9:.M9];&quot;52☻&quot;)+COUNTIF([.C9:.M9];&quot;51$&quot;)+COUNTIF([.C9:.M9];&quot;52$&quot;)" office:value-type="float" office:value="0">
            <text:p>0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/>
          <table:table-cell office:value-type="string">
            <office:annotation draw:style-name="gr1" draw:text-style-name="P1" svg:width="2.939cm" svg:height="2.213cm" svg:x="27.247cm" svg:y="4.106cm" draw:caption-point-x="-0.61cm" draw:caption-point-y="1.514cm">
              <dc:creator>MŠ</dc:creator>
              <dc:date>2013-12-23T00:00:00</dc:date>
              <text:p text:style-name="P1"><text:span text:style-name="T1">september: 10, 11 in 12</text:span></text:p>
              <text:p text:style-name="P1"><text:span text:style-name="T1">oktober: 8, 9 in 10</text:span></text:p>
              <text:p text:style-name="P1"><text:span text:style-name="T1"><text:s/></text:span></text:p>
            </office:annotation>
            <text:p>Mysh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9-09">
            <text:p>9. sep 13</text:p>
          </table:table-cell>
          <table:table-cell table:style-name="ce172" table:formula="of:=TEXT([.A10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7" office:value-type="string">
            <office:annotation draw:style-name="gr1" draw:text-style-name="P1" svg:width="2.956cm" svg:height="1.002cm" svg:x="13.686cm" svg:y="5.859cm" draw:caption-point-x="-0.61cm" draw:caption-point-y="0.462cm">
              <dc:creator>MŠ</dc:creator>
              <dc:date>2013-12-23T00:00:00</dc:date>
              <text:p text:style-name="P1"><text:span text:style-name="T1">od 24.6. naprej bom doma</text:span></text:p>
            </office:annotation>
            <text:p>RAV</text:p>
          </table:table-cell>
          <table:table-cell table:style-name="ce33" office:value-type="string">
            <text:p>KON</text:p>
          </table:table-cell>
          <table:table-cell table:style-name="ce178" table:formula="of:=COUNTIF([.C10:.M10];&quot;☻&quot;)+COUNTIF([.C10:.M10];&quot;52☻&quot;)+COUNTIF([.C10:.M10];&quot;51☻&quot;)+COUNTIF([.C10:.M10];&quot;1☻&quot;)+COUNTIF([.C10:.M10];&quot;KVIT☻&quot;)+COUNTIF([.C10:.M10];&quot;U☻&quot;)" office:value-type="float" office:value="1">
            <text:p>1</text:p>
          </table:table-cell>
          <table:table-cell table:style-name="ce178" table:formula="of:=COUNTIF([.C10:.M10];&quot;☺&quot;)+COUNTIF([.C10:.M10];&quot;52☺&quot;)+COUNTIF([.C10:.M10];&quot;51☺&quot;)+COUNTIF([.C10:.M10];&quot;1☺&quot;)+COUNTIF([.C10:.M10];&quot;KVIT☺&quot;)+COUNTIF([.C10:.M10];&quot;U☺&quot;)" office:value-type="float" office:value="0">
            <text:p>0</text:p>
          </table:table-cell>
          <table:table-cell table:style-name="ce178" table:formula="of:=COUNTIF([.C10:.M10];&quot;51&quot;)+COUNTIF([.C10:.M10];&quot;51$&quot;)+COUNTIF([.C10:.M10];&quot;51☻&quot;)" office:value-type="float" office:value="1">
            <text:p>1</text:p>
          </table:table-cell>
          <table:table-cell table:style-name="ce178" table:formula="of:=COUNTIF([.C10:.M10];&quot;52&quot;)+COUNTIF([.C10:.M10];&quot;52$&quot;)+COUNTIF([.C10:.M10];&quot;52☻&quot;)" office:value-type="float" office:value="1">
            <text:p>1</text:p>
          </table:table-cell>
          <table:table-cell table:style-name="ce178" table:formula="of:=COUNTIF([.C10:.M10];&quot;51¶&quot;)" office:value-type="float" office:value="1">
            <text:p>1</text:p>
          </table:table-cell>
          <table:table-cell table:style-name="ce178" table:formula="of:=COUNTIF([.C10:.M10];&quot;52¶&quot;)" office:value-type="float" office:value="0">
            <text:p>0</text:p>
          </table:table-cell>
          <table:table-cell table:style-name="ce178" table:formula="of:=COUNTIF([.C10:.M10];&quot;U&quot;)+COUNTIF([.C10:.M10];&quot;U☻&quot;)+COUNTIF([.C10:.M10];&quot;U☺&quot;)" office:value-type="float" office:value="1">
            <text:p>1</text:p>
          </table:table-cell>
          <table:table-cell table:style-name="ce178" table:formula="of:=COUNTIF([.C10:.M10];&quot;KVIT&quot;)+COUNTIF([.C10:.M10];&quot;KVIT☻&quot;)+COUNTIF([.C10:.M10];&quot;kvit$&quot;)" office:value-type="float" office:value="2">
            <text:p>2</text:p>
          </table:table-cell>
          <table:table-cell table:style-name="ce179" table:formula="of:=COUNTBLANK([.C10:.M10])" office:value-type="float" office:value="0">
            <text:p>0</text:p>
          </table:table-cell>
          <table:table-cell table:style-name="ce180" table:formula="of:=COUNTIF([.C10:.M10];&quot;x&quot;)" office:value-type="float" office:value="2">
            <text:p>2</text:p>
          </table:table-cell>
          <table:table-cell table:style-name="ce181" table:formula="of:=COUNTIF([.C10:.M10];&quot;51&quot;)+COUNTIF([.C10:.M10];&quot;51☻&quot;)+COUNTIF([.C10:.M10];&quot;2&quot;)+COUNTIF([.C10:.M10];&quot;52&quot;)+COUNTIF([.C10:.M10];&quot;52☻&quot;)+COUNTIF([.C10:.M10];&quot;51$&quot;)+COUNTIF([.C10:.M10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/>
          <table:table-cell table:style-name="ce130" office:value-type="string">
            <office:annotation draw:style-name="gr1" draw:text-style-name="P1" svg:width="3.016cm" svg:height="2.621cm" svg:x="27.247cm" svg:y="5.407cm" draw:caption-point-x="-0.61cm" draw:caption-point-y="0.914cm">
              <dc:creator>MŠ</dc:creator>
              <dc:date>2013-12-23T00:00:00</dc:date>
              <text:p text:style-name="P1"><text:span text:style-name="T1">Septemper: zasedena sem vikenda od 13. - 15. 9. in od 27.9. do konca meseca.</text:span></text:p>
              <text:p text:style-name="P1"><text:span text:style-name="T1"/></text:p>
              <text:p text:style-name="P1"><text:span text:style-name="T1">Oktober: lahko sem dežurna le zadnji teden in sicer med 28.10 <text:s/>in <text:s/>31.10. </text:span></text:p>
              <text:p text:style-name="P1"><text:span text:style-name="T1"/></text:p>
              <text:p text:style-name="P1"><text:span text:style-name="T1"/></text:p>
            </office:annotation>
            <text:p>SKR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9-10">
            <text:p>10. sep 13</text:p>
          </table:table-cell>
          <table:table-cell table:style-name="ce172" table:formula="of:=TEXT([.A11];&quot;Ddd&quot;)" office:value-type="string" office:string-value="tor">
            <text:p>tor</text:p>
          </table:table-cell>
          <table:table-cell table:style-name="ce39" office:value-type="string">
            <text:p>ŠD</text:p>
          </table:table-cell>
          <table:table-cell table:style-name="ce45" office:value-type="string">
            <text:p>MF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9" office:value-type="string">
            <text:p>P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text:p>RO/PI</text:p>
          </table:table-cell>
          <table:table-cell table:style-name="ce33" office:value-type="string">
            <text:p>KON</text:p>
          </table:table-cell>
          <table:table-cell table:style-name="ce178" table:formula="of:=COUNTIF([.C11:.M11];&quot;☻&quot;)+COUNTIF([.C11:.M11];&quot;52☻&quot;)+COUNTIF([.C11:.M11];&quot;51☻&quot;)+COUNTIF([.C11:.M11];&quot;1☻&quot;)+COUNTIF([.C11:.M11];&quot;KVIT☻&quot;)+COUNTIF([.C11:.M11];&quot;U☻&quot;)" office:value-type="float" office:value="0">
            <text:p>0</text:p>
          </table:table-cell>
          <table:table-cell table:style-name="ce178" table:formula="of:=COUNTIF([.C11:.M11];&quot;☺&quot;)+COUNTIF([.C11:.M11];&quot;52☺&quot;)+COUNTIF([.C11:.M11];&quot;51☺&quot;)+COUNTIF([.C11:.M11];&quot;1☺&quot;)+COUNTIF([.C11:.M11];&quot;KVIT☺&quot;)+COUNTIF([.C11:.M11];&quot;U☺&quot;)" office:value-type="float" office:value="0">
            <text:p>0</text:p>
          </table:table-cell>
          <table:table-cell table:style-name="ce178" table:formula="of:=COUNTIF([.C11:.M11];&quot;51&quot;)+COUNTIF([.C11:.M11];&quot;51$&quot;)+COUNTIF([.C11:.M11];&quot;51☻&quot;)" office:value-type="float" office:value="1">
            <text:p>1</text:p>
          </table:table-cell>
          <table:table-cell table:style-name="ce178" table:formula="of:=COUNTIF([.C11:.M11];&quot;52&quot;)+COUNTIF([.C11:.M11];&quot;52$&quot;)+COUNTIF([.C11:.M11];&quot;52☻&quot;)" office:value-type="float" office:value="1">
            <text:p>1</text:p>
          </table:table-cell>
          <table:table-cell table:style-name="ce178" table:formula="of:=COUNTIF([.C11:.M11];&quot;51¶&quot;)" office:value-type="float" office:value="1">
            <text:p>1</text:p>
          </table:table-cell>
          <table:table-cell table:style-name="ce178" table:formula="of:=COUNTIF([.C11:.M11];&quot;52¶&quot;)" office:value-type="float" office:value="0">
            <text:p>0</text:p>
          </table:table-cell>
          <table:table-cell table:style-name="ce178" table:formula="of:=COUNTIF([.C11:.M11];&quot;U&quot;)+COUNTIF([.C11:.M11];&quot;U☻&quot;)+COUNTIF([.C11:.M11];&quot;U☺&quot;)" office:value-type="float" office:value="0">
            <text:p>0</text:p>
          </table:table-cell>
          <table:table-cell table:style-name="ce178" table:formula="of:=COUNTIF([.C11:.M11];&quot;KVIT&quot;)+COUNTIF([.C11:.M11];&quot;KVIT☻&quot;)+COUNTIF([.C11:.M11];&quot;kvit$&quot;)" office:value-type="float" office:value="2">
            <text:p>2</text:p>
          </table:table-cell>
          <table:table-cell table:style-name="ce179" table:formula="of:=COUNTBLANK([.C11:.M11])" office:value-type="float" office:value="0">
            <text:p>0</text:p>
          </table:table-cell>
          <table:table-cell table:style-name="ce180" table:formula="of:=COUNTIF([.C11:.M11];&quot;x&quot;)" office:value-type="float" office:value="0">
            <text:p>0</text:p>
          </table:table-cell>
          <table:table-cell table:style-name="ce181" table:formula="of:=COUNTIF([.C11:.M11];&quot;51&quot;)+COUNTIF([.C11:.M11];&quot;51☻&quot;)+COUNTIF([.C11:.M11];&quot;2&quot;)+COUNTIF([.C11:.M11];&quot;52&quot;)+COUNTIF([.C11:.M11];&quot;52☻&quot;)+COUNTIF([.C11:.M11];&quot;51$&quot;)+COUNTIF([.C11:.M11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/>
          <table:table-cell table:style-name="ce39" office:value-type="string">
            <text:p>RO/PI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9-11">
            <text:p>11. sep 13</text:p>
          </table:table-cell>
          <table:table-cell table:style-name="ce172" table:formula="of:=TEXT([.A12];&quot;Ddd&quot;)" office:value-type="string" office:string-value="sre">
            <text:p>sre</text:p>
          </table:table-cell>
          <table:table-cell table:style-name="ce39" office:value-type="string">
            <text:p>Š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77" office:value-type="string">
            <text:p>FIL</text:p>
          </table:table-cell>
          <table:table-cell table:style-name="ce33" office:value-type="string">
            <text:p>KON</text:p>
          </table:table-cell>
          <table:table-cell table:style-name="ce178" table:formula="of:=COUNTIF([.C12:.M12];&quot;☻&quot;)+COUNTIF([.C12:.M12];&quot;52☻&quot;)+COUNTIF([.C12:.M12];&quot;51☻&quot;)+COUNTIF([.C12:.M12];&quot;1☻&quot;)+COUNTIF([.C12:.M12];&quot;KVIT☻&quot;)+COUNTIF([.C12:.M12];&quot;U☻&quot;)" office:value-type="float" office:value="0">
            <text:p>0</text:p>
          </table:table-cell>
          <table:table-cell table:style-name="ce178" table:formula="of:=COUNTIF([.C12:.M12];&quot;☺&quot;)+COUNTIF([.C12:.M12];&quot;52☺&quot;)+COUNTIF([.C12:.M12];&quot;51☺&quot;)+COUNTIF([.C12:.M12];&quot;1☺&quot;)+COUNTIF([.C12:.M12];&quot;KVIT☺&quot;)+COUNTIF([.C12:.M12];&quot;U☺&quot;)" office:value-type="float" office:value="1">
            <text:p>1</text:p>
          </table:table-cell>
          <table:table-cell table:style-name="ce178" table:formula="of:=COUNTIF([.C12:.M12];&quot;51&quot;)+COUNTIF([.C12:.M12];&quot;51$&quot;)+COUNTIF([.C12:.M12];&quot;51☻&quot;)" office:value-type="float" office:value="0">
            <text:p>0</text:p>
          </table:table-cell>
          <table:table-cell table:style-name="ce178" table:formula="of:=COUNTIF([.C12:.M12];&quot;52&quot;)+COUNTIF([.C12:.M12];&quot;52$&quot;)+COUNTIF([.C12:.M12];&quot;52☻&quot;)" office:value-type="float" office:value="1">
            <text:p>1</text:p>
          </table:table-cell>
          <table:table-cell table:style-name="ce178" table:formula="of:=COUNTIF([.C12:.M12];&quot;51¶&quot;)" office:value-type="float" office:value="1">
            <text:p>1</text:p>
          </table:table-cell>
          <table:table-cell table:style-name="ce178" table:formula="of:=COUNTIF([.C12:.M12];&quot;52¶&quot;)" office:value-type="float" office:value="0">
            <text:p>0</text:p>
          </table:table-cell>
          <table:table-cell table:style-name="ce178" table:formula="of:=COUNTIF([.C12:.M12];&quot;U&quot;)+COUNTIF([.C12:.M12];&quot;U☻&quot;)+COUNTIF([.C12:.M12];&quot;U☺&quot;)" office:value-type="float" office:value="0">
            <text:p>0</text:p>
          </table:table-cell>
          <table:table-cell table:style-name="ce178" table:formula="of:=COUNTIF([.C12:.M12];&quot;KVIT&quot;)+COUNTIF([.C12:.M12];&quot;KVIT☻&quot;)+COUNTIF([.C12:.M12];&quot;kvit$&quot;)" office:value-type="float" office:value="2">
            <text:p>2</text:p>
          </table:table-cell>
          <table:table-cell table:style-name="ce179" table:formula="of:=COUNTBLANK([.C12:.M12])" office:value-type="float" office:value="0">
            <text:p>0</text:p>
          </table:table-cell>
          <table:table-cell table:style-name="ce180" table:formula="of:=COUNTIF([.C12:.M12];&quot;x&quot;)" office:value-type="float" office:value="1">
            <text:p>1</text:p>
          </table:table-cell>
          <table:table-cell table:style-name="ce181" table:formula="of:=COUNTIF([.C12:.M12];&quot;51&quot;)+COUNTIF([.C12:.M12];&quot;51☻&quot;)+COUNTIF([.C12:.M12];&quot;2&quot;)+COUNTIF([.C12:.M12];&quot;52&quot;)+COUNTIF([.C12:.M12];&quot;52☻&quot;)+COUNTIF([.C12:.M12];&quot;51$&quot;)+COUNTIF([.C12:.M12];&quot;52$&quot;)" office:value-type="float" office:value="1">
            <text:p>1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/>
          <table:table-cell table:style-name="ce39" office:value-type="string">
            <office:annotation draw:style-name="gr1" draw:text-style-name="P1" svg:width="2.941cm" svg:height="2.216cm" svg:x="27.245cm" svg:y="6.206cm" draw:caption-point-x="-0.608cm" draw:caption-point-y="1.517cm">
              <dc:creator>MŠ</dc:creator>
              <dc:date>2013-12-23T00:00:00</dc:date>
              <text:p text:style-name="P1"><text:span text:style-name="T1"><text:s/></text:span><text:span text:style-name="T1">nisem dezurna od 1.-8.9., potem pa kadarkoli 3-4x.</text:span></text:p>
              <text:p text:style-name="P1"><text:span text:style-name="T1"/></text:p>
            </office:annotation>
            <text:p>ŠT/GR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9-12">
            <text:p>12. sep 13</text:p>
          </table:table-cell>
          <table:table-cell table:style-name="ce172" table:formula="of:=TEXT([.A13];&quot;Ddd&quot;)" office:value-type="string" office:string-value="čet">
            <text:p>čet</text:p>
          </table:table-cell>
          <table:table-cell table:style-name="ce39" office:value-type="string">
            <text:p>Š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9" office:value-type="string">
            <text:p>POR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office:annotation draw:style-name="gr1" draw:text-style-name="P1" svg:width="2.912cm" svg:height="2.215cm" svg:x="13.686cm" svg:y="6.908cm" draw:caption-point-x="-0.61cm" draw:caption-point-y="1.516cm">
              <dc:creator>MŠ</dc:creator>
              <dc:date>2013-12-23T00:00:00</dc:date>
              <text:p text:style-name="P1"><text:span text:style-name="T1"><text:s/></text:span><text:span text:style-name="T1">nisem dezurna od 1.-8.9., potem pa kadarkoli 3-4x.</text:span></text:p>
              <text:p text:style-name="P1"><text:span text:style-name="T1"/></text:p>
            </office:annotation>
            <text:p>ŠT/GR</text:p>
          </table:table-cell>
          <table:table-cell table:style-name="ce33" office:value-type="string">
            <text:p>KON</text:p>
          </table:table-cell>
          <table:table-cell table:style-name="ce178" table:formula="of:=COUNTIF([.C13:.M13];&quot;☻&quot;)+COUNTIF([.C13:.M13];&quot;52☻&quot;)+COUNTIF([.C13:.M13];&quot;51☻&quot;)+COUNTIF([.C13:.M13];&quot;1☻&quot;)+COUNTIF([.C13:.M13];&quot;KVIT☻&quot;)+COUNTIF([.C13:.M13];&quot;U☻&quot;)" office:value-type="float" office:value="0">
            <text:p>0</text:p>
          </table:table-cell>
          <table:table-cell table:style-name="ce178" table:formula="of:=COUNTIF([.C13:.M13];&quot;☺&quot;)+COUNTIF([.C13:.M13];&quot;52☺&quot;)+COUNTIF([.C13:.M13];&quot;51☺&quot;)+COUNTIF([.C13:.M13];&quot;1☺&quot;)+COUNTIF([.C13:.M13];&quot;KVIT☺&quot;)+COUNTIF([.C13:.M13];&quot;U☺&quot;)" office:value-type="float" office:value="0">
            <text:p>0</text:p>
          </table:table-cell>
          <table:table-cell table:style-name="ce178" table:formula="of:=COUNTIF([.C13:.M13];&quot;51&quot;)+COUNTIF([.C13:.M13];&quot;51$&quot;)+COUNTIF([.C13:.M13];&quot;51☻&quot;)" office:value-type="float" office:value="1">
            <text:p>1</text:p>
          </table:table-cell>
          <table:table-cell table:style-name="ce178" table:formula="of:=COUNTIF([.C13:.M13];&quot;52&quot;)+COUNTIF([.C13:.M13];&quot;52$&quot;)+COUNTIF([.C13:.M13];&quot;52☻&quot;)" office:value-type="float" office:value="1">
            <text:p>1</text:p>
          </table:table-cell>
          <table:table-cell table:style-name="ce178" table:formula="of:=COUNTIF([.C13:.M13];&quot;51¶&quot;)" office:value-type="float" office:value="1">
            <text:p>1</text:p>
          </table:table-cell>
          <table:table-cell table:style-name="ce178" table:formula="of:=COUNTIF([.C13:.M13];&quot;52¶&quot;)" office:value-type="float" office:value="1">
            <text:p>1</text:p>
          </table:table-cell>
          <table:table-cell table:style-name="ce178" table:formula="of:=COUNTIF([.C13:.M13];&quot;U&quot;)+COUNTIF([.C13:.M13];&quot;U☻&quot;)+COUNTIF([.C13:.M13];&quot;U☺&quot;)" office:value-type="float" office:value="0">
            <text:p>0</text:p>
          </table:table-cell>
          <table:table-cell table:style-name="ce178" table:formula="of:=COUNTIF([.C13:.M13];&quot;KVIT&quot;)+COUNTIF([.C13:.M13];&quot;KVIT☻&quot;)+COUNTIF([.C13:.M13];&quot;kvit$&quot;)" office:value-type="float" office:value="2">
            <text:p>2</text:p>
          </table:table-cell>
          <table:table-cell table:style-name="ce179" table:formula="of:=COUNTBLANK([.C13:.M13])" office:value-type="float" office:value="0">
            <text:p>0</text:p>
          </table:table-cell>
          <table:table-cell table:style-name="ce180" table:formula="of:=COUNTIF([.C13:.M13];&quot;x&quot;)" office:value-type="float" office:value="1">
            <text:p>1</text:p>
          </table:table-cell>
          <table:table-cell table:style-name="ce181" table:formula="of:=COUNTIF([.C13:.M13];&quot;51&quot;)+COUNTIF([.C13:.M13];&quot;51☻&quot;)+COUNTIF([.C13:.M13];&quot;2&quot;)+COUNTIF([.C13:.M13];&quot;52&quot;)+COUNTIF([.C13:.M13];&quot;52☻&quot;)+COUNTIF([.C13:.M13];&quot;51$&quot;)+COUNTIF([.C13:.M13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/>
          <table:table-cell table:style-name="ce55" office:value-type="string">
            <text:p>MI/SK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9-13">
            <text:p>13. sep 13</text:p>
          </table:table-cell>
          <table:table-cell table:style-name="ce172" table:formula="of:=TEXT([.A14];&quot;Ddd&quot;)" office:value-type="string" office:string-value="pet">
            <text:p>pet</text:p>
          </table:table-cell>
          <table:table-cell table:style-name="ce39" office:value-type="string">
            <text:p>Š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9" office:value-type="string">
            <text:p>POR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text:p>ORO</text:p>
          </table:table-cell>
          <table:table-cell table:style-name="ce33" office:value-type="string">
            <text:p>TAL</text:p>
          </table:table-cell>
          <table:table-cell table:style-name="ce178" table:formula="of:=COUNTIF([.C14:.M14];&quot;☻&quot;)+COUNTIF([.C14:.M14];&quot;52☻&quot;)+COUNTIF([.C14:.M14];&quot;51☻&quot;)+COUNTIF([.C14:.M14];&quot;1☻&quot;)+COUNTIF([.C14:.M14];&quot;KVIT☻&quot;)+COUNTIF([.C14:.M14];&quot;U☻&quot;)" office:value-type="float" office:value="1">
            <text:p>1</text:p>
          </table:table-cell>
          <table:table-cell table:style-name="ce178" table:formula="of:=COUNTIF([.C14:.M14];&quot;☺&quot;)+COUNTIF([.C14:.M14];&quot;52☺&quot;)+COUNTIF([.C14:.M14];&quot;51☺&quot;)+COUNTIF([.C14:.M14];&quot;1☺&quot;)+COUNTIF([.C14:.M14];&quot;KVIT☺&quot;)+COUNTIF([.C14:.M14];&quot;U☺&quot;)" office:value-type="float" office:value="1">
            <text:p>1</text:p>
          </table:table-cell>
          <table:table-cell table:style-name="ce178" table:formula="of:=COUNTIF([.C14:.M14];&quot;51&quot;)+COUNTIF([.C14:.M14];&quot;51$&quot;)+COUNTIF([.C14:.M14];&quot;51☻&quot;)" office:value-type="float" office:value="1">
            <text:p>1</text:p>
          </table:table-cell>
          <table:table-cell table:style-name="ce178" table:formula="of:=COUNTIF([.C14:.M14];&quot;52&quot;)+COUNTIF([.C14:.M14];&quot;52$&quot;)+COUNTIF([.C14:.M14];&quot;52☻&quot;)" office:value-type="float" office:value="1">
            <text:p>1</text:p>
          </table:table-cell>
          <table:table-cell table:style-name="ce178" table:formula="of:=COUNTIF([.C14:.M14];&quot;51¶&quot;)" office:value-type="float" office:value="0">
            <text:p>0</text:p>
          </table:table-cell>
          <table:table-cell table:style-name="ce178" table:formula="of:=COUNTIF([.C14:.M14];&quot;52¶&quot;)" office:value-type="float" office:value="0">
            <text:p>0</text:p>
          </table:table-cell>
          <table:table-cell table:style-name="ce178" table:formula="of:=COUNTIF([.C14:.M14];&quot;U&quot;)+COUNTIF([.C14:.M14];&quot;U☻&quot;)+COUNTIF([.C14:.M14];&quot;U☺&quot;)" office:value-type="float" office:value="1">
            <text:p>1</text:p>
          </table:table-cell>
          <table:table-cell table:style-name="ce178" table:formula="of:=COUNTIF([.C14:.M14];&quot;KVIT&quot;)+COUNTIF([.C14:.M14];&quot;KVIT☻&quot;)+COUNTIF([.C14:.M14];&quot;kvit$&quot;)" office:value-type="float" office:value="2">
            <text:p>2</text:p>
          </table:table-cell>
          <table:table-cell table:style-name="ce179" table:formula="of:=COUNTBLANK([.C14:.M14])" office:value-type="float" office:value="0">
            <text:p>0</text:p>
          </table:table-cell>
          <table:table-cell table:style-name="ce180" table:formula="of:=COUNTIF([.C14:.M14];&quot;x&quot;)" office:value-type="float" office:value="0">
            <text:p>0</text:p>
          </table:table-cell>
          <table:table-cell table:style-name="ce181" table:formula="of:=COUNTIF([.C14:.M14];&quot;51&quot;)+COUNTIF([.C14:.M14];&quot;51☻&quot;)+COUNTIF([.C14:.M14];&quot;2&quot;)+COUNTIF([.C14:.M14];&quot;52&quot;)+COUNTIF([.C14:.M14];&quot;52☻&quot;)+COUNTIF([.C14:.M14];&quot;51$&quot;)+COUNTIF([.C14:.M14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/>
          <table:table-cell table:style-name="ce39" office:value-type="string">
            <office:annotation draw:style-name="gr1" draw:text-style-name="P1" svg:width="2.941cm" svg:height="2.215cm" svg:x="27.245cm" svg:y="7.609cm" draw:caption-point-x="-0.608cm" draw:caption-point-y="1.517cm">
              <dc:creator>MŠ</dc:creator>
              <dc:date>2013-12-23T00:00:00</dc:date>
              <text:p text:style-name="P1"><text:span text:style-name="T1"><text:s/></text:span><text:span text:style-name="T1">nisem dezurna od 1.-8.9., potem pa kadarkoli 3-4x.</text:span></text:p>
              <text:p text:style-name="P1"><text:span text:style-name="T1"/></text:p>
            </office:annotation>
            <text:p>ŠT/SK</text:p>
          </table:table-cell>
          <table:table-cell table:number-columns-repeated="995"/>
        </table:table-row>
        <table:table-row table:style-name="ro8">
          <table:table-cell table:style-name="ce19" office:value-type="date" office:date-value="2013-09-14">
            <text:p>14. sep 13</text:p>
          </table:table-cell>
          <table:table-cell table:style-name="ce171" table:formula="of:=TEXT([.A15];&quot;Ddd&quot;)" office:value-type="string" office:string-value="sob">
            <text:p>sob</text:p>
          </table:table-cell>
          <table:table-cell table:style-name="ce56" office:value-type="string">
            <text:p>ŠD</text:p>
          </table:table-cell>
          <table:table-cell table:style-name="ce174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174"/>
          <table:table-cell table:style-name="ce56" office:value-type="string">
            <text:p>POR</text:p>
          </table:table-cell>
          <table:table-cell table:style-name="ce174" table:number-columns-repeated="4"/>
          <table:table-cell table:style-name="ce56" office:value-type="string">
            <text:p>ORO</text:p>
          </table:table-cell>
          <table:table-cell table:style-name="ce56" office:value-type="string">
            <text:p>TAL</text:p>
          </table:table-cell>
          <table:table-cell table:style-name="ce178" table:formula="of:=COUNTIF([.C15:.M15];&quot;☻&quot;)+COUNTIF([.C15:.M15];&quot;52☻&quot;)+COUNTIF([.C15:.M15];&quot;51☻&quot;)+COUNTIF([.C15:.M15];&quot;1☻&quot;)+COUNTIF([.C15:.M15];&quot;KVIT☻&quot;)+COUNTIF([.C15:.M15];&quot;U☻&quot;)" office:value-type="float" office:value="1">
            <text:p>1</text:p>
          </table:table-cell>
          <table:table-cell table:style-name="ce178" table:formula="of:=COUNTIF([.C15:.M15];&quot;☺&quot;)+COUNTIF([.C15:.M15];&quot;52☺&quot;)+COUNTIF([.C15:.M15];&quot;51☺&quot;)+COUNTIF([.C15:.M15];&quot;1☺&quot;)+COUNTIF([.C15:.M15];&quot;KVIT☺&quot;)+COUNTIF([.C15:.M15];&quot;U☺&quot;)" office:value-type="float" office:value="1">
            <text:p>1</text:p>
          </table:table-cell>
          <table:table-cell table:style-name="ce178" table:formula="of:=COUNTIF([.C15:.M15];&quot;51&quot;)+COUNTIF([.C15:.M15];&quot;51$&quot;)+COUNTIF([.C15:.M15];&quot;51☻&quot;)" office:value-type="float" office:value="0">
            <text:p>0</text:p>
          </table:table-cell>
          <table:table-cell table:style-name="ce178" table:formula="of:=COUNTIF([.C15:.M15];&quot;52&quot;)+COUNTIF([.C15:.M15];&quot;52$&quot;)+COUNTIF([.C15:.M15];&quot;52☻&quot;)" office:value-type="float" office:value="0">
            <text:p>0</text:p>
          </table:table-cell>
          <table:table-cell table:style-name="ce178" table:formula="of:=COUNTIF([.C15:.M15];&quot;51¶&quot;)" office:value-type="float" office:value="0">
            <text:p>0</text:p>
          </table:table-cell>
          <table:table-cell table:style-name="ce178" table:formula="of:=COUNTIF([.C15:.M15];&quot;52¶&quot;)" office:value-type="float" office:value="0">
            <text:p>0</text:p>
          </table:table-cell>
          <table:table-cell table:style-name="ce178" table:formula="of:=COUNTIF([.C15:.M15];&quot;U&quot;)+COUNTIF([.C15:.M15];&quot;U☻&quot;)+COUNTIF([.C15:.M15];&quot;U☺&quot;)" office:value-type="float" office:value="0">
            <text:p>0</text:p>
          </table:table-cell>
          <table:table-cell table:style-name="ce178" table:formula="of:=COUNTIF([.C15:.M15];&quot;KVIT&quot;)+COUNTIF([.C15:.M15];&quot;KVIT☻&quot;)+COUNTIF([.C15:.M15];&quot;kvit$&quot;)" office:value-type="float" office:value="0">
            <text:p>0</text:p>
          </table:table-cell>
          <table:table-cell table:style-name="ce179" table:formula="of:=COUNTBLANK([.C15:.M15])" office:value-type="float" office:value="7">
            <text:p>7</text:p>
          </table:table-cell>
          <table:table-cell table:style-name="ce180" table:formula="of:=COUNTIF([.C15:.M15];&quot;x&quot;)" office:value-type="float" office:value="0">
            <text:p>0</text:p>
          </table:table-cell>
          <table:table-cell table:style-name="ce181" table:formula="of:=COUNTIF([.C15:.M15];&quot;51&quot;)+COUNTIF([.C15:.M15];&quot;51☻&quot;)+COUNTIF([.C15:.M15];&quot;2&quot;)+COUNTIF([.C15:.M15];&quot;52&quot;)+COUNTIF([.C15:.M15];&quot;52☻&quot;)+COUNTIF([.C15:.M15];&quot;51$&quot;)+COUNTIF([.C15:.M15];&quot;52$&quot;)" office:value-type="float" office:value="0">
            <text:p>0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/>
          <table:table-cell table:style-name="ce39" office:value-type="string">
            <text:p>RO/GR</text:p>
          </table:table-cell>
          <table:table-cell table:number-columns-repeated="995"/>
        </table:table-row>
        <table:table-row table:style-name="ro8">
          <table:table-cell table:style-name="ce19" office:value-type="date" office:date-value="2013-09-15">
            <text:p>15. sep 13</text:p>
          </table:table-cell>
          <table:table-cell table:style-name="ce171" table:formula="of:=TEXT([.A16];&quot;Ddd&quot;)" office:value-type="string" office:string-value="ned">
            <text:p>ned</text:p>
          </table:table-cell>
          <table:table-cell table:style-name="ce56" office:value-type="string">
            <text:p>ŠD</text:p>
          </table:table-cell>
          <table:table-cell table:style-name="ce173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173" table:number-columns-repeated="2"/>
          <table:table-cell table:style-name="ce56" office:value-type="string">
            <text:p>POR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174"/>
          <table:table-cell table:style-name="ce173" table:number-columns-repeated="2"/>
          <table:table-cell table:style-name="ce56" office:value-type="string">
            <text:p>DAN</text:p>
          </table:table-cell>
          <table:table-cell table:style-name="ce56" office:value-type="string">
            <text:p>TAL</text:p>
          </table:table-cell>
          <table:table-cell table:style-name="ce178" table:formula="of:=COUNTIF([.C16:.M16];&quot;☻&quot;)+COUNTIF([.C16:.M16];&quot;52☻&quot;)+COUNTIF([.C16:.M16];&quot;51☻&quot;)+COUNTIF([.C16:.M16];&quot;1☻&quot;)+COUNTIF([.C16:.M16];&quot;KVIT☻&quot;)+COUNTIF([.C16:.M16];&quot;U☻&quot;)" office:value-type="float" office:value="1">
            <text:p>1</text:p>
          </table:table-cell>
          <table:table-cell table:style-name="ce178" table:formula="of:=COUNTIF([.C16:.M16];&quot;☺&quot;)+COUNTIF([.C16:.M16];&quot;52☺&quot;)+COUNTIF([.C16:.M16];&quot;51☺&quot;)+COUNTIF([.C16:.M16];&quot;1☺&quot;)+COUNTIF([.C16:.M16];&quot;KVIT☺&quot;)+COUNTIF([.C16:.M16];&quot;U☺&quot;)" office:value-type="float" office:value="1">
            <text:p>1</text:p>
          </table:table-cell>
          <table:table-cell table:style-name="ce178" table:formula="of:=COUNTIF([.C16:.M16];&quot;51&quot;)+COUNTIF([.C16:.M16];&quot;51$&quot;)+COUNTIF([.C16:.M16];&quot;51☻&quot;)" office:value-type="float" office:value="0">
            <text:p>0</text:p>
          </table:table-cell>
          <table:table-cell table:style-name="ce178" table:formula="of:=COUNTIF([.C16:.M16];&quot;52&quot;)+COUNTIF([.C16:.M16];&quot;52$&quot;)+COUNTIF([.C16:.M16];&quot;52☻&quot;)" office:value-type="float" office:value="0">
            <text:p>0</text:p>
          </table:table-cell>
          <table:table-cell table:style-name="ce178" table:formula="of:=COUNTIF([.C16:.M16];&quot;51¶&quot;)" office:value-type="float" office:value="0">
            <text:p>0</text:p>
          </table:table-cell>
          <table:table-cell table:style-name="ce178" table:formula="of:=COUNTIF([.C16:.M16];&quot;52¶&quot;)" office:value-type="float" office:value="0">
            <text:p>0</text:p>
          </table:table-cell>
          <table:table-cell table:style-name="ce178" table:formula="of:=COUNTIF([.C16:.M16];&quot;U&quot;)+COUNTIF([.C16:.M16];&quot;U☻&quot;)+COUNTIF([.C16:.M16];&quot;U☺&quot;)" office:value-type="float" office:value="0">
            <text:p>0</text:p>
          </table:table-cell>
          <table:table-cell table:style-name="ce178" table:formula="of:=COUNTIF([.C16:.M16];&quot;KVIT&quot;)+COUNTIF([.C16:.M16];&quot;KVIT☻&quot;)+COUNTIF([.C16:.M16];&quot;kvit$&quot;)" office:value-type="float" office:value="0">
            <text:p>0</text:p>
          </table:table-cell>
          <table:table-cell table:style-name="ce179" table:formula="of:=COUNTBLANK([.C16:.M16])" office:value-type="float" office:value="7">
            <text:p>7</text:p>
          </table:table-cell>
          <table:table-cell table:style-name="ce180" table:formula="of:=COUNTIF([.C16:.M16];&quot;x&quot;)" office:value-type="float" office:value="0">
            <text:p>0</text:p>
          </table:table-cell>
          <table:table-cell table:style-name="ce181" table:formula="of:=COUNTIF([.C16:.M16];&quot;51&quot;)+COUNTIF([.C16:.M16];&quot;51☻&quot;)+COUNTIF([.C16:.M16];&quot;2&quot;)+COUNTIF([.C16:.M16];&quot;52&quot;)+COUNTIF([.C16:.M16];&quot;52☻&quot;)+COUNTIF([.C16:.M16];&quot;51$&quot;)+COUNTIF([.C16:.M16];&quot;52$&quot;)" office:value-type="float" office:value="0">
            <text:p>0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/>
          <table:table-cell table:style-name="ce177" office:value-type="string">
            <text:p>MI/FIL</text:p>
          </table:table-cell>
          <table:table-cell table:style-name="ce177" office:value-type="string">
            <text:p>FIL</text:p>
          </table:table-cell>
          <table:table-cell table:number-columns-repeated="994"/>
        </table:table-row>
        <table:table-row table:style-name="ro8">
          <table:table-cell table:style-name="ce20" office:value-type="date" office:date-value="2013-09-16">
            <text:p>16. sep 13</text:p>
          </table:table-cell>
          <table:table-cell table:style-name="ce172" table:formula="of:=TEXT([.A17];&quot;Ddd&quot;)" office:value-type="string" office:string-value="pon">
            <text:p>pon</text:p>
          </table:table-cell>
          <table:table-cell table:style-name="ce39" office:value-type="string">
            <text:p>ŠD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9" office:value-type="string">
            <office:annotation draw:style-name="gr1" draw:text-style-name="P1" svg:width="3.907cm" svg:height="8.907cm" svg:x="13.686cm" svg:y="10.761cm" draw:caption-point-x="-0.61cm" draw:caption-point-y="0.468cm">
              <dc:creator>MŠ</dc:creator>
              <dc:date>2013-12-23T00:00:00</dc:date>
              <text:p text:style-name="P1"><text:span text:style-name="T1"><text:s/></text:span><text:span text:style-name="T1">dopust od 1. do 11. septembra ter študijski dopust od 23. do 28. septembra</text:span></text:p>
            </office:annotation>
            <text:p>GRY</text:p>
          </table:table-cell>
          <table:table-cell table:style-name="ce33" office:value-type="string">
            <text:p>PIN</text:p>
          </table:table-cell>
          <table:table-cell table:style-name="ce178" table:formula="of:=COUNTIF([.C17:.M17];&quot;☻&quot;)+COUNTIF([.C17:.M17];&quot;52☻&quot;)+COUNTIF([.C17:.M17];&quot;51☻&quot;)+COUNTIF([.C17:.M17];&quot;1☻&quot;)+COUNTIF([.C17:.M17];&quot;KVIT☻&quot;)+COUNTIF([.C17:.M17];&quot;U☻&quot;)" office:value-type="float" office:value="1">
            <text:p>1</text:p>
          </table:table-cell>
          <table:table-cell table:style-name="ce178" table:formula="of:=COUNTIF([.C17:.M17];&quot;☺&quot;)+COUNTIF([.C17:.M17];&quot;52☺&quot;)+COUNTIF([.C17:.M17];&quot;51☺&quot;)+COUNTIF([.C17:.M17];&quot;1☺&quot;)+COUNTIF([.C17:.M17];&quot;KVIT☺&quot;)+COUNTIF([.C17:.M17];&quot;U☺&quot;)" office:value-type="float" office:value="0">
            <text:p>0</text:p>
          </table:table-cell>
          <table:table-cell table:style-name="ce178" table:formula="of:=COUNTIF([.C17:.M17];&quot;51&quot;)+COUNTIF([.C17:.M17];&quot;51$&quot;)+COUNTIF([.C17:.M17];&quot;51☻&quot;)" office:value-type="float" office:value="1">
            <text:p>1</text:p>
          </table:table-cell>
          <table:table-cell table:style-name="ce178" table:formula="of:=COUNTIF([.C17:.M17];&quot;52&quot;)+COUNTIF([.C17:.M17];&quot;52$&quot;)+COUNTIF([.C17:.M17];&quot;52☻&quot;)" office:value-type="float" office:value="1">
            <text:p>1</text:p>
          </table:table-cell>
          <table:table-cell table:style-name="ce178" table:formula="of:=COUNTIF([.C17:.M17];&quot;51¶&quot;)" office:value-type="float" office:value="1">
            <text:p>1</text:p>
          </table:table-cell>
          <table:table-cell table:style-name="ce178" table:formula="of:=COUNTIF([.C17:.M17];&quot;52¶&quot;)" office:value-type="float" office:value="1">
            <text:p>1</text:p>
          </table:table-cell>
          <table:table-cell table:style-name="ce178" table:formula="of:=COUNTIF([.C17:.M17];&quot;U&quot;)+COUNTIF([.C17:.M17];&quot;U☻&quot;)+COUNTIF([.C17:.M17];&quot;U☺&quot;)" office:value-type="float" office:value="0">
            <text:p>0</text:p>
          </table:table-cell>
          <table:table-cell table:style-name="ce178" table:formula="of:=COUNTIF([.C17:.M17];&quot;KVIT&quot;)+COUNTIF([.C17:.M17];&quot;KVIT☻&quot;)+COUNTIF([.C17:.M17];&quot;kvit$&quot;)" office:value-type="float" office:value="2">
            <text:p>2</text:p>
          </table:table-cell>
          <table:table-cell table:style-name="ce179" table:formula="of:=COUNTBLANK([.C17:.M17])" office:value-type="float" office:value="0">
            <text:p>0</text:p>
          </table:table-cell>
          <table:table-cell table:style-name="ce180" table:formula="of:=COUNTIF([.C17:.M17];&quot;x&quot;)" office:value-type="float" office:value="2">
            <text:p>2</text:p>
          </table:table-cell>
          <table:table-cell table:style-name="ce181" table:formula="of:=COUNTIF([.C17:.M17];&quot;51&quot;)+COUNTIF([.C17:.M17];&quot;51☻&quot;)+COUNTIF([.C17:.M17];&quot;2&quot;)+COUNTIF([.C17:.M17];&quot;52&quot;)+COUNTIF([.C17:.M17];&quot;52☻&quot;)+COUNTIF([.C17:.M17];&quot;51$&quot;)+COUNTIF([.C17:.M17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9-17">
            <text:p>17. sep 13</text:p>
          </table:table-cell>
          <table:table-cell table:style-name="ce172" table:formula="of:=TEXT([.A18];&quot;Ddd&quot;)" office:value-type="string" office:string-value="tor">
            <text:p>tor</text:p>
          </table:table-cell>
          <table:table-cell table:style-name="ce39" office:value-type="string">
            <text:p>Š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5" office:value-type="string">
            <text:p>MI/PI</text:p>
          </table:table-cell>
          <table:table-cell table:style-name="ce33" office:value-type="string">
            <text:p>DAN</text:p>
          </table:table-cell>
          <table:table-cell table:style-name="ce178" table:formula="of:=COUNTIF([.C18:.M18];&quot;☻&quot;)+COUNTIF([.C18:.M18];&quot;52☻&quot;)+COUNTIF([.C18:.M18];&quot;51☻&quot;)+COUNTIF([.C18:.M18];&quot;1☻&quot;)+COUNTIF([.C18:.M18];&quot;KVIT☻&quot;)+COUNTIF([.C18:.M18];&quot;U☻&quot;)" office:value-type="float" office:value="0">
            <text:p>0</text:p>
          </table:table-cell>
          <table:table-cell table:style-name="ce178" table:formula="of:=COUNTIF([.C18:.M18];&quot;☺&quot;)+COUNTIF([.C18:.M18];&quot;52☺&quot;)+COUNTIF([.C18:.M18];&quot;51☺&quot;)+COUNTIF([.C18:.M18];&quot;1☺&quot;)+COUNTIF([.C18:.M18];&quot;KVIT☺&quot;)+COUNTIF([.C18:.M18];&quot;U☺&quot;)" office:value-type="float" office:value="0">
            <text:p>0</text:p>
          </table:table-cell>
          <table:table-cell table:style-name="ce178" table:formula="of:=COUNTIF([.C18:.M18];&quot;51&quot;)+COUNTIF([.C18:.M18];&quot;51$&quot;)+COUNTIF([.C18:.M18];&quot;51☻&quot;)" office:value-type="float" office:value="1">
            <text:p>1</text:p>
          </table:table-cell>
          <table:table-cell table:style-name="ce178" table:formula="of:=COUNTIF([.C18:.M18];&quot;52&quot;)+COUNTIF([.C18:.M18];&quot;52$&quot;)+COUNTIF([.C18:.M18];&quot;52☻&quot;)" office:value-type="float" office:value="1">
            <text:p>1</text:p>
          </table:table-cell>
          <table:table-cell table:style-name="ce178" table:formula="of:=COUNTIF([.C18:.M18];&quot;51¶&quot;)" office:value-type="float" office:value="1">
            <text:p>1</text:p>
          </table:table-cell>
          <table:table-cell table:style-name="ce178" table:formula="of:=COUNTIF([.C18:.M18];&quot;52¶&quot;)" office:value-type="float" office:value="1">
            <text:p>1</text:p>
          </table:table-cell>
          <table:table-cell table:style-name="ce178" table:formula="of:=COUNTIF([.C18:.M18];&quot;U&quot;)+COUNTIF([.C18:.M18];&quot;U☻&quot;)+COUNTIF([.C18:.M18];&quot;U☺&quot;)" office:value-type="float" office:value="1">
            <text:p>1</text:p>
          </table:table-cell>
          <table:table-cell table:style-name="ce178" table:formula="of:=COUNTIF([.C18:.M18];&quot;KVIT&quot;)+COUNTIF([.C18:.M18];&quot;KVIT☻&quot;)+COUNTIF([.C18:.M18];&quot;kvit$&quot;)" office:value-type="float" office:value="2">
            <text:p>2</text:p>
          </table:table-cell>
          <table:table-cell table:style-name="ce179" table:formula="of:=COUNTBLANK([.C18:.M18])" office:value-type="float" office:value="0">
            <text:p>0</text:p>
          </table:table-cell>
          <table:table-cell table:style-name="ce180" table:formula="of:=COUNTIF([.C18:.M18];&quot;x&quot;)" office:value-type="float" office:value="1">
            <text:p>1</text:p>
          </table:table-cell>
          <table:table-cell table:style-name="ce181" table:formula="of:=COUNTIF([.C18:.M18];&quot;51&quot;)+COUNTIF([.C18:.M18];&quot;51☻&quot;)+COUNTIF([.C18:.M18];&quot;2&quot;)+COUNTIF([.C18:.M18];&quot;52&quot;)+COUNTIF([.C18:.M18];&quot;52☻&quot;)+COUNTIF([.C18:.M18];&quot;51$&quot;)+COUNTIF([.C18:.M18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9-18">
            <text:p>18. sep 13</text:p>
          </table:table-cell>
          <table:table-cell table:style-name="ce172" table:formula="of:=TEXT([.A19];&quot;Ddd&quot;)" office:value-type="string" office:string-value="sre">
            <text:p>sre</text:p>
          </table:table-cell>
          <table:table-cell table:style-name="ce39" office:value-type="string">
            <text:p>Š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9" office:value-type="string">
            <text:p>P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9" office:value-type="string">
            <text:p>ROD</text:p>
          </table:table-cell>
          <table:table-cell table:style-name="ce33" office:value-type="string">
            <text:p>DAN</text:p>
          </table:table-cell>
          <table:table-cell table:style-name="ce178" table:formula="of:=COUNTIF([.C19:.M19];&quot;☻&quot;)+COUNTIF([.C19:.M19];&quot;52☻&quot;)+COUNTIF([.C19:.M19];&quot;51☻&quot;)+COUNTIF([.C19:.M19];&quot;1☻&quot;)+COUNTIF([.C19:.M19];&quot;KVIT☻&quot;)+COUNTIF([.C19:.M19];&quot;U☻&quot;)" office:value-type="float" office:value="1">
            <text:p>1</text:p>
          </table:table-cell>
          <table:table-cell table:style-name="ce178" table:formula="of:=COUNTIF([.C19:.M19];&quot;☺&quot;)+COUNTIF([.C19:.M19];&quot;52☺&quot;)+COUNTIF([.C19:.M19];&quot;51☺&quot;)+COUNTIF([.C19:.M19];&quot;1☺&quot;)+COUNTIF([.C19:.M19];&quot;KVIT☺&quot;)+COUNTIF([.C19:.M19];&quot;U☺&quot;)" office:value-type="float" office:value="0">
            <text:p>0</text:p>
          </table:table-cell>
          <table:table-cell table:style-name="ce178" table:formula="of:=COUNTIF([.C19:.M19];&quot;51&quot;)+COUNTIF([.C19:.M19];&quot;51$&quot;)+COUNTIF([.C19:.M19];&quot;51☻&quot;)" office:value-type="float" office:value="1">
            <text:p>1</text:p>
          </table:table-cell>
          <table:table-cell table:style-name="ce178" table:formula="of:=COUNTIF([.C19:.M19];&quot;52&quot;)+COUNTIF([.C19:.M19];&quot;52$&quot;)+COUNTIF([.C19:.M19];&quot;52☻&quot;)" office:value-type="float" office:value="1">
            <text:p>1</text:p>
          </table:table-cell>
          <table:table-cell table:style-name="ce178" table:formula="of:=COUNTIF([.C19:.M19];&quot;51¶&quot;)" office:value-type="float" office:value="1">
            <text:p>1</text:p>
          </table:table-cell>
          <table:table-cell table:style-name="ce178" table:formula="of:=COUNTIF([.C19:.M19];&quot;52¶&quot;)" office:value-type="float" office:value="1">
            <text:p>1</text:p>
          </table:table-cell>
          <table:table-cell table:style-name="ce178" table:formula="of:=COUNTIF([.C19:.M19];&quot;U&quot;)+COUNTIF([.C19:.M19];&quot;U☻&quot;)+COUNTIF([.C19:.M19];&quot;U☺&quot;)" office:value-type="float" office:value="1">
            <text:p>1</text:p>
          </table:table-cell>
          <table:table-cell table:style-name="ce178" table:formula="of:=COUNTIF([.C19:.M19];&quot;KVIT&quot;)+COUNTIF([.C19:.M19];&quot;KVIT☻&quot;)+COUNTIF([.C19:.M19];&quot;kvit$&quot;)" office:value-type="float" office:value="2">
            <text:p>2</text:p>
          </table:table-cell>
          <table:table-cell table:style-name="ce179" table:formula="of:=COUNTBLANK([.C19:.M19])" office:value-type="float" office:value="0">
            <text:p>0</text:p>
          </table:table-cell>
          <table:table-cell table:style-name="ce180" table:formula="of:=COUNTIF([.C19:.M19];&quot;x&quot;)" office:value-type="float" office:value="0">
            <text:p>0</text:p>
          </table:table-cell>
          <table:table-cell table:style-name="ce181" table:formula="of:=COUNTIF([.C19:.M19];&quot;51&quot;)+COUNTIF([.C19:.M19];&quot;51☻&quot;)+COUNTIF([.C19:.M19];&quot;2&quot;)+COUNTIF([.C19:.M19];&quot;52&quot;)+COUNTIF([.C19:.M19];&quot;52☻&quot;)+COUNTIF([.C19:.M19];&quot;51$&quot;)+COUNTIF([.C19:.M19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9-19">
            <text:p>19. sep 13</text:p>
          </table:table-cell>
          <table:table-cell table:style-name="ce172" table:formula="of:=TEXT([.A20];&quot;Ddd&quot;)" office:value-type="string" office:string-value="čet">
            <text:p>če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45" office:value-type="string">
            <text:p>MF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9" office:value-type="string">
            <text:p>P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9" office:value-type="string">
            <office:annotation draw:style-name="gr1" draw:text-style-name="P1" svg:width="3.907cm" svg:height="8.907cm" svg:x="13.686cm" svg:y="12.865cm" draw:caption-point-x="-0.61cm" draw:caption-point-y="0.468cm">
              <dc:creator>MŠ</dc:creator>
              <dc:date>2013-12-23T00:00:00</dc:date>
              <text:p text:style-name="P1"><text:span text:style-name="T1"><text:s/></text:span><text:span text:style-name="T1">dopust od 1. do 11. septembra ter študijski dopust od 23. do 28. septembra</text:span></text:p>
            </office:annotation>
            <text:p>GRY</text:p>
          </table:table-cell>
          <table:table-cell table:style-name="ce33" office:value-type="string">
            <text:p>DAN</text:p>
          </table:table-cell>
          <table:table-cell table:style-name="ce178" table:formula="of:=COUNTIF([.C20:.M20];&quot;☻&quot;)+COUNTIF([.C20:.M20];&quot;52☻&quot;)+COUNTIF([.C20:.M20];&quot;51☻&quot;)+COUNTIF([.C20:.M20];&quot;1☻&quot;)+COUNTIF([.C20:.M20];&quot;KVIT☻&quot;)+COUNTIF([.C20:.M20];&quot;U☻&quot;)" office:value-type="float" office:value="1">
            <text:p>1</text:p>
          </table:table-cell>
          <table:table-cell table:style-name="ce178" table:formula="of:=COUNTIF([.C20:.M20];&quot;☺&quot;)+COUNTIF([.C20:.M20];&quot;52☺&quot;)+COUNTIF([.C20:.M20];&quot;51☺&quot;)+COUNTIF([.C20:.M20];&quot;1☺&quot;)+COUNTIF([.C20:.M20];&quot;KVIT☺&quot;)+COUNTIF([.C20:.M20];&quot;U☺&quot;)" office:value-type="float" office:value="0">
            <text:p>0</text:p>
          </table:table-cell>
          <table:table-cell table:style-name="ce178" table:formula="of:=COUNTIF([.C20:.M20];&quot;51&quot;)+COUNTIF([.C20:.M20];&quot;51$&quot;)+COUNTIF([.C20:.M20];&quot;51☻&quot;)" office:value-type="float" office:value="1">
            <text:p>1</text:p>
          </table:table-cell>
          <table:table-cell table:style-name="ce178" table:formula="of:=COUNTIF([.C20:.M20];&quot;52&quot;)+COUNTIF([.C20:.M20];&quot;52$&quot;)+COUNTIF([.C20:.M20];&quot;52☻&quot;)" office:value-type="float" office:value="1">
            <text:p>1</text:p>
          </table:table-cell>
          <table:table-cell table:style-name="ce178" table:formula="of:=COUNTIF([.C20:.M20];&quot;51¶&quot;)" office:value-type="float" office:value="1">
            <text:p>1</text:p>
          </table:table-cell>
          <table:table-cell table:style-name="ce178" table:formula="of:=COUNTIF([.C20:.M20];&quot;52¶&quot;)" office:value-type="float" office:value="0">
            <text:p>0</text:p>
          </table:table-cell>
          <table:table-cell table:style-name="ce178" table:formula="of:=COUNTIF([.C20:.M20];&quot;U&quot;)+COUNTIF([.C20:.M20];&quot;U☻&quot;)+COUNTIF([.C20:.M20];&quot;U☺&quot;)" office:value-type="float" office:value="0">
            <text:p>0</text:p>
          </table:table-cell>
          <table:table-cell table:style-name="ce178" table:formula="of:=COUNTIF([.C20:.M20];&quot;KVIT&quot;)+COUNTIF([.C20:.M20];&quot;KVIT☻&quot;)+COUNTIF([.C20:.M20];&quot;kvit$&quot;)" office:value-type="float" office:value="2">
            <text:p>2</text:p>
          </table:table-cell>
          <table:table-cell table:style-name="ce179" table:formula="of:=COUNTBLANK([.C20:.M20])" office:value-type="float" office:value="0">
            <text:p>0</text:p>
          </table:table-cell>
          <table:table-cell table:style-name="ce180" table:formula="of:=COUNTIF([.C20:.M20];&quot;x&quot;)" office:value-type="float" office:value="1">
            <text:p>1</text:p>
          </table:table-cell>
          <table:table-cell table:style-name="ce181" table:formula="of:=COUNTIF([.C20:.M20];&quot;51&quot;)+COUNTIF([.C20:.M20];&quot;51☻&quot;)+COUNTIF([.C20:.M20];&quot;2&quot;)+COUNTIF([.C20:.M20];&quot;52&quot;)+COUNTIF([.C20:.M20];&quot;52☻&quot;)+COUNTIF([.C20:.M20];&quot;51$&quot;)+COUNTIF([.C20:.M20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9-20">
            <text:p>20. sep 13</text:p>
          </table:table-cell>
          <table:table-cell table:style-name="ce172" table:formula="of:=TEXT([.A21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9" office:value-type="string">
            <text:p>P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9" office:value-type="string">
            <office:annotation draw:style-name="gr1" draw:text-style-name="P1" svg:width="2.912cm" svg:height="2.216cm" svg:x="13.686cm" svg:y="12.517cm" draw:caption-point-x="-0.61cm" draw:caption-point-y="1.517cm">
              <dc:creator>MŠ</dc:creator>
              <dc:date>2013-12-23T00:00:00</dc:date>
              <text:p text:style-name="P1"><text:span text:style-name="T1"><text:s/></text:span><text:span text:style-name="T1">nisem dezurna od 1.-8.9., potem pa kadarkoli 3-4x.</text:span></text:p>
              <text:p text:style-name="P1"><text:span text:style-name="T1"/></text:p>
            </office:annotation>
            <text:p>ŠT/SK</text:p>
          </table:table-cell>
          <table:table-cell table:style-name="ce33" office:value-type="string">
            <text:p>DAN</text:p>
          </table:table-cell>
          <table:table-cell table:style-name="ce178" table:formula="of:=COUNTIF([.C21:.M21];&quot;☻&quot;)+COUNTIF([.C21:.M21];&quot;52☻&quot;)+COUNTIF([.C21:.M21];&quot;51☻&quot;)+COUNTIF([.C21:.M21];&quot;1☻&quot;)+COUNTIF([.C21:.M21];&quot;KVIT☻&quot;)+COUNTIF([.C21:.M21];&quot;U☻&quot;)" office:value-type="float" office:value="0">
            <text:p>0</text:p>
          </table:table-cell>
          <table:table-cell table:style-name="ce178" table:formula="of:=COUNTIF([.C21:.M21];&quot;☺&quot;)+COUNTIF([.C21:.M21];&quot;52☺&quot;)+COUNTIF([.C21:.M21];&quot;51☺&quot;)+COUNTIF([.C21:.M21];&quot;1☺&quot;)+COUNTIF([.C21:.M21];&quot;KVIT☺&quot;)+COUNTIF([.C21:.M21];&quot;U☺&quot;)" office:value-type="float" office:value="0">
            <text:p>0</text:p>
          </table:table-cell>
          <table:table-cell table:style-name="ce178" table:formula="of:=COUNTIF([.C21:.M21];&quot;51&quot;)+COUNTIF([.C21:.M21];&quot;51$&quot;)+COUNTIF([.C21:.M21];&quot;51☻&quot;)" office:value-type="float" office:value="1">
            <text:p>1</text:p>
          </table:table-cell>
          <table:table-cell table:style-name="ce178" table:formula="of:=COUNTIF([.C21:.M21];&quot;52&quot;)+COUNTIF([.C21:.M21];&quot;52$&quot;)+COUNTIF([.C21:.M21];&quot;52☻&quot;)" office:value-type="float" office:value="1">
            <text:p>1</text:p>
          </table:table-cell>
          <table:table-cell table:style-name="ce178" table:formula="of:=COUNTIF([.C21:.M21];&quot;51¶&quot;)" office:value-type="float" office:value="1">
            <text:p>1</text:p>
          </table:table-cell>
          <table:table-cell table:style-name="ce178" table:formula="of:=COUNTIF([.C21:.M21];&quot;52¶&quot;)" office:value-type="float" office:value="0">
            <text:p>0</text:p>
          </table:table-cell>
          <table:table-cell table:style-name="ce178" table:formula="of:=COUNTIF([.C21:.M21];&quot;U&quot;)+COUNTIF([.C21:.M21];&quot;U☻&quot;)+COUNTIF([.C21:.M21];&quot;U☺&quot;)" office:value-type="float" office:value="0">
            <text:p>0</text:p>
          </table:table-cell>
          <table:table-cell table:style-name="ce178" table:formula="of:=COUNTIF([.C21:.M21];&quot;KVIT&quot;)+COUNTIF([.C21:.M21];&quot;KVIT☻&quot;)+COUNTIF([.C21:.M21];&quot;kvit$&quot;)" office:value-type="float" office:value="2">
            <text:p>2</text:p>
          </table:table-cell>
          <table:table-cell table:style-name="ce179" table:formula="of:=COUNTBLANK([.C21:.M21])" office:value-type="float" office:value="0">
            <text:p>0</text:p>
          </table:table-cell>
          <table:table-cell table:style-name="ce180" table:formula="of:=COUNTIF([.C21:.M21];&quot;x&quot;)" office:value-type="float" office:value="2">
            <text:p>2</text:p>
          </table:table-cell>
          <table:table-cell table:style-name="ce181" table:formula="of:=COUNTIF([.C21:.M21];&quot;51&quot;)+COUNTIF([.C21:.M21];&quot;51☻&quot;)+COUNTIF([.C21:.M21];&quot;2&quot;)+COUNTIF([.C21:.M21];&quot;52&quot;)+COUNTIF([.C21:.M21];&quot;52☻&quot;)+COUNTIF([.C21:.M21];&quot;51$&quot;)+COUNTIF([.C21:.M21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9-21">
            <text:p>21. sep 13</text:p>
          </table:table-cell>
          <table:table-cell table:style-name="ce171" table:formula="of:=TEXT([.A22];&quot;Ddd&quot;)" office:value-type="string" office:string-value="sob">
            <text:p>sob</text:p>
          </table:table-cell>
          <table:table-cell table:style-name="ce174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174" table:number-columns-repeated="2"/>
          <table:table-cell table:style-name="ce115" table:formula="of:=[$'Vzorci vnosov'.$A$15]" office:value-type="string" office:string-value="SO">
            <text:p>SO</text:p>
          </table:table-cell>
          <table:table-cell table:style-name="ce56" office:value-type="string">
            <text:p>POR</text:p>
          </table:table-cell>
          <table:table-cell table:style-name="ce174" table:number-columns-repeated="3"/>
          <table:table-cell table:style-name="ce11" table:formula="of:=[$'Vzorci vnosov'.$A$21]" office:value-type="string" office:string-value="☺">
            <text:p>☺</text:p>
          </table:table-cell>
          <table:table-cell table:style-name="ce56" office:value-type="string">
            <text:p>TAL</text:p>
          </table:table-cell>
          <table:table-cell table:style-name="ce56" office:value-type="string">
            <text:p>DAN</text:p>
          </table:table-cell>
          <table:table-cell table:style-name="ce178" table:formula="of:=COUNTIF([.C22:.M22];&quot;☻&quot;)+COUNTIF([.C22:.M22];&quot;52☻&quot;)+COUNTIF([.C22:.M22];&quot;51☻&quot;)+COUNTIF([.C22:.M22];&quot;1☻&quot;)+COUNTIF([.C22:.M22];&quot;KVIT☻&quot;)+COUNTIF([.C22:.M22];&quot;U☻&quot;)" office:value-type="float" office:value="1">
            <text:p>1</text:p>
          </table:table-cell>
          <table:table-cell table:style-name="ce178" table:formula="of:=COUNTIF([.C22:.M22];&quot;☺&quot;)+COUNTIF([.C22:.M22];&quot;52☺&quot;)+COUNTIF([.C22:.M22];&quot;51☺&quot;)+COUNTIF([.C22:.M22];&quot;1☺&quot;)+COUNTIF([.C22:.M22];&quot;KVIT☺&quot;)+COUNTIF([.C22:.M22];&quot;U☺&quot;)" office:value-type="float" office:value="1">
            <text:p>1</text:p>
          </table:table-cell>
          <table:table-cell table:style-name="ce178" table:formula="of:=COUNTIF([.C22:.M22];&quot;51&quot;)+COUNTIF([.C22:.M22];&quot;51$&quot;)+COUNTIF([.C22:.M22];&quot;51☻&quot;)" office:value-type="float" office:value="0">
            <text:p>0</text:p>
          </table:table-cell>
          <table:table-cell table:style-name="ce178" table:formula="of:=COUNTIF([.C22:.M22];&quot;52&quot;)+COUNTIF([.C22:.M22];&quot;52$&quot;)+COUNTIF([.C22:.M22];&quot;52☻&quot;)" office:value-type="float" office:value="0">
            <text:p>0</text:p>
          </table:table-cell>
          <table:table-cell table:style-name="ce178" table:formula="of:=COUNTIF([.C22:.M22];&quot;51¶&quot;)" office:value-type="float" office:value="0">
            <text:p>0</text:p>
          </table:table-cell>
          <table:table-cell table:style-name="ce178" table:formula="of:=COUNTIF([.C22:.M22];&quot;52¶&quot;)" office:value-type="float" office:value="0">
            <text:p>0</text:p>
          </table:table-cell>
          <table:table-cell table:style-name="ce178" table:formula="of:=COUNTIF([.C22:.M22];&quot;U&quot;)+COUNTIF([.C22:.M22];&quot;U☻&quot;)+COUNTIF([.C22:.M22];&quot;U☺&quot;)" office:value-type="float" office:value="0">
            <text:p>0</text:p>
          </table:table-cell>
          <table:table-cell table:style-name="ce178" table:formula="of:=COUNTIF([.C22:.M22];&quot;KVIT&quot;)+COUNTIF([.C22:.M22];&quot;KVIT☻&quot;)+COUNTIF([.C22:.M22];&quot;kvit$&quot;)" office:value-type="float" office:value="0">
            <text:p>0</text:p>
          </table:table-cell>
          <table:table-cell table:style-name="ce179" table:formula="of:=COUNTBLANK([.C22:.M22])" office:value-type="float" office:value="7">
            <text:p>7</text:p>
          </table:table-cell>
          <table:table-cell table:style-name="ce180" table:formula="of:=COUNTIF([.C22:.M22];&quot;x&quot;)" office:value-type="float" office:value="0">
            <text:p>0</text:p>
          </table:table-cell>
          <table:table-cell table:style-name="ce181" table:formula="of:=COUNTIF([.C22:.M22];&quot;51&quot;)+COUNTIF([.C22:.M22];&quot;51☻&quot;)+COUNTIF([.C22:.M22];&quot;2&quot;)+COUNTIF([.C22:.M22];&quot;52&quot;)+COUNTIF([.C22:.M22];&quot;52☻&quot;)+COUNTIF([.C22:.M22];&quot;51$&quot;)+COUNTIF([.C22:.M22];&quot;52$&quot;)" office:value-type="float" office:value="0">
            <text:p>0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9-22">
            <text:p>22. sep 13</text:p>
          </table:table-cell>
          <table:table-cell table:style-name="ce171" table:formula="of:=TEXT([.A23];&quot;Ddd&quot;)" office:value-type="string" office:string-value="ned">
            <text:p>ned</text:p>
          </table:table-cell>
          <table:table-cell table:style-name="ce115" table:formula="of:=[$'Vzorci vnosov'.$A$15]" office:value-type="string" office:string-value="SO">
            <text:p>SO</text:p>
          </table:table-cell>
          <table:table-cell table:style-name="ce173"/>
          <table:table-cell table:style-name="ce6" table:formula="of:=[$'Vzorci vnosov'.$A$14]" office:value-type="string" office:string-value="☻">
            <text:p>☻</text:p>
          </table:table-cell>
          <table:table-cell table:style-name="ce173" table:number-columns-repeated="2"/>
          <table:table-cell table:style-name="ce115" table:formula="of:=[$'Vzorci vnosov'.$A$15]" office:value-type="string" office:string-value="SO">
            <text:p>SO</text:p>
          </table:table-cell>
          <table:table-cell table:style-name="ce56" office:value-type="string">
            <text:p>POR</text:p>
          </table:table-cell>
          <table:table-cell table:style-name="ce173"/>
          <table:table-cell table:style-name="ce115" table:formula="of:=[$'Vzorci vnosov'.$A$15]" office:value-type="string" office:string-value="SO">
            <text:p>SO</text:p>
          </table:table-cell>
          <table:table-cell table:style-name="ce173"/>
          <table:table-cell table:style-name="ce11" table:formula="of:=[$'Vzorci vnosov'.$A$21]" office:value-type="string" office:string-value="☺">
            <text:p>☺</text:p>
          </table:table-cell>
          <table:table-cell table:style-name="ce56" office:value-type="string">
            <text:p>TAL</text:p>
          </table:table-cell>
          <table:table-cell table:style-name="ce56" office:value-type="string">
            <text:p>DAN</text:p>
          </table:table-cell>
          <table:table-cell table:style-name="ce178" table:formula="of:=COUNTIF([.C23:.M23];&quot;☻&quot;)+COUNTIF([.C23:.M23];&quot;52☻&quot;)+COUNTIF([.C23:.M23];&quot;51☻&quot;)+COUNTIF([.C23:.M23];&quot;1☻&quot;)+COUNTIF([.C23:.M23];&quot;KVIT☻&quot;)+COUNTIF([.C23:.M23];&quot;U☻&quot;)" office:value-type="float" office:value="1">
            <text:p>1</text:p>
          </table:table-cell>
          <table:table-cell table:style-name="ce178" table:formula="of:=COUNTIF([.C23:.M23];&quot;☺&quot;)+COUNTIF([.C23:.M23];&quot;52☺&quot;)+COUNTIF([.C23:.M23];&quot;51☺&quot;)+COUNTIF([.C23:.M23];&quot;1☺&quot;)+COUNTIF([.C23:.M23];&quot;KVIT☺&quot;)+COUNTIF([.C23:.M23];&quot;U☺&quot;)" office:value-type="float" office:value="1">
            <text:p>1</text:p>
          </table:table-cell>
          <table:table-cell table:style-name="ce178" table:formula="of:=COUNTIF([.C23:.M23];&quot;51&quot;)+COUNTIF([.C23:.M23];&quot;51$&quot;)+COUNTIF([.C23:.M23];&quot;51☻&quot;)" office:value-type="float" office:value="0">
            <text:p>0</text:p>
          </table:table-cell>
          <table:table-cell table:style-name="ce178" table:formula="of:=COUNTIF([.C23:.M23];&quot;52&quot;)+COUNTIF([.C23:.M23];&quot;52$&quot;)+COUNTIF([.C23:.M23];&quot;52☻&quot;)" office:value-type="float" office:value="0">
            <text:p>0</text:p>
          </table:table-cell>
          <table:table-cell table:style-name="ce178" table:formula="of:=COUNTIF([.C23:.M23];&quot;51¶&quot;)" office:value-type="float" office:value="0">
            <text:p>0</text:p>
          </table:table-cell>
          <table:table-cell table:style-name="ce178" table:formula="of:=COUNTIF([.C23:.M23];&quot;52¶&quot;)" office:value-type="float" office:value="0">
            <text:p>0</text:p>
          </table:table-cell>
          <table:table-cell table:style-name="ce178" table:formula="of:=COUNTIF([.C23:.M23];&quot;U&quot;)+COUNTIF([.C23:.M23];&quot;U☻&quot;)+COUNTIF([.C23:.M23];&quot;U☺&quot;)" office:value-type="float" office:value="0">
            <text:p>0</text:p>
          </table:table-cell>
          <table:table-cell table:style-name="ce178" table:formula="of:=COUNTIF([.C23:.M23];&quot;KVIT&quot;)+COUNTIF([.C23:.M23];&quot;KVIT☻&quot;)+COUNTIF([.C23:.M23];&quot;kvit$&quot;)" office:value-type="float" office:value="0">
            <text:p>0</text:p>
          </table:table-cell>
          <table:table-cell table:style-name="ce179" table:formula="of:=COUNTBLANK([.C23:.M23])" office:value-type="float" office:value="5">
            <text:p>5</text:p>
          </table:table-cell>
          <table:table-cell table:style-name="ce180" table:formula="of:=COUNTIF([.C23:.M23];&quot;x&quot;)" office:value-type="float" office:value="0">
            <text:p>0</text:p>
          </table:table-cell>
          <table:table-cell table:style-name="ce181" table:formula="of:=COUNTIF([.C23:.M23];&quot;51&quot;)+COUNTIF([.C23:.M23];&quot;51☻&quot;)+COUNTIF([.C23:.M23];&quot;2&quot;)+COUNTIF([.C23:.M23];&quot;52&quot;)+COUNTIF([.C23:.M23];&quot;52☻&quot;)+COUNTIF([.C23:.M23];&quot;51$&quot;)+COUNTIF([.C23:.M23];&quot;52$&quot;)" office:value-type="float" office:value="0">
            <text:p>0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9-23">
            <text:p>23. sep 13</text:p>
          </table:table-cell>
          <table:table-cell table:style-name="ce172" table:formula="of:=TEXT([.A24];&quot;Ddd&quot;)" office:value-type="string" office:string-value="pon">
            <text:p>pon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9" office:value-type="string">
            <text:p>P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9" office:value-type="string">
            <office:annotation draw:style-name="gr1" draw:text-style-name="P1" svg:width="2.933cm" svg:height="2.211cm" svg:x="13.684cm" svg:y="14.62cm" draw:caption-point-x="-0.608cm" draw:caption-point-y="1.517cm">
              <dc:creator>MŠ</dc:creator>
              <dc:date>2013-12-23T00:00:00</dc:date>
              <text:p text:style-name="P1"><text:span text:style-name="T1"><text:s/></text:span><text:span text:style-name="T1">nisem dezurna od 1.-8.9., potem pa kadarkoli 3-4x.</text:span></text:p>
              <text:p text:style-name="P1"><text:span text:style-name="T1"/></text:p>
            </office:annotation>
            <text:p>ŠT/SK</text:p>
          </table:table-cell>
          <table:table-cell table:style-name="ce33" office:value-type="string">
            <text:p>KON</text:p>
          </table:table-cell>
          <table:table-cell table:style-name="ce178" table:formula="of:=COUNTIF([.C24:.M24];&quot;☻&quot;)+COUNTIF([.C24:.M24];&quot;52☻&quot;)+COUNTIF([.C24:.M24];&quot;51☻&quot;)+COUNTIF([.C24:.M24];&quot;1☻&quot;)+COUNTIF([.C24:.M24];&quot;KVIT☻&quot;)+COUNTIF([.C24:.M24];&quot;U☻&quot;)" office:value-type="float" office:value="0">
            <text:p>0</text:p>
          </table:table-cell>
          <table:table-cell table:style-name="ce178" table:formula="of:=COUNTIF([.C24:.M24];&quot;☺&quot;)+COUNTIF([.C24:.M24];&quot;52☺&quot;)+COUNTIF([.C24:.M24];&quot;51☺&quot;)+COUNTIF([.C24:.M24];&quot;1☺&quot;)+COUNTIF([.C24:.M24];&quot;KVIT☺&quot;)+COUNTIF([.C24:.M24];&quot;U☺&quot;)" office:value-type="float" office:value="0">
            <text:p>0</text:p>
          </table:table-cell>
          <table:table-cell table:style-name="ce178" table:formula="of:=COUNTIF([.C24:.M24];&quot;51&quot;)+COUNTIF([.C24:.M24];&quot;51$&quot;)+COUNTIF([.C24:.M24];&quot;51☻&quot;)" office:value-type="float" office:value="1">
            <text:p>1</text:p>
          </table:table-cell>
          <table:table-cell table:style-name="ce178" table:formula="of:=COUNTIF([.C24:.M24];&quot;52&quot;)+COUNTIF([.C24:.M24];&quot;52$&quot;)+COUNTIF([.C24:.M24];&quot;52☻&quot;)" office:value-type="float" office:value="1">
            <text:p>1</text:p>
          </table:table-cell>
          <table:table-cell table:style-name="ce178" table:formula="of:=COUNTIF([.C24:.M24];&quot;51¶&quot;)" office:value-type="float" office:value="1">
            <text:p>1</text:p>
          </table:table-cell>
          <table:table-cell table:style-name="ce178" table:formula="of:=COUNTIF([.C24:.M24];&quot;52¶&quot;)" office:value-type="float" office:value="0">
            <text:p>0</text:p>
          </table:table-cell>
          <table:table-cell table:style-name="ce178" table:formula="of:=COUNTIF([.C24:.M24];&quot;U&quot;)+COUNTIF([.C24:.M24];&quot;U☻&quot;)+COUNTIF([.C24:.M24];&quot;U☺&quot;)" office:value-type="float" office:value="0">
            <text:p>0</text:p>
          </table:table-cell>
          <table:table-cell table:style-name="ce178" table:formula="of:=COUNTIF([.C24:.M24];&quot;KVIT&quot;)+COUNTIF([.C24:.M24];&quot;KVIT☻&quot;)+COUNTIF([.C24:.M24];&quot;kvit$&quot;)" office:value-type="float" office:value="2">
            <text:p>2</text:p>
          </table:table-cell>
          <table:table-cell table:style-name="ce179" table:formula="of:=COUNTBLANK([.C24:.M24])" office:value-type="float" office:value="0">
            <text:p>0</text:p>
          </table:table-cell>
          <table:table-cell table:style-name="ce180" table:formula="of:=COUNTIF([.C24:.M24];&quot;x&quot;)" office:value-type="float" office:value="2">
            <text:p>2</text:p>
          </table:table-cell>
          <table:table-cell table:style-name="ce181" table:formula="of:=COUNTIF([.C24:.M24];&quot;51&quot;)+COUNTIF([.C24:.M24];&quot;51☻&quot;)+COUNTIF([.C24:.M24];&quot;2&quot;)+COUNTIF([.C24:.M24];&quot;52&quot;)+COUNTIF([.C24:.M24];&quot;52☻&quot;)+COUNTIF([.C24:.M24];&quot;51$&quot;)+COUNTIF([.C24:.M24];&quot;52$&quot;)" office:value-type="float" office:value="2">
            <text:p>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/>
          <table:table-cell table:style-name="ce175" office:value-type="string">
            <text:p>SC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9-24">
            <text:p>24. sep 13</text:p>
          </table:table-cell>
          <table:table-cell table:style-name="ce172" table:formula="of:=TEXT([.A25];&quot;Ddd&quot;)" office:value-type="string" office:string-value="tor">
            <text:p>tor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9" office:value-type="string">
            <text:p>P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77" office:value-type="string">
            <text:p>MI/FIL</text:p>
          </table:table-cell>
          <table:table-cell table:style-name="ce33" office:value-type="string">
            <text:p>PIN</text:p>
          </table:table-cell>
          <table:table-cell table:style-name="ce178" table:formula="of:=COUNTIF([.C25:.M25];&quot;☻&quot;)+COUNTIF([.C25:.M25];&quot;52☻&quot;)+COUNTIF([.C25:.M25];&quot;51☻&quot;)+COUNTIF([.C25:.M25];&quot;1☻&quot;)+COUNTIF([.C25:.M25];&quot;KVIT☻&quot;)+COUNTIF([.C25:.M25];&quot;U☻&quot;)" office:value-type="float" office:value="0">
            <text:p>0</text:p>
          </table:table-cell>
          <table:table-cell table:style-name="ce178" table:formula="of:=COUNTIF([.C25:.M25];&quot;☺&quot;)+COUNTIF([.C25:.M25];&quot;52☺&quot;)+COUNTIF([.C25:.M25];&quot;51☺&quot;)+COUNTIF([.C25:.M25];&quot;1☺&quot;)+COUNTIF([.C25:.M25];&quot;KVIT☺&quot;)+COUNTIF([.C25:.M25];&quot;U☺&quot;)" office:value-type="float" office:value="0">
            <text:p>0</text:p>
          </table:table-cell>
          <table:table-cell table:style-name="ce178" table:formula="of:=COUNTIF([.C25:.M25];&quot;51&quot;)+COUNTIF([.C25:.M25];&quot;51$&quot;)+COUNTIF([.C25:.M25];&quot;51☻&quot;)" office:value-type="float" office:value="2">
            <text:p>2</text:p>
          </table:table-cell>
          <table:table-cell table:style-name="ce178" table:formula="of:=COUNTIF([.C25:.M25];&quot;52&quot;)+COUNTIF([.C25:.M25];&quot;52$&quot;)+COUNTIF([.C25:.M25];&quot;52☻&quot;)" office:value-type="float" office:value="1">
            <text:p>1</text:p>
          </table:table-cell>
          <table:table-cell table:style-name="ce178" table:formula="of:=COUNTIF([.C25:.M25];&quot;51¶&quot;)" office:value-type="float" office:value="1">
            <text:p>1</text:p>
          </table:table-cell>
          <table:table-cell table:style-name="ce178" table:formula="of:=COUNTIF([.C25:.M25];&quot;52¶&quot;)" office:value-type="float" office:value="1">
            <text:p>1</text:p>
          </table:table-cell>
          <table:table-cell table:style-name="ce178" table:formula="of:=COUNTIF([.C25:.M25];&quot;U&quot;)+COUNTIF([.C25:.M25];&quot;U☻&quot;)+COUNTIF([.C25:.M25];&quot;U☺&quot;)" office:value-type="float" office:value="0">
            <text:p>0</text:p>
          </table:table-cell>
          <table:table-cell table:style-name="ce178" table:formula="of:=COUNTIF([.C25:.M25];&quot;KVIT&quot;)+COUNTIF([.C25:.M25];&quot;KVIT☻&quot;)+COUNTIF([.C25:.M25];&quot;kvit$&quot;)" office:value-type="float" office:value="2">
            <text:p>2</text:p>
          </table:table-cell>
          <table:table-cell table:style-name="ce179" table:formula="of:=COUNTBLANK([.C25:.M25])" office:value-type="float" office:value="0">
            <text:p>0</text:p>
          </table:table-cell>
          <table:table-cell table:style-name="ce180" table:formula="of:=COUNTIF([.C25:.M25];&quot;x&quot;)" office:value-type="float" office:value="0">
            <text:p>0</text:p>
          </table:table-cell>
          <table:table-cell table:style-name="ce181" table:formula="of:=COUNTIF([.C25:.M25];&quot;51&quot;)+COUNTIF([.C25:.M25];&quot;51☻&quot;)+COUNTIF([.C25:.M25];&quot;2&quot;)+COUNTIF([.C25:.M25];&quot;52&quot;)+COUNTIF([.C25:.M25];&quot;52☻&quot;)+COUNTIF([.C25:.M25];&quot;51$&quot;)+COUNTIF([.C25:.M25];&quot;52$&quot;)" office:value-type="float" office:value="3">
            <text:p>3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9-25">
            <text:p>25. sep 13</text:p>
          </table:table-cell>
          <table:table-cell table:style-name="ce172" table:formula="of:=TEXT([.A26];&quot;Ddd&quot;)" office:value-type="string" office:string-value="sre">
            <text:p>sre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75" office:value-type="string">
            <text:p>SC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2" office:value-type="string">
            <office:annotation draw:style-name="gr1" draw:text-style-name="P1" svg:width="2.932cm" svg:height="2.317cm" svg:x="6.24cm" svg:y="17.072cm" draw:caption-point-x="-0.608cm" draw:caption-point-y="0.468cm">
              <dc:creator>MŠ</dc:creator>
              <dc:date>2013-12-23T00:00:00</dc:date>
              <text:p text:style-name="P1"><text:span text:style-name="T1">Ne morem 5., 6., 7.</text:span></text:p>
            </office:annotation>
            <text:p>RTG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9" office:value-type="string">
            <text:p>P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9" office:value-type="string">
            <text:p>ORO</text:p>
          </table:table-cell>
          <table:table-cell table:style-name="ce33" office:value-type="string">
            <text:p>ŠOŠ</text:p>
          </table:table-cell>
          <table:table-cell table:style-name="ce178" table:formula="of:=COUNTIF([.C26:.M26];&quot;☻&quot;)+COUNTIF([.C26:.M26];&quot;52☻&quot;)+COUNTIF([.C26:.M26];&quot;51☻&quot;)+COUNTIF([.C26:.M26];&quot;1☻&quot;)+COUNTIF([.C26:.M26];&quot;KVIT☻&quot;)+COUNTIF([.C26:.M26];&quot;U☻&quot;)" office:value-type="float" office:value="1">
            <text:p>1</text:p>
          </table:table-cell>
          <table:table-cell table:style-name="ce178" table:formula="of:=COUNTIF([.C26:.M26];&quot;☺&quot;)+COUNTIF([.C26:.M26];&quot;52☺&quot;)+COUNTIF([.C26:.M26];&quot;51☺&quot;)+COUNTIF([.C26:.M26];&quot;1☺&quot;)+COUNTIF([.C26:.M26];&quot;KVIT☺&quot;)+COUNTIF([.C26:.M26];&quot;U☺&quot;)" office:value-type="float" office:value="1">
            <text:p>1</text:p>
          </table:table-cell>
          <table:table-cell table:style-name="ce178" table:formula="of:=COUNTIF([.C26:.M26];&quot;51&quot;)+COUNTIF([.C26:.M26];&quot;51$&quot;)+COUNTIF([.C26:.M26];&quot;51☻&quot;)" office:value-type="float" office:value="1">
            <text:p>1</text:p>
          </table:table-cell>
          <table:table-cell table:style-name="ce178" table:formula="of:=COUNTIF([.C26:.M26];&quot;52&quot;)+COUNTIF([.C26:.M26];&quot;52$&quot;)+COUNTIF([.C26:.M26];&quot;52☻&quot;)" office:value-type="float" office:value="1">
            <text:p>1</text:p>
          </table:table-cell>
          <table:table-cell table:style-name="ce178" table:formula="of:=COUNTIF([.C26:.M26];&quot;51¶&quot;)" office:value-type="float" office:value="0">
            <text:p>0</text:p>
          </table:table-cell>
          <table:table-cell table:style-name="ce178" table:formula="of:=COUNTIF([.C26:.M26];&quot;52¶&quot;)" office:value-type="float" office:value="0">
            <text:p>0</text:p>
          </table:table-cell>
          <table:table-cell table:style-name="ce178" table:formula="of:=COUNTIF([.C26:.M26];&quot;U&quot;)+COUNTIF([.C26:.M26];&quot;U☻&quot;)+COUNTIF([.C26:.M26];&quot;U☺&quot;)" office:value-type="float" office:value="0">
            <text:p>0</text:p>
          </table:table-cell>
          <table:table-cell table:style-name="ce178" table:formula="of:=COUNTIF([.C26:.M26];&quot;KVIT&quot;)+COUNTIF([.C26:.M26];&quot;KVIT☻&quot;)+COUNTIF([.C26:.M26];&quot;kvit$&quot;)" office:value-type="float" office:value="2">
            <text:p>2</text:p>
          </table:table-cell>
          <table:table-cell table:style-name="ce179" table:formula="of:=COUNTBLANK([.C26:.M26])" office:value-type="float" office:value="0">
            <text:p>0</text:p>
          </table:table-cell>
          <table:table-cell table:style-name="ce180" table:formula="of:=COUNTIF([.C26:.M26];&quot;x&quot;)" office:value-type="float" office:value="0">
            <text:p>0</text:p>
          </table:table-cell>
          <table:table-cell table:style-name="ce181" table:formula="of:=COUNTIF([.C26:.M26];&quot;51&quot;)+COUNTIF([.C26:.M26];&quot;51☻&quot;)+COUNTIF([.C26:.M26];&quot;2&quot;)+COUNTIF([.C26:.M26];&quot;52&quot;)+COUNTIF([.C26:.M26];&quot;52☻&quot;)+COUNTIF([.C26:.M26];&quot;51$&quot;)+COUNTIF([.C26:.M26];&quot;52$&quot;)" office:value-type="float" office:value="2">
            <text:p>2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09-26">
            <text:p>26. sep 13</text:p>
          </table:table-cell>
          <table:table-cell table:style-name="ce172" table:formula="of:=TEXT([.A27];&quot;Ddd&quot;)" office:value-type="string" office:string-value="čet">
            <text:p>če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76" office:value-type="string">
            <text:p>IZP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9" office:value-type="string">
            <text:p>P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text:p>RO/PI</text:p>
          </table:table-cell>
          <table:table-cell table:style-name="ce33" office:value-type="string">
            <text:p>PIN</text:p>
          </table:table-cell>
          <table:table-cell table:style-name="ce178" table:formula="of:=COUNTIF([.C27:.M27];&quot;☻&quot;)+COUNTIF([.C27:.M27];&quot;52☻&quot;)+COUNTIF([.C27:.M27];&quot;51☻&quot;)+COUNTIF([.C27:.M27];&quot;1☻&quot;)+COUNTIF([.C27:.M27];&quot;KVIT☻&quot;)+COUNTIF([.C27:.M27];&quot;U☻&quot;)" office:value-type="float" office:value="0">
            <text:p>0</text:p>
          </table:table-cell>
          <table:table-cell table:style-name="ce178" table:formula="of:=COUNTIF([.C27:.M27];&quot;☺&quot;)+COUNTIF([.C27:.M27];&quot;52☺&quot;)+COUNTIF([.C27:.M27];&quot;51☺&quot;)+COUNTIF([.C27:.M27];&quot;1☺&quot;)+COUNTIF([.C27:.M27];&quot;KVIT☺&quot;)+COUNTIF([.C27:.M27];&quot;U☺&quot;)" office:value-type="float" office:value="0">
            <text:p>0</text:p>
          </table:table-cell>
          <table:table-cell table:style-name="ce178" table:formula="of:=COUNTIF([.C27:.M27];&quot;51&quot;)+COUNTIF([.C27:.M27];&quot;51$&quot;)+COUNTIF([.C27:.M27];&quot;51☻&quot;)" office:value-type="float" office:value="1">
            <text:p>1</text:p>
          </table:table-cell>
          <table:table-cell table:style-name="ce178" table:formula="of:=COUNTIF([.C27:.M27];&quot;52&quot;)+COUNTIF([.C27:.M27];&quot;52$&quot;)+COUNTIF([.C27:.M27];&quot;52☻&quot;)" office:value-type="float" office:value="1">
            <text:p>1</text:p>
          </table:table-cell>
          <table:table-cell table:style-name="ce178" table:formula="of:=COUNTIF([.C27:.M27];&quot;51¶&quot;)" office:value-type="float" office:value="0">
            <text:p>0</text:p>
          </table:table-cell>
          <table:table-cell table:style-name="ce178" table:formula="of:=COUNTIF([.C27:.M27];&quot;52¶&quot;)" office:value-type="float" office:value="1">
            <text:p>1</text:p>
          </table:table-cell>
          <table:table-cell table:style-name="ce178" table:formula="of:=COUNTIF([.C27:.M27];&quot;U&quot;)+COUNTIF([.C27:.M27];&quot;U☻&quot;)+COUNTIF([.C27:.M27];&quot;U☺&quot;)" office:value-type="float" office:value="0">
            <text:p>0</text:p>
          </table:table-cell>
          <table:table-cell table:style-name="ce178" table:formula="of:=COUNTIF([.C27:.M27];&quot;KVIT&quot;)+COUNTIF([.C27:.M27];&quot;KVIT☻&quot;)+COUNTIF([.C27:.M27];&quot;kvit$&quot;)" office:value-type="float" office:value="2">
            <text:p>2</text:p>
          </table:table-cell>
          <table:table-cell table:style-name="ce179" table:formula="of:=COUNTBLANK([.C27:.M27])" office:value-type="float" office:value="0">
            <text:p>0</text:p>
          </table:table-cell>
          <table:table-cell table:style-name="ce180" table:formula="of:=COUNTIF([.C27:.M27];&quot;x&quot;)" office:value-type="float" office:value="1">
            <text:p>1</text:p>
          </table:table-cell>
          <table:table-cell table:style-name="ce181" table:formula="of:=COUNTIF([.C27:.M27];&quot;51&quot;)+COUNTIF([.C27:.M27];&quot;51☻&quot;)+COUNTIF([.C27:.M27];&quot;2&quot;)+COUNTIF([.C27:.M27];&quot;52&quot;)+COUNTIF([.C27:.M27];&quot;52☻&quot;)+COUNTIF([.C27:.M27];&quot;51$&quot;)+COUNTIF([.C27:.M27];&quot;52$&quot;)" office:value-type="float" office:value="2">
            <text:p>2</text:p>
          </table:table-cell>
          <table:table-cell table:style-name="ce75" table:formula="of:=[$'Vzorci vnosov'.$A$28]" office:value-type="string" office:string-value="KO">
            <text:p>KO</text:p>
          </table:table-cell>
          <table:table-cell/>
          <table:table-cell table:style-name="ce176" office:value-type="string">
            <text:p>IZP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09-27">
            <text:p>27. sep 13</text:p>
          </table:table-cell>
          <table:table-cell table:style-name="ce172" table:formula="of:=TEXT([.A28];&quot;Ddd&quot;)" office:value-type="string" office:string-value="pet">
            <text:p>p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2" office:value-type="string">
            <office:annotation draw:style-name="gr1" draw:text-style-name="P1" svg:width="2.932cm" svg:height="2.317cm" svg:x="10.73cm" svg:y="18.474cm" draw:caption-point-x="-0.608cm" draw:caption-point-y="0.468cm">
              <dc:creator>MŠ</dc:creator>
              <dc:date>2013-12-23T00:00:00</dc:date>
              <text:p text:style-name="P1"><text:span text:style-name="T1">Ne morem 5., 6., 7.</text:span></text:p>
            </office:annotation>
            <text:p>RTG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text:p>ORO</text:p>
          </table:table-cell>
          <table:table-cell table:style-name="ce33" office:value-type="string">
            <text:p>KOS</text:p>
          </table:table-cell>
          <table:table-cell table:style-name="ce178" table:formula="of:=COUNTIF([.C28:.M28];&quot;☻&quot;)+COUNTIF([.C28:.M28];&quot;52☻&quot;)+COUNTIF([.C28:.M28];&quot;51☻&quot;)+COUNTIF([.C28:.M28];&quot;1☻&quot;)+COUNTIF([.C28:.M28];&quot;KVIT☻&quot;)+COUNTIF([.C28:.M28];&quot;U☻&quot;)" office:value-type="float" office:value="1">
            <text:p>1</text:p>
          </table:table-cell>
          <table:table-cell table:style-name="ce178" table:formula="of:=COUNTIF([.C28:.M28];&quot;☺&quot;)+COUNTIF([.C28:.M28];&quot;52☺&quot;)+COUNTIF([.C28:.M28];&quot;51☺&quot;)+COUNTIF([.C28:.M28];&quot;1☺&quot;)+COUNTIF([.C28:.M28];&quot;KVIT☺&quot;)+COUNTIF([.C28:.M28];&quot;U☺&quot;)" office:value-type="float" office:value="1">
            <text:p>1</text:p>
          </table:table-cell>
          <table:table-cell table:style-name="ce178" table:formula="of:=COUNTIF([.C28:.M28];&quot;51&quot;)+COUNTIF([.C28:.M28];&quot;51$&quot;)+COUNTIF([.C28:.M28];&quot;51☻&quot;)" office:value-type="float" office:value="0">
            <text:p>0</text:p>
          </table:table-cell>
          <table:table-cell table:style-name="ce178" table:formula="of:=COUNTIF([.C28:.M28];&quot;52&quot;)+COUNTIF([.C28:.M28];&quot;52$&quot;)+COUNTIF([.C28:.M28];&quot;52☻&quot;)" office:value-type="float" office:value="1">
            <text:p>1</text:p>
          </table:table-cell>
          <table:table-cell table:style-name="ce178" table:formula="of:=COUNTIF([.C28:.M28];&quot;51¶&quot;)" office:value-type="float" office:value="1">
            <text:p>1</text:p>
          </table:table-cell>
          <table:table-cell table:style-name="ce178" table:formula="of:=COUNTIF([.C28:.M28];&quot;52¶&quot;)" office:value-type="float" office:value="0">
            <text:p>0</text:p>
          </table:table-cell>
          <table:table-cell table:style-name="ce178" table:formula="of:=COUNTIF([.C28:.M28];&quot;U&quot;)+COUNTIF([.C28:.M28];&quot;U☻&quot;)+COUNTIF([.C28:.M28];&quot;U☺&quot;)" office:value-type="float" office:value="1">
            <text:p>1</text:p>
          </table:table-cell>
          <table:table-cell table:style-name="ce178" table:formula="of:=COUNTIF([.C28:.M28];&quot;KVIT&quot;)+COUNTIF([.C28:.M28];&quot;KVIT☻&quot;)+COUNTIF([.C28:.M28];&quot;kvit$&quot;)" office:value-type="float" office:value="2">
            <text:p>2</text:p>
          </table:table-cell>
          <table:table-cell table:style-name="ce179" table:formula="of:=COUNTBLANK([.C28:.M28])" office:value-type="float" office:value="0">
            <text:p>0</text:p>
          </table:table-cell>
          <table:table-cell table:style-name="ce180" table:formula="of:=COUNTIF([.C28:.M28];&quot;x&quot;)" office:value-type="float" office:value="0">
            <text:p>0</text:p>
          </table:table-cell>
          <table:table-cell table:style-name="ce181" table:formula="of:=COUNTIF([.C28:.M28];&quot;51&quot;)+COUNTIF([.C28:.M28];&quot;51☻&quot;)+COUNTIF([.C28:.M28];&quot;2&quot;)+COUNTIF([.C28:.M28];&quot;52&quot;)+COUNTIF([.C28:.M28];&quot;52☻&quot;)+COUNTIF([.C28:.M28];&quot;51$&quot;)+COUNTIF([.C28:.M28];&quot;52$&quot;)" office:value-type="float" office:value="1">
            <text:p>1</text:p>
          </table:table-cell>
          <table:table-cell table:style-name="ce75" table:formula="of:=[$'Vzorci vnosov'.$A$29]" office:value-type="string" office:string-value=".">
            <text:p>.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9-28">
            <text:p>28. sep 13</text:p>
          </table:table-cell>
          <table:table-cell table:style-name="ce171" table:formula="of:=TEXT([.A29];&quot;Ddd&quot;)" office:value-type="string" office:string-value="sob">
            <text:p>sob</text:p>
          </table:table-cell>
          <table:table-cell table:style-name="ce174"/>
          <table:table-cell table:style-name="ce6" table:formula="of:=[$'Vzorci vnosov'.$A$14]" office:value-type="string" office:string-value="☻">
            <text:p>☻</text:p>
          </table:table-cell>
          <table:table-cell table:style-name="ce174" table:number-columns-repeated="3"/>
          <table:table-cell table:style-name="ce115" table:formula="of:=[$'Vzorci vnosov'.$A$15]" office:value-type="string" office:string-value="SO">
            <text:p>SO</text:p>
          </table:table-cell>
          <table:table-cell table:style-name="ce56" office:value-type="string">
            <text:p>POR</text:p>
          </table:table-cell>
          <table:table-cell table:style-name="ce174" table:number-columns-repeated="4"/>
          <table:table-cell table:style-name="ce56" office:value-type="string">
            <text:p>JAN</text:p>
          </table:table-cell>
          <table:table-cell table:style-name="ce56" office:value-type="string">
            <text:p>PIN</text:p>
          </table:table-cell>
          <table:table-cell table:style-name="ce178" table:formula="of:=COUNTIF([.C29:.M29];&quot;☻&quot;)+COUNTIF([.C29:.M29];&quot;52☻&quot;)+COUNTIF([.C29:.M29];&quot;51☻&quot;)+COUNTIF([.C29:.M29];&quot;1☻&quot;)+COUNTIF([.C29:.M29];&quot;KVIT☻&quot;)+COUNTIF([.C29:.M29];&quot;U☻&quot;)" office:value-type="float" office:value="1">
            <text:p>1</text:p>
          </table:table-cell>
          <table:table-cell table:style-name="ce178" table:formula="of:=COUNTIF([.C29:.M29];&quot;☺&quot;)+COUNTIF([.C29:.M29];&quot;52☺&quot;)+COUNTIF([.C29:.M29];&quot;51☺&quot;)+COUNTIF([.C29:.M29];&quot;1☺&quot;)+COUNTIF([.C29:.M29];&quot;KVIT☺&quot;)+COUNTIF([.C29:.M29];&quot;U☺&quot;)" office:value-type="float" office:value="0">
            <text:p>0</text:p>
          </table:table-cell>
          <table:table-cell table:style-name="ce178" table:formula="of:=COUNTIF([.C29:.M29];&quot;51&quot;)+COUNTIF([.C29:.M29];&quot;51$&quot;)+COUNTIF([.C29:.M29];&quot;51☻&quot;)" office:value-type="float" office:value="0">
            <text:p>0</text:p>
          </table:table-cell>
          <table:table-cell table:style-name="ce178" table:formula="of:=COUNTIF([.C29:.M29];&quot;52&quot;)+COUNTIF([.C29:.M29];&quot;52$&quot;)+COUNTIF([.C29:.M29];&quot;52☻&quot;)" office:value-type="float" office:value="0">
            <text:p>0</text:p>
          </table:table-cell>
          <table:table-cell table:style-name="ce178" table:formula="of:=COUNTIF([.C29:.M29];&quot;51¶&quot;)" office:value-type="float" office:value="0">
            <text:p>0</text:p>
          </table:table-cell>
          <table:table-cell table:style-name="ce178" table:formula="of:=COUNTIF([.C29:.M29];&quot;52¶&quot;)" office:value-type="float" office:value="0">
            <text:p>0</text:p>
          </table:table-cell>
          <table:table-cell table:style-name="ce178" table:formula="of:=COUNTIF([.C29:.M29];&quot;U&quot;)+COUNTIF([.C29:.M29];&quot;U☻&quot;)+COUNTIF([.C29:.M29];&quot;U☺&quot;)" office:value-type="float" office:value="0">
            <text:p>0</text:p>
          </table:table-cell>
          <table:table-cell table:style-name="ce178" table:formula="of:=COUNTIF([.C29:.M29];&quot;KVIT&quot;)+COUNTIF([.C29:.M29];&quot;KVIT☻&quot;)+COUNTIF([.C29:.M29];&quot;kvit$&quot;)" office:value-type="float" office:value="0">
            <text:p>0</text:p>
          </table:table-cell>
          <table:table-cell table:style-name="ce179" table:formula="of:=COUNTBLANK([.C29:.M29])" office:value-type="float" office:value="8">
            <text:p>8</text:p>
          </table:table-cell>
          <table:table-cell table:style-name="ce180" table:formula="of:=COUNTIF([.C29:.M29];&quot;x&quot;)" office:value-type="float" office:value="0">
            <text:p>0</text:p>
          </table:table-cell>
          <table:table-cell table:style-name="ce181" table:formula="of:=COUNTIF([.C29:.M29];&quot;51&quot;)+COUNTIF([.C29:.M29];&quot;51☻&quot;)+COUNTIF([.C29:.M29];&quot;2&quot;)+COUNTIF([.C29:.M29];&quot;52&quot;)+COUNTIF([.C29:.M29];&quot;52☻&quot;)+COUNTIF([.C29:.M29];&quot;51$&quot;)+COUNTIF([.C29:.M29];&quot;52$&quot;)" office:value-type="float" office:value="0">
            <text:p>0</text:p>
          </table:table-cell>
          <table:table-cell table:style-name="ce75" table:formula="of:=[$'Vzorci vnosov'.$A$30]" office:value-type="string" office:string-value=".">
            <text:p>.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09-29">
            <text:p>29. sep 13</text:p>
          </table:table-cell>
          <table:table-cell table:style-name="ce171" table:formula="of:=TEXT([.A30];&quot;Ddd&quot;)" office:value-type="string" office:string-value="ned">
            <text:p>ned</text:p>
          </table:table-cell>
          <table:table-cell table:style-name="ce173"/>
          <table:table-cell table:style-name="ce6" table:formula="of:=[$'Vzorci vnosov'.$A$14]" office:value-type="string" office:string-value="☻">
            <text:p>☻</text:p>
          </table:table-cell>
          <table:table-cell table:style-name="ce173" table:number-columns-repeated="3"/>
          <table:table-cell table:style-name="ce115" table:formula="of:=[$'Vzorci vnosov'.$A$15]" office:value-type="string" office:string-value="SO">
            <text:p>SO</text:p>
          </table:table-cell>
          <table:table-cell table:style-name="ce56" office:value-type="string">
            <text:p>POR</text:p>
          </table:table-cell>
          <table:table-cell table:style-name="ce173"/>
          <table:table-cell table:style-name="ce174"/>
          <table:table-cell table:style-name="ce173" table:number-columns-repeated="2"/>
          <table:table-cell table:style-name="ce56" office:value-type="string">
            <text:p>JAN</text:p>
          </table:table-cell>
          <table:table-cell table:style-name="ce56" office:value-type="string">
            <text:p>PIN</text:p>
          </table:table-cell>
          <table:table-cell table:style-name="ce178" table:formula="of:=COUNTIF([.C30:.M30];&quot;☻&quot;)+COUNTIF([.C30:.M30];&quot;52☻&quot;)+COUNTIF([.C30:.M30];&quot;51☻&quot;)+COUNTIF([.C30:.M30];&quot;1☻&quot;)+COUNTIF([.C30:.M30];&quot;KVIT☻&quot;)+COUNTIF([.C30:.M30];&quot;U☻&quot;)" office:value-type="float" office:value="1">
            <text:p>1</text:p>
          </table:table-cell>
          <table:table-cell table:style-name="ce178" table:formula="of:=COUNTIF([.C30:.M30];&quot;☺&quot;)+COUNTIF([.C30:.M30];&quot;52☺&quot;)+COUNTIF([.C30:.M30];&quot;51☺&quot;)+COUNTIF([.C30:.M30];&quot;1☺&quot;)+COUNTIF([.C30:.M30];&quot;KVIT☺&quot;)+COUNTIF([.C30:.M30];&quot;U☺&quot;)" office:value-type="float" office:value="0">
            <text:p>0</text:p>
          </table:table-cell>
          <table:table-cell table:style-name="ce178" table:formula="of:=COUNTIF([.C30:.M30];&quot;51&quot;)+COUNTIF([.C30:.M30];&quot;51$&quot;)+COUNTIF([.C30:.M30];&quot;51☻&quot;)" office:value-type="float" office:value="0">
            <text:p>0</text:p>
          </table:table-cell>
          <table:table-cell table:style-name="ce178" table:formula="of:=COUNTIF([.C30:.M30];&quot;52&quot;)+COUNTIF([.C30:.M30];&quot;52$&quot;)+COUNTIF([.C30:.M30];&quot;52☻&quot;)" office:value-type="float" office:value="0">
            <text:p>0</text:p>
          </table:table-cell>
          <table:table-cell table:style-name="ce178" table:formula="of:=COUNTIF([.C30:.M30];&quot;51¶&quot;)" office:value-type="float" office:value="0">
            <text:p>0</text:p>
          </table:table-cell>
          <table:table-cell table:style-name="ce178" table:formula="of:=COUNTIF([.C30:.M30];&quot;52¶&quot;)" office:value-type="float" office:value="0">
            <text:p>0</text:p>
          </table:table-cell>
          <table:table-cell table:style-name="ce178" table:formula="of:=COUNTIF([.C30:.M30];&quot;U&quot;)+COUNTIF([.C30:.M30];&quot;U☻&quot;)+COUNTIF([.C30:.M30];&quot;U☺&quot;)" office:value-type="float" office:value="0">
            <text:p>0</text:p>
          </table:table-cell>
          <table:table-cell table:style-name="ce178" table:formula="of:=COUNTIF([.C30:.M30];&quot;KVIT&quot;)+COUNTIF([.C30:.M30];&quot;KVIT☻&quot;)+COUNTIF([.C30:.M30];&quot;kvit$&quot;)" office:value-type="float" office:value="0">
            <text:p>0</text:p>
          </table:table-cell>
          <table:table-cell table:style-name="ce179" table:formula="of:=COUNTBLANK([.C30:.M30])" office:value-type="float" office:value="8">
            <text:p>8</text:p>
          </table:table-cell>
          <table:table-cell table:style-name="ce180" table:formula="of:=COUNTIF([.C30:.M30];&quot;x&quot;)" office:value-type="float" office:value="0">
            <text:p>0</text:p>
          </table:table-cell>
          <table:table-cell table:style-name="ce181" table:formula="of:=COUNTIF([.C30:.M30];&quot;51&quot;)+COUNTIF([.C30:.M30];&quot;51☻&quot;)+COUNTIF([.C30:.M30];&quot;2&quot;)+COUNTIF([.C30:.M30];&quot;52&quot;)+COUNTIF([.C30:.M30];&quot;52☻&quot;)+COUNTIF([.C30:.M30];&quot;51$&quot;)+COUNTIF([.C30:.M30];&quot;52$&quot;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style-name="ce20" office:value-type="date" office:date-value="2013-09-30">
            <text:p>30. sep 13</text:p>
          </table:table-cell>
          <table:table-cell table:style-name="ce172" table:formula="of:=TEXT([.A31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5" office:value-type="string">
            <text:p>MF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9" office:value-type="string">
            <text:p>POR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office:annotation draw:style-name="gr1" draw:text-style-name="P1" svg:width="2.912cm" svg:height="2.216cm" svg:x="13.686cm" svg:y="19.528cm" draw:caption-point-x="-0.61cm" draw:caption-point-y="1.517cm">
              <dc:creator>MŠ</dc:creator>
              <dc:date>2013-12-23T00:00:00</dc:date>
              <text:p text:style-name="P1"><text:span text:style-name="T1"><text:s/></text:span><text:span text:style-name="T1">nisem dezurna od 1.-8.9., potem pa kadarkoli 3-4x.</text:span></text:p>
              <text:p text:style-name="P1"><text:span text:style-name="T1"/></text:p>
            </office:annotation>
            <text:p>ŠTU</text:p>
          </table:table-cell>
          <table:table-cell table:style-name="ce33" office:value-type="string">
            <text:p>KOS</text:p>
          </table:table-cell>
          <table:table-cell table:style-name="ce178" table:formula="of:=COUNTIF([.C31:.M31];&quot;☻&quot;)+COUNTIF([.C31:.M31];&quot;52☻&quot;)+COUNTIF([.C31:.M31];&quot;51☻&quot;)+COUNTIF([.C31:.M31];&quot;1☻&quot;)+COUNTIF([.C31:.M31];&quot;KVIT☻&quot;)+COUNTIF([.C31:.M31];&quot;U☻&quot;)" office:value-type="float" office:value="1">
            <text:p>1</text:p>
          </table:table-cell>
          <table:table-cell table:style-name="ce178" table:formula="of:=COUNTIF([.C31:.M31];&quot;☺&quot;)+COUNTIF([.C31:.M31];&quot;52☺&quot;)+COUNTIF([.C31:.M31];&quot;51☺&quot;)+COUNTIF([.C31:.M31];&quot;1☺&quot;)+COUNTIF([.C31:.M31];&quot;KVIT☺&quot;)+COUNTIF([.C31:.M31];&quot;U☺&quot;)" office:value-type="float" office:value="0">
            <text:p>0</text:p>
          </table:table-cell>
          <table:table-cell table:style-name="ce178" table:formula="of:=COUNTIF([.C31:.M31];&quot;51&quot;)+COUNTIF([.C31:.M31];&quot;51$&quot;)+COUNTIF([.C31:.M31];&quot;51☻&quot;)" office:value-type="float" office:value="2">
            <text:p>2</text:p>
          </table:table-cell>
          <table:table-cell table:style-name="ce178" table:formula="of:=COUNTIF([.C31:.M31];&quot;52&quot;)+COUNTIF([.C31:.M31];&quot;52$&quot;)+COUNTIF([.C31:.M31];&quot;52☻&quot;)" office:value-type="float" office:value="1">
            <text:p>1</text:p>
          </table:table-cell>
          <table:table-cell table:style-name="ce178" table:formula="of:=COUNTIF([.C31:.M31];&quot;51¶&quot;)" office:value-type="float" office:value="1">
            <text:p>1</text:p>
          </table:table-cell>
          <table:table-cell table:style-name="ce178" table:formula="of:=COUNTIF([.C31:.M31];&quot;52¶&quot;)" office:value-type="float" office:value="1">
            <text:p>1</text:p>
          </table:table-cell>
          <table:table-cell table:style-name="ce178" table:formula="of:=COUNTIF([.C31:.M31];&quot;U&quot;)+COUNTIF([.C31:.M31];&quot;U☻&quot;)+COUNTIF([.C31:.M31];&quot;U☺&quot;)" office:value-type="float" office:value="1">
            <text:p>1</text:p>
          </table:table-cell>
          <table:table-cell table:style-name="ce178" table:formula="of:=COUNTIF([.C31:.M31];&quot;KVIT&quot;)+COUNTIF([.C31:.M31];&quot;KVIT☻&quot;)+COUNTIF([.C31:.M31];&quot;kvit$&quot;)" office:value-type="float" office:value="2">
            <text:p>2</text:p>
          </table:table-cell>
          <table:table-cell table:style-name="ce179" table:formula="of:=COUNTBLANK([.C31:.M31])" office:value-type="float" office:value="0">
            <text:p>0</text:p>
          </table:table-cell>
          <table:table-cell table:style-name="ce180" table:formula="of:=COUNTIF([.C31:.M31];&quot;x&quot;)" office:value-type="float" office:value="0">
            <text:p>0</text:p>
          </table:table-cell>
          <table:table-cell table:style-name="ce181" table:formula="of:=COUNTIF([.C31:.M31];&quot;51&quot;)+COUNTIF([.C31:.M31];&quot;51☻&quot;)+COUNTIF([.C31:.M31];&quot;2&quot;)+COUNTIF([.C31:.M31];&quot;52&quot;)+COUNTIF([.C31:.M31];&quot;52☻&quot;)+COUNTIF([.C31:.M31];&quot;51$&quot;)+COUNTIF([.C31:.M31];&quot;52$&quot;)" office:value-type="float" office:value="3">
            <text:p>3</text:p>
          </table:table-cell>
          <table:table-cell table:number-columns-repeated="998"/>
        </table:table-row>
        <table:table-row table:style-name="ro8">
          <table:table-cell table:style-name="Default" table:number-columns-repeated="256"/>
          <table:table-cell table:number-columns-repeated="768"/>
        </table:table-row>
        <table:table-row table:style-name="ro3">
          <table:table-cell table:number-columns-repeated="1024"/>
        </table:table-row>
        <table:table-row table:style-name="ro9">
          <table:table-cell table:number-columns-repeated="2"/>
          <table:table-cell table:style-name="ce33" table:formula="of:=[$januar.$C$1]" office:value-type="string" office:string-value="KOS">
            <text:p>KOS</text:p>
          </table:table-cell>
          <table:table-cell table:style-name="ce33" table:formula="of:=[$januar.$D$1]" office:value-type="string" office:string-value="ŠOŠ">
            <text:p>ŠOŠ</text:p>
          </table:table-cell>
          <table:table-cell table:style-name="ce33" table:formula="of:=[$januar.$E$1]" office:value-type="string" office:string-value="PIN">
            <text:p>PIN</text:p>
          </table:table-cell>
          <table:table-cell table:style-name="ce33" table:formula="of:=[$januar.$F$1]" office:value-type="string" office:string-value="KON">
            <text:p>KON</text:p>
          </table:table-cell>
          <table:table-cell table:style-name="ce33" table:formula="of:=[$januar.$G$1]" office:value-type="string" office:string-value="ORO">
            <text:p>ORO</text:p>
          </table:table-cell>
          <table:table-cell table:style-name="ce33" table:formula="of:=[$januar.$H$1]" office:value-type="string" office:string-value="MIO">
            <text:p>MIO</text:p>
          </table:table-cell>
          <table:table-cell table:style-name="ce33" table:formula="of:=[$januar.$I$1]" office:value-type="string" office:string-value="BOŽ">
            <text:p>BOŽ</text:p>
          </table:table-cell>
          <table:table-cell table:style-name="ce33" table:formula="of:=[$januar.$J$1]" office:value-type="string" office:string-value="DAN">
            <text:p>DAN</text:p>
          </table:table-cell>
          <table:table-cell table:style-name="ce33" table:formula="of:=[$januar.$K$1]" office:value-type="string" office:string-value="MŠŠ">
            <text:p>MŠŠ</text:p>
          </table:table-cell>
          <table:table-cell table:style-name="ce33" table:formula="of:=[$januar.$L$1]" office:value-type="string" office:string-value="DRN">
            <text:p>DRN</text:p>
          </table:table-cell>
          <table:table-cell table:style-name="ce33" table:formula="of:=[$januar.$M$1]" office:value-type="string" office:string-value="TAL">
            <text:p>TAL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0">
          <table:table-cell/>
          <table:table-cell table:style-name="ce26" table:formula="of:=[$'Vzorci vnosov'.$A$20]" office:value-type="string" office:string-value="☺">
            <text:p>☺</text:p>
          </table:table-cell>
          <table:table-cell table:style-name="ce40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>
            <text:p>0</text:p>
          </table:table-cell>
          <table:table-cell table:style-name="ce40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1">
            <text:p>1</text:p>
          </table:table-cell>
          <table:table-cell table:style-name="ce40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40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40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4">
            <text:p>4</text:p>
          </table:table-cell>
          <table:table-cell table:style-name="ce40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0">
            <text:p>0</text:p>
          </table:table-cell>
          <table:table-cell table:style-name="ce40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40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2">
            <text:p>2</text:p>
          </table:table-cell>
          <table:table-cell table:style-name="ce40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style-name="ce40"/>
          <table:table-cell table:style-name="ce40" table:formula="of:=COUNTIF([.M2:.M32];&quot;☺&quot;)+COUNTIF([.M2:.M32];&quot;51☺&quot;)+COUNTIF([.M2:.M32];&quot;52☺&quot;)+COUNTIF([.M2:.M32];&quot;1☺&quot;)+COUNTIF([.M2:.M32];&quot;kvit☺&quot;)+COUNTIF([.M2:.M32];&quot;U☺&quot;)" office:value-type="float" office:value="2">
            <text:p>2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8">
          <table:table-cell table:style-name="ce22"/>
          <table:table-cell table:style-name="ce2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4">
            <text:p>4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3">
            <text:p>3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>
            <text:p>3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3">
            <text:p>3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2">
            <text:p>2</text:p>
          </table:table-cell>
          <table:table-cell table:style-name="ce1"/>
          <table:table-cell table:style-name="ce1" table:formula="of:=COUNTIF([.M2:.M32];&quot;☻&quot;)+COUNTIF([.M2:.M32];&quot;51☻&quot;)+COUNTIF([.M2:.M32];&quot;52☻&quot;)+COUNTIF([.M2:.M32];&quot;1☻&quot;)+COUNTIF([.M2:.M32];&quot;kvit☻&quot;)+COUNTIF([.M2:.M32];&quot;U☻&quot;)" office:value-type="float" office:value="2">
            <text:p>2</text:p>
          </table:table-cell>
          <table:table-cell table:style-name="ce1"/>
          <table:table-cell table:style-name="ce6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8">
          <table:table-cell table:style-name="ce22"/>
          <table:table-cell table:style-name="ce27" office:value-type="string">
            <text:p>Σ</text:p>
          </table:table-cell>
          <table:table-cell table:style-name="ce41" table:formula="of:=SUM([.C35:.C36])" office:value-type="float" office:value="4">
            <text:p>4</text:p>
          </table:table-cell>
          <table:table-cell table:style-name="ce41" table:formula="of:=SUM([.D35:.D36])" office:value-type="float" office:value="4">
            <text:p>4</text:p>
          </table:table-cell>
          <table:table-cell table:style-name="ce41" table:formula="of:=SUM([.E35:.E36])" office:value-type="float" office:value="4">
            <text:p>4</text:p>
          </table:table-cell>
          <table:table-cell table:style-name="ce41" table:formula="of:=SUM([.F35:.F36])" office:value-type="float" office:value="3">
            <text:p>3</text:p>
          </table:table-cell>
          <table:table-cell table:style-name="ce41" table:formula="of:=SUM([.G35:.G36])" office:value-type="float" office:value="4">
            <text:p>4</text:p>
          </table:table-cell>
          <table:table-cell table:style-name="ce41" table:formula="of:=SUM([.H35:.H36])" office:value-type="float" office:value="0">
            <text:p>0</text:p>
          </table:table-cell>
          <table:table-cell table:style-name="ce41" table:formula="of:=SUM([.I35:.I36])" office:value-type="float" office:value="0">
            <text:p>0</text:p>
          </table:table-cell>
          <table:table-cell table:style-name="ce41" table:formula="of:=SUM([.J35:.J36])" office:value-type="float" office:value="5">
            <text:p>5</text:p>
          </table:table-cell>
          <table:table-cell table:style-name="ce41" table:formula="of:=SUM([.K35:.K36])" office:value-type="float" office:value="2">
            <text:p>2</text:p>
          </table:table-cell>
          <table:table-cell table:style-name="ce41"/>
          <table:table-cell table:style-name="ce41" table:formula="of:=SUM([.M35:.M36])" office:value-type="float" office:value="4">
            <text:p>4</text:p>
          </table:table-cell>
          <table:table-cell table:style-name="ce1"/>
          <table:table-cell table:style-name="ce6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8">
          <table:table-cell table:style-name="ce22"/>
          <table:table-cell table:style-name="ce28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3">
            <text:p>3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0">
            <text:p>0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6">
            <text:p>6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8">
            <text:p>8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6">
            <text:p>6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0">
            <text:p>0</text:p>
          </table:table-cell>
          <table:table-cell table:style-name="ce1"/>
          <table:table-cell table:style-name="ce1" table:formula="of:=COUNTIF([.M2:.M32];&quot;KVIT&quot;)+COUNTIF([.M2:.M32];&quot;51KVIT&quot;)+COUNTIF([.M2:.M32];&quot;52KVIT&quot;)+COUNTIF([.M2:.M32];&quot;1KVIT&quot;)" office:value-type="float" office:value="12">
            <text:p>12</text:p>
          </table:table-cell>
          <table:table-cell table:style-name="ce1" table:number-columns-repeated="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1">
          <table:table-cell table:style-name="ce22"/>
          <table:table-cell table:style-name="ce28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/>
          <table:table-cell table:style-name="ce1" table:formula="of:=COUNTIF([.M2:.M32];&quot;51$&quot;)+COUNTIF([.M2:.M32];&quot;52$&quot;)+COUNTIF([.M2:.M32];&quot;kvit$&quot;)" office:value-type="float" office:value="0">
            <text:p>0</text:p>
          </table:table-cell>
          <table:table-cell table:style-name="ce1" table:number-columns-repeated="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/>
          <table:table-cell table:style-name="ce77" table:number-columns-repeated="996"/>
        </table:table-row>
        <table:table-row table:style-name="ro1">
          <table:table-cell/>
          <table:table-cell table:style-name="ce29" table:formula="of:=[$'Vzorci vnosov'.$A$12]" office:value-type="string" office:string-value="D">
            <text:p>D</text:p>
          </table:table-cell>
          <table:table-cell table:style-name="ce42" table:formula="of:=COUNTIF([.C2:.C32];&quot;D&quot;)" office:value-type="float" office:value="0">
            <text:p>0</text:p>
          </table:table-cell>
          <table:table-cell table:style-name="ce42" table:formula="of:=COUNTIF([.D2:.D32];&quot;D&quot;)" office:value-type="float" office:value="0">
            <text:p>0</text:p>
          </table:table-cell>
          <table:table-cell table:style-name="ce42" table:formula="of:=COUNTIF([.E2:.E32];&quot;D&quot;)" office:value-type="float" office:value="6">
            <text:p>6</text:p>
          </table:table-cell>
          <table:table-cell table:style-name="ce42" table:formula="of:=COUNTIF([.F2:.F32];&quot;D&quot;)" office:value-type="float" office:value="1">
            <text:p>1</text:p>
          </table:table-cell>
          <table:table-cell table:style-name="ce42" table:formula="of:=COUNTIF([.G2:.G32];&quot;D&quot;)" office:value-type="float" office:value="5">
            <text:p>5</text:p>
          </table:table-cell>
          <table:table-cell table:style-name="ce42" table:formula="of:=COUNTIF([.H2:.H32];&quot;D&quot;)" office:value-type="float" office:value="0">
            <text:p>0</text:p>
          </table:table-cell>
          <table:table-cell table:style-name="ce42" table:formula="of:=COUNTIF([.I2:.I32];&quot;D&quot;)" office:value-type="float" office:value="0">
            <text:p>0</text:p>
          </table:table-cell>
          <table:table-cell table:style-name="ce42" table:formula="of:=COUNTIF([.J2:.J32];&quot;D&quot;)" office:value-type="float" office:value="1">
            <text:p>1</text:p>
          </table:table-cell>
          <table:table-cell table:style-name="ce42" table:formula="of:=COUNTIF([.K2:.K32];&quot;D&quot;)" office:value-type="float" office:value="14">
            <text:p>14</text:p>
          </table:table-cell>
          <table:table-cell table:style-name="ce42"/>
          <table:table-cell table:style-name="ce42" table:formula="of:=COUNTIF([.M2:.M32];&quot;D&quot;)" office:value-type="float" office:value="0">
            <text:p>0</text:p>
          </table:table-cell>
          <table:table-cell table:style-name="ce60" table:number-columns-repeated="2"/>
          <table:table-cell table:number-columns-repeated="11"/>
          <table:table-cell table:style-name="ce75"/>
          <table:table-cell table:number-columns-repeated="997"/>
        </table:table-row>
        <table:table-row table:style-name="ro1">
          <table:table-cell/>
          <table:table-cell table:style-name="ce29" table:formula="of:=[$'Vzorci vnosov'.$A$15]" office:value-type="string" office:string-value="SO">
            <text:p>SO</text:p>
          </table:table-cell>
          <table:table-cell table:style-name="ce42" table:formula="of:=COUNTIF([.C2:.C32];&quot;SO&quot;)" office:value-type="float" office:value="5">
            <text:p>5</text:p>
          </table:table-cell>
          <table:table-cell table:style-name="ce42" table:formula="of:=COUNTIF([.D2:.D32];&quot;SO&quot;)" office:value-type="float" office:value="0">
            <text:p>0</text:p>
          </table:table-cell>
          <table:table-cell table:style-name="ce42" table:formula="of:=COUNTIF([.E2:.E32];&quot;SO&quot;)" office:value-type="float" office:value="3">
            <text:p>3</text:p>
          </table:table-cell>
          <table:table-cell table:style-name="ce42" table:formula="of:=COUNTIF([.F2:.F32];&quot;SO&quot;)" office:value-type="float" office:value="0">
            <text:p>0</text:p>
          </table:table-cell>
          <table:table-cell table:style-name="ce42" table:formula="of:=COUNTIF([.G2:.G32];&quot;SO&quot;)" office:value-type="float" office:value="3">
            <text:p>3</text:p>
          </table:table-cell>
          <table:table-cell table:style-name="ce42" table:formula="of:=COUNTIF([.H2:.H32];&quot;SO&quot;)" office:value-type="float" office:value="12">
            <text:p>12</text:p>
          </table:table-cell>
          <table:table-cell table:style-name="ce42" table:formula="of:=COUNTIF([.I2:.I32];&quot;SO&quot;)" office:value-type="float" office:value="0">
            <text:p>0</text:p>
          </table:table-cell>
          <table:table-cell table:style-name="ce42" table:formula="of:=COUNTIF([.J2:.J32];&quot;SO&quot;)" office:value-type="float" office:value="0">
            <text:p>0</text:p>
          </table:table-cell>
          <table:table-cell table:style-name="ce42" table:formula="of:=COUNTIF([.K2:.K32];&quot;SO&quot;)" office:value-type="float" office:value="5">
            <text:p>5</text:p>
          </table:table-cell>
          <table:table-cell table:style-name="ce42"/>
          <table:table-cell table:style-name="ce42" table:formula="of:=COUNTIF([.M2:.M32];&quot;SO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0" table:formula="of:=[$'Vzorci vnosov'.$A$13]" office:value-type="string" office:string-value="BOL">
            <text:p>BOL</text:p>
          </table:table-cell>
          <table:table-cell table:style-name="ce42" table:formula="of:=COUNTIF([.C2:.C32];&quot;BOL&quot;)" office:value-type="float" office:value="0">
            <text:p>0</text:p>
          </table:table-cell>
          <table:table-cell table:style-name="ce42" table:formula="of:=COUNTIF([.D2:.D32];&quot;BOL&quot;)" office:value-type="float" office:value="0">
            <text:p>0</text:p>
          </table:table-cell>
          <table:table-cell table:style-name="ce42" table:formula="of:=COUNTIF([.E2:.E32];&quot;BOL&quot;)" office:value-type="float" office:value="0">
            <text:p>0</text:p>
          </table:table-cell>
          <table:table-cell table:style-name="ce42" table:formula="of:=COUNTIF([.F2:.F32];&quot;BOL&quot;)" office:value-type="float" office:value="0">
            <text:p>0</text:p>
          </table:table-cell>
          <table:table-cell table:style-name="ce42" table:formula="of:=COUNTIF([.G2:.G32];&quot;BOL&quot;)" office:value-type="float" office:value="0">
            <text:p>0</text:p>
          </table:table-cell>
          <table:table-cell table:style-name="ce42" table:formula="of:=COUNTIF([.H2:.H32];&quot;BOL&quot;)" office:value-type="float" office:value="0">
            <text:p>0</text:p>
          </table:table-cell>
          <table:table-cell table:style-name="ce42" table:formula="of:=COUNTIF([.I2:.I32];&quot;BOL&quot;)" office:value-type="float" office:value="0">
            <text:p>0</text:p>
          </table:table-cell>
          <table:table-cell table:style-name="ce42" table:formula="of:=COUNTIF([.J2:.J32];&quot;BOL&quot;)" office:value-type="float" office:value="0">
            <text:p>0</text:p>
          </table:table-cell>
          <table:table-cell table:style-name="ce42" table:formula="of:=COUNTIF([.K2:.K32];&quot;BOL&quot;)" office:value-type="float" office:value="0">
            <text:p>0</text:p>
          </table:table-cell>
          <table:table-cell table:style-name="ce42"/>
          <table:table-cell table:style-name="ce42" table:formula="of:=COUNTIF([.M2:.M32];&quot;BOL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1" table:formula="of:=[$'Vzorci vnosov'.$A$11]" office:value-type="string" office:string-value="X">
            <text:p>X</text:p>
          </table:table-cell>
          <table:table-cell table:style-name="ce42" table:formula="of:=COUNTIF([.C2:.C32];&quot;X&quot;)" office:value-type="float" office:value="3">
            <text:p>3</text:p>
          </table:table-cell>
          <table:table-cell table:style-name="ce42" table:formula="of:=COUNTIF([.D2:.D32];&quot;X&quot;)" office:value-type="float" office:value="2">
            <text:p>2</text:p>
          </table:table-cell>
          <table:table-cell table:style-name="ce42" table:formula="of:=COUNTIF([.E2:.E32];&quot;X&quot;)" office:value-type="float" office:value="2">
            <text:p>2</text:p>
          </table:table-cell>
          <table:table-cell table:style-name="ce42" table:formula="of:=COUNTIF([.F2:.F32];&quot;X&quot;)" office:value-type="float" office:value="2">
            <text:p>2</text:p>
          </table:table-cell>
          <table:table-cell table:style-name="ce42" table:formula="of:=COUNTIF([.G2:.G32];&quot;X&quot;)" office:value-type="float" office:value="0">
            <text:p>0</text:p>
          </table:table-cell>
          <table:table-cell table:style-name="ce42" table:formula="of:=COUNTIF([.H2:.H32];&quot;X&quot;)" office:value-type="float" office:value="0">
            <text:p>0</text:p>
          </table:table-cell>
          <table:table-cell table:style-name="ce42" table:formula="of:=COUNTIF([.I2:.I32];&quot;X&quot;)" office:value-type="float" office:value="0">
            <text:p>0</text:p>
          </table:table-cell>
          <table:table-cell table:style-name="ce42" table:formula="of:=COUNTIF([.J2:.J32];&quot;X&quot;)" office:value-type="float" office:value="4">
            <text:p>4</text:p>
          </table:table-cell>
          <table:table-cell table:style-name="ce42" table:formula="of:=COUNTIF([.K2:.K32];&quot;X&quot;)" office:value-type="float" office:value="1">
            <text:p>1</text:p>
          </table:table-cell>
          <table:table-cell table:style-name="ce42"/>
          <table:table-cell table:style-name="ce42" table:formula="of:=COUNTIF([.M2:.M32];&quot;X&quot;)" office:value-type="float" office:value="2">
            <text:p>2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2" office:value-type="string">
            <text:p>TX</text:p>
          </table:table-cell>
          <table:table-cell table:style-name="ce43" table:formula="of:=COUNTIF([.O2:.O32];&quot;KOS&quot;)" office:value-type="float" office:value="4">
            <text:p>4</text:p>
          </table:table-cell>
          <table:table-cell table:style-name="ce43" table:formula="of:=COUNTIF([.O2:.O32];&quot;ŠOŠ&quot;)" office:value-type="float" office:value="5">
            <text:p>5</text:p>
          </table:table-cell>
          <table:table-cell table:style-name="ce43" table:formula="of:=COUNTIF([.O2:.O32];&quot;PIN&quot;)" office:value-type="float" office:value="5">
            <text:p>5</text:p>
          </table:table-cell>
          <table:table-cell table:style-name="ce43" table:formula="of:=COUNTIF([.O2:.O32];&quot;KON&quot;)" office:value-type="float" office:value="5">
            <text:p>5</text:p>
          </table:table-cell>
          <table:table-cell table:style-name="ce43" table:formula="of:=COUNTIF([.O2:.O32];&quot;oro&quot;)" office:value-type="float" office:value="0">
            <text:p>0</text:p>
          </table:table-cell>
          <table:table-cell table:style-name="ce43" table:formula="of:=COUNTIF([.O2:.O32];&quot;AND&quot;)" office:value-type="float" office:value="0">
            <text:p>0</text:p>
          </table:table-cell>
          <table:table-cell table:style-name="ce43" table:formula="of:=COUNTIF([.O2:.O32];&quot;ROD&quot;)" office:value-type="float" office:value="0">
            <text:p>0</text:p>
          </table:table-cell>
          <table:table-cell table:style-name="ce43" table:formula="of:=COUNTIF([.O2:.O32];&quot;DAN&quot;)" office:value-type="float" office:value="6">
            <text:p>6</text:p>
          </table:table-cell>
          <table:table-cell table:style-name="ce43" table:formula="of:=COUNTIF([.O2:.O32];&quot;MŠŠ&quot;)" office:value-type="float" office:value="0">
            <text:p>0</text:p>
          </table:table-cell>
          <table:table-cell table:style-name="ce43"/>
          <table:table-cell table:style-name="ce43" table:formula="of:=COUNTIF([.O2:.O32];&quot;ŠTU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1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0">
            <text:p>0</text:p>
          </table:table-cell>
          <table:table-cell table:style-name="ce1" table:formula="of:=COUNTIF([.D2:.D32];&quot;51¶&quot;)+COUNTIF([.D2:.D32];&quot;52¶&quot;)+COUNTIF([.D2:.D32];&quot;kvit¶&quot;)" office:value-type="float" office:value="5">
            <text:p>5</text:p>
          </table:table-cell>
          <table:table-cell table:style-name="ce1" table:formula="of:=COUNTIF([.E2:.E32];&quot;51¶&quot;)+COUNTIF([.E2:.E32];&quot;52¶&quot;)+COUNTIF([.E2:.E32];&quot;kvit¶&quot;)" office:value-type="float" office:value="1">
            <text:p>1</text:p>
          </table:table-cell>
          <table:table-cell table:style-name="ce1" table:formula="of:=COUNTIF([.F2:.F32];&quot;51¶&quot;)+COUNTIF([.F2:.F32];&quot;52¶&quot;)+COUNTIF([.F2:.F32];&quot;kvit¶&quot;)" office:value-type="float" office:value="2">
            <text:p>2</text:p>
          </table:table-cell>
          <table:table-cell table:style-name="ce1" table:formula="of:=COUNTIF([.G2:.G32];&quot;51¶&quot;)+COUNTIF([.G2:.G32];&quot;52¶&quot;)+COUNTIF([.G2:.G32];&quot;kvit¶&quot;)" office:value-type="float" office:value="6">
            <text:p>6</text:p>
          </table:table-cell>
          <table:table-cell table:style-name="ce1" table:formula="of:=COUNTIF([.H2:.H32];&quot;51¶&quot;)+COUNTIF([.H2:.H32];&quot;52¶&quot;)+COUNTIF([.H2:.H32];&quot;kvit¶&quot;)" office:value-type="float" office:value="0">
            <text:p>0</text:p>
          </table:table-cell>
          <table:table-cell table:style-name="ce1" table:formula="of:=COUNTIF([.I2:.I32];&quot;51¶&quot;)+COUNTIF([.I2:.I32];&quot;52¶&quot;)+COUNTIF([.I2:.I32];&quot;kvit¶&quot;)" office:value-type="float" office:value="0">
            <text:p>0</text:p>
          </table:table-cell>
          <table:table-cell table:style-name="ce1" table:formula="of:=COUNTIF([.J2:.J32];&quot;51¶&quot;)+COUNTIF([.J2:.J32];&quot;52¶&quot;)+COUNTIF([.J2:.J32];&quot;kvit¶&quot;)" office:value-type="float" office:value="6">
            <text:p>6</text:p>
          </table:table-cell>
          <table:table-cell table:style-name="ce1" table:formula="of:=COUNTIF([.K2:.K32];&quot;51¶&quot;)+COUNTIF([.K2:.K32];&quot;52¶&quot;)+COUNTIF([.K2:.K32];&quot;kvit¶&quot;)" office:value-type="float" office:value="0">
            <text:p>0</text:p>
          </table:table-cell>
          <table:table-cell table:style-name="ce1"/>
          <table:table-cell table:style-name="ce1" table:formula="of:=COUNTIF([.M2:.M32];&quot;51¶&quot;)+COUNTIF([.M2:.M32];&quot;52¶&quot;)+COUNTIF([.M2:.M32];&quot;kvit¶&quot;)" office:value-type="float" office:value="3">
            <text:p>3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29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0">
            <text:p>0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1">
            <text:p>1</text:p>
          </table:table-cell>
          <table:table-cell table:style-name="ce1" table:formula="of:=COUNTIF([.F2:.F32];&quot;U☺&quot;)+COUNTIF([.F2:.F32];&quot;U☻&quot;)+COUNTIF([.F2:.F32];&quot;U&quot;)" office:value-type="float" office:value="1">
            <text:p>1</text:p>
          </table:table-cell>
          <table:table-cell table:style-name="ce1" table:formula="of:=COUNTIF([.G2:.G32];&quot;U☺&quot;)+COUNTIF([.G2:.G32];&quot;U☻&quot;)+COUNTIF([.G2:.G32];&quot;U&quot;)" office:value-type="float" office:value="0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3">
            <text:p>3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1">
            <text:p>1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/>
          <table:table-cell table:style-name="ce1" table:formula="of:=COUNTIF([.M2:.M32];&quot;U☺&quot;)+COUNTIF([.M2:.M32];&quot;U☻&quot;)+COUNTIF([.M2:.M32];&quot;U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 table:number-rows-repeated="99">
          <table:table-cell table:number-columns-repeated="26"/>
          <table:table-cell table:style-name="ce75"/>
          <table:table-cell table:number-columns-repeated="997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ktober" table:style-name="ta11" table:print="false">
        <table:table-column table:style-name="co3" table:default-cell-style-name="ce21"/>
        <table:table-column table:style-name="co17" table:default-cell-style-name="ce21"/>
        <table:table-column table:style-name="co5" table:number-columns-repeated="11" table:default-cell-style-name="ce17"/>
        <table:table-column table:style-name="co27" table:default-cell-style-name="ce17"/>
        <table:table-column table:style-name="co5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7" table:default-cell-style-name="ce17"/>
        <table:table-column table:style-name="co10" table:number-columns-repeated="4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" table:default-cell-style-name="ce76"/>
        <table:table-column table:style-name="co14" table:number-columns-repeated="230" table:default-cell-style-name="ce17"/>
        <table:table-column table:style-name="co14" table:number-columns-repeated="767" table:default-cell-style-name="Default"/>
        <table:table-row table:style-name="ro8">
          <table:table-cell table:style-name="ce18" office:value-type="string">
            <text:p>Datum</text:p>
          </table:table-cell>
          <table:table-cell table:style-name="ce23"/>
          <table:table-cell table:style-name="ce33" office:value-type="string">
            <text:p>KOS</text:p>
          </table:table-cell>
          <table:table-cell table:style-name="ce33" office:value-type="string">
            <text:p>ŠOŠ</text:p>
          </table:table-cell>
          <table:table-cell table:style-name="ce33" office:value-type="string">
            <text:p>PIN</text:p>
          </table:table-cell>
          <table:table-cell table:style-name="ce33" office:value-type="string">
            <text:p>KON</text:p>
          </table:table-cell>
          <table:table-cell table:style-name="ce33" office:value-type="string">
            <text:p>ORO</text:p>
          </table:table-cell>
          <table:table-cell table:style-name="ce33" office:value-type="string">
            <text:p>MIO</text:p>
          </table:table-cell>
          <table:table-cell table:style-name="ce33" office:value-type="string">
            <text:p>BOŽ</text:p>
          </table:table-cell>
          <table:table-cell table:style-name="ce33" office:value-type="string">
            <text:p>DAN</text:p>
          </table:table-cell>
          <table:table-cell table:style-name="ce33" office:value-type="string">
            <text:p>MŠŠ</text:p>
          </table:table-cell>
          <table:table-cell table:style-name="ce33" table:formula="of:=[$januar.$L$1]" office:value-type="string" office:string-value="DRN">
            <text:p>DRN</text:p>
          </table:table-cell>
          <table:table-cell table:style-name="ce33" office:value-type="string">
            <text:p>TAL</text:p>
          </table:table-cell>
          <table:table-cell table:style-name="ce53" office:value-type="string">
            <text:p>ZUN</text:p>
          </table:table-cell>
          <table:table-cell table:style-name="ce61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65" office:value-type="string">
            <text:p>☺</text:p>
          </table:table-cell>
          <table:table-cell table:style-name="ce66" table:formula="of:=[$'Vzorci vnosov'.$A$4]" office:value-type="string" office:string-value="51">
            <text:p>51</text:p>
          </table:table-cell>
          <table:table-cell table:style-name="ce66" table:formula="of:=[$'Vzorci vnosov'.$A$5]" office:value-type="string" office:string-value="52">
            <text:p>52</text:p>
          </table:table-cell>
          <table:table-cell table:style-name="ce67" table:formula="of:=[$'Vzorci vnosov'.$A$25]" office:value-type="string" office:string-value="51¶">
            <text:p>51¶</text:p>
          </table:table-cell>
          <table:table-cell table:style-name="ce68" table:formula="of:=[$'Vzorci vnosov'.$A$26]" office:value-type="string" office:string-value="52¶">
            <text:p>52¶</text:p>
          </table:table-cell>
          <table:table-cell table:style-name="ce69" table:formula="of:=[$'Vzorci vnosov'.$A$8]" office:value-type="string" office:string-value="U">
            <text:p>U</text:p>
          </table:table-cell>
          <table:table-cell table:style-name="ce66" table:formula="of:=[$'Vzorci vnosov'.$A$6]" office:value-type="string" office:string-value="KVIT">
            <text:p>KVIT</text:p>
          </table:table-cell>
          <table:table-cell table:style-name="ce70" office:value-type="string">
            <text:p>Brez</text:p>
          </table:table-cell>
          <table:table-cell table:style-name="ce64" office:value-type="string">
            <text:p>X</text:p>
          </table:table-cell>
          <table:table-cell table:style-name="ce73" office:value-type="string">
            <text:p>Op</text:p>
          </table:table-cell>
          <table:table-cell table:style-name="ce75"/>
          <table:table-cell table:style-name="ce1" table:number-columns-repeated="997"/>
        </table:table-row>
        <table:table-row table:style-name="ro8">
          <table:table-cell table:style-name="ce20" office:value-type="date" office:date-value="2013-10-01">
            <text:p>1. okt 13</text:p>
          </table:table-cell>
          <table:table-cell table:style-name="ce182" table:formula="of:=TEXT([.A2];&quot;Ddd&quot;)" office:value-type="string" office:string-value="tor">
            <text:p>tor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30" office:value-type="string">
            <office:annotation draw:style-name="gr1" draw:text-style-name="P1" svg:width="2.994cm" svg:height="1.413cm" svg:x="13.71cm" svg:y="0cm" draw:caption-point-x="-0.608cm" draw:caption-point-y="0.712cm">
              <dc:creator>MŠ</dc:creator>
              <dc:date>2013-12-23T00:00:00</dc:date>
              <text:p text:style-name="P1"><text:span text:style-name="T1">ne 20.10.</text:span></text:p>
            </office:annotation>
            <text:p>PIR</text:p>
          </table:table-cell>
          <table:table-cell table:style-name="ce33" office:value-type="string">
            <text:p>DAN</text:p>
          </table:table-cell>
          <table:table-cell table:style-name="ce189" table:formula="of:=COUNTIF([.C2:.M2];&quot;☻&quot;)+COUNTIF([.C2:.M2];&quot;52☻&quot;)+COUNTIF([.C2:.M2];&quot;51☻&quot;)+COUNTIF([.C2:.M2];&quot;1☻&quot;)+COUNTIF([.C2:.M2];&quot;KVIT☻&quot;)+COUNTIF([.C2:.M2];&quot;U☻&quot;)" office:value-type="float" office:value="1">
            <text:p>1</text:p>
          </table:table-cell>
          <table:table-cell table:style-name="ce189" table:formula="of:=COUNTIF([.C2:.M2];&quot;☺&quot;)+COUNTIF([.C2:.M2];&quot;52☺&quot;)+COUNTIF([.C2:.M2];&quot;51☺&quot;)+COUNTIF([.C2:.M2];&quot;1☺&quot;)+COUNTIF([.C2:.M2];&quot;KVIT☺&quot;)+COUNTIF([.C2:.M2];&quot;U☺&quot;)" office:value-type="float" office:value="0">
            <text:p>0</text:p>
          </table:table-cell>
          <table:table-cell table:style-name="ce189" table:formula="of:=COUNTIF([.C2:.M2];&quot;51&quot;)+COUNTIF([.C2:.M2];&quot;51$&quot;)+COUNTIF([.C2:.M2];&quot;51☻&quot;)" office:value-type="float" office:value="1">
            <text:p>1</text:p>
          </table:table-cell>
          <table:table-cell table:style-name="ce189" table:formula="of:=COUNTIF([.C2:.M2];&quot;52&quot;)+COUNTIF([.C2:.M2];&quot;52$&quot;)+COUNTIF([.C2:.M2];&quot;52☻&quot;)" office:value-type="float" office:value="1">
            <text:p>1</text:p>
          </table:table-cell>
          <table:table-cell table:style-name="ce189" table:formula="of:=COUNTIF([.C2:.M2];&quot;51¶&quot;)" office:value-type="float" office:value="1">
            <text:p>1</text:p>
          </table:table-cell>
          <table:table-cell table:style-name="ce189" table:formula="of:=COUNTIF([.C2:.M2];&quot;52¶&quot;)" office:value-type="float" office:value="1">
            <text:p>1</text:p>
          </table:table-cell>
          <table:table-cell table:style-name="ce189" table:formula="of:=COUNTIF([.C2:.M2];&quot;U&quot;)+COUNTIF([.C2:.M2];&quot;U☻&quot;)+COUNTIF([.C2:.M2];&quot;U☺&quot;)" office:value-type="float" office:value="1">
            <text:p>1</text:p>
          </table:table-cell>
          <table:table-cell table:style-name="ce189" table:formula="of:=COUNTIF([.C2:.M2];&quot;KVIT&quot;)+COUNTIF([.C2:.M2];&quot;KVIT☻&quot;)+COUNTIF([.C2:.M2];&quot;kvit$&quot;)" office:value-type="float" office:value="2">
            <text:p>2</text:p>
          </table:table-cell>
          <table:table-cell table:style-name="ce190" table:formula="of:=COUNTBLANK([.C2:.M2])" office:value-type="float" office:value="0">
            <text:p>0</text:p>
          </table:table-cell>
          <table:table-cell table:style-name="ce191" table:formula="of:=COUNTIF([.C2:.M2];&quot;x&quot;)" office:value-type="float" office:value="1">
            <text:p>1</text:p>
          </table:table-cell>
          <table:table-cell table:style-name="ce192" table:formula="of:=COUNTIF([.C2:.M2];&quot;51&quot;)+COUNTIF([.C2:.M2];&quot;51☻&quot;)+COUNTIF([.C2:.M2];&quot;2&quot;)+COUNTIF([.C2:.M2];&quot;52&quot;)+COUNTIF([.C2:.M2];&quot;52☻&quot;)+COUNTIF([.C2:.M2];&quot;51$&quot;)+COUNTIF([.C2:.M2];&quot;52$&quot;)" office:value-type="float" office:value="2">
            <text:p>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7"/>
        </table:table-row>
        <table:table-row table:style-name="ro8">
          <table:table-cell table:style-name="ce20" office:value-type="date" office:date-value="2013-10-02">
            <text:p>2. okt 13</text:p>
          </table:table-cell>
          <table:table-cell table:style-name="ce182" table:formula="of:=TEXT([.A3];&quot;Ddd&quot;)" office:value-type="string" office:string-value="sre">
            <text:p>sre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2" office:value-type="string">
            <office:annotation draw:style-name="gr1" draw:text-style-name="P1" svg:width="2.932cm" svg:height="2.317cm" svg:x="10.679cm" svg:y="0.945cm" draw:caption-point-x="-0.608cm" draw:caption-point-y="0.468cm">
              <dc:creator>MŠ</dc:creator>
              <dc:date>2013-12-23T00:00:00</dc:date>
              <text:p text:style-name="P1"><text:span text:style-name="T1">Ne morem 5., 6., 7.</text:span></text:p>
            </office:annotation>
            <text:p>RTG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7" office:value-type="string">
            <office:annotation draw:style-name="gr1" draw:text-style-name="P1" svg:width="2.962cm" svg:height="1.005cm" svg:x="13.71cm" svg:y="0.948cm" draw:caption-point-x="-0.608cm" draw:caption-point-y="0.465cm">
              <dc:creator>MŠ</dc:creator>
              <dc:date>2013-12-23T00:00:00</dc:date>
              <text:p text:style-name="P1"><text:span text:style-name="T1">od 24.6. naprej bom doma</text:span></text:p>
            </office:annotation>
            <text:p>RAV</text:p>
          </table:table-cell>
          <table:table-cell table:style-name="ce33" office:value-type="string">
            <text:p>DAN</text:p>
          </table:table-cell>
          <table:table-cell table:style-name="ce189" table:formula="of:=COUNTIF([.C3:.M3];&quot;☻&quot;)+COUNTIF([.C3:.M3];&quot;52☻&quot;)+COUNTIF([.C3:.M3];&quot;51☻&quot;)+COUNTIF([.C3:.M3];&quot;1☻&quot;)+COUNTIF([.C3:.M3];&quot;KVIT☻&quot;)+COUNTIF([.C3:.M3];&quot;U☻&quot;)" office:value-type="float" office:value="1">
            <text:p>1</text:p>
          </table:table-cell>
          <table:table-cell table:style-name="ce189" table:formula="of:=COUNTIF([.C3:.M3];&quot;☺&quot;)+COUNTIF([.C3:.M3];&quot;52☺&quot;)+COUNTIF([.C3:.M3];&quot;51☺&quot;)+COUNTIF([.C3:.M3];&quot;1☺&quot;)+COUNTIF([.C3:.M3];&quot;KVIT☺&quot;)+COUNTIF([.C3:.M3];&quot;U☺&quot;)" office:value-type="float" office:value="0">
            <text:p>0</text:p>
          </table:table-cell>
          <table:table-cell table:style-name="ce189" table:formula="of:=COUNTIF([.C3:.M3];&quot;51&quot;)+COUNTIF([.C3:.M3];&quot;51$&quot;)+COUNTIF([.C3:.M3];&quot;51☻&quot;)" office:value-type="float" office:value="1">
            <text:p>1</text:p>
          </table:table-cell>
          <table:table-cell table:style-name="ce189" table:formula="of:=COUNTIF([.C3:.M3];&quot;52&quot;)+COUNTIF([.C3:.M3];&quot;52$&quot;)+COUNTIF([.C3:.M3];&quot;52☻&quot;)" office:value-type="float" office:value="0">
            <text:p>0</text:p>
          </table:table-cell>
          <table:table-cell table:style-name="ce189" table:formula="of:=COUNTIF([.C3:.M3];&quot;51¶&quot;)" office:value-type="float" office:value="1">
            <text:p>1</text:p>
          </table:table-cell>
          <table:table-cell table:style-name="ce189" table:formula="of:=COUNTIF([.C3:.M3];&quot;52¶&quot;)" office:value-type="float" office:value="0">
            <text:p>0</text:p>
          </table:table-cell>
          <table:table-cell table:style-name="ce189" table:formula="of:=COUNTIF([.C3:.M3];&quot;U&quot;)+COUNTIF([.C3:.M3];&quot;U☻&quot;)+COUNTIF([.C3:.M3];&quot;U☺&quot;)" office:value-type="float" office:value="1">
            <text:p>1</text:p>
          </table:table-cell>
          <table:table-cell table:style-name="ce189" table:formula="of:=COUNTIF([.C3:.M3];&quot;KVIT&quot;)+COUNTIF([.C3:.M3];&quot;KVIT☻&quot;)+COUNTIF([.C3:.M3];&quot;kvit$&quot;)" office:value-type="float" office:value="2">
            <text:p>2</text:p>
          </table:table-cell>
          <table:table-cell table:style-name="ce190" table:formula="of:=COUNTBLANK([.C3:.M3])" office:value-type="float" office:value="0">
            <text:p>0</text:p>
          </table:table-cell>
          <table:table-cell table:style-name="ce191" table:formula="of:=COUNTIF([.C3:.M3];&quot;x&quot;)" office:value-type="float" office:value="2">
            <text:p>2</text:p>
          </table:table-cell>
          <table:table-cell table:style-name="ce192" table:formula="of:=COUNTIF([.C3:.M3];&quot;51&quot;)+COUNTIF([.C3:.M3];&quot;51☻&quot;)+COUNTIF([.C3:.M3];&quot;2&quot;)+COUNTIF([.C3:.M3];&quot;52&quot;)+COUNTIF([.C3:.M3];&quot;52☻&quot;)+COUNTIF([.C3:.M3];&quot;51$&quot;)+COUNTIF([.C3:.M3];&quot;52$&quot;)" office:value-type="float" office:value="1">
            <text:p>1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0-03">
            <text:p>3. okt 13</text:p>
          </table:table-cell>
          <table:table-cell table:style-name="ce182" table:formula="of:=TEXT([.A4];&quot;Ddd&quot;)" office:value-type="string" office:string-value="čet">
            <text:p>č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5" office:value-type="string">
            <text:p>MI/PI</text:p>
          </table:table-cell>
          <table:table-cell table:style-name="ce33" office:value-type="string">
            <text:p>KON</text:p>
          </table:table-cell>
          <table:table-cell table:style-name="ce189" table:formula="of:=COUNTIF([.C4:.M4];&quot;☻&quot;)+COUNTIF([.C4:.M4];&quot;52☻&quot;)+COUNTIF([.C4:.M4];&quot;51☻&quot;)+COUNTIF([.C4:.M4];&quot;1☻&quot;)+COUNTIF([.C4:.M4];&quot;KVIT☻&quot;)+COUNTIF([.C4:.M4];&quot;U☻&quot;)" office:value-type="float" office:value="0">
            <text:p>0</text:p>
          </table:table-cell>
          <table:table-cell table:style-name="ce189" table:formula="of:=COUNTIF([.C4:.M4];&quot;☺&quot;)+COUNTIF([.C4:.M4];&quot;52☺&quot;)+COUNTIF([.C4:.M4];&quot;51☺&quot;)+COUNTIF([.C4:.M4];&quot;1☺&quot;)+COUNTIF([.C4:.M4];&quot;KVIT☺&quot;)+COUNTIF([.C4:.M4];&quot;U☺&quot;)" office:value-type="float" office:value="0">
            <text:p>0</text:p>
          </table:table-cell>
          <table:table-cell table:style-name="ce189" table:formula="of:=COUNTIF([.C4:.M4];&quot;51&quot;)+COUNTIF([.C4:.M4];&quot;51$&quot;)+COUNTIF([.C4:.M4];&quot;51☻&quot;)" office:value-type="float" office:value="1">
            <text:p>1</text:p>
          </table:table-cell>
          <table:table-cell table:style-name="ce189" table:formula="of:=COUNTIF([.C4:.M4];&quot;52&quot;)+COUNTIF([.C4:.M4];&quot;52$&quot;)+COUNTIF([.C4:.M4];&quot;52☻&quot;)" office:value-type="float" office:value="1">
            <text:p>1</text:p>
          </table:table-cell>
          <table:table-cell table:style-name="ce189" table:formula="of:=COUNTIF([.C4:.M4];&quot;51¶&quot;)" office:value-type="float" office:value="1">
            <text:p>1</text:p>
          </table:table-cell>
          <table:table-cell table:style-name="ce189" table:formula="of:=COUNTIF([.C4:.M4];&quot;52¶&quot;)" office:value-type="float" office:value="1">
            <text:p>1</text:p>
          </table:table-cell>
          <table:table-cell table:style-name="ce189" table:formula="of:=COUNTIF([.C4:.M4];&quot;U&quot;)+COUNTIF([.C4:.M4];&quot;U☻&quot;)+COUNTIF([.C4:.M4];&quot;U☺&quot;)" office:value-type="float" office:value="1">
            <text:p>1</text:p>
          </table:table-cell>
          <table:table-cell table:style-name="ce189" table:formula="of:=COUNTIF([.C4:.M4];&quot;KVIT&quot;)+COUNTIF([.C4:.M4];&quot;KVIT☻&quot;)+COUNTIF([.C4:.M4];&quot;kvit$&quot;)" office:value-type="float" office:value="2">
            <text:p>2</text:p>
          </table:table-cell>
          <table:table-cell table:style-name="ce190" table:formula="of:=COUNTBLANK([.C4:.M4])" office:value-type="float" office:value="0">
            <text:p>0</text:p>
          </table:table-cell>
          <table:table-cell table:style-name="ce191" table:formula="of:=COUNTIF([.C4:.M4];&quot;x&quot;)" office:value-type="float" office:value="1">
            <text:p>1</text:p>
          </table:table-cell>
          <table:table-cell table:style-name="ce192" table:formula="of:=COUNTIF([.C4:.M4];&quot;51&quot;)+COUNTIF([.C4:.M4];&quot;51☻&quot;)+COUNTIF([.C4:.M4];&quot;2&quot;)+COUNTIF([.C4:.M4];&quot;52&quot;)+COUNTIF([.C4:.M4];&quot;52☻&quot;)+COUNTIF([.C4:.M4];&quot;51$&quot;)+COUNTIF([.C4:.M4];&quot;52$&quot;)" office:value-type="float" office:value="2">
            <text:p>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0-04">
            <text:p>4. okt 13</text:p>
          </table:table-cell>
          <table:table-cell table:style-name="ce182" table:formula="of:=TEXT([.A5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9" office:value-type="string">
            <text:p>ORO</text:p>
          </table:table-cell>
          <table:table-cell table:style-name="ce33" office:value-type="string">
            <text:p>KON</text:p>
          </table:table-cell>
          <table:table-cell table:style-name="ce189" table:formula="of:=COUNTIF([.C5:.M5];&quot;☻&quot;)+COUNTIF([.C5:.M5];&quot;52☻&quot;)+COUNTIF([.C5:.M5];&quot;51☻&quot;)+COUNTIF([.C5:.M5];&quot;1☻&quot;)+COUNTIF([.C5:.M5];&quot;KVIT☻&quot;)+COUNTIF([.C5:.M5];&quot;U☻&quot;)" office:value-type="float" office:value="1">
            <text:p>1</text:p>
          </table:table-cell>
          <table:table-cell table:style-name="ce189" table:formula="of:=COUNTIF([.C5:.M5];&quot;☺&quot;)+COUNTIF([.C5:.M5];&quot;52☺&quot;)+COUNTIF([.C5:.M5];&quot;51☺&quot;)+COUNTIF([.C5:.M5];&quot;1☺&quot;)+COUNTIF([.C5:.M5];&quot;KVIT☺&quot;)+COUNTIF([.C5:.M5];&quot;U☺&quot;)" office:value-type="float" office:value="1">
            <text:p>1</text:p>
          </table:table-cell>
          <table:table-cell table:style-name="ce189" table:formula="of:=COUNTIF([.C5:.M5];&quot;51&quot;)+COUNTIF([.C5:.M5];&quot;51$&quot;)+COUNTIF([.C5:.M5];&quot;51☻&quot;)" office:value-type="float" office:value="1">
            <text:p>1</text:p>
          </table:table-cell>
          <table:table-cell table:style-name="ce189" table:formula="of:=COUNTIF([.C5:.M5];&quot;52&quot;)+COUNTIF([.C5:.M5];&quot;52$&quot;)+COUNTIF([.C5:.M5];&quot;52☻&quot;)" office:value-type="float" office:value="1">
            <text:p>1</text:p>
          </table:table-cell>
          <table:table-cell table:style-name="ce189" table:formula="of:=COUNTIF([.C5:.M5];&quot;51¶&quot;)" office:value-type="float" office:value="0">
            <text:p>0</text:p>
          </table:table-cell>
          <table:table-cell table:style-name="ce189" table:formula="of:=COUNTIF([.C5:.M5];&quot;52¶&quot;)" office:value-type="float" office:value="0">
            <text:p>0</text:p>
          </table:table-cell>
          <table:table-cell table:style-name="ce189" table:formula="of:=COUNTIF([.C5:.M5];&quot;U&quot;)+COUNTIF([.C5:.M5];&quot;U☻&quot;)+COUNTIF([.C5:.M5];&quot;U☺&quot;)" office:value-type="float" office:value="0">
            <text:p>0</text:p>
          </table:table-cell>
          <table:table-cell table:style-name="ce189" table:formula="of:=COUNTIF([.C5:.M5];&quot;KVIT&quot;)+COUNTIF([.C5:.M5];&quot;KVIT☻&quot;)+COUNTIF([.C5:.M5];&quot;kvit$&quot;)" office:value-type="float" office:value="2">
            <text:p>2</text:p>
          </table:table-cell>
          <table:table-cell table:style-name="ce190" table:formula="of:=COUNTBLANK([.C5:.M5])" office:value-type="float" office:value="0">
            <text:p>0</text:p>
          </table:table-cell>
          <table:table-cell table:style-name="ce191" table:formula="of:=COUNTIF([.C5:.M5];&quot;x&quot;)" office:value-type="float" office:value="0">
            <text:p>0</text:p>
          </table:table-cell>
          <table:table-cell table:style-name="ce192" table:formula="of:=COUNTIF([.C5:.M5];&quot;51&quot;)+COUNTIF([.C5:.M5];&quot;51☻&quot;)+COUNTIF([.C5:.M5];&quot;2&quot;)+COUNTIF([.C5:.M5];&quot;52&quot;)+COUNTIF([.C5:.M5];&quot;52☻&quot;)+COUNTIF([.C5:.M5];&quot;51$&quot;)+COUNTIF([.C5:.M5];&quot;52$&quot;)" office:value-type="float" office:value="2">
            <text:p>2</text:p>
          </table:table-cell>
          <table:table-cell table:style-name="ce3" table:formula="of:=[$'Vzorci vnosov'.$A$5]" office:value-type="string" office:string-value="52">
            <text:p>52</text:p>
          </table:table-cell>
          <table:table-cell/>
          <table:table-cell table:style-name="ce59" office:value-type="string">
            <office:annotation draw:style-name="gr1" draw:text-style-name="P1" svg:width="3.975cm" svg:height="1.353cm" svg:x="27.274cm" svg:y="2.347cm" draw:caption-point-x="-0.61cm" draw:caption-point-y="0.468cm">
              <dc:creator>MŠ</dc:creator>
              <dc:date>2013-12-23T00:00:00</dc:date>
              <text:p text:style-name="P1"><text:span text:style-name="T1"><text:s/></text:span><text:span text:style-name="T1">Dopust od 3-15. 10</text:span></text:p>
            </office:annotation>
            <text:p>GRY</text:p>
          </table:table-cell>
          <table:table-cell table:number-columns-repeated="995"/>
        </table:table-row>
        <table:table-row table:style-name="ro8">
          <table:table-cell table:style-name="ce19" office:value-type="date" office:date-value="2013-10-05">
            <text:p>5. okt 13</text:p>
          </table:table-cell>
          <table:table-cell table:style-name="ce183" table:formula="of:=TEXT([.A6];&quot;Ddd&quot;)" office:value-type="string" office:string-value="sob">
            <text:p>sob</text:p>
          </table:table-cell>
          <table:table-cell table:style-name="ce184"/>
          <table:table-cell table:style-name="ce6" table:formula="of:=[$'Vzorci vnosov'.$A$14]" office:value-type="string" office:string-value="☻">
            <text:p>☻</text:p>
          </table:table-cell>
          <table:table-cell table:style-name="ce115" table:formula="of:=[$'Vzorci vnosov'.$A$15]" office:value-type="string" office:string-value="SO">
            <text:p>SO</text:p>
          </table:table-cell>
          <table:table-cell table:style-name="ce184" table:number-columns-repeated="3"/>
          <table:table-cell table:style-name="ce56" office:value-type="string">
            <text:p>POR</text:p>
          </table:table-cell>
          <table:table-cell table:style-name="ce184"/>
          <table:table-cell table:style-name="ce188"/>
          <table:table-cell table:style-name="ce184" table:number-columns-repeated="2"/>
          <table:table-cell table:style-name="ce56" office:value-type="string">
            <text:p>JAN</text:p>
          </table:table-cell>
          <table:table-cell table:style-name="ce56" office:value-type="string">
            <text:p>TAL</text:p>
          </table:table-cell>
          <table:table-cell table:style-name="ce189" table:formula="of:=COUNTIF([.C6:.M6];&quot;☻&quot;)+COUNTIF([.C6:.M6];&quot;52☻&quot;)+COUNTIF([.C6:.M6];&quot;51☻&quot;)+COUNTIF([.C6:.M6];&quot;1☻&quot;)+COUNTIF([.C6:.M6];&quot;KVIT☻&quot;)+COUNTIF([.C6:.M6];&quot;U☻&quot;)" office:value-type="float" office:value="1">
            <text:p>1</text:p>
          </table:table-cell>
          <table:table-cell table:style-name="ce189" table:formula="of:=COUNTIF([.C6:.M6];&quot;☺&quot;)+COUNTIF([.C6:.M6];&quot;52☺&quot;)+COUNTIF([.C6:.M6];&quot;51☺&quot;)+COUNTIF([.C6:.M6];&quot;1☺&quot;)+COUNTIF([.C6:.M6];&quot;KVIT☺&quot;)+COUNTIF([.C6:.M6];&quot;U☺&quot;)" office:value-type="float" office:value="0">
            <text:p>0</text:p>
          </table:table-cell>
          <table:table-cell table:style-name="ce189" table:formula="of:=COUNTIF([.C6:.M6];&quot;51&quot;)+COUNTIF([.C6:.M6];&quot;51$&quot;)+COUNTIF([.C6:.M6];&quot;51☻&quot;)" office:value-type="float" office:value="0">
            <text:p>0</text:p>
          </table:table-cell>
          <table:table-cell table:style-name="ce189" table:formula="of:=COUNTIF([.C6:.M6];&quot;52&quot;)+COUNTIF([.C6:.M6];&quot;52$&quot;)+COUNTIF([.C6:.M6];&quot;52☻&quot;)" office:value-type="float" office:value="0">
            <text:p>0</text:p>
          </table:table-cell>
          <table:table-cell table:style-name="ce189" table:formula="of:=COUNTIF([.C6:.M6];&quot;51¶&quot;)" office:value-type="float" office:value="0">
            <text:p>0</text:p>
          </table:table-cell>
          <table:table-cell table:style-name="ce189" table:formula="of:=COUNTIF([.C6:.M6];&quot;52¶&quot;)" office:value-type="float" office:value="0">
            <text:p>0</text:p>
          </table:table-cell>
          <table:table-cell table:style-name="ce189" table:formula="of:=COUNTIF([.C6:.M6];&quot;U&quot;)+COUNTIF([.C6:.M6];&quot;U☻&quot;)+COUNTIF([.C6:.M6];&quot;U☺&quot;)" office:value-type="float" office:value="0">
            <text:p>0</text:p>
          </table:table-cell>
          <table:table-cell table:style-name="ce189" table:formula="of:=COUNTIF([.C6:.M6];&quot;KVIT&quot;)+COUNTIF([.C6:.M6];&quot;KVIT☻&quot;)+COUNTIF([.C6:.M6];&quot;kvit$&quot;)" office:value-type="float" office:value="0">
            <text:p>0</text:p>
          </table:table-cell>
          <table:table-cell table:style-name="ce190" table:formula="of:=COUNTBLANK([.C6:.M6])" office:value-type="float" office:value="8">
            <text:p>8</text:p>
          </table:table-cell>
          <table:table-cell table:style-name="ce191" table:formula="of:=COUNTIF([.C6:.M6];&quot;x&quot;)" office:value-type="float" office:value="0">
            <text:p>0</text:p>
          </table:table-cell>
          <table:table-cell table:style-name="ce192" table:formula="of:=COUNTIF([.C6:.M6];&quot;51&quot;)+COUNTIF([.C6:.M6];&quot;51☻&quot;)+COUNTIF([.C6:.M6];&quot;2&quot;)+COUNTIF([.C6:.M6];&quot;52&quot;)+COUNTIF([.C6:.M6];&quot;52☻&quot;)+COUNTIF([.C6:.M6];&quot;51$&quot;)+COUNTIF([.C6:.M6];&quot;52$&quot;)" office:value-type="float" office:value="0">
            <text:p>0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/>
          <table:table-cell table:style-name="ce39" office:value-type="string">
            <office:annotation draw:style-name="gr1" draw:text-style-name="P1" svg:width="3.005cm" svg:height="2.216cm" svg:x="27.274cm" svg:y="1.999cm" draw:caption-point-x="-0.61cm" draw:caption-point-y="1.517cm">
              <dc:creator>MŠ</dc:creator>
              <dc:date>2013-12-23T00:00:00</dc:date>
              <text:p text:style-name="P1"><text:span text:style-name="T1">ne razpises 7.10., 10.-15.10. in 24.10.-3.11</text:span></text:p>
            </office:annotation>
            <text:p>ŠTU</text:p>
          </table:table-cell>
          <table:table-cell table:number-columns-repeated="995"/>
        </table:table-row>
        <table:table-row table:style-name="ro8">
          <table:table-cell table:style-name="ce19" office:value-type="date" office:date-value="2013-10-06">
            <text:p>6. okt 13</text:p>
          </table:table-cell>
          <table:table-cell table:style-name="ce183" table:formula="of:=TEXT([.A7];&quot;Ddd&quot;)" office:value-type="string" office:string-value="ned">
            <text:p>ned</text:p>
          </table:table-cell>
          <table:table-cell table:style-name="ce185"/>
          <table:table-cell table:style-name="ce6" table:formula="of:=[$'Vzorci vnosov'.$A$14]" office:value-type="string" office:string-value="☻">
            <text:p>☻</text:p>
          </table:table-cell>
          <table:table-cell table:style-name="ce185" table:number-columns-repeated="3"/>
          <table:table-cell table:style-name="ce184"/>
          <table:table-cell table:style-name="ce56" office:value-type="string">
            <text:p>POR</text:p>
          </table:table-cell>
          <table:table-cell table:style-name="ce185"/>
          <table:table-cell table:style-name="ce188"/>
          <table:table-cell table:style-name="ce185" table:number-columns-repeated="2"/>
          <table:table-cell table:style-name="ce56" office:value-type="string">
            <text:p>JAN</text:p>
          </table:table-cell>
          <table:table-cell table:style-name="ce56" office:value-type="string">
            <text:p>TAL</text:p>
          </table:table-cell>
          <table:table-cell table:style-name="ce189" table:formula="of:=COUNTIF([.C7:.M7];&quot;☻&quot;)+COUNTIF([.C7:.M7];&quot;52☻&quot;)+COUNTIF([.C7:.M7];&quot;51☻&quot;)+COUNTIF([.C7:.M7];&quot;1☻&quot;)+COUNTIF([.C7:.M7];&quot;KVIT☻&quot;)+COUNTIF([.C7:.M7];&quot;U☻&quot;)" office:value-type="float" office:value="1">
            <text:p>1</text:p>
          </table:table-cell>
          <table:table-cell table:style-name="ce189" table:formula="of:=COUNTIF([.C7:.M7];&quot;☺&quot;)+COUNTIF([.C7:.M7];&quot;52☺&quot;)+COUNTIF([.C7:.M7];&quot;51☺&quot;)+COUNTIF([.C7:.M7];&quot;1☺&quot;)+COUNTIF([.C7:.M7];&quot;KVIT☺&quot;)+COUNTIF([.C7:.M7];&quot;U☺&quot;)" office:value-type="float" office:value="0">
            <text:p>0</text:p>
          </table:table-cell>
          <table:table-cell table:style-name="ce189" table:formula="of:=COUNTIF([.C7:.M7];&quot;51&quot;)+COUNTIF([.C7:.M7];&quot;51$&quot;)+COUNTIF([.C7:.M7];&quot;51☻&quot;)" office:value-type="float" office:value="0">
            <text:p>0</text:p>
          </table:table-cell>
          <table:table-cell table:style-name="ce189" table:formula="of:=COUNTIF([.C7:.M7];&quot;52&quot;)+COUNTIF([.C7:.M7];&quot;52$&quot;)+COUNTIF([.C7:.M7];&quot;52☻&quot;)" office:value-type="float" office:value="0">
            <text:p>0</text:p>
          </table:table-cell>
          <table:table-cell table:style-name="ce189" table:formula="of:=COUNTIF([.C7:.M7];&quot;51¶&quot;)" office:value-type="float" office:value="0">
            <text:p>0</text:p>
          </table:table-cell>
          <table:table-cell table:style-name="ce189" table:formula="of:=COUNTIF([.C7:.M7];&quot;52¶&quot;)" office:value-type="float" office:value="0">
            <text:p>0</text:p>
          </table:table-cell>
          <table:table-cell table:style-name="ce189" table:formula="of:=COUNTIF([.C7:.M7];&quot;U&quot;)+COUNTIF([.C7:.M7];&quot;U☻&quot;)+COUNTIF([.C7:.M7];&quot;U☺&quot;)" office:value-type="float" office:value="0">
            <text:p>0</text:p>
          </table:table-cell>
          <table:table-cell table:style-name="ce189" table:formula="of:=COUNTIF([.C7:.M7];&quot;KVIT&quot;)+COUNTIF([.C7:.M7];&quot;KVIT☻&quot;)+COUNTIF([.C7:.M7];&quot;kvit$&quot;)" office:value-type="float" office:value="0">
            <text:p>0</text:p>
          </table:table-cell>
          <table:table-cell table:style-name="ce190" table:formula="of:=COUNTBLANK([.C7:.M7])" office:value-type="float" office:value="9">
            <text:p>9</text:p>
          </table:table-cell>
          <table:table-cell table:style-name="ce191" table:formula="of:=COUNTIF([.C7:.M7];&quot;x&quot;)" office:value-type="float" office:value="0">
            <text:p>0</text:p>
          </table:table-cell>
          <table:table-cell table:style-name="ce192" table:formula="of:=COUNTIF([.C7:.M7];&quot;51&quot;)+COUNTIF([.C7:.M7];&quot;51☻&quot;)+COUNTIF([.C7:.M7];&quot;2&quot;)+COUNTIF([.C7:.M7];&quot;52&quot;)+COUNTIF([.C7:.M7];&quot;52☻&quot;)+COUNTIF([.C7:.M7];&quot;51$&quot;)+COUNTIF([.C7:.M7];&quot;52$&quot;)" office:value-type="float" office:value="0">
            <text:p>0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/>
          <table:table-cell table:style-name="ce130" office:value-type="string">
            <office:annotation draw:style-name="gr1" draw:text-style-name="P1" svg:width="3.005cm" svg:height="2.621cm" svg:x="27.274cm" svg:y="3.303cm" draw:caption-point-x="-0.61cm" draw:caption-point-y="0.914cm">
              <dc:creator>MŠ</dc:creator>
              <dc:date>2013-12-23T00:00:00</dc:date>
              <text:p text:style-name="P1"><text:span text:style-name="T1">Septemper: zasedena sem vikenda od 13. - 15. 9. in od 27.9. do konca meseca.</text:span></text:p>
              <text:p text:style-name="P1"><text:span text:style-name="T1"/></text:p>
              <text:p text:style-name="P1"><text:span text:style-name="T1">Oktober: lahko sem dežurna le zadnji teden in sicer med 28.10 <text:s/>in <text:s/>31.10. </text:span></text:p>
              <text:p text:style-name="P1"><text:span text:style-name="T1"/></text:p>
              <text:p text:style-name="P1"><text:span text:style-name="T1"/></text:p>
            </office:annotation>
            <text:p>SKR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10-07">
            <text:p>7. okt 13</text:p>
          </table:table-cell>
          <table:table-cell table:style-name="ce182" table:formula="of:=TEXT([.A8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7" office:value-type="string">
            <office:annotation draw:style-name="gr1" draw:text-style-name="P1" svg:width="2.962cm" svg:height="1.008cm" svg:x="13.71cm" svg:y="4.451cm" draw:caption-point-x="-0.608cm" draw:caption-point-y="0.468cm">
              <dc:creator>MŠ</dc:creator>
              <dc:date>2013-12-23T00:00:00</dc:date>
              <text:p text:style-name="P1"><text:span text:style-name="T1">od 24.6. naprej bom doma</text:span></text:p>
            </office:annotation>
            <text:p>RAV</text:p>
          </table:table-cell>
          <table:table-cell table:style-name="ce33" office:value-type="string">
            <text:p>KOS</text:p>
          </table:table-cell>
          <table:table-cell table:style-name="ce189" table:formula="of:=COUNTIF([.C8:.M8];&quot;☻&quot;)+COUNTIF([.C8:.M8];&quot;52☻&quot;)+COUNTIF([.C8:.M8];&quot;51☻&quot;)+COUNTIF([.C8:.M8];&quot;1☻&quot;)+COUNTIF([.C8:.M8];&quot;KVIT☻&quot;)+COUNTIF([.C8:.M8];&quot;U☻&quot;)" office:value-type="float" office:value="1">
            <text:p>1</text:p>
          </table:table-cell>
          <table:table-cell table:style-name="ce189" table:formula="of:=COUNTIF([.C8:.M8];&quot;☺&quot;)+COUNTIF([.C8:.M8];&quot;52☺&quot;)+COUNTIF([.C8:.M8];&quot;51☺&quot;)+COUNTIF([.C8:.M8];&quot;1☺&quot;)+COUNTIF([.C8:.M8];&quot;KVIT☺&quot;)+COUNTIF([.C8:.M8];&quot;U☺&quot;)" office:value-type="float" office:value="0">
            <text:p>0</text:p>
          </table:table-cell>
          <table:table-cell table:style-name="ce189" table:formula="of:=COUNTIF([.C8:.M8];&quot;51&quot;)+COUNTIF([.C8:.M8];&quot;51$&quot;)+COUNTIF([.C8:.M8];&quot;51☻&quot;)" office:value-type="float" office:value="1">
            <text:p>1</text:p>
          </table:table-cell>
          <table:table-cell table:style-name="ce189" table:formula="of:=COUNTIF([.C8:.M8];&quot;52&quot;)+COUNTIF([.C8:.M8];&quot;52$&quot;)+COUNTIF([.C8:.M8];&quot;52☻&quot;)" office:value-type="float" office:value="1">
            <text:p>1</text:p>
          </table:table-cell>
          <table:table-cell table:style-name="ce189" table:formula="of:=COUNTIF([.C8:.M8];&quot;51¶&quot;)" office:value-type="float" office:value="1">
            <text:p>1</text:p>
          </table:table-cell>
          <table:table-cell table:style-name="ce189" table:formula="of:=COUNTIF([.C8:.M8];&quot;52¶&quot;)" office:value-type="float" office:value="1">
            <text:p>1</text:p>
          </table:table-cell>
          <table:table-cell table:style-name="ce189" table:formula="of:=COUNTIF([.C8:.M8];&quot;U&quot;)+COUNTIF([.C8:.M8];&quot;U☻&quot;)+COUNTIF([.C8:.M8];&quot;U☺&quot;)" office:value-type="float" office:value="1">
            <text:p>1</text:p>
          </table:table-cell>
          <table:table-cell table:style-name="ce189" table:formula="of:=COUNTIF([.C8:.M8];&quot;KVIT&quot;)+COUNTIF([.C8:.M8];&quot;KVIT☻&quot;)+COUNTIF([.C8:.M8];&quot;kvit$&quot;)" office:value-type="float" office:value="3">
            <text:p>3</text:p>
          </table:table-cell>
          <table:table-cell table:style-name="ce190" table:formula="of:=COUNTBLANK([.C8:.M8])" office:value-type="float" office:value="0">
            <text:p>0</text:p>
          </table:table-cell>
          <table:table-cell table:style-name="ce191" table:formula="of:=COUNTIF([.C8:.M8];&quot;x&quot;)" office:value-type="float" office:value="0">
            <text:p>0</text:p>
          </table:table-cell>
          <table:table-cell table:style-name="ce192" table:formula="of:=COUNTIF([.C8:.M8];&quot;51&quot;)+COUNTIF([.C8:.M8];&quot;51☻&quot;)+COUNTIF([.C8:.M8];&quot;2&quot;)+COUNTIF([.C8:.M8];&quot;52&quot;)+COUNTIF([.C8:.M8];&quot;52☻&quot;)+COUNTIF([.C8:.M8];&quot;51$&quot;)+COUNTIF([.C8:.M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/>
          <table:table-cell table:style-name="ce177" office:value-type="string">
            <office:annotation draw:style-name="gr1" draw:text-style-name="P1" svg:width="2.926cm" svg:height="1.013cm" svg:x="27.274cm" svg:y="3.402cm" draw:caption-point-x="-0.61cm" draw:caption-point-y="1.517cm">
              <dc:creator>MŠ</dc:creator>
              <dc:date>2013-12-23T00:00:00</dc:date>
              <text:p text:style-name="P1"><text:span text:style-name="T1">Lahko dežurna 15,16,21,22</text:span></text:p>
            </office:annotation>
            <text:p>FIL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10-08">
            <text:p>8. okt 13</text:p>
          </table:table-cell>
          <table:table-cell table:style-name="ce182" table:formula="of:=TEXT([.A9];&quot;Ddd&quot;)" office:value-type="string" office:string-value="tor">
            <text:p>tor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5" office:value-type="string">
            <text:p>MF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9" office:value-type="string">
            <text:p>ROD</text:p>
          </table:table-cell>
          <table:table-cell table:style-name="ce33" office:value-type="string">
            <text:p>KON</text:p>
          </table:table-cell>
          <table:table-cell table:style-name="ce189" table:formula="of:=COUNTIF([.C9:.M9];&quot;☻&quot;)+COUNTIF([.C9:.M9];&quot;52☻&quot;)+COUNTIF([.C9:.M9];&quot;51☻&quot;)+COUNTIF([.C9:.M9];&quot;1☻&quot;)+COUNTIF([.C9:.M9];&quot;KVIT☻&quot;)+COUNTIF([.C9:.M9];&quot;U☻&quot;)" office:value-type="float" office:value="1">
            <text:p>1</text:p>
          </table:table-cell>
          <table:table-cell table:style-name="ce189" table:formula="of:=COUNTIF([.C9:.M9];&quot;☺&quot;)+COUNTIF([.C9:.M9];&quot;52☺&quot;)+COUNTIF([.C9:.M9];&quot;51☺&quot;)+COUNTIF([.C9:.M9];&quot;1☺&quot;)+COUNTIF([.C9:.M9];&quot;KVIT☺&quot;)+COUNTIF([.C9:.M9];&quot;U☺&quot;)" office:value-type="float" office:value="0">
            <text:p>0</text:p>
          </table:table-cell>
          <table:table-cell table:style-name="ce189" table:formula="of:=COUNTIF([.C9:.M9];&quot;51&quot;)+COUNTIF([.C9:.M9];&quot;51$&quot;)+COUNTIF([.C9:.M9];&quot;51☻&quot;)" office:value-type="float" office:value="1">
            <text:p>1</text:p>
          </table:table-cell>
          <table:table-cell table:style-name="ce189" table:formula="of:=COUNTIF([.C9:.M9];&quot;52&quot;)+COUNTIF([.C9:.M9];&quot;52$&quot;)+COUNTIF([.C9:.M9];&quot;52☻&quot;)" office:value-type="float" office:value="1">
            <text:p>1</text:p>
          </table:table-cell>
          <table:table-cell table:style-name="ce189" table:formula="of:=COUNTIF([.C9:.M9];&quot;51¶&quot;)" office:value-type="float" office:value="1">
            <text:p>1</text:p>
          </table:table-cell>
          <table:table-cell table:style-name="ce189" table:formula="of:=COUNTIF([.C9:.M9];&quot;52¶&quot;)" office:value-type="float" office:value="1">
            <text:p>1</text:p>
          </table:table-cell>
          <table:table-cell table:style-name="ce189" table:formula="of:=COUNTIF([.C9:.M9];&quot;U&quot;)+COUNTIF([.C9:.M9];&quot;U☻&quot;)+COUNTIF([.C9:.M9];&quot;U☺&quot;)" office:value-type="float" office:value="1">
            <text:p>1</text:p>
          </table:table-cell>
          <table:table-cell table:style-name="ce189" table:formula="of:=COUNTIF([.C9:.M9];&quot;KVIT&quot;)+COUNTIF([.C9:.M9];&quot;KVIT☻&quot;)+COUNTIF([.C9:.M9];&quot;kvit$&quot;)" office:value-type="float" office:value="2">
            <text:p>2</text:p>
          </table:table-cell>
          <table:table-cell table:style-name="ce190" table:formula="of:=COUNTBLANK([.C9:.M9])" office:value-type="float" office:value="0">
            <text:p>0</text:p>
          </table:table-cell>
          <table:table-cell table:style-name="ce191" table:formula="of:=COUNTIF([.C9:.M9];&quot;x&quot;)" office:value-type="float" office:value="1">
            <text:p>1</text:p>
          </table:table-cell>
          <table:table-cell table:style-name="ce192" table:formula="of:=COUNTIF([.C9:.M9];&quot;51&quot;)+COUNTIF([.C9:.M9];&quot;51☻&quot;)+COUNTIF([.C9:.M9];&quot;2&quot;)+COUNTIF([.C9:.M9];&quot;52&quot;)+COUNTIF([.C9:.M9];&quot;52☻&quot;)+COUNTIF([.C9:.M9];&quot;51$&quot;)+COUNTIF([.C9:.M9];&quot;52$&quot;)" office:value-type="float" office:value="2">
            <text:p>2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/>
          <table:table-cell table:style-name="ce129" office:value-type="string">
            <office:annotation draw:style-name="gr1" draw:text-style-name="P1" svg:width="3.107cm" svg:height="1.413cm" svg:x="27.274cm" svg:y="4.254cm" draw:caption-point-x="-0.61cm" draw:caption-point-y="1.366cm">
              <dc:creator>MŠ</dc:creator>
              <dc:date>2013-12-23T00:00:00</dc:date>
              <text:p text:style-name="P1"><text:span text:style-name="T1">ne 20.10.</text:span></text:p>
            </office:annotation>
            <text:p>PIR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10-09">
            <text:p>9. okt 13</text:p>
          </table:table-cell>
          <table:table-cell table:style-name="ce182" table:formula="of:=TEXT([.A10];&quot;Ddd&quot;)" office:value-type="string" office:string-value="sre">
            <text:p>sre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9" office:value-type="string">
            <office:annotation draw:style-name="gr1" draw:text-style-name="P1" svg:width="2.964cm" svg:height="2.216cm" svg:x="13.71cm" svg:y="4.804cm" draw:caption-point-x="-0.608cm" draw:caption-point-y="1.517cm">
              <dc:creator>MŠ</dc:creator>
              <dc:date>2013-12-23T00:00:00</dc:date>
              <text:p text:style-name="P1"><text:span text:style-name="T1">ne razpises 7.10., 10.-15.10. in 24.10.-3.11</text:span></text:p>
            </office:annotation>
            <text:p>ŠTU</text:p>
          </table:table-cell>
          <table:table-cell table:style-name="ce33" office:value-type="string">
            <text:p>KOS</text:p>
          </table:table-cell>
          <table:table-cell table:style-name="ce189" table:formula="of:=COUNTIF([.C10:.M10];&quot;☻&quot;)+COUNTIF([.C10:.M10];&quot;52☻&quot;)+COUNTIF([.C10:.M10];&quot;51☻&quot;)+COUNTIF([.C10:.M10];&quot;1☻&quot;)+COUNTIF([.C10:.M10];&quot;KVIT☻&quot;)+COUNTIF([.C10:.M10];&quot;U☻&quot;)" office:value-type="float" office:value="1">
            <text:p>1</text:p>
          </table:table-cell>
          <table:table-cell table:style-name="ce189" table:formula="of:=COUNTIF([.C10:.M10];&quot;☺&quot;)+COUNTIF([.C10:.M10];&quot;52☺&quot;)+COUNTIF([.C10:.M10];&quot;51☺&quot;)+COUNTIF([.C10:.M10];&quot;1☺&quot;)+COUNTIF([.C10:.M10];&quot;KVIT☺&quot;)+COUNTIF([.C10:.M10];&quot;U☺&quot;)" office:value-type="float" office:value="0">
            <text:p>0</text:p>
          </table:table-cell>
          <table:table-cell table:style-name="ce189" table:formula="of:=COUNTIF([.C10:.M10];&quot;51&quot;)+COUNTIF([.C10:.M10];&quot;51$&quot;)+COUNTIF([.C10:.M10];&quot;51☻&quot;)" office:value-type="float" office:value="1">
            <text:p>1</text:p>
          </table:table-cell>
          <table:table-cell table:style-name="ce189" table:formula="of:=COUNTIF([.C10:.M10];&quot;52&quot;)+COUNTIF([.C10:.M10];&quot;52$&quot;)+COUNTIF([.C10:.M10];&quot;52☻&quot;)" office:value-type="float" office:value="1">
            <text:p>1</text:p>
          </table:table-cell>
          <table:table-cell table:style-name="ce189" table:formula="of:=COUNTIF([.C10:.M10];&quot;51¶&quot;)" office:value-type="float" office:value="0">
            <text:p>0</text:p>
          </table:table-cell>
          <table:table-cell table:style-name="ce189" table:formula="of:=COUNTIF([.C10:.M10];&quot;52¶&quot;)" office:value-type="float" office:value="0">
            <text:p>0</text:p>
          </table:table-cell>
          <table:table-cell table:style-name="ce189" table:formula="of:=COUNTIF([.C10:.M10];&quot;U&quot;)+COUNTIF([.C10:.M10];&quot;U☻&quot;)+COUNTIF([.C10:.M10];&quot;U☺&quot;)" office:value-type="float" office:value="1">
            <text:p>1</text:p>
          </table:table-cell>
          <table:table-cell table:style-name="ce189" table:formula="of:=COUNTIF([.C10:.M10];&quot;KVIT&quot;)+COUNTIF([.C10:.M10];&quot;KVIT☻&quot;)+COUNTIF([.C10:.M10];&quot;kvit$&quot;)" office:value-type="float" office:value="2">
            <text:p>2</text:p>
          </table:table-cell>
          <table:table-cell table:style-name="ce190" table:formula="of:=COUNTBLANK([.C10:.M10])" office:value-type="float" office:value="0">
            <text:p>0</text:p>
          </table:table-cell>
          <table:table-cell table:style-name="ce191" table:formula="of:=COUNTIF([.C10:.M10];&quot;x&quot;)" office:value-type="float" office:value="1">
            <text:p>1</text:p>
          </table:table-cell>
          <table:table-cell table:style-name="ce192" table:formula="of:=COUNTIF([.C10:.M10];&quot;51&quot;)+COUNTIF([.C10:.M10];&quot;51☻&quot;)+COUNTIF([.C10:.M10];&quot;2&quot;)+COUNTIF([.C10:.M10];&quot;52&quot;)+COUNTIF([.C10:.M10];&quot;52☻&quot;)+COUNTIF([.C10:.M10];&quot;51$&quot;)+COUNTIF([.C10:.M10];&quot;52$&quot;)" office:value-type="float" office:value="2">
            <text:p>2</text:p>
          </table:table-cell>
          <table:table-cell table:style-name="ce5" table:formula="of:=[$'Vzorci vnosov'.$A$11]" office:value-type="string" office:string-value="X">
            <text:p>X</text:p>
          </table:table-cell>
          <table:table-cell/>
          <table:table-cell table:style-name="ce33" office:value-type="string">
            <office:annotation draw:style-name="gr1" draw:text-style-name="P1" svg:width="2.926cm" svg:height="7.455cm" svg:x="27.274cm" svg:y="4.81cm" draw:caption-point-x="-0.61cm" draw:caption-point-y="1.511cm">
              <dc:creator>MŠ</dc:creator>
              <dc:date>2013-12-23T00:00:00</dc:date>
              <text:p text:style-name="P1"><text:span text:style-name="T2">lahko dežurna v sredo 2. oktobra. 3. in 4.10. bi bila prosta, s prostim vikendom (5.,6.10.) (obisk).</text:span></text:p>
              <text:p text:style-name="P1"><text:span text:style-name="T2">Artros: 16., 18., 23.</text:span></text:p>
              <text:p text:style-name="P1"><text:span text:style-name="T2">21.oktobra imamo ponovno sodišče, te prosim za prost dan.</text:span></text:p>
              <text:p text:style-name="P1"><text:span text:style-name="T2">Artros še 9.,12.13.</text:span></text:p>
            </office:annotation>
            <text:p>KOS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10-10">
            <text:p>10. okt 13</text:p>
          </table:table-cell>
          <table:table-cell table:style-name="ce182" table:formula="of:=TEXT([.A11];&quot;Ddd&quot;)" office:value-type="string" office:string-value="čet">
            <text:p>č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9" office:value-type="string">
            <text:p>POR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5" office:value-type="string">
            <text:p>MIR</text:p>
          </table:table-cell>
          <table:table-cell table:style-name="ce33" office:value-type="string">
            <text:p>KOS</text:p>
          </table:table-cell>
          <table:table-cell table:style-name="ce189" table:formula="of:=COUNTIF([.C11:.M11];&quot;☻&quot;)+COUNTIF([.C11:.M11];&quot;52☻&quot;)+COUNTIF([.C11:.M11];&quot;51☻&quot;)+COUNTIF([.C11:.M11];&quot;1☻&quot;)+COUNTIF([.C11:.M11];&quot;KVIT☻&quot;)+COUNTIF([.C11:.M11];&quot;U☻&quot;)" office:value-type="float" office:value="0">
            <text:p>0</text:p>
          </table:table-cell>
          <table:table-cell table:style-name="ce189" table:formula="of:=COUNTIF([.C11:.M11];&quot;☺&quot;)+COUNTIF([.C11:.M11];&quot;52☺&quot;)+COUNTIF([.C11:.M11];&quot;51☺&quot;)+COUNTIF([.C11:.M11];&quot;1☺&quot;)+COUNTIF([.C11:.M11];&quot;KVIT☺&quot;)+COUNTIF([.C11:.M11];&quot;U☺&quot;)" office:value-type="float" office:value="1">
            <text:p>1</text:p>
          </table:table-cell>
          <table:table-cell table:style-name="ce189" table:formula="of:=COUNTIF([.C11:.M11];&quot;51&quot;)+COUNTIF([.C11:.M11];&quot;51$&quot;)+COUNTIF([.C11:.M11];&quot;51☻&quot;)" office:value-type="float" office:value="1">
            <text:p>1</text:p>
          </table:table-cell>
          <table:table-cell table:style-name="ce189" table:formula="of:=COUNTIF([.C11:.M11];&quot;52&quot;)+COUNTIF([.C11:.M11];&quot;52$&quot;)+COUNTIF([.C11:.M11];&quot;52☻&quot;)" office:value-type="float" office:value="1">
            <text:p>1</text:p>
          </table:table-cell>
          <table:table-cell table:style-name="ce189" table:formula="of:=COUNTIF([.C11:.M11];&quot;51¶&quot;)" office:value-type="float" office:value="1">
            <text:p>1</text:p>
          </table:table-cell>
          <table:table-cell table:style-name="ce189" table:formula="of:=COUNTIF([.C11:.M11];&quot;52¶&quot;)" office:value-type="float" office:value="0">
            <text:p>0</text:p>
          </table:table-cell>
          <table:table-cell table:style-name="ce189" table:formula="of:=COUNTIF([.C11:.M11];&quot;U&quot;)+COUNTIF([.C11:.M11];&quot;U☻&quot;)+COUNTIF([.C11:.M11];&quot;U☺&quot;)" office:value-type="float" office:value="1">
            <text:p>1</text:p>
          </table:table-cell>
          <table:table-cell table:style-name="ce189" table:formula="of:=COUNTIF([.C11:.M11];&quot;KVIT&quot;)+COUNTIF([.C11:.M11];&quot;KVIT☻&quot;)+COUNTIF([.C11:.M11];&quot;kvit$&quot;)" office:value-type="float" office:value="2">
            <text:p>2</text:p>
          </table:table-cell>
          <table:table-cell table:style-name="ce190" table:formula="of:=COUNTBLANK([.C11:.M11])" office:value-type="float" office:value="0">
            <text:p>0</text:p>
          </table:table-cell>
          <table:table-cell table:style-name="ce191" table:formula="of:=COUNTIF([.C11:.M11];&quot;x&quot;)" office:value-type="float" office:value="1">
            <text:p>1</text:p>
          </table:table-cell>
          <table:table-cell table:style-name="ce192" table:formula="of:=COUNTIF([.C11:.M11];&quot;51&quot;)+COUNTIF([.C11:.M11];&quot;51☻&quot;)+COUNTIF([.C11:.M11];&quot;2&quot;)+COUNTIF([.C11:.M11];&quot;52&quot;)+COUNTIF([.C11:.M11];&quot;52☻&quot;)+COUNTIF([.C11:.M11];&quot;51$&quot;)+COUNTIF([.C11:.M11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/>
          <table:table-cell table:style-name="ce55" office:value-type="string">
            <text:p>MI/PI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10-11">
            <text:p>11. okt 13</text:p>
          </table:table-cell>
          <table:table-cell table:style-name="ce182" table:formula="of:=TEXT([.A12];&quot;Ddd&quot;)" office:value-type="string" office:string-value="pet">
            <text:p>pe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9" office:value-type="string">
            <text:p>P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2" office:value-type="string">
            <office:annotation draw:style-name="gr1" draw:text-style-name="P1" svg:width="2.932cm" svg:height="2.315cm" svg:x="10.679cm" svg:y="7.255cm" draw:caption-point-x="-0.608cm" draw:caption-point-y="0.468cm">
              <dc:creator>MŠ</dc:creator>
              <dc:date>2013-12-23T00:00:00</dc:date>
              <text:p text:style-name="P1"><text:span text:style-name="T1">Ne morem 5., 6., 7.</text:span></text:p>
            </office:annotation>
            <text:p>RTG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9" office:value-type="string">
            <text:p>OR/RO</text:p>
          </table:table-cell>
          <table:table-cell table:style-name="ce33" office:value-type="string">
            <text:p>TAL</text:p>
          </table:table-cell>
          <table:table-cell table:style-name="ce189" table:formula="of:=COUNTIF([.C12:.M12];&quot;☻&quot;)+COUNTIF([.C12:.M12];&quot;52☻&quot;)+COUNTIF([.C12:.M12];&quot;51☻&quot;)+COUNTIF([.C12:.M12];&quot;1☻&quot;)+COUNTIF([.C12:.M12];&quot;KVIT☻&quot;)+COUNTIF([.C12:.M12];&quot;U☻&quot;)" office:value-type="float" office:value="0">
            <text:p>0</text:p>
          </table:table-cell>
          <table:table-cell table:style-name="ce189" table:formula="of:=COUNTIF([.C12:.M12];&quot;☺&quot;)+COUNTIF([.C12:.M12];&quot;52☺&quot;)+COUNTIF([.C12:.M12];&quot;51☺&quot;)+COUNTIF([.C12:.M12];&quot;1☺&quot;)+COUNTIF([.C12:.M12];&quot;KVIT☺&quot;)+COUNTIF([.C12:.M12];&quot;U☺&quot;)" office:value-type="float" office:value="1">
            <text:p>1</text:p>
          </table:table-cell>
          <table:table-cell table:style-name="ce189" table:formula="of:=COUNTIF([.C12:.M12];&quot;51&quot;)+COUNTIF([.C12:.M12];&quot;51$&quot;)+COUNTIF([.C12:.M12];&quot;51☻&quot;)" office:value-type="float" office:value="1">
            <text:p>1</text:p>
          </table:table-cell>
          <table:table-cell table:style-name="ce189" table:formula="of:=COUNTIF([.C12:.M12];&quot;52&quot;)+COUNTIF([.C12:.M12];&quot;52$&quot;)+COUNTIF([.C12:.M12];&quot;52☻&quot;)" office:value-type="float" office:value="1">
            <text:p>1</text:p>
          </table:table-cell>
          <table:table-cell table:style-name="ce189" table:formula="of:=COUNTIF([.C12:.M12];&quot;51¶&quot;)" office:value-type="float" office:value="1">
            <text:p>1</text:p>
          </table:table-cell>
          <table:table-cell table:style-name="ce189" table:formula="of:=COUNTIF([.C12:.M12];&quot;52¶&quot;)" office:value-type="float" office:value="1">
            <text:p>1</text:p>
          </table:table-cell>
          <table:table-cell table:style-name="ce189" table:formula="of:=COUNTIF([.C12:.M12];&quot;U&quot;)+COUNTIF([.C12:.M12];&quot;U☻&quot;)+COUNTIF([.C12:.M12];&quot;U☺&quot;)" office:value-type="float" office:value="1">
            <text:p>1</text:p>
          </table:table-cell>
          <table:table-cell table:style-name="ce189" table:formula="of:=COUNTIF([.C12:.M12];&quot;KVIT&quot;)+COUNTIF([.C12:.M12];&quot;KVIT☻&quot;)+COUNTIF([.C12:.M12];&quot;kvit$&quot;)" office:value-type="float" office:value="2">
            <text:p>2</text:p>
          </table:table-cell>
          <table:table-cell table:style-name="ce190" table:formula="of:=COUNTBLANK([.C12:.M12])" office:value-type="float" office:value="0">
            <text:p>0</text:p>
          </table:table-cell>
          <table:table-cell table:style-name="ce191" table:formula="of:=COUNTIF([.C12:.M12];&quot;x&quot;)" office:value-type="float" office:value="1">
            <text:p>1</text:p>
          </table:table-cell>
          <table:table-cell table:style-name="ce192" table:formula="of:=COUNTIF([.C12:.M12];&quot;51&quot;)+COUNTIF([.C12:.M12];&quot;51☻&quot;)+COUNTIF([.C12:.M12];&quot;2&quot;)+COUNTIF([.C12:.M12];&quot;52&quot;)+COUNTIF([.C12:.M12];&quot;52☻&quot;)+COUNTIF([.C12:.M12];&quot;51$&quot;)+COUNTIF([.C12:.M12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10-12">
            <text:p>12. okt 13</text:p>
          </table:table-cell>
          <table:table-cell table:style-name="ce183" table:formula="of:=TEXT([.A13];&quot;Ddd&quot;)" office:value-type="string" office:string-value="sob">
            <text:p>sob</text:p>
          </table:table-cell>
          <table:table-cell table:style-name="ce186">
            <office:annotation draw:style-name="gr1" draw:text-style-name="P1" svg:width="2.902cm" svg:height="7.645cm" svg:x="3.497cm" svg:y="6.91cm" draw:caption-point-x="-0.61cm" draw:caption-point-y="1.514cm">
              <dc:creator>MŠ</dc:creator>
              <dc:date>2013-12-23T00:00:00</dc:date>
              <text:p text:style-name="P1"><text:span text:style-name="T1">lahko dežurna v sredo 2. oktobra. 3. in 4.10. bi bila prosta, s prostim vikendom (5.,6.10.) (obisk).</text:span></text:p>
              <text:p text:style-name="P1"><text:span text:style-name="T1">Artros: 16., 18., 23.</text:span></text:p>
              <text:p text:style-name="P1"><text:span text:style-name="T1">21.oktobra imamo ponovno sodišče, te prosim za prost dan.</text:span></text:p>
              <text:p text:style-name="P1"><text:span text:style-name="T1">Artros še 9.,12.13.</text:span></text:p>
            </office:annotation>
          </table:table-cell>
          <table:table-cell table:style-name="ce184">
            <office:annotation draw:style-name="gr1" draw:text-style-name="P1" svg:width="2.902cm" svg:height="0.603cm" svg:x="4.395cm" svg:y="6.91cm" draw:caption-point-x="-0.61cm" draw:caption-point-y="1.514cm">
              <dc:creator>MŠ</dc:creator>
              <dc:date>2013-12-23T00:00:00</dc:date>
              <text:p text:style-name="P1"><text:span text:style-name="T1">linz</text:span></text:p>
            </office:annotation>
          </table:table-cell>
          <table:table-cell table:style-name="ce184" table:number-columns-repeated="2"/>
          <table:table-cell table:style-name="ce11" table:formula="of:=[$'Vzorci vnosov'.$A$21]" office:value-type="string" office:string-value="☺">
            <text:p>☺</text:p>
          </table:table-cell>
          <table:table-cell table:style-name="ce184"/>
          <table:table-cell table:style-name="ce56" office:value-type="string">
            <text:p>POR</text:p>
          </table:table-cell>
          <table:table-cell table:style-name="ce184"/>
          <table:table-cell table:style-name="ce6" table:formula="of:=[$'Vzorci vnosov'.$A$14]" office:value-type="string" office:string-value="☻">
            <text:p>☻</text:p>
          </table:table-cell>
          <table:table-cell table:style-name="ce184" table:number-columns-repeated="2"/>
          <table:table-cell table:style-name="ce56" office:value-type="string">
            <text:p>ORO</text:p>
          </table:table-cell>
          <table:table-cell table:style-name="ce56" office:value-type="string">
            <text:p>PIN</text:p>
          </table:table-cell>
          <table:table-cell table:style-name="ce189" table:formula="of:=COUNTIF([.C13:.M13];&quot;☻&quot;)+COUNTIF([.C13:.M13];&quot;52☻&quot;)+COUNTIF([.C13:.M13];&quot;51☻&quot;)+COUNTIF([.C13:.M13];&quot;1☻&quot;)+COUNTIF([.C13:.M13];&quot;KVIT☻&quot;)+COUNTIF([.C13:.M13];&quot;U☻&quot;)" office:value-type="float" office:value="1">
            <text:p>1</text:p>
          </table:table-cell>
          <table:table-cell table:style-name="ce189" table:formula="of:=COUNTIF([.C13:.M13];&quot;☺&quot;)+COUNTIF([.C13:.M13];&quot;52☺&quot;)+COUNTIF([.C13:.M13];&quot;51☺&quot;)+COUNTIF([.C13:.M13];&quot;1☺&quot;)+COUNTIF([.C13:.M13];&quot;KVIT☺&quot;)+COUNTIF([.C13:.M13];&quot;U☺&quot;)" office:value-type="float" office:value="1">
            <text:p>1</text:p>
          </table:table-cell>
          <table:table-cell table:style-name="ce189" table:formula="of:=COUNTIF([.C13:.M13];&quot;51&quot;)+COUNTIF([.C13:.M13];&quot;51$&quot;)+COUNTIF([.C13:.M13];&quot;51☻&quot;)" office:value-type="float" office:value="0">
            <text:p>0</text:p>
          </table:table-cell>
          <table:table-cell table:style-name="ce189" table:formula="of:=COUNTIF([.C13:.M13];&quot;52&quot;)+COUNTIF([.C13:.M13];&quot;52$&quot;)+COUNTIF([.C13:.M13];&quot;52☻&quot;)" office:value-type="float" office:value="0">
            <text:p>0</text:p>
          </table:table-cell>
          <table:table-cell table:style-name="ce189" table:formula="of:=COUNTIF([.C13:.M13];&quot;51¶&quot;)" office:value-type="float" office:value="0">
            <text:p>0</text:p>
          </table:table-cell>
          <table:table-cell table:style-name="ce189" table:formula="of:=COUNTIF([.C13:.M13];&quot;52¶&quot;)" office:value-type="float" office:value="0">
            <text:p>0</text:p>
          </table:table-cell>
          <table:table-cell table:style-name="ce189" table:formula="of:=COUNTIF([.C13:.M13];&quot;U&quot;)+COUNTIF([.C13:.M13];&quot;U☻&quot;)+COUNTIF([.C13:.M13];&quot;U☺&quot;)" office:value-type="float" office:value="0">
            <text:p>0</text:p>
          </table:table-cell>
          <table:table-cell table:style-name="ce189" table:formula="of:=COUNTIF([.C13:.M13];&quot;KVIT&quot;)+COUNTIF([.C13:.M13];&quot;KVIT☻&quot;)+COUNTIF([.C13:.M13];&quot;kvit$&quot;)" office:value-type="float" office:value="0">
            <text:p>0</text:p>
          </table:table-cell>
          <table:table-cell table:style-name="ce190" table:formula="of:=COUNTBLANK([.C13:.M13])" office:value-type="float" office:value="8">
            <text:p>8</text:p>
          </table:table-cell>
          <table:table-cell table:style-name="ce191" table:formula="of:=COUNTIF([.C13:.M13];&quot;x&quot;)" office:value-type="float" office:value="0">
            <text:p>0</text:p>
          </table:table-cell>
          <table:table-cell table:style-name="ce192" table:formula="of:=COUNTIF([.C13:.M13];&quot;51&quot;)+COUNTIF([.C13:.M13];&quot;51☻&quot;)+COUNTIF([.C13:.M13];&quot;2&quot;)+COUNTIF([.C13:.M13];&quot;52&quot;)+COUNTIF([.C13:.M13];&quot;52☻&quot;)+COUNTIF([.C13:.M13];&quot;51$&quot;)+COUNTIF([.C13:.M13];&quot;52$&quot;)" office:value-type="float" office:value="0">
            <text:p>0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/>
          <table:table-cell table:style-name="ce39" office:value-type="string">
            <text:p>OR/RO</text:p>
          </table:table-cell>
          <table:table-cell table:number-columns-repeated="995"/>
        </table:table-row>
        <table:table-row table:style-name="ro8">
          <table:table-cell table:style-name="ce19" office:value-type="date" office:date-value="2013-10-13">
            <text:p>13. okt 13</text:p>
          </table:table-cell>
          <table:table-cell table:style-name="ce183" table:formula="of:=TEXT([.A14];&quot;Ddd&quot;)" office:value-type="string" office:string-value="ned">
            <text:p>ned</text:p>
          </table:table-cell>
          <table:table-cell table:style-name="ce186">
            <office:annotation draw:style-name="gr1" draw:text-style-name="P1" svg:width="2.902cm" svg:height="7.645cm" svg:x="3.497cm" svg:y="7.611cm" draw:caption-point-x="-0.61cm" draw:caption-point-y="1.515cm">
              <dc:creator>MŠ</dc:creator>
              <dc:date>2013-12-23T00:00:00</dc:date>
              <text:p text:style-name="P1"><text:span text:style-name="T1">lahko dežurna v sredo 2. oktobra. 3. in 4.10. bi bila prosta, s prostim vikendom (5.,6.10.) (obisk).</text:span></text:p>
              <text:p text:style-name="P1"><text:span text:style-name="T1">Artros: 16., 18., 23.</text:span></text:p>
              <text:p text:style-name="P1"><text:span text:style-name="T1">21.oktobra imamo ponovno sodišče, te prosim za prost dan.</text:span></text:p>
              <text:p text:style-name="P1"><text:span text:style-name="T1">Artros še 9.,12.13.</text:span></text:p>
            </office:annotation>
          </table:table-cell>
          <table:table-cell table:style-name="ce184">
            <office:annotation draw:style-name="gr1" draw:text-style-name="P1" svg:width="2.902cm" svg:height="0.603cm" svg:x="4.395cm" svg:y="7.611cm" draw:caption-point-x="-0.61cm" draw:caption-point-y="1.515cm">
              <dc:creator>MŠ</dc:creator>
              <dc:date>2013-12-23T00:00:00</dc:date>
              <text:p text:style-name="P1"><text:span text:style-name="T1">linz</text:span></text:p>
            </office:annotation>
          </table:table-cell>
          <table:table-cell table:style-name="ce185"/>
          <table:table-cell table:style-name="ce184"/>
          <table:table-cell table:style-name="ce185" table:number-columns-repeated="2"/>
          <table:table-cell table:style-name="ce56" office:value-type="string">
            <text:p>POR</text:p>
          </table:table-cell>
          <table:table-cell table:style-name="ce185"/>
          <table:table-cell table:style-name="ce6" table:formula="of:=[$'Vzorci vnosov'.$A$14]" office:value-type="string" office:string-value="☻">
            <text:p>☻</text:p>
          </table:table-cell>
          <table:table-cell table:style-name="ce185"/>
          <table:table-cell table:style-name="ce11" table:formula="of:=[$'Vzorci vnosov'.$A$21]" office:value-type="string" office:string-value="☺">
            <text:p>☺</text:p>
          </table:table-cell>
          <table:table-cell table:style-name="ce56" office:value-type="string">
            <text:p>TAL</text:p>
          </table:table-cell>
          <table:table-cell table:style-name="ce56" office:value-type="string">
            <text:p>PIN</text:p>
          </table:table-cell>
          <table:table-cell table:style-name="ce189" table:formula="of:=COUNTIF([.C14:.M14];&quot;☻&quot;)+COUNTIF([.C14:.M14];&quot;52☻&quot;)+COUNTIF([.C14:.M14];&quot;51☻&quot;)+COUNTIF([.C14:.M14];&quot;1☻&quot;)+COUNTIF([.C14:.M14];&quot;KVIT☻&quot;)+COUNTIF([.C14:.M14];&quot;U☻&quot;)" office:value-type="float" office:value="1">
            <text:p>1</text:p>
          </table:table-cell>
          <table:table-cell table:style-name="ce189" table:formula="of:=COUNTIF([.C14:.M14];&quot;☺&quot;)+COUNTIF([.C14:.M14];&quot;52☺&quot;)+COUNTIF([.C14:.M14];&quot;51☺&quot;)+COUNTIF([.C14:.M14];&quot;1☺&quot;)+COUNTIF([.C14:.M14];&quot;KVIT☺&quot;)+COUNTIF([.C14:.M14];&quot;U☺&quot;)" office:value-type="float" office:value="1">
            <text:p>1</text:p>
          </table:table-cell>
          <table:table-cell table:style-name="ce189" table:formula="of:=COUNTIF([.C14:.M14];&quot;51&quot;)+COUNTIF([.C14:.M14];&quot;51$&quot;)+COUNTIF([.C14:.M14];&quot;51☻&quot;)" office:value-type="float" office:value="0">
            <text:p>0</text:p>
          </table:table-cell>
          <table:table-cell table:style-name="ce189" table:formula="of:=COUNTIF([.C14:.M14];&quot;52&quot;)+COUNTIF([.C14:.M14];&quot;52$&quot;)+COUNTIF([.C14:.M14];&quot;52☻&quot;)" office:value-type="float" office:value="0">
            <text:p>0</text:p>
          </table:table-cell>
          <table:table-cell table:style-name="ce189" table:formula="of:=COUNTIF([.C14:.M14];&quot;51¶&quot;)" office:value-type="float" office:value="0">
            <text:p>0</text:p>
          </table:table-cell>
          <table:table-cell table:style-name="ce189" table:formula="of:=COUNTIF([.C14:.M14];&quot;52¶&quot;)" office:value-type="float" office:value="0">
            <text:p>0</text:p>
          </table:table-cell>
          <table:table-cell table:style-name="ce189" table:formula="of:=COUNTIF([.C14:.M14];&quot;U&quot;)+COUNTIF([.C14:.M14];&quot;U☻&quot;)+COUNTIF([.C14:.M14];&quot;U☺&quot;)" office:value-type="float" office:value="0">
            <text:p>0</text:p>
          </table:table-cell>
          <table:table-cell table:style-name="ce189" table:formula="of:=COUNTIF([.C14:.M14];&quot;KVIT&quot;)+COUNTIF([.C14:.M14];&quot;KVIT☻&quot;)+COUNTIF([.C14:.M14];&quot;kvit$&quot;)" office:value-type="float" office:value="0">
            <text:p>0</text:p>
          </table:table-cell>
          <table:table-cell table:style-name="ce190" table:formula="of:=COUNTBLANK([.C14:.M14])" office:value-type="float" office:value="8">
            <text:p>8</text:p>
          </table:table-cell>
          <table:table-cell table:style-name="ce191" table:formula="of:=COUNTIF([.C14:.M14];&quot;x&quot;)" office:value-type="float" office:value="0">
            <text:p>0</text:p>
          </table:table-cell>
          <table:table-cell table:style-name="ce192" table:formula="of:=COUNTIF([.C14:.M14];&quot;51&quot;)+COUNTIF([.C14:.M14];&quot;51☻&quot;)+COUNTIF([.C14:.M14];&quot;2&quot;)+COUNTIF([.C14:.M14];&quot;52&quot;)+COUNTIF([.C14:.M14];&quot;52☻&quot;)+COUNTIF([.C14:.M14];&quot;51$&quot;)+COUNTIF([.C14:.M14];&quot;52$&quot;)" office:value-type="float" office:value="0">
            <text:p>0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0-14">
            <text:p>14. okt 13</text:p>
          </table:table-cell>
          <table:table-cell table:style-name="ce182" table:formula="of:=TEXT([.A15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9" office:value-type="string">
            <text:p>P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0" office:value-type="string">
            <office:annotation draw:style-name="gr1" draw:text-style-name="P1" svg:width="2.994cm" svg:height="1.416cm" svg:x="13.71cm" svg:y="9.362cm" draw:caption-point-x="-0.608cm" draw:caption-point-y="0.465cm">
              <dc:creator>MŠ</dc:creator>
              <dc:date>2013-12-23T00:00:00</dc:date>
              <text:p text:style-name="P1"><text:span text:style-name="T1">ne 20.10.</text:span></text:p>
            </office:annotation>
            <text:p>PIR</text:p>
          </table:table-cell>
          <table:table-cell table:style-name="ce33" office:value-type="string">
            <text:p>DAN</text:p>
          </table:table-cell>
          <table:table-cell table:style-name="ce189" table:formula="of:=COUNTIF([.C15:.M15];&quot;☻&quot;)+COUNTIF([.C15:.M15];&quot;52☻&quot;)+COUNTIF([.C15:.M15];&quot;51☻&quot;)+COUNTIF([.C15:.M15];&quot;1☻&quot;)+COUNTIF([.C15:.M15];&quot;KVIT☻&quot;)+COUNTIF([.C15:.M15];&quot;U☻&quot;)" office:value-type="float" office:value="1">
            <text:p>1</text:p>
          </table:table-cell>
          <table:table-cell table:style-name="ce189" table:formula="of:=COUNTIF([.C15:.M15];&quot;☺&quot;)+COUNTIF([.C15:.M15];&quot;52☺&quot;)+COUNTIF([.C15:.M15];&quot;51☺&quot;)+COUNTIF([.C15:.M15];&quot;1☺&quot;)+COUNTIF([.C15:.M15];&quot;KVIT☺&quot;)+COUNTIF([.C15:.M15];&quot;U☺&quot;)" office:value-type="float" office:value="0">
            <text:p>0</text:p>
          </table:table-cell>
          <table:table-cell table:style-name="ce189" table:formula="of:=COUNTIF([.C15:.M15];&quot;51&quot;)+COUNTIF([.C15:.M15];&quot;51$&quot;)+COUNTIF([.C15:.M15];&quot;51☻&quot;)" office:value-type="float" office:value="1">
            <text:p>1</text:p>
          </table:table-cell>
          <table:table-cell table:style-name="ce189" table:formula="of:=COUNTIF([.C15:.M15];&quot;52&quot;)+COUNTIF([.C15:.M15];&quot;52$&quot;)+COUNTIF([.C15:.M15];&quot;52☻&quot;)" office:value-type="float" office:value="1">
            <text:p>1</text:p>
          </table:table-cell>
          <table:table-cell table:style-name="ce189" table:formula="of:=COUNTIF([.C15:.M15];&quot;51¶&quot;)" office:value-type="float" office:value="1">
            <text:p>1</text:p>
          </table:table-cell>
          <table:table-cell table:style-name="ce189" table:formula="of:=COUNTIF([.C15:.M15];&quot;52¶&quot;)" office:value-type="float" office:value="1">
            <text:p>1</text:p>
          </table:table-cell>
          <table:table-cell table:style-name="ce189" table:formula="of:=COUNTIF([.C15:.M15];&quot;U&quot;)+COUNTIF([.C15:.M15];&quot;U☻&quot;)+COUNTIF([.C15:.M15];&quot;U☺&quot;)" office:value-type="float" office:value="1">
            <text:p>1</text:p>
          </table:table-cell>
          <table:table-cell table:style-name="ce189" table:formula="of:=COUNTIF([.C15:.M15];&quot;KVIT&quot;)+COUNTIF([.C15:.M15];&quot;KVIT☻&quot;)+COUNTIF([.C15:.M15];&quot;kvit$&quot;)" office:value-type="float" office:value="2">
            <text:p>2</text:p>
          </table:table-cell>
          <table:table-cell table:style-name="ce190" table:formula="of:=COUNTBLANK([.C15:.M15])" office:value-type="float" office:value="0">
            <text:p>0</text:p>
          </table:table-cell>
          <table:table-cell table:style-name="ce191" table:formula="of:=COUNTIF([.C15:.M15];&quot;x&quot;)" office:value-type="float" office:value="2">
            <text:p>2</text:p>
          </table:table-cell>
          <table:table-cell table:style-name="ce192" table:formula="of:=COUNTIF([.C15:.M15];&quot;51&quot;)+COUNTIF([.C15:.M15];&quot;51☻&quot;)+COUNTIF([.C15:.M15];&quot;2&quot;)+COUNTIF([.C15:.M15];&quot;52&quot;)+COUNTIF([.C15:.M15];&quot;52☻&quot;)+COUNTIF([.C15:.M15];&quot;51$&quot;)+COUNTIF([.C15:.M15];&quot;52$&quot;)" office:value-type="float" office:value="2">
            <text:p>2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0-15">
            <text:p>15. okt 13</text:p>
          </table:table-cell>
          <table:table-cell table:style-name="ce182" table:formula="of:=TEXT([.A16];&quot;Ddd&quot;)" office:value-type="string" office:string-value="tor">
            <text:p>t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45" office:value-type="string">
            <text:p>MF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table:formula="of:=[$januar.$L$1]" office:value-type="string" office:string-value="DRN">
            <text:p>DRN</text:p>
          </table:table-cell>
          <table:table-cell table:style-name="ce33" office:value-type="string">
            <text:p>TAL</text:p>
          </table:table-cell>
          <table:table-cell table:style-name="ce189" table:formula="of:=COUNTIF([.C16:.M16];&quot;☻&quot;)+COUNTIF([.C16:.M16];&quot;52☻&quot;)+COUNTIF([.C16:.M16];&quot;51☻&quot;)+COUNTIF([.C16:.M16];&quot;1☻&quot;)+COUNTIF([.C16:.M16];&quot;KVIT☻&quot;)+COUNTIF([.C16:.M16];&quot;U☻&quot;)" office:value-type="float" office:value="1">
            <text:p>1</text:p>
          </table:table-cell>
          <table:table-cell table:style-name="ce189" table:formula="of:=COUNTIF([.C16:.M16];&quot;☺&quot;)+COUNTIF([.C16:.M16];&quot;52☺&quot;)+COUNTIF([.C16:.M16];&quot;51☺&quot;)+COUNTIF([.C16:.M16];&quot;1☺&quot;)+COUNTIF([.C16:.M16];&quot;KVIT☺&quot;)+COUNTIF([.C16:.M16];&quot;U☺&quot;)" office:value-type="float" office:value="1">
            <text:p>1</text:p>
          </table:table-cell>
          <table:table-cell table:style-name="ce189" table:formula="of:=COUNTIF([.C16:.M16];&quot;51&quot;)+COUNTIF([.C16:.M16];&quot;51$&quot;)+COUNTIF([.C16:.M16];&quot;51☻&quot;)" office:value-type="float" office:value="0">
            <text:p>0</text:p>
          </table:table-cell>
          <table:table-cell table:style-name="ce189" table:formula="of:=COUNTIF([.C16:.M16];&quot;52&quot;)+COUNTIF([.C16:.M16];&quot;52$&quot;)+COUNTIF([.C16:.M16];&quot;52☻&quot;)" office:value-type="float" office:value="1">
            <text:p>1</text:p>
          </table:table-cell>
          <table:table-cell table:style-name="ce189" table:formula="of:=COUNTIF([.C16:.M16];&quot;51¶&quot;)" office:value-type="float" office:value="1">
            <text:p>1</text:p>
          </table:table-cell>
          <table:table-cell table:style-name="ce189" table:formula="of:=COUNTIF([.C16:.M16];&quot;52¶&quot;)" office:value-type="float" office:value="1">
            <text:p>1</text:p>
          </table:table-cell>
          <table:table-cell table:style-name="ce189" table:formula="of:=COUNTIF([.C16:.M16];&quot;U&quot;)+COUNTIF([.C16:.M16];&quot;U☻&quot;)+COUNTIF([.C16:.M16];&quot;U☺&quot;)" office:value-type="float" office:value="1">
            <text:p>1</text:p>
          </table:table-cell>
          <table:table-cell table:style-name="ce189" table:formula="of:=COUNTIF([.C16:.M16];&quot;KVIT&quot;)+COUNTIF([.C16:.M16];&quot;KVIT☻&quot;)+COUNTIF([.C16:.M16];&quot;kvit$&quot;)" office:value-type="float" office:value="2">
            <text:p>2</text:p>
          </table:table-cell>
          <table:table-cell table:style-name="ce190" table:formula="of:=COUNTBLANK([.C16:.M16])" office:value-type="float" office:value="0">
            <text:p>0</text:p>
          </table:table-cell>
          <table:table-cell table:style-name="ce191" table:formula="of:=COUNTIF([.C16:.M16];&quot;x&quot;)" office:value-type="float" office:value="1">
            <text:p>1</text:p>
          </table:table-cell>
          <table:table-cell table:style-name="ce192" table:formula="of:=COUNTIF([.C16:.M16];&quot;51&quot;)+COUNTIF([.C16:.M16];&quot;51☻&quot;)+COUNTIF([.C16:.M16];&quot;2&quot;)+COUNTIF([.C16:.M16];&quot;52&quot;)+COUNTIF([.C16:.M16];&quot;52☻&quot;)+COUNTIF([.C16:.M16];&quot;51$&quot;)+COUNTIF([.C16:.M16];&quot;52$&quot;)" office:value-type="float" office:value="1">
            <text:p>1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0-16">
            <text:p>16. okt 13</text:p>
          </table:table-cell>
          <table:table-cell table:style-name="ce182" table:formula="of:=TEXT([.A17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2" office:value-type="string">
            <office:annotation draw:style-name="gr1" draw:text-style-name="P1" svg:width="2.932cm" svg:height="2.317cm" svg:x="6.189cm" svg:y="10.761cm" draw:caption-point-x="-0.608cm" draw:caption-point-y="0.468cm">
              <dc:creator>MŠ</dc:creator>
              <dc:date>2013-12-23T00:00:00</dc:date>
              <text:p text:style-name="P1"><text:span text:style-name="T1">Ne morem 5., 6., 7.</text:span></text:p>
            </office:annotation>
            <text:p>RTG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9" office:value-type="string">
            <text:p>POR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76" office:value-type="string">
            <office:annotation draw:style-name="gr1" draw:text-style-name="P1" svg:width="2.911cm" svg:height="1.014cm" svg:x="13.71cm" svg:y="9.712cm" draw:caption-point-x="-0.608cm" draw:caption-point-y="1.517cm">
              <dc:creator>MŠ</dc:creator>
              <dc:date>2013-12-23T00:00:00</dc:date>
              <text:p text:style-name="P1"><text:span text:style-name="T1">Lahko dežurna 15,16,21,22</text:span></text:p>
            </office:annotation>
            <text:p>FIL</text:p>
          </table:table-cell>
          <table:table-cell table:style-name="ce33" office:value-type="string">
            <text:p>MŠŠ</text:p>
          </table:table-cell>
          <table:table-cell table:style-name="ce189" table:formula="of:=COUNTIF([.C17:.M17];&quot;☻&quot;)+COUNTIF([.C17:.M17];&quot;52☻&quot;)+COUNTIF([.C17:.M17];&quot;51☻&quot;)+COUNTIF([.C17:.M17];&quot;1☻&quot;)+COUNTIF([.C17:.M17];&quot;KVIT☻&quot;)+COUNTIF([.C17:.M17];&quot;U☻&quot;)" office:value-type="float" office:value="0">
            <text:p>0</text:p>
          </table:table-cell>
          <table:table-cell table:style-name="ce189" table:formula="of:=COUNTIF([.C17:.M17];&quot;☺&quot;)+COUNTIF([.C17:.M17];&quot;52☺&quot;)+COUNTIF([.C17:.M17];&quot;51☺&quot;)+COUNTIF([.C17:.M17];&quot;1☺&quot;)+COUNTIF([.C17:.M17];&quot;KVIT☺&quot;)+COUNTIF([.C17:.M17];&quot;U☺&quot;)" office:value-type="float" office:value="1">
            <text:p>1</text:p>
          </table:table-cell>
          <table:table-cell table:style-name="ce189" table:formula="of:=COUNTIF([.C17:.M17];&quot;51&quot;)+COUNTIF([.C17:.M17];&quot;51$&quot;)+COUNTIF([.C17:.M17];&quot;51☻&quot;)" office:value-type="float" office:value="0">
            <text:p>0</text:p>
          </table:table-cell>
          <table:table-cell table:style-name="ce189" table:formula="of:=COUNTIF([.C17:.M17];&quot;52&quot;)+COUNTIF([.C17:.M17];&quot;52$&quot;)+COUNTIF([.C17:.M17];&quot;52☻&quot;)" office:value-type="float" office:value="1">
            <text:p>1</text:p>
          </table:table-cell>
          <table:table-cell table:style-name="ce189" table:formula="of:=COUNTIF([.C17:.M17];&quot;51¶&quot;)" office:value-type="float" office:value="1">
            <text:p>1</text:p>
          </table:table-cell>
          <table:table-cell table:style-name="ce189" table:formula="of:=COUNTIF([.C17:.M17];&quot;52¶&quot;)" office:value-type="float" office:value="0">
            <text:p>0</text:p>
          </table:table-cell>
          <table:table-cell table:style-name="ce189" table:formula="of:=COUNTIF([.C17:.M17];&quot;U&quot;)+COUNTIF([.C17:.M17];&quot;U☻&quot;)+COUNTIF([.C17:.M17];&quot;U☺&quot;)" office:value-type="float" office:value="0">
            <text:p>0</text:p>
          </table:table-cell>
          <table:table-cell table:style-name="ce189" table:formula="of:=COUNTIF([.C17:.M17];&quot;KVIT&quot;)+COUNTIF([.C17:.M17];&quot;KVIT☻&quot;)+COUNTIF([.C17:.M17];&quot;kvit$&quot;)" office:value-type="float" office:value="2">
            <text:p>2</text:p>
          </table:table-cell>
          <table:table-cell table:style-name="ce190" table:formula="of:=COUNTBLANK([.C17:.M17])" office:value-type="float" office:value="0">
            <text:p>0</text:p>
          </table:table-cell>
          <table:table-cell table:style-name="ce191" table:formula="of:=COUNTIF([.C17:.M17];&quot;x&quot;)" office:value-type="float" office:value="2">
            <text:p>2</text:p>
          </table:table-cell>
          <table:table-cell table:style-name="ce192" table:formula="of:=COUNTIF([.C17:.M17];&quot;51&quot;)+COUNTIF([.C17:.M17];&quot;51☻&quot;)+COUNTIF([.C17:.M17];&quot;2&quot;)+COUNTIF([.C17:.M17];&quot;52&quot;)+COUNTIF([.C17:.M17];&quot;52☻&quot;)+COUNTIF([.C17:.M17];&quot;51$&quot;)+COUNTIF([.C17:.M17];&quot;52$&quot;)" office:value-type="float" office:value="1">
            <text:p>1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0-17">
            <text:p>17. okt 13</text:p>
          </table:table-cell>
          <table:table-cell table:style-name="ce182" table:formula="of:=TEXT([.A18];&quot;Ddd&quot;)" office:value-type="string" office:string-value="čet">
            <text:p>če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9" office:value-type="string">
            <office:annotation draw:style-name="gr1" draw:text-style-name="P1" svg:width="3.911cm" svg:height="1.353cm" svg:x="13.71cm" svg:y="11.462cm" draw:caption-point-x="-0.608cm" draw:caption-point-y="0.468cm">
              <dc:creator>MŠ</dc:creator>
              <dc:date>2013-12-23T00:00:00</dc:date>
              <text:p text:style-name="P1"><text:span text:style-name="T1"><text:s/></text:span><text:span text:style-name="T1">Dopust od 3-15. 10</text:span></text:p>
            </office:annotation>
            <text:p>GRY</text:p>
          </table:table-cell>
          <table:table-cell table:style-name="ce33" office:value-type="string">
            <text:p>MŠŠ</text:p>
          </table:table-cell>
          <table:table-cell table:style-name="ce189" table:formula="of:=COUNTIF([.C18:.M18];&quot;☻&quot;)+COUNTIF([.C18:.M18];&quot;52☻&quot;)+COUNTIF([.C18:.M18];&quot;51☻&quot;)+COUNTIF([.C18:.M18];&quot;1☻&quot;)+COUNTIF([.C18:.M18];&quot;KVIT☻&quot;)+COUNTIF([.C18:.M18];&quot;U☻&quot;)" office:value-type="float" office:value="1">
            <text:p>1</text:p>
          </table:table-cell>
          <table:table-cell table:style-name="ce189" table:formula="of:=COUNTIF([.C18:.M18];&quot;☺&quot;)+COUNTIF([.C18:.M18];&quot;52☺&quot;)+COUNTIF([.C18:.M18];&quot;51☺&quot;)+COUNTIF([.C18:.M18];&quot;1☺&quot;)+COUNTIF([.C18:.M18];&quot;KVIT☺&quot;)+COUNTIF([.C18:.M18];&quot;U☺&quot;)" office:value-type="float" office:value="0">
            <text:p>0</text:p>
          </table:table-cell>
          <table:table-cell table:style-name="ce189" table:formula="of:=COUNTIF([.C18:.M18];&quot;51&quot;)+COUNTIF([.C18:.M18];&quot;51$&quot;)+COUNTIF([.C18:.M18];&quot;51☻&quot;)" office:value-type="float" office:value="1">
            <text:p>1</text:p>
          </table:table-cell>
          <table:table-cell table:style-name="ce189" table:formula="of:=COUNTIF([.C18:.M18];&quot;52&quot;)+COUNTIF([.C18:.M18];&quot;52$&quot;)+COUNTIF([.C18:.M18];&quot;52☻&quot;)" office:value-type="float" office:value="2">
            <text:p>2</text:p>
          </table:table-cell>
          <table:table-cell table:style-name="ce189" table:formula="of:=COUNTIF([.C18:.M18];&quot;51¶&quot;)" office:value-type="float" office:value="0">
            <text:p>0</text:p>
          </table:table-cell>
          <table:table-cell table:style-name="ce189" table:formula="of:=COUNTIF([.C18:.M18];&quot;52¶&quot;)" office:value-type="float" office:value="1">
            <text:p>1</text:p>
          </table:table-cell>
          <table:table-cell table:style-name="ce189" table:formula="of:=COUNTIF([.C18:.M18];&quot;U&quot;)+COUNTIF([.C18:.M18];&quot;U☻&quot;)+COUNTIF([.C18:.M18];&quot;U☺&quot;)" office:value-type="float" office:value="1">
            <text:p>1</text:p>
          </table:table-cell>
          <table:table-cell table:style-name="ce189" table:formula="of:=COUNTIF([.C18:.M18];&quot;KVIT&quot;)+COUNTIF([.C18:.M18];&quot;KVIT☻&quot;)+COUNTIF([.C18:.M18];&quot;kvit$&quot;)" office:value-type="float" office:value="3">
            <text:p>3</text:p>
          </table:table-cell>
          <table:table-cell table:style-name="ce190" table:formula="of:=COUNTBLANK([.C18:.M18])" office:value-type="float" office:value="0">
            <text:p>0</text:p>
          </table:table-cell>
          <table:table-cell table:style-name="ce191" table:formula="of:=COUNTIF([.C18:.M18];&quot;x&quot;)" office:value-type="float" office:value="1">
            <text:p>1</text:p>
          </table:table-cell>
          <table:table-cell table:style-name="ce192" table:formula="of:=COUNTIF([.C18:.M18];&quot;51&quot;)+COUNTIF([.C18:.M18];&quot;51☻&quot;)+COUNTIF([.C18:.M18];&quot;2&quot;)+COUNTIF([.C18:.M18];&quot;52&quot;)+COUNTIF([.C18:.M18];&quot;52☻&quot;)+COUNTIF([.C18:.M18];&quot;51$&quot;)+COUNTIF([.C18:.M18];&quot;52$&quot;)" office:value-type="float" office:value="3">
            <text:p>3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0-18">
            <text:p>18. okt 13</text:p>
          </table:table-cell>
          <table:table-cell table:style-name="ce182" table:formula="of:=TEXT([.A19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2" office:value-type="string">
            <office:annotation draw:style-name="gr1" draw:text-style-name="P1" svg:width="2.932cm" svg:height="2.314cm" svg:x="6.189cm" svg:y="12.164cm" draw:caption-point-x="-0.608cm" draw:caption-point-y="0.467cm">
              <dc:creator>MŠ</dc:creator>
              <dc:date>2013-12-23T00:00:00</dc:date>
              <text:p text:style-name="P1"><text:span text:style-name="T1">Ne morem 5., 6., 7.</text:span></text:p>
            </office:annotation>
            <text:p>RTG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9" office:value-type="string">
            <text:p>POR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text:p>ORO</text:p>
          </table:table-cell>
          <table:table-cell table:style-name="ce33" office:value-type="string">
            <text:p>ŠOŠ</text:p>
          </table:table-cell>
          <table:table-cell table:style-name="ce189" table:formula="of:=COUNTIF([.C19:.M19];&quot;☻&quot;)+COUNTIF([.C19:.M19];&quot;52☻&quot;)+COUNTIF([.C19:.M19];&quot;51☻&quot;)+COUNTIF([.C19:.M19];&quot;1☻&quot;)+COUNTIF([.C19:.M19];&quot;KVIT☻&quot;)+COUNTIF([.C19:.M19];&quot;U☻&quot;)" office:value-type="float" office:value="1">
            <text:p>1</text:p>
          </table:table-cell>
          <table:table-cell table:style-name="ce189" table:formula="of:=COUNTIF([.C19:.M19];&quot;☺&quot;)+COUNTIF([.C19:.M19];&quot;52☺&quot;)+COUNTIF([.C19:.M19];&quot;51☺&quot;)+COUNTIF([.C19:.M19];&quot;1☺&quot;)+COUNTIF([.C19:.M19];&quot;KVIT☺&quot;)+COUNTIF([.C19:.M19];&quot;U☺&quot;)" office:value-type="float" office:value="1">
            <text:p>1</text:p>
          </table:table-cell>
          <table:table-cell table:style-name="ce189" table:formula="of:=COUNTIF([.C19:.M19];&quot;51&quot;)+COUNTIF([.C19:.M19];&quot;51$&quot;)+COUNTIF([.C19:.M19];&quot;51☻&quot;)" office:value-type="float" office:value="1">
            <text:p>1</text:p>
          </table:table-cell>
          <table:table-cell table:style-name="ce189" table:formula="of:=COUNTIF([.C19:.M19];&quot;52&quot;)+COUNTIF([.C19:.M19];&quot;52$&quot;)+COUNTIF([.C19:.M19];&quot;52☻&quot;)" office:value-type="float" office:value="1">
            <text:p>1</text:p>
          </table:table-cell>
          <table:table-cell table:style-name="ce189" table:formula="of:=COUNTIF([.C19:.M19];&quot;51¶&quot;)" office:value-type="float" office:value="1">
            <text:p>1</text:p>
          </table:table-cell>
          <table:table-cell table:style-name="ce189" table:formula="of:=COUNTIF([.C19:.M19];&quot;52¶&quot;)" office:value-type="float" office:value="0">
            <text:p>0</text:p>
          </table:table-cell>
          <table:table-cell table:style-name="ce189" table:formula="of:=COUNTIF([.C19:.M19];&quot;U&quot;)+COUNTIF([.C19:.M19];&quot;U☻&quot;)+COUNTIF([.C19:.M19];&quot;U☺&quot;)" office:value-type="float" office:value="1">
            <text:p>1</text:p>
          </table:table-cell>
          <table:table-cell table:style-name="ce189" table:formula="of:=COUNTIF([.C19:.M19];&quot;KVIT&quot;)+COUNTIF([.C19:.M19];&quot;KVIT☻&quot;)+COUNTIF([.C19:.M19];&quot;kvit$&quot;)" office:value-type="float" office:value="2">
            <text:p>2</text:p>
          </table:table-cell>
          <table:table-cell table:style-name="ce190" table:formula="of:=COUNTBLANK([.C19:.M19])" office:value-type="float" office:value="0">
            <text:p>0</text:p>
          </table:table-cell>
          <table:table-cell table:style-name="ce191" table:formula="of:=COUNTIF([.C19:.M19];&quot;x&quot;)" office:value-type="float" office:value="1">
            <text:p>1</text:p>
          </table:table-cell>
          <table:table-cell table:style-name="ce192" table:formula="of:=COUNTIF([.C19:.M19];&quot;51&quot;)+COUNTIF([.C19:.M19];&quot;51☻&quot;)+COUNTIF([.C19:.M19];&quot;2&quot;)+COUNTIF([.C19:.M19];&quot;52&quot;)+COUNTIF([.C19:.M19];&quot;52☻&quot;)+COUNTIF([.C19:.M19];&quot;51$&quot;)+COUNTIF([.C19:.M19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10-19">
            <text:p>19. okt 13</text:p>
          </table:table-cell>
          <table:table-cell table:style-name="ce183" table:formula="of:=TEXT([.A20];&quot;Ddd&quot;)" office:value-type="string" office:string-value="sob">
            <text:p>sob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184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184" table:number-columns-repeated="2"/>
          <table:table-cell table:style-name="ce56" office:value-type="string">
            <text:p>POR</text:p>
          </table:table-cell>
          <table:table-cell table:style-name="ce184" table:number-columns-repeated="4"/>
          <table:table-cell table:style-name="ce56" office:value-type="string">
            <text:p>KOS</text:p>
          </table:table-cell>
          <table:table-cell table:style-name="ce56" office:value-type="string">
            <text:p>ŠOŠ</text:p>
          </table:table-cell>
          <table:table-cell table:style-name="ce189" table:formula="of:=COUNTIF([.C20:.M20];&quot;☻&quot;)+COUNTIF([.C20:.M20];&quot;52☻&quot;)+COUNTIF([.C20:.M20];&quot;51☻&quot;)+COUNTIF([.C20:.M20];&quot;1☻&quot;)+COUNTIF([.C20:.M20];&quot;KVIT☻&quot;)+COUNTIF([.C20:.M20];&quot;U☻&quot;)" office:value-type="float" office:value="1">
            <text:p>1</text:p>
          </table:table-cell>
          <table:table-cell table:style-name="ce189" table:formula="of:=COUNTIF([.C20:.M20];&quot;☺&quot;)+COUNTIF([.C20:.M20];&quot;52☺&quot;)+COUNTIF([.C20:.M20];&quot;51☺&quot;)+COUNTIF([.C20:.M20];&quot;1☺&quot;)+COUNTIF([.C20:.M20];&quot;KVIT☺&quot;)+COUNTIF([.C20:.M20];&quot;U☺&quot;)" office:value-type="float" office:value="1">
            <text:p>1</text:p>
          </table:table-cell>
          <table:table-cell table:style-name="ce189" table:formula="of:=COUNTIF([.C20:.M20];&quot;51&quot;)+COUNTIF([.C20:.M20];&quot;51$&quot;)+COUNTIF([.C20:.M20];&quot;51☻&quot;)" office:value-type="float" office:value="0">
            <text:p>0</text:p>
          </table:table-cell>
          <table:table-cell table:style-name="ce189" table:formula="of:=COUNTIF([.C20:.M20];&quot;52&quot;)+COUNTIF([.C20:.M20];&quot;52$&quot;)+COUNTIF([.C20:.M20];&quot;52☻&quot;)" office:value-type="float" office:value="0">
            <text:p>0</text:p>
          </table:table-cell>
          <table:table-cell table:style-name="ce189" table:formula="of:=COUNTIF([.C20:.M20];&quot;51¶&quot;)" office:value-type="float" office:value="0">
            <text:p>0</text:p>
          </table:table-cell>
          <table:table-cell table:style-name="ce189" table:formula="of:=COUNTIF([.C20:.M20];&quot;52¶&quot;)" office:value-type="float" office:value="0">
            <text:p>0</text:p>
          </table:table-cell>
          <table:table-cell table:style-name="ce189" table:formula="of:=COUNTIF([.C20:.M20];&quot;U&quot;)+COUNTIF([.C20:.M20];&quot;U☻&quot;)+COUNTIF([.C20:.M20];&quot;U☺&quot;)" office:value-type="float" office:value="0">
            <text:p>0</text:p>
          </table:table-cell>
          <table:table-cell table:style-name="ce189" table:formula="of:=COUNTIF([.C20:.M20];&quot;KVIT&quot;)+COUNTIF([.C20:.M20];&quot;KVIT☻&quot;)+COUNTIF([.C20:.M20];&quot;kvit$&quot;)" office:value-type="float" office:value="0">
            <text:p>0</text:p>
          </table:table-cell>
          <table:table-cell table:style-name="ce190" table:formula="of:=COUNTBLANK([.C20:.M20])" office:value-type="float" office:value="8">
            <text:p>8</text:p>
          </table:table-cell>
          <table:table-cell table:style-name="ce191" table:formula="of:=COUNTIF([.C20:.M20];&quot;x&quot;)" office:value-type="float" office:value="0">
            <text:p>0</text:p>
          </table:table-cell>
          <table:table-cell table:style-name="ce192" table:formula="of:=COUNTIF([.C20:.M20];&quot;51&quot;)+COUNTIF([.C20:.M20];&quot;51☻&quot;)+COUNTIF([.C20:.M20];&quot;2&quot;)+COUNTIF([.C20:.M20];&quot;52&quot;)+COUNTIF([.C20:.M20];&quot;52☻&quot;)+COUNTIF([.C20:.M20];&quot;51$&quot;)+COUNTIF([.C20:.M20];&quot;52$&quot;)" office:value-type="float" office:value="0">
            <text:p>0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10-20">
            <text:p>20. okt 13</text:p>
          </table:table-cell>
          <table:table-cell table:style-name="ce183" table:formula="of:=TEXT([.A21];&quot;Ddd&quot;)" office:value-type="string" office:string-value="ned">
            <text:p>ned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185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185" table:number-columns-repeated="2"/>
          <table:table-cell table:style-name="ce56" office:value-type="string">
            <text:p>POR</text:p>
          </table:table-cell>
          <table:table-cell table:style-name="ce185"/>
          <table:table-cell table:style-name="ce184"/>
          <table:table-cell table:style-name="ce185"/>
          <table:table-cell table:style-name="ce184"/>
          <table:table-cell table:style-name="ce56" office:value-type="string">
            <text:p>KOS</text:p>
          </table:table-cell>
          <table:table-cell table:style-name="ce56" office:value-type="string">
            <text:p>ŠOŠ</text:p>
          </table:table-cell>
          <table:table-cell table:style-name="ce189" table:formula="of:=COUNTIF([.C21:.M21];&quot;☻&quot;)+COUNTIF([.C21:.M21];&quot;52☻&quot;)+COUNTIF([.C21:.M21];&quot;51☻&quot;)+COUNTIF([.C21:.M21];&quot;1☻&quot;)+COUNTIF([.C21:.M21];&quot;KVIT☻&quot;)+COUNTIF([.C21:.M21];&quot;U☻&quot;)" office:value-type="float" office:value="1">
            <text:p>1</text:p>
          </table:table-cell>
          <table:table-cell table:style-name="ce189" table:formula="of:=COUNTIF([.C21:.M21];&quot;☺&quot;)+COUNTIF([.C21:.M21];&quot;52☺&quot;)+COUNTIF([.C21:.M21];&quot;51☺&quot;)+COUNTIF([.C21:.M21];&quot;1☺&quot;)+COUNTIF([.C21:.M21];&quot;KVIT☺&quot;)+COUNTIF([.C21:.M21];&quot;U☺&quot;)" office:value-type="float" office:value="1">
            <text:p>1</text:p>
          </table:table-cell>
          <table:table-cell table:style-name="ce189" table:formula="of:=COUNTIF([.C21:.M21];&quot;51&quot;)+COUNTIF([.C21:.M21];&quot;51$&quot;)+COUNTIF([.C21:.M21];&quot;51☻&quot;)" office:value-type="float" office:value="0">
            <text:p>0</text:p>
          </table:table-cell>
          <table:table-cell table:style-name="ce189" table:formula="of:=COUNTIF([.C21:.M21];&quot;52&quot;)+COUNTIF([.C21:.M21];&quot;52$&quot;)+COUNTIF([.C21:.M21];&quot;52☻&quot;)" office:value-type="float" office:value="0">
            <text:p>0</text:p>
          </table:table-cell>
          <table:table-cell table:style-name="ce189" table:formula="of:=COUNTIF([.C21:.M21];&quot;51¶&quot;)" office:value-type="float" office:value="0">
            <text:p>0</text:p>
          </table:table-cell>
          <table:table-cell table:style-name="ce189" table:formula="of:=COUNTIF([.C21:.M21];&quot;52¶&quot;)" office:value-type="float" office:value="0">
            <text:p>0</text:p>
          </table:table-cell>
          <table:table-cell table:style-name="ce189" table:formula="of:=COUNTIF([.C21:.M21];&quot;U&quot;)+COUNTIF([.C21:.M21];&quot;U☻&quot;)+COUNTIF([.C21:.M21];&quot;U☺&quot;)" office:value-type="float" office:value="0">
            <text:p>0</text:p>
          </table:table-cell>
          <table:table-cell table:style-name="ce189" table:formula="of:=COUNTIF([.C21:.M21];&quot;KVIT&quot;)+COUNTIF([.C21:.M21];&quot;KVIT☻&quot;)+COUNTIF([.C21:.M21];&quot;kvit$&quot;)" office:value-type="float" office:value="0">
            <text:p>0</text:p>
          </table:table-cell>
          <table:table-cell table:style-name="ce190" table:formula="of:=COUNTBLANK([.C21:.M21])" office:value-type="float" office:value="8">
            <text:p>8</text:p>
          </table:table-cell>
          <table:table-cell table:style-name="ce191" table:formula="of:=COUNTIF([.C21:.M21];&quot;x&quot;)" office:value-type="float" office:value="0">
            <text:p>0</text:p>
          </table:table-cell>
          <table:table-cell table:style-name="ce192" table:formula="of:=COUNTIF([.C21:.M21];&quot;51&quot;)+COUNTIF([.C21:.M21];&quot;51☻&quot;)+COUNTIF([.C21:.M21];&quot;2&quot;)+COUNTIF([.C21:.M21];&quot;52&quot;)+COUNTIF([.C21:.M21];&quot;52☻&quot;)+COUNTIF([.C21:.M21];&quot;51$&quot;)+COUNTIF([.C21:.M21];&quot;52$&quot;)" office:value-type="float" office:value="0">
            <text:p>0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0-21">
            <text:p>21. okt 13</text:p>
          </table:table-cell>
          <table:table-cell table:style-name="ce182" table:formula="of:=TEXT([.A22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76" office:value-type="string">
            <office:annotation draw:style-name="gr1" draw:text-style-name="P1" svg:width="2.911cm" svg:height="1.013cm" svg:x="13.71cm" svg:y="13.218cm" draw:caption-point-x="-0.608cm" draw:caption-point-y="1.517cm">
              <dc:creator>MŠ</dc:creator>
              <dc:date>2013-12-23T00:00:00</dc:date>
              <text:p text:style-name="P1"><text:span text:style-name="T1">Lahko dežurna 15,16,21,22</text:span></text:p>
            </office:annotation>
            <text:p>FIL</text:p>
          </table:table-cell>
          <table:table-cell table:style-name="ce33" office:value-type="string">
            <text:p>ŠOŠ</text:p>
          </table:table-cell>
          <table:table-cell table:style-name="ce189" table:formula="of:=COUNTIF([.C22:.M22];&quot;☻&quot;)+COUNTIF([.C22:.M22];&quot;52☻&quot;)+COUNTIF([.C22:.M22];&quot;51☻&quot;)+COUNTIF([.C22:.M22];&quot;1☻&quot;)+COUNTIF([.C22:.M22];&quot;KVIT☻&quot;)+COUNTIF([.C22:.M22];&quot;U☻&quot;)" office:value-type="float" office:value="0">
            <text:p>0</text:p>
          </table:table-cell>
          <table:table-cell table:style-name="ce189" table:formula="of:=COUNTIF([.C22:.M22];&quot;☺&quot;)+COUNTIF([.C22:.M22];&quot;52☺&quot;)+COUNTIF([.C22:.M22];&quot;51☺&quot;)+COUNTIF([.C22:.M22];&quot;1☺&quot;)+COUNTIF([.C22:.M22];&quot;KVIT☺&quot;)+COUNTIF([.C22:.M22];&quot;U☺&quot;)" office:value-type="float" office:value="1">
            <text:p>1</text:p>
          </table:table-cell>
          <table:table-cell table:style-name="ce189" table:formula="of:=COUNTIF([.C22:.M22];&quot;51&quot;)+COUNTIF([.C22:.M22];&quot;51$&quot;)+COUNTIF([.C22:.M22];&quot;51☻&quot;)" office:value-type="float" office:value="0">
            <text:p>0</text:p>
          </table:table-cell>
          <table:table-cell table:style-name="ce189" table:formula="of:=COUNTIF([.C22:.M22];&quot;52&quot;)+COUNTIF([.C22:.M22];&quot;52$&quot;)+COUNTIF([.C22:.M22];&quot;52☻&quot;)" office:value-type="float" office:value="1">
            <text:p>1</text:p>
          </table:table-cell>
          <table:table-cell table:style-name="ce189" table:formula="of:=COUNTIF([.C22:.M22];&quot;51¶&quot;)" office:value-type="float" office:value="1">
            <text:p>1</text:p>
          </table:table-cell>
          <table:table-cell table:style-name="ce189" table:formula="of:=COUNTIF([.C22:.M22];&quot;52¶&quot;)" office:value-type="float" office:value="0">
            <text:p>0</text:p>
          </table:table-cell>
          <table:table-cell table:style-name="ce189" table:formula="of:=COUNTIF([.C22:.M22];&quot;U&quot;)+COUNTIF([.C22:.M22];&quot;U☻&quot;)+COUNTIF([.C22:.M22];&quot;U☺&quot;)" office:value-type="float" office:value="0">
            <text:p>0</text:p>
          </table:table-cell>
          <table:table-cell table:style-name="ce189" table:formula="of:=COUNTIF([.C22:.M22];&quot;KVIT&quot;)+COUNTIF([.C22:.M22];&quot;KVIT☻&quot;)+COUNTIF([.C22:.M22];&quot;kvit$&quot;)" office:value-type="float" office:value="2">
            <text:p>2</text:p>
          </table:table-cell>
          <table:table-cell table:style-name="ce190" table:formula="of:=COUNTBLANK([.C22:.M22])" office:value-type="float" office:value="0">
            <text:p>0</text:p>
          </table:table-cell>
          <table:table-cell table:style-name="ce191" table:formula="of:=COUNTIF([.C22:.M22];&quot;x&quot;)" office:value-type="float" office:value="2">
            <text:p>2</text:p>
          </table:table-cell>
          <table:table-cell table:style-name="ce192" table:formula="of:=COUNTIF([.C22:.M22];&quot;51&quot;)+COUNTIF([.C22:.M22];&quot;51☻&quot;)+COUNTIF([.C22:.M22];&quot;2&quot;)+COUNTIF([.C22:.M22];&quot;52&quot;)+COUNTIF([.C22:.M22];&quot;52☻&quot;)+COUNTIF([.C22:.M22];&quot;51$&quot;)+COUNTIF([.C22:.M22];&quot;52$&quot;)" office:value-type="float" office:value="1">
            <text:p>1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0-22">
            <text:p>22. okt 13</text:p>
          </table:table-cell>
          <table:table-cell table:style-name="ce182" table:formula="of:=TEXT([.A23];&quot;Ddd&quot;)" office:value-type="string" office:string-value="tor">
            <text:p>t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5" office:value-type="string">
            <text:p>MIR</text:p>
          </table:table-cell>
          <table:table-cell table:style-name="ce33" table:formula="of:=[$januar.$E$1]" office:value-type="string" office:string-value="PIN">
            <text:p>PIN</text:p>
          </table:table-cell>
          <table:table-cell table:style-name="ce189" table:formula="of:=COUNTIF([.C23:.M23];&quot;☻&quot;)+COUNTIF([.C23:.M23];&quot;52☻&quot;)+COUNTIF([.C23:.M23];&quot;51☻&quot;)+COUNTIF([.C23:.M23];&quot;1☻&quot;)+COUNTIF([.C23:.M23];&quot;KVIT☻&quot;)+COUNTIF([.C23:.M23];&quot;U☻&quot;)" office:value-type="float" office:value="1">
            <text:p>1</text:p>
          </table:table-cell>
          <table:table-cell table:style-name="ce189" table:formula="of:=COUNTIF([.C23:.M23];&quot;☺&quot;)+COUNTIF([.C23:.M23];&quot;52☺&quot;)+COUNTIF([.C23:.M23];&quot;51☺&quot;)+COUNTIF([.C23:.M23];&quot;1☺&quot;)+COUNTIF([.C23:.M23];&quot;KVIT☺&quot;)+COUNTIF([.C23:.M23];&quot;U☺&quot;)" office:value-type="float" office:value="0">
            <text:p>0</text:p>
          </table:table-cell>
          <table:table-cell table:style-name="ce189" table:formula="of:=COUNTIF([.C23:.M23];&quot;51&quot;)+COUNTIF([.C23:.M23];&quot;51$&quot;)+COUNTIF([.C23:.M23];&quot;51☻&quot;)" office:value-type="float" office:value="1">
            <text:p>1</text:p>
          </table:table-cell>
          <table:table-cell table:style-name="ce189" table:formula="of:=COUNTIF([.C23:.M23];&quot;52&quot;)+COUNTIF([.C23:.M23];&quot;52$&quot;)+COUNTIF([.C23:.M23];&quot;52☻&quot;)" office:value-type="float" office:value="1">
            <text:p>1</text:p>
          </table:table-cell>
          <table:table-cell table:style-name="ce189" table:formula="of:=COUNTIF([.C23:.M23];&quot;51¶&quot;)" office:value-type="float" office:value="0">
            <text:p>0</text:p>
          </table:table-cell>
          <table:table-cell table:style-name="ce189" table:formula="of:=COUNTIF([.C23:.M23];&quot;52¶&quot;)" office:value-type="float" office:value="0">
            <text:p>0</text:p>
          </table:table-cell>
          <table:table-cell table:style-name="ce189" table:formula="of:=COUNTIF([.C23:.M23];&quot;U&quot;)+COUNTIF([.C23:.M23];&quot;U☻&quot;)+COUNTIF([.C23:.M23];&quot;U☺&quot;)" office:value-type="float" office:value="1">
            <text:p>1</text:p>
          </table:table-cell>
          <table:table-cell table:style-name="ce189" table:formula="of:=COUNTIF([.C23:.M23];&quot;KVIT&quot;)+COUNTIF([.C23:.M23];&quot;KVIT☻&quot;)+COUNTIF([.C23:.M23];&quot;kvit$&quot;)" office:value-type="float" office:value="2">
            <text:p>2</text:p>
          </table:table-cell>
          <table:table-cell table:style-name="ce190" table:formula="of:=COUNTBLANK([.C23:.M23])" office:value-type="float" office:value="0">
            <text:p>0</text:p>
          </table:table-cell>
          <table:table-cell table:style-name="ce191" table:formula="of:=COUNTIF([.C23:.M23];&quot;x&quot;)" office:value-type="float" office:value="1">
            <text:p>1</text:p>
          </table:table-cell>
          <table:table-cell table:style-name="ce192" table:formula="of:=COUNTIF([.C23:.M23];&quot;51&quot;)+COUNTIF([.C23:.M23];&quot;51☻&quot;)+COUNTIF([.C23:.M23];&quot;2&quot;)+COUNTIF([.C23:.M23];&quot;52&quot;)+COUNTIF([.C23:.M23];&quot;52☻&quot;)+COUNTIF([.C23:.M23];&quot;51$&quot;)+COUNTIF([.C23:.M23];&quot;52$&quot;)" office:value-type="float" office:value="2">
            <text:p>2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0-23">
            <text:p>23. okt 13</text:p>
          </table:table-cell>
          <table:table-cell table:style-name="ce182" table:formula="of:=TEXT([.A24];&quot;Ddd&quot;)" office:value-type="string" office:string-value="sre">
            <text:p>sre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52" office:value-type="string">
            <office:annotation draw:style-name="gr1" draw:text-style-name="P1" svg:width="2.937cm" svg:height="2.315cm" svg:x="9.781cm" svg:y="15.669cm" draw:caption-point-x="-0.608cm" draw:caption-point-y="0.468cm">
              <dc:creator>MŠ</dc:creator>
              <dc:date>2013-12-23T00:00:00</dc:date>
              <text:p text:style-name="P1"><text:span text:style-name="T1">Ne morem 5., 6., 7.</text:span></text:p>
            </office:annotation>
            <text:p>RTG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9" office:value-type="string">
            <office:annotation draw:style-name="gr1" draw:text-style-name="P1" svg:width="2.964cm" svg:height="2.216cm" svg:x="13.71cm" svg:y="14.62cm" draw:caption-point-x="-0.608cm" draw:caption-point-y="1.517cm">
              <dc:creator>MŠ</dc:creator>
              <dc:date>2013-12-23T00:00:00</dc:date>
              <text:p text:style-name="P1"><text:span text:style-name="T1">ne razpises 7.10., 10.-15.10. in 24.10.-3.11</text:span></text:p>
            </office:annotation>
            <text:p>ŠTU</text:p>
          </table:table-cell>
          <table:table-cell table:style-name="ce33" table:formula="of:=[$januar.$E$1]" office:value-type="string" office:string-value="PIN">
            <text:p>PIN</text:p>
          </table:table-cell>
          <table:table-cell table:style-name="ce189" table:formula="of:=COUNTIF([.C24:.M24];&quot;☻&quot;)+COUNTIF([.C24:.M24];&quot;52☻&quot;)+COUNTIF([.C24:.M24];&quot;51☻&quot;)+COUNTIF([.C24:.M24];&quot;1☻&quot;)+COUNTIF([.C24:.M24];&quot;KVIT☻&quot;)+COUNTIF([.C24:.M24];&quot;U☻&quot;)" office:value-type="float" office:value="1">
            <text:p>1</text:p>
          </table:table-cell>
          <table:table-cell table:style-name="ce189" table:formula="of:=COUNTIF([.C24:.M24];&quot;☺&quot;)+COUNTIF([.C24:.M24];&quot;52☺&quot;)+COUNTIF([.C24:.M24];&quot;51☺&quot;)+COUNTIF([.C24:.M24];&quot;1☺&quot;)+COUNTIF([.C24:.M24];&quot;KVIT☺&quot;)+COUNTIF([.C24:.M24];&quot;U☺&quot;)" office:value-type="float" office:value="0">
            <text:p>0</text:p>
          </table:table-cell>
          <table:table-cell table:style-name="ce189" table:formula="of:=COUNTIF([.C24:.M24];&quot;51&quot;)+COUNTIF([.C24:.M24];&quot;51$&quot;)+COUNTIF([.C24:.M24];&quot;51☻&quot;)" office:value-type="float" office:value="1">
            <text:p>1</text:p>
          </table:table-cell>
          <table:table-cell table:style-name="ce189" table:formula="of:=COUNTIF([.C24:.M24];&quot;52&quot;)+COUNTIF([.C24:.M24];&quot;52$&quot;)+COUNTIF([.C24:.M24];&quot;52☻&quot;)" office:value-type="float" office:value="1">
            <text:p>1</text:p>
          </table:table-cell>
          <table:table-cell table:style-name="ce189" table:formula="of:=COUNTIF([.C24:.M24];&quot;51¶&quot;)" office:value-type="float" office:value="1">
            <text:p>1</text:p>
          </table:table-cell>
          <table:table-cell table:style-name="ce189" table:formula="of:=COUNTIF([.C24:.M24];&quot;52¶&quot;)" office:value-type="float" office:value="0">
            <text:p>0</text:p>
          </table:table-cell>
          <table:table-cell table:style-name="ce189" table:formula="of:=COUNTIF([.C24:.M24];&quot;U&quot;)+COUNTIF([.C24:.M24];&quot;U☻&quot;)+COUNTIF([.C24:.M24];&quot;U☺&quot;)" office:value-type="float" office:value="0">
            <text:p>0</text:p>
          </table:table-cell>
          <table:table-cell table:style-name="ce189" table:formula="of:=COUNTIF([.C24:.M24];&quot;KVIT&quot;)+COUNTIF([.C24:.M24];&quot;KVIT☻&quot;)+COUNTIF([.C24:.M24];&quot;kvit$&quot;)" office:value-type="float" office:value="2">
            <text:p>2</text:p>
          </table:table-cell>
          <table:table-cell table:style-name="ce190" table:formula="of:=COUNTBLANK([.C24:.M24])" office:value-type="float" office:value="0">
            <text:p>0</text:p>
          </table:table-cell>
          <table:table-cell table:style-name="ce191" table:formula="of:=COUNTIF([.C24:.M24];&quot;x&quot;)" office:value-type="float" office:value="0">
            <text:p>0</text:p>
          </table:table-cell>
          <table:table-cell table:style-name="ce192" table:formula="of:=COUNTIF([.C24:.M24];&quot;51&quot;)+COUNTIF([.C24:.M24];&quot;51☻&quot;)+COUNTIF([.C24:.M24];&quot;2&quot;)+COUNTIF([.C24:.M24];&quot;52&quot;)+COUNTIF([.C24:.M24];&quot;52☻&quot;)+COUNTIF([.C24:.M24];&quot;51$&quot;)+COUNTIF([.C24:.M24];&quot;52$&quot;)" office:value-type="float" office:value="2">
            <text:p>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0-24">
            <text:p>24. okt 13</text:p>
          </table:table-cell>
          <table:table-cell table:style-name="ce182" table:formula="of:=TEXT([.A25];&quot;Ddd&quot;)" office:value-type="string" office:string-value="čet">
            <text:p>č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9" office:value-type="string">
            <text:p>POR</text:p>
          </table:table-cell>
          <table:table-cell table:style-name="ce52" office:value-type="string">
            <office:annotation draw:style-name="gr1" draw:text-style-name="P1" svg:width="2.937cm" svg:height="2.315cm" svg:x="9.781cm" svg:y="16.37cm" draw:caption-point-x="-0.608cm" draw:caption-point-y="0.468cm">
              <dc:creator>MŠ</dc:creator>
              <dc:date>2013-12-23T00:00:00</dc:date>
              <text:p text:style-name="P1"><text:span text:style-name="T1">Ne morem 5., 6., 7.</text:span></text:p>
            </office:annotation>
            <text:p>RTG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5" office:value-type="string">
            <text:p>MI/RO</text:p>
          </table:table-cell>
          <table:table-cell table:style-name="ce33" table:formula="of:=[$januar.$E$1]" office:value-type="string" office:string-value="PIN">
            <text:p>PIN</text:p>
          </table:table-cell>
          <table:table-cell table:style-name="ce189" table:formula="of:=COUNTIF([.C25:.M25];&quot;☻&quot;)+COUNTIF([.C25:.M25];&quot;52☻&quot;)+COUNTIF([.C25:.M25];&quot;51☻&quot;)+COUNTIF([.C25:.M25];&quot;1☻&quot;)+COUNTIF([.C25:.M25];&quot;KVIT☻&quot;)+COUNTIF([.C25:.M25];&quot;U☻&quot;)" office:value-type="float" office:value="0">
            <text:p>0</text:p>
          </table:table-cell>
          <table:table-cell table:style-name="ce189" table:formula="of:=COUNTIF([.C25:.M25];&quot;☺&quot;)+COUNTIF([.C25:.M25];&quot;52☺&quot;)+COUNTIF([.C25:.M25];&quot;51☺&quot;)+COUNTIF([.C25:.M25];&quot;1☺&quot;)+COUNTIF([.C25:.M25];&quot;KVIT☺&quot;)+COUNTIF([.C25:.M25];&quot;U☺&quot;)" office:value-type="float" office:value="0">
            <text:p>0</text:p>
          </table:table-cell>
          <table:table-cell table:style-name="ce189" table:formula="of:=COUNTIF([.C25:.M25];&quot;51&quot;)+COUNTIF([.C25:.M25];&quot;51$&quot;)+COUNTIF([.C25:.M25];&quot;51☻&quot;)" office:value-type="float" office:value="1">
            <text:p>1</text:p>
          </table:table-cell>
          <table:table-cell table:style-name="ce189" table:formula="of:=COUNTIF([.C25:.M25];&quot;52&quot;)+COUNTIF([.C25:.M25];&quot;52$&quot;)+COUNTIF([.C25:.M25];&quot;52☻&quot;)" office:value-type="float" office:value="1">
            <text:p>1</text:p>
          </table:table-cell>
          <table:table-cell table:style-name="ce189" table:formula="of:=COUNTIF([.C25:.M25];&quot;51¶&quot;)" office:value-type="float" office:value="1">
            <text:p>1</text:p>
          </table:table-cell>
          <table:table-cell table:style-name="ce189" table:formula="of:=COUNTIF([.C25:.M25];&quot;52¶&quot;)" office:value-type="float" office:value="1">
            <text:p>1</text:p>
          </table:table-cell>
          <table:table-cell table:style-name="ce189" table:formula="of:=COUNTIF([.C25:.M25];&quot;U&quot;)+COUNTIF([.C25:.M25];&quot;U☻&quot;)+COUNTIF([.C25:.M25];&quot;U☺&quot;)" office:value-type="float" office:value="1">
            <text:p>1</text:p>
          </table:table-cell>
          <table:table-cell table:style-name="ce189" table:formula="of:=COUNTIF([.C25:.M25];&quot;KVIT&quot;)+COUNTIF([.C25:.M25];&quot;KVIT☻&quot;)+COUNTIF([.C25:.M25];&quot;kvit$&quot;)" office:value-type="float" office:value="2">
            <text:p>2</text:p>
          </table:table-cell>
          <table:table-cell table:style-name="ce190" table:formula="of:=COUNTBLANK([.C25:.M25])" office:value-type="float" office:value="0">
            <text:p>0</text:p>
          </table:table-cell>
          <table:table-cell table:style-name="ce191" table:formula="of:=COUNTIF([.C25:.M25];&quot;x&quot;)" office:value-type="float" office:value="0">
            <text:p>0</text:p>
          </table:table-cell>
          <table:table-cell table:style-name="ce192" table:formula="of:=COUNTIF([.C25:.M25];&quot;51&quot;)+COUNTIF([.C25:.M25];&quot;51☻&quot;)+COUNTIF([.C25:.M25];&quot;2&quot;)+COUNTIF([.C25:.M25];&quot;52&quot;)+COUNTIF([.C25:.M25];&quot;52☻&quot;)+COUNTIF([.C25:.M25];&quot;51$&quot;)+COUNTIF([.C25:.M25];&quot;52$&quot;)" office:value-type="float" office:value="2">
            <text:p>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0-25">
            <text:p>25. okt 13</text:p>
          </table:table-cell>
          <table:table-cell table:style-name="ce182" table:formula="of:=TEXT([.A26];&quot;Ddd&quot;)" office:value-type="string" office:string-value="pet">
            <text:p>p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2" office:value-type="string">
            <office:annotation draw:style-name="gr1" draw:text-style-name="P1" svg:width="2.932cm" svg:height="2.314cm" svg:x="6.189cm" svg:y="17.072cm" draw:caption-point-x="-0.608cm" draw:caption-point-y="0.468cm">
              <dc:creator>MŠ</dc:creator>
              <dc:date>2013-12-23T00:00:00</dc:date>
              <text:p text:style-name="P1"><text:span text:style-name="T1">Ne morem 5., 6., 7.</text:span></text:p>
            </office:annotation>
            <text:p>RTG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9" office:value-type="string">
            <text:p>ORO</text:p>
          </table:table-cell>
          <table:table-cell table:style-name="ce33" table:formula="of:=[$januar.$J$1]" office:value-type="string" office:string-value="DAN">
            <text:p>DAN</text:p>
          </table:table-cell>
          <table:table-cell table:style-name="ce189" table:formula="of:=COUNTIF([.C26:.M26];&quot;☻&quot;)+COUNTIF([.C26:.M26];&quot;52☻&quot;)+COUNTIF([.C26:.M26];&quot;51☻&quot;)+COUNTIF([.C26:.M26];&quot;1☻&quot;)+COUNTIF([.C26:.M26];&quot;KVIT☻&quot;)+COUNTIF([.C26:.M26];&quot;U☻&quot;)" office:value-type="float" office:value="1">
            <text:p>1</text:p>
          </table:table-cell>
          <table:table-cell table:style-name="ce189" table:formula="of:=COUNTIF([.C26:.M26];&quot;☺&quot;)+COUNTIF([.C26:.M26];&quot;52☺&quot;)+COUNTIF([.C26:.M26];&quot;51☺&quot;)+COUNTIF([.C26:.M26];&quot;1☺&quot;)+COUNTIF([.C26:.M26];&quot;KVIT☺&quot;)+COUNTIF([.C26:.M26];&quot;U☺&quot;)" office:value-type="float" office:value="1">
            <text:p>1</text:p>
          </table:table-cell>
          <table:table-cell table:style-name="ce189" table:formula="of:=COUNTIF([.C26:.M26];&quot;51&quot;)+COUNTIF([.C26:.M26];&quot;51$&quot;)+COUNTIF([.C26:.M26];&quot;51☻&quot;)" office:value-type="float" office:value="1">
            <text:p>1</text:p>
          </table:table-cell>
          <table:table-cell table:style-name="ce189" table:formula="of:=COUNTIF([.C26:.M26];&quot;52&quot;)+COUNTIF([.C26:.M26];&quot;52$&quot;)+COUNTIF([.C26:.M26];&quot;52☻&quot;)" office:value-type="float" office:value="1">
            <text:p>1</text:p>
          </table:table-cell>
          <table:table-cell table:style-name="ce189" table:formula="of:=COUNTIF([.C26:.M26];&quot;51¶&quot;)" office:value-type="float" office:value="0">
            <text:p>0</text:p>
          </table:table-cell>
          <table:table-cell table:style-name="ce189" table:formula="of:=COUNTIF([.C26:.M26];&quot;52¶&quot;)" office:value-type="float" office:value="1">
            <text:p>1</text:p>
          </table:table-cell>
          <table:table-cell table:style-name="ce189" table:formula="of:=COUNTIF([.C26:.M26];&quot;U&quot;)+COUNTIF([.C26:.M26];&quot;U☻&quot;)+COUNTIF([.C26:.M26];&quot;U☺&quot;)" office:value-type="float" office:value="0">
            <text:p>0</text:p>
          </table:table-cell>
          <table:table-cell table:style-name="ce189" table:formula="of:=COUNTIF([.C26:.M26];&quot;KVIT&quot;)+COUNTIF([.C26:.M26];&quot;KVIT☻&quot;)+COUNTIF([.C26:.M26];&quot;kvit$&quot;)" office:value-type="float" office:value="2">
            <text:p>2</text:p>
          </table:table-cell>
          <table:table-cell table:style-name="ce190" table:formula="of:=COUNTBLANK([.C26:.M26])" office:value-type="float" office:value="0">
            <text:p>0</text:p>
          </table:table-cell>
          <table:table-cell table:style-name="ce191" table:formula="of:=COUNTIF([.C26:.M26];&quot;x&quot;)" office:value-type="float" office:value="0">
            <text:p>0</text:p>
          </table:table-cell>
          <table:table-cell table:style-name="ce192" table:formula="of:=COUNTIF([.C26:.M26];&quot;51&quot;)+COUNTIF([.C26:.M26];&quot;51☻&quot;)+COUNTIF([.C26:.M26];&quot;2&quot;)+COUNTIF([.C26:.M26];&quot;52&quot;)+COUNTIF([.C26:.M26];&quot;52☻&quot;)+COUNTIF([.C26:.M26];&quot;51$&quot;)+COUNTIF([.C26:.M26];&quot;52$&quot;)" office:value-type="float" office:value="2">
            <text:p>2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10-26">
            <text:p>26. okt 13</text:p>
          </table:table-cell>
          <table:table-cell table:style-name="ce183" table:formula="of:=TEXT([.A27];&quot;Ddd&quot;)" office:value-type="string" office:string-value="sob">
            <text:p>sob</text:p>
          </table:table-cell>
          <table:table-cell table:style-name="ce184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184" table:number-columns-repeated="3"/>
          <table:table-cell table:style-name="ce56" office:value-type="string">
            <text:p>POR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184" table:number-columns-repeated="3"/>
          <table:table-cell table:style-name="ce56" table:formula="of:=[$januar.$J$1]" office:value-type="string" office:string-value="DAN">
            <text:p>DAN</text:p>
          </table:table-cell>
          <table:table-cell table:style-name="ce56" table:formula="of:=[$januar.$H$1]" office:value-type="string" office:string-value="MIO">
            <text:p>MIO</text:p>
          </table:table-cell>
          <table:table-cell table:style-name="ce189" table:formula="of:=COUNTIF([.C27:.M27];&quot;☻&quot;)+COUNTIF([.C27:.M27];&quot;52☻&quot;)+COUNTIF([.C27:.M27];&quot;51☻&quot;)+COUNTIF([.C27:.M27];&quot;1☻&quot;)+COUNTIF([.C27:.M27];&quot;KVIT☻&quot;)+COUNTIF([.C27:.M27];&quot;U☻&quot;)" office:value-type="float" office:value="1">
            <text:p>1</text:p>
          </table:table-cell>
          <table:table-cell table:style-name="ce189" table:formula="of:=COUNTIF([.C27:.M27];&quot;☺&quot;)+COUNTIF([.C27:.M27];&quot;52☺&quot;)+COUNTIF([.C27:.M27];&quot;51☺&quot;)+COUNTIF([.C27:.M27];&quot;1☺&quot;)+COUNTIF([.C27:.M27];&quot;KVIT☺&quot;)+COUNTIF([.C27:.M27];&quot;U☺&quot;)" office:value-type="float" office:value="1">
            <text:p>1</text:p>
          </table:table-cell>
          <table:table-cell table:style-name="ce189" table:formula="of:=COUNTIF([.C27:.M27];&quot;51&quot;)+COUNTIF([.C27:.M27];&quot;51$&quot;)+COUNTIF([.C27:.M27];&quot;51☻&quot;)" office:value-type="float" office:value="0">
            <text:p>0</text:p>
          </table:table-cell>
          <table:table-cell table:style-name="ce189" table:formula="of:=COUNTIF([.C27:.M27];&quot;52&quot;)+COUNTIF([.C27:.M27];&quot;52$&quot;)+COUNTIF([.C27:.M27];&quot;52☻&quot;)" office:value-type="float" office:value="0">
            <text:p>0</text:p>
          </table:table-cell>
          <table:table-cell table:style-name="ce189" table:formula="of:=COUNTIF([.C27:.M27];&quot;51¶&quot;)" office:value-type="float" office:value="0">
            <text:p>0</text:p>
          </table:table-cell>
          <table:table-cell table:style-name="ce189" table:formula="of:=COUNTIF([.C27:.M27];&quot;52¶&quot;)" office:value-type="float" office:value="0">
            <text:p>0</text:p>
          </table:table-cell>
          <table:table-cell table:style-name="ce189" table:formula="of:=COUNTIF([.C27:.M27];&quot;U&quot;)+COUNTIF([.C27:.M27];&quot;U☻&quot;)+COUNTIF([.C27:.M27];&quot;U☺&quot;)" office:value-type="float" office:value="0">
            <text:p>0</text:p>
          </table:table-cell>
          <table:table-cell table:style-name="ce189" table:formula="of:=COUNTIF([.C27:.M27];&quot;KVIT&quot;)+COUNTIF([.C27:.M27];&quot;KVIT☻&quot;)+COUNTIF([.C27:.M27];&quot;kvit$&quot;)" office:value-type="float" office:value="0">
            <text:p>0</text:p>
          </table:table-cell>
          <table:table-cell table:style-name="ce190" table:formula="of:=COUNTBLANK([.C27:.M27])" office:value-type="float" office:value="8">
            <text:p>8</text:p>
          </table:table-cell>
          <table:table-cell table:style-name="ce191" table:formula="of:=COUNTIF([.C27:.M27];&quot;x&quot;)" office:value-type="float" office:value="0">
            <text:p>0</text:p>
          </table:table-cell>
          <table:table-cell table:style-name="ce192" table:formula="of:=COUNTIF([.C27:.M27];&quot;51&quot;)+COUNTIF([.C27:.M27];&quot;51☻&quot;)+COUNTIF([.C27:.M27];&quot;2&quot;)+COUNTIF([.C27:.M27];&quot;52&quot;)+COUNTIF([.C27:.M27];&quot;52☻&quot;)+COUNTIF([.C27:.M27];&quot;51$&quot;)+COUNTIF([.C27:.M27];&quot;52$&quot;)" office:value-type="float" office:value="0">
            <text:p>0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10-27">
            <text:p>27. okt 13</text:p>
          </table:table-cell>
          <table:table-cell table:style-name="ce183" table:formula="of:=TEXT([.A28];&quot;Ddd&quot;)" office:value-type="string" office:string-value="ned">
            <text:p>ned</text:p>
          </table:table-cell>
          <table:table-cell table:style-name="ce185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184"/>
          <table:table-cell table:style-name="ce185" table:number-columns-repeated="2"/>
          <table:table-cell table:style-name="ce56" office:value-type="string">
            <text:p>POR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185" table:number-columns-repeated="2"/>
          <table:table-cell table:style-name="ce184"/>
          <table:table-cell table:style-name="ce56" table:formula="of:=[$januar.$J$1]" office:value-type="string" office:string-value="DAN">
            <text:p>DAN</text:p>
          </table:table-cell>
          <table:table-cell table:style-name="ce56" table:formula="of:=[$januar.$H$1]" office:value-type="string" office:string-value="MIO">
            <text:p>MIO</text:p>
          </table:table-cell>
          <table:table-cell table:style-name="ce189" table:formula="of:=COUNTIF([.C28:.M28];&quot;☻&quot;)+COUNTIF([.C28:.M28];&quot;52☻&quot;)+COUNTIF([.C28:.M28];&quot;51☻&quot;)+COUNTIF([.C28:.M28];&quot;1☻&quot;)+COUNTIF([.C28:.M28];&quot;KVIT☻&quot;)+COUNTIF([.C28:.M28];&quot;U☻&quot;)" office:value-type="float" office:value="1">
            <text:p>1</text:p>
          </table:table-cell>
          <table:table-cell table:style-name="ce189" table:formula="of:=COUNTIF([.C28:.M28];&quot;☺&quot;)+COUNTIF([.C28:.M28];&quot;52☺&quot;)+COUNTIF([.C28:.M28];&quot;51☺&quot;)+COUNTIF([.C28:.M28];&quot;1☺&quot;)+COUNTIF([.C28:.M28];&quot;KVIT☺&quot;)+COUNTIF([.C28:.M28];&quot;U☺&quot;)" office:value-type="float" office:value="1">
            <text:p>1</text:p>
          </table:table-cell>
          <table:table-cell table:style-name="ce189" table:formula="of:=COUNTIF([.C28:.M28];&quot;51&quot;)+COUNTIF([.C28:.M28];&quot;51$&quot;)+COUNTIF([.C28:.M28];&quot;51☻&quot;)" office:value-type="float" office:value="0">
            <text:p>0</text:p>
          </table:table-cell>
          <table:table-cell table:style-name="ce189" table:formula="of:=COUNTIF([.C28:.M28];&quot;52&quot;)+COUNTIF([.C28:.M28];&quot;52$&quot;)+COUNTIF([.C28:.M28];&quot;52☻&quot;)" office:value-type="float" office:value="0">
            <text:p>0</text:p>
          </table:table-cell>
          <table:table-cell table:style-name="ce189" table:formula="of:=COUNTIF([.C28:.M28];&quot;51¶&quot;)" office:value-type="float" office:value="0">
            <text:p>0</text:p>
          </table:table-cell>
          <table:table-cell table:style-name="ce189" table:formula="of:=COUNTIF([.C28:.M28];&quot;52¶&quot;)" office:value-type="float" office:value="0">
            <text:p>0</text:p>
          </table:table-cell>
          <table:table-cell table:style-name="ce189" table:formula="of:=COUNTIF([.C28:.M28];&quot;U&quot;)+COUNTIF([.C28:.M28];&quot;U☻&quot;)+COUNTIF([.C28:.M28];&quot;U☺&quot;)" office:value-type="float" office:value="0">
            <text:p>0</text:p>
          </table:table-cell>
          <table:table-cell table:style-name="ce189" table:formula="of:=COUNTIF([.C28:.M28];&quot;KVIT&quot;)+COUNTIF([.C28:.M28];&quot;KVIT☻&quot;)+COUNTIF([.C28:.M28];&quot;kvit$&quot;)" office:value-type="float" office:value="0">
            <text:p>0</text:p>
          </table:table-cell>
          <table:table-cell table:style-name="ce190" table:formula="of:=COUNTBLANK([.C28:.M28])" office:value-type="float" office:value="8">
            <text:p>8</text:p>
          </table:table-cell>
          <table:table-cell table:style-name="ce191" table:formula="of:=COUNTIF([.C28:.M28];&quot;x&quot;)" office:value-type="float" office:value="0">
            <text:p>0</text:p>
          </table:table-cell>
          <table:table-cell table:style-name="ce192" table:formula="of:=COUNTIF([.C28:.M28];&quot;51&quot;)+COUNTIF([.C28:.M28];&quot;51☻&quot;)+COUNTIF([.C28:.M28];&quot;2&quot;)+COUNTIF([.C28:.M28];&quot;52&quot;)+COUNTIF([.C28:.M28];&quot;52☻&quot;)+COUNTIF([.C28:.M28];&quot;51$&quot;)+COUNTIF([.C28:.M28];&quot;52$&quot;)" office:value-type="float" office:value="0">
            <text:p>0</text:p>
          </table:table-cell>
          <table:table-cell table:style-name="ce75" table:formula="of:=[$'Vzorci vnosov'.$A$29]" office:value-type="string" office:string-value=".">
            <text:p>.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0-28">
            <text:p>28. okt 13</text:p>
          </table:table-cell>
          <table:table-cell table:style-name="ce182" table:formula="of:=TEXT([.A29];&quot;Ddd&quot;)" office:value-type="string" office:string-value="pon">
            <text:p>pon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9" office:value-type="string">
            <text:p>P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30" office:value-type="string">
            <office:annotation draw:style-name="gr1" draw:text-style-name="P1" svg:width="2.994cm" svg:height="1.416cm" svg:x="13.71cm" svg:y="19.178cm" draw:caption-point-x="-0.608cm" draw:caption-point-y="0.465cm">
              <dc:creator>MŠ</dc:creator>
              <dc:date>2013-12-23T00:00:00</dc:date>
              <text:p text:style-name="P1"><text:span text:style-name="T1">ne 20.10.</text:span></text:p>
            </office:annotation>
            <text:p>PIR</text:p>
          </table:table-cell>
          <table:table-cell table:style-name="ce33" table:formula="of:=[$januar.$C$1]" office:value-type="string" office:string-value="KOS">
            <text:p>KOS</text:p>
          </table:table-cell>
          <table:table-cell table:style-name="ce189" table:formula="of:=COUNTIF([.C29:.M29];&quot;☻&quot;)+COUNTIF([.C29:.M29];&quot;52☻&quot;)+COUNTIF([.C29:.M29];&quot;51☻&quot;)+COUNTIF([.C29:.M29];&quot;1☻&quot;)+COUNTIF([.C29:.M29];&quot;KVIT☻&quot;)+COUNTIF([.C29:.M29];&quot;U☻&quot;)" office:value-type="float" office:value="1">
            <text:p>1</text:p>
          </table:table-cell>
          <table:table-cell table:style-name="ce189" table:formula="of:=COUNTIF([.C29:.M29];&quot;☺&quot;)+COUNTIF([.C29:.M29];&quot;52☺&quot;)+COUNTIF([.C29:.M29];&quot;51☺&quot;)+COUNTIF([.C29:.M29];&quot;1☺&quot;)+COUNTIF([.C29:.M29];&quot;KVIT☺&quot;)+COUNTIF([.C29:.M29];&quot;U☺&quot;)" office:value-type="float" office:value="0">
            <text:p>0</text:p>
          </table:table-cell>
          <table:table-cell table:style-name="ce189" table:formula="of:=COUNTIF([.C29:.M29];&quot;51&quot;)+COUNTIF([.C29:.M29];&quot;51$&quot;)+COUNTIF([.C29:.M29];&quot;51☻&quot;)" office:value-type="float" office:value="1">
            <text:p>1</text:p>
          </table:table-cell>
          <table:table-cell table:style-name="ce189" table:formula="of:=COUNTIF([.C29:.M29];&quot;52&quot;)+COUNTIF([.C29:.M29];&quot;52$&quot;)+COUNTIF([.C29:.M29];&quot;52☻&quot;)" office:value-type="float" office:value="1">
            <text:p>1</text:p>
          </table:table-cell>
          <table:table-cell table:style-name="ce189" table:formula="of:=COUNTIF([.C29:.M29];&quot;51¶&quot;)" office:value-type="float" office:value="1">
            <text:p>1</text:p>
          </table:table-cell>
          <table:table-cell table:style-name="ce189" table:formula="of:=COUNTIF([.C29:.M29];&quot;52¶&quot;)" office:value-type="float" office:value="0">
            <text:p>0</text:p>
          </table:table-cell>
          <table:table-cell table:style-name="ce189" table:formula="of:=COUNTIF([.C29:.M29];&quot;U&quot;)+COUNTIF([.C29:.M29];&quot;U☻&quot;)+COUNTIF([.C29:.M29];&quot;U☺&quot;)" office:value-type="float" office:value="0">
            <text:p>0</text:p>
          </table:table-cell>
          <table:table-cell table:style-name="ce189" table:formula="of:=COUNTIF([.C29:.M29];&quot;KVIT&quot;)+COUNTIF([.C29:.M29];&quot;KVIT☻&quot;)+COUNTIF([.C29:.M29];&quot;kvit$&quot;)" office:value-type="float" office:value="2">
            <text:p>2</text:p>
          </table:table-cell>
          <table:table-cell table:style-name="ce190" table:formula="of:=COUNTBLANK([.C29:.M29])" office:value-type="float" office:value="0">
            <text:p>0</text:p>
          </table:table-cell>
          <table:table-cell table:style-name="ce191" table:formula="of:=COUNTIF([.C29:.M29];&quot;x&quot;)" office:value-type="float" office:value="2">
            <text:p>2</text:p>
          </table:table-cell>
          <table:table-cell table:style-name="ce192" table:formula="of:=COUNTIF([.C29:.M29];&quot;51&quot;)+COUNTIF([.C29:.M29];&quot;51☻&quot;)+COUNTIF([.C29:.M29];&quot;2&quot;)+COUNTIF([.C29:.M29];&quot;52&quot;)+COUNTIF([.C29:.M29];&quot;52☻&quot;)+COUNTIF([.C29:.M29];&quot;51$&quot;)+COUNTIF([.C29:.M29];&quot;52$&quot;)" office:value-type="float" office:value="2">
            <text:p>2</text:p>
          </table:table-cell>
          <table:table-cell table:style-name="ce75" table:formula="of:=[$'Vzorci vnosov'.$A$30]" office:value-type="string" office:string-value=".">
            <text:p>.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0-29">
            <text:p>29. okt 13</text:p>
          </table:table-cell>
          <table:table-cell table:style-name="ce182" table:formula="of:=TEXT([.A30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9" office:value-type="string">
            <text:p>POR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30" office:value-type="string">
            <office:annotation draw:style-name="gr1" draw:text-style-name="P1" svg:width="2.976cm" svg:height="2.621cm" svg:x="13.71cm" svg:y="19.43cm" draw:caption-point-x="-0.608cm" draw:caption-point-y="0.914cm">
              <dc:creator>MŠ</dc:creator>
              <dc:date>2013-12-23T00:00:00</dc:date>
              <text:p text:style-name="P1"><text:span text:style-name="T1">Septemper: zasedena sem vikenda od 13. - 15. 9. in od 27.9. do konca meseca.</text:span></text:p>
              <text:p text:style-name="P1"><text:span text:style-name="T1"/></text:p>
              <text:p text:style-name="P1"><text:span text:style-name="T1">Oktober: lahko sem dežurna le zadnji teden in sicer med 28.10 <text:s/>in <text:s/>31.10. </text:span></text:p>
              <text:p text:style-name="P1"><text:span text:style-name="T1"/></text:p>
              <text:p text:style-name="P1"><text:span text:style-name="T1"/></text:p>
            </office:annotation>
            <text:p>SKR</text:p>
          </table:table-cell>
          <table:table-cell table:style-name="ce33" table:formula="of:=[$januar.$C$1]" office:value-type="string" office:string-value="KOS">
            <text:p>KOS</text:p>
          </table:table-cell>
          <table:table-cell table:style-name="ce189" table:formula="of:=COUNTIF([.C30:.M30];&quot;☻&quot;)+COUNTIF([.C30:.M30];&quot;52☻&quot;)+COUNTIF([.C30:.M30];&quot;51☻&quot;)+COUNTIF([.C30:.M30];&quot;1☻&quot;)+COUNTIF([.C30:.M30];&quot;KVIT☻&quot;)+COUNTIF([.C30:.M30];&quot;U☻&quot;)" office:value-type="float" office:value="1">
            <text:p>1</text:p>
          </table:table-cell>
          <table:table-cell table:style-name="ce189" table:formula="of:=COUNTIF([.C30:.M30];&quot;☺&quot;)+COUNTIF([.C30:.M30];&quot;52☺&quot;)+COUNTIF([.C30:.M30];&quot;51☺&quot;)+COUNTIF([.C30:.M30];&quot;1☺&quot;)+COUNTIF([.C30:.M30];&quot;KVIT☺&quot;)+COUNTIF([.C30:.M30];&quot;U☺&quot;)" office:value-type="float" office:value="0">
            <text:p>0</text:p>
          </table:table-cell>
          <table:table-cell table:style-name="ce189" table:formula="of:=COUNTIF([.C30:.M30];&quot;51&quot;)+COUNTIF([.C30:.M30];&quot;51$&quot;)+COUNTIF([.C30:.M30];&quot;51☻&quot;)" office:value-type="float" office:value="1">
            <text:p>1</text:p>
          </table:table-cell>
          <table:table-cell table:style-name="ce189" table:formula="of:=COUNTIF([.C30:.M30];&quot;52&quot;)+COUNTIF([.C30:.M30];&quot;52$&quot;)+COUNTIF([.C30:.M30];&quot;52☻&quot;)" office:value-type="float" office:value="1">
            <text:p>1</text:p>
          </table:table-cell>
          <table:table-cell table:style-name="ce189" table:formula="of:=COUNTIF([.C30:.M30];&quot;51¶&quot;)" office:value-type="float" office:value="1">
            <text:p>1</text:p>
          </table:table-cell>
          <table:table-cell table:style-name="ce189" table:formula="of:=COUNTIF([.C30:.M30];&quot;52¶&quot;)" office:value-type="float" office:value="0">
            <text:p>0</text:p>
          </table:table-cell>
          <table:table-cell table:style-name="ce189" table:formula="of:=COUNTIF([.C30:.M30];&quot;U&quot;)+COUNTIF([.C30:.M30];&quot;U☻&quot;)+COUNTIF([.C30:.M30];&quot;U☺&quot;)" office:value-type="float" office:value="0">
            <text:p>0</text:p>
          </table:table-cell>
          <table:table-cell table:style-name="ce189" table:formula="of:=COUNTIF([.C30:.M30];&quot;KVIT&quot;)+COUNTIF([.C30:.M30];&quot;KVIT☻&quot;)+COUNTIF([.C30:.M30];&quot;kvit$&quot;)" office:value-type="float" office:value="2">
            <text:p>2</text:p>
          </table:table-cell>
          <table:table-cell table:style-name="ce190" table:formula="of:=COUNTBLANK([.C30:.M30])" office:value-type="float" office:value="0">
            <text:p>0</text:p>
          </table:table-cell>
          <table:table-cell table:style-name="ce191" table:formula="of:=COUNTIF([.C30:.M30];&quot;x&quot;)" office:value-type="float" office:value="1">
            <text:p>1</text:p>
          </table:table-cell>
          <table:table-cell table:style-name="ce192" table:formula="of:=COUNTIF([.C30:.M30];&quot;51&quot;)+COUNTIF([.C30:.M30];&quot;51☻&quot;)+COUNTIF([.C30:.M30];&quot;2&quot;)+COUNTIF([.C30:.M30];&quot;52&quot;)+COUNTIF([.C30:.M30];&quot;52☻&quot;)+COUNTIF([.C30:.M30];&quot;51$&quot;)+COUNTIF([.C30:.M30];&quot;52$&quot;)" office:value-type="float" office:value="2">
            <text:p>2</text:p>
          </table:table-cell>
          <table:table-cell table:number-columns-repeated="998"/>
        </table:table-row>
        <table:table-row table:style-name="ro8">
          <table:table-cell table:style-name="ce20" office:value-type="date" office:date-value="2013-10-30">
            <text:p>30. okt 13</text:p>
          </table:table-cell>
          <table:table-cell table:style-name="ce182" table:formula="of:=TEXT([.A31];&quot;Ddd&quot;)" office:value-type="string" office:string-value="sre">
            <text:p>sre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9" office:value-type="string">
            <text:p>POR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7" office:value-type="string">
            <office:annotation draw:style-name="gr1" draw:text-style-name="P1" svg:width="2.962cm" svg:height="1.003cm" svg:x="13.71cm" svg:y="20.58cm" draw:caption-point-x="-0.608cm" draw:caption-point-y="0.465cm">
              <dc:creator>MŠ</dc:creator>
              <dc:date>2013-12-23T00:00:00</dc:date>
              <text:p text:style-name="P1"><text:span text:style-name="T1">od 24.6. naprej bom doma</text:span></text:p>
            </office:annotation>
            <text:p>RAV</text:p>
          </table:table-cell>
          <table:table-cell table:style-name="ce33" table:formula="of:=[$januar.$C$1]" office:value-type="string" office:string-value="KOS">
            <text:p>KOS</text:p>
          </table:table-cell>
          <table:table-cell table:style-name="ce189" table:formula="of:=COUNTIF([.C31:.M31];&quot;☻&quot;)+COUNTIF([.C31:.M31];&quot;52☻&quot;)+COUNTIF([.C31:.M31];&quot;51☻&quot;)+COUNTIF([.C31:.M31];&quot;1☻&quot;)+COUNTIF([.C31:.M31];&quot;KVIT☻&quot;)+COUNTIF([.C31:.M31];&quot;U☻&quot;)" office:value-type="float" office:value="1">
            <text:p>1</text:p>
          </table:table-cell>
          <table:table-cell table:style-name="ce189" table:formula="of:=COUNTIF([.C31:.M31];&quot;☺&quot;)+COUNTIF([.C31:.M31];&quot;52☺&quot;)+COUNTIF([.C31:.M31];&quot;51☺&quot;)+COUNTIF([.C31:.M31];&quot;1☺&quot;)+COUNTIF([.C31:.M31];&quot;KVIT☺&quot;)+COUNTIF([.C31:.M31];&quot;U☺&quot;)" office:value-type="float" office:value="0">
            <text:p>0</text:p>
          </table:table-cell>
          <table:table-cell table:style-name="ce189" table:formula="of:=COUNTIF([.C31:.M31];&quot;51&quot;)+COUNTIF([.C31:.M31];&quot;51$&quot;)+COUNTIF([.C31:.M31];&quot;51☻&quot;)" office:value-type="float" office:value="1">
            <text:p>1</text:p>
          </table:table-cell>
          <table:table-cell table:style-name="ce189" table:formula="of:=COUNTIF([.C31:.M31];&quot;52&quot;)+COUNTIF([.C31:.M31];&quot;52$&quot;)+COUNTIF([.C31:.M31];&quot;52☻&quot;)" office:value-type="float" office:value="1">
            <text:p>1</text:p>
          </table:table-cell>
          <table:table-cell table:style-name="ce189" table:formula="of:=COUNTIF([.C31:.M31];&quot;51¶&quot;)" office:value-type="float" office:value="1">
            <text:p>1</text:p>
          </table:table-cell>
          <table:table-cell table:style-name="ce189" table:formula="of:=COUNTIF([.C31:.M31];&quot;52¶&quot;)" office:value-type="float" office:value="0">
            <text:p>0</text:p>
          </table:table-cell>
          <table:table-cell table:style-name="ce189" table:formula="of:=COUNTIF([.C31:.M31];&quot;U&quot;)+COUNTIF([.C31:.M31];&quot;U☻&quot;)+COUNTIF([.C31:.M31];&quot;U☺&quot;)" office:value-type="float" office:value="0">
            <text:p>0</text:p>
          </table:table-cell>
          <table:table-cell table:style-name="ce189" table:formula="of:=COUNTIF([.C31:.M31];&quot;KVIT&quot;)+COUNTIF([.C31:.M31];&quot;KVIT☻&quot;)+COUNTIF([.C31:.M31];&quot;kvit$&quot;)" office:value-type="float" office:value="3">
            <text:p>3</text:p>
          </table:table-cell>
          <table:table-cell table:style-name="ce190" table:formula="of:=COUNTBLANK([.C31:.M31])" office:value-type="float" office:value="0">
            <text:p>0</text:p>
          </table:table-cell>
          <table:table-cell table:style-name="ce191" table:formula="of:=COUNTIF([.C31:.M31];&quot;x&quot;)" office:value-type="float" office:value="1">
            <text:p>1</text:p>
          </table:table-cell>
          <table:table-cell table:style-name="ce192" table:formula="of:=COUNTIF([.C31:.M31];&quot;51&quot;)+COUNTIF([.C31:.M31];&quot;51☻&quot;)+COUNTIF([.C31:.M31];&quot;2&quot;)+COUNTIF([.C31:.M31];&quot;52&quot;)+COUNTIF([.C31:.M31];&quot;52☻&quot;)+COUNTIF([.C31:.M31];&quot;51$&quot;)+COUNTIF([.C31:.M31];&quot;52$&quot;)" office:value-type="float" office:value="2">
            <text:p>2</text:p>
          </table:table-cell>
          <table:table-cell table:number-columns-repeated="998"/>
        </table:table-row>
        <table:table-row table:style-name="ro8">
          <table:table-cell table:style-name="ce19" office:value-type="date" office:date-value="2013-10-31">
            <text:p>31. okt 13</text:p>
          </table:table-cell>
          <table:table-cell table:style-name="ce183" table:formula="of:=TEXT([.A32];&quot;Ddd&quot;)" office:value-type="string" office:string-value="čet">
            <text:p>čet</text:p>
          </table:table-cell>
          <table:table-cell table:style-name="ce187"/>
          <table:table-cell table:style-name="ce6" table:formula="of:=[$'Vzorci vnosov'.$A$14]" office:value-type="string" office:string-value="☻">
            <text:p>☻</text:p>
          </table:table-cell>
          <table:table-cell table:style-name="ce187"/>
          <table:table-cell table:style-name="ce184"/>
          <table:table-cell table:style-name="ce187" table:number-columns-repeated="2"/>
          <table:table-cell table:style-name="ce56" office:value-type="string">
            <text:p>POR</text:p>
          </table:table-cell>
          <table:table-cell table:style-name="ce187" table:number-columns-repeated="3"/>
          <table:table-cell table:style-name="ce184"/>
          <table:table-cell table:style-name="ce58" office:value-type="string">
            <office:annotation draw:style-name="gr1" draw:text-style-name="P1" svg:width="3.911cm" svg:height="1.352cm" svg:x="13.71cm" svg:y="21.279cm" draw:caption-point-x="-0.608cm" draw:caption-point-y="0.468cm">
              <dc:creator>MŠ</dc:creator>
              <dc:date>2013-12-23T00:00:00</dc:date>
              <text:p text:style-name="P1"><text:span text:style-name="T1"><text:s/></text:span><text:span text:style-name="T1">Dopust od 3-15. 10</text:span></text:p>
            </office:annotation>
            <text:p>GRY</text:p>
          </table:table-cell>
          <table:table-cell table:style-name="ce56" table:formula="of:=[$januar.$K$1]" office:value-type="string" office:string-value="MŠŠ">
            <text:p>MŠŠ</text:p>
          </table:table-cell>
          <table:table-cell table:style-name="ce189" table:formula="of:=COUNTIF([.C32:.M32];&quot;☻&quot;)+COUNTIF([.C32:.M32];&quot;52☻&quot;)+COUNTIF([.C32:.M32];&quot;51☻&quot;)+COUNTIF([.C32:.M32];&quot;1☻&quot;)+COUNTIF([.C32:.M32];&quot;KVIT☻&quot;)+COUNTIF([.C32:.M32];&quot;U☻&quot;)" office:value-type="float" office:value="1">
            <text:p>1</text:p>
          </table:table-cell>
          <table:table-cell table:style-name="ce189" table:formula="of:=COUNTIF([.C32:.M32];&quot;☺&quot;)+COUNTIF([.C32:.M32];&quot;52☺&quot;)+COUNTIF([.C32:.M32];&quot;51☺&quot;)+COUNTIF([.C32:.M32];&quot;1☺&quot;)+COUNTIF([.C32:.M32];&quot;KVIT☺&quot;)+COUNTIF([.C32:.M32];&quot;U☺&quot;)" office:value-type="float" office:value="0">
            <text:p>0</text:p>
          </table:table-cell>
          <table:table-cell table:style-name="ce189" table:formula="of:=COUNTIF([.C32:.M32];&quot;51&quot;)+COUNTIF([.C32:.M32];&quot;51$&quot;)+COUNTIF([.C32:.M32];&quot;51☻&quot;)" office:value-type="float" office:value="0">
            <text:p>0</text:p>
          </table:table-cell>
          <table:table-cell table:style-name="ce189" table:formula="of:=COUNTIF([.C32:.M32];&quot;52&quot;)+COUNTIF([.C32:.M32];&quot;52$&quot;)+COUNTIF([.C32:.M32];&quot;52☻&quot;)" office:value-type="float" office:value="0">
            <text:p>0</text:p>
          </table:table-cell>
          <table:table-cell table:style-name="ce189" table:formula="of:=COUNTIF([.C32:.M32];&quot;51¶&quot;)" office:value-type="float" office:value="0">
            <text:p>0</text:p>
          </table:table-cell>
          <table:table-cell table:style-name="ce189" table:formula="of:=COUNTIF([.C32:.M32];&quot;52¶&quot;)" office:value-type="float" office:value="0">
            <text:p>0</text:p>
          </table:table-cell>
          <table:table-cell table:style-name="ce189" table:formula="of:=COUNTIF([.C32:.M32];&quot;U&quot;)+COUNTIF([.C32:.M32];&quot;U☻&quot;)+COUNTIF([.C32:.M32];&quot;U☺&quot;)" office:value-type="float" office:value="0">
            <text:p>0</text:p>
          </table:table-cell>
          <table:table-cell table:style-name="ce189" table:formula="of:=COUNTIF([.C32:.M32];&quot;KVIT&quot;)+COUNTIF([.C32:.M32];&quot;KVIT☻&quot;)+COUNTIF([.C32:.M32];&quot;kvit$&quot;)" office:value-type="float" office:value="0">
            <text:p>0</text:p>
          </table:table-cell>
          <table:table-cell table:style-name="ce190" table:formula="of:=COUNTBLANK([.C32:.M32])" office:value-type="float" office:value="9">
            <text:p>9</text:p>
          </table:table-cell>
          <table:table-cell table:style-name="ce191" table:formula="of:=COUNTIF([.C32:.M32];&quot;x&quot;)" office:value-type="float" office:value="0">
            <text:p>0</text:p>
          </table:table-cell>
          <table:table-cell table:style-name="ce192" table:formula="of:=COUNTIF([.C32:.M32];&quot;51&quot;)+COUNTIF([.C32:.M32];&quot;51☻&quot;)+COUNTIF([.C32:.M32];&quot;2&quot;)+COUNTIF([.C32:.M32];&quot;52&quot;)+COUNTIF([.C32:.M32];&quot;52☻&quot;)+COUNTIF([.C32:.M32];&quot;51$&quot;)+COUNTIF([.C32:.M32];&quot;52$&quot;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9">
          <table:table-cell table:number-columns-repeated="2"/>
          <table:table-cell table:style-name="ce33" table:formula="of:=[$januar.$C$1]" office:value-type="string" office:string-value="KOS">
            <text:p>KOS</text:p>
          </table:table-cell>
          <table:table-cell table:style-name="ce33" table:formula="of:=[$januar.$D$1]" office:value-type="string" office:string-value="ŠOŠ">
            <text:p>ŠOŠ</text:p>
          </table:table-cell>
          <table:table-cell table:style-name="ce33" table:formula="of:=[$januar.$E$1]" office:value-type="string" office:string-value="PIN">
            <text:p>PIN</text:p>
          </table:table-cell>
          <table:table-cell table:style-name="ce33" table:formula="of:=[$januar.$F$1]" office:value-type="string" office:string-value="KON">
            <text:p>KON</text:p>
          </table:table-cell>
          <table:table-cell table:style-name="ce33" table:formula="of:=[$januar.$G$1]" office:value-type="string" office:string-value="ORO">
            <text:p>ORO</text:p>
          </table:table-cell>
          <table:table-cell table:style-name="ce33" table:formula="of:=[$januar.$H$1]" office:value-type="string" office:string-value="MIO">
            <text:p>MIO</text:p>
          </table:table-cell>
          <table:table-cell table:style-name="ce33" table:formula="of:=[$januar.$I$1]" office:value-type="string" office:string-value="BOŽ">
            <text:p>BOŽ</text:p>
          </table:table-cell>
          <table:table-cell table:style-name="ce33" table:formula="of:=[$januar.$J$1]" office:value-type="string" office:string-value="DAN">
            <text:p>DAN</text:p>
          </table:table-cell>
          <table:table-cell table:style-name="ce33" table:formula="of:=[$januar.$K$1]" office:value-type="string" office:string-value="MŠŠ">
            <text:p>MŠŠ</text:p>
          </table:table-cell>
          <table:table-cell table:style-name="ce33" table:formula="of:=[$januar.$L$1]" office:value-type="string" office:string-value="DRN">
            <text:p>DRN</text:p>
          </table:table-cell>
          <table:table-cell table:style-name="ce33" table:formula="of:=[$januar.$M$1]" office:value-type="string" office:string-value="TAL">
            <text:p>TAL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0">
          <table:table-cell/>
          <table:table-cell table:style-name="ce26" table:formula="of:=[$'Vzorci vnosov'.$A$20]" office:value-type="string" office:string-value="☺">
            <text:p>☺</text:p>
          </table:table-cell>
          <table:table-cell table:style-name="ce40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2">
            <text:p>2</text:p>
          </table:table-cell>
          <table:table-cell table:style-name="ce40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40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0">
            <text:p>0</text:p>
          </table:table-cell>
          <table:table-cell table:style-name="ce40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40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5">
            <text:p>5</text:p>
          </table:table-cell>
          <table:table-cell table:style-name="ce40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0">
            <text:p>0</text:p>
          </table:table-cell>
          <table:table-cell table:style-name="ce40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40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4">
            <text:p>4</text:p>
          </table:table-cell>
          <table:table-cell table:style-name="ce40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1">
            <text:p>1</text:p>
          </table:table-cell>
          <table:table-cell table:style-name="ce40"/>
          <table:table-cell table:style-name="ce40" table:formula="of:=COUNTIF([.M2:.M32];&quot;☺&quot;)+COUNTIF([.M2:.M32];&quot;51☺&quot;)+COUNTIF([.M2:.M32];&quot;52☺&quot;)+COUNTIF([.M2:.M32];&quot;1☺&quot;)+COUNTIF([.M2:.M32];&quot;kvit☺&quot;)+COUNTIF([.M2:.M32];&quot;U☺&quot;)" office:value-type="float" office:value="1">
            <text:p>1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8">
          <table:table-cell table:style-name="ce22"/>
          <table:table-cell table:style-name="ce2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6">
            <text:p>6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4">
            <text:p>4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2">
            <text:p>2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4">
            <text:p>4</text:p>
          </table:table-cell>
          <table:table-cell table:style-name="ce1"/>
          <table:table-cell table:style-name="ce1" table:formula="of:=COUNTIF([.M2:.M32];&quot;☻&quot;)+COUNTIF([.M2:.M32];&quot;51☻&quot;)+COUNTIF([.M2:.M32];&quot;52☻&quot;)+COUNTIF([.M2:.M32];&quot;1☻&quot;)+COUNTIF([.M2:.M32];&quot;kvit☻&quot;)+COUNTIF([.M2:.M32];&quot;U☻&quot;)" office:value-type="float" office:value="2">
            <text:p>2</text:p>
          </table:table-cell>
          <table:table-cell table:style-name="ce1"/>
          <table:table-cell table:style-name="ce6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8">
          <table:table-cell table:style-name="ce22"/>
          <table:table-cell table:style-name="ce27" office:value-type="string">
            <text:p>Σ</text:p>
          </table:table-cell>
          <table:table-cell table:style-name="ce41" table:formula="of:=SUM([.C35:.C36])" office:value-type="float" office:value="5">
            <text:p>5</text:p>
          </table:table-cell>
          <table:table-cell table:style-name="ce41" table:formula="of:=SUM([.D35:.D36])" office:value-type="float" office:value="6">
            <text:p>6</text:p>
          </table:table-cell>
          <table:table-cell table:style-name="ce41" table:formula="of:=SUM([.E35:.E36])" office:value-type="float" office:value="4">
            <text:p>4</text:p>
          </table:table-cell>
          <table:table-cell table:style-name="ce41" table:formula="of:=SUM([.F35:.F36])" office:value-type="float" office:value="4">
            <text:p>4</text:p>
          </table:table-cell>
          <table:table-cell table:style-name="ce41" table:formula="of:=SUM([.G35:.G36])" office:value-type="float" office:value="5">
            <text:p>5</text:p>
          </table:table-cell>
          <table:table-cell table:style-name="ce41" table:formula="of:=SUM([.H35:.H36])" office:value-type="float" office:value="0">
            <text:p>0</text:p>
          </table:table-cell>
          <table:table-cell table:style-name="ce41" table:formula="of:=SUM([.I35:.I36])" office:value-type="float" office:value="0">
            <text:p>0</text:p>
          </table:table-cell>
          <table:table-cell table:style-name="ce41" table:formula="of:=SUM([.J35:.J36])" office:value-type="float" office:value="6">
            <text:p>6</text:p>
          </table:table-cell>
          <table:table-cell table:style-name="ce41" table:formula="of:=SUM([.K35:.K36])" office:value-type="float" office:value="5">
            <text:p>5</text:p>
          </table:table-cell>
          <table:table-cell table:style-name="ce41"/>
          <table:table-cell table:style-name="ce41" table:formula="of:=SUM([.M35:.M36])" office:value-type="float" office:value="3">
            <text:p>3</text:p>
          </table:table-cell>
          <table:table-cell table:style-name="ce1"/>
          <table:table-cell table:style-name="ce6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8">
          <table:table-cell table:style-name="ce22"/>
          <table:table-cell table:style-name="ce28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4">
            <text:p>4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6">
            <text:p>6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7">
            <text:p>7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7">
            <text:p>7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2">
            <text:p>2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7">
            <text:p>7</text:p>
          </table:table-cell>
          <table:table-cell table:style-name="ce1"/>
          <table:table-cell table:style-name="ce1" table:formula="of:=COUNTIF([.M2:.M32];&quot;KVIT&quot;)+COUNTIF([.M2:.M32];&quot;51KVIT&quot;)+COUNTIF([.M2:.M32];&quot;52KVIT&quot;)+COUNTIF([.M2:.M32];&quot;1KVIT&quot;)" office:value-type="float" office:value="4">
            <text:p>4</text:p>
          </table:table-cell>
          <table:table-cell table:style-name="ce1" table:number-columns-repeated="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1">
          <table:table-cell table:style-name="ce22"/>
          <table:table-cell table:style-name="ce28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/>
          <table:table-cell table:style-name="ce1" table:formula="of:=COUNTIF([.M2:.M32];&quot;51$&quot;)+COUNTIF([.M2:.M32];&quot;52$&quot;)+COUNTIF([.M2:.M32];&quot;kvit$&quot;)" office:value-type="float" office:value="0">
            <text:p>0</text:p>
          </table:table-cell>
          <table:table-cell table:style-name="ce1" table:number-columns-repeated="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/>
          <table:table-cell table:style-name="ce77" table:number-columns-repeated="996"/>
        </table:table-row>
        <table:table-row table:style-name="ro1">
          <table:table-cell/>
          <table:table-cell table:style-name="ce29" table:formula="of:=[$'Vzorci vnosov'.$A$12]" office:value-type="string" office:string-value="D">
            <text:p>D</text:p>
          </table:table-cell>
          <table:table-cell table:style-name="ce42" table:formula="of:=COUNTIF([.C2:.C32];&quot;D&quot;)" office:value-type="float" office:value="2">
            <text:p>2</text:p>
          </table:table-cell>
          <table:table-cell table:style-name="ce42" table:formula="of:=COUNTIF([.D2:.D32];&quot;D&quot;)" office:value-type="float" office:value="0">
            <text:p>0</text:p>
          </table:table-cell>
          <table:table-cell table:style-name="ce42" table:formula="of:=COUNTIF([.E2:.E32];&quot;D&quot;)" office:value-type="float" office:value="5">
            <text:p>5</text:p>
          </table:table-cell>
          <table:table-cell table:style-name="ce42" table:formula="of:=COUNTIF([.F2:.F32];&quot;D&quot;)" office:value-type="float" office:value="4">
            <text:p>4</text:p>
          </table:table-cell>
          <table:table-cell table:style-name="ce42" table:formula="of:=COUNTIF([.G2:.G32];&quot;D&quot;)" office:value-type="float" office:value="0">
            <text:p>0</text:p>
          </table:table-cell>
          <table:table-cell table:style-name="ce42" table:formula="of:=COUNTIF([.H2:.H32];&quot;D&quot;)" office:value-type="float" office:value="7">
            <text:p>7</text:p>
          </table:table-cell>
          <table:table-cell table:style-name="ce42" table:formula="of:=COUNTIF([.I2:.I32];&quot;D&quot;)" office:value-type="float" office:value="0">
            <text:p>0</text:p>
          </table:table-cell>
          <table:table-cell table:style-name="ce42" table:formula="of:=COUNTIF([.J2:.J32];&quot;D&quot;)" office:value-type="float" office:value="4">
            <text:p>4</text:p>
          </table:table-cell>
          <table:table-cell table:style-name="ce42" table:formula="of:=COUNTIF([.K2:.K32];&quot;D&quot;)" office:value-type="float" office:value="1">
            <text:p>1</text:p>
          </table:table-cell>
          <table:table-cell table:style-name="ce42"/>
          <table:table-cell table:style-name="ce42" table:formula="of:=COUNTIF([.M2:.M32];&quot;D&quot;)" office:value-type="float" office:value="0">
            <text:p>0</text:p>
          </table:table-cell>
          <table:table-cell table:style-name="ce60" table:number-columns-repeated="2"/>
          <table:table-cell table:number-columns-repeated="11"/>
          <table:table-cell table:style-name="ce75"/>
          <table:table-cell table:number-columns-repeated="997"/>
        </table:table-row>
        <table:table-row table:style-name="ro1">
          <table:table-cell/>
          <table:table-cell table:style-name="ce29" table:formula="of:=[$'Vzorci vnosov'.$A$15]" office:value-type="string" office:string-value="SO">
            <text:p>SO</text:p>
          </table:table-cell>
          <table:table-cell table:style-name="ce42" table:formula="of:=COUNTIF([.C2:.C32];&quot;SO&quot;)" office:value-type="float" office:value="0">
            <text:p>0</text:p>
          </table:table-cell>
          <table:table-cell table:style-name="ce42" table:formula="of:=COUNTIF([.D2:.D32];&quot;SO&quot;)" office:value-type="float" office:value="1">
            <text:p>1</text:p>
          </table:table-cell>
          <table:table-cell table:style-name="ce42" table:formula="of:=COUNTIF([.E2:.E32];&quot;SO&quot;)" office:value-type="float" office:value="3">
            <text:p>3</text:p>
          </table:table-cell>
          <table:table-cell table:style-name="ce42" table:formula="of:=COUNTIF([.F2:.F32];&quot;SO&quot;)" office:value-type="float" office:value="0">
            <text:p>0</text:p>
          </table:table-cell>
          <table:table-cell table:style-name="ce42" table:formula="of:=COUNTIF([.G2:.G32];&quot;SO&quot;)" office:value-type="float" office:value="2">
            <text:p>2</text:p>
          </table:table-cell>
          <table:table-cell table:style-name="ce42" table:formula="of:=COUNTIF([.H2:.H32];&quot;SO&quot;)" office:value-type="float" office:value="0">
            <text:p>0</text:p>
          </table:table-cell>
          <table:table-cell table:style-name="ce42" table:formula="of:=COUNTIF([.I2:.I32];&quot;SO&quot;)" office:value-type="float" office:value="0">
            <text:p>0</text:p>
          </table:table-cell>
          <table:table-cell table:style-name="ce42" table:formula="of:=COUNTIF([.J2:.J32];&quot;SO&quot;)" office:value-type="float" office:value="0">
            <text:p>0</text:p>
          </table:table-cell>
          <table:table-cell table:style-name="ce42" table:formula="of:=COUNTIF([.K2:.K32];&quot;SO&quot;)" office:value-type="float" office:value="0">
            <text:p>0</text:p>
          </table:table-cell>
          <table:table-cell table:style-name="ce42"/>
          <table:table-cell table:style-name="ce42" table:formula="of:=COUNTIF([.M2:.M32];&quot;SO&quot;)" office:value-type="float" office:value="9">
            <text:p>9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0" table:formula="of:=[$'Vzorci vnosov'.$A$13]" office:value-type="string" office:string-value="BOL">
            <text:p>BOL</text:p>
          </table:table-cell>
          <table:table-cell table:style-name="ce42" table:formula="of:=COUNTIF([.C2:.C32];&quot;BOL&quot;)" office:value-type="float" office:value="0">
            <text:p>0</text:p>
          </table:table-cell>
          <table:table-cell table:style-name="ce42" table:formula="of:=COUNTIF([.D2:.D32];&quot;BOL&quot;)" office:value-type="float" office:value="0">
            <text:p>0</text:p>
          </table:table-cell>
          <table:table-cell table:style-name="ce42" table:formula="of:=COUNTIF([.E2:.E32];&quot;BOL&quot;)" office:value-type="float" office:value="0">
            <text:p>0</text:p>
          </table:table-cell>
          <table:table-cell table:style-name="ce42" table:formula="of:=COUNTIF([.F2:.F32];&quot;BOL&quot;)" office:value-type="float" office:value="0">
            <text:p>0</text:p>
          </table:table-cell>
          <table:table-cell table:style-name="ce42" table:formula="of:=COUNTIF([.G2:.G32];&quot;BOL&quot;)" office:value-type="float" office:value="0">
            <text:p>0</text:p>
          </table:table-cell>
          <table:table-cell table:style-name="ce42" table:formula="of:=COUNTIF([.H2:.H32];&quot;BOL&quot;)" office:value-type="float" office:value="0">
            <text:p>0</text:p>
          </table:table-cell>
          <table:table-cell table:style-name="ce42" table:formula="of:=COUNTIF([.I2:.I32];&quot;BOL&quot;)" office:value-type="float" office:value="0">
            <text:p>0</text:p>
          </table:table-cell>
          <table:table-cell table:style-name="ce42" table:formula="of:=COUNTIF([.J2:.J32];&quot;BOL&quot;)" office:value-type="float" office:value="0">
            <text:p>0</text:p>
          </table:table-cell>
          <table:table-cell table:style-name="ce42" table:formula="of:=COUNTIF([.K2:.K32];&quot;BOL&quot;)" office:value-type="float" office:value="0">
            <text:p>0</text:p>
          </table:table-cell>
          <table:table-cell table:style-name="ce42"/>
          <table:table-cell table:style-name="ce42" table:formula="of:=COUNTIF([.M2:.M32];&quot;BOL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1" table:formula="of:=[$'Vzorci vnosov'.$A$11]" office:value-type="string" office:string-value="X">
            <text:p>X</text:p>
          </table:table-cell>
          <table:table-cell table:style-name="ce42" table:formula="of:=COUNTIF([.C2:.C32];&quot;X&quot;)" office:value-type="float" office:value="4">
            <text:p>4</text:p>
          </table:table-cell>
          <table:table-cell table:style-name="ce42" table:formula="of:=COUNTIF([.D2:.D32];&quot;X&quot;)" office:value-type="float" office:value="1">
            <text:p>1</text:p>
          </table:table-cell>
          <table:table-cell table:style-name="ce42" table:formula="of:=COUNTIF([.E2:.E32];&quot;X&quot;)" office:value-type="float" office:value="2">
            <text:p>2</text:p>
          </table:table-cell>
          <table:table-cell table:style-name="ce42" table:formula="of:=COUNTIF([.F2:.F32];&quot;X&quot;)" office:value-type="float" office:value="3">
            <text:p>3</text:p>
          </table:table-cell>
          <table:table-cell table:style-name="ce42" table:formula="of:=COUNTIF([.G2:.G32];&quot;X&quot;)" office:value-type="float" office:value="0">
            <text:p>0</text:p>
          </table:table-cell>
          <table:table-cell table:style-name="ce42" table:formula="of:=COUNTIF([.H2:.H32];&quot;X&quot;)" office:value-type="float" office:value="0">
            <text:p>0</text:p>
          </table:table-cell>
          <table:table-cell table:style-name="ce42" table:formula="of:=COUNTIF([.I2:.I32];&quot;X&quot;)" office:value-type="float" office:value="0">
            <text:p>0</text:p>
          </table:table-cell>
          <table:table-cell table:style-name="ce42" table:formula="of:=COUNTIF([.J2:.J32];&quot;X&quot;)" office:value-type="float" office:value="4">
            <text:p>4</text:p>
          </table:table-cell>
          <table:table-cell table:style-name="ce42" table:formula="of:=COUNTIF([.K2:.K32];&quot;X&quot;)" office:value-type="float" office:value="4">
            <text:p>4</text:p>
          </table:table-cell>
          <table:table-cell table:style-name="ce42"/>
          <table:table-cell table:style-name="ce42" table:formula="of:=COUNTIF([.M2:.M32];&quot;X&quot;)" office:value-type="float" office:value="2">
            <text:p>2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2" office:value-type="string">
            <text:p>TX</text:p>
          </table:table-cell>
          <table:table-cell table:style-name="ce43" table:formula="of:=COUNTIF([.O2:.O32];&quot;KOS&quot;)" office:value-type="float" office:value="6">
            <text:p>6</text:p>
          </table:table-cell>
          <table:table-cell table:style-name="ce43" table:formula="of:=COUNTIF([.O2:.O32];&quot;ŠOŠ&quot;)" office:value-type="float" office:value="4">
            <text:p>4</text:p>
          </table:table-cell>
          <table:table-cell table:style-name="ce43" table:formula="of:=COUNTIF([.O2:.O32];&quot;PIN&quot;)" office:value-type="float" office:value="5">
            <text:p>5</text:p>
          </table:table-cell>
          <table:table-cell table:style-name="ce43" table:formula="of:=COUNTIF([.O2:.O32];&quot;KON&quot;)" office:value-type="float" office:value="3">
            <text:p>3</text:p>
          </table:table-cell>
          <table:table-cell table:style-name="ce43" table:formula="of:=COUNTIF([.O2:.O32];&quot;oro&quot;)" office:value-type="float" office:value="0">
            <text:p>0</text:p>
          </table:table-cell>
          <table:table-cell table:style-name="ce43" table:formula="of:=COUNTIF([.O2:.O32];&quot;AND&quot;)" office:value-type="float" office:value="0">
            <text:p>0</text:p>
          </table:table-cell>
          <table:table-cell table:style-name="ce43" table:formula="of:=COUNTIF([.O2:.O32];&quot;ROD&quot;)" office:value-type="float" office:value="0">
            <text:p>0</text:p>
          </table:table-cell>
          <table:table-cell table:style-name="ce43" table:formula="of:=COUNTIF([.O2:.O32];&quot;DAN&quot;)" office:value-type="float" office:value="4">
            <text:p>4</text:p>
          </table:table-cell>
          <table:table-cell table:style-name="ce43" table:formula="of:=COUNTIF([.O2:.O32];&quot;MŠŠ&quot;)" office:value-type="float" office:value="3">
            <text:p>3</text:p>
          </table:table-cell>
          <table:table-cell table:style-name="ce43"/>
          <table:table-cell table:style-name="ce43" table:formula="of:=COUNTIF([.O2:.O32];&quot;ŠTU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1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1">
            <text:p>1</text:p>
          </table:table-cell>
          <table:table-cell table:style-name="ce1" table:formula="of:=COUNTIF([.D2:.D32];&quot;51¶&quot;)+COUNTIF([.D2:.D32];&quot;52¶&quot;)+COUNTIF([.D2:.D32];&quot;kvit¶&quot;)" office:value-type="float" office:value="1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3">
            <text:p>3</text:p>
          </table:table-cell>
          <table:table-cell table:style-name="ce1" table:formula="of:=COUNTIF([.F2:.F32];&quot;51¶&quot;)+COUNTIF([.F2:.F32];&quot;52¶&quot;)+COUNTIF([.F2:.F32];&quot;kvit¶&quot;)" office:value-type="float" office:value="1">
            <text:p>1</text:p>
          </table:table-cell>
          <table:table-cell table:style-name="ce1" table:formula="of:=COUNTIF([.G2:.G32];&quot;51¶&quot;)+COUNTIF([.G2:.G32];&quot;52¶&quot;)+COUNTIF([.G2:.G32];&quot;kvit¶&quot;)" office:value-type="float" office:value="6">
            <text:p>6</text:p>
          </table:table-cell>
          <table:table-cell table:style-name="ce1" table:formula="of:=COUNTIF([.H2:.H32];&quot;51¶&quot;)+COUNTIF([.H2:.H32];&quot;52¶&quot;)+COUNTIF([.H2:.H32];&quot;kvit¶&quot;)" office:value-type="float" office:value="5">
            <text:p>5</text:p>
          </table:table-cell>
          <table:table-cell table:style-name="ce1" table:formula="of:=COUNTIF([.I2:.I32];&quot;51¶&quot;)+COUNTIF([.I2:.I32];&quot;52¶&quot;)+COUNTIF([.I2:.I32];&quot;kvit¶&quot;)" office:value-type="float" office:value="0">
            <text:p>0</text:p>
          </table:table-cell>
          <table:table-cell table:style-name="ce1" table:formula="of:=COUNTIF([.J2:.J32];&quot;51¶&quot;)+COUNTIF([.J2:.J32];&quot;52¶&quot;)+COUNTIF([.J2:.J32];&quot;kvit¶&quot;)" office:value-type="float" office:value="3">
            <text:p>3</text:p>
          </table:table-cell>
          <table:table-cell table:style-name="ce1" table:formula="of:=COUNTIF([.K2:.K32];&quot;51¶&quot;)+COUNTIF([.K2:.K32];&quot;52¶&quot;)+COUNTIF([.K2:.K32];&quot;kvit¶&quot;)" office:value-type="float" office:value="2">
            <text:p>2</text:p>
          </table:table-cell>
          <table:table-cell table:style-name="ce1"/>
          <table:table-cell table:style-name="ce1" table:formula="of:=COUNTIF([.M2:.M32];&quot;51¶&quot;)+COUNTIF([.M2:.M32];&quot;52¶&quot;)+COUNTIF([.M2:.M32];&quot;kvit¶&quot;)" office:value-type="float" office:value="1">
            <text:p>1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29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1">
            <text:p>1</text:p>
          </table:table-cell>
          <table:table-cell table:style-name="ce1" table:formula="of:=COUNTIF([.D2:.D32];&quot;U☺&quot;)+COUNTIF([.D2:.D32];&quot;U☻&quot;)+COUNTIF([.D2:.D32];&quot;U&quot;)" office:value-type="float" office:value="1">
            <text:p>1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1">
            <text:p>1</text:p>
          </table:table-cell>
          <table:table-cell table:style-name="ce1" table:formula="of:=COUNTIF([.G2:.G32];&quot;U☺&quot;)+COUNTIF([.G2:.G32];&quot;U☻&quot;)+COUNTIF([.G2:.G32];&quot;U&quot;)" office:value-type="float" office:value="1">
            <text:p>1</text:p>
          </table:table-cell>
          <table:table-cell table:style-name="ce1" table:formula="of:=COUNTIF([.H2:.H32];&quot;U☺&quot;)+COUNTIF([.H2:.H32];&quot;U☻&quot;)+COUNTIF([.H2:.H32];&quot;U&quot;)" office:value-type="float" office:value="3">
            <text:p>3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2">
            <text:p>2</text:p>
          </table:table-cell>
          <table:table-cell table:style-name="ce1" table:formula="of:=COUNTIF([.K2:.K32];&quot;U☺&quot;)+COUNTIF([.K2:.K32];&quot;U☻&quot;)+COUNTIF([.K2:.K32];&quot;U&quot;)" office:value-type="float" office:value="1">
            <text:p>1</text:p>
          </table:table-cell>
          <table:table-cell table:style-name="ce1"/>
          <table:table-cell table:style-name="ce1" table:formula="of:=COUNTIF([.M2:.M32];&quot;U☺&quot;)+COUNTIF([.M2:.M32];&quot;U☻&quot;)+COUNTIF([.M2:.M32];&quot;U&quot;)" office:value-type="float" office:value="3">
            <text:p>3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 table:number-rows-repeated="99">
          <table:table-cell table:number-columns-repeated="26"/>
          <table:table-cell table:style-name="ce75"/>
          <table:table-cell table:number-columns-repeated="997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ovember" table:style-name="ta12" table:print="false">
        <table:table-column table:style-name="co3" table:default-cell-style-name="ce21"/>
        <table:table-column table:style-name="co19" table:default-cell-style-name="ce21"/>
        <table:table-column table:style-name="co5" table:number-columns-repeated="6" table:default-cell-style-name="ce17"/>
        <table:table-column table:style-name="co28" table:default-cell-style-name="ce17"/>
        <table:table-column table:style-name="co5" table:number-columns-repeated="4" table:default-cell-style-name="ce17"/>
        <table:table-column table:style-name="co29" table:default-cell-style-name="ce17"/>
        <table:table-column table:style-name="co5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7" table:default-cell-style-name="ce17"/>
        <table:table-column table:style-name="co10" table:number-columns-repeated="4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" table:default-cell-style-name="ce76"/>
        <table:table-column table:style-name="co14" table:number-columns-repeated="230" table:default-cell-style-name="ce17"/>
        <table:table-column table:style-name="co14" table:number-columns-repeated="767" table:default-cell-style-name="Default"/>
        <table:table-row table:style-name="ro8">
          <table:table-cell table:style-name="ce18" office:value-type="string">
            <text:p>Datum</text:p>
          </table:table-cell>
          <table:table-cell table:style-name="ce23"/>
          <table:table-cell table:style-name="ce33" office:value-type="string">
            <text:p>KOS</text:p>
          </table:table-cell>
          <table:table-cell table:style-name="ce33" office:value-type="string">
            <text:p>ŠOŠ</text:p>
          </table:table-cell>
          <table:table-cell table:style-name="ce33" office:value-type="string">
            <text:p>PIN</text:p>
          </table:table-cell>
          <table:table-cell table:style-name="ce33" office:value-type="string">
            <text:p>KON</text:p>
          </table:table-cell>
          <table:table-cell table:style-name="ce33" office:value-type="string">
            <text:p>ORO</text:p>
          </table:table-cell>
          <table:table-cell table:style-name="ce33" office:value-type="string">
            <text:p>MIO</text:p>
          </table:table-cell>
          <table:table-cell table:style-name="ce33" office:value-type="string">
            <text:p>ŠTU</text:p>
          </table:table-cell>
          <table:table-cell table:style-name="ce33" office:value-type="string">
            <text:p>DAN</text:p>
          </table:table-cell>
          <table:table-cell table:style-name="ce33" office:value-type="string">
            <text:p>MŠŠ</text:p>
          </table:table-cell>
          <table:table-cell table:style-name="ce33" office:value-type="string">
            <text:p>ŽIV</text:p>
          </table:table-cell>
          <table:table-cell table:style-name="ce33" office:value-type="string">
            <text:p>TAL</text:p>
          </table:table-cell>
          <table:table-cell table:style-name="ce53" office:value-type="string">
            <text:p>ZUN</text:p>
          </table:table-cell>
          <table:table-cell table:style-name="ce61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65" office:value-type="string">
            <text:p>☺</text:p>
          </table:table-cell>
          <table:table-cell table:style-name="ce66" table:formula="of:=[$'Vzorci vnosov'.$A$4]" office:value-type="string" office:string-value="51">
            <text:p>51</text:p>
          </table:table-cell>
          <table:table-cell table:style-name="ce66" table:formula="of:=[$'Vzorci vnosov'.$A$5]" office:value-type="string" office:string-value="52">
            <text:p>52</text:p>
          </table:table-cell>
          <table:table-cell table:style-name="ce67" table:formula="of:=[$'Vzorci vnosov'.$A$25]" office:value-type="string" office:string-value="51¶">
            <text:p>51¶</text:p>
          </table:table-cell>
          <table:table-cell table:style-name="ce68" table:formula="of:=[$'Vzorci vnosov'.$A$26]" office:value-type="string" office:string-value="52¶">
            <text:p>52¶</text:p>
          </table:table-cell>
          <table:table-cell table:style-name="ce69" table:formula="of:=[$'Vzorci vnosov'.$A$8]" office:value-type="string" office:string-value="U">
            <text:p>U</text:p>
          </table:table-cell>
          <table:table-cell table:style-name="ce66" table:formula="of:=[$'Vzorci vnosov'.$A$6]" office:value-type="string" office:string-value="KVIT">
            <text:p>KVIT</text:p>
          </table:table-cell>
          <table:table-cell table:style-name="ce70" office:value-type="string">
            <text:p>Brez</text:p>
          </table:table-cell>
          <table:table-cell table:style-name="ce64" office:value-type="string">
            <text:p>X</text:p>
          </table:table-cell>
          <table:table-cell table:style-name="ce73" office:value-type="string">
            <text:p>Op</text:p>
          </table:table-cell>
          <table:table-cell table:style-name="ce75"/>
          <table:table-cell table:style-name="ce1" table:number-columns-repeated="997"/>
        </table:table-row>
        <table:table-row table:style-name="ro8">
          <table:table-cell table:style-name="ce19" office:value-type="date" office:date-value="2013-11-01">
            <text:p>1. nov 13</text:p>
          </table:table-cell>
          <table:table-cell table:style-name="ce193" table:formula="of:=TEXT([.A2];&quot;Ddd&quot;)" office:value-type="string" office:string-value="pet">
            <text:p>pet</text:p>
          </table:table-cell>
          <table:table-cell table:style-name="ce195" table:number-columns-repeated="6"/>
          <table:table-cell table:style-name="ce6" table:formula="of:=[$'Vzorci vnosov'.$A$14]" office:value-type="string" office:string-value="☻">
            <text:p>☻</text:p>
          </table:table-cell>
          <table:table-cell table:style-name="ce195" table:number-columns-repeated="3"/>
          <table:table-cell table:style-name="ce197"/>
          <table:table-cell table:style-name="ce54" office:value-type="string">
            <office:annotation draw:style-name="gr1" draw:text-style-name="P1" svg:width="2.965cm" svg:height="1.002cm" svg:x="13.64cm" svg:y="0.247cm" draw:caption-point-x="-0.608cm" draw:caption-point-y="0.465cm">
              <dc:creator>MŠ</dc:creator>
              <dc:date>2013-12-23T00:00:00</dc:date>
              <text:p text:style-name="P1"><text:span text:style-name="T1">od 24.6. naprej bom doma</text:span></text:p>
            </office:annotation>
            <text:p>RAV</text:p>
          </table:table-cell>
          <table:table-cell table:style-name="ce56" office:value-type="string">
            <text:p>ŠOŠ</text:p>
          </table:table-cell>
          <table:table-cell table:style-name="ce199" table:formula="of:=COUNTIF([.C2:.M2];&quot;☻&quot;)+COUNTIF([.C2:.M2];&quot;52☻&quot;)+COUNTIF([.C2:.M2];&quot;51☻&quot;)+COUNTIF([.C2:.M2];&quot;1☻&quot;)+COUNTIF([.C2:.M2];&quot;KVIT☻&quot;)+COUNTIF([.C2:.M2];&quot;U☻&quot;)" office:value-type="float" office:value="1">
            <text:p>1</text:p>
          </table:table-cell>
          <table:table-cell table:style-name="ce199" table:formula="of:=COUNTIF([.C2:.M2];&quot;☺&quot;)+COUNTIF([.C2:.M2];&quot;52☺&quot;)+COUNTIF([.C2:.M2];&quot;51☺&quot;)+COUNTIF([.C2:.M2];&quot;1☺&quot;)+COUNTIF([.C2:.M2];&quot;KVIT☺&quot;)+COUNTIF([.C2:.M2];&quot;U☺&quot;)" office:value-type="float" office:value="0">
            <text:p>0</text:p>
          </table:table-cell>
          <table:table-cell table:style-name="ce199" table:formula="of:=COUNTIF([.C2:.M2];&quot;51&quot;)+COUNTIF([.C2:.M2];&quot;51$&quot;)+COUNTIF([.C2:.M2];&quot;51☻&quot;)" office:value-type="float" office:value="0">
            <text:p>0</text:p>
          </table:table-cell>
          <table:table-cell table:style-name="ce199" table:formula="of:=COUNTIF([.C2:.M2];&quot;52&quot;)+COUNTIF([.C2:.M2];&quot;52$&quot;)+COUNTIF([.C2:.M2];&quot;52☻&quot;)" office:value-type="float" office:value="0">
            <text:p>0</text:p>
          </table:table-cell>
          <table:table-cell table:style-name="ce199" table:formula="of:=COUNTIF([.C2:.M2];&quot;51¶&quot;)" office:value-type="float" office:value="0">
            <text:p>0</text:p>
          </table:table-cell>
          <table:table-cell table:style-name="ce199" table:formula="of:=COUNTIF([.C2:.M2];&quot;52¶&quot;)" office:value-type="float" office:value="0">
            <text:p>0</text:p>
          </table:table-cell>
          <table:table-cell table:style-name="ce199" table:formula="of:=COUNTIF([.C2:.M2];&quot;U&quot;)+COUNTIF([.C2:.M2];&quot;U☻&quot;)+COUNTIF([.C2:.M2];&quot;U☺&quot;)" office:value-type="float" office:value="0">
            <text:p>0</text:p>
          </table:table-cell>
          <table:table-cell table:style-name="ce199" table:formula="of:=COUNTIF([.C2:.M2];&quot;KVIT&quot;)+COUNTIF([.C2:.M2];&quot;KVIT☻&quot;)+COUNTIF([.C2:.M2];&quot;kvit$&quot;)" office:value-type="float" office:value="0">
            <text:p>0</text:p>
          </table:table-cell>
          <table:table-cell table:style-name="ce200" table:formula="of:=COUNTBLANK([.C2:.M2])" office:value-type="float" office:value="10">
            <text:p>10</text:p>
          </table:table-cell>
          <table:table-cell table:style-name="ce201" table:formula="of:=COUNTIF([.C2:.M2];&quot;x&quot;)" office:value-type="float" office:value="0">
            <text:p>0</text:p>
          </table:table-cell>
          <table:table-cell table:style-name="ce202" table:formula="of:=COUNTIF([.C2:.M2];&quot;51&quot;)+COUNTIF([.C2:.M2];&quot;51☻&quot;)+COUNTIF([.C2:.M2];&quot;2&quot;)+COUNTIF([.C2:.M2];&quot;52&quot;)+COUNTIF([.C2:.M2];&quot;52☻&quot;)+COUNTIF([.C2:.M2];&quot;51$&quot;)+COUNTIF([.C2:.M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7"/>
        </table:table-row>
        <table:table-row table:style-name="ro8">
          <table:table-cell table:style-name="ce19" office:value-type="date" office:date-value="2013-11-02">
            <text:p>2. nov 13</text:p>
          </table:table-cell>
          <table:table-cell table:style-name="ce193" table:formula="of:=TEXT([.A3];&quot;Ddd&quot;)" office:value-type="string" office:string-value="sob">
            <text:p>sob</text:p>
          </table:table-cell>
          <table:table-cell table:style-name="ce196"/>
          <table:table-cell table:style-name="ce197" table:number-columns-repeated="5"/>
          <table:table-cell table:style-name="ce195"/>
          <table:table-cell table:style-name="ce6" table:formula="of:=[$'Vzorci vnosov'.$A$14]" office:value-type="string" office:string-value="☻">
            <text:p>☻</text:p>
          </table:table-cell>
          <table:table-cell table:style-name="ce197" table:number-columns-repeated="3"/>
          <table:table-cell table:style-name="ce58" office:value-type="string">
            <office:annotation draw:style-name="gr1" draw:text-style-name="P1" svg:width="3.935cm" svg:height="1.205cm" svg:x="13.642cm" svg:y="0.047cm" draw:caption-point-x="-0.61cm" draw:caption-point-y="1.366cm">
              <dc:creator>MŠ</dc:creator>
              <dc:date>2013-12-23T00:00:00</dc:date>
              <text:p text:style-name="P1"><text:span text:style-name="T1">dopust do15,16,17 nov.šola 28-30</text:span></text:p>
            </office:annotation>
            <text:p>GRY</text:p>
          </table:table-cell>
          <table:table-cell table:style-name="ce56" office:value-type="string">
            <text:p>ŠOŠ</text:p>
          </table:table-cell>
          <table:table-cell table:style-name="ce199" table:formula="of:=COUNTIF([.C3:.M3];&quot;☻&quot;)+COUNTIF([.C3:.M3];&quot;52☻&quot;)+COUNTIF([.C3:.M3];&quot;51☻&quot;)+COUNTIF([.C3:.M3];&quot;1☻&quot;)+COUNTIF([.C3:.M3];&quot;KVIT☻&quot;)+COUNTIF([.C3:.M3];&quot;U☻&quot;)" office:value-type="float" office:value="1">
            <text:p>1</text:p>
          </table:table-cell>
          <table:table-cell table:style-name="ce199" table:formula="of:=COUNTIF([.C3:.M3];&quot;☺&quot;)+COUNTIF([.C3:.M3];&quot;52☺&quot;)+COUNTIF([.C3:.M3];&quot;51☺&quot;)+COUNTIF([.C3:.M3];&quot;1☺&quot;)+COUNTIF([.C3:.M3];&quot;KVIT☺&quot;)+COUNTIF([.C3:.M3];&quot;U☺&quot;)" office:value-type="float" office:value="0">
            <text:p>0</text:p>
          </table:table-cell>
          <table:table-cell table:style-name="ce199" table:formula="of:=COUNTIF([.C3:.M3];&quot;51&quot;)+COUNTIF([.C3:.M3];&quot;51$&quot;)+COUNTIF([.C3:.M3];&quot;51☻&quot;)" office:value-type="float" office:value="0">
            <text:p>0</text:p>
          </table:table-cell>
          <table:table-cell table:style-name="ce199" table:formula="of:=COUNTIF([.C3:.M3];&quot;52&quot;)+COUNTIF([.C3:.M3];&quot;52$&quot;)+COUNTIF([.C3:.M3];&quot;52☻&quot;)" office:value-type="float" office:value="0">
            <text:p>0</text:p>
          </table:table-cell>
          <table:table-cell table:style-name="ce199" table:formula="of:=COUNTIF([.C3:.M3];&quot;51¶&quot;)" office:value-type="float" office:value="0">
            <text:p>0</text:p>
          </table:table-cell>
          <table:table-cell table:style-name="ce199" table:formula="of:=COUNTIF([.C3:.M3];&quot;52¶&quot;)" office:value-type="float" office:value="0">
            <text:p>0</text:p>
          </table:table-cell>
          <table:table-cell table:style-name="ce199" table:formula="of:=COUNTIF([.C3:.M3];&quot;U&quot;)+COUNTIF([.C3:.M3];&quot;U☻&quot;)+COUNTIF([.C3:.M3];&quot;U☺&quot;)" office:value-type="float" office:value="0">
            <text:p>0</text:p>
          </table:table-cell>
          <table:table-cell table:style-name="ce199" table:formula="of:=COUNTIF([.C3:.M3];&quot;KVIT&quot;)+COUNTIF([.C3:.M3];&quot;KVIT☻&quot;)+COUNTIF([.C3:.M3];&quot;kvit$&quot;)" office:value-type="float" office:value="0">
            <text:p>0</text:p>
          </table:table-cell>
          <table:table-cell table:style-name="ce200" table:formula="of:=COUNTBLANK([.C3:.M3])" office:value-type="float" office:value="10">
            <text:p>10</text:p>
          </table:table-cell>
          <table:table-cell table:style-name="ce201" table:formula="of:=COUNTIF([.C3:.M3];&quot;x&quot;)" office:value-type="float" office:value="0">
            <text:p>0</text:p>
          </table:table-cell>
          <table:table-cell table:style-name="ce202" table:formula="of:=COUNTIF([.C3:.M3];&quot;51&quot;)+COUNTIF([.C3:.M3];&quot;51☻&quot;)+COUNTIF([.C3:.M3];&quot;2&quot;)+COUNTIF([.C3:.M3];&quot;52&quot;)+COUNTIF([.C3:.M3];&quot;52☻&quot;)+COUNTIF([.C3:.M3];&quot;51$&quot;)+COUNTIF([.C3:.M3];&quot;52$&quot;)" office:value-type="float" office:value="0">
            <text:p>0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11-03">
            <text:p>3. nov 13</text:p>
          </table:table-cell>
          <table:table-cell table:style-name="ce193" table:formula="of:=TEXT([.A4];&quot;Ddd&quot;)" office:value-type="string" office:string-value="ned">
            <text:p>ned</text:p>
          </table:table-cell>
          <table:table-cell table:style-name="ce197"/>
          <table:table-cell table:style-name="ce196" table:number-columns-repeated="5"/>
          <table:table-cell table:style-name="ce195"/>
          <table:table-cell table:style-name="ce6" table:formula="of:=[$'Vzorci vnosov'.$A$14]" office:value-type="string" office:string-value="☻">
            <text:p>☻</text:p>
          </table:table-cell>
          <table:table-cell table:style-name="ce196" table:number-columns-repeated="2"/>
          <table:table-cell table:style-name="ce197"/>
          <table:table-cell table:style-name="ce129" office:value-type="string">
            <office:annotation draw:style-name="gr1" draw:text-style-name="P1" svg:width="2.928cm" svg:height="2.613cm" svg:x="13.642cm" svg:y="0.597cm" draw:caption-point-x="-0.61cm" draw:caption-point-y="1.517cm">
              <dc:creator>MŠ</dc:creator>
              <dc:date>2013-12-23T00:00:00</dc:date>
              <text:p text:style-name="P1"><text:span text:style-name="T1">ne morem dezurat vikenda od 8.-10.11. In 22.-24.11</text:span></text:p>
            </office:annotation>
            <text:p>SKR</text:p>
          </table:table-cell>
          <table:table-cell table:style-name="ce56" office:value-type="string">
            <text:p>ŠOŠ</text:p>
          </table:table-cell>
          <table:table-cell table:style-name="ce199" table:formula="of:=COUNTIF([.C4:.M4];&quot;☻&quot;)+COUNTIF([.C4:.M4];&quot;52☻&quot;)+COUNTIF([.C4:.M4];&quot;51☻&quot;)+COUNTIF([.C4:.M4];&quot;1☻&quot;)+COUNTIF([.C4:.M4];&quot;KVIT☻&quot;)+COUNTIF([.C4:.M4];&quot;U☻&quot;)" office:value-type="float" office:value="1">
            <text:p>1</text:p>
          </table:table-cell>
          <table:table-cell table:style-name="ce199" table:formula="of:=COUNTIF([.C4:.M4];&quot;☺&quot;)+COUNTIF([.C4:.M4];&quot;52☺&quot;)+COUNTIF([.C4:.M4];&quot;51☺&quot;)+COUNTIF([.C4:.M4];&quot;1☺&quot;)+COUNTIF([.C4:.M4];&quot;KVIT☺&quot;)+COUNTIF([.C4:.M4];&quot;U☺&quot;)" office:value-type="float" office:value="0">
            <text:p>0</text:p>
          </table:table-cell>
          <table:table-cell table:style-name="ce199" table:formula="of:=COUNTIF([.C4:.M4];&quot;51&quot;)+COUNTIF([.C4:.M4];&quot;51$&quot;)+COUNTIF([.C4:.M4];&quot;51☻&quot;)" office:value-type="float" office:value="0">
            <text:p>0</text:p>
          </table:table-cell>
          <table:table-cell table:style-name="ce199" table:formula="of:=COUNTIF([.C4:.M4];&quot;52&quot;)+COUNTIF([.C4:.M4];&quot;52$&quot;)+COUNTIF([.C4:.M4];&quot;52☻&quot;)" office:value-type="float" office:value="0">
            <text:p>0</text:p>
          </table:table-cell>
          <table:table-cell table:style-name="ce199" table:formula="of:=COUNTIF([.C4:.M4];&quot;51¶&quot;)" office:value-type="float" office:value="0">
            <text:p>0</text:p>
          </table:table-cell>
          <table:table-cell table:style-name="ce199" table:formula="of:=COUNTIF([.C4:.M4];&quot;52¶&quot;)" office:value-type="float" office:value="0">
            <text:p>0</text:p>
          </table:table-cell>
          <table:table-cell table:style-name="ce199" table:formula="of:=COUNTIF([.C4:.M4];&quot;U&quot;)+COUNTIF([.C4:.M4];&quot;U☻&quot;)+COUNTIF([.C4:.M4];&quot;U☺&quot;)" office:value-type="float" office:value="0">
            <text:p>0</text:p>
          </table:table-cell>
          <table:table-cell table:style-name="ce199" table:formula="of:=COUNTIF([.C4:.M4];&quot;KVIT&quot;)+COUNTIF([.C4:.M4];&quot;KVIT☻&quot;)+COUNTIF([.C4:.M4];&quot;kvit$&quot;)" office:value-type="float" office:value="0">
            <text:p>0</text:p>
          </table:table-cell>
          <table:table-cell table:style-name="ce200" table:formula="of:=COUNTBLANK([.C4:.M4])" office:value-type="float" office:value="10">
            <text:p>10</text:p>
          </table:table-cell>
          <table:table-cell table:style-name="ce201" table:formula="of:=COUNTIF([.C4:.M4];&quot;x&quot;)" office:value-type="float" office:value="0">
            <text:p>0</text:p>
          </table:table-cell>
          <table:table-cell table:style-name="ce202" table:formula="of:=COUNTIF([.C4:.M4];&quot;51&quot;)+COUNTIF([.C4:.M4];&quot;51☻&quot;)+COUNTIF([.C4:.M4];&quot;2&quot;)+COUNTIF([.C4:.M4];&quot;52&quot;)+COUNTIF([.C4:.M4];&quot;52☻&quot;)+COUNTIF([.C4:.M4];&quot;51$&quot;)+COUNTIF([.C4:.M4];&quot;52$&quot;)" office:value-type="float" office:value="0">
            <text:p>0</text:p>
          </table:table-cell>
          <table:table-cell table:style-name="ce3" table:formula="of:=[$'Vzorci vnosov'.$A$4]" office:value-type="string" office:string-value="51">
            <text:p>51</text:p>
          </table:table-cell>
          <table:table-cell/>
          <table:table-cell office:value-type="string">
            <office:annotation draw:style-name="gr1" draw:text-style-name="P1" svg:width="2.958cm" svg:height="1.007cm" svg:x="27.205cm" svg:y="0.603cm" draw:caption-point-x="-0.612cm" draw:caption-point-y="1.511cm">
              <dc:creator>MŠ</dc:creator>
              <dc:date>2013-12-23T00:00:00</dc:date>
              <text:p text:style-name="P1"><text:span text:style-name="T1">November: 11-13</text:span></text:p>
              <text:p text:style-name="P1"><text:span text:style-name="T1">December: 17-19</text:span></text:p>
            </office:annotation>
            <text:p>MISH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11-04">
            <text:p>4. nov 13</text:p>
          </table:table-cell>
          <table:table-cell table:style-name="ce194" table:formula="of:=TEXT([.A5];&quot;Ddd&quot;)" office:value-type="string" office:string-value="pon">
            <text:p>pon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30" office:value-type="string">
            <office:annotation draw:style-name="gr1" draw:text-style-name="P1" svg:width="3.009cm" svg:height="2.125cm" svg:x="13.64cm" svg:y="2.35cm" draw:caption-point-x="-0.608cm" draw:caption-point-y="0.465cm">
              <dc:creator>MŠ</dc:creator>
              <dc:date>2013-12-23T00:00:00</dc:date>
              <text:p text:style-name="P1"><text:span text:style-name="T1">ne bi bil dežuren 1., 2., in 3. <text:s/>in 29. in 30.</text:span></text:p>
            </office:annotation>
            <text:p>PIR</text:p>
          </table:table-cell>
          <table:table-cell table:style-name="ce33" office:value-type="string">
            <text:p>ŠOŠ</text:p>
          </table:table-cell>
          <table:table-cell table:style-name="ce199" table:formula="of:=COUNTIF([.C5:.M5];&quot;☻&quot;)+COUNTIF([.C5:.M5];&quot;52☻&quot;)+COUNTIF([.C5:.M5];&quot;51☻&quot;)+COUNTIF([.C5:.M5];&quot;1☻&quot;)+COUNTIF([.C5:.M5];&quot;KVIT☻&quot;)+COUNTIF([.C5:.M5];&quot;U☻&quot;)" office:value-type="float" office:value="1">
            <text:p>1</text:p>
          </table:table-cell>
          <table:table-cell table:style-name="ce199" table:formula="of:=COUNTIF([.C5:.M5];&quot;☺&quot;)+COUNTIF([.C5:.M5];&quot;52☺&quot;)+COUNTIF([.C5:.M5];&quot;51☺&quot;)+COUNTIF([.C5:.M5];&quot;1☺&quot;)+COUNTIF([.C5:.M5];&quot;KVIT☺&quot;)+COUNTIF([.C5:.M5];&quot;U☺&quot;)" office:value-type="float" office:value="0">
            <text:p>0</text:p>
          </table:table-cell>
          <table:table-cell table:style-name="ce199" table:formula="of:=COUNTIF([.C5:.M5];&quot;51&quot;)+COUNTIF([.C5:.M5];&quot;51$&quot;)+COUNTIF([.C5:.M5];&quot;51☻&quot;)" office:value-type="float" office:value="2">
            <text:p>2</text:p>
          </table:table-cell>
          <table:table-cell table:style-name="ce199" table:formula="of:=COUNTIF([.C5:.M5];&quot;52&quot;)+COUNTIF([.C5:.M5];&quot;52$&quot;)+COUNTIF([.C5:.M5];&quot;52☻&quot;)" office:value-type="float" office:value="1">
            <text:p>1</text:p>
          </table:table-cell>
          <table:table-cell table:style-name="ce199" table:formula="of:=COUNTIF([.C5:.M5];&quot;51¶&quot;)" office:value-type="float" office:value="1">
            <text:p>1</text:p>
          </table:table-cell>
          <table:table-cell table:style-name="ce199" table:formula="of:=COUNTIF([.C5:.M5];&quot;52¶&quot;)" office:value-type="float" office:value="1">
            <text:p>1</text:p>
          </table:table-cell>
          <table:table-cell table:style-name="ce199" table:formula="of:=COUNTIF([.C5:.M5];&quot;U&quot;)+COUNTIF([.C5:.M5];&quot;U☻&quot;)+COUNTIF([.C5:.M5];&quot;U☺&quot;)" office:value-type="float" office:value="1">
            <text:p>1</text:p>
          </table:table-cell>
          <table:table-cell table:style-name="ce199" table:formula="of:=COUNTIF([.C5:.M5];&quot;KVIT&quot;)+COUNTIF([.C5:.M5];&quot;KVIT☻&quot;)+COUNTIF([.C5:.M5];&quot;kvit$&quot;)" office:value-type="float" office:value="2">
            <text:p>2</text:p>
          </table:table-cell>
          <table:table-cell table:style-name="ce200" table:formula="of:=COUNTBLANK([.C5:.M5])" office:value-type="float" office:value="0">
            <text:p>0</text:p>
          </table:table-cell>
          <table:table-cell table:style-name="ce201" table:formula="of:=COUNTIF([.C5:.M5];&quot;x&quot;)" office:value-type="float" office:value="1">
            <text:p>1</text:p>
          </table:table-cell>
          <table:table-cell table:style-name="ce202" table:formula="of:=COUNTIF([.C5:.M5];&quot;51&quot;)+COUNTIF([.C5:.M5];&quot;51☻&quot;)+COUNTIF([.C5:.M5];&quot;2&quot;)+COUNTIF([.C5:.M5];&quot;52&quot;)+COUNTIF([.C5:.M5];&quot;52☻&quot;)+COUNTIF([.C5:.M5];&quot;51$&quot;)+COUNTIF([.C5:.M5];&quot;52$&quot;)" office:value-type="float" office:value="3">
            <text:p>3</text:p>
          </table:table-cell>
          <table:table-cell table:style-name="ce3" table:formula="of:=[$'Vzorci vnosov'.$A$5]" office:value-type="string" office:string-value="52">
            <text:p>52</text:p>
          </table:table-cell>
          <table:table-cell/>
          <table:table-cell table:style-name="ce57">
            <office:annotation draw:style-name="gr1" draw:text-style-name="P1" svg:width="2.816cm" svg:height="0.608cm" svg:x="27.145cm" svg:y="2.347cm" draw:caption-point-x="-0.552cm" draw:caption-point-y="0.468cm">
              <dc:creator>MŠ</dc:creator>
              <dc:date>2013-12-23T00:00:00</dc:date>
              <text:p text:style-name="P1"><text:span text:style-name="T1">Ne od 3-16</text:span></text:p>
            </office:annotation>
          </table:table-cell>
          <table:table-cell table:number-columns-repeated="995"/>
        </table:table-row>
        <table:table-row table:style-name="ro8">
          <table:table-cell table:style-name="ce20" office:value-type="date" office:date-value="2013-11-05">
            <text:p>5. nov 13</text:p>
          </table:table-cell>
          <table:table-cell table:style-name="ce194" table:formula="of:=TEXT([.A6];&quot;Ddd&quot;)" office:value-type="string" office:string-value="tor">
            <text:p>t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76" office:value-type="string">
            <office:annotation draw:style-name="gr1" draw:text-style-name="P1" svg:width="2.911cm" svg:height="1.008cm" svg:x="13.64cm" svg:y="1.999cm" draw:caption-point-x="-0.608cm" draw:caption-point-y="1.517cm">
              <dc:creator>MŠ</dc:creator>
              <dc:date>2013-12-23T00:00:00</dc:date>
              <text:p text:style-name="P1"><text:span text:style-name="T1">Lahko dežurna 15,16,21,22</text:span></text:p>
            </office:annotation>
            <text:p>FIL</text:p>
          </table:table-cell>
          <table:table-cell table:style-name="ce33" office:value-type="string">
            <text:p>ŠOŠ</text:p>
          </table:table-cell>
          <table:table-cell table:style-name="ce199" table:formula="of:=COUNTIF([.C6:.M6];&quot;☻&quot;)+COUNTIF([.C6:.M6];&quot;52☻&quot;)+COUNTIF([.C6:.M6];&quot;51☻&quot;)+COUNTIF([.C6:.M6];&quot;1☻&quot;)+COUNTIF([.C6:.M6];&quot;KVIT☻&quot;)+COUNTIF([.C6:.M6];&quot;U☻&quot;)" office:value-type="float" office:value="0">
            <text:p>0</text:p>
          </table:table-cell>
          <table:table-cell table:style-name="ce199" table:formula="of:=COUNTIF([.C6:.M6];&quot;☺&quot;)+COUNTIF([.C6:.M6];&quot;52☺&quot;)+COUNTIF([.C6:.M6];&quot;51☺&quot;)+COUNTIF([.C6:.M6];&quot;1☺&quot;)+COUNTIF([.C6:.M6];&quot;KVIT☺&quot;)+COUNTIF([.C6:.M6];&quot;U☺&quot;)" office:value-type="float" office:value="1">
            <text:p>1</text:p>
          </table:table-cell>
          <table:table-cell table:style-name="ce199" table:formula="of:=COUNTIF([.C6:.M6];&quot;51&quot;)+COUNTIF([.C6:.M6];&quot;51$&quot;)+COUNTIF([.C6:.M6];&quot;51☻&quot;)" office:value-type="float" office:value="2">
            <text:p>2</text:p>
          </table:table-cell>
          <table:table-cell table:style-name="ce199" table:formula="of:=COUNTIF([.C6:.M6];&quot;52&quot;)+COUNTIF([.C6:.M6];&quot;52$&quot;)+COUNTIF([.C6:.M6];&quot;52☻&quot;)" office:value-type="float" office:value="1">
            <text:p>1</text:p>
          </table:table-cell>
          <table:table-cell table:style-name="ce199" table:formula="of:=COUNTIF([.C6:.M6];&quot;51¶&quot;)" office:value-type="float" office:value="1">
            <text:p>1</text:p>
          </table:table-cell>
          <table:table-cell table:style-name="ce199" table:formula="of:=COUNTIF([.C6:.M6];&quot;52¶&quot;)" office:value-type="float" office:value="0">
            <text:p>0</text:p>
          </table:table-cell>
          <table:table-cell table:style-name="ce199" table:formula="of:=COUNTIF([.C6:.M6];&quot;U&quot;)+COUNTIF([.C6:.M6];&quot;U☻&quot;)+COUNTIF([.C6:.M6];&quot;U☺&quot;)" office:value-type="float" office:value="1">
            <text:p>1</text:p>
          </table:table-cell>
          <table:table-cell table:style-name="ce199" table:formula="of:=COUNTIF([.C6:.M6];&quot;KVIT&quot;)+COUNTIF([.C6:.M6];&quot;KVIT☻&quot;)+COUNTIF([.C6:.M6];&quot;kvit$&quot;)" office:value-type="float" office:value="1">
            <text:p>1</text:p>
          </table:table-cell>
          <table:table-cell table:style-name="ce200" table:formula="of:=COUNTBLANK([.C6:.M6])" office:value-type="float" office:value="0">
            <text:p>0</text:p>
          </table:table-cell>
          <table:table-cell table:style-name="ce201" table:formula="of:=COUNTIF([.C6:.M6];&quot;x&quot;)" office:value-type="float" office:value="1">
            <text:p>1</text:p>
          </table:table-cell>
          <table:table-cell table:style-name="ce202" table:formula="of:=COUNTIF([.C6:.M6];&quot;51&quot;)+COUNTIF([.C6:.M6];&quot;51☻&quot;)+COUNTIF([.C6:.M6];&quot;2&quot;)+COUNTIF([.C6:.M6];&quot;52&quot;)+COUNTIF([.C6:.M6];&quot;52☻&quot;)+COUNTIF([.C6:.M6];&quot;51$&quot;)+COUNTIF([.C6:.M6];&quot;52$&quot;)" office:value-type="float" office:value="3">
            <text:p>3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1-06">
            <text:p>6. nov 13</text:p>
          </table:table-cell>
          <table:table-cell table:style-name="ce194" table:formula="of:=TEXT([.A7];&quot;Ddd&quot;)" office:value-type="string" office:string-value="sre">
            <text:p>sre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130" office:value-type="string">
            <office:annotation draw:style-name="gr1" draw:text-style-name="P1" svg:width="2.928cm" svg:height="2.612cm" svg:x="13.642cm" svg:y="2.701cm" draw:caption-point-x="-0.61cm" draw:caption-point-y="1.516cm">
              <dc:creator>MŠ</dc:creator>
              <dc:date>2013-12-23T00:00:00</dc:date>
              <text:p text:style-name="P1"><text:span text:style-name="T1">ne morem dezurat vikenda od 8.-10.11. In 22.-24.11</text:span></text:p>
            </office:annotation>
            <text:p>SKR</text:p>
          </table:table-cell>
          <table:table-cell table:style-name="ce33" office:value-type="string">
            <text:p>ŠOŠ</text:p>
          </table:table-cell>
          <table:table-cell table:style-name="ce199" table:formula="of:=COUNTIF([.C7:.M7];&quot;☻&quot;)+COUNTIF([.C7:.M7];&quot;52☻&quot;)+COUNTIF([.C7:.M7];&quot;51☻&quot;)+COUNTIF([.C7:.M7];&quot;1☻&quot;)+COUNTIF([.C7:.M7];&quot;KVIT☻&quot;)+COUNTIF([.C7:.M7];&quot;U☻&quot;)" office:value-type="float" office:value="1">
            <text:p>1</text:p>
          </table:table-cell>
          <table:table-cell table:style-name="ce199" table:formula="of:=COUNTIF([.C7:.M7];&quot;☺&quot;)+COUNTIF([.C7:.M7];&quot;52☺&quot;)+COUNTIF([.C7:.M7];&quot;51☺&quot;)+COUNTIF([.C7:.M7];&quot;1☺&quot;)+COUNTIF([.C7:.M7];&quot;KVIT☺&quot;)+COUNTIF([.C7:.M7];&quot;U☺&quot;)" office:value-type="float" office:value="0">
            <text:p>0</text:p>
          </table:table-cell>
          <table:table-cell table:style-name="ce199" table:formula="of:=COUNTIF([.C7:.M7];&quot;51&quot;)+COUNTIF([.C7:.M7];&quot;51$&quot;)+COUNTIF([.C7:.M7];&quot;51☻&quot;)" office:value-type="float" office:value="2">
            <text:p>2</text:p>
          </table:table-cell>
          <table:table-cell table:style-name="ce199" table:formula="of:=COUNTIF([.C7:.M7];&quot;52&quot;)+COUNTIF([.C7:.M7];&quot;52$&quot;)+COUNTIF([.C7:.M7];&quot;52☻&quot;)" office:value-type="float" office:value="1">
            <text:p>1</text:p>
          </table:table-cell>
          <table:table-cell table:style-name="ce199" table:formula="of:=COUNTIF([.C7:.M7];&quot;51¶&quot;)" office:value-type="float" office:value="1">
            <text:p>1</text:p>
          </table:table-cell>
          <table:table-cell table:style-name="ce199" table:formula="of:=COUNTIF([.C7:.M7];&quot;52¶&quot;)" office:value-type="float" office:value="0">
            <text:p>0</text:p>
          </table:table-cell>
          <table:table-cell table:style-name="ce199" table:formula="of:=COUNTIF([.C7:.M7];&quot;U&quot;)+COUNTIF([.C7:.M7];&quot;U☻&quot;)+COUNTIF([.C7:.M7];&quot;U☺&quot;)" office:value-type="float" office:value="1">
            <text:p>1</text:p>
          </table:table-cell>
          <table:table-cell table:style-name="ce199" table:formula="of:=COUNTIF([.C7:.M7];&quot;KVIT&quot;)+COUNTIF([.C7:.M7];&quot;KVIT☻&quot;)+COUNTIF([.C7:.M7];&quot;kvit$&quot;)" office:value-type="float" office:value="2">
            <text:p>2</text:p>
          </table:table-cell>
          <table:table-cell table:style-name="ce200" table:formula="of:=COUNTBLANK([.C7:.M7])" office:value-type="float" office:value="0">
            <text:p>0</text:p>
          </table:table-cell>
          <table:table-cell table:style-name="ce201" table:formula="of:=COUNTIF([.C7:.M7];&quot;x&quot;)" office:value-type="float" office:value="1">
            <text:p>1</text:p>
          </table:table-cell>
          <table:table-cell table:style-name="ce202" table:formula="of:=COUNTIF([.C7:.M7];&quot;51&quot;)+COUNTIF([.C7:.M7];&quot;51☻&quot;)+COUNTIF([.C7:.M7];&quot;2&quot;)+COUNTIF([.C7:.M7];&quot;52&quot;)+COUNTIF([.C7:.M7];&quot;52☻&quot;)+COUNTIF([.C7:.M7];&quot;51$&quot;)+COUNTIF([.C7:.M7];&quot;52$&quot;)" office:value-type="float" office:value="3">
            <text:p>3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/>
          <table:table-cell table:style-name="ce33" office:value-type="string">
            <text:p>ŽIV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11-07">
            <text:p>7. nov 13</text:p>
          </table:table-cell>
          <table:table-cell table:style-name="ce194" table:formula="of:=TEXT([.A8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45" office:value-type="string">
            <text:p>MF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5" office:value-type="string">
            <text:p>MIR</text:p>
          </table:table-cell>
          <table:table-cell table:style-name="ce33" office:value-type="string">
            <text:p>DAN</text:p>
          </table:table-cell>
          <table:table-cell table:style-name="ce199" table:formula="of:=COUNTIF([.C8:.M8];&quot;☻&quot;)+COUNTIF([.C8:.M8];&quot;52☻&quot;)+COUNTIF([.C8:.M8];&quot;51☻&quot;)+COUNTIF([.C8:.M8];&quot;1☻&quot;)+COUNTIF([.C8:.M8];&quot;KVIT☻&quot;)+COUNTIF([.C8:.M8];&quot;U☻&quot;)" office:value-type="float" office:value="1">
            <text:p>1</text:p>
          </table:table-cell>
          <table:table-cell table:style-name="ce199" table:formula="of:=COUNTIF([.C8:.M8];&quot;☺&quot;)+COUNTIF([.C8:.M8];&quot;52☺&quot;)+COUNTIF([.C8:.M8];&quot;51☺&quot;)+COUNTIF([.C8:.M8];&quot;1☺&quot;)+COUNTIF([.C8:.M8];&quot;KVIT☺&quot;)+COUNTIF([.C8:.M8];&quot;U☺&quot;)" office:value-type="float" office:value="0">
            <text:p>0</text:p>
          </table:table-cell>
          <table:table-cell table:style-name="ce199" table:formula="of:=COUNTIF([.C8:.M8];&quot;51&quot;)+COUNTIF([.C8:.M8];&quot;51$&quot;)+COUNTIF([.C8:.M8];&quot;51☻&quot;)" office:value-type="float" office:value="2">
            <text:p>2</text:p>
          </table:table-cell>
          <table:table-cell table:style-name="ce199" table:formula="of:=COUNTIF([.C8:.M8];&quot;52&quot;)+COUNTIF([.C8:.M8];&quot;52$&quot;)+COUNTIF([.C8:.M8];&quot;52☻&quot;)" office:value-type="float" office:value="0">
            <text:p>0</text:p>
          </table:table-cell>
          <table:table-cell table:style-name="ce199" table:formula="of:=COUNTIF([.C8:.M8];&quot;51¶&quot;)" office:value-type="float" office:value="1">
            <text:p>1</text:p>
          </table:table-cell>
          <table:table-cell table:style-name="ce199" table:formula="of:=COUNTIF([.C8:.M8];&quot;52¶&quot;)" office:value-type="float" office:value="0">
            <text:p>0</text:p>
          </table:table-cell>
          <table:table-cell table:style-name="ce199" table:formula="of:=COUNTIF([.C8:.M8];&quot;U&quot;)+COUNTIF([.C8:.M8];&quot;U☻&quot;)+COUNTIF([.C8:.M8];&quot;U☺&quot;)" office:value-type="float" office:value="1">
            <text:p>1</text:p>
          </table:table-cell>
          <table:table-cell table:style-name="ce199" table:formula="of:=COUNTIF([.C8:.M8];&quot;KVIT&quot;)+COUNTIF([.C8:.M8];&quot;KVIT☻&quot;)+COUNTIF([.C8:.M8];&quot;kvit$&quot;)" office:value-type="float" office:value="2">
            <text:p>2</text:p>
          </table:table-cell>
          <table:table-cell table:style-name="ce200" table:formula="of:=COUNTBLANK([.C8:.M8])" office:value-type="float" office:value="0">
            <text:p>0</text:p>
          </table:table-cell>
          <table:table-cell table:style-name="ce201" table:formula="of:=COUNTIF([.C8:.M8];&quot;x&quot;)" office:value-type="float" office:value="1">
            <text:p>1</text:p>
          </table:table-cell>
          <table:table-cell table:style-name="ce202" table:formula="of:=COUNTIF([.C8:.M8];&quot;51&quot;)+COUNTIF([.C8:.M8];&quot;51☻&quot;)+COUNTIF([.C8:.M8];&quot;2&quot;)+COUNTIF([.C8:.M8];&quot;52&quot;)+COUNTIF([.C8:.M8];&quot;52☻&quot;)+COUNTIF([.C8:.M8];&quot;51$&quot;)+COUNTIF([.C8:.M8];&quot;52$&quot;)" office:value-type="float" office:value="2">
            <text:p>2</text:p>
          </table:table-cell>
          <table:table-cell table:style-name="ce3" table:formula="of:=[$'Vzorci vnosov'.$A$8]" office:value-type="string" office:string-value="U">
            <text:p>U</text:p>
          </table:table-cell>
          <table:table-cell/>
          <table:table-cell table:style-name="ce130" office:value-type="string">
            <office:annotation draw:style-name="gr1" draw:text-style-name="P1" svg:width="2.958cm" svg:height="2.613cm" svg:x="27.205cm" svg:y="3.402cm" draw:caption-point-x="-0.612cm" draw:caption-point-y="1.517cm">
              <dc:creator>MŠ</dc:creator>
              <dc:date>2013-12-23T00:00:00</dc:date>
              <text:p text:style-name="P1"><text:span text:style-name="T1">ne morem dezurat vikenda od 8.-10.11. In 22.-24.11</text:span></text:p>
            </office:annotation>
            <text:p>SKR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11-08">
            <text:p>8. nov 13</text:p>
          </table:table-cell>
          <table:table-cell table:style-name="ce194" table:formula="of:=TEXT([.A9];&quot;Ddd&quot;)" office:value-type="string" office:string-value="pet">
            <text:p>p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9" table:formula="of:=[$januar.$L$1]" office:value-type="string" office:string-value="DRN">
            <text:p>DRN</text:p>
          </table:table-cell>
          <table:table-cell table:style-name="ce33" office:value-type="string">
            <text:p>DAN</text:p>
          </table:table-cell>
          <table:table-cell table:style-name="ce199" table:formula="of:=COUNTIF([.C9:.M9];&quot;☻&quot;)+COUNTIF([.C9:.M9];&quot;52☻&quot;)+COUNTIF([.C9:.M9];&quot;51☻&quot;)+COUNTIF([.C9:.M9];&quot;1☻&quot;)+COUNTIF([.C9:.M9];&quot;KVIT☻&quot;)+COUNTIF([.C9:.M9];&quot;U☻&quot;)" office:value-type="float" office:value="1">
            <text:p>1</text:p>
          </table:table-cell>
          <table:table-cell table:style-name="ce199" table:formula="of:=COUNTIF([.C9:.M9];&quot;☺&quot;)+COUNTIF([.C9:.M9];&quot;52☺&quot;)+COUNTIF([.C9:.M9];&quot;51☺&quot;)+COUNTIF([.C9:.M9];&quot;1☺&quot;)+COUNTIF([.C9:.M9];&quot;KVIT☺&quot;)+COUNTIF([.C9:.M9];&quot;U☺&quot;)" office:value-type="float" office:value="0">
            <text:p>0</text:p>
          </table:table-cell>
          <table:table-cell table:style-name="ce199" table:formula="of:=COUNTIF([.C9:.M9];&quot;51&quot;)+COUNTIF([.C9:.M9];&quot;51$&quot;)+COUNTIF([.C9:.M9];&quot;51☻&quot;)" office:value-type="float" office:value="2">
            <text:p>2</text:p>
          </table:table-cell>
          <table:table-cell table:style-name="ce199" table:formula="of:=COUNTIF([.C9:.M9];&quot;52&quot;)+COUNTIF([.C9:.M9];&quot;52$&quot;)+COUNTIF([.C9:.M9];&quot;52☻&quot;)" office:value-type="float" office:value="1">
            <text:p>1</text:p>
          </table:table-cell>
          <table:table-cell table:style-name="ce199" table:formula="of:=COUNTIF([.C9:.M9];&quot;51¶&quot;)" office:value-type="float" office:value="0">
            <text:p>0</text:p>
          </table:table-cell>
          <table:table-cell table:style-name="ce199" table:formula="of:=COUNTIF([.C9:.M9];&quot;52¶&quot;)" office:value-type="float" office:value="1">
            <text:p>1</text:p>
          </table:table-cell>
          <table:table-cell table:style-name="ce199" table:formula="of:=COUNTIF([.C9:.M9];&quot;U&quot;)+COUNTIF([.C9:.M9];&quot;U☻&quot;)+COUNTIF([.C9:.M9];&quot;U☺&quot;)" office:value-type="float" office:value="1">
            <text:p>1</text:p>
          </table:table-cell>
          <table:table-cell table:style-name="ce199" table:formula="of:=COUNTIF([.C9:.M9];&quot;KVIT&quot;)+COUNTIF([.C9:.M9];&quot;KVIT☻&quot;)+COUNTIF([.C9:.M9];&quot;kvit$&quot;)" office:value-type="float" office:value="2">
            <text:p>2</text:p>
          </table:table-cell>
          <table:table-cell table:style-name="ce200" table:formula="of:=COUNTBLANK([.C9:.M9])" office:value-type="float" office:value="0">
            <text:p>0</text:p>
          </table:table-cell>
          <table:table-cell table:style-name="ce201" table:formula="of:=COUNTIF([.C9:.M9];&quot;x&quot;)" office:value-type="float" office:value="1">
            <text:p>1</text:p>
          </table:table-cell>
          <table:table-cell table:style-name="ce202" table:formula="of:=COUNTIF([.C9:.M9];&quot;51&quot;)+COUNTIF([.C9:.M9];&quot;51☻&quot;)+COUNTIF([.C9:.M9];&quot;2&quot;)+COUNTIF([.C9:.M9];&quot;52&quot;)+COUNTIF([.C9:.M9];&quot;52☻&quot;)+COUNTIF([.C9:.M9];&quot;51$&quot;)+COUNTIF([.C9:.M9];&quot;52$&quot;)" office:value-type="float" office:value="3">
            <text:p>3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/>
          <table:table-cell table:style-name="ce59" office:value-type="string">
            <office:annotation draw:style-name="gr1" draw:text-style-name="P1" svg:width="4.03cm" svg:height="1.207cm" svg:x="27.205cm" svg:y="4.106cm" draw:caption-point-x="-0.612cm" draw:caption-point-y="1.514cm">
              <dc:creator>MŠ</dc:creator>
              <dc:date>2013-12-23T00:00:00</dc:date>
              <text:p text:style-name="P1"><text:span text:style-name="T1">dopust do15,16,17 nov.šola 28-30</text:span></text:p>
            </office:annotation>
            <text:p>GRY</text:p>
          </table:table-cell>
          <table:table-cell table:number-columns-repeated="995"/>
        </table:table-row>
        <table:table-row table:style-name="ro8">
          <table:table-cell table:style-name="ce19" office:value-type="date" office:date-value="2013-11-09">
            <text:p>9. nov 13</text:p>
          </table:table-cell>
          <table:table-cell table:style-name="ce193" table:formula="of:=TEXT([.A10];&quot;Ddd&quot;)" office:value-type="string" office:string-value="sob">
            <text:p>sob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197"/>
          <table:table-cell table:style-name="ce6" table:formula="of:=[$'Vzorci vnosov'.$A$14]" office:value-type="string" office:string-value="☻">
            <text:p>☻</text:p>
          </table:table-cell>
          <table:table-cell table:style-name="ce197" table:number-columns-repeated="8"/>
          <table:table-cell table:style-name="ce56" office:value-type="string">
            <text:p>KOS</text:p>
          </table:table-cell>
          <table:table-cell table:style-name="ce56" office:value-type="string">
            <text:p>DAN</text:p>
          </table:table-cell>
          <table:table-cell table:style-name="ce199" table:formula="of:=COUNTIF([.C10:.M10];&quot;☻&quot;)+COUNTIF([.C10:.M10];&quot;52☻&quot;)+COUNTIF([.C10:.M10];&quot;51☻&quot;)+COUNTIF([.C10:.M10];&quot;1☻&quot;)+COUNTIF([.C10:.M10];&quot;KVIT☻&quot;)+COUNTIF([.C10:.M10];&quot;U☻&quot;)" office:value-type="float" office:value="1">
            <text:p>1</text:p>
          </table:table-cell>
          <table:table-cell table:style-name="ce199" table:formula="of:=COUNTIF([.C10:.M10];&quot;☺&quot;)+COUNTIF([.C10:.M10];&quot;52☺&quot;)+COUNTIF([.C10:.M10];&quot;51☺&quot;)+COUNTIF([.C10:.M10];&quot;1☺&quot;)+COUNTIF([.C10:.M10];&quot;KVIT☺&quot;)+COUNTIF([.C10:.M10];&quot;U☺&quot;)" office:value-type="float" office:value="1">
            <text:p>1</text:p>
          </table:table-cell>
          <table:table-cell table:style-name="ce199" table:formula="of:=COUNTIF([.C10:.M10];&quot;51&quot;)+COUNTIF([.C10:.M10];&quot;51$&quot;)+COUNTIF([.C10:.M10];&quot;51☻&quot;)" office:value-type="float" office:value="0">
            <text:p>0</text:p>
          </table:table-cell>
          <table:table-cell table:style-name="ce199" table:formula="of:=COUNTIF([.C10:.M10];&quot;52&quot;)+COUNTIF([.C10:.M10];&quot;52$&quot;)+COUNTIF([.C10:.M10];&quot;52☻&quot;)" office:value-type="float" office:value="0">
            <text:p>0</text:p>
          </table:table-cell>
          <table:table-cell table:style-name="ce199" table:formula="of:=COUNTIF([.C10:.M10];&quot;51¶&quot;)" office:value-type="float" office:value="0">
            <text:p>0</text:p>
          </table:table-cell>
          <table:table-cell table:style-name="ce199" table:formula="of:=COUNTIF([.C10:.M10];&quot;52¶&quot;)" office:value-type="float" office:value="0">
            <text:p>0</text:p>
          </table:table-cell>
          <table:table-cell table:style-name="ce199" table:formula="of:=COUNTIF([.C10:.M10];&quot;U&quot;)+COUNTIF([.C10:.M10];&quot;U☻&quot;)+COUNTIF([.C10:.M10];&quot;U☺&quot;)" office:value-type="float" office:value="0">
            <text:p>0</text:p>
          </table:table-cell>
          <table:table-cell table:style-name="ce199" table:formula="of:=COUNTIF([.C10:.M10];&quot;KVIT&quot;)+COUNTIF([.C10:.M10];&quot;KVIT☻&quot;)+COUNTIF([.C10:.M10];&quot;kvit$&quot;)" office:value-type="float" office:value="0">
            <text:p>0</text:p>
          </table:table-cell>
          <table:table-cell table:style-name="ce200" table:formula="of:=COUNTBLANK([.C10:.M10])" office:value-type="float" office:value="9">
            <text:p>9</text:p>
          </table:table-cell>
          <table:table-cell table:style-name="ce201" table:formula="of:=COUNTIF([.C10:.M10];&quot;x&quot;)" office:value-type="float" office:value="0">
            <text:p>0</text:p>
          </table:table-cell>
          <table:table-cell table:style-name="ce202" table:formula="of:=COUNTIF([.C10:.M10];&quot;51&quot;)+COUNTIF([.C10:.M10];&quot;51☻&quot;)+COUNTIF([.C10:.M10];&quot;2&quot;)+COUNTIF([.C10:.M10];&quot;52&quot;)+COUNTIF([.C10:.M10];&quot;52☻&quot;)+COUNTIF([.C10:.M10];&quot;51$&quot;)+COUNTIF([.C10:.M10];&quot;52$&quot;)" office:value-type="float" office:value="0">
            <text:p>0</text:p>
          </table:table-cell>
          <table:table-cell table:style-name="ce5" table:formula="of:=[$'Vzorci vnosov'.$A$11]" office:value-type="string" office:string-value="X">
            <text:p>X</text:p>
          </table:table-cell>
          <table:table-cell/>
          <table:table-cell table:style-name="ce39" office:value-type="string">
            <office:annotation draw:style-name="gr1" draw:text-style-name="P1" svg:width="2.958cm" svg:height="4.634cm" svg:x="27.205cm" svg:y="4.81cm" draw:caption-point-x="-0.612cm" draw:caption-point-y="1.511cm">
              <dc:creator>MŠ</dc:creator>
              <dc:date>2013-12-23T00:00:00</dc:date>
              <text:p text:style-name="P1"><text:span text:style-name="T1"><text:s/></text:span><text:span text:style-name="T1">Lahko sem 1.11.</text:span></text:p>
              <text:p text:style-name="P1"><text:span text:style-name="T1">Prosim, da nisem pop ali dez 6.11. in ob cetrtkih.</text:span></text:p>
              <text:p text:style-name="P1"><text:span text:style-name="T1">Zelo bi pa potrebovala dezurno v pon 25.11., sicer pa 3-4 dezurne.</text:span></text:p>
            </office:annotation>
            <text:p>ŠT/SK</text:p>
          </table:table-cell>
          <table:table-cell table:number-columns-repeated="995"/>
        </table:table-row>
        <table:table-row table:style-name="ro8">
          <table:table-cell table:style-name="ce19" office:value-type="date" office:date-value="2013-11-10">
            <text:p>10. nov 13</text:p>
          </table:table-cell>
          <table:table-cell table:style-name="ce193" table:formula="of:=TEXT([.A11];&quot;Ddd&quot;)" office:value-type="string" office:string-value="ned">
            <text:p>ned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style-name="ce196"/>
          <table:table-cell table:style-name="ce6" table:formula="of:=[$'Vzorci vnosov'.$A$14]" office:value-type="string" office:string-value="☻">
            <text:p>☻</text:p>
          </table:table-cell>
          <table:table-cell table:style-name="ce196" table:number-columns-repeated="3"/>
          <table:table-cell table:style-name="ce197"/>
          <table:table-cell table:style-name="ce196"/>
          <table:table-cell table:style-name="ce197"/>
          <table:table-cell table:style-name="ce196"/>
          <table:table-cell table:style-name="ce197"/>
          <table:table-cell table:style-name="ce56" office:value-type="string">
            <text:p>KOS</text:p>
          </table:table-cell>
          <table:table-cell table:style-name="ce56" office:value-type="string">
            <text:p>DAN</text:p>
          </table:table-cell>
          <table:table-cell table:style-name="ce199" table:formula="of:=COUNTIF([.C11:.M11];&quot;☻&quot;)+COUNTIF([.C11:.M11];&quot;52☻&quot;)+COUNTIF([.C11:.M11];&quot;51☻&quot;)+COUNTIF([.C11:.M11];&quot;1☻&quot;)+COUNTIF([.C11:.M11];&quot;KVIT☻&quot;)+COUNTIF([.C11:.M11];&quot;U☻&quot;)" office:value-type="float" office:value="1">
            <text:p>1</text:p>
          </table:table-cell>
          <table:table-cell table:style-name="ce199" table:formula="of:=COUNTIF([.C11:.M11];&quot;☺&quot;)+COUNTIF([.C11:.M11];&quot;52☺&quot;)+COUNTIF([.C11:.M11];&quot;51☺&quot;)+COUNTIF([.C11:.M11];&quot;1☺&quot;)+COUNTIF([.C11:.M11];&quot;KVIT☺&quot;)+COUNTIF([.C11:.M11];&quot;U☺&quot;)" office:value-type="float" office:value="1">
            <text:p>1</text:p>
          </table:table-cell>
          <table:table-cell table:style-name="ce199" table:formula="of:=COUNTIF([.C11:.M11];&quot;51&quot;)+COUNTIF([.C11:.M11];&quot;51$&quot;)+COUNTIF([.C11:.M11];&quot;51☻&quot;)" office:value-type="float" office:value="0">
            <text:p>0</text:p>
          </table:table-cell>
          <table:table-cell table:style-name="ce199" table:formula="of:=COUNTIF([.C11:.M11];&quot;52&quot;)+COUNTIF([.C11:.M11];&quot;52$&quot;)+COUNTIF([.C11:.M11];&quot;52☻&quot;)" office:value-type="float" office:value="0">
            <text:p>0</text:p>
          </table:table-cell>
          <table:table-cell table:style-name="ce199" table:formula="of:=COUNTIF([.C11:.M11];&quot;51¶&quot;)" office:value-type="float" office:value="0">
            <text:p>0</text:p>
          </table:table-cell>
          <table:table-cell table:style-name="ce199" table:formula="of:=COUNTIF([.C11:.M11];&quot;52¶&quot;)" office:value-type="float" office:value="0">
            <text:p>0</text:p>
          </table:table-cell>
          <table:table-cell table:style-name="ce199" table:formula="of:=COUNTIF([.C11:.M11];&quot;U&quot;)+COUNTIF([.C11:.M11];&quot;U☻&quot;)+COUNTIF([.C11:.M11];&quot;U☺&quot;)" office:value-type="float" office:value="0">
            <text:p>0</text:p>
          </table:table-cell>
          <table:table-cell table:style-name="ce199" table:formula="of:=COUNTIF([.C11:.M11];&quot;KVIT&quot;)+COUNTIF([.C11:.M11];&quot;KVIT☻&quot;)+COUNTIF([.C11:.M11];&quot;kvit$&quot;)" office:value-type="float" office:value="0">
            <text:p>0</text:p>
          </table:table-cell>
          <table:table-cell table:style-name="ce200" table:formula="of:=COUNTBLANK([.C11:.M11])" office:value-type="float" office:value="9">
            <text:p>9</text:p>
          </table:table-cell>
          <table:table-cell table:style-name="ce201" table:formula="of:=COUNTIF([.C11:.M11];&quot;x&quot;)" office:value-type="float" office:value="0">
            <text:p>0</text:p>
          </table:table-cell>
          <table:table-cell table:style-name="ce202" table:formula="of:=COUNTIF([.C11:.M11];&quot;51&quot;)+COUNTIF([.C11:.M11];&quot;51☻&quot;)+COUNTIF([.C11:.M11];&quot;2&quot;)+COUNTIF([.C11:.M11];&quot;52&quot;)+COUNTIF([.C11:.M11];&quot;52☻&quot;)+COUNTIF([.C11:.M11];&quot;51$&quot;)+COUNTIF([.C11:.M11];&quot;52$&quot;)" office:value-type="float" office:value="0">
            <text:p>0</text:p>
          </table:table-cell>
          <table:table-cell table:style-name="ce3" table:formula="of:=[$'Vzorci vnosov'.$A$12]" office:value-type="string" office:string-value="D">
            <text:p>D</text:p>
          </table:table-cell>
          <table:table-cell/>
          <table:table-cell table:style-name="ce130" office:value-type="string">
            <office:annotation draw:style-name="gr1" draw:text-style-name="P1" svg:width="3.041cm" svg:height="2.125cm" svg:x="27.201cm" svg:y="6.557cm" draw:caption-point-x="-0.608cm" draw:caption-point-y="0.465cm">
              <dc:creator>MŠ</dc:creator>
              <dc:date>2013-12-23T00:00:00</dc:date>
              <text:p text:style-name="P1"><text:span text:style-name="T1">ne bi bil dežuren 1., 2., in 3. <text:s/>in 29. in 30.</text:span></text:p>
            </office:annotation>
            <text:p>PIR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11-11">
            <text:p>11. nov 13</text:p>
          </table:table-cell>
          <table:table-cell table:style-name="ce194" table:formula="of:=TEXT([.A12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98" office:value-type="string">
            <text:p>☻<text:span text:style-name="T6">NPK</text:span>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9" office:value-type="string">
            <text:p>ROD</text:p>
          </table:table-cell>
          <table:table-cell table:style-name="ce33" office:value-type="string">
            <text:p>MŠŠ</text:p>
          </table:table-cell>
          <table:table-cell table:style-name="ce199" table:formula="of:=COUNTIF([.C12:.M12];&quot;☻&quot;)+COUNTIF([.C12:.M12];&quot;52☻&quot;)+COUNTIF([.C12:.M12];&quot;51☻&quot;)+COUNTIF([.C12:.M12];&quot;1☻&quot;)+COUNTIF([.C12:.M12];&quot;KVIT☻&quot;)+COUNTIF([.C12:.M12];&quot;U☻&quot;)" office:value-type="float" office:value="0">
            <text:p>0</text:p>
          </table:table-cell>
          <table:table-cell table:style-name="ce199" table:formula="of:=COUNTIF([.C12:.M12];&quot;☺&quot;)+COUNTIF([.C12:.M12];&quot;52☺&quot;)+COUNTIF([.C12:.M12];&quot;51☺&quot;)+COUNTIF([.C12:.M12];&quot;1☺&quot;)+COUNTIF([.C12:.M12];&quot;KVIT☺&quot;)+COUNTIF([.C12:.M12];&quot;U☺&quot;)" office:value-type="float" office:value="0">
            <text:p>0</text:p>
          </table:table-cell>
          <table:table-cell table:style-name="ce199" table:formula="of:=COUNTIF([.C12:.M12];&quot;51&quot;)+COUNTIF([.C12:.M12];&quot;51$&quot;)+COUNTIF([.C12:.M12];&quot;51☻&quot;)" office:value-type="float" office:value="2">
            <text:p>2</text:p>
          </table:table-cell>
          <table:table-cell table:style-name="ce199" table:formula="of:=COUNTIF([.C12:.M12];&quot;52&quot;)+COUNTIF([.C12:.M12];&quot;52$&quot;)+COUNTIF([.C12:.M12];&quot;52☻&quot;)" office:value-type="float" office:value="0">
            <text:p>0</text:p>
          </table:table-cell>
          <table:table-cell table:style-name="ce199" table:formula="of:=COUNTIF([.C12:.M12];&quot;51¶&quot;)" office:value-type="float" office:value="0">
            <text:p>0</text:p>
          </table:table-cell>
          <table:table-cell table:style-name="ce199" table:formula="of:=COUNTIF([.C12:.M12];&quot;52¶&quot;)" office:value-type="float" office:value="1">
            <text:p>1</text:p>
          </table:table-cell>
          <table:table-cell table:style-name="ce199" table:formula="of:=COUNTIF([.C12:.M12];&quot;U&quot;)+COUNTIF([.C12:.M12];&quot;U☻&quot;)+COUNTIF([.C12:.M12];&quot;U☺&quot;)" office:value-type="float" office:value="1">
            <text:p>1</text:p>
          </table:table-cell>
          <table:table-cell table:style-name="ce199" table:formula="of:=COUNTIF([.C12:.M12];&quot;KVIT&quot;)+COUNTIF([.C12:.M12];&quot;KVIT☻&quot;)+COUNTIF([.C12:.M12];&quot;kvit$&quot;)" office:value-type="float" office:value="2">
            <text:p>2</text:p>
          </table:table-cell>
          <table:table-cell table:style-name="ce200" table:formula="of:=COUNTBLANK([.C12:.M12])" office:value-type="float" office:value="0">
            <text:p>0</text:p>
          </table:table-cell>
          <table:table-cell table:style-name="ce201" table:formula="of:=COUNTIF([.C12:.M12];&quot;x&quot;)" office:value-type="float" office:value="2">
            <text:p>2</text:p>
          </table:table-cell>
          <table:table-cell table:style-name="ce202" table:formula="of:=COUNTIF([.C12:.M12];&quot;51&quot;)+COUNTIF([.C12:.M12];&quot;51☻&quot;)+COUNTIF([.C12:.M12];&quot;2&quot;)+COUNTIF([.C12:.M12];&quot;52&quot;)+COUNTIF([.C12:.M12];&quot;52☻&quot;)+COUNTIF([.C12:.M12];&quot;51$&quot;)+COUNTIF([.C12:.M12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/>
          <table:table-cell table:style-name="ce130" office:value-type="string">
            <office:annotation draw:style-name="gr1" draw:text-style-name="P1" svg:width="3.041cm" svg:height="2.129cm" svg:x="27.201cm" svg:y="7.255cm" draw:caption-point-x="-0.608cm" draw:caption-point-y="0.468cm">
              <dc:creator>MŠ</dc:creator>
              <dc:date>2013-12-23T00:00:00</dc:date>
              <text:p text:style-name="P1"><text:span text:style-name="T1">ne bi bil dežuren 1., 2., in 3. <text:s/>in 29. in 30.</text:span></text:p>
            </office:annotation>
            <text:p>RO/PI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11-12">
            <text:p>12. nov 13</text:p>
          </table:table-cell>
          <table:table-cell table:style-name="ce194" table:formula="of:=TEXT([.A13];&quot;Ddd&quot;)" office:value-type="string" office:string-value="tor">
            <text:p>tor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style-name="ce45" office:value-type="string">
            <text:p>MF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2" office:value-type="string">
            <office:annotation draw:style-name="gr1" draw:text-style-name="P1" svg:width="2.934cm" svg:height="2.314cm" svg:x="11.689cm" svg:y="7.957cm" draw:caption-point-x="-0.607cm" draw:caption-point-y="0.467cm">
              <dc:creator>MŠ</dc:creator>
              <dc:date>2013-12-23T00:00:00</dc:date>
              <text:p text:style-name="P1"><text:span text:style-name="T1">Ne morem 5., 6., 7.</text:span></text:p>
            </office:annotation>
            <text:p>RTG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9" office:value-type="string">
            <text:p>MIO</text:p>
          </table:table-cell>
          <table:table-cell table:style-name="ce33" office:value-type="string">
            <text:p>MŠŠ</text:p>
          </table:table-cell>
          <table:table-cell table:style-name="ce199" table:formula="of:=COUNTIF([.C13:.M13];&quot;☻&quot;)+COUNTIF([.C13:.M13];&quot;52☻&quot;)+COUNTIF([.C13:.M13];&quot;51☻&quot;)+COUNTIF([.C13:.M13];&quot;1☻&quot;)+COUNTIF([.C13:.M13];&quot;KVIT☻&quot;)+COUNTIF([.C13:.M13];&quot;U☻&quot;)" office:value-type="float" office:value="1">
            <text:p>1</text:p>
          </table:table-cell>
          <table:table-cell table:style-name="ce199" table:formula="of:=COUNTIF([.C13:.M13];&quot;☺&quot;)+COUNTIF([.C13:.M13];&quot;52☺&quot;)+COUNTIF([.C13:.M13];&quot;51☺&quot;)+COUNTIF([.C13:.M13];&quot;1☺&quot;)+COUNTIF([.C13:.M13];&quot;KVIT☺&quot;)+COUNTIF([.C13:.M13];&quot;U☺&quot;)" office:value-type="float" office:value="1">
            <text:p>1</text:p>
          </table:table-cell>
          <table:table-cell table:style-name="ce199" table:formula="of:=COUNTIF([.C13:.M13];&quot;51&quot;)+COUNTIF([.C13:.M13];&quot;51$&quot;)+COUNTIF([.C13:.M13];&quot;51☻&quot;)" office:value-type="float" office:value="0">
            <text:p>0</text:p>
          </table:table-cell>
          <table:table-cell table:style-name="ce199" table:formula="of:=COUNTIF([.C13:.M13];&quot;52&quot;)+COUNTIF([.C13:.M13];&quot;52$&quot;)+COUNTIF([.C13:.M13];&quot;52☻&quot;)" office:value-type="float" office:value="1">
            <text:p>1</text:p>
          </table:table-cell>
          <table:table-cell table:style-name="ce199" table:formula="of:=COUNTIF([.C13:.M13];&quot;51¶&quot;)" office:value-type="float" office:value="1">
            <text:p>1</text:p>
          </table:table-cell>
          <table:table-cell table:style-name="ce199" table:formula="of:=COUNTIF([.C13:.M13];&quot;52¶&quot;)" office:value-type="float" office:value="1">
            <text:p>1</text:p>
          </table:table-cell>
          <table:table-cell table:style-name="ce199" table:formula="of:=COUNTIF([.C13:.M13];&quot;U&quot;)+COUNTIF([.C13:.M13];&quot;U☻&quot;)+COUNTIF([.C13:.M13];&quot;U☺&quot;)" office:value-type="float" office:value="0">
            <text:p>0</text:p>
          </table:table-cell>
          <table:table-cell table:style-name="ce199" table:formula="of:=COUNTIF([.C13:.M13];&quot;KVIT&quot;)+COUNTIF([.C13:.M13];&quot;KVIT☻&quot;)+COUNTIF([.C13:.M13];&quot;kvit$&quot;)" office:value-type="float" office:value="2">
            <text:p>2</text:p>
          </table:table-cell>
          <table:table-cell table:style-name="ce200" table:formula="of:=COUNTBLANK([.C13:.M13])" office:value-type="float" office:value="0">
            <text:p>0</text:p>
          </table:table-cell>
          <table:table-cell table:style-name="ce201" table:formula="of:=COUNTIF([.C13:.M13];&quot;x&quot;)" office:value-type="float" office:value="1">
            <text:p>1</text:p>
          </table:table-cell>
          <table:table-cell table:style-name="ce202" table:formula="of:=COUNTIF([.C13:.M13];&quot;51&quot;)+COUNTIF([.C13:.M13];&quot;51☻&quot;)+COUNTIF([.C13:.M13];&quot;2&quot;)+COUNTIF([.C13:.M13];&quot;52&quot;)+COUNTIF([.C13:.M13];&quot;52☻&quot;)+COUNTIF([.C13:.M13];&quot;51$&quot;)+COUNTIF([.C13:.M13];&quot;52$&quot;)" office:value-type="float" office:value="1">
            <text:p>1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1-13">
            <text:p>13. nov 13</text:p>
          </table:table-cell>
          <table:table-cell table:style-name="ce194" table:formula="of:=TEXT([.A14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98" office:value-type="string">
            <text:p>☻<text:span text:style-name="T6">RTG</text:span>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1" office:value-type="string">
            <text:p>NPK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7" office:value-type="string">
            <office:annotation draw:style-name="gr1" draw:text-style-name="P1" svg:width="2.965cm" svg:height="1.008cm" svg:x="13.64cm" svg:y="8.658cm" draw:caption-point-x="-0.608cm" draw:caption-point-y="0.468cm">
              <dc:creator>MŠ</dc:creator>
              <dc:date>2013-12-23T00:00:00</dc:date>
              <text:p text:style-name="P1"><text:span text:style-name="T1">od 24.6. naprej bom doma</text:span></text:p>
            </office:annotation>
            <text:p>RAV</text:p>
          </table:table-cell>
          <table:table-cell table:style-name="ce33" office:value-type="string">
            <text:p>MŠŠ</text:p>
          </table:table-cell>
          <table:table-cell table:style-name="ce199" table:formula="of:=COUNTIF([.C14:.M14];&quot;☻&quot;)+COUNTIF([.C14:.M14];&quot;52☻&quot;)+COUNTIF([.C14:.M14];&quot;51☻&quot;)+COUNTIF([.C14:.M14];&quot;1☻&quot;)+COUNTIF([.C14:.M14];&quot;KVIT☻&quot;)+COUNTIF([.C14:.M14];&quot;U☻&quot;)" office:value-type="float" office:value="0">
            <text:p>0</text:p>
          </table:table-cell>
          <table:table-cell table:style-name="ce199" table:formula="of:=COUNTIF([.C14:.M14];&quot;☺&quot;)+COUNTIF([.C14:.M14];&quot;52☺&quot;)+COUNTIF([.C14:.M14];&quot;51☺&quot;)+COUNTIF([.C14:.M14];&quot;1☺&quot;)+COUNTIF([.C14:.M14];&quot;KVIT☺&quot;)+COUNTIF([.C14:.M14];&quot;U☺&quot;)" office:value-type="float" office:value="0">
            <text:p>0</text:p>
          </table:table-cell>
          <table:table-cell table:style-name="ce199" table:formula="of:=COUNTIF([.C14:.M14];&quot;51&quot;)+COUNTIF([.C14:.M14];&quot;51$&quot;)+COUNTIF([.C14:.M14];&quot;51☻&quot;)" office:value-type="float" office:value="1">
            <text:p>1</text:p>
          </table:table-cell>
          <table:table-cell table:style-name="ce199" table:formula="of:=COUNTIF([.C14:.M14];&quot;52&quot;)+COUNTIF([.C14:.M14];&quot;52$&quot;)+COUNTIF([.C14:.M14];&quot;52☻&quot;)" office:value-type="float" office:value="2">
            <text:p>2</text:p>
          </table:table-cell>
          <table:table-cell table:style-name="ce199" table:formula="of:=COUNTIF([.C14:.M14];&quot;51¶&quot;)" office:value-type="float" office:value="0">
            <text:p>0</text:p>
          </table:table-cell>
          <table:table-cell table:style-name="ce199" table:formula="of:=COUNTIF([.C14:.M14];&quot;52¶&quot;)" office:value-type="float" office:value="1">
            <text:p>1</text:p>
          </table:table-cell>
          <table:table-cell table:style-name="ce199" table:formula="of:=COUNTIF([.C14:.M14];&quot;U&quot;)+COUNTIF([.C14:.M14];&quot;U☻&quot;)+COUNTIF([.C14:.M14];&quot;U☺&quot;)" office:value-type="float" office:value="0">
            <text:p>0</text:p>
          </table:table-cell>
          <table:table-cell table:style-name="ce199" table:formula="of:=COUNTIF([.C14:.M14];&quot;KVIT&quot;)+COUNTIF([.C14:.M14];&quot;KVIT☻&quot;)+COUNTIF([.C14:.M14];&quot;kvit$&quot;)" office:value-type="float" office:value="2">
            <text:p>2</text:p>
          </table:table-cell>
          <table:table-cell table:style-name="ce200" table:formula="of:=COUNTBLANK([.C14:.M14])" office:value-type="float" office:value="0">
            <text:p>0</text:p>
          </table:table-cell>
          <table:table-cell table:style-name="ce201" table:formula="of:=COUNTIF([.C14:.M14];&quot;x&quot;)" office:value-type="float" office:value="1">
            <text:p>1</text:p>
          </table:table-cell>
          <table:table-cell table:style-name="ce202" table:formula="of:=COUNTIF([.C14:.M14];&quot;51&quot;)+COUNTIF([.C14:.M14];&quot;51☻&quot;)+COUNTIF([.C14:.M14];&quot;2&quot;)+COUNTIF([.C14:.M14];&quot;52&quot;)+COUNTIF([.C14:.M14];&quot;52☻&quot;)+COUNTIF([.C14:.M14];&quot;51$&quot;)+COUNTIF([.C14:.M14];&quot;52$&quot;)" office:value-type="float" office:value="3">
            <text:p>3</text:p>
          </table:table-cell>
          <table:table-cell table:style-name="ce3" table:formula="of:=[$'Vzorci vnosov'.$A$15]" office:value-type="string" office:string-value="SO">
            <text:p>SO</text:p>
          </table:table-cell>
          <table:table-cell/>
          <table:table-cell table:style-name="ce2" table:formula="of:=[$'Vzorci vnosov'.$A$2]" office:value-type="string" office:string-value="51☻">
            <text:p>51☻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11-14">
            <text:p>14. nov 13</text:p>
          </table:table-cell>
          <table:table-cell table:style-name="ce194" table:formula="of:=TEXT([.A15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2" office:value-type="string">
            <office:annotation draw:style-name="gr1" draw:text-style-name="P1" svg:width="2.966cm" svg:height="2.314cm" svg:x="10.791cm" svg:y="9.359cm" draw:caption-point-x="-0.607cm" draw:caption-point-y="0.468cm">
              <dc:creator>MŠ</dc:creator>
              <dc:date>2013-12-23T00:00:00</dc:date>
              <text:p text:style-name="P1"><text:span text:style-name="T1">Ne morem 5., 6., 7.</text:span></text:p>
            </office:annotation>
            <text:p>RTG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55" office:value-type="string">
            <text:p>MIR</text:p>
          </table:table-cell>
          <table:table-cell table:style-name="ce33" office:value-type="string">
            <text:p>MŠŠ</text:p>
          </table:table-cell>
          <table:table-cell table:style-name="ce199" table:formula="of:=COUNTIF([.C15:.M15];&quot;☻&quot;)+COUNTIF([.C15:.M15];&quot;52☻&quot;)+COUNTIF([.C15:.M15];&quot;51☻&quot;)+COUNTIF([.C15:.M15];&quot;1☻&quot;)+COUNTIF([.C15:.M15];&quot;KVIT☻&quot;)+COUNTIF([.C15:.M15];&quot;U☻&quot;)" office:value-type="float" office:value="1">
            <text:p>1</text:p>
          </table:table-cell>
          <table:table-cell table:style-name="ce199" table:formula="of:=COUNTIF([.C15:.M15];&quot;☺&quot;)+COUNTIF([.C15:.M15];&quot;52☺&quot;)+COUNTIF([.C15:.M15];&quot;51☺&quot;)+COUNTIF([.C15:.M15];&quot;1☺&quot;)+COUNTIF([.C15:.M15];&quot;KVIT☺&quot;)+COUNTIF([.C15:.M15];&quot;U☺&quot;)" office:value-type="float" office:value="0">
            <text:p>0</text:p>
          </table:table-cell>
          <table:table-cell table:style-name="ce199" table:formula="of:=COUNTIF([.C15:.M15];&quot;51&quot;)+COUNTIF([.C15:.M15];&quot;51$&quot;)+COUNTIF([.C15:.M15];&quot;51☻&quot;)" office:value-type="float" office:value="2">
            <text:p>2</text:p>
          </table:table-cell>
          <table:table-cell table:style-name="ce199" table:formula="of:=COUNTIF([.C15:.M15];&quot;52&quot;)+COUNTIF([.C15:.M15];&quot;52$&quot;)+COUNTIF([.C15:.M15];&quot;52☻&quot;)" office:value-type="float" office:value="1">
            <text:p>1</text:p>
          </table:table-cell>
          <table:table-cell table:style-name="ce199" table:formula="of:=COUNTIF([.C15:.M15];&quot;51¶&quot;)" office:value-type="float" office:value="1">
            <text:p>1</text:p>
          </table:table-cell>
          <table:table-cell table:style-name="ce199" table:formula="of:=COUNTIF([.C15:.M15];&quot;52¶&quot;)" office:value-type="float" office:value="1">
            <text:p>1</text:p>
          </table:table-cell>
          <table:table-cell table:style-name="ce199" table:formula="of:=COUNTIF([.C15:.M15];&quot;U&quot;)+COUNTIF([.C15:.M15];&quot;U☻&quot;)+COUNTIF([.C15:.M15];&quot;U☺&quot;)" office:value-type="float" office:value="0">
            <text:p>0</text:p>
          </table:table-cell>
          <table:table-cell table:style-name="ce199" table:formula="of:=COUNTIF([.C15:.M15];&quot;KVIT&quot;)+COUNTIF([.C15:.M15];&quot;KVIT☻&quot;)+COUNTIF([.C15:.M15];&quot;kvit$&quot;)" office:value-type="float" office:value="2">
            <text:p>2</text:p>
          </table:table-cell>
          <table:table-cell table:style-name="ce200" table:formula="of:=COUNTBLANK([.C15:.M15])" office:value-type="float" office:value="0">
            <text:p>0</text:p>
          </table:table-cell>
          <table:table-cell table:style-name="ce201" table:formula="of:=COUNTIF([.C15:.M15];&quot;x&quot;)" office:value-type="float" office:value="1">
            <text:p>1</text:p>
          </table:table-cell>
          <table:table-cell table:style-name="ce202" table:formula="of:=COUNTIF([.C15:.M15];&quot;51&quot;)+COUNTIF([.C15:.M15];&quot;51☻&quot;)+COUNTIF([.C15:.M15];&quot;2&quot;)+COUNTIF([.C15:.M15];&quot;52&quot;)+COUNTIF([.C15:.M15];&quot;52☻&quot;)+COUNTIF([.C15:.M15];&quot;51$&quot;)+COUNTIF([.C15:.M15];&quot;52$&quot;)" office:value-type="float" office:value="3">
            <text:p>3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/>
          <table:table-cell table:style-name="ce7" table:formula="of:=[$'Vzorci vnosov'.$A$16]" office:value-type="string" office:string-value="☻">
            <text:p>☻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11-15">
            <text:p>15. nov 13</text:p>
          </table:table-cell>
          <table:table-cell table:style-name="ce194" table:formula="of:=TEXT([.A16];&quot;Ddd&quot;)" office:value-type="string" office:string-value="pet">
            <text:p>pe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style-name="ce39" table:formula="of:=[$januar.$G$1]" office:value-type="string" office:string-value="ORO">
            <text:p>ORO</text:p>
          </table:table-cell>
          <table:table-cell table:style-name="ce33" office:value-type="string">
            <text:p>MŠŠ</text:p>
          </table:table-cell>
          <table:table-cell table:style-name="ce199" table:formula="of:=COUNTIF([.C16:.M16];&quot;☻&quot;)+COUNTIF([.C16:.M16];&quot;52☻&quot;)+COUNTIF([.C16:.M16];&quot;51☻&quot;)+COUNTIF([.C16:.M16];&quot;1☻&quot;)+COUNTIF([.C16:.M16];&quot;KVIT☻&quot;)+COUNTIF([.C16:.M16];&quot;U☻&quot;)" office:value-type="float" office:value="1">
            <text:p>1</text:p>
          </table:table-cell>
          <table:table-cell table:style-name="ce199" table:formula="of:=COUNTIF([.C16:.M16];&quot;☺&quot;)+COUNTIF([.C16:.M16];&quot;52☺&quot;)+COUNTIF([.C16:.M16];&quot;51☺&quot;)+COUNTIF([.C16:.M16];&quot;1☺&quot;)+COUNTIF([.C16:.M16];&quot;KVIT☺&quot;)+COUNTIF([.C16:.M16];&quot;U☺&quot;)" office:value-type="float" office:value="1">
            <text:p>1</text:p>
          </table:table-cell>
          <table:table-cell table:style-name="ce199" table:formula="of:=COUNTIF([.C16:.M16];&quot;51&quot;)+COUNTIF([.C16:.M16];&quot;51$&quot;)+COUNTIF([.C16:.M16];&quot;51☻&quot;)" office:value-type="float" office:value="2">
            <text:p>2</text:p>
          </table:table-cell>
          <table:table-cell table:style-name="ce199" table:formula="of:=COUNTIF([.C16:.M16];&quot;52&quot;)+COUNTIF([.C16:.M16];&quot;52$&quot;)+COUNTIF([.C16:.M16];&quot;52☻&quot;)" office:value-type="float" office:value="1">
            <text:p>1</text:p>
          </table:table-cell>
          <table:table-cell table:style-name="ce199" table:formula="of:=COUNTIF([.C16:.M16];&quot;51¶&quot;)" office:value-type="float" office:value="1">
            <text:p>1</text:p>
          </table:table-cell>
          <table:table-cell table:style-name="ce199" table:formula="of:=COUNTIF([.C16:.M16];&quot;52¶&quot;)" office:value-type="float" office:value="0">
            <text:p>0</text:p>
          </table:table-cell>
          <table:table-cell table:style-name="ce199" table:formula="of:=COUNTIF([.C16:.M16];&quot;U&quot;)+COUNTIF([.C16:.M16];&quot;U☻&quot;)+COUNTIF([.C16:.M16];&quot;U☺&quot;)" office:value-type="float" office:value="1">
            <text:p>1</text:p>
          </table:table-cell>
          <table:table-cell table:style-name="ce199" table:formula="of:=COUNTIF([.C16:.M16];&quot;KVIT&quot;)+COUNTIF([.C16:.M16];&quot;KVIT☻&quot;)+COUNTIF([.C16:.M16];&quot;kvit$&quot;)" office:value-type="float" office:value="3">
            <text:p>3</text:p>
          </table:table-cell>
          <table:table-cell table:style-name="ce200" table:formula="of:=COUNTBLANK([.C16:.M16])" office:value-type="float" office:value="0">
            <text:p>0</text:p>
          </table:table-cell>
          <table:table-cell table:style-name="ce201" table:formula="of:=COUNTIF([.C16:.M16];&quot;x&quot;)" office:value-type="float" office:value="1">
            <text:p>1</text:p>
          </table:table-cell>
          <table:table-cell table:style-name="ce202" table:formula="of:=COUNTIF([.C16:.M16];&quot;51&quot;)+COUNTIF([.C16:.M16];&quot;51☻&quot;)+COUNTIF([.C16:.M16];&quot;2&quot;)+COUNTIF([.C16:.M16];&quot;52&quot;)+COUNTIF([.C16:.M16];&quot;52☻&quot;)+COUNTIF([.C16:.M16];&quot;51$&quot;)+COUNTIF([.C16:.M16];&quot;52$&quot;)" office:value-type="float" office:value="3">
            <text:p>3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/>
          <table:table-cell table:style-name="ce198" office:value-type="string">
            <text:p>☻<text:span text:style-name="T6">RTG</text:span></text:p>
          </table:table-cell>
          <table:table-cell table:number-columns-repeated="995"/>
        </table:table-row>
        <table:table-row table:style-name="ro8">
          <table:table-cell table:style-name="ce19" office:value-type="date" office:date-value="2013-11-16">
            <text:p>16. nov 13</text:p>
          </table:table-cell>
          <table:table-cell table:style-name="ce193" table:formula="of:=TEXT([.A17];&quot;Ddd&quot;)" office:value-type="string" office:string-value="sob">
            <text:p>sob</text:p>
          </table:table-cell>
          <table:table-cell table:style-name="ce197"/>
          <table:table-cell table:style-name="ce6" table:formula="of:=[$'Vzorci vnosov'.$A$14]" office:value-type="string" office:string-value="☻">
            <text:p>☻</text:p>
          </table:table-cell>
          <table:table-cell table:style-name="ce197" table:number-columns-repeated="9"/>
          <table:table-cell table:style-name="ce56" office:value-type="string">
            <text:p>JAN</text:p>
          </table:table-cell>
          <table:table-cell table:style-name="ce56" office:value-type="string">
            <text:p>PIN</text:p>
          </table:table-cell>
          <table:table-cell table:style-name="ce199" table:formula="of:=COUNTIF([.C17:.M17];&quot;☻&quot;)+COUNTIF([.C17:.M17];&quot;52☻&quot;)+COUNTIF([.C17:.M17];&quot;51☻&quot;)+COUNTIF([.C17:.M17];&quot;1☻&quot;)+COUNTIF([.C17:.M17];&quot;KVIT☻&quot;)+COUNTIF([.C17:.M17];&quot;U☻&quot;)" office:value-type="float" office:value="1">
            <text:p>1</text:p>
          </table:table-cell>
          <table:table-cell table:style-name="ce199" table:formula="of:=COUNTIF([.C17:.M17];&quot;☺&quot;)+COUNTIF([.C17:.M17];&quot;52☺&quot;)+COUNTIF([.C17:.M17];&quot;51☺&quot;)+COUNTIF([.C17:.M17];&quot;1☺&quot;)+COUNTIF([.C17:.M17];&quot;KVIT☺&quot;)+COUNTIF([.C17:.M17];&quot;U☺&quot;)" office:value-type="float" office:value="0">
            <text:p>0</text:p>
          </table:table-cell>
          <table:table-cell table:style-name="ce199" table:formula="of:=COUNTIF([.C17:.M17];&quot;51&quot;)+COUNTIF([.C17:.M17];&quot;51$&quot;)+COUNTIF([.C17:.M17];&quot;51☻&quot;)" office:value-type="float" office:value="0">
            <text:p>0</text:p>
          </table:table-cell>
          <table:table-cell table:style-name="ce199" table:formula="of:=COUNTIF([.C17:.M17];&quot;52&quot;)+COUNTIF([.C17:.M17];&quot;52$&quot;)+COUNTIF([.C17:.M17];&quot;52☻&quot;)" office:value-type="float" office:value="0">
            <text:p>0</text:p>
          </table:table-cell>
          <table:table-cell table:style-name="ce199" table:formula="of:=COUNTIF([.C17:.M17];&quot;51¶&quot;)" office:value-type="float" office:value="0">
            <text:p>0</text:p>
          </table:table-cell>
          <table:table-cell table:style-name="ce199" table:formula="of:=COUNTIF([.C17:.M17];&quot;52¶&quot;)" office:value-type="float" office:value="0">
            <text:p>0</text:p>
          </table:table-cell>
          <table:table-cell table:style-name="ce199" table:formula="of:=COUNTIF([.C17:.M17];&quot;U&quot;)+COUNTIF([.C17:.M17];&quot;U☻&quot;)+COUNTIF([.C17:.M17];&quot;U☺&quot;)" office:value-type="float" office:value="0">
            <text:p>0</text:p>
          </table:table-cell>
          <table:table-cell table:style-name="ce199" table:formula="of:=COUNTIF([.C17:.M17];&quot;KVIT&quot;)+COUNTIF([.C17:.M17];&quot;KVIT☻&quot;)+COUNTIF([.C17:.M17];&quot;kvit$&quot;)" office:value-type="float" office:value="0">
            <text:p>0</text:p>
          </table:table-cell>
          <table:table-cell table:style-name="ce200" table:formula="of:=COUNTBLANK([.C17:.M17])" office:value-type="float" office:value="10">
            <text:p>10</text:p>
          </table:table-cell>
          <table:table-cell table:style-name="ce201" table:formula="of:=COUNTIF([.C17:.M17];&quot;x&quot;)" office:value-type="float" office:value="0">
            <text:p>0</text:p>
          </table:table-cell>
          <table:table-cell table:style-name="ce202" table:formula="of:=COUNTIF([.C17:.M17];&quot;51&quot;)+COUNTIF([.C17:.M17];&quot;51☻&quot;)+COUNTIF([.C17:.M17];&quot;2&quot;)+COUNTIF([.C17:.M17];&quot;52&quot;)+COUNTIF([.C17:.M17];&quot;52☻&quot;)+COUNTIF([.C17:.M17];&quot;51$&quot;)+COUNTIF([.C17:.M17];&quot;52$&quot;)" office:value-type="float" office:value="0">
            <text:p>0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11-17">
            <text:p>17. nov 13</text:p>
          </table:table-cell>
          <table:table-cell table:style-name="ce193" table:formula="of:=TEXT([.A18];&quot;Ddd&quot;)" office:value-type="string" office:string-value="ned">
            <text:p>ned</text:p>
          </table:table-cell>
          <table:table-cell table:style-name="ce196"/>
          <table:table-cell table:style-name="ce6" table:formula="of:=[$'Vzorci vnosov'.$A$14]" office:value-type="string" office:string-value="☻">
            <text:p>☻</text:p>
          </table:table-cell>
          <table:table-cell table:style-name="ce196" table:number-columns-repeated="4"/>
          <table:table-cell table:style-name="ce197"/>
          <table:table-cell table:style-name="ce196" table:number-columns-repeated="3"/>
          <table:table-cell table:style-name="ce197"/>
          <table:table-cell table:style-name="ce56" office:value-type="string">
            <text:p>JAN</text:p>
          </table:table-cell>
          <table:table-cell table:style-name="ce56" office:value-type="string">
            <text:p>PIN</text:p>
          </table:table-cell>
          <table:table-cell table:style-name="ce199" table:formula="of:=COUNTIF([.C18:.M18];&quot;☻&quot;)+COUNTIF([.C18:.M18];&quot;52☻&quot;)+COUNTIF([.C18:.M18];&quot;51☻&quot;)+COUNTIF([.C18:.M18];&quot;1☻&quot;)+COUNTIF([.C18:.M18];&quot;KVIT☻&quot;)+COUNTIF([.C18:.M18];&quot;U☻&quot;)" office:value-type="float" office:value="1">
            <text:p>1</text:p>
          </table:table-cell>
          <table:table-cell table:style-name="ce199" table:formula="of:=COUNTIF([.C18:.M18];&quot;☺&quot;)+COUNTIF([.C18:.M18];&quot;52☺&quot;)+COUNTIF([.C18:.M18];&quot;51☺&quot;)+COUNTIF([.C18:.M18];&quot;1☺&quot;)+COUNTIF([.C18:.M18];&quot;KVIT☺&quot;)+COUNTIF([.C18:.M18];&quot;U☺&quot;)" office:value-type="float" office:value="0">
            <text:p>0</text:p>
          </table:table-cell>
          <table:table-cell table:style-name="ce199" table:formula="of:=COUNTIF([.C18:.M18];&quot;51&quot;)+COUNTIF([.C18:.M18];&quot;51$&quot;)+COUNTIF([.C18:.M18];&quot;51☻&quot;)" office:value-type="float" office:value="0">
            <text:p>0</text:p>
          </table:table-cell>
          <table:table-cell table:style-name="ce199" table:formula="of:=COUNTIF([.C18:.M18];&quot;52&quot;)+COUNTIF([.C18:.M18];&quot;52$&quot;)+COUNTIF([.C18:.M18];&quot;52☻&quot;)" office:value-type="float" office:value="0">
            <text:p>0</text:p>
          </table:table-cell>
          <table:table-cell table:style-name="ce199" table:formula="of:=COUNTIF([.C18:.M18];&quot;51¶&quot;)" office:value-type="float" office:value="0">
            <text:p>0</text:p>
          </table:table-cell>
          <table:table-cell table:style-name="ce199" table:formula="of:=COUNTIF([.C18:.M18];&quot;52¶&quot;)" office:value-type="float" office:value="0">
            <text:p>0</text:p>
          </table:table-cell>
          <table:table-cell table:style-name="ce199" table:formula="of:=COUNTIF([.C18:.M18];&quot;U&quot;)+COUNTIF([.C18:.M18];&quot;U☻&quot;)+COUNTIF([.C18:.M18];&quot;U☺&quot;)" office:value-type="float" office:value="0">
            <text:p>0</text:p>
          </table:table-cell>
          <table:table-cell table:style-name="ce199" table:formula="of:=COUNTIF([.C18:.M18];&quot;KVIT&quot;)+COUNTIF([.C18:.M18];&quot;KVIT☻&quot;)+COUNTIF([.C18:.M18];&quot;kvit$&quot;)" office:value-type="float" office:value="0">
            <text:p>0</text:p>
          </table:table-cell>
          <table:table-cell table:style-name="ce200" table:formula="of:=COUNTBLANK([.C18:.M18])" office:value-type="float" office:value="10">
            <text:p>10</text:p>
          </table:table-cell>
          <table:table-cell table:style-name="ce201" table:formula="of:=COUNTIF([.C18:.M18];&quot;x&quot;)" office:value-type="float" office:value="0">
            <text:p>0</text:p>
          </table:table-cell>
          <table:table-cell table:style-name="ce202" table:formula="of:=COUNTIF([.C18:.M18];&quot;51&quot;)+COUNTIF([.C18:.M18];&quot;51☻&quot;)+COUNTIF([.C18:.M18];&quot;2&quot;)+COUNTIF([.C18:.M18];&quot;52&quot;)+COUNTIF([.C18:.M18];&quot;52☻&quot;)+COUNTIF([.C18:.M18];&quot;51$&quot;)+COUNTIF([.C18:.M18];&quot;52$&quot;)" office:value-type="float" office:value="0">
            <text:p>0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1-18">
            <text:p>18. nov 13</text:p>
          </table:table-cell>
          <table:table-cell table:style-name="ce194" table:formula="of:=TEXT([.A19];&quot;Ddd&quot;)" office:value-type="string" office:string-value="pon">
            <text:p>pon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9" office:value-type="string">
            <office:annotation draw:style-name="gr1" draw:text-style-name="P1" svg:width="3.935cm" svg:height="1.203cm" svg:x="13.642cm" svg:y="11.117cm" draw:caption-point-x="-0.61cm" draw:caption-point-y="1.514cm">
              <dc:creator>MŠ</dc:creator>
              <dc:date>2013-12-23T00:00:00</dc:date>
              <text:p text:style-name="P1"><text:span text:style-name="T1">dopust do15,16,17 nov.šola 28-30</text:span></text:p>
            </office:annotation>
            <text:p>GRY</text:p>
          </table:table-cell>
          <table:table-cell table:style-name="ce33" office:value-type="string">
            <text:p>TAL</text:p>
          </table:table-cell>
          <table:table-cell table:style-name="ce199" table:formula="of:=COUNTIF([.C19:.M19];&quot;☻&quot;)+COUNTIF([.C19:.M19];&quot;52☻&quot;)+COUNTIF([.C19:.M19];&quot;51☻&quot;)+COUNTIF([.C19:.M19];&quot;1☻&quot;)+COUNTIF([.C19:.M19];&quot;KVIT☻&quot;)+COUNTIF([.C19:.M19];&quot;U☻&quot;)" office:value-type="float" office:value="1">
            <text:p>1</text:p>
          </table:table-cell>
          <table:table-cell table:style-name="ce199" table:formula="of:=COUNTIF([.C19:.M19];&quot;☺&quot;)+COUNTIF([.C19:.M19];&quot;52☺&quot;)+COUNTIF([.C19:.M19];&quot;51☺&quot;)+COUNTIF([.C19:.M19];&quot;1☺&quot;)+COUNTIF([.C19:.M19];&quot;KVIT☺&quot;)+COUNTIF([.C19:.M19];&quot;U☺&quot;)" office:value-type="float" office:value="0">
            <text:p>0</text:p>
          </table:table-cell>
          <table:table-cell table:style-name="ce199" table:formula="of:=COUNTIF([.C19:.M19];&quot;51&quot;)+COUNTIF([.C19:.M19];&quot;51$&quot;)+COUNTIF([.C19:.M19];&quot;51☻&quot;)" office:value-type="float" office:value="2">
            <text:p>2</text:p>
          </table:table-cell>
          <table:table-cell table:style-name="ce199" table:formula="of:=COUNTIF([.C19:.M19];&quot;52&quot;)+COUNTIF([.C19:.M19];&quot;52$&quot;)+COUNTIF([.C19:.M19];&quot;52☻&quot;)" office:value-type="float" office:value="2">
            <text:p>2</text:p>
          </table:table-cell>
          <table:table-cell table:style-name="ce199" table:formula="of:=COUNTIF([.C19:.M19];&quot;51¶&quot;)" office:value-type="float" office:value="1">
            <text:p>1</text:p>
          </table:table-cell>
          <table:table-cell table:style-name="ce199" table:formula="of:=COUNTIF([.C19:.M19];&quot;52¶&quot;)" office:value-type="float" office:value="1">
            <text:p>1</text:p>
          </table:table-cell>
          <table:table-cell table:style-name="ce199" table:formula="of:=COUNTIF([.C19:.M19];&quot;U&quot;)+COUNTIF([.C19:.M19];&quot;U☻&quot;)+COUNTIF([.C19:.M19];&quot;U☺&quot;)" office:value-type="float" office:value="1">
            <text:p>1</text:p>
          </table:table-cell>
          <table:table-cell table:style-name="ce199" table:formula="of:=COUNTIF([.C19:.M19];&quot;KVIT&quot;)+COUNTIF([.C19:.M19];&quot;KVIT☻&quot;)+COUNTIF([.C19:.M19];&quot;kvit$&quot;)" office:value-type="float" office:value="2">
            <text:p>2</text:p>
          </table:table-cell>
          <table:table-cell table:style-name="ce200" table:formula="of:=COUNTBLANK([.C19:.M19])" office:value-type="float" office:value="0">
            <text:p>0</text:p>
          </table:table-cell>
          <table:table-cell table:style-name="ce201" table:formula="of:=COUNTIF([.C19:.M19];&quot;x&quot;)" office:value-type="float" office:value="1">
            <text:p>1</text:p>
          </table:table-cell>
          <table:table-cell table:style-name="ce202" table:formula="of:=COUNTIF([.C19:.M19];&quot;51&quot;)+COUNTIF([.C19:.M19];&quot;51☻&quot;)+COUNTIF([.C19:.M19];&quot;2&quot;)+COUNTIF([.C19:.M19];&quot;52&quot;)+COUNTIF([.C19:.M19];&quot;52☻&quot;)+COUNTIF([.C19:.M19];&quot;51$&quot;)+COUNTIF([.C19:.M19];&quot;52$&quot;)" office:value-type="float" office:value="4">
            <text:p>4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1-19">
            <text:p>19. nov 13</text:p>
          </table:table-cell>
          <table:table-cell table:style-name="ce194" table:formula="of:=TEXT([.A20];&quot;Ddd&quot;)" office:value-type="string" office:string-value="tor">
            <text:p>tor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5" office:value-type="string">
            <text:p>MF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9" office:value-type="string">
            <text:p>MIO</text:p>
          </table:table-cell>
          <table:table-cell table:style-name="ce33" office:value-type="string">
            <text:p>KOS</text:p>
          </table:table-cell>
          <table:table-cell table:style-name="ce199" table:formula="of:=COUNTIF([.C20:.M20];&quot;☻&quot;)+COUNTIF([.C20:.M20];&quot;52☻&quot;)+COUNTIF([.C20:.M20];&quot;51☻&quot;)+COUNTIF([.C20:.M20];&quot;1☻&quot;)+COUNTIF([.C20:.M20];&quot;KVIT☻&quot;)+COUNTIF([.C20:.M20];&quot;U☻&quot;)" office:value-type="float" office:value="1">
            <text:p>1</text:p>
          </table:table-cell>
          <table:table-cell table:style-name="ce199" table:formula="of:=COUNTIF([.C20:.M20];&quot;☺&quot;)+COUNTIF([.C20:.M20];&quot;52☺&quot;)+COUNTIF([.C20:.M20];&quot;51☺&quot;)+COUNTIF([.C20:.M20];&quot;1☺&quot;)+COUNTIF([.C20:.M20];&quot;KVIT☺&quot;)+COUNTIF([.C20:.M20];&quot;U☺&quot;)" office:value-type="float" office:value="1">
            <text:p>1</text:p>
          </table:table-cell>
          <table:table-cell table:style-name="ce199" table:formula="of:=COUNTIF([.C20:.M20];&quot;51&quot;)+COUNTIF([.C20:.M20];&quot;51$&quot;)+COUNTIF([.C20:.M20];&quot;51☻&quot;)" office:value-type="float" office:value="2">
            <text:p>2</text:p>
          </table:table-cell>
          <table:table-cell table:style-name="ce199" table:formula="of:=COUNTIF([.C20:.M20];&quot;52&quot;)+COUNTIF([.C20:.M20];&quot;52$&quot;)+COUNTIF([.C20:.M20];&quot;52☻&quot;)" office:value-type="float" office:value="0">
            <text:p>0</text:p>
          </table:table-cell>
          <table:table-cell table:style-name="ce199" table:formula="of:=COUNTIF([.C20:.M20];&quot;51¶&quot;)" office:value-type="float" office:value="1">
            <text:p>1</text:p>
          </table:table-cell>
          <table:table-cell table:style-name="ce199" table:formula="of:=COUNTIF([.C20:.M20];&quot;52¶&quot;)" office:value-type="float" office:value="1">
            <text:p>1</text:p>
          </table:table-cell>
          <table:table-cell table:style-name="ce199" table:formula="of:=COUNTIF([.C20:.M20];&quot;U&quot;)+COUNTIF([.C20:.M20];&quot;U☻&quot;)+COUNTIF([.C20:.M20];&quot;U☺&quot;)" office:value-type="float" office:value="1">
            <text:p>1</text:p>
          </table:table-cell>
          <table:table-cell table:style-name="ce199" table:formula="of:=COUNTIF([.C20:.M20];&quot;KVIT&quot;)+COUNTIF([.C20:.M20];&quot;KVIT☻&quot;)+COUNTIF([.C20:.M20];&quot;kvit$&quot;)" office:value-type="float" office:value="2">
            <text:p>2</text:p>
          </table:table-cell>
          <table:table-cell table:style-name="ce200" table:formula="of:=COUNTBLANK([.C20:.M20])" office:value-type="float" office:value="0">
            <text:p>0</text:p>
          </table:table-cell>
          <table:table-cell table:style-name="ce201" table:formula="of:=COUNTIF([.C20:.M20];&quot;x&quot;)" office:value-type="float" office:value="1">
            <text:p>1</text:p>
          </table:table-cell>
          <table:table-cell table:style-name="ce202" table:formula="of:=COUNTIF([.C20:.M20];&quot;51&quot;)+COUNTIF([.C20:.M20];&quot;51☻&quot;)+COUNTIF([.C20:.M20];&quot;2&quot;)+COUNTIF([.C20:.M20];&quot;52&quot;)+COUNTIF([.C20:.M20];&quot;52☻&quot;)+COUNTIF([.C20:.M20];&quot;51$&quot;)+COUNTIF([.C20:.M20];&quot;52$&quot;)" office:value-type="float" office:value="2">
            <text:p>2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1-20">
            <text:p>20. nov 13</text:p>
          </table:table-cell>
          <table:table-cell table:style-name="ce194" table:formula="of:=TEXT([.A21];&quot;Ddd&quot;)" office:value-type="string" office:string-value="sre">
            <text:p>sre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76" office:value-type="string">
            <office:annotation draw:style-name="gr1" draw:text-style-name="P1" svg:width="2.911cm" svg:height="1.013cm" svg:x="13.64cm" svg:y="12.517cm" draw:caption-point-x="-0.608cm" draw:caption-point-y="1.517cm">
              <dc:creator>MŠ</dc:creator>
              <dc:date>2013-12-23T00:00:00</dc:date>
              <text:p text:style-name="P1"><text:span text:style-name="T1">Lahko dežurna 15,16,21,22</text:span></text:p>
            </office:annotation>
            <text:p>FIL</text:p>
          </table:table-cell>
          <table:table-cell table:style-name="ce33" office:value-type="string">
            <text:p>KOS</text:p>
          </table:table-cell>
          <table:table-cell table:style-name="ce199" table:formula="of:=COUNTIF([.C21:.M21];&quot;☻&quot;)+COUNTIF([.C21:.M21];&quot;52☻&quot;)+COUNTIF([.C21:.M21];&quot;51☻&quot;)+COUNTIF([.C21:.M21];&quot;1☻&quot;)+COUNTIF([.C21:.M21];&quot;KVIT☻&quot;)+COUNTIF([.C21:.M21];&quot;U☻&quot;)" office:value-type="float" office:value="1">
            <text:p>1</text:p>
          </table:table-cell>
          <table:table-cell table:style-name="ce199" table:formula="of:=COUNTIF([.C21:.M21];&quot;☺&quot;)+COUNTIF([.C21:.M21];&quot;52☺&quot;)+COUNTIF([.C21:.M21];&quot;51☺&quot;)+COUNTIF([.C21:.M21];&quot;1☺&quot;)+COUNTIF([.C21:.M21];&quot;KVIT☺&quot;)+COUNTIF([.C21:.M21];&quot;U☺&quot;)" office:value-type="float" office:value="0">
            <text:p>0</text:p>
          </table:table-cell>
          <table:table-cell table:style-name="ce199" table:formula="of:=COUNTIF([.C21:.M21];&quot;51&quot;)+COUNTIF([.C21:.M21];&quot;51$&quot;)+COUNTIF([.C21:.M21];&quot;51☻&quot;)" office:value-type="float" office:value="1">
            <text:p>1</text:p>
          </table:table-cell>
          <table:table-cell table:style-name="ce199" table:formula="of:=COUNTIF([.C21:.M21];&quot;52&quot;)+COUNTIF([.C21:.M21];&quot;52$&quot;)+COUNTIF([.C21:.M21];&quot;52☻&quot;)" office:value-type="float" office:value="2">
            <text:p>2</text:p>
          </table:table-cell>
          <table:table-cell table:style-name="ce199" table:formula="of:=COUNTIF([.C21:.M21];&quot;51¶&quot;)" office:value-type="float" office:value="1">
            <text:p>1</text:p>
          </table:table-cell>
          <table:table-cell table:style-name="ce199" table:formula="of:=COUNTIF([.C21:.M21];&quot;52¶&quot;)" office:value-type="float" office:value="1">
            <text:p>1</text:p>
          </table:table-cell>
          <table:table-cell table:style-name="ce199" table:formula="of:=COUNTIF([.C21:.M21];&quot;U&quot;)+COUNTIF([.C21:.M21];&quot;U☻&quot;)+COUNTIF([.C21:.M21];&quot;U☺&quot;)" office:value-type="float" office:value="1">
            <text:p>1</text:p>
          </table:table-cell>
          <table:table-cell table:style-name="ce199" table:formula="of:=COUNTIF([.C21:.M21];&quot;KVIT&quot;)+COUNTIF([.C21:.M21];&quot;KVIT☻&quot;)+COUNTIF([.C21:.M21];&quot;kvit$&quot;)" office:value-type="float" office:value="2">
            <text:p>2</text:p>
          </table:table-cell>
          <table:table-cell table:style-name="ce200" table:formula="of:=COUNTBLANK([.C21:.M21])" office:value-type="float" office:value="0">
            <text:p>0</text:p>
          </table:table-cell>
          <table:table-cell table:style-name="ce201" table:formula="of:=COUNTIF([.C21:.M21];&quot;x&quot;)" office:value-type="float" office:value="2">
            <text:p>2</text:p>
          </table:table-cell>
          <table:table-cell table:style-name="ce202" table:formula="of:=COUNTIF([.C21:.M21];&quot;51&quot;)+COUNTIF([.C21:.M21];&quot;51☻&quot;)+COUNTIF([.C21:.M21];&quot;2&quot;)+COUNTIF([.C21:.M21];&quot;52&quot;)+COUNTIF([.C21:.M21];&quot;52☻&quot;)+COUNTIF([.C21:.M21];&quot;51$&quot;)+COUNTIF([.C21:.M21];&quot;52$&quot;)" office:value-type="float" office:value="3">
            <text:p>3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1-21">
            <text:p>21. nov 13</text:p>
          </table:table-cell>
          <table:table-cell table:style-name="ce194" table:formula="of:=TEXT([.A22];&quot;Ddd&quot;)" office:value-type="string" office:string-value="čet">
            <text:p>če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51" office:value-type="string">
            <text:p>NPK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5" office:value-type="string">
            <text:p>MIR</text:p>
          </table:table-cell>
          <table:table-cell table:style-name="ce33" office:value-type="string">
            <text:p>TAL</text:p>
          </table:table-cell>
          <table:table-cell table:style-name="ce199" table:formula="of:=COUNTIF([.C22:.M22];&quot;☻&quot;)+COUNTIF([.C22:.M22];&quot;52☻&quot;)+COUNTIF([.C22:.M22];&quot;51☻&quot;)+COUNTIF([.C22:.M22];&quot;1☻&quot;)+COUNTIF([.C22:.M22];&quot;KVIT☻&quot;)+COUNTIF([.C22:.M22];&quot;U☻&quot;)" office:value-type="float" office:value="1">
            <text:p>1</text:p>
          </table:table-cell>
          <table:table-cell table:style-name="ce199" table:formula="of:=COUNTIF([.C22:.M22];&quot;☺&quot;)+COUNTIF([.C22:.M22];&quot;52☺&quot;)+COUNTIF([.C22:.M22];&quot;51☺&quot;)+COUNTIF([.C22:.M22];&quot;1☺&quot;)+COUNTIF([.C22:.M22];&quot;KVIT☺&quot;)+COUNTIF([.C22:.M22];&quot;U☺&quot;)" office:value-type="float" office:value="0">
            <text:p>0</text:p>
          </table:table-cell>
          <table:table-cell table:style-name="ce199" table:formula="of:=COUNTIF([.C22:.M22];&quot;51&quot;)+COUNTIF([.C22:.M22];&quot;51$&quot;)+COUNTIF([.C22:.M22];&quot;51☻&quot;)" office:value-type="float" office:value="1">
            <text:p>1</text:p>
          </table:table-cell>
          <table:table-cell table:style-name="ce199" table:formula="of:=COUNTIF([.C22:.M22];&quot;52&quot;)+COUNTIF([.C22:.M22];&quot;52$&quot;)+COUNTIF([.C22:.M22];&quot;52☻&quot;)" office:value-type="float" office:value="2">
            <text:p>2</text:p>
          </table:table-cell>
          <table:table-cell table:style-name="ce199" table:formula="of:=COUNTIF([.C22:.M22];&quot;51¶&quot;)" office:value-type="float" office:value="1">
            <text:p>1</text:p>
          </table:table-cell>
          <table:table-cell table:style-name="ce199" table:formula="of:=COUNTIF([.C22:.M22];&quot;52¶&quot;)" office:value-type="float" office:value="1">
            <text:p>1</text:p>
          </table:table-cell>
          <table:table-cell table:style-name="ce199" table:formula="of:=COUNTIF([.C22:.M22];&quot;U&quot;)+COUNTIF([.C22:.M22];&quot;U☻&quot;)+COUNTIF([.C22:.M22];&quot;U☺&quot;)" office:value-type="float" office:value="1">
            <text:p>1</text:p>
          </table:table-cell>
          <table:table-cell table:style-name="ce199" table:formula="of:=COUNTIF([.C22:.M22];&quot;KVIT&quot;)+COUNTIF([.C22:.M22];&quot;KVIT☻&quot;)+COUNTIF([.C22:.M22];&quot;kvit$&quot;)" office:value-type="float" office:value="2">
            <text:p>2</text:p>
          </table:table-cell>
          <table:table-cell table:style-name="ce200" table:formula="of:=COUNTBLANK([.C22:.M22])" office:value-type="float" office:value="0">
            <text:p>0</text:p>
          </table:table-cell>
          <table:table-cell table:style-name="ce201" table:formula="of:=COUNTIF([.C22:.M22];&quot;x&quot;)" office:value-type="float" office:value="1">
            <text:p>1</text:p>
          </table:table-cell>
          <table:table-cell table:style-name="ce202" table:formula="of:=COUNTIF([.C22:.M22];&quot;51&quot;)+COUNTIF([.C22:.M22];&quot;51☻&quot;)+COUNTIF([.C22:.M22];&quot;2&quot;)+COUNTIF([.C22:.M22];&quot;52&quot;)+COUNTIF([.C22:.M22];&quot;52☻&quot;)+COUNTIF([.C22:.M22];&quot;51$&quot;)+COUNTIF([.C22:.M22];&quot;52$&quot;)" office:value-type="float" office:value="3">
            <text:p>3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1-22">
            <text:p>22. nov 13</text:p>
          </table:table-cell>
          <table:table-cell table:style-name="ce194" table:formula="of:=TEXT([.A23];&quot;Ddd&quot;)" office:value-type="string" office:string-value="pet">
            <text:p>pe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9" table:formula="of:=[$januar.$G$1]" office:value-type="string" office:string-value="ORO">
            <text:p>ORO</text:p>
          </table:table-cell>
          <table:table-cell table:style-name="ce33" office:value-type="string">
            <text:p>TAL</text:p>
          </table:table-cell>
          <table:table-cell table:style-name="ce199" table:formula="of:=COUNTIF([.C23:.M23];&quot;☻&quot;)+COUNTIF([.C23:.M23];&quot;52☻&quot;)+COUNTIF([.C23:.M23];&quot;51☻&quot;)+COUNTIF([.C23:.M23];&quot;1☻&quot;)+COUNTIF([.C23:.M23];&quot;KVIT☻&quot;)+COUNTIF([.C23:.M23];&quot;U☻&quot;)" office:value-type="float" office:value="1">
            <text:p>1</text:p>
          </table:table-cell>
          <table:table-cell table:style-name="ce199" table:formula="of:=COUNTIF([.C23:.M23];&quot;☺&quot;)+COUNTIF([.C23:.M23];&quot;52☺&quot;)+COUNTIF([.C23:.M23];&quot;51☺&quot;)+COUNTIF([.C23:.M23];&quot;1☺&quot;)+COUNTIF([.C23:.M23];&quot;KVIT☺&quot;)+COUNTIF([.C23:.M23];&quot;U☺&quot;)" office:value-type="float" office:value="1">
            <text:p>1</text:p>
          </table:table-cell>
          <table:table-cell table:style-name="ce199" table:formula="of:=COUNTIF([.C23:.M23];&quot;51&quot;)+COUNTIF([.C23:.M23];&quot;51$&quot;)+COUNTIF([.C23:.M23];&quot;51☻&quot;)" office:value-type="float" office:value="1">
            <text:p>1</text:p>
          </table:table-cell>
          <table:table-cell table:style-name="ce199" table:formula="of:=COUNTIF([.C23:.M23];&quot;52&quot;)+COUNTIF([.C23:.M23];&quot;52$&quot;)+COUNTIF([.C23:.M23];&quot;52☻&quot;)" office:value-type="float" office:value="2">
            <text:p>2</text:p>
          </table:table-cell>
          <table:table-cell table:style-name="ce199" table:formula="of:=COUNTIF([.C23:.M23];&quot;51¶&quot;)" office:value-type="float" office:value="1">
            <text:p>1</text:p>
          </table:table-cell>
          <table:table-cell table:style-name="ce199" table:formula="of:=COUNTIF([.C23:.M23];&quot;52¶&quot;)" office:value-type="float" office:value="1">
            <text:p>1</text:p>
          </table:table-cell>
          <table:table-cell table:style-name="ce199" table:formula="of:=COUNTIF([.C23:.M23];&quot;U&quot;)+COUNTIF([.C23:.M23];&quot;U☻&quot;)+COUNTIF([.C23:.M23];&quot;U☺&quot;)" office:value-type="float" office:value="1">
            <text:p>1</text:p>
          </table:table-cell>
          <table:table-cell table:style-name="ce199" table:formula="of:=COUNTIF([.C23:.M23];&quot;KVIT&quot;)+COUNTIF([.C23:.M23];&quot;KVIT☻&quot;)+COUNTIF([.C23:.M23];&quot;kvit$&quot;)" office:value-type="float" office:value="3">
            <text:p>3</text:p>
          </table:table-cell>
          <table:table-cell table:style-name="ce200" table:formula="of:=COUNTBLANK([.C23:.M23])" office:value-type="float" office:value="0">
            <text:p>0</text:p>
          </table:table-cell>
          <table:table-cell table:style-name="ce201" table:formula="of:=COUNTIF([.C23:.M23];&quot;x&quot;)" office:value-type="float" office:value="1">
            <text:p>1</text:p>
          </table:table-cell>
          <table:table-cell table:style-name="ce202" table:formula="of:=COUNTIF([.C23:.M23];&quot;51&quot;)+COUNTIF([.C23:.M23];&quot;51☻&quot;)+COUNTIF([.C23:.M23];&quot;2&quot;)+COUNTIF([.C23:.M23];&quot;52&quot;)+COUNTIF([.C23:.M23];&quot;52☻&quot;)+COUNTIF([.C23:.M23];&quot;51$&quot;)+COUNTIF([.C23:.M23];&quot;52$&quot;)" office:value-type="float" office:value="3">
            <text:p>3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11-23">
            <text:p>23. nov 13</text:p>
          </table:table-cell>
          <table:table-cell table:style-name="ce193" table:formula="of:=TEXT([.A24];&quot;Ddd&quot;)" office:value-type="string" office:string-value="sob">
            <text:p>sob</text:p>
          </table:table-cell>
          <table:table-cell table:style-name="ce197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197"/>
          <table:table-cell table:style-name="ce11" table:formula="of:=[$'Vzorci vnosov'.$A$21]" office:value-type="string" office:string-value="☺">
            <text:p>☺</text:p>
          </table:table-cell>
          <table:table-cell table:style-name="ce197" table:number-columns-repeated="6"/>
          <table:table-cell table:style-name="ce56" office:value-type="string">
            <text:p>ORO</text:p>
          </table:table-cell>
          <table:table-cell table:style-name="ce56" office:value-type="string">
            <text:p>KON</text:p>
          </table:table-cell>
          <table:table-cell table:style-name="ce199" table:formula="of:=COUNTIF([.C24:.M24];&quot;☻&quot;)+COUNTIF([.C24:.M24];&quot;52☻&quot;)+COUNTIF([.C24:.M24];&quot;51☻&quot;)+COUNTIF([.C24:.M24];&quot;1☻&quot;)+COUNTIF([.C24:.M24];&quot;KVIT☻&quot;)+COUNTIF([.C24:.M24];&quot;U☻&quot;)" office:value-type="float" office:value="1">
            <text:p>1</text:p>
          </table:table-cell>
          <table:table-cell table:style-name="ce199" table:formula="of:=COUNTIF([.C24:.M24];&quot;☺&quot;)+COUNTIF([.C24:.M24];&quot;52☺&quot;)+COUNTIF([.C24:.M24];&quot;51☺&quot;)+COUNTIF([.C24:.M24];&quot;1☺&quot;)+COUNTIF([.C24:.M24];&quot;KVIT☺&quot;)+COUNTIF([.C24:.M24];&quot;U☺&quot;)" office:value-type="float" office:value="1">
            <text:p>1</text:p>
          </table:table-cell>
          <table:table-cell table:style-name="ce199" table:formula="of:=COUNTIF([.C24:.M24];&quot;51&quot;)+COUNTIF([.C24:.M24];&quot;51$&quot;)+COUNTIF([.C24:.M24];&quot;51☻&quot;)" office:value-type="float" office:value="0">
            <text:p>0</text:p>
          </table:table-cell>
          <table:table-cell table:style-name="ce199" table:formula="of:=COUNTIF([.C24:.M24];&quot;52&quot;)+COUNTIF([.C24:.M24];&quot;52$&quot;)+COUNTIF([.C24:.M24];&quot;52☻&quot;)" office:value-type="float" office:value="0">
            <text:p>0</text:p>
          </table:table-cell>
          <table:table-cell table:style-name="ce199" table:formula="of:=COUNTIF([.C24:.M24];&quot;51¶&quot;)" office:value-type="float" office:value="0">
            <text:p>0</text:p>
          </table:table-cell>
          <table:table-cell table:style-name="ce199" table:formula="of:=COUNTIF([.C24:.M24];&quot;52¶&quot;)" office:value-type="float" office:value="0">
            <text:p>0</text:p>
          </table:table-cell>
          <table:table-cell table:style-name="ce199" table:formula="of:=COUNTIF([.C24:.M24];&quot;U&quot;)+COUNTIF([.C24:.M24];&quot;U☻&quot;)+COUNTIF([.C24:.M24];&quot;U☺&quot;)" office:value-type="float" office:value="0">
            <text:p>0</text:p>
          </table:table-cell>
          <table:table-cell table:style-name="ce199" table:formula="of:=COUNTIF([.C24:.M24];&quot;KVIT&quot;)+COUNTIF([.C24:.M24];&quot;KVIT☻&quot;)+COUNTIF([.C24:.M24];&quot;kvit$&quot;)" office:value-type="float" office:value="0">
            <text:p>0</text:p>
          </table:table-cell>
          <table:table-cell table:style-name="ce200" table:formula="of:=COUNTBLANK([.C24:.M24])" office:value-type="float" office:value="9">
            <text:p>9</text:p>
          </table:table-cell>
          <table:table-cell table:style-name="ce201" table:formula="of:=COUNTIF([.C24:.M24];&quot;x&quot;)" office:value-type="float" office:value="0">
            <text:p>0</text:p>
          </table:table-cell>
          <table:table-cell table:style-name="ce202" table:formula="of:=COUNTIF([.C24:.M24];&quot;51&quot;)+COUNTIF([.C24:.M24];&quot;51☻&quot;)+COUNTIF([.C24:.M24];&quot;2&quot;)+COUNTIF([.C24:.M24];&quot;52&quot;)+COUNTIF([.C24:.M24];&quot;52☻&quot;)+COUNTIF([.C24:.M24];&quot;51$&quot;)+COUNTIF([.C24:.M24];&quot;52$&quot;)" office:value-type="float" office:value="0">
            <text:p>0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11-24">
            <text:p>24. nov 13</text:p>
          </table:table-cell>
          <table:table-cell table:style-name="ce193" table:formula="of:=TEXT([.A25];&quot;Ddd&quot;)" office:value-type="string" office:string-value="ned">
            <text:p>ned</text:p>
          </table:table-cell>
          <table:table-cell table:style-name="ce196" table:number-columns-repeated="3"/>
          <table:table-cell table:style-name="ce197"/>
          <table:table-cell table:style-name="ce196" table:number-columns-repeated="2"/>
          <table:table-cell table:style-name="ce197"/>
          <table:table-cell table:style-name="ce196"/>
          <table:table-cell table:style-name="ce6" table:formula="of:=[$'Vzorci vnosov'.$A$14]" office:value-type="string" office:string-value="☻">
            <text:p>☻</text:p>
          </table:table-cell>
          <table:table-cell table:style-name="ce196"/>
          <table:table-cell table:style-name="ce11" table:formula="of:=[$'Vzorci vnosov'.$A$21]" office:value-type="string" office:string-value="☺">
            <text:p>☺</text:p>
          </table:table-cell>
          <table:table-cell table:style-name="ce56" office:value-type="string">
            <text:p>TAL</text:p>
          </table:table-cell>
          <table:table-cell table:style-name="ce56" office:value-type="string">
            <text:p>KON</text:p>
          </table:table-cell>
          <table:table-cell table:style-name="ce199" table:formula="of:=COUNTIF([.C25:.M25];&quot;☻&quot;)+COUNTIF([.C25:.M25];&quot;52☻&quot;)+COUNTIF([.C25:.M25];&quot;51☻&quot;)+COUNTIF([.C25:.M25];&quot;1☻&quot;)+COUNTIF([.C25:.M25];&quot;KVIT☻&quot;)+COUNTIF([.C25:.M25];&quot;U☻&quot;)" office:value-type="float" office:value="1">
            <text:p>1</text:p>
          </table:table-cell>
          <table:table-cell table:style-name="ce199" table:formula="of:=COUNTIF([.C25:.M25];&quot;☺&quot;)+COUNTIF([.C25:.M25];&quot;52☺&quot;)+COUNTIF([.C25:.M25];&quot;51☺&quot;)+COUNTIF([.C25:.M25];&quot;1☺&quot;)+COUNTIF([.C25:.M25];&quot;KVIT☺&quot;)+COUNTIF([.C25:.M25];&quot;U☺&quot;)" office:value-type="float" office:value="1">
            <text:p>1</text:p>
          </table:table-cell>
          <table:table-cell table:style-name="ce199" table:formula="of:=COUNTIF([.C25:.M25];&quot;51&quot;)+COUNTIF([.C25:.M25];&quot;51$&quot;)+COUNTIF([.C25:.M25];&quot;51☻&quot;)" office:value-type="float" office:value="0">
            <text:p>0</text:p>
          </table:table-cell>
          <table:table-cell table:style-name="ce199" table:formula="of:=COUNTIF([.C25:.M25];&quot;52&quot;)+COUNTIF([.C25:.M25];&quot;52$&quot;)+COUNTIF([.C25:.M25];&quot;52☻&quot;)" office:value-type="float" office:value="0">
            <text:p>0</text:p>
          </table:table-cell>
          <table:table-cell table:style-name="ce199" table:formula="of:=COUNTIF([.C25:.M25];&quot;51¶&quot;)" office:value-type="float" office:value="0">
            <text:p>0</text:p>
          </table:table-cell>
          <table:table-cell table:style-name="ce199" table:formula="of:=COUNTIF([.C25:.M25];&quot;52¶&quot;)" office:value-type="float" office:value="0">
            <text:p>0</text:p>
          </table:table-cell>
          <table:table-cell table:style-name="ce199" table:formula="of:=COUNTIF([.C25:.M25];&quot;U&quot;)+COUNTIF([.C25:.M25];&quot;U☻&quot;)+COUNTIF([.C25:.M25];&quot;U☺&quot;)" office:value-type="float" office:value="0">
            <text:p>0</text:p>
          </table:table-cell>
          <table:table-cell table:style-name="ce199" table:formula="of:=COUNTIF([.C25:.M25];&quot;KVIT&quot;)+COUNTIF([.C25:.M25];&quot;KVIT☻&quot;)+COUNTIF([.C25:.M25];&quot;kvit$&quot;)" office:value-type="float" office:value="0">
            <text:p>0</text:p>
          </table:table-cell>
          <table:table-cell table:style-name="ce200" table:formula="of:=COUNTBLANK([.C25:.M25])" office:value-type="float" office:value="9">
            <text:p>9</text:p>
          </table:table-cell>
          <table:table-cell table:style-name="ce201" table:formula="of:=COUNTIF([.C25:.M25];&quot;x&quot;)" office:value-type="float" office:value="0">
            <text:p>0</text:p>
          </table:table-cell>
          <table:table-cell table:style-name="ce202" table:formula="of:=COUNTIF([.C25:.M25];&quot;51&quot;)+COUNTIF([.C25:.M25];&quot;51☻&quot;)+COUNTIF([.C25:.M25];&quot;2&quot;)+COUNTIF([.C25:.M25];&quot;52&quot;)+COUNTIF([.C25:.M25];&quot;52☻&quot;)+COUNTIF([.C25:.M25];&quot;51$&quot;)+COUNTIF([.C25:.M25];&quot;52$&quot;)" office:value-type="float" office:value="0">
            <text:p>0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1-25">
            <text:p>25. nov 13</text:p>
          </table:table-cell>
          <table:table-cell table:style-name="ce194" table:formula="of:=TEXT([.A26];&quot;Ddd&quot;)" office:value-type="string" office:string-value="pon">
            <text:p>pon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30" office:value-type="string">
            <office:annotation draw:style-name="gr1" draw:text-style-name="P1" svg:width="3.009cm" svg:height="2.128cm" svg:x="13.64cm" svg:y="17.072cm" draw:caption-point-x="-0.608cm" draw:caption-point-y="0.468cm">
              <dc:creator>MŠ</dc:creator>
              <dc:date>2013-12-23T00:00:00</dc:date>
              <text:p text:style-name="P1"><text:span text:style-name="T1">ne bi bil dežuren 1., 2., in 3. <text:s/>in 29. in 30.</text:span></text:p>
            </office:annotation>
            <text:p>RO/PI</text:p>
          </table:table-cell>
          <table:table-cell table:style-name="ce33" office:value-type="string">
            <text:p>KON</text:p>
          </table:table-cell>
          <table:table-cell table:style-name="ce199" table:formula="of:=COUNTIF([.C26:.M26];&quot;☻&quot;)+COUNTIF([.C26:.M26];&quot;52☻&quot;)+COUNTIF([.C26:.M26];&quot;51☻&quot;)+COUNTIF([.C26:.M26];&quot;1☻&quot;)+COUNTIF([.C26:.M26];&quot;KVIT☻&quot;)+COUNTIF([.C26:.M26];&quot;U☻&quot;)" office:value-type="float" office:value="0">
            <text:p>0</text:p>
          </table:table-cell>
          <table:table-cell table:style-name="ce199" table:formula="of:=COUNTIF([.C26:.M26];&quot;☺&quot;)+COUNTIF([.C26:.M26];&quot;52☺&quot;)+COUNTIF([.C26:.M26];&quot;51☺&quot;)+COUNTIF([.C26:.M26];&quot;1☺&quot;)+COUNTIF([.C26:.M26];&quot;KVIT☺&quot;)+COUNTIF([.C26:.M26];&quot;U☺&quot;)" office:value-type="float" office:value="0">
            <text:p>0</text:p>
          </table:table-cell>
          <table:table-cell table:style-name="ce199" table:formula="of:=COUNTIF([.C26:.M26];&quot;51&quot;)+COUNTIF([.C26:.M26];&quot;51$&quot;)+COUNTIF([.C26:.M26];&quot;51☻&quot;)" office:value-type="float" office:value="3">
            <text:p>3</text:p>
          </table:table-cell>
          <table:table-cell table:style-name="ce199" table:formula="of:=COUNTIF([.C26:.M26];&quot;52&quot;)+COUNTIF([.C26:.M26];&quot;52$&quot;)+COUNTIF([.C26:.M26];&quot;52☻&quot;)" office:value-type="float" office:value="1">
            <text:p>1</text:p>
          </table:table-cell>
          <table:table-cell table:style-name="ce199" table:formula="of:=COUNTIF([.C26:.M26];&quot;51¶&quot;)" office:value-type="float" office:value="1">
            <text:p>1</text:p>
          </table:table-cell>
          <table:table-cell table:style-name="ce199" table:formula="of:=COUNTIF([.C26:.M26];&quot;52¶&quot;)" office:value-type="float" office:value="0">
            <text:p>0</text:p>
          </table:table-cell>
          <table:table-cell table:style-name="ce199" table:formula="of:=COUNTIF([.C26:.M26];&quot;U&quot;)+COUNTIF([.C26:.M26];&quot;U☻&quot;)+COUNTIF([.C26:.M26];&quot;U☺&quot;)" office:value-type="float" office:value="1">
            <text:p>1</text:p>
          </table:table-cell>
          <table:table-cell table:style-name="ce199" table:formula="of:=COUNTIF([.C26:.M26];&quot;KVIT&quot;)+COUNTIF([.C26:.M26];&quot;KVIT☻&quot;)+COUNTIF([.C26:.M26];&quot;kvit$&quot;)" office:value-type="float" office:value="3">
            <text:p>3</text:p>
          </table:table-cell>
          <table:table-cell table:style-name="ce200" table:formula="of:=COUNTBLANK([.C26:.M26])" office:value-type="float" office:value="0">
            <text:p>0</text:p>
          </table:table-cell>
          <table:table-cell table:style-name="ce201" table:formula="of:=COUNTIF([.C26:.M26];&quot;x&quot;)" office:value-type="float" office:value="1">
            <text:p>1</text:p>
          </table:table-cell>
          <table:table-cell table:style-name="ce202" table:formula="of:=COUNTIF([.C26:.M26];&quot;51&quot;)+COUNTIF([.C26:.M26];&quot;51☻&quot;)+COUNTIF([.C26:.M26];&quot;2&quot;)+COUNTIF([.C26:.M26];&quot;52&quot;)+COUNTIF([.C26:.M26];&quot;52☻&quot;)+COUNTIF([.C26:.M26];&quot;51$&quot;)+COUNTIF([.C26:.M26];&quot;52$&quot;)" office:value-type="float" office:value="4">
            <text:p>4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1-26">
            <text:p>26. nov 13</text:p>
          </table:table-cell>
          <table:table-cell table:style-name="ce194" table:formula="of:=TEXT([.A27];&quot;Ddd&quot;)" office:value-type="string" office:string-value="tor">
            <text:p>t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1" office:value-type="string">
            <text:p>NPK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30" office:value-type="string">
            <office:annotation draw:style-name="gr1" draw:text-style-name="P1" svg:width="2.928cm" svg:height="2.613cm" svg:x="13.642cm" svg:y="16.724cm" draw:caption-point-x="-0.61cm" draw:caption-point-y="1.517cm">
              <dc:creator>MŠ</dc:creator>
              <dc:date>2013-12-23T00:00:00</dc:date>
              <text:p text:style-name="P1"><text:span text:style-name="T1">ne morem dezurat vikenda od 8.-10.11. In 22.-24.11</text:span></text:p>
            </office:annotation>
            <text:p>SKR</text:p>
          </table:table-cell>
          <table:table-cell table:style-name="ce33" office:value-type="string">
            <text:p>KON</text:p>
          </table:table-cell>
          <table:table-cell table:style-name="ce199" table:formula="of:=COUNTIF([.C27:.M27];&quot;☻&quot;)+COUNTIF([.C27:.M27];&quot;52☻&quot;)+COUNTIF([.C27:.M27];&quot;51☻&quot;)+COUNTIF([.C27:.M27];&quot;1☻&quot;)+COUNTIF([.C27:.M27];&quot;KVIT☻&quot;)+COUNTIF([.C27:.M27];&quot;U☻&quot;)" office:value-type="float" office:value="1">
            <text:p>1</text:p>
          </table:table-cell>
          <table:table-cell table:style-name="ce199" table:formula="of:=COUNTIF([.C27:.M27];&quot;☺&quot;)+COUNTIF([.C27:.M27];&quot;52☺&quot;)+COUNTIF([.C27:.M27];&quot;51☺&quot;)+COUNTIF([.C27:.M27];&quot;1☺&quot;)+COUNTIF([.C27:.M27];&quot;KVIT☺&quot;)+COUNTIF([.C27:.M27];&quot;U☺&quot;)" office:value-type="float" office:value="0">
            <text:p>0</text:p>
          </table:table-cell>
          <table:table-cell table:style-name="ce199" table:formula="of:=COUNTIF([.C27:.M27];&quot;51&quot;)+COUNTIF([.C27:.M27];&quot;51$&quot;)+COUNTIF([.C27:.M27];&quot;51☻&quot;)" office:value-type="float" office:value="2">
            <text:p>2</text:p>
          </table:table-cell>
          <table:table-cell table:style-name="ce199" table:formula="of:=COUNTIF([.C27:.M27];&quot;52&quot;)+COUNTIF([.C27:.M27];&quot;52$&quot;)+COUNTIF([.C27:.M27];&quot;52☻&quot;)" office:value-type="float" office:value="0">
            <text:p>0</text:p>
          </table:table-cell>
          <table:table-cell table:style-name="ce199" table:formula="of:=COUNTIF([.C27:.M27];&quot;51¶&quot;)" office:value-type="float" office:value="1">
            <text:p>1</text:p>
          </table:table-cell>
          <table:table-cell table:style-name="ce199" table:formula="of:=COUNTIF([.C27:.M27];&quot;52¶&quot;)" office:value-type="float" office:value="1">
            <text:p>1</text:p>
          </table:table-cell>
          <table:table-cell table:style-name="ce199" table:formula="of:=COUNTIF([.C27:.M27];&quot;U&quot;)+COUNTIF([.C27:.M27];&quot;U☻&quot;)+COUNTIF([.C27:.M27];&quot;U☺&quot;)" office:value-type="float" office:value="1">
            <text:p>1</text:p>
          </table:table-cell>
          <table:table-cell table:style-name="ce199" table:formula="of:=COUNTIF([.C27:.M27];&quot;KVIT&quot;)+COUNTIF([.C27:.M27];&quot;KVIT☻&quot;)+COUNTIF([.C27:.M27];&quot;kvit$&quot;)" office:value-type="float" office:value="3">
            <text:p>3</text:p>
          </table:table-cell>
          <table:table-cell table:style-name="ce200" table:formula="of:=COUNTBLANK([.C27:.M27])" office:value-type="float" office:value="0">
            <text:p>0</text:p>
          </table:table-cell>
          <table:table-cell table:style-name="ce201" table:formula="of:=COUNTIF([.C27:.M27];&quot;x&quot;)" office:value-type="float" office:value="0">
            <text:p>0</text:p>
          </table:table-cell>
          <table:table-cell table:style-name="ce202" table:formula="of:=COUNTIF([.C27:.M27];&quot;51&quot;)+COUNTIF([.C27:.M27];&quot;51☻&quot;)+COUNTIF([.C27:.M27];&quot;2&quot;)+COUNTIF([.C27:.M27];&quot;52&quot;)+COUNTIF([.C27:.M27];&quot;52☻&quot;)+COUNTIF([.C27:.M27];&quot;51$&quot;)+COUNTIF([.C27:.M27];&quot;52$&quot;)" office:value-type="float" office:value="2">
            <text:p>2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1-27">
            <text:p>27. nov 13</text:p>
          </table:table-cell>
          <table:table-cell table:style-name="ce194" table:formula="of:=TEXT([.A28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45" office:value-type="string">
            <text:p>MF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39" table:formula="of:=[$januar.$M$1]" office:value-type="string" office:string-value="TAL">
            <text:p>TAL</text:p>
          </table:table-cell>
          <table:table-cell table:style-name="ce33" office:value-type="string">
            <text:p>PIN</text:p>
          </table:table-cell>
          <table:table-cell table:style-name="ce199" table:formula="of:=COUNTIF([.C28:.M28];&quot;☻&quot;)+COUNTIF([.C28:.M28];&quot;52☻&quot;)+COUNTIF([.C28:.M28];&quot;51☻&quot;)+COUNTIF([.C28:.M28];&quot;1☻&quot;)+COUNTIF([.C28:.M28];&quot;KVIT☻&quot;)+COUNTIF([.C28:.M28];&quot;U☻&quot;)" office:value-type="float" office:value="1">
            <text:p>1</text:p>
          </table:table-cell>
          <table:table-cell table:style-name="ce199" table:formula="of:=COUNTIF([.C28:.M28];&quot;☺&quot;)+COUNTIF([.C28:.M28];&quot;52☺&quot;)+COUNTIF([.C28:.M28];&quot;51☺&quot;)+COUNTIF([.C28:.M28];&quot;1☺&quot;)+COUNTIF([.C28:.M28];&quot;KVIT☺&quot;)+COUNTIF([.C28:.M28];&quot;U☺&quot;)" office:value-type="float" office:value="1">
            <text:p>1</text:p>
          </table:table-cell>
          <table:table-cell table:style-name="ce199" table:formula="of:=COUNTIF([.C28:.M28];&quot;51&quot;)+COUNTIF([.C28:.M28];&quot;51$&quot;)+COUNTIF([.C28:.M28];&quot;51☻&quot;)" office:value-type="float" office:value="2">
            <text:p>2</text:p>
          </table:table-cell>
          <table:table-cell table:style-name="ce199" table:formula="of:=COUNTIF([.C28:.M28];&quot;52&quot;)+COUNTIF([.C28:.M28];&quot;52$&quot;)+COUNTIF([.C28:.M28];&quot;52☻&quot;)" office:value-type="float" office:value="1">
            <text:p>1</text:p>
          </table:table-cell>
          <table:table-cell table:style-name="ce199" table:formula="of:=COUNTIF([.C28:.M28];&quot;51¶&quot;)" office:value-type="float" office:value="1">
            <text:p>1</text:p>
          </table:table-cell>
          <table:table-cell table:style-name="ce199" table:formula="of:=COUNTIF([.C28:.M28];&quot;52¶&quot;)" office:value-type="float" office:value="0">
            <text:p>0</text:p>
          </table:table-cell>
          <table:table-cell table:style-name="ce199" table:formula="of:=COUNTIF([.C28:.M28];&quot;U&quot;)+COUNTIF([.C28:.M28];&quot;U☻&quot;)+COUNTIF([.C28:.M28];&quot;U☺&quot;)" office:value-type="float" office:value="1">
            <text:p>1</text:p>
          </table:table-cell>
          <table:table-cell table:style-name="ce199" table:formula="of:=COUNTIF([.C28:.M28];&quot;KVIT&quot;)+COUNTIF([.C28:.M28];&quot;KVIT☻&quot;)+COUNTIF([.C28:.M28];&quot;kvit$&quot;)" office:value-type="float" office:value="2">
            <text:p>2</text:p>
          </table:table-cell>
          <table:table-cell table:style-name="ce200" table:formula="of:=COUNTBLANK([.C28:.M28])" office:value-type="float" office:value="0">
            <text:p>0</text:p>
          </table:table-cell>
          <table:table-cell table:style-name="ce201" table:formula="of:=COUNTIF([.C28:.M28];&quot;x&quot;)" office:value-type="float" office:value="1">
            <text:p>1</text:p>
          </table:table-cell>
          <table:table-cell table:style-name="ce202" table:formula="of:=COUNTIF([.C28:.M28];&quot;51&quot;)+COUNTIF([.C28:.M28];&quot;51☻&quot;)+COUNTIF([.C28:.M28];&quot;2&quot;)+COUNTIF([.C28:.M28];&quot;52&quot;)+COUNTIF([.C28:.M28];&quot;52☻&quot;)+COUNTIF([.C28:.M28];&quot;51$&quot;)+COUNTIF([.C28:.M28];&quot;52$&quot;)" office:value-type="float" office:value="3">
            <text:p>3</text:p>
          </table:table-cell>
          <table:table-cell table:style-name="ce75" table:formula="of:=[$'Vzorci vnosov'.$A$29]" office:value-type="string" office:string-value=".">
            <text:p>.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1-28">
            <text:p>28. nov 13</text:p>
          </table:table-cell>
          <table:table-cell table:style-name="ce194" table:formula="of:=TEXT([.A29];&quot;Ddd&quot;)" office:value-type="string" office:string-value="čet">
            <text:p>č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1" office:value-type="string">
            <text:p>NPK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9" table:formula="of:=[$januar.$L$1]" office:value-type="string" office:string-value="DRN">
            <text:p>DRN</text:p>
          </table:table-cell>
          <table:table-cell table:style-name="ce33" office:value-type="string">
            <text:p>KON</text:p>
          </table:table-cell>
          <table:table-cell table:style-name="ce199" table:formula="of:=COUNTIF([.C29:.M29];&quot;☻&quot;)+COUNTIF([.C29:.M29];&quot;52☻&quot;)+COUNTIF([.C29:.M29];&quot;51☻&quot;)+COUNTIF([.C29:.M29];&quot;1☻&quot;)+COUNTIF([.C29:.M29];&quot;KVIT☻&quot;)+COUNTIF([.C29:.M29];&quot;U☻&quot;)" office:value-type="float" office:value="1">
            <text:p>1</text:p>
          </table:table-cell>
          <table:table-cell table:style-name="ce199" table:formula="of:=COUNTIF([.C29:.M29];&quot;☺&quot;)+COUNTIF([.C29:.M29];&quot;52☺&quot;)+COUNTIF([.C29:.M29];&quot;51☺&quot;)+COUNTIF([.C29:.M29];&quot;1☺&quot;)+COUNTIF([.C29:.M29];&quot;KVIT☺&quot;)+COUNTIF([.C29:.M29];&quot;U☺&quot;)" office:value-type="float" office:value="0">
            <text:p>0</text:p>
          </table:table-cell>
          <table:table-cell table:style-name="ce199" table:formula="of:=COUNTIF([.C29:.M29];&quot;51&quot;)+COUNTIF([.C29:.M29];&quot;51$&quot;)+COUNTIF([.C29:.M29];&quot;51☻&quot;)" office:value-type="float" office:value="2">
            <text:p>2</text:p>
          </table:table-cell>
          <table:table-cell table:style-name="ce199" table:formula="of:=COUNTIF([.C29:.M29];&quot;52&quot;)+COUNTIF([.C29:.M29];&quot;52$&quot;)+COUNTIF([.C29:.M29];&quot;52☻&quot;)" office:value-type="float" office:value="0">
            <text:p>0</text:p>
          </table:table-cell>
          <table:table-cell table:style-name="ce199" table:formula="of:=COUNTIF([.C29:.M29];&quot;51¶&quot;)" office:value-type="float" office:value="1">
            <text:p>1</text:p>
          </table:table-cell>
          <table:table-cell table:style-name="ce199" table:formula="of:=COUNTIF([.C29:.M29];&quot;52¶&quot;)" office:value-type="float" office:value="1">
            <text:p>1</text:p>
          </table:table-cell>
          <table:table-cell table:style-name="ce199" table:formula="of:=COUNTIF([.C29:.M29];&quot;U&quot;)+COUNTIF([.C29:.M29];&quot;U☻&quot;)+COUNTIF([.C29:.M29];&quot;U☺&quot;)" office:value-type="float" office:value="1">
            <text:p>1</text:p>
          </table:table-cell>
          <table:table-cell table:style-name="ce199" table:formula="of:=COUNTIF([.C29:.M29];&quot;KVIT&quot;)+COUNTIF([.C29:.M29];&quot;KVIT☻&quot;)+COUNTIF([.C29:.M29];&quot;kvit$&quot;)" office:value-type="float" office:value="2">
            <text:p>2</text:p>
          </table:table-cell>
          <table:table-cell table:style-name="ce200" table:formula="of:=COUNTBLANK([.C29:.M29])" office:value-type="float" office:value="0">
            <text:p>0</text:p>
          </table:table-cell>
          <table:table-cell table:style-name="ce201" table:formula="of:=COUNTIF([.C29:.M29];&quot;x&quot;)" office:value-type="float" office:value="2">
            <text:p>2</text:p>
          </table:table-cell>
          <table:table-cell table:style-name="ce202" table:formula="of:=COUNTIF([.C29:.M29];&quot;51&quot;)+COUNTIF([.C29:.M29];&quot;51☻&quot;)+COUNTIF([.C29:.M29];&quot;2&quot;)+COUNTIF([.C29:.M29];&quot;52&quot;)+COUNTIF([.C29:.M29];&quot;52☻&quot;)+COUNTIF([.C29:.M29];&quot;51$&quot;)+COUNTIF([.C29:.M29];&quot;52$&quot;)" office:value-type="float" office:value="2">
            <text:p>2</text:p>
          </table:table-cell>
          <table:table-cell table:style-name="ce75" table:formula="of:=[$'Vzorci vnosov'.$A$30]" office:value-type="string" office:string-value=".">
            <text:p>.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1-29">
            <text:p>29. nov 13</text:p>
          </table:table-cell>
          <table:table-cell table:style-name="ce194" table:formula="of:=TEXT([.A30];&quot;Ddd&quot;)" office:value-type="string" office:string-value="pet">
            <text:p>pe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9" table:formula="of:=[$januar.$G$1]" office:value-type="string" office:string-value="ORO">
            <text:p>ORO</text:p>
          </table:table-cell>
          <table:table-cell table:style-name="ce33" office:value-type="string">
            <text:p>MIO</text:p>
          </table:table-cell>
          <table:table-cell table:style-name="ce199" table:formula="of:=COUNTIF([.C30:.M30];&quot;☻&quot;)+COUNTIF([.C30:.M30];&quot;52☻&quot;)+COUNTIF([.C30:.M30];&quot;51☻&quot;)+COUNTIF([.C30:.M30];&quot;1☻&quot;)+COUNTIF([.C30:.M30];&quot;KVIT☻&quot;)+COUNTIF([.C30:.M30];&quot;U☻&quot;)" office:value-type="float" office:value="1">
            <text:p>1</text:p>
          </table:table-cell>
          <table:table-cell table:style-name="ce199" table:formula="of:=COUNTIF([.C30:.M30];&quot;☺&quot;)+COUNTIF([.C30:.M30];&quot;52☺&quot;)+COUNTIF([.C30:.M30];&quot;51☺&quot;)+COUNTIF([.C30:.M30];&quot;1☺&quot;)+COUNTIF([.C30:.M30];&quot;KVIT☺&quot;)+COUNTIF([.C30:.M30];&quot;U☺&quot;)" office:value-type="float" office:value="1">
            <text:p>1</text:p>
          </table:table-cell>
          <table:table-cell table:style-name="ce199" table:formula="of:=COUNTIF([.C30:.M30];&quot;51&quot;)+COUNTIF([.C30:.M30];&quot;51$&quot;)+COUNTIF([.C30:.M30];&quot;51☻&quot;)" office:value-type="float" office:value="1">
            <text:p>1</text:p>
          </table:table-cell>
          <table:table-cell table:style-name="ce199" table:formula="of:=COUNTIF([.C30:.M30];&quot;52&quot;)+COUNTIF([.C30:.M30];&quot;52$&quot;)+COUNTIF([.C30:.M30];&quot;52☻&quot;)" office:value-type="float" office:value="2">
            <text:p>2</text:p>
          </table:table-cell>
          <table:table-cell table:style-name="ce199" table:formula="of:=COUNTIF([.C30:.M30];&quot;51¶&quot;)" office:value-type="float" office:value="1">
            <text:p>1</text:p>
          </table:table-cell>
          <table:table-cell table:style-name="ce199" table:formula="of:=COUNTIF([.C30:.M30];&quot;52¶&quot;)" office:value-type="float" office:value="0">
            <text:p>0</text:p>
          </table:table-cell>
          <table:table-cell table:style-name="ce199" table:formula="of:=COUNTIF([.C30:.M30];&quot;U&quot;)+COUNTIF([.C30:.M30];&quot;U☻&quot;)+COUNTIF([.C30:.M30];&quot;U☺&quot;)" office:value-type="float" office:value="1">
            <text:p>1</text:p>
          </table:table-cell>
          <table:table-cell table:style-name="ce199" table:formula="of:=COUNTIF([.C30:.M30];&quot;KVIT&quot;)+COUNTIF([.C30:.M30];&quot;KVIT☻&quot;)+COUNTIF([.C30:.M30];&quot;kvit$&quot;)" office:value-type="float" office:value="3">
            <text:p>3</text:p>
          </table:table-cell>
          <table:table-cell table:style-name="ce200" table:formula="of:=COUNTBLANK([.C30:.M30])" office:value-type="float" office:value="0">
            <text:p>0</text:p>
          </table:table-cell>
          <table:table-cell table:style-name="ce201" table:formula="of:=COUNTIF([.C30:.M30];&quot;x&quot;)" office:value-type="float" office:value="1">
            <text:p>1</text:p>
          </table:table-cell>
          <table:table-cell table:style-name="ce202" table:formula="of:=COUNTIF([.C30:.M30];&quot;51&quot;)+COUNTIF([.C30:.M30];&quot;51☻&quot;)+COUNTIF([.C30:.M30];&quot;2&quot;)+COUNTIF([.C30:.M30];&quot;52&quot;)+COUNTIF([.C30:.M30];&quot;52☻&quot;)+COUNTIF([.C30:.M30];&quot;51$&quot;)+COUNTIF([.C30:.M30];&quot;52$&quot;)" office:value-type="float" office:value="3">
            <text:p>3</text:p>
          </table:table-cell>
          <table:table-cell table:number-columns-repeated="998"/>
        </table:table-row>
        <table:table-row table:style-name="ro8">
          <table:table-cell table:style-name="ce19" office:value-type="date" office:date-value="2013-11-30">
            <text:p>30. nov 13</text:p>
          </table:table-cell>
          <table:table-cell table:style-name="ce193" table:formula="of:=TEXT([.A31];&quot;Ddd&quot;)" office:value-type="string" office:string-value="sob">
            <text:p>sob</text:p>
          </table:table-cell>
          <table:table-cell table:style-name="ce197" table:number-columns-repeated="3"/>
          <table:table-cell table:style-name="ce6" table:formula="of:=[$'Vzorci vnosov'.$A$14]" office:value-type="string" office:string-value="☻">
            <text:p>☻</text:p>
          </table:table-cell>
          <table:table-cell table:style-name="ce197" table:number-columns-repeated="6"/>
          <table:table-cell table:style-name="ce11" table:formula="of:=[$'Vzorci vnosov'.$A$21]" office:value-type="string" office:string-value="☺">
            <text:p>☺</text:p>
          </table:table-cell>
          <table:table-cell table:style-name="ce56" office:value-type="string">
            <text:p>TAL</text:p>
          </table:table-cell>
          <table:table-cell table:style-name="ce56" office:value-type="string">
            <text:p>MIO</text:p>
          </table:table-cell>
          <table:table-cell table:style-name="ce199" table:formula="of:=COUNTIF([.C31:.M31];&quot;☻&quot;)+COUNTIF([.C31:.M31];&quot;52☻&quot;)+COUNTIF([.C31:.M31];&quot;51☻&quot;)+COUNTIF([.C31:.M31];&quot;1☻&quot;)+COUNTIF([.C31:.M31];&quot;KVIT☻&quot;)+COUNTIF([.C31:.M31];&quot;U☻&quot;)" office:value-type="float" office:value="1">
            <text:p>1</text:p>
          </table:table-cell>
          <table:table-cell table:style-name="ce199" table:formula="of:=COUNTIF([.C31:.M31];&quot;☺&quot;)+COUNTIF([.C31:.M31];&quot;52☺&quot;)+COUNTIF([.C31:.M31];&quot;51☺&quot;)+COUNTIF([.C31:.M31];&quot;1☺&quot;)+COUNTIF([.C31:.M31];&quot;KVIT☺&quot;)+COUNTIF([.C31:.M31];&quot;U☺&quot;)" office:value-type="float" office:value="1">
            <text:p>1</text:p>
          </table:table-cell>
          <table:table-cell table:style-name="ce199" table:formula="of:=COUNTIF([.C31:.M31];&quot;51&quot;)+COUNTIF([.C31:.M31];&quot;51$&quot;)+COUNTIF([.C31:.M31];&quot;51☻&quot;)" office:value-type="float" office:value="0">
            <text:p>0</text:p>
          </table:table-cell>
          <table:table-cell table:style-name="ce199" table:formula="of:=COUNTIF([.C31:.M31];&quot;52&quot;)+COUNTIF([.C31:.M31];&quot;52$&quot;)+COUNTIF([.C31:.M31];&quot;52☻&quot;)" office:value-type="float" office:value="0">
            <text:p>0</text:p>
          </table:table-cell>
          <table:table-cell table:style-name="ce199" table:formula="of:=COUNTIF([.C31:.M31];&quot;51¶&quot;)" office:value-type="float" office:value="0">
            <text:p>0</text:p>
          </table:table-cell>
          <table:table-cell table:style-name="ce199" table:formula="of:=COUNTIF([.C31:.M31];&quot;52¶&quot;)" office:value-type="float" office:value="0">
            <text:p>0</text:p>
          </table:table-cell>
          <table:table-cell table:style-name="ce199" table:formula="of:=COUNTIF([.C31:.M31];&quot;U&quot;)+COUNTIF([.C31:.M31];&quot;U☻&quot;)+COUNTIF([.C31:.M31];&quot;U☺&quot;)" office:value-type="float" office:value="0">
            <text:p>0</text:p>
          </table:table-cell>
          <table:table-cell table:style-name="ce199" table:formula="of:=COUNTIF([.C31:.M31];&quot;KVIT&quot;)+COUNTIF([.C31:.M31];&quot;KVIT☻&quot;)+COUNTIF([.C31:.M31];&quot;kvit$&quot;)" office:value-type="float" office:value="0">
            <text:p>0</text:p>
          </table:table-cell>
          <table:table-cell table:style-name="ce200" table:formula="of:=COUNTBLANK([.C31:.M31])" office:value-type="float" office:value="9">
            <text:p>9</text:p>
          </table:table-cell>
          <table:table-cell table:style-name="ce201" table:formula="of:=COUNTIF([.C31:.M31];&quot;x&quot;)" office:value-type="float" office:value="0">
            <text:p>0</text:p>
          </table:table-cell>
          <table:table-cell table:style-name="ce202" table:formula="of:=COUNTIF([.C31:.M31];&quot;51&quot;)+COUNTIF([.C31:.M31];&quot;51☻&quot;)+COUNTIF([.C31:.M31];&quot;2&quot;)+COUNTIF([.C31:.M31];&quot;52&quot;)+COUNTIF([.C31:.M31];&quot;52☻&quot;)+COUNTIF([.C31:.M31];&quot;51$&quot;)+COUNTIF([.C31:.M31];&quot;52$&quot;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style-name="Default" table:number-columns-repeated="256"/>
          <table:table-cell table:number-columns-repeated="768"/>
        </table:table-row>
        <table:table-row table:style-name="ro3">
          <table:table-cell table:number-columns-repeated="1024"/>
        </table:table-row>
        <table:table-row table:style-name="ro9">
          <table:table-cell table:number-columns-repeated="2"/>
          <table:table-cell table:style-name="ce33" table:formula="of:=[$januar.$C$1]" office:value-type="string" office:string-value="KOS">
            <text:p>KOS</text:p>
          </table:table-cell>
          <table:table-cell table:style-name="ce33" table:formula="of:=[$januar.$D$1]" office:value-type="string" office:string-value="ŠOŠ">
            <text:p>ŠOŠ</text:p>
          </table:table-cell>
          <table:table-cell table:style-name="ce33" table:formula="of:=[$januar.$E$1]" office:value-type="string" office:string-value="PIN">
            <text:p>PIN</text:p>
          </table:table-cell>
          <table:table-cell table:style-name="ce33" table:formula="of:=[$januar.$F$1]" office:value-type="string" office:string-value="KON">
            <text:p>KON</text:p>
          </table:table-cell>
          <table:table-cell table:style-name="ce33" table:formula="of:=[$januar.$G$1]" office:value-type="string" office:string-value="ORO">
            <text:p>ORO</text:p>
          </table:table-cell>
          <table:table-cell table:style-name="ce33" table:formula="of:=[$januar.$H$1]" office:value-type="string" office:string-value="MIO">
            <text:p>MIO</text:p>
          </table:table-cell>
          <table:table-cell table:style-name="ce33" office:value-type="string">
            <text:p>ŠTU</text:p>
          </table:table-cell>
          <table:table-cell table:style-name="ce33" table:formula="of:=[$januar.$J$1]" office:value-type="string" office:string-value="DAN">
            <text:p>DAN</text:p>
          </table:table-cell>
          <table:table-cell table:style-name="ce33" table:formula="of:=[$januar.$K$1]" office:value-type="string" office:string-value="MŠŠ">
            <text:p>MŠŠ</text:p>
          </table:table-cell>
          <table:table-cell table:style-name="ce33" office:value-type="string">
            <text:p>ŽIV</text:p>
          </table:table-cell>
          <table:table-cell table:style-name="ce33" table:formula="of:=[$januar.$M$1]" office:value-type="string" office:string-value="TAL">
            <text:p>TAL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0">
          <table:table-cell/>
          <table:table-cell table:style-name="ce26" table:formula="of:=[$'Vzorci vnosov'.$A$20]" office:value-type="string" office:string-value="☺">
            <text:p>☺</text:p>
          </table:table-cell>
          <table:table-cell table:style-name="ce40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2">
            <text:p>2</text:p>
          </table:table-cell>
          <table:table-cell table:style-name="ce40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40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1">
            <text:p>1</text:p>
          </table:table-cell>
          <table:table-cell table:style-name="ce40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0">
            <text:p>0</text:p>
          </table:table-cell>
          <table:table-cell table:style-name="ce40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4">
            <text:p>4</text:p>
          </table:table-cell>
          <table:table-cell table:style-name="ce40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>
            <text:p>2</text:p>
          </table:table-cell>
          <table:table-cell table:style-name="ce40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40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0">
            <text:p>0</text:p>
          </table:table-cell>
          <table:table-cell table:style-name="ce40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style-name="ce40"/>
          <table:table-cell table:style-name="ce40" table:formula="of:=COUNTIF([.M2:.M32];&quot;☺&quot;)+COUNTIF([.M2:.M32];&quot;51☺&quot;)+COUNTIF([.M2:.M32];&quot;52☺&quot;)+COUNTIF([.M2:.M32];&quot;1☺&quot;)+COUNTIF([.M2:.M32];&quot;kvit☺&quot;)+COUNTIF([.M2:.M32];&quot;U☺&quot;)" office:value-type="float" office:value="3">
            <text:p>3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8">
          <table:table-cell table:style-name="ce22"/>
          <table:table-cell table:style-name="ce2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3">
            <text:p>3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4">
            <text:p>4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4">
            <text:p>4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>
            <text:p>3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3">
            <text:p>3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>
            <text:p>5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4">
            <text:p>4</text:p>
          </table:table-cell>
          <table:table-cell table:style-name="ce1"/>
          <table:table-cell table:style-name="ce1" table:formula="of:=COUNTIF([.M2:.M32];&quot;☻&quot;)+COUNTIF([.M2:.M32];&quot;51☻&quot;)+COUNTIF([.M2:.M32];&quot;52☻&quot;)+COUNTIF([.M2:.M32];&quot;1☻&quot;)+COUNTIF([.M2:.M32];&quot;kvit☻&quot;)+COUNTIF([.M2:.M32];&quot;U☻&quot;)" office:value-type="float" office:value="0">
            <text:p>0</text:p>
          </table:table-cell>
          <table:table-cell table:style-name="ce1"/>
          <table:table-cell table:style-name="ce6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8">
          <table:table-cell table:style-name="ce22"/>
          <table:table-cell table:style-name="ce27" office:value-type="string">
            <text:p>Σ</text:p>
          </table:table-cell>
          <table:table-cell table:style-name="ce41" table:formula="of:=SUM([.C35:.C36])" office:value-type="float" office:value="5">
            <text:p>5</text:p>
          </table:table-cell>
          <table:table-cell table:style-name="ce41" table:formula="of:=SUM([.D35:.D36])" office:value-type="float" office:value="4">
            <text:p>4</text:p>
          </table:table-cell>
          <table:table-cell table:style-name="ce41" table:formula="of:=SUM([.E35:.E36])" office:value-type="float" office:value="5">
            <text:p>5</text:p>
          </table:table-cell>
          <table:table-cell table:style-name="ce41" table:formula="of:=SUM([.F35:.F36])" office:value-type="float" office:value="3">
            <text:p>3</text:p>
          </table:table-cell>
          <table:table-cell table:style-name="ce41" table:formula="of:=SUM([.G35:.G36])" office:value-type="float" office:value="4">
            <text:p>4</text:p>
          </table:table-cell>
          <table:table-cell table:style-name="ce41" table:formula="of:=SUM([.H35:.H36])" office:value-type="float" office:value="2">
            <text:p>2</text:p>
          </table:table-cell>
          <table:table-cell table:style-name="ce41" table:formula="of:=SUM([.I35:.I36])" office:value-type="float" office:value="3">
            <text:p>3</text:p>
          </table:table-cell>
          <table:table-cell table:style-name="ce41" table:formula="of:=SUM([.J35:.J36])" office:value-type="float" office:value="5">
            <text:p>5</text:p>
          </table:table-cell>
          <table:table-cell table:style-name="ce41" table:formula="of:=SUM([.K35:.K36])" office:value-type="float" office:value="4">
            <text:p>4</text:p>
          </table:table-cell>
          <table:table-cell table:style-name="ce41"/>
          <table:table-cell table:style-name="ce41" table:formula="of:=SUM([.M35:.M36])" office:value-type="float" office:value="3">
            <text:p>3</text:p>
          </table:table-cell>
          <table:table-cell table:style-name="ce1"/>
          <table:table-cell table:style-name="ce6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8">
          <table:table-cell table:style-name="ce22"/>
          <table:table-cell table:style-name="ce28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0">
            <text:p>0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8">
            <text:p>8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3">
            <text:p>3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6">
            <text:p>6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7">
            <text:p>7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0">
            <text:p>0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9">
            <text:p>9</text:p>
          </table:table-cell>
          <table:table-cell table:style-name="ce1"/>
          <table:table-cell table:style-name="ce1" table:formula="of:=COUNTIF([.M2:.M32];&quot;KVIT&quot;)+COUNTIF([.M2:.M32];&quot;51KVIT&quot;)+COUNTIF([.M2:.M32];&quot;52KVIT&quot;)+COUNTIF([.M2:.M32];&quot;1KVIT&quot;)" office:value-type="float" office:value="0">
            <text:p>0</text:p>
          </table:table-cell>
          <table:table-cell table:style-name="ce1" table:number-columns-repeated="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1">
          <table:table-cell table:style-name="ce22"/>
          <table:table-cell table:style-name="ce28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/>
          <table:table-cell table:style-name="ce1" table:formula="of:=COUNTIF([.M2:.M32];&quot;51$&quot;)+COUNTIF([.M2:.M32];&quot;52$&quot;)+COUNTIF([.M2:.M32];&quot;kvit$&quot;)" office:value-type="float" office:value="0">
            <text:p>0</text:p>
          </table:table-cell>
          <table:table-cell table:style-name="ce1" table:number-columns-repeated="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/>
          <table:table-cell table:style-name="ce77" table:number-columns-repeated="996"/>
        </table:table-row>
        <table:table-row table:style-name="ro1">
          <table:table-cell/>
          <table:table-cell table:style-name="ce29" table:formula="of:=[$'Vzorci vnosov'.$A$12]" office:value-type="string" office:string-value="D">
            <text:p>D</text:p>
          </table:table-cell>
          <table:table-cell table:style-name="ce42" table:formula="of:=COUNTIF([.C2:.C32];&quot;D&quot;)" office:value-type="float" office:value="2">
            <text:p>2</text:p>
          </table:table-cell>
          <table:table-cell table:style-name="ce42" table:formula="of:=COUNTIF([.D2:.D32];&quot;D&quot;)" office:value-type="float" office:value="0">
            <text:p>0</text:p>
          </table:table-cell>
          <table:table-cell table:style-name="ce42" table:formula="of:=COUNTIF([.E2:.E32];&quot;D&quot;)" office:value-type="float" office:value="2">
            <text:p>2</text:p>
          </table:table-cell>
          <table:table-cell table:style-name="ce42" table:formula="of:=COUNTIF([.F2:.F32];&quot;D&quot;)" office:value-type="float" office:value="0">
            <text:p>0</text:p>
          </table:table-cell>
          <table:table-cell table:style-name="ce42" table:formula="of:=COUNTIF([.G2:.G32];&quot;D&quot;)" office:value-type="float" office:value="4">
            <text:p>4</text:p>
          </table:table-cell>
          <table:table-cell table:style-name="ce42" table:formula="of:=COUNTIF([.H2:.H32];&quot;D&quot;)" office:value-type="float" office:value="0">
            <text:p>0</text:p>
          </table:table-cell>
          <table:table-cell table:style-name="ce42" table:formula="of:=COUNTIF([.I2:.I32];&quot;D&quot;)" office:value-type="float" office:value="3">
            <text:p>3</text:p>
          </table:table-cell>
          <table:table-cell table:style-name="ce42" table:formula="of:=COUNTIF([.J2:.J32];&quot;D&quot;)" office:value-type="float" office:value="2">
            <text:p>2</text:p>
          </table:table-cell>
          <table:table-cell table:style-name="ce42" table:formula="of:=COUNTIF([.K2:.K32];&quot;D&quot;)" office:value-type="float" office:value="0">
            <text:p>0</text:p>
          </table:table-cell>
          <table:table-cell table:style-name="ce42"/>
          <table:table-cell table:style-name="ce42" table:formula="of:=COUNTIF([.M2:.M32];&quot;D&quot;)" office:value-type="float" office:value="0">
            <text:p>0</text:p>
          </table:table-cell>
          <table:table-cell table:style-name="ce60" table:number-columns-repeated="2"/>
          <table:table-cell table:number-columns-repeated="11"/>
          <table:table-cell table:style-name="ce75"/>
          <table:table-cell table:number-columns-repeated="997"/>
        </table:table-row>
        <table:table-row table:style-name="ro1">
          <table:table-cell/>
          <table:table-cell table:style-name="ce29" table:formula="of:=[$'Vzorci vnosov'.$A$15]" office:value-type="string" office:string-value="SO">
            <text:p>SO</text:p>
          </table:table-cell>
          <table:table-cell table:style-name="ce42" table:formula="of:=COUNTIF([.C2:.C32];&quot;SO&quot;)" office:value-type="float" office:value="0">
            <text:p>0</text:p>
          </table:table-cell>
          <table:table-cell table:style-name="ce42" table:formula="of:=COUNTIF([.D2:.D32];&quot;SO&quot;)" office:value-type="float" office:value="0">
            <text:p>0</text:p>
          </table:table-cell>
          <table:table-cell table:style-name="ce42" table:formula="of:=COUNTIF([.E2:.E32];&quot;SO&quot;)" office:value-type="float" office:value="0">
            <text:p>0</text:p>
          </table:table-cell>
          <table:table-cell table:style-name="ce42" table:formula="of:=COUNTIF([.F2:.F32];&quot;SO&quot;)" office:value-type="float" office:value="0">
            <text:p>0</text:p>
          </table:table-cell>
          <table:table-cell table:style-name="ce42" table:formula="of:=COUNTIF([.G2:.G32];&quot;SO&quot;)" office:value-type="float" office:value="0">
            <text:p>0</text:p>
          </table:table-cell>
          <table:table-cell table:style-name="ce42" table:formula="of:=COUNTIF([.H2:.H32];&quot;SO&quot;)" office:value-type="float" office:value="0">
            <text:p>0</text:p>
          </table:table-cell>
          <table:table-cell table:style-name="ce42" table:formula="of:=COUNTIF([.I2:.I32];&quot;SO&quot;)" office:value-type="float" office:value="0">
            <text:p>0</text:p>
          </table:table-cell>
          <table:table-cell table:style-name="ce42" table:formula="of:=COUNTIF([.J2:.J32];&quot;SO&quot;)" office:value-type="float" office:value="0">
            <text:p>0</text:p>
          </table:table-cell>
          <table:table-cell table:style-name="ce42" table:formula="of:=COUNTIF([.K2:.K32];&quot;SO&quot;)" office:value-type="float" office:value="0">
            <text:p>0</text:p>
          </table:table-cell>
          <table:table-cell table:style-name="ce42"/>
          <table:table-cell table:style-name="ce42" table:formula="of:=COUNTIF([.M2:.M32];&quot;SO&quot;)" office:value-type="float" office:value="10">
            <text:p>1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0" table:formula="of:=[$'Vzorci vnosov'.$A$13]" office:value-type="string" office:string-value="BOL">
            <text:p>BOL</text:p>
          </table:table-cell>
          <table:table-cell table:style-name="ce42" table:formula="of:=COUNTIF([.C2:.C32];&quot;BOL&quot;)" office:value-type="float" office:value="0">
            <text:p>0</text:p>
          </table:table-cell>
          <table:table-cell table:style-name="ce42" table:formula="of:=COUNTIF([.D2:.D32];&quot;BOL&quot;)" office:value-type="float" office:value="0">
            <text:p>0</text:p>
          </table:table-cell>
          <table:table-cell table:style-name="ce42" table:formula="of:=COUNTIF([.E2:.E32];&quot;BOL&quot;)" office:value-type="float" office:value="0">
            <text:p>0</text:p>
          </table:table-cell>
          <table:table-cell table:style-name="ce42" table:formula="of:=COUNTIF([.F2:.F32];&quot;BOL&quot;)" office:value-type="float" office:value="0">
            <text:p>0</text:p>
          </table:table-cell>
          <table:table-cell table:style-name="ce42" table:formula="of:=COUNTIF([.G2:.G32];&quot;BOL&quot;)" office:value-type="float" office:value="0">
            <text:p>0</text:p>
          </table:table-cell>
          <table:table-cell table:style-name="ce42" table:formula="of:=COUNTIF([.H2:.H32];&quot;BOL&quot;)" office:value-type="float" office:value="0">
            <text:p>0</text:p>
          </table:table-cell>
          <table:table-cell table:style-name="ce42" table:formula="of:=COUNTIF([.I2:.I32];&quot;BOL&quot;)" office:value-type="float" office:value="0">
            <text:p>0</text:p>
          </table:table-cell>
          <table:table-cell table:style-name="ce42" table:formula="of:=COUNTIF([.J2:.J32];&quot;BOL&quot;)" office:value-type="float" office:value="0">
            <text:p>0</text:p>
          </table:table-cell>
          <table:table-cell table:style-name="ce42" table:formula="of:=COUNTIF([.K2:.K32];&quot;BOL&quot;)" office:value-type="float" office:value="0">
            <text:p>0</text:p>
          </table:table-cell>
          <table:table-cell table:style-name="ce42"/>
          <table:table-cell table:style-name="ce42" table:formula="of:=COUNTIF([.M2:.M32];&quot;BOL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1" table:formula="of:=[$'Vzorci vnosov'.$A$11]" office:value-type="string" office:string-value="X">
            <text:p>X</text:p>
          </table:table-cell>
          <table:table-cell table:style-name="ce42" table:formula="of:=COUNTIF([.C2:.C32];&quot;X&quot;)" office:value-type="float" office:value="3">
            <text:p>3</text:p>
          </table:table-cell>
          <table:table-cell table:style-name="ce42" table:formula="of:=COUNTIF([.D2:.D32];&quot;X&quot;)" office:value-type="float" office:value="2">
            <text:p>2</text:p>
          </table:table-cell>
          <table:table-cell table:style-name="ce42" table:formula="of:=COUNTIF([.E2:.E32];&quot;X&quot;)" office:value-type="float" office:value="3">
            <text:p>3</text:p>
          </table:table-cell>
          <table:table-cell table:style-name="ce42" table:formula="of:=COUNTIF([.F2:.F32];&quot;X&quot;)" office:value-type="float" office:value="3">
            <text:p>3</text:p>
          </table:table-cell>
          <table:table-cell table:style-name="ce42" table:formula="of:=COUNTIF([.G2:.G32];&quot;X&quot;)" office:value-type="float" office:value="0">
            <text:p>0</text:p>
          </table:table-cell>
          <table:table-cell table:style-name="ce42" table:formula="of:=COUNTIF([.H2:.H32];&quot;X&quot;)" office:value-type="float" office:value="1">
            <text:p>1</text:p>
          </table:table-cell>
          <table:table-cell table:style-name="ce42" table:formula="of:=COUNTIF([.I2:.I32];&quot;X&quot;)" office:value-type="float" office:value="2">
            <text:p>2</text:p>
          </table:table-cell>
          <table:table-cell table:style-name="ce42" table:formula="of:=COUNTIF([.J2:.J32];&quot;X&quot;)" office:value-type="float" office:value="3">
            <text:p>3</text:p>
          </table:table-cell>
          <table:table-cell table:style-name="ce42" table:formula="of:=COUNTIF([.K2:.K32];&quot;X&quot;)" office:value-type="float" office:value="3">
            <text:p>3</text:p>
          </table:table-cell>
          <table:table-cell table:style-name="ce42"/>
          <table:table-cell table:style-name="ce42" table:formula="of:=COUNTIF([.M2:.M32];&quot;X&quot;)" office:value-type="float" office:value="2">
            <text:p>2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2" office:value-type="string">
            <text:p>TX</text:p>
          </table:table-cell>
          <table:table-cell table:style-name="ce43" table:formula="of:=COUNTIF([.O2:.O32];&quot;KOS&quot;)" office:value-type="float" office:value="2">
            <text:p>2</text:p>
          </table:table-cell>
          <table:table-cell table:style-name="ce43" table:formula="of:=COUNTIF([.O2:.O32];&quot;ŠOŠ&quot;)" office:value-type="float" office:value="6">
            <text:p>6</text:p>
          </table:table-cell>
          <table:table-cell table:style-name="ce43" table:formula="of:=COUNTIF([.O2:.O32];&quot;PIN&quot;)" office:value-type="float" office:value="3">
            <text:p>3</text:p>
          </table:table-cell>
          <table:table-cell table:style-name="ce43" table:formula="of:=COUNTIF([.O2:.O32];&quot;KON&quot;)" office:value-type="float" office:value="5">
            <text:p>5</text:p>
          </table:table-cell>
          <table:table-cell table:style-name="ce43" table:formula="of:=COUNTIF([.O2:.O32];&quot;oro&quot;)" office:value-type="float" office:value="0">
            <text:p>0</text:p>
          </table:table-cell>
          <table:table-cell table:style-name="ce43" table:formula="of:=COUNTIF([.O2:.O32];&quot;AND&quot;)" office:value-type="float" office:value="0">
            <text:p>0</text:p>
          </table:table-cell>
          <table:table-cell table:style-name="ce43" table:formula="of:=COUNTIF([.O2:.O32];&quot;ROD&quot;)" office:value-type="float" office:value="0">
            <text:p>0</text:p>
          </table:table-cell>
          <table:table-cell table:style-name="ce43" table:formula="of:=COUNTIF([.O2:.O32];&quot;DAN&quot;)" office:value-type="float" office:value="4">
            <text:p>4</text:p>
          </table:table-cell>
          <table:table-cell table:style-name="ce43" table:formula="of:=COUNTIF([.O2:.O32];&quot;MŠŠ&quot;)" office:value-type="float" office:value="5">
            <text:p>5</text:p>
          </table:table-cell>
          <table:table-cell table:style-name="ce43"/>
          <table:table-cell table:style-name="ce43" table:formula="of:=COUNTIF([.O2:.O32];&quot;ŠTU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1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4">
            <text:p>4</text:p>
          </table:table-cell>
          <table:table-cell table:style-name="ce1" table:formula="of:=COUNTIF([.D2:.D32];&quot;51¶&quot;)+COUNTIF([.D2:.D32];&quot;52¶&quot;)+COUNTIF([.D2:.D32];&quot;kvit¶&quot;)" office:value-type="float" office:value="1">
            <text:p>1</text:p>
          </table:table-cell>
          <table:table-cell table:style-name="ce1" table:formula="of:=COUNTIF([.E2:.E32];&quot;51¶&quot;)+COUNTIF([.E2:.E32];&quot;52¶&quot;)+COUNTIF([.E2:.E32];&quot;kvit¶&quot;)" office:value-type="float" office:value="5">
            <text:p>5</text:p>
          </table:table-cell>
          <table:table-cell table:style-name="ce1" table:formula="of:=COUNTIF([.F2:.F32];&quot;51¶&quot;)+COUNTIF([.F2:.F32];&quot;52¶&quot;)+COUNTIF([.F2:.F32];&quot;kvit¶&quot;)" office:value-type="float" office:value="5">
            <text:p>5</text:p>
          </table:table-cell>
          <table:table-cell table:style-name="ce1" table:formula="of:=COUNTIF([.G2:.G32];&quot;51¶&quot;)+COUNTIF([.G2:.G32];&quot;52¶&quot;)+COUNTIF([.G2:.G32];&quot;kvit¶&quot;)" office:value-type="float" office:value="2">
            <text:p>2</text:p>
          </table:table-cell>
          <table:table-cell table:style-name="ce1" table:formula="of:=COUNTIF([.H2:.H32];&quot;51¶&quot;)+COUNTIF([.H2:.H32];&quot;52¶&quot;)+COUNTIF([.H2:.H32];&quot;kvit¶&quot;)" office:value-type="float" office:value="5">
            <text:p>5</text:p>
          </table:table-cell>
          <table:table-cell table:style-name="ce1" table:formula="of:=COUNTIF([.I2:.I32];&quot;51¶&quot;)+COUNTIF([.I2:.I32];&quot;52¶&quot;)+COUNTIF([.I2:.I32];&quot;kvit¶&quot;)" office:value-type="float" office:value="1">
            <text:p>1</text:p>
          </table:table-cell>
          <table:table-cell table:style-name="ce1" table:formula="of:=COUNTIF([.J2:.J32];&quot;51¶&quot;)+COUNTIF([.J2:.J32];&quot;52¶&quot;)+COUNTIF([.J2:.J32];&quot;kvit¶&quot;)" office:value-type="float" office:value="3">
            <text:p>3</text:p>
          </table:table-cell>
          <table:table-cell table:style-name="ce1" table:formula="of:=COUNTIF([.K2:.K32];&quot;51¶&quot;)+COUNTIF([.K2:.K32];&quot;52¶&quot;)+COUNTIF([.K2:.K32];&quot;kvit¶&quot;)" office:value-type="float" office:value="2">
            <text:p>2</text:p>
          </table:table-cell>
          <table:table-cell table:style-name="ce1"/>
          <table:table-cell table:style-name="ce1" table:formula="of:=COUNTIF([.M2:.M32];&quot;51¶&quot;)+COUNTIF([.M2:.M32];&quot;52¶&quot;)+COUNTIF([.M2:.M32];&quot;kvit¶&quot;)" office:value-type="float" office:value="2">
            <text:p>2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29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2">
            <text:p>2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2">
            <text:p>2</text:p>
          </table:table-cell>
          <table:table-cell table:style-name="ce1" table:formula="of:=COUNTIF([.F2:.F32];&quot;U☺&quot;)+COUNTIF([.F2:.F32];&quot;U☻&quot;)+COUNTIF([.F2:.F32];&quot;U&quot;)" office:value-type="float" office:value="1">
            <text:p>1</text:p>
          </table:table-cell>
          <table:table-cell table:style-name="ce1" table:formula="of:=COUNTIF([.G2:.G32];&quot;U☺&quot;)+COUNTIF([.G2:.G32];&quot;U☻&quot;)+COUNTIF([.G2:.G32];&quot;U&quot;)" office:value-type="float" office:value="1">
            <text:p>1</text:p>
          </table:table-cell>
          <table:table-cell table:style-name="ce1" table:formula="of:=COUNTIF([.H2:.H32];&quot;U☺&quot;)+COUNTIF([.H2:.H32];&quot;U☻&quot;)+COUNTIF([.H2:.H32];&quot;U&quot;)" office:value-type="float" office:value="7">
            <text:p>7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1">
            <text:p>1</text:p>
          </table:table-cell>
          <table:table-cell table:style-name="ce1" table:formula="of:=COUNTIF([.K2:.K32];&quot;U☺&quot;)+COUNTIF([.K2:.K32];&quot;U☻&quot;)+COUNTIF([.K2:.K32];&quot;U&quot;)" office:value-type="float" office:value="0">
            <text:p>0</text:p>
          </table:table-cell>
          <table:table-cell table:style-name="ce1"/>
          <table:table-cell table:style-name="ce1" table:formula="of:=COUNTIF([.M2:.M32];&quot;U☺&quot;)+COUNTIF([.M2:.M32];&quot;U☻&quot;)+COUNTIF([.M2:.M32];&quot;U&quot;)" office:value-type="float" office:value="3">
            <text:p>3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 table:number-rows-repeated="99">
          <table:table-cell table:number-columns-repeated="26"/>
          <table:table-cell table:style-name="ce75"/>
          <table:table-cell table:number-columns-repeated="997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cember" table:style-name="ta13" table:print="false">
        <office:forms form:automatic-focus="false" form:apply-design-mode="false"/>
        <table:table-column table:style-name="co3" table:default-cell-style-name="ce21"/>
        <table:table-column table:style-name="co30" table:default-cell-style-name="ce21"/>
        <table:table-column table:style-name="co5" table:number-columns-repeated="11" table:default-cell-style-name="ce17"/>
        <table:table-column table:style-name="co31" table:default-cell-style-name="ce17"/>
        <table:table-column table:style-name="co5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7" table:default-cell-style-name="ce17"/>
        <table:table-column table:style-name="co10" table:number-columns-repeated="4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" table:default-cell-style-name="ce76"/>
        <table:table-column table:style-name="co14" table:number-columns-repeated="230" table:default-cell-style-name="ce17"/>
        <table:table-column table:style-name="co14" table:number-columns-repeated="767" table:default-cell-style-name="Default"/>
        <table:table-row table:style-name="ro8">
          <table:table-cell table:style-name="ce18" office:value-type="string">
            <text:p>Datum</text:p>
          </table:table-cell>
          <table:table-cell table:style-name="ce23"/>
          <table:table-cell table:style-name="ce33" office:value-type="string">
            <text:p>KOS</text:p>
          </table:table-cell>
          <table:table-cell table:style-name="ce33" office:value-type="string">
            <text:p>ŠOŠ</text:p>
          </table:table-cell>
          <table:table-cell table:style-name="ce33" office:value-type="string">
            <text:p>PIN</text:p>
          </table:table-cell>
          <table:table-cell table:style-name="ce33" office:value-type="string">
            <text:p>KON</text:p>
          </table:table-cell>
          <table:table-cell table:style-name="ce33" office:value-type="string">
            <text:p>ORO</text:p>
          </table:table-cell>
          <table:table-cell table:style-name="ce33" office:value-type="string">
            <text:p>MIO</text:p>
          </table:table-cell>
          <table:table-cell table:style-name="ce33" office:value-type="string">
            <text:p>BOŽ</text:p>
          </table:table-cell>
          <table:table-cell table:style-name="ce33" office:value-type="string">
            <text:p>DAN</text:p>
          </table:table-cell>
          <table:table-cell table:style-name="ce33" office:value-type="string">
            <text:p>MŠŠ</text:p>
          </table:table-cell>
          <table:table-cell table:style-name="ce33" office:value-type="string">
            <text:p>ŽIV</text:p>
          </table:table-cell>
          <table:table-cell table:style-name="ce33" office:value-type="string">
            <text:p>TAL</text:p>
          </table:table-cell>
          <table:table-cell table:style-name="ce53" office:value-type="string">
            <text:p>ZUN</text:p>
          </table:table-cell>
          <table:table-cell table:style-name="ce61" office:value-type="string">
            <text:p>TX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style-name="ce65" office:value-type="string">
            <text:p>☺</text:p>
          </table:table-cell>
          <table:table-cell table:style-name="ce66" table:formula="of:=[$'Vzorci vnosov'.$A$4]" office:value-type="string" office:string-value="51">
            <text:p>51</text:p>
          </table:table-cell>
          <table:table-cell table:style-name="ce66" table:formula="of:=[$'Vzorci vnosov'.$A$5]" office:value-type="string" office:string-value="52">
            <text:p>52</text:p>
          </table:table-cell>
          <table:table-cell table:style-name="ce67" table:formula="of:=[$'Vzorci vnosov'.$A$25]" office:value-type="string" office:string-value="51¶">
            <text:p>51¶</text:p>
          </table:table-cell>
          <table:table-cell table:style-name="ce68" table:formula="of:=[$'Vzorci vnosov'.$A$26]" office:value-type="string" office:string-value="52¶">
            <text:p>52¶</text:p>
          </table:table-cell>
          <table:table-cell table:style-name="ce69" table:formula="of:=[$'Vzorci vnosov'.$A$8]" office:value-type="string" office:string-value="U">
            <text:p>U</text:p>
          </table:table-cell>
          <table:table-cell table:style-name="ce66" table:formula="of:=[$'Vzorci vnosov'.$A$6]" office:value-type="string" office:string-value="KVIT">
            <text:p>KVIT</text:p>
          </table:table-cell>
          <table:table-cell table:style-name="ce70" office:value-type="string">
            <text:p>Brez</text:p>
          </table:table-cell>
          <table:table-cell table:style-name="ce64" office:value-type="string">
            <text:p>X</text:p>
          </table:table-cell>
          <table:table-cell table:style-name="ce73" office:value-type="string">
            <text:p>Op</text:p>
          </table:table-cell>
          <table:table-cell table:style-name="ce75"/>
          <table:table-cell table:style-name="ce1" table:number-columns-repeated="997"/>
        </table:table-row>
        <table:table-row table:style-name="ro8">
          <table:table-cell table:style-name="ce19" office:value-type="date" office:date-value="2013-12-01">
            <text:p>1. dec 13</text:p>
          </table:table-cell>
          <table:table-cell table:style-name="ce203" table:formula="of:=TEXT([.A2];&quot;Ddd&quot;)" office:value-type="string" office:string-value="ned">
            <text:p>ned</text:p>
          </table:table-cell>
          <table:table-cell table:style-name="ce205" table:number-columns-repeated="3"/>
          <table:table-cell table:style-name="ce6" table:formula="of:=[$'Vzorci vnosov'.$A$14]" office:value-type="string" office:string-value="☻">
            <text:p>☻</text:p>
          </table:table-cell>
          <table:table-cell table:style-name="ce205" table:number-columns-repeated="2"/>
          <table:table-cell table:style-name="ce56" office:value-type="string">
            <text:p>POR</text:p>
          </table:table-cell>
          <table:table-cell table:style-name="ce205" table:number-columns-repeated="3"/>
          <table:table-cell table:style-name="ce11" table:formula="of:=[$'Vzorci vnosov'.$A$21]" office:value-type="string" office:string-value="☺">
            <text:p>☺</text:p>
          </table:table-cell>
          <table:table-cell table:style-name="ce56" office:value-type="string">
            <text:p>TAL</text:p>
          </table:table-cell>
          <table:table-cell table:style-name="ce56" office:value-type="string">
            <text:p>MIO</text:p>
          </table:table-cell>
          <table:table-cell table:style-name="ce209" table:formula="of:=COUNTIF([.C2:.M2];&quot;☻&quot;)+COUNTIF([.C2:.M2];&quot;52☻&quot;)+COUNTIF([.C2:.M2];&quot;51☻&quot;)+COUNTIF([.C2:.M2];&quot;1☻&quot;)+COUNTIF([.C2:.M2];&quot;KVIT☻&quot;)+COUNTIF([.C2:.M2];&quot;U☻&quot;)" office:value-type="float" office:value="1">
            <text:p>1</text:p>
          </table:table-cell>
          <table:table-cell table:style-name="ce209" table:formula="of:=COUNTIF([.C2:.M2];&quot;☺&quot;)+COUNTIF([.C2:.M2];&quot;52☺&quot;)+COUNTIF([.C2:.M2];&quot;51☺&quot;)+COUNTIF([.C2:.M2];&quot;1☺&quot;)+COUNTIF([.C2:.M2];&quot;KVIT☺&quot;)+COUNTIF([.C2:.M2];&quot;U☺&quot;)" office:value-type="float" office:value="1">
            <text:p>1</text:p>
          </table:table-cell>
          <table:table-cell table:style-name="ce209" table:formula="of:=COUNTIF([.C2:.M2];&quot;51&quot;)+COUNTIF([.C2:.M2];&quot;51$&quot;)+COUNTIF([.C2:.M2];&quot;51☻&quot;)" office:value-type="float" office:value="0">
            <text:p>0</text:p>
          </table:table-cell>
          <table:table-cell table:style-name="ce209" table:formula="of:=COUNTIF([.C2:.M2];&quot;52&quot;)+COUNTIF([.C2:.M2];&quot;52$&quot;)+COUNTIF([.C2:.M2];&quot;52☻&quot;)" office:value-type="float" office:value="0">
            <text:p>0</text:p>
          </table:table-cell>
          <table:table-cell table:style-name="ce209" table:formula="of:=COUNTIF([.C2:.M2];&quot;51¶&quot;)" office:value-type="float" office:value="0">
            <text:p>0</text:p>
          </table:table-cell>
          <table:table-cell table:style-name="ce209" table:formula="of:=COUNTIF([.C2:.M2];&quot;52¶&quot;)" office:value-type="float" office:value="0">
            <text:p>0</text:p>
          </table:table-cell>
          <table:table-cell table:style-name="ce209" table:formula="of:=COUNTIF([.C2:.M2];&quot;U&quot;)+COUNTIF([.C2:.M2];&quot;U☻&quot;)+COUNTIF([.C2:.M2];&quot;U☺&quot;)" office:value-type="float" office:value="0">
            <text:p>0</text:p>
          </table:table-cell>
          <table:table-cell table:style-name="ce209" table:formula="of:=COUNTIF([.C2:.M2];&quot;KVIT&quot;)+COUNTIF([.C2:.M2];&quot;KVIT☻&quot;)+COUNTIF([.C2:.M2];&quot;kvit$&quot;)" office:value-type="float" office:value="0">
            <text:p>0</text:p>
          </table:table-cell>
          <table:table-cell table:style-name="ce210" table:formula="of:=COUNTBLANK([.C2:.M2])" office:value-type="float" office:value="8">
            <text:p>8</text:p>
          </table:table-cell>
          <table:table-cell table:style-name="ce211" table:formula="of:=COUNTIF([.C2:.M2];&quot;x&quot;)" office:value-type="float" office:value="0">
            <text:p>0</text:p>
          </table:table-cell>
          <table:table-cell table:style-name="ce212" table:formula="of:=COUNTIF([.C2:.M2];&quot;51&quot;)+COUNTIF([.C2:.M2];&quot;51☻&quot;)+COUNTIF([.C2:.M2];&quot;2&quot;)+COUNTIF([.C2:.M2];&quot;52&quot;)+COUNTIF([.C2:.M2];&quot;52☻&quot;)+COUNTIF([.C2:.M2];&quot;51$&quot;)+COUNTIF([.C2:.M2];&quot;52$&quot;)" office:value-type="float" office:value="0">
            <text:p>0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1" table:number-columns-repeated="997"/>
        </table:table-row>
        <table:table-row table:style-name="ro8">
          <table:table-cell table:style-name="ce20" office:value-type="date" office:date-value="2013-12-02">
            <text:p>2. dec 13</text:p>
          </table:table-cell>
          <table:table-cell table:style-name="ce204" table:formula="of:=TEXT([.A3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7" office:value-type="string">
            <office:annotation draw:style-name="gr1" draw:text-style-name="P1" svg:width="2.967cm" svg:height="1.008cm" svg:x="13.557cm" svg:y="0.945cm" draw:caption-point-x="-0.606cm" draw:caption-point-y="0.468cm">
              <dc:creator>MŠ</dc:creator>
              <dc:date>2013-12-23T00:00:00</dc:date>
              <text:p text:style-name="P1"><text:span text:style-name="T1">od 24.6. naprej bom doma</text:span></text:p>
            </office:annotation>
            <text:p>RAV</text:p>
          </table:table-cell>
          <table:table-cell table:style-name="ce33" office:value-type="string">
            <text:p>MIO</text:p>
          </table:table-cell>
          <table:table-cell table:style-name="ce209" table:formula="of:=COUNTIF([.C3:.M3];&quot;☻&quot;)+COUNTIF([.C3:.M3];&quot;52☻&quot;)+COUNTIF([.C3:.M3];&quot;51☻&quot;)+COUNTIF([.C3:.M3];&quot;1☻&quot;)+COUNTIF([.C3:.M3];&quot;KVIT☻&quot;)+COUNTIF([.C3:.M3];&quot;U☻&quot;)" office:value-type="float" office:value="1">
            <text:p>1</text:p>
          </table:table-cell>
          <table:table-cell table:style-name="ce209" table:formula="of:=COUNTIF([.C3:.M3];&quot;☺&quot;)+COUNTIF([.C3:.M3];&quot;52☺&quot;)+COUNTIF([.C3:.M3];&quot;51☺&quot;)+COUNTIF([.C3:.M3];&quot;1☺&quot;)+COUNTIF([.C3:.M3];&quot;KVIT☺&quot;)+COUNTIF([.C3:.M3];&quot;U☺&quot;)" office:value-type="float" office:value="0">
            <text:p>0</text:p>
          </table:table-cell>
          <table:table-cell table:style-name="ce209" table:formula="of:=COUNTIF([.C3:.M3];&quot;51&quot;)+COUNTIF([.C3:.M3];&quot;51$&quot;)+COUNTIF([.C3:.M3];&quot;51☻&quot;)" office:value-type="float" office:value="2">
            <text:p>2</text:p>
          </table:table-cell>
          <table:table-cell table:style-name="ce209" table:formula="of:=COUNTIF([.C3:.M3];&quot;52&quot;)+COUNTIF([.C3:.M3];&quot;52$&quot;)+COUNTIF([.C3:.M3];&quot;52☻&quot;)" office:value-type="float" office:value="1">
            <text:p>1</text:p>
          </table:table-cell>
          <table:table-cell table:style-name="ce209" table:formula="of:=COUNTIF([.C3:.M3];&quot;51¶&quot;)" office:value-type="float" office:value="1">
            <text:p>1</text:p>
          </table:table-cell>
          <table:table-cell table:style-name="ce209" table:formula="of:=COUNTIF([.C3:.M3];&quot;52¶&quot;)" office:value-type="float" office:value="1">
            <text:p>1</text:p>
          </table:table-cell>
          <table:table-cell table:style-name="ce209" table:formula="of:=COUNTIF([.C3:.M3];&quot;U&quot;)+COUNTIF([.C3:.M3];&quot;U☻&quot;)+COUNTIF([.C3:.M3];&quot;U☺&quot;)" office:value-type="float" office:value="0">
            <text:p>0</text:p>
          </table:table-cell>
          <table:table-cell table:style-name="ce209" table:formula="of:=COUNTIF([.C3:.M3];&quot;KVIT&quot;)+COUNTIF([.C3:.M3];&quot;KVIT☻&quot;)+COUNTIF([.C3:.M3];&quot;kvit$&quot;)" office:value-type="float" office:value="2">
            <text:p>2</text:p>
          </table:table-cell>
          <table:table-cell table:style-name="ce210" table:formula="of:=COUNTBLANK([.C3:.M3])" office:value-type="float" office:value="0">
            <text:p>0</text:p>
          </table:table-cell>
          <table:table-cell table:style-name="ce211" table:formula="of:=COUNTIF([.C3:.M3];&quot;x&quot;)" office:value-type="float" office:value="2">
            <text:p>2</text:p>
          </table:table-cell>
          <table:table-cell table:style-name="ce212" table:formula="of:=COUNTIF([.C3:.M3];&quot;51&quot;)+COUNTIF([.C3:.M3];&quot;51☻&quot;)+COUNTIF([.C3:.M3];&quot;2&quot;)+COUNTIF([.C3:.M3];&quot;52&quot;)+COUNTIF([.C3:.M3];&quot;52☻&quot;)+COUNTIF([.C3:.M3];&quot;51$&quot;)+COUNTIF([.C3:.M3];&quot;52$&quot;)" office:value-type="float" office:value="3">
            <text:p>3</text:p>
          </table:table-cell>
          <table:table-cell table:style-name="ce2" table:formula="of:=[$'Vzorci vnosov'.$A$3]" office:value-type="string" office:string-value="52☻">
            <text:p>52☻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2-03">
            <text:p>3. dec 13</text:p>
          </table:table-cell>
          <table:table-cell table:style-name="ce204" table:formula="of:=TEXT([.A4];&quot;Ddd&quot;)" office:value-type="string" office:string-value="tor">
            <text:p>tor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9" office:value-type="string">
            <text:p>POR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76" office:value-type="string">
            <office:annotation draw:style-name="gr1" draw:text-style-name="P1" svg:width="2.916cm" svg:height="1.008cm" svg:x="13.557cm" svg:y="0.597cm" draw:caption-point-x="-0.606cm" draw:caption-point-y="1.517cm">
              <dc:creator>MŠ</dc:creator>
              <dc:date>2013-12-23T00:00:00</dc:date>
              <text:p text:style-name="P1"><text:span text:style-name="T1">Lahko dežurna 15,16,21,22</text:span></text:p>
            </office:annotation>
            <text:p>FIL</text:p>
          </table:table-cell>
          <table:table-cell table:style-name="ce33" office:value-type="string">
            <text:p>TAL</text:p>
          </table:table-cell>
          <table:table-cell table:style-name="ce209" table:formula="of:=COUNTIF([.C4:.M4];&quot;☻&quot;)+COUNTIF([.C4:.M4];&quot;52☻&quot;)+COUNTIF([.C4:.M4];&quot;51☻&quot;)+COUNTIF([.C4:.M4];&quot;1☻&quot;)+COUNTIF([.C4:.M4];&quot;KVIT☻&quot;)+COUNTIF([.C4:.M4];&quot;U☻&quot;)" office:value-type="float" office:value="0">
            <text:p>0</text:p>
          </table:table-cell>
          <table:table-cell table:style-name="ce209" table:formula="of:=COUNTIF([.C4:.M4];&quot;☺&quot;)+COUNTIF([.C4:.M4];&quot;52☺&quot;)+COUNTIF([.C4:.M4];&quot;51☺&quot;)+COUNTIF([.C4:.M4];&quot;1☺&quot;)+COUNTIF([.C4:.M4];&quot;KVIT☺&quot;)+COUNTIF([.C4:.M4];&quot;U☺&quot;)" office:value-type="float" office:value="1">
            <text:p>1</text:p>
          </table:table-cell>
          <table:table-cell table:style-name="ce209" table:formula="of:=COUNTIF([.C4:.M4];&quot;51&quot;)+COUNTIF([.C4:.M4];&quot;51$&quot;)+COUNTIF([.C4:.M4];&quot;51☻&quot;)" office:value-type="float" office:value="2">
            <text:p>2</text:p>
          </table:table-cell>
          <table:table-cell table:style-name="ce209" table:formula="of:=COUNTIF([.C4:.M4];&quot;52&quot;)+COUNTIF([.C4:.M4];&quot;52$&quot;)+COUNTIF([.C4:.M4];&quot;52☻&quot;)" office:value-type="float" office:value="2">
            <text:p>2</text:p>
          </table:table-cell>
          <table:table-cell table:style-name="ce209" table:formula="of:=COUNTIF([.C4:.M4];&quot;51¶&quot;)" office:value-type="float" office:value="1">
            <text:p>1</text:p>
          </table:table-cell>
          <table:table-cell table:style-name="ce209" table:formula="of:=COUNTIF([.C4:.M4];&quot;52¶&quot;)" office:value-type="float" office:value="1">
            <text:p>1</text:p>
          </table:table-cell>
          <table:table-cell table:style-name="ce209" table:formula="of:=COUNTIF([.C4:.M4];&quot;U&quot;)+COUNTIF([.C4:.M4];&quot;U☻&quot;)+COUNTIF([.C4:.M4];&quot;U☺&quot;)" office:value-type="float" office:value="1">
            <text:p>1</text:p>
          </table:table-cell>
          <table:table-cell table:style-name="ce209" table:formula="of:=COUNTIF([.C4:.M4];&quot;KVIT&quot;)+COUNTIF([.C4:.M4];&quot;KVIT☻&quot;)+COUNTIF([.C4:.M4];&quot;kvit$&quot;)" office:value-type="float" office:value="1">
            <text:p>1</text:p>
          </table:table-cell>
          <table:table-cell table:style-name="ce210" table:formula="of:=COUNTBLANK([.C4:.M4])" office:value-type="float" office:value="0">
            <text:p>0</text:p>
          </table:table-cell>
          <table:table-cell table:style-name="ce211" table:formula="of:=COUNTIF([.C4:.M4];&quot;x&quot;)" office:value-type="float" office:value="1">
            <text:p>1</text:p>
          </table:table-cell>
          <table:table-cell table:style-name="ce212" table:formula="of:=COUNTIF([.C4:.M4];&quot;51&quot;)+COUNTIF([.C4:.M4];&quot;51☻&quot;)+COUNTIF([.C4:.M4];&quot;2&quot;)+COUNTIF([.C4:.M4];&quot;52&quot;)+COUNTIF([.C4:.M4];&quot;52☻&quot;)+COUNTIF([.C4:.M4];&quot;51$&quot;)+COUNTIF([.C4:.M4];&quot;52$&quot;)" office:value-type="float" office:value="4">
            <text:p>4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2-04">
            <text:p>4. dec 13</text:p>
          </table:table-cell>
          <table:table-cell table:style-name="ce204" table:formula="of:=TEXT([.A5];&quot;Ddd&quot;)" office:value-type="string" office:string-value="sre">
            <text:p>sre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39" office:value-type="string">
            <text:p>P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text:p>MIO</text:p>
          </table:table-cell>
          <table:table-cell table:style-name="ce33" office:value-type="string">
            <text:p>TAL</text:p>
          </table:table-cell>
          <table:table-cell table:style-name="ce209" table:formula="of:=COUNTIF([.C5:.M5];&quot;☻&quot;)+COUNTIF([.C5:.M5];&quot;52☻&quot;)+COUNTIF([.C5:.M5];&quot;51☻&quot;)+COUNTIF([.C5:.M5];&quot;1☻&quot;)+COUNTIF([.C5:.M5];&quot;KVIT☻&quot;)+COUNTIF([.C5:.M5];&quot;U☻&quot;)" office:value-type="float" office:value="1">
            <text:p>1</text:p>
          </table:table-cell>
          <table:table-cell table:style-name="ce209" table:formula="of:=COUNTIF([.C5:.M5];&quot;☺&quot;)+COUNTIF([.C5:.M5];&quot;52☺&quot;)+COUNTIF([.C5:.M5];&quot;51☺&quot;)+COUNTIF([.C5:.M5];&quot;1☺&quot;)+COUNTIF([.C5:.M5];&quot;KVIT☺&quot;)+COUNTIF([.C5:.M5];&quot;U☺&quot;)" office:value-type="float" office:value="1">
            <text:p>1</text:p>
          </table:table-cell>
          <table:table-cell table:style-name="ce209" table:formula="of:=COUNTIF([.C5:.M5];&quot;51&quot;)+COUNTIF([.C5:.M5];&quot;51$&quot;)+COUNTIF([.C5:.M5];&quot;51☻&quot;)" office:value-type="float" office:value="2">
            <text:p>2</text:p>
          </table:table-cell>
          <table:table-cell table:style-name="ce209" table:formula="of:=COUNTIF([.C5:.M5];&quot;52&quot;)+COUNTIF([.C5:.M5];&quot;52$&quot;)+COUNTIF([.C5:.M5];&quot;52☻&quot;)" office:value-type="float" office:value="1">
            <text:p>1</text:p>
          </table:table-cell>
          <table:table-cell table:style-name="ce209" table:formula="of:=COUNTIF([.C5:.M5];&quot;51¶&quot;)" office:value-type="float" office:value="1">
            <text:p>1</text:p>
          </table:table-cell>
          <table:table-cell table:style-name="ce209" table:formula="of:=COUNTIF([.C5:.M5];&quot;52¶&quot;)" office:value-type="float" office:value="0">
            <text:p>0</text:p>
          </table:table-cell>
          <table:table-cell table:style-name="ce209" table:formula="of:=COUNTIF([.C5:.M5];&quot;U&quot;)+COUNTIF([.C5:.M5];&quot;U☻&quot;)+COUNTIF([.C5:.M5];&quot;U☺&quot;)" office:value-type="float" office:value="1">
            <text:p>1</text:p>
          </table:table-cell>
          <table:table-cell table:style-name="ce209" table:formula="of:=COUNTIF([.C5:.M5];&quot;KVIT&quot;)+COUNTIF([.C5:.M5];&quot;KVIT☻&quot;)+COUNTIF([.C5:.M5];&quot;kvit$&quot;)" office:value-type="float" office:value="3">
            <text:p>3</text:p>
          </table:table-cell>
          <table:table-cell table:style-name="ce210" table:formula="of:=COUNTBLANK([.C5:.M5])" office:value-type="float" office:value="0">
            <text:p>0</text:p>
          </table:table-cell>
          <table:table-cell table:style-name="ce211" table:formula="of:=COUNTIF([.C5:.M5];&quot;x&quot;)" office:value-type="float" office:value="1">
            <text:p>1</text:p>
          </table:table-cell>
          <table:table-cell table:style-name="ce212" table:formula="of:=COUNTIF([.C5:.M5];&quot;51&quot;)+COUNTIF([.C5:.M5];&quot;51☻&quot;)+COUNTIF([.C5:.M5];&quot;2&quot;)+COUNTIF([.C5:.M5];&quot;52&quot;)+COUNTIF([.C5:.M5];&quot;52☻&quot;)+COUNTIF([.C5:.M5];&quot;51$&quot;)+COUNTIF([.C5:.M5];&quot;52$&quot;)" office:value-type="float" office:value="3">
            <text:p>3</text:p>
          </table:table-cell>
          <table:table-cell table:style-name="ce3" table:formula="of:=[$'Vzorci vnosov'.$A$5]" office:value-type="string" office:string-value="52">
            <text:p>52</text:p>
          </table:table-cell>
          <table:table-cell/>
          <table:table-cell table:style-name="ce59" office:value-type="string">
            <office:annotation draw:style-name="gr1" draw:text-style-name="P1" svg:width="3.976cm" svg:height="7.699cm" svg:x="27.122cm" svg:y="1.301cm" draw:caption-point-x="-0.61cm" draw:caption-point-y="1.514cm">
              <dc:creator>MŠ</dc:creator>
              <dc:date>2013-12-23T00:00:00</dc:date>
              <text:p text:style-name="P1"><text:span text:style-name="T1">Prosim Vas za prosti dni v decembru: 1, 5, 6. 7. 8, 21, 22, 30, 31. December.</text:span></text:p>
              <text:p text:style-name="P1"><text:span text:style-name="T1">31.12 ob 7h imam letalo, tako da 30.12 lahko delam popoldan, dežurati, pa ne moram.</text:span></text:p>
              <text:p text:style-name="P1"><text:span text:style-name="T1"/></text:p>
              <text:p text:style-name="P1"><text:span text:style-name="T1">Ženji sem napisal, da od 23 do 30. 12 me ne razpisuje.</text:span></text:p>
              <text:p text:style-name="P1"><text:span text:style-name="T1">Od 23. do 30. sem popolnoma na razpolago. Rad bi dežural 25. decembra.</text:span></text:p>
            </office:annotation>
            <text:p>GRY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12-05">
            <text:p>5. dec 13</text:p>
          </table:table-cell>
          <table:table-cell table:style-name="ce204" table:formula="of:=TEXT([.A6];&quot;Ddd&quot;)" office:value-type="string" office:string-value="čet">
            <text:p>č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9" office:value-type="string">
            <text:p>P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text:p>ROD</text:p>
          </table:table-cell>
          <table:table-cell table:style-name="ce33" office:value-type="string">
            <text:p>TAL</text:p>
          </table:table-cell>
          <table:table-cell table:style-name="ce209" table:formula="of:=COUNTIF([.C6:.M6];&quot;☻&quot;)+COUNTIF([.C6:.M6];&quot;52☻&quot;)+COUNTIF([.C6:.M6];&quot;51☻&quot;)+COUNTIF([.C6:.M6];&quot;1☻&quot;)+COUNTIF([.C6:.M6];&quot;KVIT☻&quot;)+COUNTIF([.C6:.M6];&quot;U☻&quot;)" office:value-type="float" office:value="0">
            <text:p>0</text:p>
          </table:table-cell>
          <table:table-cell table:style-name="ce209" table:formula="of:=COUNTIF([.C6:.M6];&quot;☺&quot;)+COUNTIF([.C6:.M6];&quot;52☺&quot;)+COUNTIF([.C6:.M6];&quot;51☺&quot;)+COUNTIF([.C6:.M6];&quot;1☺&quot;)+COUNTIF([.C6:.M6];&quot;KVIT☺&quot;)+COUNTIF([.C6:.M6];&quot;U☺&quot;)" office:value-type="float" office:value="1">
            <text:p>1</text:p>
          </table:table-cell>
          <table:table-cell table:style-name="ce209" table:formula="of:=COUNTIF([.C6:.M6];&quot;51&quot;)+COUNTIF([.C6:.M6];&quot;51$&quot;)+COUNTIF([.C6:.M6];&quot;51☻&quot;)" office:value-type="float" office:value="1">
            <text:p>1</text:p>
          </table:table-cell>
          <table:table-cell table:style-name="ce209" table:formula="of:=COUNTIF([.C6:.M6];&quot;52&quot;)+COUNTIF([.C6:.M6];&quot;52$&quot;)+COUNTIF([.C6:.M6];&quot;52☻&quot;)" office:value-type="float" office:value="1">
            <text:p>1</text:p>
          </table:table-cell>
          <table:table-cell table:style-name="ce209" table:formula="of:=COUNTIF([.C6:.M6];&quot;51¶&quot;)" office:value-type="float" office:value="0">
            <text:p>0</text:p>
          </table:table-cell>
          <table:table-cell table:style-name="ce209" table:formula="of:=COUNTIF([.C6:.M6];&quot;52¶&quot;)" office:value-type="float" office:value="1">
            <text:p>1</text:p>
          </table:table-cell>
          <table:table-cell table:style-name="ce209" table:formula="of:=COUNTIF([.C6:.M6];&quot;U&quot;)+COUNTIF([.C6:.M6];&quot;U☻&quot;)+COUNTIF([.C6:.M6];&quot;U☺&quot;)" office:value-type="float" office:value="1">
            <text:p>1</text:p>
          </table:table-cell>
          <table:table-cell table:style-name="ce209" table:formula="of:=COUNTIF([.C6:.M6];&quot;KVIT&quot;)+COUNTIF([.C6:.M6];&quot;KVIT☻&quot;)+COUNTIF([.C6:.M6];&quot;kvit$&quot;)" office:value-type="float" office:value="3">
            <text:p>3</text:p>
          </table:table-cell>
          <table:table-cell table:style-name="ce210" table:formula="of:=COUNTBLANK([.C6:.M6])" office:value-type="float" office:value="0">
            <text:p>0</text:p>
          </table:table-cell>
          <table:table-cell table:style-name="ce211" table:formula="of:=COUNTIF([.C6:.M6];&quot;x&quot;)" office:value-type="float" office:value="2">
            <text:p>2</text:p>
          </table:table-cell>
          <table:table-cell table:style-name="ce212" table:formula="of:=COUNTIF([.C6:.M6];&quot;51&quot;)+COUNTIF([.C6:.M6];&quot;51☻&quot;)+COUNTIF([.C6:.M6];&quot;2&quot;)+COUNTIF([.C6:.M6];&quot;52&quot;)+COUNTIF([.C6:.M6];&quot;52☻&quot;)+COUNTIF([.C6:.M6];&quot;51$&quot;)+COUNTIF([.C6:.M6];&quot;52$&quot;)" office:value-type="float" office:value="2">
            <text:p>2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/>
          <table:table-cell table:style-name="ce130" office:value-type="string">
            <office:annotation draw:style-name="gr1" draw:text-style-name="P1" svg:width="2.978cm" svg:height="6.103cm" svg:x="27.127cm" svg:y="1.999cm" draw:caption-point-x="-0.615cm" draw:caption-point-y="1.517cm">
              <dc:creator>MŠ</dc:creator>
              <dc:date>2013-12-23T00:00:00</dc:date>
              <text:p text:style-name="P1"><text:span text:style-name="T1">prosta vikend 6.-8.12.. Za Božiča sem lahko kadarkoli dežurna. Z Andriyem in Dejanom smo se nekako menili, da bi bila jaz 24.12.! Če ne boste dobili drugega kandidata, sem lahko dežurna tudi 31.12.!</text:span></text:p>
            </office:annotation>
            <text:p>SKR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12-06">
            <text:p>6. dec 13</text:p>
          </table:table-cell>
          <table:table-cell table:style-name="ce204" table:formula="of:=TEXT([.A7];&quot;Ddd&quot;)" office:value-type="string" office:string-value="pet">
            <text:p>pe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5" office:value-type="string">
            <text:p>MF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9" office:value-type="string">
            <text:p>P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2" office:value-type="string">
            <office:annotation draw:style-name="gr1" draw:text-style-name="P1" svg:width="2.932cm" svg:height="2.314cm" svg:x="10.642cm" svg:y="3.75cm" draw:caption-point-x="-0.608cm" draw:caption-point-y="0.467cm">
              <dc:creator>MŠ</dc:creator>
              <dc:date>2013-12-23T00:00:00</dc:date>
              <text:p text:style-name="P1"><text:span text:style-name="T1">Ne morem 5., 6., 7.</text:span></text:p>
            </office:annotation>
            <text:p>RTG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text:p>ORO</text:p>
          </table:table-cell>
          <table:table-cell table:style-name="ce33" office:value-type="string">
            <text:p>TAL</text:p>
          </table:table-cell>
          <table:table-cell table:style-name="ce209" table:formula="of:=COUNTIF([.C7:.M7];&quot;☻&quot;)+COUNTIF([.C7:.M7];&quot;52☻&quot;)+COUNTIF([.C7:.M7];&quot;51☻&quot;)+COUNTIF([.C7:.M7];&quot;1☻&quot;)+COUNTIF([.C7:.M7];&quot;KVIT☻&quot;)+COUNTIF([.C7:.M7];&quot;U☻&quot;)" office:value-type="float" office:value="1">
            <text:p>1</text:p>
          </table:table-cell>
          <table:table-cell table:style-name="ce209" table:formula="of:=COUNTIF([.C7:.M7];&quot;☺&quot;)+COUNTIF([.C7:.M7];&quot;52☺&quot;)+COUNTIF([.C7:.M7];&quot;51☺&quot;)+COUNTIF([.C7:.M7];&quot;1☺&quot;)+COUNTIF([.C7:.M7];&quot;KVIT☺&quot;)+COUNTIF([.C7:.M7];&quot;U☺&quot;)" office:value-type="float" office:value="1">
            <text:p>1</text:p>
          </table:table-cell>
          <table:table-cell table:style-name="ce209" table:formula="of:=COUNTIF([.C7:.M7];&quot;51&quot;)+COUNTIF([.C7:.M7];&quot;51$&quot;)+COUNTIF([.C7:.M7];&quot;51☻&quot;)" office:value-type="float" office:value="1">
            <text:p>1</text:p>
          </table:table-cell>
          <table:table-cell table:style-name="ce209" table:formula="of:=COUNTIF([.C7:.M7];&quot;52&quot;)+COUNTIF([.C7:.M7];&quot;52$&quot;)+COUNTIF([.C7:.M7];&quot;52☻&quot;)" office:value-type="float" office:value="1">
            <text:p>1</text:p>
          </table:table-cell>
          <table:table-cell table:style-name="ce209" table:formula="of:=COUNTIF([.C7:.M7];&quot;51¶&quot;)" office:value-type="float" office:value="1">
            <text:p>1</text:p>
          </table:table-cell>
          <table:table-cell table:style-name="ce209" table:formula="of:=COUNTIF([.C7:.M7];&quot;52¶&quot;)" office:value-type="float" office:value="0">
            <text:p>0</text:p>
          </table:table-cell>
          <table:table-cell table:style-name="ce209" table:formula="of:=COUNTIF([.C7:.M7];&quot;U&quot;)+COUNTIF([.C7:.M7];&quot;U☻&quot;)+COUNTIF([.C7:.M7];&quot;U☺&quot;)" office:value-type="float" office:value="0">
            <text:p>0</text:p>
          </table:table-cell>
          <table:table-cell table:style-name="ce209" table:formula="of:=COUNTIF([.C7:.M7];&quot;KVIT&quot;)+COUNTIF([.C7:.M7];&quot;KVIT☻&quot;)+COUNTIF([.C7:.M7];&quot;kvit$&quot;)" office:value-type="float" office:value="2">
            <text:p>2</text:p>
          </table:table-cell>
          <table:table-cell table:style-name="ce210" table:formula="of:=COUNTBLANK([.C7:.M7])" office:value-type="float" office:value="0">
            <text:p>0</text:p>
          </table:table-cell>
          <table:table-cell table:style-name="ce211" table:formula="of:=COUNTIF([.C7:.M7];&quot;x&quot;)" office:value-type="float" office:value="1">
            <text:p>1</text:p>
          </table:table-cell>
          <table:table-cell table:style-name="ce212" table:formula="of:=COUNTIF([.C7:.M7];&quot;51&quot;)+COUNTIF([.C7:.M7];&quot;51☻&quot;)+COUNTIF([.C7:.M7];&quot;2&quot;)+COUNTIF([.C7:.M7];&quot;52&quot;)+COUNTIF([.C7:.M7];&quot;52☻&quot;)+COUNTIF([.C7:.M7];&quot;51$&quot;)+COUNTIF([.C7:.M7];&quot;52$&quot;)" office:value-type="float" office:value="2">
            <text:p>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/>
          <table:table-cell table:style-name="ce39" office:value-type="string">
            <text:p>ŠT/MI</text:p>
          </table:table-cell>
          <table:table-cell table:number-columns-repeated="995"/>
        </table:table-row>
        <table:table-row table:style-name="ro8">
          <table:table-cell table:style-name="ce19" office:value-type="date" office:date-value="2013-12-07">
            <text:p>7. dec 13</text:p>
          </table:table-cell>
          <table:table-cell table:style-name="ce203" table:formula="of:=TEXT([.A8];&quot;Ddd&quot;)" office:value-type="string" office:string-value="sob">
            <text:p>sob</text:p>
          </table:table-cell>
          <table:table-cell table:style-name="ce206">
            <office:annotation draw:style-name="gr1" draw:text-style-name="P1" svg:width="2.902cm" svg:height="0.605cm" svg:x="3.46cm" svg:y="3.402cm" draw:caption-point-x="-0.61cm" draw:caption-point-y="1.517cm">
              <dc:creator>MŠ</dc:creator>
              <dc:date>2013-12-23T00:00:00</dc:date>
              <text:p text:style-name="P1"><text:span text:style-name="T1">artros</text:span></text:p>
            </office:annotation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06" table:number-columns-repeated="4"/>
          <table:table-cell table:style-name="ce56" office:value-type="string">
            <text:p>POR</text:p>
          </table:table-cell>
          <table:table-cell table:style-name="ce206" table:number-columns-repeated="4"/>
          <table:table-cell table:style-name="ce56" office:value-type="string">
            <text:p>JAN</text:p>
          </table:table-cell>
          <table:table-cell table:style-name="ce56" office:value-type="string">
            <text:p>MIO</text:p>
          </table:table-cell>
          <table:table-cell table:style-name="ce209" table:formula="of:=COUNTIF([.C8:.M8];&quot;☻&quot;)+COUNTIF([.C8:.M8];&quot;52☻&quot;)+COUNTIF([.C8:.M8];&quot;51☻&quot;)+COUNTIF([.C8:.M8];&quot;1☻&quot;)+COUNTIF([.C8:.M8];&quot;KVIT☻&quot;)+COUNTIF([.C8:.M8];&quot;U☻&quot;)" office:value-type="float" office:value="1">
            <text:p>1</text:p>
          </table:table-cell>
          <table:table-cell table:style-name="ce209" table:formula="of:=COUNTIF([.C8:.M8];&quot;☺&quot;)+COUNTIF([.C8:.M8];&quot;52☺&quot;)+COUNTIF([.C8:.M8];&quot;51☺&quot;)+COUNTIF([.C8:.M8];&quot;1☺&quot;)+COUNTIF([.C8:.M8];&quot;KVIT☺&quot;)+COUNTIF([.C8:.M8];&quot;U☺&quot;)" office:value-type="float" office:value="0">
            <text:p>0</text:p>
          </table:table-cell>
          <table:table-cell table:style-name="ce209" table:formula="of:=COUNTIF([.C8:.M8];&quot;51&quot;)+COUNTIF([.C8:.M8];&quot;51$&quot;)+COUNTIF([.C8:.M8];&quot;51☻&quot;)" office:value-type="float" office:value="0">
            <text:p>0</text:p>
          </table:table-cell>
          <table:table-cell table:style-name="ce209" table:formula="of:=COUNTIF([.C8:.M8];&quot;52&quot;)+COUNTIF([.C8:.M8];&quot;52$&quot;)+COUNTIF([.C8:.M8];&quot;52☻&quot;)" office:value-type="float" office:value="0">
            <text:p>0</text:p>
          </table:table-cell>
          <table:table-cell table:style-name="ce209" table:formula="of:=COUNTIF([.C8:.M8];&quot;51¶&quot;)" office:value-type="float" office:value="0">
            <text:p>0</text:p>
          </table:table-cell>
          <table:table-cell table:style-name="ce209" table:formula="of:=COUNTIF([.C8:.M8];&quot;52¶&quot;)" office:value-type="float" office:value="0">
            <text:p>0</text:p>
          </table:table-cell>
          <table:table-cell table:style-name="ce209" table:formula="of:=COUNTIF([.C8:.M8];&quot;U&quot;)+COUNTIF([.C8:.M8];&quot;U☻&quot;)+COUNTIF([.C8:.M8];&quot;U☺&quot;)" office:value-type="float" office:value="0">
            <text:p>0</text:p>
          </table:table-cell>
          <table:table-cell table:style-name="ce209" table:formula="of:=COUNTIF([.C8:.M8];&quot;KVIT&quot;)+COUNTIF([.C8:.M8];&quot;KVIT☻&quot;)+COUNTIF([.C8:.M8];&quot;kvit$&quot;)" office:value-type="float" office:value="0">
            <text:p>0</text:p>
          </table:table-cell>
          <table:table-cell table:style-name="ce210" table:formula="of:=COUNTBLANK([.C8:.M8])" office:value-type="float" office:value="9">
            <text:p>9</text:p>
          </table:table-cell>
          <table:table-cell table:style-name="ce211" table:formula="of:=COUNTIF([.C8:.M8];&quot;x&quot;)" office:value-type="float" office:value="0">
            <text:p>0</text:p>
          </table:table-cell>
          <table:table-cell table:style-name="ce212" table:formula="of:=COUNTIF([.C8:.M8];&quot;51&quot;)+COUNTIF([.C8:.M8];&quot;51☻&quot;)+COUNTIF([.C8:.M8];&quot;2&quot;)+COUNTIF([.C8:.M8];&quot;52&quot;)+COUNTIF([.C8:.M8];&quot;52☻&quot;)+COUNTIF([.C8:.M8];&quot;51$&quot;)+COUNTIF([.C8:.M8];&quot;52$&quot;)" office:value-type="float" office:value="0">
            <text:p>0</text:p>
          </table:table-cell>
          <table:table-cell table:style-name="ce3" table:formula="of:=[$'Vzorci vnosov'.$A$8]" office:value-type="string" office:string-value="U">
            <text:p>U</text:p>
          </table:table-cell>
          <table:table-cell/>
          <table:table-cell table:style-name="ce176" office:value-type="string">
            <office:annotation draw:style-name="gr1" draw:text-style-name="P1" svg:width="2.977cm" svg:height="1.006cm" svg:x="27.12cm" svg:y="3.552cm" draw:caption-point-x="-0.608cm" draw:caption-point-y="1.367cm">
              <dc:creator>MŠ</dc:creator>
              <dc:date>2013-12-23T00:00:00</dc:date>
              <text:p text:style-name="P1"><text:span text:style-name="T1">Lahko dežurna 15,16,21,22</text:span></text:p>
            </office:annotation>
            <text:p>FI/RO</text:p>
          </table:table-cell>
          <table:table-cell table:number-columns-repeated="995"/>
        </table:table-row>
        <table:table-row table:style-name="ro8">
          <table:table-cell table:style-name="ce19" office:value-type="date" office:date-value="2013-12-08">
            <text:p>8. dec 13</text:p>
          </table:table-cell>
          <table:table-cell table:style-name="ce203" table:formula="of:=TEXT([.A9];&quot;Ddd&quot;)" office:value-type="string" office:string-value="ned">
            <text:p>ned</text:p>
          </table:table-cell>
          <table:table-cell table:style-name="ce205"/>
          <table:table-cell table:style-name="ce6" table:formula="of:=[$'Vzorci vnosov'.$A$14]" office:value-type="string" office:string-value="☻">
            <text:p>☻</text:p>
          </table:table-cell>
          <table:table-cell table:style-name="ce206"/>
          <table:table-cell table:style-name="ce205" table:number-columns-repeated="3"/>
          <table:table-cell table:style-name="ce56" office:value-type="string">
            <text:p>POR</text:p>
          </table:table-cell>
          <table:table-cell table:style-name="ce205" table:number-columns-repeated="4"/>
          <table:table-cell table:style-name="ce56" office:value-type="string">
            <text:p>JAN</text:p>
          </table:table-cell>
          <table:table-cell table:style-name="ce56" office:value-type="string">
            <text:p>MIO</text:p>
          </table:table-cell>
          <table:table-cell table:style-name="ce209" table:formula="of:=COUNTIF([.C9:.M9];&quot;☻&quot;)+COUNTIF([.C9:.M9];&quot;52☻&quot;)+COUNTIF([.C9:.M9];&quot;51☻&quot;)+COUNTIF([.C9:.M9];&quot;1☻&quot;)+COUNTIF([.C9:.M9];&quot;KVIT☻&quot;)+COUNTIF([.C9:.M9];&quot;U☻&quot;)" office:value-type="float" office:value="1">
            <text:p>1</text:p>
          </table:table-cell>
          <table:table-cell table:style-name="ce209" table:formula="of:=COUNTIF([.C9:.M9];&quot;☺&quot;)+COUNTIF([.C9:.M9];&quot;52☺&quot;)+COUNTIF([.C9:.M9];&quot;51☺&quot;)+COUNTIF([.C9:.M9];&quot;1☺&quot;)+COUNTIF([.C9:.M9];&quot;KVIT☺&quot;)+COUNTIF([.C9:.M9];&quot;U☺&quot;)" office:value-type="float" office:value="0">
            <text:p>0</text:p>
          </table:table-cell>
          <table:table-cell table:style-name="ce209" table:formula="of:=COUNTIF([.C9:.M9];&quot;51&quot;)+COUNTIF([.C9:.M9];&quot;51$&quot;)+COUNTIF([.C9:.M9];&quot;51☻&quot;)" office:value-type="float" office:value="0">
            <text:p>0</text:p>
          </table:table-cell>
          <table:table-cell table:style-name="ce209" table:formula="of:=COUNTIF([.C9:.M9];&quot;52&quot;)+COUNTIF([.C9:.M9];&quot;52$&quot;)+COUNTIF([.C9:.M9];&quot;52☻&quot;)" office:value-type="float" office:value="0">
            <text:p>0</text:p>
          </table:table-cell>
          <table:table-cell table:style-name="ce209" table:formula="of:=COUNTIF([.C9:.M9];&quot;51¶&quot;)" office:value-type="float" office:value="0">
            <text:p>0</text:p>
          </table:table-cell>
          <table:table-cell table:style-name="ce209" table:formula="of:=COUNTIF([.C9:.M9];&quot;52¶&quot;)" office:value-type="float" office:value="0">
            <text:p>0</text:p>
          </table:table-cell>
          <table:table-cell table:style-name="ce209" table:formula="of:=COUNTIF([.C9:.M9];&quot;U&quot;)+COUNTIF([.C9:.M9];&quot;U☻&quot;)+COUNTIF([.C9:.M9];&quot;U☺&quot;)" office:value-type="float" office:value="0">
            <text:p>0</text:p>
          </table:table-cell>
          <table:table-cell table:style-name="ce209" table:formula="of:=COUNTIF([.C9:.M9];&quot;KVIT&quot;)+COUNTIF([.C9:.M9];&quot;KVIT☻&quot;)+COUNTIF([.C9:.M9];&quot;kvit$&quot;)" office:value-type="float" office:value="0">
            <text:p>0</text:p>
          </table:table-cell>
          <table:table-cell table:style-name="ce210" table:formula="of:=COUNTBLANK([.C9:.M9])" office:value-type="float" office:value="9">
            <text:p>9</text:p>
          </table:table-cell>
          <table:table-cell table:style-name="ce211" table:formula="of:=COUNTIF([.C9:.M9];&quot;x&quot;)" office:value-type="float" office:value="0">
            <text:p>0</text:p>
          </table:table-cell>
          <table:table-cell table:style-name="ce212" table:formula="of:=COUNTIF([.C9:.M9];&quot;51&quot;)+COUNTIF([.C9:.M9];&quot;51☻&quot;)+COUNTIF([.C9:.M9];&quot;2&quot;)+COUNTIF([.C9:.M9];&quot;52&quot;)+COUNTIF([.C9:.M9];&quot;52☻&quot;)+COUNTIF([.C9:.M9];&quot;51$&quot;)+COUNTIF([.C9:.M9];&quot;52$&quot;)" office:value-type="float" office:value="0">
            <text:p>0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/>
          <table:table-cell table:style-name="ce68" office:value-type="string">
            <text:p>RO/SK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12-09">
            <text:p>9. dec 13</text:p>
          </table:table-cell>
          <table:table-cell table:style-name="ce204" table:formula="of:=TEXT([.A10];&quot;Ddd&quot;)" office:value-type="string" office:string-value="pon">
            <text:p>pon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9" office:value-type="string">
            <office:annotation draw:style-name="gr1" draw:text-style-name="P1" svg:width="2.967cm" svg:height="2.216cm" svg:x="13.557cm" svg:y="4.804cm" draw:caption-point-x="-0.606cm" draw:caption-point-y="1.517cm">
              <dc:creator>MŠ</dc:creator>
              <dc:date>2013-12-23T00:00:00</dc:date>
              <text:p text:style-name="P1"><text:span text:style-name="T1">ne razpises 7.10., 10.-15.10. in 24.10.-3.11</text:span></text:p>
            </office:annotation>
            <text:p>ŠTU</text:p>
          </table:table-cell>
          <table:table-cell table:style-name="ce33" office:value-type="string">
            <text:p>MŠŠ</text:p>
          </table:table-cell>
          <table:table-cell table:style-name="ce209" table:formula="of:=COUNTIF([.C10:.M10];&quot;☻&quot;)+COUNTIF([.C10:.M10];&quot;52☻&quot;)+COUNTIF([.C10:.M10];&quot;51☻&quot;)+COUNTIF([.C10:.M10];&quot;1☻&quot;)+COUNTIF([.C10:.M10];&quot;KVIT☻&quot;)+COUNTIF([.C10:.M10];&quot;U☻&quot;)" office:value-type="float" office:value="1">
            <text:p>1</text:p>
          </table:table-cell>
          <table:table-cell table:style-name="ce209" table:formula="of:=COUNTIF([.C10:.M10];&quot;☺&quot;)+COUNTIF([.C10:.M10];&quot;52☺&quot;)+COUNTIF([.C10:.M10];&quot;51☺&quot;)+COUNTIF([.C10:.M10];&quot;1☺&quot;)+COUNTIF([.C10:.M10];&quot;KVIT☺&quot;)+COUNTIF([.C10:.M10];&quot;U☺&quot;)" office:value-type="float" office:value="0">
            <text:p>0</text:p>
          </table:table-cell>
          <table:table-cell table:style-name="ce209" table:formula="of:=COUNTIF([.C10:.M10];&quot;51&quot;)+COUNTIF([.C10:.M10];&quot;51$&quot;)+COUNTIF([.C10:.M10];&quot;51☻&quot;)" office:value-type="float" office:value="2">
            <text:p>2</text:p>
          </table:table-cell>
          <table:table-cell table:style-name="ce209" table:formula="of:=COUNTIF([.C10:.M10];&quot;52&quot;)+COUNTIF([.C10:.M10];&quot;52$&quot;)+COUNTIF([.C10:.M10];&quot;52☻&quot;)" office:value-type="float" office:value="1">
            <text:p>1</text:p>
          </table:table-cell>
          <table:table-cell table:style-name="ce209" table:formula="of:=COUNTIF([.C10:.M10];&quot;51¶&quot;)" office:value-type="float" office:value="1">
            <text:p>1</text:p>
          </table:table-cell>
          <table:table-cell table:style-name="ce209" table:formula="of:=COUNTIF([.C10:.M10];&quot;52¶&quot;)" office:value-type="float" office:value="1">
            <text:p>1</text:p>
          </table:table-cell>
          <table:table-cell table:style-name="ce209" table:formula="of:=COUNTIF([.C10:.M10];&quot;U&quot;)+COUNTIF([.C10:.M10];&quot;U☻&quot;)+COUNTIF([.C10:.M10];&quot;U☺&quot;)" office:value-type="float" office:value="1">
            <text:p>1</text:p>
          </table:table-cell>
          <table:table-cell table:style-name="ce209" table:formula="of:=COUNTIF([.C10:.M10];&quot;KVIT&quot;)+COUNTIF([.C10:.M10];&quot;KVIT☻&quot;)+COUNTIF([.C10:.M10];&quot;kvit$&quot;)" office:value-type="float" office:value="3">
            <text:p>3</text:p>
          </table:table-cell>
          <table:table-cell table:style-name="ce210" table:formula="of:=COUNTBLANK([.C10:.M10])" office:value-type="float" office:value="0">
            <text:p>0</text:p>
          </table:table-cell>
          <table:table-cell table:style-name="ce211" table:formula="of:=COUNTIF([.C10:.M10];&quot;x&quot;)" office:value-type="float" office:value="1">
            <text:p>1</text:p>
          </table:table-cell>
          <table:table-cell table:style-name="ce212" table:formula="of:=COUNTIF([.C10:.M10];&quot;51&quot;)+COUNTIF([.C10:.M10];&quot;51☻&quot;)+COUNTIF([.C10:.M10];&quot;2&quot;)+COUNTIF([.C10:.M10];&quot;52&quot;)+COUNTIF([.C10:.M10];&quot;52☻&quot;)+COUNTIF([.C10:.M10];&quot;51$&quot;)+COUNTIF([.C10:.M10];&quot;52$&quot;)" office:value-type="float" office:value="3">
            <text:p>3</text:p>
          </table:table-cell>
          <table:table-cell table:style-name="ce5" table:formula="of:=[$'Vzorci vnosov'.$A$11]" office:value-type="string" office:string-value="X">
            <text:p>X</text:p>
          </table:table-cell>
          <table:table-cell/>
          <table:table-cell table:style-name="ce55" office:value-type="string">
            <text:p>MI/PI</text:p>
          </table:table-cell>
          <table:table-cell table:number-columns-repeated="995"/>
        </table:table-row>
        <table:table-row table:style-name="ro8">
          <table:table-cell table:style-name="ce20" office:value-type="date" office:date-value="2013-12-10">
            <text:p>10. dec 13</text:p>
          </table:table-cell>
          <table:table-cell table:style-name="ce204" table:formula="of:=TEXT([.A11];&quot;Ddd&quot;)" office:value-type="string" office:string-value="tor">
            <text:p>tor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45" office:value-type="string">
            <text:p>MF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9" office:value-type="string">
            <text:p>ŽIV</text:p>
          </table:table-cell>
          <table:table-cell table:style-name="ce33" office:value-type="string">
            <text:p>MŠŠ</text:p>
          </table:table-cell>
          <table:table-cell table:style-name="ce209" table:formula="of:=COUNTIF([.C11:.M11];&quot;☻&quot;)+COUNTIF([.C11:.M11];&quot;52☻&quot;)+COUNTIF([.C11:.M11];&quot;51☻&quot;)+COUNTIF([.C11:.M11];&quot;1☻&quot;)+COUNTIF([.C11:.M11];&quot;KVIT☻&quot;)+COUNTIF([.C11:.M11];&quot;U☻&quot;)" office:value-type="float" office:value="1">
            <text:p>1</text:p>
          </table:table-cell>
          <table:table-cell table:style-name="ce209" table:formula="of:=COUNTIF([.C11:.M11];&quot;☺&quot;)+COUNTIF([.C11:.M11];&quot;52☺&quot;)+COUNTIF([.C11:.M11];&quot;51☺&quot;)+COUNTIF([.C11:.M11];&quot;1☺&quot;)+COUNTIF([.C11:.M11];&quot;KVIT☺&quot;)+COUNTIF([.C11:.M11];&quot;U☺&quot;)" office:value-type="float" office:value="1">
            <text:p>1</text:p>
          </table:table-cell>
          <table:table-cell table:style-name="ce209" table:formula="of:=COUNTIF([.C11:.M11];&quot;51&quot;)+COUNTIF([.C11:.M11];&quot;51$&quot;)+COUNTIF([.C11:.M11];&quot;51☻&quot;)" office:value-type="float" office:value="1">
            <text:p>1</text:p>
          </table:table-cell>
          <table:table-cell table:style-name="ce209" table:formula="of:=COUNTIF([.C11:.M11];&quot;52&quot;)+COUNTIF([.C11:.M11];&quot;52$&quot;)+COUNTIF([.C11:.M11];&quot;52☻&quot;)" office:value-type="float" office:value="1">
            <text:p>1</text:p>
          </table:table-cell>
          <table:table-cell table:style-name="ce209" table:formula="of:=COUNTIF([.C11:.M11];&quot;51¶&quot;)" office:value-type="float" office:value="1">
            <text:p>1</text:p>
          </table:table-cell>
          <table:table-cell table:style-name="ce209" table:formula="of:=COUNTIF([.C11:.M11];&quot;52¶&quot;)" office:value-type="float" office:value="0">
            <text:p>0</text:p>
          </table:table-cell>
          <table:table-cell table:style-name="ce209" table:formula="of:=COUNTIF([.C11:.M11];&quot;U&quot;)+COUNTIF([.C11:.M11];&quot;U☻&quot;)+COUNTIF([.C11:.M11];&quot;U☺&quot;)" office:value-type="float" office:value="1">
            <text:p>1</text:p>
          </table:table-cell>
          <table:table-cell table:style-name="ce209" table:formula="of:=COUNTIF([.C11:.M11];&quot;KVIT&quot;)+COUNTIF([.C11:.M11];&quot;KVIT☻&quot;)+COUNTIF([.C11:.M11];&quot;kvit$&quot;)" office:value-type="float" office:value="2">
            <text:p>2</text:p>
          </table:table-cell>
          <table:table-cell table:style-name="ce210" table:formula="of:=COUNTBLANK([.C11:.M11])" office:value-type="float" office:value="0">
            <text:p>0</text:p>
          </table:table-cell>
          <table:table-cell table:style-name="ce211" table:formula="of:=COUNTIF([.C11:.M11];&quot;x&quot;)" office:value-type="float" office:value="1">
            <text:p>1</text:p>
          </table:table-cell>
          <table:table-cell table:style-name="ce212" table:formula="of:=COUNTIF([.C11:.M11];&quot;51&quot;)+COUNTIF([.C11:.M11];&quot;51☻&quot;)+COUNTIF([.C11:.M11];&quot;2&quot;)+COUNTIF([.C11:.M11];&quot;52&quot;)+COUNTIF([.C11:.M11];&quot;52☻&quot;)+COUNTIF([.C11:.M11];&quot;51$&quot;)+COUNTIF([.C11:.M11];&quot;52$&quot;)" office:value-type="float" office:value="2">
            <text:p>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2-11">
            <text:p>11. dec 13</text:p>
          </table:table-cell>
          <table:table-cell table:style-name="ce204" table:formula="of:=TEXT([.A12];&quot;Ddd&quot;)" office:value-type="string" office:string-value="sre">
            <text:p>sre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9" office:value-type="string">
            <text:p>P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176" office:value-type="string">
            <office:annotation draw:style-name="gr1" draw:text-style-name="P1" svg:width="2.916cm" svg:height="1.008cm" svg:x="13.557cm" svg:y="6.357cm" draw:caption-point-x="-0.606cm" draw:caption-point-y="1.366cm">
              <dc:creator>MŠ</dc:creator>
              <dc:date>2013-12-23T00:00:00</dc:date>
              <text:p text:style-name="P1"><text:span text:style-name="T1">Lahko dežurna 15,16,21,22</text:span></text:p>
            </office:annotation>
            <text:p>FI/RO</text:p>
          </table:table-cell>
          <table:table-cell table:style-name="ce33" office:value-type="string">
            <text:p>MŠŠ</text:p>
          </table:table-cell>
          <table:table-cell table:style-name="ce209" table:formula="of:=COUNTIF([.C12:.M12];&quot;☻&quot;)+COUNTIF([.C12:.M12];&quot;52☻&quot;)+COUNTIF([.C12:.M12];&quot;51☻&quot;)+COUNTIF([.C12:.M12];&quot;1☻&quot;)+COUNTIF([.C12:.M12];&quot;KVIT☻&quot;)+COUNTIF([.C12:.M12];&quot;U☻&quot;)" office:value-type="float" office:value="0">
            <text:p>0</text:p>
          </table:table-cell>
          <table:table-cell table:style-name="ce209" table:formula="of:=COUNTIF([.C12:.M12];&quot;☺&quot;)+COUNTIF([.C12:.M12];&quot;52☺&quot;)+COUNTIF([.C12:.M12];&quot;51☺&quot;)+COUNTIF([.C12:.M12];&quot;1☺&quot;)+COUNTIF([.C12:.M12];&quot;KVIT☺&quot;)+COUNTIF([.C12:.M12];&quot;U☺&quot;)" office:value-type="float" office:value="0">
            <text:p>0</text:p>
          </table:table-cell>
          <table:table-cell table:style-name="ce209" table:formula="of:=COUNTIF([.C12:.M12];&quot;51&quot;)+COUNTIF([.C12:.M12];&quot;51$&quot;)+COUNTIF([.C12:.M12];&quot;51☻&quot;)" office:value-type="float" office:value="1">
            <text:p>1</text:p>
          </table:table-cell>
          <table:table-cell table:style-name="ce209" table:formula="of:=COUNTIF([.C12:.M12];&quot;52&quot;)+COUNTIF([.C12:.M12];&quot;52$&quot;)+COUNTIF([.C12:.M12];&quot;52☻&quot;)" office:value-type="float" office:value="1">
            <text:p>1</text:p>
          </table:table-cell>
          <table:table-cell table:style-name="ce209" table:formula="of:=COUNTIF([.C12:.M12];&quot;51¶&quot;)" office:value-type="float" office:value="0">
            <text:p>0</text:p>
          </table:table-cell>
          <table:table-cell table:style-name="ce209" table:formula="of:=COUNTIF([.C12:.M12];&quot;52¶&quot;)" office:value-type="float" office:value="1">
            <text:p>1</text:p>
          </table:table-cell>
          <table:table-cell table:style-name="ce209" table:formula="of:=COUNTIF([.C12:.M12];&quot;U&quot;)+COUNTIF([.C12:.M12];&quot;U☻&quot;)+COUNTIF([.C12:.M12];&quot;U☺&quot;)" office:value-type="float" office:value="0">
            <text:p>0</text:p>
          </table:table-cell>
          <table:table-cell table:style-name="ce209" table:formula="of:=COUNTIF([.C12:.M12];&quot;KVIT&quot;)+COUNTIF([.C12:.M12];&quot;KVIT☻&quot;)+COUNTIF([.C12:.M12];&quot;kvit$&quot;)" office:value-type="float" office:value="2">
            <text:p>2</text:p>
          </table:table-cell>
          <table:table-cell table:style-name="ce210" table:formula="of:=COUNTBLANK([.C12:.M12])" office:value-type="float" office:value="0">
            <text:p>0</text:p>
          </table:table-cell>
          <table:table-cell table:style-name="ce211" table:formula="of:=COUNTIF([.C12:.M12];&quot;x&quot;)" office:value-type="float" office:value="2">
            <text:p>2</text:p>
          </table:table-cell>
          <table:table-cell table:style-name="ce212" table:formula="of:=COUNTIF([.C12:.M12];&quot;51&quot;)+COUNTIF([.C12:.M12];&quot;51☻&quot;)+COUNTIF([.C12:.M12];&quot;2&quot;)+COUNTIF([.C12:.M12];&quot;52&quot;)+COUNTIF([.C12:.M12];&quot;52☻&quot;)+COUNTIF([.C12:.M12];&quot;51$&quot;)+COUNTIF([.C12:.M12];&quot;52$&quot;)" office:value-type="float" office:value="2">
            <text:p>2</text:p>
          </table:table-cell>
          <table:table-cell table:style-name="ce2" table:formula="of:=[$'Vzorci vnosov'.$A$13]" office:value-type="string" office:string-value="BOL">
            <text:p>BOL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2-12">
            <text:p>12. dec 13</text:p>
          </table:table-cell>
          <table:table-cell table:style-name="ce204" table:formula="of:=TEXT([.A13];&quot;Ddd&quot;)" office:value-type="string" office:string-value="čet">
            <text:p>če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9" office:value-type="string">
            <text:p>POR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2" office:value-type="string">
            <office:annotation draw:style-name="gr1" draw:text-style-name="P1" svg:width="2.932cm" svg:height="2.314cm" svg:x="12.438cm" svg:y="7.957cm" draw:caption-point-x="-0.608cm" draw:caption-point-y="0.467cm">
              <dc:creator>MŠ</dc:creator>
              <dc:date>2013-12-23T00:00:00</dc:date>
              <text:p text:style-name="P1"><text:span text:style-name="T1">Ne morem 5., 6., 7.</text:span></text:p>
            </office:annotation>
            <text:p>RTG</text:p>
          </table:table-cell>
          <table:table-cell table:style-name="ce55" office:value-type="string">
            <text:p>MIR</text:p>
          </table:table-cell>
          <table:table-cell table:style-name="ce33" office:value-type="string">
            <text:p>MŠŠ</text:p>
          </table:table-cell>
          <table:table-cell table:style-name="ce209" table:formula="of:=COUNTIF([.C13:.M13];&quot;☻&quot;)+COUNTIF([.C13:.M13];&quot;52☻&quot;)+COUNTIF([.C13:.M13];&quot;51☻&quot;)+COUNTIF([.C13:.M13];&quot;1☻&quot;)+COUNTIF([.C13:.M13];&quot;KVIT☻&quot;)+COUNTIF([.C13:.M13];&quot;U☻&quot;)" office:value-type="float" office:value="1">
            <text:p>1</text:p>
          </table:table-cell>
          <table:table-cell table:style-name="ce209" table:formula="of:=COUNTIF([.C13:.M13];&quot;☺&quot;)+COUNTIF([.C13:.M13];&quot;52☺&quot;)+COUNTIF([.C13:.M13];&quot;51☺&quot;)+COUNTIF([.C13:.M13];&quot;1☺&quot;)+COUNTIF([.C13:.M13];&quot;KVIT☺&quot;)+COUNTIF([.C13:.M13];&quot;U☺&quot;)" office:value-type="float" office:value="0">
            <text:p>0</text:p>
          </table:table-cell>
          <table:table-cell table:style-name="ce209" table:formula="of:=COUNTIF([.C13:.M13];&quot;51&quot;)+COUNTIF([.C13:.M13];&quot;51$&quot;)+COUNTIF([.C13:.M13];&quot;51☻&quot;)" office:value-type="float" office:value="1">
            <text:p>1</text:p>
          </table:table-cell>
          <table:table-cell table:style-name="ce209" table:formula="of:=COUNTIF([.C13:.M13];&quot;52&quot;)+COUNTIF([.C13:.M13];&quot;52$&quot;)+COUNTIF([.C13:.M13];&quot;52☻&quot;)" office:value-type="float" office:value="1">
            <text:p>1</text:p>
          </table:table-cell>
          <table:table-cell table:style-name="ce209" table:formula="of:=COUNTIF([.C13:.M13];&quot;51¶&quot;)" office:value-type="float" office:value="1">
            <text:p>1</text:p>
          </table:table-cell>
          <table:table-cell table:style-name="ce209" table:formula="of:=COUNTIF([.C13:.M13];&quot;52¶&quot;)" office:value-type="float" office:value="1">
            <text:p>1</text:p>
          </table:table-cell>
          <table:table-cell table:style-name="ce209" table:formula="of:=COUNTIF([.C13:.M13];&quot;U&quot;)+COUNTIF([.C13:.M13];&quot;U☻&quot;)+COUNTIF([.C13:.M13];&quot;U☺&quot;)" office:value-type="float" office:value="0">
            <text:p>0</text:p>
          </table:table-cell>
          <table:table-cell table:style-name="ce209" table:formula="of:=COUNTIF([.C13:.M13];&quot;KVIT&quot;)+COUNTIF([.C13:.M13];&quot;KVIT☻&quot;)+COUNTIF([.C13:.M13];&quot;kvit$&quot;)" office:value-type="float" office:value="3">
            <text:p>3</text:p>
          </table:table-cell>
          <table:table-cell table:style-name="ce210" table:formula="of:=COUNTBLANK([.C13:.M13])" office:value-type="float" office:value="0">
            <text:p>0</text:p>
          </table:table-cell>
          <table:table-cell table:style-name="ce211" table:formula="of:=COUNTIF([.C13:.M13];&quot;x&quot;)" office:value-type="float" office:value="0">
            <text:p>0</text:p>
          </table:table-cell>
          <table:table-cell table:style-name="ce212" table:formula="of:=COUNTIF([.C13:.M13];&quot;51&quot;)+COUNTIF([.C13:.M13];&quot;51☻&quot;)+COUNTIF([.C13:.M13];&quot;2&quot;)+COUNTIF([.C13:.M13];&quot;52&quot;)+COUNTIF([.C13:.M13];&quot;52☻&quot;)+COUNTIF([.C13:.M13];&quot;51$&quot;)+COUNTIF([.C13:.M13];&quot;52$&quot;)" office:value-type="float" office:value="2">
            <text:p>2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2-13">
            <text:p>13. dec 13</text:p>
          </table:table-cell>
          <table:table-cell table:style-name="ce204" table:formula="of:=TEXT([.A14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2]" office:value-type="string" office:string-value="51☻">
            <text:p>51☻</text:p>
          </table:table-cell>
          <table:table-cell table:style-name="ce39" office:value-type="string">
            <text:p>ORO</text:p>
          </table:table-cell>
          <table:table-cell table:style-name="ce33" office:value-type="string">
            <text:p>KON</text:p>
          </table:table-cell>
          <table:table-cell table:style-name="ce209" table:formula="of:=COUNTIF([.C14:.M14];&quot;☻&quot;)+COUNTIF([.C14:.M14];&quot;52☻&quot;)+COUNTIF([.C14:.M14];&quot;51☻&quot;)+COUNTIF([.C14:.M14];&quot;1☻&quot;)+COUNTIF([.C14:.M14];&quot;KVIT☻&quot;)+COUNTIF([.C14:.M14];&quot;U☻&quot;)" office:value-type="float" office:value="1">
            <text:p>1</text:p>
          </table:table-cell>
          <table:table-cell table:style-name="ce209" table:formula="of:=COUNTIF([.C14:.M14];&quot;☺&quot;)+COUNTIF([.C14:.M14];&quot;52☺&quot;)+COUNTIF([.C14:.M14];&quot;51☺&quot;)+COUNTIF([.C14:.M14];&quot;1☺&quot;)+COUNTIF([.C14:.M14];&quot;KVIT☺&quot;)+COUNTIF([.C14:.M14];&quot;U☺&quot;)" office:value-type="float" office:value="1">
            <text:p>1</text:p>
          </table:table-cell>
          <table:table-cell table:style-name="ce209" table:formula="of:=COUNTIF([.C14:.M14];&quot;51&quot;)+COUNTIF([.C14:.M14];&quot;51$&quot;)+COUNTIF([.C14:.M14];&quot;51☻&quot;)" office:value-type="float" office:value="1">
            <text:p>1</text:p>
          </table:table-cell>
          <table:table-cell table:style-name="ce209" table:formula="of:=COUNTIF([.C14:.M14];&quot;52&quot;)+COUNTIF([.C14:.M14];&quot;52$&quot;)+COUNTIF([.C14:.M14];&quot;52☻&quot;)" office:value-type="float" office:value="1">
            <text:p>1</text:p>
          </table:table-cell>
          <table:table-cell table:style-name="ce209" table:formula="of:=COUNTIF([.C14:.M14];&quot;51¶&quot;)" office:value-type="float" office:value="0">
            <text:p>0</text:p>
          </table:table-cell>
          <table:table-cell table:style-name="ce209" table:formula="of:=COUNTIF([.C14:.M14];&quot;52¶&quot;)" office:value-type="float" office:value="1">
            <text:p>1</text:p>
          </table:table-cell>
          <table:table-cell table:style-name="ce209" table:formula="of:=COUNTIF([.C14:.M14];&quot;U&quot;)+COUNTIF([.C14:.M14];&quot;U☻&quot;)+COUNTIF([.C14:.M14];&quot;U☺&quot;)" office:value-type="float" office:value="1">
            <text:p>1</text:p>
          </table:table-cell>
          <table:table-cell table:style-name="ce209" table:formula="of:=COUNTIF([.C14:.M14];&quot;KVIT&quot;)+COUNTIF([.C14:.M14];&quot;KVIT☻&quot;)+COUNTIF([.C14:.M14];&quot;kvit$&quot;)" office:value-type="float" office:value="2">
            <text:p>2</text:p>
          </table:table-cell>
          <table:table-cell table:style-name="ce210" table:formula="of:=COUNTBLANK([.C14:.M14])" office:value-type="float" office:value="0">
            <text:p>0</text:p>
          </table:table-cell>
          <table:table-cell table:style-name="ce211" table:formula="of:=COUNTIF([.C14:.M14];&quot;x&quot;)" office:value-type="float" office:value="1">
            <text:p>1</text:p>
          </table:table-cell>
          <table:table-cell table:style-name="ce212" table:formula="of:=COUNTIF([.C14:.M14];&quot;51&quot;)+COUNTIF([.C14:.M14];&quot;51☻&quot;)+COUNTIF([.C14:.M14];&quot;2&quot;)+COUNTIF([.C14:.M14];&quot;52&quot;)+COUNTIF([.C14:.M14];&quot;52☻&quot;)+COUNTIF([.C14:.M14];&quot;51$&quot;)+COUNTIF([.C14:.M14];&quot;52$&quot;)" office:value-type="float" office:value="2">
            <text:p>2</text:p>
          </table:table-cell>
          <table:table-cell table:style-name="ce3" table:formula="of:=[$'Vzorci vnosov'.$A$15]" office:value-type="string" office:string-value="SO">
            <text:p>SO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12-14">
            <text:p>14. dec 13</text:p>
          </table:table-cell>
          <table:table-cell table:style-name="ce203" table:formula="of:=TEXT([.A15];&quot;Ddd&quot;)" office:value-type="string" office:string-value="sob">
            <text:p>sob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06" table:number-columns-repeated="5"/>
          <table:table-cell table:style-name="ce56" office:value-type="string">
            <text:p>POR</text:p>
          </table:table-cell>
          <table:table-cell table:style-name="ce206" table:number-columns-repeated="3"/>
          <table:table-cell table:style-name="ce11" table:formula="of:=[$'Vzorci vnosov'.$A$21]" office:value-type="string" office:string-value="☺">
            <text:p>☺</text:p>
          </table:table-cell>
          <table:table-cell table:style-name="ce56" office:value-type="string">
            <text:p>TAL</text:p>
          </table:table-cell>
          <table:table-cell table:style-name="ce56" office:value-type="string">
            <text:p>KON</text:p>
          </table:table-cell>
          <table:table-cell table:style-name="ce209" table:formula="of:=COUNTIF([.C15:.M15];&quot;☻&quot;)+COUNTIF([.C15:.M15];&quot;52☻&quot;)+COUNTIF([.C15:.M15];&quot;51☻&quot;)+COUNTIF([.C15:.M15];&quot;1☻&quot;)+COUNTIF([.C15:.M15];&quot;KVIT☻&quot;)+COUNTIF([.C15:.M15];&quot;U☻&quot;)" office:value-type="float" office:value="1">
            <text:p>1</text:p>
          </table:table-cell>
          <table:table-cell table:style-name="ce209" table:formula="of:=COUNTIF([.C15:.M15];&quot;☺&quot;)+COUNTIF([.C15:.M15];&quot;52☺&quot;)+COUNTIF([.C15:.M15];&quot;51☺&quot;)+COUNTIF([.C15:.M15];&quot;1☺&quot;)+COUNTIF([.C15:.M15];&quot;KVIT☺&quot;)+COUNTIF([.C15:.M15];&quot;U☺&quot;)" office:value-type="float" office:value="1">
            <text:p>1</text:p>
          </table:table-cell>
          <table:table-cell table:style-name="ce209" table:formula="of:=COUNTIF([.C15:.M15];&quot;51&quot;)+COUNTIF([.C15:.M15];&quot;51$&quot;)+COUNTIF([.C15:.M15];&quot;51☻&quot;)" office:value-type="float" office:value="0">
            <text:p>0</text:p>
          </table:table-cell>
          <table:table-cell table:style-name="ce209" table:formula="of:=COUNTIF([.C15:.M15];&quot;52&quot;)+COUNTIF([.C15:.M15];&quot;52$&quot;)+COUNTIF([.C15:.M15];&quot;52☻&quot;)" office:value-type="float" office:value="0">
            <text:p>0</text:p>
          </table:table-cell>
          <table:table-cell table:style-name="ce209" table:formula="of:=COUNTIF([.C15:.M15];&quot;51¶&quot;)" office:value-type="float" office:value="0">
            <text:p>0</text:p>
          </table:table-cell>
          <table:table-cell table:style-name="ce209" table:formula="of:=COUNTIF([.C15:.M15];&quot;52¶&quot;)" office:value-type="float" office:value="0">
            <text:p>0</text:p>
          </table:table-cell>
          <table:table-cell table:style-name="ce209" table:formula="of:=COUNTIF([.C15:.M15];&quot;U&quot;)+COUNTIF([.C15:.M15];&quot;U☻&quot;)+COUNTIF([.C15:.M15];&quot;U☺&quot;)" office:value-type="float" office:value="0">
            <text:p>0</text:p>
          </table:table-cell>
          <table:table-cell table:style-name="ce209" table:formula="of:=COUNTIF([.C15:.M15];&quot;KVIT&quot;)+COUNTIF([.C15:.M15];&quot;KVIT☻&quot;)+COUNTIF([.C15:.M15];&quot;kvit$&quot;)" office:value-type="float" office:value="0">
            <text:p>0</text:p>
          </table:table-cell>
          <table:table-cell table:style-name="ce210" table:formula="of:=COUNTBLANK([.C15:.M15])" office:value-type="float" office:value="8">
            <text:p>8</text:p>
          </table:table-cell>
          <table:table-cell table:style-name="ce211" table:formula="of:=COUNTIF([.C15:.M15];&quot;x&quot;)" office:value-type="float" office:value="0">
            <text:p>0</text:p>
          </table:table-cell>
          <table:table-cell table:style-name="ce212" table:formula="of:=COUNTIF([.C15:.M15];&quot;51&quot;)+COUNTIF([.C15:.M15];&quot;51☻&quot;)+COUNTIF([.C15:.M15];&quot;2&quot;)+COUNTIF([.C15:.M15];&quot;52&quot;)+COUNTIF([.C15:.M15];&quot;52☻&quot;)+COUNTIF([.C15:.M15];&quot;51$&quot;)+COUNTIF([.C15:.M15];&quot;52$&quot;)" office:value-type="float" office:value="0">
            <text:p>0</text:p>
          </table:table-cell>
          <table:table-cell table:style-name="ce7" table:formula="of:=[$'Vzorci vnosov'.$A$16]" office:value-type="string" office:string-value="☻">
            <text:p>☻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12-15">
            <text:p>15. dec 13</text:p>
          </table:table-cell>
          <table:table-cell table:style-name="ce203" table:formula="of:=TEXT([.A16];&quot;Ddd&quot;)" office:value-type="string" office:string-value="ned">
            <text:p>ned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06" table:number-columns-repeated="2"/>
          <table:table-cell table:style-name="ce205" table:number-columns-repeated="3"/>
          <table:table-cell table:style-name="ce56" office:value-type="string">
            <text:p>POR</text:p>
          </table:table-cell>
          <table:table-cell table:style-name="ce205"/>
          <table:table-cell table:style-name="ce206"/>
          <table:table-cell table:style-name="ce205"/>
          <table:table-cell table:style-name="ce206"/>
          <table:table-cell table:style-name="ce56" office:value-type="string">
            <office:annotation draw:style-name="gr1" draw:text-style-name="P1" svg:width="2.967cm" svg:height="2.216cm" svg:x="13.557cm" svg:y="9.011cm" draw:caption-point-x="-0.606cm" draw:caption-point-y="1.517cm">
              <dc:creator>MŠ</dc:creator>
              <dc:date>2013-12-23T00:00:00</dc:date>
              <text:p text:style-name="P1"><text:span text:style-name="T1">ne razpises 7.10., 10.-15.10. in 24.10.-3.11</text:span></text:p>
            </office:annotation>
            <text:p>ŠTU</text:p>
          </table:table-cell>
          <table:table-cell table:style-name="ce56" office:value-type="string">
            <text:p>KON</text:p>
          </table:table-cell>
          <table:table-cell table:style-name="ce209" table:formula="of:=COUNTIF([.C16:.M16];&quot;☻&quot;)+COUNTIF([.C16:.M16];&quot;52☻&quot;)+COUNTIF([.C16:.M16];&quot;51☻&quot;)+COUNTIF([.C16:.M16];&quot;1☻&quot;)+COUNTIF([.C16:.M16];&quot;KVIT☻&quot;)+COUNTIF([.C16:.M16];&quot;U☻&quot;)" office:value-type="float" office:value="1">
            <text:p>1</text:p>
          </table:table-cell>
          <table:table-cell table:style-name="ce209" table:formula="of:=COUNTIF([.C16:.M16];&quot;☺&quot;)+COUNTIF([.C16:.M16];&quot;52☺&quot;)+COUNTIF([.C16:.M16];&quot;51☺&quot;)+COUNTIF([.C16:.M16];&quot;1☺&quot;)+COUNTIF([.C16:.M16];&quot;KVIT☺&quot;)+COUNTIF([.C16:.M16];&quot;U☺&quot;)" office:value-type="float" office:value="0">
            <text:p>0</text:p>
          </table:table-cell>
          <table:table-cell table:style-name="ce209" table:formula="of:=COUNTIF([.C16:.M16];&quot;51&quot;)+COUNTIF([.C16:.M16];&quot;51$&quot;)+COUNTIF([.C16:.M16];&quot;51☻&quot;)" office:value-type="float" office:value="0">
            <text:p>0</text:p>
          </table:table-cell>
          <table:table-cell table:style-name="ce209" table:formula="of:=COUNTIF([.C16:.M16];&quot;52&quot;)+COUNTIF([.C16:.M16];&quot;52$&quot;)+COUNTIF([.C16:.M16];&quot;52☻&quot;)" office:value-type="float" office:value="0">
            <text:p>0</text:p>
          </table:table-cell>
          <table:table-cell table:style-name="ce209" table:formula="of:=COUNTIF([.C16:.M16];&quot;51¶&quot;)" office:value-type="float" office:value="0">
            <text:p>0</text:p>
          </table:table-cell>
          <table:table-cell table:style-name="ce209" table:formula="of:=COUNTIF([.C16:.M16];&quot;52¶&quot;)" office:value-type="float" office:value="0">
            <text:p>0</text:p>
          </table:table-cell>
          <table:table-cell table:style-name="ce209" table:formula="of:=COUNTIF([.C16:.M16];&quot;U&quot;)+COUNTIF([.C16:.M16];&quot;U☻&quot;)+COUNTIF([.C16:.M16];&quot;U☺&quot;)" office:value-type="float" office:value="0">
            <text:p>0</text:p>
          </table:table-cell>
          <table:table-cell table:style-name="ce209" table:formula="of:=COUNTIF([.C16:.M16];&quot;KVIT&quot;)+COUNTIF([.C16:.M16];&quot;KVIT☻&quot;)+COUNTIF([.C16:.M16];&quot;kvit$&quot;)" office:value-type="float" office:value="0">
            <text:p>0</text:p>
          </table:table-cell>
          <table:table-cell table:style-name="ce210" table:formula="of:=COUNTBLANK([.C16:.M16])" office:value-type="float" office:value="9">
            <text:p>9</text:p>
          </table:table-cell>
          <table:table-cell table:style-name="ce211" table:formula="of:=COUNTIF([.C16:.M16];&quot;x&quot;)" office:value-type="float" office:value="0">
            <text:p>0</text:p>
          </table:table-cell>
          <table:table-cell table:style-name="ce212" table:formula="of:=COUNTIF([.C16:.M16];&quot;51&quot;)+COUNTIF([.C16:.M16];&quot;51☻&quot;)+COUNTIF([.C16:.M16];&quot;2&quot;)+COUNTIF([.C16:.M16];&quot;52&quot;)+COUNTIF([.C16:.M16];&quot;52☻&quot;)+COUNTIF([.C16:.M16];&quot;51$&quot;)+COUNTIF([.C16:.M16];&quot;52$&quot;)" office:value-type="float" office:value="0">
            <text:p>0</text:p>
          </table:table-cell>
          <table:table-cell table:style-name="ce8" table:formula="of:=[$'Vzorci vnosov'.$A$17]" office:value-type="string" office:string-value="51$">
            <text:p>51$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2-16">
            <text:p>16. dec 13</text:p>
          </table:table-cell>
          <table:table-cell table:style-name="ce204" table:formula="of:=TEXT([.A17];&quot;Ddd&quot;)" office:value-type="string" office:string-value="pon">
            <text:p>pon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9" office:value-type="string">
            <text:p>ŽIV</text:p>
          </table:table-cell>
          <table:table-cell table:style-name="ce33" office:value-type="string">
            <text:p>PIN</text:p>
          </table:table-cell>
          <table:table-cell table:style-name="ce209" table:formula="of:=COUNTIF([.C17:.M17];&quot;☻&quot;)+COUNTIF([.C17:.M17];&quot;52☻&quot;)+COUNTIF([.C17:.M17];&quot;51☻&quot;)+COUNTIF([.C17:.M17];&quot;1☻&quot;)+COUNTIF([.C17:.M17];&quot;KVIT☻&quot;)+COUNTIF([.C17:.M17];&quot;U☻&quot;)" office:value-type="float" office:value="1">
            <text:p>1</text:p>
          </table:table-cell>
          <table:table-cell table:style-name="ce209" table:formula="of:=COUNTIF([.C17:.M17];&quot;☺&quot;)+COUNTIF([.C17:.M17];&quot;52☺&quot;)+COUNTIF([.C17:.M17];&quot;51☺&quot;)+COUNTIF([.C17:.M17];&quot;1☺&quot;)+COUNTIF([.C17:.M17];&quot;KVIT☺&quot;)+COUNTIF([.C17:.M17];&quot;U☺&quot;)" office:value-type="float" office:value="1">
            <text:p>1</text:p>
          </table:table-cell>
          <table:table-cell table:style-name="ce209" table:formula="of:=COUNTIF([.C17:.M17];&quot;51&quot;)+COUNTIF([.C17:.M17];&quot;51$&quot;)+COUNTIF([.C17:.M17];&quot;51☻&quot;)" office:value-type="float" office:value="1">
            <text:p>1</text:p>
          </table:table-cell>
          <table:table-cell table:style-name="ce209" table:formula="of:=COUNTIF([.C17:.M17];&quot;52&quot;)+COUNTIF([.C17:.M17];&quot;52$&quot;)+COUNTIF([.C17:.M17];&quot;52☻&quot;)" office:value-type="float" office:value="1">
            <text:p>1</text:p>
          </table:table-cell>
          <table:table-cell table:style-name="ce209" table:formula="of:=COUNTIF([.C17:.M17];&quot;51¶&quot;)" office:value-type="float" office:value="1">
            <text:p>1</text:p>
          </table:table-cell>
          <table:table-cell table:style-name="ce209" table:formula="of:=COUNTIF([.C17:.M17];&quot;52¶&quot;)" office:value-type="float" office:value="1">
            <text:p>1</text:p>
          </table:table-cell>
          <table:table-cell table:style-name="ce209" table:formula="of:=COUNTIF([.C17:.M17];&quot;U&quot;)+COUNTIF([.C17:.M17];&quot;U☻&quot;)+COUNTIF([.C17:.M17];&quot;U☺&quot;)" office:value-type="float" office:value="1">
            <text:p>1</text:p>
          </table:table-cell>
          <table:table-cell table:style-name="ce209" table:formula="of:=COUNTIF([.C17:.M17];&quot;KVIT&quot;)+COUNTIF([.C17:.M17];&quot;KVIT☻&quot;)+COUNTIF([.C17:.M17];&quot;kvit$&quot;)" office:value-type="float" office:value="2">
            <text:p>2</text:p>
          </table:table-cell>
          <table:table-cell table:style-name="ce210" table:formula="of:=COUNTBLANK([.C17:.M17])" office:value-type="float" office:value="0">
            <text:p>0</text:p>
          </table:table-cell>
          <table:table-cell table:style-name="ce211" table:formula="of:=COUNTIF([.C17:.M17];&quot;x&quot;)" office:value-type="float" office:value="1">
            <text:p>1</text:p>
          </table:table-cell>
          <table:table-cell table:style-name="ce212" table:formula="of:=COUNTIF([.C17:.M17];&quot;51&quot;)+COUNTIF([.C17:.M17];&quot;51☻&quot;)+COUNTIF([.C17:.M17];&quot;2&quot;)+COUNTIF([.C17:.M17];&quot;52&quot;)+COUNTIF([.C17:.M17];&quot;52☻&quot;)+COUNTIF([.C17:.M17];&quot;51$&quot;)+COUNTIF([.C17:.M17];&quot;52$&quot;)" office:value-type="float" office:value="2">
            <text:p>2</text:p>
          </table:table-cell>
          <table:table-cell table:style-name="ce8" table:formula="of:=[$'Vzorci vnosov'.$A$18]" office:value-type="string" office:string-value="52$">
            <text:p>52$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2-17">
            <text:p>17. dec 13</text:p>
          </table:table-cell>
          <table:table-cell table:style-name="ce204" table:formula="of:=TEXT([.A18];&quot;Ddd&quot;)" office:value-type="string" office:string-value="tor">
            <text:p>t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9" office:value-type="string">
            <text:p>P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30" office:value-type="string">
            <office:annotation draw:style-name="gr1" draw:text-style-name="P1" svg:width="3.011cm" svg:height="2.125cm" svg:x="13.557cm" svg:y="11.465cm" draw:caption-point-x="-0.606cm" draw:caption-point-y="0.465cm">
              <dc:creator>MŠ</dc:creator>
              <dc:date>2013-12-23T00:00:00</dc:date>
              <text:p text:style-name="P1"><text:span text:style-name="T1">ne bi bil dežuren 1., 2., in 3. <text:s/>in 29. in 30.</text:span></text:p>
            </office:annotation>
            <text:p>PIR</text:p>
          </table:table-cell>
          <table:table-cell table:style-name="ce33" office:value-type="string">
            <text:p>TAL</text:p>
          </table:table-cell>
          <table:table-cell table:style-name="ce209" table:formula="of:=COUNTIF([.C18:.M18];&quot;☻&quot;)+COUNTIF([.C18:.M18];&quot;52☻&quot;)+COUNTIF([.C18:.M18];&quot;51☻&quot;)+COUNTIF([.C18:.M18];&quot;1☻&quot;)+COUNTIF([.C18:.M18];&quot;KVIT☻&quot;)+COUNTIF([.C18:.M18];&quot;U☻&quot;)" office:value-type="float" office:value="1">
            <text:p>1</text:p>
          </table:table-cell>
          <table:table-cell table:style-name="ce209" table:formula="of:=COUNTIF([.C18:.M18];&quot;☺&quot;)+COUNTIF([.C18:.M18];&quot;52☺&quot;)+COUNTIF([.C18:.M18];&quot;51☺&quot;)+COUNTIF([.C18:.M18];&quot;1☺&quot;)+COUNTIF([.C18:.M18];&quot;KVIT☺&quot;)+COUNTIF([.C18:.M18];&quot;U☺&quot;)" office:value-type="float" office:value="0">
            <text:p>0</text:p>
          </table:table-cell>
          <table:table-cell table:style-name="ce209" table:formula="of:=COUNTIF([.C18:.M18];&quot;51&quot;)+COUNTIF([.C18:.M18];&quot;51$&quot;)+COUNTIF([.C18:.M18];&quot;51☻&quot;)" office:value-type="float" office:value="1">
            <text:p>1</text:p>
          </table:table-cell>
          <table:table-cell table:style-name="ce209" table:formula="of:=COUNTIF([.C18:.M18];&quot;52&quot;)+COUNTIF([.C18:.M18];&quot;52$&quot;)+COUNTIF([.C18:.M18];&quot;52☻&quot;)" office:value-type="float" office:value="1">
            <text:p>1</text:p>
          </table:table-cell>
          <table:table-cell table:style-name="ce209" table:formula="of:=COUNTIF([.C18:.M18];&quot;51¶&quot;)" office:value-type="float" office:value="1">
            <text:p>1</text:p>
          </table:table-cell>
          <table:table-cell table:style-name="ce209" table:formula="of:=COUNTIF([.C18:.M18];&quot;52¶&quot;)" office:value-type="float" office:value="1">
            <text:p>1</text:p>
          </table:table-cell>
          <table:table-cell table:style-name="ce209" table:formula="of:=COUNTIF([.C18:.M18];&quot;U&quot;)+COUNTIF([.C18:.M18];&quot;U☻&quot;)+COUNTIF([.C18:.M18];&quot;U☺&quot;)" office:value-type="float" office:value="0">
            <text:p>0</text:p>
          </table:table-cell>
          <table:table-cell table:style-name="ce209" table:formula="of:=COUNTIF([.C18:.M18];&quot;KVIT&quot;)+COUNTIF([.C18:.M18];&quot;KVIT☻&quot;)+COUNTIF([.C18:.M18];&quot;kvit$&quot;)" office:value-type="float" office:value="2">
            <text:p>2</text:p>
          </table:table-cell>
          <table:table-cell table:style-name="ce210" table:formula="of:=COUNTBLANK([.C18:.M18])" office:value-type="float" office:value="0">
            <text:p>0</text:p>
          </table:table-cell>
          <table:table-cell table:style-name="ce211" table:formula="of:=COUNTIF([.C18:.M18];&quot;x&quot;)" office:value-type="float" office:value="2">
            <text:p>2</text:p>
          </table:table-cell>
          <table:table-cell table:style-name="ce212" table:formula="of:=COUNTIF([.C18:.M18];&quot;51&quot;)+COUNTIF([.C18:.M18];&quot;51☻&quot;)+COUNTIF([.C18:.M18];&quot;2&quot;)+COUNTIF([.C18:.M18];&quot;52&quot;)+COUNTIF([.C18:.M18];&quot;52☻&quot;)+COUNTIF([.C18:.M18];&quot;51$&quot;)+COUNTIF([.C18:.M18];&quot;52$&quot;)" office:value-type="float" office:value="2">
            <text:p>2</text:p>
          </table:table-cell>
          <table:table-cell table:style-name="ce9" table:formula="of:=[$'Vzorci vnosov'.$A$19]" office:value-type="string" office:string-value="KVIT$">
            <text:p>KVIT$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2-18">
            <text:p>18. dec 13</text:p>
          </table:table-cell>
          <table:table-cell table:style-name="ce204" table:formula="of:=TEXT([.A19];&quot;Ddd&quot;)" office:value-type="string" office:string-value="sre">
            <text:p>sre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POR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8]" office:value-type="string" office:string-value="U">
            <text:p>U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9" office:value-type="string">
            <text:p>ŠT/MI</text:p>
          </table:table-cell>
          <table:table-cell table:style-name="ce33" office:value-type="string">
            <text:p>PIN</text:p>
          </table:table-cell>
          <table:table-cell table:style-name="ce209" table:formula="of:=COUNTIF([.C19:.M19];&quot;☻&quot;)+COUNTIF([.C19:.M19];&quot;52☻&quot;)+COUNTIF([.C19:.M19];&quot;51☻&quot;)+COUNTIF([.C19:.M19];&quot;1☻&quot;)+COUNTIF([.C19:.M19];&quot;KVIT☻&quot;)+COUNTIF([.C19:.M19];&quot;U☻&quot;)" office:value-type="float" office:value="0">
            <text:p>0</text:p>
          </table:table-cell>
          <table:table-cell table:style-name="ce209" table:formula="of:=COUNTIF([.C19:.M19];&quot;☺&quot;)+COUNTIF([.C19:.M19];&quot;52☺&quot;)+COUNTIF([.C19:.M19];&quot;51☺&quot;)+COUNTIF([.C19:.M19];&quot;1☺&quot;)+COUNTIF([.C19:.M19];&quot;KVIT☺&quot;)+COUNTIF([.C19:.M19];&quot;U☺&quot;)" office:value-type="float" office:value="0">
            <text:p>0</text:p>
          </table:table-cell>
          <table:table-cell table:style-name="ce209" table:formula="of:=COUNTIF([.C19:.M19];&quot;51&quot;)+COUNTIF([.C19:.M19];&quot;51$&quot;)+COUNTIF([.C19:.M19];&quot;51☻&quot;)" office:value-type="float" office:value="1">
            <text:p>1</text:p>
          </table:table-cell>
          <table:table-cell table:style-name="ce209" table:formula="of:=COUNTIF([.C19:.M19];&quot;52&quot;)+COUNTIF([.C19:.M19];&quot;52$&quot;)+COUNTIF([.C19:.M19];&quot;52☻&quot;)" office:value-type="float" office:value="1">
            <text:p>1</text:p>
          </table:table-cell>
          <table:table-cell table:style-name="ce209" table:formula="of:=COUNTIF([.C19:.M19];&quot;51¶&quot;)" office:value-type="float" office:value="1">
            <text:p>1</text:p>
          </table:table-cell>
          <table:table-cell table:style-name="ce209" table:formula="of:=COUNTIF([.C19:.M19];&quot;52¶&quot;)" office:value-type="float" office:value="1">
            <text:p>1</text:p>
          </table:table-cell>
          <table:table-cell table:style-name="ce209" table:formula="of:=COUNTIF([.C19:.M19];&quot;U&quot;)+COUNTIF([.C19:.M19];&quot;U☻&quot;)+COUNTIF([.C19:.M19];&quot;U☺&quot;)" office:value-type="float" office:value="1">
            <text:p>1</text:p>
          </table:table-cell>
          <table:table-cell table:style-name="ce209" table:formula="of:=COUNTIF([.C19:.M19];&quot;KVIT&quot;)+COUNTIF([.C19:.M19];&quot;KVIT☻&quot;)+COUNTIF([.C19:.M19];&quot;kvit$&quot;)" office:value-type="float" office:value="2">
            <text:p>2</text:p>
          </table:table-cell>
          <table:table-cell table:style-name="ce210" table:formula="of:=COUNTBLANK([.C19:.M19])" office:value-type="float" office:value="0">
            <text:p>0</text:p>
          </table:table-cell>
          <table:table-cell table:style-name="ce211" table:formula="of:=COUNTIF([.C19:.M19];&quot;x&quot;)" office:value-type="float" office:value="1">
            <text:p>1</text:p>
          </table:table-cell>
          <table:table-cell table:style-name="ce212" table:formula="of:=COUNTIF([.C19:.M19];&quot;51&quot;)+COUNTIF([.C19:.M19];&quot;51☻&quot;)+COUNTIF([.C19:.M19];&quot;2&quot;)+COUNTIF([.C19:.M19];&quot;52&quot;)+COUNTIF([.C19:.M19];&quot;52☻&quot;)+COUNTIF([.C19:.M19];&quot;51$&quot;)+COUNTIF([.C19:.M19];&quot;52$&quot;)" office:value-type="float" office:value="2">
            <text:p>2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2-19">
            <text:p>19. dec 13</text:p>
          </table:table-cell>
          <table:table-cell table:style-name="ce204" table:formula="of:=TEXT([.A20];&quot;Ddd&quot;)" office:value-type="string" office:string-value="čet">
            <text:p>če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52" office:value-type="string">
            <office:annotation draw:style-name="gr1" draw:text-style-name="P1" svg:width="2.932cm" svg:height="2.314cm" svg:x="7.05cm" svg:y="12.865cm" draw:caption-point-x="-0.608cm" draw:caption-point-y="0.468cm">
              <dc:creator>MŠ</dc:creator>
              <dc:date>2013-12-23T00:00:00</dc:date>
              <text:p text:style-name="P1"><text:span text:style-name="T1">Ne morem 5., 6., 7.</text:span></text:p>
            </office:annotation>
            <text:p>RTG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style-name="ce39" office:value-type="string">
            <text:p>POR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9" office:value-type="string">
            <text:p>MIO</text:p>
          </table:table-cell>
          <table:table-cell table:style-name="ce33" office:value-type="string">
            <text:p>PIN</text:p>
          </table:table-cell>
          <table:table-cell table:style-name="ce209" table:formula="of:=COUNTIF([.C20:.M20];&quot;☻&quot;)+COUNTIF([.C20:.M20];&quot;52☻&quot;)+COUNTIF([.C20:.M20];&quot;51☻&quot;)+COUNTIF([.C20:.M20];&quot;1☻&quot;)+COUNTIF([.C20:.M20];&quot;KVIT☻&quot;)+COUNTIF([.C20:.M20];&quot;U☻&quot;)" office:value-type="float" office:value="1">
            <text:p>1</text:p>
          </table:table-cell>
          <table:table-cell table:style-name="ce209" table:formula="of:=COUNTIF([.C20:.M20];&quot;☺&quot;)+COUNTIF([.C20:.M20];&quot;52☺&quot;)+COUNTIF([.C20:.M20];&quot;51☺&quot;)+COUNTIF([.C20:.M20];&quot;1☺&quot;)+COUNTIF([.C20:.M20];&quot;KVIT☺&quot;)+COUNTIF([.C20:.M20];&quot;U☺&quot;)" office:value-type="float" office:value="1">
            <text:p>1</text:p>
          </table:table-cell>
          <table:table-cell table:style-name="ce209" table:formula="of:=COUNTIF([.C20:.M20];&quot;51&quot;)+COUNTIF([.C20:.M20];&quot;51$&quot;)+COUNTIF([.C20:.M20];&quot;51☻&quot;)" office:value-type="float" office:value="0">
            <text:p>0</text:p>
          </table:table-cell>
          <table:table-cell table:style-name="ce209" table:formula="of:=COUNTIF([.C20:.M20];&quot;52&quot;)+COUNTIF([.C20:.M20];&quot;52$&quot;)+COUNTIF([.C20:.M20];&quot;52☻&quot;)" office:value-type="float" office:value="1">
            <text:p>1</text:p>
          </table:table-cell>
          <table:table-cell table:style-name="ce209" table:formula="of:=COUNTIF([.C20:.M20];&quot;51¶&quot;)" office:value-type="float" office:value="1">
            <text:p>1</text:p>
          </table:table-cell>
          <table:table-cell table:style-name="ce209" table:formula="of:=COUNTIF([.C20:.M20];&quot;52¶&quot;)" office:value-type="float" office:value="1">
            <text:p>1</text:p>
          </table:table-cell>
          <table:table-cell table:style-name="ce209" table:formula="of:=COUNTIF([.C20:.M20];&quot;U&quot;)+COUNTIF([.C20:.M20];&quot;U☻&quot;)+COUNTIF([.C20:.M20];&quot;U☺&quot;)" office:value-type="float" office:value="0">
            <text:p>0</text:p>
          </table:table-cell>
          <table:table-cell table:style-name="ce209" table:formula="of:=COUNTIF([.C20:.M20];&quot;KVIT&quot;)+COUNTIF([.C20:.M20];&quot;KVIT☻&quot;)+COUNTIF([.C20:.M20];&quot;kvit$&quot;)" office:value-type="float" office:value="4">
            <text:p>4</text:p>
          </table:table-cell>
          <table:table-cell table:style-name="ce210" table:formula="of:=COUNTBLANK([.C20:.M20])" office:value-type="float" office:value="0">
            <text:p>0</text:p>
          </table:table-cell>
          <table:table-cell table:style-name="ce211" table:formula="of:=COUNTIF([.C20:.M20];&quot;x&quot;)" office:value-type="float" office:value="0">
            <text:p>0</text:p>
          </table:table-cell>
          <table:table-cell table:style-name="ce212" table:formula="of:=COUNTIF([.C20:.M20];&quot;51&quot;)+COUNTIF([.C20:.M20];&quot;51☻&quot;)+COUNTIF([.C20:.M20];&quot;2&quot;)+COUNTIF([.C20:.M20];&quot;52&quot;)+COUNTIF([.C20:.M20];&quot;52☻&quot;)+COUNTIF([.C20:.M20];&quot;51$&quot;)+COUNTIF([.C20:.M20];&quot;52$&quot;)" office:value-type="float" office:value="1">
            <text:p>1</text:p>
          </table:table-cell>
          <table:table-cell table:style-name="ce11" table:formula="of:=[$'Vzorci vnosov'.$A$21]" office:value-type="string" office:string-value="☺">
            <text:p>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2-20">
            <text:p>20. dec 13</text:p>
          </table:table-cell>
          <table:table-cell table:style-name="ce204" table:formula="of:=TEXT([.A21];&quot;Ddd&quot;)" office:value-type="string" office:string-value="pet">
            <text:p>pet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0" table:formula="of:=[$'Vzorci vnosov'.$A$20]" office:value-type="string" office:string-value="☺">
            <text:p>☺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9" office:value-type="string">
            <text:p>POR</text:p>
          </table:table-cell>
          <table:table-cell table:style-name="ce2" table:formula="of:=[$'Vzorci vnosov'.$A$9]" office:value-type="string" office:string-value="U☻">
            <text:p>U☻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9" office:value-type="string">
            <text:p>ORO</text:p>
          </table:table-cell>
          <table:table-cell table:style-name="ce33" office:value-type="string">
            <text:p>TAL</text:p>
          </table:table-cell>
          <table:table-cell table:style-name="ce209" table:formula="of:=COUNTIF([.C21:.M21];&quot;☻&quot;)+COUNTIF([.C21:.M21];&quot;52☻&quot;)+COUNTIF([.C21:.M21];&quot;51☻&quot;)+COUNTIF([.C21:.M21];&quot;1☻&quot;)+COUNTIF([.C21:.M21];&quot;KVIT☻&quot;)+COUNTIF([.C21:.M21];&quot;U☻&quot;)" office:value-type="float" office:value="1">
            <text:p>1</text:p>
          </table:table-cell>
          <table:table-cell table:style-name="ce209" table:formula="of:=COUNTIF([.C21:.M21];&quot;☺&quot;)+COUNTIF([.C21:.M21];&quot;52☺&quot;)+COUNTIF([.C21:.M21];&quot;51☺&quot;)+COUNTIF([.C21:.M21];&quot;1☺&quot;)+COUNTIF([.C21:.M21];&quot;KVIT☺&quot;)+COUNTIF([.C21:.M21];&quot;U☺&quot;)" office:value-type="float" office:value="1">
            <text:p>1</text:p>
          </table:table-cell>
          <table:table-cell table:style-name="ce209" table:formula="of:=COUNTIF([.C21:.M21];&quot;51&quot;)+COUNTIF([.C21:.M21];&quot;51$&quot;)+COUNTIF([.C21:.M21];&quot;51☻&quot;)" office:value-type="float" office:value="1">
            <text:p>1</text:p>
          </table:table-cell>
          <table:table-cell table:style-name="ce209" table:formula="of:=COUNTIF([.C21:.M21];&quot;52&quot;)+COUNTIF([.C21:.M21];&quot;52$&quot;)+COUNTIF([.C21:.M21];&quot;52☻&quot;)" office:value-type="float" office:value="1">
            <text:p>1</text:p>
          </table:table-cell>
          <table:table-cell table:style-name="ce209" table:formula="of:=COUNTIF([.C21:.M21];&quot;51¶&quot;)" office:value-type="float" office:value="0">
            <text:p>0</text:p>
          </table:table-cell>
          <table:table-cell table:style-name="ce209" table:formula="of:=COUNTIF([.C21:.M21];&quot;52¶&quot;)" office:value-type="float" office:value="1">
            <text:p>1</text:p>
          </table:table-cell>
          <table:table-cell table:style-name="ce209" table:formula="of:=COUNTIF([.C21:.M21];&quot;U&quot;)+COUNTIF([.C21:.M21];&quot;U☻&quot;)+COUNTIF([.C21:.M21];&quot;U☺&quot;)" office:value-type="float" office:value="1">
            <text:p>1</text:p>
          </table:table-cell>
          <table:table-cell table:style-name="ce209" table:formula="of:=COUNTIF([.C21:.M21];&quot;KVIT&quot;)+COUNTIF([.C21:.M21];&quot;KVIT☻&quot;)+COUNTIF([.C21:.M21];&quot;kvit$&quot;)" office:value-type="float" office:value="2">
            <text:p>2</text:p>
          </table:table-cell>
          <table:table-cell table:style-name="ce210" table:formula="of:=COUNTBLANK([.C21:.M21])" office:value-type="float" office:value="0">
            <text:p>0</text:p>
          </table:table-cell>
          <table:table-cell table:style-name="ce211" table:formula="of:=COUNTIF([.C21:.M21];&quot;x&quot;)" office:value-type="float" office:value="2">
            <text:p>2</text:p>
          </table:table-cell>
          <table:table-cell table:style-name="ce212" table:formula="of:=COUNTIF([.C21:.M21];&quot;51&quot;)+COUNTIF([.C21:.M21];&quot;51☻&quot;)+COUNTIF([.C21:.M21];&quot;2&quot;)+COUNTIF([.C21:.M21];&quot;52&quot;)+COUNTIF([.C21:.M21];&quot;52☻&quot;)+COUNTIF([.C21:.M21];&quot;51$&quot;)+COUNTIF([.C21:.M21];&quot;52$&quot;)" office:value-type="float" office:value="2">
            <text:p>2</text:p>
          </table:table-cell>
          <table:table-cell table:style-name="ce12" table:formula="of:=[$'Vzorci vnosov'.$A$22]" office:value-type="string" office:string-value="U☺">
            <text:p>U☺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12-21">
            <text:p>21. dec 13</text:p>
          </table:table-cell>
          <table:table-cell table:style-name="ce203" table:formula="of:=TEXT([.A22];&quot;Ddd&quot;)" office:value-type="string" office:string-value="sob">
            <text:p>sob</text:p>
          </table:table-cell>
          <table:table-cell table:style-name="ce206" table:number-columns-repeated="2"/>
          <table:table-cell table:style-name="ce205"/>
          <table:table-cell table:style-name="ce11" table:formula="of:=[$'Vzorci vnosov'.$A$21]" office:value-type="string" office:string-value="☺">
            <text:p>☺</text:p>
          </table:table-cell>
          <table:table-cell table:style-name="ce206" table:number-columns-repeated="2"/>
          <table:table-cell table:style-name="ce56" office:value-type="string">
            <text:p>POR</text:p>
          </table:table-cell>
          <table:table-cell table:style-name="ce206"/>
          <table:table-cell table:style-name="ce6" table:formula="of:=[$'Vzorci vnosov'.$A$14]" office:value-type="string" office:string-value="☻">
            <text:p>☻</text:p>
          </table:table-cell>
          <table:table-cell table:style-name="ce206" table:number-columns-repeated="2"/>
          <table:table-cell table:style-name="ce56" office:value-type="string">
            <text:p>KON</text:p>
          </table:table-cell>
          <table:table-cell table:style-name="ce56" office:value-type="string">
            <text:p>TAL</text:p>
          </table:table-cell>
          <table:table-cell table:style-name="ce209" table:formula="of:=COUNTIF([.C22:.M22];&quot;☻&quot;)+COUNTIF([.C22:.M22];&quot;52☻&quot;)+COUNTIF([.C22:.M22];&quot;51☻&quot;)+COUNTIF([.C22:.M22];&quot;1☻&quot;)+COUNTIF([.C22:.M22];&quot;KVIT☻&quot;)+COUNTIF([.C22:.M22];&quot;U☻&quot;)" office:value-type="float" office:value="1">
            <text:p>1</text:p>
          </table:table-cell>
          <table:table-cell table:style-name="ce209" table:formula="of:=COUNTIF([.C22:.M22];&quot;☺&quot;)+COUNTIF([.C22:.M22];&quot;52☺&quot;)+COUNTIF([.C22:.M22];&quot;51☺&quot;)+COUNTIF([.C22:.M22];&quot;1☺&quot;)+COUNTIF([.C22:.M22];&quot;KVIT☺&quot;)+COUNTIF([.C22:.M22];&quot;U☺&quot;)" office:value-type="float" office:value="1">
            <text:p>1</text:p>
          </table:table-cell>
          <table:table-cell table:style-name="ce209" table:formula="of:=COUNTIF([.C22:.M22];&quot;51&quot;)+COUNTIF([.C22:.M22];&quot;51$&quot;)+COUNTIF([.C22:.M22];&quot;51☻&quot;)" office:value-type="float" office:value="0">
            <text:p>0</text:p>
          </table:table-cell>
          <table:table-cell table:style-name="ce209" table:formula="of:=COUNTIF([.C22:.M22];&quot;52&quot;)+COUNTIF([.C22:.M22];&quot;52$&quot;)+COUNTIF([.C22:.M22];&quot;52☻&quot;)" office:value-type="float" office:value="0">
            <text:p>0</text:p>
          </table:table-cell>
          <table:table-cell table:style-name="ce209" table:formula="of:=COUNTIF([.C22:.M22];&quot;51¶&quot;)" office:value-type="float" office:value="0">
            <text:p>0</text:p>
          </table:table-cell>
          <table:table-cell table:style-name="ce209" table:formula="of:=COUNTIF([.C22:.M22];&quot;52¶&quot;)" office:value-type="float" office:value="0">
            <text:p>0</text:p>
          </table:table-cell>
          <table:table-cell table:style-name="ce209" table:formula="of:=COUNTIF([.C22:.M22];&quot;U&quot;)+COUNTIF([.C22:.M22];&quot;U☻&quot;)+COUNTIF([.C22:.M22];&quot;U☺&quot;)" office:value-type="float" office:value="0">
            <text:p>0</text:p>
          </table:table-cell>
          <table:table-cell table:style-name="ce209" table:formula="of:=COUNTIF([.C22:.M22];&quot;KVIT&quot;)+COUNTIF([.C22:.M22];&quot;KVIT☻&quot;)+COUNTIF([.C22:.M22];&quot;kvit$&quot;)" office:value-type="float" office:value="0">
            <text:p>0</text:p>
          </table:table-cell>
          <table:table-cell table:style-name="ce210" table:formula="of:=COUNTBLANK([.C22:.M22])" office:value-type="float" office:value="8">
            <text:p>8</text:p>
          </table:table-cell>
          <table:table-cell table:style-name="ce211" table:formula="of:=COUNTIF([.C22:.M22];&quot;x&quot;)" office:value-type="float" office:value="0">
            <text:p>0</text:p>
          </table:table-cell>
          <table:table-cell table:style-name="ce212" table:formula="of:=COUNTIF([.C22:.M22];&quot;51&quot;)+COUNTIF([.C22:.M22];&quot;51☻&quot;)+COUNTIF([.C22:.M22];&quot;2&quot;)+COUNTIF([.C22:.M22];&quot;52&quot;)+COUNTIF([.C22:.M22];&quot;52☻&quot;)+COUNTIF([.C22:.M22];&quot;51$&quot;)+COUNTIF([.C22:.M22];&quot;52$&quot;)" office:value-type="float" office:value="0">
            <text:p>0</text:p>
          </table:table-cell>
          <table:table-cell table:style-name="ce13" table:formula="of:=[$'Vzorci vnosov'.$A$23]" office:value-type="string" office:string-value="51☺">
            <text:p>51☺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12-22">
            <text:p>22. dec 13</text:p>
          </table:table-cell>
          <table:table-cell table:style-name="ce203" table:formula="of:=TEXT([.A23];&quot;Ddd&quot;)" office:value-type="string" office:string-value="ned">
            <text:p>ned</text:p>
          </table:table-cell>
          <table:table-cell table:style-name="ce206" table:number-columns-repeated="2"/>
          <table:table-cell table:style-name="ce6" table:formula="of:=[$'Vzorci vnosov'.$A$14]" office:value-type="string" office:string-value="☻">
            <text:p>☻</text:p>
          </table:table-cell>
          <table:table-cell table:style-name="ce205" table:number-columns-repeated="3"/>
          <table:table-cell table:style-name="ce56" office:value-type="string">
            <text:p>POR</text:p>
          </table:table-cell>
          <table:table-cell table:style-name="ce205" table:number-columns-repeated="4"/>
          <table:table-cell table:style-name="ce54" office:value-type="string">
            <office:annotation draw:style-name="gr1" draw:text-style-name="P1" svg:width="2.967cm" svg:height="1.008cm" svg:x="13.557cm" svg:y="14.968cm" draw:caption-point-x="-0.606cm" draw:caption-point-y="0.468cm">
              <dc:creator>MŠ</dc:creator>
              <dc:date>2013-12-23T00:00:00</dc:date>
              <text:p text:style-name="P1"><text:span text:style-name="T1">od 24.6. naprej bom doma</text:span></text:p>
            </office:annotation>
            <text:p>RAV</text:p>
          </table:table-cell>
          <table:table-cell table:style-name="ce56" office:value-type="string">
            <text:p>TAL</text:p>
          </table:table-cell>
          <table:table-cell table:style-name="ce209" table:formula="of:=COUNTIF([.C23:.M23];&quot;☻&quot;)+COUNTIF([.C23:.M23];&quot;52☻&quot;)+COUNTIF([.C23:.M23];&quot;51☻&quot;)+COUNTIF([.C23:.M23];&quot;1☻&quot;)+COUNTIF([.C23:.M23];&quot;KVIT☻&quot;)+COUNTIF([.C23:.M23];&quot;U☻&quot;)" office:value-type="float" office:value="1">
            <text:p>1</text:p>
          </table:table-cell>
          <table:table-cell table:style-name="ce209" table:formula="of:=COUNTIF([.C23:.M23];&quot;☺&quot;)+COUNTIF([.C23:.M23];&quot;52☺&quot;)+COUNTIF([.C23:.M23];&quot;51☺&quot;)+COUNTIF([.C23:.M23];&quot;1☺&quot;)+COUNTIF([.C23:.M23];&quot;KVIT☺&quot;)+COUNTIF([.C23:.M23];&quot;U☺&quot;)" office:value-type="float" office:value="0">
            <text:p>0</text:p>
          </table:table-cell>
          <table:table-cell table:style-name="ce209" table:formula="of:=COUNTIF([.C23:.M23];&quot;51&quot;)+COUNTIF([.C23:.M23];&quot;51$&quot;)+COUNTIF([.C23:.M23];&quot;51☻&quot;)" office:value-type="float" office:value="0">
            <text:p>0</text:p>
          </table:table-cell>
          <table:table-cell table:style-name="ce209" table:formula="of:=COUNTIF([.C23:.M23];&quot;52&quot;)+COUNTIF([.C23:.M23];&quot;52$&quot;)+COUNTIF([.C23:.M23];&quot;52☻&quot;)" office:value-type="float" office:value="0">
            <text:p>0</text:p>
          </table:table-cell>
          <table:table-cell table:style-name="ce209" table:formula="of:=COUNTIF([.C23:.M23];&quot;51¶&quot;)" office:value-type="float" office:value="0">
            <text:p>0</text:p>
          </table:table-cell>
          <table:table-cell table:style-name="ce209" table:formula="of:=COUNTIF([.C23:.M23];&quot;52¶&quot;)" office:value-type="float" office:value="0">
            <text:p>0</text:p>
          </table:table-cell>
          <table:table-cell table:style-name="ce209" table:formula="of:=COUNTIF([.C23:.M23];&quot;U&quot;)+COUNTIF([.C23:.M23];&quot;U☻&quot;)+COUNTIF([.C23:.M23];&quot;U☺&quot;)" office:value-type="float" office:value="0">
            <text:p>0</text:p>
          </table:table-cell>
          <table:table-cell table:style-name="ce209" table:formula="of:=COUNTIF([.C23:.M23];&quot;KVIT&quot;)+COUNTIF([.C23:.M23];&quot;KVIT☻&quot;)+COUNTIF([.C23:.M23];&quot;kvit$&quot;)" office:value-type="float" office:value="0">
            <text:p>0</text:p>
          </table:table-cell>
          <table:table-cell table:style-name="ce210" table:formula="of:=COUNTBLANK([.C23:.M23])" office:value-type="float" office:value="9">
            <text:p>9</text:p>
          </table:table-cell>
          <table:table-cell table:style-name="ce211" table:formula="of:=COUNTIF([.C23:.M23];&quot;x&quot;)" office:value-type="float" office:value="0">
            <text:p>0</text:p>
          </table:table-cell>
          <table:table-cell table:style-name="ce212" table:formula="of:=COUNTIF([.C23:.M23];&quot;51&quot;)+COUNTIF([.C23:.M23];&quot;51☻&quot;)+COUNTIF([.C23:.M23];&quot;2&quot;)+COUNTIF([.C23:.M23];&quot;52&quot;)+COUNTIF([.C23:.M23];&quot;52☻&quot;)+COUNTIF([.C23:.M23];&quot;51$&quot;)+COUNTIF([.C23:.M23];&quot;52$&quot;)" office:value-type="float" office:value="0">
            <text:p>0</text:p>
          </table:table-cell>
          <table:table-cell table:style-name="ce13" table:formula="of:=[$'Vzorci vnosov'.$A$24]" office:value-type="string" office:string-value="52☺">
            <text:p>52☺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2-23">
            <text:p>23. dec 13</text:p>
          </table:table-cell>
          <table:table-cell table:style-name="ce204" table:formula="of:=TEXT([.A24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55" office:value-type="string">
            <text:p>MI/PI</text:p>
          </table:table-cell>
          <table:table-cell table:style-name="ce33" office:value-type="string">
            <text:p>TAL</text:p>
          </table:table-cell>
          <table:table-cell table:style-name="ce209" table:formula="of:=COUNTIF([.C24:.M24];&quot;☻&quot;)+COUNTIF([.C24:.M24];&quot;52☻&quot;)+COUNTIF([.C24:.M24];&quot;51☻&quot;)+COUNTIF([.C24:.M24];&quot;1☻&quot;)+COUNTIF([.C24:.M24];&quot;KVIT☻&quot;)+COUNTIF([.C24:.M24];&quot;U☻&quot;)" office:value-type="float" office:value="0">
            <text:p>0</text:p>
          </table:table-cell>
          <table:table-cell table:style-name="ce209" table:formula="of:=COUNTIF([.C24:.M24];&quot;☺&quot;)+COUNTIF([.C24:.M24];&quot;52☺&quot;)+COUNTIF([.C24:.M24];&quot;51☺&quot;)+COUNTIF([.C24:.M24];&quot;1☺&quot;)+COUNTIF([.C24:.M24];&quot;KVIT☺&quot;)+COUNTIF([.C24:.M24];&quot;U☺&quot;)" office:value-type="float" office:value="0">
            <text:p>0</text:p>
          </table:table-cell>
          <table:table-cell table:style-name="ce209" table:formula="of:=COUNTIF([.C24:.M24];&quot;51&quot;)+COUNTIF([.C24:.M24];&quot;51$&quot;)+COUNTIF([.C24:.M24];&quot;51☻&quot;)" office:value-type="float" office:value="1">
            <text:p>1</text:p>
          </table:table-cell>
          <table:table-cell table:style-name="ce209" table:formula="of:=COUNTIF([.C24:.M24];&quot;52&quot;)+COUNTIF([.C24:.M24];&quot;52$&quot;)+COUNTIF([.C24:.M24];&quot;52☻&quot;)" office:value-type="float" office:value="1">
            <text:p>1</text:p>
          </table:table-cell>
          <table:table-cell table:style-name="ce209" table:formula="of:=COUNTIF([.C24:.M24];&quot;51¶&quot;)" office:value-type="float" office:value="1">
            <text:p>1</text:p>
          </table:table-cell>
          <table:table-cell table:style-name="ce209" table:formula="of:=COUNTIF([.C24:.M24];&quot;52¶&quot;)" office:value-type="float" office:value="0">
            <text:p>0</text:p>
          </table:table-cell>
          <table:table-cell table:style-name="ce209" table:formula="of:=COUNTIF([.C24:.M24];&quot;U&quot;)+COUNTIF([.C24:.M24];&quot;U☻&quot;)+COUNTIF([.C24:.M24];&quot;U☺&quot;)" office:value-type="float" office:value="0">
            <text:p>0</text:p>
          </table:table-cell>
          <table:table-cell table:style-name="ce209" table:formula="of:=COUNTIF([.C24:.M24];&quot;KVIT&quot;)+COUNTIF([.C24:.M24];&quot;KVIT☻&quot;)+COUNTIF([.C24:.M24];&quot;kvit$&quot;)" office:value-type="float" office:value="2">
            <text:p>2</text:p>
          </table:table-cell>
          <table:table-cell table:style-name="ce210" table:formula="of:=COUNTBLANK([.C24:.M24])" office:value-type="float" office:value="0">
            <text:p>0</text:p>
          </table:table-cell>
          <table:table-cell table:style-name="ce211" table:formula="of:=COUNTIF([.C24:.M24];&quot;x&quot;)" office:value-type="float" office:value="1">
            <text:p>1</text:p>
          </table:table-cell>
          <table:table-cell table:style-name="ce212" table:formula="of:=COUNTIF([.C24:.M24];&quot;51&quot;)+COUNTIF([.C24:.M24];&quot;51☻&quot;)+COUNTIF([.C24:.M24];&quot;2&quot;)+COUNTIF([.C24:.M24];&quot;52&quot;)+COUNTIF([.C24:.M24];&quot;52☻&quot;)+COUNTIF([.C24:.M24];&quot;51$&quot;)+COUNTIF([.C24:.M24];&quot;52$&quot;)" office:value-type="float" office:value="2">
            <text:p>2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2-24">
            <text:p>24. dec 13</text:p>
          </table:table-cell>
          <table:table-cell table:style-name="ce204" table:formula="of:=TEXT([.A25];&quot;Ddd&quot;)" office:value-type="string" office:string-value="tor">
            <text:p>tor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14" table:formula="of:=[$'Vzorci vnosov'.$A$25]" office:value-type="string" office:string-value="51¶">
            <text:p>51¶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30" office:value-type="string">
            <office:annotation draw:style-name="gr1" draw:text-style-name="P1" svg:width="2.96cm" svg:height="6.103cm" svg:x="13.563cm" svg:y="15.321cm" draw:caption-point-x="-0.612cm" draw:caption-point-y="1.517cm">
              <dc:creator>MŠ</dc:creator>
              <dc:date>2013-12-23T00:00:00</dc:date>
              <text:p text:style-name="P1"><text:span text:style-name="T1">prosta vikend 6.-8.12.. Za Božiča sem lahko kadarkoli dežurna. Z Andriyem in Dejanom smo se nekako menili, da bi bila jaz 24.12.! Če ne boste dobili drugega kandidata, sem lahko dežurna tudi 31.12.!</text:span></text:p>
            </office:annotation>
            <text:p>SKR</text:p>
          </table:table-cell>
          <table:table-cell table:style-name="ce33" office:value-type="string">
            <text:p>TAL</text:p>
          </table:table-cell>
          <table:table-cell table:style-name="ce209" table:formula="of:=COUNTIF([.C25:.M25];&quot;☻&quot;)+COUNTIF([.C25:.M25];&quot;52☻&quot;)+COUNTIF([.C25:.M25];&quot;51☻&quot;)+COUNTIF([.C25:.M25];&quot;1☻&quot;)+COUNTIF([.C25:.M25];&quot;KVIT☻&quot;)+COUNTIF([.C25:.M25];&quot;U☻&quot;)" office:value-type="float" office:value="1">
            <text:p>1</text:p>
          </table:table-cell>
          <table:table-cell table:style-name="ce209" table:formula="of:=COUNTIF([.C25:.M25];&quot;☺&quot;)+COUNTIF([.C25:.M25];&quot;52☺&quot;)+COUNTIF([.C25:.M25];&quot;51☺&quot;)+COUNTIF([.C25:.M25];&quot;1☺&quot;)+COUNTIF([.C25:.M25];&quot;KVIT☺&quot;)+COUNTIF([.C25:.M25];&quot;U☺&quot;)" office:value-type="float" office:value="0">
            <text:p>0</text:p>
          </table:table-cell>
          <table:table-cell table:style-name="ce209" table:formula="of:=COUNTIF([.C25:.M25];&quot;51&quot;)+COUNTIF([.C25:.M25];&quot;51$&quot;)+COUNTIF([.C25:.M25];&quot;51☻&quot;)" office:value-type="float" office:value="2">
            <text:p>2</text:p>
          </table:table-cell>
          <table:table-cell table:style-name="ce209" table:formula="of:=COUNTIF([.C25:.M25];&quot;52&quot;)+COUNTIF([.C25:.M25];&quot;52$&quot;)+COUNTIF([.C25:.M25];&quot;52☻&quot;)" office:value-type="float" office:value="1">
            <text:p>1</text:p>
          </table:table-cell>
          <table:table-cell table:style-name="ce209" table:formula="of:=COUNTIF([.C25:.M25];&quot;51¶&quot;)" office:value-type="float" office:value="1">
            <text:p>1</text:p>
          </table:table-cell>
          <table:table-cell table:style-name="ce209" table:formula="of:=COUNTIF([.C25:.M25];&quot;52¶&quot;)" office:value-type="float" office:value="0">
            <text:p>0</text:p>
          </table:table-cell>
          <table:table-cell table:style-name="ce209" table:formula="of:=COUNTIF([.C25:.M25];&quot;U&quot;)+COUNTIF([.C25:.M25];&quot;U☻&quot;)+COUNTIF([.C25:.M25];&quot;U☺&quot;)" office:value-type="float" office:value="0">
            <text:p>0</text:p>
          </table:table-cell>
          <table:table-cell table:style-name="ce209" table:formula="of:=COUNTIF([.C25:.M25];&quot;KVIT&quot;)+COUNTIF([.C25:.M25];&quot;KVIT☻&quot;)+COUNTIF([.C25:.M25];&quot;kvit$&quot;)" office:value-type="float" office:value="2">
            <text:p>2</text:p>
          </table:table-cell>
          <table:table-cell table:style-name="ce210" table:formula="of:=COUNTBLANK([.C25:.M25])" office:value-type="float" office:value="0">
            <text:p>0</text:p>
          </table:table-cell>
          <table:table-cell table:style-name="ce211" table:formula="of:=COUNTIF([.C25:.M25];&quot;x&quot;)" office:value-type="float" office:value="0">
            <text:p>0</text:p>
          </table:table-cell>
          <table:table-cell table:style-name="ce212" table:formula="of:=COUNTIF([.C25:.M25];&quot;51&quot;)+COUNTIF([.C25:.M25];&quot;51☻&quot;)+COUNTIF([.C25:.M25];&quot;2&quot;)+COUNTIF([.C25:.M25];&quot;52&quot;)+COUNTIF([.C25:.M25];&quot;52☻&quot;)+COUNTIF([.C25:.M25];&quot;51$&quot;)+COUNTIF([.C25:.M25];&quot;52$&quot;)" office:value-type="float" office:value="3">
            <text:p>3</text:p>
          </table:table-cell>
          <table:table-cell table:style-name="ce5" table:formula="of:=[$'Vzorci vnosov'.$A$26]" office:value-type="string" office:string-value="52¶">
            <text:p>52¶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12-25">
            <text:p>25. dec 13</text:p>
          </table:table-cell>
          <table:table-cell table:style-name="ce203" table:formula="of:=TEXT([.A26];&quot;Ddd&quot;)" office:value-type="string" office:string-value="sre">
            <text:p>sre</text:p>
          </table:table-cell>
          <table:table-cell table:style-name="ce207"/>
          <table:table-cell table:style-name="ce206"/>
          <table:table-cell table:style-name="ce207" table:number-columns-repeated="4"/>
          <table:table-cell table:style-name="ce56" office:value-type="string">
            <text:p>POR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07" table:number-columns-repeated="3"/>
          <table:table-cell table:style-name="ce58" office:value-type="string">
            <office:annotation draw:style-name="gr1" draw:text-style-name="P1" svg:width="3.956cm" svg:height="4.106cm" svg:x="13.559cm" svg:y="16.025cm" draw:caption-point-x="-0.608cm" draw:caption-point-y="1.515cm">
              <dc:creator>MŠ</dc:creator>
              <dc:date>2013-12-23T00:00:00</dc:date>
              <text:p text:style-name="P1"><text:span text:style-name="T1">Prosim Vas za prosti dni v decembru: 1, 5, 6. 7. 8, 21, 22, 30, 31. December.</text:span></text:p>
              <text:p text:style-name="P1"><text:span text:style-name="T1">31.12 ob 7h imam letalo, tako da 30.12 lahko delam popoldan, dežurati, pa ne moram.</text:span></text:p>
              <text:p text:style-name="P1"><text:span text:style-name="T1"/></text:p>
              <text:p text:style-name="P1"><text:span text:style-name="T1">Ženji sem napisal, da od 23 do 30. 12 me ne razpisuje.</text:span></text:p>
              <text:p text:style-name="P1"><text:span text:style-name="T1">Od 23. do 30. sem popolnoma na razpolago. Rad bi dežural 25. decembra.</text:span></text:p>
            </office:annotation>
            <text:p>GRY</text:p>
          </table:table-cell>
          <table:table-cell table:style-name="ce56" office:value-type="string">
            <text:p>ŽIV</text:p>
          </table:table-cell>
          <table:table-cell table:style-name="ce209" table:formula="of:=COUNTIF([.C26:.M26];&quot;☻&quot;)+COUNTIF([.C26:.M26];&quot;52☻&quot;)+COUNTIF([.C26:.M26];&quot;51☻&quot;)+COUNTIF([.C26:.M26];&quot;1☻&quot;)+COUNTIF([.C26:.M26];&quot;KVIT☻&quot;)+COUNTIF([.C26:.M26];&quot;U☻&quot;)" office:value-type="float" office:value="1">
            <text:p>1</text:p>
          </table:table-cell>
          <table:table-cell table:style-name="ce209" table:formula="of:=COUNTIF([.C26:.M26];&quot;☺&quot;)+COUNTIF([.C26:.M26];&quot;52☺&quot;)+COUNTIF([.C26:.M26];&quot;51☺&quot;)+COUNTIF([.C26:.M26];&quot;1☺&quot;)+COUNTIF([.C26:.M26];&quot;KVIT☺&quot;)+COUNTIF([.C26:.M26];&quot;U☺&quot;)" office:value-type="float" office:value="0">
            <text:p>0</text:p>
          </table:table-cell>
          <table:table-cell table:style-name="ce209" table:formula="of:=COUNTIF([.C26:.M26];&quot;51&quot;)+COUNTIF([.C26:.M26];&quot;51$&quot;)+COUNTIF([.C26:.M26];&quot;51☻&quot;)" office:value-type="float" office:value="0">
            <text:p>0</text:p>
          </table:table-cell>
          <table:table-cell table:style-name="ce209" table:formula="of:=COUNTIF([.C26:.M26];&quot;52&quot;)+COUNTIF([.C26:.M26];&quot;52$&quot;)+COUNTIF([.C26:.M26];&quot;52☻&quot;)" office:value-type="float" office:value="0">
            <text:p>0</text:p>
          </table:table-cell>
          <table:table-cell table:style-name="ce209" table:formula="of:=COUNTIF([.C26:.M26];&quot;51¶&quot;)" office:value-type="float" office:value="0">
            <text:p>0</text:p>
          </table:table-cell>
          <table:table-cell table:style-name="ce209" table:formula="of:=COUNTIF([.C26:.M26];&quot;52¶&quot;)" office:value-type="float" office:value="0">
            <text:p>0</text:p>
          </table:table-cell>
          <table:table-cell table:style-name="ce209" table:formula="of:=COUNTIF([.C26:.M26];&quot;U&quot;)+COUNTIF([.C26:.M26];&quot;U☻&quot;)+COUNTIF([.C26:.M26];&quot;U☺&quot;)" office:value-type="float" office:value="0">
            <text:p>0</text:p>
          </table:table-cell>
          <table:table-cell table:style-name="ce209" table:formula="of:=COUNTIF([.C26:.M26];&quot;KVIT&quot;)+COUNTIF([.C26:.M26];&quot;KVIT☻&quot;)+COUNTIF([.C26:.M26];&quot;kvit$&quot;)" office:value-type="float" office:value="0">
            <text:p>0</text:p>
          </table:table-cell>
          <table:table-cell table:style-name="ce210" table:formula="of:=COUNTBLANK([.C26:.M26])" office:value-type="float" office:value="9">
            <text:p>9</text:p>
          </table:table-cell>
          <table:table-cell table:style-name="ce211" table:formula="of:=COUNTIF([.C26:.M26];&quot;x&quot;)" office:value-type="float" office:value="0">
            <text:p>0</text:p>
          </table:table-cell>
          <table:table-cell table:style-name="ce212" table:formula="of:=COUNTIF([.C26:.M26];&quot;51&quot;)+COUNTIF([.C26:.M26];&quot;51☻&quot;)+COUNTIF([.C26:.M26];&quot;2&quot;)+COUNTIF([.C26:.M26];&quot;52&quot;)+COUNTIF([.C26:.M26];&quot;52☻&quot;)+COUNTIF([.C26:.M26];&quot;51$&quot;)+COUNTIF([.C26:.M26];&quot;52$&quot;)" office:value-type="float" office:value="0">
            <text:p>0</text:p>
          </table:table-cell>
          <table:table-cell table:style-name="ce15" table:formula="of:=[$'Vzorci vnosov'.$A$27]" office:value-type="string" office:string-value="KVIT☺">
            <text:p>KVIT☺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12-26">
            <text:p>26. dec 13</text:p>
          </table:table-cell>
          <table:table-cell table:style-name="ce203" table:formula="of:=TEXT([.A27];&quot;Ddd&quot;)" office:value-type="string" office:string-value="čet">
            <text:p>čet</text:p>
          </table:table-cell>
          <table:table-cell table:style-name="ce6" table:formula="of:=[$'Vzorci vnosov'.$A$14]" office:value-type="string" office:string-value="☻">
            <text:p>☻</text:p>
          </table:table-cell>
          <table:table-cell table:style-name="ce206"/>
          <table:table-cell table:style-name="ce208" table:number-columns-repeated="4"/>
          <table:table-cell table:style-name="ce56" office:value-type="string">
            <text:p>POR</text:p>
          </table:table-cell>
          <table:table-cell table:style-name="ce208" table:number-columns-repeated="4"/>
          <table:table-cell table:style-name="ce129" office:value-type="string">
            <office:annotation draw:style-name="gr1" draw:text-style-name="P1" svg:width="2.96cm" svg:height="6.1cm" svg:x="13.563cm" svg:y="16.724cm" draw:caption-point-x="-0.612cm" draw:caption-point-y="1.517cm">
              <dc:creator>MŠ</dc:creator>
              <dc:date>2013-12-23T00:00:00</dc:date>
              <text:p text:style-name="P1"><text:span text:style-name="T1">prosta vikend 6.-8.12.. Za Božiča sem lahko kadarkoli dežurna. Z Andriyem in Dejanom smo se nekako menili, da bi bila jaz 24.12.! Če ne boste dobili drugega kandidata, sem lahko dežurna tudi 31.12.!</text:span></text:p>
            </office:annotation>
            <text:p>SKR</text:p>
          </table:table-cell>
          <table:table-cell table:style-name="ce56" table:formula="of:=[$januar.$J$1]" office:value-type="string" office:string-value="DAN">
            <text:p>DAN</text:p>
          </table:table-cell>
          <table:table-cell table:style-name="ce209" table:formula="of:=COUNTIF([.C27:.M27];&quot;☻&quot;)+COUNTIF([.C27:.M27];&quot;52☻&quot;)+COUNTIF([.C27:.M27];&quot;51☻&quot;)+COUNTIF([.C27:.M27];&quot;1☻&quot;)+COUNTIF([.C27:.M27];&quot;KVIT☻&quot;)+COUNTIF([.C27:.M27];&quot;U☻&quot;)" office:value-type="float" office:value="1">
            <text:p>1</text:p>
          </table:table-cell>
          <table:table-cell table:style-name="ce209" table:formula="of:=COUNTIF([.C27:.M27];&quot;☺&quot;)+COUNTIF([.C27:.M27];&quot;52☺&quot;)+COUNTIF([.C27:.M27];&quot;51☺&quot;)+COUNTIF([.C27:.M27];&quot;1☺&quot;)+COUNTIF([.C27:.M27];&quot;KVIT☺&quot;)+COUNTIF([.C27:.M27];&quot;U☺&quot;)" office:value-type="float" office:value="0">
            <text:p>0</text:p>
          </table:table-cell>
          <table:table-cell table:style-name="ce209" table:formula="of:=COUNTIF([.C27:.M27];&quot;51&quot;)+COUNTIF([.C27:.M27];&quot;51$&quot;)+COUNTIF([.C27:.M27];&quot;51☻&quot;)" office:value-type="float" office:value="0">
            <text:p>0</text:p>
          </table:table-cell>
          <table:table-cell table:style-name="ce209" table:formula="of:=COUNTIF([.C27:.M27];&quot;52&quot;)+COUNTIF([.C27:.M27];&quot;52$&quot;)+COUNTIF([.C27:.M27];&quot;52☻&quot;)" office:value-type="float" office:value="0">
            <text:p>0</text:p>
          </table:table-cell>
          <table:table-cell table:style-name="ce209" table:formula="of:=COUNTIF([.C27:.M27];&quot;51¶&quot;)" office:value-type="float" office:value="0">
            <text:p>0</text:p>
          </table:table-cell>
          <table:table-cell table:style-name="ce209" table:formula="of:=COUNTIF([.C27:.M27];&quot;52¶&quot;)" office:value-type="float" office:value="0">
            <text:p>0</text:p>
          </table:table-cell>
          <table:table-cell table:style-name="ce209" table:formula="of:=COUNTIF([.C27:.M27];&quot;U&quot;)+COUNTIF([.C27:.M27];&quot;U☻&quot;)+COUNTIF([.C27:.M27];&quot;U☺&quot;)" office:value-type="float" office:value="0">
            <text:p>0</text:p>
          </table:table-cell>
          <table:table-cell table:style-name="ce209" table:formula="of:=COUNTIF([.C27:.M27];&quot;KVIT&quot;)+COUNTIF([.C27:.M27];&quot;KVIT☻&quot;)+COUNTIF([.C27:.M27];&quot;kvit$&quot;)" office:value-type="float" office:value="0">
            <text:p>0</text:p>
          </table:table-cell>
          <table:table-cell table:style-name="ce210" table:formula="of:=COUNTBLANK([.C27:.M27])" office:value-type="float" office:value="9">
            <text:p>9</text:p>
          </table:table-cell>
          <table:table-cell table:style-name="ce211" table:formula="of:=COUNTIF([.C27:.M27];&quot;x&quot;)" office:value-type="float" office:value="0">
            <text:p>0</text:p>
          </table:table-cell>
          <table:table-cell table:style-name="ce212" table:formula="of:=COUNTIF([.C27:.M27];&quot;51&quot;)+COUNTIF([.C27:.M27];&quot;51☻&quot;)+COUNTIF([.C27:.M27];&quot;2&quot;)+COUNTIF([.C27:.M27];&quot;52&quot;)+COUNTIF([.C27:.M27];&quot;52☻&quot;)+COUNTIF([.C27:.M27];&quot;51$&quot;)+COUNTIF([.C27:.M27];&quot;52$&quot;)" office:value-type="float" office:value="0">
            <text:p>0</text:p>
          </table:table-cell>
          <table:table-cell table:style-name="ce75" table:formula="of:=[$'Vzorci vnosov'.$A$28]" office:value-type="string" office:string-value="KO">
            <text:p>KO</text:p>
          </table:table-cell>
          <table:table-cell table:number-columns-repeated="997"/>
        </table:table-row>
        <table:table-row table:style-name="ro8">
          <table:table-cell table:style-name="ce20" office:value-type="date" office:date-value="2013-12-27">
            <text:p>27. dec 13</text:p>
          </table:table-cell>
          <table:table-cell table:style-name="ce204" table:formula="of:=TEXT([.A28];&quot;Ddd&quot;)" office:value-type="string" office:string-value="pet">
            <text:p>pet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130" office:value-type="string">
            <office:annotation draw:style-name="gr1" draw:text-style-name="P1" svg:width="3.011cm" svg:height="2.125cm" svg:x="13.557cm" svg:y="18.477cm" draw:caption-point-x="-0.606cm" draw:caption-point-y="0.465cm">
              <dc:creator>MŠ</dc:creator>
              <dc:date>2013-12-23T00:00:00</dc:date>
              <text:p text:style-name="P1"><text:span text:style-name="T1">ne bi bil dežuren 1., 2., in 3. <text:s/>in 29. in 30.</text:span></text:p>
            </office:annotation>
            <text:p>PIR</text:p>
          </table:table-cell>
          <table:table-cell table:style-name="ce33" table:formula="of:=[$januar.$J$1]" office:value-type="string" office:string-value="DAN">
            <text:p>DAN</text:p>
          </table:table-cell>
          <table:table-cell table:style-name="ce209" table:formula="of:=COUNTIF([.C28:.M28];&quot;☻&quot;)+COUNTIF([.C28:.M28];&quot;52☻&quot;)+COUNTIF([.C28:.M28];&quot;51☻&quot;)+COUNTIF([.C28:.M28];&quot;1☻&quot;)+COUNTIF([.C28:.M28];&quot;KVIT☻&quot;)+COUNTIF([.C28:.M28];&quot;U☻&quot;)" office:value-type="float" office:value="1">
            <text:p>1</text:p>
          </table:table-cell>
          <table:table-cell table:style-name="ce209" table:formula="of:=COUNTIF([.C28:.M28];&quot;☺&quot;)+COUNTIF([.C28:.M28];&quot;52☺&quot;)+COUNTIF([.C28:.M28];&quot;51☺&quot;)+COUNTIF([.C28:.M28];&quot;1☺&quot;)+COUNTIF([.C28:.M28];&quot;KVIT☺&quot;)+COUNTIF([.C28:.M28];&quot;U☺&quot;)" office:value-type="float" office:value="0">
            <text:p>0</text:p>
          </table:table-cell>
          <table:table-cell table:style-name="ce209" table:formula="of:=COUNTIF([.C28:.M28];&quot;51&quot;)+COUNTIF([.C28:.M28];&quot;51$&quot;)+COUNTIF([.C28:.M28];&quot;51☻&quot;)" office:value-type="float" office:value="2">
            <text:p>2</text:p>
          </table:table-cell>
          <table:table-cell table:style-name="ce209" table:formula="of:=COUNTIF([.C28:.M28];&quot;52&quot;)+COUNTIF([.C28:.M28];&quot;52$&quot;)+COUNTIF([.C28:.M28];&quot;52☻&quot;)" office:value-type="float" office:value="2">
            <text:p>2</text:p>
          </table:table-cell>
          <table:table-cell table:style-name="ce209" table:formula="of:=COUNTIF([.C28:.M28];&quot;51¶&quot;)" office:value-type="float" office:value="0">
            <text:p>0</text:p>
          </table:table-cell>
          <table:table-cell table:style-name="ce209" table:formula="of:=COUNTIF([.C28:.M28];&quot;52¶&quot;)" office:value-type="float" office:value="0">
            <text:p>0</text:p>
          </table:table-cell>
          <table:table-cell table:style-name="ce209" table:formula="of:=COUNTIF([.C28:.M28];&quot;U&quot;)+COUNTIF([.C28:.M28];&quot;U☻&quot;)+COUNTIF([.C28:.M28];&quot;U☺&quot;)" office:value-type="float" office:value="0">
            <text:p>0</text:p>
          </table:table-cell>
          <table:table-cell table:style-name="ce209" table:formula="of:=COUNTIF([.C28:.M28];&quot;KVIT&quot;)+COUNTIF([.C28:.M28];&quot;KVIT☻&quot;)+COUNTIF([.C28:.M28];&quot;kvit$&quot;)" office:value-type="float" office:value="2">
            <text:p>2</text:p>
          </table:table-cell>
          <table:table-cell table:style-name="ce210" table:formula="of:=COUNTBLANK([.C28:.M28])" office:value-type="float" office:value="0">
            <text:p>0</text:p>
          </table:table-cell>
          <table:table-cell table:style-name="ce211" table:formula="of:=COUNTIF([.C28:.M28];&quot;x&quot;)" office:value-type="float" office:value="1">
            <text:p>1</text:p>
          </table:table-cell>
          <table:table-cell table:style-name="ce212" table:formula="of:=COUNTIF([.C28:.M28];&quot;51&quot;)+COUNTIF([.C28:.M28];&quot;51☻&quot;)+COUNTIF([.C28:.M28];&quot;2&quot;)+COUNTIF([.C28:.M28];&quot;52&quot;)+COUNTIF([.C28:.M28];&quot;52☻&quot;)+COUNTIF([.C28:.M28];&quot;51$&quot;)+COUNTIF([.C28:.M28];&quot;52$&quot;)" office:value-type="float" office:value="4">
            <text:p>4</text:p>
          </table:table-cell>
          <table:table-cell table:style-name="ce75" table:formula="of:=[$'Vzorci vnosov'.$A$29]" office:value-type="string" office:string-value=".">
            <text:p>.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12-28">
            <text:p>28. dec 13</text:p>
          </table:table-cell>
          <table:table-cell table:style-name="ce203" table:formula="of:=TEXT([.A29];&quot;Ddd&quot;)" office:value-type="string" office:string-value="sob">
            <text:p>sob</text:p>
          </table:table-cell>
          <table:table-cell table:style-name="ce206" table:number-columns-repeated="6"/>
          <table:table-cell table:style-name="ce56" office:value-type="string">
            <text:p>POR</text:p>
          </table:table-cell>
          <table:table-cell table:style-name="ce206"/>
          <table:table-cell table:style-name="ce6" table:formula="of:=[$'Vzorci vnosov'.$A$14]" office:value-type="string" office:string-value="☻">
            <text:p>☻</text:p>
          </table:table-cell>
          <table:table-cell table:style-name="ce206" table:number-columns-repeated="2"/>
          <table:table-cell table:style-name="ce54" office:value-type="string">
            <text:p>MIR</text:p>
          </table:table-cell>
          <table:table-cell table:style-name="ce56" office:value-type="string">
            <text:p>ŽIV</text:p>
          </table:table-cell>
          <table:table-cell table:style-name="ce209" table:formula="of:=COUNTIF([.C29:.M29];&quot;☻&quot;)+COUNTIF([.C29:.M29];&quot;52☻&quot;)+COUNTIF([.C29:.M29];&quot;51☻&quot;)+COUNTIF([.C29:.M29];&quot;1☻&quot;)+COUNTIF([.C29:.M29];&quot;KVIT☻&quot;)+COUNTIF([.C29:.M29];&quot;U☻&quot;)" office:value-type="float" office:value="1">
            <text:p>1</text:p>
          </table:table-cell>
          <table:table-cell table:style-name="ce209" table:formula="of:=COUNTIF([.C29:.M29];&quot;☺&quot;)+COUNTIF([.C29:.M29];&quot;52☺&quot;)+COUNTIF([.C29:.M29];&quot;51☺&quot;)+COUNTIF([.C29:.M29];&quot;1☺&quot;)+COUNTIF([.C29:.M29];&quot;KVIT☺&quot;)+COUNTIF([.C29:.M29];&quot;U☺&quot;)" office:value-type="float" office:value="0">
            <text:p>0</text:p>
          </table:table-cell>
          <table:table-cell table:style-name="ce209" table:formula="of:=COUNTIF([.C29:.M29];&quot;51&quot;)+COUNTIF([.C29:.M29];&quot;51$&quot;)+COUNTIF([.C29:.M29];&quot;51☻&quot;)" office:value-type="float" office:value="0">
            <text:p>0</text:p>
          </table:table-cell>
          <table:table-cell table:style-name="ce209" table:formula="of:=COUNTIF([.C29:.M29];&quot;52&quot;)+COUNTIF([.C29:.M29];&quot;52$&quot;)+COUNTIF([.C29:.M29];&quot;52☻&quot;)" office:value-type="float" office:value="0">
            <text:p>0</text:p>
          </table:table-cell>
          <table:table-cell table:style-name="ce209" table:formula="of:=COUNTIF([.C29:.M29];&quot;51¶&quot;)" office:value-type="float" office:value="0">
            <text:p>0</text:p>
          </table:table-cell>
          <table:table-cell table:style-name="ce209" table:formula="of:=COUNTIF([.C29:.M29];&quot;52¶&quot;)" office:value-type="float" office:value="0">
            <text:p>0</text:p>
          </table:table-cell>
          <table:table-cell table:style-name="ce209" table:formula="of:=COUNTIF([.C29:.M29];&quot;U&quot;)+COUNTIF([.C29:.M29];&quot;U☻&quot;)+COUNTIF([.C29:.M29];&quot;U☺&quot;)" office:value-type="float" office:value="0">
            <text:p>0</text:p>
          </table:table-cell>
          <table:table-cell table:style-name="ce209" table:formula="of:=COUNTIF([.C29:.M29];&quot;KVIT&quot;)+COUNTIF([.C29:.M29];&quot;KVIT☻&quot;)+COUNTIF([.C29:.M29];&quot;kvit$&quot;)" office:value-type="float" office:value="0">
            <text:p>0</text:p>
          </table:table-cell>
          <table:table-cell table:style-name="ce210" table:formula="of:=COUNTBLANK([.C29:.M29])" office:value-type="float" office:value="9">
            <text:p>9</text:p>
          </table:table-cell>
          <table:table-cell table:style-name="ce211" table:formula="of:=COUNTIF([.C29:.M29];&quot;x&quot;)" office:value-type="float" office:value="0">
            <text:p>0</text:p>
          </table:table-cell>
          <table:table-cell table:style-name="ce212" table:formula="of:=COUNTIF([.C29:.M29];&quot;51&quot;)+COUNTIF([.C29:.M29];&quot;51☻&quot;)+COUNTIF([.C29:.M29];&quot;2&quot;)+COUNTIF([.C29:.M29];&quot;52&quot;)+COUNTIF([.C29:.M29];&quot;52☻&quot;)+COUNTIF([.C29:.M29];&quot;51$&quot;)+COUNTIF([.C29:.M29];&quot;52$&quot;)" office:value-type="float" office:value="0">
            <text:p>0</text:p>
          </table:table-cell>
          <table:table-cell table:style-name="ce75" table:formula="of:=[$'Vzorci vnosov'.$A$30]" office:value-type="string" office:string-value=".">
            <text:p>.</text:p>
          </table:table-cell>
          <table:table-cell table:number-columns-repeated="997"/>
        </table:table-row>
        <table:table-row table:style-name="ro8">
          <table:table-cell table:style-name="ce19" office:value-type="date" office:date-value="2013-12-29">
            <text:p>29. dec 13</text:p>
          </table:table-cell>
          <table:table-cell table:style-name="ce203" table:formula="of:=TEXT([.A30];&quot;Ddd&quot;)" office:value-type="string" office:string-value="ned">
            <text:p>ned</text:p>
          </table:table-cell>
          <table:table-cell table:style-name="ce206" table:number-columns-repeated="2"/>
          <table:table-cell table:style-name="ce205" table:number-columns-repeated="4"/>
          <table:table-cell table:style-name="ce56" office:value-type="string">
            <text:p>POR</text:p>
          </table:table-cell>
          <table:table-cell table:style-name="ce206"/>
          <table:table-cell table:style-name="ce6" table:formula="of:=[$'Vzorci vnosov'.$A$14]" office:value-type="string" office:string-value="☻">
            <text:p>☻</text:p>
          </table:table-cell>
          <table:table-cell table:style-name="ce205" table:number-columns-repeated="2"/>
          <table:table-cell table:style-name="ce58" office:value-type="string">
            <office:annotation draw:style-name="gr1" draw:text-style-name="P1" svg:width="3.956cm" svg:height="4.104cm" svg:x="13.559cm" svg:y="18.83cm" draw:caption-point-x="-0.608cm" draw:caption-point-y="1.514cm">
              <dc:creator>MŠ</dc:creator>
              <dc:date>2013-12-23T00:00:00</dc:date>
              <text:p text:style-name="P1"><text:span text:style-name="T1">Prosim Vas za prosti dni v decembru: 1, 5, 6. 7. 8, 21, 22, 30, 31. December.</text:span></text:p>
              <text:p text:style-name="P1"><text:span text:style-name="T1">31.12 ob 7h imam letalo, tako da 30.12 lahko delam popoldan, dežurati, pa ne moram.</text:span></text:p>
              <text:p text:style-name="P1"><text:span text:style-name="T1"/></text:p>
              <text:p text:style-name="P1"><text:span text:style-name="T1">Ženji sem napisal, da od 23 do 30. 12 me ne razpisuje.</text:span></text:p>
              <text:p text:style-name="P1"><text:span text:style-name="T1">Od 23. do 30. sem popolnoma na razpolago. Rad bi dežural 25. decembra.</text:span></text:p>
            </office:annotation>
            <text:p>GRY</text:p>
          </table:table-cell>
          <table:table-cell table:style-name="ce56" office:value-type="string">
            <text:p>ŽIV</text:p>
          </table:table-cell>
          <table:table-cell table:style-name="ce209" table:formula="of:=COUNTIF([.C30:.M30];&quot;☻&quot;)+COUNTIF([.C30:.M30];&quot;52☻&quot;)+COUNTIF([.C30:.M30];&quot;51☻&quot;)+COUNTIF([.C30:.M30];&quot;1☻&quot;)+COUNTIF([.C30:.M30];&quot;KVIT☻&quot;)+COUNTIF([.C30:.M30];&quot;U☻&quot;)" office:value-type="float" office:value="1">
            <text:p>1</text:p>
          </table:table-cell>
          <table:table-cell table:style-name="ce209" table:formula="of:=COUNTIF([.C30:.M30];&quot;☺&quot;)+COUNTIF([.C30:.M30];&quot;52☺&quot;)+COUNTIF([.C30:.M30];&quot;51☺&quot;)+COUNTIF([.C30:.M30];&quot;1☺&quot;)+COUNTIF([.C30:.M30];&quot;KVIT☺&quot;)+COUNTIF([.C30:.M30];&quot;U☺&quot;)" office:value-type="float" office:value="0">
            <text:p>0</text:p>
          </table:table-cell>
          <table:table-cell table:style-name="ce209" table:formula="of:=COUNTIF([.C30:.M30];&quot;51&quot;)+COUNTIF([.C30:.M30];&quot;51$&quot;)+COUNTIF([.C30:.M30];&quot;51☻&quot;)" office:value-type="float" office:value="0">
            <text:p>0</text:p>
          </table:table-cell>
          <table:table-cell table:style-name="ce209" table:formula="of:=COUNTIF([.C30:.M30];&quot;52&quot;)+COUNTIF([.C30:.M30];&quot;52$&quot;)+COUNTIF([.C30:.M30];&quot;52☻&quot;)" office:value-type="float" office:value="0">
            <text:p>0</text:p>
          </table:table-cell>
          <table:table-cell table:style-name="ce209" table:formula="of:=COUNTIF([.C30:.M30];&quot;51¶&quot;)" office:value-type="float" office:value="0">
            <text:p>0</text:p>
          </table:table-cell>
          <table:table-cell table:style-name="ce209" table:formula="of:=COUNTIF([.C30:.M30];&quot;52¶&quot;)" office:value-type="float" office:value="0">
            <text:p>0</text:p>
          </table:table-cell>
          <table:table-cell table:style-name="ce209" table:formula="of:=COUNTIF([.C30:.M30];&quot;U&quot;)+COUNTIF([.C30:.M30];&quot;U☻&quot;)+COUNTIF([.C30:.M30];&quot;U☺&quot;)" office:value-type="float" office:value="0">
            <text:p>0</text:p>
          </table:table-cell>
          <table:table-cell table:style-name="ce209" table:formula="of:=COUNTIF([.C30:.M30];&quot;KVIT&quot;)+COUNTIF([.C30:.M30];&quot;KVIT☻&quot;)+COUNTIF([.C30:.M30];&quot;kvit$&quot;)" office:value-type="float" office:value="0">
            <text:p>0</text:p>
          </table:table-cell>
          <table:table-cell table:style-name="ce210" table:formula="of:=COUNTBLANK([.C30:.M30])" office:value-type="float" office:value="9">
            <text:p>9</text:p>
          </table:table-cell>
          <table:table-cell table:style-name="ce211" table:formula="of:=COUNTIF([.C30:.M30];&quot;x&quot;)" office:value-type="float" office:value="0">
            <text:p>0</text:p>
          </table:table-cell>
          <table:table-cell table:style-name="ce212" table:formula="of:=COUNTIF([.C30:.M30];&quot;51&quot;)+COUNTIF([.C30:.M30];&quot;51☻&quot;)+COUNTIF([.C30:.M30];&quot;2&quot;)+COUNTIF([.C30:.M30];&quot;52&quot;)+COUNTIF([.C30:.M30];&quot;52☻&quot;)+COUNTIF([.C30:.M30];&quot;51$&quot;)+COUNTIF([.C30:.M30];&quot;52$&quot;)" office:value-type="float" office:value="0">
            <text:p>0</text:p>
          </table:table-cell>
          <table:table-cell table:number-columns-repeated="998"/>
        </table:table-row>
        <table:table-row table:style-name="ro8">
          <table:table-cell table:style-name="ce20" office:value-type="date" office:date-value="2013-12-30">
            <text:p>30. dec 13</text:p>
          </table:table-cell>
          <table:table-cell table:style-name="ce204" table:formula="of:=TEXT([.A31];&quot;Ddd&quot;)" office:value-type="string" office:string-value="pon">
            <text:p>pon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4" table:formula="of:=[$'Vzorci vnosov'.$A$7]" office:value-type="string" office:string-value="KVIT☻">
            <text:p>KVIT☻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57" office:value-type="string">
            <office:annotation draw:style-name="gr1" draw:text-style-name="P1" svg:width="2.967cm" svg:height="1.006cm" svg:x="13.557cm" svg:y="20.577cm" draw:caption-point-x="-0.606cm" draw:caption-point-y="0.468cm">
              <dc:creator>MŠ</dc:creator>
              <dc:date>2013-12-23T00:00:00</dc:date>
              <text:p text:style-name="P1"><text:span text:style-name="T1">od 24.6. naprej bom doma</text:span></text:p>
            </office:annotation>
            <text:p>RAV</text:p>
          </table:table-cell>
          <table:table-cell table:style-name="ce33" office:value-type="string">
            <text:p>ŽIV</text:p>
          </table:table-cell>
          <table:table-cell table:style-name="ce209" table:formula="of:=COUNTIF([.C31:.M31];&quot;☻&quot;)+COUNTIF([.C31:.M31];&quot;52☻&quot;)+COUNTIF([.C31:.M31];&quot;51☻&quot;)+COUNTIF([.C31:.M31];&quot;1☻&quot;)+COUNTIF([.C31:.M31];&quot;KVIT☻&quot;)+COUNTIF([.C31:.M31];&quot;U☻&quot;)" office:value-type="float" office:value="1">
            <text:p>1</text:p>
          </table:table-cell>
          <table:table-cell table:style-name="ce209" table:formula="of:=COUNTIF([.C31:.M31];&quot;☺&quot;)+COUNTIF([.C31:.M31];&quot;52☺&quot;)+COUNTIF([.C31:.M31];&quot;51☺&quot;)+COUNTIF([.C31:.M31];&quot;1☺&quot;)+COUNTIF([.C31:.M31];&quot;KVIT☺&quot;)+COUNTIF([.C31:.M31];&quot;U☺&quot;)" office:value-type="float" office:value="0">
            <text:p>0</text:p>
          </table:table-cell>
          <table:table-cell table:style-name="ce209" table:formula="of:=COUNTIF([.C31:.M31];&quot;51&quot;)+COUNTIF([.C31:.M31];&quot;51$&quot;)+COUNTIF([.C31:.M31];&quot;51☻&quot;)" office:value-type="float" office:value="1">
            <text:p>1</text:p>
          </table:table-cell>
          <table:table-cell table:style-name="ce209" table:formula="of:=COUNTIF([.C31:.M31];&quot;52&quot;)+COUNTIF([.C31:.M31];&quot;52$&quot;)+COUNTIF([.C31:.M31];&quot;52☻&quot;)" office:value-type="float" office:value="1">
            <text:p>1</text:p>
          </table:table-cell>
          <table:table-cell table:style-name="ce209" table:formula="of:=COUNTIF([.C31:.M31];&quot;51¶&quot;)" office:value-type="float" office:value="0">
            <text:p>0</text:p>
          </table:table-cell>
          <table:table-cell table:style-name="ce209" table:formula="of:=COUNTIF([.C31:.M31];&quot;52¶&quot;)" office:value-type="float" office:value="0">
            <text:p>0</text:p>
          </table:table-cell>
          <table:table-cell table:style-name="ce209" table:formula="of:=COUNTIF([.C31:.M31];&quot;U&quot;)+COUNTIF([.C31:.M31];&quot;U☻&quot;)+COUNTIF([.C31:.M31];&quot;U☺&quot;)" office:value-type="float" office:value="0">
            <text:p>0</text:p>
          </table:table-cell>
          <table:table-cell table:style-name="ce209" table:formula="of:=COUNTIF([.C31:.M31];&quot;KVIT&quot;)+COUNTIF([.C31:.M31];&quot;KVIT☻&quot;)+COUNTIF([.C31:.M31];&quot;kvit$&quot;)" office:value-type="float" office:value="2">
            <text:p>2</text:p>
          </table:table-cell>
          <table:table-cell table:style-name="ce210" table:formula="of:=COUNTBLANK([.C31:.M31])" office:value-type="float" office:value="0">
            <text:p>0</text:p>
          </table:table-cell>
          <table:table-cell table:style-name="ce211" table:formula="of:=COUNTIF([.C31:.M31];&quot;x&quot;)" office:value-type="float" office:value="1">
            <text:p>1</text:p>
          </table:table-cell>
          <table:table-cell table:style-name="ce212" table:formula="of:=COUNTIF([.C31:.M31];&quot;51&quot;)+COUNTIF([.C31:.M31];&quot;51☻&quot;)+COUNTIF([.C31:.M31];&quot;2&quot;)+COUNTIF([.C31:.M31];&quot;52&quot;)+COUNTIF([.C31:.M31];&quot;52☻&quot;)+COUNTIF([.C31:.M31];&quot;51$&quot;)+COUNTIF([.C31:.M31];&quot;52$&quot;)" office:value-type="float" office:value="2">
            <text:p>2</text:p>
          </table:table-cell>
          <table:table-cell table:number-columns-repeated="998"/>
        </table:table-row>
        <table:table-row table:style-name="ro8">
          <table:table-cell table:style-name="ce20" office:value-type="date" office:date-value="2013-12-31">
            <text:p>31. dec 13</text:p>
          </table:table-cell>
          <table:table-cell table:style-name="ce204" table:formula="of:=TEXT([.A32];&quot;Ddd&quot;)" office:value-type="string" office:string-value="tor">
            <text:p>t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5" table:formula="of:=[$'Vzorci vnosov'.$A$11]" office:value-type="string" office:string-value="X">
            <text:p>X</text:p>
          </table:table-cell>
          <table:table-cell table:style-name="ce2" table:formula="of:=[$'Vzorci vnosov'.$A$6]" office:value-type="string" office:string-value="KVIT">
            <text:p>KVIT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9" office:value-type="string">
            <text:p>POR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12]" office:value-type="string" office:string-value="D">
            <text:p>D</text:p>
          </table:table-cell>
          <table:table-cell table:style-name="ce3" table:formula="of:=[$'Vzorci vnosov'.$A$5]" office:value-type="string" office:string-value="52">
            <text:p>52</text:p>
          </table:table-cell>
          <table:table-cell table:style-name="ce3" table:formula="of:=[$'Vzorci vnosov'.$A$4]" office:value-type="string" office:string-value="51">
            <text:p>51</text:p>
          </table:table-cell>
          <table:table-cell table:style-name="ce68" office:value-type="string">
            <text:p>RO/SK</text:p>
          </table:table-cell>
          <table:table-cell table:style-name="ce33" office:value-type="string">
            <text:p>ŽIV</text:p>
          </table:table-cell>
          <table:table-cell table:style-name="ce209" table:formula="of:=COUNTIF([.C32:.M32];&quot;☻&quot;)+COUNTIF([.C32:.M32];&quot;52☻&quot;)+COUNTIF([.C32:.M32];&quot;51☻&quot;)+COUNTIF([.C32:.M32];&quot;1☻&quot;)+COUNTIF([.C32:.M32];&quot;KVIT☻&quot;)+COUNTIF([.C32:.M32];&quot;U☻&quot;)" office:value-type="float" office:value="0">
            <text:p>0</text:p>
          </table:table-cell>
          <table:table-cell table:style-name="ce209" table:formula="of:=COUNTIF([.C32:.M32];&quot;☺&quot;)+COUNTIF([.C32:.M32];&quot;52☺&quot;)+COUNTIF([.C32:.M32];&quot;51☺&quot;)+COUNTIF([.C32:.M32];&quot;1☺&quot;)+COUNTIF([.C32:.M32];&quot;KVIT☺&quot;)+COUNTIF([.C32:.M32];&quot;U☺&quot;)" office:value-type="float" office:value="0">
            <text:p>0</text:p>
          </table:table-cell>
          <table:table-cell table:style-name="ce209" table:formula="of:=COUNTIF([.C32:.M32];&quot;51&quot;)+COUNTIF([.C32:.M32];&quot;51$&quot;)+COUNTIF([.C32:.M32];&quot;51☻&quot;)" office:value-type="float" office:value="1">
            <text:p>1</text:p>
          </table:table-cell>
          <table:table-cell table:style-name="ce209" table:formula="of:=COUNTIF([.C32:.M32];&quot;52&quot;)+COUNTIF([.C32:.M32];&quot;52$&quot;)+COUNTIF([.C32:.M32];&quot;52☻&quot;)" office:value-type="float" office:value="1">
            <text:p>1</text:p>
          </table:table-cell>
          <table:table-cell table:style-name="ce209" table:formula="of:=COUNTIF([.C32:.M32];&quot;51¶&quot;)" office:value-type="float" office:value="0">
            <text:p>0</text:p>
          </table:table-cell>
          <table:table-cell table:style-name="ce209" table:formula="of:=COUNTIF([.C32:.M32];&quot;52¶&quot;)" office:value-type="float" office:value="0">
            <text:p>0</text:p>
          </table:table-cell>
          <table:table-cell table:style-name="ce209" table:formula="of:=COUNTIF([.C32:.M32];&quot;U&quot;)+COUNTIF([.C32:.M32];&quot;U☻&quot;)+COUNTIF([.C32:.M32];&quot;U☺&quot;)" office:value-type="float" office:value="0">
            <text:p>0</text:p>
          </table:table-cell>
          <table:table-cell table:style-name="ce209" table:formula="of:=COUNTIF([.C32:.M32];&quot;KVIT&quot;)+COUNTIF([.C32:.M32];&quot;KVIT☻&quot;)+COUNTIF([.C32:.M32];&quot;kvit$&quot;)" office:value-type="float" office:value="1">
            <text:p>1</text:p>
          </table:table-cell>
          <table:table-cell table:style-name="ce210" table:formula="of:=COUNTBLANK([.C32:.M32])" office:value-type="float" office:value="0">
            <text:p>0</text:p>
          </table:table-cell>
          <table:table-cell table:style-name="ce211" table:formula="of:=COUNTIF([.C32:.M32];&quot;x&quot;)" office:value-type="float" office:value="1">
            <text:p>1</text:p>
          </table:table-cell>
          <table:table-cell table:style-name="ce212" table:formula="of:=COUNTIF([.C32:.M32];&quot;51&quot;)+COUNTIF([.C32:.M32];&quot;51☻&quot;)+COUNTIF([.C32:.M32];&quot;2&quot;)+COUNTIF([.C32:.M32];&quot;52&quot;)+COUNTIF([.C32:.M32];&quot;52☻&quot;)+COUNTIF([.C32:.M32];&quot;51$&quot;)+COUNTIF([.C32:.M32];&quot;52$&quot;)" office:value-type="float" office:value="2">
            <text:p>2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9">
          <table:table-cell table:number-columns-repeated="2"/>
          <table:table-cell table:style-name="ce33" table:formula="of:=[$januar.$C$1]" office:value-type="string" office:string-value="KOS">
            <text:p>KOS</text:p>
          </table:table-cell>
          <table:table-cell table:style-name="ce33" table:formula="of:=[$januar.$D$1]" office:value-type="string" office:string-value="ŠOŠ">
            <text:p>ŠOŠ</text:p>
          </table:table-cell>
          <table:table-cell table:style-name="ce33" table:formula="of:=[$januar.$E$1]" office:value-type="string" office:string-value="PIN">
            <text:p>PIN</text:p>
          </table:table-cell>
          <table:table-cell table:style-name="ce33" table:formula="of:=[$januar.$F$1]" office:value-type="string" office:string-value="KON">
            <text:p>KON</text:p>
          </table:table-cell>
          <table:table-cell table:style-name="ce33" table:formula="of:=[$januar.$G$1]" office:value-type="string" office:string-value="ORO">
            <text:p>ORO</text:p>
          </table:table-cell>
          <table:table-cell table:style-name="ce33" table:formula="of:=[$januar.$H$1]" office:value-type="string" office:string-value="MIO">
            <text:p>MIO</text:p>
          </table:table-cell>
          <table:table-cell table:style-name="ce33" table:formula="of:=[$januar.$I$1]" office:value-type="string" office:string-value="BOŽ">
            <text:p>BOŽ</text:p>
          </table:table-cell>
          <table:table-cell table:style-name="ce33" table:formula="of:=[$januar.$J$1]" office:value-type="string" office:string-value="DAN">
            <text:p>DAN</text:p>
          </table:table-cell>
          <table:table-cell table:style-name="ce33" table:formula="of:=[$januar.$K$1]" office:value-type="string" office:string-value="MŠŠ">
            <text:p>MŠŠ</text:p>
          </table:table-cell>
          <table:table-cell table:style-name="ce33" office:value-type="string">
            <text:p>ŽIV</text:p>
          </table:table-cell>
          <table:table-cell table:style-name="ce33" table:formula="of:=[$januar.$M$1]" office:value-type="string" office:string-value="TAL">
            <text:p>TAL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0">
          <table:table-cell/>
          <table:table-cell table:style-name="ce26" table:formula="of:=[$'Vzorci vnosov'.$A$20]" office:value-type="string" office:string-value="☺">
            <text:p>☺</text:p>
          </table:table-cell>
          <table:table-cell table:style-name="ce40" table:formula="of:=COUNTIF([.C2:.C32];&quot;☺&quot;)+COUNTIF([.C2:.C32];&quot;51☺&quot;)+COUNTIF([.C2:.C32];&quot;52☺&quot;)+COUNTIF([.C2:.C32];&quot;1☺&quot;)+COUNTIF([.C2:.C32];&quot;kvit☺&quot;)+COUNTIF([.C2:.C32];&quot;U☺&quot;)" office:value-type="float" office:value="0">
            <text:p>0</text:p>
          </table:table-cell>
          <table:table-cell table:style-name="ce40" table:formula="of:=COUNTIF([.D2:.D32];&quot;☺&quot;)+COUNTIF([.D2:.D32];&quot;51☺&quot;)+COUNTIF([.D2:.D32];&quot;52☺&quot;)+COUNTIF([.D2:.D32];&quot;1☺&quot;)+COUNTIF([.D2:.D32];&quot;kvit☺&quot;)+COUNTIF([.D2:.D32];&quot;U☺&quot;)" office:value-type="float" office:value="0">
            <text:p>0</text:p>
          </table:table-cell>
          <table:table-cell table:style-name="ce40" table:formula="of:=COUNTIF([.E2:.E32];&quot;☺&quot;)+COUNTIF([.E2:.E32];&quot;51☺&quot;)+COUNTIF([.E2:.E32];&quot;52☺&quot;)+COUNTIF([.E2:.E32];&quot;1☺&quot;)+COUNTIF([.E2:.E32];&quot;kvit☺&quot;)+COUNTIF([.E2:.E32];&quot;U☺&quot;)" office:value-type="float" office:value="1">
            <text:p>1</text:p>
          </table:table-cell>
          <table:table-cell table:style-name="ce40" table:formula="of:=COUNTIF([.F2:.F32];&quot;☺&quot;)+COUNTIF([.F2:.F32];&quot;51☺&quot;)+COUNTIF([.F2:.F32];&quot;52☺&quot;)+COUNTIF([.F2:.F32];&quot;1☺&quot;)+COUNTIF([.F2:.F32];&quot;kvit☺&quot;)+COUNTIF([.F2:.F32];&quot;U☺&quot;)" office:value-type="float" office:value="1">
            <text:p>1</text:p>
          </table:table-cell>
          <table:table-cell table:style-name="ce40" table:formula="of:=COUNTIF([.G2:.G32];&quot;☺&quot;)+COUNTIF([.G2:.G32];&quot;51☺&quot;)+COUNTIF([.G2:.G32];&quot;52☺&quot;)+COUNTIF([.G2:.G32];&quot;1☺&quot;)+COUNTIF([.G2:.G32];&quot;kvit☺&quot;)+COUNTIF([.G2:.G32];&quot;U☺&quot;)" office:value-type="float" office:value="3">
            <text:p>3</text:p>
          </table:table-cell>
          <table:table-cell table:style-name="ce40" table:formula="of:=COUNTIF([.H2:.H32];&quot;☺&quot;)+COUNTIF([.H2:.H32];&quot;51☺&quot;)+COUNTIF([.H2:.H32];&quot;52☺&quot;)+COUNTIF([.H2:.H32];&quot;1☺&quot;)+COUNTIF([.H2:.H32];&quot;kvit☺&quot;)+COUNTIF([.H2:.H32];&quot;U☺&quot;)" office:value-type="float" office:value="2">
            <text:p>2</text:p>
          </table:table-cell>
          <table:table-cell table:style-name="ce40" table:formula="of:=COUNTIF([.I2:.I32];&quot;☺&quot;)+COUNTIF([.I2:.I32];&quot;51☺&quot;)+COUNTIF([.I2:.I32];&quot;52☺&quot;)+COUNTIF([.I2:.I32];&quot;1☺&quot;)+COUNTIF([.I2:.I32];&quot;kvit☺&quot;)+COUNTIF([.I2:.I32];&quot;U☺&quot;)" office:value-type="float" office:value="0">
            <text:p>0</text:p>
          </table:table-cell>
          <table:table-cell table:style-name="ce40" table:formula="of:=COUNTIF([.J2:.J32];&quot;☺&quot;)+COUNTIF([.J2:.J32];&quot;51☺&quot;)+COUNTIF([.J2:.J32];&quot;52☺&quot;)+COUNTIF([.J2:.J32];&quot;1☺&quot;)+COUNTIF([.J2:.J32];&quot;kvit☺&quot;)+COUNTIF([.J2:.J32];&quot;U☺&quot;)" office:value-type="float" office:value="0">
            <text:p>0</text:p>
          </table:table-cell>
          <table:table-cell table:style-name="ce40" table:formula="of:=COUNTIF([.K2:.K32];&quot;☺&quot;)+COUNTIF([.K2:.K32];&quot;51☺&quot;)+COUNTIF([.K2:.K32];&quot;52☺&quot;)+COUNTIF([.K2:.K32];&quot;1☺&quot;)+COUNTIF([.K2:.K32];&quot;kvit☺&quot;)+COUNTIF([.K2:.K32];&quot;U☺&quot;)" office:value-type="float" office:value="0">
            <text:p>0</text:p>
          </table:table-cell>
          <table:table-cell table:style-name="ce40"/>
          <table:table-cell table:style-name="ce40" table:formula="of:=COUNTIF([.M2:.M32];&quot;☺&quot;)+COUNTIF([.M2:.M32];&quot;51☺&quot;)+COUNTIF([.M2:.M32];&quot;52☺&quot;)+COUNTIF([.M2:.M32];&quot;1☺&quot;)+COUNTIF([.M2:.M32];&quot;kvit☺&quot;)+COUNTIF([.M2:.M32];&quot;U☺&quot;)" office:value-type="float" office:value="2">
            <text:p>2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8">
          <table:table-cell table:style-name="ce22"/>
          <table:table-cell table:style-name="ce27" office:value-type="string">
            <text:p>☻</text:p>
          </table:table-cell>
          <table:table-cell table:style-name="ce1" table:formula="of:=COUNTIF([.C2:.C32];&quot;☻&quot;)+COUNTIF([.C2:.C32];&quot;51☻&quot;)+COUNTIF([.C2:.C32];&quot;52☻&quot;)+COUNTIF([.C2:.C32];&quot;1☻&quot;)+COUNTIF([.C2:.C32];&quot;kvit☻&quot;)+COUNTIF([.C2:.C32];&quot;U☻&quot;)" office:value-type="float" office:value="6">
            <text:p>6</text:p>
          </table:table-cell>
          <table:table-cell table:style-name="ce1" table:formula="of:=COUNTIF([.D2:.D32];&quot;☻&quot;)+COUNTIF([.D2:.D32];&quot;51☻&quot;)+COUNTIF([.D2:.D32];&quot;52☻&quot;)+COUNTIF([.D2:.D32];&quot;1☻&quot;)+COUNTIF([.D2:.D32];&quot;kvit☻&quot;)+COUNTIF([.D2:.D32];&quot;U☻&quot;)" office:value-type="float" office:value="2">
            <text:p>2</text:p>
          </table:table-cell>
          <table:table-cell table:style-name="ce1" table:formula="of:=COUNTIF([.E2:.E32];&quot;☻&quot;)+COUNTIF([.E2:.E32];&quot;51☻&quot;)+COUNTIF([.E2:.E32];&quot;52☻&quot;)+COUNTIF([.E2:.E32];&quot;1☻&quot;)+COUNTIF([.E2:.E32];&quot;kvit☻&quot;)+COUNTIF([.E2:.E32];&quot;U☻&quot;)" office:value-type="float" office:value="2">
            <text:p>2</text:p>
          </table:table-cell>
          <table:table-cell table:style-name="ce1" table:formula="of:=COUNTIF([.F2:.F32];&quot;☻&quot;)+COUNTIF([.F2:.F32];&quot;51☻&quot;)+COUNTIF([.F2:.F32];&quot;52☻&quot;)+COUNTIF([.F2:.F32];&quot;1☻&quot;)+COUNTIF([.F2:.F32];&quot;kvit☻&quot;)+COUNTIF([.F2:.F32];&quot;U☻&quot;)" office:value-type="float" office:value="3">
            <text:p>3</text:p>
          </table:table-cell>
          <table:table-cell table:style-name="ce1" table:formula="of:=COUNTIF([.G2:.G32];&quot;☻&quot;)+COUNTIF([.G2:.G32];&quot;51☻&quot;)+COUNTIF([.G2:.G32];&quot;52☻&quot;)+COUNTIF([.G2:.G32];&quot;1☻&quot;)+COUNTIF([.G2:.G32];&quot;kvit☻&quot;)+COUNTIF([.G2:.G32];&quot;U☻&quot;)" office:value-type="float" office:value="0">
            <text:p>0</text:p>
          </table:table-cell>
          <table:table-cell table:style-name="ce1" table:formula="of:=COUNTIF([.H2:.H32];&quot;☻&quot;)+COUNTIF([.H2:.H32];&quot;51☻&quot;)+COUNTIF([.H2:.H32];&quot;52☻&quot;)+COUNTIF([.H2:.H32];&quot;1☻&quot;)+COUNTIF([.H2:.H32];&quot;kvit☻&quot;)+COUNTIF([.H2:.H32];&quot;U☻&quot;)" office:value-type="float" office:value="0">
            <text:p>0</text:p>
          </table:table-cell>
          <table:table-cell table:style-name="ce1" table:formula="of:=COUNTIF([.I2:.I32];&quot;☻&quot;)+COUNTIF([.I2:.I32];&quot;51☻&quot;)+COUNTIF([.I2:.I32];&quot;52☻&quot;)+COUNTIF([.I2:.I32];&quot;1☻&quot;)+COUNTIF([.I2:.I32];&quot;kvit☻&quot;)+COUNTIF([.I2:.I32];&quot;U☻&quot;)" office:value-type="float" office:value="0">
            <text:p>0</text:p>
          </table:table-cell>
          <table:table-cell table:style-name="ce1" table:formula="of:=COUNTIF([.J2:.J32];&quot;☻&quot;)+COUNTIF([.J2:.J32];&quot;51☻&quot;)+COUNTIF([.J2:.J32];&quot;52☻&quot;)+COUNTIF([.J2:.J32];&quot;1☻&quot;)+COUNTIF([.J2:.J32];&quot;kvit☻&quot;)+COUNTIF([.J2:.J32];&quot;U☻&quot;)" office:value-type="float" office:value="5">
            <text:p>5</text:p>
          </table:table-cell>
          <table:table-cell table:style-name="ce1" table:formula="of:=COUNTIF([.K2:.K32];&quot;☻&quot;)+COUNTIF([.K2:.K32];&quot;51☻&quot;)+COUNTIF([.K2:.K32];&quot;52☻&quot;)+COUNTIF([.K2:.K32];&quot;1☻&quot;)+COUNTIF([.K2:.K32];&quot;kvit☻&quot;)+COUNTIF([.K2:.K32];&quot;U☻&quot;)" office:value-type="float" office:value="5">
            <text:p>5</text:p>
          </table:table-cell>
          <table:table-cell table:style-name="ce1"/>
          <table:table-cell table:style-name="ce1" table:formula="of:=COUNTIF([.M2:.M32];&quot;☻&quot;)+COUNTIF([.M2:.M32];&quot;51☻&quot;)+COUNTIF([.M2:.M32];&quot;52☻&quot;)+COUNTIF([.M2:.M32];&quot;1☻&quot;)+COUNTIF([.M2:.M32];&quot;kvit☻&quot;)+COUNTIF([.M2:.M32];&quot;U☻&quot;)" office:value-type="float" office:value="2">
            <text:p>2</text:p>
          </table:table-cell>
          <table:table-cell table:style-name="ce1"/>
          <table:table-cell table:style-name="ce6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8">
          <table:table-cell table:style-name="ce22"/>
          <table:table-cell table:style-name="ce27" office:value-type="string">
            <text:p>Σ</text:p>
          </table:table-cell>
          <table:table-cell table:style-name="ce41" table:formula="of:=SUM([.C35:.C36])" office:value-type="float" office:value="6">
            <text:p>6</text:p>
          </table:table-cell>
          <table:table-cell table:style-name="ce41" table:formula="of:=SUM([.D35:.D36])" office:value-type="float" office:value="2">
            <text:p>2</text:p>
          </table:table-cell>
          <table:table-cell table:style-name="ce41" table:formula="of:=SUM([.E35:.E36])" office:value-type="float" office:value="3">
            <text:p>3</text:p>
          </table:table-cell>
          <table:table-cell table:style-name="ce41" table:formula="of:=SUM([.F35:.F36])" office:value-type="float" office:value="4">
            <text:p>4</text:p>
          </table:table-cell>
          <table:table-cell table:style-name="ce41" table:formula="of:=SUM([.G35:.G36])" office:value-type="float" office:value="3">
            <text:p>3</text:p>
          </table:table-cell>
          <table:table-cell table:style-name="ce41" table:formula="of:=SUM([.H35:.H36])" office:value-type="float" office:value="2">
            <text:p>2</text:p>
          </table:table-cell>
          <table:table-cell table:style-name="ce41" table:formula="of:=SUM([.I35:.I36])" office:value-type="float" office:value="0">
            <text:p>0</text:p>
          </table:table-cell>
          <table:table-cell table:style-name="ce41" table:formula="of:=SUM([.J35:.J36])" office:value-type="float" office:value="5">
            <text:p>5</text:p>
          </table:table-cell>
          <table:table-cell table:style-name="ce41" table:formula="of:=SUM([.K35:.K36])" office:value-type="float" office:value="5">
            <text:p>5</text:p>
          </table:table-cell>
          <table:table-cell table:style-name="ce41"/>
          <table:table-cell table:style-name="ce41" table:formula="of:=SUM([.M35:.M36])" office:value-type="float" office:value="4">
            <text:p>4</text:p>
          </table:table-cell>
          <table:table-cell table:style-name="ce1"/>
          <table:table-cell table:style-name="ce6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8">
          <table:table-cell table:style-name="ce22"/>
          <table:table-cell table:style-name="ce28" office:value-type="string">
            <text:p>KVIT</text:p>
          </table:table-cell>
          <table:table-cell table:style-name="ce1" table:formula="of:=COUNTIF([.C2:.C32];&quot;KVIT&quot;)+COUNTIF([.C2:.C32];&quot;51KVIT&quot;)+COUNTIF([.C2:.C32];&quot;52KVIT&quot;)+COUNTIF([.C2:.C32];&quot;1KVIT&quot;)" office:value-type="float" office:value="1">
            <text:p>1</text:p>
          </table:table-cell>
          <table:table-cell table:style-name="ce1" table:formula="of:=COUNTIF([.D2:.D32];&quot;KVIT&quot;)+COUNTIF([.D2:.D32];&quot;51KVIT&quot;)+COUNTIF([.D2:.D32];&quot;52KVIT&quot;)+COUNTIF([.D2:.D32];&quot;1KVIT&quot;)" office:value-type="float" office:value="3">
            <text:p>3</text:p>
          </table:table-cell>
          <table:table-cell table:style-name="ce1" table:formula="of:=COUNTIF([.E2:.E32];&quot;KVIT&quot;)+COUNTIF([.E2:.E32];&quot;51KVIT&quot;)+COUNTIF([.E2:.E32];&quot;52KVIT&quot;)+COUNTIF([.E2:.E32];&quot;1KVIT&quot;)" office:value-type="float" office:value="5">
            <text:p>5</text:p>
          </table:table-cell>
          <table:table-cell table:style-name="ce1" table:formula="of:=COUNTIF([.F2:.F32];&quot;KVIT&quot;)+COUNTIF([.F2:.F32];&quot;51KVIT&quot;)+COUNTIF([.F2:.F32];&quot;52KVIT&quot;)+COUNTIF([.F2:.F32];&quot;1KVIT&quot;)" office:value-type="float" office:value="9">
            <text:p>9</text:p>
          </table:table-cell>
          <table:table-cell table:style-name="ce1" table:formula="of:=COUNTIF([.G2:.G32];&quot;KVIT&quot;)+COUNTIF([.G2:.G32];&quot;51KVIT&quot;)+COUNTIF([.G2:.G32];&quot;52KVIT&quot;)+COUNTIF([.G2:.G32];&quot;1KVIT&quot;)" office:value-type="float" office:value="0">
            <text:p>0</text:p>
          </table:table-cell>
          <table:table-cell table:style-name="ce1" table:formula="of:=COUNTIF([.H2:.H32];&quot;KVIT&quot;)+COUNTIF([.H2:.H32];&quot;51KVIT&quot;)+COUNTIF([.H2:.H32];&quot;52KVIT&quot;)+COUNTIF([.H2:.H32];&quot;1KVIT&quot;)" office:value-type="float" office:value="0">
            <text:p>0</text:p>
          </table:table-cell>
          <table:table-cell table:style-name="ce1" table:formula="of:=COUNTIF([.I2:.I32];&quot;KVIT&quot;)+COUNTIF([.I2:.I32];&quot;51KVIT&quot;)+COUNTIF([.I2:.I32];&quot;52KVIT&quot;)+COUNTIF([.I2:.I32];&quot;1KVIT&quot;)" office:value-type="float" office:value="0">
            <text:p>0</text:p>
          </table:table-cell>
          <table:table-cell table:style-name="ce1" table:formula="of:=COUNTIF([.J2:.J32];&quot;KVIT&quot;)+COUNTIF([.J2:.J32];&quot;51KVIT&quot;)+COUNTIF([.J2:.J32];&quot;52KVIT&quot;)+COUNTIF([.J2:.J32];&quot;1KVIT&quot;)" office:value-type="float" office:value="3">
            <text:p>3</text:p>
          </table:table-cell>
          <table:table-cell table:style-name="ce1" table:formula="of:=COUNTIF([.K2:.K32];&quot;KVIT&quot;)+COUNTIF([.K2:.K32];&quot;51KVIT&quot;)+COUNTIF([.K2:.K32];&quot;52KVIT&quot;)+COUNTIF([.K2:.K32];&quot;1KVIT&quot;)" office:value-type="float" office:value="6">
            <text:p>6</text:p>
          </table:table-cell>
          <table:table-cell table:style-name="ce1"/>
          <table:table-cell table:style-name="ce1" table:formula="of:=COUNTIF([.M2:.M32];&quot;KVIT&quot;)+COUNTIF([.M2:.M32];&quot;51KVIT&quot;)+COUNTIF([.M2:.M32];&quot;52KVIT&quot;)+COUNTIF([.M2:.M32];&quot;1KVIT&quot;)" office:value-type="float" office:value="5">
            <text:p>5</text:p>
          </table:table-cell>
          <table:table-cell table:style-name="ce1" table:number-columns-repeated="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 table:number-columns-repeated="997"/>
        </table:table-row>
        <table:table-row table:style-name="ro1">
          <table:table-cell table:style-name="ce22"/>
          <table:table-cell table:style-name="ce28" office:value-type="string">
            <text:p>$</text:p>
          </table:table-cell>
          <table:table-cell table:style-name="ce1" table:formula="of:=COUNTIF([.C2:.C32];&quot;51$&quot;)+COUNTIF([.C2:.C32];&quot;52$&quot;)+COUNTIF([.C2:.C32];&quot;kvit$&quot;)" office:value-type="float" office:value="0">
            <text:p>0</text:p>
          </table:table-cell>
          <table:table-cell table:style-name="ce1" table:formula="of:=COUNTIF([.D2:.D32];&quot;51$&quot;)+COUNTIF([.D2:.D32];&quot;52$&quot;)+COUNTIF([.D2:.D32];&quot;kvit$&quot;)" office:value-type="float" office:value="0">
            <text:p>0</text:p>
          </table:table-cell>
          <table:table-cell table:style-name="ce1" table:formula="of:=COUNTIF([.E2:.E32];&quot;51$&quot;)+COUNTIF([.E2:.E32];&quot;52$&quot;)+COUNTIF([.E2:.E32];&quot;kvit$&quot;)" office:value-type="float" office:value="0">
            <text:p>0</text:p>
          </table:table-cell>
          <table:table-cell table:style-name="ce1" table:formula="of:=COUNTIF([.F2:.F32];&quot;51$&quot;)+COUNTIF([.F2:.F32];&quot;52$&quot;)+COUNTIF([.F2:.F32];&quot;kvit$&quot;)" office:value-type="float" office:value="0">
            <text:p>0</text:p>
          </table:table-cell>
          <table:table-cell table:style-name="ce1" table:formula="of:=COUNTIF([.G2:.G32];&quot;51$&quot;)+COUNTIF([.G2:.G32];&quot;52$&quot;)+COUNTIF([.G2:.G32];&quot;kvit$&quot;)" office:value-type="float" office:value="0">
            <text:p>0</text:p>
          </table:table-cell>
          <table:table-cell table:style-name="ce1" table:formula="of:=COUNTIF([.H2:.H32];&quot;51$&quot;)+COUNTIF([.H2:.H32];&quot;52$&quot;)+COUNTIF([.H2:.H32];&quot;kvit$&quot;)" office:value-type="float" office:value="0">
            <text:p>0</text:p>
          </table:table-cell>
          <table:table-cell table:style-name="ce1" table:formula="of:=COUNTIF([.I2:.I32];&quot;51$&quot;)+COUNTIF([.I2:.I32];&quot;52$&quot;)+COUNTIF([.I2:.I32];&quot;kvit$&quot;)" office:value-type="float" office:value="0">
            <text:p>0</text:p>
          </table:table-cell>
          <table:table-cell table:style-name="ce1" table:formula="of:=COUNTIF([.J2:.J32];&quot;51$&quot;)+COUNTIF([.J2:.J32];&quot;52$&quot;)+COUNTIF([.J2:.J32];&quot;kvit$&quot;)" office:value-type="float" office:value="0">
            <text:p>0</text:p>
          </table:table-cell>
          <table:table-cell table:style-name="ce1" table:formula="of:=COUNTIF([.K2:.K32];&quot;51$&quot;)+COUNTIF([.K2:.K32];&quot;52$&quot;)+COUNTIF([.K2:.K32];&quot;kvit$&quot;)" office:value-type="float" office:value="0">
            <text:p>0</text:p>
          </table:table-cell>
          <table:table-cell table:style-name="ce1"/>
          <table:table-cell table:style-name="ce1" table:formula="of:=COUNTIF([.M2:.M32];&quot;51$&quot;)+COUNTIF([.M2:.M32];&quot;52$&quot;)+COUNTIF([.M2:.M32];&quot;kvit$&quot;)" office:value-type="float" office:value="0">
            <text:p>0</text:p>
          </table:table-cell>
          <table:table-cell table:style-name="ce1" table:number-columns-repeated="2"/>
          <table:table-cell table:style-name="ce64" table:number-columns-repeated="9"/>
          <table:table-cell table:style-name="ce73" table:number-columns-repeated="2"/>
          <table:table-cell table:style-name="ce75"/>
          <table:table-cell table:style-name="ce73"/>
          <table:table-cell table:style-name="ce77" table:number-columns-repeated="996"/>
        </table:table-row>
        <table:table-row table:style-name="ro1">
          <table:table-cell/>
          <table:table-cell table:style-name="ce29" table:formula="of:=[$'Vzorci vnosov'.$A$12]" office:value-type="string" office:string-value="D">
            <text:p>D</text:p>
          </table:table-cell>
          <table:table-cell table:style-name="ce42" table:formula="of:=COUNTIF([.C2:.C32];&quot;D&quot;)" office:value-type="float" office:value="4">
            <text:p>4</text:p>
          </table:table-cell>
          <table:table-cell table:style-name="ce42" table:formula="of:=COUNTIF([.D2:.D32];&quot;D&quot;)" office:value-type="float" office:value="13">
            <text:p>13</text:p>
          </table:table-cell>
          <table:table-cell table:style-name="ce42" table:formula="of:=COUNTIF([.E2:.E32];&quot;D&quot;)" office:value-type="float" office:value="6">
            <text:p>6</text:p>
          </table:table-cell>
          <table:table-cell table:style-name="ce42" table:formula="of:=COUNTIF([.F2:.F32];&quot;D&quot;)" office:value-type="float" office:value="0">
            <text:p>0</text:p>
          </table:table-cell>
          <table:table-cell table:style-name="ce42" table:formula="of:=COUNTIF([.G2:.G32];&quot;D&quot;)" office:value-type="float" office:value="5">
            <text:p>5</text:p>
          </table:table-cell>
          <table:table-cell table:style-name="ce42" table:formula="of:=COUNTIF([.H2:.H32];&quot;D&quot;)" office:value-type="float" office:value="5">
            <text:p>5</text:p>
          </table:table-cell>
          <table:table-cell table:style-name="ce42" table:formula="of:=COUNTIF([.I2:.I32];&quot;D&quot;)" office:value-type="float" office:value="0">
            <text:p>0</text:p>
          </table:table-cell>
          <table:table-cell table:style-name="ce42" table:formula="of:=COUNTIF([.J2:.J32];&quot;D&quot;)" office:value-type="float" office:value="4">
            <text:p>4</text:p>
          </table:table-cell>
          <table:table-cell table:style-name="ce42" table:formula="of:=COUNTIF([.K2:.K32];&quot;D&quot;)" office:value-type="float" office:value="1">
            <text:p>1</text:p>
          </table:table-cell>
          <table:table-cell table:style-name="ce42"/>
          <table:table-cell table:style-name="ce42" table:formula="of:=COUNTIF([.M2:.M32];&quot;D&quot;)" office:value-type="float" office:value="0">
            <text:p>0</text:p>
          </table:table-cell>
          <table:table-cell table:style-name="ce60" table:number-columns-repeated="2"/>
          <table:table-cell table:number-columns-repeated="11"/>
          <table:table-cell table:style-name="ce75"/>
          <table:table-cell table:number-columns-repeated="997"/>
        </table:table-row>
        <table:table-row table:style-name="ro1">
          <table:table-cell/>
          <table:table-cell table:style-name="ce29" table:formula="of:=[$'Vzorci vnosov'.$A$15]" office:value-type="string" office:string-value="SO">
            <text:p>SO</text:p>
          </table:table-cell>
          <table:table-cell table:style-name="ce42" table:formula="of:=COUNTIF([.C2:.C32];&quot;SO&quot;)" office:value-type="float" office:value="0">
            <text:p>0</text:p>
          </table:table-cell>
          <table:table-cell table:style-name="ce42" table:formula="of:=COUNTIF([.D2:.D32];&quot;SO&quot;)" office:value-type="float" office:value="0">
            <text:p>0</text:p>
          </table:table-cell>
          <table:table-cell table:style-name="ce42" table:formula="of:=COUNTIF([.E2:.E32];&quot;SO&quot;)" office:value-type="float" office:value="0">
            <text:p>0</text:p>
          </table:table-cell>
          <table:table-cell table:style-name="ce42" table:formula="of:=COUNTIF([.F2:.F32];&quot;SO&quot;)" office:value-type="float" office:value="0">
            <text:p>0</text:p>
          </table:table-cell>
          <table:table-cell table:style-name="ce42" table:formula="of:=COUNTIF([.G2:.G32];&quot;SO&quot;)" office:value-type="float" office:value="0">
            <text:p>0</text:p>
          </table:table-cell>
          <table:table-cell table:style-name="ce42" table:formula="of:=COUNTIF([.H2:.H32];&quot;SO&quot;)" office:value-type="float" office:value="0">
            <text:p>0</text:p>
          </table:table-cell>
          <table:table-cell table:style-name="ce42" table:formula="of:=COUNTIF([.I2:.I32];&quot;SO&quot;)" office:value-type="float" office:value="0">
            <text:p>0</text:p>
          </table:table-cell>
          <table:table-cell table:style-name="ce42" table:formula="of:=COUNTIF([.J2:.J32];&quot;SO&quot;)" office:value-type="float" office:value="0">
            <text:p>0</text:p>
          </table:table-cell>
          <table:table-cell table:style-name="ce42" table:formula="of:=COUNTIF([.K2:.K32];&quot;SO&quot;)" office:value-type="float" office:value="0">
            <text:p>0</text:p>
          </table:table-cell>
          <table:table-cell table:style-name="ce42"/>
          <table:table-cell table:style-name="ce42" table:formula="of:=COUNTIF([.M2:.M32];&quot;SO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0" table:formula="of:=[$'Vzorci vnosov'.$A$13]" office:value-type="string" office:string-value="BOL">
            <text:p>BOL</text:p>
          </table:table-cell>
          <table:table-cell table:style-name="ce42" table:formula="of:=COUNTIF([.C2:.C32];&quot;BOL&quot;)" office:value-type="float" office:value="0">
            <text:p>0</text:p>
          </table:table-cell>
          <table:table-cell table:style-name="ce42" table:formula="of:=COUNTIF([.D2:.D32];&quot;BOL&quot;)" office:value-type="float" office:value="0">
            <text:p>0</text:p>
          </table:table-cell>
          <table:table-cell table:style-name="ce42" table:formula="of:=COUNTIF([.E2:.E32];&quot;BOL&quot;)" office:value-type="float" office:value="0">
            <text:p>0</text:p>
          </table:table-cell>
          <table:table-cell table:style-name="ce42" table:formula="of:=COUNTIF([.F2:.F32];&quot;BOL&quot;)" office:value-type="float" office:value="0">
            <text:p>0</text:p>
          </table:table-cell>
          <table:table-cell table:style-name="ce42" table:formula="of:=COUNTIF([.G2:.G32];&quot;BOL&quot;)" office:value-type="float" office:value="0">
            <text:p>0</text:p>
          </table:table-cell>
          <table:table-cell table:style-name="ce42" table:formula="of:=COUNTIF([.H2:.H32];&quot;BOL&quot;)" office:value-type="float" office:value="0">
            <text:p>0</text:p>
          </table:table-cell>
          <table:table-cell table:style-name="ce42" table:formula="of:=COUNTIF([.I2:.I32];&quot;BOL&quot;)" office:value-type="float" office:value="0">
            <text:p>0</text:p>
          </table:table-cell>
          <table:table-cell table:style-name="ce42" table:formula="of:=COUNTIF([.J2:.J32];&quot;BOL&quot;)" office:value-type="float" office:value="0">
            <text:p>0</text:p>
          </table:table-cell>
          <table:table-cell table:style-name="ce42" table:formula="of:=COUNTIF([.K2:.K32];&quot;BOL&quot;)" office:value-type="float" office:value="0">
            <text:p>0</text:p>
          </table:table-cell>
          <table:table-cell table:style-name="ce42"/>
          <table:table-cell table:style-name="ce42" table:formula="of:=COUNTIF([.M2:.M32];&quot;BOL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1" table:formula="of:=[$'Vzorci vnosov'.$A$11]" office:value-type="string" office:string-value="X">
            <text:p>X</text:p>
          </table:table-cell>
          <table:table-cell table:style-name="ce42" table:formula="of:=COUNTIF([.C2:.C32];&quot;X&quot;)" office:value-type="float" office:value="5">
            <text:p>5</text:p>
          </table:table-cell>
          <table:table-cell table:style-name="ce42" table:formula="of:=COUNTIF([.D2:.D32];&quot;X&quot;)" office:value-type="float" office:value="1">
            <text:p>1</text:p>
          </table:table-cell>
          <table:table-cell table:style-name="ce42" table:formula="of:=COUNTIF([.E2:.E32];&quot;X&quot;)" office:value-type="float" office:value="3">
            <text:p>3</text:p>
          </table:table-cell>
          <table:table-cell table:style-name="ce42" table:formula="of:=COUNTIF([.F2:.F32];&quot;X&quot;)" office:value-type="float" office:value="3">
            <text:p>3</text:p>
          </table:table-cell>
          <table:table-cell table:style-name="ce42" table:formula="of:=COUNTIF([.G2:.G32];&quot;X&quot;)" office:value-type="float" office:value="0">
            <text:p>0</text:p>
          </table:table-cell>
          <table:table-cell table:style-name="ce42" table:formula="of:=COUNTIF([.H2:.H32];&quot;X&quot;)" office:value-type="float" office:value="2">
            <text:p>2</text:p>
          </table:table-cell>
          <table:table-cell table:style-name="ce42" table:formula="of:=COUNTIF([.I2:.I32];&quot;X&quot;)" office:value-type="float" office:value="0">
            <text:p>0</text:p>
          </table:table-cell>
          <table:table-cell table:style-name="ce42" table:formula="of:=COUNTIF([.J2:.J32];&quot;X&quot;)" office:value-type="float" office:value="0">
            <text:p>0</text:p>
          </table:table-cell>
          <table:table-cell table:style-name="ce42" table:formula="of:=COUNTIF([.K2:.K32];&quot;X&quot;)" office:value-type="float" office:value="3">
            <text:p>3</text:p>
          </table:table-cell>
          <table:table-cell table:style-name="ce42"/>
          <table:table-cell table:style-name="ce42" table:formula="of:=COUNTIF([.M2:.M32];&quot;X&quot;)" office:value-type="float" office:value="2">
            <text:p>2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2" office:value-type="string">
            <text:p>TX</text:p>
          </table:table-cell>
          <table:table-cell table:style-name="ce43" table:formula="of:=COUNTIF([.O2:.O32];&quot;KOS&quot;)" office:value-type="float" office:value="0">
            <text:p>0</text:p>
          </table:table-cell>
          <table:table-cell table:style-name="ce43" table:formula="of:=COUNTIF([.O2:.O32];&quot;ŠOŠ&quot;)" office:value-type="float" office:value="0">
            <text:p>0</text:p>
          </table:table-cell>
          <table:table-cell table:style-name="ce43" table:formula="of:=COUNTIF([.O2:.O32];&quot;PIN&quot;)" office:value-type="float" office:value="3">
            <text:p>3</text:p>
          </table:table-cell>
          <table:table-cell table:style-name="ce43" table:formula="of:=COUNTIF([.O2:.O32];&quot;KON&quot;)" office:value-type="float" office:value="3">
            <text:p>3</text:p>
          </table:table-cell>
          <table:table-cell table:style-name="ce43" table:formula="of:=COUNTIF([.O2:.O32];&quot;oro&quot;)" office:value-type="float" office:value="0">
            <text:p>0</text:p>
          </table:table-cell>
          <table:table-cell table:style-name="ce43" table:formula="of:=COUNTIF([.O2:.O32];&quot;AND&quot;)" office:value-type="float" office:value="0">
            <text:p>0</text:p>
          </table:table-cell>
          <table:table-cell table:style-name="ce43" table:formula="of:=COUNTIF([.O2:.O32];&quot;ROD&quot;)" office:value-type="float" office:value="0">
            <text:p>0</text:p>
          </table:table-cell>
          <table:table-cell table:style-name="ce43" table:formula="of:=COUNTIF([.O2:.O32];&quot;DAN&quot;)" office:value-type="float" office:value="2">
            <text:p>2</text:p>
          </table:table-cell>
          <table:table-cell table:style-name="ce43" table:formula="of:=COUNTIF([.O2:.O32];&quot;MŠŠ&quot;)" office:value-type="float" office:value="4">
            <text:p>4</text:p>
          </table:table-cell>
          <table:table-cell table:style-name="ce43"/>
          <table:table-cell table:style-name="ce43" table:formula="of:=COUNTIF([.O2:.O32];&quot;ŠTU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31" office:value-type="string">
            <text:p>¶</text:p>
          </table:table-cell>
          <table:table-cell table:style-name="ce1" table:formula="of:=COUNTIF([.C2:.C32];&quot;51¶&quot;)+COUNTIF([.C2:.C32];&quot;52¶&quot;)+COUNTIF([.C2:.C32];&quot;kvit¶&quot;)" office:value-type="float" office:value="2">
            <text:p>2</text:p>
          </table:table-cell>
          <table:table-cell table:style-name="ce1" table:formula="of:=COUNTIF([.D2:.D32];&quot;51¶&quot;)+COUNTIF([.D2:.D32];&quot;52¶&quot;)+COUNTIF([.D2:.D32];&quot;kvit¶&quot;)" office:value-type="float" office:value="0">
            <text:p>0</text:p>
          </table:table-cell>
          <table:table-cell table:style-name="ce1" table:formula="of:=COUNTIF([.E2:.E32];&quot;51¶&quot;)+COUNTIF([.E2:.E32];&quot;52¶&quot;)+COUNTIF([.E2:.E32];&quot;kvit¶&quot;)" office:value-type="float" office:value="1">
            <text:p>1</text:p>
          </table:table-cell>
          <table:table-cell table:style-name="ce1" table:formula="of:=COUNTIF([.F2:.F32];&quot;51¶&quot;)+COUNTIF([.F2:.F32];&quot;52¶&quot;)+COUNTIF([.F2:.F32];&quot;kvit¶&quot;)" office:value-type="float" office:value="0">
            <text:p>0</text:p>
          </table:table-cell>
          <table:table-cell table:style-name="ce1" table:formula="of:=COUNTIF([.G2:.G32];&quot;51¶&quot;)+COUNTIF([.G2:.G32];&quot;52¶&quot;)+COUNTIF([.G2:.G32];&quot;kvit¶&quot;)" office:value-type="float" office:value="6">
            <text:p>6</text:p>
          </table:table-cell>
          <table:table-cell table:style-name="ce1" table:formula="of:=COUNTIF([.H2:.H32];&quot;51¶&quot;)+COUNTIF([.H2:.H32];&quot;52¶&quot;)+COUNTIF([.H2:.H32];&quot;kvit¶&quot;)" office:value-type="float" office:value="2">
            <text:p>2</text:p>
          </table:table-cell>
          <table:table-cell table:style-name="ce1" table:formula="of:=COUNTIF([.I2:.I32];&quot;51¶&quot;)+COUNTIF([.I2:.I32];&quot;52¶&quot;)+COUNTIF([.I2:.I32];&quot;kvit¶&quot;)" office:value-type="float" office:value="0">
            <text:p>0</text:p>
          </table:table-cell>
          <table:table-cell table:style-name="ce1" table:formula="of:=COUNTIF([.J2:.J32];&quot;51¶&quot;)+COUNTIF([.J2:.J32];&quot;52¶&quot;)+COUNTIF([.J2:.J32];&quot;kvit¶&quot;)" office:value-type="float" office:value="5">
            <text:p>5</text:p>
          </table:table-cell>
          <table:table-cell table:style-name="ce1" table:formula="of:=COUNTIF([.K2:.K32];&quot;51¶&quot;)+COUNTIF([.K2:.K32];&quot;52¶&quot;)+COUNTIF([.K2:.K32];&quot;kvit¶&quot;)" office:value-type="float" office:value="3">
            <text:p>3</text:p>
          </table:table-cell>
          <table:table-cell table:style-name="ce1"/>
          <table:table-cell table:style-name="ce1" table:formula="of:=COUNTIF([.M2:.M32];&quot;51¶&quot;)+COUNTIF([.M2:.M32];&quot;52¶&quot;)+COUNTIF([.M2:.M32];&quot;kvit¶&quot;)" office:value-type="float" office:value="2">
            <text:p>2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>
          <table:table-cell/>
          <table:table-cell table:style-name="ce29" table:formula="of:=[$'Vzorci vnosov'.$A$8]" office:value-type="string" office:string-value="U">
            <text:p>U</text:p>
          </table:table-cell>
          <table:table-cell table:style-name="ce1" table:formula="of:=COUNTIF([.C2:.C32];&quot;U☺&quot;)+COUNTIF([.C2:.C32];&quot;U☻&quot;)+COUNTIF([.C2:.C32];&quot;U&quot;)" office:value-type="float" office:value="1">
            <text:p>1</text:p>
          </table:table-cell>
          <table:table-cell table:style-name="ce1" table:formula="of:=COUNTIF([.D2:.D32];&quot;U☺&quot;)+COUNTIF([.D2:.D32];&quot;U☻&quot;)+COUNTIF([.D2:.D32];&quot;U&quot;)" office:value-type="float" office:value="0">
            <text:p>0</text:p>
          </table:table-cell>
          <table:table-cell table:style-name="ce1" table:formula="of:=COUNTIF([.E2:.E32];&quot;U☺&quot;)+COUNTIF([.E2:.E32];&quot;U☻&quot;)+COUNTIF([.E2:.E32];&quot;U&quot;)" office:value-type="float" office:value="0">
            <text:p>0</text:p>
          </table:table-cell>
          <table:table-cell table:style-name="ce1" table:formula="of:=COUNTIF([.F2:.F32];&quot;U☺&quot;)+COUNTIF([.F2:.F32];&quot;U☻&quot;)+COUNTIF([.F2:.F32];&quot;U&quot;)" office:value-type="float" office:value="2">
            <text:p>2</text:p>
          </table:table-cell>
          <table:table-cell table:style-name="ce1" table:formula="of:=COUNTIF([.G2:.G32];&quot;U☺&quot;)+COUNTIF([.G2:.G32];&quot;U☻&quot;)+COUNTIF([.G2:.G32];&quot;U&quot;)" office:value-type="float" office:value="0">
            <text:p>0</text:p>
          </table:table-cell>
          <table:table-cell table:style-name="ce1" table:formula="of:=COUNTIF([.H2:.H32];&quot;U☺&quot;)+COUNTIF([.H2:.H32];&quot;U☻&quot;)+COUNTIF([.H2:.H32];&quot;U&quot;)" office:value-type="float" office:value="2">
            <text:p>2</text:p>
          </table:table-cell>
          <table:table-cell table:style-name="ce1" table:formula="of:=COUNTIF([.I2:.I32];&quot;U☺&quot;)+COUNTIF([.I2:.I32];&quot;U☻&quot;)+COUNTIF([.I2:.I32];&quot;U&quot;)" office:value-type="float" office:value="0">
            <text:p>0</text:p>
          </table:table-cell>
          <table:table-cell table:style-name="ce1" table:formula="of:=COUNTIF([.J2:.J32];&quot;U☺&quot;)+COUNTIF([.J2:.J32];&quot;U☻&quot;)+COUNTIF([.J2:.J32];&quot;U&quot;)" office:value-type="float" office:value="2">
            <text:p>2</text:p>
          </table:table-cell>
          <table:table-cell table:style-name="ce1" table:formula="of:=COUNTIF([.K2:.K32];&quot;U☺&quot;)+COUNTIF([.K2:.K32];&quot;U☻&quot;)+COUNTIF([.K2:.K32];&quot;U&quot;)" office:value-type="float" office:value="1">
            <text:p>1</text:p>
          </table:table-cell>
          <table:table-cell table:style-name="ce1"/>
          <table:table-cell table:style-name="ce1" table:formula="of:=COUNTIF([.M2:.M32];&quot;U☺&quot;)+COUNTIF([.M2:.M32];&quot;U☻&quot;)+COUNTIF([.M2:.M32];&quot;U&quot;)" office:value-type="float" office:value="0">
            <text:p>0</text:p>
          </table:table-cell>
          <table:table-cell table:number-columns-repeated="13"/>
          <table:table-cell table:style-name="ce75"/>
          <table:table-cell table:number-columns-repeated="997"/>
        </table:table-row>
        <table:table-row table:style-name="ro1" table:number-rows-repeated="99">
          <table:table-cell table:number-columns-repeated="26"/>
          <table:table-cell table:style-name="ce75"/>
          <table:table-cell table:number-columns-repeated="997"/>
        </table:table-row>
        <table:table-row table:style-name="ro3" table:number-rows-repeated="6539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atistika" table:style-name="ta14" table:print="false">
        <table:table-column table:style-name="co32" table:number-columns-repeated="2" table:default-cell-style-name="ce17"/>
        <table:table-column table:style-name="co33" table:number-columns-repeated="9" table:default-cell-style-name="ce17"/>
        <table:table-column table:style-name="co34" table:default-cell-style-name="ce17"/>
        <table:table-column table:style-name="co32" table:number-columns-repeated="245" table:default-cell-style-name="ce17"/>
        <table:table-column table:style-name="co32" table:number-columns-repeated="767" table:default-cell-style-name="Default"/>
        <table:table-row table:style-name="ro11">
          <table:table-cell table:number-columns-repeated="2"/>
          <table:table-cell table:style-name="ce216" office:value-type="string" table:number-columns-spanned="9" table:number-rows-spanned="1">
            <text:p>Pregled <text:s/>2012</text:p>
          </table:table-cell>
          <table:covered-table-cell table:style-name="ce216"/>
          <table:covered-table-cell table:style-name="ce216"/>
          <table:covered-table-cell table:style-name="ce216"/>
          <table:covered-table-cell table:style-name="ce216"/>
          <table:covered-table-cell table:style-name="ce216"/>
          <table:covered-table-cell table:style-name="ce216"/>
          <table:covered-table-cell table:style-name="ce216"/>
          <table:covered-table-cell table:style-name="ce216"/>
          <table:table-cell table:number-columns-repeated="1013"/>
        </table:table-row>
        <table:table-row table:style-name="ro3" table:number-rows-repeated="2">
          <table:table-cell table:number-columns-repeated="1024"/>
        </table:table-row>
        <table:table-row table:style-name="ro12">
          <table:table-cell table:number-columns-repeated="2"/>
          <table:table-cell table:style-name="ce33" table:formula="of:=[$januar.$C$1]" office:value-type="string" office:string-value="KOS">
            <text:p>KOS</text:p>
          </table:table-cell>
          <table:table-cell table:style-name="ce33" table:formula="of:=[$januar.$D$1]" office:value-type="string" office:string-value="ŠOŠ">
            <text:p>ŠOŠ</text:p>
          </table:table-cell>
          <table:table-cell table:style-name="ce33" table:formula="of:=[$januar.$E$1]" office:value-type="string" office:string-value="PIN">
            <text:p>PIN</text:p>
          </table:table-cell>
          <table:table-cell table:style-name="ce33" table:formula="of:=[$januar.$F$1]" office:value-type="string" office:string-value="KON">
            <text:p>KON</text:p>
          </table:table-cell>
          <table:table-cell table:style-name="ce33" table:formula="of:=[$januar.$G$1]" office:value-type="string" office:string-value="ORO">
            <text:p>ORO</text:p>
          </table:table-cell>
          <table:table-cell table:style-name="ce33" table:formula="of:=[$januar.$H$1]" office:value-type="string" office:string-value="MIO">
            <text:p>MIO</text:p>
          </table:table-cell>
          <table:table-cell table:style-name="ce33" table:formula="of:=[$januar.$I$1]" office:value-type="string" office:string-value="BOŽ">
            <text:p>BOŽ</text:p>
          </table:table-cell>
          <table:table-cell table:style-name="ce33" table:formula="of:=[$januar.$J$1]" office:value-type="string" office:string-value="DAN">
            <text:p>DAN</text:p>
          </table:table-cell>
          <table:table-cell table:style-name="ce33" table:formula="of:=[$januar.$K$1]" office:value-type="string" office:string-value="MŠŠ">
            <text:p>MŠŠ</text:p>
          </table:table-cell>
          <table:table-cell table:style-name="ce33" table:formula="of:=[$januar.$L$1]" office:value-type="string" office:string-value="DRN">
            <text:p>DRN</text:p>
          </table:table-cell>
          <table:table-cell table:style-name="ce33" table:formula="of:=[$januar.$M$1]" office:value-type="string" office:string-value="TAL">
            <text:p>TAL</text:p>
          </table:table-cell>
          <table:table-cell table:number-columns-repeated="1011"/>
        </table:table-row>
        <table:table-row table:style-name="ro10">
          <table:table-cell/>
          <table:table-cell table:style-name="ce213" table:formula="of:=[$'Vzorci vnosov'.$A$20]" office:value-type="string" office:string-value="☺">
            <text:p>☺</text:p>
          </table:table-cell>
          <table:table-cell table:style-name="ce217" table:formula="of:=SUM([$januar.C35];[$februar.C35];[$marec.C35];[$april.C35];[$maj.C35];[$junij.C35];[$julij.C35];[$avgust.C35];[$september.C35];[$oktober.C35];[$november.C35];[$december.C35])" office:value-type="float" office:value="12">
            <text:p>12</text:p>
          </table:table-cell>
          <table:table-cell table:style-name="ce217" table:formula="of:=SUM([$januar.D35];[$februar.D35];[$marec.D35];[$april.D35];[$maj.D35];[$junij.D35];[$julij.D35];[$avgust.D35];[$september.D35];[$oktober.D35];[$november.D35];[$december.D35])" office:value-type="float" office:value="1">
            <text:p>1</text:p>
          </table:table-cell>
          <table:table-cell table:style-name="ce217" table:formula="of:=SUM([$januar.E35];[$februar.E35];[$marec.E35];[$april.E35];[$maj.E35];[$junij.E35];[$julij.E35];[$avgust.E35];[$september.E35];[$oktober.E35];[$november.E35];[$december.E35])" office:value-type="float" office:value="2">
            <text:p>2</text:p>
          </table:table-cell>
          <table:table-cell table:style-name="ce217" table:formula="of:=SUM([$januar.F35];[$februar.F35];[$marec.F35];[$april.F35];[$maj.F35];[$junij.F35];[$julij.F35];[$avgust.F35];[$september.F35];[$oktober.F35];[$november.F35];[$december.F35])" office:value-type="float" office:value="5">
            <text:p>5</text:p>
          </table:table-cell>
          <table:table-cell table:style-name="ce217" table:formula="of:=SUM([$januar.G35];[$februar.G35];[$marec.G35];[$april.G35];[$maj.G35];[$junij.G35];[$julij.G35];[$avgust.G35];[$september.G35];[$oktober.G35];[$november.G35];[$december.G35])" office:value-type="float" office:value="54">
            <text:p>54</text:p>
          </table:table-cell>
          <table:table-cell table:style-name="ce217" table:formula="of:=SUM([$januar.H35];[$februar.H35];[$marec.H35];[$april.H35];[$maj.H35];[$junij.H35];[$julij.H35];[$avgust.H35];[$september.H35];[$oktober.H35];[$november.H35];[$december.H35])" office:value-type="float" office:value="20">
            <text:p>20</text:p>
          </table:table-cell>
          <table:table-cell table:style-name="ce217" table:formula="of:=SUM([$januar.I35];[$februar.I35];[$marec.I35];[$april.I35];[$maj.I35];[$junij.I35];[$julij.I35];[$avgust.I35];[$september.I35];[$oktober.I35];[$november.I35];[$december.I35])" office:value-type="float" office:value="0">
            <text:p>0</text:p>
          </table:table-cell>
          <table:table-cell table:style-name="ce217" table:formula="of:=SUM([$januar.J35];[$februar.J35];[$marec.J35];[$april.J35];[$maj.J35];[$junij.J35];[$julij.J35];[$avgust.J35];[$september.J35];[$oktober.J35];[$november.J35];[$december.J35])" office:value-type="float" office:value="14">
            <text:p>14</text:p>
          </table:table-cell>
          <table:table-cell table:style-name="ce217" table:formula="of:=SUM([$januar.K35];[$februar.K35];[$marec.K35];[$april.K35];[$maj.K35];[$junij.K35];[$julij.K35];[$avgust.K35];[$september.K35];[$oktober.K35];[$november.K35];[$december.K35])" office:value-type="float" office:value="3">
            <text:p>3</text:p>
          </table:table-cell>
          <table:table-cell table:style-name="ce217" table:formula="of:=SUM([$januar.L35];[$februar.L35];[$marec.L35];[$april.L35];[$maj.L35];[$junij.L35];[$julij.L35];[$avgust.L35];[$september.L35];[$oktober.L35];[$november.L35];[$december.L35])" office:value-type="float" office:value="0">
            <text:p>0</text:p>
          </table:table-cell>
          <table:table-cell table:style-name="ce217" table:formula="of:=SUM([$januar.M35];[$februar.M35];[$marec.M35];[$april.M35];[$maj.M35];[$junij.M35];[$julij.M35];[$avgust.M35];[$september.M35];[$oktober.M35];[$november.M35];[$december.M35])" office:value-type="float" office:value="25">
            <text:p>25</text:p>
          </table:table-cell>
          <table:table-cell table:number-columns-repeated="9"/>
          <table:table-cell table:style-name="ce1"/>
          <table:table-cell table:number-columns-repeated="1001"/>
        </table:table-row>
        <table:table-row table:style-name="ro8">
          <table:table-cell table:style-name="ce73"/>
          <table:table-cell table:style-name="ce7" office:value-type="string">
            <text:p>☻</text:p>
          </table:table-cell>
          <table:table-cell table:style-name="ce217" table:formula="of:=SUM([$januar.C36];[$februar.C36];[$marec.C36];[$april.C36];[$maj.C36];[$junij.C36];[$julij.C36];[$avgust.C36];[$september.C36];[$oktober.C36];[$november.C36];[$december.C36])" office:value-type="float" office:value="48">
            <text:p>48</text:p>
          </table:table-cell>
          <table:table-cell table:style-name="ce217" table:formula="of:=SUM([$januar.D36];[$februar.D36];[$marec.D36];[$april.D36];[$maj.D36];[$junij.D36];[$julij.D36];[$avgust.D36];[$september.D36];[$oktober.D36];[$november.D36];[$december.D36])" office:value-type="float" office:value="51">
            <text:p>51</text:p>
          </table:table-cell>
          <table:table-cell table:style-name="ce217" table:formula="of:=SUM([$januar.E36];[$februar.E36];[$marec.E36];[$april.E36];[$maj.E36];[$junij.E36];[$julij.E36];[$avgust.E36];[$september.E36];[$oktober.E36];[$november.E36];[$december.E36])" office:value-type="float" office:value="48">
            <text:p>48</text:p>
          </table:table-cell>
          <table:table-cell table:style-name="ce217" table:formula="of:=SUM([$januar.F36];[$februar.F36];[$marec.F36];[$april.F36];[$maj.F36];[$junij.F36];[$julij.F36];[$avgust.F36];[$september.F36];[$oktober.F36];[$november.F36];[$december.F36])" office:value-type="float" office:value="40">
            <text:p>40</text:p>
          </table:table-cell>
          <table:table-cell table:style-name="ce217" table:formula="of:=SUM([$januar.G36];[$februar.G36];[$marec.G36];[$april.G36];[$maj.G36];[$junij.G36];[$julij.G36];[$avgust.G36];[$september.G36];[$oktober.G36];[$november.G36];[$december.G36])" office:value-type="float" office:value="0">
            <text:p>0</text:p>
          </table:table-cell>
          <table:table-cell table:style-name="ce217" table:formula="of:=SUM([$januar.H36];[$februar.H36];[$marec.H36];[$april.H36];[$maj.H36];[$junij.H36];[$julij.H36];[$avgust.H36];[$september.H36];[$oktober.H36];[$november.H36];[$december.H36])" office:value-type="float" office:value="0">
            <text:p>0</text:p>
          </table:table-cell>
          <table:table-cell table:style-name="ce217" table:formula="of:=SUM([$januar.I36];[$februar.I36];[$marec.I36];[$april.I36];[$maj.I36];[$junij.I36];[$julij.I36];[$avgust.I36];[$september.I36];[$oktober.I36];[$november.I36];[$december.I36])" office:value-type="float" office:value="3">
            <text:p>3</text:p>
          </table:table-cell>
          <table:table-cell table:style-name="ce217" table:formula="of:=SUM([$januar.J36];[$februar.J36];[$marec.J36];[$april.J36];[$maj.J36];[$junij.J36];[$julij.J36];[$avgust.J36];[$september.J36];[$oktober.J36];[$november.J36];[$december.J36])" office:value-type="float" office:value="44">
            <text:p>44</text:p>
          </table:table-cell>
          <table:table-cell table:style-name="ce217" table:formula="of:=SUM([$januar.K36];[$februar.K36];[$marec.K36];[$april.K36];[$maj.K36];[$junij.K36];[$julij.K36];[$avgust.K36];[$september.K36];[$oktober.K36];[$november.K36];[$december.K36])" office:value-type="float" office:value="49">
            <text:p>49</text:p>
          </table:table-cell>
          <table:table-cell table:style-name="ce217" table:formula="of:=SUM([$januar.L36];[$februar.L36];[$marec.L36];[$april.L36];[$maj.L36];[$junij.L36];[$julij.L36];[$avgust.L36];[$september.L36];[$oktober.L36];[$november.L36];[$december.L36])" office:value-type="float" office:value="0">
            <text:p>0</text:p>
          </table:table-cell>
          <table:table-cell table:style-name="ce217" table:formula="of:=SUM([$januar.M36];[$februar.M36];[$marec.M36];[$april.M36];[$maj.M36];[$junij.M36];[$julij.M36];[$avgust.M36];[$september.M36];[$oktober.M36];[$november.M36];[$december.M36])" office:value-type="float" office:value="21">
            <text:p>21</text:p>
          </table:table-cell>
          <table:table-cell table:style-name="ce64" table:number-columns-repeated="7"/>
          <table:table-cell table:style-name="ce73" table:number-columns-repeated="2"/>
          <table:table-cell table:style-name="ce1"/>
          <table:table-cell table:style-name="ce73" table:number-columns-repeated="1001"/>
        </table:table-row>
        <table:table-row table:style-name="ro8">
          <table:table-cell table:style-name="ce73"/>
          <table:table-cell table:style-name="ce7" office:value-type="string">
            <text:p>Σ</text:p>
          </table:table-cell>
          <table:table-cell table:style-name="ce217" table:formula="of:=SUM([$januar.C37];[$februar.C37];[$marec.C37];[$april.C37];[$maj.C37];[$junij.C37];[$julij.C37];[$avgust.C37];[$september.C37];[$oktober.C37];[$november.C37];[$december.C37])" office:value-type="float" office:value="60">
            <text:p>60</text:p>
          </table:table-cell>
          <table:table-cell table:style-name="ce217" table:formula="of:=SUM([$januar.D37];[$februar.D37];[$marec.D37];[$april.D37];[$maj.D37];[$junij.D37];[$julij.D37];[$avgust.D37];[$september.D37];[$oktober.D37];[$november.D37];[$december.D37])" office:value-type="float" office:value="52">
            <text:p>52</text:p>
          </table:table-cell>
          <table:table-cell table:style-name="ce217" table:formula="of:=SUM([$januar.E37];[$februar.E37];[$marec.E37];[$april.E37];[$maj.E37];[$junij.E37];[$julij.E37];[$avgust.E37];[$september.E37];[$oktober.E37];[$november.E37];[$december.E37])" office:value-type="float" office:value="50">
            <text:p>50</text:p>
          </table:table-cell>
          <table:table-cell table:style-name="ce217" table:formula="of:=SUM([$januar.F37];[$februar.F37];[$marec.F37];[$april.F37];[$maj.F37];[$junij.F37];[$julij.F37];[$avgust.F37];[$september.F37];[$oktober.F37];[$november.F37];[$december.F37])" office:value-type="float" office:value="45">
            <text:p>45</text:p>
          </table:table-cell>
          <table:table-cell table:style-name="ce217" table:formula="of:=SUM([$januar.G37];[$februar.G37];[$marec.G37];[$april.G37];[$maj.G37];[$junij.G37];[$julij.G37];[$avgust.G37];[$september.G37];[$oktober.G37];[$november.G37];[$december.G37])" office:value-type="float" office:value="54">
            <text:p>54</text:p>
          </table:table-cell>
          <table:table-cell table:style-name="ce217" table:formula="of:=SUM([$januar.H37];[$februar.H37];[$marec.H37];[$april.H37];[$maj.H37];[$junij.H37];[$julij.H37];[$avgust.H37];[$september.H37];[$oktober.H37];[$november.H37];[$december.H37])" office:value-type="float" office:value="20">
            <text:p>20</text:p>
          </table:table-cell>
          <table:table-cell table:style-name="ce217" table:formula="of:=SUM([$januar.I37];[$februar.I37];[$marec.I37];[$april.I37];[$maj.I37];[$junij.I37];[$julij.I37];[$avgust.I37];[$september.I37];[$oktober.I37];[$november.I37];[$december.I37])" office:value-type="float" office:value="3">
            <text:p>3</text:p>
          </table:table-cell>
          <table:table-cell table:style-name="ce217" table:formula="of:=SUM([$januar.J37];[$februar.J37];[$marec.J37];[$april.J37];[$maj.J37];[$junij.J37];[$julij.J37];[$avgust.J37];[$september.J37];[$oktober.J37];[$november.J37];[$december.J37])" office:value-type="float" office:value="58">
            <text:p>58</text:p>
          </table:table-cell>
          <table:table-cell table:style-name="ce217" table:formula="of:=SUM([$januar.K37];[$februar.K37];[$marec.K37];[$april.K37];[$maj.K37];[$junij.K37];[$julij.K37];[$avgust.K37];[$september.K37];[$oktober.K37];[$november.K37];[$december.K37])" office:value-type="float" office:value="52">
            <text:p>52</text:p>
          </table:table-cell>
          <table:table-cell table:style-name="ce217" table:formula="of:=SUM([$januar.L37];[$februar.L37];[$marec.L37];[$april.L37];[$maj.L37];[$junij.L37];[$julij.L37];[$avgust.L37];[$september.L37];[$oktober.L37];[$november.L37];[$december.L37])" office:value-type="float" office:value="0">
            <text:p>0</text:p>
          </table:table-cell>
          <table:table-cell table:style-name="ce217" table:formula="of:=SUM([$januar.M37];[$februar.M37];[$marec.M37];[$april.M37];[$maj.M37];[$junij.M37];[$julij.M37];[$avgust.M37];[$september.M37];[$oktober.M37];[$november.M37];[$december.M37])" office:value-type="float" office:value="46">
            <text:p>46</text:p>
          </table:table-cell>
          <table:table-cell table:style-name="ce64" table:number-columns-repeated="7"/>
          <table:table-cell table:style-name="ce73" table:number-columns-repeated="2"/>
          <table:table-cell table:style-name="ce1"/>
          <table:table-cell table:style-name="ce73" table:number-columns-repeated="1001"/>
        </table:table-row>
        <table:table-row table:style-name="ro8">
          <table:table-cell table:style-name="ce73"/>
          <table:table-cell table:style-name="ce214" office:value-type="string">
            <text:p>KVIT</text:p>
          </table:table-cell>
          <table:table-cell table:style-name="ce217" table:formula="of:=SUM([$januar.C38];[$februar.C38];[$marec.C38];[$april.C38];[$maj.C38];[$junij.C38];[$julij.C38];[$avgust.C38];[$september.C38];[$oktober.C38];[$november.C38];[$december.C38])" office:value-type="float" office:value="30">
            <text:p>30</text:p>
          </table:table-cell>
          <table:table-cell table:style-name="ce217" table:formula="of:=SUM([$januar.D38];[$februar.D38];[$marec.D38];[$april.D38];[$maj.D38];[$junij.D38];[$julij.D38];[$avgust.D38];[$september.D38];[$oktober.D38];[$november.D38];[$december.D38])" office:value-type="float" office:value="51">
            <text:p>51</text:p>
          </table:table-cell>
          <table:table-cell table:style-name="ce217" table:formula="of:=SUM([$januar.E38];[$februar.E38];[$marec.E38];[$april.E38];[$maj.E38];[$junij.E38];[$julij.E38];[$avgust.E38];[$september.E38];[$oktober.E38];[$november.E38];[$december.E38])" office:value-type="float" office:value="70">
            <text:p>70</text:p>
          </table:table-cell>
          <table:table-cell table:style-name="ce217" table:formula="of:=SUM([$januar.F38];[$februar.F38];[$marec.F38];[$april.F38];[$maj.F38];[$junij.F38];[$julij.F38];[$avgust.F38];[$september.F38];[$oktober.F38];[$november.F38];[$december.F38])" office:value-type="float" office:value="80">
            <text:p>80</text:p>
          </table:table-cell>
          <table:table-cell table:style-name="ce217" table:formula="of:=SUM([$januar.G38];[$februar.G38];[$marec.G38];[$april.G38];[$maj.G38];[$junij.G38];[$julij.G38];[$avgust.G38];[$september.G38];[$oktober.G38];[$november.G38];[$december.G38])" office:value-type="float" office:value="0">
            <text:p>0</text:p>
          </table:table-cell>
          <table:table-cell table:style-name="ce217" table:formula="of:=SUM([$januar.H38];[$februar.H38];[$marec.H38];[$april.H38];[$maj.H38];[$junij.H38];[$julij.H38];[$avgust.H38];[$september.H38];[$oktober.H38];[$november.H38];[$december.H38])" office:value-type="float" office:value="0">
            <text:p>0</text:p>
          </table:table-cell>
          <table:table-cell table:style-name="ce217" table:formula="of:=SUM([$januar.I38];[$februar.I38];[$marec.I38];[$april.I38];[$maj.I38];[$junij.I38];[$julij.I38];[$avgust.I38];[$september.I38];[$oktober.I38];[$november.I38];[$december.I38])" office:value-type="float" office:value="7">
            <text:p>7</text:p>
          </table:table-cell>
          <table:table-cell table:style-name="ce217" table:formula="of:=SUM([$januar.J38];[$februar.J38];[$marec.J38];[$april.J38];[$maj.J38];[$junij.J38];[$julij.J38];[$avgust.J38];[$september.J38];[$oktober.J38];[$november.J38];[$december.J38])" office:value-type="float" office:value="33">
            <text:p>33</text:p>
          </table:table-cell>
          <table:table-cell table:style-name="ce217" table:formula="of:=SUM([$januar.K38];[$februar.K38];[$marec.K38];[$april.K38];[$maj.K38];[$junij.K38];[$julij.K38];[$avgust.K38];[$september.K38];[$oktober.K38];[$november.K38];[$december.K38])" office:value-type="float" office:value="67">
            <text:p>67</text:p>
          </table:table-cell>
          <table:table-cell table:style-name="ce217" table:formula="of:=SUM([$januar.L38];[$februar.L38];[$marec.L38];[$april.L38];[$maj.L38];[$junij.L38];[$julij.L38];[$avgust.L38];[$september.L38];[$oktober.L38];[$november.L38];[$december.L38])" office:value-type="float" office:value="0">
            <text:p>0</text:p>
          </table:table-cell>
          <table:table-cell table:style-name="ce217" table:formula="of:=SUM([$januar.M38];[$februar.M38];[$marec.M38];[$april.M38];[$maj.M38];[$junij.M38];[$julij.M38];[$avgust.M38];[$september.M38];[$oktober.M38];[$november.M38];[$december.M38])" office:value-type="float" office:value="67">
            <text:p>67</text:p>
          </table:table-cell>
          <table:table-cell table:style-name="ce64" table:number-columns-repeated="7"/>
          <table:table-cell table:style-name="ce73" table:number-columns-repeated="2"/>
          <table:table-cell table:style-name="ce1"/>
          <table:table-cell table:style-name="ce73" table:number-columns-repeated="1001"/>
        </table:table-row>
        <table:table-row table:style-name="ro7">
          <table:table-cell table:style-name="ce73"/>
          <table:table-cell table:style-name="ce215" office:value-type="string">
            <text:p>$</text:p>
          </table:table-cell>
          <table:table-cell table:style-name="ce217" table:formula="of:=SUM([$januar.C39];[$februar.C39];[$marec.C39];[$april.C39];[$maj.C39];[$junij.C39];[$julij.C39];[$avgust.C39];[$september.C39];[$oktober.C39];[$november.C39];[$december.C39])" office:value-type="float" office:value="0">
            <text:p>0</text:p>
          </table:table-cell>
          <table:table-cell table:style-name="ce217" table:formula="of:=SUM([$januar.D39];[$februar.D39];[$marec.D39];[$april.D39];[$maj.D39];[$junij.D39];[$julij.D39];[$avgust.D39];[$september.D39];[$oktober.D39];[$november.D39];[$december.D39])" office:value-type="float" office:value="0">
            <text:p>0</text:p>
          </table:table-cell>
          <table:table-cell table:style-name="ce217" table:formula="of:=SUM([$januar.E39];[$februar.E39];[$marec.E39];[$april.E39];[$maj.E39];[$junij.E39];[$julij.E39];[$avgust.E39];[$september.E39];[$oktober.E39];[$november.E39];[$december.E39])" office:value-type="float" office:value="0">
            <text:p>0</text:p>
          </table:table-cell>
          <table:table-cell table:style-name="ce217" table:formula="of:=SUM([$januar.F39];[$februar.F39];[$marec.F39];[$april.F39];[$maj.F39];[$junij.F39];[$julij.F39];[$avgust.F39];[$september.F39];[$oktober.F39];[$november.F39];[$december.F39])" office:value-type="float" office:value="0">
            <text:p>0</text:p>
          </table:table-cell>
          <table:table-cell table:style-name="ce217" table:formula="of:=SUM([$januar.G39];[$februar.G39];[$marec.G39];[$april.G39];[$maj.G39];[$junij.G39];[$julij.G39];[$avgust.G39];[$september.G39];[$oktober.G39];[$november.G39];[$december.G39])" office:value-type="float" office:value="0">
            <text:p>0</text:p>
          </table:table-cell>
          <table:table-cell table:style-name="ce217" table:formula="of:=SUM([$januar.H39];[$februar.H39];[$marec.H39];[$april.H39];[$maj.H39];[$junij.H39];[$julij.H39];[$avgust.H39];[$september.H39];[$oktober.H39];[$november.H39];[$december.H39])" office:value-type="float" office:value="0">
            <text:p>0</text:p>
          </table:table-cell>
          <table:table-cell table:style-name="ce217" table:formula="of:=SUM([$januar.I39];[$februar.I39];[$marec.I39];[$april.I39];[$maj.I39];[$junij.I39];[$julij.I39];[$avgust.I39];[$september.I39];[$oktober.I39];[$november.I39];[$december.I39])" office:value-type="float" office:value="0">
            <text:p>0</text:p>
          </table:table-cell>
          <table:table-cell table:style-name="ce217" table:formula="of:=SUM([$januar.J39];[$februar.J39];[$marec.J39];[$april.J39];[$maj.J39];[$junij.J39];[$julij.J39];[$avgust.J39];[$september.J39];[$oktober.J39];[$november.J39];[$december.J39])" office:value-type="float" office:value="0">
            <text:p>0</text:p>
          </table:table-cell>
          <table:table-cell table:style-name="ce217" table:formula="of:=SUM([$januar.K39];[$februar.K39];[$marec.K39];[$april.K39];[$maj.K39];[$junij.K39];[$julij.K39];[$avgust.K39];[$september.K39];[$oktober.K39];[$november.K39];[$december.K39])" office:value-type="float" office:value="0">
            <text:p>0</text:p>
          </table:table-cell>
          <table:table-cell table:style-name="ce217" table:formula="of:=SUM([$januar.L39];[$februar.L39];[$marec.L39];[$april.L39];[$maj.L39];[$junij.L39];[$julij.L39];[$avgust.L39];[$september.L39];[$oktober.L39];[$november.L39];[$december.L39])" office:value-type="float" office:value="0">
            <text:p>0</text:p>
          </table:table-cell>
          <table:table-cell table:style-name="ce217" table:formula="of:=SUM([$januar.M39];[$februar.M39];[$marec.M39];[$april.M39];[$maj.M39];[$junij.M39];[$julij.M39];[$avgust.M39];[$september.M39];[$oktober.M39];[$november.M39];[$december.M39])" office:value-type="float" office:value="0">
            <text:p>0</text:p>
          </table:table-cell>
          <table:table-cell table:style-name="ce64" table:number-columns-repeated="7"/>
          <table:table-cell table:style-name="ce73" table:number-columns-repeated="2"/>
          <table:table-cell table:style-name="ce1"/>
          <table:table-cell table:style-name="ce73"/>
          <table:table-cell table:style-name="ce77" table:number-columns-repeated="1000"/>
        </table:table-row>
        <table:table-row table:style-name="ro2">
          <table:table-cell/>
          <table:table-cell table:style-name="ce3" table:formula="of:=[$'Vzorci vnosov'.$A$12]" office:value-type="string" office:string-value="D">
            <text:p>D</text:p>
          </table:table-cell>
          <table:table-cell table:style-name="ce217" table:formula="of:=SUM([$januar.C40];[$februar.C40];[$marec.C40];[$april.C40];[$maj.C40];[$junij.C40];[$julij.C40];[$avgust.C40];[$september.C40];[$oktober.C40];[$november.C40];[$december.C40])" office:value-type="float" office:value="51">
            <text:p>51</text:p>
          </table:table-cell>
          <table:table-cell table:style-name="ce217" table:formula="of:=SUM([$januar.D40];[$februar.D40];[$marec.D40];[$april.D40];[$maj.D40];[$junij.D40];[$julij.D40];[$avgust.D40];[$september.D40];[$oktober.D40];[$november.D40];[$december.D40])" office:value-type="float" office:value="41">
            <text:p>41</text:p>
          </table:table-cell>
          <table:table-cell table:style-name="ce217" table:formula="of:=SUM([$januar.E40];[$februar.E40];[$marec.E40];[$april.E40];[$maj.E40];[$junij.E40];[$julij.E40];[$avgust.E40];[$september.E40];[$oktober.E40];[$november.E40];[$december.E40])" office:value-type="float" office:value="62">
            <text:p>62</text:p>
          </table:table-cell>
          <table:table-cell table:style-name="ce217" table:formula="of:=SUM([$januar.F40];[$februar.F40];[$marec.F40];[$april.F40];[$maj.F40];[$junij.F40];[$julij.F40];[$avgust.F40];[$september.F40];[$oktober.F40];[$november.F40];[$december.F40])" office:value-type="float" office:value="44">
            <text:p>44</text:p>
          </table:table-cell>
          <table:table-cell table:style-name="ce217" table:formula="of:=SUM([$januar.G40];[$februar.G40];[$marec.G40];[$april.G40];[$maj.G40];[$junij.G40];[$julij.G40];[$avgust.G40];[$september.G40];[$oktober.G40];[$november.G40];[$december.G40])" office:value-type="float" office:value="40">
            <text:p>40</text:p>
          </table:table-cell>
          <table:table-cell table:style-name="ce217" table:formula="of:=SUM([$januar.H40];[$februar.H40];[$marec.H40];[$april.H40];[$maj.H40];[$junij.H40];[$julij.H40];[$avgust.H40];[$september.H40];[$oktober.H40];[$november.H40];[$december.H40])" office:value-type="float" office:value="49">
            <text:p>49</text:p>
          </table:table-cell>
          <table:table-cell table:style-name="ce217" table:formula="of:=SUM([$januar.I40];[$februar.I40];[$marec.I40];[$april.I40];[$maj.I40];[$junij.I40];[$julij.I40];[$avgust.I40];[$september.I40];[$oktober.I40];[$november.I40];[$december.I40])" office:value-type="float" office:value="18">
            <text:p>18</text:p>
          </table:table-cell>
          <table:table-cell table:style-name="ce217" table:formula="of:=SUM([$januar.J40];[$februar.J40];[$marec.J40];[$april.J40];[$maj.J40];[$junij.J40];[$julij.J40];[$avgust.J40];[$september.J40];[$oktober.J40];[$november.J40];[$december.J40])" office:value-type="float" office:value="65">
            <text:p>65</text:p>
          </table:table-cell>
          <table:table-cell table:style-name="ce217" table:formula="of:=SUM([$januar.K40];[$februar.K40];[$marec.K40];[$april.K40];[$maj.K40];[$junij.K40];[$julij.K40];[$avgust.K40];[$september.K40];[$oktober.K40];[$november.K40];[$december.K40])" office:value-type="float" office:value="44">
            <text:p>44</text:p>
          </table:table-cell>
          <table:table-cell table:style-name="ce217" table:formula="of:=SUM([$januar.L40];[$februar.L40];[$marec.L40];[$april.L40];[$maj.L40];[$junij.L40];[$julij.L40];[$avgust.L40];[$september.L40];[$oktober.L40];[$november.L40];[$december.L40])" office:value-type="float" office:value="0">
            <text:p>0</text:p>
          </table:table-cell>
          <table:table-cell table:style-name="ce217" table:formula="of:=SUM([$januar.M40];[$februar.M40];[$marec.M40];[$april.M40];[$maj.M40];[$junij.M40];[$julij.M40];[$avgust.M40];[$september.M40];[$oktober.M40];[$november.M40];[$december.M40])" office:value-type="float" office:value="21">
            <text:p>21</text:p>
          </table:table-cell>
          <table:table-cell table:number-columns-repeated="9"/>
          <table:table-cell table:style-name="ce1"/>
          <table:table-cell table:number-columns-repeated="1001"/>
        </table:table-row>
        <table:table-row table:style-name="ro2">
          <table:table-cell/>
          <table:table-cell table:style-name="ce3" table:formula="of:=[$'Vzorci vnosov'.$A$15]" office:value-type="string" office:string-value="SO">
            <text:p>SO</text:p>
          </table:table-cell>
          <table:table-cell table:style-name="ce217" table:formula="of:=SUM([$januar.C41];[$februar.C41];[$marec.C41];[$april.C41];[$maj.C41];[$junij.C41];[$julij.C41];[$avgust.C41];[$september.C41];[$oktober.C41];[$november.C41];[$december.C41])" office:value-type="float" office:value="8">
            <text:p>8</text:p>
          </table:table-cell>
          <table:table-cell table:style-name="ce217" table:formula="of:=SUM([$januar.D41];[$februar.D41];[$marec.D41];[$april.D41];[$maj.D41];[$junij.D41];[$julij.D41];[$avgust.D41];[$september.D41];[$oktober.D41];[$november.D41];[$december.D41])" office:value-type="float" office:value="6">
            <text:p>6</text:p>
          </table:table-cell>
          <table:table-cell table:style-name="ce217" table:formula="of:=SUM([$januar.E41];[$februar.E41];[$marec.E41];[$april.E41];[$maj.E41];[$junij.E41];[$julij.E41];[$avgust.E41];[$september.E41];[$oktober.E41];[$november.E41];[$december.E41])" office:value-type="float" office:value="13">
            <text:p>13</text:p>
          </table:table-cell>
          <table:table-cell table:style-name="ce217" table:formula="of:=SUM([$januar.F41];[$februar.F41];[$marec.F41];[$april.F41];[$maj.F41];[$junij.F41];[$julij.F41];[$avgust.F41];[$september.F41];[$oktober.F41];[$november.F41];[$december.F41])" office:value-type="float" office:value="5">
            <text:p>5</text:p>
          </table:table-cell>
          <table:table-cell table:style-name="ce217" table:formula="of:=SUM([$januar.G41];[$februar.G41];[$marec.G41];[$april.G41];[$maj.G41];[$junij.G41];[$julij.G41];[$avgust.G41];[$september.G41];[$oktober.G41];[$november.G41];[$december.G41])" office:value-type="float" office:value="10">
            <text:p>10</text:p>
          </table:table-cell>
          <table:table-cell table:style-name="ce217" table:formula="of:=SUM([$januar.H41];[$februar.H41];[$marec.H41];[$april.H41];[$maj.H41];[$junij.H41];[$julij.H41];[$avgust.H41];[$september.H41];[$oktober.H41];[$november.H41];[$december.H41])" office:value-type="float" office:value="12">
            <text:p>12</text:p>
          </table:table-cell>
          <table:table-cell table:style-name="ce217" table:formula="of:=SUM([$januar.I41];[$februar.I41];[$marec.I41];[$april.I41];[$maj.I41];[$junij.I41];[$julij.I41];[$avgust.I41];[$september.I41];[$oktober.I41];[$november.I41];[$december.I41])" office:value-type="float" office:value="5">
            <text:p>5</text:p>
          </table:table-cell>
          <table:table-cell table:style-name="ce217" table:formula="of:=SUM([$januar.J41];[$februar.J41];[$marec.J41];[$april.J41];[$maj.J41];[$junij.J41];[$julij.J41];[$avgust.J41];[$september.J41];[$oktober.J41];[$november.J41];[$december.J41])" office:value-type="float" office:value="0">
            <text:p>0</text:p>
          </table:table-cell>
          <table:table-cell table:style-name="ce217" table:formula="of:=SUM([$januar.K41];[$februar.K41];[$marec.K41];[$april.K41];[$maj.K41];[$junij.K41];[$julij.K41];[$avgust.K41];[$september.K41];[$oktober.K41];[$november.K41];[$december.K41])" office:value-type="float" office:value="11">
            <text:p>11</text:p>
          </table:table-cell>
          <table:table-cell table:style-name="ce217" table:formula="of:=SUM([$januar.L41];[$februar.L41];[$marec.L41];[$april.L41];[$maj.L41];[$junij.L41];[$julij.L41];[$avgust.L41];[$september.L41];[$oktober.L41];[$november.L41];[$december.L41])" office:value-type="float" office:value="0">
            <text:p>0</text:p>
          </table:table-cell>
          <table:table-cell table:style-name="ce217" table:formula="of:=SUM([$januar.M41];[$februar.M41];[$marec.M41];[$april.M41];[$maj.M41];[$junij.M41];[$julij.M41];[$avgust.M41];[$september.M41];[$oktober.M41];[$november.M41];[$december.M41])" office:value-type="float" office:value="24">
            <text:p>24</text:p>
          </table:table-cell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/>
          <table:table-cell table:style-name="ce2" table:formula="of:=[$'Vzorci vnosov'.$A$13]" office:value-type="string" office:string-value="BOL">
            <text:p>BOL</text:p>
          </table:table-cell>
          <table:table-cell table:style-name="ce217" table:formula="of:=SUM([$januar.C42];[$februar.C42];[$marec.C42];[$april.C42];[$maj.C42];[$junij.C42];[$julij.C42];[$avgust.C42];[$september.C42];[$oktober.C42];[$november.C42];[$december.C42])" office:value-type="float" office:value="0">
            <text:p>0</text:p>
          </table:table-cell>
          <table:table-cell table:style-name="ce217" table:formula="of:=SUM([$januar.D42];[$februar.D42];[$marec.D42];[$april.D42];[$maj.D42];[$junij.D42];[$julij.D42];[$avgust.D42];[$september.D42];[$oktober.D42];[$november.D42];[$december.D42])" office:value-type="float" office:value="0">
            <text:p>0</text:p>
          </table:table-cell>
          <table:table-cell table:style-name="ce217" table:formula="of:=SUM([$januar.E42];[$februar.E42];[$marec.E42];[$april.E42];[$maj.E42];[$junij.E42];[$julij.E42];[$avgust.E42];[$september.E42];[$oktober.E42];[$november.E42];[$december.E42])" office:value-type="float" office:value="0">
            <text:p>0</text:p>
          </table:table-cell>
          <table:table-cell table:style-name="ce217" table:formula="of:=SUM([$januar.F42];[$februar.F42];[$marec.F42];[$april.F42];[$maj.F42];[$junij.F42];[$julij.F42];[$avgust.F42];[$september.F42];[$oktober.F42];[$november.F42];[$december.F42])" office:value-type="float" office:value="1">
            <text:p>1</text:p>
          </table:table-cell>
          <table:table-cell table:style-name="ce217" table:formula="of:=SUM([$januar.G42];[$februar.G42];[$marec.G42];[$april.G42];[$maj.G42];[$junij.G42];[$julij.G42];[$avgust.G42];[$september.G42];[$oktober.G42];[$november.G42];[$december.G42])" office:value-type="float" office:value="0">
            <text:p>0</text:p>
          </table:table-cell>
          <table:table-cell table:style-name="ce217" table:formula="of:=SUM([$januar.H42];[$februar.H42];[$marec.H42];[$april.H42];[$maj.H42];[$junij.H42];[$julij.H42];[$avgust.H42];[$september.H42];[$oktober.H42];[$november.H42];[$december.H42])" office:value-type="float" office:value="0">
            <text:p>0</text:p>
          </table:table-cell>
          <table:table-cell table:style-name="ce217" table:formula="of:=SUM([$januar.I42];[$februar.I42];[$marec.I42];[$april.I42];[$maj.I42];[$junij.I42];[$julij.I42];[$avgust.I42];[$september.I42];[$oktober.I42];[$november.I42];[$december.I42])" office:value-type="float" office:value="38">
            <text:p>38</text:p>
          </table:table-cell>
          <table:table-cell table:style-name="ce217" table:formula="of:=SUM([$januar.J42];[$februar.J42];[$marec.J42];[$april.J42];[$maj.J42];[$junij.J42];[$julij.J42];[$avgust.J42];[$september.J42];[$oktober.J42];[$november.J42];[$december.J42])" office:value-type="float" office:value="0">
            <text:p>0</text:p>
          </table:table-cell>
          <table:table-cell table:style-name="ce217" table:formula="of:=SUM([$januar.K42];[$februar.K42];[$marec.K42];[$april.K42];[$maj.K42];[$junij.K42];[$julij.K42];[$avgust.K42];[$september.K42];[$oktober.K42];[$november.K42];[$december.K42])" office:value-type="float" office:value="0">
            <text:p>0</text:p>
          </table:table-cell>
          <table:table-cell table:style-name="ce217" table:formula="of:=SUM([$januar.L42];[$februar.L42];[$marec.L42];[$april.L42];[$maj.L42];[$junij.L42];[$julij.L42];[$avgust.L42];[$september.L42];[$oktober.L42];[$november.L42];[$december.L42])" office:value-type="float" office:value="0">
            <text:p>0</text:p>
          </table:table-cell>
          <table:table-cell table:style-name="ce217" table:formula="of:=SUM([$januar.M42];[$februar.M42];[$marec.M42];[$april.M42];[$maj.M42];[$junij.M42];[$julij.M42];[$avgust.M42];[$september.M42];[$oktober.M42];[$november.M42];[$december.M42])" office:value-type="float" office:value="0">
            <text:p>0</text:p>
          </table:table-cell>
          <table:table-cell table:number-columns-repeated="9"/>
          <table:table-cell table:style-name="ce1"/>
          <table:table-cell table:number-columns-repeated="1001"/>
        </table:table-row>
        <table:table-row table:style-name="ro4">
          <table:table-cell/>
          <table:table-cell table:style-name="ce5" table:formula="of:=[$'Vzorci vnosov'.$A$11]" office:value-type="string" office:string-value="X">
            <text:p>X</text:p>
          </table:table-cell>
          <table:table-cell table:style-name="ce217" table:formula="of:=SUM([$januar.C43];[$februar.C43];[$marec.C43];[$april.C43];[$maj.C43];[$junij.C43];[$julij.C43];[$avgust.C43];[$september.C43];[$oktober.C43];[$november.C43];[$december.C43])" office:value-type="float" office:value="43">
            <text:p>43</text:p>
          </table:table-cell>
          <table:table-cell table:style-name="ce217" table:formula="of:=SUM([$januar.D43];[$februar.D43];[$marec.D43];[$april.D43];[$maj.D43];[$junij.D43];[$julij.D43];[$avgust.D43];[$september.D43];[$oktober.D43];[$november.D43];[$december.D43])" office:value-type="float" office:value="19">
            <text:p>19</text:p>
          </table:table-cell>
          <table:table-cell table:style-name="ce217" table:formula="of:=SUM([$januar.E43];[$februar.E43];[$marec.E43];[$april.E43];[$maj.E43];[$junij.E43];[$julij.E43];[$avgust.E43];[$september.E43];[$oktober.E43];[$november.E43];[$december.E43])" office:value-type="float" office:value="32">
            <text:p>32</text:p>
          </table:table-cell>
          <table:table-cell table:style-name="ce217" table:formula="of:=SUM([$januar.F43];[$februar.F43];[$marec.F43];[$april.F43];[$maj.F43];[$junij.F43];[$julij.F43];[$avgust.F43];[$september.F43];[$oktober.F43];[$november.F43];[$december.F43])" office:value-type="float" office:value="30">
            <text:p>30</text:p>
          </table:table-cell>
          <table:table-cell table:style-name="ce217" table:formula="of:=SUM([$januar.G43];[$februar.G43];[$marec.G43];[$april.G43];[$maj.G43];[$junij.G43];[$julij.G43];[$avgust.G43];[$september.G43];[$oktober.G43];[$november.G43];[$december.G43])" office:value-type="float" office:value="6">
            <text:p>6</text:p>
          </table:table-cell>
          <table:table-cell table:style-name="ce217" table:formula="of:=SUM([$januar.H43];[$februar.H43];[$marec.H43];[$april.H43];[$maj.H43];[$junij.H43];[$julij.H43];[$avgust.H43];[$september.H43];[$oktober.H43];[$november.H43];[$december.H43])" office:value-type="float" office:value="15">
            <text:p>15</text:p>
          </table:table-cell>
          <table:table-cell table:style-name="ce217" table:formula="of:=SUM([$januar.I43];[$februar.I43];[$marec.I43];[$april.I43];[$maj.I43];[$junij.I43];[$julij.I43];[$avgust.I43];[$september.I43];[$oktober.I43];[$november.I43];[$december.I43])" office:value-type="float" office:value="2">
            <text:p>2</text:p>
          </table:table-cell>
          <table:table-cell table:style-name="ce217" table:formula="of:=SUM([$januar.J43];[$februar.J43];[$marec.J43];[$april.J43];[$maj.J43];[$junij.J43];[$julij.J43];[$avgust.J43];[$september.J43];[$oktober.J43];[$november.J43];[$december.J43])" office:value-type="float" office:value="33">
            <text:p>33</text:p>
          </table:table-cell>
          <table:table-cell table:style-name="ce217" table:formula="of:=SUM([$januar.K43];[$februar.K43];[$marec.K43];[$april.K43];[$maj.K43];[$junij.K43];[$julij.K43];[$avgust.K43];[$september.K43];[$oktober.K43];[$november.K43];[$december.K43])" office:value-type="float" office:value="32">
            <text:p>32</text:p>
          </table:table-cell>
          <table:table-cell table:style-name="ce217" table:formula="of:=SUM([$januar.L43];[$februar.L43];[$marec.L43];[$april.L43];[$maj.L43];[$junij.L43];[$julij.L43];[$avgust.L43];[$september.L43];[$oktober.L43];[$november.L43];[$december.L43])" office:value-type="float" office:value="0">
            <text:p>0</text:p>
          </table:table-cell>
          <table:table-cell table:style-name="ce217" table:formula="of:=SUM([$januar.M43];[$februar.M43];[$marec.M43];[$april.M43];[$maj.M43];[$junij.M43];[$julij.M43];[$avgust.M43];[$september.M43];[$oktober.M43];[$november.M43];[$december.M43])" office:value-type="float" office:value="28">
            <text:p>28</text:p>
          </table:table-cell>
          <table:table-cell table:number-columns-repeated="9"/>
          <table:table-cell table:style-name="ce1"/>
          <table:table-cell table:number-columns-repeated="1001"/>
        </table:table-row>
        <table:table-row table:style-name="ro1">
          <table:table-cell/>
          <table:table-cell table:style-name="ce61" office:value-type="string">
            <text:p>TX</text:p>
          </table:table-cell>
          <table:table-cell table:style-name="ce217" table:formula="of:=SUM([$januar.C44];[$februar.C44];[$marec.C44];[$april.C44];[$maj.C44];[$junij.C44];[$julij.C44];[$avgust.C44];[$september.C44];[$oktober.C44];[$november.C44];[$december.C44])" office:value-type="float" office:value="26">
            <text:p>26</text:p>
          </table:table-cell>
          <table:table-cell table:style-name="ce217" table:formula="of:=SUM([$januar.D44];[$februar.D44];[$marec.D44];[$april.D44];[$maj.D44];[$junij.D44];[$julij.D44];[$avgust.D44];[$september.D44];[$oktober.D44];[$november.D44];[$december.D44])" office:value-type="float" office:value="61">
            <text:p>61</text:p>
          </table:table-cell>
          <table:table-cell table:style-name="ce217" table:formula="of:=SUM([$januar.E44];[$februar.E44];[$marec.E44];[$april.E44];[$maj.E44];[$junij.E44];[$julij.E44];[$avgust.E44];[$september.E44];[$oktober.E44];[$november.E44];[$december.E44])" office:value-type="float" office:value="42">
            <text:p>42</text:p>
          </table:table-cell>
          <table:table-cell table:style-name="ce217" table:formula="of:=SUM([$januar.F44];[$februar.F44];[$marec.F44];[$april.F44];[$maj.F44];[$junij.F44];[$julij.F44];[$avgust.F44];[$september.F44];[$oktober.F44];[$november.F44];[$december.F44])" office:value-type="float" office:value="42">
            <text:p>42</text:p>
          </table:table-cell>
          <table:table-cell table:style-name="ce217" table:formula="of:=SUM([$januar.G44];[$februar.G44];[$marec.G44];[$april.G44];[$maj.G44];[$junij.G44];[$julij.G44];[$avgust.G44];[$september.G44];[$oktober.G44];[$november.G44];[$december.G44])" office:value-type="float" office:value="8">
            <text:p>8</text:p>
          </table:table-cell>
          <table:table-cell table:style-name="ce217" table:formula="of:=SUM([$januar.H44];[$februar.H44];[$marec.H44];[$april.H44];[$maj.H44];[$junij.H44];[$julij.H44];[$avgust.H44];[$september.H44];[$oktober.H44];[$november.H44];[$december.H44])" office:value-type="float" office:value="0">
            <text:p>0</text:p>
          </table:table-cell>
          <table:table-cell table:style-name="ce217" table:formula="of:=SUM([$januar.I44];[$februar.I44];[$marec.I44];[$april.I44];[$maj.I44];[$junij.I44];[$julij.I44];[$avgust.I44];[$september.I44];[$oktober.I44];[$november.I44];[$december.I44])" office:value-type="float" office:value="0">
            <text:p>0</text:p>
          </table:table-cell>
          <table:table-cell table:style-name="ce217" table:formula="of:=SUM([$januar.J44];[$februar.J44];[$marec.J44];[$april.J44];[$maj.J44];[$junij.J44];[$julij.J44];[$avgust.J44];[$september.J44];[$oktober.J44];[$november.J44];[$december.J44])" office:value-type="float" office:value="40">
            <text:p>40</text:p>
          </table:table-cell>
          <table:table-cell table:style-name="ce217" table:formula="of:=SUM([$januar.K44];[$februar.K44];[$marec.K44];[$april.K44];[$maj.K44];[$junij.K44];[$julij.K44];[$avgust.K44];[$september.K44];[$oktober.K44];[$november.K44];[$december.K44])" office:value-type="float" office:value="35">
            <text:p>35</text:p>
          </table:table-cell>
          <table:table-cell table:style-name="ce217" table:formula="of:=SUM([$januar.L44];[$februar.L44];[$marec.L44];[$april.L44];[$maj.L44];[$junij.L44];[$julij.L44];[$avgust.L44];[$september.L44];[$oktober.L44];[$november.L44];[$december.L44])" office:value-type="float" office:value="0">
            <text:p>0</text:p>
          </table:table-cell>
          <table:table-cell table:style-name="ce217" table:formula="of:=SUM([$januar.M44];[$februar.M44];[$marec.M44];[$april.M44];[$maj.M44];[$junij.M44];[$julij.M44];[$avgust.M44];[$september.M44];[$oktober.M44];[$november.M44];[$december.M44])" office:value-type="float" office:value="3">
            <text:p>3</text:p>
          </table:table-cell>
          <table:table-cell table:number-columns-repeated="9"/>
          <table:table-cell table:style-name="ce1"/>
          <table:table-cell table:number-columns-repeated="1001"/>
        </table:table-row>
        <table:table-row table:style-name="ro4">
          <table:table-cell/>
          <table:table-cell table:style-name="ce5" office:value-type="string">
            <text:p>¶</text:p>
          </table:table-cell>
          <table:table-cell table:style-name="ce217" table:formula="of:=SUM([$januar.C45];[$februar.C45];[$marec.C45];[$april.C45];[$maj.C45];[$junij.C45];[$julij.C45];[$avgust.C45];[$september.C45];[$oktober.C45];[$november.C45];[$december.C45])" office:value-type="float" office:value="19">
            <text:p>19</text:p>
          </table:table-cell>
          <table:table-cell table:style-name="ce217" table:formula="of:=SUM([$januar.D45];[$februar.D45];[$marec.D45];[$april.D45];[$maj.D45];[$junij.D45];[$julij.D45];[$avgust.D45];[$september.D45];[$oktober.D45];[$november.D45];[$december.D45])" office:value-type="float" office:value="15">
            <text:p>15</text:p>
          </table:table-cell>
          <table:table-cell table:style-name="ce217" table:formula="of:=SUM([$januar.E45];[$februar.E45];[$marec.E45];[$april.E45];[$maj.E45];[$junij.E45];[$julij.E45];[$avgust.E45];[$september.E45];[$oktober.E45];[$november.E45];[$december.E45])" office:value-type="float" office:value="24">
            <text:p>24</text:p>
          </table:table-cell>
          <table:table-cell table:style-name="ce217" table:formula="of:=SUM([$januar.F45];[$februar.F45];[$marec.F45];[$april.F45];[$maj.F45];[$junij.F45];[$julij.F45];[$avgust.F45];[$september.F45];[$oktober.F45];[$november.F45];[$december.F45])" office:value-type="float" office:value="17">
            <text:p>17</text:p>
          </table:table-cell>
          <table:table-cell table:style-name="ce217" table:formula="of:=SUM([$januar.G45];[$februar.G45];[$marec.G45];[$april.G45];[$maj.G45];[$junij.G45];[$julij.G45];[$avgust.G45];[$september.G45];[$oktober.G45];[$november.G45];[$december.G45])" office:value-type="float" office:value="66">
            <text:p>66</text:p>
          </table:table-cell>
          <table:table-cell table:style-name="ce217" table:formula="of:=SUM([$januar.H45];[$februar.H45];[$marec.H45];[$april.H45];[$maj.H45];[$junij.H45];[$julij.H45];[$avgust.H45];[$september.H45];[$oktober.H45];[$november.H45];[$december.H45])" office:value-type="float" office:value="38">
            <text:p>38</text:p>
          </table:table-cell>
          <table:table-cell table:style-name="ce217" table:formula="of:=SUM([$januar.I45];[$februar.I45];[$marec.I45];[$april.I45];[$maj.I45];[$junij.I45];[$julij.I45];[$avgust.I45];[$september.I45];[$oktober.I45];[$november.I45];[$december.I45])" office:value-type="float" office:value="6">
            <text:p>6</text:p>
          </table:table-cell>
          <table:table-cell table:style-name="ce217" table:formula="of:=SUM([$januar.J45];[$februar.J45];[$marec.J45];[$april.J45];[$maj.J45];[$junij.J45];[$julij.J45];[$avgust.J45];[$september.J45];[$oktober.J45];[$november.J45];[$december.J45])" office:value-type="float" office:value="32">
            <text:p>32</text:p>
          </table:table-cell>
          <table:table-cell table:style-name="ce217" table:formula="of:=SUM([$januar.K45];[$februar.K45];[$marec.K45];[$april.K45];[$maj.K45];[$junij.K45];[$julij.K45];[$avgust.K45];[$september.K45];[$oktober.K45];[$november.K45];[$december.K45])" office:value-type="float" office:value="25">
            <text:p>25</text:p>
          </table:table-cell>
          <table:table-cell table:style-name="ce217" table:formula="of:=SUM([$januar.L45];[$februar.L45];[$marec.L45];[$april.L45];[$maj.L45];[$junij.L45];[$julij.L45];[$avgust.L45];[$september.L45];[$oktober.L45];[$november.L45];[$december.L45])" office:value-type="float" office:value="0">
            <text:p>0</text:p>
          </table:table-cell>
          <table:table-cell table:style-name="ce217" table:formula="of:=SUM([$januar.M45];[$februar.M45];[$marec.M45];[$april.M45];[$maj.M45];[$junij.M45];[$julij.M45];[$avgust.M45];[$september.M45];[$oktober.M45];[$november.M45];[$december.M45])" office:value-type="float" office:value="30">
            <text:p>30</text:p>
          </table:table-cell>
          <table:table-cell table:number-columns-repeated="1011"/>
        </table:table-row>
        <table:table-row table:style-name="ro2">
          <table:table-cell/>
          <table:table-cell table:style-name="ce3" table:formula="of:=[$'Vzorci vnosov'.$A$8]" office:value-type="string" office:string-value="U">
            <text:p>U</text:p>
          </table:table-cell>
          <table:table-cell table:style-name="ce217" table:formula="of:=SUM([$januar.C46];[$februar.C46];[$marec.C46];[$april.C46];[$maj.C46];[$junij.C46];[$julij.C46];[$avgust.C46];[$september.C46];[$oktober.C46];[$november.C46];[$december.C46])" office:value-type="float" office:value="5">
            <text:p>5</text:p>
          </table:table-cell>
          <table:table-cell table:style-name="ce217" table:formula="of:=SUM([$januar.D46];[$februar.D46];[$marec.D46];[$april.D46];[$maj.D46];[$junij.D46];[$julij.D46];[$avgust.D46];[$september.D46];[$oktober.D46];[$november.D46];[$december.D46])" office:value-type="float" office:value="3">
            <text:p>3</text:p>
          </table:table-cell>
          <table:table-cell table:style-name="ce217" table:formula="of:=SUM([$januar.E46];[$februar.E46];[$marec.E46];[$april.E46];[$maj.E46];[$junij.E46];[$julij.E46];[$avgust.E46];[$september.E46];[$oktober.E46];[$november.E46];[$december.E46])" office:value-type="float" office:value="4">
            <text:p>4</text:p>
          </table:table-cell>
          <table:table-cell table:style-name="ce217" table:formula="of:=SUM([$januar.F46];[$februar.F46];[$marec.F46];[$april.F46];[$maj.F46];[$junij.F46];[$julij.F46];[$avgust.F46];[$september.F46];[$oktober.F46];[$november.F46];[$december.F46])" office:value-type="float" office:value="9">
            <text:p>9</text:p>
          </table:table-cell>
          <table:table-cell table:style-name="ce217" table:formula="of:=SUM([$januar.G46];[$februar.G46];[$marec.G46];[$april.G46];[$maj.G46];[$junij.G46];[$julij.G46];[$avgust.G46];[$september.G46];[$oktober.G46];[$november.G46];[$december.G46])" office:value-type="float" office:value="11">
            <text:p>11</text:p>
          </table:table-cell>
          <table:table-cell table:style-name="ce217" table:formula="of:=SUM([$januar.H46];[$februar.H46];[$marec.H46];[$april.H46];[$maj.H46];[$junij.H46];[$julij.H46];[$avgust.H46];[$september.H46];[$oktober.H46];[$november.H46];[$december.H46])" office:value-type="float" office:value="31">
            <text:p>31</text:p>
          </table:table-cell>
          <table:table-cell table:style-name="ce217" table:formula="of:=SUM([$januar.I46];[$februar.I46];[$marec.I46];[$april.I46];[$maj.I46];[$junij.I46];[$julij.I46];[$avgust.I46];[$september.I46];[$oktober.I46];[$november.I46];[$december.I46])" office:value-type="float" office:value="0">
            <text:p>0</text:p>
          </table:table-cell>
          <table:table-cell table:style-name="ce217" table:formula="of:=SUM([$januar.J46];[$februar.J46];[$marec.J46];[$april.J46];[$maj.J46];[$junij.J46];[$julij.J46];[$avgust.J46];[$september.J46];[$oktober.J46];[$november.J46];[$december.J46])" office:value-type="float" office:value="9">
            <text:p>9</text:p>
          </table:table-cell>
          <table:table-cell table:style-name="ce217" table:formula="of:=SUM([$januar.K46];[$februar.K46];[$marec.K46];[$april.K46];[$maj.K46];[$junij.K46];[$julij.K46];[$avgust.K46];[$september.K46];[$oktober.K46];[$november.K46];[$december.K46])" office:value-type="float" office:value="3">
            <text:p>3</text:p>
          </table:table-cell>
          <table:table-cell table:style-name="ce217" table:formula="of:=SUM([$januar.L46];[$februar.L46];[$marec.L46];[$april.L46];[$maj.L46];[$junij.L46];[$julij.L46];[$avgust.L46];[$september.L46];[$oktober.L46];[$november.L46];[$december.L46])" office:value-type="float" office:value="0">
            <text:p>0</text:p>
          </table:table-cell>
          <table:table-cell table:style-name="ce217" table:formula="of:=SUM([$januar.M46];[$februar.M46];[$marec.M46];[$april.M46];[$maj.M46];[$junij.M46];[$julij.M46];[$avgust.M46];[$september.M46];[$oktober.M46];[$november.M46];[$december.M46])" office:value-type="float" office:value="17">
            <text:p>17</text:p>
          </table:table-cell>
          <table:table-cell table:number-columns-repeated="1011"/>
        </table:table-row>
        <table:table-row table:style-name="ro3" table:number-rows-repeated="6551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 style:font-family-generic="swiss"/>
    <style:font-face style:name="Arial Black" svg:font-family="'Arial Black'" style:font-family-generic="swiss"/>
    <style:font-face style:name="SimSun" svg:font-family="SimSun" style:font-family-generic="swiss"/>
    <style:font-face style:name="Tahoma1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l" fo:country="S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sl" number:country="S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1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SimSun"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razno" style:family="table-cell" style:parent-style-name="Default">
      <style:table-cell-properties fo:background-color="#00ffff"/>
      <style:text-properties style:use-window-font-color="true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ccffff"/>
    </style:style>
    <style:style style:name="Excel_5f_CondFormat_5f_2_5f_1_5f_2" style:display-name="Excel_CondFormat_2_1_2" style:family="table-cell" style:parent-style-name="Default">
      <style:table-cell-properties fo:background-color="#ccffff"/>
    </style:style>
    <style:style style:name="Excel_5f_CondFormat_5f_2_5f_2_5f_1" style:display-name="Excel_CondFormat_2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2_5f_2_5f_2" style:display-name="Excel_CondFormat_2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2_5f_3_5f_1" style:display-name="Excel_CondFormat_2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2_5f_4_5f_1" style:display-name="Excel_CondFormat_2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2_5f_4_5f_2" style:display-name="Excel_CondFormat_2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2_5f_5_5f_1" style:display-name="Excel_CondFormat_2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2_5f_5_5f_2" style:display-name="Excel_CondFormat_2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2_5f_6_5f_1" style:display-name="Excel_CondFormat_2_6_1" style:family="table-cell" style:parent-style-name="Default">
      <style:table-cell-properties fo:background-color="#ccffff"/>
    </style:style>
    <style:style style:name="Excel_5f_CondFormat_5f_2_5f_6_5f_2" style:display-name="Excel_CondFormat_2_6_2" style:family="table-cell" style:parent-style-name="Default">
      <style:table-cell-properties fo:background-color="#ccffff"/>
    </style:style>
    <style:style style:name="Excel_5f_CondFormat_5f_2_5f_7_5f_1" style:display-name="Excel_CondFormat_2_7_1" style:family="table-cell" style:parent-style-name="Default">
      <style:table-cell-properties fo:background-color="#ccffff"/>
    </style:style>
    <style:style style:name="Excel_5f_CondFormat_5f_2_5f_7_5f_2" style:display-name="Excel_CondFormat_2_7_2" style:family="table-cell" style:parent-style-name="Default">
      <style:table-cell-properties fo:background-color="#ccffff"/>
    </style:style>
    <style:style style:name="Excel_5f_CondFormat_5f_2_5f_8_5f_1" style:display-name="Excel_CondFormat_2_8_1" style:family="table-cell" style:parent-style-name="Default">
      <style:table-cell-properties fo:background-color="#ccffff"/>
    </style:style>
    <style:style style:name="Excel_5f_CondFormat_5f_2_5f_8_5f_2" style:display-name="Excel_CondFormat_2_8_2" style:family="table-cell" style:parent-style-name="Default">
      <style:table-cell-properties fo:background-color="#ccffff"/>
    </style:style>
    <style:style style:name="Excel_5f_CondFormat_5f_2_5f_9_5f_1" style:display-name="Excel_CondFormat_2_9_1" style:family="table-cell" style:parent-style-name="Default">
      <style:table-cell-properties fo:background-color="#ccffff"/>
    </style:style>
    <style:style style:name="Excel_5f_CondFormat_5f_2_5f_9_5f_2" style:display-name="Excel_CondFormat_2_9_2" style:family="table-cell" style:parent-style-name="Default">
      <style:table-cell-properties fo:background-color="#ccffff"/>
    </style:style>
    <style:style style:name="Excel_5f_CondFormat_5f_2_5f_10_5f_1" style:display-name="Excel_CondFormat_2_10_1" style:family="table-cell" style:parent-style-name="Default">
      <style:table-cell-properties fo:background-color="#ccffff"/>
    </style:style>
    <style:style style:name="Excel_5f_CondFormat_5f_2_5f_10_5f_2" style:display-name="Excel_CondFormat_2_10_2" style:family="table-cell" style:parent-style-name="Default">
      <style:table-cell-properties fo:background-color="#ccffff"/>
    </style:style>
    <style:style style:name="Excel_5f_CondFormat_5f_2_5f_11_5f_1" style:display-name="Excel_CondFormat_2_11_1" style:family="table-cell" style:parent-style-name="Default">
      <style:table-cell-properties fo:background-color="#ccffff"/>
    </style:style>
    <style:style style:name="Excel_5f_CondFormat_5f_2_5f_11_5f_2" style:display-name="Excel_CondFormat_2_11_2" style:family="table-cell" style:parent-style-name="Default">
      <style:table-cell-properties fo:background-color="#ccffff"/>
    </style:style>
    <style:style style:name="Excel_5f_CondFormat_5f_2_5f_12_5f_1" style:display-name="Excel_CondFormat_2_12_1" style:family="table-cell" style:parent-style-name="Default">
      <style:table-cell-properties fo:background-color="#ccffff"/>
    </style:style>
    <style:style style:name="Excel_5f_CondFormat_5f_2_5f_12_5f_2" style:display-name="Excel_CondFormat_2_12_2" style:family="table-cell" style:parent-style-name="Default">
      <style:table-cell-properties fo:background-color="#ccffff"/>
    </style:style>
    <style:style style:name="Excel_5f_CondFormat_5f_2_5f_13_5f_1" style:display-name="Excel_CondFormat_2_13_1" style:family="table-cell" style:parent-style-name="Default">
      <style:table-cell-properties fo:background-color="#ccffff"/>
    </style:style>
    <style:style style:name="Excel_5f_CondFormat_5f_2_5f_13_5f_2" style:display-name="Excel_CondFormat_2_13_2" style:family="table-cell" style:parent-style-name="Default">
      <style:table-cell-properties fo:background-color="#ccffff"/>
    </style:style>
    <style:style style:name="Excel_5f_CondFormat_5f_2_5f_14_5f_1" style:display-name="Excel_CondFormat_2_14_1" style:family="table-cell" style:parent-style-name="Default">
      <style:table-cell-properties fo:background-color="#ccffff"/>
    </style:style>
    <style:style style:name="Excel_5f_CondFormat_5f_2_5f_14_5f_2" style:display-name="Excel_CondFormat_2_14_2" style:family="table-cell" style:parent-style-name="Default">
      <style:table-cell-properties fo:background-color="#ccffff"/>
    </style:style>
    <style:style style:name="Excel_5f_CondFormat_5f_2_5f_15_5f_1" style:display-name="Excel_CondFormat_2_15_1" style:family="table-cell" style:parent-style-name="Default">
      <style:table-cell-properties fo:background-color="#ccffff"/>
    </style:style>
    <style:style style:name="Excel_5f_CondFormat_5f_2_5f_15_5f_2" style:display-name="Excel_CondFormat_2_15_2" style:family="table-cell" style:parent-style-name="Default">
      <style:table-cell-properties fo:background-color="#ccffff"/>
    </style:style>
    <style:style style:name="Excel_5f_CondFormat_5f_3_5f_1_5f_1" style:display-name="Excel_CondFormat_3_1_1" style:family="table-cell" style:parent-style-name="Default">
      <style:table-cell-properties fo:background-color="#ccffff"/>
    </style:style>
    <style:style style:name="Excel_5f_CondFormat_5f_3_5f_1_5f_2" style:display-name="Excel_CondFormat_3_1_2" style:family="table-cell" style:parent-style-name="Default">
      <style:table-cell-properties fo:background-color="#ccffff"/>
    </style:style>
    <style:style style:name="Excel_5f_CondFormat_5f_3_5f_2_5f_1" style:display-name="Excel_CondFormat_3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3_5f_2_5f_2" style:display-name="Excel_CondFormat_3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3_5f_3_5f_1" style:display-name="Excel_CondFormat_3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3_5f_4_5f_1" style:display-name="Excel_CondFormat_3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3_5f_4_5f_2" style:display-name="Excel_CondFormat_3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3_5f_5_5f_1" style:display-name="Excel_CondFormat_3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3_5f_5_5f_2" style:display-name="Excel_CondFormat_3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3_5f_6_5f_1" style:display-name="Excel_CondFormat_3_6_1" style:family="table-cell" style:parent-style-name="Default">
      <style:table-cell-properties fo:background-color="#ccffff"/>
    </style:style>
    <style:style style:name="Excel_5f_CondFormat_5f_3_5f_6_5f_2" style:display-name="Excel_CondFormat_3_6_2" style:family="table-cell" style:parent-style-name="Default">
      <style:table-cell-properties fo:background-color="#ccffff"/>
    </style:style>
    <style:style style:name="Excel_5f_CondFormat_5f_3_5f_7_5f_1" style:display-name="Excel_CondFormat_3_7_1" style:family="table-cell" style:parent-style-name="Default">
      <style:table-cell-properties fo:background-color="#ccffff"/>
    </style:style>
    <style:style style:name="Excel_5f_CondFormat_5f_3_5f_7_5f_2" style:display-name="Excel_CondFormat_3_7_2" style:family="table-cell" style:parent-style-name="Default">
      <style:table-cell-properties fo:background-color="#ccffff"/>
    </style:style>
    <style:style style:name="Excel_5f_CondFormat_5f_3_5f_8_5f_1" style:display-name="Excel_CondFormat_3_8_1" style:family="table-cell" style:parent-style-name="Default">
      <style:table-cell-properties fo:background-color="#ccffff"/>
    </style:style>
    <style:style style:name="Excel_5f_CondFormat_5f_3_5f_8_5f_2" style:display-name="Excel_CondFormat_3_8_2" style:family="table-cell" style:parent-style-name="Default">
      <style:table-cell-properties fo:background-color="#ccffff"/>
    </style:style>
    <style:style style:name="Excel_5f_CondFormat_5f_3_5f_9_5f_1" style:display-name="Excel_CondFormat_3_9_1" style:family="table-cell" style:parent-style-name="Default">
      <style:table-cell-properties fo:background-color="#ccffff"/>
    </style:style>
    <style:style style:name="Excel_5f_CondFormat_5f_3_5f_9_5f_2" style:display-name="Excel_CondFormat_3_9_2" style:family="table-cell" style:parent-style-name="Default">
      <style:table-cell-properties fo:background-color="#ccffff"/>
    </style:style>
    <style:style style:name="Excel_5f_CondFormat_5f_3_5f_10_5f_1" style:display-name="Excel_CondFormat_3_10_1" style:family="table-cell" style:parent-style-name="Default">
      <style:table-cell-properties fo:background-color="#ccffff"/>
    </style:style>
    <style:style style:name="Excel_5f_CondFormat_5f_3_5f_10_5f_2" style:display-name="Excel_CondFormat_3_10_2" style:family="table-cell" style:parent-style-name="Default">
      <style:table-cell-properties fo:background-color="#ccffff"/>
    </style:style>
    <style:style style:name="Excel_5f_CondFormat_5f_3_5f_11_5f_1" style:display-name="Excel_CondFormat_3_11_1" style:family="table-cell" style:parent-style-name="Default">
      <style:table-cell-properties fo:background-color="#ccffff"/>
    </style:style>
    <style:style style:name="Excel_5f_CondFormat_5f_3_5f_11_5f_2" style:display-name="Excel_CondFormat_3_11_2" style:family="table-cell" style:parent-style-name="Default">
      <style:table-cell-properties fo:background-color="#ccffff"/>
    </style:style>
    <style:style style:name="Excel_5f_CondFormat_5f_3_5f_12_5f_1" style:display-name="Excel_CondFormat_3_12_1" style:family="table-cell" style:parent-style-name="Default">
      <style:table-cell-properties fo:background-color="#ccffff"/>
    </style:style>
    <style:style style:name="Excel_5f_CondFormat_5f_3_5f_12_5f_2" style:display-name="Excel_CondFormat_3_12_2" style:family="table-cell" style:parent-style-name="Default">
      <style:table-cell-properties fo:background-color="#ccffff"/>
    </style:style>
    <style:style style:name="Excel_5f_CondFormat_5f_3_5f_13_5f_1" style:display-name="Excel_CondFormat_3_13_1" style:family="table-cell" style:parent-style-name="Default">
      <style:table-cell-properties fo:background-color="#ccffff"/>
    </style:style>
    <style:style style:name="Excel_5f_CondFormat_5f_3_5f_13_5f_2" style:display-name="Excel_CondFormat_3_13_2" style:family="table-cell" style:parent-style-name="Default">
      <style:table-cell-properties fo:background-color="#ccffff"/>
    </style:style>
    <style:style style:name="Excel_5f_CondFormat_5f_3_5f_14_5f_1" style:display-name="Excel_CondFormat_3_14_1" style:family="table-cell" style:parent-style-name="Default">
      <style:table-cell-properties fo:background-color="#ccffff"/>
    </style:style>
    <style:style style:name="Excel_5f_CondFormat_5f_3_5f_14_5f_2" style:display-name="Excel_CondFormat_3_14_2" style:family="table-cell" style:parent-style-name="Default">
      <style:table-cell-properties fo:background-color="#ccffff"/>
    </style:style>
    <style:style style:name="Excel_5f_CondFormat_5f_4_5f_1_5f_1" style:display-name="Excel_CondFormat_4_1_1" style:family="table-cell" style:parent-style-name="Default">
      <style:table-cell-properties fo:background-color="#ccffff"/>
    </style:style>
    <style:style style:name="Excel_5f_CondFormat_5f_4_5f_1_5f_2" style:display-name="Excel_CondFormat_4_1_2" style:family="table-cell" style:parent-style-name="Default">
      <style:table-cell-properties fo:background-color="#ccffff"/>
    </style:style>
    <style:style style:name="Excel_5f_CondFormat_5f_4_5f_2_5f_1" style:display-name="Excel_CondFormat_4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4_5f_2_5f_2" style:display-name="Excel_CondFormat_4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4_5f_3_5f_1" style:display-name="Excel_CondFormat_4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4_5f_4_5f_1" style:display-name="Excel_CondFormat_4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4_5f_4_5f_2" style:display-name="Excel_CondFormat_4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4_5f_5_5f_1" style:display-name="Excel_CondFormat_4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4_5f_5_5f_2" style:display-name="Excel_CondFormat_4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4_5f_6_5f_1" style:display-name="Excel_CondFormat_4_6_1" style:family="table-cell" style:parent-style-name="Default">
      <style:table-cell-properties fo:background-color="#ccffff"/>
    </style:style>
    <style:style style:name="Excel_5f_CondFormat_5f_4_5f_6_5f_2" style:display-name="Excel_CondFormat_4_6_2" style:family="table-cell" style:parent-style-name="Default">
      <style:table-cell-properties fo:background-color="#ccffff"/>
    </style:style>
    <style:style style:name="Excel_5f_CondFormat_5f_4_5f_7_5f_1" style:display-name="Excel_CondFormat_4_7_1" style:family="table-cell" style:parent-style-name="Default">
      <style:table-cell-properties fo:background-color="#ccffff"/>
    </style:style>
    <style:style style:name="Excel_5f_CondFormat_5f_4_5f_7_5f_2" style:display-name="Excel_CondFormat_4_7_2" style:family="table-cell" style:parent-style-name="Default">
      <style:table-cell-properties fo:background-color="#ccffff"/>
    </style:style>
    <style:style style:name="Excel_5f_CondFormat_5f_5_5f_1_5f_1" style:display-name="Excel_CondFormat_5_1_1" style:family="table-cell" style:parent-style-name="Default">
      <style:table-cell-properties fo:background-color="#ccffff"/>
    </style:style>
    <style:style style:name="Excel_5f_CondFormat_5f_5_5f_1_5f_2" style:display-name="Excel_CondFormat_5_1_2" style:family="table-cell" style:parent-style-name="Default">
      <style:table-cell-properties fo:background-color="#ccffff"/>
    </style:style>
    <style:style style:name="Excel_5f_CondFormat_5f_5_5f_2_5f_1" style:display-name="Excel_CondFormat_5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5_5f_2_5f_2" style:display-name="Excel_CondFormat_5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5_5f_3_5f_1" style:display-name="Excel_CondFormat_5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5_5f_4_5f_1" style:display-name="Excel_CondFormat_5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5_5f_4_5f_2" style:display-name="Excel_CondFormat_5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5_5f_5_5f_1" style:display-name="Excel_CondFormat_5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5_5f_5_5f_2" style:display-name="Excel_CondFormat_5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5_5f_6_5f_1" style:display-name="Excel_CondFormat_5_6_1" style:family="table-cell" style:parent-style-name="Default">
      <style:table-cell-properties fo:background-color="#ccffff"/>
    </style:style>
    <style:style style:name="Excel_5f_CondFormat_5f_5_5f_6_5f_2" style:display-name="Excel_CondFormat_5_6_2" style:family="table-cell" style:parent-style-name="Default">
      <style:table-cell-properties fo:background-color="#ccffff"/>
    </style:style>
    <style:style style:name="Excel_5f_CondFormat_5f_5_5f_7_5f_1" style:display-name="Excel_CondFormat_5_7_1" style:family="table-cell" style:parent-style-name="Default">
      <style:table-cell-properties fo:background-color="#ccffff"/>
    </style:style>
    <style:style style:name="Excel_5f_CondFormat_5f_5_5f_7_5f_2" style:display-name="Excel_CondFormat_5_7_2" style:family="table-cell" style:parent-style-name="Default">
      <style:table-cell-properties fo:background-color="#ccffff"/>
    </style:style>
    <style:style style:name="Excel_5f_CondFormat_5f_5_5f_8_5f_1" style:display-name="Excel_CondFormat_5_8_1" style:family="table-cell" style:parent-style-name="Default">
      <style:table-cell-properties fo:background-color="#ccffff"/>
    </style:style>
    <style:style style:name="Excel_5f_CondFormat_5f_5_5f_8_5f_2" style:display-name="Excel_CondFormat_5_8_2" style:family="table-cell" style:parent-style-name="Default">
      <style:table-cell-properties fo:background-color="#ccffff"/>
    </style:style>
    <style:style style:name="Excel_5f_CondFormat_5f_6_5f_1_5f_1" style:display-name="Excel_CondFormat_6_1_1" style:family="table-cell" style:parent-style-name="Default">
      <style:table-cell-properties fo:background-color="#ccffff"/>
    </style:style>
    <style:style style:name="Excel_5f_CondFormat_5f_6_5f_1_5f_2" style:display-name="Excel_CondFormat_6_1_2" style:family="table-cell" style:parent-style-name="Default">
      <style:table-cell-properties fo:background-color="#ccffff"/>
    </style:style>
    <style:style style:name="Excel_5f_CondFormat_5f_6_5f_2_5f_1" style:display-name="Excel_CondFormat_6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6_5f_2_5f_2" style:display-name="Excel_CondFormat_6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6_5f_3_5f_1" style:display-name="Excel_CondFormat_6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6_5f_4_5f_1" style:display-name="Excel_CondFormat_6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6_5f_4_5f_2" style:display-name="Excel_CondFormat_6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6_5f_5_5f_1" style:display-name="Excel_CondFormat_6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6_5f_5_5f_2" style:display-name="Excel_CondFormat_6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6_5f_6_5f_1" style:display-name="Excel_CondFormat_6_6_1" style:family="table-cell" style:parent-style-name="Default">
      <style:table-cell-properties fo:background-color="#ccffff"/>
    </style:style>
    <style:style style:name="Excel_5f_CondFormat_5f_6_5f_6_5f_2" style:display-name="Excel_CondFormat_6_6_2" style:family="table-cell" style:parent-style-name="Default">
      <style:table-cell-properties fo:background-color="#ccffff"/>
    </style:style>
    <style:style style:name="Excel_5f_CondFormat_5f_6_5f_7_5f_1" style:display-name="Excel_CondFormat_6_7_1" style:family="table-cell" style:parent-style-name="Default">
      <style:table-cell-properties fo:background-color="#ccffff"/>
    </style:style>
    <style:style style:name="Excel_5f_CondFormat_5f_6_5f_7_5f_2" style:display-name="Excel_CondFormat_6_7_2" style:family="table-cell" style:parent-style-name="Default">
      <style:table-cell-properties fo:background-color="#ccffff"/>
    </style:style>
    <style:style style:name="Excel_5f_CondFormat_5f_6_5f_8_5f_1" style:display-name="Excel_CondFormat_6_8_1" style:family="table-cell" style:parent-style-name="Default">
      <style:table-cell-properties fo:background-color="#ccffff"/>
    </style:style>
    <style:style style:name="Excel_5f_CondFormat_5f_6_5f_8_5f_2" style:display-name="Excel_CondFormat_6_8_2" style:family="table-cell" style:parent-style-name="Default">
      <style:table-cell-properties fo:background-color="#ccffff"/>
    </style:style>
    <style:style style:name="Excel_5f_CondFormat_5f_6_5f_9_5f_1" style:display-name="Excel_CondFormat_6_9_1" style:family="table-cell" style:parent-style-name="Default">
      <style:table-cell-properties fo:background-color="#ccffff"/>
    </style:style>
    <style:style style:name="Excel_5f_CondFormat_5f_6_5f_9_5f_2" style:display-name="Excel_CondFormat_6_9_2" style:family="table-cell" style:parent-style-name="Default">
      <style:table-cell-properties fo:background-color="#ccffff"/>
    </style:style>
    <style:style style:name="Excel_5f_CondFormat_5f_7_5f_1_5f_1" style:display-name="Excel_CondFormat_7_1_1" style:family="table-cell" style:parent-style-name="Default">
      <style:table-cell-properties fo:background-color="#ccffff"/>
    </style:style>
    <style:style style:name="Excel_5f_CondFormat_5f_7_5f_1_5f_2" style:display-name="Excel_CondFormat_7_1_2" style:family="table-cell" style:parent-style-name="Default">
      <style:table-cell-properties fo:background-color="#ccffff"/>
    </style:style>
    <style:style style:name="Excel_5f_CondFormat_5f_7_5f_2_5f_1" style:display-name="Excel_CondFormat_7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7_5f_2_5f_2" style:display-name="Excel_CondFormat_7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7_5f_3_5f_1" style:display-name="Excel_CondFormat_7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7_5f_4_5f_1" style:display-name="Excel_CondFormat_7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7_5f_4_5f_2" style:display-name="Excel_CondFormat_7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7_5f_5_5f_1" style:display-name="Excel_CondFormat_7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7_5f_5_5f_2" style:display-name="Excel_CondFormat_7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7_5f_6_5f_1" style:display-name="Excel_CondFormat_7_6_1" style:family="table-cell" style:parent-style-name="Default">
      <style:table-cell-properties fo:background-color="#ccffff"/>
    </style:style>
    <style:style style:name="Excel_5f_CondFormat_5f_7_5f_6_5f_2" style:display-name="Excel_CondFormat_7_6_2" style:family="table-cell" style:parent-style-name="Default">
      <style:table-cell-properties fo:background-color="#ccffff"/>
    </style:style>
    <style:style style:name="Excel_5f_CondFormat_5f_7_5f_7_5f_1" style:display-name="Excel_CondFormat_7_7_1" style:family="table-cell" style:parent-style-name="Default">
      <style:table-cell-properties fo:background-color="#ccffff"/>
    </style:style>
    <style:style style:name="Excel_5f_CondFormat_5f_7_5f_7_5f_2" style:display-name="Excel_CondFormat_7_7_2" style:family="table-cell" style:parent-style-name="Default">
      <style:table-cell-properties fo:background-color="#ccffff"/>
    </style:style>
    <style:style style:name="Excel_5f_CondFormat_5f_7_5f_8_5f_1" style:display-name="Excel_CondFormat_7_8_1" style:family="table-cell" style:parent-style-name="Default">
      <style:table-cell-properties fo:background-color="#ccffff"/>
    </style:style>
    <style:style style:name="Excel_5f_CondFormat_5f_7_5f_8_5f_2" style:display-name="Excel_CondFormat_7_8_2" style:family="table-cell" style:parent-style-name="Default">
      <style:table-cell-properties fo:background-color="#ccffff"/>
    </style:style>
    <style:style style:name="Excel_5f_CondFormat_5f_8_5f_1_5f_1" style:display-name="Excel_CondFormat_8_1_1" style:family="table-cell" style:parent-style-name="Default">
      <style:table-cell-properties fo:background-color="#ccffff"/>
    </style:style>
    <style:style style:name="Excel_5f_CondFormat_5f_8_5f_1_5f_2" style:display-name="Excel_CondFormat_8_1_2" style:family="table-cell" style:parent-style-name="Default">
      <style:table-cell-properties fo:background-color="#ccffff"/>
    </style:style>
    <style:style style:name="Excel_5f_CondFormat_5f_8_5f_2_5f_1" style:display-name="Excel_CondFormat_8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8_5f_2_5f_2" style:display-name="Excel_CondFormat_8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8_5f_3_5f_1" style:display-name="Excel_CondFormat_8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8_5f_4_5f_1" style:display-name="Excel_CondFormat_8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8_5f_4_5f_2" style:display-name="Excel_CondFormat_8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8_5f_5_5f_1" style:display-name="Excel_CondFormat_8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8_5f_5_5f_2" style:display-name="Excel_CondFormat_8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8_5f_6_5f_1" style:display-name="Excel_CondFormat_8_6_1" style:family="table-cell" style:parent-style-name="Default">
      <style:table-cell-properties fo:background-color="#ccffff"/>
    </style:style>
    <style:style style:name="Excel_5f_CondFormat_5f_8_5f_6_5f_2" style:display-name="Excel_CondFormat_8_6_2" style:family="table-cell" style:parent-style-name="Default">
      <style:table-cell-properties fo:background-color="#ccffff"/>
    </style:style>
    <style:style style:name="Excel_5f_CondFormat_5f_8_5f_7_5f_1" style:display-name="Excel_CondFormat_8_7_1" style:family="table-cell" style:parent-style-name="Default">
      <style:table-cell-properties fo:background-color="#ccffff"/>
    </style:style>
    <style:style style:name="Excel_5f_CondFormat_5f_8_5f_7_5f_2" style:display-name="Excel_CondFormat_8_7_2" style:family="table-cell" style:parent-style-name="Default">
      <style:table-cell-properties fo:background-color="#ccffff"/>
    </style:style>
    <style:style style:name="Excel_5f_CondFormat_5f_9_5f_1_5f_1" style:display-name="Excel_CondFormat_9_1_1" style:family="table-cell" style:parent-style-name="Default">
      <style:table-cell-properties fo:background-color="#ccffff"/>
    </style:style>
    <style:style style:name="Excel_5f_CondFormat_5f_9_5f_1_5f_2" style:display-name="Excel_CondFormat_9_1_2" style:family="table-cell" style:parent-style-name="Default">
      <style:table-cell-properties fo:background-color="#ccffff"/>
    </style:style>
    <style:style style:name="Excel_5f_CondFormat_5f_9_5f_2_5f_1" style:display-name="Excel_CondFormat_9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9_5f_2_5f_2" style:display-name="Excel_CondFormat_9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9_5f_3_5f_1" style:display-name="Excel_CondFormat_9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9_5f_4_5f_1" style:display-name="Excel_CondFormat_9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9_5f_4_5f_2" style:display-name="Excel_CondFormat_9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9_5f_5_5f_1" style:display-name="Excel_CondFormat_9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9_5f_5_5f_2" style:display-name="Excel_CondFormat_9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9_5f_6_5f_1" style:display-name="Excel_CondFormat_9_6_1" style:family="table-cell" style:parent-style-name="Default">
      <style:table-cell-properties fo:background-color="#ccffff"/>
    </style:style>
    <style:style style:name="Excel_5f_CondFormat_5f_9_5f_6_5f_2" style:display-name="Excel_CondFormat_9_6_2" style:family="table-cell" style:parent-style-name="Default">
      <style:table-cell-properties fo:background-color="#ccffff"/>
    </style:style>
    <style:style style:name="Excel_5f_CondFormat_5f_9_5f_7_5f_1" style:display-name="Excel_CondFormat_9_7_1" style:family="table-cell" style:parent-style-name="Default">
      <style:table-cell-properties fo:background-color="#ccffff"/>
    </style:style>
    <style:style style:name="Excel_5f_CondFormat_5f_9_5f_7_5f_2" style:display-name="Excel_CondFormat_9_7_2" style:family="table-cell" style:parent-style-name="Default">
      <style:table-cell-properties fo:background-color="#ccffff"/>
    </style:style>
    <style:style style:name="Excel_5f_CondFormat_5f_9_5f_8_5f_1" style:display-name="Excel_CondFormat_9_8_1" style:family="table-cell" style:parent-style-name="Default">
      <style:table-cell-properties fo:background-color="#ccffff"/>
    </style:style>
    <style:style style:name="Excel_5f_CondFormat_5f_9_5f_8_5f_2" style:display-name="Excel_CondFormat_9_8_2" style:family="table-cell" style:parent-style-name="Default">
      <style:table-cell-properties fo:background-color="#ccffff"/>
    </style:style>
    <style:style style:name="Excel_5f_CondFormat_5f_9_5f_9_5f_1" style:display-name="Excel_CondFormat_9_9_1" style:family="table-cell" style:parent-style-name="Default">
      <style:table-cell-properties fo:background-color="#ccffff"/>
    </style:style>
    <style:style style:name="Excel_5f_CondFormat_5f_9_5f_9_5f_2" style:display-name="Excel_CondFormat_9_9_2" style:family="table-cell" style:parent-style-name="Default">
      <style:table-cell-properties fo:background-color="#ccffff"/>
    </style:style>
    <style:style style:name="Excel_5f_CondFormat_5f_10_5f_1_5f_1" style:display-name="Excel_CondFormat_10_1_1" style:family="table-cell" style:parent-style-name="Default">
      <style:table-cell-properties fo:background-color="#ccffff"/>
    </style:style>
    <style:style style:name="Excel_5f_CondFormat_5f_10_5f_1_5f_2" style:display-name="Excel_CondFormat_10_1_2" style:family="table-cell" style:parent-style-name="Default">
      <style:table-cell-properties fo:background-color="#ccffff"/>
    </style:style>
    <style:style style:name="Excel_5f_CondFormat_5f_10_5f_2_5f_1" style:display-name="Excel_CondFormat_10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0_5f_2_5f_2" style:display-name="Excel_CondFormat_10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0_5f_3_5f_1" style:display-name="Excel_CondFormat_10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0_5f_4_5f_1" style:display-name="Excel_CondFormat_10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0_5f_4_5f_2" style:display-name="Excel_CondFormat_10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0_5f_5_5f_1" style:display-name="Excel_CondFormat_10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0_5f_5_5f_2" style:display-name="Excel_CondFormat_10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10_5f_6_5f_1" style:display-name="Excel_CondFormat_10_6_1" style:family="table-cell" style:parent-style-name="Default">
      <style:table-cell-properties fo:background-color="#ccffff"/>
    </style:style>
    <style:style style:name="Excel_5f_CondFormat_5f_10_5f_6_5f_2" style:display-name="Excel_CondFormat_10_6_2" style:family="table-cell" style:parent-style-name="Default">
      <style:table-cell-properties fo:background-color="#ccffff"/>
    </style:style>
    <style:style style:name="Excel_5f_CondFormat_5f_10_5f_7_5f_1" style:display-name="Excel_CondFormat_10_7_1" style:family="table-cell" style:parent-style-name="Default">
      <style:table-cell-properties fo:background-color="#ccffff"/>
    </style:style>
    <style:style style:name="Excel_5f_CondFormat_5f_10_5f_7_5f_2" style:display-name="Excel_CondFormat_10_7_2" style:family="table-cell" style:parent-style-name="Default">
      <style:table-cell-properties fo:background-color="#ccffff"/>
    </style:style>
    <style:style style:name="Excel_5f_CondFormat_5f_11_5f_1_5f_1" style:display-name="Excel_CondFormat_11_1_1" style:family="table-cell" style:parent-style-name="Default">
      <style:table-cell-properties fo:background-color="#ccffff"/>
    </style:style>
    <style:style style:name="Excel_5f_CondFormat_5f_11_5f_1_5f_2" style:display-name="Excel_CondFormat_11_1_2" style:family="table-cell" style:parent-style-name="Default">
      <style:table-cell-properties fo:background-color="#ccffff"/>
    </style:style>
    <style:style style:name="Excel_5f_CondFormat_5f_11_5f_2_5f_1" style:display-name="Excel_CondFormat_11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1_5f_2_5f_2" style:display-name="Excel_CondFormat_11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1_5f_3_5f_1" style:display-name="Excel_CondFormat_11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1_5f_4_5f_1" style:display-name="Excel_CondFormat_11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1_5f_4_5f_2" style:display-name="Excel_CondFormat_11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1_5f_5_5f_1" style:display-name="Excel_CondFormat_11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1_5f_5_5f_2" style:display-name="Excel_CondFormat_11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11_5f_6_5f_1" style:display-name="Excel_CondFormat_11_6_1" style:family="table-cell" style:parent-style-name="Default">
      <style:table-cell-properties fo:background-color="#ccffff"/>
    </style:style>
    <style:style style:name="Excel_5f_CondFormat_5f_11_5f_6_5f_2" style:display-name="Excel_CondFormat_11_6_2" style:family="table-cell" style:parent-style-name="Default">
      <style:table-cell-properties fo:background-color="#ccffff"/>
    </style:style>
    <style:style style:name="Excel_5f_CondFormat_5f_11_5f_7_5f_1" style:display-name="Excel_CondFormat_11_7_1" style:family="table-cell" style:parent-style-name="Default">
      <style:table-cell-properties fo:background-color="#ccffff"/>
    </style:style>
    <style:style style:name="Excel_5f_CondFormat_5f_11_5f_7_5f_2" style:display-name="Excel_CondFormat_11_7_2" style:family="table-cell" style:parent-style-name="Default">
      <style:table-cell-properties fo:background-color="#ccffff"/>
    </style:style>
    <style:style style:name="Excel_5f_CondFormat_5f_11_5f_8_5f_1" style:display-name="Excel_CondFormat_11_8_1" style:family="table-cell" style:parent-style-name="Default">
      <style:table-cell-properties fo:background-color="#ccffff"/>
    </style:style>
    <style:style style:name="Excel_5f_CondFormat_5f_11_5f_8_5f_2" style:display-name="Excel_CondFormat_11_8_2" style:family="table-cell" style:parent-style-name="Default">
      <style:table-cell-properties fo:background-color="#ccffff"/>
    </style:style>
    <style:style style:name="Excel_5f_CondFormat_5f_11_5f_9_5f_1" style:display-name="Excel_CondFormat_11_9_1" style:family="table-cell" style:parent-style-name="Default">
      <style:table-cell-properties fo:background-color="#ccffff"/>
    </style:style>
    <style:style style:name="Excel_5f_CondFormat_5f_11_5f_9_5f_2" style:display-name="Excel_CondFormat_11_9_2" style:family="table-cell" style:parent-style-name="Default">
      <style:table-cell-properties fo:background-color="#ccffff"/>
    </style:style>
    <style:style style:name="Excel_5f_CondFormat_5f_11_5f_10_5f_1" style:display-name="Excel_CondFormat_11_10_1" style:family="table-cell" style:parent-style-name="Default">
      <style:table-cell-properties fo:background-color="#ccffff"/>
    </style:style>
    <style:style style:name="Excel_5f_CondFormat_5f_11_5f_10_5f_2" style:display-name="Excel_CondFormat_11_10_2" style:family="table-cell" style:parent-style-name="Default">
      <style:table-cell-properties fo:background-color="#ccffff"/>
    </style:style>
    <style:style style:name="Excel_5f_CondFormat_5f_12_5f_1_5f_1" style:display-name="Excel_CondFormat_12_1_1" style:family="table-cell" style:parent-style-name="Default">
      <style:table-cell-properties fo:background-color="#ccffff"/>
    </style:style>
    <style:style style:name="Excel_5f_CondFormat_5f_12_5f_1_5f_2" style:display-name="Excel_CondFormat_12_1_2" style:family="table-cell" style:parent-style-name="Default">
      <style:table-cell-properties fo:background-color="#ccffff"/>
    </style:style>
    <style:style style:name="Excel_5f_CondFormat_5f_12_5f_2_5f_1" style:display-name="Excel_CondFormat_12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2_5f_2_5f_2" style:display-name="Excel_CondFormat_12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2_5f_3_5f_1" style:display-name="Excel_CondFormat_12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2_5f_4_5f_1" style:display-name="Excel_CondFormat_12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2_5f_4_5f_2" style:display-name="Excel_CondFormat_12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2_5f_5_5f_1" style:display-name="Excel_CondFormat_12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2_5f_5_5f_2" style:display-name="Excel_CondFormat_12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12_5f_6_5f_1" style:display-name="Excel_CondFormat_12_6_1" style:family="table-cell" style:parent-style-name="Default">
      <style:table-cell-properties fo:background-color="#ccffff"/>
    </style:style>
    <style:style style:name="Excel_5f_CondFormat_5f_12_5f_6_5f_2" style:display-name="Excel_CondFormat_12_6_2" style:family="table-cell" style:parent-style-name="Default">
      <style:table-cell-properties fo:background-color="#ccffff"/>
    </style:style>
    <style:style style:name="Excel_5f_CondFormat_5f_12_5f_7_5f_1" style:display-name="Excel_CondFormat_12_7_1" style:family="table-cell" style:parent-style-name="Default">
      <style:table-cell-properties fo:background-color="#ccffff"/>
    </style:style>
    <style:style style:name="Excel_5f_CondFormat_5f_12_5f_7_5f_2" style:display-name="Excel_CondFormat_12_7_2" style:family="table-cell" style:parent-style-name="Default">
      <style:table-cell-properties fo:background-color="#ccffff"/>
    </style:style>
    <style:style style:name="Excel_5f_CondFormat_5f_12_5f_8_5f_1" style:display-name="Excel_CondFormat_12_8_1" style:family="table-cell" style:parent-style-name="Default">
      <style:table-cell-properties fo:background-color="#ccffff"/>
    </style:style>
    <style:style style:name="Excel_5f_CondFormat_5f_12_5f_8_5f_2" style:display-name="Excel_CondFormat_12_8_2" style:family="table-cell" style:parent-style-name="Default">
      <style:table-cell-properties fo:background-color="#ccffff"/>
    </style:style>
    <style:style style:name="Excel_5f_CondFormat_5f_13_5f_1_5f_1" style:display-name="Excel_CondFormat_13_1_1" style:family="table-cell" style:parent-style-name="Default">
      <style:table-cell-properties fo:background-color="#ccffff"/>
    </style:style>
    <style:style style:name="Excel_5f_CondFormat_5f_13_5f_1_5f_2" style:display-name="Excel_CondFormat_13_1_2" style:family="table-cell" style:parent-style-name="Default">
      <style:table-cell-properties fo:background-color="#ccffff"/>
    </style:style>
    <style:style style:name="Excel_5f_CondFormat_5f_13_5f_2_5f_1" style:display-name="Excel_CondFormat_13_2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3_5f_2_5f_2" style:display-name="Excel_CondFormat_13_2_2" style:family="table-cell" style:parent-style-name="Default">
      <style:table-cell-properties fo:background-color="#ffcc99" fo:border="none"/>
      <style:text-properties fo:color="#000000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3_5f_3_5f_1" style:display-name="Excel_CondFormat_13_3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3_5f_4_5f_1" style:display-name="Excel_CondFormat_13_4_1" style:family="table-cell" style:parent-style-name="Default">
      <style:table-cell-properties fo:background-color="#00ffff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Excel_5f_CondFormat_5f_13_5f_4_5f_2" style:display-name="Excel_CondFormat_13_4_2" style:family="table-cell" style:parent-style-name="Default">
      <style:table-cell-properties fo:background-color="#000000"/>
      <style:text-properties fo:color="#ffff00" style:text-line-through-style="non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Excel_5f_CondFormat_5f_13_5f_5_5f_1" style:display-name="Excel_CondFormat_13_5_1" style:family="table-cell" style:parent-style-name="Default">
      <style:table-cell-properties fo:background-color="#ff6633"/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Excel_5f_CondFormat_5f_13_5f_5_5f_2" style:display-name="Excel_CondFormat_13_5_2" style:family="table-cell" style:parent-style-name="Default">
      <style:table-cell-properties fo:background-color="#000000"/>
      <style:text-properties fo:color="#ffff00" fo:font-style="normal" fo:font-weight="bold" style:font-style-asian="normal" style:font-weight-asian="bold" style:font-style-complex="normal" style:font-weight-complex="bold"/>
    </style:style>
    <style:style style:name="Excel_5f_CondFormat_5f_13_5f_6_5f_1" style:display-name="Excel_CondFormat_13_6_1" style:family="table-cell" style:parent-style-name="Default">
      <style:table-cell-properties fo:background-color="#ccffff"/>
    </style:style>
    <style:style style:name="Excel_5f_CondFormat_5f_13_5f_6_5f_2" style:display-name="Excel_CondFormat_13_6_2" style:family="table-cell" style:parent-style-name="Default">
      <style:table-cell-properties fo:background-color="#ccffff"/>
    </style:style>
    <style:style style:name="Excel_5f_CondFormat_5f_13_5f_7_5f_1" style:display-name="Excel_CondFormat_13_7_1" style:family="table-cell" style:parent-style-name="Default">
      <style:table-cell-properties fo:background-color="#ccffff"/>
    </style:style>
    <style:style style:name="Excel_5f_CondFormat_5f_13_5f_7_5f_2" style:display-name="Excel_CondFormat_13_7_2" style:family="table-cell" style:parent-style-name="Default">
      <style:table-cell-properties fo:background-color="#ccffff"/>
    </style:style>
    <style:style style:name="Excel_5f_CondFormat_5f_13_5f_8_5f_1" style:display-name="Excel_CondFormat_13_8_1" style:family="table-cell" style:parent-style-name="Default">
      <style:table-cell-properties fo:background-color="#ccffff"/>
    </style:style>
    <style:style style:name="Excel_5f_CondFormat_5f_13_5f_8_5f_2" style:display-name="Excel_CondFormat_13_8_2" style:family="table-cell" style:parent-style-name="Default">
      <style:table-cell-properties fo:background-color="#ccffff"/>
    </style:style>
    <style:style style:name="Excel_5f_CondFormat_5f_13_5f_9_5f_1" style:display-name="Excel_CondFormat_13_9_1" style:family="table-cell" style:parent-style-name="Default">
      <style:table-cell-properties fo:background-color="#ccffff"/>
    </style:style>
    <style:style style:name="Excel_5f_CondFormat_5f_13_5f_9_5f_2" style:display-name="Excel_CondFormat_13_9_2" style:family="table-cell" style:parent-style-name="Default">
      <style:table-cell-properties fo:background-color="#ccffff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.251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.251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3">23.12.2013</text:date>, <text:time>20:35:41</text:time></text:p>
        </style:region-right>
      </style:header>
      <style:header-left style:display="false"/>
      <style:footer>
        <text:p>Stran <text:page-number>1</text:page-number> / <text:page-count>99</text:page-count></text:p>
      </style:footer>
      <style:footer-left style:display="false"/>
    </style:master-page>
    <style:master-page style:name="PageStyle_5f_Vzorci_20_vnosov" style:display-name="PageStyle_Vzorci vnosov" style:page-layout-name="Mpm3">
      <style:header>
        <style:region-left>
          <text:p><text:span text:style-name="MT2">zadnja sprememba</text:span></text:p>
        </style:region-left>
        <style:region-center>
          <text:p><text:span text:style-name="MT1"><text:date style:data-style-name="N2" text:date-value="2013-12-23">23.12.2013</text:date></text:span><text:span text:style-name="MT1"> <text:s text:c="2"/></text:span><text:span text:style-name="MT1"><text:time>20:35:41</text:time></text:span></text:p>
        </style:region-center>
      </style:header>
      <style:header-left style:display="false">
        <style:region-left>
          <text:p><text:span text:style-name="MT2">zadnja sprememba</text:span></text:p>
        </style:region-left>
        <style:region-center>
          <text:p><text:span text:style-name="MT1"><text:date style:data-style-name="N2" text:date-value="2013-12-23">23.12.2013</text:date></text:span><text:span text:style-name="MT1"> <text:s text:c="2"/></text:span><text:span text:style-name="MT1"><text:time>20:35:41</text:time></text:span></text:p>
        </style:region-center>
      </style:header-left>
      <style:footer style:display="false"/>
      <style:footer-left style:display="false"/>
    </style:master-page>
    <style:master-page style:name="PageStyle_5f_januar" style:display-name="PageStyle_januar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3-12-23">23.12.2013</text:date></text:span><text:span text:style-name="MT1"> <text:s text:c="2"/></text:span><text:span text:style-name="MT1"><text:time>20:35:41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3-12-23">23.12.2013</text:date></text:span><text:span text:style-name="MT1"> <text:s text:c="2"/></text:span><text:span text:style-name="MT1"><text:time>20:35:41</text:time></text:span></text:p>
        </style:region-center>
      </style:header-left>
      <style:footer style:display="false"/>
      <style:footer-left style:display="false"/>
    </style:master-page>
    <style:master-page style:name="PageStyle_5f_februar" style:display-name="PageStyle_februar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3-12-23">23.12.2013</text:date></text:span><text:span text:style-name="MT1"> <text:s text:c="2"/></text:span><text:span text:style-name="MT1"><text:time>20:35:41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3-12-23">23.12.2013</text:date></text:span><text:span text:style-name="MT1"> <text:s text:c="2"/></text:span><text:span text:style-name="MT1"><text:time>20:35:41</text:time></text:span></text:p>
        </style:region-center>
      </style:header-left>
      <style:footer style:display="false"/>
      <style:footer-left style:display="false"/>
    </style:master-page>
    <style:master-page style:name="PageStyle_5f_marec" style:display-name="PageStyle_marec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3-12-23">23.12.2013</text:date></text:span><text:span text:style-name="MT1"> <text:s text:c="2"/></text:span><text:span text:style-name="MT1"><text:time>20:35:41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3-12-23">23.12.2013</text:date></text:span><text:span text:style-name="MT1"> <text:s text:c="2"/></text:span><text:span text:style-name="MT1"><text:time>20:35:41</text:time></text:span></text:p>
        </style:region-center>
      </style:header-left>
      <style:footer style:display="false"/>
      <style:footer-left style:display="false"/>
    </style:master-page>
    <style:master-page style:name="PageStyle_5f_april" style:display-name="PageStyle_april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3-12-23">23.12.2013</text:date></text:span><text:span text:style-name="MT1"> <text:s text:c="2"/></text:span><text:span text:style-name="MT1"><text:time>20:35:41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3-12-23">23.12.2013</text:date></text:span><text:span text:style-name="MT1"> <text:s text:c="2"/></text:span><text:span text:style-name="MT1"><text:time>20:35:41</text:time></text:span></text:p>
        </style:region-center>
      </style:header-left>
      <style:footer style:display="false"/>
      <style:footer-left style:display="false"/>
    </style:master-page>
    <style:master-page style:name="PageStyle_5f_maj" style:display-name="PageStyle_maj" style:page-layout-name="Mpm4">
      <style:header>
        <style:region-left>
          <text:p><text:span text:style-name="MT2">Zadnja sprememba:</text:span></text:p>
        </style:region-left>
        <style:region-center>
          <text:p><text:span text:style-name="MT1"><text:date style:data-style-name="N2" text:date-value="2013-12-23">23.12.2013</text:date></text:span><text:span text:style-name="MT1"> <text:s text:c="2"/></text:span><text:span text:style-name="MT1"><text:time>20:35:41</text:time></text:span></text:p>
        </style:region-center>
      </style:header>
      <style:header-left style:display="false">
        <style:region-left>
          <text:p><text:span text:style-name="MT2">Zadnja sprememba:</text:span></text:p>
        </style:region-left>
        <style:region-center>
          <text:p><text:span text:style-name="MT1"><text:date style:data-style-name="N2" text:date-value="2013-12-23">23.12.2013</text:date></text:span><text:span text:style-name="MT1"> <text:s text:c="2"/></text:span><text:span text:style-name="MT1"><text:time>20:35:41</text:time></text:span></text:p>
        </style:region-center>
      </style:header-left>
      <style:footer style:display="false"/>
      <style:footer-left style:display="false"/>
    </style:master-page>
    <style:master-page style:name="PageStyle_5f_junij" style:display-name="PageStyle_junij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3-12-23">23.12.2013</text:date></text:span><text:span text:style-name="MT1"> <text:s text:c="2"/></text:span><text:span text:style-name="MT1"><text:time>20:35:41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3-12-23">23.12.2013</text:date></text:span><text:span text:style-name="MT1"> <text:s text:c="2"/></text:span><text:span text:style-name="MT1"><text:time>20:35:41</text:time></text:span></text:p>
        </style:region-center>
      </style:header-left>
      <style:footer style:display="false"/>
      <style:footer-left style:display="false"/>
    </style:master-page>
    <style:master-page style:name="PageStyle_5f_julij" style:display-name="PageStyle_julij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3-12-23">23.12.2013</text:date></text:span><text:span text:style-name="MT1"> <text:s text:c="2"/></text:span><text:span text:style-name="MT1"><text:time>20:35:41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3-12-23">23.12.2013</text:date></text:span><text:span text:style-name="MT1"> <text:s text:c="2"/></text:span><text:span text:style-name="MT1"><text:time>20:35:41</text:time></text:span></text:p>
        </style:region-center>
      </style:header-left>
      <style:footer style:display="false"/>
      <style:footer-left style:display="false"/>
    </style:master-page>
    <style:master-page style:name="PageStyle_5f_avgust" style:display-name="PageStyle_avgust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3-12-23">23.12.2013</text:date></text:span><text:span text:style-name="MT1"> <text:s text:c="2"/></text:span><text:span text:style-name="MT1"><text:time>20:35:41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3-12-23">23.12.2013</text:date></text:span><text:span text:style-name="MT1"> <text:s text:c="2"/></text:span><text:span text:style-name="MT1"><text:time>20:35:41</text:time></text:span></text:p>
        </style:region-center>
      </style:header-left>
      <style:footer style:display="false"/>
      <style:footer-left style:display="false"/>
    </style:master-page>
    <style:master-page style:name="PageStyle_5f_september" style:display-name="PageStyle_september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3-12-23">23.12.2013</text:date></text:span><text:span text:style-name="MT1"> <text:s text:c="2"/></text:span><text:span text:style-name="MT1"><text:time>20:35:41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3-12-23">23.12.2013</text:date></text:span><text:span text:style-name="MT1"> <text:s text:c="2"/></text:span><text:span text:style-name="MT1"><text:time>20:35:41</text:time></text:span></text:p>
        </style:region-center>
      </style:header-left>
      <style:footer style:display="false"/>
      <style:footer-left style:display="false"/>
    </style:master-page>
    <style:master-page style:name="PageStyle_5f_oktober" style:display-name="PageStyle_oktober" style:page-layout-name="Mpm4">
      <style:header>
        <style:region-left>
          <text:p><text:span text:style-name="MT2">Zadnja sprememba: </text:span></text:p>
        </style:region-left>
        <style:region-center>
          <text:p><text:span text:style-name="MT1"><text:date style:data-style-name="N2" text:date-value="2013-12-23">23.12.2013</text:date></text:span><text:span text:style-name="MT1"> <text:s text:c="2"/></text:span><text:span text:style-name="MT1"><text:time>20:35:41</text:time></text:span></text:p>
        </style:region-center>
      </style:header>
      <style:header-left style:display="false">
        <style:region-left>
          <text:p><text:span text:style-name="MT2">Zadnja sprememba: </text:span></text:p>
        </style:region-left>
        <style:region-center>
          <text:p><text:span text:style-name="MT1"><text:date style:data-style-name="N2" text:date-value="2013-12-23">23.12.2013</text:date></text:span><text:span text:style-name="MT1"> <text:s text:c="2"/></text:span><text:span text:style-name="MT1"><text:time>20:35:41</text:time></text:span></text:p>
        </style:region-center>
      </style:header-left>
      <style:footer style:display="false"/>
      <style:footer-left style:display="false"/>
    </style:master-page>
    <style:master-page style:name="PageStyle_5f_november" style:display-name="PageStyle_november" style:page-layout-name="Mpm4">
      <style:header>
        <style:region-left>
          <text:p><text:span text:style-name="MT2">Zadnja sprememba: </text:span></text:p>
        </style:region-left>
        <style:region-center>
          <text:p><text:span text:style-name="MT1"><text:date style:data-style-name="N2" text:date-value="2013-12-23">23.12.2013</text:date></text:span><text:span text:style-name="MT1"> <text:s text:c="2"/></text:span><text:span text:style-name="MT1"><text:time>20:35:41</text:time></text:span></text:p>
        </style:region-center>
      </style:header>
      <style:header-left style:display="false">
        <style:region-left>
          <text:p><text:span text:style-name="MT2">Zadnja sprememba: </text:span></text:p>
        </style:region-left>
        <style:region-center>
          <text:p><text:span text:style-name="MT1"><text:date style:data-style-name="N2" text:date-value="2013-12-23">23.12.2013</text:date></text:span><text:span text:style-name="MT1"> <text:s text:c="2"/></text:span><text:span text:style-name="MT1"><text:time>20:35:41</text:time></text:span></text:p>
        </style:region-center>
      </style:header-left>
      <style:footer style:display="false"/>
      <style:footer-left style:display="false"/>
    </style:master-page>
    <style:master-page style:name="PageStyle_5f_december" style:display-name="PageStyle_december" style:page-layout-name="Mpm4">
      <style:header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3-12-23">23.12.2013</text:date></text:span><text:span text:style-name="MT1"> <text:s text:c="2"/></text:span><text:span text:style-name="MT1"><text:time>20:35:41</text:time></text:span></text:p>
        </style:region-center>
      </style:header>
      <style:header-left style:display="false">
        <style:region-left>
          <text:p><text:span text:style-name="MT2">Zadnja sprememba: <text:s/></text:span></text:p>
        </style:region-left>
        <style:region-center>
          <text:p><text:span text:style-name="MT1"><text:date style:data-style-name="N2" text:date-value="2013-12-23">23.12.2013</text:date></text:span><text:span text:style-name="MT1"> <text:s text:c="2"/></text:span><text:span text:style-name="MT1"><text:time>20:35:41</text:time></text:span></text:p>
        </style:region-center>
      </style:header-left>
      <style:footer style:display="false"/>
      <style:footer-left style:display="false"/>
    </style:master-page>
    <style:master-page style:name="PageStyle_5f_statistika" style:display-name="PageStyle_statistika" style:page-layout-name="Mpm5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Stran </text:span><text:span text:style-name="MT2"><text:page-number>1</text:page-number></text:span></text:p>
      </style:footer>
      <style:footer-left style:display="false">
        <text:p><text:span text:style-name="MT2">Stran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creator>Maja Šoštarič</dc:creator>
    <dc:date>2013-12-21T17:27:12</dc:date>
    <meta:editing-cycles>2997</meta:editing-cycles>
    <meta:editing-duration>PT24H41M47S</meta:editing-duration>
    <meta:document-statistic meta:table-count="14" meta:cell-count="11291" meta:object-count="0"/>
    <meta:generator>OpenOffice.org/3.2$Win32 OpenOffice.org_project/320m12$Build-9483</meta:generator>
  </office:meta>
</office:document-meta>
</file>